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2.104cm"/>
    </style:style>
    <style:style style:name="co16" style:family="table-column">
      <style:table-column-properties fo:break-before="auto" style:column-width="1.914cm"/>
    </style:style>
    <style:style style:name="co17" style:family="table-column">
      <style:table-column-properties fo:break-before="auto" style:column-width="1.588cm"/>
    </style:style>
    <style:style style:name="co18" style:family="table-column">
      <style:table-column-properties fo:break-before="auto" style:column-width="3.221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3.1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7n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H4_9</text:p>
          </table:table-cell>
          <table:table-cell office:value-type="string" calcext:value-type="string">
            <text:p>NH4_10</text:p>
          </table:table-cell>
          <table:table-cell office:value-type="string" calcext:value-type="string">
            <text:p>NH4_11</text:p>
          </table:table-cell>
          <table:table-cell office:value-type="string" calcext:value-type="string">
            <text:p>NH4_12</text:p>
          </table:table-cell>
          <table:table-cell office:value-type="string" calcext:value-type="string">
            <text:p>NH4_13</text:p>
          </table:table-cell>
          <table:table-cell office:value-type="string" calcext:value-type="string">
            <text:p>NH4_14</text:p>
          </table:table-cell>
          <table:table-cell office:value-type="string" calcext:value-type="string">
            <text:p>NH4_15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O3_9</text:p>
          </table:table-cell>
          <table:table-cell office:value-type="string" calcext:value-type="string">
            <text:p>NO3_10</text:p>
          </table:table-cell>
          <table:table-cell office:value-type="string" calcext:value-type="string">
            <text:p>NO3_11</text:p>
          </table:table-cell>
          <table:table-cell office:value-type="string" calcext:value-type="string">
            <text:p>NO3_12</text:p>
          </table:table-cell>
          <table:table-cell office:value-type="string" calcext:value-type="string">
            <text:p>NO3_13</text:p>
          </table:table-cell>
          <table:table-cell office:value-type="string" calcext:value-type="string">
            <text:p>NO3_14</text:p>
          </table:table-cell>
          <table:table-cell office:value-type="string" calcext:value-type="string">
            <text:p>NO3_15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ECO_HVST_N</text:p>
          </table:table-cell>
          <table:table-cell office:value-type="string" calcext:value-type="string">
            <text:p>NET_N_MIN</text:p>
          </table:table-cell>
          <table:table-cell office:value-type="string" calcext:value-type="string">
            <text:p>FIRE_NOX_EMIT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7" calcext:value-type="float">
            <text:p>1012007</text:p>
          </table:table-cell>
          <table:table-cell office:value-type="float" office:value="35.87931" calcext:value-type="float">
            <text:p>35.87931</text:p>
          </table:table-cell>
          <table:table-cell office:value-type="float" office:value="1100.711" calcext:value-type="float">
            <text:p>1100.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31909" calcext:value-type="float">
            <text:p>0.5131909</text:p>
          </table:table-cell>
          <table:table-cell office:value-type="float" office:value="3.537517" calcext:value-type="float">
            <text:p>3.537517</text:p>
          </table:table-cell>
          <table:table-cell office:value-type="float" office:value="0" calcext:value-type="float">
            <text:p>0</text:p>
          </table:table-cell>
          <table:table-cell office:value-type="float" office:value="0.00000003378515" calcext:value-type="float">
            <text:p>3.378515E-08</text:p>
          </table:table-cell>
          <table:table-cell office:value-type="float" office:value="0" calcext:value-type="float">
            <text:p>0</text:p>
          </table:table-cell>
          <table:table-cell office:value-type="float" office:value="-0.0001668037" calcext:value-type="float">
            <text:p>-0.0001668037</text:p>
          </table:table-cell>
          <table:table-cell office:value-type="float" office:value="-0.0000490804" calcext:value-type="float">
            <text:p>-4.90804E-05</text:p>
          </table:table-cell>
          <table:table-cell office:value-type="float" office:value="0.000003847159" calcext:value-type="float">
            <text:p>3.847159E-06</text:p>
          </table:table-cell>
          <table:table-cell office:value-type="float" office:value="0.000004419413" calcext:value-type="float">
            <text:p>4.419413E-06</text:p>
          </table:table-cell>
          <table:table-cell office:value-type="float" office:value="26.39045" calcext:value-type="float">
            <text:p>26.39045</text:p>
          </table:table-cell>
          <table:table-cell office:value-type="float" office:value="0.9120361" calcext:value-type="float">
            <text:p>0.9120361</text:p>
          </table:table-cell>
          <table:table-cell office:value-type="float" office:value="0.2218716" calcext:value-type="float">
            <text:p>0.2218716</text:p>
          </table:table-cell>
          <table:table-cell office:value-type="float" office:value="0.1426392" calcext:value-type="float">
            <text:p>0.1426392</text:p>
          </table:table-cell>
          <table:table-cell office:value-type="float" office:value="0.0985681" calcext:value-type="float">
            <text:p>0.0985681</text:p>
          </table:table-cell>
          <table:table-cell office:value-type="float" office:value="0.0804245" calcext:value-type="float">
            <text:p>0.0804245</text:p>
          </table:table-cell>
          <table:table-cell office:value-type="float" office:value="0.03310888" calcext:value-type="float">
            <text:p>0.03310888</text:p>
          </table:table-cell>
          <table:table-cell office:value-type="float" office:value="0.02492634" calcext:value-type="float">
            <text:p>0.02492634</text:p>
          </table:table-cell>
          <table:table-cell office:value-type="float" office:value="0.03380546" calcext:value-type="float">
            <text:p>0.03380546</text:p>
          </table:table-cell>
          <table:table-cell office:value-type="float" office:value="0.02443224" calcext:value-type="float">
            <text:p>0.02443224</text:p>
          </table:table-cell>
          <table:table-cell office:value-type="float" office:value="0.02306392" calcext:value-type="float">
            <text:p>0.02306392</text:p>
          </table:table-cell>
          <table:table-cell office:value-type="float" office:value="0.02793608" calcext:value-type="float">
            <text:p>0.02793608</text:p>
          </table:table-cell>
          <table:table-cell office:value-type="float" office:value="0.04105352" calcext:value-type="float">
            <text:p>0.04105352</text:p>
          </table:table-cell>
          <table:table-cell office:value-type="float" office:value="0.004674661" calcext:value-type="float">
            <text:p>0.004674661</text:p>
          </table:table-cell>
          <table:table-cell office:value-type="float" office:value="0.003780031" calcext:value-type="float">
            <text:p>0.003780031</text:p>
          </table:table-cell>
          <table:table-cell office:value-type="float" office:value="0" calcext:value-type="float">
            <text:p>0</text:p>
          </table:table-cell>
          <table:table-cell office:value-type="float" office:value="14.16318" calcext:value-type="float">
            <text:p>14.16318</text:p>
          </table:table-cell>
          <table:table-cell office:value-type="float" office:value="11.82094" calcext:value-type="float">
            <text:p>11.82094</text:p>
          </table:table-cell>
          <table:table-cell office:value-type="float" office:value="11.60023" calcext:value-type="float">
            <text:p>11.60023</text:p>
          </table:table-cell>
          <table:table-cell office:value-type="float" office:value="11.71926" calcext:value-type="float">
            <text:p>11.71926</text:p>
          </table:table-cell>
          <table:table-cell office:value-type="float" office:value="9.36063" calcext:value-type="float">
            <text:p>9.36063</text:p>
          </table:table-cell>
          <table:table-cell office:value-type="float" office:value="1.733229" calcext:value-type="float">
            <text:p>1.733229</text:p>
          </table:table-cell>
          <table:table-cell office:value-type="float" office:value="0.6020952" calcext:value-type="float">
            <text:p>0.6020952</text:p>
          </table:table-cell>
          <table:table-cell office:value-type="float" office:value="0.4561784" calcext:value-type="float">
            <text:p>0.4561784</text:p>
          </table:table-cell>
          <table:table-cell office:value-type="float" office:value="0.3319935" calcext:value-type="float">
            <text:p>0.3319935</text:p>
          </table:table-cell>
          <table:table-cell office:value-type="float" office:value="0.2496166" calcext:value-type="float">
            <text:p>0.2496166</text:p>
          </table:table-cell>
          <table:table-cell office:value-type="float" office:value="0.1526646" calcext:value-type="float">
            <text:p>0.1526646</text:p>
          </table:table-cell>
          <table:table-cell office:value-type="float" office:value="0.2527365" calcext:value-type="float">
            <text:p>0.2527365</text:p>
          </table:table-cell>
          <table:table-cell office:value-type="float" office:value="0.3110427" calcext:value-type="float">
            <text:p>0.3110427</text:p>
          </table:table-cell>
          <table:table-cell office:value-type="float" office:value="0.3467973" calcext:value-type="float">
            <text:p>0.3467973</text:p>
          </table:table-cell>
          <table:table-cell office:value-type="float" office:value="0" calcext:value-type="float">
            <text:p>0</text:p>
          </table:table-cell>
          <table:table-cell office:value-type="float" office:value="2254.23" calcext:value-type="float">
            <text:p>2254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31499" calcext:value-type="float">
            <text:p>0.00631499</text:p>
          </table:table-cell>
          <table:table-cell office:value-type="float" office:value="0" calcext:value-type="float">
            <text:p>0</text:p>
          </table:table-cell>
          <table:table-cell office:value-type="float" office:value="-0.000008349912" calcext:value-type="float">
            <text:p>-8.349912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7" calcext:value-type="float">
            <text:p>2012007</text:p>
          </table:table-cell>
          <table:table-cell office:value-type="float" office:value="35.864" calcext:value-type="float">
            <text:p>35.864</text:p>
          </table:table-cell>
          <table:table-cell office:value-type="float" office:value="1100.717" calcext:value-type="float">
            <text:p>1100.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11362" calcext:value-type="float">
            <text:p>0.5111362</text:p>
          </table:table-cell>
          <table:table-cell office:value-type="float" office:value="3.548073" calcext:value-type="float">
            <text:p>3.548073</text:p>
          </table:table-cell>
          <table:table-cell office:value-type="float" office:value="0" calcext:value-type="float">
            <text:p>0</text:p>
          </table:table-cell>
          <table:table-cell office:value-type="float" office:value="0.00000003536411" calcext:value-type="float">
            <text:p>3.5364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1812397" calcext:value-type="float">
            <text:p>-0.0001812397</text:p>
          </table:table-cell>
          <table:table-cell office:value-type="float" office:value="-0.00008487653" calcext:value-type="float">
            <text:p>-8.487653E-05</text:p>
          </table:table-cell>
          <table:table-cell office:value-type="float" office:value="0.000009067194" calcext:value-type="float">
            <text:p>9.067194E-06</text:p>
          </table:table-cell>
          <table:table-cell office:value-type="float" office:value="0.000006184577" calcext:value-type="float">
            <text:p>6.184577E-06</text:p>
          </table:table-cell>
          <table:table-cell office:value-type="float" office:value="26.37206" calcext:value-type="float">
            <text:p>26.37206</text:p>
          </table:table-cell>
          <table:table-cell office:value-type="float" office:value="0.8378762" calcext:value-type="float">
            <text:p>0.8378762</text:p>
          </table:table-cell>
          <table:table-cell office:value-type="float" office:value="0.1912164" calcext:value-type="float">
            <text:p>0.1912164</text:p>
          </table:table-cell>
          <table:table-cell office:value-type="float" office:value="0.1359533" calcext:value-type="float">
            <text:p>0.1359533</text:p>
          </table:table-cell>
          <table:table-cell office:value-type="float" office:value="0.09503388" calcext:value-type="float">
            <text:p>0.09503388</text:p>
          </table:table-cell>
          <table:table-cell office:value-type="float" office:value="0.08015747" calcext:value-type="float">
            <text:p>0.08015747</text:p>
          </table:table-cell>
          <table:table-cell office:value-type="float" office:value="0.03430942" calcext:value-type="float">
            <text:p>0.03430942</text:p>
          </table:table-cell>
          <table:table-cell office:value-type="float" office:value="0.02452666" calcext:value-type="float">
            <text:p>0.02452666</text:p>
          </table:table-cell>
          <table:table-cell office:value-type="float" office:value="0.03394458" calcext:value-type="float">
            <text:p>0.03394458</text:p>
          </table:table-cell>
          <table:table-cell office:value-type="float" office:value="0.02446473" calcext:value-type="float">
            <text:p>0.02446473</text:p>
          </table:table-cell>
          <table:table-cell office:value-type="float" office:value="0.02308647" calcext:value-type="float">
            <text:p>0.02308647</text:p>
          </table:table-cell>
          <table:table-cell office:value-type="float" office:value="0.02795793" calcext:value-type="float">
            <text:p>0.02795793</text:p>
          </table:table-cell>
          <table:table-cell office:value-type="float" office:value="0.0410017" calcext:value-type="float">
            <text:p>0.0410017</text:p>
          </table:table-cell>
          <table:table-cell office:value-type="float" office:value="0.004673874" calcext:value-type="float">
            <text:p>0.004673874</text:p>
          </table:table-cell>
          <table:table-cell office:value-type="float" office:value="0.003776766" calcext:value-type="float">
            <text:p>0.003776766</text:p>
          </table:table-cell>
          <table:table-cell office:value-type="float" office:value="0" calcext:value-type="float">
            <text:p>0</text:p>
          </table:table-cell>
          <table:table-cell office:value-type="float" office:value="17.30178" calcext:value-type="float">
            <text:p>17.30178</text:p>
          </table:table-cell>
          <table:table-cell office:value-type="float" office:value="12.7657" calcext:value-type="float">
            <text:p>12.7657</text:p>
          </table:table-cell>
          <table:table-cell office:value-type="float" office:value="11.24872" calcext:value-type="float">
            <text:p>11.24872</text:p>
          </table:table-cell>
          <table:table-cell office:value-type="float" office:value="11.13157" calcext:value-type="float">
            <text:p>11.13157</text:p>
          </table:table-cell>
          <table:table-cell office:value-type="float" office:value="8.924371" calcext:value-type="float">
            <text:p>8.924371</text:p>
          </table:table-cell>
          <table:table-cell office:value-type="float" office:value="1.921898" calcext:value-type="float">
            <text:p>1.921898</text:p>
          </table:table-cell>
          <table:table-cell office:value-type="float" office:value="0.557668" calcext:value-type="float">
            <text:p>0.557668</text:p>
          </table:table-cell>
          <table:table-cell office:value-type="float" office:value="0.4642356" calcext:value-type="float">
            <text:p>0.4642356</text:p>
          </table:table-cell>
          <table:table-cell office:value-type="float" office:value="0.3342618" calcext:value-type="float">
            <text:p>0.3342618</text:p>
          </table:table-cell>
          <table:table-cell office:value-type="float" office:value="0.2509141" calcext:value-type="float">
            <text:p>0.2509141</text:p>
          </table:table-cell>
          <table:table-cell office:value-type="float" office:value="0.1538029" calcext:value-type="float">
            <text:p>0.1538029</text:p>
          </table:table-cell>
          <table:table-cell office:value-type="float" office:value="0.2543115" calcext:value-type="float">
            <text:p>0.2543115</text:p>
          </table:table-cell>
          <table:table-cell office:value-type="float" office:value="0.3104394" calcext:value-type="float">
            <text:p>0.3104394</text:p>
          </table:table-cell>
          <table:table-cell office:value-type="float" office:value="0.3468307" calcext:value-type="float">
            <text:p>0.3468307</text:p>
          </table:table-cell>
          <table:table-cell office:value-type="float" office:value="0" calcext:value-type="float">
            <text:p>0</text:p>
          </table:table-cell>
          <table:table-cell office:value-type="float" office:value="2257.051" calcext:value-type="float">
            <text:p>2257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8478" calcext:value-type="float">
            <text:p>0.0148478</text:p>
          </table:table-cell>
          <table:table-cell office:value-type="float" office:value="0" calcext:value-type="float">
            <text:p>0</text:p>
          </table:table-cell>
          <table:table-cell office:value-type="float" office:value="-0.00001575814" calcext:value-type="float">
            <text:p>-1.575814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7" calcext:value-type="float">
            <text:p>3012007</text:p>
          </table:table-cell>
          <table:table-cell office:value-type="float" office:value="35.84669" calcext:value-type="float">
            <text:p>35.84669</text:p>
          </table:table-cell>
          <table:table-cell office:value-type="float" office:value="1100.724" calcext:value-type="float">
            <text:p>1100.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8908" calcext:value-type="float">
            <text:p>0.508908</text:p>
          </table:table-cell>
          <table:table-cell office:value-type="float" office:value="3.559339" calcext:value-type="float">
            <text:p>3.559339</text:p>
          </table:table-cell>
          <table:table-cell office:value-type="float" office:value="0" calcext:value-type="float">
            <text:p>0</text:p>
          </table:table-cell>
          <table:table-cell office:value-type="float" office:value="0.00000007008337" calcext:value-type="float">
            <text:p>7.008337E-08</text:p>
          </table:table-cell>
          <table:table-cell office:value-type="float" office:value="0" calcext:value-type="float">
            <text:p>0</text:p>
          </table:table-cell>
          <table:table-cell office:value-type="float" office:value="-0.0001786397" calcext:value-type="float">
            <text:p>-0.0001786397</text:p>
          </table:table-cell>
          <table:table-cell office:value-type="float" office:value="-0.0001239401" calcext:value-type="float">
            <text:p>-0.0001239401</text:p>
          </table:table-cell>
          <table:table-cell office:value-type="float" office:value="0.00001420796" calcext:value-type="float">
            <text:p>1.420796E-05</text:p>
          </table:table-cell>
          <table:table-cell office:value-type="float" office:value="0.000008304748" calcext:value-type="float">
            <text:p>8.304748E-06</text:p>
          </table:table-cell>
          <table:table-cell office:value-type="float" office:value="26.35102" calcext:value-type="float">
            <text:p>26.35102</text:p>
          </table:table-cell>
          <table:table-cell office:value-type="float" office:value="0.7770872" calcext:value-type="float">
            <text:p>0.7770872</text:p>
          </table:table-cell>
          <table:table-cell office:value-type="float" office:value="0.1747931" calcext:value-type="float">
            <text:p>0.1747931</text:p>
          </table:table-cell>
          <table:table-cell office:value-type="float" office:value="0.1325418" calcext:value-type="float">
            <text:p>0.1325418</text:p>
          </table:table-cell>
          <table:table-cell office:value-type="float" office:value="0.09278704" calcext:value-type="float">
            <text:p>0.09278704</text:p>
          </table:table-cell>
          <table:table-cell office:value-type="float" office:value="0.08038379" calcext:value-type="float">
            <text:p>0.08038379</text:p>
          </table:table-cell>
          <table:table-cell office:value-type="float" office:value="0.03457796" calcext:value-type="float">
            <text:p>0.03457796</text:p>
          </table:table-cell>
          <table:table-cell office:value-type="float" office:value="0.02462031" calcext:value-type="float">
            <text:p>0.02462031</text:p>
          </table:table-cell>
          <table:table-cell office:value-type="float" office:value="0.03410389" calcext:value-type="float">
            <text:p>0.03410389</text:p>
          </table:table-cell>
          <table:table-cell office:value-type="float" office:value="0.02450421" calcext:value-type="float">
            <text:p>0.02450421</text:p>
          </table:table-cell>
          <table:table-cell office:value-type="float" office:value="0.02310886" calcext:value-type="float">
            <text:p>0.02310886</text:p>
          </table:table-cell>
          <table:table-cell office:value-type="float" office:value="0.02797925" calcext:value-type="float">
            <text:p>0.02797925</text:p>
          </table:table-cell>
          <table:table-cell office:value-type="float" office:value="0.04094924" calcext:value-type="float">
            <text:p>0.04094924</text:p>
          </table:table-cell>
          <table:table-cell office:value-type="float" office:value="0.004673448" calcext:value-type="float">
            <text:p>0.004673448</text:p>
          </table:table-cell>
          <table:table-cell office:value-type="float" office:value="0.003775317" calcext:value-type="float">
            <text:p>0.003775317</text:p>
          </table:table-cell>
          <table:table-cell office:value-type="float" office:value="0" calcext:value-type="float">
            <text:p>0</text:p>
          </table:table-cell>
          <table:table-cell office:value-type="float" office:value="18.17869" calcext:value-type="float">
            <text:p>18.17869</text:p>
          </table:table-cell>
          <table:table-cell office:value-type="float" office:value="12.97221" calcext:value-type="float">
            <text:p>12.97221</text:p>
          </table:table-cell>
          <table:table-cell office:value-type="float" office:value="11.50622" calcext:value-type="float">
            <text:p>11.50622</text:p>
          </table:table-cell>
          <table:table-cell office:value-type="float" office:value="10.9677" calcext:value-type="float">
            <text:p>10.9677</text:p>
          </table:table-cell>
          <table:table-cell office:value-type="float" office:value="8.743152" calcext:value-type="float">
            <text:p>8.743152</text:p>
          </table:table-cell>
          <table:table-cell office:value-type="float" office:value="1.925694" calcext:value-type="float">
            <text:p>1.925694</text:p>
          </table:table-cell>
          <table:table-cell office:value-type="float" office:value="0.5399786" calcext:value-type="float">
            <text:p>0.5399786</text:p>
          </table:table-cell>
          <table:table-cell office:value-type="float" office:value="0.4719111" calcext:value-type="float">
            <text:p>0.4719111</text:p>
          </table:table-cell>
          <table:table-cell office:value-type="float" office:value="0.3365737" calcext:value-type="float">
            <text:p>0.3365737</text:p>
          </table:table-cell>
          <table:table-cell office:value-type="float" office:value="0.2521653" calcext:value-type="float">
            <text:p>0.2521653</text:p>
          </table:table-cell>
          <table:table-cell office:value-type="float" office:value="0.15493" calcext:value-type="float">
            <text:p>0.15493</text:p>
          </table:table-cell>
          <table:table-cell office:value-type="float" office:value="0.2558449" calcext:value-type="float">
            <text:p>0.2558449</text:p>
          </table:table-cell>
          <table:table-cell office:value-type="float" office:value="0.3099936" calcext:value-type="float">
            <text:p>0.3099936</text:p>
          </table:table-cell>
          <table:table-cell office:value-type="float" office:value="0.3469104" calcext:value-type="float">
            <text:p>0.3469104</text:p>
          </table:table-cell>
          <table:table-cell office:value-type="float" office:value="0" calcext:value-type="float">
            <text:p>0</text:p>
          </table:table-cell>
          <table:table-cell office:value-type="float" office:value="2255.807" calcext:value-type="float">
            <text:p>2255.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93684" calcext:value-type="float">
            <text:p>0.02393684</text:p>
          </table:table-cell>
          <table:table-cell office:value-type="float" office:value="0" calcext:value-type="float">
            <text:p>0</text:p>
          </table:table-cell>
          <table:table-cell office:value-type="float" office:value="-0.00002266234" calcext:value-type="float">
            <text:p>-2.266234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7" calcext:value-type="float">
            <text:p>4012007</text:p>
          </table:table-cell>
          <table:table-cell office:value-type="float" office:value="35.82923" calcext:value-type="float">
            <text:p>35.82923</text:p>
          </table:table-cell>
          <table:table-cell office:value-type="float" office:value="1100.733" calcext:value-type="float">
            <text:p>1100.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48812" calcext:value-type="float">
            <text:p>0.5048812</text:p>
          </table:table-cell>
          <table:table-cell office:value-type="float" office:value="3.570293" calcext:value-type="float">
            <text:p>3.570293</text:p>
          </table:table-cell>
          <table:table-cell office:value-type="float" office:value="0" calcext:value-type="float">
            <text:p>0</text:p>
          </table:table-cell>
          <table:table-cell office:value-type="float" office:value="0.0000001626529" calcext:value-type="float">
            <text:p>1.626529E-07</text:p>
          </table:table-cell>
          <table:table-cell office:value-type="float" office:value="0" calcext:value-type="float">
            <text:p>0</text:p>
          </table:table-cell>
          <table:table-cell office:value-type="float" office:value="-0.0001715774" calcext:value-type="float">
            <text:p>-0.0001715774</text:p>
          </table:table-cell>
          <table:table-cell office:value-type="float" office:value="-0.0001749639" calcext:value-type="float">
            <text:p>-0.0001749639</text:p>
          </table:table-cell>
          <table:table-cell office:value-type="float" office:value="0.00001914898" calcext:value-type="float">
            <text:p>1.914898E-05</text:p>
          </table:table-cell>
          <table:table-cell office:value-type="float" office:value="0.00001095173" calcext:value-type="float">
            <text:p>1.095173E-05</text:p>
          </table:table-cell>
          <table:table-cell office:value-type="float" office:value="26.33413" calcext:value-type="float">
            <text:p>26.33413</text:p>
          </table:table-cell>
          <table:table-cell office:value-type="float" office:value="0.7706134" calcext:value-type="float">
            <text:p>0.7706134</text:p>
          </table:table-cell>
          <table:table-cell office:value-type="float" office:value="0.1632162" calcext:value-type="float">
            <text:p>0.1632162</text:p>
          </table:table-cell>
          <table:table-cell office:value-type="float" office:value="0.1302234" calcext:value-type="float">
            <text:p>0.1302234</text:p>
          </table:table-cell>
          <table:table-cell office:value-type="float" office:value="0.09088212" calcext:value-type="float">
            <text:p>0.09088212</text:p>
          </table:table-cell>
          <table:table-cell office:value-type="float" office:value="0.08046518" calcext:value-type="float">
            <text:p>0.08046518</text:p>
          </table:table-cell>
          <table:table-cell office:value-type="float" office:value="0.03477938" calcext:value-type="float">
            <text:p>0.03477938</text:p>
          </table:table-cell>
          <table:table-cell office:value-type="float" office:value="0.02472328" calcext:value-type="float">
            <text:p>0.02472328</text:p>
          </table:table-cell>
          <table:table-cell office:value-type="float" office:value="0.03427752" calcext:value-type="float">
            <text:p>0.03427752</text:p>
          </table:table-cell>
          <table:table-cell office:value-type="float" office:value="0.02454993" calcext:value-type="float">
            <text:p>0.02454993</text:p>
          </table:table-cell>
          <table:table-cell office:value-type="float" office:value="0.02313145" calcext:value-type="float">
            <text:p>0.02313145</text:p>
          </table:table-cell>
          <table:table-cell office:value-type="float" office:value="0.02800009" calcext:value-type="float">
            <text:p>0.02800009</text:p>
          </table:table-cell>
          <table:table-cell office:value-type="float" office:value="0.04089614" calcext:value-type="float">
            <text:p>0.04089614</text:p>
          </table:table-cell>
          <table:table-cell office:value-type="float" office:value="0.004673492" calcext:value-type="float">
            <text:p>0.004673492</text:p>
          </table:table-cell>
          <table:table-cell office:value-type="float" office:value="0.00377585" calcext:value-type="float">
            <text:p>0.00377585</text:p>
          </table:table-cell>
          <table:table-cell office:value-type="float" office:value="0" calcext:value-type="float">
            <text:p>0</text:p>
          </table:table-cell>
          <table:table-cell office:value-type="float" office:value="16.41233" calcext:value-type="float">
            <text:p>16.41233</text:p>
          </table:table-cell>
          <table:table-cell office:value-type="float" office:value="13.25819" calcext:value-type="float">
            <text:p>13.25819</text:p>
          </table:table-cell>
          <table:table-cell office:value-type="float" office:value="11.66168" calcext:value-type="float">
            <text:p>11.66168</text:p>
          </table:table-cell>
          <table:table-cell office:value-type="float" office:value="10.86891" calcext:value-type="float">
            <text:p>10.86891</text:p>
          </table:table-cell>
          <table:table-cell office:value-type="float" office:value="8.588775" calcext:value-type="float">
            <text:p>8.588775</text:p>
          </table:table-cell>
          <table:table-cell office:value-type="float" office:value="1.922152" calcext:value-type="float">
            <text:p>1.922152</text:p>
          </table:table-cell>
          <table:table-cell office:value-type="float" office:value="0.5334249" calcext:value-type="float">
            <text:p>0.5334249</text:p>
          </table:table-cell>
          <table:table-cell office:value-type="float" office:value="0.479458" calcext:value-type="float">
            <text:p>0.479458</text:p>
          </table:table-cell>
          <table:table-cell office:value-type="float" office:value="0.3389393" calcext:value-type="float">
            <text:p>0.3389393</text:p>
          </table:table-cell>
          <table:table-cell office:value-type="float" office:value="0.2533663" calcext:value-type="float">
            <text:p>0.2533663</text:p>
          </table:table-cell>
          <table:table-cell office:value-type="float" office:value="0.1560417" calcext:value-type="float">
            <text:p>0.1560417</text:p>
          </table:table-cell>
          <table:table-cell office:value-type="float" office:value="0.2573478" calcext:value-type="float">
            <text:p>0.2573478</text:p>
          </table:table-cell>
          <table:table-cell office:value-type="float" office:value="0.3097394" calcext:value-type="float">
            <text:p>0.3097394</text:p>
          </table:table-cell>
          <table:table-cell office:value-type="float" office:value="0.3470393" calcext:value-type="float">
            <text:p>0.3470393</text:p>
          </table:table-cell>
          <table:table-cell office:value-type="float" office:value="0" calcext:value-type="float">
            <text:p>0</text:p>
          </table:table-cell>
          <table:table-cell office:value-type="float" office:value="2242.544" calcext:value-type="float">
            <text:p>2242.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93467" calcext:value-type="float">
            <text:p>0.03093467</text:p>
          </table:table-cell>
          <table:table-cell office:value-type="float" office:value="0" calcext:value-type="float">
            <text:p>0</text:p>
          </table:table-cell>
          <table:table-cell office:value-type="float" office:value="-0.00002951994" calcext:value-type="float">
            <text:p>-2.951994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7" calcext:value-type="float">
            <text:p>5012007</text:p>
          </table:table-cell>
          <table:table-cell office:value-type="float" office:value="35.81187" calcext:value-type="float">
            <text:p>35.81187</text:p>
          </table:table-cell>
          <table:table-cell office:value-type="float" office:value="1100.746" calcext:value-type="float">
            <text:p>1100.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3996" calcext:value-type="float">
            <text:p>0.4943996</text:p>
          </table:table-cell>
          <table:table-cell office:value-type="float" office:value="3.584091" calcext:value-type="float">
            <text:p>3.584091</text:p>
          </table:table-cell>
          <table:table-cell office:value-type="float" office:value="0" calcext:value-type="float">
            <text:p>0</text:p>
          </table:table-cell>
          <table:table-cell office:value-type="float" office:value="0.0000001887012" calcext:value-type="float">
            <text:p>1.887012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96251" calcext:value-type="float">
            <text:p>-0.0001696251</text:p>
          </table:table-cell>
          <table:table-cell office:value-type="float" office:value="-0.0002595262" calcext:value-type="float">
            <text:p>-0.0002595262</text:p>
          </table:table-cell>
          <table:table-cell office:value-type="float" office:value="0.00002304412" calcext:value-type="float">
            <text:p>2.304412E-05</text:p>
          </table:table-cell>
          <table:table-cell office:value-type="float" office:value="0.00001642639" calcext:value-type="float">
            <text:p>1.642639E-05</text:p>
          </table:table-cell>
          <table:table-cell office:value-type="float" office:value="26.32565" calcext:value-type="float">
            <text:p>26.32565</text:p>
          </table:table-cell>
          <table:table-cell office:value-type="float" office:value="0.8806514" calcext:value-type="float">
            <text:p>0.8806514</text:p>
          </table:table-cell>
          <table:table-cell office:value-type="float" office:value="0.1641008" calcext:value-type="float">
            <text:p>0.1641008</text:p>
          </table:table-cell>
          <table:table-cell office:value-type="float" office:value="0.1277806" calcext:value-type="float">
            <text:p>0.1277806</text:p>
          </table:table-cell>
          <table:table-cell office:value-type="float" office:value="0.089265" calcext:value-type="float">
            <text:p>0.089265</text:p>
          </table:table-cell>
          <table:table-cell office:value-type="float" office:value="0.08057156" calcext:value-type="float">
            <text:p>0.08057156</text:p>
          </table:table-cell>
          <table:table-cell office:value-type="float" office:value="0.03492129" calcext:value-type="float">
            <text:p>0.03492129</text:p>
          </table:table-cell>
          <table:table-cell office:value-type="float" office:value="0.0248187" calcext:value-type="float">
            <text:p>0.0248187</text:p>
          </table:table-cell>
          <table:table-cell office:value-type="float" office:value="0.03446487" calcext:value-type="float">
            <text:p>0.03446487</text:p>
          </table:table-cell>
          <table:table-cell office:value-type="float" office:value="0.02459946" calcext:value-type="float">
            <text:p>0.02459946</text:p>
          </table:table-cell>
          <table:table-cell office:value-type="float" office:value="0.02315493" calcext:value-type="float">
            <text:p>0.02315493</text:p>
          </table:table-cell>
          <table:table-cell office:value-type="float" office:value="0.02802055" calcext:value-type="float">
            <text:p>0.02802055</text:p>
          </table:table-cell>
          <table:table-cell office:value-type="float" office:value="0.04084156" calcext:value-type="float">
            <text:p>0.04084156</text:p>
          </table:table-cell>
          <table:table-cell office:value-type="float" office:value="0.00467397" calcext:value-type="float">
            <text:p>0.00467397</text:p>
          </table:table-cell>
          <table:table-cell office:value-type="float" office:value="0.003776621" calcext:value-type="float">
            <text:p>0.003776621</text:p>
          </table:table-cell>
          <table:table-cell office:value-type="float" office:value="0" calcext:value-type="float">
            <text:p>0</text:p>
          </table:table-cell>
          <table:table-cell office:value-type="float" office:value="16.33872" calcext:value-type="float">
            <text:p>16.33872</text:p>
          </table:table-cell>
          <table:table-cell office:value-type="float" office:value="15.01456" calcext:value-type="float">
            <text:p>15.01456</text:p>
          </table:table-cell>
          <table:table-cell office:value-type="float" office:value="11.23643" calcext:value-type="float">
            <text:p>11.23643</text:p>
          </table:table-cell>
          <table:table-cell office:value-type="float" office:value="10.86541" calcext:value-type="float">
            <text:p>10.86541</text:p>
          </table:table-cell>
          <table:table-cell office:value-type="float" office:value="8.545813" calcext:value-type="float">
            <text:p>8.545813</text:p>
          </table:table-cell>
          <table:table-cell office:value-type="float" office:value="1.920014" calcext:value-type="float">
            <text:p>1.920014</text:p>
          </table:table-cell>
          <table:table-cell office:value-type="float" office:value="0.5278757" calcext:value-type="float">
            <text:p>0.5278757</text:p>
          </table:table-cell>
          <table:table-cell office:value-type="float" office:value="0.4871173" calcext:value-type="float">
            <text:p>0.4871173</text:p>
          </table:table-cell>
          <table:table-cell office:value-type="float" office:value="0.3412857" calcext:value-type="float">
            <text:p>0.3412857</text:p>
          </table:table-cell>
          <table:table-cell office:value-type="float" office:value="0.2545479" calcext:value-type="float">
            <text:p>0.2545479</text:p>
          </table:table-cell>
          <table:table-cell office:value-type="float" office:value="0.1571373" calcext:value-type="float">
            <text:p>0.1571373</text:p>
          </table:table-cell>
          <table:table-cell office:value-type="float" office:value="0.2588315" calcext:value-type="float">
            <text:p>0.2588315</text:p>
          </table:table-cell>
          <table:table-cell office:value-type="float" office:value="0.3096761" calcext:value-type="float">
            <text:p>0.3096761</text:p>
          </table:table-cell>
          <table:table-cell office:value-type="float" office:value="0.3470414" calcext:value-type="float">
            <text:p>0.3470414</text:p>
          </table:table-cell>
          <table:table-cell office:value-type="float" office:value="0" calcext:value-type="float">
            <text:p>0</text:p>
          </table:table-cell>
          <table:table-cell office:value-type="float" office:value="2186.667" calcext:value-type="float">
            <text:p>2186.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36273" calcext:value-type="float">
            <text:p>0.03436273</text:p>
          </table:table-cell>
          <table:table-cell office:value-type="float" office:value="0" calcext:value-type="float">
            <text:p>0</text:p>
          </table:table-cell>
          <table:table-cell office:value-type="float" office:value="-0.00003703671" calcext:value-type="float">
            <text:p>-3.703671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7" calcext:value-type="float">
            <text:p>6012007</text:p>
          </table:table-cell>
          <table:table-cell office:value-type="float" office:value="35.7955" calcext:value-type="float">
            <text:p>35.7955</text:p>
          </table:table-cell>
          <table:table-cell office:value-type="float" office:value="1100.762" calcext:value-type="float">
            <text:p>1100.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14852" calcext:value-type="float">
            <text:p>0.4814852</text:p>
          </table:table-cell>
          <table:table-cell office:value-type="float" office:value="3.595507" calcext:value-type="float">
            <text:p>3.595507</text:p>
          </table:table-cell>
          <table:table-cell office:value-type="float" office:value="0" calcext:value-type="float">
            <text:p>0</text:p>
          </table:table-cell>
          <table:table-cell office:value-type="float" office:value="0.000000194991" calcext:value-type="float">
            <text:p>1.94991E-07</text:p>
          </table:table-cell>
          <table:table-cell office:value-type="float" office:value="0" calcext:value-type="float">
            <text:p>0</text:p>
          </table:table-cell>
          <table:table-cell office:value-type="float" office:value="-0.0006611911" calcext:value-type="float">
            <text:p>-0.0006611911</text:p>
          </table:table-cell>
          <table:table-cell office:value-type="float" office:value="-0.0004144956" calcext:value-type="float">
            <text:p>-0.0004144956</text:p>
          </table:table-cell>
          <table:table-cell office:value-type="float" office:value="0.00002614082" calcext:value-type="float">
            <text:p>2.614082E-05</text:p>
          </table:table-cell>
          <table:table-cell office:value-type="float" office:value="0.000019972" calcext:value-type="float">
            <text:p>1.9972E-05</text:p>
          </table:table-cell>
          <table:table-cell office:value-type="float" office:value="26.33382" calcext:value-type="float">
            <text:p>26.33382</text:p>
          </table:table-cell>
          <table:table-cell office:value-type="float" office:value="0.7678837" calcext:value-type="float">
            <text:p>0.7678837</text:p>
          </table:table-cell>
          <table:table-cell office:value-type="float" office:value="0.1445112" calcext:value-type="float">
            <text:p>0.1445112</text:p>
          </table:table-cell>
          <table:table-cell office:value-type="float" office:value="0.129002" calcext:value-type="float">
            <text:p>0.129002</text:p>
          </table:table-cell>
          <table:table-cell office:value-type="float" office:value="0.08767308" calcext:value-type="float">
            <text:p>0.08767308</text:p>
          </table:table-cell>
          <table:table-cell office:value-type="float" office:value="0.07993045" calcext:value-type="float">
            <text:p>0.07993045</text:p>
          </table:table-cell>
          <table:table-cell office:value-type="float" office:value="0.03490794" calcext:value-type="float">
            <text:p>0.03490794</text:p>
          </table:table-cell>
          <table:table-cell office:value-type="float" office:value="0.02496644" calcext:value-type="float">
            <text:p>0.02496644</text:p>
          </table:table-cell>
          <table:table-cell office:value-type="float" office:value="0.03464755" calcext:value-type="float">
            <text:p>0.03464755</text:p>
          </table:table-cell>
          <table:table-cell office:value-type="float" office:value="0.02465031" calcext:value-type="float">
            <text:p>0.02465031</text:p>
          </table:table-cell>
          <table:table-cell office:value-type="float" office:value="0.0231788" calcext:value-type="float">
            <text:p>0.0231788</text:p>
          </table:table-cell>
          <table:table-cell office:value-type="float" office:value="0.02804011" calcext:value-type="float">
            <text:p>0.02804011</text:p>
          </table:table-cell>
          <table:table-cell office:value-type="float" office:value="0.04078491" calcext:value-type="float">
            <text:p>0.04078491</text:p>
          </table:table-cell>
          <table:table-cell office:value-type="float" office:value="0.004695177" calcext:value-type="float">
            <text:p>0.004695177</text:p>
          </table:table-cell>
          <table:table-cell office:value-type="float" office:value="0.003757949" calcext:value-type="float">
            <text:p>0.003757949</text:p>
          </table:table-cell>
          <table:table-cell office:value-type="float" office:value="0" calcext:value-type="float">
            <text:p>0</text:p>
          </table:table-cell>
          <table:table-cell office:value-type="float" office:value="17.53465" calcext:value-type="float">
            <text:p>17.53465</text:p>
          </table:table-cell>
          <table:table-cell office:value-type="float" office:value="13.2843" calcext:value-type="float">
            <text:p>13.2843</text:p>
          </table:table-cell>
          <table:table-cell office:value-type="float" office:value="12.19346" calcext:value-type="float">
            <text:p>12.19346</text:p>
          </table:table-cell>
          <table:table-cell office:value-type="float" office:value="11.01607" calcext:value-type="float">
            <text:p>11.01607</text:p>
          </table:table-cell>
          <table:table-cell office:value-type="float" office:value="8.567438" calcext:value-type="float">
            <text:p>8.567438</text:p>
          </table:table-cell>
          <table:table-cell office:value-type="float" office:value="1.909854" calcext:value-type="float">
            <text:p>1.909854</text:p>
          </table:table-cell>
          <table:table-cell office:value-type="float" office:value="0.5459983" calcext:value-type="float">
            <text:p>0.5459983</text:p>
          </table:table-cell>
          <table:table-cell office:value-type="float" office:value="0.494515" calcext:value-type="float">
            <text:p>0.494515</text:p>
          </table:table-cell>
          <table:table-cell office:value-type="float" office:value="0.3436166" calcext:value-type="float">
            <text:p>0.3436166</text:p>
          </table:table-cell>
          <table:table-cell office:value-type="float" office:value="0.2557106" calcext:value-type="float">
            <text:p>0.2557106</text:p>
          </table:table-cell>
          <table:table-cell office:value-type="float" office:value="0.1582227" calcext:value-type="float">
            <text:p>0.1582227</text:p>
          </table:table-cell>
          <table:table-cell office:value-type="float" office:value="0.2605958" calcext:value-type="float">
            <text:p>0.2605958</text:p>
          </table:table-cell>
          <table:table-cell office:value-type="float" office:value="0.3195389" calcext:value-type="float">
            <text:p>0.3195389</text:p>
          </table:table-cell>
          <table:table-cell office:value-type="float" office:value="0.3377465" calcext:value-type="float">
            <text:p>0.3377465</text:p>
          </table:table-cell>
          <table:table-cell office:value-type="float" office:value="0" calcext:value-type="float">
            <text:p>0</text:p>
          </table:table-cell>
          <table:table-cell office:value-type="float" office:value="2138.345" calcext:value-type="float">
            <text:p>2138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56707" calcext:value-type="float">
            <text:p>0.03256707</text:p>
          </table:table-cell>
          <table:table-cell office:value-type="float" office:value="0" calcext:value-type="float">
            <text:p>0</text:p>
          </table:table-cell>
          <table:table-cell office:value-type="float" office:value="-0.00004786282" calcext:value-type="float">
            <text:p>-4.786282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7" calcext:value-type="float">
            <text:p>7012007</text:p>
          </table:table-cell>
          <table:table-cell office:value-type="float" office:value="35.77939" calcext:value-type="float">
            <text:p>35.77939</text:p>
          </table:table-cell>
          <table:table-cell office:value-type="float" office:value="1100.776" calcext:value-type="float">
            <text:p>1100.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98893" calcext:value-type="float">
            <text:p>0.4698893</text:p>
          </table:table-cell>
          <table:table-cell office:value-type="float" office:value="3.60849" calcext:value-type="float">
            <text:p>3.60849</text:p>
          </table:table-cell>
          <table:table-cell office:value-type="float" office:value="0" calcext:value-type="float">
            <text:p>0</text:p>
          </table:table-cell>
          <table:table-cell office:value-type="float" office:value="0.0000002990361" calcext:value-type="float">
            <text:p>2.990361E-07</text:p>
          </table:table-cell>
          <table:table-cell office:value-type="float" office:value="0" calcext:value-type="float">
            <text:p>0</text:p>
          </table:table-cell>
          <table:table-cell office:value-type="float" office:value="-0.001519817" calcext:value-type="float">
            <text:p>-0.001519817</text:p>
          </table:table-cell>
          <table:table-cell office:value-type="float" office:value="-0.0005514512" calcext:value-type="float">
            <text:p>-0.0005514512</text:p>
          </table:table-cell>
          <table:table-cell office:value-type="float" office:value="0.00003030247" calcext:value-type="float">
            <text:p>3.030247E-05</text:p>
          </table:table-cell>
          <table:table-cell office:value-type="float" office:value="0.00002406382" calcext:value-type="float">
            <text:p>2.406382E-05</text:p>
          </table:table-cell>
          <table:table-cell office:value-type="float" office:value="26.33237" calcext:value-type="float">
            <text:p>26.33237</text:p>
          </table:table-cell>
          <table:table-cell office:value-type="float" office:value="0.6944438" calcext:value-type="float">
            <text:p>0.6944438</text:p>
          </table:table-cell>
          <table:table-cell office:value-type="float" office:value="0.1328087" calcext:value-type="float">
            <text:p>0.1328087</text:p>
          </table:table-cell>
          <table:table-cell office:value-type="float" office:value="0.1288633" calcext:value-type="float">
            <text:p>0.1288633</text:p>
          </table:table-cell>
          <table:table-cell office:value-type="float" office:value="0.08687865" calcext:value-type="float">
            <text:p>0.08687865</text:p>
          </table:table-cell>
          <table:table-cell office:value-type="float" office:value="0.08014385" calcext:value-type="float">
            <text:p>0.08014385</text:p>
          </table:table-cell>
          <table:table-cell office:value-type="float" office:value="0.03509728" calcext:value-type="float">
            <text:p>0.03509728</text:p>
          </table:table-cell>
          <table:table-cell office:value-type="float" office:value="0.02506289" calcext:value-type="float">
            <text:p>0.02506289</text:p>
          </table:table-cell>
          <table:table-cell office:value-type="float" office:value="0.0348241" calcext:value-type="float">
            <text:p>0.0348241</text:p>
          </table:table-cell>
          <table:table-cell office:value-type="float" office:value="0.02470064" calcext:value-type="float">
            <text:p>0.02470064</text:p>
          </table:table-cell>
          <table:table-cell office:value-type="float" office:value="0.02320278" calcext:value-type="float">
            <text:p>0.02320278</text:p>
          </table:table-cell>
          <table:table-cell office:value-type="float" office:value="0.0280598" calcext:value-type="float">
            <text:p>0.0280598</text:p>
          </table:table-cell>
          <table:table-cell office:value-type="float" office:value="0.0407281" calcext:value-type="float">
            <text:p>0.0407281</text:p>
          </table:table-cell>
          <table:table-cell office:value-type="float" office:value="0.004688859" calcext:value-type="float">
            <text:p>0.004688859</text:p>
          </table:table-cell>
          <table:table-cell office:value-type="float" office:value="0.003765889" calcext:value-type="float">
            <text:p>0.003765889</text:p>
          </table:table-cell>
          <table:table-cell office:value-type="float" office:value="0" calcext:value-type="float">
            <text:p>0</text:p>
          </table:table-cell>
          <table:table-cell office:value-type="float" office:value="18.92318" calcext:value-type="float">
            <text:p>18.92318</text:p>
          </table:table-cell>
          <table:table-cell office:value-type="float" office:value="11.33734" calcext:value-type="float">
            <text:p>11.33734</text:p>
          </table:table-cell>
          <table:table-cell office:value-type="float" office:value="12.18761" calcext:value-type="float">
            <text:p>12.18761</text:p>
          </table:table-cell>
          <table:table-cell office:value-type="float" office:value="11.24894" calcext:value-type="float">
            <text:p>11.24894</text:p>
          </table:table-cell>
          <table:table-cell office:value-type="float" office:value="8.856956" calcext:value-type="float">
            <text:p>8.856956</text:p>
          </table:table-cell>
          <table:table-cell office:value-type="float" office:value="1.975107" calcext:value-type="float">
            <text:p>1.975107</text:p>
          </table:table-cell>
          <table:table-cell office:value-type="float" office:value="0.55715" calcext:value-type="float">
            <text:p>0.55715</text:p>
          </table:table-cell>
          <table:table-cell office:value-type="float" office:value="0.502014" calcext:value-type="float">
            <text:p>0.502014</text:p>
          </table:table-cell>
          <table:table-cell office:value-type="float" office:value="0.3459347" calcext:value-type="float">
            <text:p>0.3459347</text:p>
          </table:table-cell>
          <table:table-cell office:value-type="float" office:value="0.2568553" calcext:value-type="float">
            <text:p>0.2568553</text:p>
          </table:table-cell>
          <table:table-cell office:value-type="float" office:value="0.15932" calcext:value-type="float">
            <text:p>0.15932</text:p>
          </table:table-cell>
          <table:table-cell office:value-type="float" office:value="0.2624334" calcext:value-type="float">
            <text:p>0.2624334</text:p>
          </table:table-cell>
          <table:table-cell office:value-type="float" office:value="0.3164703" calcext:value-type="float">
            <text:p>0.3164703</text:p>
          </table:table-cell>
          <table:table-cell office:value-type="float" office:value="0.3418277" calcext:value-type="float">
            <text:p>0.3418277</text:p>
          </table:table-cell>
          <table:table-cell office:value-type="float" office:value="0" calcext:value-type="float">
            <text:p>0</text:p>
          </table:table-cell>
          <table:table-cell office:value-type="float" office:value="2088.887" calcext:value-type="float">
            <text:p>2088.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3365" calcext:value-type="float">
            <text:p>0.03323365</text:p>
          </table:table-cell>
          <table:table-cell office:value-type="float" office:value="0" calcext:value-type="float">
            <text:p>0</text:p>
          </table:table-cell>
          <table:table-cell office:value-type="float" office:value="-0.00005627043" calcext:value-type="float">
            <text:p>-5.627043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7" calcext:value-type="float">
            <text:p>8012007</text:p>
          </table:table-cell>
          <table:table-cell office:value-type="float" office:value="35.76104" calcext:value-type="float">
            <text:p>35.76104</text:p>
          </table:table-cell>
          <table:table-cell office:value-type="float" office:value="1100.787" calcext:value-type="float">
            <text:p>1100.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36134" calcext:value-type="float">
            <text:p>0.4636134</text:p>
          </table:table-cell>
          <table:table-cell office:value-type="float" office:value="3.621133" calcext:value-type="float">
            <text:p>3.621133</text:p>
          </table:table-cell>
          <table:table-cell office:value-type="float" office:value="0" calcext:value-type="float">
            <text:p>0</text:p>
          </table:table-cell>
          <table:table-cell office:value-type="float" office:value="0.0000003860946" calcext:value-type="float">
            <text:p>3.860946E-07</text:p>
          </table:table-cell>
          <table:table-cell office:value-type="float" office:value="0" calcext:value-type="float">
            <text:p>0</text:p>
          </table:table-cell>
          <table:table-cell office:value-type="float" office:value="-0.002331411" calcext:value-type="float">
            <text:p>-0.002331411</text:p>
          </table:table-cell>
          <table:table-cell office:value-type="float" office:value="-0.0006367058" calcext:value-type="float">
            <text:p>-0.0006367058</text:p>
          </table:table-cell>
          <table:table-cell office:value-type="float" office:value="0.00003483089" calcext:value-type="float">
            <text:p>3.483089E-05</text:p>
          </table:table-cell>
          <table:table-cell office:value-type="float" office:value="0.00002797909" calcext:value-type="float">
            <text:p>2.797909E-05</text:p>
          </table:table-cell>
          <table:table-cell office:value-type="float" office:value="26.31774" calcext:value-type="float">
            <text:p>26.31774</text:p>
          </table:table-cell>
          <table:table-cell office:value-type="float" office:value="0.6802884" calcext:value-type="float">
            <text:p>0.6802884</text:p>
          </table:table-cell>
          <table:table-cell office:value-type="float" office:value="0.1282592" calcext:value-type="float">
            <text:p>0.1282592</text:p>
          </table:table-cell>
          <table:table-cell office:value-type="float" office:value="0.1300254" calcext:value-type="float">
            <text:p>0.1300254</text:p>
          </table:table-cell>
          <table:table-cell office:value-type="float" office:value="0.08587357" calcext:value-type="float">
            <text:p>0.08587357</text:p>
          </table:table-cell>
          <table:table-cell office:value-type="float" office:value="0.08030353" calcext:value-type="float">
            <text:p>0.08030353</text:p>
          </table:table-cell>
          <table:table-cell office:value-type="float" office:value="0.03534466" calcext:value-type="float">
            <text:p>0.03534466</text:p>
          </table:table-cell>
          <table:table-cell office:value-type="float" office:value="0.02519202" calcext:value-type="float">
            <text:p>0.02519202</text:p>
          </table:table-cell>
          <table:table-cell office:value-type="float" office:value="0.03500448" calcext:value-type="float">
            <text:p>0.03500448</text:p>
          </table:table-cell>
          <table:table-cell office:value-type="float" office:value="0.02475165" calcext:value-type="float">
            <text:p>0.02475165</text:p>
          </table:table-cell>
          <table:table-cell office:value-type="float" office:value="0.02322737" calcext:value-type="float">
            <text:p>0.02322737</text:p>
          </table:table-cell>
          <table:table-cell office:value-type="float" office:value="0.02807914" calcext:value-type="float">
            <text:p>0.02807914</text:p>
          </table:table-cell>
          <table:table-cell office:value-type="float" office:value="0.0406705" calcext:value-type="float">
            <text:p>0.0406705</text:p>
          </table:table-cell>
          <table:table-cell office:value-type="float" office:value="0.004683268" calcext:value-type="float">
            <text:p>0.004683268</text:p>
          </table:table-cell>
          <table:table-cell office:value-type="float" office:value="0.003771838" calcext:value-type="float">
            <text:p>0.003771838</text:p>
          </table:table-cell>
          <table:table-cell office:value-type="float" office:value="0" calcext:value-type="float">
            <text:p>0</text:p>
          </table:table-cell>
          <table:table-cell office:value-type="float" office:value="20.76" calcext:value-type="float">
            <text:p>20.76</text:p>
          </table:table-cell>
          <table:table-cell office:value-type="float" office:value="10.82505" calcext:value-type="float">
            <text:p>10.82505</text:p>
          </table:table-cell>
          <table:table-cell office:value-type="float" office:value="11.93341" calcext:value-type="float">
            <text:p>11.93341</text:p>
          </table:table-cell>
          <table:table-cell office:value-type="float" office:value="11.15228" calcext:value-type="float">
            <text:p>11.15228</text:p>
          </table:table-cell>
          <table:table-cell office:value-type="float" office:value="8.894017" calcext:value-type="float">
            <text:p>8.894017</text:p>
          </table:table-cell>
          <table:table-cell office:value-type="float" office:value="2.045168" calcext:value-type="float">
            <text:p>2.045168</text:p>
          </table:table-cell>
          <table:table-cell office:value-type="float" office:value="0.5710142" calcext:value-type="float">
            <text:p>0.5710142</text:p>
          </table:table-cell>
          <table:table-cell office:value-type="float" office:value="0.5097107" calcext:value-type="float">
            <text:p>0.5097107</text:p>
          </table:table-cell>
          <table:table-cell office:value-type="float" office:value="0.3482482" calcext:value-type="float">
            <text:p>0.3482482</text:p>
          </table:table-cell>
          <table:table-cell office:value-type="float" office:value="0.2579843" calcext:value-type="float">
            <text:p>0.2579843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2640635" calcext:value-type="float">
            <text:p>0.2640635</text:p>
          </table:table-cell>
          <table:table-cell office:value-type="float" office:value="0.3139089" calcext:value-type="float">
            <text:p>0.3139089</text:p>
          </table:table-cell>
          <table:table-cell office:value-type="float" office:value="0.3454096" calcext:value-type="float">
            <text:p>0.3454096</text:p>
          </table:table-cell>
          <table:table-cell office:value-type="float" office:value="0" calcext:value-type="float">
            <text:p>0</text:p>
          </table:table-cell>
          <table:table-cell office:value-type="float" office:value="2060.519" calcext:value-type="float">
            <text:p>2060.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88294" calcext:value-type="float">
            <text:p>0.03888294</text:p>
          </table:table-cell>
          <table:table-cell office:value-type="float" office:value="0" calcext:value-type="float">
            <text:p>0</text:p>
          </table:table-cell>
          <table:table-cell office:value-type="float" office:value="-0.0000632915" calcext:value-type="float">
            <text:p>-6.32915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7" calcext:value-type="float">
            <text:p>9012007</text:p>
          </table:table-cell>
          <table:table-cell office:value-type="float" office:value="35.74187" calcext:value-type="float">
            <text:p>35.74187</text:p>
          </table:table-cell>
          <table:table-cell office:value-type="float" office:value="1100.799" calcext:value-type="float">
            <text:p>1100.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6349" calcext:value-type="float">
            <text:p>0.456349</text:p>
          </table:table-cell>
          <table:table-cell office:value-type="float" office:value="3.634229" calcext:value-type="float">
            <text:p>3.634229</text:p>
          </table:table-cell>
          <table:table-cell office:value-type="float" office:value="0" calcext:value-type="float">
            <text:p>0</text:p>
          </table:table-cell>
          <table:table-cell office:value-type="float" office:value="0.0000004375418" calcext:value-type="float">
            <text:p>4.375418E-07</text:p>
          </table:table-cell>
          <table:table-cell office:value-type="float" office:value="0" calcext:value-type="float">
            <text:p>0</text:p>
          </table:table-cell>
          <table:table-cell office:value-type="float" office:value="-0.002654826" calcext:value-type="float">
            <text:p>-0.002654826</text:p>
          </table:table-cell>
          <table:table-cell office:value-type="float" office:value="-0.0007293028" calcext:value-type="float">
            <text:p>-0.0007293028</text:p>
          </table:table-cell>
          <table:table-cell office:value-type="float" office:value="0.00003990271" calcext:value-type="float">
            <text:p>3.990271E-05</text:p>
          </table:table-cell>
          <table:table-cell office:value-type="float" office:value="0.00003136187" calcext:value-type="float">
            <text:p>3.136187E-05</text:p>
          </table:table-cell>
          <table:table-cell office:value-type="float" office:value="26.30516" calcext:value-type="float">
            <text:p>26.30516</text:p>
          </table:table-cell>
          <table:table-cell office:value-type="float" office:value="0.6301712" calcext:value-type="float">
            <text:p>0.6301712</text:p>
          </table:table-cell>
          <table:table-cell office:value-type="float" office:value="0.1258338" calcext:value-type="float">
            <text:p>0.1258338</text:p>
          </table:table-cell>
          <table:table-cell office:value-type="float" office:value="0.1322942" calcext:value-type="float">
            <text:p>0.1322942</text:p>
          </table:table-cell>
          <table:table-cell office:value-type="float" office:value="0.08536505" calcext:value-type="float">
            <text:p>0.08536505</text:p>
          </table:table-cell>
          <table:table-cell office:value-type="float" office:value="0.08054859" calcext:value-type="float">
            <text:p>0.08054859</text:p>
          </table:table-cell>
          <table:table-cell office:value-type="float" office:value="0.03552543" calcext:value-type="float">
            <text:p>0.03552543</text:p>
          </table:table-cell>
          <table:table-cell office:value-type="float" office:value="0.02536825" calcext:value-type="float">
            <text:p>0.02536825</text:p>
          </table:table-cell>
          <table:table-cell office:value-type="float" office:value="0.0351873" calcext:value-type="float">
            <text:p>0.0351873</text:p>
          </table:table-cell>
          <table:table-cell office:value-type="float" office:value="0.02480654" calcext:value-type="float">
            <text:p>0.02480654</text:p>
          </table:table-cell>
          <table:table-cell office:value-type="float" office:value="0.02325143" calcext:value-type="float">
            <text:p>0.02325143</text:p>
          </table:table-cell>
          <table:table-cell office:value-type="float" office:value="0.02809791" calcext:value-type="float">
            <text:p>0.02809791</text:p>
          </table:table-cell>
          <table:table-cell office:value-type="float" office:value="0.04061175" calcext:value-type="float">
            <text:p>0.04061175</text:p>
          </table:table-cell>
          <table:table-cell office:value-type="float" office:value="0.004681247" calcext:value-type="float">
            <text:p>0.004681247</text:p>
          </table:table-cell>
          <table:table-cell office:value-type="float" office:value="0.003774381" calcext:value-type="float">
            <text:p>0.003774381</text:p>
          </table:table-cell>
          <table:table-cell office:value-type="float" office:value="0" calcext:value-type="float">
            <text:p>0</text:p>
          </table:table-cell>
          <table:table-cell office:value-type="float" office:value="22.49283" calcext:value-type="float">
            <text:p>22.49283</text:p>
          </table:table-cell>
          <table:table-cell office:value-type="float" office:value="10.59256" calcext:value-type="float">
            <text:p>10.59256</text:p>
          </table:table-cell>
          <table:table-cell office:value-type="float" office:value="11.86486" calcext:value-type="float">
            <text:p>11.86486</text:p>
          </table:table-cell>
          <table:table-cell office:value-type="float" office:value="11.0869" calcext:value-type="float">
            <text:p>11.0869</text:p>
          </table:table-cell>
          <table:table-cell office:value-type="float" office:value="8.859582" calcext:value-type="float">
            <text:p>8.859582</text:p>
          </table:table-cell>
          <table:table-cell office:value-type="float" office:value="2.08231" calcext:value-type="float">
            <text:p>2.08231</text:p>
          </table:table-cell>
          <table:table-cell office:value-type="float" office:value="0.5947807" calcext:value-type="float">
            <text:p>0.5947807</text:p>
          </table:table-cell>
          <table:table-cell office:value-type="float" office:value="0.5173189" calcext:value-type="float">
            <text:p>0.5173189</text:p>
          </table:table-cell>
          <table:table-cell office:value-type="float" office:value="0.3507777" calcext:value-type="float">
            <text:p>0.3507777</text:p>
          </table:table-cell>
          <table:table-cell office:value-type="float" office:value="0.2590495" calcext:value-type="float">
            <text:p>0.2590495</text:p>
          </table:table-cell>
          <table:table-cell office:value-type="float" office:value="0.1615049" calcext:value-type="float">
            <text:p>0.1615049</text:p>
          </table:table-cell>
          <table:table-cell office:value-type="float" office:value="0.265554" calcext:value-type="float">
            <text:p>0.265554</text:p>
          </table:table-cell>
          <table:table-cell office:value-type="float" office:value="0.3127907" calcext:value-type="float">
            <text:p>0.3127907</text:p>
          </table:table-cell>
          <table:table-cell office:value-type="float" office:value="0.3468322" calcext:value-type="float">
            <text:p>0.3468322</text:p>
          </table:table-cell>
          <table:table-cell office:value-type="float" office:value="0" calcext:value-type="float">
            <text:p>0</text:p>
          </table:table-cell>
          <table:table-cell office:value-type="float" office:value="2028.487" calcext:value-type="float">
            <text:p>2028.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49615" calcext:value-type="float">
            <text:p>0.04449615</text:p>
          </table:table-cell>
          <table:table-cell office:value-type="float" office:value="0" calcext:value-type="float">
            <text:p>0</text:p>
          </table:table-cell>
          <table:table-cell office:value-type="float" office:value="-0.00007006139" calcext:value-type="float">
            <text:p>-7.006139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7" calcext:value-type="float">
            <text:p>10012007</text:p>
          </table:table-cell>
          <table:table-cell office:value-type="float" office:value="35.72188" calcext:value-type="float">
            <text:p>35.72188</text:p>
          </table:table-cell>
          <table:table-cell office:value-type="float" office:value="1100.811" calcext:value-type="float">
            <text:p>1100.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3.647717" calcext:value-type="float">
            <text:p>3.647717</text:p>
          </table:table-cell>
          <table:table-cell office:value-type="float" office:value="0" calcext:value-type="float">
            <text:p>0</text:p>
          </table:table-cell>
          <table:table-cell office:value-type="float" office:value="0.0000005108345" calcext:value-type="float">
            <text:p>5.108345E-07</text:p>
          </table:table-cell>
          <table:table-cell office:value-type="float" office:value="0" calcext:value-type="float">
            <text:p>0</text:p>
          </table:table-cell>
          <table:table-cell office:value-type="float" office:value="-0.002648351" calcext:value-type="float">
            <text:p>-0.002648351</text:p>
          </table:table-cell>
          <table:table-cell office:value-type="float" office:value="-0.0008211878" calcext:value-type="float">
            <text:p>-0.0008211878</text:p>
          </table:table-cell>
          <table:table-cell office:value-type="float" office:value="0.00004574236" calcext:value-type="float">
            <text:p>4.574236E-05</text:p>
          </table:table-cell>
          <table:table-cell office:value-type="float" office:value="0.00003455249" calcext:value-type="float">
            <text:p>3.455249E-05</text:p>
          </table:table-cell>
          <table:table-cell office:value-type="float" office:value="26.29031" calcext:value-type="float">
            <text:p>26.29031</text:p>
          </table:table-cell>
          <table:table-cell office:value-type="float" office:value="0.6707019" calcext:value-type="float">
            <text:p>0.6707019</text:p>
          </table:table-cell>
          <table:table-cell office:value-type="float" office:value="0.1301694" calcext:value-type="float">
            <text:p>0.1301694</text:p>
          </table:table-cell>
          <table:table-cell office:value-type="float" office:value="0.1350721" calcext:value-type="float">
            <text:p>0.1350721</text:p>
          </table:table-cell>
          <table:table-cell office:value-type="float" office:value="0.08529093" calcext:value-type="float">
            <text:p>0.08529093</text:p>
          </table:table-cell>
          <table:table-cell office:value-type="float" office:value="0.08093581" calcext:value-type="float">
            <text:p>0.08093581</text:p>
          </table:table-cell>
          <table:table-cell office:value-type="float" office:value="0.03575057" calcext:value-type="float">
            <text:p>0.03575057</text:p>
          </table:table-cell>
          <table:table-cell office:value-type="float" office:value="0.02548712" calcext:value-type="float">
            <text:p>0.02548712</text:p>
          </table:table-cell>
          <table:table-cell office:value-type="float" office:value="0.03537487" calcext:value-type="float">
            <text:p>0.03537487</text:p>
          </table:table-cell>
          <table:table-cell office:value-type="float" office:value="0.02486285" calcext:value-type="float">
            <text:p>0.02486285</text:p>
          </table:table-cell>
          <table:table-cell office:value-type="float" office:value="0.02327579" calcext:value-type="float">
            <text:p>0.02327579</text:p>
          </table:table-cell>
          <table:table-cell office:value-type="float" office:value="0.02811595" calcext:value-type="float">
            <text:p>0.02811595</text:p>
          </table:table-cell>
          <table:table-cell office:value-type="float" office:value="0.04055196" calcext:value-type="float">
            <text:p>0.04055196</text:p>
          </table:table-cell>
          <table:table-cell office:value-type="float" office:value="0.004681665" calcext:value-type="float">
            <text:p>0.004681665</text:p>
          </table:table-cell>
          <table:table-cell office:value-type="float" office:value="0.003774742" calcext:value-type="float">
            <text:p>0.003774742</text:p>
          </table:table-cell>
          <table:table-cell office:value-type="float" office:value="0" calcext:value-type="float">
            <text:p>0</text:p>
          </table:table-cell>
          <table:table-cell office:value-type="float" office:value="21.27849" calcext:value-type="float">
            <text:p>21.27849</text:p>
          </table:table-cell>
          <table:table-cell office:value-type="float" office:value="11.12708" calcext:value-type="float">
            <text:p>11.12708</text:p>
          </table:table-cell>
          <table:table-cell office:value-type="float" office:value="11.96912" calcext:value-type="float">
            <text:p>11.96912</text:p>
          </table:table-cell>
          <table:table-cell office:value-type="float" office:value="11.14261" calcext:value-type="float">
            <text:p>11.14261</text:p>
          </table:table-cell>
          <table:table-cell office:value-type="float" office:value="8.920673" calcext:value-type="float">
            <text:p>8.920673</text:p>
          </table:table-cell>
          <table:table-cell office:value-type="float" office:value="2.126608" calcext:value-type="float">
            <text:p>2.126608</text:p>
          </table:table-cell>
          <table:table-cell office:value-type="float" office:value="0.6069661" calcext:value-type="float">
            <text:p>0.6069661</text:p>
          </table:table-cell>
          <table:table-cell office:value-type="float" office:value="0.5251808" calcext:value-type="float">
            <text:p>0.5251808</text:p>
          </table:table-cell>
          <table:table-cell office:value-type="float" office:value="0.3533277" calcext:value-type="float">
            <text:p>0.3533277</text:p>
          </table:table-cell>
          <table:table-cell office:value-type="float" office:value="0.2600984" calcext:value-type="float">
            <text:p>0.2600984</text:p>
          </table:table-cell>
          <table:table-cell office:value-type="float" office:value="0.1625758" calcext:value-type="float">
            <text:p>0.1625758</text:p>
          </table:table-cell>
          <table:table-cell office:value-type="float" office:value="0.2669941" calcext:value-type="float">
            <text:p>0.2669941</text:p>
          </table:table-cell>
          <table:table-cell office:value-type="float" office:value="0.3125662" calcext:value-type="float">
            <text:p>0.3125662</text:p>
          </table:table-cell>
          <table:table-cell office:value-type="float" office:value="0.3468362" calcext:value-type="float">
            <text:p>0.3468362</text:p>
          </table:table-cell>
          <table:table-cell office:value-type="float" office:value="0" calcext:value-type="float">
            <text:p>0</text:p>
          </table:table-cell>
          <table:table-cell office:value-type="float" office:value="1987.177" calcext:value-type="float">
            <text:p>1987.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536" calcext:value-type="float">
            <text:p>0.050536</text:p>
          </table:table-cell>
          <table:table-cell office:value-type="float" office:value="0" calcext:value-type="float">
            <text:p>0</text:p>
          </table:table-cell>
          <table:table-cell office:value-type="float" office:value="-0.00007680272" calcext:value-type="float">
            <text:p>-7.680272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7" calcext:value-type="float">
            <text:p>11012007</text:p>
          </table:table-cell>
          <table:table-cell office:value-type="float" office:value="35.69555" calcext:value-type="float">
            <text:p>35.69555</text:p>
          </table:table-cell>
          <table:table-cell office:value-type="float" office:value="1100.829" calcext:value-type="float">
            <text:p>1100.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0173" calcext:value-type="float">
            <text:p>0.4350173</text:p>
          </table:table-cell>
          <table:table-cell office:value-type="float" office:value="3.667988" calcext:value-type="float">
            <text:p>3.667988</text:p>
          </table:table-cell>
          <table:table-cell office:value-type="float" office:value="0" calcext:value-type="float">
            <text:p>0</text:p>
          </table:table-cell>
          <table:table-cell office:value-type="float" office:value="0.0000006004897" calcext:value-type="float">
            <text:p>6.004897E-07</text:p>
          </table:table-cell>
          <table:table-cell office:value-type="float" office:value="0" calcext:value-type="float">
            <text:p>0</text:p>
          </table:table-cell>
          <table:table-cell office:value-type="float" office:value="-0.002640443" calcext:value-type="float">
            <text:p>-0.002640443</text:p>
          </table:table-cell>
          <table:table-cell office:value-type="float" office:value="-0.0009853002" calcext:value-type="float">
            <text:p>-0.0009853002</text:p>
          </table:table-cell>
          <table:table-cell office:value-type="float" office:value="0.00005293166" calcext:value-type="float">
            <text:p>5.293166E-05</text:p>
          </table:table-cell>
          <table:table-cell office:value-type="float" office:value="0.00003631949" calcext:value-type="float">
            <text:p>3.631949E-05</text:p>
          </table:table-cell>
          <table:table-cell office:value-type="float" office:value="26.28397" calcext:value-type="float">
            <text:p>26.28397</text:p>
          </table:table-cell>
          <table:table-cell office:value-type="float" office:value="0.5454737" calcext:value-type="float">
            <text:p>0.5454737</text:p>
          </table:table-cell>
          <table:table-cell office:value-type="float" office:value="0.1240932" calcext:value-type="float">
            <text:p>0.1240932</text:p>
          </table:table-cell>
          <table:table-cell office:value-type="float" office:value="0.1315822" calcext:value-type="float">
            <text:p>0.1315822</text:p>
          </table:table-cell>
          <table:table-cell office:value-type="float" office:value="0.08284743" calcext:value-type="float">
            <text:p>0.08284743</text:p>
          </table:table-cell>
          <table:table-cell office:value-type="float" office:value="0.07997566" calcext:value-type="float">
            <text:p>0.07997566</text:p>
          </table:table-cell>
          <table:table-cell office:value-type="float" office:value="0.03591771" calcext:value-type="float">
            <text:p>0.03591771</text:p>
          </table:table-cell>
          <table:table-cell office:value-type="float" office:value="0.0255857" calcext:value-type="float">
            <text:p>0.0255857</text:p>
          </table:table-cell>
          <table:table-cell office:value-type="float" office:value="0.03555371" calcext:value-type="float">
            <text:p>0.03555371</text:p>
          </table:table-cell>
          <table:table-cell office:value-type="float" office:value="0.02491997" calcext:value-type="float">
            <text:p>0.02491997</text:p>
          </table:table-cell>
          <table:table-cell office:value-type="float" office:value="0.02330053" calcext:value-type="float">
            <text:p>0.02330053</text:p>
          </table:table-cell>
          <table:table-cell office:value-type="float" office:value="0.02813335" calcext:value-type="float">
            <text:p>0.02813335</text:p>
          </table:table-cell>
          <table:table-cell office:value-type="float" office:value="0.04049115" calcext:value-type="float">
            <text:p>0.04049115</text:p>
          </table:table-cell>
          <table:table-cell office:value-type="float" office:value="0.004681957" calcext:value-type="float">
            <text:p>0.004681957</text:p>
          </table:table-cell>
          <table:table-cell office:value-type="float" office:value="0.003774259" calcext:value-type="float">
            <text:p>0.003774259</text:p>
          </table:table-cell>
          <table:table-cell office:value-type="float" office:value="0" calcext:value-type="float">
            <text:p>0</text:p>
          </table:table-cell>
          <table:table-cell office:value-type="float" office:value="21.1977" calcext:value-type="float">
            <text:p>21.1977</text:p>
          </table:table-cell>
          <table:table-cell office:value-type="float" office:value="11.42171" calcext:value-type="float">
            <text:p>11.42171</text:p>
          </table:table-cell>
          <table:table-cell office:value-type="float" office:value="11.73633" calcext:value-type="float">
            <text:p>11.73633</text:p>
          </table:table-cell>
          <table:table-cell office:value-type="float" office:value="11.06489" calcext:value-type="float">
            <text:p>11.06489</text:p>
          </table:table-cell>
          <table:table-cell office:value-type="float" office:value="8.980145" calcext:value-type="float">
            <text:p>8.980145</text:p>
          </table:table-cell>
          <table:table-cell office:value-type="float" office:value="2.184523" calcext:value-type="float">
            <text:p>2.184523</text:p>
          </table:table-cell>
          <table:table-cell office:value-type="float" office:value="0.6131448" calcext:value-type="float">
            <text:p>0.6131448</text:p>
          </table:table-cell>
          <table:table-cell office:value-type="float" office:value="0.5326715" calcext:value-type="float">
            <text:p>0.5326715</text:p>
          </table:table-cell>
          <table:table-cell office:value-type="float" office:value="0.3558875" calcext:value-type="float">
            <text:p>0.3558875</text:p>
          </table:table-cell>
          <table:table-cell office:value-type="float" office:value="0.2611423" calcext:value-type="float">
            <text:p>0.2611423</text:p>
          </table:table-cell>
          <table:table-cell office:value-type="float" office:value="0.1636318" calcext:value-type="float">
            <text:p>0.1636318</text:p>
          </table:table-cell>
          <table:table-cell office:value-type="float" office:value="0.2684011" calcext:value-type="float">
            <text:p>0.2684011</text:p>
          </table:table-cell>
          <table:table-cell office:value-type="float" office:value="0.3122686" calcext:value-type="float">
            <text:p>0.3122686</text:p>
          </table:table-cell>
          <table:table-cell office:value-type="float" office:value="0.3468383" calcext:value-type="float">
            <text:p>0.3468383</text:p>
          </table:table-cell>
          <table:table-cell office:value-type="float" office:value="0" calcext:value-type="float">
            <text:p>0</text:p>
          </table:table-cell>
          <table:table-cell office:value-type="float" office:value="1928.323" calcext:value-type="float">
            <text:p>1928.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22954" calcext:value-type="float">
            <text:p>0.05722954</text:p>
          </table:table-cell>
          <table:table-cell office:value-type="float" office:value="0" calcext:value-type="float">
            <text:p>0</text:p>
          </table:table-cell>
          <table:table-cell office:value-type="float" office:value="-0.00008457449" calcext:value-type="float">
            <text:p>-8.457449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7" calcext:value-type="float">
            <text:p>12012007</text:p>
          </table:table-cell>
          <table:table-cell office:value-type="float" office:value="35.67202" calcext:value-type="float">
            <text:p>35.67202</text:p>
          </table:table-cell>
          <table:table-cell office:value-type="float" office:value="1100.841" calcext:value-type="float">
            <text:p>1100.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4607" calcext:value-type="float">
            <text:p>0.4284607</text:p>
          </table:table-cell>
          <table:table-cell office:value-type="float" office:value="3.684576" calcext:value-type="float">
            <text:p>3.684576</text:p>
          </table:table-cell>
          <table:table-cell office:value-type="float" office:value="0" calcext:value-type="float">
            <text:p>0</text:p>
          </table:table-cell>
          <table:table-cell office:value-type="float" office:value="0.0000006487163" calcext:value-type="float">
            <text:p>6.487163E-07</text:p>
          </table:table-cell>
          <table:table-cell office:value-type="float" office:value="0" calcext:value-type="float">
            <text:p>0</text:p>
          </table:table-cell>
          <table:table-cell office:value-type="float" office:value="-0.002636173" calcext:value-type="float">
            <text:p>-0.002636173</text:p>
          </table:table-cell>
          <table:table-cell office:value-type="float" office:value="-0.001073195" calcext:value-type="float">
            <text:p>-0.001073195</text:p>
          </table:table-cell>
          <table:table-cell office:value-type="float" office:value="0.0000603717" calcext:value-type="float">
            <text:p>6.03717E-05</text:p>
          </table:table-cell>
          <table:table-cell office:value-type="float" office:value="0.00003905492" calcext:value-type="float">
            <text:p>3.905492E-05</text:p>
          </table:table-cell>
          <table:table-cell office:value-type="float" office:value="26.26366" calcext:value-type="float">
            <text:p>26.26366</text:p>
          </table:table-cell>
          <table:table-cell office:value-type="float" office:value="0.5362935" calcext:value-type="float">
            <text:p>0.5362935</text:p>
          </table:table-cell>
          <table:table-cell office:value-type="float" office:value="0.1254732" calcext:value-type="float">
            <text:p>0.1254732</text:p>
          </table:table-cell>
          <table:table-cell office:value-type="float" office:value="0.1342378" calcext:value-type="float">
            <text:p>0.1342378</text:p>
          </table:table-cell>
          <table:table-cell office:value-type="float" office:value="0.08158392" calcext:value-type="float">
            <text:p>0.08158392</text:p>
          </table:table-cell>
          <table:table-cell office:value-type="float" office:value="0.07930429" calcext:value-type="float">
            <text:p>0.07930429</text:p>
          </table:table-cell>
          <table:table-cell office:value-type="float" office:value="0.03590889" calcext:value-type="float">
            <text:p>0.03590889</text:p>
          </table:table-cell>
          <table:table-cell office:value-type="float" office:value="0.02575232" calcext:value-type="float">
            <text:p>0.02575232</text:p>
          </table:table-cell>
          <table:table-cell office:value-type="float" office:value="0.0356883" calcext:value-type="float">
            <text:p>0.0356883</text:p>
          </table:table-cell>
          <table:table-cell office:value-type="float" office:value="0.02497568" calcext:value-type="float">
            <text:p>0.02497568</text:p>
          </table:table-cell>
          <table:table-cell office:value-type="float" office:value="0.02332536" calcext:value-type="float">
            <text:p>0.02332536</text:p>
          </table:table-cell>
          <table:table-cell office:value-type="float" office:value="0.02815013" calcext:value-type="float">
            <text:p>0.02815013</text:p>
          </table:table-cell>
          <table:table-cell office:value-type="float" office:value="0.04042932" calcext:value-type="float">
            <text:p>0.04042932</text:p>
          </table:table-cell>
          <table:table-cell office:value-type="float" office:value="0.00468197" calcext:value-type="float">
            <text:p>0.00468197</text:p>
          </table:table-cell>
          <table:table-cell office:value-type="float" office:value="0.003773257" calcext:value-type="float">
            <text:p>0.003773257</text:p>
          </table:table-cell>
          <table:table-cell office:value-type="float" office:value="0" calcext:value-type="float">
            <text:p>0</text:p>
          </table:table-cell>
          <table:table-cell office:value-type="float" office:value="24.26813" calcext:value-type="float">
            <text:p>24.26813</text:p>
          </table:table-cell>
          <table:table-cell office:value-type="float" office:value="11.29192" calcext:value-type="float">
            <text:p>11.29192</text:p>
          </table:table-cell>
          <table:table-cell office:value-type="float" office:value="11.46426" calcext:value-type="float">
            <text:p>11.46426</text:p>
          </table:table-cell>
          <table:table-cell office:value-type="float" office:value="10.8987" calcext:value-type="float">
            <text:p>10.8987</text:p>
          </table:table-cell>
          <table:table-cell office:value-type="float" office:value="8.895715" calcext:value-type="float">
            <text:p>8.895715</text:p>
          </table:table-cell>
          <table:table-cell office:value-type="float" office:value="2.209067" calcext:value-type="float">
            <text:p>2.209067</text:p>
          </table:table-cell>
          <table:table-cell office:value-type="float" office:value="0.6338778" calcext:value-type="float">
            <text:p>0.6338778</text:p>
          </table:table-cell>
          <table:table-cell office:value-type="float" office:value="0.5386383" calcext:value-type="float">
            <text:p>0.5386383</text:p>
          </table:table-cell>
          <table:table-cell office:value-type="float" office:value="0.3584816" calcext:value-type="float">
            <text:p>0.3584816</text:p>
          </table:table-cell>
          <table:table-cell office:value-type="float" office:value="0.2621826" calcext:value-type="float">
            <text:p>0.2621826</text:p>
          </table:table-cell>
          <table:table-cell office:value-type="float" office:value="0.1646739" calcext:value-type="float">
            <text:p>0.1646739</text:p>
          </table:table-cell>
          <table:table-cell office:value-type="float" office:value="0.2697726" calcext:value-type="float">
            <text:p>0.2697726</text:p>
          </table:table-cell>
          <table:table-cell office:value-type="float" office:value="0.3119163" calcext:value-type="float">
            <text:p>0.3119163</text:p>
          </table:table-cell>
          <table:table-cell office:value-type="float" office:value="0.3468401" calcext:value-type="float">
            <text:p>0.3468401</text:p>
          </table:table-cell>
          <table:table-cell office:value-type="float" office:value="0" calcext:value-type="float">
            <text:p>0</text:p>
          </table:table-cell>
          <table:table-cell office:value-type="float" office:value="1895.004" calcext:value-type="float">
            <text:p>1895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36447" calcext:value-type="float">
            <text:p>0.06736447</text:p>
          </table:table-cell>
          <table:table-cell office:value-type="float" office:value="0" calcext:value-type="float">
            <text:p>0</text:p>
          </table:table-cell>
          <table:table-cell office:value-type="float" office:value="-0.00009132805" calcext:value-type="float">
            <text:p>-9.132805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7" calcext:value-type="float">
            <text:p>13012007</text:p>
          </table:table-cell>
          <table:table-cell office:value-type="float" office:value="35.64885" calcext:value-type="float">
            <text:p>35.64885</text:p>
          </table:table-cell>
          <table:table-cell office:value-type="float" office:value="1100.85" calcext:value-type="float">
            <text:p>110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0516" calcext:value-type="float">
            <text:p>0.4260516</text:p>
          </table:table-cell>
          <table:table-cell office:value-type="float" office:value="3.699096" calcext:value-type="float">
            <text:p>3.699096</text:p>
          </table:table-cell>
          <table:table-cell office:value-type="float" office:value="0" calcext:value-type="float">
            <text:p>0</text:p>
          </table:table-cell>
          <table:table-cell office:value-type="float" office:value="0.0000008040101" calcext:value-type="float">
            <text:p>8.040101E-07</text:p>
          </table:table-cell>
          <table:table-cell office:value-type="float" office:value="0" calcext:value-type="float">
            <text:p>0</text:p>
          </table:table-cell>
          <table:table-cell office:value-type="float" office:value="-0.002621973" calcext:value-type="float">
            <text:p>-0.002621973</text:p>
          </table:table-cell>
          <table:table-cell office:value-type="float" office:value="-0.001125259" calcext:value-type="float">
            <text:p>-0.001125259</text:p>
          </table:table-cell>
          <table:table-cell office:value-type="float" office:value="0.00006648913" calcext:value-type="float">
            <text:p>6.648913E-05</text:p>
          </table:table-cell>
          <table:table-cell office:value-type="float" office:value="0.00003929605" calcext:value-type="float">
            <text:p>3.929605E-05</text:p>
          </table:table-cell>
          <table:table-cell office:value-type="float" office:value="26.23434" calcext:value-type="float">
            <text:p>26.23434</text:p>
          </table:table-cell>
          <table:table-cell office:value-type="float" office:value="0.4736317" calcext:value-type="float">
            <text:p>0.4736317</text:p>
          </table:table-cell>
          <table:table-cell office:value-type="float" office:value="0.1280898" calcext:value-type="float">
            <text:p>0.1280898</text:p>
          </table:table-cell>
          <table:table-cell office:value-type="float" office:value="0.1372301" calcext:value-type="float">
            <text:p>0.1372301</text:p>
          </table:table-cell>
          <table:table-cell office:value-type="float" office:value="0.08120877" calcext:value-type="float">
            <text:p>0.08120877</text:p>
          </table:table-cell>
          <table:table-cell office:value-type="float" office:value="0.07943235" calcext:value-type="float">
            <text:p>0.07943235</text:p>
          </table:table-cell>
          <table:table-cell office:value-type="float" office:value="0.03599719" calcext:value-type="float">
            <text:p>0.03599719</text:p>
          </table:table-cell>
          <table:table-cell office:value-type="float" office:value="0.02588601" calcext:value-type="float">
            <text:p>0.02588601</text:p>
          </table:table-cell>
          <table:table-cell office:value-type="float" office:value="0.03581324" calcext:value-type="float">
            <text:p>0.03581324</text:p>
          </table:table-cell>
          <table:table-cell office:value-type="float" office:value="0.02503132" calcext:value-type="float">
            <text:p>0.02503132</text:p>
          </table:table-cell>
          <table:table-cell office:value-type="float" office:value="0.0233495" calcext:value-type="float">
            <text:p>0.0233495</text:p>
          </table:table-cell>
          <table:table-cell office:value-type="float" office:value="0.02816631" calcext:value-type="float">
            <text:p>0.02816631</text:p>
          </table:table-cell>
          <table:table-cell office:value-type="float" office:value="0.0403666" calcext:value-type="float">
            <text:p>0.0403666</text:p>
          </table:table-cell>
          <table:table-cell office:value-type="float" office:value="0.004682268" calcext:value-type="float">
            <text:p>0.004682268</text:p>
          </table:table-cell>
          <table:table-cell office:value-type="float" office:value="0.003772608" calcext:value-type="float">
            <text:p>0.003772608</text:p>
          </table:table-cell>
          <table:table-cell office:value-type="float" office:value="0" calcext:value-type="float">
            <text:p>0</text:p>
          </table:table-cell>
          <table:table-cell office:value-type="float" office:value="22.76055" calcext:value-type="float">
            <text:p>22.76055</text:p>
          </table:table-cell>
          <table:table-cell office:value-type="float" office:value="11.02782" calcext:value-type="float">
            <text:p>11.02782</text:p>
          </table:table-cell>
          <table:table-cell office:value-type="float" office:value="11.13904" calcext:value-type="float">
            <text:p>11.13904</text:p>
          </table:table-cell>
          <table:table-cell office:value-type="float" office:value="10.67314" calcext:value-type="float">
            <text:p>10.67314</text:p>
          </table:table-cell>
          <table:table-cell office:value-type="float" office:value="8.771241" calcext:value-type="float">
            <text:p>8.771241</text:p>
          </table:table-cell>
          <table:table-cell office:value-type="float" office:value="2.215501" calcext:value-type="float">
            <text:p>2.215501</text:p>
          </table:table-cell>
          <table:table-cell office:value-type="float" office:value="0.637539" calcext:value-type="float">
            <text:p>0.637539</text:p>
          </table:table-cell>
          <table:table-cell office:value-type="float" office:value="0.5440581" calcext:value-type="float">
            <text:p>0.5440581</text:p>
          </table:table-cell>
          <table:table-cell office:value-type="float" office:value="0.3612539" calcext:value-type="float">
            <text:p>0.3612539</text:p>
          </table:table-cell>
          <table:table-cell office:value-type="float" office:value="0.2631945" calcext:value-type="float">
            <text:p>0.2631945</text:p>
          </table:table-cell>
          <table:table-cell office:value-type="float" office:value="0.1657029" calcext:value-type="float">
            <text:p>0.1657029</text:p>
          </table:table-cell>
          <table:table-cell office:value-type="float" office:value="0.271104" calcext:value-type="float">
            <text:p>0.271104</text:p>
          </table:table-cell>
          <table:table-cell office:value-type="float" office:value="0.3116445" calcext:value-type="float">
            <text:p>0.3116445</text:p>
          </table:table-cell>
          <table:table-cell office:value-type="float" office:value="0.3468427" calcext:value-type="float">
            <text:p>0.3468427</text:p>
          </table:table-cell>
          <table:table-cell office:value-type="float" office:value="0" calcext:value-type="float">
            <text:p>0</text:p>
          </table:table-cell>
          <table:table-cell office:value-type="float" office:value="1886.189" calcext:value-type="float">
            <text:p>1886.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55119" calcext:value-type="float">
            <text:p>0.07955119</text:p>
          </table:table-cell>
          <table:table-cell office:value-type="float" office:value="0" calcext:value-type="float">
            <text:p>0</text:p>
          </table:table-cell>
          <table:table-cell office:value-type="float" office:value="-0.0000974939" calcext:value-type="float">
            <text:p>-9.74939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7" calcext:value-type="float">
            <text:p>14012007</text:p>
          </table:table-cell>
          <table:table-cell office:value-type="float" office:value="35.62405" calcext:value-type="float">
            <text:p>35.62405</text:p>
          </table:table-cell>
          <table:table-cell office:value-type="float" office:value="1100.859" calcext:value-type="float">
            <text:p>1100.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7665" calcext:value-type="float">
            <text:p>0.4247665</text:p>
          </table:table-cell>
          <table:table-cell office:value-type="float" office:value="3.714076" calcext:value-type="float">
            <text:p>3.714076</text:p>
          </table:table-cell>
          <table:table-cell office:value-type="float" office:value="0" calcext:value-type="float">
            <text:p>0</text:p>
          </table:table-cell>
          <table:table-cell office:value-type="float" office:value="0.0000009667189" calcext:value-type="float">
            <text:p>9.667189E-07</text:p>
          </table:table-cell>
          <table:table-cell office:value-type="float" office:value="0" calcext:value-type="float">
            <text:p>0</text:p>
          </table:table-cell>
          <table:table-cell office:value-type="float" office:value="-0.002607396" calcext:value-type="float">
            <text:p>-0.002607396</text:p>
          </table:table-cell>
          <table:table-cell office:value-type="float" office:value="-0.00117361" calcext:value-type="float">
            <text:p>-0.00117361</text:p>
          </table:table-cell>
          <table:table-cell office:value-type="float" office:value="0.00007386744" calcext:value-type="float">
            <text:p>7.386744E-05</text:p>
          </table:table-cell>
          <table:table-cell office:value-type="float" office:value="0.00003929629" calcext:value-type="float">
            <text:p>3.929629E-05</text:p>
          </table:table-cell>
          <table:table-cell office:value-type="float" office:value="26.20214" calcext:value-type="float">
            <text:p>26.20214</text:p>
          </table:table-cell>
          <table:table-cell office:value-type="float" office:value="0.4324602" calcext:value-type="float">
            <text:p>0.4324602</text:p>
          </table:table-cell>
          <table:table-cell office:value-type="float" office:value="0.1309002" calcext:value-type="float">
            <text:p>0.1309002</text:p>
          </table:table-cell>
          <table:table-cell office:value-type="float" office:value="0.1397721" calcext:value-type="float">
            <text:p>0.1397721</text:p>
          </table:table-cell>
          <table:table-cell office:value-type="float" office:value="0.08086643" calcext:value-type="float">
            <text:p>0.08086643</text:p>
          </table:table-cell>
          <table:table-cell office:value-type="float" office:value="0.07953151" calcext:value-type="float">
            <text:p>0.07953151</text:p>
          </table:table-cell>
          <table:table-cell office:value-type="float" office:value="0.03614013" calcext:value-type="float">
            <text:p>0.03614013</text:p>
          </table:table-cell>
          <table:table-cell office:value-type="float" office:value="0.02589072" calcext:value-type="float">
            <text:p>0.02589072</text:p>
          </table:table-cell>
          <table:table-cell office:value-type="float" office:value="0.03595071" calcext:value-type="float">
            <text:p>0.03595071</text:p>
          </table:table-cell>
          <table:table-cell office:value-type="float" office:value="0.02508933" calcext:value-type="float">
            <text:p>0.02508933</text:p>
          </table:table-cell>
          <table:table-cell office:value-type="float" office:value="0.02337286" calcext:value-type="float">
            <text:p>0.02337286</text:p>
          </table:table-cell>
          <table:table-cell office:value-type="float" office:value="0.02818177" calcext:value-type="float">
            <text:p>0.02818177</text:p>
          </table:table-cell>
          <table:table-cell office:value-type="float" office:value="0.04030291" calcext:value-type="float">
            <text:p>0.04030291</text:p>
          </table:table-cell>
          <table:table-cell office:value-type="float" office:value="0.004682614" calcext:value-type="float">
            <text:p>0.004682614</text:p>
          </table:table-cell>
          <table:table-cell office:value-type="float" office:value="0.003772093" calcext:value-type="float">
            <text:p>0.003772093</text:p>
          </table:table-cell>
          <table:table-cell office:value-type="float" office:value="0" calcext:value-type="float">
            <text:p>0</text:p>
          </table:table-cell>
          <table:table-cell office:value-type="float" office:value="24.24226" calcext:value-type="float">
            <text:p>24.24226</text:p>
          </table:table-cell>
          <table:table-cell office:value-type="float" office:value="11.04004" calcext:value-type="float">
            <text:p>11.04004</text:p>
          </table:table-cell>
          <table:table-cell office:value-type="float" office:value="10.89908" calcext:value-type="float">
            <text:p>10.89908</text:p>
          </table:table-cell>
          <table:table-cell office:value-type="float" office:value="10.46783" calcext:value-type="float">
            <text:p>10.46783</text:p>
          </table:table-cell>
          <table:table-cell office:value-type="float" office:value="8.582058" calcext:value-type="float">
            <text:p>8.582058</text:p>
          </table:table-cell>
          <table:table-cell office:value-type="float" office:value="2.216925" calcext:value-type="float">
            <text:p>2.216925</text:p>
          </table:table-cell>
          <table:table-cell office:value-type="float" office:value="0.6206198" calcext:value-type="float">
            <text:p>0.6206198</text:p>
          </table:table-cell>
          <table:table-cell office:value-type="float" office:value="0.5496678" calcext:value-type="float">
            <text:p>0.5496678</text:p>
          </table:table-cell>
          <table:table-cell office:value-type="float" office:value="0.3642046" calcext:value-type="float">
            <text:p>0.3642046</text:p>
          </table:table-cell>
          <table:table-cell office:value-type="float" office:value="0.2641803" calcext:value-type="float">
            <text:p>0.2641803</text:p>
          </table:table-cell>
          <table:table-cell office:value-type="float" office:value="0.1667173" calcext:value-type="float">
            <text:p>0.1667173</text:p>
          </table:table-cell>
          <table:table-cell office:value-type="float" office:value="0.2724025" calcext:value-type="float">
            <text:p>0.2724025</text:p>
          </table:table-cell>
          <table:table-cell office:value-type="float" office:value="0.3114095" calcext:value-type="float">
            <text:p>0.3114095</text:p>
          </table:table-cell>
          <table:table-cell office:value-type="float" office:value="0.3468426" calcext:value-type="float">
            <text:p>0.3468426</text:p>
          </table:table-cell>
          <table:table-cell office:value-type="float" office:value="0" calcext:value-type="float">
            <text:p>0</text:p>
          </table:table-cell>
          <table:table-cell office:value-type="float" office:value="1882.635" calcext:value-type="float">
            <text:p>1882.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31904" calcext:value-type="float">
            <text:p>0.09331904</text:p>
          </table:table-cell>
          <table:table-cell office:value-type="float" office:value="0" calcext:value-type="float">
            <text:p>0</text:p>
          </table:table-cell>
          <table:table-cell office:value-type="float" office:value="-0.0001034825" calcext:value-type="float">
            <text:p>-0.00010348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7" calcext:value-type="float">
            <text:p>15012007</text:p>
          </table:table-cell>
          <table:table-cell office:value-type="float" office:value="35.59877" calcext:value-type="float">
            <text:p>35.59877</text:p>
          </table:table-cell>
          <table:table-cell office:value-type="float" office:value="1100.868" calcext:value-type="float">
            <text:p>1100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6899" calcext:value-type="float">
            <text:p>0.4246899</text:p>
          </table:table-cell>
          <table:table-cell office:value-type="float" office:value="3.728883" calcext:value-type="float">
            <text:p>3.728883</text:p>
          </table:table-cell>
          <table:table-cell office:value-type="float" office:value="0" calcext:value-type="float">
            <text:p>0</text:p>
          </table:table-cell>
          <table:table-cell office:value-type="float" office:value="0.000001091117" calcext:value-type="float">
            <text:p>1.091117E-06</text:p>
          </table:table-cell>
          <table:table-cell office:value-type="float" office:value="0" calcext:value-type="float">
            <text:p>0</text:p>
          </table:table-cell>
          <table:table-cell office:value-type="float" office:value="-0.002596498" calcext:value-type="float">
            <text:p>-0.002596498</text:p>
          </table:table-cell>
          <table:table-cell office:value-type="float" office:value="-0.001215589" calcext:value-type="float">
            <text:p>-0.001215589</text:p>
          </table:table-cell>
          <table:table-cell office:value-type="float" office:value="0.00008237136" calcext:value-type="float">
            <text:p>8.237136E-05</text:p>
          </table:table-cell>
          <table:table-cell office:value-type="float" office:value="0.00003929647" calcext:value-type="float">
            <text:p>3.929647E-05</text:p>
          </table:table-cell>
          <table:table-cell office:value-type="float" office:value="26.16788" calcext:value-type="float">
            <text:p>26.16788</text:p>
          </table:table-cell>
          <table:table-cell office:value-type="float" office:value="0.3934207" calcext:value-type="float">
            <text:p>0.3934207</text:p>
          </table:table-cell>
          <table:table-cell office:value-type="float" office:value="0.1338677" calcext:value-type="float">
            <text:p>0.1338677</text:p>
          </table:table-cell>
          <table:table-cell office:value-type="float" office:value="0.1426008" calcext:value-type="float">
            <text:p>0.1426008</text:p>
          </table:table-cell>
          <table:table-cell office:value-type="float" office:value="0.08078612" calcext:value-type="float">
            <text:p>0.08078612</text:p>
          </table:table-cell>
          <table:table-cell office:value-type="float" office:value="0.07967228" calcext:value-type="float">
            <text:p>0.07967228</text:p>
          </table:table-cell>
          <table:table-cell office:value-type="float" office:value="0.03624979" calcext:value-type="float">
            <text:p>0.03624979</text:p>
          </table:table-cell>
          <table:table-cell office:value-type="float" office:value="0.02598629" calcext:value-type="float">
            <text:p>0.02598629</text:p>
          </table:table-cell>
          <table:table-cell office:value-type="float" office:value="0.03607055" calcext:value-type="float">
            <text:p>0.03607055</text:p>
          </table:table-cell>
          <table:table-cell office:value-type="float" office:value="0.02514801" calcext:value-type="float">
            <text:p>0.02514801</text:p>
          </table:table-cell>
          <table:table-cell office:value-type="float" office:value="0.02339615" calcext:value-type="float">
            <text:p>0.02339615</text:p>
          </table:table-cell>
          <table:table-cell office:value-type="float" office:value="0.02819659" calcext:value-type="float">
            <text:p>0.02819659</text:p>
          </table:table-cell>
          <table:table-cell office:value-type="float" office:value="0.04023832" calcext:value-type="float">
            <text:p>0.04023832</text:p>
          </table:table-cell>
          <table:table-cell office:value-type="float" office:value="0.004682935" calcext:value-type="float">
            <text:p>0.004682935</text:p>
          </table:table-cell>
          <table:table-cell office:value-type="float" office:value="0.00377153" calcext:value-type="float">
            <text:p>0.00377153</text:p>
          </table:table-cell>
          <table:table-cell office:value-type="float" office:value="0" calcext:value-type="float">
            <text:p>0</text:p>
          </table:table-cell>
          <table:table-cell office:value-type="float" office:value="26.72851" calcext:value-type="float">
            <text:p>26.72851</text:p>
          </table:table-cell>
          <table:table-cell office:value-type="float" office:value="11.23231" calcext:value-type="float">
            <text:p>11.23231</text:p>
          </table:table-cell>
          <table:table-cell office:value-type="float" office:value="10.78807" calcext:value-type="float">
            <text:p>10.78807</text:p>
          </table:table-cell>
          <table:table-cell office:value-type="float" office:value="10.30375" calcext:value-type="float">
            <text:p>10.30375</text:p>
          </table:table-cell>
          <table:table-cell office:value-type="float" office:value="8.342749" calcext:value-type="float">
            <text:p>8.342749</text:p>
          </table:table-cell>
          <table:table-cell office:value-type="float" office:value="2.211416" calcext:value-type="float">
            <text:p>2.211416</text:p>
          </table:table-cell>
          <table:table-cell office:value-type="float" office:value="0.6093863" calcext:value-type="float">
            <text:p>0.6093863</text:p>
          </table:table-cell>
          <table:table-cell office:value-type="float" office:value="0.5539314" calcext:value-type="float">
            <text:p>0.5539314</text:p>
          </table:table-cell>
          <table:table-cell office:value-type="float" office:value="0.3671252" calcext:value-type="float">
            <text:p>0.3671252</text:p>
          </table:table-cell>
          <table:table-cell office:value-type="float" office:value="0.2651737" calcext:value-type="float">
            <text:p>0.2651737</text:p>
          </table:table-cell>
          <table:table-cell office:value-type="float" office:value="0.1677188" calcext:value-type="float">
            <text:p>0.1677188</text:p>
          </table:table-cell>
          <table:table-cell office:value-type="float" office:value="0.2736774" calcext:value-type="float">
            <text:p>0.2736774</text:p>
          </table:table-cell>
          <table:table-cell office:value-type="float" office:value="0.3111749" calcext:value-type="float">
            <text:p>0.3111749</text:p>
          </table:table-cell>
          <table:table-cell office:value-type="float" office:value="0.3468426" calcext:value-type="float">
            <text:p>0.3468426</text:p>
          </table:table-cell>
          <table:table-cell office:value-type="float" office:value="0" calcext:value-type="float">
            <text:p>0</text:p>
          </table:table-cell>
          <table:table-cell office:value-type="float" office:value="1885.409" calcext:value-type="float">
            <text:p>1885.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1082" calcext:value-type="float">
            <text:p>0.1081082</text:p>
          </table:table-cell>
          <table:table-cell office:value-type="float" office:value="0" calcext:value-type="float">
            <text:p>0</text:p>
          </table:table-cell>
          <table:table-cell office:value-type="float" office:value="-0.0001092885" calcext:value-type="float">
            <text:p>-0.00010928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7" calcext:value-type="float">
            <text:p>16012007</text:p>
          </table:table-cell>
          <table:table-cell office:value-type="float" office:value="35.57382" calcext:value-type="float">
            <text:p>35.57382</text:p>
          </table:table-cell>
          <table:table-cell office:value-type="float" office:value="1100.876" calcext:value-type="float">
            <text:p>1100.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3235" calcext:value-type="float">
            <text:p>0.4253235</text:p>
          </table:table-cell>
          <table:table-cell office:value-type="float" office:value="3.743338" calcext:value-type="float">
            <text:p>3.743338</text:p>
          </table:table-cell>
          <table:table-cell office:value-type="float" office:value="0" calcext:value-type="float">
            <text:p>0</text:p>
          </table:table-cell>
          <table:table-cell office:value-type="float" office:value="0.000001169241" calcext:value-type="float">
            <text:p>1.169241E-06</text:p>
          </table:table-cell>
          <table:table-cell office:value-type="float" office:value="0" calcext:value-type="float">
            <text:p>0</text:p>
          </table:table-cell>
          <table:table-cell office:value-type="float" office:value="-0.002589683" calcext:value-type="float">
            <text:p>-0.002589683</text:p>
          </table:table-cell>
          <table:table-cell office:value-type="float" office:value="-0.001252416" calcext:value-type="float">
            <text:p>-0.001252416</text:p>
          </table:table-cell>
          <table:table-cell office:value-type="float" office:value="0.00009192427" calcext:value-type="float">
            <text:p>9.192427E-05</text:p>
          </table:table-cell>
          <table:table-cell office:value-type="float" office:value="0.00003929664" calcext:value-type="float">
            <text:p>3.929664E-05</text:p>
          </table:table-cell>
          <table:table-cell office:value-type="float" office:value="26.13317" calcext:value-type="float">
            <text:p>26.13317</text:p>
          </table:table-cell>
          <table:table-cell office:value-type="float" office:value="0.357122" calcext:value-type="float">
            <text:p>0.357122</text:p>
          </table:table-cell>
          <table:table-cell office:value-type="float" office:value="0.1369251" calcext:value-type="float">
            <text:p>0.1369251</text:p>
          </table:table-cell>
          <table:table-cell office:value-type="float" office:value="0.1453772" calcext:value-type="float">
            <text:p>0.1453772</text:p>
          </table:table-cell>
          <table:table-cell office:value-type="float" office:value="0.08081359" calcext:value-type="float">
            <text:p>0.08081359</text:p>
          </table:table-cell>
          <table:table-cell office:value-type="float" office:value="0.07992116" calcext:value-type="float">
            <text:p>0.07992116</text:p>
          </table:table-cell>
          <table:table-cell office:value-type="float" office:value="0.03634622" calcext:value-type="float">
            <text:p>0.03634622</text:p>
          </table:table-cell>
          <table:table-cell office:value-type="float" office:value="0.02619724" calcext:value-type="float">
            <text:p>0.02619724</text:p>
          </table:table-cell>
          <table:table-cell office:value-type="float" office:value="0.03616138" calcext:value-type="float">
            <text:p>0.03616138</text:p>
          </table:table-cell>
          <table:table-cell office:value-type="float" office:value="0.02520699" calcext:value-type="float">
            <text:p>0.02520699</text:p>
          </table:table-cell>
          <table:table-cell office:value-type="float" office:value="0.02341945" calcext:value-type="float">
            <text:p>0.02341945</text:p>
          </table:table-cell>
          <table:table-cell office:value-type="float" office:value="0.02821081" calcext:value-type="float">
            <text:p>0.02821081</text:p>
          </table:table-cell>
          <table:table-cell office:value-type="float" office:value="0.0401729" calcext:value-type="float">
            <text:p>0.0401729</text:p>
          </table:table-cell>
          <table:table-cell office:value-type="float" office:value="0.00468325" calcext:value-type="float">
            <text:p>0.00468325</text:p>
          </table:table-cell>
          <table:table-cell office:value-type="float" office:value="0.003770892" calcext:value-type="float">
            <text:p>0.003770892</text:p>
          </table:table-cell>
          <table:table-cell office:value-type="float" office:value="0" calcext:value-type="float">
            <text:p>0</text:p>
          </table:table-cell>
          <table:table-cell office:value-type="float" office:value="29.27719" calcext:value-type="float">
            <text:p>29.27719</text:p>
          </table:table-cell>
          <table:table-cell office:value-type="float" office:value="11.62966" calcext:value-type="float">
            <text:p>11.62966</text:p>
          </table:table-cell>
          <table:table-cell office:value-type="float" office:value="10.71504" calcext:value-type="float">
            <text:p>10.71504</text:p>
          </table:table-cell>
          <table:table-cell office:value-type="float" office:value="10.1515" calcext:value-type="float">
            <text:p>10.1515</text:p>
          </table:table-cell>
          <table:table-cell office:value-type="float" office:value="8.136097" calcext:value-type="float">
            <text:p>8.136097</text:p>
          </table:table-cell>
          <table:table-cell office:value-type="float" office:value="2.205018" calcext:value-type="float">
            <text:p>2.205018</text:p>
          </table:table-cell>
          <table:table-cell office:value-type="float" office:value="0.6063486" calcext:value-type="float">
            <text:p>0.6063486</text:p>
          </table:table-cell>
          <table:table-cell office:value-type="float" office:value="0.5563136" calcext:value-type="float">
            <text:p>0.5563136</text:p>
          </table:table-cell>
          <table:table-cell office:value-type="float" office:value="0.3699739" calcext:value-type="float">
            <text:p>0.3699739</text:p>
          </table:table-cell>
          <table:table-cell office:value-type="float" office:value="0.2661714" calcext:value-type="float">
            <text:p>0.2661714</text:p>
          </table:table-cell>
          <table:table-cell office:value-type="float" office:value="0.1687088" calcext:value-type="float">
            <text:p>0.1687088</text:p>
          </table:table-cell>
          <table:table-cell office:value-type="float" office:value="0.27493" calcext:value-type="float">
            <text:p>0.27493</text:p>
          </table:table-cell>
          <table:table-cell office:value-type="float" office:value="0.3109384" calcext:value-type="float">
            <text:p>0.3109384</text:p>
          </table:table-cell>
          <table:table-cell office:value-type="float" office:value="0.3468427" calcext:value-type="float">
            <text:p>0.3468427</text:p>
          </table:table-cell>
          <table:table-cell office:value-type="float" office:value="0" calcext:value-type="float">
            <text:p>0</text:p>
          </table:table-cell>
          <table:table-cell office:value-type="float" office:value="1891.673" calcext:value-type="float">
            <text:p>1891.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2444" calcext:value-type="float">
            <text:p>0.1232444</text:p>
          </table:table-cell>
          <table:table-cell office:value-type="float" office:value="0" calcext:value-type="float">
            <text:p>0</text:p>
          </table:table-cell>
          <table:table-cell office:value-type="float" office:value="-0.000114922" calcext:value-type="float">
            <text:p>-0.0001149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7" calcext:value-type="float">
            <text:p>17012007</text:p>
          </table:table-cell>
          <table:table-cell office:value-type="float" office:value="35.54912" calcext:value-type="float">
            <text:p>35.54912</text:p>
          </table:table-cell>
          <table:table-cell office:value-type="float" office:value="1100.884" calcext:value-type="float">
            <text:p>1100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2036" calcext:value-type="float">
            <text:p>0.4262036</text:p>
          </table:table-cell>
          <table:table-cell office:value-type="float" office:value="3.757632" calcext:value-type="float">
            <text:p>3.757632</text:p>
          </table:table-cell>
          <table:table-cell office:value-type="float" office:value="0" calcext:value-type="float">
            <text:p>0</text:p>
          </table:table-cell>
          <table:table-cell office:value-type="float" office:value="0.000001178937" calcext:value-type="float">
            <text:p>1.178937E-06</text:p>
          </table:table-cell>
          <table:table-cell office:value-type="float" office:value="0" calcext:value-type="float">
            <text:p>0</text:p>
          </table:table-cell>
          <table:table-cell office:value-type="float" office:value="-0.002588822" calcext:value-type="float">
            <text:p>-0.002588822</text:p>
          </table:table-cell>
          <table:table-cell office:value-type="float" office:value="-0.001286214" calcext:value-type="float">
            <text:p>-0.001286214</text:p>
          </table:table-cell>
          <table:table-cell office:value-type="float" office:value="0.0001024666" calcext:value-type="float">
            <text:p>0.0001024666</text:p>
          </table:table-cell>
          <table:table-cell office:value-type="float" office:value="0.00003929682" calcext:value-type="float">
            <text:p>3.929682E-05</text:p>
          </table:table-cell>
          <table:table-cell office:value-type="float" office:value="26.09832" calcext:value-type="float">
            <text:p>26.09832</text:p>
          </table:table-cell>
          <table:table-cell office:value-type="float" office:value="0.3320011" calcext:value-type="float">
            <text:p>0.3320011</text:p>
          </table:table-cell>
          <table:table-cell office:value-type="float" office:value="0.1393891" calcext:value-type="float">
            <text:p>0.1393891</text:p>
          </table:table-cell>
          <table:table-cell office:value-type="float" office:value="0.1480059" calcext:value-type="float">
            <text:p>0.1480059</text:p>
          </table:table-cell>
          <table:table-cell office:value-type="float" office:value="0.08093972" calcext:value-type="float">
            <text:p>0.08093972</text:p>
          </table:table-cell>
          <table:table-cell office:value-type="float" office:value="0.08016672" calcext:value-type="float">
            <text:p>0.08016672</text:p>
          </table:table-cell>
          <table:table-cell office:value-type="float" office:value="0.03643604" calcext:value-type="float">
            <text:p>0.03643604</text:p>
          </table:table-cell>
          <table:table-cell office:value-type="float" office:value="0.02645284" calcext:value-type="float">
            <text:p>0.02645284</text:p>
          </table:table-cell>
          <table:table-cell office:value-type="float" office:value="0.03623049" calcext:value-type="float">
            <text:p>0.03623049</text:p>
          </table:table-cell>
          <table:table-cell office:value-type="float" office:value="0.0252705" calcext:value-type="float">
            <text:p>0.0252705</text:p>
          </table:table-cell>
          <table:table-cell office:value-type="float" office:value="0.02344195" calcext:value-type="float">
            <text:p>0.02344195</text:p>
          </table:table-cell>
          <table:table-cell office:value-type="float" office:value="0.02822446" calcext:value-type="float">
            <text:p>0.02822446</text:p>
          </table:table-cell>
          <table:table-cell office:value-type="float" office:value="0.04010661" calcext:value-type="float">
            <text:p>0.04010661</text:p>
          </table:table-cell>
          <table:table-cell office:value-type="float" office:value="0.004683557" calcext:value-type="float">
            <text:p>0.004683557</text:p>
          </table:table-cell>
          <table:table-cell office:value-type="float" office:value="0.003770306" calcext:value-type="float">
            <text:p>0.003770306</text:p>
          </table:table-cell>
          <table:table-cell office:value-type="float" office:value="0" calcext:value-type="float">
            <text:p>0</text:p>
          </table:table-cell>
          <table:table-cell office:value-type="float" office:value="31.6835" calcext:value-type="float">
            <text:p>31.6835</text:p>
          </table:table-cell>
          <table:table-cell office:value-type="float" office:value="12.03806" calcext:value-type="float">
            <text:p>12.03806</text:p>
          </table:table-cell>
          <table:table-cell office:value-type="float" office:value="10.71219" calcext:value-type="float">
            <text:p>10.71219</text:p>
          </table:table-cell>
          <table:table-cell office:value-type="float" office:value="10.03159" calcext:value-type="float">
            <text:p>10.03159</text:p>
          </table:table-cell>
          <table:table-cell office:value-type="float" office:value="7.948838" calcext:value-type="float">
            <text:p>7.948838</text:p>
          </table:table-cell>
          <table:table-cell office:value-type="float" office:value="2.199012" calcext:value-type="float">
            <text:p>2.199012</text:p>
          </table:table-cell>
          <table:table-cell office:value-type="float" office:value="0.6081213" calcext:value-type="float">
            <text:p>0.6081213</text:p>
          </table:table-cell>
          <table:table-cell office:value-type="float" office:value="0.5571921" calcext:value-type="float">
            <text:p>0.5571921</text:p>
          </table:table-cell>
          <table:table-cell office:value-type="float" office:value="0.3730828" calcext:value-type="float">
            <text:p>0.3730828</text:p>
          </table:table-cell>
          <table:table-cell office:value-type="float" office:value="0.2671235" calcext:value-type="float">
            <text:p>0.2671235</text:p>
          </table:table-cell>
          <table:table-cell office:value-type="float" office:value="0.1696874" calcext:value-type="float">
            <text:p>0.1696874</text:p>
          </table:table-cell>
          <table:table-cell office:value-type="float" office:value="0.2761607" calcext:value-type="float">
            <text:p>0.2761607</text:p>
          </table:table-cell>
          <table:table-cell office:value-type="float" office:value="0.3107118" calcext:value-type="float">
            <text:p>0.3107118</text:p>
          </table:table-cell>
          <table:table-cell office:value-type="float" office:value="0.3468432" calcext:value-type="float">
            <text:p>0.3468432</text:p>
          </table:table-cell>
          <table:table-cell office:value-type="float" office:value="0" calcext:value-type="float">
            <text:p>0</text:p>
          </table:table-cell>
          <table:table-cell office:value-type="float" office:value="1898.74" calcext:value-type="float">
            <text:p>1898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4635" calcext:value-type="float">
            <text:p>0.1384635</text:p>
          </table:table-cell>
          <table:table-cell office:value-type="float" office:value="0" calcext:value-type="float">
            <text:p>0</text:p>
          </table:table-cell>
          <table:table-cell office:value-type="float" office:value="-0.0001204143" calcext:value-type="float">
            <text:p>-0.00012041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7" calcext:value-type="float">
            <text:p>18012007</text:p>
          </table:table-cell>
          <table:table-cell office:value-type="float" office:value="35.52442" calcext:value-type="float">
            <text:p>35.52442</text:p>
          </table:table-cell>
          <table:table-cell office:value-type="float" office:value="1100.891" calcext:value-type="float">
            <text:p>1100.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9838" calcext:value-type="float">
            <text:p>0.4269838</text:p>
          </table:table-cell>
          <table:table-cell office:value-type="float" office:value="3.772" calcext:value-type="float">
            <text:p>3.772</text:p>
          </table:table-cell>
          <table:table-cell office:value-type="float" office:value="0" calcext:value-type="float">
            <text:p>0</text:p>
          </table:table-cell>
          <table:table-cell office:value-type="float" office:value="0.000001190199" calcext:value-type="float">
            <text:p>1.190199E-06</text:p>
          </table:table-cell>
          <table:table-cell office:value-type="float" office:value="0" calcext:value-type="float">
            <text:p>0</text:p>
          </table:table-cell>
          <table:table-cell office:value-type="float" office:value="-0.002587812" calcext:value-type="float">
            <text:p>-0.002587812</text:p>
          </table:table-cell>
          <table:table-cell office:value-type="float" office:value="-0.001320316" calcext:value-type="float">
            <text:p>-0.001320316</text:p>
          </table:table-cell>
          <table:table-cell office:value-type="float" office:value="0.0001132449" calcext:value-type="float">
            <text:p>0.0001132449</text:p>
          </table:table-cell>
          <table:table-cell office:value-type="float" office:value="0.00003929699" calcext:value-type="float">
            <text:p>3.929699E-05</text:p>
          </table:table-cell>
          <table:table-cell office:value-type="float" office:value="26.06355" calcext:value-type="float">
            <text:p>26.06355</text:p>
          </table:table-cell>
          <table:table-cell office:value-type="float" office:value="0.3172562" calcext:value-type="float">
            <text:p>0.3172562</text:p>
          </table:table-cell>
          <table:table-cell office:value-type="float" office:value="0.1415146" calcext:value-type="float">
            <text:p>0.1415146</text:p>
          </table:table-cell>
          <table:table-cell office:value-type="float" office:value="0.1501549" calcext:value-type="float">
            <text:p>0.1501549</text:p>
          </table:table-cell>
          <table:table-cell office:value-type="float" office:value="0.08097178" calcext:value-type="float">
            <text:p>0.08097178</text:p>
          </table:table-cell>
          <table:table-cell office:value-type="float" office:value="0.08039112" calcext:value-type="float">
            <text:p>0.08039112</text:p>
          </table:table-cell>
          <table:table-cell office:value-type="float" office:value="0.03652523" calcext:value-type="float">
            <text:p>0.03652523</text:p>
          </table:table-cell>
          <table:table-cell office:value-type="float" office:value="0.02668932" calcext:value-type="float">
            <text:p>0.02668932</text:p>
          </table:table-cell>
          <table:table-cell office:value-type="float" office:value="0.03629443" calcext:value-type="float">
            <text:p>0.03629443</text:p>
          </table:table-cell>
          <table:table-cell office:value-type="float" office:value="0.02533459" calcext:value-type="float">
            <text:p>0.02533459</text:p>
          </table:table-cell>
          <table:table-cell office:value-type="float" office:value="0.02346456" calcext:value-type="float">
            <text:p>0.02346456</text:p>
          </table:table-cell>
          <table:table-cell office:value-type="float" office:value="0.02823758" calcext:value-type="float">
            <text:p>0.02823758</text:p>
          </table:table-cell>
          <table:table-cell office:value-type="float" office:value="0.04003955" calcext:value-type="float">
            <text:p>0.04003955</text:p>
          </table:table-cell>
          <table:table-cell office:value-type="float" office:value="0.004683847" calcext:value-type="float">
            <text:p>0.004683847</text:p>
          </table:table-cell>
          <table:table-cell office:value-type="float" office:value="0.003769716" calcext:value-type="float">
            <text:p>0.003769716</text:p>
          </table:table-cell>
          <table:table-cell office:value-type="float" office:value="0" calcext:value-type="float">
            <text:p>0</text:p>
          </table:table-cell>
          <table:table-cell office:value-type="float" office:value="32.91831" calcext:value-type="float">
            <text:p>32.91831</text:p>
          </table:table-cell>
          <table:table-cell office:value-type="float" office:value="12.41334" calcext:value-type="float">
            <text:p>12.41334</text:p>
          </table:table-cell>
          <table:table-cell office:value-type="float" office:value="10.69366" calcext:value-type="float">
            <text:p>10.69366</text:p>
          </table:table-cell>
          <table:table-cell office:value-type="float" office:value="9.909173" calcext:value-type="float">
            <text:p>9.909173</text:p>
          </table:table-cell>
          <table:table-cell office:value-type="float" office:value="7.809187" calcext:value-type="float">
            <text:p>7.809187</text:p>
          </table:table-cell>
          <table:table-cell office:value-type="float" office:value="2.195265" calcext:value-type="float">
            <text:p>2.195265</text:p>
          </table:table-cell>
          <table:table-cell office:value-type="float" office:value="0.6110361" calcext:value-type="float">
            <text:p>0.6110361</text:p>
          </table:table-cell>
          <table:table-cell office:value-type="float" office:value="0.5577817" calcext:value-type="float">
            <text:p>0.5577817</text:p>
          </table:table-cell>
          <table:table-cell office:value-type="float" office:value="0.3761094" calcext:value-type="float">
            <text:p>0.3761094</text:p>
          </table:table-cell>
          <table:table-cell office:value-type="float" office:value="0.2680759" calcext:value-type="float">
            <text:p>0.2680759</text:p>
          </table:table-cell>
          <table:table-cell office:value-type="float" office:value="0.1706536" calcext:value-type="float">
            <text:p>0.1706536</text:p>
          </table:table-cell>
          <table:table-cell office:value-type="float" office:value="0.2773705" calcext:value-type="float">
            <text:p>0.2773705</text:p>
          </table:table-cell>
          <table:table-cell office:value-type="float" office:value="0.3104883" calcext:value-type="float">
            <text:p>0.3104883</text:p>
          </table:table-cell>
          <table:table-cell office:value-type="float" office:value="0.3468436" calcext:value-type="float">
            <text:p>0.3468436</text:p>
          </table:table-cell>
          <table:table-cell office:value-type="float" office:value="0" calcext:value-type="float">
            <text:p>0</text:p>
          </table:table-cell>
          <table:table-cell office:value-type="float" office:value="1904.954" calcext:value-type="float">
            <text:p>1904.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6537" calcext:value-type="float">
            <text:p>0.1536537</text:p>
          </table:table-cell>
          <table:table-cell office:value-type="float" office:value="0" calcext:value-type="float">
            <text:p>0</text:p>
          </table:table-cell>
          <table:table-cell office:value-type="float" office:value="-0.0001257895" calcext:value-type="float">
            <text:p>-0.00012578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7" calcext:value-type="float">
            <text:p>19012007</text:p>
          </table:table-cell>
          <table:table-cell office:value-type="float" office:value="35.5029" calcext:value-type="float">
            <text:p>35.5029</text:p>
          </table:table-cell>
          <table:table-cell office:value-type="float" office:value="1100.898" calcext:value-type="float">
            <text:p>1100.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8271" calcext:value-type="float">
            <text:p>0.4278271</text:p>
          </table:table-cell>
          <table:table-cell office:value-type="float" office:value="3.784787" calcext:value-type="float">
            <text:p>3.784787</text:p>
          </table:table-cell>
          <table:table-cell office:value-type="float" office:value="0" calcext:value-type="float">
            <text:p>0</text:p>
          </table:table-cell>
          <table:table-cell office:value-type="float" office:value="0.000001203332" calcext:value-type="float">
            <text:p>1.20333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86617" calcext:value-type="float">
            <text:p>-0.002586617</text:p>
          </table:table-cell>
          <table:table-cell office:value-type="float" office:value="-0.001350659" calcext:value-type="float">
            <text:p>-0.001350659</text:p>
          </table:table-cell>
          <table:table-cell office:value-type="float" office:value="0.000123613" calcext:value-type="float">
            <text:p>0.000123613</text:p>
          </table:table-cell>
          <table:table-cell office:value-type="float" office:value="0.00003929717" calcext:value-type="float">
            <text:p>3.929717E-05</text:p>
          </table:table-cell>
          <table:table-cell office:value-type="float" office:value="26.03305" calcext:value-type="float">
            <text:p>26.03305</text:p>
          </table:table-cell>
          <table:table-cell office:value-type="float" office:value="0.3008788" calcext:value-type="float">
            <text:p>0.3008788</text:p>
          </table:table-cell>
          <table:table-cell office:value-type="float" office:value="0.1443391" calcext:value-type="float">
            <text:p>0.1443391</text:p>
          </table:table-cell>
          <table:table-cell office:value-type="float" office:value="0.1527398" calcext:value-type="float">
            <text:p>0.1527398</text:p>
          </table:table-cell>
          <table:table-cell office:value-type="float" office:value="0.08124886" calcext:value-type="float">
            <text:p>0.08124886</text:p>
          </table:table-cell>
          <table:table-cell office:value-type="float" office:value="0.08076667" calcext:value-type="float">
            <text:p>0.08076667</text:p>
          </table:table-cell>
          <table:table-cell office:value-type="float" office:value="0.03664048" calcext:value-type="float">
            <text:p>0.03664048</text:p>
          </table:table-cell>
          <table:table-cell office:value-type="float" office:value="0.02691959" calcext:value-type="float">
            <text:p>0.02691959</text:p>
          </table:table-cell>
          <table:table-cell office:value-type="float" office:value="0.03635526" calcext:value-type="float">
            <text:p>0.03635526</text:p>
          </table:table-cell>
          <table:table-cell office:value-type="float" office:value="0.02539825" calcext:value-type="float">
            <text:p>0.02539825</text:p>
          </table:table-cell>
          <table:table-cell office:value-type="float" office:value="0.02348745" calcext:value-type="float">
            <text:p>0.02348745</text:p>
          </table:table-cell>
          <table:table-cell office:value-type="float" office:value="0.02825024" calcext:value-type="float">
            <text:p>0.02825024</text:p>
          </table:table-cell>
          <table:table-cell office:value-type="float" office:value="0.03997179" calcext:value-type="float">
            <text:p>0.03997179</text:p>
          </table:table-cell>
          <table:table-cell office:value-type="float" office:value="0.004683938" calcext:value-type="float">
            <text:p>0.004683938</text:p>
          </table:table-cell>
          <table:table-cell office:value-type="float" office:value="0.003768567" calcext:value-type="float">
            <text:p>0.003768567</text:p>
          </table:table-cell>
          <table:table-cell office:value-type="float" office:value="0" calcext:value-type="float">
            <text:p>0</text:p>
          </table:table-cell>
          <table:table-cell office:value-type="float" office:value="33.93074" calcext:value-type="float">
            <text:p>33.93074</text:p>
          </table:table-cell>
          <table:table-cell office:value-type="float" office:value="12.9709" calcext:value-type="float">
            <text:p>12.9709</text:p>
          </table:table-cell>
          <table:table-cell office:value-type="float" office:value="10.65888" calcext:value-type="float">
            <text:p>10.65888</text:p>
          </table:table-cell>
          <table:table-cell office:value-type="float" office:value="9.793416" calcext:value-type="float">
            <text:p>9.793416</text:p>
          </table:table-cell>
          <table:table-cell office:value-type="float" office:value="7.664608" calcext:value-type="float">
            <text:p>7.664608</text:p>
          </table:table-cell>
          <table:table-cell office:value-type="float" office:value="2.190995" calcext:value-type="float">
            <text:p>2.190995</text:p>
          </table:table-cell>
          <table:table-cell office:value-type="float" office:value="0.6144608" calcext:value-type="float">
            <text:p>0.6144608</text:p>
          </table:table-cell>
          <table:table-cell office:value-type="float" office:value="0.5582812" calcext:value-type="float">
            <text:p>0.5582812</text:p>
          </table:table-cell>
          <table:table-cell office:value-type="float" office:value="0.3789782" calcext:value-type="float">
            <text:p>0.3789782</text:p>
          </table:table-cell>
          <table:table-cell office:value-type="float" office:value="0.269035" calcext:value-type="float">
            <text:p>0.269035</text:p>
          </table:table-cell>
          <table:table-cell office:value-type="float" office:value="0.1716093" calcext:value-type="float">
            <text:p>0.1716093</text:p>
          </table:table-cell>
          <table:table-cell office:value-type="float" office:value="0.2785586" calcext:value-type="float">
            <text:p>0.2785586</text:p>
          </table:table-cell>
          <table:table-cell office:value-type="float" office:value="0.3102016" calcext:value-type="float">
            <text:p>0.3102016</text:p>
          </table:table-cell>
          <table:table-cell office:value-type="float" office:value="0.3468441" calcext:value-type="float">
            <text:p>0.3468441</text:p>
          </table:table-cell>
          <table:table-cell office:value-type="float" office:value="0" calcext:value-type="float">
            <text:p>0</text:p>
          </table:table-cell>
          <table:table-cell office:value-type="float" office:value="1910.39" calcext:value-type="float">
            <text:p>191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3167" calcext:value-type="float">
            <text:p>0.1673167</text:p>
          </table:table-cell>
          <table:table-cell office:value-type="float" office:value="0" calcext:value-type="float">
            <text:p>0</text:p>
          </table:table-cell>
          <table:table-cell office:value-type="float" office:value="-0.0001309264" calcext:value-type="float">
            <text:p>-0.00013092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7" calcext:value-type="float">
            <text:p>20012007</text:p>
          </table:table-cell>
          <table:table-cell office:value-type="float" office:value="35.48075" calcext:value-type="float">
            <text:p>35.48075</text:p>
          </table:table-cell>
          <table:table-cell office:value-type="float" office:value="1100.905" calcext:value-type="float">
            <text:p>1100.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8504" calcext:value-type="float">
            <text:p>0.4288504</text:p>
          </table:table-cell>
          <table:table-cell office:value-type="float" office:value="3.797889" calcext:value-type="float">
            <text:p>3.797889</text:p>
          </table:table-cell>
          <table:table-cell office:value-type="float" office:value="0" calcext:value-type="float">
            <text:p>0</text:p>
          </table:table-cell>
          <table:table-cell office:value-type="float" office:value="0.000001210177" calcext:value-type="float">
            <text:p>1.210177E-06</text:p>
          </table:table-cell>
          <table:table-cell office:value-type="float" office:value="0" calcext:value-type="float">
            <text:p>0</text:p>
          </table:table-cell>
          <table:table-cell office:value-type="float" office:value="-0.002585983" calcext:value-type="float">
            <text:p>-0.002585983</text:p>
          </table:table-cell>
          <table:table-cell office:value-type="float" office:value="-0.001376437" calcext:value-type="float">
            <text:p>-0.001376437</text:p>
          </table:table-cell>
          <table:table-cell office:value-type="float" office:value="0.0001349231" calcext:value-type="float">
            <text:p>0.0001349231</text:p>
          </table:table-cell>
          <table:table-cell office:value-type="float" office:value="0.00003929734" calcext:value-type="float">
            <text:p>3.929734E-05</text:p>
          </table:table-cell>
          <table:table-cell office:value-type="float" office:value="26.00108" calcext:value-type="float">
            <text:p>26.00108</text:p>
          </table:table-cell>
          <table:table-cell office:value-type="float" office:value="0.2965417" calcext:value-type="float">
            <text:p>0.2965417</text:p>
          </table:table-cell>
          <table:table-cell office:value-type="float" office:value="0.1466681" calcext:value-type="float">
            <text:p>0.1466681</text:p>
          </table:table-cell>
          <table:table-cell office:value-type="float" office:value="0.1547275" calcext:value-type="float">
            <text:p>0.1547275</text:p>
          </table:table-cell>
          <table:table-cell office:value-type="float" office:value="0.08144964" calcext:value-type="float">
            <text:p>0.08144964</text:p>
          </table:table-cell>
          <table:table-cell office:value-type="float" office:value="0.08112823" calcext:value-type="float">
            <text:p>0.08112823</text:p>
          </table:table-cell>
          <table:table-cell office:value-type="float" office:value="0.03677256" calcext:value-type="float">
            <text:p>0.03677256</text:p>
          </table:table-cell>
          <table:table-cell office:value-type="float" office:value="0.02713009" calcext:value-type="float">
            <text:p>0.02713009</text:p>
          </table:table-cell>
          <table:table-cell office:value-type="float" office:value="0.03641527" calcext:value-type="float">
            <text:p>0.03641527</text:p>
          </table:table-cell>
          <table:table-cell office:value-type="float" office:value="0.02546358" calcext:value-type="float">
            <text:p>0.02546358</text:p>
          </table:table-cell>
          <table:table-cell office:value-type="float" office:value="0.02351016" calcext:value-type="float">
            <text:p>0.02351016</text:p>
          </table:table-cell>
          <table:table-cell office:value-type="float" office:value="0.0282625" calcext:value-type="float">
            <text:p>0.0282625</text:p>
          </table:table-cell>
          <table:table-cell office:value-type="float" office:value="0.03990331" calcext:value-type="float">
            <text:p>0.03990331</text:p>
          </table:table-cell>
          <table:table-cell office:value-type="float" office:value="0.00468408" calcext:value-type="float">
            <text:p>0.00468408</text:p>
          </table:table-cell>
          <table:table-cell office:value-type="float" office:value="0.003767639" calcext:value-type="float">
            <text:p>0.003767639</text:p>
          </table:table-cell>
          <table:table-cell office:value-type="float" office:value="0" calcext:value-type="float">
            <text:p>0</text:p>
          </table:table-cell>
          <table:table-cell office:value-type="float" office:value="36.08699" calcext:value-type="float">
            <text:p>36.08699</text:p>
          </table:table-cell>
          <table:table-cell office:value-type="float" office:value="13.57737" calcext:value-type="float">
            <text:p>13.57737</text:p>
          </table:table-cell>
          <table:table-cell office:value-type="float" office:value="10.58623" calcext:value-type="float">
            <text:p>10.58623</text:p>
          </table:table-cell>
          <table:table-cell office:value-type="float" office:value="9.659859" calcext:value-type="float">
            <text:p>9.659859</text:p>
          </table:table-cell>
          <table:table-cell office:value-type="float" office:value="7.542323" calcext:value-type="float">
            <text:p>7.542323</text:p>
          </table:table-cell>
          <table:table-cell office:value-type="float" office:value="2.188358" calcext:value-type="float">
            <text:p>2.188358</text:p>
          </table:table-cell>
          <table:table-cell office:value-type="float" office:value="0.6179855" calcext:value-type="float">
            <text:p>0.6179855</text:p>
          </table:table-cell>
          <table:table-cell office:value-type="float" office:value="0.5586383" calcext:value-type="float">
            <text:p>0.5586383</text:p>
          </table:table-cell>
          <table:table-cell office:value-type="float" office:value="0.3818553" calcext:value-type="float">
            <text:p>0.3818553</text:p>
          </table:table-cell>
          <table:table-cell office:value-type="float" office:value="0.2699772" calcext:value-type="float">
            <text:p>0.2699772</text:p>
          </table:table-cell>
          <table:table-cell office:value-type="float" office:value="0.1725548" calcext:value-type="float">
            <text:p>0.1725548</text:p>
          </table:table-cell>
          <table:table-cell office:value-type="float" office:value="0.2797233" calcext:value-type="float">
            <text:p>0.2797233</text:p>
          </table:table-cell>
          <table:table-cell office:value-type="float" office:value="0.3099476" calcext:value-type="float">
            <text:p>0.3099476</text:p>
          </table:table-cell>
          <table:table-cell office:value-type="float" office:value="0.3468447" calcext:value-type="float">
            <text:p>0.3468447</text:p>
          </table:table-cell>
          <table:table-cell office:value-type="float" office:value="0" calcext:value-type="float">
            <text:p>0</text:p>
          </table:table-cell>
          <table:table-cell office:value-type="float" office:value="1916.648" calcext:value-type="float">
            <text:p>1916.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4711" calcext:value-type="float">
            <text:p>0.1814711</text:p>
          </table:table-cell>
          <table:table-cell office:value-type="float" office:value="0" calcext:value-type="float">
            <text:p>0</text:p>
          </table:table-cell>
          <table:table-cell office:value-type="float" office:value="-0.0001358971" calcext:value-type="float">
            <text:p>-0.00013589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7" calcext:value-type="float">
            <text:p>21012007</text:p>
          </table:table-cell>
          <table:table-cell office:value-type="float" office:value="35.45822" calcext:value-type="float">
            <text:p>35.45822</text:p>
          </table:table-cell>
          <table:table-cell office:value-type="float" office:value="1100.911" calcext:value-type="float">
            <text:p>1100.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7226" calcext:value-type="float">
            <text:p>0.4297226</text:p>
          </table:table-cell>
          <table:table-cell office:value-type="float" office:value="3.811408" calcext:value-type="float">
            <text:p>3.811408</text:p>
          </table:table-cell>
          <table:table-cell office:value-type="float" office:value="0" calcext:value-type="float">
            <text:p>0</text:p>
          </table:table-cell>
          <table:table-cell office:value-type="float" office:value="0.000001216874" calcext:value-type="float">
            <text:p>1.216874E-06</text:p>
          </table:table-cell>
          <table:table-cell office:value-type="float" office:value="0" calcext:value-type="float">
            <text:p>0</text:p>
          </table:table-cell>
          <table:table-cell office:value-type="float" office:value="-0.002585362" calcext:value-type="float">
            <text:p>-0.002585362</text:p>
          </table:table-cell>
          <table:table-cell office:value-type="float" office:value="-0.001404425" calcext:value-type="float">
            <text:p>-0.001404425</text:p>
          </table:table-cell>
          <table:table-cell office:value-type="float" office:value="0.0001455607" calcext:value-type="float">
            <text:p>0.0001455607</text:p>
          </table:table-cell>
          <table:table-cell office:value-type="float" office:value="0.00003929752" calcext:value-type="float">
            <text:p>3.929752E-05</text:p>
          </table:table-cell>
          <table:table-cell office:value-type="float" office:value="25.96817" calcext:value-type="float">
            <text:p>25.96817</text:p>
          </table:table-cell>
          <table:table-cell office:value-type="float" office:value="0.2950643" calcext:value-type="float">
            <text:p>0.2950643</text:p>
          </table:table-cell>
          <table:table-cell office:value-type="float" office:value="0.1485007" calcext:value-type="float">
            <text:p>0.1485007</text:p>
          </table:table-cell>
          <table:table-cell office:value-type="float" office:value="0.156406" calcext:value-type="float">
            <text:p>0.156406</text:p>
          </table:table-cell>
          <table:table-cell office:value-type="float" office:value="0.08152793" calcext:value-type="float">
            <text:p>0.08152793</text:p>
          </table:table-cell>
          <table:table-cell office:value-type="float" office:value="0.08126319" calcext:value-type="float">
            <text:p>0.08126319</text:p>
          </table:table-cell>
          <table:table-cell office:value-type="float" office:value="0.03686348" calcext:value-type="float">
            <text:p>0.03686348</text:p>
          </table:table-cell>
          <table:table-cell office:value-type="float" office:value="0.02730037" calcext:value-type="float">
            <text:p>0.02730037</text:p>
          </table:table-cell>
          <table:table-cell office:value-type="float" office:value="0.03647397" calcext:value-type="float">
            <text:p>0.03647397</text:p>
          </table:table-cell>
          <table:table-cell office:value-type="float" office:value="0.02553156" calcext:value-type="float">
            <text:p>0.02553156</text:p>
          </table:table-cell>
          <table:table-cell office:value-type="float" office:value="0.02353271" calcext:value-type="float">
            <text:p>0.02353271</text:p>
          </table:table-cell>
          <table:table-cell office:value-type="float" office:value="0.02827433" calcext:value-type="float">
            <text:p>0.02827433</text:p>
          </table:table-cell>
          <table:table-cell office:value-type="float" office:value="0.0398342" calcext:value-type="float">
            <text:p>0.0398342</text:p>
          </table:table-cell>
          <table:table-cell office:value-type="float" office:value="0.004684181" calcext:value-type="float">
            <text:p>0.004684181</text:p>
          </table:table-cell>
          <table:table-cell office:value-type="float" office:value="0.003766642" calcext:value-type="float">
            <text:p>0.003766642</text:p>
          </table:table-cell>
          <table:table-cell office:value-type="float" office:value="0" calcext:value-type="float">
            <text:p>0</text:p>
          </table:table-cell>
          <table:table-cell office:value-type="float" office:value="37.29181" calcext:value-type="float">
            <text:p>37.29181</text:p>
          </table:table-cell>
          <table:table-cell office:value-type="float" office:value="14.10467" calcext:value-type="float">
            <text:p>14.10467</text:p>
          </table:table-cell>
          <table:table-cell office:value-type="float" office:value="10.54677" calcext:value-type="float">
            <text:p>10.54677</text:p>
          </table:table-cell>
          <table:table-cell office:value-type="float" office:value="9.539561" calcext:value-type="float">
            <text:p>9.539561</text:p>
          </table:table-cell>
          <table:table-cell office:value-type="float" office:value="7.412804" calcext:value-type="float">
            <text:p>7.412804</text:p>
          </table:table-cell>
          <table:table-cell office:value-type="float" office:value="2.184462" calcext:value-type="float">
            <text:p>2.184462</text:p>
          </table:table-cell>
          <table:table-cell office:value-type="float" office:value="0.6213421" calcext:value-type="float">
            <text:p>0.6213421</text:p>
          </table:table-cell>
          <table:table-cell office:value-type="float" office:value="0.5588847" calcext:value-type="float">
            <text:p>0.5588847</text:p>
          </table:table-cell>
          <table:table-cell office:value-type="float" office:value="0.3848091" calcext:value-type="float">
            <text:p>0.3848091</text:p>
          </table:table-cell>
          <table:table-cell office:value-type="float" office:value="0.2708943" calcext:value-type="float">
            <text:p>0.2708943</text:p>
          </table:table-cell>
          <table:table-cell office:value-type="float" office:value="0.1734889" calcext:value-type="float">
            <text:p>0.1734889</text:p>
          </table:table-cell>
          <table:table-cell office:value-type="float" office:value="0.2808675" calcext:value-type="float">
            <text:p>0.2808675</text:p>
          </table:table-cell>
          <table:table-cell office:value-type="float" office:value="0.3096894" calcext:value-type="float">
            <text:p>0.3096894</text:p>
          </table:table-cell>
          <table:table-cell office:value-type="float" office:value="0.3468454" calcext:value-type="float">
            <text:p>0.3468454</text:p>
          </table:table-cell>
          <table:table-cell office:value-type="float" office:value="0" calcext:value-type="float">
            <text:p>0</text:p>
          </table:table-cell>
          <table:table-cell office:value-type="float" office:value="1922.327" calcext:value-type="float">
            <text:p>1922.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8913" calcext:value-type="float">
            <text:p>0.1958913</text:p>
          </table:table-cell>
          <table:table-cell office:value-type="float" office:value="0" calcext:value-type="float">
            <text:p>0</text:p>
          </table:table-cell>
          <table:table-cell office:value-type="float" office:value="-0.0001407661" calcext:value-type="float">
            <text:p>-0.00014076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7" calcext:value-type="float">
            <text:p>22012007</text:p>
          </table:table-cell>
          <table:table-cell office:value-type="float" office:value="35.43559" calcext:value-type="float">
            <text:p>35.43559</text:p>
          </table:table-cell>
          <table:table-cell office:value-type="float" office:value="1100.92" calcext:value-type="float">
            <text:p>110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0618" calcext:value-type="float">
            <text:p>0.4280618</text:p>
          </table:table-cell>
          <table:table-cell office:value-type="float" office:value="3.826051" calcext:value-type="float">
            <text:p>3.826051</text:p>
          </table:table-cell>
          <table:table-cell office:value-type="float" office:value="0" calcext:value-type="float">
            <text:p>0</text:p>
          </table:table-cell>
          <table:table-cell office:value-type="float" office:value="0.000001391632" calcext:value-type="float">
            <text:p>1.39163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69423" calcext:value-type="float">
            <text:p>-0.002569423</text:p>
          </table:table-cell>
          <table:table-cell office:value-type="float" office:value="-0.001443138" calcext:value-type="float">
            <text:p>-0.001443138</text:p>
          </table:table-cell>
          <table:table-cell office:value-type="float" office:value="0.0001551525" calcext:value-type="float">
            <text:p>0.0001551525</text:p>
          </table:table-cell>
          <table:table-cell office:value-type="float" office:value="0.00003929769" calcext:value-type="float">
            <text:p>3.929769E-05</text:p>
          </table:table-cell>
          <table:table-cell office:value-type="float" office:value="25.9385" calcext:value-type="float">
            <text:p>25.9385</text:p>
          </table:table-cell>
          <table:table-cell office:value-type="float" office:value="0.3237589" calcext:value-type="float">
            <text:p>0.3237589</text:p>
          </table:table-cell>
          <table:table-cell office:value-type="float" office:value="0.1512002" calcext:value-type="float">
            <text:p>0.1512002</text:p>
          </table:table-cell>
          <table:table-cell office:value-type="float" office:value="0.1577201" calcext:value-type="float">
            <text:p>0.1577201</text:p>
          </table:table-cell>
          <table:table-cell office:value-type="float" office:value="0.08149511" calcext:value-type="float">
            <text:p>0.08149511</text:p>
          </table:table-cell>
          <table:table-cell office:value-type="float" office:value="0.0812985" calcext:value-type="float">
            <text:p>0.0812985</text:p>
          </table:table-cell>
          <table:table-cell office:value-type="float" office:value="0.03707725" calcext:value-type="float">
            <text:p>0.03707725</text:p>
          </table:table-cell>
          <table:table-cell office:value-type="float" office:value="0.02704909" calcext:value-type="float">
            <text:p>0.02704909</text:p>
          </table:table-cell>
          <table:table-cell office:value-type="float" office:value="0.03660803" calcext:value-type="float">
            <text:p>0.03660803</text:p>
          </table:table-cell>
          <table:table-cell office:value-type="float" office:value="0.02559929" calcext:value-type="float">
            <text:p>0.02559929</text:p>
          </table:table-cell>
          <table:table-cell office:value-type="float" office:value="0.02355569" calcext:value-type="float">
            <text:p>0.02355569</text:p>
          </table:table-cell>
          <table:table-cell office:value-type="float" office:value="0.02828584" calcext:value-type="float">
            <text:p>0.02828584</text:p>
          </table:table-cell>
          <table:table-cell office:value-type="float" office:value="0.03976583" calcext:value-type="float">
            <text:p>0.03976583</text:p>
          </table:table-cell>
          <table:table-cell office:value-type="float" office:value="0.004684469" calcext:value-type="float">
            <text:p>0.004684469</text:p>
          </table:table-cell>
          <table:table-cell office:value-type="float" office:value="0.003766265" calcext:value-type="float">
            <text:p>0.003766265</text:p>
          </table:table-cell>
          <table:table-cell office:value-type="float" office:value="0" calcext:value-type="float">
            <text:p>0</text:p>
          </table:table-cell>
          <table:table-cell office:value-type="float" office:value="23.34478" calcext:value-type="float">
            <text:p>23.34478</text:p>
          </table:table-cell>
          <table:table-cell office:value-type="float" office:value="15.1993" calcext:value-type="float">
            <text:p>15.1993</text:p>
          </table:table-cell>
          <table:table-cell office:value-type="float" office:value="10.58566" calcext:value-type="float">
            <text:p>10.58566</text:p>
          </table:table-cell>
          <table:table-cell office:value-type="float" office:value="9.434847" calcext:value-type="float">
            <text:p>9.434847</text:p>
          </table:table-cell>
          <table:table-cell office:value-type="float" office:value="7.294562" calcext:value-type="float">
            <text:p>7.294562</text:p>
          </table:table-cell>
          <table:table-cell office:value-type="float" office:value="2.18301" calcext:value-type="float">
            <text:p>2.18301</text:p>
          </table:table-cell>
          <table:table-cell office:value-type="float" office:value="0.6018177" calcext:value-type="float">
            <text:p>0.6018177</text:p>
          </table:table-cell>
          <table:table-cell office:value-type="float" office:value="0.5633707" calcext:value-type="float">
            <text:p>0.5633707</text:p>
          </table:table-cell>
          <table:table-cell office:value-type="float" office:value="0.3876172" calcext:value-type="float">
            <text:p>0.3876172</text:p>
          </table:table-cell>
          <table:table-cell office:value-type="float" office:value="0.2718195" calcext:value-type="float">
            <text:p>0.2718195</text:p>
          </table:table-cell>
          <table:table-cell office:value-type="float" office:value="0.1744124" calcext:value-type="float">
            <text:p>0.1744124</text:p>
          </table:table-cell>
          <table:table-cell office:value-type="float" office:value="0.2819928" calcext:value-type="float">
            <text:p>0.2819928</text:p>
          </table:table-cell>
          <table:table-cell office:value-type="float" office:value="0.309515" calcext:value-type="float">
            <text:p>0.309515</text:p>
          </table:table-cell>
          <table:table-cell office:value-type="float" office:value="0.3468398" calcext:value-type="float">
            <text:p>0.3468398</text:p>
          </table:table-cell>
          <table:table-cell office:value-type="float" office:value="0" calcext:value-type="float">
            <text:p>0</text:p>
          </table:table-cell>
          <table:table-cell office:value-type="float" office:value="1912.616" calcext:value-type="float">
            <text:p>1912.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9311" calcext:value-type="float">
            <text:p>0.2089311</text:p>
          </table:table-cell>
          <table:table-cell office:value-type="float" office:value="0" calcext:value-type="float">
            <text:p>0</text:p>
          </table:table-cell>
          <table:table-cell office:value-type="float" office:value="-0.0001456111" calcext:value-type="float">
            <text:p>-0.00014561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7" calcext:value-type="float">
            <text:p>23012007</text:p>
          </table:table-cell>
          <table:table-cell office:value-type="float" office:value="35.41316" calcext:value-type="float">
            <text:p>35.41316</text:p>
          </table:table-cell>
          <table:table-cell office:value-type="float" office:value="1100.929" calcext:value-type="float">
            <text:p>1100.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8781" calcext:value-type="float">
            <text:p>0.4248781</text:p>
          </table:table-cell>
          <table:table-cell office:value-type="float" office:value="3.841345" calcext:value-type="float">
            <text:p>3.841345</text:p>
          </table:table-cell>
          <table:table-cell office:value-type="float" office:value="0" calcext:value-type="float">
            <text:p>0</text:p>
          </table:table-cell>
          <table:table-cell office:value-type="float" office:value="0.000001502466" calcext:value-type="float">
            <text:p>1.502466E-06</text:p>
          </table:table-cell>
          <table:table-cell office:value-type="float" office:value="0" calcext:value-type="float">
            <text:p>0</text:p>
          </table:table-cell>
          <table:table-cell office:value-type="float" office:value="-0.002560223" calcext:value-type="float">
            <text:p>-0.002560223</text:p>
          </table:table-cell>
          <table:table-cell office:value-type="float" office:value="-0.001488751" calcext:value-type="float">
            <text:p>-0.001488751</text:p>
          </table:table-cell>
          <table:table-cell office:value-type="float" office:value="0.0001643269" calcext:value-type="float">
            <text:p>0.0001643269</text:p>
          </table:table-cell>
          <table:table-cell office:value-type="float" office:value="0.00003934577" calcext:value-type="float">
            <text:p>3.934577E-05</text:p>
          </table:table-cell>
          <table:table-cell office:value-type="float" office:value="25.91152" calcext:value-type="float">
            <text:p>25.91152</text:p>
          </table:table-cell>
          <table:table-cell office:value-type="float" office:value="0.3569021" calcext:value-type="float">
            <text:p>0.3569021</text:p>
          </table:table-cell>
          <table:table-cell office:value-type="float" office:value="0.1522389" calcext:value-type="float">
            <text:p>0.1522389</text:p>
          </table:table-cell>
          <table:table-cell office:value-type="float" office:value="0.159253" calcext:value-type="float">
            <text:p>0.159253</text:p>
          </table:table-cell>
          <table:table-cell office:value-type="float" office:value="0.08161104" calcext:value-type="float">
            <text:p>0.08161104</text:p>
          </table:table-cell>
          <table:table-cell office:value-type="float" office:value="0.0814693" calcext:value-type="float">
            <text:p>0.0814693</text:p>
          </table:table-cell>
          <table:table-cell office:value-type="float" office:value="0.0373486" calcext:value-type="float">
            <text:p>0.0373486</text:p>
          </table:table-cell>
          <table:table-cell office:value-type="float" office:value="0.02647411" calcext:value-type="float">
            <text:p>0.02647411</text:p>
          </table:table-cell>
          <table:table-cell office:value-type="float" office:value="0.03679891" calcext:value-type="float">
            <text:p>0.03679891</text:p>
          </table:table-cell>
          <table:table-cell office:value-type="float" office:value="0.0256692" calcext:value-type="float">
            <text:p>0.0256692</text:p>
          </table:table-cell>
          <table:table-cell office:value-type="float" office:value="0.0235791" calcext:value-type="float">
            <text:p>0.0235791</text:p>
          </table:table-cell>
          <table:table-cell office:value-type="float" office:value="0.02829705" calcext:value-type="float">
            <text:p>0.02829705</text:p>
          </table:table-cell>
          <table:table-cell office:value-type="float" office:value="0.03969961" calcext:value-type="float">
            <text:p>0.03969961</text:p>
          </table:table-cell>
          <table:table-cell office:value-type="float" office:value="0.004684824" calcext:value-type="float">
            <text:p>0.004684824</text:p>
          </table:table-cell>
          <table:table-cell office:value-type="float" office:value="0.003765778" calcext:value-type="float">
            <text:p>0.003765778</text:p>
          </table:table-cell>
          <table:table-cell office:value-type="float" office:value="0" calcext:value-type="float">
            <text:p>0</text:p>
          </table:table-cell>
          <table:table-cell office:value-type="float" office:value="24.75538" calcext:value-type="float">
            <text:p>24.75538</text:p>
          </table:table-cell>
          <table:table-cell office:value-type="float" office:value="15.70792" calcext:value-type="float">
            <text:p>15.70792</text:p>
          </table:table-cell>
          <table:table-cell office:value-type="float" office:value="10.79" calcext:value-type="float">
            <text:p>10.79</text:p>
          </table:table-cell>
          <table:table-cell office:value-type="float" office:value="9.409367" calcext:value-type="float">
            <text:p>9.409367</text:p>
          </table:table-cell>
          <table:table-cell office:value-type="float" office:value="7.176371" calcext:value-type="float">
            <text:p>7.176371</text:p>
          </table:table-cell>
          <table:table-cell office:value-type="float" office:value="2.171495" calcext:value-type="float">
            <text:p>2.171495</text:p>
          </table:table-cell>
          <table:table-cell office:value-type="float" office:value="0.5637453" calcext:value-type="float">
            <text:p>0.5637453</text:p>
          </table:table-cell>
          <table:table-cell office:value-type="float" office:value="0.5709062" calcext:value-type="float">
            <text:p>0.5709062</text:p>
          </table:table-cell>
          <table:table-cell office:value-type="float" office:value="0.3905242" calcext:value-type="float">
            <text:p>0.3905242</text:p>
          </table:table-cell>
          <table:table-cell office:value-type="float" office:value="0.2727497" calcext:value-type="float">
            <text:p>0.2727497</text:p>
          </table:table-cell>
          <table:table-cell office:value-type="float" office:value="0.1753265" calcext:value-type="float">
            <text:p>0.1753265</text:p>
          </table:table-cell>
          <table:table-cell office:value-type="float" office:value="0.2831038" calcext:value-type="float">
            <text:p>0.2831038</text:p>
          </table:table-cell>
          <table:table-cell office:value-type="float" office:value="0.309361" calcext:value-type="float">
            <text:p>0.309361</text:p>
          </table:table-cell>
          <table:table-cell office:value-type="float" office:value="0.3468095" calcext:value-type="float">
            <text:p>0.3468095</text:p>
          </table:table-cell>
          <table:table-cell office:value-type="float" office:value="0" calcext:value-type="float">
            <text:p>0</text:p>
          </table:table-cell>
          <table:table-cell office:value-type="float" office:value="1894.526" calcext:value-type="float">
            <text:p>1894.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0961" calcext:value-type="float">
            <text:p>0.2210961</text:p>
          </table:table-cell>
          <table:table-cell office:value-type="float" office:value="0" calcext:value-type="float">
            <text:p>0</text:p>
          </table:table-cell>
          <table:table-cell office:value-type="float" office:value="-0.0001504767" calcext:value-type="float">
            <text:p>-0.00015047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7" calcext:value-type="float">
            <text:p>24012007</text:p>
          </table:table-cell>
          <table:table-cell office:value-type="float" office:value="35.39177" calcext:value-type="float">
            <text:p>35.39177</text:p>
          </table:table-cell>
          <table:table-cell office:value-type="float" office:value="1100.936" calcext:value-type="float">
            <text:p>1100.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768" calcext:value-type="float">
            <text:p>0.423768</text:p>
          </table:table-cell>
          <table:table-cell office:value-type="float" office:value="3.85622" calcext:value-type="float">
            <text:p>3.85622</text:p>
          </table:table-cell>
          <table:table-cell office:value-type="float" office:value="0" calcext:value-type="float">
            <text:p>0</text:p>
          </table:table-cell>
          <table:table-cell office:value-type="float" office:value="0.000001513609" calcext:value-type="float">
            <text:p>1.513609E-06</text:p>
          </table:table-cell>
          <table:table-cell office:value-type="float" office:value="0" calcext:value-type="float">
            <text:p>0</text:p>
          </table:table-cell>
          <table:table-cell office:value-type="float" office:value="-0.00321823" calcext:value-type="float">
            <text:p>-0.00321823</text:p>
          </table:table-cell>
          <table:table-cell office:value-type="float" office:value="-0.001524645" calcext:value-type="float">
            <text:p>-0.001524645</text:p>
          </table:table-cell>
          <table:table-cell office:value-type="float" office:value="0.0001733447" calcext:value-type="float">
            <text:p>0.0001733447</text:p>
          </table:table-cell>
          <table:table-cell office:value-type="float" office:value="0.00003997977" calcext:value-type="float">
            <text:p>3.997977E-05</text:p>
          </table:table-cell>
          <table:table-cell office:value-type="float" office:value="25.88212" calcext:value-type="float">
            <text:p>25.88212</text:p>
          </table:table-cell>
          <table:table-cell office:value-type="float" office:value="0.3525442" calcext:value-type="float">
            <text:p>0.3525442</text:p>
          </table:table-cell>
          <table:table-cell office:value-type="float" office:value="0.1526448" calcext:value-type="float">
            <text:p>0.1526448</text:p>
          </table:table-cell>
          <table:table-cell office:value-type="float" office:value="0.1602884" calcext:value-type="float">
            <text:p>0.1602884</text:p>
          </table:table-cell>
          <table:table-cell office:value-type="float" office:value="0.08194002" calcext:value-type="float">
            <text:p>0.08194002</text:p>
          </table:table-cell>
          <table:table-cell office:value-type="float" office:value="0.08167864" calcext:value-type="float">
            <text:p>0.08167864</text:p>
          </table:table-cell>
          <table:table-cell office:value-type="float" office:value="0.03744821" calcext:value-type="float">
            <text:p>0.03744821</text:p>
          </table:table-cell>
          <table:table-cell office:value-type="float" office:value="0.02640223" calcext:value-type="float">
            <text:p>0.02640223</text:p>
          </table:table-cell>
          <table:table-cell office:value-type="float" office:value="0.03689473" calcext:value-type="float">
            <text:p>0.03689473</text:p>
          </table:table-cell>
          <table:table-cell office:value-type="float" office:value="0.02574468" calcext:value-type="float">
            <text:p>0.02574468</text:p>
          </table:table-cell>
          <table:table-cell office:value-type="float" office:value="0.02360224" calcext:value-type="float">
            <text:p>0.02360224</text:p>
          </table:table-cell>
          <table:table-cell office:value-type="float" office:value="0.02830819" calcext:value-type="float">
            <text:p>0.02830819</text:p>
          </table:table-cell>
          <table:table-cell office:value-type="float" office:value="0.03963511" calcext:value-type="float">
            <text:p>0.03963511</text:p>
          </table:table-cell>
          <table:table-cell office:value-type="float" office:value="0.004695717" calcext:value-type="float">
            <text:p>0.004695717</text:p>
          </table:table-cell>
          <table:table-cell office:value-type="float" office:value="0.003753126" calcext:value-type="float">
            <text:p>0.003753126</text:p>
          </table:table-cell>
          <table:table-cell office:value-type="float" office:value="0" calcext:value-type="float">
            <text:p>0</text:p>
          </table:table-cell>
          <table:table-cell office:value-type="float" office:value="31.51702" calcext:value-type="float">
            <text:p>31.51702</text:p>
          </table:table-cell>
          <table:table-cell office:value-type="float" office:value="15.7632" calcext:value-type="float">
            <text:p>15.7632</text:p>
          </table:table-cell>
          <table:table-cell office:value-type="float" office:value="10.8005" calcext:value-type="float">
            <text:p>10.8005</text:p>
          </table:table-cell>
          <table:table-cell office:value-type="float" office:value="9.398629" calcext:value-type="float">
            <text:p>9.398629</text:p>
          </table:table-cell>
          <table:table-cell office:value-type="float" office:value="7.010443" calcext:value-type="float">
            <text:p>7.010443</text:p>
          </table:table-cell>
          <table:table-cell office:value-type="float" office:value="2.150393" calcext:value-type="float">
            <text:p>2.150393</text:p>
          </table:table-cell>
          <table:table-cell office:value-type="float" office:value="0.550608" calcext:value-type="float">
            <text:p>0.550608</text:p>
          </table:table-cell>
          <table:table-cell office:value-type="float" office:value="0.5730147" calcext:value-type="float">
            <text:p>0.5730147</text:p>
          </table:table-cell>
          <table:table-cell office:value-type="float" office:value="0.3938446" calcext:value-type="float">
            <text:p>0.3938446</text:p>
          </table:table-cell>
          <table:table-cell office:value-type="float" office:value="0.2736486" calcext:value-type="float">
            <text:p>0.2736486</text:p>
          </table:table-cell>
          <table:table-cell office:value-type="float" office:value="0.1762383" calcext:value-type="float">
            <text:p>0.1762383</text:p>
          </table:table-cell>
          <table:table-cell office:value-type="float" office:value="0.2844287" calcext:value-type="float">
            <text:p>0.2844287</text:p>
          </table:table-cell>
          <table:table-cell office:value-type="float" office:value="0.3142175" calcext:value-type="float">
            <text:p>0.3142175</text:p>
          </table:table-cell>
          <table:table-cell office:value-type="float" office:value="0.3425051" calcext:value-type="float">
            <text:p>0.3425051</text:p>
          </table:table-cell>
          <table:table-cell office:value-type="float" office:value="0" calcext:value-type="float">
            <text:p>0</text:p>
          </table:table-cell>
          <table:table-cell office:value-type="float" office:value="1889.451" calcext:value-type="float">
            <text:p>1889.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2333" calcext:value-type="float">
            <text:p>0.2342333</text:p>
          </table:table-cell>
          <table:table-cell office:value-type="float" office:value="0" calcext:value-type="float">
            <text:p>0</text:p>
          </table:table-cell>
          <table:table-cell office:value-type="float" office:value="-0.0001552039" calcext:value-type="float">
            <text:p>-0.00015520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7" calcext:value-type="float">
            <text:p>25012007</text:p>
          </table:table-cell>
          <table:table-cell office:value-type="float" office:value="35.36924" calcext:value-type="float">
            <text:p>35.36924</text:p>
          </table:table-cell>
          <table:table-cell office:value-type="float" office:value="1100.943" calcext:value-type="float">
            <text:p>1100.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2712" calcext:value-type="float">
            <text:p>0.4242712</text:p>
          </table:table-cell>
          <table:table-cell office:value-type="float" office:value="3.871162" calcext:value-type="float">
            <text:p>3.871162</text:p>
          </table:table-cell>
          <table:table-cell office:value-type="float" office:value="0" calcext:value-type="float">
            <text:p>0</text:p>
          </table:table-cell>
          <table:table-cell office:value-type="float" office:value="0.000001523149" calcext:value-type="float">
            <text:p>1.523149E-06</text:p>
          </table:table-cell>
          <table:table-cell office:value-type="float" office:value="0" calcext:value-type="float">
            <text:p>0</text:p>
          </table:table-cell>
          <table:table-cell office:value-type="float" office:value="-0.004032731" calcext:value-type="float">
            <text:p>-0.004032731</text:p>
          </table:table-cell>
          <table:table-cell office:value-type="float" office:value="-0.00155274" calcext:value-type="float">
            <text:p>-0.00155274</text:p>
          </table:table-cell>
          <table:table-cell office:value-type="float" office:value="0.000181307" calcext:value-type="float">
            <text:p>0.000181307</text:p>
          </table:table-cell>
          <table:table-cell office:value-type="float" office:value="0.00004003683" calcext:value-type="float">
            <text:p>4.003683E-05</text:p>
          </table:table-cell>
          <table:table-cell office:value-type="float" office:value="25.84861" calcext:value-type="float">
            <text:p>25.84861</text:p>
          </table:table-cell>
          <table:table-cell office:value-type="float" office:value="0.3237029" calcext:value-type="float">
            <text:p>0.3237029</text:p>
          </table:table-cell>
          <table:table-cell office:value-type="float" office:value="0.1527351" calcext:value-type="float">
            <text:p>0.1527351</text:p>
          </table:table-cell>
          <table:table-cell office:value-type="float" office:value="0.1612863" calcext:value-type="float">
            <text:p>0.1612863</text:p>
          </table:table-cell>
          <table:table-cell office:value-type="float" office:value="0.08210868" calcext:value-type="float">
            <text:p>0.08210868</text:p>
          </table:table-cell>
          <table:table-cell office:value-type="float" office:value="0.08182146" calcext:value-type="float">
            <text:p>0.08182146</text:p>
          </table:table-cell>
          <table:table-cell office:value-type="float" office:value="0.03750195" calcext:value-type="float">
            <text:p>0.03750195</text:p>
          </table:table-cell>
          <table:table-cell office:value-type="float" office:value="0.02658809" calcext:value-type="float">
            <text:p>0.02658809</text:p>
          </table:table-cell>
          <table:table-cell office:value-type="float" office:value="0.03694908" calcext:value-type="float">
            <text:p>0.03694908</text:p>
          </table:table-cell>
          <table:table-cell office:value-type="float" office:value="0.0258195" calcext:value-type="float">
            <text:p>0.0258195</text:p>
          </table:table-cell>
          <table:table-cell office:value-type="float" office:value="0.02362579" calcext:value-type="float">
            <text:p>0.02362579</text:p>
          </table:table-cell>
          <table:table-cell office:value-type="float" office:value="0.02831954" calcext:value-type="float">
            <text:p>0.02831954</text:p>
          </table:table-cell>
          <table:table-cell office:value-type="float" office:value="0.03957323" calcext:value-type="float">
            <text:p>0.03957323</text:p>
          </table:table-cell>
          <table:table-cell office:value-type="float" office:value="0.004692951" calcext:value-type="float">
            <text:p>0.004692951</text:p>
          </table:table-cell>
          <table:table-cell office:value-type="float" office:value="0.003755562" calcext:value-type="float">
            <text:p>0.003755562</text:p>
          </table:table-cell>
          <table:table-cell office:value-type="float" office:value="0" calcext:value-type="float">
            <text:p>0</text:p>
          </table:table-cell>
          <table:table-cell office:value-type="float" office:value="34.85304" calcext:value-type="float">
            <text:p>34.85304</text:p>
          </table:table-cell>
          <table:table-cell office:value-type="float" office:value="16.00788" calcext:value-type="float">
            <text:p>16.00788</text:p>
          </table:table-cell>
          <table:table-cell office:value-type="float" office:value="10.86738" calcext:value-type="float">
            <text:p>10.86738</text:p>
          </table:table-cell>
          <table:table-cell office:value-type="float" office:value="9.31837" calcext:value-type="float">
            <text:p>9.31837</text:p>
          </table:table-cell>
          <table:table-cell office:value-type="float" office:value="6.856861" calcext:value-type="float">
            <text:p>6.856861</text:p>
          </table:table-cell>
          <table:table-cell office:value-type="float" office:value="2.134912" calcext:value-type="float">
            <text:p>2.134912</text:p>
          </table:table-cell>
          <table:table-cell office:value-type="float" office:value="0.5509182" calcext:value-type="float">
            <text:p>0.5509182</text:p>
          </table:table-cell>
          <table:table-cell office:value-type="float" office:value="0.5728446" calcext:value-type="float">
            <text:p>0.5728446</text:p>
          </table:table-cell>
          <table:table-cell office:value-type="float" office:value="0.3970338" calcext:value-type="float">
            <text:p>0.3970338</text:p>
          </table:table-cell>
          <table:table-cell office:value-type="float" office:value="0.274556" calcext:value-type="float">
            <text:p>0.274556</text:p>
          </table:table-cell>
          <table:table-cell office:value-type="float" office:value="0.177157" calcext:value-type="float">
            <text:p>0.177157</text:p>
          </table:table-cell>
          <table:table-cell office:value-type="float" office:value="0.2857087" calcext:value-type="float">
            <text:p>0.2857087</text:p>
          </table:table-cell>
          <table:table-cell office:value-type="float" office:value="0.312677" calcext:value-type="float">
            <text:p>0.312677</text:p>
          </table:table-cell>
          <table:table-cell office:value-type="float" office:value="0.3450344" calcext:value-type="float">
            <text:p>0.3450344</text:p>
          </table:table-cell>
          <table:table-cell office:value-type="float" office:value="0" calcext:value-type="float">
            <text:p>0</text:p>
          </table:table-cell>
          <table:table-cell office:value-type="float" office:value="1895.075" calcext:value-type="float">
            <text:p>1895.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88962" calcext:value-type="float">
            <text:p>0.2488962</text:p>
          </table:table-cell>
          <table:table-cell office:value-type="float" office:value="0" calcext:value-type="float">
            <text:p>0</text:p>
          </table:table-cell>
          <table:table-cell office:value-type="float" office:value="-0.0001597619" calcext:value-type="float">
            <text:p>-0.00015976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7" calcext:value-type="float">
            <text:p>26012007</text:p>
          </table:table-cell>
          <table:table-cell office:value-type="float" office:value="35.34532" calcext:value-type="float">
            <text:p>35.34532</text:p>
          </table:table-cell>
          <table:table-cell office:value-type="float" office:value="1100.951" calcext:value-type="float">
            <text:p>1100.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6763" calcext:value-type="float">
            <text:p>0.4246763</text:p>
          </table:table-cell>
          <table:table-cell office:value-type="float" office:value="3.886522" calcext:value-type="float">
            <text:p>3.886522</text:p>
          </table:table-cell>
          <table:table-cell office:value-type="float" office:value="0" calcext:value-type="float">
            <text:p>0</text:p>
          </table:table-cell>
          <table:table-cell office:value-type="float" office:value="0.000001529473" calcext:value-type="float">
            <text:p>1.529473E-06</text:p>
          </table:table-cell>
          <table:table-cell office:value-type="float" office:value="0" calcext:value-type="float">
            <text:p>0</text:p>
          </table:table-cell>
          <table:table-cell office:value-type="float" office:value="-0.004491098" calcext:value-type="float">
            <text:p>-0.004491098</text:p>
          </table:table-cell>
          <table:table-cell office:value-type="float" office:value="-0.001583754" calcext:value-type="float">
            <text:p>-0.001583754</text:p>
          </table:table-cell>
          <table:table-cell office:value-type="float" office:value="0.000188418" calcext:value-type="float">
            <text:p>0.000188418</text:p>
          </table:table-cell>
          <table:table-cell office:value-type="float" office:value="0.00004003701" calcext:value-type="float">
            <text:p>4.003701E-05</text:p>
          </table:table-cell>
          <table:table-cell office:value-type="float" office:value="25.81314" calcext:value-type="float">
            <text:p>25.81314</text:p>
          </table:table-cell>
          <table:table-cell office:value-type="float" office:value="0.3098776" calcext:value-type="float">
            <text:p>0.3098776</text:p>
          </table:table-cell>
          <table:table-cell office:value-type="float" office:value="0.1531914" calcext:value-type="float">
            <text:p>0.1531914</text:p>
          </table:table-cell>
          <table:table-cell office:value-type="float" office:value="0.1618892" calcext:value-type="float">
            <text:p>0.1618892</text:p>
          </table:table-cell>
          <table:table-cell office:value-type="float" office:value="0.08210475" calcext:value-type="float">
            <text:p>0.08210475</text:p>
          </table:table-cell>
          <table:table-cell office:value-type="float" office:value="0.0817847" calcext:value-type="float">
            <text:p>0.0817847</text:p>
          </table:table-cell>
          <table:table-cell office:value-type="float" office:value="0.03753355" calcext:value-type="float">
            <text:p>0.03753355</text:p>
          </table:table-cell>
          <table:table-cell office:value-type="float" office:value="0.02678942" calcext:value-type="float">
            <text:p>0.02678942</text:p>
          </table:table-cell>
          <table:table-cell office:value-type="float" office:value="0.03699562" calcext:value-type="float">
            <text:p>0.03699562</text:p>
          </table:table-cell>
          <table:table-cell office:value-type="float" office:value="0.02589274" calcext:value-type="float">
            <text:p>0.02589274</text:p>
          </table:table-cell>
          <table:table-cell office:value-type="float" office:value="0.02364976" calcext:value-type="float">
            <text:p>0.02364976</text:p>
          </table:table-cell>
          <table:table-cell office:value-type="float" office:value="0.02833094" calcext:value-type="float">
            <text:p>0.02833094</text:p>
          </table:table-cell>
          <table:table-cell office:value-type="float" office:value="0.03951352" calcext:value-type="float">
            <text:p>0.03951352</text:p>
          </table:table-cell>
          <table:table-cell office:value-type="float" office:value="0.004691177" calcext:value-type="float">
            <text:p>0.004691177</text:p>
          </table:table-cell>
          <table:table-cell office:value-type="float" office:value="0.003757162" calcext:value-type="float">
            <text:p>0.003757162</text:p>
          </table:table-cell>
          <table:table-cell office:value-type="float" office:value="0" calcext:value-type="float">
            <text:p>0</text:p>
          </table:table-cell>
          <table:table-cell office:value-type="float" office:value="36.48338" calcext:value-type="float">
            <text:p>36.48338</text:p>
          </table:table-cell>
          <table:table-cell office:value-type="float" office:value="16.23057" calcext:value-type="float">
            <text:p>16.23057</text:p>
          </table:table-cell>
          <table:table-cell office:value-type="float" office:value="10.92874" calcext:value-type="float">
            <text:p>10.92874</text:p>
          </table:table-cell>
          <table:table-cell office:value-type="float" office:value="9.231362" calcext:value-type="float">
            <text:p>9.231362</text:p>
          </table:table-cell>
          <table:table-cell office:value-type="float" office:value="6.72081" calcext:value-type="float">
            <text:p>6.72081</text:p>
          </table:table-cell>
          <table:table-cell office:value-type="float" office:value="2.122686" calcext:value-type="float">
            <text:p>2.122686</text:p>
          </table:table-cell>
          <table:table-cell office:value-type="float" office:value="0.5537945" calcext:value-type="float">
            <text:p>0.5537945</text:p>
          </table:table-cell>
          <table:table-cell office:value-type="float" office:value="0.5724087" calcext:value-type="float">
            <text:p>0.5724087</text:p>
          </table:table-cell>
          <table:table-cell office:value-type="float" office:value="0.4000074" calcext:value-type="float">
            <text:p>0.4000074</text:p>
          </table:table-cell>
          <table:table-cell office:value-type="float" office:value="0.2754729" calcext:value-type="float">
            <text:p>0.2754729</text:p>
          </table:table-cell>
          <table:table-cell office:value-type="float" office:value="0.1780761" calcext:value-type="float">
            <text:p>0.1780761</text:p>
          </table:table-cell>
          <table:table-cell office:value-type="float" office:value="0.2868882" calcext:value-type="float">
            <text:p>0.2868882</text:p>
          </table:table-cell>
          <table:table-cell office:value-type="float" office:value="0.3115932" calcext:value-type="float">
            <text:p>0.3115932</text:p>
          </table:table-cell>
          <table:table-cell office:value-type="float" office:value="0.3465873" calcext:value-type="float">
            <text:p>0.3465873</text:p>
          </table:table-cell>
          <table:table-cell office:value-type="float" office:value="0" calcext:value-type="float">
            <text:p>0</text:p>
          </table:table-cell>
          <table:table-cell office:value-type="float" office:value="1899.767" calcext:value-type="float">
            <text:p>1899.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2556" calcext:value-type="float">
            <text:p>0.2642556</text:p>
          </table:table-cell>
          <table:table-cell office:value-type="float" office:value="0" calcext:value-type="float">
            <text:p>0</text:p>
          </table:table-cell>
          <table:table-cell office:value-type="float" office:value="-0.0001642662" calcext:value-type="float">
            <text:p>-0.00016426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7" calcext:value-type="float">
            <text:p>27012007</text:p>
          </table:table-cell>
          <table:table-cell office:value-type="float" office:value="35.3213" calcext:value-type="float">
            <text:p>35.3213</text:p>
          </table:table-cell>
          <table:table-cell office:value-type="float" office:value="1100.958" calcext:value-type="float">
            <text:p>1100.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1111" calcext:value-type="float">
            <text:p>0.4251111</text:p>
          </table:table-cell>
          <table:table-cell office:value-type="float" office:value="3.901492" calcext:value-type="float">
            <text:p>3.901492</text:p>
          </table:table-cell>
          <table:table-cell office:value-type="float" office:value="0" calcext:value-type="float">
            <text:p>0</text:p>
          </table:table-cell>
          <table:table-cell office:value-type="float" office:value="0.000001548191" calcext:value-type="float">
            <text:p>1.548191E-06</text:p>
          </table:table-cell>
          <table:table-cell office:value-type="float" office:value="0" calcext:value-type="float">
            <text:p>0</text:p>
          </table:table-cell>
          <table:table-cell office:value-type="float" office:value="-0.004489528" calcext:value-type="float">
            <text:p>-0.004489528</text:p>
          </table:table-cell>
          <table:table-cell office:value-type="float" office:value="-0.00161334" calcext:value-type="float">
            <text:p>-0.00161334</text:p>
          </table:table-cell>
          <table:table-cell office:value-type="float" office:value="0.0001955584" calcext:value-type="float">
            <text:p>0.0001955584</text:p>
          </table:table-cell>
          <table:table-cell office:value-type="float" office:value="0.00004003718" calcext:value-type="float">
            <text:p>4.003718E-05</text:p>
          </table:table-cell>
          <table:table-cell office:value-type="float" office:value="25.7776" calcext:value-type="float">
            <text:p>25.7776</text:p>
          </table:table-cell>
          <table:table-cell office:value-type="float" office:value="0.2974636" calcext:value-type="float">
            <text:p>0.2974636</text:p>
          </table:table-cell>
          <table:table-cell office:value-type="float" office:value="0.1534437" calcext:value-type="float">
            <text:p>0.1534437</text:p>
          </table:table-cell>
          <table:table-cell office:value-type="float" office:value="0.1623427" calcext:value-type="float">
            <text:p>0.1623427</text:p>
          </table:table-cell>
          <table:table-cell office:value-type="float" office:value="0.08202716" calcext:value-type="float">
            <text:p>0.08202716</text:p>
          </table:table-cell>
          <table:table-cell office:value-type="float" office:value="0.0816594" calcext:value-type="float">
            <text:p>0.0816594</text:p>
          </table:table-cell>
          <table:table-cell office:value-type="float" office:value="0.03755574" calcext:value-type="float">
            <text:p>0.03755574</text:p>
          </table:table-cell>
          <table:table-cell office:value-type="float" office:value="0.02697471" calcext:value-type="float">
            <text:p>0.02697471</text:p>
          </table:table-cell>
          <table:table-cell office:value-type="float" office:value="0.03703811" calcext:value-type="float">
            <text:p>0.03703811</text:p>
          </table:table-cell>
          <table:table-cell office:value-type="float" office:value="0.0259674" calcext:value-type="float">
            <text:p>0.0259674</text:p>
          </table:table-cell>
          <table:table-cell office:value-type="float" office:value="0.02367372" calcext:value-type="float">
            <text:p>0.02367372</text:p>
          </table:table-cell>
          <table:table-cell office:value-type="float" office:value="0.02834231" calcext:value-type="float">
            <text:p>0.02834231</text:p>
          </table:table-cell>
          <table:table-cell office:value-type="float" office:value="0.03945579" calcext:value-type="float">
            <text:p>0.03945579</text:p>
          </table:table-cell>
          <table:table-cell office:value-type="float" office:value="0.00469144" calcext:value-type="float">
            <text:p>0.00469144</text:p>
          </table:table-cell>
          <table:table-cell office:value-type="float" office:value="0.003756782" calcext:value-type="float">
            <text:p>0.003756782</text:p>
          </table:table-cell>
          <table:table-cell office:value-type="float" office:value="0" calcext:value-type="float">
            <text:p>0</text:p>
          </table:table-cell>
          <table:table-cell office:value-type="float" office:value="36.73621" calcext:value-type="float">
            <text:p>36.73621</text:p>
          </table:table-cell>
          <table:table-cell office:value-type="float" office:value="16.45019" calcext:value-type="float">
            <text:p>16.45019</text:p>
          </table:table-cell>
          <table:table-cell office:value-type="float" office:value="10.96567" calcext:value-type="float">
            <text:p>10.96567</text:p>
          </table:table-cell>
          <table:table-cell office:value-type="float" office:value="9.130348" calcext:value-type="float">
            <text:p>9.130348</text:p>
          </table:table-cell>
          <table:table-cell office:value-type="float" office:value="6.596356" calcext:value-type="float">
            <text:p>6.596356</text:p>
          </table:table-cell>
          <table:table-cell office:value-type="float" office:value="2.112873" calcext:value-type="float">
            <text:p>2.112873</text:p>
          </table:table-cell>
          <table:table-cell office:value-type="float" office:value="0.5571941" calcext:value-type="float">
            <text:p>0.5571941</text:p>
          </table:table-cell>
          <table:table-cell office:value-type="float" office:value="0.5718387" calcext:value-type="float">
            <text:p>0.5718387</text:p>
          </table:table-cell>
          <table:table-cell office:value-type="float" office:value="0.4030401" calcext:value-type="float">
            <text:p>0.4030401</text:p>
          </table:table-cell>
          <table:table-cell office:value-type="float" office:value="0.2763746" calcext:value-type="float">
            <text:p>0.2763746</text:p>
          </table:table-cell>
          <table:table-cell office:value-type="float" office:value="0.1789903" calcext:value-type="float">
            <text:p>0.1789903</text:p>
          </table:table-cell>
          <table:table-cell office:value-type="float" office:value="0.2879952" calcext:value-type="float">
            <text:p>0.2879952</text:p>
          </table:table-cell>
          <table:table-cell office:value-type="float" office:value="0.311263" calcext:value-type="float">
            <text:p>0.311263</text:p>
          </table:table-cell>
          <table:table-cell office:value-type="float" office:value="0.3466421" calcext:value-type="float">
            <text:p>0.3466421</text:p>
          </table:table-cell>
          <table:table-cell office:value-type="float" office:value="0" calcext:value-type="float">
            <text:p>0</text:p>
          </table:table-cell>
          <table:table-cell office:value-type="float" office:value="1904.694" calcext:value-type="float">
            <text:p>1904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7046" calcext:value-type="float">
            <text:p>0.2797046</text:p>
          </table:table-cell>
          <table:table-cell office:value-type="float" office:value="0" calcext:value-type="float">
            <text:p>0</text:p>
          </table:table-cell>
          <table:table-cell office:value-type="float" office:value="-0.0001687061" calcext:value-type="float">
            <text:p>-0.00016870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7" calcext:value-type="float">
            <text:p>28012007</text:p>
          </table:table-cell>
          <table:table-cell office:value-type="float" office:value="35.29708" calcext:value-type="float">
            <text:p>35.29708</text:p>
          </table:table-cell>
          <table:table-cell office:value-type="float" office:value="1100.966" calcext:value-type="float">
            <text:p>1100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3709" calcext:value-type="float">
            <text:p>0.4253709</text:p>
          </table:table-cell>
          <table:table-cell office:value-type="float" office:value="3.916682" calcext:value-type="float">
            <text:p>3.916682</text:p>
          </table:table-cell>
          <table:table-cell office:value-type="float" office:value="0" calcext:value-type="float">
            <text:p>0</text:p>
          </table:table-cell>
          <table:table-cell office:value-type="float" office:value="0.000001577178" calcext:value-type="float">
            <text:p>1.577178E-06</text:p>
          </table:table-cell>
          <table:table-cell office:value-type="float" office:value="0" calcext:value-type="float">
            <text:p>0</text:p>
          </table:table-cell>
          <table:table-cell office:value-type="float" office:value="-0.004487071" calcext:value-type="float">
            <text:p>-0.004487071</text:p>
          </table:table-cell>
          <table:table-cell office:value-type="float" office:value="-0.001643719" calcext:value-type="float">
            <text:p>-0.001643719</text:p>
          </table:table-cell>
          <table:table-cell office:value-type="float" office:value="0.0002023314" calcext:value-type="float">
            <text:p>0.0002023314</text:p>
          </table:table-cell>
          <table:table-cell office:value-type="float" office:value="0.00004003736" calcext:value-type="float">
            <text:p>4.003736E-05</text:p>
          </table:table-cell>
          <table:table-cell office:value-type="float" office:value="25.74193" calcext:value-type="float">
            <text:p>25.74193</text:p>
          </table:table-cell>
          <table:table-cell office:value-type="float" office:value="0.2894645" calcext:value-type="float">
            <text:p>0.2894645</text:p>
          </table:table-cell>
          <table:table-cell office:value-type="float" office:value="0.1534448" calcext:value-type="float">
            <text:p>0.1534448</text:p>
          </table:table-cell>
          <table:table-cell office:value-type="float" office:value="0.1624942" calcext:value-type="float">
            <text:p>0.1624942</text:p>
          </table:table-cell>
          <table:table-cell office:value-type="float" office:value="0.08182772" calcext:value-type="float">
            <text:p>0.08182772</text:p>
          </table:table-cell>
          <table:table-cell office:value-type="float" office:value="0.08151567" calcext:value-type="float">
            <text:p>0.08151567</text:p>
          </table:table-cell>
          <table:table-cell office:value-type="float" office:value="0.0375604" calcext:value-type="float">
            <text:p>0.0375604</text:p>
          </table:table-cell>
          <table:table-cell office:value-type="float" office:value="0.02712021" calcext:value-type="float">
            <text:p>0.02712021</text:p>
          </table:table-cell>
          <table:table-cell office:value-type="float" office:value="0.03708101" calcext:value-type="float">
            <text:p>0.03708101</text:p>
          </table:table-cell>
          <table:table-cell office:value-type="float" office:value="0.02604087" calcext:value-type="float">
            <text:p>0.02604087</text:p>
          </table:table-cell>
          <table:table-cell office:value-type="float" office:value="0.02369787" calcext:value-type="float">
            <text:p>0.02369787</text:p>
          </table:table-cell>
          <table:table-cell office:value-type="float" office:value="0.02835352" calcext:value-type="float">
            <text:p>0.02835352</text:p>
          </table:table-cell>
          <table:table-cell office:value-type="float" office:value="0.03939989" calcext:value-type="float">
            <text:p>0.03939989</text:p>
          </table:table-cell>
          <table:table-cell office:value-type="float" office:value="0.004691856" calcext:value-type="float">
            <text:p>0.004691856</text:p>
          </table:table-cell>
          <table:table-cell office:value-type="float" office:value="0.003756266" calcext:value-type="float">
            <text:p>0.003756266</text:p>
          </table:table-cell>
          <table:table-cell office:value-type="float" office:value="0" calcext:value-type="float">
            <text:p>0</text:p>
          </table:table-cell>
          <table:table-cell office:value-type="float" office:value="36.81209" calcext:value-type="float">
            <text:p>36.81209</text:p>
          </table:table-cell>
          <table:table-cell office:value-type="float" office:value="16.6251" calcext:value-type="float">
            <text:p>16.6251</text:p>
          </table:table-cell>
          <table:table-cell office:value-type="float" office:value="10.96766" calcext:value-type="float">
            <text:p>10.96766</text:p>
          </table:table-cell>
          <table:table-cell office:value-type="float" office:value="9.023926" calcext:value-type="float">
            <text:p>9.023926</text:p>
          </table:table-cell>
          <table:table-cell office:value-type="float" office:value="6.504378" calcext:value-type="float">
            <text:p>6.504378</text:p>
          </table:table-cell>
          <table:table-cell office:value-type="float" office:value="2.104099" calcext:value-type="float">
            <text:p>2.104099</text:p>
          </table:table-cell>
          <table:table-cell office:value-type="float" office:value="0.5602051" calcext:value-type="float">
            <text:p>0.5602051</text:p>
          </table:table-cell>
          <table:table-cell office:value-type="float" office:value="0.5715166" calcext:value-type="float">
            <text:p>0.5715166</text:p>
          </table:table-cell>
          <table:table-cell office:value-type="float" office:value="0.4059097" calcext:value-type="float">
            <text:p>0.4059097</text:p>
          </table:table-cell>
          <table:table-cell office:value-type="float" office:value="0.2772755" calcext:value-type="float">
            <text:p>0.2772755</text:p>
          </table:table-cell>
          <table:table-cell office:value-type="float" office:value="0.1798966" calcext:value-type="float">
            <text:p>0.1798966</text:p>
          </table:table-cell>
          <table:table-cell office:value-type="float" office:value="0.289076" calcext:value-type="float">
            <text:p>0.289076</text:p>
          </table:table-cell>
          <table:table-cell office:value-type="float" office:value="0.3110025" calcext:value-type="float">
            <text:p>0.3110025</text:p>
          </table:table-cell>
          <table:table-cell office:value-type="float" office:value="0.3466426" calcext:value-type="float">
            <text:p>0.3466426</text:p>
          </table:table-cell>
          <table:table-cell office:value-type="float" office:value="0" calcext:value-type="float">
            <text:p>0</text:p>
          </table:table-cell>
          <table:table-cell office:value-type="float" office:value="1908.661" calcext:value-type="float">
            <text:p>1908.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1989" calcext:value-type="float">
            <text:p>0.2951989</text:p>
          </table:table-cell>
          <table:table-cell office:value-type="float" office:value="0" calcext:value-type="float">
            <text:p>0</text:p>
          </table:table-cell>
          <table:table-cell office:value-type="float" office:value="-0.0001731013" calcext:value-type="float">
            <text:p>-0.00017310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7" calcext:value-type="float">
            <text:p>29012007</text:p>
          </table:table-cell>
          <table:table-cell office:value-type="float" office:value="35.27237" calcext:value-type="float">
            <text:p>35.27237</text:p>
          </table:table-cell>
          <table:table-cell office:value-type="float" office:value="1100.974" calcext:value-type="float">
            <text:p>1100.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3118" calcext:value-type="float">
            <text:p>0.4253118</text:p>
          </table:table-cell>
          <table:table-cell office:value-type="float" office:value="3.932308" calcext:value-type="float">
            <text:p>3.932308</text:p>
          </table:table-cell>
          <table:table-cell office:value-type="float" office:value="0" calcext:value-type="float">
            <text:p>0</text:p>
          </table:table-cell>
          <table:table-cell office:value-type="float" office:value="0.000001587554" calcext:value-type="float">
            <text:p>1.587554E-06</text:p>
          </table:table-cell>
          <table:table-cell office:value-type="float" office:value="0" calcext:value-type="float">
            <text:p>0</text:p>
          </table:table-cell>
          <table:table-cell office:value-type="float" office:value="-0.004486187" calcext:value-type="float">
            <text:p>-0.004486187</text:p>
          </table:table-cell>
          <table:table-cell office:value-type="float" office:value="-0.001674699" calcext:value-type="float">
            <text:p>-0.001674699</text:p>
          </table:table-cell>
          <table:table-cell office:value-type="float" office:value="0.0002087137" calcext:value-type="float">
            <text:p>0.0002087137</text:p>
          </table:table-cell>
          <table:table-cell office:value-type="float" office:value="0.00004003753" calcext:value-type="float">
            <text:p>4.003753E-05</text:p>
          </table:table-cell>
          <table:table-cell office:value-type="float" office:value="25.70596" calcext:value-type="float">
            <text:p>25.70596</text:p>
          </table:table-cell>
          <table:table-cell office:value-type="float" office:value="0.2880958" calcext:value-type="float">
            <text:p>0.2880958</text:p>
          </table:table-cell>
          <table:table-cell office:value-type="float" office:value="0.1528001" calcext:value-type="float">
            <text:p>0.1528001</text:p>
          </table:table-cell>
          <table:table-cell office:value-type="float" office:value="0.16223" calcext:value-type="float">
            <text:p>0.16223</text:p>
          </table:table-cell>
          <table:table-cell office:value-type="float" office:value="0.08152654" calcext:value-type="float">
            <text:p>0.08152654</text:p>
          </table:table-cell>
          <table:table-cell office:value-type="float" office:value="0.08110967" calcext:value-type="float">
            <text:p>0.08110967</text:p>
          </table:table-cell>
          <table:table-cell office:value-type="float" office:value="0.03752724" calcext:value-type="float">
            <text:p>0.03752724</text:p>
          </table:table-cell>
          <table:table-cell office:value-type="float" office:value="0.02724045" calcext:value-type="float">
            <text:p>0.02724045</text:p>
          </table:table-cell>
          <table:table-cell office:value-type="float" office:value="0.03712288" calcext:value-type="float">
            <text:p>0.03712288</text:p>
          </table:table-cell>
          <table:table-cell office:value-type="float" office:value="0.02611207" calcext:value-type="float">
            <text:p>0.02611207</text:p>
          </table:table-cell>
          <table:table-cell office:value-type="float" office:value="0.02372236" calcext:value-type="float">
            <text:p>0.02372236</text:p>
          </table:table-cell>
          <table:table-cell office:value-type="float" office:value="0.02836465" calcext:value-type="float">
            <text:p>0.02836465</text:p>
          </table:table-cell>
          <table:table-cell office:value-type="float" office:value="0.03934579" calcext:value-type="float">
            <text:p>0.03934579</text:p>
          </table:table-cell>
          <table:table-cell office:value-type="float" office:value="0.004692301" calcext:value-type="float">
            <text:p>0.004692301</text:p>
          </table:table-cell>
          <table:table-cell office:value-type="float" office:value="0.003755842" calcext:value-type="float">
            <text:p>0.003755842</text:p>
          </table:table-cell>
          <table:table-cell office:value-type="float" office:value="0" calcext:value-type="float">
            <text:p>0</text:p>
          </table:table-cell>
          <table:table-cell office:value-type="float" office:value="38.2896" calcext:value-type="float">
            <text:p>38.2896</text:p>
          </table:table-cell>
          <table:table-cell office:value-type="float" office:value="16.68076" calcext:value-type="float">
            <text:p>16.68076</text:p>
          </table:table-cell>
          <table:table-cell office:value-type="float" office:value="10.98133" calcext:value-type="float">
            <text:p>10.98133</text:p>
          </table:table-cell>
          <table:table-cell office:value-type="float" office:value="8.946891" calcext:value-type="float">
            <text:p>8.946891</text:p>
          </table:table-cell>
          <table:table-cell office:value-type="float" office:value="6.409458" calcext:value-type="float">
            <text:p>6.409458</text:p>
          </table:table-cell>
          <table:table-cell office:value-type="float" office:value="2.09707" calcext:value-type="float">
            <text:p>2.09707</text:p>
          </table:table-cell>
          <table:table-cell office:value-type="float" office:value="0.56369" calcext:value-type="float">
            <text:p>0.56369</text:p>
          </table:table-cell>
          <table:table-cell office:value-type="float" office:value="0.5714177" calcext:value-type="float">
            <text:p>0.5714177</text:p>
          </table:table-cell>
          <table:table-cell office:value-type="float" office:value="0.4085537" calcext:value-type="float">
            <text:p>0.4085537</text:p>
          </table:table-cell>
          <table:table-cell office:value-type="float" office:value="0.2781836" calcext:value-type="float">
            <text:p>0.2781836</text:p>
          </table:table-cell>
          <table:table-cell office:value-type="float" office:value="0.1807953" calcext:value-type="float">
            <text:p>0.1807953</text:p>
          </table:table-cell>
          <table:table-cell office:value-type="float" office:value="0.2901339" calcext:value-type="float">
            <text:p>0.2901339</text:p>
          </table:table-cell>
          <table:table-cell office:value-type="float" office:value="0.3107624" calcext:value-type="float">
            <text:p>0.3107624</text:p>
          </table:table-cell>
          <table:table-cell office:value-type="float" office:value="0.3466426" calcext:value-type="float">
            <text:p>0.3466426</text:p>
          </table:table-cell>
          <table:table-cell office:value-type="float" office:value="0" calcext:value-type="float">
            <text:p>0</text:p>
          </table:table-cell>
          <table:table-cell office:value-type="float" office:value="1911.003" calcext:value-type="float">
            <text:p>1911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08269" calcext:value-type="float">
            <text:p>0.3108269</text:p>
          </table:table-cell>
          <table:table-cell office:value-type="float" office:value="0" calcext:value-type="float">
            <text:p>0</text:p>
          </table:table-cell>
          <table:table-cell office:value-type="float" office:value="-0.0001774903" calcext:value-type="float">
            <text:p>-0.00017749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7" calcext:value-type="float">
            <text:p>30012007</text:p>
          </table:table-cell>
          <table:table-cell office:value-type="float" office:value="35.24758" calcext:value-type="float">
            <text:p>35.24758</text:p>
          </table:table-cell>
          <table:table-cell office:value-type="float" office:value="1100.982" calcext:value-type="float">
            <text:p>1100.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9706" calcext:value-type="float">
            <text:p>0.4249706</text:p>
          </table:table-cell>
          <table:table-cell office:value-type="float" office:value="3.94812" calcext:value-type="float">
            <text:p>3.94812</text:p>
          </table:table-cell>
          <table:table-cell office:value-type="float" office:value="0" calcext:value-type="float">
            <text:p>0</text:p>
          </table:table-cell>
          <table:table-cell office:value-type="float" office:value="0.000001592986" calcext:value-type="float">
            <text:p>1.592986E-06</text:p>
          </table:table-cell>
          <table:table-cell office:value-type="float" office:value="0" calcext:value-type="float">
            <text:p>0</text:p>
          </table:table-cell>
          <table:table-cell office:value-type="float" office:value="-0.00448571" calcext:value-type="float">
            <text:p>-0.00448571</text:p>
          </table:table-cell>
          <table:table-cell office:value-type="float" office:value="-0.001707532" calcext:value-type="float">
            <text:p>-0.001707532</text:p>
          </table:table-cell>
          <table:table-cell office:value-type="float" office:value="0.000215138" calcext:value-type="float">
            <text:p>0.000215138</text:p>
          </table:table-cell>
          <table:table-cell office:value-type="float" office:value="0.00004003771" calcext:value-type="float">
            <text:p>4.003771E-05</text:p>
          </table:table-cell>
          <table:table-cell office:value-type="float" office:value="25.67027" calcext:value-type="float">
            <text:p>25.67027</text:p>
          </table:table-cell>
          <table:table-cell office:value-type="float" office:value="0.291371" calcext:value-type="float">
            <text:p>0.291371</text:p>
          </table:table-cell>
          <table:table-cell office:value-type="float" office:value="0.152251" calcext:value-type="float">
            <text:p>0.152251</text:p>
          </table:table-cell>
          <table:table-cell office:value-type="float" office:value="0.1621972" calcext:value-type="float">
            <text:p>0.1621972</text:p>
          </table:table-cell>
          <table:table-cell office:value-type="float" office:value="0.08120237" calcext:value-type="float">
            <text:p>0.08120237</text:p>
          </table:table-cell>
          <table:table-cell office:value-type="float" office:value="0.08071747" calcext:value-type="float">
            <text:p>0.08071747</text:p>
          </table:table-cell>
          <table:table-cell office:value-type="float" office:value="0.03747169" calcext:value-type="float">
            <text:p>0.03747169</text:p>
          </table:table-cell>
          <table:table-cell office:value-type="float" office:value="0.02734049" calcext:value-type="float">
            <text:p>0.02734049</text:p>
          </table:table-cell>
          <table:table-cell office:value-type="float" office:value="0.03716353" calcext:value-type="float">
            <text:p>0.03716353</text:p>
          </table:table-cell>
          <table:table-cell office:value-type="float" office:value="0.02618108" calcext:value-type="float">
            <text:p>0.02618108</text:p>
          </table:table-cell>
          <table:table-cell office:value-type="float" office:value="0.02374705" calcext:value-type="float">
            <text:p>0.02374705</text:p>
          </table:table-cell>
          <table:table-cell office:value-type="float" office:value="0.02837569" calcext:value-type="float">
            <text:p>0.02837569</text:p>
          </table:table-cell>
          <table:table-cell office:value-type="float" office:value="0.0392934" calcext:value-type="float">
            <text:p>0.0392934</text:p>
          </table:table-cell>
          <table:table-cell office:value-type="float" office:value="0.004692765" calcext:value-type="float">
            <text:p>0.004692765</text:p>
          </table:table-cell>
          <table:table-cell office:value-type="float" office:value="0.003755475" calcext:value-type="float">
            <text:p>0.003755475</text:p>
          </table:table-cell>
          <table:table-cell office:value-type="float" office:value="0" calcext:value-type="float">
            <text:p>0</text:p>
          </table:table-cell>
          <table:table-cell office:value-type="float" office:value="39.61616" calcext:value-type="float">
            <text:p>39.61616</text:p>
          </table:table-cell>
          <table:table-cell office:value-type="float" office:value="16.65773" calcext:value-type="float">
            <text:p>16.65773</text:p>
          </table:table-cell>
          <table:table-cell office:value-type="float" office:value="11.03356" calcext:value-type="float">
            <text:p>11.03356</text:p>
          </table:table-cell>
          <table:table-cell office:value-type="float" office:value="8.87419" calcext:value-type="float">
            <text:p>8.87419</text:p>
          </table:table-cell>
          <table:table-cell office:value-type="float" office:value="6.33113" calcext:value-type="float">
            <text:p>6.33113</text:p>
          </table:table-cell>
          <table:table-cell office:value-type="float" office:value="2.090218" calcext:value-type="float">
            <text:p>2.090218</text:p>
          </table:table-cell>
          <table:table-cell office:value-type="float" office:value="0.5674746" calcext:value-type="float">
            <text:p>0.5674746</text:p>
          </table:table-cell>
          <table:table-cell office:value-type="float" office:value="0.5715076" calcext:value-type="float">
            <text:p>0.5715076</text:p>
          </table:table-cell>
          <table:table-cell office:value-type="float" office:value="0.4109986" calcext:value-type="float">
            <text:p>0.4109986</text:p>
          </table:table-cell>
          <table:table-cell office:value-type="float" office:value="0.2790951" calcext:value-type="float">
            <text:p>0.2790951</text:p>
          </table:table-cell>
          <table:table-cell office:value-type="float" office:value="0.1816865" calcext:value-type="float">
            <text:p>0.1816865</text:p>
          </table:table-cell>
          <table:table-cell office:value-type="float" office:value="0.2911711" calcext:value-type="float">
            <text:p>0.2911711</text:p>
          </table:table-cell>
          <table:table-cell office:value-type="float" office:value="0.3105381" calcext:value-type="float">
            <text:p>0.3105381</text:p>
          </table:table-cell>
          <table:table-cell office:value-type="float" office:value="0.3466428" calcext:value-type="float">
            <text:p>0.3466428</text:p>
          </table:table-cell>
          <table:table-cell office:value-type="float" office:value="0" calcext:value-type="float">
            <text:p>0</text:p>
          </table:table-cell>
          <table:table-cell office:value-type="float" office:value="1911.491" calcext:value-type="float">
            <text:p>1911.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63538" calcext:value-type="float">
            <text:p>0.3263538</text:p>
          </table:table-cell>
          <table:table-cell office:value-type="float" office:value="0" calcext:value-type="float">
            <text:p>0</text:p>
          </table:table-cell>
          <table:table-cell office:value-type="float" office:value="-0.0001818456" calcext:value-type="float">
            <text:p>-0.00018184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7" calcext:value-type="float">
            <text:p>31012007</text:p>
          </table:table-cell>
          <table:table-cell office:value-type="float" office:value="35.22279" calcext:value-type="float">
            <text:p>35.22279</text:p>
          </table:table-cell>
          <table:table-cell office:value-type="float" office:value="1100.991" calcext:value-type="float">
            <text:p>1100.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3827" calcext:value-type="float">
            <text:p>0.4243827</text:p>
          </table:table-cell>
          <table:table-cell office:value-type="float" office:value="3.964123" calcext:value-type="float">
            <text:p>3.964123</text:p>
          </table:table-cell>
          <table:table-cell office:value-type="float" office:value="0" calcext:value-type="float">
            <text:p>0</text:p>
          </table:table-cell>
          <table:table-cell office:value-type="float" office:value="0.000001600867" calcext:value-type="float">
            <text:p>1.600867E-06</text:p>
          </table:table-cell>
          <table:table-cell office:value-type="float" office:value="0" calcext:value-type="float">
            <text:p>0</text:p>
          </table:table-cell>
          <table:table-cell office:value-type="float" office:value="-0.004485034" calcext:value-type="float">
            <text:p>-0.004485034</text:p>
          </table:table-cell>
          <table:table-cell office:value-type="float" office:value="-0.001741287" calcext:value-type="float">
            <text:p>-0.001741287</text:p>
          </table:table-cell>
          <table:table-cell office:value-type="float" office:value="0.0002216374" calcext:value-type="float">
            <text:p>0.0002216374</text:p>
          </table:table-cell>
          <table:table-cell office:value-type="float" office:value="0.00004003788" calcext:value-type="float">
            <text:p>4.003788E-05</text:p>
          </table:table-cell>
          <table:table-cell office:value-type="float" office:value="25.63489" calcext:value-type="float">
            <text:p>25.63489</text:p>
          </table:table-cell>
          <table:table-cell office:value-type="float" office:value="0.2948496" calcext:value-type="float">
            <text:p>0.2948496</text:p>
          </table:table-cell>
          <table:table-cell office:value-type="float" office:value="0.1519631" calcext:value-type="float">
            <text:p>0.1519631</text:p>
          </table:table-cell>
          <table:table-cell office:value-type="float" office:value="0.16224" calcext:value-type="float">
            <text:p>0.16224</text:p>
          </table:table-cell>
          <table:table-cell office:value-type="float" office:value="0.08092108" calcext:value-type="float">
            <text:p>0.08092108</text:p>
          </table:table-cell>
          <table:table-cell office:value-type="float" office:value="0.0804242" calcext:value-type="float">
            <text:p>0.0804242</text:p>
          </table:table-cell>
          <table:table-cell office:value-type="float" office:value="0.03741473" calcext:value-type="float">
            <text:p>0.03741473</text:p>
          </table:table-cell>
          <table:table-cell office:value-type="float" office:value="0.0274261" calcext:value-type="float">
            <text:p>0.0274261</text:p>
          </table:table-cell>
          <table:table-cell office:value-type="float" office:value="0.03720134" calcext:value-type="float">
            <text:p>0.03720134</text:p>
          </table:table-cell>
          <table:table-cell office:value-type="float" office:value="0.0262499" calcext:value-type="float">
            <text:p>0.0262499</text:p>
          </table:table-cell>
          <table:table-cell office:value-type="float" office:value="0.02377166" calcext:value-type="float">
            <text:p>0.02377166</text:p>
          </table:table-cell>
          <table:table-cell office:value-type="float" office:value="0.0283866" calcext:value-type="float">
            <text:p>0.0283866</text:p>
          </table:table-cell>
          <table:table-cell office:value-type="float" office:value="0.03924265" calcext:value-type="float">
            <text:p>0.03924265</text:p>
          </table:table-cell>
          <table:table-cell office:value-type="float" office:value="0.004693211" calcext:value-type="float">
            <text:p>0.004693211</text:p>
          </table:table-cell>
          <table:table-cell office:value-type="float" office:value="0.003755164" calcext:value-type="float">
            <text:p>0.003755164</text:p>
          </table:table-cell>
          <table:table-cell office:value-type="float" office:value="0" calcext:value-type="float">
            <text:p>0</text:p>
          </table:table-cell>
          <table:table-cell office:value-type="float" office:value="40.16706" calcext:value-type="float">
            <text:p>40.16706</text:p>
          </table:table-cell>
          <table:table-cell office:value-type="float" office:value="16.54128" calcext:value-type="float">
            <text:p>16.54128</text:p>
          </table:table-cell>
          <table:table-cell office:value-type="float" office:value="11.06321" calcext:value-type="float">
            <text:p>11.06321</text:p>
          </table:table-cell>
          <table:table-cell office:value-type="float" office:value="8.80102" calcext:value-type="float">
            <text:p>8.80102</text:p>
          </table:table-cell>
          <table:table-cell office:value-type="float" office:value="6.263415" calcext:value-type="float">
            <text:p>6.263415</text:p>
          </table:table-cell>
          <table:table-cell office:value-type="float" office:value="2.083399" calcext:value-type="float">
            <text:p>2.083399</text:p>
          </table:table-cell>
          <table:table-cell office:value-type="float" office:value="0.5713307" calcext:value-type="float">
            <text:p>0.5713307</text:p>
          </table:table-cell>
          <table:table-cell office:value-type="float" office:value="0.5715536" calcext:value-type="float">
            <text:p>0.5715536</text:p>
          </table:table-cell>
          <table:table-cell office:value-type="float" office:value="0.4134308" calcext:value-type="float">
            <text:p>0.4134308</text:p>
          </table:table-cell>
          <table:table-cell office:value-type="float" office:value="0.2799936" calcext:value-type="float">
            <text:p>0.2799936</text:p>
          </table:table-cell>
          <table:table-cell office:value-type="float" office:value="0.1825691" calcext:value-type="float">
            <text:p>0.1825691</text:p>
          </table:table-cell>
          <table:table-cell office:value-type="float" office:value="0.29219" calcext:value-type="float">
            <text:p>0.29219</text:p>
          </table:table-cell>
          <table:table-cell office:value-type="float" office:value="0.310327" calcext:value-type="float">
            <text:p>0.310327</text:p>
          </table:table-cell>
          <table:table-cell office:value-type="float" office:value="0.3466429" calcext:value-type="float">
            <text:p>0.3466429</text:p>
          </table:table-cell>
          <table:table-cell office:value-type="float" office:value="0" calcext:value-type="float">
            <text:p>0</text:p>
          </table:table-cell>
          <table:table-cell office:value-type="float" office:value="1910.48" calcext:value-type="float">
            <text:p>191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8177" calcext:value-type="float">
            <text:p>0.3418177</text:p>
          </table:table-cell>
          <table:table-cell office:value-type="float" office:value="0" calcext:value-type="float">
            <text:p>0</text:p>
          </table:table-cell>
          <table:table-cell office:value-type="float" office:value="-0.0001861509" calcext:value-type="float">
            <text:p>-0.00018615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7" calcext:value-type="float">
            <text:p>1022007</text:p>
          </table:table-cell>
          <table:table-cell office:value-type="float" office:value="35.19839" calcext:value-type="float">
            <text:p>35.19839</text:p>
          </table:table-cell>
          <table:table-cell office:value-type="float" office:value="1100.999" calcext:value-type="float">
            <text:p>1100.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7863" calcext:value-type="float">
            <text:p>0.4237863</text:p>
          </table:table-cell>
          <table:table-cell office:value-type="float" office:value="3.979977" calcext:value-type="float">
            <text:p>3.979977</text:p>
          </table:table-cell>
          <table:table-cell office:value-type="float" office:value="0" calcext:value-type="float">
            <text:p>0</text:p>
          </table:table-cell>
          <table:table-cell office:value-type="float" office:value="0.000001607449" calcext:value-type="float">
            <text:p>1.607449E-06</text:p>
          </table:table-cell>
          <table:table-cell office:value-type="float" office:value="0" calcext:value-type="float">
            <text:p>0</text:p>
          </table:table-cell>
          <table:table-cell office:value-type="float" office:value="-0.004484448" calcext:value-type="float">
            <text:p>-0.004484448</text:p>
          </table:table-cell>
          <table:table-cell office:value-type="float" office:value="-0.001774847" calcext:value-type="float">
            <text:p>-0.001774847</text:p>
          </table:table-cell>
          <table:table-cell office:value-type="float" office:value="0.0002279066" calcext:value-type="float">
            <text:p>0.0002279066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59994" calcext:value-type="float">
            <text:p>25.59994</text:p>
          </table:table-cell>
          <table:table-cell office:value-type="float" office:value="0.2952414" calcext:value-type="float">
            <text:p>0.2952414</text:p>
          </table:table-cell>
          <table:table-cell office:value-type="float" office:value="0.1520426" calcext:value-type="float">
            <text:p>0.1520426</text:p>
          </table:table-cell>
          <table:table-cell office:value-type="float" office:value="0.162589" calcext:value-type="float">
            <text:p>0.162589</text:p>
          </table:table-cell>
          <table:table-cell office:value-type="float" office:value="0.08073632" calcext:value-type="float">
            <text:p>0.08073632</text:p>
          </table:table-cell>
          <table:table-cell office:value-type="float" office:value="0.08028854" calcext:value-type="float">
            <text:p>0.08028854</text:p>
          </table:table-cell>
          <table:table-cell office:value-type="float" office:value="0.03737934" calcext:value-type="float">
            <text:p>0.03737934</text:p>
          </table:table-cell>
          <table:table-cell office:value-type="float" office:value="0.02751103" calcext:value-type="float">
            <text:p>0.02751103</text:p>
          </table:table-cell>
          <table:table-cell office:value-type="float" office:value="0.03723871" calcext:value-type="float">
            <text:p>0.03723871</text:p>
          </table:table-cell>
          <table:table-cell office:value-type="float" office:value="0.02631725" calcext:value-type="float">
            <text:p>0.02631725</text:p>
          </table:table-cell>
          <table:table-cell office:value-type="float" office:value="0.02379621" calcext:value-type="float">
            <text:p>0.02379621</text:p>
          </table:table-cell>
          <table:table-cell office:value-type="float" office:value="0.02839743" calcext:value-type="float">
            <text:p>0.02839743</text:p>
          </table:table-cell>
          <table:table-cell office:value-type="float" office:value="0.03919345" calcext:value-type="float">
            <text:p>0.03919345</text:p>
          </table:table-cell>
          <table:table-cell office:value-type="float" office:value="0.004693617" calcext:value-type="float">
            <text:p>0.004693617</text:p>
          </table:table-cell>
          <table:table-cell office:value-type="float" office:value="0.003754717" calcext:value-type="float">
            <text:p>0.003754717</text:p>
          </table:table-cell>
          <table:table-cell office:value-type="float" office:value="0" calcext:value-type="float">
            <text:p>0</text:p>
          </table:table-cell>
          <table:table-cell office:value-type="float" office:value="41.0938" calcext:value-type="float">
            <text:p>41.0938</text:p>
          </table:table-cell>
          <table:table-cell office:value-type="float" office:value="16.42737" calcext:value-type="float">
            <text:p>16.42737</text:p>
          </table:table-cell>
          <table:table-cell office:value-type="float" office:value="11.08743" calcext:value-type="float">
            <text:p>11.08743</text:p>
          </table:table-cell>
          <table:table-cell office:value-type="float" office:value="8.734673" calcext:value-type="float">
            <text:p>8.734673</text:p>
          </table:table-cell>
          <table:table-cell office:value-type="float" office:value="6.213556" calcext:value-type="float">
            <text:p>6.213556</text:p>
          </table:table-cell>
          <table:table-cell office:value-type="float" office:value="2.07855" calcext:value-type="float">
            <text:p>2.07855</text:p>
          </table:table-cell>
          <table:table-cell office:value-type="float" office:value="0.575384" calcext:value-type="float">
            <text:p>0.575384</text:p>
          </table:table-cell>
          <table:table-cell office:value-type="float" office:value="0.571712" calcext:value-type="float">
            <text:p>0.571712</text:p>
          </table:table-cell>
          <table:table-cell office:value-type="float" office:value="0.4157444" calcext:value-type="float">
            <text:p>0.4157444</text:p>
          </table:table-cell>
          <table:table-cell office:value-type="float" office:value="0.2808873" calcext:value-type="float">
            <text:p>0.2808873</text:p>
          </table:table-cell>
          <table:table-cell office:value-type="float" office:value="0.1834432" calcext:value-type="float">
            <text:p>0.1834432</text:p>
          </table:table-cell>
          <table:table-cell office:value-type="float" office:value="0.2931914" calcext:value-type="float">
            <text:p>0.2931914</text:p>
          </table:table-cell>
          <table:table-cell office:value-type="float" office:value="0.3101069" calcext:value-type="float">
            <text:p>0.3101069</text:p>
          </table:table-cell>
          <table:table-cell office:value-type="float" office:value="0.3466429" calcext:value-type="float">
            <text:p>0.3466429</text:p>
          </table:table-cell>
          <table:table-cell office:value-type="float" office:value="0" calcext:value-type="float">
            <text:p>0</text:p>
          </table:table-cell>
          <table:table-cell office:value-type="float" office:value="1909.176" calcext:value-type="float">
            <text:p>1909.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1138" calcext:value-type="float">
            <text:p>0.3571138</text:p>
          </table:table-cell>
          <table:table-cell office:value-type="float" office:value="0" calcext:value-type="float">
            <text:p>0</text:p>
          </table:table-cell>
          <table:table-cell office:value-type="float" office:value="-0.0001903703" calcext:value-type="float">
            <text:p>-0.00019037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35.17476" calcext:value-type="float">
            <text:p>35.17476</text:p>
          </table:table-cell>
          <table:table-cell office:value-type="float" office:value="1101.006" calcext:value-type="float">
            <text:p>1101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9677" calcext:value-type="float">
            <text:p>0.4239677</text:p>
          </table:table-cell>
          <table:table-cell office:value-type="float" office:value="3.995131" calcext:value-type="float">
            <text:p>3.995131</text:p>
          </table:table-cell>
          <table:table-cell office:value-type="float" office:value="0" calcext:value-type="float">
            <text:p>0</text:p>
          </table:table-cell>
          <table:table-cell office:value-type="float" office:value="0.000001617562" calcext:value-type="float">
            <text:p>1.617562E-06</text:p>
          </table:table-cell>
          <table:table-cell office:value-type="float" office:value="0" calcext:value-type="float">
            <text:p>0</text:p>
          </table:table-cell>
          <table:table-cell office:value-type="float" office:value="-0.004483537" calcext:value-type="float">
            <text:p>-0.004483537</text:p>
          </table:table-cell>
          <table:table-cell office:value-type="float" office:value="-0.001804149" calcext:value-type="float">
            <text:p>-0.001804149</text:p>
          </table:table-cell>
          <table:table-cell office:value-type="float" office:value="0.0002339449" calcext:value-type="float">
            <text:p>0.0002339449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56508" calcext:value-type="float">
            <text:p>25.56508</text:p>
          </table:table-cell>
          <table:table-cell office:value-type="float" office:value="0.2799891" calcext:value-type="float">
            <text:p>0.2799891</text:p>
          </table:table-cell>
          <table:table-cell office:value-type="float" office:value="0.1528246" calcext:value-type="float">
            <text:p>0.1528246</text:p>
          </table:table-cell>
          <table:table-cell office:value-type="float" office:value="0.1633383" calcext:value-type="float">
            <text:p>0.1633383</text:p>
          </table:table-cell>
          <table:table-cell office:value-type="float" office:value="0.0807162" calcext:value-type="float">
            <text:p>0.0807162</text:p>
          </table:table-cell>
          <table:table-cell office:value-type="float" office:value="0.08031032" calcext:value-type="float">
            <text:p>0.08031032</text:p>
          </table:table-cell>
          <table:table-cell office:value-type="float" office:value="0.0373754" calcext:value-type="float">
            <text:p>0.0373754</text:p>
          </table:table-cell>
          <table:table-cell office:value-type="float" office:value="0.02760487" calcext:value-type="float">
            <text:p>0.02760487</text:p>
          </table:table-cell>
          <table:table-cell office:value-type="float" office:value="0.03727797" calcext:value-type="float">
            <text:p>0.03727797</text:p>
          </table:table-cell>
          <table:table-cell office:value-type="float" office:value="0.02638171" calcext:value-type="float">
            <text:p>0.02638171</text:p>
          </table:table-cell>
          <table:table-cell office:value-type="float" office:value="0.02382096" calcext:value-type="float">
            <text:p>0.02382096</text:p>
          </table:table-cell>
          <table:table-cell office:value-type="float" office:value="0.02840813" calcext:value-type="float">
            <text:p>0.02840813</text:p>
          </table:table-cell>
          <table:table-cell office:value-type="float" office:value="0.03914576" calcext:value-type="float">
            <text:p>0.03914576</text:p>
          </table:table-cell>
          <table:table-cell office:value-type="float" office:value="0.004693962" calcext:value-type="float">
            <text:p>0.004693962</text:p>
          </table:table-cell>
          <table:table-cell office:value-type="float" office:value="0.003754083" calcext:value-type="float">
            <text:p>0.003754083</text:p>
          </table:table-cell>
          <table:table-cell office:value-type="float" office:value="0" calcext:value-type="float">
            <text:p>0</text:p>
          </table:table-cell>
          <table:table-cell office:value-type="float" office:value="42.20244" calcext:value-type="float">
            <text:p>42.20244</text:p>
          </table:table-cell>
          <table:table-cell office:value-type="float" office:value="16.55517" calcext:value-type="float">
            <text:p>16.55517</text:p>
          </table:table-cell>
          <table:table-cell office:value-type="float" office:value="11.10711" calcext:value-type="float">
            <text:p>11.10711</text:p>
          </table:table-cell>
          <table:table-cell office:value-type="float" office:value="8.670878" calcext:value-type="float">
            <text:p>8.670878</text:p>
          </table:table-cell>
          <table:table-cell office:value-type="float" office:value="6.16433" calcext:value-type="float">
            <text:p>6.16433</text:p>
          </table:table-cell>
          <table:table-cell office:value-type="float" office:value="2.074394" calcext:value-type="float">
            <text:p>2.074394</text:p>
          </table:table-cell>
          <table:table-cell office:value-type="float" office:value="0.5796034" calcext:value-type="float">
            <text:p>0.5796034</text:p>
          </table:table-cell>
          <table:table-cell office:value-type="float" office:value="0.5721161" calcext:value-type="float">
            <text:p>0.5721161</text:p>
          </table:table-cell>
          <table:table-cell office:value-type="float" office:value="0.4178212" calcext:value-type="float">
            <text:p>0.4178212</text:p>
          </table:table-cell>
          <table:table-cell office:value-type="float" office:value="0.2817822" calcext:value-type="float">
            <text:p>0.2817822</text:p>
          </table:table-cell>
          <table:table-cell office:value-type="float" office:value="0.1843091" calcext:value-type="float">
            <text:p>0.1843091</text:p>
          </table:table-cell>
          <table:table-cell office:value-type="float" office:value="0.2941754" calcext:value-type="float">
            <text:p>0.2941754</text:p>
          </table:table-cell>
          <table:table-cell office:value-type="float" office:value="0.3098711" calcext:value-type="float">
            <text:p>0.3098711</text:p>
          </table:table-cell>
          <table:table-cell office:value-type="float" office:value="0.3466433" calcext:value-type="float">
            <text:p>0.3466433</text:p>
          </table:table-cell>
          <table:table-cell office:value-type="float" office:value="0" calcext:value-type="float">
            <text:p>0</text:p>
          </table:table-cell>
          <table:table-cell office:value-type="float" office:value="1912.475" calcext:value-type="float">
            <text:p>1912.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0" calcext:value-type="float">
            <text:p>0</text:p>
          </table:table-cell>
          <table:table-cell office:value-type="float" office:value="-0.0001944651" calcext:value-type="float">
            <text:p>-0.00019446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7" calcext:value-type="float">
            <text:p>3022007</text:p>
          </table:table-cell>
          <table:table-cell office:value-type="float" office:value="35.15104" calcext:value-type="float">
            <text:p>35.15104</text:p>
          </table:table-cell>
          <table:table-cell office:value-type="float" office:value="1101.013" calcext:value-type="float">
            <text:p>1101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7347" calcext:value-type="float">
            <text:p>0.4237347</text:p>
          </table:table-cell>
          <table:table-cell office:value-type="float" office:value="4.010494" calcext:value-type="float">
            <text:p>4.010494</text:p>
          </table:table-cell>
          <table:table-cell office:value-type="float" office:value="0" calcext:value-type="float">
            <text:p>0</text:p>
          </table:table-cell>
          <table:table-cell office:value-type="float" office:value="0.000001730559" calcext:value-type="float">
            <text:p>1.730559E-06</text:p>
          </table:table-cell>
          <table:table-cell office:value-type="float" office:value="0" calcext:value-type="float">
            <text:p>0</text:p>
          </table:table-cell>
          <table:table-cell office:value-type="float" office:value="-0.004473459" calcext:value-type="float">
            <text:p>-0.004473459</text:p>
          </table:table-cell>
          <table:table-cell office:value-type="float" office:value="-0.001833443" calcext:value-type="float">
            <text:p>-0.001833443</text:p>
          </table:table-cell>
          <table:table-cell office:value-type="float" office:value="0.0002402368" calcext:value-type="float">
            <text:p>0.0002402368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53073" calcext:value-type="float">
            <text:p>25.53073</text:p>
          </table:table-cell>
          <table:table-cell office:value-type="float" office:value="0.2765724" calcext:value-type="float">
            <text:p>0.2765724</text:p>
          </table:table-cell>
          <table:table-cell office:value-type="float" office:value="0.1537435" calcext:value-type="float">
            <text:p>0.1537435</text:p>
          </table:table-cell>
          <table:table-cell office:value-type="float" office:value="0.1637941" calcext:value-type="float">
            <text:p>0.1637941</text:p>
          </table:table-cell>
          <table:table-cell office:value-type="float" office:value="0.08066818" calcext:value-type="float">
            <text:p>0.08066818</text:p>
          </table:table-cell>
          <table:table-cell office:value-type="float" office:value="0.0802976" calcext:value-type="float">
            <text:p>0.0802976</text:p>
          </table:table-cell>
          <table:table-cell office:value-type="float" office:value="0.03741805" calcext:value-type="float">
            <text:p>0.03741805</text:p>
          </table:table-cell>
          <table:table-cell office:value-type="float" office:value="0.02754161" calcext:value-type="float">
            <text:p>0.02754161</text:p>
          </table:table-cell>
          <table:table-cell office:value-type="float" office:value="0.03734916" calcext:value-type="float">
            <text:p>0.03734916</text:p>
          </table:table-cell>
          <table:table-cell office:value-type="float" office:value="0.02644427" calcext:value-type="float">
            <text:p>0.02644427</text:p>
          </table:table-cell>
          <table:table-cell office:value-type="float" office:value="0.02384576" calcext:value-type="float">
            <text:p>0.02384576</text:p>
          </table:table-cell>
          <table:table-cell office:value-type="float" office:value="0.02841878" calcext:value-type="float">
            <text:p>0.02841878</text:p>
          </table:table-cell>
          <table:table-cell office:value-type="float" office:value="0.03909949" calcext:value-type="float">
            <text:p>0.03909949</text:p>
          </table:table-cell>
          <table:table-cell office:value-type="float" office:value="0.00469432" calcext:value-type="float">
            <text:p>0.00469432</text:p>
          </table:table-cell>
          <table:table-cell office:value-type="float" office:value="0.003753555" calcext:value-type="float">
            <text:p>0.003753555</text:p>
          </table:table-cell>
          <table:table-cell office:value-type="float" office:value="0" calcext:value-type="float">
            <text:p>0</text:p>
          </table:table-cell>
          <table:table-cell office:value-type="float" office:value="34.59037" calcext:value-type="float">
            <text:p>34.59037</text:p>
          </table:table-cell>
          <table:table-cell office:value-type="float" office:value="16.99273" calcext:value-type="float">
            <text:p>16.99273</text:p>
          </table:table-cell>
          <table:table-cell office:value-type="float" office:value="11.13214" calcext:value-type="float">
            <text:p>11.13214</text:p>
          </table:table-cell>
          <table:table-cell office:value-type="float" office:value="8.605934" calcext:value-type="float">
            <text:p>8.605934</text:p>
          </table:table-cell>
          <table:table-cell office:value-type="float" office:value="6.113784" calcext:value-type="float">
            <text:p>6.113784</text:p>
          </table:table-cell>
          <table:table-cell office:value-type="float" office:value="2.070903" calcext:value-type="float">
            <text:p>2.070903</text:p>
          </table:table-cell>
          <table:table-cell office:value-type="float" office:value="0.5755995" calcext:value-type="float">
            <text:p>0.5755995</text:p>
          </table:table-cell>
          <table:table-cell office:value-type="float" office:value="0.574218" calcext:value-type="float">
            <text:p>0.574218</text:p>
          </table:table-cell>
          <table:table-cell office:value-type="float" office:value="0.4197544" calcext:value-type="float">
            <text:p>0.4197544</text:p>
          </table:table-cell>
          <table:table-cell office:value-type="float" office:value="0.2826754" calcext:value-type="float">
            <text:p>0.2826754</text:p>
          </table:table-cell>
          <table:table-cell office:value-type="float" office:value="0.1851664" calcext:value-type="float">
            <text:p>0.1851664</text:p>
          </table:table-cell>
          <table:table-cell office:value-type="float" office:value="0.2951432" calcext:value-type="float">
            <text:p>0.2951432</text:p>
          </table:table-cell>
          <table:table-cell office:value-type="float" office:value="0.3096544" calcext:value-type="float">
            <text:p>0.3096544</text:p>
          </table:table-cell>
          <table:table-cell office:value-type="float" office:value="0.3466437" calcext:value-type="float">
            <text:p>0.3466437</text:p>
          </table:table-cell>
          <table:table-cell office:value-type="float" office:value="0" calcext:value-type="float">
            <text:p>0</text:p>
          </table:table-cell>
          <table:table-cell office:value-type="float" office:value="1912.905" calcext:value-type="float">
            <text:p>1912.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76752" calcext:value-type="float">
            <text:p>0.3876752</text:p>
          </table:table-cell>
          <table:table-cell office:value-type="float" office:value="0" calcext:value-type="float">
            <text:p>0</text:p>
          </table:table-cell>
          <table:table-cell office:value-type="float" office:value="-0.000198509" calcext:value-type="float">
            <text:p>-0.0001985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7" calcext:value-type="float">
            <text:p>4022007</text:p>
          </table:table-cell>
          <table:table-cell office:value-type="float" office:value="35.1263" calcext:value-type="float">
            <text:p>35.1263</text:p>
          </table:table-cell>
          <table:table-cell office:value-type="float" office:value="1101.022" calcext:value-type="float">
            <text:p>1101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9427" calcext:value-type="float">
            <text:p>0.4229427</text:p>
          </table:table-cell>
          <table:table-cell office:value-type="float" office:value="4.026713" calcext:value-type="float">
            <text:p>4.026713</text:p>
          </table:table-cell>
          <table:table-cell office:value-type="float" office:value="0" calcext:value-type="float">
            <text:p>0</text:p>
          </table:table-cell>
          <table:table-cell office:value-type="float" office:value="0.000001859587" calcext:value-type="float">
            <text:p>1.859587E-06</text:p>
          </table:table-cell>
          <table:table-cell office:value-type="float" office:value="0" calcext:value-type="float">
            <text:p>0</text:p>
          </table:table-cell>
          <table:table-cell office:value-type="float" office:value="-0.004462405" calcext:value-type="float">
            <text:p>-0.004462405</text:p>
          </table:table-cell>
          <table:table-cell office:value-type="float" office:value="-0.001865632" calcext:value-type="float">
            <text:p>-0.001865632</text:p>
          </table:table-cell>
          <table:table-cell office:value-type="float" office:value="0.0002470989" calcext:value-type="float">
            <text:p>0.0002470989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49572" calcext:value-type="float">
            <text:p>25.49572</text:p>
          </table:table-cell>
          <table:table-cell office:value-type="float" office:value="0.282899" calcext:value-type="float">
            <text:p>0.282899</text:p>
          </table:table-cell>
          <table:table-cell office:value-type="float" office:value="0.1539104" calcext:value-type="float">
            <text:p>0.1539104</text:p>
          </table:table-cell>
          <table:table-cell office:value-type="float" office:value="0.1639327" calcext:value-type="float">
            <text:p>0.1639327</text:p>
          </table:table-cell>
          <table:table-cell office:value-type="float" office:value="0.08051548" calcext:value-type="float">
            <text:p>0.08051548</text:p>
          </table:table-cell>
          <table:table-cell office:value-type="float" office:value="0.08014359" calcext:value-type="float">
            <text:p>0.08014359</text:p>
          </table:table-cell>
          <table:table-cell office:value-type="float" office:value="0.0374749" calcext:value-type="float">
            <text:p>0.0374749</text:p>
          </table:table-cell>
          <table:table-cell office:value-type="float" office:value="0.02725807" calcext:value-type="float">
            <text:p>0.02725807</text:p>
          </table:table-cell>
          <table:table-cell office:value-type="float" office:value="0.03746397" calcext:value-type="float">
            <text:p>0.03746397</text:p>
          </table:table-cell>
          <table:table-cell office:value-type="float" office:value="0.02650817" calcext:value-type="float">
            <text:p>0.02650817</text:p>
          </table:table-cell>
          <table:table-cell office:value-type="float" office:value="0.0238706" calcext:value-type="float">
            <text:p>0.0238706</text:p>
          </table:table-cell>
          <table:table-cell office:value-type="float" office:value="0.02842902" calcext:value-type="float">
            <text:p>0.02842902</text:p>
          </table:table-cell>
          <table:table-cell office:value-type="float" office:value="0.03905455" calcext:value-type="float">
            <text:p>0.03905455</text:p>
          </table:table-cell>
          <table:table-cell office:value-type="float" office:value="0.004694758" calcext:value-type="float">
            <text:p>0.004694758</text:p>
          </table:table-cell>
          <table:table-cell office:value-type="float" office:value="0.003753303" calcext:value-type="float">
            <text:p>0.003753303</text:p>
          </table:table-cell>
          <table:table-cell office:value-type="float" office:value="0" calcext:value-type="float">
            <text:p>0</text:p>
          </table:table-cell>
          <table:table-cell office:value-type="float" office:value="34.90358" calcext:value-type="float">
            <text:p>34.90358</text:p>
          </table:table-cell>
          <table:table-cell office:value-type="float" office:value="16.98477" calcext:value-type="float">
            <text:p>16.98477</text:p>
          </table:table-cell>
          <table:table-cell office:value-type="float" office:value="11.20206" calcext:value-type="float">
            <text:p>11.20206</text:p>
          </table:table-cell>
          <table:table-cell office:value-type="float" office:value="8.561676" calcext:value-type="float">
            <text:p>8.561676</text:p>
          </table:table-cell>
          <table:table-cell office:value-type="float" office:value="6.0659" calcext:value-type="float">
            <text:p>6.0659</text:p>
          </table:table-cell>
          <table:table-cell office:value-type="float" office:value="2.06594" calcext:value-type="float">
            <text:p>2.06594</text:p>
          </table:table-cell>
          <table:table-cell office:value-type="float" office:value="0.5595515" calcext:value-type="float">
            <text:p>0.5595515</text:p>
          </table:table-cell>
          <table:table-cell office:value-type="float" office:value="0.5785618" calcext:value-type="float">
            <text:p>0.5785618</text:p>
          </table:table-cell>
          <table:table-cell office:value-type="float" office:value="0.4218367" calcext:value-type="float">
            <text:p>0.4218367</text:p>
          </table:table-cell>
          <table:table-cell office:value-type="float" office:value="0.2835673" calcext:value-type="float">
            <text:p>0.2835673</text:p>
          </table:table-cell>
          <table:table-cell office:value-type="float" office:value="0.1860156" calcext:value-type="float">
            <text:p>0.1860156</text:p>
          </table:table-cell>
          <table:table-cell office:value-type="float" office:value="0.2960971" calcext:value-type="float">
            <text:p>0.2960971</text:p>
          </table:table-cell>
          <table:table-cell office:value-type="float" office:value="0.3094755" calcext:value-type="float">
            <text:p>0.3094755</text:p>
          </table:table-cell>
          <table:table-cell office:value-type="float" office:value="0.3466437" calcext:value-type="float">
            <text:p>0.3466437</text:p>
          </table:table-cell>
          <table:table-cell office:value-type="float" office:value="0" calcext:value-type="float">
            <text:p>0</text:p>
          </table:table-cell>
          <table:table-cell office:value-type="float" office:value="1910.282" calcext:value-type="float">
            <text:p>1910.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31639" calcext:value-type="float">
            <text:p>0.4031639</text:p>
          </table:table-cell>
          <table:table-cell office:value-type="float" office:value="0" calcext:value-type="float">
            <text:p>0</text:p>
          </table:table-cell>
          <table:table-cell office:value-type="float" office:value="-0.0002025973" calcext:value-type="float">
            <text:p>-0.00020259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7" calcext:value-type="float">
            <text:p>5022007</text:p>
          </table:table-cell>
          <table:table-cell office:value-type="float" office:value="35.10228" calcext:value-type="float">
            <text:p>35.10228</text:p>
          </table:table-cell>
          <table:table-cell office:value-type="float" office:value="1101.03" calcext:value-type="float">
            <text:p>110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8602" calcext:value-type="float">
            <text:p>0.4208602</text:p>
          </table:table-cell>
          <table:table-cell office:value-type="float" office:value="4.043204" calcext:value-type="float">
            <text:p>4.043204</text:p>
          </table:table-cell>
          <table:table-cell office:value-type="float" office:value="0" calcext:value-type="float">
            <text:p>0</text:p>
          </table:table-cell>
          <table:table-cell office:value-type="float" office:value="0.000002057832" calcext:value-type="float">
            <text:p>2.057832E-06</text:p>
          </table:table-cell>
          <table:table-cell office:value-type="float" office:value="0" calcext:value-type="float">
            <text:p>0</text:p>
          </table:table-cell>
          <table:table-cell office:value-type="float" office:value="-0.004446202" calcext:value-type="float">
            <text:p>-0.004446202</text:p>
          </table:table-cell>
          <table:table-cell office:value-type="float" office:value="-0.001902212" calcext:value-type="float">
            <text:p>-0.001902212</text:p>
          </table:table-cell>
          <table:table-cell office:value-type="float" office:value="0.0002541972" calcext:value-type="float">
            <text:p>0.0002541972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46337" calcext:value-type="float">
            <text:p>25.46337</text:p>
          </table:table-cell>
          <table:table-cell office:value-type="float" office:value="0.2962404" calcext:value-type="float">
            <text:p>0.2962404</text:p>
          </table:table-cell>
          <table:table-cell office:value-type="float" office:value="0.1550124" calcext:value-type="float">
            <text:p>0.1550124</text:p>
          </table:table-cell>
          <table:table-cell office:value-type="float" office:value="0.1642394" calcext:value-type="float">
            <text:p>0.1642394</text:p>
          </table:table-cell>
          <table:table-cell office:value-type="float" office:value="0.08044084" calcext:value-type="float">
            <text:p>0.08044084</text:p>
          </table:table-cell>
          <table:table-cell office:value-type="float" office:value="0.08008189" calcext:value-type="float">
            <text:p>0.08008189</text:p>
          </table:table-cell>
          <table:table-cell office:value-type="float" office:value="0.03759678" calcext:value-type="float">
            <text:p>0.03759678</text:p>
          </table:table-cell>
          <table:table-cell office:value-type="float" office:value="0.02681907" calcext:value-type="float">
            <text:p>0.02681907</text:p>
          </table:table-cell>
          <table:table-cell office:value-type="float" office:value="0.03760481" calcext:value-type="float">
            <text:p>0.03760481</text:p>
          </table:table-cell>
          <table:table-cell office:value-type="float" office:value="0.02657281" calcext:value-type="float">
            <text:p>0.02657281</text:p>
          </table:table-cell>
          <table:table-cell office:value-type="float" office:value="0.02389562" calcext:value-type="float">
            <text:p>0.02389562</text:p>
          </table:table-cell>
          <table:table-cell office:value-type="float" office:value="0.02843876" calcext:value-type="float">
            <text:p>0.02843876</text:p>
          </table:table-cell>
          <table:table-cell office:value-type="float" office:value="0.0390109" calcext:value-type="float">
            <text:p>0.0390109</text:p>
          </table:table-cell>
          <table:table-cell office:value-type="float" office:value="0.00469519" calcext:value-type="float">
            <text:p>0.00469519</text:p>
          </table:table-cell>
          <table:table-cell office:value-type="float" office:value="0.003753068" calcext:value-type="float">
            <text:p>0.003753068</text:p>
          </table:table-cell>
          <table:table-cell office:value-type="float" office:value="0" calcext:value-type="float">
            <text:p>0</text:p>
          </table:table-cell>
          <table:table-cell office:value-type="float" office:value="28.06557" calcext:value-type="float">
            <text:p>28.06557</text:p>
          </table:table-cell>
          <table:table-cell office:value-type="float" office:value="17.37471" calcext:value-type="float">
            <text:p>17.37471</text:p>
          </table:table-cell>
          <table:table-cell office:value-type="float" office:value="11.32179" calcext:value-type="float">
            <text:p>11.32179</text:p>
          </table:table-cell>
          <table:table-cell office:value-type="float" office:value="8.542633" calcext:value-type="float">
            <text:p>8.542633</text:p>
          </table:table-cell>
          <table:table-cell office:value-type="float" office:value="6.023103" calcext:value-type="float">
            <text:p>6.023103</text:p>
          </table:table-cell>
          <table:table-cell office:value-type="float" office:value="2.057765" calcext:value-type="float">
            <text:p>2.057765</text:p>
          </table:table-cell>
          <table:table-cell office:value-type="float" office:value="0.5352062" calcext:value-type="float">
            <text:p>0.5352062</text:p>
          </table:table-cell>
          <table:table-cell office:value-type="float" office:value="0.5840238" calcext:value-type="float">
            <text:p>0.5840238</text:p>
          </table:table-cell>
          <table:table-cell office:value-type="float" office:value="0.4240329" calcext:value-type="float">
            <text:p>0.4240329</text:p>
          </table:table-cell>
          <table:table-cell office:value-type="float" office:value="0.2844669" calcext:value-type="float">
            <text:p>0.2844669</text:p>
          </table:table-cell>
          <table:table-cell office:value-type="float" office:value="0.1868567" calcext:value-type="float">
            <text:p>0.1868567</text:p>
          </table:table-cell>
          <table:table-cell office:value-type="float" office:value="0.2970391" calcext:value-type="float">
            <text:p>0.2970391</text:p>
          </table:table-cell>
          <table:table-cell office:value-type="float" office:value="0.3093018" calcext:value-type="float">
            <text:p>0.3093018</text:p>
          </table:table-cell>
          <table:table-cell office:value-type="float" office:value="0.3466438" calcext:value-type="float">
            <text:p>0.3466438</text:p>
          </table:table-cell>
          <table:table-cell office:value-type="float" office:value="0" calcext:value-type="float">
            <text:p>0</text:p>
          </table:table-cell>
          <table:table-cell office:value-type="float" office:value="1899.502" calcext:value-type="float">
            <text:p>1899.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76439" calcext:value-type="float">
            <text:p>0.4176439</text:p>
          </table:table-cell>
          <table:table-cell office:value-type="float" office:value="0" calcext:value-type="float">
            <text:p>0</text:p>
          </table:table-cell>
          <table:table-cell office:value-type="float" office:value="-0.0002067013" calcext:value-type="float">
            <text:p>-0.00020670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7" calcext:value-type="float">
            <text:p>6022007</text:p>
          </table:table-cell>
          <table:table-cell office:value-type="float" office:value="35.07835" calcext:value-type="float">
            <text:p>35.07835</text:p>
          </table:table-cell>
          <table:table-cell office:value-type="float" office:value="1101.039" calcext:value-type="float">
            <text:p>1101.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89866" calcext:value-type="float">
            <text:p>0.4189866</text:p>
          </table:table-cell>
          <table:table-cell office:value-type="float" office:value="4.060297" calcext:value-type="float">
            <text:p>4.060297</text:p>
          </table:table-cell>
          <table:table-cell office:value-type="float" office:value="0" calcext:value-type="float">
            <text:p>0</text:p>
          </table:table-cell>
          <table:table-cell office:value-type="float" office:value="0.000002224742" calcext:value-type="float">
            <text:p>2.224742E-06</text:p>
          </table:table-cell>
          <table:table-cell office:value-type="float" office:value="0" calcext:value-type="float">
            <text:p>0</text:p>
          </table:table-cell>
          <table:table-cell office:value-type="float" office:value="-0.005117551" calcext:value-type="float">
            <text:p>-0.005117551</text:p>
          </table:table-cell>
          <table:table-cell office:value-type="float" office:value="-0.001939659" calcext:value-type="float">
            <text:p>-0.001939659</text:p>
          </table:table-cell>
          <table:table-cell office:value-type="float" office:value="0.0002613008" calcext:value-type="float">
            <text:p>0.0002613008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43086" calcext:value-type="float">
            <text:p>25.43086</text:p>
          </table:table-cell>
          <table:table-cell office:value-type="float" office:value="0.3020673" calcext:value-type="float">
            <text:p>0.3020673</text:p>
          </table:table-cell>
          <table:table-cell office:value-type="float" office:value="0.1551539" calcext:value-type="float">
            <text:p>0.1551539</text:p>
          </table:table-cell>
          <table:table-cell office:value-type="float" office:value="0.1647002" calcext:value-type="float">
            <text:p>0.1647002</text:p>
          </table:table-cell>
          <table:table-cell office:value-type="float" office:value="0.08055735" calcext:value-type="float">
            <text:p>0.08055735</text:p>
          </table:table-cell>
          <table:table-cell office:value-type="float" office:value="0.08020191" calcext:value-type="float">
            <text:p>0.08020191</text:p>
          </table:table-cell>
          <table:table-cell office:value-type="float" office:value="0.03777803" calcext:value-type="float">
            <text:p>0.03777803</text:p>
          </table:table-cell>
          <table:table-cell office:value-type="float" office:value="0.02623118" calcext:value-type="float">
            <text:p>0.02623118</text:p>
          </table:table-cell>
          <table:table-cell office:value-type="float" office:value="0.03777158" calcext:value-type="float">
            <text:p>0.03777158</text:p>
          </table:table-cell>
          <table:table-cell office:value-type="float" office:value="0.02664378" calcext:value-type="float">
            <text:p>0.02664378</text:p>
          </table:table-cell>
          <table:table-cell office:value-type="float" office:value="0.02392084" calcext:value-type="float">
            <text:p>0.02392084</text:p>
          </table:table-cell>
          <table:table-cell office:value-type="float" office:value="0.0284481" calcext:value-type="float">
            <text:p>0.0284481</text:p>
          </table:table-cell>
          <table:table-cell office:value-type="float" office:value="0.03896822" calcext:value-type="float">
            <text:p>0.03896822</text:p>
          </table:table-cell>
          <table:table-cell office:value-type="float" office:value="0.0047061" calcext:value-type="float">
            <text:p>0.0047061</text:p>
          </table:table-cell>
          <table:table-cell office:value-type="float" office:value="0.003742436" calcext:value-type="float">
            <text:p>0.003742436</text:p>
          </table:table-cell>
          <table:table-cell office:value-type="float" office:value="0" calcext:value-type="float">
            <text:p>0</text:p>
          </table:table-cell>
          <table:table-cell office:value-type="float" office:value="31.76825" calcext:value-type="float">
            <text:p>31.76825</text:p>
          </table:table-cell>
          <table:table-cell office:value-type="float" office:value="17.19711" calcext:value-type="float">
            <text:p>17.19711</text:p>
          </table:table-cell>
          <table:table-cell office:value-type="float" office:value="11.44847" calcext:value-type="float">
            <text:p>11.44847</text:p>
          </table:table-cell>
          <table:table-cell office:value-type="float" office:value="8.56232" calcext:value-type="float">
            <text:p>8.56232</text:p>
          </table:table-cell>
          <table:table-cell office:value-type="float" office:value="5.983299" calcext:value-type="float">
            <text:p>5.983299</text:p>
          </table:table-cell>
          <table:table-cell office:value-type="float" office:value="2.04314" calcext:value-type="float">
            <text:p>2.04314</text:p>
          </table:table-cell>
          <table:table-cell office:value-type="float" office:value="0.5030831" calcext:value-type="float">
            <text:p>0.5030831</text:p>
          </table:table-cell>
          <table:table-cell office:value-type="float" office:value="0.5901192" calcext:value-type="float">
            <text:p>0.5901192</text:p>
          </table:table-cell>
          <table:table-cell office:value-type="float" office:value="0.4268391" calcext:value-type="float">
            <text:p>0.4268391</text:p>
          </table:table-cell>
          <table:table-cell office:value-type="float" office:value="0.2853724" calcext:value-type="float">
            <text:p>0.2853724</text:p>
          </table:table-cell>
          <table:table-cell office:value-type="float" office:value="0.1876978" calcext:value-type="float">
            <text:p>0.1876978</text:p>
          </table:table-cell>
          <table:table-cell office:value-type="float" office:value="0.2982055" calcext:value-type="float">
            <text:p>0.2982055</text:p>
          </table:table-cell>
          <table:table-cell office:value-type="float" office:value="0.3141693" calcext:value-type="float">
            <text:p>0.3141693</text:p>
          </table:table-cell>
          <table:table-cell office:value-type="float" office:value="0.3425379" calcext:value-type="float">
            <text:p>0.3425379</text:p>
          </table:table-cell>
          <table:table-cell office:value-type="float" office:value="0" calcext:value-type="float">
            <text:p>0</text:p>
          </table:table-cell>
          <table:table-cell office:value-type="float" office:value="1890.266" calcext:value-type="float">
            <text:p>1890.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246" calcext:value-type="float">
            <text:p>0.432246</text:p>
          </table:table-cell>
          <table:table-cell office:value-type="float" office:value="0" calcext:value-type="float">
            <text:p>0</text:p>
          </table:table-cell>
          <table:table-cell office:value-type="float" office:value="-0.0002107899" calcext:value-type="float">
            <text:p>-0.00021078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7" calcext:value-type="float">
            <text:p>7022007</text:p>
          </table:table-cell>
          <table:table-cell office:value-type="float" office:value="35.05427" calcext:value-type="float">
            <text:p>35.05427</text:p>
          </table:table-cell>
          <table:table-cell office:value-type="float" office:value="1101.046" calcext:value-type="float">
            <text:p>1101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83513" calcext:value-type="float">
            <text:p>0.4183513</text:p>
          </table:table-cell>
          <table:table-cell office:value-type="float" office:value="4.077066" calcext:value-type="float">
            <text:p>4.077066</text:p>
          </table:table-cell>
          <table:table-cell office:value-type="float" office:value="0" calcext:value-type="float">
            <text:p>0</text:p>
          </table:table-cell>
          <table:table-cell office:value-type="float" office:value="0.000002292043" calcext:value-type="float">
            <text:p>2.292043E-06</text:p>
          </table:table-cell>
          <table:table-cell office:value-type="float" office:value="0" calcext:value-type="float">
            <text:p>0</text:p>
          </table:table-cell>
          <table:table-cell office:value-type="float" office:value="-0.005924866" calcext:value-type="float">
            <text:p>-0.005924866</text:p>
          </table:table-cell>
          <table:table-cell office:value-type="float" office:value="-0.001970992" calcext:value-type="float">
            <text:p>-0.001970992</text:p>
          </table:table-cell>
          <table:table-cell office:value-type="float" office:value="0.0002688877" calcext:value-type="float">
            <text:p>0.0002688877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3964" calcext:value-type="float">
            <text:p>25.3964</text:p>
          </table:table-cell>
          <table:table-cell office:value-type="float" office:value="0.293971" calcext:value-type="float">
            <text:p>0.293971</text:p>
          </table:table-cell>
          <table:table-cell office:value-type="float" office:value="0.1553661" calcext:value-type="float">
            <text:p>0.1553661</text:p>
          </table:table-cell>
          <table:table-cell office:value-type="float" office:value="0.1651597" calcext:value-type="float">
            <text:p>0.1651597</text:p>
          </table:table-cell>
          <table:table-cell office:value-type="float" office:value="0.08082144" calcext:value-type="float">
            <text:p>0.08082144</text:p>
          </table:table-cell>
          <table:table-cell office:value-type="float" office:value="0.08036537" calcext:value-type="float">
            <text:p>0.08036537</text:p>
          </table:table-cell>
          <table:table-cell office:value-type="float" office:value="0.03785803" calcext:value-type="float">
            <text:p>0.03785803</text:p>
          </table:table-cell>
          <table:table-cell office:value-type="float" office:value="0.02605684" calcext:value-type="float">
            <text:p>0.02605684</text:p>
          </table:table-cell>
          <table:table-cell office:value-type="float" office:value="0.03785462" calcext:value-type="float">
            <text:p>0.03785462</text:p>
          </table:table-cell>
          <table:table-cell office:value-type="float" office:value="0.02671582" calcext:value-type="float">
            <text:p>0.02671582</text:p>
          </table:table-cell>
          <table:table-cell office:value-type="float" office:value="0.02394647" calcext:value-type="float">
            <text:p>0.02394647</text:p>
          </table:table-cell>
          <table:table-cell office:value-type="float" office:value="0.02845745" calcext:value-type="float">
            <text:p>0.02845745</text:p>
          </table:table-cell>
          <table:table-cell office:value-type="float" office:value="0.03892722" calcext:value-type="float">
            <text:p>0.03892722</text:p>
          </table:table-cell>
          <table:table-cell office:value-type="float" office:value="0.004703262" calcext:value-type="float">
            <text:p>0.004703262</text:p>
          </table:table-cell>
          <table:table-cell office:value-type="float" office:value="0.003745247" calcext:value-type="float">
            <text:p>0.003745247</text:p>
          </table:table-cell>
          <table:table-cell office:value-type="float" office:value="0" calcext:value-type="float">
            <text:p>0</text:p>
          </table:table-cell>
          <table:table-cell office:value-type="float" office:value="40.60878" calcext:value-type="float">
            <text:p>40.60878</text:p>
          </table:table-cell>
          <table:table-cell office:value-type="float" office:value="16.92203" calcext:value-type="float">
            <text:p>16.92203</text:p>
          </table:table-cell>
          <table:table-cell office:value-type="float" office:value="11.51188" calcext:value-type="float">
            <text:p>11.51188</text:p>
          </table:table-cell>
          <table:table-cell office:value-type="float" office:value="8.580862" calcext:value-type="float">
            <text:p>8.580862</text:p>
          </table:table-cell>
          <table:table-cell office:value-type="float" office:value="5.91147" calcext:value-type="float">
            <text:p>5.91147</text:p>
          </table:table-cell>
          <table:table-cell office:value-type="float" office:value="2.021631" calcext:value-type="float">
            <text:p>2.021631</text:p>
          </table:table-cell>
          <table:table-cell office:value-type="float" office:value="0.4892378" calcext:value-type="float">
            <text:p>0.4892378</text:p>
          </table:table-cell>
          <table:table-cell office:value-type="float" office:value="0.5919832" calcext:value-type="float">
            <text:p>0.5919832</text:p>
          </table:table-cell>
          <table:table-cell office:value-type="float" office:value="0.4297783" calcext:value-type="float">
            <text:p>0.4297783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188549" calcext:value-type="float">
            <text:p>0.188549</text:p>
          </table:table-cell>
          <table:table-cell office:value-type="float" office:value="0.2993183" calcext:value-type="float">
            <text:p>0.2993183</text:p>
          </table:table-cell>
          <table:table-cell office:value-type="float" office:value="0.3125944" calcext:value-type="float">
            <text:p>0.3125944</text:p>
          </table:table-cell>
          <table:table-cell office:value-type="float" office:value="0.3451215" calcext:value-type="float">
            <text:p>0.3451215</text:p>
          </table:table-cell>
          <table:table-cell office:value-type="float" office:value="0" calcext:value-type="float">
            <text:p>0</text:p>
          </table:table-cell>
          <table:table-cell office:value-type="float" office:value="1888.675" calcext:value-type="float">
            <text:p>1888.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6323" calcext:value-type="float">
            <text:p>0.4476323</text:p>
          </table:table-cell>
          <table:table-cell office:value-type="float" office:value="0" calcext:value-type="float">
            <text:p>0</text:p>
          </table:table-cell>
          <table:table-cell office:value-type="float" office:value="-0.0002148294" calcext:value-type="float">
            <text:p>-0.00021482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7" calcext:value-type="float">
            <text:p>8022007</text:p>
          </table:table-cell>
          <table:table-cell office:value-type="float" office:value="35.03045" calcext:value-type="float">
            <text:p>35.03045</text:p>
          </table:table-cell>
          <table:table-cell office:value-type="float" office:value="1101.054" calcext:value-type="float">
            <text:p>1101.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8227" calcext:value-type="float">
            <text:p>0.418227</text:p>
          </table:table-cell>
          <table:table-cell office:value-type="float" office:value="4.093084" calcext:value-type="float">
            <text:p>4.093084</text:p>
          </table:table-cell>
          <table:table-cell office:value-type="float" office:value="0" calcext:value-type="float">
            <text:p>0</text:p>
          </table:table-cell>
          <table:table-cell office:value-type="float" office:value="0.000002300762" calcext:value-type="float">
            <text:p>2.300762E-06</text:p>
          </table:table-cell>
          <table:table-cell office:value-type="float" office:value="0" calcext:value-type="float">
            <text:p>0</text:p>
          </table:table-cell>
          <table:table-cell office:value-type="float" office:value="-0.006283368" calcext:value-type="float">
            <text:p>-0.006283368</text:p>
          </table:table-cell>
          <table:table-cell office:value-type="float" office:value="-0.001999191" calcext:value-type="float">
            <text:p>-0.001999191</text:p>
          </table:table-cell>
          <table:table-cell office:value-type="float" office:value="0.0002759176" calcext:value-type="float">
            <text:p>0.0002759176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36151" calcext:value-type="float">
            <text:p>25.36151</text:p>
          </table:table-cell>
          <table:table-cell office:value-type="float" office:value="0.2782878" calcext:value-type="float">
            <text:p>0.2782878</text:p>
          </table:table-cell>
          <table:table-cell office:value-type="float" office:value="0.1557228" calcext:value-type="float">
            <text:p>0.1557228</text:p>
          </table:table-cell>
          <table:table-cell office:value-type="float" office:value="0.1653217" calcext:value-type="float">
            <text:p>0.1653217</text:p>
          </table:table-cell>
          <table:table-cell office:value-type="float" office:value="0.08093703" calcext:value-type="float">
            <text:p>0.08093703</text:p>
          </table:table-cell>
          <table:table-cell office:value-type="float" office:value="0.08038352" calcext:value-type="float">
            <text:p>0.08038352</text:p>
          </table:table-cell>
          <table:table-cell office:value-type="float" office:value="0.03784983" calcext:value-type="float">
            <text:p>0.03784983</text:p>
          </table:table-cell>
          <table:table-cell office:value-type="float" office:value="0.02620772" calcext:value-type="float">
            <text:p>0.02620772</text:p>
          </table:table-cell>
          <table:table-cell office:value-type="float" office:value="0.0378861" calcext:value-type="float">
            <text:p>0.0378861</text:p>
          </table:table-cell>
          <table:table-cell office:value-type="float" office:value="0.02678435" calcext:value-type="float">
            <text:p>0.02678435</text:p>
          </table:table-cell>
          <table:table-cell office:value-type="float" office:value="0.02397246" calcext:value-type="float">
            <text:p>0.02397246</text:p>
          </table:table-cell>
          <table:table-cell office:value-type="float" office:value="0.02846656" calcext:value-type="float">
            <text:p>0.02846656</text:p>
          </table:table-cell>
          <table:table-cell office:value-type="float" office:value="0.03888758" calcext:value-type="float">
            <text:p>0.03888758</text:p>
          </table:table-cell>
          <table:table-cell office:value-type="float" office:value="0.004701668" calcext:value-type="float">
            <text:p>0.004701668</text:p>
          </table:table-cell>
          <table:table-cell office:value-type="float" office:value="0.003746758" calcext:value-type="float">
            <text:p>0.003746758</text:p>
          </table:table-cell>
          <table:table-cell office:value-type="float" office:value="0" calcext:value-type="float">
            <text:p>0</text:p>
          </table:table-cell>
          <table:table-cell office:value-type="float" office:value="45.02347" calcext:value-type="float">
            <text:p>45.02347</text:p>
          </table:table-cell>
          <table:table-cell office:value-type="float" office:value="17.0005" calcext:value-type="float">
            <text:p>17.0005</text:p>
          </table:table-cell>
          <table:table-cell office:value-type="float" office:value="11.54382" calcext:value-type="float">
            <text:p>11.54382</text:p>
          </table:table-cell>
          <table:table-cell office:value-type="float" office:value="8.551942" calcext:value-type="float">
            <text:p>8.551942</text:p>
          </table:table-cell>
          <table:table-cell office:value-type="float" office:value="5.821806" calcext:value-type="float">
            <text:p>5.821806</text:p>
          </table:table-cell>
          <table:table-cell office:value-type="float" office:value="2.003784" calcext:value-type="float">
            <text:p>2.003784</text:p>
          </table:table-cell>
          <table:table-cell office:value-type="float" office:value="0.4896119" calcext:value-type="float">
            <text:p>0.4896119</text:p>
          </table:table-cell>
          <table:table-cell office:value-type="float" office:value="0.591554" calcext:value-type="float">
            <text:p>0.591554</text:p>
          </table:table-cell>
          <table:table-cell office:value-type="float" office:value="0.4324343" calcext:value-type="float">
            <text:p>0.4324343</text:p>
          </table:table-cell>
          <table:table-cell office:value-type="float" office:value="0.2872448" calcext:value-type="float">
            <text:p>0.2872448</text:p>
          </table:table-cell>
          <table:table-cell office:value-type="float" office:value="0.1894025" calcext:value-type="float">
            <text:p>0.1894025</text:p>
          </table:table-cell>
          <table:table-cell office:value-type="float" office:value="0.3003362" calcext:value-type="float">
            <text:p>0.3003362</text:p>
          </table:table-cell>
          <table:table-cell office:value-type="float" office:value="0.3115646" calcext:value-type="float">
            <text:p>0.3115646</text:p>
          </table:table-cell>
          <table:table-cell office:value-type="float" office:value="0.3464509" calcext:value-type="float">
            <text:p>0.3464509</text:p>
          </table:table-cell>
          <table:table-cell office:value-type="float" office:value="0" calcext:value-type="float">
            <text:p>0</text:p>
          </table:table-cell>
          <table:table-cell office:value-type="float" office:value="1890.385" calcext:value-type="float">
            <text:p>1890.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32281" calcext:value-type="float">
            <text:p>0.4632281</text:p>
          </table:table-cell>
          <table:table-cell office:value-type="float" office:value="0" calcext:value-type="float">
            <text:p>0</text:p>
          </table:table-cell>
          <table:table-cell office:value-type="float" office:value="-0.0002188089" calcext:value-type="float">
            <text:p>-0.00021880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7" calcext:value-type="float">
            <text:p>9022007</text:p>
          </table:table-cell>
          <table:table-cell office:value-type="float" office:value="35.00764" calcext:value-type="float">
            <text:p>35.00764</text:p>
          </table:table-cell>
          <table:table-cell office:value-type="float" office:value="1101.06" calcext:value-type="float">
            <text:p>1101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85028" calcext:value-type="float">
            <text:p>0.4185028</text:p>
          </table:table-cell>
          <table:table-cell office:value-type="float" office:value="4.107954" calcext:value-type="float">
            <text:p>4.107954</text:p>
          </table:table-cell>
          <table:table-cell office:value-type="float" office:value="0" calcext:value-type="float">
            <text:p>0</text:p>
          </table:table-cell>
          <table:table-cell office:value-type="float" office:value="0.000002308685" calcext:value-type="float">
            <text:p>2.308685E-06</text:p>
          </table:table-cell>
          <table:table-cell office:value-type="float" office:value="0" calcext:value-type="float">
            <text:p>0</text:p>
          </table:table-cell>
          <table:table-cell office:value-type="float" office:value="-0.006282769" calcext:value-type="float">
            <text:p>-0.006282769</text:p>
          </table:table-cell>
          <table:table-cell office:value-type="float" office:value="-0.002026955" calcext:value-type="float">
            <text:p>-0.002026955</text:p>
          </table:table-cell>
          <table:table-cell office:value-type="float" office:value="0.0002822524" calcext:value-type="float">
            <text:p>0.0002822524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32777" calcext:value-type="float">
            <text:p>25.32777</text:p>
          </table:table-cell>
          <table:table-cell office:value-type="float" office:value="0.2664162" calcext:value-type="float">
            <text:p>0.2664162</text:p>
          </table:table-cell>
          <table:table-cell office:value-type="float" office:value="0.1565543" calcext:value-type="float">
            <text:p>0.1565543</text:p>
          </table:table-cell>
          <table:table-cell office:value-type="float" office:value="0.1658501" calcext:value-type="float">
            <text:p>0.1658501</text:p>
          </table:table-cell>
          <table:table-cell office:value-type="float" office:value="0.08107392" calcext:value-type="float">
            <text:p>0.08107392</text:p>
          </table:table-cell>
          <table:table-cell office:value-type="float" office:value="0.0805125" calcext:value-type="float">
            <text:p>0.0805125</text:p>
          </table:table-cell>
          <table:table-cell office:value-type="float" office:value="0.03786004" calcext:value-type="float">
            <text:p>0.03786004</text:p>
          </table:table-cell>
          <table:table-cell office:value-type="float" office:value="0.02642215" calcext:value-type="float">
            <text:p>0.02642215</text:p>
          </table:table-cell>
          <table:table-cell office:value-type="float" office:value="0.03791051" calcext:value-type="float">
            <text:p>0.03791051</text:p>
          </table:table-cell>
          <table:table-cell office:value-type="float" office:value="0.02684892" calcext:value-type="float">
            <text:p>0.02684892</text:p>
          </table:table-cell>
          <table:table-cell office:value-type="float" office:value="0.02399868" calcext:value-type="float">
            <text:p>0.02399868</text:p>
          </table:table-cell>
          <table:table-cell office:value-type="float" office:value="0.02847532" calcext:value-type="float">
            <text:p>0.02847532</text:p>
          </table:table-cell>
          <table:table-cell office:value-type="float" office:value="0.03884916" calcext:value-type="float">
            <text:p>0.03884916</text:p>
          </table:table-cell>
          <table:table-cell office:value-type="float" office:value="0.004702064" calcext:value-type="float">
            <text:p>0.004702064</text:p>
          </table:table-cell>
          <table:table-cell office:value-type="float" office:value="0.003746014" calcext:value-type="float">
            <text:p>0.003746014</text:p>
          </table:table-cell>
          <table:table-cell office:value-type="float" office:value="0" calcext:value-type="float">
            <text:p>0</text:p>
          </table:table-cell>
          <table:table-cell office:value-type="float" office:value="47.20607" calcext:value-type="float">
            <text:p>47.20607</text:p>
          </table:table-cell>
          <table:table-cell office:value-type="float" office:value="17.28671" calcext:value-type="float">
            <text:p>17.28671</text:p>
          </table:table-cell>
          <table:table-cell office:value-type="float" office:value="11.54962" calcext:value-type="float">
            <text:p>11.54962</text:p>
          </table:table-cell>
          <table:table-cell office:value-type="float" office:value="8.490963" calcext:value-type="float">
            <text:p>8.490963</text:p>
          </table:table-cell>
          <table:table-cell office:value-type="float" office:value="5.745603" calcext:value-type="float">
            <text:p>5.745603</text:p>
          </table:table-cell>
          <table:table-cell office:value-type="float" office:value="1.990388" calcext:value-type="float">
            <text:p>1.990388</text:p>
          </table:table-cell>
          <table:table-cell office:value-type="float" office:value="0.4932195" calcext:value-type="float">
            <text:p>0.4932195</text:p>
          </table:table-cell>
          <table:table-cell office:value-type="float" office:value="0.5909752" calcext:value-type="float">
            <text:p>0.5909752</text:p>
          </table:table-cell>
          <table:table-cell office:value-type="float" office:value="0.4347554" calcext:value-type="float">
            <text:p>0.4347554</text:p>
          </table:table-cell>
          <table:table-cell office:value-type="float" office:value="0.2882066" calcext:value-type="float">
            <text:p>0.2882066</text:p>
          </table:table-cell>
          <table:table-cell office:value-type="float" office:value="0.1902523" calcext:value-type="float">
            <text:p>0.1902523</text:p>
          </table:table-cell>
          <table:table-cell office:value-type="float" office:value="0.3012921" calcext:value-type="float">
            <text:p>0.3012921</text:p>
          </table:table-cell>
          <table:table-cell office:value-type="float" office:value="0.3112633" calcext:value-type="float">
            <text:p>0.3112633</text:p>
          </table:table-cell>
          <table:table-cell office:value-type="float" office:value="0.3464515" calcext:value-type="float">
            <text:p>0.3464515</text:p>
          </table:table-cell>
          <table:table-cell office:value-type="float" office:value="0" calcext:value-type="float">
            <text:p>0</text:p>
          </table:table-cell>
          <table:table-cell office:value-type="float" office:value="1893.632" calcext:value-type="float">
            <text:p>1893.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4305" calcext:value-type="float">
            <text:p>0.4784305</text:p>
          </table:table-cell>
          <table:table-cell office:value-type="float" office:value="0" calcext:value-type="float">
            <text:p>0</text:p>
          </table:table-cell>
          <table:table-cell office:value-type="float" office:value="-0.0002226691" calcext:value-type="float">
            <text:p>-0.00022266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7" calcext:value-type="float">
            <text:p>10022007</text:p>
          </table:table-cell>
          <table:table-cell office:value-type="float" office:value="34.98593" calcext:value-type="float">
            <text:p>34.98593</text:p>
          </table:table-cell>
          <table:table-cell office:value-type="float" office:value="1101.067" calcext:value-type="float">
            <text:p>1101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001" calcext:value-type="float">
            <text:p>0.419001</text:p>
          </table:table-cell>
          <table:table-cell office:value-type="float" office:value="4.122179" calcext:value-type="float">
            <text:p>4.122179</text:p>
          </table:table-cell>
          <table:table-cell office:value-type="float" office:value="0" calcext:value-type="float">
            <text:p>0</text:p>
          </table:table-cell>
          <table:table-cell office:value-type="float" office:value="0.000002316316" calcext:value-type="float">
            <text:p>2.316316E-06</text:p>
          </table:table-cell>
          <table:table-cell office:value-type="float" office:value="0" calcext:value-type="float">
            <text:p>0</text:p>
          </table:table-cell>
          <table:table-cell office:value-type="float" office:value="-0.006282187" calcext:value-type="float">
            <text:p>-0.006282187</text:p>
          </table:table-cell>
          <table:table-cell office:value-type="float" office:value="-0.002050469" calcext:value-type="float">
            <text:p>-0.002050469</text:p>
          </table:table-cell>
          <table:table-cell office:value-type="float" office:value="0.0002885414" calcext:value-type="float">
            <text:p>0.0002885414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29518" calcext:value-type="float">
            <text:p>25.29518</text:p>
          </table:table-cell>
          <table:table-cell office:value-type="float" office:value="0.2583903" calcext:value-type="float">
            <text:p>0.2583903</text:p>
          </table:table-cell>
          <table:table-cell office:value-type="float" office:value="0.1573126" calcext:value-type="float">
            <text:p>0.1573126</text:p>
          </table:table-cell>
          <table:table-cell office:value-type="float" office:value="0.1667446" calcext:value-type="float">
            <text:p>0.1667446</text:p>
          </table:table-cell>
          <table:table-cell office:value-type="float" office:value="0.08130477" calcext:value-type="float">
            <text:p>0.08130477</text:p>
          </table:table-cell>
          <table:table-cell office:value-type="float" office:value="0.08072016" calcext:value-type="float">
            <text:p>0.08072016</text:p>
          </table:table-cell>
          <table:table-cell office:value-type="float" office:value="0.03789441" calcext:value-type="float">
            <text:p>0.03789441</text:p>
          </table:table-cell>
          <table:table-cell office:value-type="float" office:value="0.02663666" calcext:value-type="float">
            <text:p>0.02663666</text:p>
          </table:table-cell>
          <table:table-cell office:value-type="float" office:value="0.03793696" calcext:value-type="float">
            <text:p>0.03793696</text:p>
          </table:table-cell>
          <table:table-cell office:value-type="float" office:value="0.02690995" calcext:value-type="float">
            <text:p>0.02690995</text:p>
          </table:table-cell>
          <table:table-cell office:value-type="float" office:value="0.02402506" calcext:value-type="float">
            <text:p>0.02402506</text:p>
          </table:table-cell>
          <table:table-cell office:value-type="float" office:value="0.02848367" calcext:value-type="float">
            <text:p>0.02848367</text:p>
          </table:table-cell>
          <table:table-cell office:value-type="float" office:value="0.03881186" calcext:value-type="float">
            <text:p>0.03881186</text:p>
          </table:table-cell>
          <table:table-cell office:value-type="float" office:value="0.00470239" calcext:value-type="float">
            <text:p>0.00470239</text:p>
          </table:table-cell>
          <table:table-cell office:value-type="float" office:value="0.003745144" calcext:value-type="float">
            <text:p>0.003745144</text:p>
          </table:table-cell>
          <table:table-cell office:value-type="float" office:value="0" calcext:value-type="float">
            <text:p>0</text:p>
          </table:table-cell>
          <table:table-cell office:value-type="float" office:value="49.07895" calcext:value-type="float">
            <text:p>49.07895</text:p>
          </table:table-cell>
          <table:table-cell office:value-type="float" office:value="17.65055" calcext:value-type="float">
            <text:p>17.65055</text:p>
          </table:table-cell>
          <table:table-cell office:value-type="float" office:value="11.5682" calcext:value-type="float">
            <text:p>11.5682</text:p>
          </table:table-cell>
          <table:table-cell office:value-type="float" office:value="8.421977" calcext:value-type="float">
            <text:p>8.421977</text:p>
          </table:table-cell>
          <table:table-cell office:value-type="float" office:value="5.672534" calcext:value-type="float">
            <text:p>5.672534</text:p>
          </table:table-cell>
          <table:table-cell office:value-type="float" office:value="1.978204" calcext:value-type="float">
            <text:p>1.978204</text:p>
          </table:table-cell>
          <table:table-cell office:value-type="float" office:value="0.497478" calcext:value-type="float">
            <text:p>0.497478</text:p>
          </table:table-cell>
          <table:table-cell office:value-type="float" office:value="0.5905964" calcext:value-type="float">
            <text:p>0.5905964</text:p>
          </table:table-cell>
          <table:table-cell office:value-type="float" office:value="0.4367799" calcext:value-type="float">
            <text:p>0.4367799</text:p>
          </table:table-cell>
          <table:table-cell office:value-type="float" office:value="0.2891814" calcext:value-type="float">
            <text:p>0.2891814</text:p>
          </table:table-cell>
          <table:table-cell office:value-type="float" office:value="0.1910963" calcext:value-type="float">
            <text:p>0.1910963</text:p>
          </table:table-cell>
          <table:table-cell office:value-type="float" office:value="0.3022249" calcext:value-type="float">
            <text:p>0.3022249</text:p>
          </table:table-cell>
          <table:table-cell office:value-type="float" office:value="0.3109627" calcext:value-type="float">
            <text:p>0.3109627</text:p>
          </table:table-cell>
          <table:table-cell office:value-type="float" office:value="0.3464525" calcext:value-type="float">
            <text:p>0.3464525</text:p>
          </table:table-cell>
          <table:table-cell office:value-type="float" office:value="0" calcext:value-type="float">
            <text:p>0</text:p>
          </table:table-cell>
          <table:table-cell office:value-type="float" office:value="1897.511" calcext:value-type="float">
            <text:p>1897.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32114" calcext:value-type="float">
            <text:p>0.4932114</text:p>
          </table:table-cell>
          <table:table-cell office:value-type="float" office:value="0" calcext:value-type="float">
            <text:p>0</text:p>
          </table:table-cell>
          <table:table-cell office:value-type="float" office:value="-0.000226405" calcext:value-type="float">
            <text:p>-0.0002264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7" calcext:value-type="float">
            <text:p>11022007</text:p>
          </table:table-cell>
          <table:table-cell office:value-type="float" office:value="34.96388" calcext:value-type="float">
            <text:p>34.96388</text:p>
          </table:table-cell>
          <table:table-cell office:value-type="float" office:value="1101.072" calcext:value-type="float">
            <text:p>1101.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4824" calcext:value-type="float">
            <text:p>0.4194824</text:p>
          </table:table-cell>
          <table:table-cell office:value-type="float" office:value="4.136659" calcext:value-type="float">
            <text:p>4.136659</text:p>
          </table:table-cell>
          <table:table-cell office:value-type="float" office:value="0" calcext:value-type="float">
            <text:p>0</text:p>
          </table:table-cell>
          <table:table-cell office:value-type="float" office:value="0.00000232337" calcext:value-type="float">
            <text:p>2.32337E-06</text:p>
          </table:table-cell>
          <table:table-cell office:value-type="float" office:value="0" calcext:value-type="float">
            <text:p>0</text:p>
          </table:table-cell>
          <table:table-cell office:value-type="float" office:value="-0.006281645" calcext:value-type="float">
            <text:p>-0.006281645</text:p>
          </table:table-cell>
          <table:table-cell office:value-type="float" office:value="-0.00207188" calcext:value-type="float">
            <text:p>-0.00207188</text:p>
          </table:table-cell>
          <table:table-cell office:value-type="float" office:value="0.0002954334" calcext:value-type="float">
            <text:p>0.0002954334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2618" calcext:value-type="float">
            <text:p>25.2618</text:p>
          </table:table-cell>
          <table:table-cell office:value-type="float" office:value="0.2548945" calcext:value-type="float">
            <text:p>0.2548945</text:p>
          </table:table-cell>
          <table:table-cell office:value-type="float" office:value="0.1577284" calcext:value-type="float">
            <text:p>0.1577284</text:p>
          </table:table-cell>
          <table:table-cell office:value-type="float" office:value="0.1676462" calcext:value-type="float">
            <text:p>0.1676462</text:p>
          </table:table-cell>
          <table:table-cell office:value-type="float" office:value="0.08148073" calcext:value-type="float">
            <text:p>0.08148073</text:p>
          </table:table-cell>
          <table:table-cell office:value-type="float" office:value="0.08080944" calcext:value-type="float">
            <text:p>0.08080944</text:p>
          </table:table-cell>
          <table:table-cell office:value-type="float" office:value="0.03792139" calcext:value-type="float">
            <text:p>0.03792139</text:p>
          </table:table-cell>
          <table:table-cell office:value-type="float" office:value="0.02683437" calcext:value-type="float">
            <text:p>0.02683437</text:p>
          </table:table-cell>
          <table:table-cell office:value-type="float" office:value="0.03796551" calcext:value-type="float">
            <text:p>0.03796551</text:p>
          </table:table-cell>
          <table:table-cell office:value-type="float" office:value="0.0269684" calcext:value-type="float">
            <text:p>0.0269684</text:p>
          </table:table-cell>
          <table:table-cell office:value-type="float" office:value="0.02405197" calcext:value-type="float">
            <text:p>0.02405197</text:p>
          </table:table-cell>
          <table:table-cell office:value-type="float" office:value="0.028491" calcext:value-type="float">
            <text:p>0.028491</text:p>
          </table:table-cell>
          <table:table-cell office:value-type="float" office:value="0.03877561" calcext:value-type="float">
            <text:p>0.03877561</text:p>
          </table:table-cell>
          <table:table-cell office:value-type="float" office:value="0.004702745" calcext:value-type="float">
            <text:p>0.004702745</text:p>
          </table:table-cell>
          <table:table-cell office:value-type="float" office:value="0.003744408" calcext:value-type="float">
            <text:p>0.003744408</text:p>
          </table:table-cell>
          <table:table-cell office:value-type="float" office:value="0" calcext:value-type="float">
            <text:p>0</text:p>
          </table:table-cell>
          <table:table-cell office:value-type="float" office:value="50.92205" calcext:value-type="float">
            <text:p>50.92205</text:p>
          </table:table-cell>
          <table:table-cell office:value-type="float" office:value="17.94271" calcext:value-type="float">
            <text:p>17.94271</text:p>
          </table:table-cell>
          <table:table-cell office:value-type="float" office:value="11.63933" calcext:value-type="float">
            <text:p>11.63933</text:p>
          </table:table-cell>
          <table:table-cell office:value-type="float" office:value="8.358541" calcext:value-type="float">
            <text:p>8.358541</text:p>
          </table:table-cell>
          <table:table-cell office:value-type="float" office:value="5.603784" calcext:value-type="float">
            <text:p>5.603784</text:p>
          </table:table-cell>
          <table:table-cell office:value-type="float" office:value="1.968354" calcext:value-type="float">
            <text:p>1.968354</text:p>
          </table:table-cell>
          <table:table-cell office:value-type="float" office:value="0.5021629" calcext:value-type="float">
            <text:p>0.5021629</text:p>
          </table:table-cell>
          <table:table-cell office:value-type="float" office:value="0.590388" calcext:value-type="float">
            <text:p>0.590388</text:p>
          </table:table-cell>
          <table:table-cell office:value-type="float" office:value="0.4385979" calcext:value-type="float">
            <text:p>0.4385979</text:p>
          </table:table-cell>
          <table:table-cell office:value-type="float" office:value="0.2901829" calcext:value-type="float">
            <text:p>0.2901829</text:p>
          </table:table-cell>
          <table:table-cell office:value-type="float" office:value="0.1919136" calcext:value-type="float">
            <text:p>0.1919136</text:p>
          </table:table-cell>
          <table:table-cell office:value-type="float" office:value="0.3031368" calcext:value-type="float">
            <text:p>0.3031368</text:p>
          </table:table-cell>
          <table:table-cell office:value-type="float" office:value="0.3106945" calcext:value-type="float">
            <text:p>0.3106945</text:p>
          </table:table-cell>
          <table:table-cell office:value-type="float" office:value="0.3464534" calcext:value-type="float">
            <text:p>0.3464534</text:p>
          </table:table-cell>
          <table:table-cell office:value-type="float" office:value="0" calcext:value-type="float">
            <text:p>0</text:p>
          </table:table-cell>
          <table:table-cell office:value-type="float" office:value="1901.26" calcext:value-type="float">
            <text:p>1901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82072" calcext:value-type="float">
            <text:p>0.5082072</text:p>
          </table:table-cell>
          <table:table-cell office:value-type="float" office:value="0" calcext:value-type="float">
            <text:p>0</text:p>
          </table:table-cell>
          <table:table-cell office:value-type="float" office:value="-0.0002300788" calcext:value-type="float">
            <text:p>-0.00023007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7" calcext:value-type="float">
            <text:p>12022007</text:p>
          </table:table-cell>
          <table:table-cell office:value-type="float" office:value="34.94065" calcext:value-type="float">
            <text:p>34.94065</text:p>
          </table:table-cell>
          <table:table-cell office:value-type="float" office:value="1101.079" calcext:value-type="float">
            <text:p>1101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7135" calcext:value-type="float">
            <text:p>0.4197135</text:p>
          </table:table-cell>
          <table:table-cell office:value-type="float" office:value="4.151996" calcext:value-type="float">
            <text:p>4.151996</text:p>
          </table:table-cell>
          <table:table-cell office:value-type="float" office:value="0" calcext:value-type="float">
            <text:p>0</text:p>
          </table:table-cell>
          <table:table-cell office:value-type="float" office:value="0.00000233001" calcext:value-type="float">
            <text:p>2.33001E-06</text:p>
          </table:table-cell>
          <table:table-cell office:value-type="float" office:value="0" calcext:value-type="float">
            <text:p>0</text:p>
          </table:table-cell>
          <table:table-cell office:value-type="float" office:value="-0.006281139" calcext:value-type="float">
            <text:p>-0.006281139</text:p>
          </table:table-cell>
          <table:table-cell office:value-type="float" office:value="-0.002095398" calcext:value-type="float">
            <text:p>-0.002095398</text:p>
          </table:table-cell>
          <table:table-cell office:value-type="float" office:value="0.0003029686" calcext:value-type="float">
            <text:p>0.0003029686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22667" calcext:value-type="float">
            <text:p>25.22667</text:p>
          </table:table-cell>
          <table:table-cell office:value-type="float" office:value="0.2546987" calcext:value-type="float">
            <text:p>0.2546987</text:p>
          </table:table-cell>
          <table:table-cell office:value-type="float" office:value="0.1582244" calcext:value-type="float">
            <text:p>0.1582244</text:p>
          </table:table-cell>
          <table:table-cell office:value-type="float" office:value="0.1681316" calcext:value-type="float">
            <text:p>0.1681316</text:p>
          </table:table-cell>
          <table:table-cell office:value-type="float" office:value="0.08152471" calcext:value-type="float">
            <text:p>0.08152471</text:p>
          </table:table-cell>
          <table:table-cell office:value-type="float" office:value="0.08080098" calcext:value-type="float">
            <text:p>0.08080098</text:p>
          </table:table-cell>
          <table:table-cell office:value-type="float" office:value="0.03791088" calcext:value-type="float">
            <text:p>0.03791088</text:p>
          </table:table-cell>
          <table:table-cell office:value-type="float" office:value="0.02699682" calcext:value-type="float">
            <text:p>0.02699682</text:p>
          </table:table-cell>
          <table:table-cell office:value-type="float" office:value="0.03799595" calcext:value-type="float">
            <text:p>0.03799595</text:p>
          </table:table-cell>
          <table:table-cell office:value-type="float" office:value="0.02702465" calcext:value-type="float">
            <text:p>0.02702465</text:p>
          </table:table-cell>
          <table:table-cell office:value-type="float" office:value="0.02407915" calcext:value-type="float">
            <text:p>0.02407915</text:p>
          </table:table-cell>
          <table:table-cell office:value-type="float" office:value="0.02849772" calcext:value-type="float">
            <text:p>0.02849772</text:p>
          </table:table-cell>
          <table:table-cell office:value-type="float" office:value="0.03874034" calcext:value-type="float">
            <text:p>0.03874034</text:p>
          </table:table-cell>
          <table:table-cell office:value-type="float" office:value="0.004703181" calcext:value-type="float">
            <text:p>0.004703181</text:p>
          </table:table-cell>
          <table:table-cell office:value-type="float" office:value="0.003743954" calcext:value-type="float">
            <text:p>0.003743954</text:p>
          </table:table-cell>
          <table:table-cell office:value-type="float" office:value="0" calcext:value-type="float">
            <text:p>0</text:p>
          </table:table-cell>
          <table:table-cell office:value-type="float" office:value="52.83187" calcext:value-type="float">
            <text:p>52.83187</text:p>
          </table:table-cell>
          <table:table-cell office:value-type="float" office:value="18.24792" calcext:value-type="float">
            <text:p>18.24792</text:p>
          </table:table-cell>
          <table:table-cell office:value-type="float" office:value="11.72661" calcext:value-type="float">
            <text:p>11.72661</text:p>
          </table:table-cell>
          <table:table-cell office:value-type="float" office:value="8.307662" calcext:value-type="float">
            <text:p>8.307662</text:p>
          </table:table-cell>
          <table:table-cell office:value-type="float" office:value="5.553759" calcext:value-type="float">
            <text:p>5.553759</text:p>
          </table:table-cell>
          <table:table-cell office:value-type="float" office:value="1.958964" calcext:value-type="float">
            <text:p>1.958964</text:p>
          </table:table-cell>
          <table:table-cell office:value-type="float" office:value="0.5068678" calcext:value-type="float">
            <text:p>0.5068678</text:p>
          </table:table-cell>
          <table:table-cell office:value-type="float" office:value="0.5903809" calcext:value-type="float">
            <text:p>0.5903809</text:p>
          </table:table-cell>
          <table:table-cell office:value-type="float" office:value="0.4402427" calcext:value-type="float">
            <text:p>0.4402427</text:p>
          </table:table-cell>
          <table:table-cell office:value-type="float" office:value="0.2911959" calcext:value-type="float">
            <text:p>0.2911959</text:p>
          </table:table-cell>
          <table:table-cell office:value-type="float" office:value="0.1927181" calcext:value-type="float">
            <text:p>0.1927181</text:p>
          </table:table-cell>
          <table:table-cell office:value-type="float" office:value="0.3040297" calcext:value-type="float">
            <text:p>0.3040297</text:p>
          </table:table-cell>
          <table:table-cell office:value-type="float" office:value="0.3104731" calcext:value-type="float">
            <text:p>0.3104731</text:p>
          </table:table-cell>
          <table:table-cell office:value-type="float" office:value="0.346454" calcext:value-type="float">
            <text:p>0.346454</text:p>
          </table:table-cell>
          <table:table-cell office:value-type="float" office:value="0" calcext:value-type="float">
            <text:p>0</text:p>
          </table:table-cell>
          <table:table-cell office:value-type="float" office:value="1903.907" calcext:value-type="float">
            <text:p>1903.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38166" calcext:value-type="float">
            <text:p>0.5238166</text:p>
          </table:table-cell>
          <table:table-cell office:value-type="float" office:value="0" calcext:value-type="float">
            <text:p>0</text:p>
          </table:table-cell>
          <table:table-cell office:value-type="float" office:value="-0.0002337434" calcext:value-type="float">
            <text:p>-0.00023374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7" calcext:value-type="float">
            <text:p>13022007</text:p>
          </table:table-cell>
          <table:table-cell office:value-type="float" office:value="34.91647" calcext:value-type="float">
            <text:p>34.91647</text:p>
          </table:table-cell>
          <table:table-cell office:value-type="float" office:value="1101.086" calcext:value-type="float">
            <text:p>1101.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1602" calcext:value-type="float">
            <text:p>0.4191602</text:p>
          </table:table-cell>
          <table:table-cell office:value-type="float" office:value="4.168301" calcext:value-type="float">
            <text:p>4.168301</text:p>
          </table:table-cell>
          <table:table-cell office:value-type="float" office:value="0" calcext:value-type="float">
            <text:p>0</text:p>
          </table:table-cell>
          <table:table-cell office:value-type="float" office:value="0.000002342418" calcext:value-type="float">
            <text:p>2.342418E-06</text:p>
          </table:table-cell>
          <table:table-cell office:value-type="float" office:value="0" calcext:value-type="float">
            <text:p>0</text:p>
          </table:table-cell>
          <table:table-cell office:value-type="float" office:value="-0.00628016" calcext:value-type="float">
            <text:p>-0.00628016</text:p>
          </table:table-cell>
          <table:table-cell office:value-type="float" office:value="-0.002123314" calcext:value-type="float">
            <text:p>-0.002123314</text:p>
          </table:table-cell>
          <table:table-cell office:value-type="float" office:value="0.0003105081" calcext:value-type="float">
            <text:p>0.0003105081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19118" calcext:value-type="float">
            <text:p>25.19118</text:p>
          </table:table-cell>
          <table:table-cell office:value-type="float" office:value="0.264025" calcext:value-type="float">
            <text:p>0.264025</text:p>
          </table:table-cell>
          <table:table-cell office:value-type="float" office:value="0.1585328" calcext:value-type="float">
            <text:p>0.1585328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08138686" calcext:value-type="float">
            <text:p>0.08138686</text:p>
          </table:table-cell>
          <table:table-cell office:value-type="float" office:value="0.08067143" calcext:value-type="float">
            <text:p>0.08067143</text:p>
          </table:table-cell>
          <table:table-cell office:value-type="float" office:value="0.03788147" calcext:value-type="float">
            <text:p>0.03788147</text:p>
          </table:table-cell>
          <table:table-cell office:value-type="float" office:value="0.02712613" calcext:value-type="float">
            <text:p>0.02712613</text:p>
          </table:table-cell>
          <table:table-cell office:value-type="float" office:value="0.03802742" calcext:value-type="float">
            <text:p>0.03802742</text:p>
          </table:table-cell>
          <table:table-cell office:value-type="float" office:value="0.02707839" calcext:value-type="float">
            <text:p>0.02707839</text:p>
          </table:table-cell>
          <table:table-cell office:value-type="float" office:value="0.02410618" calcext:value-type="float">
            <text:p>0.02410618</text:p>
          </table:table-cell>
          <table:table-cell office:value-type="float" office:value="0.02850423" calcext:value-type="float">
            <text:p>0.02850423</text:p>
          </table:table-cell>
          <table:table-cell office:value-type="float" office:value="0.03870599" calcext:value-type="float">
            <text:p>0.03870599</text:p>
          </table:table-cell>
          <table:table-cell office:value-type="float" office:value="0.004703647" calcext:value-type="float">
            <text:p>0.004703647</text:p>
          </table:table-cell>
          <table:table-cell office:value-type="float" office:value="0.003743665" calcext:value-type="float">
            <text:p>0.003743665</text:p>
          </table:table-cell>
          <table:table-cell office:value-type="float" office:value="0" calcext:value-type="float">
            <text:p>0</text:p>
          </table:table-cell>
          <table:table-cell office:value-type="float" office:value="53.6912" calcext:value-type="float">
            <text:p>53.6912</text:p>
          </table:table-cell>
          <table:table-cell office:value-type="float" office:value="18.67048" calcext:value-type="float">
            <text:p>18.67048</text:p>
          </table:table-cell>
          <table:table-cell office:value-type="float" office:value="11.76632" calcext:value-type="float">
            <text:p>11.76632</text:p>
          </table:table-cell>
          <table:table-cell office:value-type="float" office:value="8.257427" calcext:value-type="float">
            <text:p>8.257427</text:p>
          </table:table-cell>
          <table:table-cell office:value-type="float" office:value="5.517355" calcext:value-type="float">
            <text:p>5.517355</text:p>
          </table:table-cell>
          <table:table-cell office:value-type="float" office:value="1.951403" calcext:value-type="float">
            <text:p>1.951403</text:p>
          </table:table-cell>
          <table:table-cell office:value-type="float" office:value="0.5116319" calcext:value-type="float">
            <text:p>0.5116319</text:p>
          </table:table-cell>
          <table:table-cell office:value-type="float" office:value="0.5905632" calcext:value-type="float">
            <text:p>0.5905632</text:p>
          </table:table-cell>
          <table:table-cell office:value-type="float" office:value="0.4416951" calcext:value-type="float">
            <text:p>0.4416951</text:p>
          </table:table-cell>
          <table:table-cell office:value-type="float" office:value="0.2921933" calcext:value-type="float">
            <text:p>0.2921933</text:p>
          </table:table-cell>
          <table:table-cell office:value-type="float" office:value="0.1935218" calcext:value-type="float">
            <text:p>0.1935218</text:p>
          </table:table-cell>
          <table:table-cell office:value-type="float" office:value="0.3049081" calcext:value-type="float">
            <text:p>0.3049081</text:p>
          </table:table-cell>
          <table:table-cell office:value-type="float" office:value="0.3102819" calcext:value-type="float">
            <text:p>0.3102819</text:p>
          </table:table-cell>
          <table:table-cell office:value-type="float" office:value="0.3464541" calcext:value-type="float">
            <text:p>0.3464541</text:p>
          </table:table-cell>
          <table:table-cell office:value-type="float" office:value="0" calcext:value-type="float">
            <text:p>0</text:p>
          </table:table-cell>
          <table:table-cell office:value-type="float" office:value="1902.178" calcext:value-type="float">
            <text:p>1902.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96267" calcext:value-type="float">
            <text:p>0.5396267</text:p>
          </table:table-cell>
          <table:table-cell office:value-type="float" office:value="0" calcext:value-type="float">
            <text:p>0</text:p>
          </table:table-cell>
          <table:table-cell office:value-type="float" office:value="-0.0002374128" calcext:value-type="float">
            <text:p>-0.00023741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7" calcext:value-type="float">
            <text:p>14022007</text:p>
          </table:table-cell>
          <table:table-cell office:value-type="float" office:value="34.89305" calcext:value-type="float">
            <text:p>34.89305</text:p>
          </table:table-cell>
          <table:table-cell office:value-type="float" office:value="1101.093" calcext:value-type="float">
            <text:p>1101.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8378" calcext:value-type="float">
            <text:p>0.418378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0" calcext:value-type="float">
            <text:p>0</text:p>
          </table:table-cell>
          <table:table-cell office:value-type="float" office:value="0.000002347192" calcext:value-type="float">
            <text:p>2.347192E-06</text:p>
          </table:table-cell>
          <table:table-cell office:value-type="float" office:value="0" calcext:value-type="float">
            <text:p>0</text:p>
          </table:table-cell>
          <table:table-cell office:value-type="float" office:value="-0.006279764" calcext:value-type="float">
            <text:p>-0.006279764</text:p>
          </table:table-cell>
          <table:table-cell office:value-type="float" office:value="-0.002153919" calcext:value-type="float">
            <text:p>-0.002153919</text:p>
          </table:table-cell>
          <table:table-cell office:value-type="float" office:value="0.000316934" calcext:value-type="float">
            <text:p>0.000316934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15698" calcext:value-type="float">
            <text:p>25.15698</text:p>
          </table:table-cell>
          <table:table-cell office:value-type="float" office:value="0.2687941" calcext:value-type="float">
            <text:p>0.2687941</text:p>
          </table:table-cell>
          <table:table-cell office:value-type="float" office:value="0.1586657" calcext:value-type="float">
            <text:p>0.1586657</text:p>
          </table:table-cell>
          <table:table-cell office:value-type="float" office:value="0.1674597" calcext:value-type="float">
            <text:p>0.1674597</text:p>
          </table:table-cell>
          <table:table-cell office:value-type="float" office:value="0.08125566" calcext:value-type="float">
            <text:p>0.08125566</text:p>
          </table:table-cell>
          <table:table-cell office:value-type="float" office:value="0.08064441" calcext:value-type="float">
            <text:p>0.08064441</text:p>
          </table:table-cell>
          <table:table-cell office:value-type="float" office:value="0.03786601" calcext:value-type="float">
            <text:p>0.03786601</text:p>
          </table:table-cell>
          <table:table-cell office:value-type="float" office:value="0.02724792" calcext:value-type="float">
            <text:p>0.02724792</text:p>
          </table:table-cell>
          <table:table-cell office:value-type="float" office:value="0.03805898" calcext:value-type="float">
            <text:p>0.03805898</text:p>
          </table:table-cell>
          <table:table-cell office:value-type="float" office:value="0.02712983" calcext:value-type="float">
            <text:p>0.02712983</text:p>
          </table:table-cell>
          <table:table-cell office:value-type="float" office:value="0.02413296" calcext:value-type="float">
            <text:p>0.02413296</text:p>
          </table:table-cell>
          <table:table-cell office:value-type="float" office:value="0.02851046" calcext:value-type="float">
            <text:p>0.02851046</text:p>
          </table:table-cell>
          <table:table-cell office:value-type="float" office:value="0.03867259" calcext:value-type="float">
            <text:p>0.03867259</text:p>
          </table:table-cell>
          <table:table-cell office:value-type="float" office:value="0.004704034" calcext:value-type="float">
            <text:p>0.004704034</text:p>
          </table:table-cell>
          <table:table-cell office:value-type="float" office:value="0.003743115" calcext:value-type="float">
            <text:p>0.003743115</text:p>
          </table:table-cell>
          <table:table-cell office:value-type="float" office:value="0" calcext:value-type="float">
            <text:p>0</text:p>
          </table:table-cell>
          <table:table-cell office:value-type="float" office:value="53.36866" calcext:value-type="float">
            <text:p>53.36866</text:p>
          </table:table-cell>
          <table:table-cell office:value-type="float" office:value="19.03349" calcext:value-type="float">
            <text:p>19.03349</text:p>
          </table:table-cell>
          <table:table-cell office:value-type="float" office:value="11.74977" calcext:value-type="float">
            <text:p>11.74977</text:p>
          </table:table-cell>
          <table:table-cell office:value-type="float" office:value="8.203021" calcext:value-type="float">
            <text:p>8.203021</text:p>
          </table:table-cell>
          <table:table-cell office:value-type="float" office:value="5.494279" calcext:value-type="float">
            <text:p>5.494279</text:p>
          </table:table-cell>
          <table:table-cell office:value-type="float" office:value="1.945092" calcext:value-type="float">
            <text:p>1.945092</text:p>
          </table:table-cell>
          <table:table-cell office:value-type="float" office:value="0.5165823" calcext:value-type="float">
            <text:p>0.5165823</text:p>
          </table:table-cell>
          <table:table-cell office:value-type="float" office:value="0.590884" calcext:value-type="float">
            <text:p>0.590884</text:p>
          </table:table-cell>
          <table:table-cell office:value-type="float" office:value="0.442996" calcext:value-type="float">
            <text:p>0.442996</text:p>
          </table:table-cell>
          <table:table-cell office:value-type="float" office:value="0.2931704" calcext:value-type="float">
            <text:p>0.2931704</text:p>
          </table:table-cell>
          <table:table-cell office:value-type="float" office:value="0.1943228" calcext:value-type="float">
            <text:p>0.1943228</text:p>
          </table:table-cell>
          <table:table-cell office:value-type="float" office:value="0.3057734" calcext:value-type="float">
            <text:p>0.3057734</text:p>
          </table:table-cell>
          <table:table-cell office:value-type="float" office:value="0.3100674" calcext:value-type="float">
            <text:p>0.3100674</text:p>
          </table:table-cell>
          <table:table-cell office:value-type="float" office:value="0.3464545" calcext:value-type="float">
            <text:p>0.3464545</text:p>
          </table:table-cell>
          <table:table-cell office:value-type="float" office:value="0" calcext:value-type="float">
            <text:p>0</text:p>
          </table:table-cell>
          <table:table-cell office:value-type="float" office:value="1899.157" calcext:value-type="float">
            <text:p>1899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49766" calcext:value-type="float">
            <text:p>0.5549766</text:p>
          </table:table-cell>
          <table:table-cell office:value-type="float" office:value="0" calcext:value-type="float">
            <text:p>0</text:p>
          </table:table-cell>
          <table:table-cell office:value-type="float" office:value="-0.0002410145" calcext:value-type="float">
            <text:p>-0.00024101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7" calcext:value-type="float">
            <text:p>15022007</text:p>
          </table:table-cell>
          <table:table-cell office:value-type="float" office:value="34.87135" calcext:value-type="float">
            <text:p>34.87135</text:p>
          </table:table-cell>
          <table:table-cell office:value-type="float" office:value="1101.099" calcext:value-type="float">
            <text:p>1101.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86017" calcext:value-type="float">
            <text:p>0.4186017</text:p>
          </table:table-cell>
          <table:table-cell office:value-type="float" office:value="4.198955" calcext:value-type="float">
            <text:p>4.198955</text:p>
          </table:table-cell>
          <table:table-cell office:value-type="float" office:value="0" calcext:value-type="float">
            <text:p>0</text:p>
          </table:table-cell>
          <table:table-cell office:value-type="float" office:value="0.000002354839" calcext:value-type="float">
            <text:p>2.354839E-06</text:p>
          </table:table-cell>
          <table:table-cell office:value-type="float" office:value="0" calcext:value-type="float">
            <text:p>0</text:p>
          </table:table-cell>
          <table:table-cell office:value-type="float" office:value="-0.00627915" calcext:value-type="float">
            <text:p>-0.00627915</text:p>
          </table:table-cell>
          <table:table-cell office:value-type="float" office:value="-0.002176751" calcext:value-type="float">
            <text:p>-0.002176751</text:p>
          </table:table-cell>
          <table:table-cell office:value-type="float" office:value="0.0003233854" calcext:value-type="float">
            <text:p>0.0003233854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12411" calcext:value-type="float">
            <text:p>25.12411</text:p>
          </table:table-cell>
          <table:table-cell office:value-type="float" office:value="0.2588412" calcext:value-type="float">
            <text:p>0.2588412</text:p>
          </table:table-cell>
          <table:table-cell office:value-type="float" office:value="0.1586054" calcext:value-type="float">
            <text:p>0.1586054</text:p>
          </table:table-cell>
          <table:table-cell office:value-type="float" office:value="0.1679071" calcext:value-type="float">
            <text:p>0.1679071</text:p>
          </table:table-cell>
          <table:table-cell office:value-type="float" office:value="0.0812505" calcext:value-type="float">
            <text:p>0.0812505</text:p>
          </table:table-cell>
          <table:table-cell office:value-type="float" office:value="0.08065546" calcext:value-type="float">
            <text:p>0.08065546</text:p>
          </table:table-cell>
          <table:table-cell office:value-type="float" office:value="0.0378712" calcext:value-type="float">
            <text:p>0.0378712</text:p>
          </table:table-cell>
          <table:table-cell office:value-type="float" office:value="0.02737796" calcext:value-type="float">
            <text:p>0.02737796</text:p>
          </table:table-cell>
          <table:table-cell office:value-type="float" office:value="0.03809167" calcext:value-type="float">
            <text:p>0.03809167</text:p>
          </table:table-cell>
          <table:table-cell office:value-type="float" office:value="0.02717917" calcext:value-type="float">
            <text:p>0.02717917</text:p>
          </table:table-cell>
          <table:table-cell office:value-type="float" office:value="0.02415947" calcext:value-type="float">
            <text:p>0.02415947</text:p>
          </table:table-cell>
          <table:table-cell office:value-type="float" office:value="0.02851636" calcext:value-type="float">
            <text:p>0.02851636</text:p>
          </table:table-cell>
          <table:table-cell office:value-type="float" office:value="0.03864005" calcext:value-type="float">
            <text:p>0.03864005</text:p>
          </table:table-cell>
          <table:table-cell office:value-type="float" office:value="0.004704299" calcext:value-type="float">
            <text:p>0.004704299</text:p>
          </table:table-cell>
          <table:table-cell office:value-type="float" office:value="0.003742262" calcext:value-type="float">
            <text:p>0.003742262</text:p>
          </table:table-cell>
          <table:table-cell office:value-type="float" office:value="0" calcext:value-type="float">
            <text:p>0</text:p>
          </table:table-cell>
          <table:table-cell office:value-type="float" office:value="52.43606" calcext:value-type="float">
            <text:p>52.43606</text:p>
          </table:table-cell>
          <table:table-cell office:value-type="float" office:value="19.27776" calcext:value-type="float">
            <text:p>19.27776</text:p>
          </table:table-cell>
          <table:table-cell office:value-type="float" office:value="11.78521" calcext:value-type="float">
            <text:p>11.78521</text:p>
          </table:table-cell>
          <table:table-cell office:value-type="float" office:value="8.144245" calcext:value-type="float">
            <text:p>8.144245</text:p>
          </table:table-cell>
          <table:table-cell office:value-type="float" office:value="5.457009" calcext:value-type="float">
            <text:p>5.457009</text:p>
          </table:table-cell>
          <table:table-cell office:value-type="float" office:value="1.940035" calcext:value-type="float">
            <text:p>1.940035</text:p>
          </table:table-cell>
          <table:table-cell office:value-type="float" office:value="0.5218753" calcext:value-type="float">
            <text:p>0.5218753</text:p>
          </table:table-cell>
          <table:table-cell office:value-type="float" office:value="0.5913519" calcext:value-type="float">
            <text:p>0.5913519</text:p>
          </table:table-cell>
          <table:table-cell office:value-type="float" office:value="0.4441773" calcext:value-type="float">
            <text:p>0.4441773</text:p>
          </table:table-cell>
          <table:table-cell office:value-type="float" office:value="0.2941242" calcext:value-type="float">
            <text:p>0.2941242</text:p>
          </table:table-cell>
          <table:table-cell office:value-type="float" office:value="0.1951173" calcext:value-type="float">
            <text:p>0.1951173</text:p>
          </table:table-cell>
          <table:table-cell office:value-type="float" office:value="0.3066246" calcext:value-type="float">
            <text:p>0.3066246</text:p>
          </table:table-cell>
          <table:table-cell office:value-type="float" office:value="0.3098247" calcext:value-type="float">
            <text:p>0.3098247</text:p>
          </table:table-cell>
          <table:table-cell office:value-type="float" office:value="0.3464557" calcext:value-type="float">
            <text:p>0.3464557</text:p>
          </table:table-cell>
          <table:table-cell office:value-type="float" office:value="0" calcext:value-type="float">
            <text:p>0</text:p>
          </table:table-cell>
          <table:table-cell office:value-type="float" office:value="1902.075" calcext:value-type="float">
            <text:p>1902.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98108" calcext:value-type="float">
            <text:p>0.5698108</text:p>
          </table:table-cell>
          <table:table-cell office:value-type="float" office:value="0" calcext:value-type="float">
            <text:p>0</text:p>
          </table:table-cell>
          <table:table-cell office:value-type="float" office:value="-0.0002445196" calcext:value-type="float">
            <text:p>-0.00024451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7" calcext:value-type="float">
            <text:p>16022007</text:p>
          </table:table-cell>
          <table:table-cell office:value-type="float" office:value="34.85019" calcext:value-type="float">
            <text:p>34.85019</text:p>
          </table:table-cell>
          <table:table-cell office:value-type="float" office:value="1101.104" calcext:value-type="float">
            <text:p>1101.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0458" calcext:value-type="float">
            <text:p>0.4190458</text:p>
          </table:table-cell>
          <table:table-cell office:value-type="float" office:value="4.213116" calcext:value-type="float">
            <text:p>4.213116</text:p>
          </table:table-cell>
          <table:table-cell office:value-type="float" office:value="0" calcext:value-type="float">
            <text:p>0</text:p>
          </table:table-cell>
          <table:table-cell office:value-type="float" office:value="0.000002362664" calcext:value-type="float">
            <text:p>2.362664E-06</text:p>
          </table:table-cell>
          <table:table-cell office:value-type="float" office:value="0" calcext:value-type="float">
            <text:p>0</text:p>
          </table:table-cell>
          <table:table-cell office:value-type="float" office:value="-0.006278514" calcext:value-type="float">
            <text:p>-0.006278514</text:p>
          </table:table-cell>
          <table:table-cell office:value-type="float" office:value="-0.002197583" calcext:value-type="float">
            <text:p>-0.002197583</text:p>
          </table:table-cell>
          <table:table-cell office:value-type="float" office:value="0.0003301704" calcext:value-type="float">
            <text:p>0.0003301704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09163" calcext:value-type="float">
            <text:p>25.09163</text:p>
          </table:table-cell>
          <table:table-cell office:value-type="float" office:value="0.256972" calcext:value-type="float">
            <text:p>0.256972</text:p>
          </table:table-cell>
          <table:table-cell office:value-type="float" office:value="0.1593095" calcext:value-type="float">
            <text:p>0.1593095</text:p>
          </table:table-cell>
          <table:table-cell office:value-type="float" office:value="0.1687835" calcext:value-type="float">
            <text:p>0.1687835</text:p>
          </table:table-cell>
          <table:table-cell office:value-type="float" office:value="0.08134376" calcext:value-type="float">
            <text:p>0.08134376</text:p>
          </table:table-cell>
          <table:table-cell office:value-type="float" office:value="0.08075082" calcext:value-type="float">
            <text:p>0.08075082</text:p>
          </table:table-cell>
          <table:table-cell office:value-type="float" office:value="0.03787753" calcext:value-type="float">
            <text:p>0.03787753</text:p>
          </table:table-cell>
          <table:table-cell office:value-type="float" office:value="0.02749554" calcext:value-type="float">
            <text:p>0.02749554</text:p>
          </table:table-cell>
          <table:table-cell office:value-type="float" office:value="0.03812625" calcext:value-type="float">
            <text:p>0.03812625</text:p>
          </table:table-cell>
          <table:table-cell office:value-type="float" office:value="0.02722682" calcext:value-type="float">
            <text:p>0.02722682</text:p>
          </table:table-cell>
          <table:table-cell office:value-type="float" office:value="0.02418568" calcext:value-type="float">
            <text:p>0.02418568</text:p>
          </table:table-cell>
          <table:table-cell office:value-type="float" office:value="0.02852187" calcext:value-type="float">
            <text:p>0.02852187</text:p>
          </table:table-cell>
          <table:table-cell office:value-type="float" office:value="0.03860842" calcext:value-type="float">
            <text:p>0.03860842</text:p>
          </table:table-cell>
          <table:table-cell office:value-type="float" office:value="0.004704561" calcext:value-type="float">
            <text:p>0.004704561</text:p>
          </table:table-cell>
          <table:table-cell office:value-type="float" office:value="0.003741434" calcext:value-type="float">
            <text:p>0.003741434</text:p>
          </table:table-cell>
          <table:table-cell office:value-type="float" office:value="0" calcext:value-type="float">
            <text:p>0</text:p>
          </table:table-cell>
          <table:table-cell office:value-type="float" office:value="53.18433" calcext:value-type="float">
            <text:p>53.18433</text:p>
          </table:table-cell>
          <table:table-cell office:value-type="float" office:value="19.47429" calcext:value-type="float">
            <text:p>19.47429</text:p>
          </table:table-cell>
          <table:table-cell office:value-type="float" office:value="11.88085" calcext:value-type="float">
            <text:p>11.88085</text:p>
          </table:table-cell>
          <table:table-cell office:value-type="float" office:value="8.098536" calcext:value-type="float">
            <text:p>8.098536</text:p>
          </table:table-cell>
          <table:table-cell office:value-type="float" office:value="5.424316" calcext:value-type="float">
            <text:p>5.424316</text:p>
          </table:table-cell>
          <table:table-cell office:value-type="float" office:value="1.934064" calcext:value-type="float">
            <text:p>1.934064</text:p>
          </table:table-cell>
          <table:table-cell office:value-type="float" office:value="0.527032" calcext:value-type="float">
            <text:p>0.527032</text:p>
          </table:table-cell>
          <table:table-cell office:value-type="float" office:value="0.5919416" calcext:value-type="float">
            <text:p>0.5919416</text:p>
          </table:table-cell>
          <table:table-cell office:value-type="float" office:value="0.4452697" calcext:value-type="float">
            <text:p>0.4452697</text:p>
          </table:table-cell>
          <table:table-cell office:value-type="float" office:value="0.2950532" calcext:value-type="float">
            <text:p>0.2950532</text:p>
          </table:table-cell>
          <table:table-cell office:value-type="float" office:value="0.1959038" calcext:value-type="float">
            <text:p>0.1959038</text:p>
          </table:table-cell>
          <table:table-cell office:value-type="float" office:value="0.3074635" calcext:value-type="float">
            <text:p>0.3074635</text:p>
          </table:table-cell>
          <table:table-cell office:value-type="float" office:value="0.3095952" calcext:value-type="float">
            <text:p>0.3095952</text:p>
          </table:table-cell>
          <table:table-cell office:value-type="float" office:value="0.3464568" calcext:value-type="float">
            <text:p>0.3464568</text:p>
          </table:table-cell>
          <table:table-cell office:value-type="float" office:value="0" calcext:value-type="float">
            <text:p>0</text:p>
          </table:table-cell>
          <table:table-cell office:value-type="float" office:value="1905.385" calcext:value-type="float">
            <text:p>1905.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44602" calcext:value-type="float">
            <text:p>0.5844602</text:p>
          </table:table-cell>
          <table:table-cell office:value-type="float" office:value="0" calcext:value-type="float">
            <text:p>0</text:p>
          </table:table-cell>
          <table:table-cell office:value-type="float" office:value="-0.0002479447" calcext:value-type="float">
            <text:p>-0.00024794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7" calcext:value-type="float">
            <text:p>17022007</text:p>
          </table:table-cell>
          <table:table-cell office:value-type="float" office:value="34.82946" calcext:value-type="float">
            <text:p>34.82946</text:p>
          </table:table-cell>
          <table:table-cell office:value-type="float" office:value="1101.109" calcext:value-type="float">
            <text:p>1101.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5551" calcext:value-type="float">
            <text:p>0.4195551</text:p>
          </table:table-cell>
          <table:table-cell office:value-type="float" office:value="4.227035" calcext:value-type="float">
            <text:p>4.227035</text:p>
          </table:table-cell>
          <table:table-cell office:value-type="float" office:value="0" calcext:value-type="float">
            <text:p>0</text:p>
          </table:table-cell>
          <table:table-cell office:value-type="float" office:value="0.000002368506" calcext:value-type="float">
            <text:p>2.368506E-06</text:p>
          </table:table-cell>
          <table:table-cell office:value-type="float" office:value="0" calcext:value-type="float">
            <text:p>0</text:p>
          </table:table-cell>
          <table:table-cell office:value-type="float" office:value="-0.006278035" calcext:value-type="float">
            <text:p>-0.006278035</text:p>
          </table:table-cell>
          <table:table-cell office:value-type="float" office:value="-0.002217269" calcext:value-type="float">
            <text:p>-0.002217269</text:p>
          </table:table-cell>
          <table:table-cell office:value-type="float" office:value="0.0003371825" calcext:value-type="float">
            <text:p>0.0003371825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05949" calcext:value-type="float">
            <text:p>25.05949</text:p>
          </table:table-cell>
          <table:table-cell office:value-type="float" office:value="0.2588331" calcext:value-type="float">
            <text:p>0.2588331</text:p>
          </table:table-cell>
          <table:table-cell office:value-type="float" office:value="0.1615214" calcext:value-type="float">
            <text:p>0.1615214</text:p>
          </table:table-cell>
          <table:table-cell office:value-type="float" office:value="0.1694781" calcext:value-type="float">
            <text:p>0.1694781</text:p>
          </table:table-cell>
          <table:table-cell office:value-type="float" office:value="0.08145831" calcext:value-type="float">
            <text:p>0.08145831</text:p>
          </table:table-cell>
          <table:table-cell office:value-type="float" office:value="0.08087098" calcext:value-type="float">
            <text:p>0.08087098</text:p>
          </table:table-cell>
          <table:table-cell office:value-type="float" office:value="0.03788934" calcext:value-type="float">
            <text:p>0.03788934</text:p>
          </table:table-cell>
          <table:table-cell office:value-type="float" office:value="0.0276008" calcext:value-type="float">
            <text:p>0.0276008</text:p>
          </table:table-cell>
          <table:table-cell office:value-type="float" office:value="0.03816233" calcext:value-type="float">
            <text:p>0.03816233</text:p>
          </table:table-cell>
          <table:table-cell office:value-type="float" office:value="0.02727311" calcext:value-type="float">
            <text:p>0.02727311</text:p>
          </table:table-cell>
          <table:table-cell office:value-type="float" office:value="0.02421159" calcext:value-type="float">
            <text:p>0.02421159</text:p>
          </table:table-cell>
          <table:table-cell office:value-type="float" office:value="0.028527" calcext:value-type="float">
            <text:p>0.028527</text:p>
          </table:table-cell>
          <table:table-cell office:value-type="float" office:value="0.03857762" calcext:value-type="float">
            <text:p>0.03857762</text:p>
          </table:table-cell>
          <table:table-cell office:value-type="float" office:value="0.004704801" calcext:value-type="float">
            <text:p>0.004704801</text:p>
          </table:table-cell>
          <table:table-cell office:value-type="float" office:value="0.003740591" calcext:value-type="float">
            <text:p>0.003740591</text:p>
          </table:table-cell>
          <table:table-cell office:value-type="float" office:value="0" calcext:value-type="float">
            <text:p>0</text:p>
          </table:table-cell>
          <table:table-cell office:value-type="float" office:value="54.02558" calcext:value-type="float">
            <text:p>54.02558</text:p>
          </table:table-cell>
          <table:table-cell office:value-type="float" office:value="19.66763" calcext:value-type="float">
            <text:p>19.66763</text:p>
          </table:table-cell>
          <table:table-cell office:value-type="float" office:value="12.01433" calcext:value-type="float">
            <text:p>12.01433</text:p>
          </table:table-cell>
          <table:table-cell office:value-type="float" office:value="8.058918" calcext:value-type="float">
            <text:p>8.058918</text:p>
          </table:table-cell>
          <table:table-cell office:value-type="float" office:value="5.394682" calcext:value-type="float">
            <text:p>5.394682</text:p>
          </table:table-cell>
          <table:table-cell office:value-type="float" office:value="1.927914" calcext:value-type="float">
            <text:p>1.927914</text:p>
          </table:table-cell>
          <table:table-cell office:value-type="float" office:value="0.5321376" calcext:value-type="float">
            <text:p>0.5321376</text:p>
          </table:table-cell>
          <table:table-cell office:value-type="float" office:value="0.5925716" calcext:value-type="float">
            <text:p>0.5925716</text:p>
          </table:table-cell>
          <table:table-cell office:value-type="float" office:value="0.4462894" calcext:value-type="float">
            <text:p>0.4462894</text:p>
          </table:table-cell>
          <table:table-cell office:value-type="float" office:value="0.295957" calcext:value-type="float">
            <text:p>0.295957</text:p>
          </table:table-cell>
          <table:table-cell office:value-type="float" office:value="0.1966808" calcext:value-type="float">
            <text:p>0.1966808</text:p>
          </table:table-cell>
          <table:table-cell office:value-type="float" office:value="0.3082907" calcext:value-type="float">
            <text:p>0.3082907</text:p>
          </table:table-cell>
          <table:table-cell office:value-type="float" office:value="0.3093743" calcext:value-type="float">
            <text:p>0.3093743</text:p>
          </table:table-cell>
          <table:table-cell office:value-type="float" office:value="0.3464574" calcext:value-type="float">
            <text:p>0.3464574</text:p>
          </table:table-cell>
          <table:table-cell office:value-type="float" office:value="0" calcext:value-type="float">
            <text:p>0</text:p>
          </table:table-cell>
          <table:table-cell office:value-type="float" office:value="1908.489" calcext:value-type="float">
            <text:p>1908.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89293" calcext:value-type="float">
            <text:p>0.5989293</text:p>
          </table:table-cell>
          <table:table-cell office:value-type="float" office:value="0" calcext:value-type="float">
            <text:p>0</text:p>
          </table:table-cell>
          <table:table-cell office:value-type="float" office:value="-0.0002512952" calcext:value-type="float">
            <text:p>-0.00025129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7" calcext:value-type="float">
            <text:p>18022007</text:p>
          </table:table-cell>
          <table:table-cell office:value-type="float" office:value="34.80769" calcext:value-type="float">
            <text:p>34.80769</text:p>
          </table:table-cell>
          <table:table-cell office:value-type="float" office:value="1101.114" calcext:value-type="float">
            <text:p>1101.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7432" calcext:value-type="float">
            <text:p>0.4197432</text:p>
          </table:table-cell>
          <table:table-cell office:value-type="float" office:value="4.242091" calcext:value-type="float">
            <text:p>4.242091</text:p>
          </table:table-cell>
          <table:table-cell office:value-type="float" office:value="0" calcext:value-type="float">
            <text:p>0</text:p>
          </table:table-cell>
          <table:table-cell office:value-type="float" office:value="0.000002393608" calcext:value-type="float">
            <text:p>2.393608E-06</text:p>
          </table:table-cell>
          <table:table-cell office:value-type="float" office:value="0" calcext:value-type="float">
            <text:p>0</text:p>
          </table:table-cell>
          <table:table-cell office:value-type="float" office:value="-0.006562018" calcext:value-type="float">
            <text:p>-0.006562018</text:p>
          </table:table-cell>
          <table:table-cell office:value-type="float" office:value="-0.002240646" calcext:value-type="float">
            <text:p>-0.002240646</text:p>
          </table:table-cell>
          <table:table-cell office:value-type="float" office:value="0.0003443376" calcext:value-type="float">
            <text:p>0.0003443376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5.02584" calcext:value-type="float">
            <text:p>25.02584</text:p>
          </table:table-cell>
          <table:table-cell office:value-type="float" office:value="0.2583801" calcext:value-type="float">
            <text:p>0.2583801</text:p>
          </table:table-cell>
          <table:table-cell office:value-type="float" office:value="0.1638868" calcext:value-type="float">
            <text:p>0.1638868</text:p>
          </table:table-cell>
          <table:table-cell office:value-type="float" office:value="0.1695943" calcext:value-type="float">
            <text:p>0.1695943</text:p>
          </table:table-cell>
          <table:table-cell office:value-type="float" office:value="0.08135574" calcext:value-type="float">
            <text:p>0.08135574</text:p>
          </table:table-cell>
          <table:table-cell office:value-type="float" office:value="0.08080289" calcext:value-type="float">
            <text:p>0.08080289</text:p>
          </table:table-cell>
          <table:table-cell office:value-type="float" office:value="0.03787301" calcext:value-type="float">
            <text:p>0.03787301</text:p>
          </table:table-cell>
          <table:table-cell office:value-type="float" office:value="0.02766836" calcext:value-type="float">
            <text:p>0.02766836</text:p>
          </table:table-cell>
          <table:table-cell office:value-type="float" office:value="0.03819912" calcext:value-type="float">
            <text:p>0.03819912</text:p>
          </table:table-cell>
          <table:table-cell office:value-type="float" office:value="0.02731802" calcext:value-type="float">
            <text:p>0.02731802</text:p>
          </table:table-cell>
          <table:table-cell office:value-type="float" office:value="0.02423719" calcext:value-type="float">
            <text:p>0.02423719</text:p>
          </table:table-cell>
          <table:table-cell office:value-type="float" office:value="0.02853146" calcext:value-type="float">
            <text:p>0.02853146</text:p>
          </table:table-cell>
          <table:table-cell office:value-type="float" office:value="0.03854696" calcext:value-type="float">
            <text:p>0.03854696</text:p>
          </table:table-cell>
          <table:table-cell office:value-type="float" office:value="0.00472699" calcext:value-type="float">
            <text:p>0.00472699</text:p>
          </table:table-cell>
          <table:table-cell office:value-type="float" office:value="0.003718209" calcext:value-type="float">
            <text:p>0.003718209</text:p>
          </table:table-cell>
          <table:table-cell office:value-type="float" office:value="0" calcext:value-type="float">
            <text:p>0</text:p>
          </table:table-cell>
          <table:table-cell office:value-type="float" office:value="53.86649" calcext:value-type="float">
            <text:p>53.86649</text:p>
          </table:table-cell>
          <table:table-cell office:value-type="float" office:value="19.99988" calcext:value-type="float">
            <text:p>19.99988</text:p>
          </table:table-cell>
          <table:table-cell office:value-type="float" office:value="12.19412" calcext:value-type="float">
            <text:p>12.19412</text:p>
          </table:table-cell>
          <table:table-cell office:value-type="float" office:value="7.990743" calcext:value-type="float">
            <text:p>7.990743</text:p>
          </table:table-cell>
          <table:table-cell office:value-type="float" office:value="5.362182" calcext:value-type="float">
            <text:p>5.362182</text:p>
          </table:table-cell>
          <table:table-cell office:value-type="float" office:value="1.921857" calcext:value-type="float">
            <text:p>1.921857</text:p>
          </table:table-cell>
          <table:table-cell office:value-type="float" office:value="0.536837" calcext:value-type="float">
            <text:p>0.536837</text:p>
          </table:table-cell>
          <table:table-cell office:value-type="float" office:value="0.593298" calcext:value-type="float">
            <text:p>0.593298</text:p>
          </table:table-cell>
          <table:table-cell office:value-type="float" office:value="0.4472477" calcext:value-type="float">
            <text:p>0.4472477</text:p>
          </table:table-cell>
          <table:table-cell office:value-type="float" office:value="0.2968355" calcext:value-type="float">
            <text:p>0.2968355</text:p>
          </table:table-cell>
          <table:table-cell office:value-type="float" office:value="0.1974497" calcext:value-type="float">
            <text:p>0.1974497</text:p>
          </table:table-cell>
          <table:table-cell office:value-type="float" office:value="0.3092776" calcext:value-type="float">
            <text:p>0.3092776</text:p>
          </table:table-cell>
          <table:table-cell office:value-type="float" office:value="0.319867" calcext:value-type="float">
            <text:p>0.319867</text:p>
          </table:table-cell>
          <table:table-cell office:value-type="float" office:value="0.3360979" calcext:value-type="float">
            <text:p>0.3360979</text:p>
          </table:table-cell>
          <table:table-cell office:value-type="float" office:value="0" calcext:value-type="float">
            <text:p>0</text:p>
          </table:table-cell>
          <table:table-cell office:value-type="float" office:value="1910.434" calcext:value-type="float">
            <text:p>1910.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39129" calcext:value-type="float">
            <text:p>0.6139129</text:p>
          </table:table-cell>
          <table:table-cell office:value-type="float" office:value="0" calcext:value-type="float">
            <text:p>0</text:p>
          </table:table-cell>
          <table:table-cell office:value-type="float" office:value="-0.000254608" calcext:value-type="float">
            <text:p>-0.0002546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7" calcext:value-type="float">
            <text:p>19022007</text:p>
          </table:table-cell>
          <table:table-cell office:value-type="float" office:value="34.78473" calcext:value-type="float">
            <text:p>34.78473</text:p>
          </table:table-cell>
          <table:table-cell office:value-type="float" office:value="1101.121" calcext:value-type="float">
            <text:p>1101.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8759" calcext:value-type="float">
            <text:p>0.418759</text:p>
          </table:table-cell>
          <table:table-cell office:value-type="float" office:value="4.2591" calcext:value-type="float">
            <text:p>4.2591</text:p>
          </table:table-cell>
          <table:table-cell office:value-type="float" office:value="0" calcext:value-type="float">
            <text:p>0</text:p>
          </table:table-cell>
          <table:table-cell office:value-type="float" office:value="0.000002496811" calcext:value-type="float">
            <text:p>2.496811E-06</text:p>
          </table:table-cell>
          <table:table-cell office:value-type="float" office:value="0" calcext:value-type="float">
            <text:p>0</text:p>
          </table:table-cell>
          <table:table-cell office:value-type="float" office:value="-0.007436642" calcext:value-type="float">
            <text:p>-0.007436642</text:p>
          </table:table-cell>
          <table:table-cell office:value-type="float" office:value="-0.002267325" calcext:value-type="float">
            <text:p>-0.002267325</text:p>
          </table:table-cell>
          <table:table-cell office:value-type="float" office:value="0.0003510716" calcext:value-type="float">
            <text:p>0.0003510716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99175" calcext:value-type="float">
            <text:p>24.99175</text:p>
          </table:table-cell>
          <table:table-cell office:value-type="float" office:value="0.2638684" calcext:value-type="float">
            <text:p>0.2638684</text:p>
          </table:table-cell>
          <table:table-cell office:value-type="float" office:value="0.1638703" calcext:value-type="float">
            <text:p>0.1638703</text:p>
          </table:table-cell>
          <table:table-cell office:value-type="float" office:value="0.1689449" calcext:value-type="float">
            <text:p>0.1689449</text:p>
          </table:table-cell>
          <table:table-cell office:value-type="float" office:value="0.08108803" calcext:value-type="float">
            <text:p>0.08108803</text:p>
          </table:table-cell>
          <table:table-cell office:value-type="float" office:value="0.08057193" calcext:value-type="float">
            <text:p>0.08057193</text:p>
          </table:table-cell>
          <table:table-cell office:value-type="float" office:value="0.03787548" calcext:value-type="float">
            <text:p>0.03787548</text:p>
          </table:table-cell>
          <table:table-cell office:value-type="float" office:value="0.02755994" calcext:value-type="float">
            <text:p>0.02755994</text:p>
          </table:table-cell>
          <table:table-cell office:value-type="float" office:value="0.03826396" calcext:value-type="float">
            <text:p>0.03826396</text:p>
          </table:table-cell>
          <table:table-cell office:value-type="float" office:value="0.02736186" calcext:value-type="float">
            <text:p>0.02736186</text:p>
          </table:table-cell>
          <table:table-cell office:value-type="float" office:value="0.02426203" calcext:value-type="float">
            <text:p>0.02426203</text:p>
          </table:table-cell>
          <table:table-cell office:value-type="float" office:value="0.02853637" calcext:value-type="float">
            <text:p>0.02853637</text:p>
          </table:table-cell>
          <table:table-cell office:value-type="float" office:value="0.03851792" calcext:value-type="float">
            <text:p>0.03851792</text:p>
          </table:table-cell>
          <table:table-cell office:value-type="float" office:value="0.004720828" calcext:value-type="float">
            <text:p>0.004720828</text:p>
          </table:table-cell>
          <table:table-cell office:value-type="float" office:value="0.003724947" calcext:value-type="float">
            <text:p>0.003724947</text:p>
          </table:table-cell>
          <table:table-cell office:value-type="float" office:value="0" calcext:value-type="float">
            <text:p>0</text:p>
          </table:table-cell>
          <table:table-cell office:value-type="float" office:value="43.71342" calcext:value-type="float">
            <text:p>43.71342</text:p>
          </table:table-cell>
          <table:table-cell office:value-type="float" office:value="20.68296" calcext:value-type="float">
            <text:p>20.68296</text:p>
          </table:table-cell>
          <table:table-cell office:value-type="float" office:value="12.30992" calcext:value-type="float">
            <text:p>12.30992</text:p>
          </table:table-cell>
          <table:table-cell office:value-type="float" office:value="7.946443" calcext:value-type="float">
            <text:p>7.946443</text:p>
          </table:table-cell>
          <table:table-cell office:value-type="float" office:value="5.339439" calcext:value-type="float">
            <text:p>5.339439</text:p>
          </table:table-cell>
          <table:table-cell office:value-type="float" office:value="1.917784" calcext:value-type="float">
            <text:p>1.917784</text:p>
          </table:table-cell>
          <table:table-cell office:value-type="float" office:value="0.5337538" calcext:value-type="float">
            <text:p>0.5337538</text:p>
          </table:table-cell>
          <table:table-cell office:value-type="float" office:value="0.5955209" calcext:value-type="float">
            <text:p>0.5955209</text:p>
          </table:table-cell>
          <table:table-cell office:value-type="float" office:value="0.4482068" calcext:value-type="float">
            <text:p>0.4482068</text:p>
          </table:table-cell>
          <table:table-cell office:value-type="float" office:value="0.2976896" calcext:value-type="float">
            <text:p>0.2976896</text:p>
          </table:table-cell>
          <table:table-cell office:value-type="float" office:value="0.1982355" calcext:value-type="float">
            <text:p>0.1982355</text:p>
          </table:table-cell>
          <table:table-cell office:value-type="float" office:value="0.3105114" calcext:value-type="float">
            <text:p>0.3105114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3400219" calcext:value-type="float">
            <text:p>0.3400219</text:p>
          </table:table-cell>
          <table:table-cell office:value-type="float" office:value="0" calcext:value-type="float">
            <text:p>0</text:p>
          </table:table-cell>
          <table:table-cell office:value-type="float" office:value="1906.486" calcext:value-type="float">
            <text:p>1906.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90979" calcext:value-type="float">
            <text:p>0.6290979</text:p>
          </table:table-cell>
          <table:table-cell office:value-type="float" office:value="0" calcext:value-type="float">
            <text:p>0</text:p>
          </table:table-cell>
          <table:table-cell office:value-type="float" office:value="-0.0002579265" calcext:value-type="float">
            <text:p>-0.00025792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7" calcext:value-type="float">
            <text:p>20022007</text:p>
          </table:table-cell>
          <table:table-cell office:value-type="float" office:value="34.76158" calcext:value-type="float">
            <text:p>34.76158</text:p>
          </table:table-cell>
          <table:table-cell office:value-type="float" office:value="1101.127" calcext:value-type="float">
            <text:p>1101.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82076" calcext:value-type="float">
            <text:p>0.4182076</text:p>
          </table:table-cell>
          <table:table-cell office:value-type="float" office:value="4.275975" calcext:value-type="float">
            <text:p>4.275975</text:p>
          </table:table-cell>
          <table:table-cell office:value-type="float" office:value="0" calcext:value-type="float">
            <text:p>0</text:p>
          </table:table-cell>
          <table:table-cell office:value-type="float" office:value="0.000002505951" calcext:value-type="float">
            <text:p>2.505951E-06</text:p>
          </table:table-cell>
          <table:table-cell office:value-type="float" office:value="0" calcext:value-type="float">
            <text:p>0</text:p>
          </table:table-cell>
          <table:table-cell office:value-type="float" office:value="-0.008267449" calcext:value-type="float">
            <text:p>-0.008267449</text:p>
          </table:table-cell>
          <table:table-cell office:value-type="float" office:value="-0.002293863" calcext:value-type="float">
            <text:p>-0.002293863</text:p>
          </table:table-cell>
          <table:table-cell office:value-type="float" office:value="0.0003576552" calcext:value-type="float">
            <text:p>0.0003576552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9569" calcext:value-type="float">
            <text:p>24.9569</text:p>
          </table:table-cell>
          <table:table-cell office:value-type="float" office:value="0.2614536" calcext:value-type="float">
            <text:p>0.2614536</text:p>
          </table:table-cell>
          <table:table-cell office:value-type="float" office:value="0.1626342" calcext:value-type="float">
            <text:p>0.1626342</text:p>
          </table:table-cell>
          <table:table-cell office:value-type="float" office:value="0.1685111" calcext:value-type="float">
            <text:p>0.1685111</text:p>
          </table:table-cell>
          <table:table-cell office:value-type="float" office:value="0.08093879" calcext:value-type="float">
            <text:p>0.08093879</text:p>
          </table:table-cell>
          <table:table-cell office:value-type="float" office:value="0.08042728" calcext:value-type="float">
            <text:p>0.08042728</text:p>
          </table:table-cell>
          <table:table-cell office:value-type="float" office:value="0.03788207" calcext:value-type="float">
            <text:p>0.03788207</text:p>
          </table:table-cell>
          <table:table-cell office:value-type="float" office:value="0.02746167" calcext:value-type="float">
            <text:p>0.02746167</text:p>
          </table:table-cell>
          <table:table-cell office:value-type="float" office:value="0.0383246" calcext:value-type="float">
            <text:p>0.0383246</text:p>
          </table:table-cell>
          <table:table-cell office:value-type="float" office:value="0.02740748" calcext:value-type="float">
            <text:p>0.02740748</text:p>
          </table:table-cell>
          <table:table-cell office:value-type="float" office:value="0.02428692" calcext:value-type="float">
            <text:p>0.02428692</text:p>
          </table:table-cell>
          <table:table-cell office:value-type="float" office:value="0.02854299" calcext:value-type="float">
            <text:p>0.02854299</text:p>
          </table:table-cell>
          <table:table-cell office:value-type="float" office:value="0.03848873" calcext:value-type="float">
            <text:p>0.03848873</text:p>
          </table:table-cell>
          <table:table-cell office:value-type="float" office:value="0.004714962" calcext:value-type="float">
            <text:p>0.004714962</text:p>
          </table:table-cell>
          <table:table-cell office:value-type="float" office:value="0.00373121" calcext:value-type="float">
            <text:p>0.00373121</text:p>
          </table:table-cell>
          <table:table-cell office:value-type="float" office:value="0" calcext:value-type="float">
            <text:p>0</text:p>
          </table:table-cell>
          <table:table-cell office:value-type="float" office:value="49.93669" calcext:value-type="float">
            <text:p>49.93669</text:p>
          </table:table-cell>
          <table:table-cell office:value-type="float" office:value="20.91204" calcext:value-type="float">
            <text:p>20.91204</text:p>
          </table:table-cell>
          <table:table-cell office:value-type="float" office:value="12.3703" calcext:value-type="float">
            <text:p>12.3703</text:p>
          </table:table-cell>
          <table:table-cell office:value-type="float" office:value="7.930363" calcext:value-type="float">
            <text:p>7.930363</text:p>
          </table:table-cell>
          <table:table-cell office:value-type="float" office:value="5.317798" calcext:value-type="float">
            <text:p>5.317798</text:p>
          </table:table-cell>
          <table:table-cell office:value-type="float" office:value="1.911583" calcext:value-type="float">
            <text:p>1.911583</text:p>
          </table:table-cell>
          <table:table-cell office:value-type="float" office:value="0.5296595" calcext:value-type="float">
            <text:p>0.5296595</text:p>
          </table:table-cell>
          <table:table-cell office:value-type="float" office:value="0.5975948" calcext:value-type="float">
            <text:p>0.5975948</text:p>
          </table:table-cell>
          <table:table-cell office:value-type="float" office:value="0.4493826" calcext:value-type="float">
            <text:p>0.4493826</text:p>
          </table:table-cell>
          <table:table-cell office:value-type="float" office:value="0.2985315" calcext:value-type="float">
            <text:p>0.2985315</text:p>
          </table:table-cell>
          <table:table-cell office:value-type="float" office:value="0.1991054" calcext:value-type="float">
            <text:p>0.1991054</text:p>
          </table:table-cell>
          <table:table-cell office:value-type="float" office:value="0.3116252" calcext:value-type="float">
            <text:p>0.3116252</text:p>
          </table:table-cell>
          <table:table-cell office:value-type="float" office:value="0.3141013" calcext:value-type="float">
            <text:p>0.3141013</text:p>
          </table:table-cell>
          <table:table-cell office:value-type="float" office:value="0.3437314" calcext:value-type="float">
            <text:p>0.3437314</text:p>
          </table:table-cell>
          <table:table-cell office:value-type="float" office:value="0" calcext:value-type="float">
            <text:p>0</text:p>
          </table:table-cell>
          <table:table-cell office:value-type="float" office:value="1905.611" calcext:value-type="float">
            <text:p>1905.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46269" calcext:value-type="float">
            <text:p>0.6446269</text:p>
          </table:table-cell>
          <table:table-cell office:value-type="float" office:value="0" calcext:value-type="float">
            <text:p>0</text:p>
          </table:table-cell>
          <table:table-cell office:value-type="float" office:value="-0.0002612411" calcext:value-type="float">
            <text:p>-0.00026124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7" calcext:value-type="float">
            <text:p>21022007</text:p>
          </table:table-cell>
          <table:table-cell office:value-type="float" office:value="34.73998" calcext:value-type="float">
            <text:p>34.73998</text:p>
          </table:table-cell>
          <table:table-cell office:value-type="float" office:value="1101.133" calcext:value-type="float">
            <text:p>1101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81559" calcext:value-type="float">
            <text:p>0.4181559</text:p>
          </table:table-cell>
          <table:table-cell office:value-type="float" office:value="4.29141" calcext:value-type="float">
            <text:p>4.29141</text:p>
          </table:table-cell>
          <table:table-cell office:value-type="float" office:value="0" calcext:value-type="float">
            <text:p>0</text:p>
          </table:table-cell>
          <table:table-cell office:value-type="float" office:value="0.00000251153" calcext:value-type="float">
            <text:p>2.51153E-06</text:p>
          </table:table-cell>
          <table:table-cell office:value-type="float" office:value="0" calcext:value-type="float">
            <text:p>0</text:p>
          </table:table-cell>
          <table:table-cell office:value-type="float" office:value="-0.008837225" calcext:value-type="float">
            <text:p>-0.008837225</text:p>
          </table:table-cell>
          <table:table-cell office:value-type="float" office:value="-0.002317753" calcext:value-type="float">
            <text:p>-0.002317753</text:p>
          </table:table-cell>
          <table:table-cell office:value-type="float" office:value="0.0003639636" calcext:value-type="float">
            <text:p>0.0003639636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92375" calcext:value-type="float">
            <text:p>24.92375</text:p>
          </table:table-cell>
          <table:table-cell office:value-type="float" office:value="0.2616426" calcext:value-type="float">
            <text:p>0.2616426</text:p>
          </table:table-cell>
          <table:table-cell office:value-type="float" office:value="0.1622609" calcext:value-type="float">
            <text:p>0.1622609</text:p>
          </table:table-cell>
          <table:table-cell office:value-type="float" office:value="0.1685177" calcext:value-type="float">
            <text:p>0.1685177</text:p>
          </table:table-cell>
          <table:table-cell office:value-type="float" office:value="0.08089392" calcext:value-type="float">
            <text:p>0.08089392</text:p>
          </table:table-cell>
          <table:table-cell office:value-type="float" office:value="0.0803906" calcext:value-type="float">
            <text:p>0.0803906</text:p>
          </table:table-cell>
          <table:table-cell office:value-type="float" office:value="0.03786891" calcext:value-type="float">
            <text:p>0.03786891</text:p>
          </table:table-cell>
          <table:table-cell office:value-type="float" office:value="0.0275065" calcext:value-type="float">
            <text:p>0.0275065</text:p>
          </table:table-cell>
          <table:table-cell office:value-type="float" office:value="0.03835797" calcext:value-type="float">
            <text:p>0.03835797</text:p>
          </table:table-cell>
          <table:table-cell office:value-type="float" office:value="0.02745234" calcext:value-type="float">
            <text:p>0.02745234</text:p>
          </table:table-cell>
          <table:table-cell office:value-type="float" office:value="0.02431203" calcext:value-type="float">
            <text:p>0.02431203</text:p>
          </table:table-cell>
          <table:table-cell office:value-type="float" office:value="0.02855041" calcext:value-type="float">
            <text:p>0.02855041</text:p>
          </table:table-cell>
          <table:table-cell office:value-type="float" office:value="0.03845977" calcext:value-type="float">
            <text:p>0.03845977</text:p>
          </table:table-cell>
          <table:table-cell office:value-type="float" office:value="0.004710898" calcext:value-type="float">
            <text:p>0.004710898</text:p>
          </table:table-cell>
          <table:table-cell office:value-type="float" office:value="0.003734825" calcext:value-type="float">
            <text:p>0.003734825</text:p>
          </table:table-cell>
          <table:table-cell office:value-type="float" office:value="0" calcext:value-type="float">
            <text:p>0</text:p>
          </table:table-cell>
          <table:table-cell office:value-type="float" office:value="52.83955" calcext:value-type="float">
            <text:p>52.83955</text:p>
          </table:table-cell>
          <table:table-cell office:value-type="float" office:value="21.06763" calcext:value-type="float">
            <text:p>21.06763</text:p>
          </table:table-cell>
          <table:table-cell office:value-type="float" office:value="12.44567" calcext:value-type="float">
            <text:p>12.44567</text:p>
          </table:table-cell>
          <table:table-cell office:value-type="float" office:value="7.913099" calcext:value-type="float">
            <text:p>7.913099</text:p>
          </table:table-cell>
          <table:table-cell office:value-type="float" office:value="5.293859" calcext:value-type="float">
            <text:p>5.293859</text:p>
          </table:table-cell>
          <table:table-cell office:value-type="float" office:value="1.904426" calcext:value-type="float">
            <text:p>1.904426</text:p>
          </table:table-cell>
          <table:table-cell office:value-type="float" office:value="0.5323848" calcext:value-type="float">
            <text:p>0.5323848</text:p>
          </table:table-cell>
          <table:table-cell office:value-type="float" office:value="0.5982858" calcext:value-type="float">
            <text:p>0.5982858</text:p>
          </table:table-cell>
          <table:table-cell office:value-type="float" office:value="0.4505422" calcext:value-type="float">
            <text:p>0.4505422</text:p>
          </table:table-cell>
          <table:table-cell office:value-type="float" office:value="0.2993693" calcext:value-type="float">
            <text:p>0.2993693</text:p>
          </table:table-cell>
          <table:table-cell office:value-type="float" office:value="0.2000216" calcext:value-type="float">
            <text:p>0.2000216</text:p>
          </table:table-cell>
          <table:table-cell office:value-type="float" office:value="0.3125153" calcext:value-type="float">
            <text:p>0.3125153</text:p>
          </table:table-cell>
          <table:table-cell office:value-type="float" office:value="0.3121638" calcext:value-type="float">
            <text:p>0.3121638</text:p>
          </table:table-cell>
          <table:table-cell office:value-type="float" office:value="0.3462386" calcext:value-type="float">
            <text:p>0.3462386</text:p>
          </table:table-cell>
          <table:table-cell office:value-type="float" office:value="0" calcext:value-type="float">
            <text:p>0</text:p>
          </table:table-cell>
          <table:table-cell office:value-type="float" office:value="1906.676" calcext:value-type="float">
            <text:p>1906.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94784" calcext:value-type="float">
            <text:p>0.6594784</text:p>
          </table:table-cell>
          <table:table-cell office:value-type="float" office:value="0" calcext:value-type="float">
            <text:p>0</text:p>
          </table:table-cell>
          <table:table-cell office:value-type="float" office:value="-0.000264498" calcext:value-type="float">
            <text:p>-0.0002644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7" calcext:value-type="float">
            <text:p>22022007</text:p>
          </table:table-cell>
          <table:table-cell office:value-type="float" office:value="34.71809" calcext:value-type="float">
            <text:p>34.71809</text:p>
          </table:table-cell>
          <table:table-cell office:value-type="float" office:value="1101.138" calcext:value-type="float">
            <text:p>1101.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75512" calcext:value-type="float">
            <text:p>0.4175512</text:p>
          </table:table-cell>
          <table:table-cell office:value-type="float" office:value="4.306755" calcext:value-type="float">
            <text:p>4.306755</text:p>
          </table:table-cell>
          <table:table-cell office:value-type="float" office:value="0" calcext:value-type="float">
            <text:p>0</text:p>
          </table:table-cell>
          <table:table-cell office:value-type="float" office:value="0.000002615183" calcext:value-type="float">
            <text:p>2.615183E-06</text:p>
          </table:table-cell>
          <table:table-cell office:value-type="float" office:value="0" calcext:value-type="float">
            <text:p>0</text:p>
          </table:table-cell>
          <table:table-cell office:value-type="float" office:value="-0.008828649" calcext:value-type="float">
            <text:p>-0.008828649</text:p>
          </table:table-cell>
          <table:table-cell office:value-type="float" office:value="-0.002341033" calcext:value-type="float">
            <text:p>-0.002341033</text:p>
          </table:table-cell>
          <table:table-cell office:value-type="float" office:value="0.0003702473" calcext:value-type="float">
            <text:p>0.0003702473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89093" calcext:value-type="float">
            <text:p>24.89093</text:p>
          </table:table-cell>
          <table:table-cell office:value-type="float" office:value="0.2611634" calcext:value-type="float">
            <text:p>0.2611634</text:p>
          </table:table-cell>
          <table:table-cell office:value-type="float" office:value="0.1629219" calcext:value-type="float">
            <text:p>0.1629219</text:p>
          </table:table-cell>
          <table:table-cell office:value-type="float" office:value="0.1682496" calcext:value-type="float">
            <text:p>0.1682496</text:p>
          </table:table-cell>
          <table:table-cell office:value-type="float" office:value="0.08080297" calcext:value-type="float">
            <text:p>0.08080297</text:p>
          </table:table-cell>
          <table:table-cell office:value-type="float" office:value="0.0803078" calcext:value-type="float">
            <text:p>0.0803078</text:p>
          </table:table-cell>
          <table:table-cell office:value-type="float" office:value="0.03789305" calcext:value-type="float">
            <text:p>0.03789305</text:p>
          </table:table-cell>
          <table:table-cell office:value-type="float" office:value="0.02743362" calcext:value-type="float">
            <text:p>0.02743362</text:p>
          </table:table-cell>
          <table:table-cell office:value-type="float" office:value="0.03841697" calcext:value-type="float">
            <text:p>0.03841697</text:p>
          </table:table-cell>
          <table:table-cell office:value-type="float" office:value="0.02749599" calcext:value-type="float">
            <text:p>0.02749599</text:p>
          </table:table-cell>
          <table:table-cell office:value-type="float" office:value="0.02433708" calcext:value-type="float">
            <text:p>0.02433708</text:p>
          </table:table-cell>
          <table:table-cell office:value-type="float" office:value="0.0285569" calcext:value-type="float">
            <text:p>0.0285569</text:p>
          </table:table-cell>
          <table:table-cell office:value-type="float" office:value="0.03843198" calcext:value-type="float">
            <text:p>0.03843198</text:p>
          </table:table-cell>
          <table:table-cell office:value-type="float" office:value="0.004711395" calcext:value-type="float">
            <text:p>0.004711395</text:p>
          </table:table-cell>
          <table:table-cell office:value-type="float" office:value="0.00373424" calcext:value-type="float">
            <text:p>0.00373424</text:p>
          </table:table-cell>
          <table:table-cell office:value-type="float" office:value="0" calcext:value-type="float">
            <text:p>0</text:p>
          </table:table-cell>
          <table:table-cell office:value-type="float" office:value="43.27719" calcext:value-type="float">
            <text:p>43.27719</text:p>
          </table:table-cell>
          <table:table-cell office:value-type="float" office:value="21.56931" calcext:value-type="float">
            <text:p>21.56931</text:p>
          </table:table-cell>
          <table:table-cell office:value-type="float" office:value="12.5626" calcext:value-type="float">
            <text:p>12.5626</text:p>
          </table:table-cell>
          <table:table-cell office:value-type="float" office:value="7.893112" calcext:value-type="float">
            <text:p>7.893112</text:p>
          </table:table-cell>
          <table:table-cell office:value-type="float" office:value="5.268731" calcext:value-type="float">
            <text:p>5.268731</text:p>
          </table:table-cell>
          <table:table-cell office:value-type="float" office:value="1.898647" calcext:value-type="float">
            <text:p>1.898647</text:p>
          </table:table-cell>
          <table:table-cell office:value-type="float" office:value="0.5296535" calcext:value-type="float">
            <text:p>0.5296535</text:p>
          </table:table-cell>
          <table:table-cell office:value-type="float" office:value="0.6001291" calcext:value-type="float">
            <text:p>0.6001291</text:p>
          </table:table-cell>
          <table:table-cell office:value-type="float" office:value="0.4516418" calcext:value-type="float">
            <text:p>0.4516418</text:p>
          </table:table-cell>
          <table:table-cell office:value-type="float" office:value="0.300196" calcext:value-type="float">
            <text:p>0.300196</text:p>
          </table:table-cell>
          <table:table-cell office:value-type="float" office:value="0.2009055" calcext:value-type="float">
            <text:p>0.2009055</text:p>
          </table:table-cell>
          <table:table-cell office:value-type="float" office:value="0.3133322" calcext:value-type="float">
            <text:p>0.3133322</text:p>
          </table:table-cell>
          <table:table-cell office:value-type="float" office:value="0.3118439" calcext:value-type="float">
            <text:p>0.3118439</text:p>
          </table:table-cell>
          <table:table-cell office:value-type="float" office:value="0.346241" calcext:value-type="float">
            <text:p>0.346241</text:p>
          </table:table-cell>
          <table:table-cell office:value-type="float" office:value="0" calcext:value-type="float">
            <text:p>0</text:p>
          </table:table-cell>
          <table:table-cell office:value-type="float" office:value="1904.598" calcext:value-type="float">
            <text:p>1904.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42773" calcext:value-type="float">
            <text:p>0.6742773</text:p>
          </table:table-cell>
          <table:table-cell office:value-type="float" office:value="0" calcext:value-type="float">
            <text:p>0</text:p>
          </table:table-cell>
          <table:table-cell office:value-type="float" office:value="-0.0002677189" calcext:value-type="float">
            <text:p>-0.00026771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7" calcext:value-type="float">
            <text:p>23022007</text:p>
          </table:table-cell>
          <table:table-cell office:value-type="float" office:value="34.6955" calcext:value-type="float">
            <text:p>34.6955</text:p>
          </table:table-cell>
          <table:table-cell office:value-type="float" office:value="1101.145" calcext:value-type="float">
            <text:p>1101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69916" calcext:value-type="float">
            <text:p>0.4169916</text:p>
          </table:table-cell>
          <table:table-cell office:value-type="float" office:value="4.322568" calcext:value-type="float">
            <text:p>4.322568</text:p>
          </table:table-cell>
          <table:table-cell office:value-type="float" office:value="0" calcext:value-type="float">
            <text:p>0</text:p>
          </table:table-cell>
          <table:table-cell office:value-type="float" office:value="0.000002664034" calcext:value-type="float">
            <text:p>2.664034E-06</text:p>
          </table:table-cell>
          <table:table-cell office:value-type="float" office:value="0" calcext:value-type="float">
            <text:p>0</text:p>
          </table:table-cell>
          <table:table-cell office:value-type="float" office:value="-0.008824691" calcext:value-type="float">
            <text:p>-0.008824691</text:p>
          </table:table-cell>
          <table:table-cell office:value-type="float" office:value="-0.00236517" calcext:value-type="float">
            <text:p>-0.00236517</text:p>
          </table:table-cell>
          <table:table-cell office:value-type="float" office:value="0.0003756222" calcext:value-type="float">
            <text:p>0.0003756222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85672" calcext:value-type="float">
            <text:p>24.85672</text:p>
          </table:table-cell>
          <table:table-cell office:value-type="float" office:value="0.2533458" calcext:value-type="float">
            <text:p>0.2533458</text:p>
          </table:table-cell>
          <table:table-cell office:value-type="float" office:value="0.1619036" calcext:value-type="float">
            <text:p>0.1619036</text:p>
          </table:table-cell>
          <table:table-cell office:value-type="float" office:value="0.1675998" calcext:value-type="float">
            <text:p>0.1675998</text:p>
          </table:table-cell>
          <table:table-cell office:value-type="float" office:value="0.08059968" calcext:value-type="float">
            <text:p>0.08059968</text:p>
          </table:table-cell>
          <table:table-cell office:value-type="float" office:value="0.08011896" calcext:value-type="float">
            <text:p>0.08011896</text:p>
          </table:table-cell>
          <table:table-cell office:value-type="float" office:value="0.03790608" calcext:value-type="float">
            <text:p>0.03790608</text:p>
          </table:table-cell>
          <table:table-cell office:value-type="float" office:value="0.02731366" calcext:value-type="float">
            <text:p>0.02731366</text:p>
          </table:table-cell>
          <table:table-cell office:value-type="float" office:value="0.03848062" calcext:value-type="float">
            <text:p>0.03848062</text:p>
          </table:table-cell>
          <table:table-cell office:value-type="float" office:value="0.02754093" calcext:value-type="float">
            <text:p>0.02754093</text:p>
          </table:table-cell>
          <table:table-cell office:value-type="float" office:value="0.02436213" calcext:value-type="float">
            <text:p>0.02436213</text:p>
          </table:table-cell>
          <table:table-cell office:value-type="float" office:value="0.0285626" calcext:value-type="float">
            <text:p>0.0285626</text:p>
          </table:table-cell>
          <table:table-cell office:value-type="float" office:value="0.03840518" calcext:value-type="float">
            <text:p>0.03840518</text:p>
          </table:table-cell>
          <table:table-cell office:value-type="float" office:value="0.004711908" calcext:value-type="float">
            <text:p>0.004711908</text:p>
          </table:table-cell>
          <table:table-cell office:value-type="float" office:value="0.003733755" calcext:value-type="float">
            <text:p>0.003733755</text:p>
          </table:table-cell>
          <table:table-cell office:value-type="float" office:value="0" calcext:value-type="float">
            <text:p>0</text:p>
          </table:table-cell>
          <table:table-cell office:value-type="float" office:value="46.26888" calcext:value-type="float">
            <text:p>46.26888</text:p>
          </table:table-cell>
          <table:table-cell office:value-type="float" office:value="21.88276" calcext:value-type="float">
            <text:p>21.88276</text:p>
          </table:table-cell>
          <table:table-cell office:value-type="float" office:value="12.66014" calcext:value-type="float">
            <text:p>12.66014</text:p>
          </table:table-cell>
          <table:table-cell office:value-type="float" office:value="7.878436" calcext:value-type="float">
            <text:p>7.878436</text:p>
          </table:table-cell>
          <table:table-cell office:value-type="float" office:value="5.246414" calcext:value-type="float">
            <text:p>5.246414</text:p>
          </table:table-cell>
          <table:table-cell office:value-type="float" office:value="1.891903" calcext:value-type="float">
            <text:p>1.891903</text:p>
          </table:table-cell>
          <table:table-cell office:value-type="float" office:value="0.5240842" calcext:value-type="float">
            <text:p>0.5240842</text:p>
          </table:table-cell>
          <table:table-cell office:value-type="float" office:value="0.6022633" calcext:value-type="float">
            <text:p>0.6022633</text:p>
          </table:table-cell>
          <table:table-cell office:value-type="float" office:value="0.4529023" calcext:value-type="float">
            <text:p>0.4529023</text:p>
          </table:table-cell>
          <table:table-cell office:value-type="float" office:value="0.3010152" calcext:value-type="float">
            <text:p>0.3010152</text:p>
          </table:table-cell>
          <table:table-cell office:value-type="float" office:value="0.2017584" calcext:value-type="float">
            <text:p>0.2017584</text:p>
          </table:table-cell>
          <table:table-cell office:value-type="float" office:value="0.314134" calcext:value-type="float">
            <text:p>0.314134</text:p>
          </table:table-cell>
          <table:table-cell office:value-type="float" office:value="0.3115648" calcext:value-type="float">
            <text:p>0.3115648</text:p>
          </table:table-cell>
          <table:table-cell office:value-type="float" office:value="0.3462417" calcext:value-type="float">
            <text:p>0.3462417</text:p>
          </table:table-cell>
          <table:table-cell office:value-type="float" office:value="0" calcext:value-type="float">
            <text:p>0</text:p>
          </table:table-cell>
          <table:table-cell office:value-type="float" office:value="1903.858" calcext:value-type="float">
            <text:p>1903.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95698" calcext:value-type="float">
            <text:p>0.6895698</text:p>
          </table:table-cell>
          <table:table-cell office:value-type="float" office:value="0" calcext:value-type="float">
            <text:p>0</text:p>
          </table:table-cell>
          <table:table-cell office:value-type="float" office:value="-0.0002709407" calcext:value-type="float">
            <text:p>-0.00027094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7" calcext:value-type="float">
            <text:p>24022007</text:p>
          </table:table-cell>
          <table:table-cell office:value-type="float" office:value="34.67207" calcext:value-type="float">
            <text:p>34.67207</text:p>
          </table:table-cell>
          <table:table-cell office:value-type="float" office:value="1101.151" calcext:value-type="float">
            <text:p>1101.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60151" calcext:value-type="float">
            <text:p>0.4160151</text:p>
          </table:table-cell>
          <table:table-cell office:value-type="float" office:value="4.339115" calcext:value-type="float">
            <text:p>4.339115</text:p>
          </table:table-cell>
          <table:table-cell office:value-type="float" office:value="0" calcext:value-type="float">
            <text:p>0</text:p>
          </table:table-cell>
          <table:table-cell office:value-type="float" office:value="0.000002671739" calcext:value-type="float">
            <text:p>2.671739E-06</text:p>
          </table:table-cell>
          <table:table-cell office:value-type="float" office:value="0" calcext:value-type="float">
            <text:p>0</text:p>
          </table:table-cell>
          <table:table-cell office:value-type="float" office:value="-0.008824067" calcext:value-type="float">
            <text:p>-0.008824067</text:p>
          </table:table-cell>
          <table:table-cell office:value-type="float" office:value="-0.002392041" calcext:value-type="float">
            <text:p>-0.002392041</text:p>
          </table:table-cell>
          <table:table-cell office:value-type="float" office:value="0.0003807403" calcext:value-type="float">
            <text:p>0.0003807403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82192" calcext:value-type="float">
            <text:p>24.82192</text:p>
          </table:table-cell>
          <table:table-cell office:value-type="float" office:value="0.255202" calcext:value-type="float">
            <text:p>0.255202</text:p>
          </table:table-cell>
          <table:table-cell office:value-type="float" office:value="0.1599982" calcext:value-type="float">
            <text:p>0.1599982</text:p>
          </table:table-cell>
          <table:table-cell office:value-type="float" office:value="0.1666888" calcext:value-type="float">
            <text:p>0.1666888</text:p>
          </table:table-cell>
          <table:table-cell office:value-type="float" office:value="0.08033627" calcext:value-type="float">
            <text:p>0.08033627</text:p>
          </table:table-cell>
          <table:table-cell office:value-type="float" office:value="0.07984633" calcext:value-type="float">
            <text:p>0.07984633</text:p>
          </table:table-cell>
          <table:table-cell office:value-type="float" office:value="0.03786076" calcext:value-type="float">
            <text:p>0.03786076</text:p>
          </table:table-cell>
          <table:table-cell office:value-type="float" office:value="0.02732326" calcext:value-type="float">
            <text:p>0.02732326</text:p>
          </table:table-cell>
          <table:table-cell office:value-type="float" office:value="0.03851584" calcext:value-type="float">
            <text:p>0.03851584</text:p>
          </table:table-cell>
          <table:table-cell office:value-type="float" office:value="0.02758536" calcext:value-type="float">
            <text:p>0.02758536</text:p>
          </table:table-cell>
          <table:table-cell office:value-type="float" office:value="0.02438715" calcext:value-type="float">
            <text:p>0.02438715</text:p>
          </table:table-cell>
          <table:table-cell office:value-type="float" office:value="0.02856816" calcext:value-type="float">
            <text:p>0.02856816</text:p>
          </table:table-cell>
          <table:table-cell office:value-type="float" office:value="0.03837933" calcext:value-type="float">
            <text:p>0.03837933</text:p>
          </table:table-cell>
          <table:table-cell office:value-type="float" office:value="0.004712466" calcext:value-type="float">
            <text:p>0.004712466</text:p>
          </table:table-cell>
          <table:table-cell office:value-type="float" office:value="0.003733482" calcext:value-type="float">
            <text:p>0.003733482</text:p>
          </table:table-cell>
          <table:table-cell office:value-type="float" office:value="0" calcext:value-type="float">
            <text:p>0</text:p>
          </table:table-cell>
          <table:table-cell office:value-type="float" office:value="51.62785" calcext:value-type="float">
            <text:p>51.62785</text:p>
          </table:table-cell>
          <table:table-cell office:value-type="float" office:value="22.11811" calcext:value-type="float">
            <text:p>22.11811</text:p>
          </table:table-cell>
          <table:table-cell office:value-type="float" office:value="12.71707" calcext:value-type="float">
            <text:p>12.71707</text:p>
          </table:table-cell>
          <table:table-cell office:value-type="float" office:value="7.871956" calcext:value-type="float">
            <text:p>7.871956</text:p>
          </table:table-cell>
          <table:table-cell office:value-type="float" office:value="5.223365" calcext:value-type="float">
            <text:p>5.223365</text:p>
          </table:table-cell>
          <table:table-cell office:value-type="float" office:value="1.884099" calcext:value-type="float">
            <text:p>1.884099</text:p>
          </table:table-cell>
          <table:table-cell office:value-type="float" office:value="0.5251579" calcext:value-type="float">
            <text:p>0.5251579</text:p>
          </table:table-cell>
          <table:table-cell office:value-type="float" office:value="0.6030558" calcext:value-type="float">
            <text:p>0.6030558</text:p>
          </table:table-cell>
          <table:table-cell office:value-type="float" office:value="0.4541613" calcext:value-type="float">
            <text:p>0.4541613</text:p>
          </table:table-cell>
          <table:table-cell office:value-type="float" office:value="0.3018284" calcext:value-type="float">
            <text:p>0.3018284</text:p>
          </table:table-cell>
          <table:table-cell office:value-type="float" office:value="0.2025832" calcext:value-type="float">
            <text:p>0.2025832</text:p>
          </table:table-cell>
          <table:table-cell office:value-type="float" office:value="0.3149087" calcext:value-type="float">
            <text:p>0.3149087</text:p>
          </table:table-cell>
          <table:table-cell office:value-type="float" office:value="0.3113498" calcext:value-type="float">
            <text:p>0.3113498</text:p>
          </table:table-cell>
          <table:table-cell office:value-type="float" office:value="0.3462418" calcext:value-type="float">
            <text:p>0.3462418</text:p>
          </table:table-cell>
          <table:table-cell office:value-type="float" office:value="0" calcext:value-type="float">
            <text:p>0</text:p>
          </table:table-cell>
          <table:table-cell office:value-type="float" office:value="1900.684" calcext:value-type="float">
            <text:p>1900.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1898" calcext:value-type="float">
            <text:p>0.7051898</text:p>
          </table:table-cell>
          <table:table-cell office:value-type="float" office:value="0" calcext:value-type="float">
            <text:p>0</text:p>
          </table:table-cell>
          <table:table-cell office:value-type="float" office:value="-0.0002741556" calcext:value-type="float">
            <text:p>-0.00027415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7" calcext:value-type="float">
            <text:p>25022007</text:p>
          </table:table-cell>
          <table:table-cell office:value-type="float" office:value="34.64854" calcext:value-type="float">
            <text:p>34.64854</text:p>
          </table:table-cell>
          <table:table-cell office:value-type="float" office:value="1101.158" calcext:value-type="float">
            <text:p>1101.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42978" calcext:value-type="float">
            <text:p>0.4142978</text:p>
          </table:table-cell>
          <table:table-cell office:value-type="float" office:value="4.356174" calcext:value-type="float">
            <text:p>4.356174</text:p>
          </table:table-cell>
          <table:table-cell office:value-type="float" office:value="0" calcext:value-type="float">
            <text:p>0</text:p>
          </table:table-cell>
          <table:table-cell office:value-type="float" office:value="0.000002676632" calcext:value-type="float">
            <text:p>2.676632E-06</text:p>
          </table:table-cell>
          <table:table-cell office:value-type="float" office:value="0" calcext:value-type="float">
            <text:p>0</text:p>
          </table:table-cell>
          <table:table-cell office:value-type="float" office:value="-0.008823667" calcext:value-type="float">
            <text:p>-0.008823667</text:p>
          </table:table-cell>
          <table:table-cell office:value-type="float" office:value="-0.002421765" calcext:value-type="float">
            <text:p>-0.002421765</text:p>
          </table:table-cell>
          <table:table-cell office:value-type="float" office:value="0.0003860533" calcext:value-type="float">
            <text:p>0.0003860533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78799" calcext:value-type="float">
            <text:p>24.78799</text:p>
          </table:table-cell>
          <table:table-cell office:value-type="float" office:value="0.2632189" calcext:value-type="float">
            <text:p>0.2632189</text:p>
          </table:table-cell>
          <table:table-cell office:value-type="float" office:value="0.158172" calcext:value-type="float">
            <text:p>0.158172</text:p>
          </table:table-cell>
          <table:table-cell office:value-type="float" office:value="0.1658948" calcext:value-type="float">
            <text:p>0.1658948</text:p>
          </table:table-cell>
          <table:table-cell office:value-type="float" office:value="0.08005654" calcext:value-type="float">
            <text:p>0.08005654</text:p>
          </table:table-cell>
          <table:table-cell office:value-type="float" office:value="0.0795529" calcext:value-type="float">
            <text:p>0.0795529</text:p>
          </table:table-cell>
          <table:table-cell office:value-type="float" office:value="0.03779339" calcext:value-type="float">
            <text:p>0.03779339</text:p>
          </table:table-cell>
          <table:table-cell office:value-type="float" office:value="0.02736279" calcext:value-type="float">
            <text:p>0.02736279</text:p>
          </table:table-cell>
          <table:table-cell office:value-type="float" office:value="0.03854408" calcext:value-type="float">
            <text:p>0.03854408</text:p>
          </table:table-cell>
          <table:table-cell office:value-type="float" office:value="0.02762807" calcext:value-type="float">
            <text:p>0.02762807</text:p>
          </table:table-cell>
          <table:table-cell office:value-type="float" office:value="0.02441215" calcext:value-type="float">
            <text:p>0.02441215</text:p>
          </table:table-cell>
          <table:table-cell office:value-type="float" office:value="0.02857392" calcext:value-type="float">
            <text:p>0.02857392</text:p>
          </table:table-cell>
          <table:table-cell office:value-type="float" office:value="0.03835427" calcext:value-type="float">
            <text:p>0.03835427</text:p>
          </table:table-cell>
          <table:table-cell office:value-type="float" office:value="0.004713039" calcext:value-type="float">
            <text:p>0.004713039</text:p>
          </table:table-cell>
          <table:table-cell office:value-type="float" office:value="0.003733321" calcext:value-type="float">
            <text:p>0.003733321</text:p>
          </table:table-cell>
          <table:table-cell office:value-type="float" office:value="0" calcext:value-type="float">
            <text:p>0</text:p>
          </table:table-cell>
          <table:table-cell office:value-type="float" office:value="54.60066" calcext:value-type="float">
            <text:p>54.60066</text:p>
          </table:table-cell>
          <table:table-cell office:value-type="float" office:value="22.43403" calcext:value-type="float">
            <text:p>22.43403</text:p>
          </table:table-cell>
          <table:table-cell office:value-type="float" office:value="12.75537" calcext:value-type="float">
            <text:p>12.75537</text:p>
          </table:table-cell>
          <table:table-cell office:value-type="float" office:value="7.863117" calcext:value-type="float">
            <text:p>7.863117</text:p>
          </table:table-cell>
          <table:table-cell office:value-type="float" office:value="5.199522" calcext:value-type="float">
            <text:p>5.199522</text:p>
          </table:table-cell>
          <table:table-cell office:value-type="float" office:value="1.87669" calcext:value-type="float">
            <text:p>1.87669</text:p>
          </table:table-cell>
          <table:table-cell office:value-type="float" office:value="0.5290377" calcext:value-type="float">
            <text:p>0.5290377</text:p>
          </table:table-cell>
          <table:table-cell office:value-type="float" office:value="0.6034169" calcext:value-type="float">
            <text:p>0.6034169</text:p>
          </table:table-cell>
          <table:table-cell office:value-type="float" office:value="0.4553116" calcext:value-type="float">
            <text:p>0.4553116</text:p>
          </table:table-cell>
          <table:table-cell office:value-type="float" office:value="0.3026342" calcext:value-type="float">
            <text:p>0.3026342</text:p>
          </table:table-cell>
          <table:table-cell office:value-type="float" office:value="0.2033821" calcext:value-type="float">
            <text:p>0.2033821</text:p>
          </table:table-cell>
          <table:table-cell office:value-type="float" office:value="0.3156764" calcext:value-type="float">
            <text:p>0.3156764</text:p>
          </table:table-cell>
          <table:table-cell office:value-type="float" office:value="0.311162" calcext:value-type="float">
            <text:p>0.311162</text:p>
          </table:table-cell>
          <table:table-cell office:value-type="float" office:value="0.346242" calcext:value-type="float">
            <text:p>0.346242</text:p>
          </table:table-cell>
          <table:table-cell office:value-type="float" office:value="0" calcext:value-type="float">
            <text:p>0</text:p>
          </table:table-cell>
          <table:table-cell office:value-type="float" office:value="1892.822" calcext:value-type="float">
            <text:p>1892.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05797" calcext:value-type="float">
            <text:p>0.7205797</text:p>
          </table:table-cell>
          <table:table-cell office:value-type="float" office:value="0" calcext:value-type="float">
            <text:p>0</text:p>
          </table:table-cell>
          <table:table-cell office:value-type="float" office:value="-0.0002773613" calcext:value-type="float">
            <text:p>-0.00027736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7" calcext:value-type="float">
            <text:p>26022007</text:p>
          </table:table-cell>
          <table:table-cell office:value-type="float" office:value="34.62518" calcext:value-type="float">
            <text:p>34.62518</text:p>
          </table:table-cell>
          <table:table-cell office:value-type="float" office:value="1101.165" calcext:value-type="float">
            <text:p>1101.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20836" calcext:value-type="float">
            <text:p>0.4120836</text:p>
          </table:table-cell>
          <table:table-cell office:value-type="float" office:value="4.373437" calcext:value-type="float">
            <text:p>4.373437</text:p>
          </table:table-cell>
          <table:table-cell office:value-type="float" office:value="0" calcext:value-type="float">
            <text:p>0</text:p>
          </table:table-cell>
          <table:table-cell office:value-type="float" office:value="0.000002681603" calcext:value-type="float">
            <text:p>2.681603E-06</text:p>
          </table:table-cell>
          <table:table-cell office:value-type="float" office:value="0" calcext:value-type="float">
            <text:p>0</text:p>
          </table:table-cell>
          <table:table-cell office:value-type="float" office:value="-0.008823261" calcext:value-type="float">
            <text:p>-0.008823261</text:p>
          </table:table-cell>
          <table:table-cell office:value-type="float" office:value="-0.002453081" calcext:value-type="float">
            <text:p>-0.002453081</text:p>
          </table:table-cell>
          <table:table-cell office:value-type="float" office:value="0.0003913802" calcext:value-type="float">
            <text:p>0.0003913802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75498" calcext:value-type="float">
            <text:p>24.75498</text:p>
          </table:table-cell>
          <table:table-cell office:value-type="float" office:value="0.2718796" calcext:value-type="float">
            <text:p>0.2718796</text:p>
          </table:table-cell>
          <table:table-cell office:value-type="float" office:value="0.1565114" calcext:value-type="float">
            <text:p>0.1565114</text:p>
          </table:table-cell>
          <table:table-cell office:value-type="float" office:value="0.165076" calcext:value-type="float">
            <text:p>0.165076</text:p>
          </table:table-cell>
          <table:table-cell office:value-type="float" office:value="0.07980543" calcext:value-type="float">
            <text:p>0.07980543</text:p>
          </table:table-cell>
          <table:table-cell office:value-type="float" office:value="0.07928696" calcext:value-type="float">
            <text:p>0.07928696</text:p>
          </table:table-cell>
          <table:table-cell office:value-type="float" office:value="0.03771927" calcext:value-type="float">
            <text:p>0.03771927</text:p>
          </table:table-cell>
          <table:table-cell office:value-type="float" office:value="0.02740385" calcext:value-type="float">
            <text:p>0.02740385</text:p>
          </table:table-cell>
          <table:table-cell office:value-type="float" office:value="0.03857158" calcext:value-type="float">
            <text:p>0.03857158</text:p>
          </table:table-cell>
          <table:table-cell office:value-type="float" office:value="0.02766887" calcext:value-type="float">
            <text:p>0.02766887</text:p>
          </table:table-cell>
          <table:table-cell office:value-type="float" office:value="0.02443691" calcext:value-type="float">
            <text:p>0.02443691</text:p>
          </table:table-cell>
          <table:table-cell office:value-type="float" office:value="0.02857985" calcext:value-type="float">
            <text:p>0.02857985</text:p>
          </table:table-cell>
          <table:table-cell office:value-type="float" office:value="0.03833002" calcext:value-type="float">
            <text:p>0.03833002</text:p>
          </table:table-cell>
          <table:table-cell office:value-type="float" office:value="0.004713575" calcext:value-type="float">
            <text:p>0.004713575</text:p>
          </table:table-cell>
          <table:table-cell office:value-type="float" office:value="0.003733127" calcext:value-type="float">
            <text:p>0.003733127</text:p>
          </table:table-cell>
          <table:table-cell office:value-type="float" office:value="0" calcext:value-type="float">
            <text:p>0</text:p>
          </table:table-cell>
          <table:table-cell office:value-type="float" office:value="55.86998" calcext:value-type="float">
            <text:p>55.86998</text:p>
          </table:table-cell>
          <table:table-cell office:value-type="float" office:value="22.76342" calcext:value-type="float">
            <text:p>22.76342</text:p>
          </table:table-cell>
          <table:table-cell office:value-type="float" office:value="12.73724" calcext:value-type="float">
            <text:p>12.73724</text:p>
          </table:table-cell>
          <table:table-cell office:value-type="float" office:value="7.867265" calcext:value-type="float">
            <text:p>7.867265</text:p>
          </table:table-cell>
          <table:table-cell office:value-type="float" office:value="5.183088" calcext:value-type="float">
            <text:p>5.183088</text:p>
          </table:table-cell>
          <table:table-cell office:value-type="float" office:value="1.870139" calcext:value-type="float">
            <text:p>1.870139</text:p>
          </table:table-cell>
          <table:table-cell office:value-type="float" office:value="0.5337027" calcext:value-type="float">
            <text:p>0.5337027</text:p>
          </table:table-cell>
          <table:table-cell office:value-type="float" office:value="0.6038058" calcext:value-type="float">
            <text:p>0.6038058</text:p>
          </table:table-cell>
          <table:table-cell office:value-type="float" office:value="0.4563454" calcext:value-type="float">
            <text:p>0.4563454</text:p>
          </table:table-cell>
          <table:table-cell office:value-type="float" office:value="0.3034299" calcext:value-type="float">
            <text:p>0.3034299</text:p>
          </table:table-cell>
          <table:table-cell office:value-type="float" office:value="0.2041584" calcext:value-type="float">
            <text:p>0.2041584</text:p>
          </table:table-cell>
          <table:table-cell office:value-type="float" office:value="0.3164386" calcext:value-type="float">
            <text:p>0.3164386</text:p>
          </table:table-cell>
          <table:table-cell office:value-type="float" office:value="0.310983" calcext:value-type="float">
            <text:p>0.310983</text:p>
          </table:table-cell>
          <table:table-cell office:value-type="float" office:value="0.346242" calcext:value-type="float">
            <text:p>0.346242</text:p>
          </table:table-cell>
          <table:table-cell office:value-type="float" office:value="0" calcext:value-type="float">
            <text:p>0</text:p>
          </table:table-cell>
          <table:table-cell office:value-type="float" office:value="1881.912" calcext:value-type="float">
            <text:p>1881.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56715" calcext:value-type="float">
            <text:p>0.7356715</text:p>
          </table:table-cell>
          <table:table-cell office:value-type="float" office:value="0" calcext:value-type="float">
            <text:p>0</text:p>
          </table:table-cell>
          <table:table-cell office:value-type="float" office:value="-0.0002805591" calcext:value-type="float">
            <text:p>-0.00028055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7" calcext:value-type="float">
            <text:p>27022007</text:p>
          </table:table-cell>
          <table:table-cell office:value-type="float" office:value="34.60209" calcext:value-type="float">
            <text:p>34.60209</text:p>
          </table:table-cell>
          <table:table-cell office:value-type="float" office:value="1101.172" calcext:value-type="float">
            <text:p>1101.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94137" calcext:value-type="float">
            <text:p>0.4094137</text:p>
          </table:table-cell>
          <table:table-cell office:value-type="float" office:value="4.390805" calcext:value-type="float">
            <text:p>4.390805</text:p>
          </table:table-cell>
          <table:table-cell office:value-type="float" office:value="0" calcext:value-type="float">
            <text:p>0</text:p>
          </table:table-cell>
          <table:table-cell office:value-type="float" office:value="0.000002686721" calcext:value-type="float">
            <text:p>2.686721E-06</text:p>
          </table:table-cell>
          <table:table-cell office:value-type="float" office:value="0" calcext:value-type="float">
            <text:p>0</text:p>
          </table:table-cell>
          <table:table-cell office:value-type="float" office:value="-0.00882284" calcext:value-type="float">
            <text:p>-0.00882284</text:p>
          </table:table-cell>
          <table:table-cell office:value-type="float" office:value="-0.002488813" calcext:value-type="float">
            <text:p>-0.002488813</text:p>
          </table:table-cell>
          <table:table-cell office:value-type="float" office:value="0.0003961218" calcext:value-type="float">
            <text:p>0.0003961218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7231" calcext:value-type="float">
            <text:p>24.7231</text:p>
          </table:table-cell>
          <table:table-cell office:value-type="float" office:value="0.2847629" calcext:value-type="float">
            <text:p>0.2847629</text:p>
          </table:table-cell>
          <table:table-cell office:value-type="float" office:value="0.1551993" calcext:value-type="float">
            <text:p>0.1551993</text:p>
          </table:table-cell>
          <table:table-cell office:value-type="float" office:value="0.1646225" calcext:value-type="float">
            <text:p>0.1646225</text:p>
          </table:table-cell>
          <table:table-cell office:value-type="float" office:value="0.07964626" calcext:value-type="float">
            <text:p>0.07964626</text:p>
          </table:table-cell>
          <table:table-cell office:value-type="float" office:value="0.07914665" calcext:value-type="float">
            <text:p>0.07914665</text:p>
          </table:table-cell>
          <table:table-cell office:value-type="float" office:value="0.03766727" calcext:value-type="float">
            <text:p>0.03766727</text:p>
          </table:table-cell>
          <table:table-cell office:value-type="float" office:value="0.02744793" calcext:value-type="float">
            <text:p>0.02744793</text:p>
          </table:table-cell>
          <table:table-cell office:value-type="float" office:value="0.03859867" calcext:value-type="float">
            <text:p>0.03859867</text:p>
          </table:table-cell>
          <table:table-cell office:value-type="float" office:value="0.0277079" calcext:value-type="float">
            <text:p>0.0277079</text:p>
          </table:table-cell>
          <table:table-cell office:value-type="float" office:value="0.0244615" calcext:value-type="float">
            <text:p>0.0244615</text:p>
          </table:table-cell>
          <table:table-cell office:value-type="float" office:value="0.02858596" calcext:value-type="float">
            <text:p>0.02858596</text:p>
          </table:table-cell>
          <table:table-cell office:value-type="float" office:value="0.03830647" calcext:value-type="float">
            <text:p>0.03830647</text:p>
          </table:table-cell>
          <table:table-cell office:value-type="float" office:value="0.004714099" calcext:value-type="float">
            <text:p>0.004714099</text:p>
          </table:table-cell>
          <table:table-cell office:value-type="float" office:value="0.003732904" calcext:value-type="float">
            <text:p>0.003732904</text:p>
          </table:table-cell>
          <table:table-cell office:value-type="float" office:value="0" calcext:value-type="float">
            <text:p>0</text:p>
          </table:table-cell>
          <table:table-cell office:value-type="float" office:value="56.32055" calcext:value-type="float">
            <text:p>56.32055</text:p>
          </table:table-cell>
          <table:table-cell office:value-type="float" office:value="23.07255" calcext:value-type="float">
            <text:p>23.07255</text:p>
          </table:table-cell>
          <table:table-cell office:value-type="float" office:value="12.7006" calcext:value-type="float">
            <text:p>12.7006</text:p>
          </table:table-cell>
          <table:table-cell office:value-type="float" office:value="7.876352" calcext:value-type="float">
            <text:p>7.876352</text:p>
          </table:table-cell>
          <table:table-cell office:value-type="float" office:value="5.174412" calcext:value-type="float">
            <text:p>5.174412</text:p>
          </table:table-cell>
          <table:table-cell office:value-type="float" office:value="1.864816" calcext:value-type="float">
            <text:p>1.864816</text:p>
          </table:table-cell>
          <table:table-cell office:value-type="float" office:value="0.5386299" calcext:value-type="float">
            <text:p>0.5386299</text:p>
          </table:table-cell>
          <table:table-cell office:value-type="float" office:value="0.6042509" calcext:value-type="float">
            <text:p>0.6042509</text:p>
          </table:table-cell>
          <table:table-cell office:value-type="float" office:value="0.4572785" calcext:value-type="float">
            <text:p>0.4572785</text:p>
          </table:table-cell>
          <table:table-cell office:value-type="float" office:value="0.3042146" calcext:value-type="float">
            <text:p>0.3042146</text:p>
          </table:table-cell>
          <table:table-cell office:value-type="float" office:value="0.2049143" calcext:value-type="float">
            <text:p>0.2049143</text:p>
          </table:table-cell>
          <table:table-cell office:value-type="float" office:value="0.3171942" calcext:value-type="float">
            <text:p>0.3171942</text:p>
          </table:table-cell>
          <table:table-cell office:value-type="float" office:value="0.3108118" calcext:value-type="float">
            <text:p>0.3108118</text:p>
          </table:table-cell>
          <table:table-cell office:value-type="float" office:value="0.3462422" calcext:value-type="float">
            <text:p>0.3462422</text:p>
          </table:table-cell>
          <table:table-cell office:value-type="float" office:value="0" calcext:value-type="float">
            <text:p>0</text:p>
          </table:table-cell>
          <table:table-cell office:value-type="float" office:value="1867.733" calcext:value-type="float">
            <text:p>1867.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04221" calcext:value-type="float">
            <text:p>0.7504221</text:p>
          </table:table-cell>
          <table:table-cell office:value-type="float" office:value="0" calcext:value-type="float">
            <text:p>0</text:p>
          </table:table-cell>
          <table:table-cell office:value-type="float" office:value="-0.0002837023" calcext:value-type="float">
            <text:p>-0.00028370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7" calcext:value-type="float">
            <text:p>28022007</text:p>
          </table:table-cell>
          <table:table-cell office:value-type="float" office:value="34.57947" calcext:value-type="float">
            <text:p>34.57947</text:p>
          </table:table-cell>
          <table:table-cell office:value-type="float" office:value="1101.178" calcext:value-type="float">
            <text:p>1101.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78251" calcext:value-type="float">
            <text:p>0.4078251</text:p>
          </table:table-cell>
          <table:table-cell office:value-type="float" office:value="4.407312" calcext:value-type="float">
            <text:p>4.407312</text:p>
          </table:table-cell>
          <table:table-cell office:value-type="float" office:value="0" calcext:value-type="float">
            <text:p>0</text:p>
          </table:table-cell>
          <table:table-cell office:value-type="float" office:value="0.000002690352" calcext:value-type="float">
            <text:p>2.690352E-06</text:p>
          </table:table-cell>
          <table:table-cell office:value-type="float" office:value="0" calcext:value-type="float">
            <text:p>0</text:p>
          </table:table-cell>
          <table:table-cell office:value-type="float" office:value="-0.008822566" calcext:value-type="float">
            <text:p>-0.008822566</text:p>
          </table:table-cell>
          <table:table-cell office:value-type="float" office:value="-0.002516853" calcext:value-type="float">
            <text:p>-0.002516853</text:p>
          </table:table-cell>
          <table:table-cell office:value-type="float" office:value="0.0004002077" calcext:value-type="float">
            <text:p>0.0004002077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69024" calcext:value-type="float">
            <text:p>24.69024</text:p>
          </table:table-cell>
          <table:table-cell office:value-type="float" office:value="0.2752529" calcext:value-type="float">
            <text:p>0.2752529</text:p>
          </table:table-cell>
          <table:table-cell office:value-type="float" office:value="0.1537501" calcext:value-type="float">
            <text:p>0.1537501</text:p>
          </table:table-cell>
          <table:table-cell office:value-type="float" office:value="0.1641973" calcext:value-type="float">
            <text:p>0.1641973</text:p>
          </table:table-cell>
          <table:table-cell office:value-type="float" office:value="0.07951584" calcext:value-type="float">
            <text:p>0.07951584</text:p>
          </table:table-cell>
          <table:table-cell office:value-type="float" office:value="0.079058" calcext:value-type="float">
            <text:p>0.079058</text:p>
          </table:table-cell>
          <table:table-cell office:value-type="float" office:value="0.03763638" calcext:value-type="float">
            <text:p>0.03763638</text:p>
          </table:table-cell>
          <table:table-cell office:value-type="float" office:value="0.0274992" calcext:value-type="float">
            <text:p>0.0274992</text:p>
          </table:table-cell>
          <table:table-cell office:value-type="float" office:value="0.03862596" calcext:value-type="float">
            <text:p>0.03862596</text:p>
          </table:table-cell>
          <table:table-cell office:value-type="float" office:value="0.02774548" calcext:value-type="float">
            <text:p>0.02774548</text:p>
          </table:table-cell>
          <table:table-cell office:value-type="float" office:value="0.02448583" calcext:value-type="float">
            <text:p>0.02448583</text:p>
          </table:table-cell>
          <table:table-cell office:value-type="float" office:value="0.02859225" calcext:value-type="float">
            <text:p>0.02859225</text:p>
          </table:table-cell>
          <table:table-cell office:value-type="float" office:value="0.03828356" calcext:value-type="float">
            <text:p>0.03828356</text:p>
          </table:table-cell>
          <table:table-cell office:value-type="float" office:value="0.004714465" calcext:value-type="float">
            <text:p>0.004714465</text:p>
          </table:table-cell>
          <table:table-cell office:value-type="float" office:value="0.003732265" calcext:value-type="float">
            <text:p>0.003732265</text:p>
          </table:table-cell>
          <table:table-cell office:value-type="float" office:value="0" calcext:value-type="float">
            <text:p>0</text:p>
          </table:table-cell>
          <table:table-cell office:value-type="float" office:value="56.60929" calcext:value-type="float">
            <text:p>56.60929</text:p>
          </table:table-cell>
          <table:table-cell office:value-type="float" office:value="23.13495" calcext:value-type="float">
            <text:p>23.13495</text:p>
          </table:table-cell>
          <table:table-cell office:value-type="float" office:value="12.65138" calcext:value-type="float">
            <text:p>12.65138</text:p>
          </table:table-cell>
          <table:table-cell office:value-type="float" office:value="7.880201" calcext:value-type="float">
            <text:p>7.880201</text:p>
          </table:table-cell>
          <table:table-cell office:value-type="float" office:value="5.169716" calcext:value-type="float">
            <text:p>5.169716</text:p>
          </table:table-cell>
          <table:table-cell office:value-type="float" office:value="1.860911" calcext:value-type="float">
            <text:p>1.860911</text:p>
          </table:table-cell>
          <table:table-cell office:value-type="float" office:value="0.5437891" calcext:value-type="float">
            <text:p>0.5437891</text:p>
          </table:table-cell>
          <table:table-cell office:value-type="float" office:value="0.6047391" calcext:value-type="float">
            <text:p>0.6047391</text:p>
          </table:table-cell>
          <table:table-cell office:value-type="float" office:value="0.4581491" calcext:value-type="float">
            <text:p>0.4581491</text:p>
          </table:table-cell>
          <table:table-cell office:value-type="float" office:value="0.3049869" calcext:value-type="float">
            <text:p>0.3049869</text:p>
          </table:table-cell>
          <table:table-cell office:value-type="float" office:value="0.2056514" calcext:value-type="float">
            <text:p>0.2056514</text:p>
          </table:table-cell>
          <table:table-cell office:value-type="float" office:value="0.31794" calcext:value-type="float">
            <text:p>0.31794</text:p>
          </table:table-cell>
          <table:table-cell office:value-type="float" office:value="0.3106025" calcext:value-type="float">
            <text:p>0.3106025</text:p>
          </table:table-cell>
          <table:table-cell office:value-type="float" office:value="0.346243" calcext:value-type="float">
            <text:p>0.346243</text:p>
          </table:table-cell>
          <table:table-cell office:value-type="float" office:value="0" calcext:value-type="float">
            <text:p>0</text:p>
          </table:table-cell>
          <table:table-cell office:value-type="float" office:value="1860.974" calcext:value-type="float">
            <text:p>1860.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54077" calcext:value-type="float">
            <text:p>0.7654077</text:p>
          </table:table-cell>
          <table:table-cell office:value-type="float" office:value="0" calcext:value-type="float">
            <text:p>0</text:p>
          </table:table-cell>
          <table:table-cell office:value-type="float" office:value="-0.0002867791" calcext:value-type="float">
            <text:p>-0.00028677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7" calcext:value-type="float">
            <text:p>1032007</text:p>
          </table:table-cell>
          <table:table-cell office:value-type="float" office:value="34.5563" calcext:value-type="float">
            <text:p>34.5563</text:p>
          </table:table-cell>
          <table:table-cell office:value-type="float" office:value="1101.184" calcext:value-type="float">
            <text:p>1101.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65325" calcext:value-type="float">
            <text:p>0.4065325</text:p>
          </table:table-cell>
          <table:table-cell office:value-type="float" office:value="4.42398" calcext:value-type="float">
            <text:p>4.42398</text:p>
          </table:table-cell>
          <table:table-cell office:value-type="float" office:value="0" calcext:value-type="float">
            <text:p>0</text:p>
          </table:table-cell>
          <table:table-cell office:value-type="float" office:value="0.000002733701" calcext:value-type="float">
            <text:p>2.733701E-06</text:p>
          </table:table-cell>
          <table:table-cell office:value-type="float" office:value="0" calcext:value-type="float">
            <text:p>0</text:p>
          </table:table-cell>
          <table:table-cell office:value-type="float" office:value="-0.008818849" calcext:value-type="float">
            <text:p>-0.008818849</text:p>
          </table:table-cell>
          <table:table-cell office:value-type="float" office:value="-0.00254413" calcext:value-type="float">
            <text:p>-0.00254413</text:p>
          </table:table-cell>
          <table:table-cell office:value-type="float" office:value="0.0004045189" calcext:value-type="float">
            <text:p>0.0004045189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65644" calcext:value-type="float">
            <text:p>24.65644</text:p>
          </table:table-cell>
          <table:table-cell office:value-type="float" office:value="0.2642827" calcext:value-type="float">
            <text:p>0.2642827</text:p>
          </table:table-cell>
          <table:table-cell office:value-type="float" office:value="0.1525557" calcext:value-type="float">
            <text:p>0.1525557</text:p>
          </table:table-cell>
          <table:table-cell office:value-type="float" office:value="0.1632363" calcext:value-type="float">
            <text:p>0.1632363</text:p>
          </table:table-cell>
          <table:table-cell office:value-type="float" office:value="0.07920578" calcext:value-type="float">
            <text:p>0.07920578</text:p>
          </table:table-cell>
          <table:table-cell office:value-type="float" office:value="0.07881467" calcext:value-type="float">
            <text:p>0.07881467</text:p>
          </table:table-cell>
          <table:table-cell office:value-type="float" office:value="0.03759388" calcext:value-type="float">
            <text:p>0.03759388</text:p>
          </table:table-cell>
          <table:table-cell office:value-type="float" office:value="0.02753257" calcext:value-type="float">
            <text:p>0.02753257</text:p>
          </table:table-cell>
          <table:table-cell office:value-type="float" office:value="0.03865564" calcext:value-type="float">
            <text:p>0.03865564</text:p>
          </table:table-cell>
          <table:table-cell office:value-type="float" office:value="0.02778189" calcext:value-type="float">
            <text:p>0.02778189</text:p>
          </table:table-cell>
          <table:table-cell office:value-type="float" office:value="0.02450992" calcext:value-type="float">
            <text:p>0.02450992</text:p>
          </table:table-cell>
          <table:table-cell office:value-type="float" office:value="0.0285987" calcext:value-type="float">
            <text:p>0.0285987</text:p>
          </table:table-cell>
          <table:table-cell office:value-type="float" office:value="0.03826125" calcext:value-type="float">
            <text:p>0.03826125</text:p>
          </table:table-cell>
          <table:table-cell office:value-type="float" office:value="0.004714889" calcext:value-type="float">
            <text:p>0.004714889</text:p>
          </table:table-cell>
          <table:table-cell office:value-type="float" office:value="0.003731838" calcext:value-type="float">
            <text:p>0.003731838</text:p>
          </table:table-cell>
          <table:table-cell office:value-type="float" office:value="0" calcext:value-type="float">
            <text:p>0</text:p>
          </table:table-cell>
          <table:table-cell office:value-type="float" office:value="53.48662" calcext:value-type="float">
            <text:p>53.48662</text:p>
          </table:table-cell>
          <table:table-cell office:value-type="float" office:value="23.36744" calcext:value-type="float">
            <text:p>23.36744</text:p>
          </table:table-cell>
          <table:table-cell office:value-type="float" office:value="12.64594" calcext:value-type="float">
            <text:p>12.64594</text:p>
          </table:table-cell>
          <table:table-cell office:value-type="float" office:value="7.86591" calcext:value-type="float">
            <text:p>7.86591</text:p>
          </table:table-cell>
          <table:table-cell office:value-type="float" office:value="5.164243" calcext:value-type="float">
            <text:p>5.164243</text:p>
          </table:table-cell>
          <table:table-cell office:value-type="float" office:value="1.858631" calcext:value-type="float">
            <text:p>1.858631</text:p>
          </table:table-cell>
          <table:table-cell office:value-type="float" office:value="0.5481457" calcext:value-type="float">
            <text:p>0.5481457</text:p>
          </table:table-cell>
          <table:table-cell office:value-type="float" office:value="0.6055219" calcext:value-type="float">
            <text:p>0.6055219</text:p>
          </table:table-cell>
          <table:table-cell office:value-type="float" office:value="0.4589811" calcext:value-type="float">
            <text:p>0.4589811</text:p>
          </table:table-cell>
          <table:table-cell office:value-type="float" office:value="0.3057465" calcext:value-type="float">
            <text:p>0.3057465</text:p>
          </table:table-cell>
          <table:table-cell office:value-type="float" office:value="0.2063711" calcext:value-type="float">
            <text:p>0.2063711</text:p>
          </table:table-cell>
          <table:table-cell office:value-type="float" office:value="0.3186765" calcext:value-type="float">
            <text:p>0.3186765</text:p>
          </table:table-cell>
          <table:table-cell office:value-type="float" office:value="0.3104317" calcext:value-type="float">
            <text:p>0.3104317</text:p>
          </table:table-cell>
          <table:table-cell office:value-type="float" office:value="0.3462434" calcext:value-type="float">
            <text:p>0.3462434</text:p>
          </table:table-cell>
          <table:table-cell office:value-type="float" office:value="0" calcext:value-type="float">
            <text:p>0</text:p>
          </table:table-cell>
          <table:table-cell office:value-type="float" office:value="1856.348" calcext:value-type="float">
            <text:p>1856.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08239" calcext:value-type="float">
            <text:p>0.7808239</text:p>
          </table:table-cell>
          <table:table-cell office:value-type="float" office:value="0" calcext:value-type="float">
            <text:p>0</text:p>
          </table:table-cell>
          <table:table-cell office:value-type="float" office:value="-0.0002898484" calcext:value-type="float">
            <text:p>-0.00028984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7" calcext:value-type="float">
            <text:p>2032007</text:p>
          </table:table-cell>
          <table:table-cell office:value-type="float" office:value="34.53305" calcext:value-type="float">
            <text:p>34.53305</text:p>
          </table:table-cell>
          <table:table-cell office:value-type="float" office:value="1101.191" calcext:value-type="float">
            <text:p>1101.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36207" calcext:value-type="float">
            <text:p>0.4036207</text:p>
          </table:table-cell>
          <table:table-cell office:value-type="float" office:value="4.441661" calcext:value-type="float">
            <text:p>4.441661</text:p>
          </table:table-cell>
          <table:table-cell office:value-type="float" office:value="0" calcext:value-type="float">
            <text:p>0</text:p>
          </table:table-cell>
          <table:table-cell office:value-type="float" office:value="0.000002865043" calcext:value-type="float">
            <text:p>2.865043E-06</text:p>
          </table:table-cell>
          <table:table-cell office:value-type="float" office:value="0" calcext:value-type="float">
            <text:p>0</text:p>
          </table:table-cell>
          <table:table-cell office:value-type="float" office:value="-0.008807681" calcext:value-type="float">
            <text:p>-0.008807681</text:p>
          </table:table-cell>
          <table:table-cell office:value-type="float" office:value="-0.002576887" calcext:value-type="float">
            <text:p>-0.002576887</text:p>
          </table:table-cell>
          <table:table-cell office:value-type="float" office:value="0.0004091894" calcext:value-type="float">
            <text:p>0.0004091894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62491" calcext:value-type="float">
            <text:p>24.62491</text:p>
          </table:table-cell>
          <table:table-cell office:value-type="float" office:value="0.2708831" calcext:value-type="float">
            <text:p>0.2708831</text:p>
          </table:table-cell>
          <table:table-cell office:value-type="float" office:value="0.1517402" calcext:value-type="float">
            <text:p>0.1517402</text:p>
          </table:table-cell>
          <table:table-cell office:value-type="float" office:value="0.1615229" calcext:value-type="float">
            <text:p>0.1615229</text:p>
          </table:table-cell>
          <table:table-cell office:value-type="float" office:value="0.07863964" calcext:value-type="float">
            <text:p>0.07863964</text:p>
          </table:table-cell>
          <table:table-cell office:value-type="float" office:value="0.07835013" calcext:value-type="float">
            <text:p>0.07835013</text:p>
          </table:table-cell>
          <table:table-cell office:value-type="float" office:value="0.03757806" calcext:value-type="float">
            <text:p>0.03757806</text:p>
          </table:table-cell>
          <table:table-cell office:value-type="float" office:value="0.02730386" calcext:value-type="float">
            <text:p>0.02730386</text:p>
          </table:table-cell>
          <table:table-cell office:value-type="float" office:value="0.03873368" calcext:value-type="float">
            <text:p>0.03873368</text:p>
          </table:table-cell>
          <table:table-cell office:value-type="float" office:value="0.02781815" calcext:value-type="float">
            <text:p>0.02781815</text:p>
          </table:table-cell>
          <table:table-cell office:value-type="float" office:value="0.02453371" calcext:value-type="float">
            <text:p>0.02453371</text:p>
          </table:table-cell>
          <table:table-cell office:value-type="float" office:value="0.0286053" calcext:value-type="float">
            <text:p>0.0286053</text:p>
          </table:table-cell>
          <table:table-cell office:value-type="float" office:value="0.03823951" calcext:value-type="float">
            <text:p>0.03823951</text:p>
          </table:table-cell>
          <table:table-cell office:value-type="float" office:value="0.004715383" calcext:value-type="float">
            <text:p>0.004715383</text:p>
          </table:table-cell>
          <table:table-cell office:value-type="float" office:value="0.003731682" calcext:value-type="float">
            <text:p>0.003731682</text:p>
          </table:table-cell>
          <table:table-cell office:value-type="float" office:value="0" calcext:value-type="float">
            <text:p>0</text:p>
          </table:table-cell>
          <table:table-cell office:value-type="float" office:value="39.48338" calcext:value-type="float">
            <text:p>39.48338</text:p>
          </table:table-cell>
          <table:table-cell office:value-type="float" office:value="24.16625" calcext:value-type="float">
            <text:p>24.16625</text:p>
          </table:table-cell>
          <table:table-cell office:value-type="float" office:value="12.66118" calcext:value-type="float">
            <text:p>12.66118</text:p>
          </table:table-cell>
          <table:table-cell office:value-type="float" office:value="7.837883" calcext:value-type="float">
            <text:p>7.837883</text:p>
          </table:table-cell>
          <table:table-cell office:value-type="float" office:value="5.158994" calcext:value-type="float">
            <text:p>5.158994</text:p>
          </table:table-cell>
          <table:table-cell office:value-type="float" office:value="1.85717" calcext:value-type="float">
            <text:p>1.85717</text:p>
          </table:table-cell>
          <table:table-cell office:value-type="float" office:value="0.5394467" calcext:value-type="float">
            <text:p>0.5394467</text:p>
          </table:table-cell>
          <table:table-cell office:value-type="float" office:value="0.6088657" calcext:value-type="float">
            <text:p>0.6088657</text:p>
          </table:table-cell>
          <table:table-cell office:value-type="float" office:value="0.4598643" calcext:value-type="float">
            <text:p>0.4598643</text:p>
          </table:table-cell>
          <table:table-cell office:value-type="float" office:value="0.3064937" calcext:value-type="float">
            <text:p>0.3064937</text:p>
          </table:table-cell>
          <table:table-cell office:value-type="float" office:value="0.2070744" calcext:value-type="float">
            <text:p>0.2070744</text:p>
          </table:table-cell>
          <table:table-cell office:value-type="float" office:value="0.3194082" calcext:value-type="float">
            <text:p>0.3194082</text:p>
          </table:table-cell>
          <table:table-cell office:value-type="float" office:value="0.3103033" calcext:value-type="float">
            <text:p>0.3103033</text:p>
          </table:table-cell>
          <table:table-cell office:value-type="float" office:value="0.3462436" calcext:value-type="float">
            <text:p>0.3462436</text:p>
          </table:table-cell>
          <table:table-cell office:value-type="float" office:value="0" calcext:value-type="float">
            <text:p>0</text:p>
          </table:table-cell>
          <table:table-cell office:value-type="float" office:value="1841.505" calcext:value-type="float">
            <text:p>1841.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56581" calcext:value-type="float">
            <text:p>0.7956581</text:p>
          </table:table-cell>
          <table:table-cell office:value-type="float" office:value="0" calcext:value-type="float">
            <text:p>0</text:p>
          </table:table-cell>
          <table:table-cell office:value-type="float" office:value="-0.0002929682" calcext:value-type="float">
            <text:p>-0.00029296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7" calcext:value-type="float">
            <text:p>3032007</text:p>
          </table:table-cell>
          <table:table-cell office:value-type="float" office:value="34.51052" calcext:value-type="float">
            <text:p>34.51052</text:p>
          </table:table-cell>
          <table:table-cell office:value-type="float" office:value="1101.198" calcext:value-type="float">
            <text:p>1101.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94529" calcext:value-type="float">
            <text:p>0.3994529</text:p>
          </table:table-cell>
          <table:table-cell office:value-type="float" office:value="4.459641" calcext:value-type="float">
            <text:p>4.459641</text:p>
          </table:table-cell>
          <table:table-cell office:value-type="float" office:value="0" calcext:value-type="float">
            <text:p>0</text:p>
          </table:table-cell>
          <table:table-cell office:value-type="float" office:value="0.000003065028" calcext:value-type="float">
            <text:p>3.065028E-06</text:p>
          </table:table-cell>
          <table:table-cell office:value-type="float" office:value="0" calcext:value-type="float">
            <text:p>0</text:p>
          </table:table-cell>
          <table:table-cell office:value-type="float" office:value="-0.008792075" calcext:value-type="float">
            <text:p>-0.008792075</text:p>
          </table:table-cell>
          <table:table-cell office:value-type="float" office:value="-0.002614603" calcext:value-type="float">
            <text:p>-0.002614603</text:p>
          </table:table-cell>
          <table:table-cell office:value-type="float" office:value="0.0004138032" calcext:value-type="float">
            <text:p>0.0004138032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59597" calcext:value-type="float">
            <text:p>24.59597</text:p>
          </table:table-cell>
          <table:table-cell office:value-type="float" office:value="0.2831328" calcext:value-type="float">
            <text:p>0.2831328</text:p>
          </table:table-cell>
          <table:table-cell office:value-type="float" office:value="0.1506734" calcext:value-type="float">
            <text:p>0.1506734</text:p>
          </table:table-cell>
          <table:table-cell office:value-type="float" office:value="0.1599607" calcext:value-type="float">
            <text:p>0.1599607</text:p>
          </table:table-cell>
          <table:table-cell office:value-type="float" office:value="0.07806295" calcext:value-type="float">
            <text:p>0.07806295</text:p>
          </table:table-cell>
          <table:table-cell office:value-type="float" office:value="0.07789499" calcext:value-type="float">
            <text:p>0.07789499</text:p>
          </table:table-cell>
          <table:table-cell office:value-type="float" office:value="0.0376555" calcext:value-type="float">
            <text:p>0.0376555</text:p>
          </table:table-cell>
          <table:table-cell office:value-type="float" office:value="0.02667994" calcext:value-type="float">
            <text:p>0.02667994</text:p>
          </table:table-cell>
          <table:table-cell office:value-type="float" office:value="0.03889946" calcext:value-type="float">
            <text:p>0.03889946</text:p>
          </table:table-cell>
          <table:table-cell office:value-type="float" office:value="0.02785932" calcext:value-type="float">
            <text:p>0.02785932</text:p>
          </table:table-cell>
          <table:table-cell office:value-type="float" office:value="0.0245573" calcext:value-type="float">
            <text:p>0.0245573</text:p>
          </table:table-cell>
          <table:table-cell office:value-type="float" office:value="0.02861206" calcext:value-type="float">
            <text:p>0.02861206</text:p>
          </table:table-cell>
          <table:table-cell office:value-type="float" office:value="0.03821823" calcext:value-type="float">
            <text:p>0.03821823</text:p>
          </table:table-cell>
          <table:table-cell office:value-type="float" office:value="0.004715858" calcext:value-type="float">
            <text:p>0.004715858</text:p>
          </table:table-cell>
          <table:table-cell office:value-type="float" office:value="0.003731496" calcext:value-type="float">
            <text:p>0.003731496</text:p>
          </table:table-cell>
          <table:table-cell office:value-type="float" office:value="0" calcext:value-type="float">
            <text:p>0</text:p>
          </table:table-cell>
          <table:table-cell office:value-type="float" office:value="29.43401" calcext:value-type="float">
            <text:p>29.43401</text:p>
          </table:table-cell>
          <table:table-cell office:value-type="float" office:value="24.72196" calcext:value-type="float">
            <text:p>24.72196</text:p>
          </table:table-cell>
          <table:table-cell office:value-type="float" office:value="12.78288" calcext:value-type="float">
            <text:p>12.78288</text:p>
          </table:table-cell>
          <table:table-cell office:value-type="float" office:value="7.829425" calcext:value-type="float">
            <text:p>7.829425</text:p>
          </table:table-cell>
          <table:table-cell office:value-type="float" office:value="5.15665" calcext:value-type="float">
            <text:p>5.15665</text:p>
          </table:table-cell>
          <table:table-cell office:value-type="float" office:value="1.852705" calcext:value-type="float">
            <text:p>1.852705</text:p>
          </table:table-cell>
          <table:table-cell office:value-type="float" office:value="0.5087554" calcext:value-type="float">
            <text:p>0.5087554</text:p>
          </table:table-cell>
          <table:table-cell office:value-type="float" office:value="0.6160747" calcext:value-type="float">
            <text:p>0.6160747</text:p>
          </table:table-cell>
          <table:table-cell office:value-type="float" office:value="0.4612642" calcext:value-type="float">
            <text:p>0.4612642</text:p>
          </table:table-cell>
          <table:table-cell office:value-type="float" office:value="0.3072357" calcext:value-type="float">
            <text:p>0.3072357</text:p>
          </table:table-cell>
          <table:table-cell office:value-type="float" office:value="0.2077628" calcext:value-type="float">
            <text:p>0.2077628</text:p>
          </table:table-cell>
          <table:table-cell office:value-type="float" office:value="0.3201334" calcext:value-type="float">
            <text:p>0.3201334</text:p>
          </table:table-cell>
          <table:table-cell office:value-type="float" office:value="0.3101798" calcext:value-type="float">
            <text:p>0.3101798</text:p>
          </table:table-cell>
          <table:table-cell office:value-type="float" office:value="0.3462436" calcext:value-type="float">
            <text:p>0.3462436</text:p>
          </table:table-cell>
          <table:table-cell office:value-type="float" office:value="0" calcext:value-type="float">
            <text:p>0</text:p>
          </table:table-cell>
          <table:table-cell office:value-type="float" office:value="1818.696" calcext:value-type="float">
            <text:p>1818.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5415" calcext:value-type="float">
            <text:p>0.8095415</text:p>
          </table:table-cell>
          <table:table-cell office:value-type="float" office:value="0" calcext:value-type="float">
            <text:p>0</text:p>
          </table:table-cell>
          <table:table-cell office:value-type="float" office:value="-0.0002961477" calcext:value-type="float">
            <text:p>-0.00029614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7" calcext:value-type="float">
            <text:p>4032007</text:p>
          </table:table-cell>
          <table:table-cell office:value-type="float" office:value="34.48789" calcext:value-type="float">
            <text:p>34.48789</text:p>
          </table:table-cell>
          <table:table-cell office:value-type="float" office:value="1101.205" calcext:value-type="float">
            <text:p>1101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2997" calcext:value-type="float">
            <text:p>0.3952997</text:p>
          </table:table-cell>
          <table:table-cell office:value-type="float" office:value="4.477653" calcext:value-type="float">
            <text:p>4.477653</text:p>
          </table:table-cell>
          <table:table-cell office:value-type="float" office:value="0" calcext:value-type="float">
            <text:p>0</text:p>
          </table:table-cell>
          <table:table-cell office:value-type="float" office:value="0.000003245404" calcext:value-type="float">
            <text:p>3.245404E-06</text:p>
          </table:table-cell>
          <table:table-cell office:value-type="float" office:value="0" calcext:value-type="float">
            <text:p>0</text:p>
          </table:table-cell>
          <table:table-cell office:value-type="float" office:value="-0.008779787" calcext:value-type="float">
            <text:p>-0.008779787</text:p>
          </table:table-cell>
          <table:table-cell office:value-type="float" office:value="-0.002651487" calcext:value-type="float">
            <text:p>-0.002651487</text:p>
          </table:table-cell>
          <table:table-cell office:value-type="float" office:value="0.0004185938" calcext:value-type="float">
            <text:p>0.0004185938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56732" calcext:value-type="float">
            <text:p>24.56732</text:p>
          </table:table-cell>
          <table:table-cell office:value-type="float" office:value="0.2854175" calcext:value-type="float">
            <text:p>0.2854175</text:p>
          </table:table-cell>
          <table:table-cell office:value-type="float" office:value="0.1493966" calcext:value-type="float">
            <text:p>0.1493966</text:p>
          </table:table-cell>
          <table:table-cell office:value-type="float" office:value="0.1592293" calcext:value-type="float">
            <text:p>0.1592293</text:p>
          </table:table-cell>
          <table:table-cell office:value-type="float" office:value="0.07783385" calcext:value-type="float">
            <text:p>0.07783385</text:p>
          </table:table-cell>
          <table:table-cell office:value-type="float" office:value="0.07771515" calcext:value-type="float">
            <text:p>0.07771515</text:p>
          </table:table-cell>
          <table:table-cell office:value-type="float" office:value="0.03782947" calcext:value-type="float">
            <text:p>0.03782947</text:p>
          </table:table-cell>
          <table:table-cell office:value-type="float" office:value="0.02576567" calcext:value-type="float">
            <text:p>0.02576567</text:p>
          </table:table-cell>
          <table:table-cell office:value-type="float" office:value="0.03910722" calcext:value-type="float">
            <text:p>0.03910722</text:p>
          </table:table-cell>
          <table:table-cell office:value-type="float" office:value="0.02791061" calcext:value-type="float">
            <text:p>0.02791061</text:p>
          </table:table-cell>
          <table:table-cell office:value-type="float" office:value="0.02458097" calcext:value-type="float">
            <text:p>0.02458097</text:p>
          </table:table-cell>
          <table:table-cell office:value-type="float" office:value="0.02861895" calcext:value-type="float">
            <text:p>0.02861895</text:p>
          </table:table-cell>
          <table:table-cell office:value-type="float" office:value="0.03819737" calcext:value-type="float">
            <text:p>0.03819737</text:p>
          </table:table-cell>
          <table:table-cell office:value-type="float" office:value="0.004716338" calcext:value-type="float">
            <text:p>0.004716338</text:p>
          </table:table-cell>
          <table:table-cell office:value-type="float" office:value="0.003731301" calcext:value-type="float">
            <text:p>0.003731301</text:p>
          </table:table-cell>
          <table:table-cell office:value-type="float" office:value="0" calcext:value-type="float">
            <text:p>0</text:p>
          </table:table-cell>
          <table:table-cell office:value-type="float" office:value="32.52614" calcext:value-type="float">
            <text:p>32.52614</text:p>
          </table:table-cell>
          <table:table-cell office:value-type="float" office:value="24.59853" calcext:value-type="float">
            <text:p>24.59853</text:p>
          </table:table-cell>
          <table:table-cell office:value-type="float" office:value="12.98458" calcext:value-type="float">
            <text:p>12.98458</text:p>
          </table:table-cell>
          <table:table-cell office:value-type="float" office:value="7.874904" calcext:value-type="float">
            <text:p>7.874904</text:p>
          </table:table-cell>
          <table:table-cell office:value-type="float" office:value="5.147671" calcext:value-type="float">
            <text:p>5.147671</text:p>
          </table:table-cell>
          <table:table-cell office:value-type="float" office:value="1.837215" calcext:value-type="float">
            <text:p>1.837215</text:p>
          </table:table-cell>
          <table:table-cell office:value-type="float" office:value="0.4660026" calcext:value-type="float">
            <text:p>0.4660026</text:p>
          </table:table-cell>
          <table:table-cell office:value-type="float" office:value="0.6240739" calcext:value-type="float">
            <text:p>0.6240739</text:p>
          </table:table-cell>
          <table:table-cell office:value-type="float" office:value="0.4636637" calcext:value-type="float">
            <text:p>0.4636637</text:p>
          </table:table-cell>
          <table:table-cell office:value-type="float" office:value="0.3079921" calcext:value-type="float">
            <text:p>0.3079921</text:p>
          </table:table-cell>
          <table:table-cell office:value-type="float" office:value="0.2084381" calcext:value-type="float">
            <text:p>0.2084381</text:p>
          </table:table-cell>
          <table:table-cell office:value-type="float" office:value="0.320853" calcext:value-type="float">
            <text:p>0.320853</text:p>
          </table:table-cell>
          <table:table-cell office:value-type="float" office:value="0.3100628" calcext:value-type="float">
            <text:p>0.3100628</text:p>
          </table:table-cell>
          <table:table-cell office:value-type="float" office:value="0.3462437" calcext:value-type="float">
            <text:p>0.3462437</text:p>
          </table:table-cell>
          <table:table-cell office:value-type="float" office:value="0" calcext:value-type="float">
            <text:p>0</text:p>
          </table:table-cell>
          <table:table-cell office:value-type="float" office:value="1796.126" calcext:value-type="float">
            <text:p>1796.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34658" calcext:value-type="float">
            <text:p>0.8234658</text:p>
          </table:table-cell>
          <table:table-cell office:value-type="float" office:value="0" calcext:value-type="float">
            <text:p>0</text:p>
          </table:table-cell>
          <table:table-cell office:value-type="float" office:value="-0.0002993605" calcext:value-type="float">
            <text:p>-0.00029936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7" calcext:value-type="float">
            <text:p>5032007</text:p>
          </table:table-cell>
          <table:table-cell office:value-type="float" office:value="34.46514" calcext:value-type="float">
            <text:p>34.46514</text:p>
          </table:table-cell>
          <table:table-cell office:value-type="float" office:value="1101.212" calcext:value-type="float">
            <text:p>1101.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13754" calcext:value-type="float">
            <text:p>0.3913754</text:p>
          </table:table-cell>
          <table:table-cell office:value-type="float" office:value="4.495577" calcext:value-type="float">
            <text:p>4.495577</text:p>
          </table:table-cell>
          <table:table-cell office:value-type="float" office:value="0" calcext:value-type="float">
            <text:p>0</text:p>
          </table:table-cell>
          <table:table-cell office:value-type="float" office:value="0.000003398373" calcext:value-type="float">
            <text:p>3.398373E-06</text:p>
          </table:table-cell>
          <table:table-cell office:value-type="float" office:value="0" calcext:value-type="float">
            <text:p>0</text:p>
          </table:table-cell>
          <table:table-cell office:value-type="float" office:value="-0.008770074" calcext:value-type="float">
            <text:p>-0.008770074</text:p>
          </table:table-cell>
          <table:table-cell office:value-type="float" office:value="-0.002687834" calcext:value-type="float">
            <text:p>-0.002687834</text:p>
          </table:table-cell>
          <table:table-cell office:value-type="float" office:value="0.0004237451" calcext:value-type="float">
            <text:p>0.0004237451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53853" calcext:value-type="float">
            <text:p>24.53853</text:p>
          </table:table-cell>
          <table:table-cell office:value-type="float" office:value="0.288943" calcext:value-type="float">
            <text:p>0.288943</text:p>
          </table:table-cell>
          <table:table-cell office:value-type="float" office:value="0.1484223" calcext:value-type="float">
            <text:p>0.1484223</text:p>
          </table:table-cell>
          <table:table-cell office:value-type="float" office:value="0.1589171" calcext:value-type="float">
            <text:p>0.1589171</text:p>
          </table:table-cell>
          <table:table-cell office:value-type="float" office:value="0.07789296" calcext:value-type="float">
            <text:p>0.07789296</text:p>
          </table:table-cell>
          <table:table-cell office:value-type="float" office:value="0.07780199" calcext:value-type="float">
            <text:p>0.07780199</text:p>
          </table:table-cell>
          <table:table-cell office:value-type="float" office:value="0.03794366" calcext:value-type="float">
            <text:p>0.03794366</text:p>
          </table:table-cell>
          <table:table-cell office:value-type="float" office:value="0.02512987" calcext:value-type="float">
            <text:p>0.02512987</text:p>
          </table:table-cell>
          <table:table-cell office:value-type="float" office:value="0.03923773" calcext:value-type="float">
            <text:p>0.03923773</text:p>
          </table:table-cell>
          <table:table-cell office:value-type="float" office:value="0.02796714" calcext:value-type="float">
            <text:p>0.02796714</text:p>
          </table:table-cell>
          <table:table-cell office:value-type="float" office:value="0.02460534" calcext:value-type="float">
            <text:p>0.02460534</text:p>
          </table:table-cell>
          <table:table-cell office:value-type="float" office:value="0.0286257" calcext:value-type="float">
            <text:p>0.0286257</text:p>
          </table:table-cell>
          <table:table-cell office:value-type="float" office:value="0.03817689" calcext:value-type="float">
            <text:p>0.03817689</text:p>
          </table:table-cell>
          <table:table-cell office:value-type="float" office:value="0.00471681" calcext:value-type="float">
            <text:p>0.00471681</text:p>
          </table:table-cell>
          <table:table-cell office:value-type="float" office:value="0.003731128" calcext:value-type="float">
            <text:p>0.003731128</text:p>
          </table:table-cell>
          <table:table-cell office:value-type="float" office:value="0" calcext:value-type="float">
            <text:p>0</text:p>
          </table:table-cell>
          <table:table-cell office:value-type="float" office:value="38.69248" calcext:value-type="float">
            <text:p>38.69248</text:p>
          </table:table-cell>
          <table:table-cell office:value-type="float" office:value="24.25359" calcext:value-type="float">
            <text:p>24.25359</text:p>
          </table:table-cell>
          <table:table-cell office:value-type="float" office:value="13.17" calcext:value-type="float">
            <text:p>13.17</text:p>
          </table:table-cell>
          <table:table-cell office:value-type="float" office:value="7.933005" calcext:value-type="float">
            <text:p>7.933005</text:p>
          </table:table-cell>
          <table:table-cell office:value-type="float" office:value="5.11151" calcext:value-type="float">
            <text:p>5.11151</text:p>
          </table:table-cell>
          <table:table-cell office:value-type="float" office:value="1.808484" calcext:value-type="float">
            <text:p>1.808484</text:p>
          </table:table-cell>
          <table:table-cell office:value-type="float" office:value="0.4365439" calcext:value-type="float">
            <text:p>0.4365439</text:p>
          </table:table-cell>
          <table:table-cell office:value-type="float" office:value="0.6278983" calcext:value-type="float">
            <text:p>0.6278983</text:p>
          </table:table-cell>
          <table:table-cell office:value-type="float" office:value="0.4665865" calcext:value-type="float">
            <text:p>0.4665865</text:p>
          </table:table-cell>
          <table:table-cell office:value-type="float" office:value="0.3088143" calcext:value-type="float">
            <text:p>0.3088143</text:p>
          </table:table-cell>
          <table:table-cell office:value-type="float" office:value="0.2090913" calcext:value-type="float">
            <text:p>0.2090913</text:p>
          </table:table-cell>
          <table:table-cell office:value-type="float" office:value="0.3215658" calcext:value-type="float">
            <text:p>0.3215658</text:p>
          </table:table-cell>
          <table:table-cell office:value-type="float" office:value="0.3099542" calcext:value-type="float">
            <text:p>0.3099542</text:p>
          </table:table-cell>
          <table:table-cell office:value-type="float" office:value="0.3462439" calcext:value-type="float">
            <text:p>0.3462439</text:p>
          </table:table-cell>
          <table:table-cell office:value-type="float" office:value="0" calcext:value-type="float">
            <text:p>0</text:p>
          </table:table-cell>
          <table:table-cell office:value-type="float" office:value="1774.456" calcext:value-type="float">
            <text:p>1774.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75183" calcext:value-type="float">
            <text:p>0.8375183</text:p>
          </table:table-cell>
          <table:table-cell office:value-type="float" office:value="0" calcext:value-type="float">
            <text:p>0</text:p>
          </table:table-cell>
          <table:table-cell office:value-type="float" office:value="-0.0003025951" calcext:value-type="float">
            <text:p>-0.00030259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7" calcext:value-type="float">
            <text:p>6032007</text:p>
          </table:table-cell>
          <table:table-cell office:value-type="float" office:value="34.4425" calcext:value-type="float">
            <text:p>34.4425</text:p>
          </table:table-cell>
          <table:table-cell office:value-type="float" office:value="1101.219" calcext:value-type="float">
            <text:p>1101.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73582" calcext:value-type="float">
            <text:p>0.3873582</text:p>
          </table:table-cell>
          <table:table-cell office:value-type="float" office:value="4.513493" calcext:value-type="float">
            <text:p>4.513493</text:p>
          </table:table-cell>
          <table:table-cell office:value-type="float" office:value="0" calcext:value-type="float">
            <text:p>0</text:p>
          </table:table-cell>
          <table:table-cell office:value-type="float" office:value="0.000003547108" calcext:value-type="float">
            <text:p>3.547108E-06</text:p>
          </table:table-cell>
          <table:table-cell office:value-type="float" office:value="0" calcext:value-type="float">
            <text:p>0</text:p>
          </table:table-cell>
          <table:table-cell office:value-type="float" office:value="-0.008760878" calcext:value-type="float">
            <text:p>-0.008760878</text:p>
          </table:table-cell>
          <table:table-cell office:value-type="float" office:value="-0.002724636" calcext:value-type="float">
            <text:p>-0.002724636</text:p>
          </table:table-cell>
          <table:table-cell office:value-type="float" office:value="0.0004291785" calcext:value-type="float">
            <text:p>0.0004291785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51022" calcext:value-type="float">
            <text:p>24.51022</text:p>
          </table:table-cell>
          <table:table-cell office:value-type="float" office:value="0.2933705" calcext:value-type="float">
            <text:p>0.2933705</text:p>
          </table:table-cell>
          <table:table-cell office:value-type="float" office:value="0.148068" calcext:value-type="float">
            <text:p>0.148068</text:p>
          </table:table-cell>
          <table:table-cell office:value-type="float" office:value="0.1587546" calcext:value-type="float">
            <text:p>0.1587546</text:p>
          </table:table-cell>
          <table:table-cell office:value-type="float" office:value="0.07805417" calcext:value-type="float">
            <text:p>0.07805417</text:p>
          </table:table-cell>
          <table:table-cell office:value-type="float" office:value="0.07788935" calcext:value-type="float">
            <text:p>0.07788935</text:p>
          </table:table-cell>
          <table:table-cell office:value-type="float" office:value="0.03796952" calcext:value-type="float">
            <text:p>0.03796952</text:p>
          </table:table-cell>
          <table:table-cell office:value-type="float" office:value="0.02487897" calcext:value-type="float">
            <text:p>0.02487897</text:p>
          </table:table-cell>
          <table:table-cell office:value-type="float" office:value="0.03929794" calcext:value-type="float">
            <text:p>0.03929794</text:p>
          </table:table-cell>
          <table:table-cell office:value-type="float" office:value="0.02802786" calcext:value-type="float">
            <text:p>0.02802786</text:p>
          </table:table-cell>
          <table:table-cell office:value-type="float" office:value="0.02463075" calcext:value-type="float">
            <text:p>0.02463075</text:p>
          </table:table-cell>
          <table:table-cell office:value-type="float" office:value="0.02863252" calcext:value-type="float">
            <text:p>0.02863252</text:p>
          </table:table-cell>
          <table:table-cell office:value-type="float" office:value="0.03815672" calcext:value-type="float">
            <text:p>0.03815672</text:p>
          </table:table-cell>
          <table:table-cell office:value-type="float" office:value="0.004717268" calcext:value-type="float">
            <text:p>0.004717268</text:p>
          </table:table-cell>
          <table:table-cell office:value-type="float" office:value="0.003730949" calcext:value-type="float">
            <text:p>0.003730949</text:p>
          </table:table-cell>
          <table:table-cell office:value-type="float" office:value="0" calcext:value-type="float">
            <text:p>0</text:p>
          </table:table-cell>
          <table:table-cell office:value-type="float" office:value="41.33989" calcext:value-type="float">
            <text:p>41.33989</text:p>
          </table:table-cell>
          <table:table-cell office:value-type="float" office:value="24.00566" calcext:value-type="float">
            <text:p>24.00566</text:p>
          </table:table-cell>
          <table:table-cell office:value-type="float" office:value="13.32139" calcext:value-type="float">
            <text:p>13.32139</text:p>
          </table:table-cell>
          <table:table-cell office:value-type="float" office:value="7.972127" calcext:value-type="float">
            <text:p>7.972127</text:p>
          </table:table-cell>
          <table:table-cell office:value-type="float" office:value="5.035789" calcext:value-type="float">
            <text:p>5.035789</text:p>
          </table:table-cell>
          <table:table-cell office:value-type="float" office:value="1.778177" calcext:value-type="float">
            <text:p>1.778177</text:p>
          </table:table-cell>
          <table:table-cell office:value-type="float" office:value="0.4213801" calcext:value-type="float">
            <text:p>0.4213801</text:p>
          </table:table-cell>
          <table:table-cell office:value-type="float" office:value="0.6282257" calcext:value-type="float">
            <text:p>0.6282257</text:p>
          </table:table-cell>
          <table:table-cell office:value-type="float" office:value="0.469916" calcext:value-type="float">
            <text:p>0.469916</text:p>
          </table:table-cell>
          <table:table-cell office:value-type="float" office:value="0.3097422" calcext:value-type="float">
            <text:p>0.3097422</text:p>
          </table:table-cell>
          <table:table-cell office:value-type="float" office:value="0.2097329" calcext:value-type="float">
            <text:p>0.2097329</text:p>
          </table:table-cell>
          <table:table-cell office:value-type="float" office:value="0.3222709" calcext:value-type="float">
            <text:p>0.3222709</text:p>
          </table:table-cell>
          <table:table-cell office:value-type="float" office:value="0.309851" calcext:value-type="float">
            <text:p>0.309851</text:p>
          </table:table-cell>
          <table:table-cell office:value-type="float" office:value="0.3462441" calcext:value-type="float">
            <text:p>0.3462441</text:p>
          </table:table-cell>
          <table:table-cell office:value-type="float" office:value="0" calcext:value-type="float">
            <text:p>0</text:p>
          </table:table-cell>
          <table:table-cell office:value-type="float" office:value="1751.829" calcext:value-type="float">
            <text:p>1751.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47" calcext:value-type="float">
            <text:p>0.85147</text:p>
          </table:table-cell>
          <table:table-cell office:value-type="float" office:value="0" calcext:value-type="float">
            <text:p>0</text:p>
          </table:table-cell>
          <table:table-cell office:value-type="float" office:value="-0.0003058386" calcext:value-type="float">
            <text:p>-0.00030583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7" calcext:value-type="float">
            <text:p>7032007</text:p>
          </table:table-cell>
          <table:table-cell office:value-type="float" office:value="34.4203" calcext:value-type="float">
            <text:p>34.4203</text:p>
          </table:table-cell>
          <table:table-cell office:value-type="float" office:value="1101.226" calcext:value-type="float">
            <text:p>1101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8937" calcext:value-type="float">
            <text:p>0.3828937</text:p>
          </table:table-cell>
          <table:table-cell office:value-type="float" office:value="4.531368" calcext:value-type="float">
            <text:p>4.531368</text:p>
          </table:table-cell>
          <table:table-cell office:value-type="float" office:value="0" calcext:value-type="float">
            <text:p>0</text:p>
          </table:table-cell>
          <table:table-cell office:value-type="float" office:value="0.000003750394" calcext:value-type="float">
            <text:p>3.750394E-06</text:p>
          </table:table-cell>
          <table:table-cell office:value-type="float" office:value="0" calcext:value-type="float">
            <text:p>0</text:p>
          </table:table-cell>
          <table:table-cell office:value-type="float" office:value="-0.008748749" calcext:value-type="float">
            <text:p>-0.008748749</text:p>
          </table:table-cell>
          <table:table-cell office:value-type="float" office:value="-0.002762708" calcext:value-type="float">
            <text:p>-0.002762708</text:p>
          </table:table-cell>
          <table:table-cell office:value-type="float" office:value="0.0004346941" calcext:value-type="float">
            <text:p>0.0004346941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48321" calcext:value-type="float">
            <text:p>24.48321</text:p>
          </table:table-cell>
          <table:table-cell office:value-type="float" office:value="0.2967597" calcext:value-type="float">
            <text:p>0.2967597</text:p>
          </table:table-cell>
          <table:table-cell office:value-type="float" office:value="0.1487007" calcext:value-type="float">
            <text:p>0.1487007</text:p>
          </table:table-cell>
          <table:table-cell office:value-type="float" office:value="0.1586294" calcext:value-type="float">
            <text:p>0.1586294</text:p>
          </table:table-cell>
          <table:table-cell office:value-type="float" office:value="0.07819965" calcext:value-type="float">
            <text:p>0.07819965</text:p>
          </table:table-cell>
          <table:table-cell office:value-type="float" office:value="0.07803488" calcext:value-type="float">
            <text:p>0.07803488</text:p>
          </table:table-cell>
          <table:table-cell office:value-type="float" office:value="0.03806065" calcext:value-type="float">
            <text:p>0.03806065</text:p>
          </table:table-cell>
          <table:table-cell office:value-type="float" office:value="0.02448811" calcext:value-type="float">
            <text:p>0.02448811</text:p>
          </table:table-cell>
          <table:table-cell office:value-type="float" office:value="0.03938321" calcext:value-type="float">
            <text:p>0.03938321</text:p>
          </table:table-cell>
          <table:table-cell office:value-type="float" office:value="0.02808624" calcext:value-type="float">
            <text:p>0.02808624</text:p>
          </table:table-cell>
          <table:table-cell office:value-type="float" office:value="0.02465674" calcext:value-type="float">
            <text:p>0.02465674</text:p>
          </table:table-cell>
          <table:table-cell office:value-type="float" office:value="0.02863973" calcext:value-type="float">
            <text:p>0.02863973</text:p>
          </table:table-cell>
          <table:table-cell office:value-type="float" office:value="0.03813689" calcext:value-type="float">
            <text:p>0.03813689</text:p>
          </table:table-cell>
          <table:table-cell office:value-type="float" office:value="0.004717723" calcext:value-type="float">
            <text:p>0.004717723</text:p>
          </table:table-cell>
          <table:table-cell office:value-type="float" office:value="0.003730737" calcext:value-type="float">
            <text:p>0.003730737</text:p>
          </table:table-cell>
          <table:table-cell office:value-type="float" office:value="0" calcext:value-type="float">
            <text:p>0</text:p>
          </table:table-cell>
          <table:table-cell office:value-type="float" office:value="35.51773" calcext:value-type="float">
            <text:p>35.51773</text:p>
          </table:table-cell>
          <table:table-cell office:value-type="float" office:value="24.34802" calcext:value-type="float">
            <text:p>24.34802</text:p>
          </table:table-cell>
          <table:table-cell office:value-type="float" office:value="13.49421" calcext:value-type="float">
            <text:p>13.49421</text:p>
          </table:table-cell>
          <table:table-cell office:value-type="float" office:value="7.98365" calcext:value-type="float">
            <text:p>7.98365</text:p>
          </table:table-cell>
          <table:table-cell office:value-type="float" office:value="4.957001" calcext:value-type="float">
            <text:p>4.957001</text:p>
          </table:table-cell>
          <table:table-cell office:value-type="float" office:value="1.747317" calcext:value-type="float">
            <text:p>1.747317</text:p>
          </table:table-cell>
          <table:table-cell office:value-type="float" office:value="0.4018905" calcext:value-type="float">
            <text:p>0.4018905</text:p>
          </table:table-cell>
          <table:table-cell office:value-type="float" office:value="0.6294423" calcext:value-type="float">
            <text:p>0.6294423</text:p>
          </table:table-cell>
          <table:table-cell office:value-type="float" office:value="0.4730254" calcext:value-type="float">
            <text:p>0.4730254</text:p>
          </table:table-cell>
          <table:table-cell office:value-type="float" office:value="0.310752" calcext:value-type="float">
            <text:p>0.310752</text:p>
          </table:table-cell>
          <table:table-cell office:value-type="float" office:value="0.2103769" calcext:value-type="float">
            <text:p>0.2103769</text:p>
          </table:table-cell>
          <table:table-cell office:value-type="float" office:value="0.3229704" calcext:value-type="float">
            <text:p>0.3229704</text:p>
          </table:table-cell>
          <table:table-cell office:value-type="float" office:value="0.3097501" calcext:value-type="float">
            <text:p>0.3097501</text:p>
          </table:table-cell>
          <table:table-cell office:value-type="float" office:value="0.3462443" calcext:value-type="float">
            <text:p>0.3462443</text:p>
          </table:table-cell>
          <table:table-cell office:value-type="float" office:value="0" calcext:value-type="float">
            <text:p>0</text:p>
          </table:table-cell>
          <table:table-cell office:value-type="float" office:value="1726.175" calcext:value-type="float">
            <text:p>1726.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49433" calcext:value-type="float">
            <text:p>0.8649433</text:p>
          </table:table-cell>
          <table:table-cell office:value-type="float" office:value="0" calcext:value-type="float">
            <text:p>0</text:p>
          </table:table-cell>
          <table:table-cell office:value-type="float" office:value="-0.0003090994" calcext:value-type="float">
            <text:p>-0.00030909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7" calcext:value-type="float">
            <text:p>8032007</text:p>
          </table:table-cell>
          <table:table-cell office:value-type="float" office:value="34.3982" calcext:value-type="float">
            <text:p>34.3982</text:p>
          </table:table-cell>
          <table:table-cell office:value-type="float" office:value="1101.233" calcext:value-type="float">
            <text:p>1101.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3922" calcext:value-type="float">
            <text:p>0.3783922</text:p>
          </table:table-cell>
          <table:table-cell office:value-type="float" office:value="4.549184" calcext:value-type="float">
            <text:p>4.549184</text:p>
          </table:table-cell>
          <table:table-cell office:value-type="float" office:value="0" calcext:value-type="float">
            <text:p>0</text:p>
          </table:table-cell>
          <table:table-cell office:value-type="float" office:value="0.000003960316" calcext:value-type="float">
            <text:p>3.960316E-06</text:p>
          </table:table-cell>
          <table:table-cell office:value-type="float" office:value="0" calcext:value-type="float">
            <text:p>0</text:p>
          </table:table-cell>
          <table:table-cell office:value-type="float" office:value="-0.00873717" calcext:value-type="float">
            <text:p>-0.00873717</text:p>
          </table:table-cell>
          <table:table-cell office:value-type="float" office:value="-0.002800648" calcext:value-type="float">
            <text:p>-0.002800648</text:p>
          </table:table-cell>
          <table:table-cell office:value-type="float" office:value="0.0004403111" calcext:value-type="float">
            <text:p>0.0004403111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4566" calcext:value-type="float">
            <text:p>24.4566</text:p>
          </table:table-cell>
          <table:table-cell office:value-type="float" office:value="0.2958736" calcext:value-type="float">
            <text:p>0.2958736</text:p>
          </table:table-cell>
          <table:table-cell office:value-type="float" office:value="0.1489441" calcext:value-type="float">
            <text:p>0.1489441</text:p>
          </table:table-cell>
          <table:table-cell office:value-type="float" office:value="0.1585246" calcext:value-type="float">
            <text:p>0.1585246</text:p>
          </table:table-cell>
          <table:table-cell office:value-type="float" office:value="0.07861467" calcext:value-type="float">
            <text:p>0.07861467</text:p>
          </table:table-cell>
          <table:table-cell office:value-type="float" office:value="0.07831886" calcext:value-type="float">
            <text:p>0.07831886</text:p>
          </table:table-cell>
          <table:table-cell office:value-type="float" office:value="0.03819451" calcext:value-type="float">
            <text:p>0.03819451</text:p>
          </table:table-cell>
          <table:table-cell office:value-type="float" office:value="0.02388348" calcext:value-type="float">
            <text:p>0.02388348</text:p>
          </table:table-cell>
          <table:table-cell office:value-type="float" office:value="0.03950123" calcext:value-type="float">
            <text:p>0.03950123</text:p>
          </table:table-cell>
          <table:table-cell office:value-type="float" office:value="0.02814494" calcext:value-type="float">
            <text:p>0.02814494</text:p>
          </table:table-cell>
          <table:table-cell office:value-type="float" office:value="0.0246831" calcext:value-type="float">
            <text:p>0.0246831</text:p>
          </table:table-cell>
          <table:table-cell office:value-type="float" office:value="0.02864738" calcext:value-type="float">
            <text:p>0.02864738</text:p>
          </table:table-cell>
          <table:table-cell office:value-type="float" office:value="0.03811733" calcext:value-type="float">
            <text:p>0.03811733</text:p>
          </table:table-cell>
          <table:table-cell office:value-type="float" office:value="0.004718157" calcext:value-type="float">
            <text:p>0.004718157</text:p>
          </table:table-cell>
          <table:table-cell office:value-type="float" office:value="0.003730506" calcext:value-type="float">
            <text:p>0.003730506</text:p>
          </table:table-cell>
          <table:table-cell office:value-type="float" office:value="0" calcext:value-type="float">
            <text:p>0</text:p>
          </table:table-cell>
          <table:table-cell office:value-type="float" office:value="35.27765" calcext:value-type="float">
            <text:p>35.27765</text:p>
          </table:table-cell>
          <table:table-cell office:value-type="float" office:value="24.28149" calcext:value-type="float">
            <text:p>24.28149</text:p>
          </table:table-cell>
          <table:table-cell office:value-type="float" office:value="13.64774" calcext:value-type="float">
            <text:p>13.64774</text:p>
          </table:table-cell>
          <table:table-cell office:value-type="float" office:value="8.01096" calcext:value-type="float">
            <text:p>8.01096</text:p>
          </table:table-cell>
          <table:table-cell office:value-type="float" office:value="4.862606" calcext:value-type="float">
            <text:p>4.862606</text:p>
          </table:table-cell>
          <table:table-cell office:value-type="float" office:value="1.706541" calcext:value-type="float">
            <text:p>1.706541</text:p>
          </table:table-cell>
          <table:table-cell office:value-type="float" office:value="0.3759045" calcext:value-type="float">
            <text:p>0.3759045</text:p>
          </table:table-cell>
          <table:table-cell office:value-type="float" office:value="0.6316214" calcext:value-type="float">
            <text:p>0.6316214</text:p>
          </table:table-cell>
          <table:table-cell office:value-type="float" office:value="0.4761468" calcext:value-type="float">
            <text:p>0.4761468</text:p>
          </table:table-cell>
          <table:table-cell office:value-type="float" office:value="0.3118219" calcext:value-type="float">
            <text:p>0.3118219</text:p>
          </table:table-cell>
          <table:table-cell office:value-type="float" office:value="0.2110224" calcext:value-type="float">
            <text:p>0.2110224</text:p>
          </table:table-cell>
          <table:table-cell office:value-type="float" office:value="0.3236646" calcext:value-type="float">
            <text:p>0.3236646</text:p>
          </table:table-cell>
          <table:table-cell office:value-type="float" office:value="0.3096532" calcext:value-type="float">
            <text:p>0.3096532</text:p>
          </table:table-cell>
          <table:table-cell office:value-type="float" office:value="0.3462445" calcext:value-type="float">
            <text:p>0.3462445</text:p>
          </table:table-cell>
          <table:table-cell office:value-type="float" office:value="0" calcext:value-type="float">
            <text:p>0</text:p>
          </table:table-cell>
          <table:table-cell office:value-type="float" office:value="1700.456" calcext:value-type="float">
            <text:p>1700.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313" calcext:value-type="float">
            <text:p>0.878313</text:p>
          </table:table-cell>
          <table:table-cell office:value-type="float" office:value="0" calcext:value-type="float">
            <text:p>0</text:p>
          </table:table-cell>
          <table:table-cell office:value-type="float" office:value="-0.000312387" calcext:value-type="float">
            <text:p>-0.0003123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7" calcext:value-type="float">
            <text:p>9032007</text:p>
          </table:table-cell>
          <table:table-cell office:value-type="float" office:value="34.37639" calcext:value-type="float">
            <text:p>34.37639</text:p>
          </table:table-cell>
          <table:table-cell office:value-type="float" office:value="1101.24" calcext:value-type="float">
            <text:p>1101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40374" calcext:value-type="float">
            <text:p>0.3740374</text:p>
          </table:table-cell>
          <table:table-cell office:value-type="float" office:value="4.566687" calcext:value-type="float">
            <text:p>4.566687</text:p>
          </table:table-cell>
          <table:table-cell office:value-type="float" office:value="0" calcext:value-type="float">
            <text:p>0</text:p>
          </table:table-cell>
          <table:table-cell office:value-type="float" office:value="0.000004198664" calcext:value-type="float">
            <text:p>4.198664E-06</text:p>
          </table:table-cell>
          <table:table-cell office:value-type="float" office:value="0" calcext:value-type="float">
            <text:p>0</text:p>
          </table:table-cell>
          <table:table-cell office:value-type="float" office:value="-0.008725043" calcext:value-type="float">
            <text:p>-0.008725043</text:p>
          </table:table-cell>
          <table:table-cell office:value-type="float" office:value="-0.002838652" calcext:value-type="float">
            <text:p>-0.002838652</text:p>
          </table:table-cell>
          <table:table-cell office:value-type="float" office:value="0.0004456997" calcext:value-type="float">
            <text:p>0.0004456997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43042" calcext:value-type="float">
            <text:p>24.43042</text:p>
          </table:table-cell>
          <table:table-cell office:value-type="float" office:value="0.2918029" calcext:value-type="float">
            <text:p>0.2918029</text:p>
          </table:table-cell>
          <table:table-cell office:value-type="float" office:value="0.1493662" calcext:value-type="float">
            <text:p>0.1493662</text:p>
          </table:table-cell>
          <table:table-cell office:value-type="float" office:value="0.1583295" calcext:value-type="float">
            <text:p>0.1583295</text:p>
          </table:table-cell>
          <table:table-cell office:value-type="float" office:value="0.07923135" calcext:value-type="float">
            <text:p>0.07923135</text:p>
          </table:table-cell>
          <table:table-cell office:value-type="float" office:value="0.07863636" calcext:value-type="float">
            <text:p>0.07863636</text:p>
          </table:table-cell>
          <table:table-cell office:value-type="float" office:value="0.03832483" calcext:value-type="float">
            <text:p>0.03832483</text:p>
          </table:table-cell>
          <table:table-cell office:value-type="float" office:value="0.02319223" calcext:value-type="float">
            <text:p>0.02319223</text:p>
          </table:table-cell>
          <table:table-cell office:value-type="float" office:value="0.03963508" calcext:value-type="float">
            <text:p>0.03963508</text:p>
          </table:table-cell>
          <table:table-cell office:value-type="float" office:value="0.02820765" calcext:value-type="float">
            <text:p>0.02820765</text:p>
          </table:table-cell>
          <table:table-cell office:value-type="float" office:value="0.02470991" calcext:value-type="float">
            <text:p>0.02470991</text:p>
          </table:table-cell>
          <table:table-cell office:value-type="float" office:value="0.02865539" calcext:value-type="float">
            <text:p>0.02865539</text:p>
          </table:table-cell>
          <table:table-cell office:value-type="float" office:value="0.03809811" calcext:value-type="float">
            <text:p>0.03809811</text:p>
          </table:table-cell>
          <table:table-cell office:value-type="float" office:value="0.004718552" calcext:value-type="float">
            <text:p>0.004718552</text:p>
          </table:table-cell>
          <table:table-cell office:value-type="float" office:value="0.003730155" calcext:value-type="float">
            <text:p>0.003730155</text:p>
          </table:table-cell>
          <table:table-cell office:value-type="float" office:value="0" calcext:value-type="float">
            <text:p>0</text:p>
          </table:table-cell>
          <table:table-cell office:value-type="float" office:value="33.1003" calcext:value-type="float">
            <text:p>33.1003</text:p>
          </table:table-cell>
          <table:table-cell office:value-type="float" office:value="24.26441" calcext:value-type="float">
            <text:p>24.26441</text:p>
          </table:table-cell>
          <table:table-cell office:value-type="float" office:value="13.7699" calcext:value-type="float">
            <text:p>13.7699</text:p>
          </table:table-cell>
          <table:table-cell office:value-type="float" office:value="8.01783" calcext:value-type="float">
            <text:p>8.01783</text:p>
          </table:table-cell>
          <table:table-cell office:value-type="float" office:value="4.732774" calcext:value-type="float">
            <text:p>4.732774</text:p>
          </table:table-cell>
          <table:table-cell office:value-type="float" office:value="1.655395" calcext:value-type="float">
            <text:p>1.655395</text:p>
          </table:table-cell>
          <table:table-cell office:value-type="float" office:value="0.348165" calcext:value-type="float">
            <text:p>0.348165</text:p>
          </table:table-cell>
          <table:table-cell office:value-type="float" office:value="0.6336452" calcext:value-type="float">
            <text:p>0.6336452</text:p>
          </table:table-cell>
          <table:table-cell office:value-type="float" office:value="0.4796139" calcext:value-type="float">
            <text:p>0.4796139</text:p>
          </table:table-cell>
          <table:table-cell office:value-type="float" office:value="0.3129623" calcext:value-type="float">
            <text:p>0.3129623</text:p>
          </table:table-cell>
          <table:table-cell office:value-type="float" office:value="0.2116683" calcext:value-type="float">
            <text:p>0.2116683</text:p>
          </table:table-cell>
          <table:table-cell office:value-type="float" office:value="0.3243543" calcext:value-type="float">
            <text:p>0.3243543</text:p>
          </table:table-cell>
          <table:table-cell office:value-type="float" office:value="0.3095472" calcext:value-type="float">
            <text:p>0.3095472</text:p>
          </table:table-cell>
          <table:table-cell office:value-type="float" office:value="0.3462451" calcext:value-type="float">
            <text:p>0.3462451</text:p>
          </table:table-cell>
          <table:table-cell office:value-type="float" office:value="0" calcext:value-type="float">
            <text:p>0</text:p>
          </table:table-cell>
          <table:table-cell office:value-type="float" office:value="1675.61" calcext:value-type="float">
            <text:p>1675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5253" calcext:value-type="float">
            <text:p>0.8915253</text:p>
          </table:table-cell>
          <table:table-cell office:value-type="float" office:value="0" calcext:value-type="float">
            <text:p>0</text:p>
          </table:table-cell>
          <table:table-cell office:value-type="float" office:value="-0.0003156997" calcext:value-type="float">
            <text:p>-0.000315699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7" calcext:value-type="float">
            <text:p>10032007</text:p>
          </table:table-cell>
          <table:table-cell office:value-type="float" office:value="34.35442" calcext:value-type="float">
            <text:p>34.35442</text:p>
          </table:table-cell>
          <table:table-cell office:value-type="float" office:value="1101.248" calcext:value-type="float">
            <text:p>1101.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99028" calcext:value-type="float">
            <text:p>0.3699028</text:p>
          </table:table-cell>
          <table:table-cell office:value-type="float" office:value="4.58415" calcext:value-type="float">
            <text:p>4.58415</text:p>
          </table:table-cell>
          <table:table-cell office:value-type="float" office:value="0" calcext:value-type="float">
            <text:p>0</text:p>
          </table:table-cell>
          <table:table-cell office:value-type="float" office:value="0.000004420425" calcext:value-type="float">
            <text:p>4.420425E-06</text:p>
          </table:table-cell>
          <table:table-cell office:value-type="float" office:value="0" calcext:value-type="float">
            <text:p>0</text:p>
          </table:table-cell>
          <table:table-cell office:value-type="float" office:value="-0.008714722" calcext:value-type="float">
            <text:p>-0.008714722</text:p>
          </table:table-cell>
          <table:table-cell office:value-type="float" office:value="-0.002875872" calcext:value-type="float">
            <text:p>-0.002875872</text:p>
          </table:table-cell>
          <table:table-cell office:value-type="float" office:value="0.0004508556" calcext:value-type="float">
            <text:p>0.0004508556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40416" calcext:value-type="float">
            <text:p>24.40416</text:p>
          </table:table-cell>
          <table:table-cell office:value-type="float" office:value="0.2893331" calcext:value-type="float">
            <text:p>0.2893331</text:p>
          </table:table-cell>
          <table:table-cell office:value-type="float" office:value="0.1495555" calcext:value-type="float">
            <text:p>0.1495555</text:p>
          </table:table-cell>
          <table:table-cell office:value-type="float" office:value="0.1584599" calcext:value-type="float">
            <text:p>0.1584599</text:p>
          </table:table-cell>
          <table:table-cell office:value-type="float" office:value="0.08006724" calcext:value-type="float">
            <text:p>0.08006724</text:p>
          </table:table-cell>
          <table:table-cell office:value-type="float" office:value="0.07898121" calcext:value-type="float">
            <text:p>0.07898121</text:p>
          </table:table-cell>
          <table:table-cell office:value-type="float" office:value="0.03837367" calcext:value-type="float">
            <text:p>0.03837367</text:p>
          </table:table-cell>
          <table:table-cell office:value-type="float" office:value="0.02246559" calcext:value-type="float">
            <text:p>0.02246559</text:p>
          </table:table-cell>
          <table:table-cell office:value-type="float" office:value="0.03976439" calcext:value-type="float">
            <text:p>0.03976439</text:p>
          </table:table-cell>
          <table:table-cell office:value-type="float" office:value="0.0282809" calcext:value-type="float">
            <text:p>0.0282809</text:p>
          </table:table-cell>
          <table:table-cell office:value-type="float" office:value="0.02473806" calcext:value-type="float">
            <text:p>0.02473806</text:p>
          </table:table-cell>
          <table:table-cell office:value-type="float" office:value="0.02866378" calcext:value-type="float">
            <text:p>0.02866378</text:p>
          </table:table-cell>
          <table:table-cell office:value-type="float" office:value="0.03807922" calcext:value-type="float">
            <text:p>0.03807922</text:p>
          </table:table-cell>
          <table:table-cell office:value-type="float" office:value="0.004718921" calcext:value-type="float">
            <text:p>0.004718921</text:p>
          </table:table-cell>
          <table:table-cell office:value-type="float" office:value="0.003729821" calcext:value-type="float">
            <text:p>0.003729821</text:p>
          </table:table-cell>
          <table:table-cell office:value-type="float" office:value="0" calcext:value-type="float">
            <text:p>0</text:p>
          </table:table-cell>
          <table:table-cell office:value-type="float" office:value="36.39635" calcext:value-type="float">
            <text:p>36.39635</text:p>
          </table:table-cell>
          <table:table-cell office:value-type="float" office:value="24.10942" calcext:value-type="float">
            <text:p>24.10942</text:p>
          </table:table-cell>
          <table:table-cell office:value-type="float" office:value="13.87088" calcext:value-type="float">
            <text:p>13.87088</text:p>
          </table:table-cell>
          <table:table-cell office:value-type="float" office:value="7.97423" calcext:value-type="float">
            <text:p>7.97423</text:p>
          </table:table-cell>
          <table:table-cell office:value-type="float" office:value="4.555492" calcext:value-type="float">
            <text:p>4.555492</text:p>
          </table:table-cell>
          <table:table-cell office:value-type="float" office:value="1.588435" calcext:value-type="float">
            <text:p>1.588435</text:p>
          </table:table-cell>
          <table:table-cell office:value-type="float" office:value="0.3204533" calcext:value-type="float">
            <text:p>0.3204533</text:p>
          </table:table-cell>
          <table:table-cell office:value-type="float" office:value="0.6341636" calcext:value-type="float">
            <text:p>0.6341636</text:p>
          </table:table-cell>
          <table:table-cell office:value-type="float" office:value="0.4839807" calcext:value-type="float">
            <text:p>0.4839807</text:p>
          </table:table-cell>
          <table:table-cell office:value-type="float" office:value="0.3142498" calcext:value-type="float">
            <text:p>0.3142498</text:p>
          </table:table-cell>
          <table:table-cell office:value-type="float" office:value="0.2123154" calcext:value-type="float">
            <text:p>0.2123154</text:p>
          </table:table-cell>
          <table:table-cell office:value-type="float" office:value="0.3250426" calcext:value-type="float">
            <text:p>0.3250426</text:p>
          </table:table-cell>
          <table:table-cell office:value-type="float" office:value="0.309455" calcext:value-type="float">
            <text:p>0.309455</text:p>
          </table:table-cell>
          <table:table-cell office:value-type="float" office:value="0.3462384" calcext:value-type="float">
            <text:p>0.3462384</text:p>
          </table:table-cell>
          <table:table-cell office:value-type="float" office:value="0" calcext:value-type="float">
            <text:p>0</text:p>
          </table:table-cell>
          <table:table-cell office:value-type="float" office:value="1651.882" calcext:value-type="float">
            <text:p>1651.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49231" calcext:value-type="float">
            <text:p>0.9049231</text:p>
          </table:table-cell>
          <table:table-cell office:value-type="float" office:value="0" calcext:value-type="float">
            <text:p>0</text:p>
          </table:table-cell>
          <table:table-cell office:value-type="float" office:value="-0.0003190468" calcext:value-type="float">
            <text:p>-0.00031904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7" calcext:value-type="float">
            <text:p>11032007</text:p>
          </table:table-cell>
          <table:table-cell office:value-type="float" office:value="34.33168" calcext:value-type="float">
            <text:p>34.33168</text:p>
          </table:table-cell>
          <table:table-cell office:value-type="float" office:value="1101.254" calcext:value-type="float">
            <text:p>1101.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77681" calcext:value-type="float">
            <text:p>0.3677681</text:p>
          </table:table-cell>
          <table:table-cell office:value-type="float" office:value="4.60096" calcext:value-type="float">
            <text:p>4.60096</text:p>
          </table:table-cell>
          <table:table-cell office:value-type="float" office:value="0" calcext:value-type="float">
            <text:p>0</text:p>
          </table:table-cell>
          <table:table-cell office:value-type="float" office:value="0.000004540846" calcext:value-type="float">
            <text:p>4.540846E-06</text:p>
          </table:table-cell>
          <table:table-cell office:value-type="float" office:value="0" calcext:value-type="float">
            <text:p>0</text:p>
          </table:table-cell>
          <table:table-cell office:value-type="float" office:value="-0.008709423" calcext:value-type="float">
            <text:p>-0.008709423</text:p>
          </table:table-cell>
          <table:table-cell office:value-type="float" office:value="-0.002905825" calcext:value-type="float">
            <text:p>-0.002905825</text:p>
          </table:table-cell>
          <table:table-cell office:value-type="float" office:value="0.00045563" calcext:value-type="float">
            <text:p>0.00045563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37367" calcext:value-type="float">
            <text:p>24.37367</text:p>
          </table:table-cell>
          <table:table-cell office:value-type="float" office:value="0.2588442" calcext:value-type="float">
            <text:p>0.2588442</text:p>
          </table:table-cell>
          <table:table-cell office:value-type="float" office:value="0.1488031" calcext:value-type="float">
            <text:p>0.1488031</text:p>
          </table:table-cell>
          <table:table-cell office:value-type="float" office:value="0.1583312" calcext:value-type="float">
            <text:p>0.1583312</text:p>
          </table:table-cell>
          <table:table-cell office:value-type="float" office:value="0.08061241" calcext:value-type="float">
            <text:p>0.08061241</text:p>
          </table:table-cell>
          <table:table-cell office:value-type="float" office:value="0.07895804" calcext:value-type="float">
            <text:p>0.07895804</text:p>
          </table:table-cell>
          <table:table-cell office:value-type="float" office:value="0.03822745" calcext:value-type="float">
            <text:p>0.03822745</text:p>
          </table:table-cell>
          <table:table-cell office:value-type="float" office:value="0.0225719" calcext:value-type="float">
            <text:p>0.0225719</text:p>
          </table:table-cell>
          <table:table-cell office:value-type="float" office:value="0.03977774" calcext:value-type="float">
            <text:p>0.03977774</text:p>
          </table:table-cell>
          <table:table-cell office:value-type="float" office:value="0.02835079" calcext:value-type="float">
            <text:p>0.02835079</text:p>
          </table:table-cell>
          <table:table-cell office:value-type="float" office:value="0.02476686" calcext:value-type="float">
            <text:p>0.02476686</text:p>
          </table:table-cell>
          <table:table-cell office:value-type="float" office:value="0.02867257" calcext:value-type="float">
            <text:p>0.02867257</text:p>
          </table:table-cell>
          <table:table-cell office:value-type="float" office:value="0.03806067" calcext:value-type="float">
            <text:p>0.03806067</text:p>
          </table:table-cell>
          <table:table-cell office:value-type="float" office:value="0.004719222" calcext:value-type="float">
            <text:p>0.004719222</text:p>
          </table:table-cell>
          <table:table-cell office:value-type="float" office:value="0.003729322" calcext:value-type="float">
            <text:p>0.003729322</text:p>
          </table:table-cell>
          <table:table-cell office:value-type="float" office:value="0" calcext:value-type="float">
            <text:p>0</text:p>
          </table:table-cell>
          <table:table-cell office:value-type="float" office:value="51.73025" calcext:value-type="float">
            <text:p>51.73025</text:p>
          </table:table-cell>
          <table:table-cell office:value-type="float" office:value="23.14137" calcext:value-type="float">
            <text:p>23.14137</text:p>
          </table:table-cell>
          <table:table-cell office:value-type="float" office:value="13.71171" calcext:value-type="float">
            <text:p>13.71171</text:p>
          </table:table-cell>
          <table:table-cell office:value-type="float" office:value="7.803605" calcext:value-type="float">
            <text:p>7.803605</text:p>
          </table:table-cell>
          <table:table-cell office:value-type="float" office:value="4.343841" calcext:value-type="float">
            <text:p>4.343841</text:p>
          </table:table-cell>
          <table:table-cell office:value-type="float" office:value="1.531477" calcext:value-type="float">
            <text:p>1.531477</text:p>
          </table:table-cell>
          <table:table-cell office:value-type="float" office:value="0.313866" calcext:value-type="float">
            <text:p>0.313866</text:p>
          </table:table-cell>
          <table:table-cell office:value-type="float" office:value="0.6311802" calcext:value-type="float">
            <text:p>0.6311802</text:p>
          </table:table-cell>
          <table:table-cell office:value-type="float" office:value="0.4879628" calcext:value-type="float">
            <text:p>0.4879628</text:p>
          </table:table-cell>
          <table:table-cell office:value-type="float" office:value="0.315623" calcext:value-type="float">
            <text:p>0.315623</text:p>
          </table:table-cell>
          <table:table-cell office:value-type="float" office:value="0.2129637" calcext:value-type="float">
            <text:p>0.2129637</text:p>
          </table:table-cell>
          <table:table-cell office:value-type="float" office:value="0.3257293" calcext:value-type="float">
            <text:p>0.3257293</text:p>
          </table:table-cell>
          <table:table-cell office:value-type="float" office:value="0.3093339" calcext:value-type="float">
            <text:p>0.3093339</text:p>
          </table:table-cell>
          <table:table-cell office:value-type="float" office:value="0.346247" calcext:value-type="float">
            <text:p>0.346247</text:p>
          </table:table-cell>
          <table:table-cell office:value-type="float" office:value="0" calcext:value-type="float">
            <text:p>0</text:p>
          </table:table-cell>
          <table:table-cell office:value-type="float" office:value="1642.193" calcext:value-type="float">
            <text:p>1642.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96593" calcext:value-type="float">
            <text:p>0.9196593</text:p>
          </table:table-cell>
          <table:table-cell office:value-type="float" office:value="0" calcext:value-type="float">
            <text:p>0</text:p>
          </table:table-cell>
          <table:table-cell office:value-type="float" office:value="-0.0003224059" calcext:value-type="float">
            <text:p>-0.00032240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7" calcext:value-type="float">
            <text:p>12032007</text:p>
          </table:table-cell>
          <table:table-cell office:value-type="float" office:value="34.30897" calcext:value-type="float">
            <text:p>34.30897</text:p>
          </table:table-cell>
          <table:table-cell office:value-type="float" office:value="1101.261" calcext:value-type="float">
            <text:p>1101.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50285" calcext:value-type="float">
            <text:p>0.3650285</text:p>
          </table:table-cell>
          <table:table-cell office:value-type="float" office:value="4.61849" calcext:value-type="float">
            <text:p>4.61849</text:p>
          </table:table-cell>
          <table:table-cell office:value-type="float" office:value="0" calcext:value-type="float">
            <text:p>0</text:p>
          </table:table-cell>
          <table:table-cell office:value-type="float" office:value="0.000004737863" calcext:value-type="float">
            <text:p>4.737863E-06</text:p>
          </table:table-cell>
          <table:table-cell office:value-type="float" office:value="0" calcext:value-type="float">
            <text:p>0</text:p>
          </table:table-cell>
          <table:table-cell office:value-type="float" office:value="-0.009134311" calcext:value-type="float">
            <text:p>-0.009134311</text:p>
          </table:table-cell>
          <table:table-cell office:value-type="float" office:value="-0.002942106" calcext:value-type="float">
            <text:p>-0.002942106</text:p>
          </table:table-cell>
          <table:table-cell office:value-type="float" office:value="0.0004604159" calcext:value-type="float">
            <text:p>0.0004604159</text:p>
          </table:table-cell>
          <table:table-cell office:value-type="float" office:value="0.00004003805" calcext:value-type="float">
            <text:p>4.003805E-05</text:p>
          </table:table-cell>
          <table:table-cell office:value-type="float" office:value="24.34455" calcext:value-type="float">
            <text:p>24.34455</text:p>
          </table:table-cell>
          <table:table-cell office:value-type="float" office:value="0.2504866" calcext:value-type="float">
            <text:p>0.2504866</text:p>
          </table:table-cell>
          <table:table-cell office:value-type="float" office:value="0.1477555" calcext:value-type="float">
            <text:p>0.1477555</text:p>
          </table:table-cell>
          <table:table-cell office:value-type="float" office:value="0.1570004" calcext:value-type="float">
            <text:p>0.1570004</text:p>
          </table:table-cell>
          <table:table-cell office:value-type="float" office:value="0.08043108" calcext:value-type="float">
            <text:p>0.08043108</text:p>
          </table:table-cell>
          <table:table-cell office:value-type="float" office:value="0.07878606" calcext:value-type="float">
            <text:p>0.07878606</text:p>
          </table:table-cell>
          <table:table-cell office:value-type="float" office:value="0.03820126" calcext:value-type="float">
            <text:p>0.03820126</text:p>
          </table:table-cell>
          <table:table-cell office:value-type="float" office:value="0.02251804" calcext:value-type="float">
            <text:p>0.02251804</text:p>
          </table:table-cell>
          <table:table-cell office:value-type="float" office:value="0.03981302" calcext:value-type="float">
            <text:p>0.03981302</text:p>
          </table:table-cell>
          <table:table-cell office:value-type="float" office:value="0.02841813" calcext:value-type="float">
            <text:p>0.02841813</text:p>
          </table:table-cell>
          <table:table-cell office:value-type="float" office:value="0.02479635" calcext:value-type="float">
            <text:p>0.02479635</text:p>
          </table:table-cell>
          <table:table-cell office:value-type="float" office:value="0.02868165" calcext:value-type="float">
            <text:p>0.02868165</text:p>
          </table:table-cell>
          <table:table-cell office:value-type="float" office:value="0.03804167" calcext:value-type="float">
            <text:p>0.03804167</text:p>
          </table:table-cell>
          <table:table-cell office:value-type="float" office:value="0.004739763" calcext:value-type="float">
            <text:p>0.004739763</text:p>
          </table:table-cell>
          <table:table-cell office:value-type="float" office:value="0.003709115" calcext:value-type="float">
            <text:p>0.003709115</text:p>
          </table:table-cell>
          <table:table-cell office:value-type="float" office:value="0" calcext:value-type="float">
            <text:p>0</text:p>
          </table:table-cell>
          <table:table-cell office:value-type="float" office:value="45.24759" calcext:value-type="float">
            <text:p>45.24759</text:p>
          </table:table-cell>
          <table:table-cell office:value-type="float" office:value="22.91606" calcext:value-type="float">
            <text:p>22.91606</text:p>
          </table:table-cell>
          <table:table-cell office:value-type="float" office:value="13.46814" calcext:value-type="float">
            <text:p>13.46814</text:p>
          </table:table-cell>
          <table:table-cell office:value-type="float" office:value="7.60838" calcext:value-type="float">
            <text:p>7.60838</text:p>
          </table:table-cell>
          <table:table-cell office:value-type="float" office:value="4.217356" calcext:value-type="float">
            <text:p>4.217356</text:p>
          </table:table-cell>
          <table:table-cell office:value-type="float" office:value="1.492737" calcext:value-type="float">
            <text:p>1.492737</text:p>
          </table:table-cell>
          <table:table-cell office:value-type="float" office:value="0.3050171" calcext:value-type="float">
            <text:p>0.3050171</text:p>
          </table:table-cell>
          <table:table-cell office:value-type="float" office:value="0.6288506" calcext:value-type="float">
            <text:p>0.6288506</text:p>
          </table:table-cell>
          <table:table-cell office:value-type="float" office:value="0.4916855" calcext:value-type="float">
            <text:p>0.4916855</text:p>
          </table:table-cell>
          <table:table-cell office:value-type="float" office:value="0.3170969" calcext:value-type="float">
            <text:p>0.3170969</text:p>
          </table:table-cell>
          <table:table-cell office:value-type="float" office:value="0.2136215" calcext:value-type="float">
            <text:p>0.2136215</text:p>
          </table:table-cell>
          <table:table-cell office:value-type="float" office:value="0.3267539" calcext:value-type="float">
            <text:p>0.3267539</text:p>
          </table:table-cell>
          <table:table-cell office:value-type="float" office:value="0.31901" calcext:value-type="float">
            <text:p>0.31901</text:p>
          </table:table-cell>
          <table:table-cell office:value-type="float" office:value="0.3368872" calcext:value-type="float">
            <text:p>0.3368872</text:p>
          </table:table-cell>
          <table:table-cell office:value-type="float" office:value="0" calcext:value-type="float">
            <text:p>0</text:p>
          </table:table-cell>
          <table:table-cell office:value-type="float" office:value="1628.234" calcext:value-type="float">
            <text:p>1628.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40793" calcext:value-type="float">
            <text:p>0.9340793</text:p>
          </table:table-cell>
          <table:table-cell office:value-type="float" office:value="0" calcext:value-type="float">
            <text:p>0</text:p>
          </table:table-cell>
          <table:table-cell office:value-type="float" office:value="-0.0003258008" calcext:value-type="float">
            <text:p>-0.00032580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7" calcext:value-type="float">
            <text:p>13032007</text:p>
          </table:table-cell>
          <table:table-cell office:value-type="float" office:value="34.28704" calcext:value-type="float">
            <text:p>34.28704</text:p>
          </table:table-cell>
          <table:table-cell office:value-type="float" office:value="1101.268" calcext:value-type="float">
            <text:p>1101.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7555" calcext:value-type="float">
            <text:p>0.3607555</text:p>
          </table:table-cell>
          <table:table-cell office:value-type="float" office:value="4.636862" calcext:value-type="float">
            <text:p>4.636862</text:p>
          </table:table-cell>
          <table:table-cell office:value-type="float" office:value="0" calcext:value-type="float">
            <text:p>0</text:p>
          </table:table-cell>
          <table:table-cell office:value-type="float" office:value="0.000005051465" calcext:value-type="float">
            <text:p>5.051465E-06</text:p>
          </table:table-cell>
          <table:table-cell office:value-type="float" office:value="0" calcext:value-type="float">
            <text:p>0</text:p>
          </table:table-cell>
          <table:table-cell office:value-type="float" office:value="-0.00999043" calcext:value-type="float">
            <text:p>-0.00999043</text:p>
          </table:table-cell>
          <table:table-cell office:value-type="float" office:value="-0.002983849" calcext:value-type="float">
            <text:p>-0.002983849</text:p>
          </table:table-cell>
          <table:table-cell office:value-type="float" office:value="0.0004648673" calcext:value-type="float">
            <text:p>0.0004648673</text:p>
          </table:table-cell>
          <table:table-cell office:value-type="float" office:value="0.0000400383" calcext:value-type="float">
            <text:p>4.00383E-05</text:p>
          </table:table-cell>
          <table:table-cell office:value-type="float" office:value="24.31858" calcext:value-type="float">
            <text:p>24.31858</text:p>
          </table:table-cell>
          <table:table-cell office:value-type="float" office:value="0.2538407" calcext:value-type="float">
            <text:p>0.2538407</text:p>
          </table:table-cell>
          <table:table-cell office:value-type="float" office:value="0.1483591" calcext:value-type="float">
            <text:p>0.1483591</text:p>
          </table:table-cell>
          <table:table-cell office:value-type="float" office:value="0.1564114" calcext:value-type="float">
            <text:p>0.1564114</text:p>
          </table:table-cell>
          <table:table-cell office:value-type="float" office:value="0.08060798" calcext:value-type="float">
            <text:p>0.08060798</text:p>
          </table:table-cell>
          <table:table-cell office:value-type="float" office:value="0.07892161" calcext:value-type="float">
            <text:p>0.07892161</text:p>
          </table:table-cell>
          <table:table-cell office:value-type="float" office:value="0.03832893" calcext:value-type="float">
            <text:p>0.03832893</text:p>
          </table:table-cell>
          <table:table-cell office:value-type="float" office:value="0.02157931" calcext:value-type="float">
            <text:p>0.02157931</text:p>
          </table:table-cell>
          <table:table-cell office:value-type="float" office:value="0.03997155" calcext:value-type="float">
            <text:p>0.03997155</text:p>
          </table:table-cell>
          <table:table-cell office:value-type="float" office:value="0.0284895" calcext:value-type="float">
            <text:p>0.0284895</text:p>
          </table:table-cell>
          <table:table-cell office:value-type="float" office:value="0.02482648" calcext:value-type="float">
            <text:p>0.02482648</text:p>
          </table:table-cell>
          <table:table-cell office:value-type="float" office:value="0.02869251" calcext:value-type="float">
            <text:p>0.02869251</text:p>
          </table:table-cell>
          <table:table-cell office:value-type="float" office:value="0.03802365" calcext:value-type="float">
            <text:p>0.03802365</text:p>
          </table:table-cell>
          <table:table-cell office:value-type="float" office:value="0.004733744" calcext:value-type="float">
            <text:p>0.004733744</text:p>
          </table:table-cell>
          <table:table-cell office:value-type="float" office:value="0.003715979" calcext:value-type="float">
            <text:p>0.003715979</text:p>
          </table:table-cell>
          <table:table-cell office:value-type="float" office:value="0" calcext:value-type="float">
            <text:p>0</text:p>
          </table:table-cell>
          <table:table-cell office:value-type="float" office:value="33.01219" calcext:value-type="float">
            <text:p>33.01219</text:p>
          </table:table-cell>
          <table:table-cell office:value-type="float" office:value="23.72329" calcext:value-type="float">
            <text:p>23.72329</text:p>
          </table:table-cell>
          <table:table-cell office:value-type="float" office:value="13.42017" calcext:value-type="float">
            <text:p>13.42017</text:p>
          </table:table-cell>
          <table:table-cell office:value-type="float" office:value="7.481088" calcext:value-type="float">
            <text:p>7.481088</text:p>
          </table:table-cell>
          <table:table-cell office:value-type="float" office:value="4.10126" calcext:value-type="float">
            <text:p>4.10126</text:p>
          </table:table-cell>
          <table:table-cell office:value-type="float" office:value="1.435063" calcext:value-type="float">
            <text:p>1.435063</text:p>
          </table:table-cell>
          <table:table-cell office:value-type="float" office:value="0.2778312" calcext:value-type="float">
            <text:p>0.2778312</text:p>
          </table:table-cell>
          <table:table-cell office:value-type="float" office:value="0.6293314" calcext:value-type="float">
            <text:p>0.6293314</text:p>
          </table:table-cell>
          <table:table-cell office:value-type="float" office:value="0.4956834" calcext:value-type="float">
            <text:p>0.4956834</text:p>
          </table:table-cell>
          <table:table-cell office:value-type="float" office:value="0.3186691" calcext:value-type="float">
            <text:p>0.3186691</text:p>
          </table:table-cell>
          <table:table-cell office:value-type="float" office:value="0.2143452" calcext:value-type="float">
            <text:p>0.2143452</text:p>
          </table:table-cell>
          <table:table-cell office:value-type="float" office:value="0.327914" calcext:value-type="float">
            <text:p>0.327914</text:p>
          </table:table-cell>
          <table:table-cell office:value-type="float" office:value="0.3160928" calcext:value-type="float">
            <text:p>0.3160928</text:p>
          </table:table-cell>
          <table:table-cell office:value-type="float" office:value="0.3407595" calcext:value-type="float">
            <text:p>0.3407595</text:p>
          </table:table-cell>
          <table:table-cell office:value-type="float" office:value="0" calcext:value-type="float">
            <text:p>0</text:p>
          </table:table-cell>
          <table:table-cell office:value-type="float" office:value="1603.476" calcext:value-type="float">
            <text:p>1603.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73854" calcext:value-type="float">
            <text:p>0.9473854</text:p>
          </table:table-cell>
          <table:table-cell office:value-type="float" office:value="0" calcext:value-type="float">
            <text:p>0</text:p>
          </table:table-cell>
          <table:table-cell office:value-type="float" office:value="-0.0003292417" calcext:value-type="float">
            <text:p>-0.00032924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7" calcext:value-type="float">
            <text:p>14032007</text:p>
          </table:table-cell>
          <table:table-cell office:value-type="float" office:value="34.26502" calcext:value-type="float">
            <text:p>34.26502</text:p>
          </table:table-cell>
          <table:table-cell office:value-type="float" office:value="1101.277" calcext:value-type="float">
            <text:p>1101.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5973" calcext:value-type="float">
            <text:p>0.3525973</text:p>
          </table:table-cell>
          <table:table-cell office:value-type="float" office:value="4.657855" calcext:value-type="float">
            <text:p>4.657855</text:p>
          </table:table-cell>
          <table:table-cell office:value-type="float" office:value="0" calcext:value-type="float">
            <text:p>0</text:p>
          </table:table-cell>
          <table:table-cell office:value-type="float" office:value="0.000005355926" calcext:value-type="float">
            <text:p>5.355926E-06</text:p>
          </table:table-cell>
          <table:table-cell office:value-type="float" office:value="0" calcext:value-type="float">
            <text:p>0</text:p>
          </table:table-cell>
          <table:table-cell office:value-type="float" office:value="-0.01080056" calcext:value-type="float">
            <text:p>-0.01080056</text:p>
          </table:table-cell>
          <table:table-cell office:value-type="float" office:value="-0.003039409" calcext:value-type="float">
            <text:p>-0.003039409</text:p>
          </table:table-cell>
          <table:table-cell office:value-type="float" office:value="0.0004703056" calcext:value-type="float">
            <text:p>0.0004703056</text:p>
          </table:table-cell>
          <table:table-cell office:value-type="float" office:value="0.00004003855" calcext:value-type="float">
            <text:p>4.003855E-05</text:p>
          </table:table-cell>
          <table:table-cell office:value-type="float" office:value="24.29776" calcext:value-type="float">
            <text:p>24.29776</text:p>
          </table:table-cell>
          <table:table-cell office:value-type="float" office:value="0.3266457" calcext:value-type="float">
            <text:p>0.3266457</text:p>
          </table:table-cell>
          <table:table-cell office:value-type="float" office:value="0.1613326" calcext:value-type="float">
            <text:p>0.1613326</text:p>
          </table:table-cell>
          <table:table-cell office:value-type="float" office:value="0.1617941" calcext:value-type="float">
            <text:p>0.1617941</text:p>
          </table:table-cell>
          <table:table-cell office:value-type="float" office:value="0.08347633" calcext:value-type="float">
            <text:p>0.08347633</text:p>
          </table:table-cell>
          <table:table-cell office:value-type="float" office:value="0.07957919" calcext:value-type="float">
            <text:p>0.07957919</text:p>
          </table:table-cell>
          <table:table-cell office:value-type="float" office:value="0.0382544" calcext:value-type="float">
            <text:p>0.0382544</text:p>
          </table:table-cell>
          <table:table-cell office:value-type="float" office:value="0.02026019" calcext:value-type="float">
            <text:p>0.02026019</text:p>
          </table:table-cell>
          <table:table-cell office:value-type="float" office:value="0.04019269" calcext:value-type="float">
            <text:p>0.04019269</text:p>
          </table:table-cell>
          <table:table-cell office:value-type="float" office:value="0.02857335" calcext:value-type="float">
            <text:p>0.02857335</text:p>
          </table:table-cell>
          <table:table-cell office:value-type="float" office:value="0.0248573" calcext:value-type="float">
            <text:p>0.0248573</text:p>
          </table:table-cell>
          <table:table-cell office:value-type="float" office:value="0.02870422" calcext:value-type="float">
            <text:p>0.02870422</text:p>
          </table:table-cell>
          <table:table-cell office:value-type="float" office:value="0.03800636" calcext:value-type="float">
            <text:p>0.03800636</text:p>
          </table:table-cell>
          <table:table-cell office:value-type="float" office:value="0.004728176" calcext:value-type="float">
            <text:p>0.004728176</text:p>
          </table:table-cell>
          <table:table-cell office:value-type="float" office:value="0.003723521" calcext:value-type="float">
            <text:p>0.003723521</text:p>
          </table:table-cell>
          <table:table-cell office:value-type="float" office:value="0" calcext:value-type="float">
            <text:p>0</text:p>
          </table:table-cell>
          <table:table-cell office:value-type="float" office:value="32.11775" calcext:value-type="float">
            <text:p>32.11775</text:p>
          </table:table-cell>
          <table:table-cell office:value-type="float" office:value="26.30748" calcext:value-type="float">
            <text:p>26.30748</text:p>
          </table:table-cell>
          <table:table-cell office:value-type="float" office:value="16.74761" calcext:value-type="float">
            <text:p>16.74761</text:p>
          </table:table-cell>
          <table:table-cell office:value-type="float" office:value="7.999891" calcext:value-type="float">
            <text:p>7.999891</text:p>
          </table:table-cell>
          <table:table-cell office:value-type="float" office:value="3.946655" calcext:value-type="float">
            <text:p>3.946655</text:p>
          </table:table-cell>
          <table:table-cell office:value-type="float" office:value="1.338657" calcext:value-type="float">
            <text:p>1.338657</text:p>
          </table:table-cell>
          <table:table-cell office:value-type="float" office:value="0.2434108" calcext:value-type="float">
            <text:p>0.2434108</text:p>
          </table:table-cell>
          <table:table-cell office:value-type="float" office:value="0.6298047" calcext:value-type="float">
            <text:p>0.6298047</text:p>
          </table:table-cell>
          <table:table-cell office:value-type="float" office:value="0.5006399" calcext:value-type="float">
            <text:p>0.5006399</text:p>
          </table:table-cell>
          <table:table-cell office:value-type="float" office:value="0.3203008" calcext:value-type="float">
            <text:p>0.3203008</text:p>
          </table:table-cell>
          <table:table-cell office:value-type="float" office:value="0.215112" calcext:value-type="float">
            <text:p>0.215112</text:p>
          </table:table-cell>
          <table:table-cell office:value-type="float" office:value="0.3288187" calcext:value-type="float">
            <text:p>0.3288187</text:p>
          </table:table-cell>
          <table:table-cell office:value-type="float" office:value="0.3136799" calcext:value-type="float">
            <text:p>0.3136799</text:p>
          </table:table-cell>
          <table:table-cell office:value-type="float" office:value="0.3444308" calcext:value-type="float">
            <text:p>0.3444308</text:p>
          </table:table-cell>
          <table:table-cell office:value-type="float" office:value="0" calcext:value-type="float">
            <text:p>0</text:p>
          </table:table-cell>
          <table:table-cell office:value-type="float" office:value="1544.677" calcext:value-type="float">
            <text:p>1544.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9492" calcext:value-type="float">
            <text:p>0.959492</text:p>
          </table:table-cell>
          <table:table-cell office:value-type="float" office:value="0" calcext:value-type="float">
            <text:p>0</text:p>
          </table:table-cell>
          <table:table-cell office:value-type="float" office:value="-0.0003328789" calcext:value-type="float">
            <text:p>-0.00033287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7" calcext:value-type="float">
            <text:p>15032007</text:p>
          </table:table-cell>
          <table:table-cell office:value-type="float" office:value="34.23095" calcext:value-type="float">
            <text:p>34.23095</text:p>
          </table:table-cell>
          <table:table-cell office:value-type="float" office:value="1101.298" calcext:value-type="float">
            <text:p>1101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48526" calcext:value-type="float">
            <text:p>0.3248526</text:p>
          </table:table-cell>
          <table:table-cell office:value-type="float" office:value="4.696352" calcext:value-type="float">
            <text:p>4.696352</text:p>
          </table:table-cell>
          <table:table-cell office:value-type="float" office:value="0" calcext:value-type="float">
            <text:p>0</text:p>
          </table:table-cell>
          <table:table-cell office:value-type="float" office:value="0.000005434928" calcext:value-type="float">
            <text:p>5.434928E-06</text:p>
          </table:table-cell>
          <table:table-cell office:value-type="float" office:value="0" calcext:value-type="float">
            <text:p>0</text:p>
          </table:table-cell>
          <table:table-cell office:value-type="float" office:value="-0.01112354" calcext:value-type="float">
            <text:p>-0.01112354</text:p>
          </table:table-cell>
          <table:table-cell office:value-type="float" office:value="-0.003609479" calcext:value-type="float">
            <text:p>-0.003609479</text:p>
          </table:table-cell>
          <table:table-cell office:value-type="float" office:value="0.0004774953" calcext:value-type="float">
            <text:p>0.0004774953</text:p>
          </table:table-cell>
          <table:table-cell office:value-type="float" office:value="0.00004003865" calcext:value-type="float">
            <text:p>4.003865E-05</text:p>
          </table:table-cell>
          <table:table-cell office:value-type="float" office:value="24.31714" calcext:value-type="float">
            <text:p>24.31714</text:p>
          </table:table-cell>
          <table:table-cell office:value-type="float" office:value="0.2951434" calcext:value-type="float">
            <text:p>0.2951434</text:p>
          </table:table-cell>
          <table:table-cell office:value-type="float" office:value="0.1348175" calcext:value-type="float">
            <text:p>0.1348175</text:p>
          </table:table-cell>
          <table:table-cell office:value-type="float" office:value="0.1390567" calcext:value-type="float">
            <text:p>0.1390567</text:p>
          </table:table-cell>
          <table:table-cell office:value-type="float" office:value="0.08130278" calcext:value-type="float">
            <text:p>0.08130278</text:p>
          </table:table-cell>
          <table:table-cell office:value-type="float" office:value="0.07875684" calcext:value-type="float">
            <text:p>0.07875684</text:p>
          </table:table-cell>
          <table:table-cell office:value-type="float" office:value="0.0383139" calcext:value-type="float">
            <text:p>0.0383139</text:p>
          </table:table-cell>
          <table:table-cell office:value-type="float" office:value="0.02066808" calcext:value-type="float">
            <text:p>0.02066808</text:p>
          </table:table-cell>
          <table:table-cell office:value-type="float" office:value="0.04019606" calcext:value-type="float">
            <text:p>0.04019606</text:p>
          </table:table-cell>
          <table:table-cell office:value-type="float" office:value="0.02867316" calcext:value-type="float">
            <text:p>0.02867316</text:p>
          </table:table-cell>
          <table:table-cell office:value-type="float" office:value="0.02489306" calcext:value-type="float">
            <text:p>0.02489306</text:p>
          </table:table-cell>
          <table:table-cell office:value-type="float" office:value="0.02871661" calcext:value-type="float">
            <text:p>0.02871661</text:p>
          </table:table-cell>
          <table:table-cell office:value-type="float" office:value="0.03798974" calcext:value-type="float">
            <text:p>0.03798974</text:p>
          </table:table-cell>
          <table:table-cell office:value-type="float" office:value="0.004725677" calcext:value-type="float">
            <text:p>0.004725677</text:p>
          </table:table-cell>
          <table:table-cell office:value-type="float" office:value="0.003726659" calcext:value-type="float">
            <text:p>0.003726659</text:p>
          </table:table-cell>
          <table:table-cell office:value-type="float" office:value="0" calcext:value-type="float">
            <text:p>0</text:p>
          </table:table-cell>
          <table:table-cell office:value-type="float" office:value="30.96944" calcext:value-type="float">
            <text:p>30.96944</text:p>
          </table:table-cell>
          <table:table-cell office:value-type="float" office:value="29.57309" calcext:value-type="float">
            <text:p>29.57309</text:p>
          </table:table-cell>
          <table:table-cell office:value-type="float" office:value="19.62319" calcext:value-type="float">
            <text:p>19.62319</text:p>
          </table:table-cell>
          <table:table-cell office:value-type="float" office:value="9.567414" calcext:value-type="float">
            <text:p>9.567414</text:p>
          </table:table-cell>
          <table:table-cell office:value-type="float" office:value="4.553227" calcext:value-type="float">
            <text:p>4.553227</text:p>
          </table:table-cell>
          <table:table-cell office:value-type="float" office:value="1.355595" calcext:value-type="float">
            <text:p>1.355595</text:p>
          </table:table-cell>
          <table:table-cell office:value-type="float" office:value="0.2455722" calcext:value-type="float">
            <text:p>0.2455722</text:p>
          </table:table-cell>
          <table:table-cell office:value-type="float" office:value="0.6229591" calcext:value-type="float">
            <text:p>0.6229591</text:p>
          </table:table-cell>
          <table:table-cell office:value-type="float" office:value="0.506809" calcext:value-type="float">
            <text:p>0.506809</text:p>
          </table:table-cell>
          <table:table-cell office:value-type="float" office:value="0.3223798" calcext:value-type="float">
            <text:p>0.3223798</text:p>
          </table:table-cell>
          <table:table-cell office:value-type="float" office:value="0.2159226" calcext:value-type="float">
            <text:p>0.2159226</text:p>
          </table:table-cell>
          <table:table-cell office:value-type="float" office:value="0.3295709" calcext:value-type="float">
            <text:p>0.3295709</text:p>
          </table:table-cell>
          <table:table-cell office:value-type="float" office:value="0.3124997" calcext:value-type="float">
            <text:p>0.3124997</text:p>
          </table:table-cell>
          <table:table-cell office:value-type="float" office:value="0.3460461" calcext:value-type="float">
            <text:p>0.3460461</text:p>
          </table:table-cell>
          <table:table-cell office:value-type="float" office:value="0" calcext:value-type="float">
            <text:p>0</text:p>
          </table:table-cell>
          <table:table-cell office:value-type="float" office:value="1396.3" calcext:value-type="float">
            <text:p>139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15037" calcext:value-type="float">
            <text:p>0.9715037</text:p>
          </table:table-cell>
          <table:table-cell office:value-type="float" office:value="0" calcext:value-type="float">
            <text:p>0</text:p>
          </table:table-cell>
          <table:table-cell office:value-type="float" office:value="-0.001254238" calcext:value-type="float">
            <text:p>-0.0012542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7" calcext:value-type="float">
            <text:p>16032007</text:p>
          </table:table-cell>
          <table:table-cell office:value-type="float" office:value="34.19121" calcext:value-type="float">
            <text:p>34.19121</text:p>
          </table:table-cell>
          <table:table-cell office:value-type="float" office:value="1101.321" calcext:value-type="float">
            <text:p>1101.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6212" calcext:value-type="float">
            <text:p>0.3026212</text:p>
          </table:table-cell>
          <table:table-cell office:value-type="float" office:value="4.732547" calcext:value-type="float">
            <text:p>4.732547</text:p>
          </table:table-cell>
          <table:table-cell office:value-type="float" office:value="0" calcext:value-type="float">
            <text:p>0</text:p>
          </table:table-cell>
          <table:table-cell office:value-type="float" office:value="0.000005558411" calcext:value-type="float">
            <text:p>5.558411E-06</text:p>
          </table:table-cell>
          <table:table-cell office:value-type="float" office:value="0" calcext:value-type="float">
            <text:p>0</text:p>
          </table:table-cell>
          <table:table-cell office:value-type="float" office:value="-0.01111956" calcext:value-type="float">
            <text:p>-0.01111956</text:p>
          </table:table-cell>
          <table:table-cell office:value-type="float" office:value="-0.003955239" calcext:value-type="float">
            <text:p>-0.003955239</text:p>
          </table:table-cell>
          <table:table-cell office:value-type="float" office:value="0.0004848903" calcext:value-type="float">
            <text:p>0.0004848903</text:p>
          </table:table-cell>
          <table:table-cell office:value-type="float" office:value="0.00004003892" calcext:value-type="float">
            <text:p>4.003892E-05</text:p>
          </table:table-cell>
          <table:table-cell office:value-type="float" office:value="24.34929" calcext:value-type="float">
            <text:p>24.34929</text:p>
          </table:table-cell>
          <table:table-cell office:value-type="float" office:value="0.2488296" calcext:value-type="float">
            <text:p>0.2488296</text:p>
          </table:table-cell>
          <table:table-cell office:value-type="float" office:value="0.1174387" calcext:value-type="float">
            <text:p>0.1174387</text:p>
          </table:table-cell>
          <table:table-cell office:value-type="float" office:value="0.1218042" calcext:value-type="float">
            <text:p>0.1218042</text:p>
          </table:table-cell>
          <table:table-cell office:value-type="float" office:value="0.07466815" calcext:value-type="float">
            <text:p>0.07466815</text:p>
          </table:table-cell>
          <table:table-cell office:value-type="float" office:value="0.07396853" calcext:value-type="float">
            <text:p>0.07396853</text:p>
          </table:table-cell>
          <table:table-cell office:value-type="float" office:value="0.03771511" calcext:value-type="float">
            <text:p>0.03771511</text:p>
          </table:table-cell>
          <table:table-cell office:value-type="float" office:value="0.02084504" calcext:value-type="float">
            <text:p>0.02084504</text:p>
          </table:table-cell>
          <table:table-cell office:value-type="float" office:value="0.04023369" calcext:value-type="float">
            <text:p>0.04023369</text:p>
          </table:table-cell>
          <table:table-cell office:value-type="float" office:value="0.02876635" calcext:value-type="float">
            <text:p>0.02876635</text:p>
          </table:table-cell>
          <table:table-cell office:value-type="float" office:value="0.02493093" calcext:value-type="float">
            <text:p>0.02493093</text:p>
          </table:table-cell>
          <table:table-cell office:value-type="float" office:value="0.02872958" calcext:value-type="float">
            <text:p>0.02872958</text:p>
          </table:table-cell>
          <table:table-cell office:value-type="float" office:value="0.03797369" calcext:value-type="float">
            <text:p>0.03797369</text:p>
          </table:table-cell>
          <table:table-cell office:value-type="float" office:value="0.004726109" calcext:value-type="float">
            <text:p>0.004726109</text:p>
          </table:table-cell>
          <table:table-cell office:value-type="float" office:value="0.003726334" calcext:value-type="float">
            <text:p>0.003726334</text:p>
          </table:table-cell>
          <table:table-cell office:value-type="float" office:value="0" calcext:value-type="float">
            <text:p>0</text:p>
          </table:table-cell>
          <table:table-cell office:value-type="float" office:value="43.40112" calcext:value-type="float">
            <text:p>43.40112</text:p>
          </table:table-cell>
          <table:table-cell office:value-type="float" office:value="26.45687" calcext:value-type="float">
            <text:p>26.45687</text:p>
          </table:table-cell>
          <table:table-cell office:value-type="float" office:value="18.11139" calcext:value-type="float">
            <text:p>18.11139</text:p>
          </table:table-cell>
          <table:table-cell office:value-type="float" office:value="9.161085" calcext:value-type="float">
            <text:p>9.161085</text:p>
          </table:table-cell>
          <table:table-cell office:value-type="float" office:value="4.500816" calcext:value-type="float">
            <text:p>4.500816</text:p>
          </table:table-cell>
          <table:table-cell office:value-type="float" office:value="1.353814" calcext:value-type="float">
            <text:p>1.353814</text:p>
          </table:table-cell>
          <table:table-cell office:value-type="float" office:value="0.2416176" calcext:value-type="float">
            <text:p>0.2416176</text:p>
          </table:table-cell>
          <table:table-cell office:value-type="float" office:value="0.6180583" calcext:value-type="float">
            <text:p>0.6180583</text:p>
          </table:table-cell>
          <table:table-cell office:value-type="float" office:value="0.5125368" calcext:value-type="float">
            <text:p>0.5125368</text:p>
          </table:table-cell>
          <table:table-cell office:value-type="float" office:value="0.324665" calcext:value-type="float">
            <text:p>0.324665</text:p>
          </table:table-cell>
          <table:table-cell office:value-type="float" office:value="0.2167771" calcext:value-type="float">
            <text:p>0.2167771</text:p>
          </table:table-cell>
          <table:table-cell office:value-type="float" office:value="0.3302973" calcext:value-type="float">
            <text:p>0.3302973</text:p>
          </table:table-cell>
          <table:table-cell office:value-type="float" office:value="0.3123514" calcext:value-type="float">
            <text:p>0.3123514</text:p>
          </table:table-cell>
          <table:table-cell office:value-type="float" office:value="0.346047" calcext:value-type="float">
            <text:p>0.346047</text:p>
          </table:table-cell>
          <table:table-cell office:value-type="float" office:value="0" calcext:value-type="float">
            <text:p>0</text:p>
          </table:table-cell>
          <table:table-cell office:value-type="float" office:value="1281.839" calcext:value-type="float">
            <text:p>1281.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58215" calcext:value-type="float">
            <text:p>0.9858215</text:p>
          </table:table-cell>
          <table:table-cell office:value-type="float" office:value="0" calcext:value-type="float">
            <text:p>0</text:p>
          </table:table-cell>
          <table:table-cell office:value-type="float" office:value="-0.001265131" calcext:value-type="float">
            <text:p>-0.0012651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7" calcext:value-type="float">
            <text:p>17032007</text:p>
          </table:table-cell>
          <table:table-cell office:value-type="float" office:value="34.14548" calcext:value-type="float">
            <text:p>34.14548</text:p>
          </table:table-cell>
          <table:table-cell office:value-type="float" office:value="1101.351" calcext:value-type="float">
            <text:p>1101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2864" calcext:value-type="float">
            <text:p>0.2852864</text:p>
          </table:table-cell>
          <table:table-cell office:value-type="float" office:value="4.76405" calcext:value-type="float">
            <text:p>4.76405</text:p>
          </table:table-cell>
          <table:table-cell office:value-type="float" office:value="0" calcext:value-type="float">
            <text:p>0</text:p>
          </table:table-cell>
          <table:table-cell office:value-type="float" office:value="0.000005682738" calcext:value-type="float">
            <text:p>5.682738E-06</text:p>
          </table:table-cell>
          <table:table-cell office:value-type="float" office:value="0" calcext:value-type="float">
            <text:p>0</text:p>
          </table:table-cell>
          <table:table-cell office:value-type="float" office:value="-0.01111572" calcext:value-type="float">
            <text:p>-0.01111572</text:p>
          </table:table-cell>
          <table:table-cell office:value-type="float" office:value="-0.004340407" calcext:value-type="float">
            <text:p>-0.004340407</text:p>
          </table:table-cell>
          <table:table-cell office:value-type="float" office:value="0.0004927714" calcext:value-type="float">
            <text:p>0.0004927714</text:p>
          </table:table-cell>
          <table:table-cell office:value-type="float" office:value="0.00004003914" calcext:value-type="float">
            <text:p>4.003914E-05</text:p>
          </table:table-cell>
          <table:table-cell office:value-type="float" office:value="24.40164" calcext:value-type="float">
            <text:p>24.40164</text:p>
          </table:table-cell>
          <table:table-cell office:value-type="float" office:value="0.2115068" calcext:value-type="float">
            <text:p>0.2115068</text:p>
          </table:table-cell>
          <table:table-cell office:value-type="float" office:value="0.104231" calcext:value-type="float">
            <text:p>0.104231</text:p>
          </table:table-cell>
          <table:table-cell office:value-type="float" office:value="0.1078414" calcext:value-type="float">
            <text:p>0.1078414</text:p>
          </table:table-cell>
          <table:table-cell office:value-type="float" office:value="0.06848475" calcext:value-type="float">
            <text:p>0.06848475</text:p>
          </table:table-cell>
          <table:table-cell office:value-type="float" office:value="0.0689903" calcext:value-type="float">
            <text:p>0.0689903</text:p>
          </table:table-cell>
          <table:table-cell office:value-type="float" office:value="0.03661984" calcext:value-type="float">
            <text:p>0.03661984</text:p>
          </table:table-cell>
          <table:table-cell office:value-type="float" office:value="0.02095126" calcext:value-type="float">
            <text:p>0.02095126</text:p>
          </table:table-cell>
          <table:table-cell office:value-type="float" office:value="0.04017946" calcext:value-type="float">
            <text:p>0.04017946</text:p>
          </table:table-cell>
          <table:table-cell office:value-type="float" office:value="0.02885181" calcext:value-type="float">
            <text:p>0.02885181</text:p>
          </table:table-cell>
          <table:table-cell office:value-type="float" office:value="0.02496944" calcext:value-type="float">
            <text:p>0.02496944</text:p>
          </table:table-cell>
          <table:table-cell office:value-type="float" office:value="0.02874337" calcext:value-type="float">
            <text:p>0.02874337</text:p>
          </table:table-cell>
          <table:table-cell office:value-type="float" office:value="0.03795806" calcext:value-type="float">
            <text:p>0.03795806</text:p>
          </table:table-cell>
          <table:table-cell office:value-type="float" office:value="0.004726484" calcext:value-type="float">
            <text:p>0.004726484</text:p>
          </table:table-cell>
          <table:table-cell office:value-type="float" office:value="0.003726084" calcext:value-type="float">
            <text:p>0.003726084</text:p>
          </table:table-cell>
          <table:table-cell office:value-type="float" office:value="0" calcext:value-type="float">
            <text:p>0</text:p>
          </table:table-cell>
          <table:table-cell office:value-type="float" office:value="56.79489" calcext:value-type="float">
            <text:p>56.79489</text:p>
          </table:table-cell>
          <table:table-cell office:value-type="float" office:value="24.04087" calcext:value-type="float">
            <text:p>24.04087</text:p>
          </table:table-cell>
          <table:table-cell office:value-type="float" office:value="16.46692" calcext:value-type="float">
            <text:p>16.46692</text:p>
          </table:table-cell>
          <table:table-cell office:value-type="float" office:value="8.610291" calcext:value-type="float">
            <text:p>8.610291</text:p>
          </table:table-cell>
          <table:table-cell office:value-type="float" office:value="4.261966" calcext:value-type="float">
            <text:p>4.261966</text:p>
          </table:table-cell>
          <table:table-cell office:value-type="float" office:value="1.312847" calcext:value-type="float">
            <text:p>1.312847</text:p>
          </table:table-cell>
          <table:table-cell office:value-type="float" office:value="0.2353522" calcext:value-type="float">
            <text:p>0.2353522</text:p>
          </table:table-cell>
          <table:table-cell office:value-type="float" office:value="0.6124264" calcext:value-type="float">
            <text:p>0.6124264</text:p>
          </table:table-cell>
          <table:table-cell office:value-type="float" office:value="0.5181852" calcext:value-type="float">
            <text:p>0.5181852</text:p>
          </table:table-cell>
          <table:table-cell office:value-type="float" office:value="0.3270963" calcext:value-type="float">
            <text:p>0.3270963</text:p>
          </table:table-cell>
          <table:table-cell office:value-type="float" office:value="0.2177002" calcext:value-type="float">
            <text:p>0.2177002</text:p>
          </table:table-cell>
          <table:table-cell office:value-type="float" office:value="0.3310165" calcext:value-type="float">
            <text:p>0.3310165</text:p>
          </table:table-cell>
          <table:table-cell office:value-type="float" office:value="0.3122265" calcext:value-type="float">
            <text:p>0.3122265</text:p>
          </table:table-cell>
          <table:table-cell office:value-type="float" office:value="0.346049" calcext:value-type="float">
            <text:p>0.346049</text:p>
          </table:table-cell>
          <table:table-cell office:value-type="float" office:value="0" calcext:value-type="float">
            <text:p>0</text:p>
          </table:table-cell>
          <table:table-cell office:value-type="float" office:value="1199.014" calcext:value-type="float">
            <text:p>1199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0439" calcext:value-type="float">
            <text:p>1.000439</text:p>
          </table:table-cell>
          <table:table-cell office:value-type="float" office:value="0" calcext:value-type="float">
            <text:p>0</text:p>
          </table:table-cell>
          <table:table-cell office:value-type="float" office:value="-0.001280065" calcext:value-type="float">
            <text:p>-0.0012800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7" calcext:value-type="float">
            <text:p>18032007</text:p>
          </table:table-cell>
          <table:table-cell office:value-type="float" office:value="34.09381" calcext:value-type="float">
            <text:p>34.09381</text:p>
          </table:table-cell>
          <table:table-cell office:value-type="float" office:value="1101.383" calcext:value-type="float">
            <text:p>1101.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9467" calcext:value-type="float">
            <text:p>0.2709467</text:p>
          </table:table-cell>
          <table:table-cell office:value-type="float" office:value="4.795544" calcext:value-type="float">
            <text:p>4.795544</text:p>
          </table:table-cell>
          <table:table-cell office:value-type="float" office:value="0" calcext:value-type="float">
            <text:p>0</text:p>
          </table:table-cell>
          <table:table-cell office:value-type="float" office:value="0.00000578287" calcext:value-type="float">
            <text:p>5.78287E-06</text:p>
          </table:table-cell>
          <table:table-cell office:value-type="float" office:value="0" calcext:value-type="float">
            <text:p>0</text:p>
          </table:table-cell>
          <table:table-cell office:value-type="float" office:value="-0.01111273" calcext:value-type="float">
            <text:p>-0.01111273</text:p>
          </table:table-cell>
          <table:table-cell office:value-type="float" office:value="-0.004720874" calcext:value-type="float">
            <text:p>-0.004720874</text:p>
          </table:table-cell>
          <table:table-cell office:value-type="float" office:value="0.0005017114" calcext:value-type="float">
            <text:p>0.0005017114</text:p>
          </table:table-cell>
          <table:table-cell office:value-type="float" office:value="0.00004003934" calcext:value-type="float">
            <text:p>4.003934E-05</text:p>
          </table:table-cell>
          <table:table-cell office:value-type="float" office:value="24.45009" calcext:value-type="float">
            <text:p>24.45009</text:p>
          </table:table-cell>
          <table:table-cell office:value-type="float" office:value="0.1865005" calcext:value-type="float">
            <text:p>0.1865005</text:p>
          </table:table-cell>
          <table:table-cell office:value-type="float" office:value="0.09553729" calcext:value-type="float">
            <text:p>0.09553729</text:p>
          </table:table-cell>
          <table:table-cell office:value-type="float" office:value="0.09802898" calcext:value-type="float">
            <text:p>0.09802898</text:p>
          </table:table-cell>
          <table:table-cell office:value-type="float" office:value="0.06320492" calcext:value-type="float">
            <text:p>0.06320492</text:p>
          </table:table-cell>
          <table:table-cell office:value-type="float" office:value="0.06442083" calcext:value-type="float">
            <text:p>0.06442083</text:p>
          </table:table-cell>
          <table:table-cell office:value-type="float" office:value="0.03524274" calcext:value-type="float">
            <text:p>0.03524274</text:p>
          </table:table-cell>
          <table:table-cell office:value-type="float" office:value="0.02115188" calcext:value-type="float">
            <text:p>0.02115188</text:p>
          </table:table-cell>
          <table:table-cell office:value-type="float" office:value="0.04000749" calcext:value-type="float">
            <text:p>0.04000749</text:p>
          </table:table-cell>
          <table:table-cell office:value-type="float" office:value="0.02892689" calcext:value-type="float">
            <text:p>0.02892689</text:p>
          </table:table-cell>
          <table:table-cell office:value-type="float" office:value="0.02500732" calcext:value-type="float">
            <text:p>0.02500732</text:p>
          </table:table-cell>
          <table:table-cell office:value-type="float" office:value="0.02875739" calcext:value-type="float">
            <text:p>0.02875739</text:p>
          </table:table-cell>
          <table:table-cell office:value-type="float" office:value="0.03794287" calcext:value-type="float">
            <text:p>0.03794287</text:p>
          </table:table-cell>
          <table:table-cell office:value-type="float" office:value="0.00472687" calcext:value-type="float">
            <text:p>0.00472687</text:p>
          </table:table-cell>
          <table:table-cell office:value-type="float" office:value="0.003725787" calcext:value-type="float">
            <text:p>0.003725787</text:p>
          </table:table-cell>
          <table:table-cell office:value-type="float" office:value="0" calcext:value-type="float">
            <text:p>0</text:p>
          </table:table-cell>
          <table:table-cell office:value-type="float" office:value="68.34494" calcext:value-type="float">
            <text:p>68.34494</text:p>
          </table:table-cell>
          <table:table-cell office:value-type="float" office:value="22.98621" calcext:value-type="float">
            <text:p>22.98621</text:p>
          </table:table-cell>
          <table:table-cell office:value-type="float" office:value="15.30289" calcext:value-type="float">
            <text:p>15.30289</text:p>
          </table:table-cell>
          <table:table-cell office:value-type="float" office:value="8.140725" calcext:value-type="float">
            <text:p>8.140725</text:p>
          </table:table-cell>
          <table:table-cell office:value-type="float" office:value="4.058643" calcext:value-type="float">
            <text:p>4.058643</text:p>
          </table:table-cell>
          <table:table-cell office:value-type="float" office:value="1.274916" calcext:value-type="float">
            <text:p>1.274916</text:p>
          </table:table-cell>
          <table:table-cell office:value-type="float" office:value="0.2341464" calcext:value-type="float">
            <text:p>0.2341464</text:p>
          </table:table-cell>
          <table:table-cell office:value-type="float" office:value="0.6057627" calcext:value-type="float">
            <text:p>0.6057627</text:p>
          </table:table-cell>
          <table:table-cell office:value-type="float" office:value="0.5238534" calcext:value-type="float">
            <text:p>0.5238534</text:p>
          </table:table-cell>
          <table:table-cell office:value-type="float" office:value="0.3296502" calcext:value-type="float">
            <text:p>0.3296502</text:p>
          </table:table-cell>
          <table:table-cell office:value-type="float" office:value="0.2186868" calcext:value-type="float">
            <text:p>0.2186868</text:p>
          </table:table-cell>
          <table:table-cell office:value-type="float" office:value="0.3317415" calcext:value-type="float">
            <text:p>0.3317415</text:p>
          </table:table-cell>
          <table:table-cell office:value-type="float" office:value="0.3121184" calcext:value-type="float">
            <text:p>0.3121184</text:p>
          </table:table-cell>
          <table:table-cell office:value-type="float" office:value="0.3460505" calcext:value-type="float">
            <text:p>0.3460505</text:p>
          </table:table-cell>
          <table:table-cell office:value-type="float" office:value="0" calcext:value-type="float">
            <text:p>0</text:p>
          </table:table-cell>
          <table:table-cell office:value-type="float" office:value="1131.44" calcext:value-type="float">
            <text:p>1131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8067" calcext:value-type="float">
            <text:p>1.018067</text:p>
          </table:table-cell>
          <table:table-cell office:value-type="float" office:value="0" calcext:value-type="float">
            <text:p>0</text:p>
          </table:table-cell>
          <table:table-cell office:value-type="float" office:value="-0.00129602" calcext:value-type="float">
            <text:p>-0.001296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7" calcext:value-type="float">
            <text:p>19032007</text:p>
          </table:table-cell>
          <table:table-cell office:value-type="float" office:value="34.03833" calcext:value-type="float">
            <text:p>34.03833</text:p>
          </table:table-cell>
          <table:table-cell office:value-type="float" office:value="1101.415" calcext:value-type="float">
            <text:p>1101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87385" calcext:value-type="float">
            <text:p>0.2587385</text:p>
          </table:table-cell>
          <table:table-cell office:value-type="float" office:value="4.82843" calcext:value-type="float">
            <text:p>4.82843</text:p>
          </table:table-cell>
          <table:table-cell office:value-type="float" office:value="0" calcext:value-type="float">
            <text:p>0</text:p>
          </table:table-cell>
          <table:table-cell office:value-type="float" office:value="0.000005843069" calcext:value-type="float">
            <text:p>5.843069E-06</text:p>
          </table:table-cell>
          <table:table-cell office:value-type="float" office:value="0" calcext:value-type="float">
            <text:p>0</text:p>
          </table:table-cell>
          <table:table-cell office:value-type="float" office:value="-0.01111094" calcext:value-type="float">
            <text:p>-0.01111094</text:p>
          </table:table-cell>
          <table:table-cell office:value-type="float" office:value="-0.005060566" calcext:value-type="float">
            <text:p>-0.005060566</text:p>
          </table:table-cell>
          <table:table-cell office:value-type="float" office:value="0.0005113396" calcext:value-type="float">
            <text:p>0.0005113396</text:p>
          </table:table-cell>
          <table:table-cell office:value-type="float" office:value="0.00004003952" calcext:value-type="float">
            <text:p>4.003952E-05</text:p>
          </table:table-cell>
          <table:table-cell office:value-type="float" office:value="24.48471" calcext:value-type="float">
            <text:p>24.48471</text:p>
          </table:table-cell>
          <table:table-cell office:value-type="float" office:value="0.1713235" calcext:value-type="float">
            <text:p>0.1713235</text:p>
          </table:table-cell>
          <table:table-cell office:value-type="float" office:value="0.09007993" calcext:value-type="float">
            <text:p>0.09007993</text:p>
          </table:table-cell>
          <table:table-cell office:value-type="float" office:value="0.09157316" calcext:value-type="float">
            <text:p>0.09157316</text:p>
          </table:table-cell>
          <table:table-cell office:value-type="float" office:value="0.05917079" calcext:value-type="float">
            <text:p>0.05917079</text:p>
          </table:table-cell>
          <table:table-cell office:value-type="float" office:value="0.06069956" calcext:value-type="float">
            <text:p>0.06069956</text:p>
          </table:table-cell>
          <table:table-cell office:value-type="float" office:value="0.03379437" calcext:value-type="float">
            <text:p>0.03379437</text:p>
          </table:table-cell>
          <table:table-cell office:value-type="float" office:value="0.02138509" calcext:value-type="float">
            <text:p>0.02138509</text:p>
          </table:table-cell>
          <table:table-cell office:value-type="float" office:value="0.03975578" calcext:value-type="float">
            <text:p>0.03975578</text:p>
          </table:table-cell>
          <table:table-cell office:value-type="float" office:value="0.02895936" calcext:value-type="float">
            <text:p>0.02895936</text:p>
          </table:table-cell>
          <table:table-cell office:value-type="float" office:value="0.0250462" calcext:value-type="float">
            <text:p>0.0250462</text:p>
          </table:table-cell>
          <table:table-cell office:value-type="float" office:value="0.0287715" calcext:value-type="float">
            <text:p>0.0287715</text:p>
          </table:table-cell>
          <table:table-cell office:value-type="float" office:value="0.03792819" calcext:value-type="float">
            <text:p>0.03792819</text:p>
          </table:table-cell>
          <table:table-cell office:value-type="float" office:value="0.00472727" calcext:value-type="float">
            <text:p>0.00472727</text:p>
          </table:table-cell>
          <table:table-cell office:value-type="float" office:value="0.003725459" calcext:value-type="float">
            <text:p>0.003725459</text:p>
          </table:table-cell>
          <table:table-cell office:value-type="float" office:value="0" calcext:value-type="float">
            <text:p>0</text:p>
          </table:table-cell>
          <table:table-cell office:value-type="float" office:value="77.96158" calcext:value-type="float">
            <text:p>77.96158</text:p>
          </table:table-cell>
          <table:table-cell office:value-type="float" office:value="22.8203" calcext:value-type="float">
            <text:p>22.8203</text:p>
          </table:table-cell>
          <table:table-cell office:value-type="float" office:value="14.55848" calcext:value-type="float">
            <text:p>14.55848</text:p>
          </table:table-cell>
          <table:table-cell office:value-type="float" office:value="7.803475" calcext:value-type="float">
            <text:p>7.803475</text:p>
          </table:table-cell>
          <table:table-cell office:value-type="float" office:value="3.92485" calcext:value-type="float">
            <text:p>3.92485</text:p>
          </table:table-cell>
          <table:table-cell office:value-type="float" office:value="1.248557" calcext:value-type="float">
            <text:p>1.248557</text:p>
          </table:table-cell>
          <table:table-cell office:value-type="float" office:value="0.2376878" calcext:value-type="float">
            <text:p>0.2376878</text:p>
          </table:table-cell>
          <table:table-cell office:value-type="float" office:value="0.6012737" calcext:value-type="float">
            <text:p>0.6012737</text:p>
          </table:table-cell>
          <table:table-cell office:value-type="float" office:value="0.5270006" calcext:value-type="float">
            <text:p>0.5270006</text:p>
          </table:table-cell>
          <table:table-cell office:value-type="float" office:value="0.3325748" calcext:value-type="float">
            <text:p>0.3325748</text:p>
          </table:table-cell>
          <table:table-cell office:value-type="float" office:value="0.2197687" calcext:value-type="float">
            <text:p>0.2197687</text:p>
          </table:table-cell>
          <table:table-cell office:value-type="float" office:value="0.332488" calcext:value-type="float">
            <text:p>0.332488</text:p>
          </table:table-cell>
          <table:table-cell office:value-type="float" office:value="0.3120296" calcext:value-type="float">
            <text:p>0.3120296</text:p>
          </table:table-cell>
          <table:table-cell office:value-type="float" office:value="0.3460511" calcext:value-type="float">
            <text:p>0.3460511</text:p>
          </table:table-cell>
          <table:table-cell office:value-type="float" office:value="0" calcext:value-type="float">
            <text:p>0</text:p>
          </table:table-cell>
          <table:table-cell office:value-type="float" office:value="1072.498" calcext:value-type="float">
            <text:p>1072.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9178" calcext:value-type="float">
            <text:p>1.039178</text:p>
          </table:table-cell>
          <table:table-cell office:value-type="float" office:value="0" calcext:value-type="float">
            <text:p>0</text:p>
          </table:table-cell>
          <table:table-cell office:value-type="float" office:value="-0.001310727" calcext:value-type="float">
            <text:p>-0.0013107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7" calcext:value-type="float">
            <text:p>20032007</text:p>
          </table:table-cell>
          <table:table-cell office:value-type="float" office:value="33.96631" calcext:value-type="float">
            <text:p>33.96631</text:p>
          </table:table-cell>
          <table:table-cell office:value-type="float" office:value="1101.455" calcext:value-type="float">
            <text:p>1101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9633" calcext:value-type="float">
            <text:p>0.2459633</text:p>
          </table:table-cell>
          <table:table-cell office:value-type="float" office:value="4.870757" calcext:value-type="float">
            <text:p>4.870757</text:p>
          </table:table-cell>
          <table:table-cell office:value-type="float" office:value="0" calcext:value-type="float">
            <text:p>0</text:p>
          </table:table-cell>
          <table:table-cell office:value-type="float" office:value="0.000005875297" calcext:value-type="float">
            <text:p>5.875297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998" calcext:value-type="float">
            <text:p>-0.01110998</text:p>
          </table:table-cell>
          <table:table-cell office:value-type="float" office:value="-0.005521702" calcext:value-type="float">
            <text:p>-0.005521702</text:p>
          </table:table-cell>
          <table:table-cell office:value-type="float" office:value="0.0005217784" calcext:value-type="float">
            <text:p>0.0005217784</text:p>
          </table:table-cell>
          <table:table-cell office:value-type="float" office:value="0.0000400397" calcext:value-type="float">
            <text:p>4.00397E-05</text:p>
          </table:table-cell>
          <table:table-cell office:value-type="float" office:value="24.51972" calcext:value-type="float">
            <text:p>24.51972</text:p>
          </table:table-cell>
          <table:table-cell office:value-type="float" office:value="0.1530121" calcext:value-type="float">
            <text:p>0.1530121</text:p>
          </table:table-cell>
          <table:table-cell office:value-type="float" office:value="0.08371401" calcext:value-type="float">
            <text:p>0.08371401</text:p>
          </table:table-cell>
          <table:table-cell office:value-type="float" office:value="0.08403172" calcext:value-type="float">
            <text:p>0.08403172</text:p>
          </table:table-cell>
          <table:table-cell office:value-type="float" office:value="0.05511661" calcext:value-type="float">
            <text:p>0.05511661</text:p>
          </table:table-cell>
          <table:table-cell office:value-type="float" office:value="0.05701114" calcext:value-type="float">
            <text:p>0.05701114</text:p>
          </table:table-cell>
          <table:table-cell office:value-type="float" office:value="0.03229791" calcext:value-type="float">
            <text:p>0.03229791</text:p>
          </table:table-cell>
          <table:table-cell office:value-type="float" office:value="0.02152841" calcext:value-type="float">
            <text:p>0.02152841</text:p>
          </table:table-cell>
          <table:table-cell office:value-type="float" office:value="0.03944704" calcext:value-type="float">
            <text:p>0.03944704</text:p>
          </table:table-cell>
          <table:table-cell office:value-type="float" office:value="0.02895719" calcext:value-type="float">
            <text:p>0.02895719</text:p>
          </table:table-cell>
          <table:table-cell office:value-type="float" office:value="0.02508155" calcext:value-type="float">
            <text:p>0.02508155</text:p>
          </table:table-cell>
          <table:table-cell office:value-type="float" office:value="0.02878509" calcext:value-type="float">
            <text:p>0.02878509</text:p>
          </table:table-cell>
          <table:table-cell office:value-type="float" office:value="0.03791356" calcext:value-type="float">
            <text:p>0.03791356</text:p>
          </table:table-cell>
          <table:table-cell office:value-type="float" office:value="0.004727669" calcext:value-type="float">
            <text:p>0.004727669</text:p>
          </table:table-cell>
          <table:table-cell office:value-type="float" office:value="0.003725126" calcext:value-type="float">
            <text:p>0.003725126</text:p>
          </table:table-cell>
          <table:table-cell office:value-type="float" office:value="0" calcext:value-type="float">
            <text:p>0</text:p>
          </table:table-cell>
          <table:table-cell office:value-type="float" office:value="85.6571" calcext:value-type="float">
            <text:p>85.6571</text:p>
          </table:table-cell>
          <table:table-cell office:value-type="float" office:value="22.992" calcext:value-type="float">
            <text:p>22.992</text:p>
          </table:table-cell>
          <table:table-cell office:value-type="float" office:value="14.0689" calcext:value-type="float">
            <text:p>14.0689</text:p>
          </table:table-cell>
          <table:table-cell office:value-type="float" office:value="7.546742" calcext:value-type="float">
            <text:p>7.546742</text:p>
          </table:table-cell>
          <table:table-cell office:value-type="float" office:value="3.845375" calcext:value-type="float">
            <text:p>3.845375</text:p>
          </table:table-cell>
          <table:table-cell office:value-type="float" office:value="1.231054" calcext:value-type="float">
            <text:p>1.231054</text:p>
          </table:table-cell>
          <table:table-cell office:value-type="float" office:value="0.2439384" calcext:value-type="float">
            <text:p>0.2439384</text:p>
          </table:table-cell>
          <table:table-cell office:value-type="float" office:value="0.5987099" calcext:value-type="float">
            <text:p>0.5987099</text:p>
          </table:table-cell>
          <table:table-cell office:value-type="float" office:value="0.5285696" calcext:value-type="float">
            <text:p>0.5285696</text:p>
          </table:table-cell>
          <table:table-cell office:value-type="float" office:value="0.335522" calcext:value-type="float">
            <text:p>0.335522</text:p>
          </table:table-cell>
          <table:table-cell office:value-type="float" office:value="0.2209442" calcext:value-type="float">
            <text:p>0.2209442</text:p>
          </table:table-cell>
          <table:table-cell office:value-type="float" office:value="0.3332521" calcext:value-type="float">
            <text:p>0.3332521</text:p>
          </table:table-cell>
          <table:table-cell office:value-type="float" office:value="0.3119623" calcext:value-type="float">
            <text:p>0.3119623</text:p>
          </table:table-cell>
          <table:table-cell office:value-type="float" office:value="0.3460515" calcext:value-type="float">
            <text:p>0.3460515</text:p>
          </table:table-cell>
          <table:table-cell office:value-type="float" office:value="0" calcext:value-type="float">
            <text:p>0</text:p>
          </table:table-cell>
          <table:table-cell office:value-type="float" office:value="1011.865" calcext:value-type="float">
            <text:p>1011.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9176" calcext:value-type="float">
            <text:p>1.069176</text:p>
          </table:table-cell>
          <table:table-cell office:value-type="float" office:value="0" calcext:value-type="float">
            <text:p>0</text:p>
          </table:table-cell>
          <table:table-cell office:value-type="float" office:value="-0.001334155" calcext:value-type="float">
            <text:p>-0.0013341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7" calcext:value-type="float">
            <text:p>21032007</text:p>
          </table:table-cell>
          <table:table-cell office:value-type="float" office:value="33.88741" calcext:value-type="float">
            <text:p>33.88741</text:p>
          </table:table-cell>
          <table:table-cell office:value-type="float" office:value="1101.493" calcext:value-type="float">
            <text:p>1101.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1156" calcext:value-type="float">
            <text:p>0.2361156</text:p>
          </table:table-cell>
          <table:table-cell office:value-type="float" office:value="4.917853" calcext:value-type="float">
            <text:p>4.917853</text:p>
          </table:table-cell>
          <table:table-cell office:value-type="float" office:value="0" calcext:value-type="float">
            <text:p>0</text:p>
          </table:table-cell>
          <table:table-cell office:value-type="float" office:value="0.000005875516" calcext:value-type="float">
            <text:p>5.875516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998" calcext:value-type="float">
            <text:p>-0.01110998</text:p>
          </table:table-cell>
          <table:table-cell office:value-type="float" office:value="-0.005922117" calcext:value-type="float">
            <text:p>-0.005922117</text:p>
          </table:table-cell>
          <table:table-cell office:value-type="float" office:value="0.0005328431" calcext:value-type="float">
            <text:p>0.0005328431</text:p>
          </table:table-cell>
          <table:table-cell office:value-type="float" office:value="0.00004003986" calcext:value-type="float">
            <text:p>4.003986E-05</text:p>
          </table:table-cell>
          <table:table-cell office:value-type="float" office:value="24.53841" calcext:value-type="float">
            <text:p>24.53841</text:p>
          </table:table-cell>
          <table:table-cell office:value-type="float" office:value="0.1430446" calcext:value-type="float">
            <text:p>0.1430446</text:p>
          </table:table-cell>
          <table:table-cell office:value-type="float" office:value="0.08115222" calcext:value-type="float">
            <text:p>0.08115222</text:p>
          </table:table-cell>
          <table:table-cell office:value-type="float" office:value="0.07949891" calcext:value-type="float">
            <text:p>0.07949891</text:p>
          </table:table-cell>
          <table:table-cell office:value-type="float" office:value="0.05197672" calcext:value-type="float">
            <text:p>0.05197672</text:p>
          </table:table-cell>
          <table:table-cell office:value-type="float" office:value="0.05385592" calcext:value-type="float">
            <text:p>0.05385592</text:p>
          </table:table-cell>
          <table:table-cell office:value-type="float" office:value="0.03064938" calcext:value-type="float">
            <text:p>0.03064938</text:p>
          </table:table-cell>
          <table:table-cell office:value-type="float" office:value="0.0214445" calcext:value-type="float">
            <text:p>0.0214445</text:p>
          </table:table-cell>
          <table:table-cell office:value-type="float" office:value="0.03906139" calcext:value-type="float">
            <text:p>0.03906139</text:p>
          </table:table-cell>
          <table:table-cell office:value-type="float" office:value="0.02892618" calcext:value-type="float">
            <text:p>0.02892618</text:p>
          </table:table-cell>
          <table:table-cell office:value-type="float" office:value="0.02510992" calcext:value-type="float">
            <text:p>0.02510992</text:p>
          </table:table-cell>
          <table:table-cell office:value-type="float" office:value="0.02879704" calcext:value-type="float">
            <text:p>0.02879704</text:p>
          </table:table-cell>
          <table:table-cell office:value-type="float" office:value="0.03789859" calcext:value-type="float">
            <text:p>0.03789859</text:p>
          </table:table-cell>
          <table:table-cell office:value-type="float" office:value="0.004728057" calcext:value-type="float">
            <text:p>0.004728057</text:p>
          </table:table-cell>
          <table:table-cell office:value-type="float" office:value="0.003724766" calcext:value-type="float">
            <text:p>0.003724766</text:p>
          </table:table-cell>
          <table:table-cell office:value-type="float" office:value="0" calcext:value-type="float">
            <text:p>0</text:p>
          </table:table-cell>
          <table:table-cell office:value-type="float" office:value="86.21718" calcext:value-type="float">
            <text:p>86.21718</text:p>
          </table:table-cell>
          <table:table-cell office:value-type="float" office:value="25.3121" calcext:value-type="float">
            <text:p>25.3121</text:p>
          </table:table-cell>
          <table:table-cell office:value-type="float" office:value="13.89846" calcext:value-type="float">
            <text:p>13.89846</text:p>
          </table:table-cell>
          <table:table-cell office:value-type="float" office:value="7.380899" calcext:value-type="float">
            <text:p>7.380899</text:p>
          </table:table-cell>
          <table:table-cell office:value-type="float" office:value="3.812287" calcext:value-type="float">
            <text:p>3.812287</text:p>
          </table:table-cell>
          <table:table-cell office:value-type="float" office:value="1.221123" calcext:value-type="float">
            <text:p>1.221123</text:p>
          </table:table-cell>
          <table:table-cell office:value-type="float" office:value="0.2531666" calcext:value-type="float">
            <text:p>0.2531666</text:p>
          </table:table-cell>
          <table:table-cell office:value-type="float" office:value="0.5975642" calcext:value-type="float">
            <text:p>0.5975642</text:p>
          </table:table-cell>
          <table:table-cell office:value-type="float" office:value="0.5293831" calcext:value-type="float">
            <text:p>0.5293831</text:p>
          </table:table-cell>
          <table:table-cell office:value-type="float" office:value="0.3382305" calcext:value-type="float">
            <text:p>0.3382305</text:p>
          </table:table-cell>
          <table:table-cell office:value-type="float" office:value="0.2221599" calcext:value-type="float">
            <text:p>0.2221599</text:p>
          </table:table-cell>
          <table:table-cell office:value-type="float" office:value="0.3340215" calcext:value-type="float">
            <text:p>0.3340215</text:p>
          </table:table-cell>
          <table:table-cell office:value-type="float" office:value="0.311917" calcext:value-type="float">
            <text:p>0.311917</text:p>
          </table:table-cell>
          <table:table-cell office:value-type="float" office:value="0.3460516" calcext:value-type="float">
            <text:p>0.3460516</text:p>
          </table:table-cell>
          <table:table-cell office:value-type="float" office:value="0" calcext:value-type="float">
            <text:p>0</text:p>
          </table:table-cell>
          <table:table-cell office:value-type="float" office:value="965.5062" calcext:value-type="float">
            <text:p>965.5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6581" calcext:value-type="float">
            <text:p>1.106581</text:p>
          </table:table-cell>
          <table:table-cell office:value-type="float" office:value="0" calcext:value-type="float">
            <text:p>0</text:p>
          </table:table-cell>
          <table:table-cell office:value-type="float" office:value="-0.001357068" calcext:value-type="float">
            <text:p>-0.0013570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7" calcext:value-type="float">
            <text:p>22032007</text:p>
          </table:table-cell>
          <table:table-cell office:value-type="float" office:value="33.79356" calcext:value-type="float">
            <text:p>33.79356</text:p>
          </table:table-cell>
          <table:table-cell office:value-type="float" office:value="1101.532" calcext:value-type="float">
            <text:p>1101.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50002" calcext:value-type="float">
            <text:p>0.2350002</text:p>
          </table:table-cell>
          <table:table-cell office:value-type="float" office:value="4.970408" calcext:value-type="float">
            <text:p>4.970408</text:p>
          </table:table-cell>
          <table:table-cell office:value-type="float" office:value="0" calcext:value-type="float">
            <text:p>0</text:p>
          </table:table-cell>
          <table:table-cell office:value-type="float" office:value="0.000005875516" calcext:value-type="float">
            <text:p>5.875516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998" calcext:value-type="float">
            <text:p>-0.01110998</text:p>
          </table:table-cell>
          <table:table-cell office:value-type="float" office:value="-0.006282893" calcext:value-type="float">
            <text:p>-0.006282893</text:p>
          </table:table-cell>
          <table:table-cell office:value-type="float" office:value="0.000546667" calcext:value-type="float">
            <text:p>0.000546667</text:p>
          </table:table-cell>
          <table:table-cell office:value-type="float" office:value="0.00004003998" calcext:value-type="float">
            <text:p>4.003998E-05</text:p>
          </table:table-cell>
          <table:table-cell office:value-type="float" office:value="24.5301" calcext:value-type="float">
            <text:p>24.5301</text:p>
          </table:table-cell>
          <table:table-cell office:value-type="float" office:value="0.1295012" calcext:value-type="float">
            <text:p>0.1295012</text:p>
          </table:table-cell>
          <table:table-cell office:value-type="float" office:value="0.07813973" calcext:value-type="float">
            <text:p>0.07813973</text:p>
          </table:table-cell>
          <table:table-cell office:value-type="float" office:value="0.07508109" calcext:value-type="float">
            <text:p>0.07508109</text:p>
          </table:table-cell>
          <table:table-cell office:value-type="float" office:value="0.04939272" calcext:value-type="float">
            <text:p>0.04939272</text:p>
          </table:table-cell>
          <table:table-cell office:value-type="float" office:value="0.05129538" calcext:value-type="float">
            <text:p>0.05129538</text:p>
          </table:table-cell>
          <table:table-cell office:value-type="float" office:value="0.02916544" calcext:value-type="float">
            <text:p>0.02916544</text:p>
          </table:table-cell>
          <table:table-cell office:value-type="float" office:value="0.02121355" calcext:value-type="float">
            <text:p>0.02121355</text:p>
          </table:table-cell>
          <table:table-cell office:value-type="float" office:value="0.03861535" calcext:value-type="float">
            <text:p>0.03861535</text:p>
          </table:table-cell>
          <table:table-cell office:value-type="float" office:value="0.02886653" calcext:value-type="float">
            <text:p>0.02886653</text:p>
          </table:table-cell>
          <table:table-cell office:value-type="float" office:value="0.02513069" calcext:value-type="float">
            <text:p>0.02513069</text:p>
          </table:table-cell>
          <table:table-cell office:value-type="float" office:value="0.02880667" calcext:value-type="float">
            <text:p>0.02880667</text:p>
          </table:table-cell>
          <table:table-cell office:value-type="float" office:value="0.03788268" calcext:value-type="float">
            <text:p>0.03788268</text:p>
          </table:table-cell>
          <table:table-cell office:value-type="float" office:value="0.004728423" calcext:value-type="float">
            <text:p>0.004728423</text:p>
          </table:table-cell>
          <table:table-cell office:value-type="float" office:value="0.003724414" calcext:value-type="float">
            <text:p>0.003724414</text:p>
          </table:table-cell>
          <table:table-cell office:value-type="float" office:value="0" calcext:value-type="float">
            <text:p>0</text:p>
          </table:table-cell>
          <table:table-cell office:value-type="float" office:value="89.2331" calcext:value-type="float">
            <text:p>89.2331</text:p>
          </table:table-cell>
          <table:table-cell office:value-type="float" office:value="26.48598" calcext:value-type="float">
            <text:p>26.48598</text:p>
          </table:table-cell>
          <table:table-cell office:value-type="float" office:value="13.73801" calcext:value-type="float">
            <text:p>13.73801</text:p>
          </table:table-cell>
          <table:table-cell office:value-type="float" office:value="7.233861" calcext:value-type="float">
            <text:p>7.233861</text:p>
          </table:table-cell>
          <table:table-cell office:value-type="float" office:value="3.791439" calcext:value-type="float">
            <text:p>3.791439</text:p>
          </table:table-cell>
          <table:table-cell office:value-type="float" office:value="1.215075" calcext:value-type="float">
            <text:p>1.215075</text:p>
          </table:table-cell>
          <table:table-cell office:value-type="float" office:value="0.2639059" calcext:value-type="float">
            <text:p>0.2639059</text:p>
          </table:table-cell>
          <table:table-cell office:value-type="float" office:value="0.5976089" calcext:value-type="float">
            <text:p>0.5976089</text:p>
          </table:table-cell>
          <table:table-cell office:value-type="float" office:value="0.5297659" calcext:value-type="float">
            <text:p>0.5297659</text:p>
          </table:table-cell>
          <table:table-cell office:value-type="float" office:value="0.340726" calcext:value-type="float">
            <text:p>0.340726</text:p>
          </table:table-cell>
          <table:table-cell office:value-type="float" office:value="0.2233976" calcext:value-type="float">
            <text:p>0.2233976</text:p>
          </table:table-cell>
          <table:table-cell office:value-type="float" office:value="0.3347949" calcext:value-type="float">
            <text:p>0.3347949</text:p>
          </table:table-cell>
          <table:table-cell office:value-type="float" office:value="0.3118954" calcext:value-type="float">
            <text:p>0.3118954</text:p>
          </table:table-cell>
          <table:table-cell office:value-type="float" office:value="0.3460517" calcext:value-type="float">
            <text:p>0.3460517</text:p>
          </table:table-cell>
          <table:table-cell office:value-type="float" office:value="0" calcext:value-type="float">
            <text:p>0</text:p>
          </table:table-cell>
          <table:table-cell office:value-type="float" office:value="979.1699" calcext:value-type="float">
            <text:p>979.1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8452" calcext:value-type="float">
            <text:p>1.158452</text:p>
          </table:table-cell>
          <table:table-cell office:value-type="float" office:value="0" calcext:value-type="float">
            <text:p>0</text:p>
          </table:table-cell>
          <table:table-cell office:value-type="float" office:value="-0.001380637" calcext:value-type="float">
            <text:p>-0.0013806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7" calcext:value-type="float">
            <text:p>23032007</text:p>
          </table:table-cell>
          <table:table-cell office:value-type="float" office:value="33.69143" calcext:value-type="float">
            <text:p>33.69143</text:p>
          </table:table-cell>
          <table:table-cell office:value-type="float" office:value="1101.555" calcext:value-type="float">
            <text:p>1101.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9596" calcext:value-type="float">
            <text:p>0.2649596</text:p>
          </table:table-cell>
          <table:table-cell office:value-type="float" office:value="5.016974" calcext:value-type="float">
            <text:p>5.016974</text:p>
          </table:table-cell>
          <table:table-cell office:value-type="float" office:value="0" calcext:value-type="float">
            <text:p>0</text:p>
          </table:table-cell>
          <table:table-cell office:value-type="float" office:value="0.000005875516" calcext:value-type="float">
            <text:p>5.875516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998" calcext:value-type="float">
            <text:p>-0.01110998</text:p>
          </table:table-cell>
          <table:table-cell office:value-type="float" office:value="-0.006352441" calcext:value-type="float">
            <text:p>-0.006352441</text:p>
          </table:table-cell>
          <table:table-cell office:value-type="float" office:value="0.0005640297" calcext:value-type="float">
            <text:p>0.0005640297</text:p>
          </table:table-cell>
          <table:table-cell office:value-type="float" office:value="0.00004003998" calcext:value-type="float">
            <text:p>4.003998E-05</text:p>
          </table:table-cell>
          <table:table-cell office:value-type="float" office:value="24.4364" calcext:value-type="float">
            <text:p>24.4364</text:p>
          </table:table-cell>
          <table:table-cell office:value-type="float" office:value="0.7834176" calcext:value-type="float">
            <text:p>0.7834176</text:p>
          </table:table-cell>
          <table:table-cell office:value-type="float" office:value="0.08056856" calcext:value-type="float">
            <text:p>0.08056856</text:p>
          </table:table-cell>
          <table:table-cell office:value-type="float" office:value="0.07498553" calcext:value-type="float">
            <text:p>0.07498553</text:p>
          </table:table-cell>
          <table:table-cell office:value-type="float" office:value="0.04832448" calcext:value-type="float">
            <text:p>0.04832448</text:p>
          </table:table-cell>
          <table:table-cell office:value-type="float" office:value="0.05001658" calcext:value-type="float">
            <text:p>0.05001658</text:p>
          </table:table-cell>
          <table:table-cell office:value-type="float" office:value="0.02797975" calcext:value-type="float">
            <text:p>0.02797975</text:p>
          </table:table-cell>
          <table:table-cell office:value-type="float" office:value="0.02091577" calcext:value-type="float">
            <text:p>0.02091577</text:p>
          </table:table-cell>
          <table:table-cell office:value-type="float" office:value="0.03811844" calcext:value-type="float">
            <text:p>0.03811844</text:p>
          </table:table-cell>
          <table:table-cell office:value-type="float" office:value="0.02877532" calcext:value-type="float">
            <text:p>0.02877532</text:p>
          </table:table-cell>
          <table:table-cell office:value-type="float" office:value="0.02514626" calcext:value-type="float">
            <text:p>0.02514626</text:p>
          </table:table-cell>
          <table:table-cell office:value-type="float" office:value="0.02881498" calcext:value-type="float">
            <text:p>0.02881498</text:p>
          </table:table-cell>
          <table:table-cell office:value-type="float" office:value="0.03786529" calcext:value-type="float">
            <text:p>0.03786529</text:p>
          </table:table-cell>
          <table:table-cell office:value-type="float" office:value="0.00472877" calcext:value-type="float">
            <text:p>0.00472877</text:p>
          </table:table-cell>
          <table:table-cell office:value-type="float" office:value="0.003724066" calcext:value-type="float">
            <text:p>0.003724066</text:p>
          </table:table-cell>
          <table:table-cell office:value-type="float" office:value="0" calcext:value-type="float">
            <text:p>0</text:p>
          </table:table-cell>
          <table:table-cell office:value-type="float" office:value="87.23249" calcext:value-type="float">
            <text:p>87.23249</text:p>
          </table:table-cell>
          <table:table-cell office:value-type="float" office:value="29.26232" calcext:value-type="float">
            <text:p>29.26232</text:p>
          </table:table-cell>
          <table:table-cell office:value-type="float" office:value="13.88616" calcext:value-type="float">
            <text:p>13.88616</text:p>
          </table:table-cell>
          <table:table-cell office:value-type="float" office:value="7.174454" calcext:value-type="float">
            <text:p>7.174454</text:p>
          </table:table-cell>
          <table:table-cell office:value-type="float" office:value="3.803002" calcext:value-type="float">
            <text:p>3.803002</text:p>
          </table:table-cell>
          <table:table-cell office:value-type="float" office:value="1.212651" calcext:value-type="float">
            <text:p>1.212651</text:p>
          </table:table-cell>
          <table:table-cell office:value-type="float" office:value="0.2758517" calcext:value-type="float">
            <text:p>0.2758517</text:p>
          </table:table-cell>
          <table:table-cell office:value-type="float" office:value="0.5984092" calcext:value-type="float">
            <text:p>0.5984092</text:p>
          </table:table-cell>
          <table:table-cell office:value-type="float" office:value="0.5295608" calcext:value-type="float">
            <text:p>0.5295608</text:p>
          </table:table-cell>
          <table:table-cell office:value-type="float" office:value="0.3433386" calcext:value-type="float">
            <text:p>0.3433386</text:p>
          </table:table-cell>
          <table:table-cell office:value-type="float" office:value="0.2247685" calcext:value-type="float">
            <text:p>0.2247685</text:p>
          </table:table-cell>
          <table:table-cell office:value-type="float" office:value="0.335574" calcext:value-type="float">
            <text:p>0.335574</text:p>
          </table:table-cell>
          <table:table-cell office:value-type="float" office:value="0.3118972" calcext:value-type="float">
            <text:p>0.3118972</text:p>
          </table:table-cell>
          <table:table-cell office:value-type="float" office:value="0.3460519" calcext:value-type="float">
            <text:p>0.3460519</text:p>
          </table:table-cell>
          <table:table-cell office:value-type="float" office:value="0" calcext:value-type="float">
            <text:p>0</text:p>
          </table:table-cell>
          <table:table-cell office:value-type="float" office:value="1154.52" calcext:value-type="float">
            <text:p>1154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5079" calcext:value-type="float">
            <text:p>1.235079</text:p>
          </table:table-cell>
          <table:table-cell office:value-type="float" office:value="0" calcext:value-type="float">
            <text:p>0</text:p>
          </table:table-cell>
          <table:table-cell office:value-type="float" office:value="-0.001395474" calcext:value-type="float">
            <text:p>-0.0013954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7" calcext:value-type="float">
            <text:p>24032007</text:p>
          </table:table-cell>
          <table:table-cell office:value-type="float" office:value="33.61427" calcext:value-type="float">
            <text:p>33.61427</text:p>
          </table:table-cell>
          <table:table-cell office:value-type="float" office:value="1101.569" calcext:value-type="float">
            <text:p>1101.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37282" calcext:value-type="float">
            <text:p>0.2937282</text:p>
          </table:table-cell>
          <table:table-cell office:value-type="float" office:value="5.049024" calcext:value-type="float">
            <text:p>5.049024</text:p>
          </table:table-cell>
          <table:table-cell office:value-type="float" office:value="0" calcext:value-type="float">
            <text:p>0</text:p>
          </table:table-cell>
          <table:table-cell office:value-type="float" office:value="0.000005875516" calcext:value-type="float">
            <text:p>5.875516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998" calcext:value-type="float">
            <text:p>-0.01110998</text:p>
          </table:table-cell>
          <table:table-cell office:value-type="float" office:value="-0.006383646" calcext:value-type="float">
            <text:p>-0.006383646</text:p>
          </table:table-cell>
          <table:table-cell office:value-type="float" office:value="0.0005813104" calcext:value-type="float">
            <text:p>0.0005813104</text:p>
          </table:table-cell>
          <table:table-cell office:value-type="float" office:value="0.00004003998" calcext:value-type="float">
            <text:p>4.003998E-05</text:p>
          </table:table-cell>
          <table:table-cell office:value-type="float" office:value="24.35279" calcext:value-type="float">
            <text:p>24.35279</text:p>
          </table:table-cell>
          <table:table-cell office:value-type="float" office:value="1.650598" calcext:value-type="float">
            <text:p>1.650598</text:p>
          </table:table-cell>
          <table:table-cell office:value-type="float" office:value="0.08725371" calcext:value-type="float">
            <text:p>0.08725371</text:p>
          </table:table-cell>
          <table:table-cell office:value-type="float" office:value="0.07855414" calcext:value-type="float">
            <text:p>0.07855414</text:p>
          </table:table-cell>
          <table:table-cell office:value-type="float" office:value="0.04891507" calcext:value-type="float">
            <text:p>0.04891507</text:p>
          </table:table-cell>
          <table:table-cell office:value-type="float" office:value="0.05039875" calcext:value-type="float">
            <text:p>0.05039875</text:p>
          </table:table-cell>
          <table:table-cell office:value-type="float" office:value="0.02745226" calcext:value-type="float">
            <text:p>0.02745226</text:p>
          </table:table-cell>
          <table:table-cell office:value-type="float" office:value="0.02082559" calcext:value-type="float">
            <text:p>0.02082559</text:p>
          </table:table-cell>
          <table:table-cell office:value-type="float" office:value="0.03764097" calcext:value-type="float">
            <text:p>0.03764097</text:p>
          </table:table-cell>
          <table:table-cell office:value-type="float" office:value="0.02866491" calcext:value-type="float">
            <text:p>0.02866491</text:p>
          </table:table-cell>
          <table:table-cell office:value-type="float" office:value="0.02515091" calcext:value-type="float">
            <text:p>0.02515091</text:p>
          </table:table-cell>
          <table:table-cell office:value-type="float" office:value="0.02882093" calcext:value-type="float">
            <text:p>0.02882093</text:p>
          </table:table-cell>
          <table:table-cell office:value-type="float" office:value="0.03784588" calcext:value-type="float">
            <text:p>0.03784588</text:p>
          </table:table-cell>
          <table:table-cell office:value-type="float" office:value="0.004729521" calcext:value-type="float">
            <text:p>0.004729521</text:p>
          </table:table-cell>
          <table:table-cell office:value-type="float" office:value="0.003723709" calcext:value-type="float">
            <text:p>0.003723709</text:p>
          </table:table-cell>
          <table:table-cell office:value-type="float" office:value="0" calcext:value-type="float">
            <text:p>0</text:p>
          </table:table-cell>
          <table:table-cell office:value-type="float" office:value="84.60718" calcext:value-type="float">
            <text:p>84.60718</text:p>
          </table:table-cell>
          <table:table-cell office:value-type="float" office:value="32.57406" calcext:value-type="float">
            <text:p>32.57406</text:p>
          </table:table-cell>
          <table:table-cell office:value-type="float" office:value="14.18814" calcext:value-type="float">
            <text:p>14.18814</text:p>
          </table:table-cell>
          <table:table-cell office:value-type="float" office:value="7.188151" calcext:value-type="float">
            <text:p>7.188151</text:p>
          </table:table-cell>
          <table:table-cell office:value-type="float" office:value="3.838049" calcext:value-type="float">
            <text:p>3.838049</text:p>
          </table:table-cell>
          <table:table-cell office:value-type="float" office:value="1.213259" calcext:value-type="float">
            <text:p>1.213259</text:p>
          </table:table-cell>
          <table:table-cell office:value-type="float" office:value="0.2875416" calcext:value-type="float">
            <text:p>0.2875416</text:p>
          </table:table-cell>
          <table:table-cell office:value-type="float" office:value="0.5996046" calcext:value-type="float">
            <text:p>0.5996046</text:p>
          </table:table-cell>
          <table:table-cell office:value-type="float" office:value="0.5295156" calcext:value-type="float">
            <text:p>0.5295156</text:p>
          </table:table-cell>
          <table:table-cell office:value-type="float" office:value="0.3455804" calcext:value-type="float">
            <text:p>0.3455804</text:p>
          </table:table-cell>
          <table:table-cell office:value-type="float" office:value="0.2262388" calcext:value-type="float">
            <text:p>0.2262388</text:p>
          </table:table-cell>
          <table:table-cell office:value-type="float" office:value="0.3363679" calcext:value-type="float">
            <text:p>0.3363679</text:p>
          </table:table-cell>
          <table:table-cell office:value-type="float" office:value="0.3119243" calcext:value-type="float">
            <text:p>0.3119243</text:p>
          </table:table-cell>
          <table:table-cell office:value-type="float" office:value="0.346052" calcext:value-type="float">
            <text:p>0.346052</text:p>
          </table:table-cell>
          <table:table-cell office:value-type="float" office:value="0" calcext:value-type="float">
            <text:p>0</text:p>
          </table:table-cell>
          <table:table-cell office:value-type="float" office:value="1300.052" calcext:value-type="float">
            <text:p>1300.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5969" calcext:value-type="float">
            <text:p>1.295969</text:p>
          </table:table-cell>
          <table:table-cell office:value-type="float" office:value="0" calcext:value-type="float">
            <text:p>0</text:p>
          </table:table-cell>
          <table:table-cell office:value-type="float" office:value="-0.001406539" calcext:value-type="float">
            <text:p>-0.0014065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7" calcext:value-type="float">
            <text:p>25032007</text:p>
          </table:table-cell>
          <table:table-cell office:value-type="float" office:value="33.53835" calcext:value-type="float">
            <text:p>33.53835</text:p>
          </table:table-cell>
          <table:table-cell office:value-type="float" office:value="1101.582" calcext:value-type="float">
            <text:p>1101.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43337" calcext:value-type="float">
            <text:p>0.3243337</text:p>
          </table:table-cell>
          <table:table-cell office:value-type="float" office:value="5.078637" calcext:value-type="float">
            <text:p>5.078637</text:p>
          </table:table-cell>
          <table:table-cell office:value-type="float" office:value="0" calcext:value-type="float">
            <text:p>0</text:p>
          </table:table-cell>
          <table:table-cell office:value-type="float" office:value="0.000005875516" calcext:value-type="float">
            <text:p>5.875516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998" calcext:value-type="float">
            <text:p>-0.01110998</text:p>
          </table:table-cell>
          <table:table-cell office:value-type="float" office:value="-0.006414316" calcext:value-type="float">
            <text:p>-0.006414316</text:p>
          </table:table-cell>
          <table:table-cell office:value-type="float" office:value="0.000595637" calcext:value-type="float">
            <text:p>0.000595637</text:p>
          </table:table-cell>
          <table:table-cell office:value-type="float" office:value="0.00004003998" calcext:value-type="float">
            <text:p>4.003998E-05</text:p>
          </table:table-cell>
          <table:table-cell office:value-type="float" office:value="24.26423" calcext:value-type="float">
            <text:p>24.26423</text:p>
          </table:table-cell>
          <table:table-cell office:value-type="float" office:value="2.521004" calcext:value-type="float">
            <text:p>2.521004</text:p>
          </table:table-cell>
          <table:table-cell office:value-type="float" office:value="0.092807" calcext:value-type="float">
            <text:p>0.092807</text:p>
          </table:table-cell>
          <table:table-cell office:value-type="float" office:value="0.08132033" calcext:value-type="float">
            <text:p>0.08132033</text:p>
          </table:table-cell>
          <table:table-cell office:value-type="float" office:value="0.04964243" calcext:value-type="float">
            <text:p>0.04964243</text:p>
          </table:table-cell>
          <table:table-cell office:value-type="float" office:value="0.05112249" calcext:value-type="float">
            <text:p>0.05112249</text:p>
          </table:table-cell>
          <table:table-cell office:value-type="float" office:value="0.02728604" calcext:value-type="float">
            <text:p>0.02728604</text:p>
          </table:table-cell>
          <table:table-cell office:value-type="float" office:value="0.02090578" calcext:value-type="float">
            <text:p>0.02090578</text:p>
          </table:table-cell>
          <table:table-cell office:value-type="float" office:value="0.03723522" calcext:value-type="float">
            <text:p>0.03723522</text:p>
          </table:table-cell>
          <table:table-cell office:value-type="float" office:value="0.02854883" calcext:value-type="float">
            <text:p>0.02854883</text:p>
          </table:table-cell>
          <table:table-cell office:value-type="float" office:value="0.02514518" calcext:value-type="float">
            <text:p>0.02514518</text:p>
          </table:table-cell>
          <table:table-cell office:value-type="float" office:value="0.0288236" calcext:value-type="float">
            <text:p>0.0288236</text:p>
          </table:table-cell>
          <table:table-cell office:value-type="float" office:value="0.03782402" calcext:value-type="float">
            <text:p>0.03782402</text:p>
          </table:table-cell>
          <table:table-cell office:value-type="float" office:value="0.004731054" calcext:value-type="float">
            <text:p>0.004731054</text:p>
          </table:table-cell>
          <table:table-cell office:value-type="float" office:value="0.00372338" calcext:value-type="float">
            <text:p>0.00372338</text:p>
          </table:table-cell>
          <table:table-cell office:value-type="float" office:value="0" calcext:value-type="float">
            <text:p>0</text:p>
          </table:table-cell>
          <table:table-cell office:value-type="float" office:value="78.43053" calcext:value-type="float">
            <text:p>78.43053</text:p>
          </table:table-cell>
          <table:table-cell office:value-type="float" office:value="35.51052" calcext:value-type="float">
            <text:p>35.51052</text:p>
          </table:table-cell>
          <table:table-cell office:value-type="float" office:value="14.52417" calcext:value-type="float">
            <text:p>14.52417</text:p>
          </table:table-cell>
          <table:table-cell office:value-type="float" office:value="7.232271" calcext:value-type="float">
            <text:p>7.232271</text:p>
          </table:table-cell>
          <table:table-cell office:value-type="float" office:value="3.89384" calcext:value-type="float">
            <text:p>3.89384</text:p>
          </table:table-cell>
          <table:table-cell office:value-type="float" office:value="1.216524" calcext:value-type="float">
            <text:p>1.216524</text:p>
          </table:table-cell>
          <table:table-cell office:value-type="float" office:value="0.2982109" calcext:value-type="float">
            <text:p>0.2982109</text:p>
          </table:table-cell>
          <table:table-cell office:value-type="float" office:value="0.6009697" calcext:value-type="float">
            <text:p>0.6009697</text:p>
          </table:table-cell>
          <table:table-cell office:value-type="float" office:value="0.5297003" calcext:value-type="float">
            <text:p>0.5297003</text:p>
          </table:table-cell>
          <table:table-cell office:value-type="float" office:value="0.3474698" calcext:value-type="float">
            <text:p>0.3474698</text:p>
          </table:table-cell>
          <table:table-cell office:value-type="float" office:value="0.227773" calcext:value-type="float">
            <text:p>0.227773</text:p>
          </table:table-cell>
          <table:table-cell office:value-type="float" office:value="0.3371861" calcext:value-type="float">
            <text:p>0.3371861</text:p>
          </table:table-cell>
          <table:table-cell office:value-type="float" office:value="0.3119842" calcext:value-type="float">
            <text:p>0.3119842</text:p>
          </table:table-cell>
          <table:table-cell office:value-type="float" office:value="0.3460526" calcext:value-type="float">
            <text:p>0.3460526</text:p>
          </table:table-cell>
          <table:table-cell office:value-type="float" office:value="0" calcext:value-type="float">
            <text:p>0</text:p>
          </table:table-cell>
          <table:table-cell office:value-type="float" office:value="1459.206" calcext:value-type="float">
            <text:p>1459.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6212" calcext:value-type="float">
            <text:p>1.356212</text:p>
          </table:table-cell>
          <table:table-cell office:value-type="float" office:value="0" calcext:value-type="float">
            <text:p>0</text:p>
          </table:table-cell>
          <table:table-cell office:value-type="float" office:value="-0.001416549" calcext:value-type="float">
            <text:p>-0.0014165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7" calcext:value-type="float">
            <text:p>26032007</text:p>
          </table:table-cell>
          <table:table-cell office:value-type="float" office:value="33.43793" calcext:value-type="float">
            <text:p>33.43793</text:p>
          </table:table-cell>
          <table:table-cell office:value-type="float" office:value="1101.601" calcext:value-type="float">
            <text:p>1101.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5543" calcext:value-type="float">
            <text:p>0.3715543</text:p>
          </table:table-cell>
          <table:table-cell office:value-type="float" office:value="5.111378" calcext:value-type="float">
            <text:p>5.111378</text:p>
          </table:table-cell>
          <table:table-cell office:value-type="float" office:value="0" calcext:value-type="float">
            <text:p>0</text:p>
          </table:table-cell>
          <table:table-cell office:value-type="float" office:value="0.000005875516" calcext:value-type="float">
            <text:p>5.875516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998" calcext:value-type="float">
            <text:p>-0.01110998</text:p>
          </table:table-cell>
          <table:table-cell office:value-type="float" office:value="-0.006454785" calcext:value-type="float">
            <text:p>-0.006454785</text:p>
          </table:table-cell>
          <table:table-cell office:value-type="float" office:value="0.0006031287" calcext:value-type="float">
            <text:p>0.0006031287</text:p>
          </table:table-cell>
          <table:table-cell office:value-type="float" office:value="0.00004003998" calcext:value-type="float">
            <text:p>4.003998E-05</text:p>
          </table:table-cell>
          <table:table-cell office:value-type="float" office:value="24.14001" calcext:value-type="float">
            <text:p>24.14001</text:p>
          </table:table-cell>
          <table:table-cell office:value-type="float" office:value="3.803925" calcext:value-type="float">
            <text:p>3.803925</text:p>
          </table:table-cell>
          <table:table-cell office:value-type="float" office:value="0.0948158" calcext:value-type="float">
            <text:p>0.0948158</text:p>
          </table:table-cell>
          <table:table-cell office:value-type="float" office:value="0.08035975" calcext:value-type="float">
            <text:p>0.08035975</text:p>
          </table:table-cell>
          <table:table-cell office:value-type="float" office:value="0.04944326" calcext:value-type="float">
            <text:p>0.04944326</text:p>
          </table:table-cell>
          <table:table-cell office:value-type="float" office:value="0.05109045" calcext:value-type="float">
            <text:p>0.05109045</text:p>
          </table:table-cell>
          <table:table-cell office:value-type="float" office:value="0.02714707" calcext:value-type="float">
            <text:p>0.02714707</text:p>
          </table:table-cell>
          <table:table-cell office:value-type="float" office:value="0.02100729" calcext:value-type="float">
            <text:p>0.02100729</text:p>
          </table:table-cell>
          <table:table-cell office:value-type="float" office:value="0.03688676" calcext:value-type="float">
            <text:p>0.03688676</text:p>
          </table:table-cell>
          <table:table-cell office:value-type="float" office:value="0.02843487" calcext:value-type="float">
            <text:p>0.02843487</text:p>
          </table:table-cell>
          <table:table-cell office:value-type="float" office:value="0.02513316" calcext:value-type="float">
            <text:p>0.02513316</text:p>
          </table:table-cell>
          <table:table-cell office:value-type="float" office:value="0.0288218" calcext:value-type="float">
            <text:p>0.0288218</text:p>
          </table:table-cell>
          <table:table-cell office:value-type="float" office:value="0.03779879" calcext:value-type="float">
            <text:p>0.03779879</text:p>
          </table:table-cell>
          <table:table-cell office:value-type="float" office:value="0.004733374" calcext:value-type="float">
            <text:p>0.004733374</text:p>
          </table:table-cell>
          <table:table-cell office:value-type="float" office:value="0.003723085" calcext:value-type="float">
            <text:p>0.003723085</text:p>
          </table:table-cell>
          <table:table-cell office:value-type="float" office:value="0" calcext:value-type="float">
            <text:p>0</text:p>
          </table:table-cell>
          <table:table-cell office:value-type="float" office:value="71.12491" calcext:value-type="float">
            <text:p>71.12491</text:p>
          </table:table-cell>
          <table:table-cell office:value-type="float" office:value="37.95278" calcext:value-type="float">
            <text:p>37.95278</text:p>
          </table:table-cell>
          <table:table-cell office:value-type="float" office:value="15.10083" calcext:value-type="float">
            <text:p>15.10083</text:p>
          </table:table-cell>
          <table:table-cell office:value-type="float" office:value="7.293662" calcext:value-type="float">
            <text:p>7.293662</text:p>
          </table:table-cell>
          <table:table-cell office:value-type="float" office:value="3.963133" calcext:value-type="float">
            <text:p>3.963133</text:p>
          </table:table-cell>
          <table:table-cell office:value-type="float" office:value="1.222126" calcext:value-type="float">
            <text:p>1.222126</text:p>
          </table:table-cell>
          <table:table-cell office:value-type="float" office:value="0.3081366" calcext:value-type="float">
            <text:p>0.3081366</text:p>
          </table:table-cell>
          <table:table-cell office:value-type="float" office:value="0.6025736" calcext:value-type="float">
            <text:p>0.6025736</text:p>
          </table:table-cell>
          <table:table-cell office:value-type="float" office:value="0.5299506" calcext:value-type="float">
            <text:p>0.5299506</text:p>
          </table:table-cell>
          <table:table-cell office:value-type="float" office:value="0.3492386" calcext:value-type="float">
            <text:p>0.3492386</text:p>
          </table:table-cell>
          <table:table-cell office:value-type="float" office:value="0.2292436" calcext:value-type="float">
            <text:p>0.2292436</text:p>
          </table:table-cell>
          <table:table-cell office:value-type="float" office:value="0.3380036" calcext:value-type="float">
            <text:p>0.3380036</text:p>
          </table:table-cell>
          <table:table-cell office:value-type="float" office:value="0.3120776" calcext:value-type="float">
            <text:p>0.3120776</text:p>
          </table:table-cell>
          <table:table-cell office:value-type="float" office:value="0.3460538" calcext:value-type="float">
            <text:p>0.3460538</text:p>
          </table:table-cell>
          <table:table-cell office:value-type="float" office:value="0" calcext:value-type="float">
            <text:p>0</text:p>
          </table:table-cell>
          <table:table-cell office:value-type="float" office:value="1713.932" calcext:value-type="float">
            <text:p>1713.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6235" calcext:value-type="float">
            <text:p>1.436235</text:p>
          </table:table-cell>
          <table:table-cell office:value-type="float" office:value="0" calcext:value-type="float">
            <text:p>0</text:p>
          </table:table-cell>
          <table:table-cell office:value-type="float" office:value="-0.00142822" calcext:value-type="float">
            <text:p>-0.001428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7" calcext:value-type="float">
            <text:p>27032007</text:p>
          </table:table-cell>
          <table:table-cell office:value-type="float" office:value="33.31531" calcext:value-type="float">
            <text:p>33.31531</text:p>
          </table:table-cell>
          <table:table-cell office:value-type="float" office:value="1101.624" calcext:value-type="float">
            <text:p>1101.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7408" calcext:value-type="float">
            <text:p>0.4297408</text:p>
          </table:table-cell>
          <table:table-cell office:value-type="float" office:value="5.150769" calcext:value-type="float">
            <text:p>5.150769</text:p>
          </table:table-cell>
          <table:table-cell office:value-type="float" office:value="0" calcext:value-type="float">
            <text:p>0</text:p>
          </table:table-cell>
          <table:table-cell office:value-type="float" office:value="0.000005875516" calcext:value-type="float">
            <text:p>5.875516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998" calcext:value-type="float">
            <text:p>-0.01110998</text:p>
          </table:table-cell>
          <table:table-cell office:value-type="float" office:value="-0.006505212" calcext:value-type="float">
            <text:p>-0.006505212</text:p>
          </table:table-cell>
          <table:table-cell office:value-type="float" office:value="0.0006026966" calcext:value-type="float">
            <text:p>0.0006026966</text:p>
          </table:table-cell>
          <table:table-cell office:value-type="float" office:value="0.00004003998" calcext:value-type="float">
            <text:p>4.003998E-05</text:p>
          </table:table-cell>
          <table:table-cell office:value-type="float" office:value="23.99374" calcext:value-type="float">
            <text:p>23.99374</text:p>
          </table:table-cell>
          <table:table-cell office:value-type="float" office:value="5.424101" calcext:value-type="float">
            <text:p>5.424101</text:p>
          </table:table-cell>
          <table:table-cell office:value-type="float" office:value="0.09455621" calcext:value-type="float">
            <text:p>0.09455621</text:p>
          </table:table-cell>
          <table:table-cell office:value-type="float" office:value="0.07702509" calcext:value-type="float">
            <text:p>0.07702509</text:p>
          </table:table-cell>
          <table:table-cell office:value-type="float" office:value="0.04825694" calcext:value-type="float">
            <text:p>0.04825694</text:p>
          </table:table-cell>
          <table:table-cell office:value-type="float" office:value="0.05000424" calcext:value-type="float">
            <text:p>0.05000424</text:p>
          </table:table-cell>
          <table:table-cell office:value-type="float" office:value="0.02676452" calcext:value-type="float">
            <text:p>0.02676452</text:p>
          </table:table-cell>
          <table:table-cell office:value-type="float" office:value="0.02096258" calcext:value-type="float">
            <text:p>0.02096258</text:p>
          </table:table-cell>
          <table:table-cell office:value-type="float" office:value="0.03654709" calcext:value-type="float">
            <text:p>0.03654709</text:p>
          </table:table-cell>
          <table:table-cell office:value-type="float" office:value="0.02832448" calcext:value-type="float">
            <text:p>0.02832448</text:p>
          </table:table-cell>
          <table:table-cell office:value-type="float" office:value="0.0251163" calcext:value-type="float">
            <text:p>0.0251163</text:p>
          </table:table-cell>
          <table:table-cell office:value-type="float" office:value="0.02881611" calcext:value-type="float">
            <text:p>0.02881611</text:p>
          </table:table-cell>
          <table:table-cell office:value-type="float" office:value="0.03777001" calcext:value-type="float">
            <text:p>0.03777001</text:p>
          </table:table-cell>
          <table:table-cell office:value-type="float" office:value="0.004736465" calcext:value-type="float">
            <text:p>0.004736465</text:p>
          </table:table-cell>
          <table:table-cell office:value-type="float" office:value="0.003722755" calcext:value-type="float">
            <text:p>0.003722755</text:p>
          </table:table-cell>
          <table:table-cell office:value-type="float" office:value="0" calcext:value-type="float">
            <text:p>0</text:p>
          </table:table-cell>
          <table:table-cell office:value-type="float" office:value="63.67852" calcext:value-type="float">
            <text:p>63.67852</text:p>
          </table:table-cell>
          <table:table-cell office:value-type="float" office:value="40.36752" calcext:value-type="float">
            <text:p>40.36752</text:p>
          </table:table-cell>
          <table:table-cell office:value-type="float" office:value="15.56371" calcext:value-type="float">
            <text:p>15.56371</text:p>
          </table:table-cell>
          <table:table-cell office:value-type="float" office:value="7.386895" calcext:value-type="float">
            <text:p>7.386895</text:p>
          </table:table-cell>
          <table:table-cell office:value-type="float" office:value="4.058694" calcext:value-type="float">
            <text:p>4.058694</text:p>
          </table:table-cell>
          <table:table-cell office:value-type="float" office:value="1.231592" calcext:value-type="float">
            <text:p>1.231592</text:p>
          </table:table-cell>
          <table:table-cell office:value-type="float" office:value="0.3185223" calcext:value-type="float">
            <text:p>0.3185223</text:p>
          </table:table-cell>
          <table:table-cell office:value-type="float" office:value="0.6043466" calcext:value-type="float">
            <text:p>0.6043466</text:p>
          </table:table-cell>
          <table:table-cell office:value-type="float" office:value="0.5303636" calcext:value-type="float">
            <text:p>0.5303636</text:p>
          </table:table-cell>
          <table:table-cell office:value-type="float" office:value="0.3508937" calcext:value-type="float">
            <text:p>0.3508937</text:p>
          </table:table-cell>
          <table:table-cell office:value-type="float" office:value="0.2306591" calcext:value-type="float">
            <text:p>0.2306591</text:p>
          </table:table-cell>
          <table:table-cell office:value-type="float" office:value="0.338819" calcext:value-type="float">
            <text:p>0.338819</text:p>
          </table:table-cell>
          <table:table-cell office:value-type="float" office:value="0.3122024" calcext:value-type="float">
            <text:p>0.3122024</text:p>
          </table:table-cell>
          <table:table-cell office:value-type="float" office:value="0.3460543" calcext:value-type="float">
            <text:p>0.3460543</text:p>
          </table:table-cell>
          <table:table-cell office:value-type="float" office:value="0" calcext:value-type="float">
            <text:p>0</text:p>
          </table:table-cell>
          <table:table-cell office:value-type="float" office:value="2029.25" calcext:value-type="float">
            <text:p>2029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3909" calcext:value-type="float">
            <text:p>1.533909</text:p>
          </table:table-cell>
          <table:table-cell office:value-type="float" office:value="0" calcext:value-type="float">
            <text:p>0</text:p>
          </table:table-cell>
          <table:table-cell office:value-type="float" office:value="-0.001444325" calcext:value-type="float">
            <text:p>-0.0014443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7" calcext:value-type="float">
            <text:p>28032007</text:p>
          </table:table-cell>
          <table:table-cell office:value-type="float" office:value="33.17749" calcext:value-type="float">
            <text:p>33.17749</text:p>
          </table:table-cell>
          <table:table-cell office:value-type="float" office:value="1101.649" calcext:value-type="float">
            <text:p>1101.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97048" calcext:value-type="float">
            <text:p>0.4897048</text:p>
          </table:table-cell>
          <table:table-cell office:value-type="float" office:value="5.200396" calcext:value-type="float">
            <text:p>5.200396</text:p>
          </table:table-cell>
          <table:table-cell office:value-type="float" office:value="0" calcext:value-type="float">
            <text:p>0</text:p>
          </table:table-cell>
          <table:table-cell office:value-type="float" office:value="0.000005875718" calcext:value-type="float">
            <text:p>5.875718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997" calcext:value-type="float">
            <text:p>-0.01110997</text:p>
          </table:table-cell>
          <table:table-cell office:value-type="float" office:value="-0.006566206" calcext:value-type="float">
            <text:p>-0.006566206</text:p>
          </table:table-cell>
          <table:table-cell office:value-type="float" office:value="0.0005956325" calcext:value-type="float">
            <text:p>0.0005956325</text:p>
          </table:table-cell>
          <table:table-cell office:value-type="float" office:value="0.00004004086" calcext:value-type="float">
            <text:p>4.004086E-05</text:p>
          </table:table-cell>
          <table:table-cell office:value-type="float" office:value="23.8471" calcext:value-type="float">
            <text:p>23.8471</text:p>
          </table:table-cell>
          <table:table-cell office:value-type="float" office:value="7.157628" calcext:value-type="float">
            <text:p>7.157628</text:p>
          </table:table-cell>
          <table:table-cell office:value-type="float" office:value="0.09239872" calcext:value-type="float">
            <text:p>0.09239872</text:p>
          </table:table-cell>
          <table:table-cell office:value-type="float" office:value="0.07313742" calcext:value-type="float">
            <text:p>0.07313742</text:p>
          </table:table-cell>
          <table:table-cell office:value-type="float" office:value="0.04639634" calcext:value-type="float">
            <text:p>0.04639634</text:p>
          </table:table-cell>
          <table:table-cell office:value-type="float" office:value="0.0480869" calcext:value-type="float">
            <text:p>0.0480869</text:p>
          </table:table-cell>
          <table:table-cell office:value-type="float" office:value="0.02601117" calcext:value-type="float">
            <text:p>0.02601117</text:p>
          </table:table-cell>
          <table:table-cell office:value-type="float" office:value="0.02064633" calcext:value-type="float">
            <text:p>0.02064633</text:p>
          </table:table-cell>
          <table:table-cell office:value-type="float" office:value="0.03616615" calcext:value-type="float">
            <text:p>0.03616615</text:p>
          </table:table-cell>
          <table:table-cell office:value-type="float" office:value="0.02821162" calcext:value-type="float">
            <text:p>0.02821162</text:p>
          </table:table-cell>
          <table:table-cell office:value-type="float" office:value="0.0250949" calcext:value-type="float">
            <text:p>0.0250949</text:p>
          </table:table-cell>
          <table:table-cell office:value-type="float" office:value="0.02880705" calcext:value-type="float">
            <text:p>0.02880705</text:p>
          </table:table-cell>
          <table:table-cell office:value-type="float" office:value="0.03773769" calcext:value-type="float">
            <text:p>0.03773769</text:p>
          </table:table-cell>
          <table:table-cell office:value-type="float" office:value="0.004740231" calcext:value-type="float">
            <text:p>0.004740231</text:p>
          </table:table-cell>
          <table:table-cell office:value-type="float" office:value="0.003722413" calcext:value-type="float">
            <text:p>0.003722413</text:p>
          </table:table-cell>
          <table:table-cell office:value-type="float" office:value="0" calcext:value-type="float">
            <text:p>0</text:p>
          </table:table-cell>
          <table:table-cell office:value-type="float" office:value="56.96518" calcext:value-type="float">
            <text:p>56.96518</text:p>
          </table:table-cell>
          <table:table-cell office:value-type="float" office:value="42.52201" calcext:value-type="float">
            <text:p>42.52201</text:p>
          </table:table-cell>
          <table:table-cell office:value-type="float" office:value="16.08722" calcext:value-type="float">
            <text:p>16.08722</text:p>
          </table:table-cell>
          <table:table-cell office:value-type="float" office:value="7.502672" calcext:value-type="float">
            <text:p>7.502672</text:p>
          </table:table-cell>
          <table:table-cell office:value-type="float" office:value="4.176977" calcext:value-type="float">
            <text:p>4.176977</text:p>
          </table:table-cell>
          <table:table-cell office:value-type="float" office:value="1.245043" calcext:value-type="float">
            <text:p>1.245043</text:p>
          </table:table-cell>
          <table:table-cell office:value-type="float" office:value="0.3298728" calcext:value-type="float">
            <text:p>0.3298728</text:p>
          </table:table-cell>
          <table:table-cell office:value-type="float" office:value="0.6065808" calcext:value-type="float">
            <text:p>0.6065808</text:p>
          </table:table-cell>
          <table:table-cell office:value-type="float" office:value="0.531005" calcext:value-type="float">
            <text:p>0.531005</text:p>
          </table:table-cell>
          <table:table-cell office:value-type="float" office:value="0.352414" calcext:value-type="float">
            <text:p>0.352414</text:p>
          </table:table-cell>
          <table:table-cell office:value-type="float" office:value="0.2320254" calcext:value-type="float">
            <text:p>0.2320254</text:p>
          </table:table-cell>
          <table:table-cell office:value-type="float" office:value="0.3396306" calcext:value-type="float">
            <text:p>0.3396306</text:p>
          </table:table-cell>
          <table:table-cell office:value-type="float" office:value="0.3123558" calcext:value-type="float">
            <text:p>0.3123558</text:p>
          </table:table-cell>
          <table:table-cell office:value-type="float" office:value="0.3460546" calcext:value-type="float">
            <text:p>0.3460546</text:p>
          </table:table-cell>
          <table:table-cell office:value-type="float" office:value="0" calcext:value-type="float">
            <text:p>0</text:p>
          </table:table-cell>
          <table:table-cell office:value-type="float" office:value="2353.956" calcext:value-type="float">
            <text:p>2353.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3212" calcext:value-type="float">
            <text:p>1.643212</text:p>
          </table:table-cell>
          <table:table-cell office:value-type="float" office:value="0" calcext:value-type="float">
            <text:p>0</text:p>
          </table:table-cell>
          <table:table-cell office:value-type="float" office:value="-0.00146817" calcext:value-type="float">
            <text:p>-0.001468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7" calcext:value-type="float">
            <text:p>29032007</text:p>
          </table:table-cell>
          <table:table-cell office:value-type="float" office:value="33.10109" calcext:value-type="float">
            <text:p>33.10109</text:p>
          </table:table-cell>
          <table:table-cell office:value-type="float" office:value="1101.681" calcext:value-type="float">
            <text:p>1101.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0812" calcext:value-type="float">
            <text:p>0.4370812</text:p>
          </table:table-cell>
          <table:table-cell office:value-type="float" office:value="5.297412" calcext:value-type="float">
            <text:p>5.297412</text:p>
          </table:table-cell>
          <table:table-cell office:value-type="float" office:value="0" calcext:value-type="float">
            <text:p>0</text:p>
          </table:table-cell>
          <table:table-cell office:value-type="float" office:value="0.000005881101" calcext:value-type="float">
            <text:p>5.881101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977" calcext:value-type="float">
            <text:p>-0.01110977</text:p>
          </table:table-cell>
          <table:table-cell office:value-type="float" office:value="-0.006912328" calcext:value-type="float">
            <text:p>-0.006912328</text:p>
          </table:table-cell>
          <table:table-cell office:value-type="float" office:value="0.0006033332" calcext:value-type="float">
            <text:p>0.0006033332</text:p>
          </table:table-cell>
          <table:table-cell office:value-type="float" office:value="0.00004004106" calcext:value-type="float">
            <text:p>4.004106E-05</text:p>
          </table:table-cell>
          <table:table-cell office:value-type="float" office:value="23.89229" calcext:value-type="float">
            <text:p>23.89229</text:p>
          </table:table-cell>
          <table:table-cell office:value-type="float" office:value="4.507159" calcext:value-type="float">
            <text:p>4.507159</text:p>
          </table:table-cell>
          <table:table-cell office:value-type="float" office:value="0.09692518" calcext:value-type="float">
            <text:p>0.09692518</text:p>
          </table:table-cell>
          <table:table-cell office:value-type="float" office:value="0.07219341" calcext:value-type="float">
            <text:p>0.07219341</text:p>
          </table:table-cell>
          <table:table-cell office:value-type="float" office:value="0.04557079" calcext:value-type="float">
            <text:p>0.04557079</text:p>
          </table:table-cell>
          <table:table-cell office:value-type="float" office:value="0.04706862" calcext:value-type="float">
            <text:p>0.04706862</text:p>
          </table:table-cell>
          <table:table-cell office:value-type="float" office:value="0.02526215" calcext:value-type="float">
            <text:p>0.02526215</text:p>
          </table:table-cell>
          <table:table-cell office:value-type="float" office:value="0.02018283" calcext:value-type="float">
            <text:p>0.02018283</text:p>
          </table:table-cell>
          <table:table-cell office:value-type="float" office:value="0.03571976" calcext:value-type="float">
            <text:p>0.03571976</text:p>
          </table:table-cell>
          <table:table-cell office:value-type="float" office:value="0.02808752" calcext:value-type="float">
            <text:p>0.02808752</text:p>
          </table:table-cell>
          <table:table-cell office:value-type="float" office:value="0.02506743" calcext:value-type="float">
            <text:p>0.02506743</text:p>
          </table:table-cell>
          <table:table-cell office:value-type="float" office:value="0.02879572" calcext:value-type="float">
            <text:p>0.02879572</text:p>
          </table:table-cell>
          <table:table-cell office:value-type="float" office:value="0.03770185" calcext:value-type="float">
            <text:p>0.03770185</text:p>
          </table:table-cell>
          <table:table-cell office:value-type="float" office:value="0.00474457" calcext:value-type="float">
            <text:p>0.00474457</text:p>
          </table:table-cell>
          <table:table-cell office:value-type="float" office:value="0.003722059" calcext:value-type="float">
            <text:p>0.003722059</text:p>
          </table:table-cell>
          <table:table-cell office:value-type="float" office:value="0" calcext:value-type="float">
            <text:p>0</text:p>
          </table:table-cell>
          <table:table-cell office:value-type="float" office:value="70.99617" calcext:value-type="float">
            <text:p>70.99617</text:p>
          </table:table-cell>
          <table:table-cell office:value-type="float" office:value="40.58236" calcext:value-type="float">
            <text:p>40.58236</text:p>
          </table:table-cell>
          <table:table-cell office:value-type="float" office:value="16.15053" calcext:value-type="float">
            <text:p>16.15053</text:p>
          </table:table-cell>
          <table:table-cell office:value-type="float" office:value="7.542652" calcext:value-type="float">
            <text:p>7.542652</text:p>
          </table:table-cell>
          <table:table-cell office:value-type="float" office:value="4.270716" calcext:value-type="float">
            <text:p>4.270716</text:p>
          </table:table-cell>
          <table:table-cell office:value-type="float" office:value="1.259418" calcext:value-type="float">
            <text:p>1.259418</text:p>
          </table:table-cell>
          <table:table-cell office:value-type="float" office:value="0.3420354" calcext:value-type="float">
            <text:p>0.3420354</text:p>
          </table:table-cell>
          <table:table-cell office:value-type="float" office:value="0.6094084" calcext:value-type="float">
            <text:p>0.6094084</text:p>
          </table:table-cell>
          <table:table-cell office:value-type="float" office:value="0.5319843" calcext:value-type="float">
            <text:p>0.5319843</text:p>
          </table:table-cell>
          <table:table-cell office:value-type="float" office:value="0.3537312" calcext:value-type="float">
            <text:p>0.3537312</text:p>
          </table:table-cell>
          <table:table-cell office:value-type="float" office:value="0.2333377" calcext:value-type="float">
            <text:p>0.2333377</text:p>
          </table:table-cell>
          <table:table-cell office:value-type="float" office:value="0.3404378" calcext:value-type="float">
            <text:p>0.3404378</text:p>
          </table:table-cell>
          <table:table-cell office:value-type="float" office:value="0.3125333" calcext:value-type="float">
            <text:p>0.3125333</text:p>
          </table:table-cell>
          <table:table-cell office:value-type="float" office:value="0.3460547" calcext:value-type="float">
            <text:p>0.3460547</text:p>
          </table:table-cell>
          <table:table-cell office:value-type="float" office:value="0" calcext:value-type="float">
            <text:p>0</text:p>
          </table:table-cell>
          <table:table-cell office:value-type="float" office:value="2196.294" calcext:value-type="float">
            <text:p>2196.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5893" calcext:value-type="float">
            <text:p>1.685893</text:p>
          </table:table-cell>
          <table:table-cell office:value-type="float" office:value="0" calcext:value-type="float">
            <text:p>0</text:p>
          </table:table-cell>
          <table:table-cell office:value-type="float" office:value="-0.001491195" calcext:value-type="float">
            <text:p>-0.0014911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7" calcext:value-type="float">
            <text:p>30032007</text:p>
          </table:table-cell>
          <table:table-cell office:value-type="float" office:value="33.03469" calcext:value-type="float">
            <text:p>33.03469</text:p>
          </table:table-cell>
          <table:table-cell office:value-type="float" office:value="1101.71" calcext:value-type="float">
            <text:p>1101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70235" calcext:value-type="float">
            <text:p>0.3870235</text:p>
          </table:table-cell>
          <table:table-cell office:value-type="float" office:value="5.377766" calcext:value-type="float">
            <text:p>5.377766</text:p>
          </table:table-cell>
          <table:table-cell office:value-type="float" office:value="0" calcext:value-type="float">
            <text:p>0</text:p>
          </table:table-cell>
          <table:table-cell office:value-type="float" office:value="0.00000589421" calcext:value-type="float">
            <text:p>5.89421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923" calcext:value-type="float">
            <text:p>-0.01110923</text:p>
          </table:table-cell>
          <table:table-cell office:value-type="float" office:value="-0.008235007" calcext:value-type="float">
            <text:p>-0.008235007</text:p>
          </table:table-cell>
          <table:table-cell office:value-type="float" office:value="0.0006106693" calcext:value-type="float">
            <text:p>0.0006106693</text:p>
          </table:table-cell>
          <table:table-cell office:value-type="float" office:value="0.00004004217" calcext:value-type="float">
            <text:p>4.004217E-05</text:p>
          </table:table-cell>
          <table:table-cell office:value-type="float" office:value="23.9103" calcext:value-type="float">
            <text:p>23.9103</text:p>
          </table:table-cell>
          <table:table-cell office:value-type="float" office:value="2.703637" calcext:value-type="float">
            <text:p>2.703637</text:p>
          </table:table-cell>
          <table:table-cell office:value-type="float" office:value="0.1008106" calcext:value-type="float">
            <text:p>0.1008106</text:p>
          </table:table-cell>
          <table:table-cell office:value-type="float" office:value="0.07512964" calcext:value-type="float">
            <text:p>0.07512964</text:p>
          </table:table-cell>
          <table:table-cell office:value-type="float" office:value="0.04687974" calcext:value-type="float">
            <text:p>0.04687974</text:p>
          </table:table-cell>
          <table:table-cell office:value-type="float" office:value="0.04808446" calcext:value-type="float">
            <text:p>0.04808446</text:p>
          </table:table-cell>
          <table:table-cell office:value-type="float" office:value="0.02503401" calcext:value-type="float">
            <text:p>0.02503401</text:p>
          </table:table-cell>
          <table:table-cell office:value-type="float" office:value="0.01995604" calcext:value-type="float">
            <text:p>0.01995604</text:p>
          </table:table-cell>
          <table:table-cell office:value-type="float" office:value="0.03528918" calcext:value-type="float">
            <text:p>0.03528918</text:p>
          </table:table-cell>
          <table:table-cell office:value-type="float" office:value="0.02795067" calcext:value-type="float">
            <text:p>0.02795067</text:p>
          </table:table-cell>
          <table:table-cell office:value-type="float" office:value="0.02503479" calcext:value-type="float">
            <text:p>0.02503479</text:p>
          </table:table-cell>
          <table:table-cell office:value-type="float" office:value="0.02878263" calcext:value-type="float">
            <text:p>0.02878263</text:p>
          </table:table-cell>
          <table:table-cell office:value-type="float" office:value="0.03766256" calcext:value-type="float">
            <text:p>0.03766256</text:p>
          </table:table-cell>
          <table:table-cell office:value-type="float" office:value="0.0047494" calcext:value-type="float">
            <text:p>0.0047494</text:p>
          </table:table-cell>
          <table:table-cell office:value-type="float" office:value="0.003721702" calcext:value-type="float">
            <text:p>0.003721702</text:p>
          </table:table-cell>
          <table:table-cell office:value-type="float" office:value="0" calcext:value-type="float">
            <text:p>0</text:p>
          </table:table-cell>
          <table:table-cell office:value-type="float" office:value="17.5832" calcext:value-type="float">
            <text:p>17.5832</text:p>
          </table:table-cell>
          <table:table-cell office:value-type="float" office:value="40.07743" calcext:value-type="float">
            <text:p>40.07743</text:p>
          </table:table-cell>
          <table:table-cell office:value-type="float" office:value="25.55864" calcext:value-type="float">
            <text:p>25.55864</text:p>
          </table:table-cell>
          <table:table-cell office:value-type="float" office:value="10.85187" calcext:value-type="float">
            <text:p>10.85187</text:p>
          </table:table-cell>
          <table:table-cell office:value-type="float" office:value="5.240713" calcext:value-type="float">
            <text:p>5.240713</text:p>
          </table:table-cell>
          <table:table-cell office:value-type="float" office:value="1.304004" calcext:value-type="float">
            <text:p>1.304004</text:p>
          </table:table-cell>
          <table:table-cell office:value-type="float" office:value="0.3536929" calcext:value-type="float">
            <text:p>0.3536929</text:p>
          </table:table-cell>
          <table:table-cell office:value-type="float" office:value="0.6124299" calcext:value-type="float">
            <text:p>0.6124299</text:p>
          </table:table-cell>
          <table:table-cell office:value-type="float" office:value="0.5331611" calcext:value-type="float">
            <text:p>0.5331611</text:p>
          </table:table-cell>
          <table:table-cell office:value-type="float" office:value="0.3550455" calcext:value-type="float">
            <text:p>0.3550455</text:p>
          </table:table-cell>
          <table:table-cell office:value-type="float" office:value="0.2346026" calcext:value-type="float">
            <text:p>0.2346026</text:p>
          </table:table-cell>
          <table:table-cell office:value-type="float" office:value="0.3412409" calcext:value-type="float">
            <text:p>0.3412409</text:p>
          </table:table-cell>
          <table:table-cell office:value-type="float" office:value="0.3127316" calcext:value-type="float">
            <text:p>0.3127316</text:p>
          </table:table-cell>
          <table:table-cell office:value-type="float" office:value="0.3460548" calcext:value-type="float">
            <text:p>0.3460548</text:p>
          </table:table-cell>
          <table:table-cell office:value-type="float" office:value="0" calcext:value-type="float">
            <text:p>0</text:p>
          </table:table-cell>
          <table:table-cell office:value-type="float" office:value="1985.887" calcext:value-type="float">
            <text:p>1985.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0616" calcext:value-type="float">
            <text:p>1.720616</text:p>
          </table:table-cell>
          <table:table-cell office:value-type="float" office:value="0" calcext:value-type="float">
            <text:p>0</text:p>
          </table:table-cell>
          <table:table-cell office:value-type="float" office:value="-0.00446558" calcext:value-type="float">
            <text:p>-0.004465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7" calcext:value-type="float">
            <text:p>31032007</text:p>
          </table:table-cell>
          <table:table-cell office:value-type="float" office:value="32.96643" calcext:value-type="float">
            <text:p>32.96643</text:p>
          </table:table-cell>
          <table:table-cell office:value-type="float" office:value="1101.74" calcext:value-type="float">
            <text:p>1101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18576" calcext:value-type="float">
            <text:p>0.3518576</text:p>
          </table:table-cell>
          <table:table-cell office:value-type="float" office:value="5.448009" calcext:value-type="float">
            <text:p>5.448009</text:p>
          </table:table-cell>
          <table:table-cell office:value-type="float" office:value="0" calcext:value-type="float">
            <text:p>0</text:p>
          </table:table-cell>
          <table:table-cell office:value-type="float" office:value="0.000005926468" calcext:value-type="float">
            <text:p>5.926468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783" calcext:value-type="float">
            <text:p>-0.01110783</text:p>
          </table:table-cell>
          <table:table-cell office:value-type="float" office:value="-0.008698471" calcext:value-type="float">
            <text:p>-0.008698471</text:p>
          </table:table-cell>
          <table:table-cell office:value-type="float" office:value="0.0006181043" calcext:value-type="float">
            <text:p>0.0006181043</text:p>
          </table:table-cell>
          <table:table-cell office:value-type="float" office:value="0.0000400424" calcext:value-type="float">
            <text:p>4.00424E-05</text:p>
          </table:table-cell>
          <table:table-cell office:value-type="float" office:value="23.94228" calcext:value-type="float">
            <text:p>23.94228</text:p>
          </table:table-cell>
          <table:table-cell office:value-type="float" office:value="1.781711" calcext:value-type="float">
            <text:p>1.781711</text:p>
          </table:table-cell>
          <table:table-cell office:value-type="float" office:value="0.08942761" calcext:value-type="float">
            <text:p>0.08942761</text:p>
          </table:table-cell>
          <table:table-cell office:value-type="float" office:value="0.07367259" calcext:value-type="float">
            <text:p>0.07367259</text:p>
          </table:table-cell>
          <table:table-cell office:value-type="float" office:value="0.04650977" calcext:value-type="float">
            <text:p>0.04650977</text:p>
          </table:table-cell>
          <table:table-cell office:value-type="float" office:value="0.04782959" calcext:value-type="float">
            <text:p>0.04782959</text:p>
          </table:table-cell>
          <table:table-cell office:value-type="float" office:value="0.02496718" calcext:value-type="float">
            <text:p>0.02496718</text:p>
          </table:table-cell>
          <table:table-cell office:value-type="float" office:value="0.01985459" calcext:value-type="float">
            <text:p>0.01985459</text:p>
          </table:table-cell>
          <table:table-cell office:value-type="float" office:value="0.03491609" calcext:value-type="float">
            <text:p>0.03491609</text:p>
          </table:table-cell>
          <table:table-cell office:value-type="float" office:value="0.0278119" calcext:value-type="float">
            <text:p>0.0278119</text:p>
          </table:table-cell>
          <table:table-cell office:value-type="float" office:value="0.02499699" calcext:value-type="float">
            <text:p>0.02499699</text:p>
          </table:table-cell>
          <table:table-cell office:value-type="float" office:value="0.02876647" calcext:value-type="float">
            <text:p>0.02876647</text:p>
          </table:table-cell>
          <table:table-cell office:value-type="float" office:value="0.03761907" calcext:value-type="float">
            <text:p>0.03761907</text:p>
          </table:table-cell>
          <table:table-cell office:value-type="float" office:value="0.004756267" calcext:value-type="float">
            <text:p>0.004756267</text:p>
          </table:table-cell>
          <table:table-cell office:value-type="float" office:value="0.003721349" calcext:value-type="float">
            <text:p>0.003721349</text:p>
          </table:table-cell>
          <table:table-cell office:value-type="float" office:value="0" calcext:value-type="float">
            <text:p>0</text:p>
          </table:table-cell>
          <table:table-cell office:value-type="float" office:value="34.68506" calcext:value-type="float">
            <text:p>34.68506</text:p>
          </table:table-cell>
          <table:table-cell office:value-type="float" office:value="35.63416" calcext:value-type="float">
            <text:p>35.63416</text:p>
          </table:table-cell>
          <table:table-cell office:value-type="float" office:value="24.38561" calcext:value-type="float">
            <text:p>24.38561</text:p>
          </table:table-cell>
          <table:table-cell office:value-type="float" office:value="11.36827" calcext:value-type="float">
            <text:p>11.36827</text:p>
          </table:table-cell>
          <table:table-cell office:value-type="float" office:value="5.97273" calcext:value-type="float">
            <text:p>5.97273</text:p>
          </table:table-cell>
          <table:table-cell office:value-type="float" office:value="1.459126" calcext:value-type="float">
            <text:p>1.459126</text:p>
          </table:table-cell>
          <table:table-cell office:value-type="float" office:value="0.3884175" calcext:value-type="float">
            <text:p>0.3884175</text:p>
          </table:table-cell>
          <table:table-cell office:value-type="float" office:value="0.6161444" calcext:value-type="float">
            <text:p>0.6161444</text:p>
          </table:table-cell>
          <table:table-cell office:value-type="float" office:value="0.5345659" calcext:value-type="float">
            <text:p>0.5345659</text:p>
          </table:table-cell>
          <table:table-cell office:value-type="float" office:value="0.3563599" calcext:value-type="float">
            <text:p>0.3563599</text:p>
          </table:table-cell>
          <table:table-cell office:value-type="float" office:value="0.2357761" calcext:value-type="float">
            <text:p>0.2357761</text:p>
          </table:table-cell>
          <table:table-cell office:value-type="float" office:value="0.3420135" calcext:value-type="float">
            <text:p>0.3420135</text:p>
          </table:table-cell>
          <table:table-cell office:value-type="float" office:value="0.3130164" calcext:value-type="float">
            <text:p>0.3130164</text:p>
          </table:table-cell>
          <table:table-cell office:value-type="float" office:value="0.3460549" calcext:value-type="float">
            <text:p>0.3460549</text:p>
          </table:table-cell>
          <table:table-cell office:value-type="float" office:value="0" calcext:value-type="float">
            <text:p>0</text:p>
          </table:table-cell>
          <table:table-cell office:value-type="float" office:value="1822.566" calcext:value-type="float">
            <text:p>1822.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6099" calcext:value-type="float">
            <text:p>1.756099</text:p>
          </table:table-cell>
          <table:table-cell office:value-type="float" office:value="0" calcext:value-type="float">
            <text:p>0</text:p>
          </table:table-cell>
          <table:table-cell office:value-type="float" office:value="-0.004491352" calcext:value-type="float">
            <text:p>-0.00449135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7" calcext:value-type="float">
            <text:p>1042007</text:p>
          </table:table-cell>
          <table:table-cell office:value-type="float" office:value="32.8926" calcext:value-type="float">
            <text:p>32.8926</text:p>
          </table:table-cell>
          <table:table-cell office:value-type="float" office:value="1101.773" calcext:value-type="float">
            <text:p>1101.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79921" calcext:value-type="float">
            <text:p>0.3279921</text:p>
          </table:table-cell>
          <table:table-cell office:value-type="float" office:value="5.510046" calcext:value-type="float">
            <text:p>5.510046</text:p>
          </table:table-cell>
          <table:table-cell office:value-type="float" office:value="0" calcext:value-type="float">
            <text:p>0</text:p>
          </table:table-cell>
          <table:table-cell office:value-type="float" office:value="0.000005998256" calcext:value-type="float">
            <text:p>5.998256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45" calcext:value-type="float">
            <text:p>-0.0111045</text:p>
          </table:table-cell>
          <table:table-cell office:value-type="float" office:value="-0.009025536" calcext:value-type="float">
            <text:p>-0.009025536</text:p>
          </table:table-cell>
          <table:table-cell office:value-type="float" office:value="0.0006271031" calcext:value-type="float">
            <text:p>0.0006271031</text:p>
          </table:table-cell>
          <table:table-cell office:value-type="float" office:value="0.00004004257" calcext:value-type="float">
            <text:p>4.004257E-05</text:p>
          </table:table-cell>
          <table:table-cell office:value-type="float" office:value="23.97125" calcext:value-type="float">
            <text:p>23.97125</text:p>
          </table:table-cell>
          <table:table-cell office:value-type="float" office:value="1.220848" calcext:value-type="float">
            <text:p>1.220848</text:p>
          </table:table-cell>
          <table:table-cell office:value-type="float" office:value="0.08297023" calcext:value-type="float">
            <text:p>0.08297023</text:p>
          </table:table-cell>
          <table:table-cell office:value-type="float" office:value="0.07164873" calcext:value-type="float">
            <text:p>0.07164873</text:p>
          </table:table-cell>
          <table:table-cell office:value-type="float" office:value="0.04579935" calcext:value-type="float">
            <text:p>0.04579935</text:p>
          </table:table-cell>
          <table:table-cell office:value-type="float" office:value="0.04729074" calcext:value-type="float">
            <text:p>0.04729074</text:p>
          </table:table-cell>
          <table:table-cell office:value-type="float" office:value="0.02476957" calcext:value-type="float">
            <text:p>0.02476957</text:p>
          </table:table-cell>
          <table:table-cell office:value-type="float" office:value="0.01970099" calcext:value-type="float">
            <text:p>0.01970099</text:p>
          </table:table-cell>
          <table:table-cell office:value-type="float" office:value="0.03458023" calcext:value-type="float">
            <text:p>0.03458023</text:p>
          </table:table-cell>
          <table:table-cell office:value-type="float" office:value="0.02767701" calcext:value-type="float">
            <text:p>0.02767701</text:p>
          </table:table-cell>
          <table:table-cell office:value-type="float" office:value="0.02495492" calcext:value-type="float">
            <text:p>0.02495492</text:p>
          </table:table-cell>
          <table:table-cell office:value-type="float" office:value="0.02874883" calcext:value-type="float">
            <text:p>0.02874883</text:p>
          </table:table-cell>
          <table:table-cell office:value-type="float" office:value="0.03757185" calcext:value-type="float">
            <text:p>0.03757185</text:p>
          </table:table-cell>
          <table:table-cell office:value-type="float" office:value="0.004763531" calcext:value-type="float">
            <text:p>0.004763531</text:p>
          </table:table-cell>
          <table:table-cell office:value-type="float" office:value="0.003721023" calcext:value-type="float">
            <text:p>0.003721023</text:p>
          </table:table-cell>
          <table:table-cell office:value-type="float" office:value="0" calcext:value-type="float">
            <text:p>0</text:p>
          </table:table-cell>
          <table:table-cell office:value-type="float" office:value="54.60894" calcext:value-type="float">
            <text:p>54.60894</text:p>
          </table:table-cell>
          <table:table-cell office:value-type="float" office:value="31.645" calcext:value-type="float">
            <text:p>31.645</text:p>
          </table:table-cell>
          <table:table-cell office:value-type="float" office:value="22.95071" calcext:value-type="float">
            <text:p>22.95071</text:p>
          </table:table-cell>
          <table:table-cell office:value-type="float" office:value="11.12796" calcext:value-type="float">
            <text:p>11.12796</text:p>
          </table:table-cell>
          <table:table-cell office:value-type="float" office:value="5.986791" calcext:value-type="float">
            <text:p>5.986791</text:p>
          </table:table-cell>
          <table:table-cell office:value-type="float" office:value="1.484865" calcext:value-type="float">
            <text:p>1.484865</text:p>
          </table:table-cell>
          <table:table-cell office:value-type="float" office:value="0.4006287" calcext:value-type="float">
            <text:p>0.4006287</text:p>
          </table:table-cell>
          <table:table-cell office:value-type="float" office:value="0.620704" calcext:value-type="float">
            <text:p>0.620704</text:p>
          </table:table-cell>
          <table:table-cell office:value-type="float" office:value="0.536449" calcext:value-type="float">
            <text:p>0.536449</text:p>
          </table:table-cell>
          <table:table-cell office:value-type="float" office:value="0.3576888" calcext:value-type="float">
            <text:p>0.3576888</text:p>
          </table:table-cell>
          <table:table-cell office:value-type="float" office:value="0.2369323" calcext:value-type="float">
            <text:p>0.2369323</text:p>
          </table:table-cell>
          <table:table-cell office:value-type="float" office:value="0.3427806" calcext:value-type="float">
            <text:p>0.3427806</text:p>
          </table:table-cell>
          <table:table-cell office:value-type="float" office:value="0.3133198" calcext:value-type="float">
            <text:p>0.3133198</text:p>
          </table:table-cell>
          <table:table-cell office:value-type="float" office:value="0.3460555" calcext:value-type="float">
            <text:p>0.3460555</text:p>
          </table:table-cell>
          <table:table-cell office:value-type="float" office:value="0" calcext:value-type="float">
            <text:p>0</text:p>
          </table:table-cell>
          <table:table-cell office:value-type="float" office:value="1714.41" calcext:value-type="float">
            <text:p>1714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4628" calcext:value-type="float">
            <text:p>1.794628</text:p>
          </table:table-cell>
          <table:table-cell office:value-type="float" office:value="0" calcext:value-type="float">
            <text:p>0</text:p>
          </table:table-cell>
          <table:table-cell office:value-type="float" office:value="-0.004511835" calcext:value-type="float">
            <text:p>-0.0045118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7" calcext:value-type="float">
            <text:p>2042007</text:p>
          </table:table-cell>
          <table:table-cell office:value-type="float" office:value="32.80086" calcext:value-type="float">
            <text:p>32.80086</text:p>
          </table:table-cell>
          <table:table-cell office:value-type="float" office:value="1101.807" calcext:value-type="float">
            <text:p>1101.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216" calcext:value-type="float">
            <text:p>0.319216</text:p>
          </table:table-cell>
          <table:table-cell office:value-type="float" office:value="5.574723" calcext:value-type="float">
            <text:p>5.574723</text:p>
          </table:table-cell>
          <table:table-cell office:value-type="float" office:value="0" calcext:value-type="float">
            <text:p>0</text:p>
          </table:table-cell>
          <table:table-cell office:value-type="float" office:value="0.000006008088" calcext:value-type="float">
            <text:p>6.008088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403" calcext:value-type="float">
            <text:p>-0.01110403</text:p>
          </table:table-cell>
          <table:table-cell office:value-type="float" office:value="-0.009325432" calcext:value-type="float">
            <text:p>-0.009325432</text:p>
          </table:table-cell>
          <table:table-cell office:value-type="float" office:value="0.0006410417" calcext:value-type="float">
            <text:p>0.0006410417</text:p>
          </table:table-cell>
          <table:table-cell office:value-type="float" office:value="0.00004004272" calcext:value-type="float">
            <text:p>4.004272E-05</text:p>
          </table:table-cell>
          <table:table-cell office:value-type="float" office:value="23.96961" calcext:value-type="float">
            <text:p>23.96961</text:p>
          </table:table-cell>
          <table:table-cell office:value-type="float" office:value="0.9044531" calcext:value-type="float">
            <text:p>0.9044531</text:p>
          </table:table-cell>
          <table:table-cell office:value-type="float" office:value="0.0786881" calcext:value-type="float">
            <text:p>0.0786881</text:p>
          </table:table-cell>
          <table:table-cell office:value-type="float" office:value="0.06931955" calcext:value-type="float">
            <text:p>0.06931955</text:p>
          </table:table-cell>
          <table:table-cell office:value-type="float" office:value="0.04469191" calcext:value-type="float">
            <text:p>0.04469191</text:p>
          </table:table-cell>
          <table:table-cell office:value-type="float" office:value="0.04623534" calcext:value-type="float">
            <text:p>0.04623534</text:p>
          </table:table-cell>
          <table:table-cell office:value-type="float" office:value="0.02440868" calcext:value-type="float">
            <text:p>0.02440868</text:p>
          </table:table-cell>
          <table:table-cell office:value-type="float" office:value="0.01953102" calcext:value-type="float">
            <text:p>0.01953102</text:p>
          </table:table-cell>
          <table:table-cell office:value-type="float" office:value="0.03422339" calcext:value-type="float">
            <text:p>0.03422339</text:p>
          </table:table-cell>
          <table:table-cell office:value-type="float" office:value="0.02754416" calcext:value-type="float">
            <text:p>0.02754416</text:p>
          </table:table-cell>
          <table:table-cell office:value-type="float" office:value="0.02490945" calcext:value-type="float">
            <text:p>0.02490945</text:p>
          </table:table-cell>
          <table:table-cell office:value-type="float" office:value="0.02872988" calcext:value-type="float">
            <text:p>0.02872988</text:p>
          </table:table-cell>
          <table:table-cell office:value-type="float" office:value="0.03752102" calcext:value-type="float">
            <text:p>0.03752102</text:p>
          </table:table-cell>
          <table:table-cell office:value-type="float" office:value="0.004770979" calcext:value-type="float">
            <text:p>0.004770979</text:p>
          </table:table-cell>
          <table:table-cell office:value-type="float" office:value="0.003720672" calcext:value-type="float">
            <text:p>0.003720672</text:p>
          </table:table-cell>
          <table:table-cell office:value-type="float" office:value="0" calcext:value-type="float">
            <text:p>0</text:p>
          </table:table-cell>
          <table:table-cell office:value-type="float" office:value="61.69534" calcext:value-type="float">
            <text:p>61.69534</text:p>
          </table:table-cell>
          <table:table-cell office:value-type="float" office:value="32.16268" calcext:value-type="float">
            <text:p>32.16268</text:p>
          </table:table-cell>
          <table:table-cell office:value-type="float" office:value="22.22202" calcext:value-type="float">
            <text:p>22.22202</text:p>
          </table:table-cell>
          <table:table-cell office:value-type="float" office:value="10.92063" calcext:value-type="float">
            <text:p>10.92063</text:p>
          </table:table-cell>
          <table:table-cell office:value-type="float" office:value="5.909828" calcext:value-type="float">
            <text:p>5.909828</text:p>
          </table:table-cell>
          <table:table-cell office:value-type="float" office:value="1.487923" calcext:value-type="float">
            <text:p>1.487923</text:p>
          </table:table-cell>
          <table:table-cell office:value-type="float" office:value="0.4108385" calcext:value-type="float">
            <text:p>0.4108385</text:p>
          </table:table-cell>
          <table:table-cell office:value-type="float" office:value="0.6239738" calcext:value-type="float">
            <text:p>0.6239738</text:p>
          </table:table-cell>
          <table:table-cell office:value-type="float" office:value="0.538629" calcext:value-type="float">
            <text:p>0.538629</text:p>
          </table:table-cell>
          <table:table-cell office:value-type="float" office:value="0.359059" calcext:value-type="float">
            <text:p>0.359059</text:p>
          </table:table-cell>
          <table:table-cell office:value-type="float" office:value="0.2380801" calcext:value-type="float">
            <text:p>0.2380801</text:p>
          </table:table-cell>
          <table:table-cell office:value-type="float" office:value="0.3435486" calcext:value-type="float">
            <text:p>0.3435486</text:p>
          </table:table-cell>
          <table:table-cell office:value-type="float" office:value="0.313632" calcext:value-type="float">
            <text:p>0.313632</text:p>
          </table:table-cell>
          <table:table-cell office:value-type="float" office:value="0.3460557" calcext:value-type="float">
            <text:p>0.3460557</text:p>
          </table:table-cell>
          <table:table-cell office:value-type="float" office:value="0" calcext:value-type="float">
            <text:p>0</text:p>
          </table:table-cell>
          <table:table-cell office:value-type="float" office:value="1698.286" calcext:value-type="float">
            <text:p>1698.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0238" calcext:value-type="float">
            <text:p>1.850238</text:p>
          </table:table-cell>
          <table:table-cell office:value-type="float" office:value="0" calcext:value-type="float">
            <text:p>0</text:p>
          </table:table-cell>
          <table:table-cell office:value-type="float" office:value="-0.004536551" calcext:value-type="float">
            <text:p>-0.0045365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7" calcext:value-type="float">
            <text:p>3042007</text:p>
          </table:table-cell>
          <table:table-cell office:value-type="float" office:value="32.71886" calcext:value-type="float">
            <text:p>32.71886</text:p>
          </table:table-cell>
          <table:table-cell office:value-type="float" office:value="1101.842" calcext:value-type="float">
            <text:p>1101.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38597" calcext:value-type="float">
            <text:p>0.2938597</text:p>
          </table:table-cell>
          <table:table-cell office:value-type="float" office:value="5.644486" calcext:value-type="float">
            <text:p>5.644486</text:p>
          </table:table-cell>
          <table:table-cell office:value-type="float" office:value="0" calcext:value-type="float">
            <text:p>0</text:p>
          </table:table-cell>
          <table:table-cell office:value-type="float" office:value="0.000006010564" calcext:value-type="float">
            <text:p>6.010564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392" calcext:value-type="float">
            <text:p>-0.01110392</text:p>
          </table:table-cell>
          <table:table-cell office:value-type="float" office:value="-0.009607867" calcext:value-type="float">
            <text:p>-0.009607867</text:p>
          </table:table-cell>
          <table:table-cell office:value-type="float" office:value="0.0006499365" calcext:value-type="float">
            <text:p>0.0006499365</text:p>
          </table:table-cell>
          <table:table-cell office:value-type="float" office:value="0.00004004284" calcext:value-type="float">
            <text:p>4.004284E-05</text:p>
          </table:table-cell>
          <table:table-cell office:value-type="float" office:value="23.99648" calcext:value-type="float">
            <text:p>23.99648</text:p>
          </table:table-cell>
          <table:table-cell office:value-type="float" office:value="0.6712093" calcext:value-type="float">
            <text:p>0.6712093</text:p>
          </table:table-cell>
          <table:table-cell office:value-type="float" office:value="0.08121065" calcext:value-type="float">
            <text:p>0.08121065</text:p>
          </table:table-cell>
          <table:table-cell office:value-type="float" office:value="0.06884284" calcext:value-type="float">
            <text:p>0.06884284</text:p>
          </table:table-cell>
          <table:table-cell office:value-type="float" office:value="0.04418198" calcext:value-type="float">
            <text:p>0.04418198</text:p>
          </table:table-cell>
          <table:table-cell office:value-type="float" office:value="0.04554514" calcext:value-type="float">
            <text:p>0.04554514</text:p>
          </table:table-cell>
          <table:table-cell office:value-type="float" office:value="0.02397884" calcext:value-type="float">
            <text:p>0.02397884</text:p>
          </table:table-cell>
          <table:table-cell office:value-type="float" office:value="0.01924138" calcext:value-type="float">
            <text:p>0.01924138</text:p>
          </table:table-cell>
          <table:table-cell office:value-type="float" office:value="0.0338328" calcext:value-type="float">
            <text:p>0.0338328</text:p>
          </table:table-cell>
          <table:table-cell office:value-type="float" office:value="0.02740661" calcext:value-type="float">
            <text:p>0.02740661</text:p>
          </table:table-cell>
          <table:table-cell office:value-type="float" office:value="0.02486061" calcext:value-type="float">
            <text:p>0.02486061</text:p>
          </table:table-cell>
          <table:table-cell office:value-type="float" office:value="0.02870966" calcext:value-type="float">
            <text:p>0.02870966</text:p>
          </table:table-cell>
          <table:table-cell office:value-type="float" office:value="0.0374665" calcext:value-type="float">
            <text:p>0.0374665</text:p>
          </table:table-cell>
          <table:table-cell office:value-type="float" office:value="0.004778533" calcext:value-type="float">
            <text:p>0.004778533</text:p>
          </table:table-cell>
          <table:table-cell office:value-type="float" office:value="0.00372032" calcext:value-type="float">
            <text:p>0.00372032</text:p>
          </table:table-cell>
          <table:table-cell office:value-type="float" office:value="0" calcext:value-type="float">
            <text:p>0</text:p>
          </table:table-cell>
          <table:table-cell office:value-type="float" office:value="57.25212" calcext:value-type="float">
            <text:p>57.25212</text:p>
          </table:table-cell>
          <table:table-cell office:value-type="float" office:value="33.95961" calcext:value-type="float">
            <text:p>33.95961</text:p>
          </table:table-cell>
          <table:table-cell office:value-type="float" office:value="23.37241" calcext:value-type="float">
            <text:p>23.37241</text:p>
          </table:table-cell>
          <table:table-cell office:value-type="float" office:value="11.34974" calcext:value-type="float">
            <text:p>11.34974</text:p>
          </table:table-cell>
          <table:table-cell office:value-type="float" office:value="6.050374" calcext:value-type="float">
            <text:p>6.050374</text:p>
          </table:table-cell>
          <table:table-cell office:value-type="float" office:value="1.501584" calcext:value-type="float">
            <text:p>1.501584</text:p>
          </table:table-cell>
          <table:table-cell office:value-type="float" office:value="0.4215574" calcext:value-type="float">
            <text:p>0.4215574</text:p>
          </table:table-cell>
          <table:table-cell office:value-type="float" office:value="0.6268573" calcext:value-type="float">
            <text:p>0.6268573</text:p>
          </table:table-cell>
          <table:table-cell office:value-type="float" office:value="0.5408198" calcext:value-type="float">
            <text:p>0.5408198</text:p>
          </table:table-cell>
          <table:table-cell office:value-type="float" office:value="0.3604714" calcext:value-type="float">
            <text:p>0.3604714</text:p>
          </table:table-cell>
          <table:table-cell office:value-type="float" office:value="0.2392235" calcext:value-type="float">
            <text:p>0.2392235</text:p>
          </table:table-cell>
          <table:table-cell office:value-type="float" office:value="0.3443196" calcext:value-type="float">
            <text:p>0.3443196</text:p>
          </table:table-cell>
          <table:table-cell office:value-type="float" office:value="0.3139507" calcext:value-type="float">
            <text:p>0.3139507</text:p>
          </table:table-cell>
          <table:table-cell office:value-type="float" office:value="0.3460559" calcext:value-type="float">
            <text:p>0.3460559</text:p>
          </table:table-cell>
          <table:table-cell office:value-type="float" office:value="0" calcext:value-type="float">
            <text:p>0</text:p>
          </table:table-cell>
          <table:table-cell office:value-type="float" office:value="1545.611" calcext:value-type="float">
            <text:p>1545.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306" calcext:value-type="float">
            <text:p>1.89306</text:p>
          </table:table-cell>
          <table:table-cell office:value-type="float" office:value="0" calcext:value-type="float">
            <text:p>0</text:p>
          </table:table-cell>
          <table:table-cell office:value-type="float" office:value="-0.004560562" calcext:value-type="float">
            <text:p>-0.0045605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7" calcext:value-type="float">
            <text:p>4042007</text:p>
          </table:table-cell>
          <table:table-cell office:value-type="float" office:value="32.64153" calcext:value-type="float">
            <text:p>32.64153</text:p>
          </table:table-cell>
          <table:table-cell office:value-type="float" office:value="1101.872" calcext:value-type="float">
            <text:p>1101.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16877" calcext:value-type="float">
            <text:p>0.2716877</text:p>
          </table:table-cell>
          <table:table-cell office:value-type="float" office:value="5.710433" calcext:value-type="float">
            <text:p>5.710433</text:p>
          </table:table-cell>
          <table:table-cell office:value-type="float" office:value="0" calcext:value-type="float">
            <text:p>0</text:p>
          </table:table-cell>
          <table:table-cell office:value-type="float" office:value="0.000006010744" calcext:value-type="float">
            <text:p>6.010744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39" calcext:value-type="float">
            <text:p>-0.0111039</text:p>
          </table:table-cell>
          <table:table-cell office:value-type="float" office:value="-0.009795135" calcext:value-type="float">
            <text:p>-0.009795135</text:p>
          </table:table-cell>
          <table:table-cell office:value-type="float" office:value="0.0006599765" calcext:value-type="float">
            <text:p>0.0006599765</text:p>
          </table:table-cell>
          <table:table-cell office:value-type="float" office:value="0.00004004284" calcext:value-type="float">
            <text:p>4.004284E-05</text:p>
          </table:table-cell>
          <table:table-cell office:value-type="float" office:value="23.9918" calcext:value-type="float">
            <text:p>23.9918</text:p>
          </table:table-cell>
          <table:table-cell office:value-type="float" office:value="0.5142456" calcext:value-type="float">
            <text:p>0.5142456</text:p>
          </table:table-cell>
          <table:table-cell office:value-type="float" office:value="0.07612403" calcext:value-type="float">
            <text:p>0.07612403</text:p>
          </table:table-cell>
          <table:table-cell office:value-type="float" office:value="0.06826766" calcext:value-type="float">
            <text:p>0.06826766</text:p>
          </table:table-cell>
          <table:table-cell office:value-type="float" office:value="0.04418468" calcext:value-type="float">
            <text:p>0.04418468</text:p>
          </table:table-cell>
          <table:table-cell office:value-type="float" office:value="0.04545128" calcext:value-type="float">
            <text:p>0.04545128</text:p>
          </table:table-cell>
          <table:table-cell office:value-type="float" office:value="0.02374449" calcext:value-type="float">
            <text:p>0.02374449</text:p>
          </table:table-cell>
          <table:table-cell office:value-type="float" office:value="0.01906332" calcext:value-type="float">
            <text:p>0.01906332</text:p>
          </table:table-cell>
          <table:table-cell office:value-type="float" office:value="0.03344755" calcext:value-type="float">
            <text:p>0.03344755</text:p>
          </table:table-cell>
          <table:table-cell office:value-type="float" office:value="0.02726213" calcext:value-type="float">
            <text:p>0.02726213</text:p>
          </table:table-cell>
          <table:table-cell office:value-type="float" office:value="0.02480794" calcext:value-type="float">
            <text:p>0.02480794</text:p>
          </table:table-cell>
          <table:table-cell office:value-type="float" office:value="0.02868816" calcext:value-type="float">
            <text:p>0.02868816</text:p>
          </table:table-cell>
          <table:table-cell office:value-type="float" office:value="0.03740844" calcext:value-type="float">
            <text:p>0.03740844</text:p>
          </table:table-cell>
          <table:table-cell office:value-type="float" office:value="0.00478613" calcext:value-type="float">
            <text:p>0.00478613</text:p>
          </table:table-cell>
          <table:table-cell office:value-type="float" office:value="0.003719962" calcext:value-type="float">
            <text:p>0.003719962</text:p>
          </table:table-cell>
          <table:table-cell office:value-type="float" office:value="0" calcext:value-type="float">
            <text:p>0</text:p>
          </table:table-cell>
          <table:table-cell office:value-type="float" office:value="67.91008" calcext:value-type="float">
            <text:p>67.91008</text:p>
          </table:table-cell>
          <table:table-cell office:value-type="float" office:value="33.83918" calcext:value-type="float">
            <text:p>33.83918</text:p>
          </table:table-cell>
          <table:table-cell office:value-type="float" office:value="22.82018" calcext:value-type="float">
            <text:p>22.82018</text:p>
          </table:table-cell>
          <table:table-cell office:value-type="float" office:value="11.23214" calcext:value-type="float">
            <text:p>11.23214</text:p>
          </table:table-cell>
          <table:table-cell office:value-type="float" office:value="6.062456" calcext:value-type="float">
            <text:p>6.062456</text:p>
          </table:table-cell>
          <table:table-cell office:value-type="float" office:value="1.513557" calcext:value-type="float">
            <text:p>1.513557</text:p>
          </table:table-cell>
          <table:table-cell office:value-type="float" office:value="0.4328143" calcext:value-type="float">
            <text:p>0.4328143</text:p>
          </table:table-cell>
          <table:table-cell office:value-type="float" office:value="0.6298451" calcext:value-type="float">
            <text:p>0.6298451</text:p>
          </table:table-cell>
          <table:table-cell office:value-type="float" office:value="0.5429729" calcext:value-type="float">
            <text:p>0.5429729</text:p>
          </table:table-cell>
          <table:table-cell office:value-type="float" office:value="0.3619179" calcext:value-type="float">
            <text:p>0.3619179</text:p>
          </table:table-cell>
          <table:table-cell office:value-type="float" office:value="0.2403656" calcext:value-type="float">
            <text:p>0.2403656</text:p>
          </table:table-cell>
          <table:table-cell office:value-type="float" office:value="0.3450968" calcext:value-type="float">
            <text:p>0.3450968</text:p>
          </table:table-cell>
          <table:table-cell office:value-type="float" office:value="0.3142723" calcext:value-type="float">
            <text:p>0.3142723</text:p>
          </table:table-cell>
          <table:table-cell office:value-type="float" office:value="0.346056" calcext:value-type="float">
            <text:p>0.346056</text:p>
          </table:table-cell>
          <table:table-cell office:value-type="float" office:value="0" calcext:value-type="float">
            <text:p>0</text:p>
          </table:table-cell>
          <table:table-cell office:value-type="float" office:value="1404.073" calcext:value-type="float">
            <text:p>1404.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696" calcext:value-type="float">
            <text:p>1.936696</text:p>
          </table:table-cell>
          <table:table-cell office:value-type="float" office:value="0" calcext:value-type="float">
            <text:p>0</text:p>
          </table:table-cell>
          <table:table-cell office:value-type="float" office:value="-0.004575499" calcext:value-type="float">
            <text:p>-0.0045754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7" calcext:value-type="float">
            <text:p>5042007</text:p>
          </table:table-cell>
          <table:table-cell office:value-type="float" office:value="32.55032" calcext:value-type="float">
            <text:p>32.55032</text:p>
          </table:table-cell>
          <table:table-cell office:value-type="float" office:value="1101.911" calcext:value-type="float">
            <text:p>1101.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9739" calcext:value-type="float">
            <text:p>0.2479739</text:p>
          </table:table-cell>
          <table:table-cell office:value-type="float" office:value="5.782902" calcext:value-type="float">
            <text:p>5.782902</text:p>
          </table:table-cell>
          <table:table-cell office:value-type="float" office:value="0" calcext:value-type="float">
            <text:p>0</text:p>
          </table:table-cell>
          <table:table-cell office:value-type="float" office:value="0.000006011244" calcext:value-type="float">
            <text:p>6.011244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388" calcext:value-type="float">
            <text:p>-0.01110388</text:p>
          </table:table-cell>
          <table:table-cell office:value-type="float" office:value="-0.01008969" calcext:value-type="float">
            <text:p>-0.01008969</text:p>
          </table:table-cell>
          <table:table-cell office:value-type="float" office:value="0.0006693175" calcext:value-type="float">
            <text:p>0.0006693175</text:p>
          </table:table-cell>
          <table:table-cell office:value-type="float" office:value="0.00004004308" calcext:value-type="float">
            <text:p>4.004308E-05</text:p>
          </table:table-cell>
          <table:table-cell office:value-type="float" office:value="24.00633" calcext:value-type="float">
            <text:p>24.00633</text:p>
          </table:table-cell>
          <table:table-cell office:value-type="float" office:value="0.3280109" calcext:value-type="float">
            <text:p>0.3280109</text:p>
          </table:table-cell>
          <table:table-cell office:value-type="float" office:value="0.07302902" calcext:value-type="float">
            <text:p>0.07302902</text:p>
          </table:table-cell>
          <table:table-cell office:value-type="float" office:value="0.06621662" calcext:value-type="float">
            <text:p>0.06621662</text:p>
          </table:table-cell>
          <table:table-cell office:value-type="float" office:value="0.04340239" calcext:value-type="float">
            <text:p>0.04340239</text:p>
          </table:table-cell>
          <table:table-cell office:value-type="float" office:value="0.04467683" calcext:value-type="float">
            <text:p>0.04467683</text:p>
          </table:table-cell>
          <table:table-cell office:value-type="float" office:value="0.02346568" calcext:value-type="float">
            <text:p>0.02346568</text:p>
          </table:table-cell>
          <table:table-cell office:value-type="float" office:value="0.01888753" calcext:value-type="float">
            <text:p>0.01888753</text:p>
          </table:table-cell>
          <table:table-cell office:value-type="float" office:value="0.03308657" calcext:value-type="float">
            <text:p>0.03308657</text:p>
          </table:table-cell>
          <table:table-cell office:value-type="float" office:value="0.02711564" calcext:value-type="float">
            <text:p>0.02711564</text:p>
          </table:table-cell>
          <table:table-cell office:value-type="float" office:value="0.02475131" calcext:value-type="float">
            <text:p>0.02475131</text:p>
          </table:table-cell>
          <table:table-cell office:value-type="float" office:value="0.02866536" calcext:value-type="float">
            <text:p>0.02866536</text:p>
          </table:table-cell>
          <table:table-cell office:value-type="float" office:value="0.03734674" calcext:value-type="float">
            <text:p>0.03734674</text:p>
          </table:table-cell>
          <table:table-cell office:value-type="float" office:value="0.004793751" calcext:value-type="float">
            <text:p>0.004793751</text:p>
          </table:table-cell>
          <table:table-cell office:value-type="float" office:value="0.00371961" calcext:value-type="float">
            <text:p>0.00371961</text:p>
          </table:table-cell>
          <table:table-cell office:value-type="float" office:value="0" calcext:value-type="float">
            <text:p>0</text:p>
          </table:table-cell>
          <table:table-cell office:value-type="float" office:value="58.85427" calcext:value-type="float">
            <text:p>58.85427</text:p>
          </table:table-cell>
          <table:table-cell office:value-type="float" office:value="35.73925" calcext:value-type="float">
            <text:p>35.73925</text:p>
          </table:table-cell>
          <table:table-cell office:value-type="float" office:value="23.87809" calcext:value-type="float">
            <text:p>23.87809</text:p>
          </table:table-cell>
          <table:table-cell office:value-type="float" office:value="11.54383" calcext:value-type="float">
            <text:p>11.54383</text:p>
          </table:table-cell>
          <table:table-cell office:value-type="float" office:value="6.187583" calcext:value-type="float">
            <text:p>6.187583</text:p>
          </table:table-cell>
          <table:table-cell office:value-type="float" office:value="1.528586" calcext:value-type="float">
            <text:p>1.528586</text:p>
          </table:table-cell>
          <table:table-cell office:value-type="float" office:value="0.4443497" calcext:value-type="float">
            <text:p>0.4443497</text:p>
          </table:table-cell>
          <table:table-cell office:value-type="float" office:value="0.6328363" calcext:value-type="float">
            <text:p>0.6328363</text:p>
          </table:table-cell>
          <table:table-cell office:value-type="float" office:value="0.5450736" calcext:value-type="float">
            <text:p>0.5450736</text:p>
          </table:table-cell>
          <table:table-cell office:value-type="float" office:value="0.3633895" calcext:value-type="float">
            <text:p>0.3633895</text:p>
          </table:table-cell>
          <table:table-cell office:value-type="float" office:value="0.2415087" calcext:value-type="float">
            <text:p>0.2415087</text:p>
          </table:table-cell>
          <table:table-cell office:value-type="float" office:value="0.3458808" calcext:value-type="float">
            <text:p>0.3458808</text:p>
          </table:table-cell>
          <table:table-cell office:value-type="float" office:value="0.314597" calcext:value-type="float">
            <text:p>0.314597</text:p>
          </table:table-cell>
          <table:table-cell office:value-type="float" office:value="0.3460563" calcext:value-type="float">
            <text:p>0.3460563</text:p>
          </table:table-cell>
          <table:table-cell office:value-type="float" office:value="0" calcext:value-type="float">
            <text:p>0</text:p>
          </table:table-cell>
          <table:table-cell office:value-type="float" office:value="1255.5" calcext:value-type="float">
            <text:p>12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806" calcext:value-type="float">
            <text:p>1.984806</text:p>
          </table:table-cell>
          <table:table-cell office:value-type="float" office:value="0" calcext:value-type="float">
            <text:p>0</text:p>
          </table:table-cell>
          <table:table-cell office:value-type="float" office:value="-0.004597977" calcext:value-type="float">
            <text:p>-0.00459797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7" calcext:value-type="float">
            <text:p>6042007</text:p>
          </table:table-cell>
          <table:table-cell office:value-type="float" office:value="32.43525" calcext:value-type="float">
            <text:p>32.43525</text:p>
          </table:table-cell>
          <table:table-cell office:value-type="float" office:value="1101.952" calcext:value-type="float">
            <text:p>1101.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2053" calcext:value-type="float">
            <text:p>0.2432053</text:p>
          </table:table-cell>
          <table:table-cell office:value-type="float" office:value="5.857762" calcext:value-type="float">
            <text:p>5.857762</text:p>
          </table:table-cell>
          <table:table-cell office:value-type="float" office:value="0" calcext:value-type="float">
            <text:p>0</text:p>
          </table:table-cell>
          <table:table-cell office:value-type="float" office:value="0.000006011244" calcext:value-type="float">
            <text:p>6.011244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388" calcext:value-type="float">
            <text:p>-0.01110388</text:p>
          </table:table-cell>
          <table:table-cell office:value-type="float" office:value="-0.01039166" calcext:value-type="float">
            <text:p>-0.01039166</text:p>
          </table:table-cell>
          <table:table-cell office:value-type="float" office:value="0.0006826224" calcext:value-type="float">
            <text:p>0.0006826224</text:p>
          </table:table-cell>
          <table:table-cell office:value-type="float" office:value="0.00004004319" calcext:value-type="float">
            <text:p>4.004319E-05</text:p>
          </table:table-cell>
          <table:table-cell office:value-type="float" office:value="23.98901" calcext:value-type="float">
            <text:p>23.98901</text:p>
          </table:table-cell>
          <table:table-cell office:value-type="float" office:value="0.2448594" calcext:value-type="float">
            <text:p>0.2448594</text:p>
          </table:table-cell>
          <table:table-cell office:value-type="float" office:value="0.07119862" calcext:value-type="float">
            <text:p>0.07119862</text:p>
          </table:table-cell>
          <table:table-cell office:value-type="float" office:value="0.06468565" calcext:value-type="float">
            <text:p>0.06468565</text:p>
          </table:table-cell>
          <table:table-cell office:value-type="float" office:value="0.04222969" calcext:value-type="float">
            <text:p>0.04222969</text:p>
          </table:table-cell>
          <table:table-cell office:value-type="float" office:value="0.04354219" calcext:value-type="float">
            <text:p>0.04354219</text:p>
          </table:table-cell>
          <table:table-cell office:value-type="float" office:value="0.02306849" calcext:value-type="float">
            <text:p>0.02306849</text:p>
          </table:table-cell>
          <table:table-cell office:value-type="float" office:value="0.01859385" calcext:value-type="float">
            <text:p>0.01859385</text:p>
          </table:table-cell>
          <table:table-cell office:value-type="float" office:value="0.0327117" calcext:value-type="float">
            <text:p>0.0327117</text:p>
          </table:table-cell>
          <table:table-cell office:value-type="float" office:value="0.02696659" calcext:value-type="float">
            <text:p>0.02696659</text:p>
          </table:table-cell>
          <table:table-cell office:value-type="float" office:value="0.02469103" calcext:value-type="float">
            <text:p>0.02469103</text:p>
          </table:table-cell>
          <table:table-cell office:value-type="float" office:value="0.02864125" calcext:value-type="float">
            <text:p>0.02864125</text:p>
          </table:table-cell>
          <table:table-cell office:value-type="float" office:value="0.03728144" calcext:value-type="float">
            <text:p>0.03728144</text:p>
          </table:table-cell>
          <table:table-cell office:value-type="float" office:value="0.004801357" calcext:value-type="float">
            <text:p>0.004801357</text:p>
          </table:table-cell>
          <table:table-cell office:value-type="float" office:value="0.00371926" calcext:value-type="float">
            <text:p>0.00371926</text:p>
          </table:table-cell>
          <table:table-cell office:value-type="float" office:value="0" calcext:value-type="float">
            <text:p>0</text:p>
          </table:table-cell>
          <table:table-cell office:value-type="float" office:value="65.28396" calcext:value-type="float">
            <text:p>65.28396</text:p>
          </table:table-cell>
          <table:table-cell office:value-type="float" office:value="35.65062" calcext:value-type="float">
            <text:p>35.65062</text:p>
          </table:table-cell>
          <table:table-cell office:value-type="float" office:value="23.51234" calcext:value-type="float">
            <text:p>23.51234</text:p>
          </table:table-cell>
          <table:table-cell office:value-type="float" office:value="11.48007" calcext:value-type="float">
            <text:p>11.48007</text:p>
          </table:table-cell>
          <table:table-cell office:value-type="float" office:value="6.235674" calcext:value-type="float">
            <text:p>6.235674</text:p>
          </table:table-cell>
          <table:table-cell office:value-type="float" office:value="1.544191" calcext:value-type="float">
            <text:p>1.544191</text:p>
          </table:table-cell>
          <table:table-cell office:value-type="float" office:value="0.4570946" calcext:value-type="float">
            <text:p>0.4570946</text:p>
          </table:table-cell>
          <table:table-cell office:value-type="float" office:value="0.6361237" calcext:value-type="float">
            <text:p>0.6361237</text:p>
          </table:table-cell>
          <table:table-cell office:value-type="float" office:value="0.5471423" calcext:value-type="float">
            <text:p>0.5471423</text:p>
          </table:table-cell>
          <table:table-cell office:value-type="float" office:value="0.3648765" calcext:value-type="float">
            <text:p>0.3648765</text:p>
          </table:table-cell>
          <table:table-cell office:value-type="float" office:value="0.2426537" calcext:value-type="float">
            <text:p>0.2426537</text:p>
          </table:table-cell>
          <table:table-cell office:value-type="float" office:value="0.3466741" calcext:value-type="float">
            <text:p>0.3466741</text:p>
          </table:table-cell>
          <table:table-cell office:value-type="float" office:value="0.3149233" calcext:value-type="float">
            <text:p>0.3149233</text:p>
          </table:table-cell>
          <table:table-cell office:value-type="float" office:value="0.3460564" calcext:value-type="float">
            <text:p>0.3460564</text:p>
          </table:table-cell>
          <table:table-cell office:value-type="float" office:value="0" calcext:value-type="float">
            <text:p>0</text:p>
          </table:table-cell>
          <table:table-cell office:value-type="float" office:value="1248.38" calcext:value-type="float">
            <text:p>1248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5193" calcext:value-type="float">
            <text:p>2.055193</text:p>
          </table:table-cell>
          <table:table-cell office:value-type="float" office:value="0" calcext:value-type="float">
            <text:p>0</text:p>
          </table:table-cell>
          <table:table-cell office:value-type="float" office:value="-0.004626145" calcext:value-type="float">
            <text:p>-0.0046261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7" calcext:value-type="float">
            <text:p>7042007</text:p>
          </table:table-cell>
          <table:table-cell office:value-type="float" office:value="32.19958" calcext:value-type="float">
            <text:p>32.19958</text:p>
          </table:table-cell>
          <table:table-cell office:value-type="float" office:value="1101.997" calcext:value-type="float">
            <text:p>1101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7204" calcext:value-type="float">
            <text:p>0.3527204</text:p>
          </table:table-cell>
          <table:table-cell office:value-type="float" office:value="5.933664" calcext:value-type="float">
            <text:p>5.933664</text:p>
          </table:table-cell>
          <table:table-cell office:value-type="float" office:value="0" calcext:value-type="float">
            <text:p>0</text:p>
          </table:table-cell>
          <table:table-cell office:value-type="float" office:value="0.000006011244" calcext:value-type="float">
            <text:p>6.011244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388" calcext:value-type="float">
            <text:p>-0.01110388</text:p>
          </table:table-cell>
          <table:table-cell office:value-type="float" office:value="-0.01049462" calcext:value-type="float">
            <text:p>-0.01049462</text:p>
          </table:table-cell>
          <table:table-cell office:value-type="float" office:value="0.0006778354" calcext:value-type="float">
            <text:p>0.0006778354</text:p>
          </table:table-cell>
          <table:table-cell office:value-type="float" office:value="0.00004004618" calcext:value-type="float">
            <text:p>4.004618E-05</text:p>
          </table:table-cell>
          <table:table-cell office:value-type="float" office:value="23.72734" calcext:value-type="float">
            <text:p>23.72734</text:p>
          </table:table-cell>
          <table:table-cell office:value-type="float" office:value="3.241953" calcext:value-type="float">
            <text:p>3.241953</text:p>
          </table:table-cell>
          <table:table-cell office:value-type="float" office:value="0.08056525" calcext:value-type="float">
            <text:p>0.08056525</text:p>
          </table:table-cell>
          <table:table-cell office:value-type="float" office:value="0.06914881" calcext:value-type="float">
            <text:p>0.06914881</text:p>
          </table:table-cell>
          <table:table-cell office:value-type="float" office:value="0.04093298" calcext:value-type="float">
            <text:p>0.04093298</text:p>
          </table:table-cell>
          <table:table-cell office:value-type="float" office:value="0.04215238" calcext:value-type="float">
            <text:p>0.04215238</text:p>
          </table:table-cell>
          <table:table-cell office:value-type="float" office:value="0.02257918" calcext:value-type="float">
            <text:p>0.02257918</text:p>
          </table:table-cell>
          <table:table-cell office:value-type="float" office:value="0.01818169" calcext:value-type="float">
            <text:p>0.01818169</text:p>
          </table:table-cell>
          <table:table-cell office:value-type="float" office:value="0.03230211" calcext:value-type="float">
            <text:p>0.03230211</text:p>
          </table:table-cell>
          <table:table-cell office:value-type="float" office:value="0.02680935" calcext:value-type="float">
            <text:p>0.02680935</text:p>
          </table:table-cell>
          <table:table-cell office:value-type="float" office:value="0.02462669" calcext:value-type="float">
            <text:p>0.02462669</text:p>
          </table:table-cell>
          <table:table-cell office:value-type="float" office:value="0.02861577" calcext:value-type="float">
            <text:p>0.02861577</text:p>
          </table:table-cell>
          <table:table-cell office:value-type="float" office:value="0.03721249" calcext:value-type="float">
            <text:p>0.03721249</text:p>
          </table:table-cell>
          <table:table-cell office:value-type="float" office:value="0.004808908" calcext:value-type="float">
            <text:p>0.004808908</text:p>
          </table:table-cell>
          <table:table-cell office:value-type="float" office:value="0.0037189" calcext:value-type="float">
            <text:p>0.0037189</text:p>
          </table:table-cell>
          <table:table-cell office:value-type="float" office:value="0" calcext:value-type="float">
            <text:p>0</text:p>
          </table:table-cell>
          <table:table-cell office:value-type="float" office:value="64.3508" calcext:value-type="float">
            <text:p>64.3508</text:p>
          </table:table-cell>
          <table:table-cell office:value-type="float" office:value="38.45761" calcext:value-type="float">
            <text:p>38.45761</text:p>
          </table:table-cell>
          <table:table-cell office:value-type="float" office:value="23.68421" calcext:value-type="float">
            <text:p>23.68421</text:p>
          </table:table-cell>
          <table:table-cell office:value-type="float" office:value="11.51093" calcext:value-type="float">
            <text:p>11.51093</text:p>
          </table:table-cell>
          <table:table-cell office:value-type="float" office:value="6.29979" calcext:value-type="float">
            <text:p>6.29979</text:p>
          </table:table-cell>
          <table:table-cell office:value-type="float" office:value="1.560729" calcext:value-type="float">
            <text:p>1.560729</text:p>
          </table:table-cell>
          <table:table-cell office:value-type="float" office:value="0.4710239" calcext:value-type="float">
            <text:p>0.4710239</text:p>
          </table:table-cell>
          <table:table-cell office:value-type="float" office:value="0.6397812" calcext:value-type="float">
            <text:p>0.6397812</text:p>
          </table:table-cell>
          <table:table-cell office:value-type="float" office:value="0.5492367" calcext:value-type="float">
            <text:p>0.5492367</text:p>
          </table:table-cell>
          <table:table-cell office:value-type="float" office:value="0.366376" calcext:value-type="float">
            <text:p>0.366376</text:p>
          </table:table-cell>
          <table:table-cell office:value-type="float" office:value="0.2438009" calcext:value-type="float">
            <text:p>0.2438009</text:p>
          </table:table-cell>
          <table:table-cell office:value-type="float" office:value="0.3474775" calcext:value-type="float">
            <text:p>0.3474775</text:p>
          </table:table-cell>
          <table:table-cell office:value-type="float" office:value="0.3152499" calcext:value-type="float">
            <text:p>0.3152499</text:p>
          </table:table-cell>
          <table:table-cell office:value-type="float" office:value="0.3460566" calcext:value-type="float">
            <text:p>0.3460566</text:p>
          </table:table-cell>
          <table:table-cell office:value-type="float" office:value="0" calcext:value-type="float">
            <text:p>0</text:p>
          </table:table-cell>
          <table:table-cell office:value-type="float" office:value="1929.791" calcext:value-type="float">
            <text:p>1929.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0708" calcext:value-type="float">
            <text:p>2.240708</text:p>
          </table:table-cell>
          <table:table-cell office:value-type="float" office:value="0" calcext:value-type="float">
            <text:p>0</text:p>
          </table:table-cell>
          <table:table-cell office:value-type="float" office:value="-0.004671718" calcext:value-type="float">
            <text:p>-0.0046717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7" calcext:value-type="float">
            <text:p>8042007</text:p>
          </table:table-cell>
          <table:table-cell office:value-type="float" office:value="31.93842" calcext:value-type="float">
            <text:p>31.93842</text:p>
          </table:table-cell>
          <table:table-cell office:value-type="float" office:value="1102.04" calcext:value-type="float">
            <text:p>1102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9403" calcext:value-type="float">
            <text:p>0.4789403</text:p>
          </table:table-cell>
          <table:table-cell office:value-type="float" office:value="6.018831" calcext:value-type="float">
            <text:p>6.018831</text:p>
          </table:table-cell>
          <table:table-cell office:value-type="float" office:value="0" calcext:value-type="float">
            <text:p>0</text:p>
          </table:table-cell>
          <table:table-cell office:value-type="float" office:value="0.000006011244" calcext:value-type="float">
            <text:p>6.011244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388" calcext:value-type="float">
            <text:p>-0.01110388</text:p>
          </table:table-cell>
          <table:table-cell office:value-type="float" office:value="-0.01061485" calcext:value-type="float">
            <text:p>-0.01061485</text:p>
          </table:table-cell>
          <table:table-cell office:value-type="float" office:value="0.0006487335" calcext:value-type="float">
            <text:p>0.0006487335</text:p>
          </table:table-cell>
          <table:table-cell office:value-type="float" office:value="0.00004004824" calcext:value-type="float">
            <text:p>4.004824E-05</text:p>
          </table:table-cell>
          <table:table-cell office:value-type="float" office:value="23.45447" calcext:value-type="float">
            <text:p>23.45447</text:p>
          </table:table-cell>
          <table:table-cell office:value-type="float" office:value="7.530558" calcext:value-type="float">
            <text:p>7.530558</text:p>
          </table:table-cell>
          <table:table-cell office:value-type="float" office:value="0.09742328" calcext:value-type="float">
            <text:p>0.09742328</text:p>
          </table:table-cell>
          <table:table-cell office:value-type="float" office:value="0.07695358" calcext:value-type="float">
            <text:p>0.07695358</text:p>
          </table:table-cell>
          <table:table-cell office:value-type="float" office:value="0.03995217" calcext:value-type="float">
            <text:p>0.03995217</text:p>
          </table:table-cell>
          <table:table-cell office:value-type="float" office:value="0.04096748" calcext:value-type="float">
            <text:p>0.04096748</text:p>
          </table:table-cell>
          <table:table-cell office:value-type="float" office:value="0.02195133" calcext:value-type="float">
            <text:p>0.02195133</text:p>
          </table:table-cell>
          <table:table-cell office:value-type="float" office:value="0.01760391" calcext:value-type="float">
            <text:p>0.01760391</text:p>
          </table:table-cell>
          <table:table-cell office:value-type="float" office:value="0.03183721" calcext:value-type="float">
            <text:p>0.03183721</text:p>
          </table:table-cell>
          <table:table-cell office:value-type="float" office:value="0.02663703" calcext:value-type="float">
            <text:p>0.02663703</text:p>
          </table:table-cell>
          <table:table-cell office:value-type="float" office:value="0.02455713" calcext:value-type="float">
            <text:p>0.02455713</text:p>
          </table:table-cell>
          <table:table-cell office:value-type="float" office:value="0.02858879" calcext:value-type="float">
            <text:p>0.02858879</text:p>
          </table:table-cell>
          <table:table-cell office:value-type="float" office:value="0.03713978" calcext:value-type="float">
            <text:p>0.03713978</text:p>
          </table:table-cell>
          <table:table-cell office:value-type="float" office:value="0.004816407" calcext:value-type="float">
            <text:p>0.004816407</text:p>
          </table:table-cell>
          <table:table-cell office:value-type="float" office:value="0.00371854" calcext:value-type="float">
            <text:p>0.00371854</text:p>
          </table:table-cell>
          <table:table-cell office:value-type="float" office:value="0" calcext:value-type="float">
            <text:p>0</text:p>
          </table:table-cell>
          <table:table-cell office:value-type="float" office:value="59.15325" calcext:value-type="float">
            <text:p>59.15325</text:p>
          </table:table-cell>
          <table:table-cell office:value-type="float" office:value="41.93322" calcext:value-type="float">
            <text:p>41.93322</text:p>
          </table:table-cell>
          <table:table-cell office:value-type="float" office:value="24.26716" calcext:value-type="float">
            <text:p>24.26716</text:p>
          </table:table-cell>
          <table:table-cell office:value-type="float" office:value="11.67328" calcext:value-type="float">
            <text:p>11.67328</text:p>
          </table:table-cell>
          <table:table-cell office:value-type="float" office:value="6.43831" calcext:value-type="float">
            <text:p>6.43831</text:p>
          </table:table-cell>
          <table:table-cell office:value-type="float" office:value="1.583272" calcext:value-type="float">
            <text:p>1.583272</text:p>
          </table:table-cell>
          <table:table-cell office:value-type="float" office:value="0.4871789" calcext:value-type="float">
            <text:p>0.4871789</text:p>
          </table:table-cell>
          <table:table-cell office:value-type="float" office:value="0.6439688" calcext:value-type="float">
            <text:p>0.6439688</text:p>
          </table:table-cell>
          <table:table-cell office:value-type="float" office:value="0.5514117" calcext:value-type="float">
            <text:p>0.5514117</text:p>
          </table:table-cell>
          <table:table-cell office:value-type="float" office:value="0.3678919" calcext:value-type="float">
            <text:p>0.3678919</text:p>
          </table:table-cell>
          <table:table-cell office:value-type="float" office:value="0.2449512" calcext:value-type="float">
            <text:p>0.2449512</text:p>
          </table:table-cell>
          <table:table-cell office:value-type="float" office:value="0.3482921" calcext:value-type="float">
            <text:p>0.3482921</text:p>
          </table:table-cell>
          <table:table-cell office:value-type="float" office:value="0.3155771" calcext:value-type="float">
            <text:p>0.3155771</text:p>
          </table:table-cell>
          <table:table-cell office:value-type="float" office:value="0.3460568" calcext:value-type="float">
            <text:p>0.3460568</text:p>
          </table:table-cell>
          <table:table-cell office:value-type="float" office:value="0" calcext:value-type="float">
            <text:p>0</text:p>
          </table:table-cell>
          <table:table-cell office:value-type="float" office:value="2649.331" calcext:value-type="float">
            <text:p>2649.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2387" calcext:value-type="float">
            <text:p>2.452387</text:p>
          </table:table-cell>
          <table:table-cell office:value-type="float" office:value="0" calcext:value-type="float">
            <text:p>0</text:p>
          </table:table-cell>
          <table:table-cell office:value-type="float" office:value="-0.004797327" calcext:value-type="float">
            <text:p>-0.0047973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7" calcext:value-type="float">
            <text:p>9042007</text:p>
          </table:table-cell>
          <table:table-cell office:value-type="float" office:value="31.73782" calcext:value-type="float">
            <text:p>31.73782</text:p>
          </table:table-cell>
          <table:table-cell office:value-type="float" office:value="1102.071" calcext:value-type="float">
            <text:p>1102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81588" calcext:value-type="float">
            <text:p>0.5481588</text:p>
          </table:table-cell>
          <table:table-cell office:value-type="float" office:value="6.115209" calcext:value-type="float">
            <text:p>6.115209</text:p>
          </table:table-cell>
          <table:table-cell office:value-type="float" office:value="0" calcext:value-type="float">
            <text:p>0</text:p>
          </table:table-cell>
          <table:table-cell office:value-type="float" office:value="0.000006015175" calcext:value-type="float">
            <text:p>6.015175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37" calcext:value-type="float">
            <text:p>-0.0111037</text:p>
          </table:table-cell>
          <table:table-cell office:value-type="float" office:value="-0.01078533" calcext:value-type="float">
            <text:p>-0.01078533</text:p>
          </table:table-cell>
          <table:table-cell office:value-type="float" office:value="0.0006217192" calcext:value-type="float">
            <text:p>0.0006217192</text:p>
          </table:table-cell>
          <table:table-cell office:value-type="float" office:value="0.00004005041" calcext:value-type="float">
            <text:p>4.005041E-05</text:p>
          </table:table-cell>
          <table:table-cell office:value-type="float" office:value="23.30654" calcext:value-type="float">
            <text:p>23.30654</text:p>
          </table:table-cell>
          <table:table-cell office:value-type="float" office:value="10.43833" calcext:value-type="float">
            <text:p>10.43833</text:p>
          </table:table-cell>
          <table:table-cell office:value-type="float" office:value="0.1421121" calcext:value-type="float">
            <text:p>0.1421121</text:p>
          </table:table-cell>
          <table:table-cell office:value-type="float" office:value="0.08088897" calcext:value-type="float">
            <text:p>0.08088897</text:p>
          </table:table-cell>
          <table:table-cell office:value-type="float" office:value="0.03929494" calcext:value-type="float">
            <text:p>0.03929494</text:p>
          </table:table-cell>
          <table:table-cell office:value-type="float" office:value="0.04018877" calcext:value-type="float">
            <text:p>0.04018877</text:p>
          </table:table-cell>
          <table:table-cell office:value-type="float" office:value="0.02136849" calcext:value-type="float">
            <text:p>0.02136849</text:p>
          </table:table-cell>
          <table:table-cell office:value-type="float" office:value="0.01700061" calcext:value-type="float">
            <text:p>0.01700061</text:p>
          </table:table-cell>
          <table:table-cell office:value-type="float" office:value="0.03131431" calcext:value-type="float">
            <text:p>0.03131431</text:p>
          </table:table-cell>
          <table:table-cell office:value-type="float" office:value="0.02644242" calcext:value-type="float">
            <text:p>0.02644242</text:p>
          </table:table-cell>
          <table:table-cell office:value-type="float" office:value="0.02448042" calcext:value-type="float">
            <text:p>0.02448042</text:p>
          </table:table-cell>
          <table:table-cell office:value-type="float" office:value="0.02855935" calcext:value-type="float">
            <text:p>0.02855935</text:p>
          </table:table-cell>
          <table:table-cell office:value-type="float" office:value="0.03706304" calcext:value-type="float">
            <text:p>0.03706304</text:p>
          </table:table-cell>
          <table:table-cell office:value-type="float" office:value="0.004823888" calcext:value-type="float">
            <text:p>0.004823888</text:p>
          </table:table-cell>
          <table:table-cell office:value-type="float" office:value="0.003718188" calcext:value-type="float">
            <text:p>0.003718188</text:p>
          </table:table-cell>
          <table:table-cell office:value-type="float" office:value="0" calcext:value-type="float">
            <text:p>0</text:p>
          </table:table-cell>
          <table:table-cell office:value-type="float" office:value="54.44795" calcext:value-type="float">
            <text:p>54.44795</text:p>
          </table:table-cell>
          <table:table-cell office:value-type="float" office:value="45.24012" calcext:value-type="float">
            <text:p>45.24012</text:p>
          </table:table-cell>
          <table:table-cell office:value-type="float" office:value="24.95934" calcext:value-type="float">
            <text:p>24.95934</text:p>
          </table:table-cell>
          <table:table-cell office:value-type="float" office:value="11.89066" calcext:value-type="float">
            <text:p>11.89066</text:p>
          </table:table-cell>
          <table:table-cell office:value-type="float" office:value="6.631922" calcext:value-type="float">
            <text:p>6.631922</text:p>
          </table:table-cell>
          <table:table-cell office:value-type="float" office:value="1.612368" calcext:value-type="float">
            <text:p>1.612368</text:p>
          </table:table-cell>
          <table:table-cell office:value-type="float" office:value="0.5056674" calcext:value-type="float">
            <text:p>0.5056674</text:p>
          </table:table-cell>
          <table:table-cell office:value-type="float" office:value="0.6489088" calcext:value-type="float">
            <text:p>0.6489088</text:p>
          </table:table-cell>
          <table:table-cell office:value-type="float" office:value="0.553741" calcext:value-type="float">
            <text:p>0.553741</text:p>
          </table:table-cell>
          <table:table-cell office:value-type="float" office:value="0.3694332" calcext:value-type="float">
            <text:p>0.3694332</text:p>
          </table:table-cell>
          <table:table-cell office:value-type="float" office:value="0.2461064" calcext:value-type="float">
            <text:p>0.2461064</text:p>
          </table:table-cell>
          <table:table-cell office:value-type="float" office:value="0.3491159" calcext:value-type="float">
            <text:p>0.3491159</text:p>
          </table:table-cell>
          <table:table-cell office:value-type="float" office:value="0.3159071" calcext:value-type="float">
            <text:p>0.3159071</text:p>
          </table:table-cell>
          <table:table-cell office:value-type="float" office:value="0.346057" calcext:value-type="float">
            <text:p>0.346057</text:p>
          </table:table-cell>
          <table:table-cell office:value-type="float" office:value="0" calcext:value-type="float">
            <text:p>0</text:p>
          </table:table-cell>
          <table:table-cell office:value-type="float" office:value="2991.461" calcext:value-type="float">
            <text:p>2991.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5946" calcext:value-type="float">
            <text:p>2.615946</text:p>
          </table:table-cell>
          <table:table-cell office:value-type="float" office:value="0" calcext:value-type="float">
            <text:p>0</text:p>
          </table:table-cell>
          <table:table-cell office:value-type="float" office:value="-0.004942131" calcext:value-type="float">
            <text:p>-0.0049421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7" calcext:value-type="float">
            <text:p>10042007</text:p>
          </table:table-cell>
          <table:table-cell office:value-type="float" office:value="31.61155" calcext:value-type="float">
            <text:p>31.61155</text:p>
          </table:table-cell>
          <table:table-cell office:value-type="float" office:value="1102.112" calcext:value-type="float">
            <text:p>1102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8716" calcext:value-type="float">
            <text:p>0.4558716</text:p>
          </table:table-cell>
          <table:table-cell office:value-type="float" office:value="6.293304" calcext:value-type="float">
            <text:p>6.293304</text:p>
          </table:table-cell>
          <table:table-cell office:value-type="float" office:value="0" calcext:value-type="float">
            <text:p>0</text:p>
          </table:table-cell>
          <table:table-cell office:value-type="float" office:value="0.000006075187" calcext:value-type="float">
            <text:p>6.075187E-06</text:p>
          </table:table-cell>
          <table:table-cell office:value-type="float" office:value="0" calcext:value-type="float">
            <text:p>0</text:p>
          </table:table-cell>
          <table:table-cell office:value-type="float" office:value="-0.01110074" calcext:value-type="float">
            <text:p>-0.01110074</text:p>
          </table:table-cell>
          <table:table-cell office:value-type="float" office:value="-0.01204821" calcext:value-type="float">
            <text:p>-0.01204821</text:p>
          </table:table-cell>
          <table:table-cell office:value-type="float" office:value="0.0006260674" calcext:value-type="float">
            <text:p>0.0006260674</text:p>
          </table:table-cell>
          <table:table-cell office:value-type="float" office:value="0.0000400528" calcext:value-type="float">
            <text:p>4.00528E-05</text:p>
          </table:table-cell>
          <table:table-cell office:value-type="float" office:value="23.38172" calcext:value-type="float">
            <text:p>23.38172</text:p>
          </table:table-cell>
          <table:table-cell office:value-type="float" office:value="4.70189" calcext:value-type="float">
            <text:p>4.70189</text:p>
          </table:table-cell>
          <table:table-cell office:value-type="float" office:value="0.2150285" calcext:value-type="float">
            <text:p>0.2150285</text:p>
          </table:table-cell>
          <table:table-cell office:value-type="float" office:value="0.08164548" calcext:value-type="float">
            <text:p>0.08164548</text:p>
          </table:table-cell>
          <table:table-cell office:value-type="float" office:value="0.04160891" calcext:value-type="float">
            <text:p>0.04160891</text:p>
          </table:table-cell>
          <table:table-cell office:value-type="float" office:value="0.04184519" calcext:value-type="float">
            <text:p>0.04184519</text:p>
          </table:table-cell>
          <table:table-cell office:value-type="float" office:value="0.02137471" calcext:value-type="float">
            <text:p>0.02137471</text:p>
          </table:table-cell>
          <table:table-cell office:value-type="float" office:value="0.01666956" calcext:value-type="float">
            <text:p>0.01666956</text:p>
          </table:table-cell>
          <table:table-cell office:value-type="float" office:value="0.03079599" calcext:value-type="float">
            <text:p>0.03079599</text:p>
          </table:table-cell>
          <table:table-cell office:value-type="float" office:value="0.02622622" calcext:value-type="float">
            <text:p>0.02622622</text:p>
          </table:table-cell>
          <table:table-cell office:value-type="float" office:value="0.02439447" calcext:value-type="float">
            <text:p>0.02439447</text:p>
          </table:table-cell>
          <table:table-cell office:value-type="float" office:value="0.02852663" calcext:value-type="float">
            <text:p>0.02852663</text:p>
          </table:table-cell>
          <table:table-cell office:value-type="float" office:value="0.03698153" calcext:value-type="float">
            <text:p>0.03698153</text:p>
          </table:table-cell>
          <table:table-cell office:value-type="float" office:value="0.004831737" calcext:value-type="float">
            <text:p>0.004831737</text:p>
          </table:table-cell>
          <table:table-cell office:value-type="float" office:value="0.003717822" calcext:value-type="float">
            <text:p>0.003717822</text:p>
          </table:table-cell>
          <table:table-cell office:value-type="float" office:value="0" calcext:value-type="float">
            <text:p>0</text:p>
          </table:table-cell>
          <table:table-cell office:value-type="float" office:value="29.80894" calcext:value-type="float">
            <text:p>29.80894</text:p>
          </table:table-cell>
          <table:table-cell office:value-type="float" office:value="33.87048" calcext:value-type="float">
            <text:p>33.87048</text:p>
          </table:table-cell>
          <table:table-cell office:value-type="float" office:value="31.09614" calcext:value-type="float">
            <text:p>31.09614</text:p>
          </table:table-cell>
          <table:table-cell office:value-type="float" office:value="19.17845" calcext:value-type="float">
            <text:p>19.17845</text:p>
          </table:table-cell>
          <table:table-cell office:value-type="float" office:value="10.83755" calcext:value-type="float">
            <text:p>10.83755</text:p>
          </table:table-cell>
          <table:table-cell office:value-type="float" office:value="2.078851" calcext:value-type="float">
            <text:p>2.078851</text:p>
          </table:table-cell>
          <table:table-cell office:value-type="float" office:value="0.5565812" calcext:value-type="float">
            <text:p>0.5565812</text:p>
          </table:table-cell>
          <table:table-cell office:value-type="float" office:value="0.6554624" calcext:value-type="float">
            <text:p>0.6554624</text:p>
          </table:table-cell>
          <table:table-cell office:value-type="float" office:value="0.5563734" calcext:value-type="float">
            <text:p>0.5563734</text:p>
          </table:table-cell>
          <table:table-cell office:value-type="float" office:value="0.3710165" calcext:value-type="float">
            <text:p>0.3710165</text:p>
          </table:table-cell>
          <table:table-cell office:value-type="float" office:value="0.2472685" calcext:value-type="float">
            <text:p>0.2472685</text:p>
          </table:table-cell>
          <table:table-cell office:value-type="float" office:value="0.3499355" calcext:value-type="float">
            <text:p>0.3499355</text:p>
          </table:table-cell>
          <table:table-cell office:value-type="float" office:value="0.3162535" calcext:value-type="float">
            <text:p>0.3162535</text:p>
          </table:table-cell>
          <table:table-cell office:value-type="float" office:value="0.3460571" calcext:value-type="float">
            <text:p>0.3460571</text:p>
          </table:table-cell>
          <table:table-cell office:value-type="float" office:value="0" calcext:value-type="float">
            <text:p>0</text:p>
          </table:table-cell>
          <table:table-cell office:value-type="float" office:value="2725.765" calcext:value-type="float">
            <text:p>2725.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5914" calcext:value-type="float">
            <text:p>2.695914</text:p>
          </table:table-cell>
          <table:table-cell office:value-type="float" office:value="0" calcext:value-type="float">
            <text:p>0</text:p>
          </table:table-cell>
          <table:table-cell office:value-type="float" office:value="-0.006726617" calcext:value-type="float">
            <text:p>-0.0067266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7" calcext:value-type="float">
            <text:p>11042007</text:p>
          </table:table-cell>
          <table:table-cell office:value-type="float" office:value="31.50447" calcext:value-type="float">
            <text:p>31.50447</text:p>
          </table:table-cell>
          <table:table-cell office:value-type="float" office:value="1102.146" calcext:value-type="float">
            <text:p>1102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76413" calcext:value-type="float">
            <text:p>0.3976413</text:p>
          </table:table-cell>
          <table:table-cell office:value-type="float" office:value="6.422191" calcext:value-type="float">
            <text:p>6.422191</text:p>
          </table:table-cell>
          <table:table-cell office:value-type="float" office:value="0" calcext:value-type="float">
            <text:p>0</text:p>
          </table:table-cell>
          <table:table-cell office:value-type="float" office:value="0.000006094974" calcext:value-type="float">
            <text:p>6.094974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966" calcext:value-type="float">
            <text:p>-0.01109966</text:p>
          </table:table-cell>
          <table:table-cell office:value-type="float" office:value="-0.01267201" calcext:value-type="float">
            <text:p>-0.01267201</text:p>
          </table:table-cell>
          <table:table-cell office:value-type="float" office:value="0.0006313495" calcext:value-type="float">
            <text:p>0.0006313495</text:p>
          </table:table-cell>
          <table:table-cell office:value-type="float" office:value="0.00004006063" calcext:value-type="float">
            <text:p>4.006063E-05</text:p>
          </table:table-cell>
          <table:table-cell office:value-type="float" office:value="23.42179" calcext:value-type="float">
            <text:p>23.42179</text:p>
          </table:table-cell>
          <table:table-cell office:value-type="float" office:value="2.629857" calcext:value-type="float">
            <text:p>2.629857</text:p>
          </table:table-cell>
          <table:table-cell office:value-type="float" office:value="0.1359819" calcext:value-type="float">
            <text:p>0.1359819</text:p>
          </table:table-cell>
          <table:table-cell office:value-type="float" office:value="0.07786071" calcext:value-type="float">
            <text:p>0.07786071</text:p>
          </table:table-cell>
          <table:table-cell office:value-type="float" office:value="0.04341299" calcext:value-type="float">
            <text:p>0.04341299</text:p>
          </table:table-cell>
          <table:table-cell office:value-type="float" office:value="0.04383342" calcext:value-type="float">
            <text:p>0.04383342</text:p>
          </table:table-cell>
          <table:table-cell office:value-type="float" office:value="0.02204541" calcext:value-type="float">
            <text:p>0.02204541</text:p>
          </table:table-cell>
          <table:table-cell office:value-type="float" office:value="0.0171091" calcext:value-type="float">
            <text:p>0.0171091</text:p>
          </table:table-cell>
          <table:table-cell office:value-type="float" office:value="0.03039625" calcext:value-type="float">
            <text:p>0.03039625</text:p>
          </table:table-cell>
          <table:table-cell office:value-type="float" office:value="0.02600626" calcext:value-type="float">
            <text:p>0.02600626</text:p>
          </table:table-cell>
          <table:table-cell office:value-type="float" office:value="0.0242988" calcext:value-type="float">
            <text:p>0.0242988</text:p>
          </table:table-cell>
          <table:table-cell office:value-type="float" office:value="0.02849014" calcext:value-type="float">
            <text:p>0.02849014</text:p>
          </table:table-cell>
          <table:table-cell office:value-type="float" office:value="0.03689524" calcext:value-type="float">
            <text:p>0.03689524</text:p>
          </table:table-cell>
          <table:table-cell office:value-type="float" office:value="0.004839376" calcext:value-type="float">
            <text:p>0.004839376</text:p>
          </table:table-cell>
          <table:table-cell office:value-type="float" office:value="0.003717453" calcext:value-type="float">
            <text:p>0.003717453</text:p>
          </table:table-cell>
          <table:table-cell office:value-type="float" office:value="0" calcext:value-type="float">
            <text:p>0</text:p>
          </table:table-cell>
          <table:table-cell office:value-type="float" office:value="21.17431" calcext:value-type="float">
            <text:p>21.17431</text:p>
          </table:table-cell>
          <table:table-cell office:value-type="float" office:value="24.23736" calcext:value-type="float">
            <text:p>24.23736</text:p>
          </table:table-cell>
          <table:table-cell office:value-type="float" office:value="30.26118" calcext:value-type="float">
            <text:p>30.26118</text:p>
          </table:table-cell>
          <table:table-cell office:value-type="float" office:value="23.68214" calcext:value-type="float">
            <text:p>23.68214</text:p>
          </table:table-cell>
          <table:table-cell office:value-type="float" office:value="16.25475" calcext:value-type="float">
            <text:p>16.25475</text:p>
          </table:table-cell>
          <table:table-cell office:value-type="float" office:value="3.471438" calcext:value-type="float">
            <text:p>3.471438</text:p>
          </table:table-cell>
          <table:table-cell office:value-type="float" office:value="0.8983073" calcext:value-type="float">
            <text:p>0.8983073</text:p>
          </table:table-cell>
          <table:table-cell office:value-type="float" office:value="0.668574" calcext:value-type="float">
            <text:p>0.668574</text:p>
          </table:table-cell>
          <table:table-cell office:value-type="float" office:value="0.559744" calcext:value-type="float">
            <text:p>0.559744</text:p>
          </table:table-cell>
          <table:table-cell office:value-type="float" office:value="0.3726715" calcext:value-type="float">
            <text:p>0.3726715</text:p>
          </table:table-cell>
          <table:table-cell office:value-type="float" office:value="0.2484417" calcext:value-type="float">
            <text:p>0.2484417</text:p>
          </table:table-cell>
          <table:table-cell office:value-type="float" office:value="0.3507774" calcext:value-type="float">
            <text:p>0.3507774</text:p>
          </table:table-cell>
          <table:table-cell office:value-type="float" office:value="0.3165929" calcext:value-type="float">
            <text:p>0.3165929</text:p>
          </table:table-cell>
          <table:table-cell office:value-type="float" office:value="0.3460574" calcext:value-type="float">
            <text:p>0.3460574</text:p>
          </table:table-cell>
          <table:table-cell office:value-type="float" office:value="0" calcext:value-type="float">
            <text:p>0</text:p>
          </table:table-cell>
          <table:table-cell office:value-type="float" office:value="2472.307" calcext:value-type="float">
            <text:p>2472.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3206" calcext:value-type="float">
            <text:p>2.763206</text:p>
          </table:table-cell>
          <table:table-cell office:value-type="float" office:value="0" calcext:value-type="float">
            <text:p>0</text:p>
          </table:table-cell>
          <table:table-cell office:value-type="float" office:value="-0.007793837" calcext:value-type="float">
            <text:p>-0.0077938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7" calcext:value-type="float">
            <text:p>12042007</text:p>
          </table:table-cell>
          <table:table-cell office:value-type="float" office:value="31.40527" calcext:value-type="float">
            <text:p>31.40527</text:p>
          </table:table-cell>
          <table:table-cell office:value-type="float" office:value="1102.177" calcext:value-type="float">
            <text:p>1102.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93794" calcext:value-type="float">
            <text:p>0.3593794</text:p>
          </table:table-cell>
          <table:table-cell office:value-type="float" office:value="6.522647" calcext:value-type="float">
            <text:p>6.522647</text:p>
          </table:table-cell>
          <table:table-cell office:value-type="float" office:value="0" calcext:value-type="float">
            <text:p>0</text:p>
          </table:table-cell>
          <table:table-cell office:value-type="float" office:value="0.000006094974" calcext:value-type="float">
            <text:p>6.094974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966" calcext:value-type="float">
            <text:p>-0.01109966</text:p>
          </table:table-cell>
          <table:table-cell office:value-type="float" office:value="-0.01301708" calcext:value-type="float">
            <text:p>-0.01301708</text:p>
          </table:table-cell>
          <table:table-cell office:value-type="float" office:value="0.0006377783" calcext:value-type="float">
            <text:p>0.0006377783</text:p>
          </table:table-cell>
          <table:table-cell office:value-type="float" office:value="0.00004006548" calcext:value-type="float">
            <text:p>4.006548E-05</text:p>
          </table:table-cell>
          <table:table-cell office:value-type="float" office:value="23.44751" calcext:value-type="float">
            <text:p>23.44751</text:p>
          </table:table-cell>
          <table:table-cell office:value-type="float" office:value="1.692631" calcext:value-type="float">
            <text:p>1.692631</text:p>
          </table:table-cell>
          <table:table-cell office:value-type="float" office:value="0.106816" calcext:value-type="float">
            <text:p>0.106816</text:p>
          </table:table-cell>
          <table:table-cell office:value-type="float" office:value="0.07264146" calcext:value-type="float">
            <text:p>0.07264146</text:p>
          </table:table-cell>
          <table:table-cell office:value-type="float" office:value="0.04306395" calcext:value-type="float">
            <text:p>0.04306395</text:p>
          </table:table-cell>
          <table:table-cell office:value-type="float" office:value="0.04381284" calcext:value-type="float">
            <text:p>0.04381284</text:p>
          </table:table-cell>
          <table:table-cell office:value-type="float" office:value="0.02212519" calcext:value-type="float">
            <text:p>0.02212519</text:p>
          </table:table-cell>
          <table:table-cell office:value-type="float" office:value="0.01730855" calcext:value-type="float">
            <text:p>0.01730855</text:p>
          </table:table-cell>
          <table:table-cell office:value-type="float" office:value="0.03010944" calcext:value-type="float">
            <text:p>0.03010944</text:p>
          </table:table-cell>
          <table:table-cell office:value-type="float" office:value="0.02580681" calcext:value-type="float">
            <text:p>0.02580681</text:p>
          </table:table-cell>
          <table:table-cell office:value-type="float" office:value="0.02419574" calcext:value-type="float">
            <text:p>0.02419574</text:p>
          </table:table-cell>
          <table:table-cell office:value-type="float" office:value="0.02844953" calcext:value-type="float">
            <text:p>0.02844953</text:p>
          </table:table-cell>
          <table:table-cell office:value-type="float" office:value="0.0368038" calcext:value-type="float">
            <text:p>0.0368038</text:p>
          </table:table-cell>
          <table:table-cell office:value-type="float" office:value="0.004846835" calcext:value-type="float">
            <text:p>0.004846835</text:p>
          </table:table-cell>
          <table:table-cell office:value-type="float" office:value="0.00371707" calcext:value-type="float">
            <text:p>0.00371707</text:p>
          </table:table-cell>
          <table:table-cell office:value-type="float" office:value="0" calcext:value-type="float">
            <text:p>0</text:p>
          </table:table-cell>
          <table:table-cell office:value-type="float" office:value="34.96711" calcext:value-type="float">
            <text:p>34.96711</text:p>
          </table:table-cell>
          <table:table-cell office:value-type="float" office:value="24.05098" calcext:value-type="float">
            <text:p>24.05098</text:p>
          </table:table-cell>
          <table:table-cell office:value-type="float" office:value="28.65418" calcext:value-type="float">
            <text:p>28.65418</text:p>
          </table:table-cell>
          <table:table-cell office:value-type="float" office:value="22.7618" calcext:value-type="float">
            <text:p>22.7618</text:p>
          </table:table-cell>
          <table:table-cell office:value-type="float" office:value="16.176" calcext:value-type="float">
            <text:p>16.176</text:p>
          </table:table-cell>
          <table:table-cell office:value-type="float" office:value="3.691608" calcext:value-type="float">
            <text:p>3.691608</text:p>
          </table:table-cell>
          <table:table-cell office:value-type="float" office:value="1.124131" calcext:value-type="float">
            <text:p>1.124131</text:p>
          </table:table-cell>
          <table:table-cell office:value-type="float" office:value="0.6921068" calcext:value-type="float">
            <text:p>0.6921068</text:p>
          </table:table-cell>
          <table:table-cell office:value-type="float" office:value="0.5648116" calcext:value-type="float">
            <text:p>0.5648116</text:p>
          </table:table-cell>
          <table:table-cell office:value-type="float" office:value="0.3744653" calcext:value-type="float">
            <text:p>0.3744653</text:p>
          </table:table-cell>
          <table:table-cell office:value-type="float" office:value="0.2496395" calcext:value-type="float">
            <text:p>0.2496395</text:p>
          </table:table-cell>
          <table:table-cell office:value-type="float" office:value="0.3516532" calcext:value-type="float">
            <text:p>0.3516532</text:p>
          </table:table-cell>
          <table:table-cell office:value-type="float" office:value="0.3169268" calcext:value-type="float">
            <text:p>0.3169268</text:p>
          </table:table-cell>
          <table:table-cell office:value-type="float" office:value="0.3460575" calcext:value-type="float">
            <text:p>0.3460575</text:p>
          </table:table-cell>
          <table:table-cell office:value-type="float" office:value="0" calcext:value-type="float">
            <text:p>0</text:p>
          </table:table-cell>
          <table:table-cell office:value-type="float" office:value="2268.335" calcext:value-type="float">
            <text:p>2268.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5775" calcext:value-type="float">
            <text:p>2.825775</text:p>
          </table:table-cell>
          <table:table-cell office:value-type="float" office:value="0" calcext:value-type="float">
            <text:p>0</text:p>
          </table:table-cell>
          <table:table-cell office:value-type="float" office:value="-0.00786148" calcext:value-type="float">
            <text:p>-0.007861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7" calcext:value-type="float">
            <text:p>13042007</text:p>
          </table:table-cell>
          <table:table-cell office:value-type="float" office:value="31.29697" calcext:value-type="float">
            <text:p>31.29697</text:p>
          </table:table-cell>
          <table:table-cell office:value-type="float" office:value="1102.214" calcext:value-type="float">
            <text:p>1102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85116" calcext:value-type="float">
            <text:p>0.3285116</text:p>
          </table:table-cell>
          <table:table-cell office:value-type="float" office:value="6.619145" calcext:value-type="float">
            <text:p>6.619145</text:p>
          </table:table-cell>
          <table:table-cell office:value-type="float" office:value="0" calcext:value-type="float">
            <text:p>0</text:p>
          </table:table-cell>
          <table:table-cell office:value-type="float" office:value="0.000006094974" calcext:value-type="float">
            <text:p>6.094974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966" calcext:value-type="float">
            <text:p>-0.01109966</text:p>
          </table:table-cell>
          <table:table-cell office:value-type="float" office:value="-0.01337081" calcext:value-type="float">
            <text:p>-0.01337081</text:p>
          </table:table-cell>
          <table:table-cell office:value-type="float" office:value="0.0006450519" calcext:value-type="float">
            <text:p>0.0006450519</text:p>
          </table:table-cell>
          <table:table-cell office:value-type="float" office:value="0.00004006831" calcext:value-type="float">
            <text:p>4.006831E-05</text:p>
          </table:table-cell>
          <table:table-cell office:value-type="float" office:value="23.48013" calcext:value-type="float">
            <text:p>23.48013</text:p>
          </table:table-cell>
          <table:table-cell office:value-type="float" office:value="1.117342" calcext:value-type="float">
            <text:p>1.117342</text:p>
          </table:table-cell>
          <table:table-cell office:value-type="float" office:value="0.09209374" calcext:value-type="float">
            <text:p>0.09209374</text:p>
          </table:table-cell>
          <table:table-cell office:value-type="float" office:value="0.07010733" calcext:value-type="float">
            <text:p>0.07010733</text:p>
          </table:table-cell>
          <table:table-cell office:value-type="float" office:value="0.04242025" calcext:value-type="float">
            <text:p>0.04242025</text:p>
          </table:table-cell>
          <table:table-cell office:value-type="float" office:value="0.04344174" calcext:value-type="float">
            <text:p>0.04344174</text:p>
          </table:table-cell>
          <table:table-cell office:value-type="float" office:value="0.02211233" calcext:value-type="float">
            <text:p>0.02211233</text:p>
          </table:table-cell>
          <table:table-cell office:value-type="float" office:value="0.01737092" calcext:value-type="float">
            <text:p>0.01737092</text:p>
          </table:table-cell>
          <table:table-cell office:value-type="float" office:value="0.02985313" calcext:value-type="float">
            <text:p>0.02985313</text:p>
          </table:table-cell>
          <table:table-cell office:value-type="float" office:value="0.02563209" calcext:value-type="float">
            <text:p>0.02563209</text:p>
          </table:table-cell>
          <table:table-cell office:value-type="float" office:value="0.0240883" calcext:value-type="float">
            <text:p>0.0240883</text:p>
          </table:table-cell>
          <table:table-cell office:value-type="float" office:value="0.02840478" calcext:value-type="float">
            <text:p>0.02840478</text:p>
          </table:table-cell>
          <table:table-cell office:value-type="float" office:value="0.03670737" calcext:value-type="float">
            <text:p>0.03670737</text:p>
          </table:table-cell>
          <table:table-cell office:value-type="float" office:value="0.004854376" calcext:value-type="float">
            <text:p>0.004854376</text:p>
          </table:table-cell>
          <table:table-cell office:value-type="float" office:value="0.003716681" calcext:value-type="float">
            <text:p>0.003716681</text:p>
          </table:table-cell>
          <table:table-cell office:value-type="float" office:value="0" calcext:value-type="float">
            <text:p>0</text:p>
          </table:table-cell>
          <table:table-cell office:value-type="float" office:value="49.77516" calcext:value-type="float">
            <text:p>49.77516</text:p>
          </table:table-cell>
          <table:table-cell office:value-type="float" office:value="24.26065" calcext:value-type="float">
            <text:p>24.26065</text:p>
          </table:table-cell>
          <table:table-cell office:value-type="float" office:value="27.15747" calcext:value-type="float">
            <text:p>27.15747</text:p>
          </table:table-cell>
          <table:table-cell office:value-type="float" office:value="21.89863" calcext:value-type="float">
            <text:p>21.89863</text:p>
          </table:table-cell>
          <table:table-cell office:value-type="float" office:value="15.72896" calcext:value-type="float">
            <text:p>15.72896</text:p>
          </table:table-cell>
          <table:table-cell office:value-type="float" office:value="3.658323" calcext:value-type="float">
            <text:p>3.658323</text:p>
          </table:table-cell>
          <table:table-cell office:value-type="float" office:value="1.206115" calcext:value-type="float">
            <text:p>1.206115</text:p>
          </table:table-cell>
          <table:table-cell office:value-type="float" office:value="0.7113497" calcext:value-type="float">
            <text:p>0.7113497</text:p>
          </table:table-cell>
          <table:table-cell office:value-type="float" office:value="0.5709516" calcext:value-type="float">
            <text:p>0.5709516</text:p>
          </table:table-cell>
          <table:table-cell office:value-type="float" office:value="0.3764318" calcext:value-type="float">
            <text:p>0.3764318</text:p>
          </table:table-cell>
          <table:table-cell office:value-type="float" office:value="0.2508999" calcext:value-type="float">
            <text:p>0.2508999</text:p>
          </table:table-cell>
          <table:table-cell office:value-type="float" office:value="0.3525889" calcext:value-type="float">
            <text:p>0.3525889</text:p>
          </table:table-cell>
          <table:table-cell office:value-type="float" office:value="0.3172672" calcext:value-type="float">
            <text:p>0.3172672</text:p>
          </table:table-cell>
          <table:table-cell office:value-type="float" office:value="0.3460578" calcext:value-type="float">
            <text:p>0.3460578</text:p>
          </table:table-cell>
          <table:table-cell office:value-type="float" office:value="0" calcext:value-type="float">
            <text:p>0</text:p>
          </table:table-cell>
          <table:table-cell office:value-type="float" office:value="2093.103" calcext:value-type="float">
            <text:p>2093.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1824" calcext:value-type="float">
            <text:p>2.891824</text:p>
          </table:table-cell>
          <table:table-cell office:value-type="float" office:value="0" calcext:value-type="float">
            <text:p>0</text:p>
          </table:table-cell>
          <table:table-cell office:value-type="float" office:value="-0.00792257" calcext:value-type="float">
            <text:p>-0.007922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7" calcext:value-type="float">
            <text:p>14042007</text:p>
          </table:table-cell>
          <table:table-cell office:value-type="float" office:value="31.17329" calcext:value-type="float">
            <text:p>31.17329</text:p>
          </table:table-cell>
          <table:table-cell office:value-type="float" office:value="1102.245" calcext:value-type="float">
            <text:p>1102.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88686" calcext:value-type="float">
            <text:p>0.3288686</text:p>
          </table:table-cell>
          <table:table-cell office:value-type="float" office:value="6.705665" calcext:value-type="float">
            <text:p>6.705665</text:p>
          </table:table-cell>
          <table:table-cell office:value-type="float" office:value="0" calcext:value-type="float">
            <text:p>0</text:p>
          </table:table-cell>
          <table:table-cell office:value-type="float" office:value="0.000006094974" calcext:value-type="float">
            <text:p>6.094974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966" calcext:value-type="float">
            <text:p>-0.01109966</text:p>
          </table:table-cell>
          <table:table-cell office:value-type="float" office:value="-0.01362656" calcext:value-type="float">
            <text:p>-0.01362656</text:p>
          </table:table-cell>
          <table:table-cell office:value-type="float" office:value="0.0006574527" calcext:value-type="float">
            <text:p>0.0006574527</text:p>
          </table:table-cell>
          <table:table-cell office:value-type="float" office:value="0.00004007137" calcext:value-type="float">
            <text:p>4.007137E-05</text:p>
          </table:table-cell>
          <table:table-cell office:value-type="float" office:value="23.45717" calcext:value-type="float">
            <text:p>23.45717</text:p>
          </table:table-cell>
          <table:table-cell office:value-type="float" office:value="1.068294" calcext:value-type="float">
            <text:p>1.068294</text:p>
          </table:table-cell>
          <table:table-cell office:value-type="float" office:value="0.08627591" calcext:value-type="float">
            <text:p>0.08627591</text:p>
          </table:table-cell>
          <table:table-cell office:value-type="float" office:value="0.06996258" calcext:value-type="float">
            <text:p>0.06996258</text:p>
          </table:table-cell>
          <table:table-cell office:value-type="float" office:value="0.04180072" calcext:value-type="float">
            <text:p>0.04180072</text:p>
          </table:table-cell>
          <table:table-cell office:value-type="float" office:value="0.04285352" calcext:value-type="float">
            <text:p>0.04285352</text:p>
          </table:table-cell>
          <table:table-cell office:value-type="float" office:value="0.0219768" calcext:value-type="float">
            <text:p>0.0219768</text:p>
          </table:table-cell>
          <table:table-cell office:value-type="float" office:value="0.01734433" calcext:value-type="float">
            <text:p>0.01734433</text:p>
          </table:table-cell>
          <table:table-cell office:value-type="float" office:value="0.0295856" calcext:value-type="float">
            <text:p>0.0295856</text:p>
          </table:table-cell>
          <table:table-cell office:value-type="float" office:value="0.0254735" calcext:value-type="float">
            <text:p>0.0254735</text:p>
          </table:table-cell>
          <table:table-cell office:value-type="float" office:value="0.02397979" calcext:value-type="float">
            <text:p>0.02397979</text:p>
          </table:table-cell>
          <table:table-cell office:value-type="float" office:value="0.02835685" calcext:value-type="float">
            <text:p>0.02835685</text:p>
          </table:table-cell>
          <table:table-cell office:value-type="float" office:value="0.03660467" calcext:value-type="float">
            <text:p>0.03660467</text:p>
          </table:table-cell>
          <table:table-cell office:value-type="float" office:value="0.004862015" calcext:value-type="float">
            <text:p>0.004862015</text:p>
          </table:table-cell>
          <table:table-cell office:value-type="float" office:value="0.003716293" calcext:value-type="float">
            <text:p>0.003716293</text:p>
          </table:table-cell>
          <table:table-cell office:value-type="float" office:value="0" calcext:value-type="float">
            <text:p>0</text:p>
          </table:table-cell>
          <table:table-cell office:value-type="float" office:value="52.3993" calcext:value-type="float">
            <text:p>52.3993</text:p>
          </table:table-cell>
          <table:table-cell office:value-type="float" office:value="26.84817" calcext:value-type="float">
            <text:p>26.84817</text:p>
          </table:table-cell>
          <table:table-cell office:value-type="float" office:value="26.89843" calcext:value-type="float">
            <text:p>26.89843</text:p>
          </table:table-cell>
          <table:table-cell office:value-type="float" office:value="21.2819" calcext:value-type="float">
            <text:p>21.2819</text:p>
          </table:table-cell>
          <table:table-cell office:value-type="float" office:value="15.11971" calcext:value-type="float">
            <text:p>15.11971</text:p>
          </table:table-cell>
          <table:table-cell office:value-type="float" office:value="3.629739" calcext:value-type="float">
            <text:p>3.629739</text:p>
          </table:table-cell>
          <table:table-cell office:value-type="float" office:value="1.232817" calcext:value-type="float">
            <text:p>1.232817</text:p>
          </table:table-cell>
          <table:table-cell office:value-type="float" office:value="0.7221573" calcext:value-type="float">
            <text:p>0.7221573</text:p>
          </table:table-cell>
          <table:table-cell office:value-type="float" office:value="0.5769134" calcext:value-type="float">
            <text:p>0.5769134</text:p>
          </table:table-cell>
          <table:table-cell office:value-type="float" office:value="0.3786245" calcext:value-type="float">
            <text:p>0.3786245</text:p>
          </table:table-cell>
          <table:table-cell office:value-type="float" office:value="0.2522073" calcext:value-type="float">
            <text:p>0.2522073</text:p>
          </table:table-cell>
          <table:table-cell office:value-type="float" office:value="0.353531" calcext:value-type="float">
            <text:p>0.353531</text:p>
          </table:table-cell>
          <table:table-cell office:value-type="float" office:value="0.3176154" calcext:value-type="float">
            <text:p>0.3176154</text:p>
          </table:table-cell>
          <table:table-cell office:value-type="float" office:value="0.346058" calcext:value-type="float">
            <text:p>0.346058</text:p>
          </table:table-cell>
          <table:table-cell office:value-type="float" office:value="0" calcext:value-type="float">
            <text:p>0</text:p>
          </table:table-cell>
          <table:table-cell office:value-type="float" office:value="2134.892" calcext:value-type="float">
            <text:p>2134.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9046" calcext:value-type="float">
            <text:p>2.979046</text:p>
          </table:table-cell>
          <table:table-cell office:value-type="float" office:value="0" calcext:value-type="float">
            <text:p>0</text:p>
          </table:table-cell>
          <table:table-cell office:value-type="float" office:value="-0.007977483" calcext:value-type="float">
            <text:p>-0.0079774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7" calcext:value-type="float">
            <text:p>15042007</text:p>
          </table:table-cell>
          <table:table-cell office:value-type="float" office:value="30.98514" calcext:value-type="float">
            <text:p>30.98514</text:p>
          </table:table-cell>
          <table:table-cell office:value-type="float" office:value="1102.273" calcext:value-type="float">
            <text:p>1102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0264" calcext:value-type="float">
            <text:p>0.4050264</text:p>
          </table:table-cell>
          <table:table-cell office:value-type="float" office:value="6.784538" calcext:value-type="float">
            <text:p>6.784538</text:p>
          </table:table-cell>
          <table:table-cell office:value-type="float" office:value="0" calcext:value-type="float">
            <text:p>0</text:p>
          </table:table-cell>
          <table:table-cell office:value-type="float" office:value="0.000006094974" calcext:value-type="float">
            <text:p>6.094974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966" calcext:value-type="float">
            <text:p>-0.01109966</text:p>
          </table:table-cell>
          <table:table-cell office:value-type="float" office:value="-0.01371033" calcext:value-type="float">
            <text:p>-0.01371033</text:p>
          </table:table-cell>
          <table:table-cell office:value-type="float" office:value="0.0006565946" calcext:value-type="float">
            <text:p>0.0006565946</text:p>
          </table:table-cell>
          <table:table-cell office:value-type="float" office:value="0.00004007335" calcext:value-type="float">
            <text:p>4.007335E-05</text:p>
          </table:table-cell>
          <table:table-cell office:value-type="float" office:value="23.27274" calcext:value-type="float">
            <text:p>23.27274</text:p>
          </table:table-cell>
          <table:table-cell office:value-type="float" office:value="3.612675" calcext:value-type="float">
            <text:p>3.612675</text:p>
          </table:table-cell>
          <table:table-cell office:value-type="float" office:value="0.08982153" calcext:value-type="float">
            <text:p>0.08982153</text:p>
          </table:table-cell>
          <table:table-cell office:value-type="float" office:value="0.07269314" calcext:value-type="float">
            <text:p>0.07269314</text:p>
          </table:table-cell>
          <table:table-cell office:value-type="float" office:value="0.04137016" calcext:value-type="float">
            <text:p>0.04137016</text:p>
          </table:table-cell>
          <table:table-cell office:value-type="float" office:value="0.04229162" calcext:value-type="float">
            <text:p>0.04229162</text:p>
          </table:table-cell>
          <table:table-cell office:value-type="float" office:value="0.02179973" calcext:value-type="float">
            <text:p>0.02179973</text:p>
          </table:table-cell>
          <table:table-cell office:value-type="float" office:value="0.01723747" calcext:value-type="float">
            <text:p>0.01723747</text:p>
          </table:table-cell>
          <table:table-cell office:value-type="float" office:value="0.02930926" calcext:value-type="float">
            <text:p>0.02930926</text:p>
          </table:table-cell>
          <table:table-cell office:value-type="float" office:value="0.02532353" calcext:value-type="float">
            <text:p>0.02532353</text:p>
          </table:table-cell>
          <table:table-cell office:value-type="float" office:value="0.02387151" calcext:value-type="float">
            <text:p>0.02387151</text:p>
          </table:table-cell>
          <table:table-cell office:value-type="float" office:value="0.02830615" calcext:value-type="float">
            <text:p>0.02830615</text:p>
          </table:table-cell>
          <table:table-cell office:value-type="float" office:value="0.03649601" calcext:value-type="float">
            <text:p>0.03649601</text:p>
          </table:table-cell>
          <table:table-cell office:value-type="float" office:value="0.00486967" calcext:value-type="float">
            <text:p>0.00486967</text:p>
          </table:table-cell>
          <table:table-cell office:value-type="float" office:value="0.003715905" calcext:value-type="float">
            <text:p>0.003715905</text:p>
          </table:table-cell>
          <table:table-cell office:value-type="float" office:value="0" calcext:value-type="float">
            <text:p>0</text:p>
          </table:table-cell>
          <table:table-cell office:value-type="float" office:value="48.77604" calcext:value-type="float">
            <text:p>48.77604</text:p>
          </table:table-cell>
          <table:table-cell office:value-type="float" office:value="30.42637" calcext:value-type="float">
            <text:p>30.42637</text:p>
          </table:table-cell>
          <table:table-cell office:value-type="float" office:value="27.44563" calcext:value-type="float">
            <text:p>27.44563</text:p>
          </table:table-cell>
          <table:table-cell office:value-type="float" office:value="21.30316" calcext:value-type="float">
            <text:p>21.30316</text:p>
          </table:table-cell>
          <table:table-cell office:value-type="float" office:value="15.08213" calcext:value-type="float">
            <text:p>15.08213</text:p>
          </table:table-cell>
          <table:table-cell office:value-type="float" office:value="3.640991" calcext:value-type="float">
            <text:p>3.640991</text:p>
          </table:table-cell>
          <table:table-cell office:value-type="float" office:value="1.252841" calcext:value-type="float">
            <text:p>1.252841</text:p>
          </table:table-cell>
          <table:table-cell office:value-type="float" office:value="0.729068" calcext:value-type="float">
            <text:p>0.729068</text:p>
          </table:table-cell>
          <table:table-cell office:value-type="float" office:value="0.5824604" calcext:value-type="float">
            <text:p>0.5824604</text:p>
          </table:table-cell>
          <table:table-cell office:value-type="float" office:value="0.381035" calcext:value-type="float">
            <text:p>0.381035</text:p>
          </table:table-cell>
          <table:table-cell office:value-type="float" office:value="0.2535666" calcext:value-type="float">
            <text:p>0.2535666</text:p>
          </table:table-cell>
          <table:table-cell office:value-type="float" office:value="0.3544875" calcext:value-type="float">
            <text:p>0.3544875</text:p>
          </table:table-cell>
          <table:table-cell office:value-type="float" office:value="0.3179674" calcext:value-type="float">
            <text:p>0.3179674</text:p>
          </table:table-cell>
          <table:table-cell office:value-type="float" office:value="0.3460582" calcext:value-type="float">
            <text:p>0.3460582</text:p>
          </table:table-cell>
          <table:table-cell office:value-type="float" office:value="0" calcext:value-type="float">
            <text:p>0</text:p>
          </table:table-cell>
          <table:table-cell office:value-type="float" office:value="2622.573" calcext:value-type="float">
            <text:p>2622.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4308" calcext:value-type="float">
            <text:p>3.134308</text:p>
          </table:table-cell>
          <table:table-cell office:value-type="float" office:value="0" calcext:value-type="float">
            <text:p>0</text:p>
          </table:table-cell>
          <table:table-cell office:value-type="float" office:value="-0.008080161" calcext:value-type="float">
            <text:p>-0.0080801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7" calcext:value-type="float">
            <text:p>16042007</text:p>
          </table:table-cell>
          <table:table-cell office:value-type="float" office:value="30.86203" calcext:value-type="float">
            <text:p>30.86203</text:p>
          </table:table-cell>
          <table:table-cell office:value-type="float" office:value="1102.288" calcext:value-type="float">
            <text:p>1102.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7908" calcext:value-type="float">
            <text:p>0.4347908</text:p>
          </table:table-cell>
          <table:table-cell office:value-type="float" office:value="6.857186" calcext:value-type="float">
            <text:p>6.857186</text:p>
          </table:table-cell>
          <table:table-cell office:value-type="float" office:value="0" calcext:value-type="float">
            <text:p>0</text:p>
          </table:table-cell>
          <table:table-cell office:value-type="float" office:value="0.000006094974" calcext:value-type="float">
            <text:p>6.094974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966" calcext:value-type="float">
            <text:p>-0.01109966</text:p>
          </table:table-cell>
          <table:table-cell office:value-type="float" office:value="-0.01377013" calcext:value-type="float">
            <text:p>-0.01377013</text:p>
          </table:table-cell>
          <table:table-cell office:value-type="float" office:value="0.0006570236" calcext:value-type="float">
            <text:p>0.0006570236</text:p>
          </table:table-cell>
          <table:table-cell office:value-type="float" office:value="0.00004007778" calcext:value-type="float">
            <text:p>4.007778E-05</text:p>
          </table:table-cell>
          <table:table-cell office:value-type="float" office:value="23.18253" calcext:value-type="float">
            <text:p>23.18253</text:p>
          </table:table-cell>
          <table:table-cell office:value-type="float" office:value="4.67384" calcext:value-type="float">
            <text:p>4.67384</text:p>
          </table:table-cell>
          <table:table-cell office:value-type="float" office:value="0.08764846" calcext:value-type="float">
            <text:p>0.08764846</text:p>
          </table:table-cell>
          <table:table-cell office:value-type="float" office:value="0.06980623" calcext:value-type="float">
            <text:p>0.06980623</text:p>
          </table:table-cell>
          <table:table-cell office:value-type="float" office:value="0.04122989" calcext:value-type="float">
            <text:p>0.04122989</text:p>
          </table:table-cell>
          <table:table-cell office:value-type="float" office:value="0.04214904" calcext:value-type="float">
            <text:p>0.04214904</text:p>
          </table:table-cell>
          <table:table-cell office:value-type="float" office:value="0.02166227" calcext:value-type="float">
            <text:p>0.02166227</text:p>
          </table:table-cell>
          <table:table-cell office:value-type="float" office:value="0.01711005" calcext:value-type="float">
            <text:p>0.01711005</text:p>
          </table:table-cell>
          <table:table-cell office:value-type="float" office:value="0.02903061" calcext:value-type="float">
            <text:p>0.02903061</text:p>
          </table:table-cell>
          <table:table-cell office:value-type="float" office:value="0.02517531" calcext:value-type="float">
            <text:p>0.02517531</text:p>
          </table:table-cell>
          <table:table-cell office:value-type="float" office:value="0.02376421" calcext:value-type="float">
            <text:p>0.02376421</text:p>
          </table:table-cell>
          <table:table-cell office:value-type="float" office:value="0.02825308" calcext:value-type="float">
            <text:p>0.02825308</text:p>
          </table:table-cell>
          <table:table-cell office:value-type="float" office:value="0.03638171" calcext:value-type="float">
            <text:p>0.03638171</text:p>
          </table:table-cell>
          <table:table-cell office:value-type="float" office:value="0.0048773" calcext:value-type="float">
            <text:p>0.0048773</text:p>
          </table:table-cell>
          <table:table-cell office:value-type="float" office:value="0.00371551" calcext:value-type="float">
            <text:p>0.00371551</text:p>
          </table:table-cell>
          <table:table-cell office:value-type="float" office:value="0" calcext:value-type="float">
            <text:p>0</text:p>
          </table:table-cell>
          <table:table-cell office:value-type="float" office:value="43.0322" calcext:value-type="float">
            <text:p>43.0322</text:p>
          </table:table-cell>
          <table:table-cell office:value-type="float" office:value="33.11574" calcext:value-type="float">
            <text:p>33.11574</text:p>
          </table:table-cell>
          <table:table-cell office:value-type="float" office:value="27.91978" calcext:value-type="float">
            <text:p>27.91978</text:p>
          </table:table-cell>
          <table:table-cell office:value-type="float" office:value="21.38962" calcext:value-type="float">
            <text:p>21.38962</text:p>
          </table:table-cell>
          <table:table-cell office:value-type="float" office:value="15.24655" calcext:value-type="float">
            <text:p>15.24655</text:p>
          </table:table-cell>
          <table:table-cell office:value-type="float" office:value="3.674054" calcext:value-type="float">
            <text:p>3.674054</text:p>
          </table:table-cell>
          <table:table-cell office:value-type="float" office:value="1.284717" calcext:value-type="float">
            <text:p>1.284717</text:p>
          </table:table-cell>
          <table:table-cell office:value-type="float" office:value="0.7357949" calcext:value-type="float">
            <text:p>0.7357949</text:p>
          </table:table-cell>
          <table:table-cell office:value-type="float" office:value="0.5874378" calcext:value-type="float">
            <text:p>0.5874378</text:p>
          </table:table-cell>
          <table:table-cell office:value-type="float" office:value="0.3837149" calcext:value-type="float">
            <text:p>0.3837149</text:p>
          </table:table-cell>
          <table:table-cell office:value-type="float" office:value="0.2549926" calcext:value-type="float">
            <text:p>0.2549926</text:p>
          </table:table-cell>
          <table:table-cell office:value-type="float" office:value="0.3554619" calcext:value-type="float">
            <text:p>0.3554619</text:p>
          </table:table-cell>
          <table:table-cell office:value-type="float" office:value="0.3183216" calcext:value-type="float">
            <text:p>0.3183216</text:p>
          </table:table-cell>
          <table:table-cell office:value-type="float" office:value="0.3460585" calcext:value-type="float">
            <text:p>0.3460585</text:p>
          </table:table-cell>
          <table:table-cell office:value-type="float" office:value="0" calcext:value-type="float">
            <text:p>0</text:p>
          </table:table-cell>
          <table:table-cell office:value-type="float" office:value="2813.749" calcext:value-type="float">
            <text:p>2813.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6853" calcext:value-type="float">
            <text:p>3.236853</text:p>
          </table:table-cell>
          <table:table-cell office:value-type="float" office:value="0" calcext:value-type="float">
            <text:p>0</text:p>
          </table:table-cell>
          <table:table-cell office:value-type="float" office:value="-0.008120847" calcext:value-type="float">
            <text:p>-0.0081208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7" calcext:value-type="float">
            <text:p>17042007</text:p>
          </table:table-cell>
          <table:table-cell office:value-type="float" office:value="30.75502" calcext:value-type="float">
            <text:p>30.75502</text:p>
          </table:table-cell>
          <table:table-cell office:value-type="float" office:value="1102.3" calcext:value-type="float">
            <text:p>110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83086" calcext:value-type="float">
            <text:p>0.4583086</text:p>
          </table:table-cell>
          <table:table-cell office:value-type="float" office:value="6.923189" calcext:value-type="float">
            <text:p>6.923189</text:p>
          </table:table-cell>
          <table:table-cell office:value-type="float" office:value="0" calcext:value-type="float">
            <text:p>0</text:p>
          </table:table-cell>
          <table:table-cell office:value-type="float" office:value="0.000006094974" calcext:value-type="float">
            <text:p>6.094974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966" calcext:value-type="float">
            <text:p>-0.01109966</text:p>
          </table:table-cell>
          <table:table-cell office:value-type="float" office:value="-0.01381837" calcext:value-type="float">
            <text:p>-0.01381837</text:p>
          </table:table-cell>
          <table:table-cell office:value-type="float" office:value="0.0006593508" calcext:value-type="float">
            <text:p>0.0006593508</text:p>
          </table:table-cell>
          <table:table-cell office:value-type="float" office:value="0.00004007863" calcext:value-type="float">
            <text:p>4.007863E-05</text:p>
          </table:table-cell>
          <table:table-cell office:value-type="float" office:value="23.10102" calcext:value-type="float">
            <text:p>23.10102</text:p>
          </table:table-cell>
          <table:table-cell office:value-type="float" office:value="5.458235" calcext:value-type="float">
            <text:p>5.458235</text:p>
          </table:table-cell>
          <table:table-cell office:value-type="float" office:value="0.08610402" calcext:value-type="float">
            <text:p>0.08610402</text:p>
          </table:table-cell>
          <table:table-cell office:value-type="float" office:value="0.06887098" calcext:value-type="float">
            <text:p>0.06887098</text:p>
          </table:table-cell>
          <table:table-cell office:value-type="float" office:value="0.04144278" calcext:value-type="float">
            <text:p>0.04144278</text:p>
          </table:table-cell>
          <table:table-cell office:value-type="float" office:value="0.04237495" calcext:value-type="float">
            <text:p>0.04237495</text:p>
          </table:table-cell>
          <table:table-cell office:value-type="float" office:value="0.02168192" calcext:value-type="float">
            <text:p>0.02168192</text:p>
          </table:table-cell>
          <table:table-cell office:value-type="float" office:value="0.01714302" calcext:value-type="float">
            <text:p>0.01714302</text:p>
          </table:table-cell>
          <table:table-cell office:value-type="float" office:value="0.02879569" calcext:value-type="float">
            <text:p>0.02879569</text:p>
          </table:table-cell>
          <table:table-cell office:value-type="float" office:value="0.02502992" calcext:value-type="float">
            <text:p>0.02502992</text:p>
          </table:table-cell>
          <table:table-cell office:value-type="float" office:value="0.02365563" calcext:value-type="float">
            <text:p>0.02365563</text:p>
          </table:table-cell>
          <table:table-cell office:value-type="float" office:value="0.02819767" calcext:value-type="float">
            <text:p>0.02819767</text:p>
          </table:table-cell>
          <table:table-cell office:value-type="float" office:value="0.03626219" calcext:value-type="float">
            <text:p>0.03626219</text:p>
          </table:table-cell>
          <table:table-cell office:value-type="float" office:value="0.00488488" calcext:value-type="float">
            <text:p>0.00488488</text:p>
          </table:table-cell>
          <table:table-cell office:value-type="float" office:value="0.0037151" calcext:value-type="float">
            <text:p>0.0037151</text:p>
          </table:table-cell>
          <table:table-cell office:value-type="float" office:value="0" calcext:value-type="float">
            <text:p>0</text:p>
          </table:table-cell>
          <table:table-cell office:value-type="float" office:value="37.96865" calcext:value-type="float">
            <text:p>37.96865</text:p>
          </table:table-cell>
          <table:table-cell office:value-type="float" office:value="35.17101" calcext:value-type="float">
            <text:p>35.17101</text:p>
          </table:table-cell>
          <table:table-cell office:value-type="float" office:value="28.33184" calcext:value-type="float">
            <text:p>28.33184</text:p>
          </table:table-cell>
          <table:table-cell office:value-type="float" office:value="21.46148" calcext:value-type="float">
            <text:p>21.46148</text:p>
          </table:table-cell>
          <table:table-cell office:value-type="float" office:value="15.41583" calcext:value-type="float">
            <text:p>15.41583</text:p>
          </table:table-cell>
          <table:table-cell office:value-type="float" office:value="3.721185" calcext:value-type="float">
            <text:p>3.721185</text:p>
          </table:table-cell>
          <table:table-cell office:value-type="float" office:value="1.320171" calcext:value-type="float">
            <text:p>1.320171</text:p>
          </table:table-cell>
          <table:table-cell office:value-type="float" office:value="0.7433734" calcext:value-type="float">
            <text:p>0.7433734</text:p>
          </table:table-cell>
          <table:table-cell office:value-type="float" office:value="0.5918351" calcext:value-type="float">
            <text:p>0.5918351</text:p>
          </table:table-cell>
          <table:table-cell office:value-type="float" office:value="0.3864096" calcext:value-type="float">
            <text:p>0.3864096</text:p>
          </table:table-cell>
          <table:table-cell office:value-type="float" office:value="0.2564808" calcext:value-type="float">
            <text:p>0.2564808</text:p>
          </table:table-cell>
          <table:table-cell office:value-type="float" office:value="0.3564582" calcext:value-type="float">
            <text:p>0.3564582</text:p>
          </table:table-cell>
          <table:table-cell office:value-type="float" office:value="0.3186766" calcext:value-type="float">
            <text:p>0.3186766</text:p>
          </table:table-cell>
          <table:table-cell office:value-type="float" office:value="0.3460587" calcext:value-type="float">
            <text:p>0.3460587</text:p>
          </table:table-cell>
          <table:table-cell office:value-type="float" office:value="0" calcext:value-type="float">
            <text:p>0</text:p>
          </table:table-cell>
          <table:table-cell office:value-type="float" office:value="2970.03" calcext:value-type="float">
            <text:p>297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26462" calcext:value-type="float">
            <text:p>3.326462</text:p>
          </table:table-cell>
          <table:table-cell office:value-type="float" office:value="0" calcext:value-type="float">
            <text:p>0</text:p>
          </table:table-cell>
          <table:table-cell office:value-type="float" office:value="-0.008151212" calcext:value-type="float">
            <text:p>-0.0081512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7" calcext:value-type="float">
            <text:p>18042007</text:p>
          </table:table-cell>
          <table:table-cell office:value-type="float" office:value="30.61369" calcext:value-type="float">
            <text:p>30.61369</text:p>
          </table:table-cell>
          <table:table-cell office:value-type="float" office:value="1102.318" calcext:value-type="float">
            <text:p>1102.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00033" calcext:value-type="float">
            <text:p>0.5000033</text:p>
          </table:table-cell>
          <table:table-cell office:value-type="float" office:value="6.999862" calcext:value-type="float">
            <text:p>6.999862</text:p>
          </table:table-cell>
          <table:table-cell office:value-type="float" office:value="0" calcext:value-type="float">
            <text:p>0</text:p>
          </table:table-cell>
          <table:table-cell office:value-type="float" office:value="0.000006094974" calcext:value-type="float">
            <text:p>6.094974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966" calcext:value-type="float">
            <text:p>-0.01109966</text:p>
          </table:table-cell>
          <table:table-cell office:value-type="float" office:value="-0.01389208" calcext:value-type="float">
            <text:p>-0.01389208</text:p>
          </table:table-cell>
          <table:table-cell office:value-type="float" office:value="0.0006541286" calcext:value-type="float">
            <text:p>0.0006541286</text:p>
          </table:table-cell>
          <table:table-cell office:value-type="float" office:value="0.00004008114" calcext:value-type="float">
            <text:p>4.008114E-05</text:p>
          </table:table-cell>
          <table:table-cell office:value-type="float" office:value="22.98452" calcext:value-type="float">
            <text:p>22.98452</text:p>
          </table:table-cell>
          <table:table-cell office:value-type="float" office:value="6.845114" calcext:value-type="float">
            <text:p>6.845114</text:p>
          </table:table-cell>
          <table:table-cell office:value-type="float" office:value="0.09037754" calcext:value-type="float">
            <text:p>0.09037754</text:p>
          </table:table-cell>
          <table:table-cell office:value-type="float" office:value="0.07223024" calcext:value-type="float">
            <text:p>0.07223024</text:p>
          </table:table-cell>
          <table:table-cell office:value-type="float" office:value="0.04119213" calcext:value-type="float">
            <text:p>0.04119213</text:p>
          </table:table-cell>
          <table:table-cell office:value-type="float" office:value="0.04208165" calcext:value-type="float">
            <text:p>0.04208165</text:p>
          </table:table-cell>
          <table:table-cell office:value-type="float" office:value="0.02163011" calcext:value-type="float">
            <text:p>0.02163011</text:p>
          </table:table-cell>
          <table:table-cell office:value-type="float" office:value="0.01716523" calcext:value-type="float">
            <text:p>0.01716523</text:p>
          </table:table-cell>
          <table:table-cell office:value-type="float" office:value="0.02860254" calcext:value-type="float">
            <text:p>0.02860254</text:p>
          </table:table-cell>
          <table:table-cell office:value-type="float" office:value="0.02489565" calcext:value-type="float">
            <text:p>0.02489565</text:p>
          </table:table-cell>
          <table:table-cell office:value-type="float" office:value="0.02354666" calcext:value-type="float">
            <text:p>0.02354666</text:p>
          </table:table-cell>
          <table:table-cell office:value-type="float" office:value="0.02813992" calcext:value-type="float">
            <text:p>0.02813992</text:p>
          </table:table-cell>
          <table:table-cell office:value-type="float" office:value="0.03613769" calcext:value-type="float">
            <text:p>0.03613769</text:p>
          </table:table-cell>
          <table:table-cell office:value-type="float" office:value="0.004892426" calcext:value-type="float">
            <text:p>0.004892426</text:p>
          </table:table-cell>
          <table:table-cell office:value-type="float" office:value="0.00371469" calcext:value-type="float">
            <text:p>0.00371469</text:p>
          </table:table-cell>
          <table:table-cell office:value-type="float" office:value="0" calcext:value-type="float">
            <text:p>0</text:p>
          </table:table-cell>
          <table:table-cell office:value-type="float" office:value="33.27644" calcext:value-type="float">
            <text:p>33.27644</text:p>
          </table:table-cell>
          <table:table-cell office:value-type="float" office:value="37.09948" calcext:value-type="float">
            <text:p>37.09948</text:p>
          </table:table-cell>
          <table:table-cell office:value-type="float" office:value="28.81706" calcext:value-type="float">
            <text:p>28.81706</text:p>
          </table:table-cell>
          <table:table-cell office:value-type="float" office:value="21.5528" calcext:value-type="float">
            <text:p>21.5528</text:p>
          </table:table-cell>
          <table:table-cell office:value-type="float" office:value="15.59953" calcext:value-type="float">
            <text:p>15.59953</text:p>
          </table:table-cell>
          <table:table-cell office:value-type="float" office:value="3.775946" calcext:value-type="float">
            <text:p>3.775946</text:p>
          </table:table-cell>
          <table:table-cell office:value-type="float" office:value="1.359441" calcext:value-type="float">
            <text:p>1.359441</text:p>
          </table:table-cell>
          <table:table-cell office:value-type="float" office:value="0.7515483" calcext:value-type="float">
            <text:p>0.7515483</text:p>
          </table:table-cell>
          <table:table-cell office:value-type="float" office:value="0.5959905" calcext:value-type="float">
            <text:p>0.5959905</text:p>
          </table:table-cell>
          <table:table-cell office:value-type="float" office:value="0.3890962" calcext:value-type="float">
            <text:p>0.3890962</text:p>
          </table:table-cell>
          <table:table-cell office:value-type="float" office:value="0.2580186" calcext:value-type="float">
            <text:p>0.2580186</text:p>
          </table:table-cell>
          <table:table-cell office:value-type="float" office:value="0.3574772" calcext:value-type="float">
            <text:p>0.3574772</text:p>
          </table:table-cell>
          <table:table-cell office:value-type="float" office:value="0.3190344" calcext:value-type="float">
            <text:p>0.3190344</text:p>
          </table:table-cell>
          <table:table-cell office:value-type="float" office:value="0.3460589" calcext:value-type="float">
            <text:p>0.3460589</text:p>
          </table:table-cell>
          <table:table-cell office:value-type="float" office:value="0" calcext:value-type="float">
            <text:p>0</text:p>
          </table:table-cell>
          <table:table-cell office:value-type="float" office:value="3241.537" calcext:value-type="float">
            <text:p>3241.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44992" calcext:value-type="float">
            <text:p>3.444992</text:p>
          </table:table-cell>
          <table:table-cell office:value-type="float" office:value="0" calcext:value-type="float">
            <text:p>0</text:p>
          </table:table-cell>
          <table:table-cell office:value-type="float" office:value="-0.008239677" calcext:value-type="float">
            <text:p>-0.00823967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7" calcext:value-type="float">
            <text:p>19042007</text:p>
          </table:table-cell>
          <table:table-cell office:value-type="float" office:value="30.45812" calcext:value-type="float">
            <text:p>30.45812</text:p>
          </table:table-cell>
          <table:table-cell office:value-type="float" office:value="1102.34" calcext:value-type="float">
            <text:p>110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97293" calcext:value-type="float">
            <text:p>0.5097293</text:p>
          </table:table-cell>
          <table:table-cell office:value-type="float" office:value="7.117805" calcext:value-type="float">
            <text:p>7.117805</text:p>
          </table:table-cell>
          <table:table-cell office:value-type="float" office:value="0" calcext:value-type="float">
            <text:p>0</text:p>
          </table:table-cell>
          <table:table-cell office:value-type="float" office:value="0.000006095904" calcext:value-type="float">
            <text:p>6.095904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956" calcext:value-type="float">
            <text:p>-0.01109956</text:p>
          </table:table-cell>
          <table:table-cell office:value-type="float" office:value="-0.01408982" calcext:value-type="float">
            <text:p>-0.01408982</text:p>
          </table:table-cell>
          <table:table-cell office:value-type="float" office:value="0.0006471965" calcext:value-type="float">
            <text:p>0.0006471965</text:p>
          </table:table-cell>
          <table:table-cell office:value-type="float" office:value="0.00004008375" calcext:value-type="float">
            <text:p>4.008375E-05</text:p>
          </table:table-cell>
          <table:table-cell office:value-type="float" office:value="22.87883" calcext:value-type="float">
            <text:p>22.87883</text:p>
          </table:table-cell>
          <table:table-cell office:value-type="float" office:value="7.803748" calcext:value-type="float">
            <text:p>7.803748</text:p>
          </table:table-cell>
          <table:table-cell office:value-type="float" office:value="1.035815" calcext:value-type="float">
            <text:p>1.035815</text:p>
          </table:table-cell>
          <table:table-cell office:value-type="float" office:value="1.019529" calcext:value-type="float">
            <text:p>1.019529</text:p>
          </table:table-cell>
          <table:table-cell office:value-type="float" office:value="0.04079818" calcext:value-type="float">
            <text:p>0.04079818</text:p>
          </table:table-cell>
          <table:table-cell office:value-type="float" office:value="0.04162518" calcext:value-type="float">
            <text:p>0.04162518</text:p>
          </table:table-cell>
          <table:table-cell office:value-type="float" office:value="0.02136599" calcext:value-type="float">
            <text:p>0.02136599</text:p>
          </table:table-cell>
          <table:table-cell office:value-type="float" office:value="0.01698968" calcext:value-type="float">
            <text:p>0.01698968</text:p>
          </table:table-cell>
          <table:table-cell office:value-type="float" office:value="0.02840512" calcext:value-type="float">
            <text:p>0.02840512</text:p>
          </table:table-cell>
          <table:table-cell office:value-type="float" office:value="0.02477005" calcext:value-type="float">
            <text:p>0.02477005</text:p>
          </table:table-cell>
          <table:table-cell office:value-type="float" office:value="0.02343839" calcext:value-type="float">
            <text:p>0.02343839</text:p>
          </table:table-cell>
          <table:table-cell office:value-type="float" office:value="0.02807995" calcext:value-type="float">
            <text:p>0.02807995</text:p>
          </table:table-cell>
          <table:table-cell office:value-type="float" office:value="0.03600845" calcext:value-type="float">
            <text:p>0.03600845</text:p>
          </table:table-cell>
          <table:table-cell office:value-type="float" office:value="0.004899951" calcext:value-type="float">
            <text:p>0.004899951</text:p>
          </table:table-cell>
          <table:table-cell office:value-type="float" office:value="0.003714283" calcext:value-type="float">
            <text:p>0.003714283</text:p>
          </table:table-cell>
          <table:table-cell office:value-type="float" office:value="0" calcext:value-type="float">
            <text:p>0</text:p>
          </table:table-cell>
          <table:table-cell office:value-type="float" office:value="29.98113" calcext:value-type="float">
            <text:p>29.98113</text:p>
          </table:table-cell>
          <table:table-cell office:value-type="float" office:value="37.91253" calcext:value-type="float">
            <text:p>37.91253</text:p>
          </table:table-cell>
          <table:table-cell office:value-type="float" office:value="31.01233" calcext:value-type="float">
            <text:p>31.01233</text:p>
          </table:table-cell>
          <table:table-cell office:value-type="float" office:value="21.47001" calcext:value-type="float">
            <text:p>21.47001</text:p>
          </table:table-cell>
          <table:table-cell office:value-type="float" office:value="15.66152" calcext:value-type="float">
            <text:p>15.66152</text:p>
          </table:table-cell>
          <table:table-cell office:value-type="float" office:value="3.817177" calcext:value-type="float">
            <text:p>3.817177</text:p>
          </table:table-cell>
          <table:table-cell office:value-type="float" office:value="1.399614" calcext:value-type="float">
            <text:p>1.399614</text:p>
          </table:table-cell>
          <table:table-cell office:value-type="float" office:value="0.7603235" calcext:value-type="float">
            <text:p>0.7603235</text:p>
          </table:table-cell>
          <table:table-cell office:value-type="float" office:value="0.6000295" calcext:value-type="float">
            <text:p>0.6000295</text:p>
          </table:table-cell>
          <table:table-cell office:value-type="float" office:value="0.3917646" calcext:value-type="float">
            <text:p>0.3917646</text:p>
          </table:table-cell>
          <table:table-cell office:value-type="float" office:value="0.2595949" calcext:value-type="float">
            <text:p>0.2595949</text:p>
          </table:table-cell>
          <table:table-cell office:value-type="float" office:value="0.3585195" calcext:value-type="float">
            <text:p>0.3585195</text:p>
          </table:table-cell>
          <table:table-cell office:value-type="float" office:value="0.3193973" calcext:value-type="float">
            <text:p>0.3193973</text:p>
          </table:table-cell>
          <table:table-cell office:value-type="float" office:value="0.3460591" calcext:value-type="float">
            <text:p>0.3460591</text:p>
          </table:table-cell>
          <table:table-cell office:value-type="float" office:value="0" calcext:value-type="float">
            <text:p>0</text:p>
          </table:table-cell>
          <table:table-cell office:value-type="float" office:value="3485.213" calcext:value-type="float">
            <text:p>3485.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2725" calcext:value-type="float">
            <text:p>3.572725</text:p>
          </table:table-cell>
          <table:table-cell office:value-type="float" office:value="0" calcext:value-type="float">
            <text:p>0</text:p>
          </table:table-cell>
          <table:table-cell office:value-type="float" office:value="-0.008421474" calcext:value-type="float">
            <text:p>-0.0084214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7" calcext:value-type="float">
            <text:p>20042007</text:p>
          </table:table-cell>
          <table:table-cell office:value-type="float" office:value="30.32471" calcext:value-type="float">
            <text:p>30.32471</text:p>
          </table:table-cell>
          <table:table-cell office:value-type="float" office:value="1102.371" calcext:value-type="float">
            <text:p>1102.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0823" calcext:value-type="float">
            <text:p>0.4260823</text:p>
          </table:table-cell>
          <table:table-cell office:value-type="float" office:value="7.299232" calcext:value-type="float">
            <text:p>7.299232</text:p>
          </table:table-cell>
          <table:table-cell office:value-type="float" office:value="0" calcext:value-type="float">
            <text:p>0</text:p>
          </table:table-cell>
          <table:table-cell office:value-type="float" office:value="0.000006096997" calcext:value-type="float">
            <text:p>6.096997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941" calcext:value-type="float">
            <text:p>-0.01109941</text:p>
          </table:table-cell>
          <table:table-cell office:value-type="float" office:value="-0.0144511" calcext:value-type="float">
            <text:p>-0.0144511</text:p>
          </table:table-cell>
          <table:table-cell office:value-type="float" office:value="0.0006590019" calcext:value-type="float">
            <text:p>0.0006590019</text:p>
          </table:table-cell>
          <table:table-cell office:value-type="float" office:value="0.00004008635" calcext:value-type="float">
            <text:p>4.008635E-05</text:p>
          </table:table-cell>
          <table:table-cell office:value-type="float" office:value="22.87882" calcext:value-type="float">
            <text:p>22.87882</text:p>
          </table:table-cell>
          <table:table-cell office:value-type="float" office:value="4.486547" calcext:value-type="float">
            <text:p>4.486547</text:p>
          </table:table-cell>
          <table:table-cell office:value-type="float" office:value="1.396372" calcext:value-type="float">
            <text:p>1.396372</text:p>
          </table:table-cell>
          <table:table-cell office:value-type="float" office:value="1.377788" calcext:value-type="float">
            <text:p>1.377788</text:p>
          </table:table-cell>
          <table:table-cell office:value-type="float" office:value="0.04026439" calcext:value-type="float">
            <text:p>0.04026439</text:p>
          </table:table-cell>
          <table:table-cell office:value-type="float" office:value="0.04107423" calcext:value-type="float">
            <text:p>0.04107423</text:p>
          </table:table-cell>
          <table:table-cell office:value-type="float" office:value="0.0210461" calcext:value-type="float">
            <text:p>0.0210461</text:p>
          </table:table-cell>
          <table:table-cell office:value-type="float" office:value="0.01672343" calcext:value-type="float">
            <text:p>0.01672343</text:p>
          </table:table-cell>
          <table:table-cell office:value-type="float" office:value="0.0281897" calcext:value-type="float">
            <text:p>0.0281897</text:p>
          </table:table-cell>
          <table:table-cell office:value-type="float" office:value="0.02464503" calcext:value-type="float">
            <text:p>0.02464503</text:p>
          </table:table-cell>
          <table:table-cell office:value-type="float" office:value="0.02333044" calcext:value-type="float">
            <text:p>0.02333044</text:p>
          </table:table-cell>
          <table:table-cell office:value-type="float" office:value="0.02801787" calcext:value-type="float">
            <text:p>0.02801787</text:p>
          </table:table-cell>
          <table:table-cell office:value-type="float" office:value="0.03587475" calcext:value-type="float">
            <text:p>0.03587475</text:p>
          </table:table-cell>
          <table:table-cell office:value-type="float" office:value="0.004907467" calcext:value-type="float">
            <text:p>0.004907467</text:p>
          </table:table-cell>
          <table:table-cell office:value-type="float" office:value="0.00371387" calcext:value-type="float">
            <text:p>0.00371387</text:p>
          </table:table-cell>
          <table:table-cell office:value-type="float" office:value="0" calcext:value-type="float">
            <text:p>0</text:p>
          </table:table-cell>
          <table:table-cell office:value-type="float" office:value="44.91446" calcext:value-type="float">
            <text:p>44.91446</text:p>
          </table:table-cell>
          <table:table-cell office:value-type="float" office:value="36.97615" calcext:value-type="float">
            <text:p>36.97615</text:p>
          </table:table-cell>
          <table:table-cell office:value-type="float" office:value="32.07698" calcext:value-type="float">
            <text:p>32.07698</text:p>
          </table:table-cell>
          <table:table-cell office:value-type="float" office:value="21.19524" calcext:value-type="float">
            <text:p>21.19524</text:p>
          </table:table-cell>
          <table:table-cell office:value-type="float" office:value="15.51228" calcext:value-type="float">
            <text:p>15.51228</text:p>
          </table:table-cell>
          <table:table-cell office:value-type="float" office:value="3.837314" calcext:value-type="float">
            <text:p>3.837314</text:p>
          </table:table-cell>
          <table:table-cell office:value-type="float" office:value="1.427915" calcext:value-type="float">
            <text:p>1.427915</text:p>
          </table:table-cell>
          <table:table-cell office:value-type="float" office:value="0.7690561" calcext:value-type="float">
            <text:p>0.7690561</text:p>
          </table:table-cell>
          <table:table-cell office:value-type="float" office:value="0.6040555" calcext:value-type="float">
            <text:p>0.6040555</text:p>
          </table:table-cell>
          <table:table-cell office:value-type="float" office:value="0.3944181" calcext:value-type="float">
            <text:p>0.3944181</text:p>
          </table:table-cell>
          <table:table-cell office:value-type="float" office:value="0.2612018" calcext:value-type="float">
            <text:p>0.2612018</text:p>
          </table:table-cell>
          <table:table-cell office:value-type="float" office:value="0.3595841" calcext:value-type="float">
            <text:p>0.3595841</text:p>
          </table:table-cell>
          <table:table-cell office:value-type="float" office:value="0.3197638" calcext:value-type="float">
            <text:p>0.3197638</text:p>
          </table:table-cell>
          <table:table-cell office:value-type="float" office:value="0.3460594" calcext:value-type="float">
            <text:p>0.3460594</text:p>
          </table:table-cell>
          <table:table-cell office:value-type="float" office:value="0" calcext:value-type="float">
            <text:p>0</text:p>
          </table:table-cell>
          <table:table-cell office:value-type="float" office:value="3421.585" calcext:value-type="float">
            <text:p>3421.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9559" calcext:value-type="float">
            <text:p>3.669559</text:p>
          </table:table-cell>
          <table:table-cell office:value-type="float" office:value="0" calcext:value-type="float">
            <text:p>0</text:p>
          </table:table-cell>
          <table:table-cell office:value-type="float" office:value="-0.00851999" calcext:value-type="float">
            <text:p>-0.008519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7" calcext:value-type="float">
            <text:p>21042007</text:p>
          </table:table-cell>
          <table:table-cell office:value-type="float" office:value="30.2043" calcext:value-type="float">
            <text:p>30.2043</text:p>
          </table:table-cell>
          <table:table-cell office:value-type="float" office:value="1102.399" calcext:value-type="float">
            <text:p>1102.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038" calcext:value-type="float">
            <text:p>0.3583038</text:p>
          </table:table-cell>
          <table:table-cell office:value-type="float" office:value="7.456634" calcext:value-type="float">
            <text:p>7.456634</text:p>
          </table:table-cell>
          <table:table-cell office:value-type="float" office:value="0" calcext:value-type="float">
            <text:p>0</text:p>
          </table:table-cell>
          <table:table-cell office:value-type="float" office:value="0.000006100378" calcext:value-type="float">
            <text:p>6.100378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898" calcext:value-type="float">
            <text:p>-0.01109898</text:p>
          </table:table-cell>
          <table:table-cell office:value-type="float" office:value="-0.0146574" calcext:value-type="float">
            <text:p>-0.0146574</text:p>
          </table:table-cell>
          <table:table-cell office:value-type="float" office:value="0.0006690481" calcext:value-type="float">
            <text:p>0.0006690481</text:p>
          </table:table-cell>
          <table:table-cell office:value-type="float" office:value="0.00004009137" calcext:value-type="float">
            <text:p>4.009137E-05</text:p>
          </table:table-cell>
          <table:table-cell office:value-type="float" office:value="22.87305" calcext:value-type="float">
            <text:p>22.87305</text:p>
          </table:table-cell>
          <table:table-cell office:value-type="float" office:value="3.132936" calcext:value-type="float">
            <text:p>3.132936</text:p>
          </table:table-cell>
          <table:table-cell office:value-type="float" office:value="0.950418" calcext:value-type="float">
            <text:p>0.950418</text:p>
          </table:table-cell>
          <table:table-cell office:value-type="float" office:value="0.9229048" calcext:value-type="float">
            <text:p>0.9229048</text:p>
          </table:table-cell>
          <table:table-cell office:value-type="float" office:value="0.03985071" calcext:value-type="float">
            <text:p>0.03985071</text:p>
          </table:table-cell>
          <table:table-cell office:value-type="float" office:value="0.04068174" calcext:value-type="float">
            <text:p>0.04068174</text:p>
          </table:table-cell>
          <table:table-cell office:value-type="float" office:value="0.02084895" calcext:value-type="float">
            <text:p>0.02084895</text:p>
          </table:table-cell>
          <table:table-cell office:value-type="float" office:value="0.01655194" calcext:value-type="float">
            <text:p>0.01655194</text:p>
          </table:table-cell>
          <table:table-cell office:value-type="float" office:value="0.02797856" calcext:value-type="float">
            <text:p>0.02797856</text:p>
          </table:table-cell>
          <table:table-cell office:value-type="float" office:value="0.02451798" calcext:value-type="float">
            <text:p>0.02451798</text:p>
          </table:table-cell>
          <table:table-cell office:value-type="float" office:value="0.02322165" calcext:value-type="float">
            <text:p>0.02322165</text:p>
          </table:table-cell>
          <table:table-cell office:value-type="float" office:value="0.02795358" calcext:value-type="float">
            <text:p>0.02795358</text:p>
          </table:table-cell>
          <table:table-cell office:value-type="float" office:value="0.03573679" calcext:value-type="float">
            <text:p>0.03573679</text:p>
          </table:table-cell>
          <table:table-cell office:value-type="float" office:value="0.004914976" calcext:value-type="float">
            <text:p>0.004914976</text:p>
          </table:table-cell>
          <table:table-cell office:value-type="float" office:value="0.003713446" calcext:value-type="float">
            <text:p>0.003713446</text:p>
          </table:table-cell>
          <table:table-cell office:value-type="float" office:value="0" calcext:value-type="float">
            <text:p>0</text:p>
          </table:table-cell>
          <table:table-cell office:value-type="float" office:value="61.09222" calcext:value-type="float">
            <text:p>61.09222</text:p>
          </table:table-cell>
          <table:table-cell office:value-type="float" office:value="37.63896" calcext:value-type="float">
            <text:p>37.63896</text:p>
          </table:table-cell>
          <table:table-cell office:value-type="float" office:value="31.92234" calcext:value-type="float">
            <text:p>31.92234</text:p>
          </table:table-cell>
          <table:table-cell office:value-type="float" office:value="20.99787" calcext:value-type="float">
            <text:p>20.99787</text:p>
          </table:table-cell>
          <table:table-cell office:value-type="float" office:value="15.25955" calcext:value-type="float">
            <text:p>15.25955</text:p>
          </table:table-cell>
          <table:table-cell office:value-type="float" office:value="3.855545" calcext:value-type="float">
            <text:p>3.855545</text:p>
          </table:table-cell>
          <table:table-cell office:value-type="float" office:value="1.442626" calcext:value-type="float">
            <text:p>1.442626</text:p>
          </table:table-cell>
          <table:table-cell office:value-type="float" office:value="0.7769876" calcext:value-type="float">
            <text:p>0.7769876</text:p>
          </table:table-cell>
          <table:table-cell office:value-type="float" office:value="0.6080507" calcext:value-type="float">
            <text:p>0.6080507</text:p>
          </table:table-cell>
          <table:table-cell office:value-type="float" office:value="0.3970641" calcext:value-type="float">
            <text:p>0.3970641</text:p>
          </table:table-cell>
          <table:table-cell office:value-type="float" office:value="0.2628341" calcext:value-type="float">
            <text:p>0.2628341</text:p>
          </table:table-cell>
          <table:table-cell office:value-type="float" office:value="0.3606704" calcext:value-type="float">
            <text:p>0.3606704</text:p>
          </table:table-cell>
          <table:table-cell office:value-type="float" office:value="0.3201333" calcext:value-type="float">
            <text:p>0.3201333</text:p>
          </table:table-cell>
          <table:table-cell office:value-type="float" office:value="0.3460597" calcext:value-type="float">
            <text:p>0.3460597</text:p>
          </table:table-cell>
          <table:table-cell office:value-type="float" office:value="0" calcext:value-type="float">
            <text:p>0</text:p>
          </table:table-cell>
          <table:table-cell office:value-type="float" office:value="3219.679" calcext:value-type="float">
            <text:p>3219.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56512" calcext:value-type="float">
            <text:p>3.756512</text:p>
          </table:table-cell>
          <table:table-cell office:value-type="float" office:value="0" calcext:value-type="float">
            <text:p>0</text:p>
          </table:table-cell>
          <table:table-cell office:value-type="float" office:value="-0.008567735" calcext:value-type="float">
            <text:p>-0.0085677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7" calcext:value-type="float">
            <text:p>22042007</text:p>
          </table:table-cell>
          <table:table-cell office:value-type="float" office:value="30.09241" calcext:value-type="float">
            <text:p>30.09241</text:p>
          </table:table-cell>
          <table:table-cell office:value-type="float" office:value="1102.427" calcext:value-type="float">
            <text:p>1102.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874" calcext:value-type="float">
            <text:p>0.294874</text:p>
          </table:table-cell>
          <table:table-cell office:value-type="float" office:value="7.603349" calcext:value-type="float">
            <text:p>7.603349</text:p>
          </table:table-cell>
          <table:table-cell office:value-type="float" office:value="0" calcext:value-type="float">
            <text:p>0</text:p>
          </table:table-cell>
          <table:table-cell office:value-type="float" office:value="0.000006103451" calcext:value-type="float">
            <text:p>6.103451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856" calcext:value-type="float">
            <text:p>-0.01109856</text:p>
          </table:table-cell>
          <table:table-cell office:value-type="float" office:value="-0.01489162" calcext:value-type="float">
            <text:p>-0.01489162</text:p>
          </table:table-cell>
          <table:table-cell office:value-type="float" office:value="0.000675159" calcext:value-type="float">
            <text:p>0.000675159</text:p>
          </table:table-cell>
          <table:table-cell office:value-type="float" office:value="0.00004009746" calcext:value-type="float">
            <text:p>4.009746E-05</text:p>
          </table:table-cell>
          <table:table-cell office:value-type="float" office:value="22.87342" calcext:value-type="float">
            <text:p>22.87342</text:p>
          </table:table-cell>
          <table:table-cell office:value-type="float" office:value="1.851224" calcext:value-type="float">
            <text:p>1.851224</text:p>
          </table:table-cell>
          <table:table-cell office:value-type="float" office:value="0.6078277" calcext:value-type="float">
            <text:p>0.6078277</text:p>
          </table:table-cell>
          <table:table-cell office:value-type="float" office:value="0.5951571" calcext:value-type="float">
            <text:p>0.5951571</text:p>
          </table:table-cell>
          <table:table-cell office:value-type="float" office:value="0.0413313" calcext:value-type="float">
            <text:p>0.0413313</text:p>
          </table:table-cell>
          <table:table-cell office:value-type="float" office:value="0.04180865" calcext:value-type="float">
            <text:p>0.04180865</text:p>
          </table:table-cell>
          <table:table-cell office:value-type="float" office:value="0.02100696" calcext:value-type="float">
            <text:p>0.02100696</text:p>
          </table:table-cell>
          <table:table-cell office:value-type="float" office:value="0.01656981" calcext:value-type="float">
            <text:p>0.01656981</text:p>
          </table:table-cell>
          <table:table-cell office:value-type="float" office:value="0.02780867" calcext:value-type="float">
            <text:p>0.02780867</text:p>
          </table:table-cell>
          <table:table-cell office:value-type="float" office:value="0.02439387" calcext:value-type="float">
            <text:p>0.02439387</text:p>
          </table:table-cell>
          <table:table-cell office:value-type="float" office:value="0.02311162" calcext:value-type="float">
            <text:p>0.02311162</text:p>
          </table:table-cell>
          <table:table-cell office:value-type="float" office:value="0.02788693" calcext:value-type="float">
            <text:p>0.02788693</text:p>
          </table:table-cell>
          <table:table-cell office:value-type="float" office:value="0.03559441" calcext:value-type="float">
            <text:p>0.03559441</text:p>
          </table:table-cell>
          <table:table-cell office:value-type="float" office:value="0.004922785" calcext:value-type="float">
            <text:p>0.004922785</text:p>
          </table:table-cell>
          <table:table-cell office:value-type="float" office:value="0.003713015" calcext:value-type="float">
            <text:p>0.003713015</text:p>
          </table:table-cell>
          <table:table-cell office:value-type="float" office:value="0" calcext:value-type="float">
            <text:p>0</text:p>
          </table:table-cell>
          <table:table-cell office:value-type="float" office:value="33.75858" calcext:value-type="float">
            <text:p>33.75858</text:p>
          </table:table-cell>
          <table:table-cell office:value-type="float" office:value="32.03133" calcext:value-type="float">
            <text:p>32.03133</text:p>
          </table:table-cell>
          <table:table-cell office:value-type="float" office:value="35.20893" calcext:value-type="float">
            <text:p>35.20893</text:p>
          </table:table-cell>
          <table:table-cell office:value-type="float" office:value="26.08677" calcext:value-type="float">
            <text:p>26.08677</text:p>
          </table:table-cell>
          <table:table-cell office:value-type="float" office:value="18.71053" calcext:value-type="float">
            <text:p>18.71053</text:p>
          </table:table-cell>
          <table:table-cell office:value-type="float" office:value="4.522208" calcext:value-type="float">
            <text:p>4.522208</text:p>
          </table:table-cell>
          <table:table-cell office:value-type="float" office:value="1.552483" calcext:value-type="float">
            <text:p>1.552483</text:p>
          </table:table-cell>
          <table:table-cell office:value-type="float" office:value="0.7866219" calcext:value-type="float">
            <text:p>0.7866219</text:p>
          </table:table-cell>
          <table:table-cell office:value-type="float" office:value="0.6119962" calcext:value-type="float">
            <text:p>0.6119962</text:p>
          </table:table-cell>
          <table:table-cell office:value-type="float" office:value="0.3997031" calcext:value-type="float">
            <text:p>0.3997031</text:p>
          </table:table-cell>
          <table:table-cell office:value-type="float" office:value="0.2644885" calcext:value-type="float">
            <text:p>0.2644885</text:p>
          </table:table-cell>
          <table:table-cell office:value-type="float" office:value="0.3617633" calcext:value-type="float">
            <text:p>0.3617633</text:p>
          </table:table-cell>
          <table:table-cell office:value-type="float" office:value="0.3205205" calcext:value-type="float">
            <text:p>0.3205205</text:p>
          </table:table-cell>
          <table:table-cell office:value-type="float" office:value="0.3460599" calcext:value-type="float">
            <text:p>0.3460599</text:p>
          </table:table-cell>
          <table:table-cell office:value-type="float" office:value="0" calcext:value-type="float">
            <text:p>0</text:p>
          </table:table-cell>
          <table:table-cell office:value-type="float" office:value="2877.153" calcext:value-type="float">
            <text:p>2877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5027" calcext:value-type="float">
            <text:p>3.835027</text:p>
          </table:table-cell>
          <table:table-cell office:value-type="float" office:value="0" calcext:value-type="float">
            <text:p>0</text:p>
          </table:table-cell>
          <table:table-cell office:value-type="float" office:value="-0.008806229" calcext:value-type="float">
            <text:p>-0.0088062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7" calcext:value-type="float">
            <text:p>23042007</text:p>
          </table:table-cell>
          <table:table-cell office:value-type="float" office:value="29.99608" calcext:value-type="float">
            <text:p>29.99608</text:p>
          </table:table-cell>
          <table:table-cell office:value-type="float" office:value="1102.449" calcext:value-type="float">
            <text:p>1102.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62575" calcext:value-type="float">
            <text:p>0.2562575</text:p>
          </table:table-cell>
          <table:table-cell office:value-type="float" office:value="7.711368" calcext:value-type="float">
            <text:p>7.711368</text:p>
          </table:table-cell>
          <table:table-cell office:value-type="float" office:value="0" calcext:value-type="float">
            <text:p>0</text:p>
          </table:table-cell>
          <table:table-cell office:value-type="float" office:value="0.000006103451" calcext:value-type="float">
            <text:p>6.103451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856" calcext:value-type="float">
            <text:p>-0.01109856</text:p>
          </table:table-cell>
          <table:table-cell office:value-type="float" office:value="-0.01503393" calcext:value-type="float">
            <text:p>-0.01503393</text:p>
          </table:table-cell>
          <table:table-cell office:value-type="float" office:value="0.0006828064" calcext:value-type="float">
            <text:p>0.0006828064</text:p>
          </table:table-cell>
          <table:table-cell office:value-type="float" office:value="0.00004010014" calcext:value-type="float">
            <text:p>4.010014E-05</text:p>
          </table:table-cell>
          <table:table-cell office:value-type="float" office:value="22.85887" calcext:value-type="float">
            <text:p>22.85887</text:p>
          </table:table-cell>
          <table:table-cell office:value-type="float" office:value="1.262457" calcext:value-type="float">
            <text:p>1.262457</text:p>
          </table:table-cell>
          <table:table-cell office:value-type="float" office:value="0.4124581" calcext:value-type="float">
            <text:p>0.4124581</text:p>
          </table:table-cell>
          <table:table-cell office:value-type="float" office:value="0.3969089" calcext:value-type="float">
            <text:p>0.3969089</text:p>
          </table:table-cell>
          <table:table-cell office:value-type="float" office:value="0.04106458" calcext:value-type="float">
            <text:p>0.04106458</text:p>
          </table:table-cell>
          <table:table-cell office:value-type="float" office:value="0.04180471" calcext:value-type="float">
            <text:p>0.04180471</text:p>
          </table:table-cell>
          <table:table-cell office:value-type="float" office:value="0.02107707" calcext:value-type="float">
            <text:p>0.02107707</text:p>
          </table:table-cell>
          <table:table-cell office:value-type="float" office:value="0.01669581" calcext:value-type="float">
            <text:p>0.01669581</text:p>
          </table:table-cell>
          <table:table-cell office:value-type="float" office:value="0.02769495" calcext:value-type="float">
            <text:p>0.02769495</text:p>
          </table:table-cell>
          <table:table-cell office:value-type="float" office:value="0.02428141" calcext:value-type="float">
            <text:p>0.02428141</text:p>
          </table:table-cell>
          <table:table-cell office:value-type="float" office:value="0.02300128" calcext:value-type="float">
            <text:p>0.02300128</text:p>
          </table:table-cell>
          <table:table-cell office:value-type="float" office:value="0.02781775" calcext:value-type="float">
            <text:p>0.02781775</text:p>
          </table:table-cell>
          <table:table-cell office:value-type="float" office:value="0.0354479" calcext:value-type="float">
            <text:p>0.0354479</text:p>
          </table:table-cell>
          <table:table-cell office:value-type="float" office:value="0.004930606" calcext:value-type="float">
            <text:p>0.004930606</text:p>
          </table:table-cell>
          <table:table-cell office:value-type="float" office:value="0.003712565" calcext:value-type="float">
            <text:p>0.003712565</text:p>
          </table:table-cell>
          <table:table-cell office:value-type="float" office:value="0" calcext:value-type="float">
            <text:p>0</text:p>
          </table:table-cell>
          <table:table-cell office:value-type="float" office:value="54.4618" calcext:value-type="float">
            <text:p>54.4618</text:p>
          </table:table-cell>
          <table:table-cell office:value-type="float" office:value="31.36576" calcext:value-type="float">
            <text:p>31.36576</text:p>
          </table:table-cell>
          <table:table-cell office:value-type="float" office:value="33.52295" calcext:value-type="float">
            <text:p>33.52295</text:p>
          </table:table-cell>
          <table:table-cell office:value-type="float" office:value="25.14657" calcext:value-type="float">
            <text:p>25.14657</text:p>
          </table:table-cell>
          <table:table-cell office:value-type="float" office:value="18.4659" calcext:value-type="float">
            <text:p>18.4659</text:p>
          </table:table-cell>
          <table:table-cell office:value-type="float" office:value="4.701178" calcext:value-type="float">
            <text:p>4.701178</text:p>
          </table:table-cell>
          <table:table-cell office:value-type="float" office:value="1.695237" calcext:value-type="float">
            <text:p>1.695237</text:p>
          </table:table-cell>
          <table:table-cell office:value-type="float" office:value="0.8038141" calcext:value-type="float">
            <text:p>0.8038141</text:p>
          </table:table-cell>
          <table:table-cell office:value-type="float" office:value="0.6164088" calcext:value-type="float">
            <text:p>0.6164088</text:p>
          </table:table-cell>
          <table:table-cell office:value-type="float" office:value="0.4023464" calcext:value-type="float">
            <text:p>0.4023464</text:p>
          </table:table-cell>
          <table:table-cell office:value-type="float" office:value="0.2661614" calcext:value-type="float">
            <text:p>0.2661614</text:p>
          </table:table-cell>
          <table:table-cell office:value-type="float" office:value="0.3628775" calcext:value-type="float">
            <text:p>0.3628775</text:p>
          </table:table-cell>
          <table:table-cell office:value-type="float" office:value="0.3209125" calcext:value-type="float">
            <text:p>0.3209125</text:p>
          </table:table-cell>
          <table:table-cell office:value-type="float" office:value="0.3460602" calcext:value-type="float">
            <text:p>0.3460602</text:p>
          </table:table-cell>
          <table:table-cell office:value-type="float" office:value="0" calcext:value-type="float">
            <text:p>0</text:p>
          </table:table-cell>
          <table:table-cell office:value-type="float" office:value="2621.259" calcext:value-type="float">
            <text:p>2621.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04636" calcext:value-type="float">
            <text:p>3.904636</text:p>
          </table:table-cell>
          <table:table-cell office:value-type="float" office:value="0" calcext:value-type="float">
            <text:p>0</text:p>
          </table:table-cell>
          <table:table-cell office:value-type="float" office:value="-0.00884291" calcext:value-type="float">
            <text:p>-0.0088429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7" calcext:value-type="float">
            <text:p>24042007</text:p>
          </table:table-cell>
          <table:table-cell office:value-type="float" office:value="29.88877" calcext:value-type="float">
            <text:p>29.88877</text:p>
          </table:table-cell>
          <table:table-cell office:value-type="float" office:value="1102.471" calcext:value-type="float">
            <text:p>1102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55536" calcext:value-type="float">
            <text:p>0.2355536</text:p>
          </table:table-cell>
          <table:table-cell office:value-type="float" office:value="7.811977" calcext:value-type="float">
            <text:p>7.811977</text:p>
          </table:table-cell>
          <table:table-cell office:value-type="float" office:value="0" calcext:value-type="float">
            <text:p>0</text:p>
          </table:table-cell>
          <table:table-cell office:value-type="float" office:value="0.000006103451" calcext:value-type="float">
            <text:p>6.103451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856" calcext:value-type="float">
            <text:p>-0.01109856</text:p>
          </table:table-cell>
          <table:table-cell office:value-type="float" office:value="-0.01517548" calcext:value-type="float">
            <text:p>-0.01517548</text:p>
          </table:table-cell>
          <table:table-cell office:value-type="float" office:value="0.000696633" calcext:value-type="float">
            <text:p>0.000696633</text:p>
          </table:table-cell>
          <table:table-cell office:value-type="float" office:value="0.00004010457" calcext:value-type="float">
            <text:p>4.010457E-05</text:p>
          </table:table-cell>
          <table:table-cell office:value-type="float" office:value="22.83165" calcext:value-type="float">
            <text:p>22.83165</text:p>
          </table:table-cell>
          <table:table-cell office:value-type="float" office:value="0.9321611" calcext:value-type="float">
            <text:p>0.9321611</text:p>
          </table:table-cell>
          <table:table-cell office:value-type="float" office:value="0.2876574" calcext:value-type="float">
            <text:p>0.2876574</text:p>
          </table:table-cell>
          <table:table-cell office:value-type="float" office:value="0.2747839" calcext:value-type="float">
            <text:p>0.2747839</text:p>
          </table:table-cell>
          <table:table-cell office:value-type="float" office:value="0.04075597" calcext:value-type="float">
            <text:p>0.04075597</text:p>
          </table:table-cell>
          <table:table-cell office:value-type="float" office:value="0.0416257" calcext:value-type="float">
            <text:p>0.0416257</text:p>
          </table:table-cell>
          <table:table-cell office:value-type="float" office:value="0.02111105" calcext:value-type="float">
            <text:p>0.02111105</text:p>
          </table:table-cell>
          <table:table-cell office:value-type="float" office:value="0.01683033" calcext:value-type="float">
            <text:p>0.01683033</text:p>
          </table:table-cell>
          <table:table-cell office:value-type="float" office:value="0.02761688" calcext:value-type="float">
            <text:p>0.02761688</text:p>
          </table:table-cell>
          <table:table-cell office:value-type="float" office:value="0.02418539" calcext:value-type="float">
            <text:p>0.02418539</text:p>
          </table:table-cell>
          <table:table-cell office:value-type="float" office:value="0.02289248" calcext:value-type="float">
            <text:p>0.02289248</text:p>
          </table:table-cell>
          <table:table-cell office:value-type="float" office:value="0.02774546" calcext:value-type="float">
            <text:p>0.02774546</text:p>
          </table:table-cell>
          <table:table-cell office:value-type="float" office:value="0.0352974" calcext:value-type="float">
            <text:p>0.0352974</text:p>
          </table:table-cell>
          <table:table-cell office:value-type="float" office:value="0.00493836" calcext:value-type="float">
            <text:p>0.00493836</text:p>
          </table:table-cell>
          <table:table-cell office:value-type="float" office:value="0.003712112" calcext:value-type="float">
            <text:p>0.003712112</text:p>
          </table:table-cell>
          <table:table-cell office:value-type="float" office:value="0" calcext:value-type="float">
            <text:p>0</text:p>
          </table:table-cell>
          <table:table-cell office:value-type="float" office:value="63.2071" calcext:value-type="float">
            <text:p>63.2071</text:p>
          </table:table-cell>
          <table:table-cell office:value-type="float" office:value="33.11712" calcext:value-type="float">
            <text:p>33.11712</text:p>
          </table:table-cell>
          <table:table-cell office:value-type="float" office:value="32.90472" calcext:value-type="float">
            <text:p>32.90472</text:p>
          </table:table-cell>
          <table:table-cell office:value-type="float" office:value="24.5915" calcext:value-type="float">
            <text:p>24.5915</text:p>
          </table:table-cell>
          <table:table-cell office:value-type="float" office:value="18.06204" calcext:value-type="float">
            <text:p>18.06204</text:p>
          </table:table-cell>
          <table:table-cell office:value-type="float" office:value="4.67736" calcext:value-type="float">
            <text:p>4.67736</text:p>
          </table:table-cell>
          <table:table-cell office:value-type="float" office:value="1.742664" calcext:value-type="float">
            <text:p>1.742664</text:p>
          </table:table-cell>
          <table:table-cell office:value-type="float" office:value="0.8181151" calcext:value-type="float">
            <text:p>0.8181151</text:p>
          </table:table-cell>
          <table:table-cell office:value-type="float" office:value="0.6212103" calcext:value-type="float">
            <text:p>0.6212103</text:p>
          </table:table-cell>
          <table:table-cell office:value-type="float" office:value="0.4050242" calcext:value-type="float">
            <text:p>0.4050242</text:p>
          </table:table-cell>
          <table:table-cell office:value-type="float" office:value="0.2678533" calcext:value-type="float">
            <text:p>0.2678533</text:p>
          </table:table-cell>
          <table:table-cell office:value-type="float" office:value="0.3640158" calcext:value-type="float">
            <text:p>0.3640158</text:p>
          </table:table-cell>
          <table:table-cell office:value-type="float" office:value="0.3213058" calcext:value-type="float">
            <text:p>0.3213058</text:p>
          </table:table-cell>
          <table:table-cell office:value-type="float" office:value="0.3460604" calcext:value-type="float">
            <text:p>0.3460604</text:p>
          </table:table-cell>
          <table:table-cell office:value-type="float" office:value="0" calcext:value-type="float">
            <text:p>0</text:p>
          </table:table-cell>
          <table:table-cell office:value-type="float" office:value="2534.055" calcext:value-type="float">
            <text:p>2534.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84725" calcext:value-type="float">
            <text:p>3.984725</text:p>
          </table:table-cell>
          <table:table-cell office:value-type="float" office:value="0" calcext:value-type="float">
            <text:p>0</text:p>
          </table:table-cell>
          <table:table-cell office:value-type="float" office:value="-0.008884595" calcext:value-type="float">
            <text:p>-0.0088845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7" calcext:value-type="float">
            <text:p>25042007</text:p>
          </table:table-cell>
          <table:table-cell office:value-type="float" office:value="29.67697" calcext:value-type="float">
            <text:p>29.67697</text:p>
          </table:table-cell>
          <table:table-cell office:value-type="float" office:value="1102.494" calcext:value-type="float">
            <text:p>1102.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59577" calcext:value-type="float">
            <text:p>0.3059577</text:p>
          </table:table-cell>
          <table:table-cell office:value-type="float" office:value="7.9222" calcext:value-type="float">
            <text:p>7.9222</text:p>
          </table:table-cell>
          <table:table-cell office:value-type="float" office:value="0" calcext:value-type="float">
            <text:p>0</text:p>
          </table:table-cell>
          <table:table-cell office:value-type="float" office:value="0.000006103451" calcext:value-type="float">
            <text:p>6.103451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856" calcext:value-type="float">
            <text:p>-0.01109856</text:p>
          </table:table-cell>
          <table:table-cell office:value-type="float" office:value="-0.01533714" calcext:value-type="float">
            <text:p>-0.01533714</text:p>
          </table:table-cell>
          <table:table-cell office:value-type="float" office:value="0.0006921351" calcext:value-type="float">
            <text:p>0.0006921351</text:p>
          </table:table-cell>
          <table:table-cell office:value-type="float" office:value="0.00004010618" calcext:value-type="float">
            <text:p>4.010618E-05</text:p>
          </table:table-cell>
          <table:table-cell office:value-type="float" office:value="22.62344" calcext:value-type="float">
            <text:p>22.62344</text:p>
          </table:table-cell>
          <table:table-cell office:value-type="float" office:value="5.72953" calcext:value-type="float">
            <text:p>5.72953</text:p>
          </table:table-cell>
          <table:table-cell office:value-type="float" office:value="0.2328414" calcext:value-type="float">
            <text:p>0.2328414</text:p>
          </table:table-cell>
          <table:table-cell office:value-type="float" office:value="0.209159" calcext:value-type="float">
            <text:p>0.209159</text:p>
          </table:table-cell>
          <table:table-cell office:value-type="float" office:value="0.04043743" calcext:value-type="float">
            <text:p>0.04043743</text:p>
          </table:table-cell>
          <table:table-cell office:value-type="float" office:value="0.04126084" calcext:value-type="float">
            <text:p>0.04126084</text:p>
          </table:table-cell>
          <table:table-cell office:value-type="float" office:value="0.02089613" calcext:value-type="float">
            <text:p>0.02089613</text:p>
          </table:table-cell>
          <table:table-cell office:value-type="float" office:value="0.01676172" calcext:value-type="float">
            <text:p>0.01676172</text:p>
          </table:table-cell>
          <table:table-cell office:value-type="float" office:value="0.02753893" calcext:value-type="float">
            <text:p>0.02753893</text:p>
          </table:table-cell>
          <table:table-cell office:value-type="float" office:value="0.02410261" calcext:value-type="float">
            <text:p>0.02410261</text:p>
          </table:table-cell>
          <table:table-cell office:value-type="float" office:value="0.02278691" calcext:value-type="float">
            <text:p>0.02278691</text:p>
          </table:table-cell>
          <table:table-cell office:value-type="float" office:value="0.02767047" calcext:value-type="float">
            <text:p>0.02767047</text:p>
          </table:table-cell>
          <table:table-cell office:value-type="float" office:value="0.03514317" calcext:value-type="float">
            <text:p>0.03514317</text:p>
          </table:table-cell>
          <table:table-cell office:value-type="float" office:value="0.004946064" calcext:value-type="float">
            <text:p>0.004946064</text:p>
          </table:table-cell>
          <table:table-cell office:value-type="float" office:value="0.003711666" calcext:value-type="float">
            <text:p>0.003711666</text:p>
          </table:table-cell>
          <table:table-cell office:value-type="float" office:value="0" calcext:value-type="float">
            <text:p>0</text:p>
          </table:table-cell>
          <table:table-cell office:value-type="float" office:value="54.76263" calcext:value-type="float">
            <text:p>54.76263</text:p>
          </table:table-cell>
          <table:table-cell office:value-type="float" office:value="37.57284" calcext:value-type="float">
            <text:p>37.57284</text:p>
          </table:table-cell>
          <table:table-cell office:value-type="float" office:value="33.58592" calcext:value-type="float">
            <text:p>33.58592</text:p>
          </table:table-cell>
          <table:table-cell office:value-type="float" office:value="24.56042" calcext:value-type="float">
            <text:p>24.56042</text:p>
          </table:table-cell>
          <table:table-cell office:value-type="float" office:value="17.92123" calcext:value-type="float">
            <text:p>17.92123</text:p>
          </table:table-cell>
          <table:table-cell office:value-type="float" office:value="4.683932" calcext:value-type="float">
            <text:p>4.683932</text:p>
          </table:table-cell>
          <table:table-cell office:value-type="float" office:value="1.764572" calcext:value-type="float">
            <text:p>1.764572</text:p>
          </table:table-cell>
          <table:table-cell office:value-type="float" office:value="0.8286113" calcext:value-type="float">
            <text:p>0.8286113</text:p>
          </table:table-cell>
          <table:table-cell office:value-type="float" office:value="0.6259246" calcext:value-type="float">
            <text:p>0.6259246</text:p>
          </table:table-cell>
          <table:table-cell office:value-type="float" office:value="0.4077325" calcext:value-type="float">
            <text:p>0.4077325</text:p>
          </table:table-cell>
          <table:table-cell office:value-type="float" office:value="0.2695632" calcext:value-type="float">
            <text:p>0.2695632</text:p>
          </table:table-cell>
          <table:table-cell office:value-type="float" office:value="0.365176" calcext:value-type="float">
            <text:p>0.365176</text:p>
          </table:table-cell>
          <table:table-cell office:value-type="float" office:value="0.3217025" calcext:value-type="float">
            <text:p>0.3217025</text:p>
          </table:table-cell>
          <table:table-cell office:value-type="float" office:value="0.3460606" calcext:value-type="float">
            <text:p>0.3460606</text:p>
          </table:table-cell>
          <table:table-cell office:value-type="float" office:value="0" calcext:value-type="float">
            <text:p>0</text:p>
          </table:table-cell>
          <table:table-cell office:value-type="float" office:value="3141.703" calcext:value-type="float">
            <text:p>3141.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5999" calcext:value-type="float">
            <text:p>4.165999</text:p>
          </table:table-cell>
          <table:table-cell office:value-type="float" office:value="0" calcext:value-type="float">
            <text:p>0</text:p>
          </table:table-cell>
          <table:table-cell office:value-type="float" office:value="-0.009366144" calcext:value-type="float">
            <text:p>-0.0093661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7" calcext:value-type="float">
            <text:p>26042007</text:p>
          </table:table-cell>
          <table:table-cell office:value-type="float" office:value="29.45233" calcext:value-type="float">
            <text:p>29.45233</text:p>
          </table:table-cell>
          <table:table-cell office:value-type="float" office:value="1102.514" calcext:value-type="float">
            <text:p>1102.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2821" calcext:value-type="float">
            <text:p>0.3582821</text:p>
          </table:table-cell>
          <table:table-cell office:value-type="float" office:value="8.063464" calcext:value-type="float">
            <text:p>8.063464</text:p>
          </table:table-cell>
          <table:table-cell office:value-type="float" office:value="0" calcext:value-type="float">
            <text:p>0</text:p>
          </table:table-cell>
          <table:table-cell office:value-type="float" office:value="0.000006103451" calcext:value-type="float">
            <text:p>6.103451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856" calcext:value-type="float">
            <text:p>-0.01109856</text:p>
          </table:table-cell>
          <table:table-cell office:value-type="float" office:value="-0.01646924" calcext:value-type="float">
            <text:p>-0.01646924</text:p>
          </table:table-cell>
          <table:table-cell office:value-type="float" office:value="0.0006675323" calcext:value-type="float">
            <text:p>0.0006675323</text:p>
          </table:table-cell>
          <table:table-cell office:value-type="float" office:value="0.00004010793" calcext:value-type="float">
            <text:p>4.010793E-05</text:p>
          </table:table-cell>
          <table:table-cell office:value-type="float" office:value="22.45328" calcext:value-type="float">
            <text:p>22.45328</text:p>
          </table:table-cell>
          <table:table-cell office:value-type="float" office:value="9.471994" calcext:value-type="float">
            <text:p>9.471994</text:p>
          </table:table-cell>
          <table:table-cell office:value-type="float" office:value="0.2261678" calcext:value-type="float">
            <text:p>0.2261678</text:p>
          </table:table-cell>
          <table:table-cell office:value-type="float" office:value="0.1786758" calcext:value-type="float">
            <text:p>0.1786758</text:p>
          </table:table-cell>
          <table:table-cell office:value-type="float" office:value="0.04026366" calcext:value-type="float">
            <text:p>0.04026366</text:p>
          </table:table-cell>
          <table:table-cell office:value-type="float" office:value="0.04092138" calcext:value-type="float">
            <text:p>0.04092138</text:p>
          </table:table-cell>
          <table:table-cell office:value-type="float" office:value="0.02042832" calcext:value-type="float">
            <text:p>0.02042832</text:p>
          </table:table-cell>
          <table:table-cell office:value-type="float" office:value="0.01639068" calcext:value-type="float">
            <text:p>0.01639068</text:p>
          </table:table-cell>
          <table:table-cell office:value-type="float" office:value="0.02741527" calcext:value-type="float">
            <text:p>0.02741527</text:p>
          </table:table-cell>
          <table:table-cell office:value-type="float" office:value="0.02402112" calcext:value-type="float">
            <text:p>0.02402112</text:p>
          </table:table-cell>
          <table:table-cell office:value-type="float" office:value="0.02268449" calcext:value-type="float">
            <text:p>0.02268449</text:p>
          </table:table-cell>
          <table:table-cell office:value-type="float" office:value="0.02759249" calcext:value-type="float">
            <text:p>0.02759249</text:p>
          </table:table-cell>
          <table:table-cell office:value-type="float" office:value="0.03498526" calcext:value-type="float">
            <text:p>0.03498526</text:p>
          </table:table-cell>
          <table:table-cell office:value-type="float" office:value="0.004955062" calcext:value-type="float">
            <text:p>0.004955062</text:p>
          </table:table-cell>
          <table:table-cell office:value-type="float" office:value="0.003711212" calcext:value-type="float">
            <text:p>0.003711212</text:p>
          </table:table-cell>
          <table:table-cell office:value-type="float" office:value="0" calcext:value-type="float">
            <text:p>0</text:p>
          </table:table-cell>
          <table:table-cell office:value-type="float" office:value="45.05493" calcext:value-type="float">
            <text:p>45.05493</text:p>
          </table:table-cell>
          <table:table-cell office:value-type="float" office:value="41.60004" calcext:value-type="float">
            <text:p>41.60004</text:p>
          </table:table-cell>
          <table:table-cell office:value-type="float" office:value="34.54713" calcext:value-type="float">
            <text:p>34.54713</text:p>
          </table:table-cell>
          <table:table-cell office:value-type="float" office:value="24.76942" calcext:value-type="float">
            <text:p>24.76942</text:p>
          </table:table-cell>
          <table:table-cell office:value-type="float" office:value="18.11097" calcext:value-type="float">
            <text:p>18.11097</text:p>
          </table:table-cell>
          <table:table-cell office:value-type="float" office:value="4.720126" calcext:value-type="float">
            <text:p>4.720126</text:p>
          </table:table-cell>
          <table:table-cell office:value-type="float" office:value="1.793401" calcext:value-type="float">
            <text:p>1.793401</text:p>
          </table:table-cell>
          <table:table-cell office:value-type="float" office:value="0.8381217" calcext:value-type="float">
            <text:p>0.8381217</text:p>
          </table:table-cell>
          <table:table-cell office:value-type="float" office:value="0.6304504" calcext:value-type="float">
            <text:p>0.6304504</text:p>
          </table:table-cell>
          <table:table-cell office:value-type="float" office:value="0.4104541" calcext:value-type="float">
            <text:p>0.4104541</text:p>
          </table:table-cell>
          <table:table-cell office:value-type="float" office:value="0.271251" calcext:value-type="float">
            <text:p>0.271251</text:p>
          </table:table-cell>
          <table:table-cell office:value-type="float" office:value="0.3663209" calcext:value-type="float">
            <text:p>0.3663209</text:p>
          </table:table-cell>
          <table:table-cell office:value-type="float" office:value="0.3221679" calcext:value-type="float">
            <text:p>0.3221679</text:p>
          </table:table-cell>
          <table:table-cell office:value-type="float" office:value="0.3460609" calcext:value-type="float">
            <text:p>0.3460609</text:p>
          </table:table-cell>
          <table:table-cell office:value-type="float" office:value="0" calcext:value-type="float">
            <text:p>0</text:p>
          </table:table-cell>
          <table:table-cell office:value-type="float" office:value="3512.304" calcext:value-type="float">
            <text:p>3512.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62938" calcext:value-type="float">
            <text:p>4.362938</text:p>
          </table:table-cell>
          <table:table-cell office:value-type="float" office:value="0" calcext:value-type="float">
            <text:p>0</text:p>
          </table:table-cell>
          <table:table-cell office:value-type="float" office:value="-0.01152968" calcext:value-type="float">
            <text:p>-0.0115296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7" calcext:value-type="float">
            <text:p>27042007</text:p>
          </table:table-cell>
          <table:table-cell office:value-type="float" office:value="29.23264" calcext:value-type="float">
            <text:p>29.23264</text:p>
          </table:table-cell>
          <table:table-cell office:value-type="float" office:value="1102.531" calcext:value-type="float">
            <text:p>1102.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5395" calcext:value-type="float">
            <text:p>0.3845395</text:p>
          </table:table-cell>
          <table:table-cell office:value-type="float" office:value="8.226691" calcext:value-type="float">
            <text:p>8.226691</text:p>
          </table:table-cell>
          <table:table-cell office:value-type="float" office:value="0" calcext:value-type="float">
            <text:p>0</text:p>
          </table:table-cell>
          <table:table-cell office:value-type="float" office:value="0.000006103451" calcext:value-type="float">
            <text:p>6.103451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856" calcext:value-type="float">
            <text:p>-0.01109856</text:p>
          </table:table-cell>
          <table:table-cell office:value-type="float" office:value="-0.01828962" calcext:value-type="float">
            <text:p>-0.01828962</text:p>
          </table:table-cell>
          <table:table-cell office:value-type="float" office:value="0.000641113" calcext:value-type="float">
            <text:p>0.000641113</text:p>
          </table:table-cell>
          <table:table-cell office:value-type="float" office:value="0.00004011417" calcext:value-type="float">
            <text:p>4.011417E-05</text:p>
          </table:table-cell>
          <table:table-cell office:value-type="float" office:value="22.33557" calcext:value-type="float">
            <text:p>22.33557</text:p>
          </table:table-cell>
          <table:table-cell office:value-type="float" office:value="11.42659" calcext:value-type="float">
            <text:p>11.42659</text:p>
          </table:table-cell>
          <table:table-cell office:value-type="float" office:value="0.2352624" calcext:value-type="float">
            <text:p>0.2352624</text:p>
          </table:table-cell>
          <table:table-cell office:value-type="float" office:value="0.1686793" calcext:value-type="float">
            <text:p>0.1686793</text:p>
          </table:table-cell>
          <table:table-cell office:value-type="float" office:value="0.04089652" calcext:value-type="float">
            <text:p>0.04089652</text:p>
          </table:table-cell>
          <table:table-cell office:value-type="float" office:value="0.04093421" calcext:value-type="float">
            <text:p>0.04093421</text:p>
          </table:table-cell>
          <table:table-cell office:value-type="float" office:value="0.0199618" calcext:value-type="float">
            <text:p>0.0199618</text:p>
          </table:table-cell>
          <table:table-cell office:value-type="float" office:value="0.0159368" calcext:value-type="float">
            <text:p>0.0159368</text:p>
          </table:table-cell>
          <table:table-cell office:value-type="float" office:value="0.02723879" calcext:value-type="float">
            <text:p>0.02723879</text:p>
          </table:table-cell>
          <table:table-cell office:value-type="float" office:value="0.0239289" calcext:value-type="float">
            <text:p>0.0239289</text:p>
          </table:table-cell>
          <table:table-cell office:value-type="float" office:value="0.02258278" calcext:value-type="float">
            <text:p>0.02258278</text:p>
          </table:table-cell>
          <table:table-cell office:value-type="float" office:value="0.0275115" calcext:value-type="float">
            <text:p>0.0275115</text:p>
          </table:table-cell>
          <table:table-cell office:value-type="float" office:value="0.03482726" calcext:value-type="float">
            <text:p>0.03482726</text:p>
          </table:table-cell>
          <table:table-cell office:value-type="float" office:value="0.004965381" calcext:value-type="float">
            <text:p>0.004965381</text:p>
          </table:table-cell>
          <table:table-cell office:value-type="float" office:value="0.00371076" calcext:value-type="float">
            <text:p>0.00371076</text:p>
          </table:table-cell>
          <table:table-cell office:value-type="float" office:value="0" calcext:value-type="float">
            <text:p>0</text:p>
          </table:table-cell>
          <table:table-cell office:value-type="float" office:value="37.68965" calcext:value-type="float">
            <text:p>37.68965</text:p>
          </table:table-cell>
          <table:table-cell office:value-type="float" office:value="45.03556" calcext:value-type="float">
            <text:p>45.03556</text:p>
          </table:table-cell>
          <table:table-cell office:value-type="float" office:value="35.66683" calcext:value-type="float">
            <text:p>35.66683</text:p>
          </table:table-cell>
          <table:table-cell office:value-type="float" office:value="25.04637" calcext:value-type="float">
            <text:p>25.04637</text:p>
          </table:table-cell>
          <table:table-cell office:value-type="float" office:value="18.41163" calcext:value-type="float">
            <text:p>18.41163</text:p>
          </table:table-cell>
          <table:table-cell office:value-type="float" office:value="4.776196" calcext:value-type="float">
            <text:p>4.776196</text:p>
          </table:table-cell>
          <table:table-cell office:value-type="float" office:value="1.832116" calcext:value-type="float">
            <text:p>1.832116</text:p>
          </table:table-cell>
          <table:table-cell office:value-type="float" office:value="0.848756" calcext:value-type="float">
            <text:p>0.848756</text:p>
          </table:table-cell>
          <table:table-cell office:value-type="float" office:value="0.6349742" calcext:value-type="float">
            <text:p>0.6349742</text:p>
          </table:table-cell>
          <table:table-cell office:value-type="float" office:value="0.4131799" calcext:value-type="float">
            <text:p>0.4131799</text:p>
          </table:table-cell>
          <table:table-cell office:value-type="float" office:value="0.2729232" calcext:value-type="float">
            <text:p>0.2729232</text:p>
          </table:table-cell>
          <table:table-cell office:value-type="float" office:value="0.36745" calcext:value-type="float">
            <text:p>0.36745</text:p>
          </table:table-cell>
          <table:table-cell office:value-type="float" office:value="0.3227033" calcext:value-type="float">
            <text:p>0.3227033</text:p>
          </table:table-cell>
          <table:table-cell office:value-type="float" office:value="0.3460611" calcext:value-type="float">
            <text:p>0.3460611</text:p>
          </table:table-cell>
          <table:table-cell office:value-type="float" office:value="0" calcext:value-type="float">
            <text:p>0</text:p>
          </table:table-cell>
          <table:table-cell office:value-type="float" office:value="3669.074" calcext:value-type="float">
            <text:p>3669.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57439" calcext:value-type="float">
            <text:p>4.557439</text:p>
          </table:table-cell>
          <table:table-cell office:value-type="float" office:value="0" calcext:value-type="float">
            <text:p>0</text:p>
          </table:table-cell>
          <table:table-cell office:value-type="float" office:value="-0.01472587" calcext:value-type="float">
            <text:p>-0.0147258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7" calcext:value-type="float">
            <text:p>28042007</text:p>
          </table:table-cell>
          <table:table-cell office:value-type="float" office:value="29.02547" calcext:value-type="float">
            <text:p>29.02547</text:p>
          </table:table-cell>
          <table:table-cell office:value-type="float" office:value="1102.547" calcext:value-type="float">
            <text:p>1102.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1513" calcext:value-type="float">
            <text:p>0.3951513</text:p>
          </table:table-cell>
          <table:table-cell office:value-type="float" office:value="8.395925" calcext:value-type="float">
            <text:p>8.395925</text:p>
          </table:table-cell>
          <table:table-cell office:value-type="float" office:value="0" calcext:value-type="float">
            <text:p>0</text:p>
          </table:table-cell>
          <table:table-cell office:value-type="float" office:value="0.000006103451" calcext:value-type="float">
            <text:p>6.103451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856" calcext:value-type="float">
            <text:p>-0.01109856</text:p>
          </table:table-cell>
          <table:table-cell office:value-type="float" office:value="-0.01953855" calcext:value-type="float">
            <text:p>-0.01953855</text:p>
          </table:table-cell>
          <table:table-cell office:value-type="float" office:value="0.0006184042" calcext:value-type="float">
            <text:p>0.0006184042</text:p>
          </table:table-cell>
          <table:table-cell office:value-type="float" office:value="0.00004011984" calcext:value-type="float">
            <text:p>4.011984E-05</text:p>
          </table:table-cell>
          <table:table-cell office:value-type="float" office:value="22.2602" calcext:value-type="float">
            <text:p>22.2602</text:p>
          </table:table-cell>
          <table:table-cell office:value-type="float" office:value="12.27332" calcext:value-type="float">
            <text:p>12.27332</text:p>
          </table:table-cell>
          <table:table-cell office:value-type="float" office:value="0.230388" calcext:value-type="float">
            <text:p>0.230388</text:p>
          </table:table-cell>
          <table:table-cell office:value-type="float" office:value="0.1639586" calcext:value-type="float">
            <text:p>0.1639586</text:p>
          </table:table-cell>
          <table:table-cell office:value-type="float" office:value="0.04162404" calcext:value-type="float">
            <text:p>0.04162404</text:p>
          </table:table-cell>
          <table:table-cell office:value-type="float" office:value="0.04161746" calcext:value-type="float">
            <text:p>0.04161746</text:p>
          </table:table-cell>
          <table:table-cell office:value-type="float" office:value="0.01961676" calcext:value-type="float">
            <text:p>0.01961676</text:p>
          </table:table-cell>
          <table:table-cell office:value-type="float" office:value="0.01556865" calcext:value-type="float">
            <text:p>0.01556865</text:p>
          </table:table-cell>
          <table:table-cell office:value-type="float" office:value="0.02703277" calcext:value-type="float">
            <text:p>0.02703277</text:p>
          </table:table-cell>
          <table:table-cell office:value-type="float" office:value="0.02382167" calcext:value-type="float">
            <text:p>0.02382167</text:p>
          </table:table-cell>
          <table:table-cell office:value-type="float" office:value="0.02247873" calcext:value-type="float">
            <text:p>0.02247873</text:p>
          </table:table-cell>
          <table:table-cell office:value-type="float" office:value="0.0274279" calcext:value-type="float">
            <text:p>0.0274279</text:p>
          </table:table-cell>
          <table:table-cell office:value-type="float" office:value="0.03467097" calcext:value-type="float">
            <text:p>0.03467097</text:p>
          </table:table-cell>
          <table:table-cell office:value-type="float" office:value="0.00497522" calcext:value-type="float">
            <text:p>0.00497522</text:p>
          </table:table-cell>
          <table:table-cell office:value-type="float" office:value="0.003710293" calcext:value-type="float">
            <text:p>0.003710293</text:p>
          </table:table-cell>
          <table:table-cell office:value-type="float" office:value="0" calcext:value-type="float">
            <text:p>0</text:p>
          </table:table-cell>
          <table:table-cell office:value-type="float" office:value="32.5787" calcext:value-type="float">
            <text:p>32.5787</text:p>
          </table:table-cell>
          <table:table-cell office:value-type="float" office:value="47.80477" calcext:value-type="float">
            <text:p>47.80477</text:p>
          </table:table-cell>
          <table:table-cell office:value-type="float" office:value="36.8504" calcext:value-type="float">
            <text:p>36.8504</text:p>
          </table:table-cell>
          <table:table-cell office:value-type="float" office:value="25.35224" calcext:value-type="float">
            <text:p>25.35224</text:p>
          </table:table-cell>
          <table:table-cell office:value-type="float" office:value="18.74858" calcext:value-type="float">
            <text:p>18.74858</text:p>
          </table:table-cell>
          <table:table-cell office:value-type="float" office:value="4.849155" calcext:value-type="float">
            <text:p>4.849155</text:p>
          </table:table-cell>
          <table:table-cell office:value-type="float" office:value="1.877395" calcext:value-type="float">
            <text:p>1.877395</text:p>
          </table:table-cell>
          <table:table-cell office:value-type="float" office:value="0.860778" calcext:value-type="float">
            <text:p>0.860778</text:p>
          </table:table-cell>
          <table:table-cell office:value-type="float" office:value="0.6396849" calcext:value-type="float">
            <text:p>0.6396849</text:p>
          </table:table-cell>
          <table:table-cell office:value-type="float" office:value="0.4159291" calcext:value-type="float">
            <text:p>0.4159291</text:p>
          </table:table-cell>
          <table:table-cell office:value-type="float" office:value="0.2746352" calcext:value-type="float">
            <text:p>0.2746352</text:p>
          </table:table-cell>
          <table:table-cell office:value-type="float" office:value="0.3686135" calcext:value-type="float">
            <text:p>0.3686135</text:p>
          </table:table-cell>
          <table:table-cell office:value-type="float" office:value="0.3232206" calcext:value-type="float">
            <text:p>0.3232206</text:p>
          </table:table-cell>
          <table:table-cell office:value-type="float" office:value="0.3460614" calcext:value-type="float">
            <text:p>0.3460614</text:p>
          </table:table-cell>
          <table:table-cell office:value-type="float" office:value="0" calcext:value-type="float">
            <text:p>0</text:p>
          </table:table-cell>
          <table:table-cell office:value-type="float" office:value="3732.543" calcext:value-type="float">
            <text:p>3732.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41291" calcext:value-type="float">
            <text:p>4.741291</text:p>
          </table:table-cell>
          <table:table-cell office:value-type="float" office:value="0" calcext:value-type="float">
            <text:p>0</text:p>
          </table:table-cell>
          <table:table-cell office:value-type="float" office:value="-0.01729917" calcext:value-type="float">
            <text:p>-0.017299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7" calcext:value-type="float">
            <text:p>29042007</text:p>
          </table:table-cell>
          <table:table-cell office:value-type="float" office:value="28.82902" calcext:value-type="float">
            <text:p>28.82902</text:p>
          </table:table-cell>
          <table:table-cell office:value-type="float" office:value="1102.56" calcext:value-type="float">
            <text:p>1102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87313" calcext:value-type="float">
            <text:p>0.3987313</text:p>
          </table:table-cell>
          <table:table-cell office:value-type="float" office:value="8.564409" calcext:value-type="float">
            <text:p>8.564409</text:p>
          </table:table-cell>
          <table:table-cell office:value-type="float" office:value="0" calcext:value-type="float">
            <text:p>0</text:p>
          </table:table-cell>
          <table:table-cell office:value-type="float" office:value="0.000006103643" calcext:value-type="float">
            <text:p>6.103643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852" calcext:value-type="float">
            <text:p>-0.01109852</text:p>
          </table:table-cell>
          <table:table-cell office:value-type="float" office:value="-0.02017615" calcext:value-type="float">
            <text:p>-0.02017615</text:p>
          </table:table-cell>
          <table:table-cell office:value-type="float" office:value="0.0005990812" calcext:value-type="float">
            <text:p>0.0005990812</text:p>
          </table:table-cell>
          <table:table-cell office:value-type="float" office:value="0.00004012549" calcext:value-type="float">
            <text:p>4.012549E-05</text:p>
          </table:table-cell>
          <table:table-cell office:value-type="float" office:value="22.20521" calcext:value-type="float">
            <text:p>22.20521</text:p>
          </table:table-cell>
          <table:table-cell office:value-type="float" office:value="12.59091" calcext:value-type="float">
            <text:p>12.59091</text:p>
          </table:table-cell>
          <table:table-cell office:value-type="float" office:value="0.2166649" calcext:value-type="float">
            <text:p>0.2166649</text:p>
          </table:table-cell>
          <table:table-cell office:value-type="float" office:value="0.1606348" calcext:value-type="float">
            <text:p>0.1606348</text:p>
          </table:table-cell>
          <table:table-cell office:value-type="float" office:value="0.04185715" calcext:value-type="float">
            <text:p>0.04185715</text:p>
          </table:table-cell>
          <table:table-cell office:value-type="float" office:value="0.04199079" calcext:value-type="float">
            <text:p>0.04199079</text:p>
          </table:table-cell>
          <table:table-cell office:value-type="float" office:value="0.01939495" calcext:value-type="float">
            <text:p>0.01939495</text:p>
          </table:table-cell>
          <table:table-cell office:value-type="float" office:value="0.01533419" calcext:value-type="float">
            <text:p>0.01533419</text:p>
          </table:table-cell>
          <table:table-cell office:value-type="float" office:value="0.02682774" calcext:value-type="float">
            <text:p>0.02682774</text:p>
          </table:table-cell>
          <table:table-cell office:value-type="float" office:value="0.02370229" calcext:value-type="float">
            <text:p>0.02370229</text:p>
          </table:table-cell>
          <table:table-cell office:value-type="float" office:value="0.02237014" calcext:value-type="float">
            <text:p>0.02237014</text:p>
          </table:table-cell>
          <table:table-cell office:value-type="float" office:value="0.0273407" calcext:value-type="float">
            <text:p>0.0273407</text:p>
          </table:table-cell>
          <table:table-cell office:value-type="float" office:value="0.0345162" calcext:value-type="float">
            <text:p>0.0345162</text:p>
          </table:table-cell>
          <table:table-cell office:value-type="float" office:value="0.004984682" calcext:value-type="float">
            <text:p>0.004984682</text:p>
          </table:table-cell>
          <table:table-cell office:value-type="float" office:value="0.00370982" calcext:value-type="float">
            <text:p>0.00370982</text:p>
          </table:table-cell>
          <table:table-cell office:value-type="float" office:value="0" calcext:value-type="float">
            <text:p>0</text:p>
          </table:table-cell>
          <table:table-cell office:value-type="float" office:value="29.18311" calcext:value-type="float">
            <text:p>29.18311</text:p>
          </table:table-cell>
          <table:table-cell office:value-type="float" office:value="50.02282" calcext:value-type="float">
            <text:p>50.02282</text:p>
          </table:table-cell>
          <table:table-cell office:value-type="float" office:value="38.0363" calcext:value-type="float">
            <text:p>38.0363</text:p>
          </table:table-cell>
          <table:table-cell office:value-type="float" office:value="25.67847" calcext:value-type="float">
            <text:p>25.67847</text:p>
          </table:table-cell>
          <table:table-cell office:value-type="float" office:value="19.09793" calcext:value-type="float">
            <text:p>19.09793</text:p>
          </table:table-cell>
          <table:table-cell office:value-type="float" office:value="4.930447" calcext:value-type="float">
            <text:p>4.930447</text:p>
          </table:table-cell>
          <table:table-cell office:value-type="float" office:value="1.926728" calcext:value-type="float">
            <text:p>1.926728</text:p>
          </table:table-cell>
          <table:table-cell office:value-type="float" office:value="0.8738765" calcext:value-type="float">
            <text:p>0.8738765</text:p>
          </table:table-cell>
          <table:table-cell office:value-type="float" office:value="0.6446506" calcext:value-type="float">
            <text:p>0.6446506</text:p>
          </table:table-cell>
          <table:table-cell office:value-type="float" office:value="0.4187257" calcext:value-type="float">
            <text:p>0.4187257</text:p>
          </table:table-cell>
          <table:table-cell office:value-type="float" office:value="0.276386" calcext:value-type="float">
            <text:p>0.276386</text:p>
          </table:table-cell>
          <table:table-cell office:value-type="float" office:value="0.3698093" calcext:value-type="float">
            <text:p>0.3698093</text:p>
          </table:table-cell>
          <table:table-cell office:value-type="float" office:value="0.323725" calcext:value-type="float">
            <text:p>0.323725</text:p>
          </table:table-cell>
          <table:table-cell office:value-type="float" office:value="0.3460617" calcext:value-type="float">
            <text:p>0.3460617</text:p>
          </table:table-cell>
          <table:table-cell office:value-type="float" office:value="0" calcext:value-type="float">
            <text:p>0</text:p>
          </table:table-cell>
          <table:table-cell office:value-type="float" office:value="3765.003" calcext:value-type="float">
            <text:p>3765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15711" calcext:value-type="float">
            <text:p>4.915711</text:p>
          </table:table-cell>
          <table:table-cell office:value-type="float" office:value="0" calcext:value-type="float">
            <text:p>0</text:p>
          </table:table-cell>
          <table:table-cell office:value-type="float" office:value="-0.01903443" calcext:value-type="float">
            <text:p>-0.019034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7" calcext:value-type="float">
            <text:p>30042007</text:p>
          </table:table-cell>
          <table:table-cell office:value-type="float" office:value="28.65064" calcext:value-type="float">
            <text:p>28.65064</text:p>
          </table:table-cell>
          <table:table-cell office:value-type="float" office:value="1102.574" calcext:value-type="float">
            <text:p>1102.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372" calcext:value-type="float">
            <text:p>0.389372</text:p>
          </table:table-cell>
          <table:table-cell office:value-type="float" office:value="8.72905" calcext:value-type="float">
            <text:p>8.72905</text:p>
          </table:table-cell>
          <table:table-cell office:value-type="float" office:value="0" calcext:value-type="float">
            <text:p>0</text:p>
          </table:table-cell>
          <table:table-cell office:value-type="float" office:value="0.000006104443" calcext:value-type="float">
            <text:p>6.104443E-06</text:p>
          </table:table-cell>
          <table:table-cell office:value-type="float" office:value="0" calcext:value-type="float">
            <text:p>0</text:p>
          </table:table-cell>
          <table:table-cell office:value-type="float" office:value="-0.01109839" calcext:value-type="float">
            <text:p>-0.01109839</text:p>
          </table:table-cell>
          <table:table-cell office:value-type="float" office:value="-0.02042917" calcext:value-type="float">
            <text:p>-0.02042917</text:p>
          </table:table-cell>
          <table:table-cell office:value-type="float" office:value="0.0005904373" calcext:value-type="float">
            <text:p>0.0005904373</text:p>
          </table:table-cell>
          <table:table-cell office:value-type="float" office:value="0.00004012787" calcext:value-type="float">
            <text:p>4.012787E-05</text:p>
          </table:table-cell>
          <table:table-cell office:value-type="float" office:value="22.15581" calcext:value-type="float">
            <text:p>22.15581</text:p>
          </table:table-cell>
          <table:table-cell office:value-type="float" office:value="11.69828" calcext:value-type="float">
            <text:p>11.69828</text:p>
          </table:table-cell>
          <table:table-cell office:value-type="float" office:value="0.1890954" calcext:value-type="float">
            <text:p>0.1890954</text:p>
          </table:table-cell>
          <table:table-cell office:value-type="float" office:value="0.1497027" calcext:value-type="float">
            <text:p>0.1497027</text:p>
          </table:table-cell>
          <table:table-cell office:value-type="float" office:value="0.04084959" calcext:value-type="float">
            <text:p>0.04084959</text:p>
          </table:table-cell>
          <table:table-cell office:value-type="float" office:value="0.04105213" calcext:value-type="float">
            <text:p>0.04105213</text:p>
          </table:table-cell>
          <table:table-cell office:value-type="float" office:value="0.01929645" calcext:value-type="float">
            <text:p>0.01929645</text:p>
          </table:table-cell>
          <table:table-cell office:value-type="float" office:value="0.0152442" calcext:value-type="float">
            <text:p>0.0152442</text:p>
          </table:table-cell>
          <table:table-cell office:value-type="float" office:value="0.02664616" calcext:value-type="float">
            <text:p>0.02664616</text:p>
          </table:table-cell>
          <table:table-cell office:value-type="float" office:value="0.02357635" calcext:value-type="float">
            <text:p>0.02357635</text:p>
          </table:table-cell>
          <table:table-cell office:value-type="float" office:value="0.02225626" calcext:value-type="float">
            <text:p>0.02225626</text:p>
          </table:table-cell>
          <table:table-cell office:value-type="float" office:value="0.02724891" calcext:value-type="float">
            <text:p>0.02724891</text:p>
          </table:table-cell>
          <table:table-cell office:value-type="float" office:value="0.03436274" calcext:value-type="float">
            <text:p>0.03436274</text:p>
          </table:table-cell>
          <table:table-cell office:value-type="float" office:value="0.004993839" calcext:value-type="float">
            <text:p>0.004993839</text:p>
          </table:table-cell>
          <table:table-cell office:value-type="float" office:value="0.003709337" calcext:value-type="float">
            <text:p>0.003709337</text:p>
          </table:table-cell>
          <table:table-cell office:value-type="float" office:value="0" calcext:value-type="float">
            <text:p>0</text:p>
          </table:table-cell>
          <table:table-cell office:value-type="float" office:value="30.30813" calcext:value-type="float">
            <text:p>30.30813</text:p>
          </table:table-cell>
          <table:table-cell office:value-type="float" office:value="51.38158" calcext:value-type="float">
            <text:p>51.38158</text:p>
          </table:table-cell>
          <table:table-cell office:value-type="float" office:value="38.99292" calcext:value-type="float">
            <text:p>38.99292</text:p>
          </table:table-cell>
          <table:table-cell office:value-type="float" office:value="25.94606" calcext:value-type="float">
            <text:p>25.94606</text:p>
          </table:table-cell>
          <table:table-cell office:value-type="float" office:value="19.38851" calcext:value-type="float">
            <text:p>19.38851</text:p>
          </table:table-cell>
          <table:table-cell office:value-type="float" office:value="5.006287" calcext:value-type="float">
            <text:p>5.006287</text:p>
          </table:table-cell>
          <table:table-cell office:value-type="float" office:value="1.974182" calcext:value-type="float">
            <text:p>1.974182</text:p>
          </table:table-cell>
          <table:table-cell office:value-type="float" office:value="0.8872391" calcext:value-type="float">
            <text:p>0.8872391</text:p>
          </table:table-cell>
          <table:table-cell office:value-type="float" office:value="0.649698" calcext:value-type="float">
            <text:p>0.649698</text:p>
          </table:table-cell>
          <table:table-cell office:value-type="float" office:value="0.4215776" calcext:value-type="float">
            <text:p>0.4215776</text:p>
          </table:table-cell>
          <table:table-cell office:value-type="float" office:value="0.2781755" calcext:value-type="float">
            <text:p>0.2781755</text:p>
          </table:table-cell>
          <table:table-cell office:value-type="float" office:value="0.3710373" calcext:value-type="float">
            <text:p>0.3710373</text:p>
          </table:table-cell>
          <table:table-cell office:value-type="float" office:value="0.3242193" calcext:value-type="float">
            <text:p>0.3242193</text:p>
          </table:table-cell>
          <table:table-cell office:value-type="float" office:value="0.3460619" calcext:value-type="float">
            <text:p>0.3460619</text:p>
          </table:table-cell>
          <table:table-cell office:value-type="float" office:value="0" calcext:value-type="float">
            <text:p>0</text:p>
          </table:table-cell>
          <table:table-cell office:value-type="float" office:value="3810.427" calcext:value-type="float">
            <text:p>3810.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71074" calcext:value-type="float">
            <text:p>5.071074</text:p>
          </table:table-cell>
          <table:table-cell office:value-type="float" office:value="0" calcext:value-type="float">
            <text:p>0</text:p>
          </table:table-cell>
          <table:table-cell office:value-type="float" office:value="-0.01950926" calcext:value-type="float">
            <text:p>-0.019509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7" calcext:value-type="float">
            <text:p>1052007</text:p>
          </table:table-cell>
          <table:table-cell office:value-type="float" office:value="28.48746" calcext:value-type="float">
            <text:p>28.48746</text:p>
          </table:table-cell>
          <table:table-cell office:value-type="float" office:value="1102.591" calcext:value-type="float">
            <text:p>1102.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71497" calcext:value-type="float">
            <text:p>0.3471497</text:p>
          </table:table-cell>
          <table:table-cell office:value-type="float" office:value="8.915695" calcext:value-type="float">
            <text:p>8.915695</text:p>
          </table:table-cell>
          <table:table-cell office:value-type="float" office:value="0" calcext:value-type="float">
            <text:p>0</text:p>
          </table:table-cell>
          <table:table-cell office:value-type="float" office:value="0.000006878254" calcext:value-type="float">
            <text:p>6.878254E-06</text:p>
          </table:table-cell>
          <table:table-cell office:value-type="float" office:value="0" calcext:value-type="float">
            <text:p>0</text:p>
          </table:table-cell>
          <table:table-cell office:value-type="float" office:value="-0.01098858" calcext:value-type="float">
            <text:p>-0.01098858</text:p>
          </table:table-cell>
          <table:table-cell office:value-type="float" office:value="-0.02080245" calcext:value-type="float">
            <text:p>-0.02080245</text:p>
          </table:table-cell>
          <table:table-cell office:value-type="float" office:value="0.0005988283" calcext:value-type="float">
            <text:p>0.0005988283</text:p>
          </table:table-cell>
          <table:table-cell office:value-type="float" office:value="0.00004013079" calcext:value-type="float">
            <text:p>4.013079E-05</text:p>
          </table:table-cell>
          <table:table-cell office:value-type="float" office:value="22.11632" calcext:value-type="float">
            <text:p>22.11632</text:p>
          </table:table-cell>
          <table:table-cell office:value-type="float" office:value="8.056666" calcext:value-type="float">
            <text:p>8.056666</text:p>
          </table:table-cell>
          <table:table-cell office:value-type="float" office:value="0.2511556" calcext:value-type="float">
            <text:p>0.2511556</text:p>
          </table:table-cell>
          <table:table-cell office:value-type="float" office:value="0.1395754" calcext:value-type="float">
            <text:p>0.1395754</text:p>
          </table:table-cell>
          <table:table-cell office:value-type="float" office:value="0.04019732" calcext:value-type="float">
            <text:p>0.04019732</text:p>
          </table:table-cell>
          <table:table-cell office:value-type="float" office:value="0.04066835" calcext:value-type="float">
            <text:p>0.04066835</text:p>
          </table:table-cell>
          <table:table-cell office:value-type="float" office:value="0.01928006" calcext:value-type="float">
            <text:p>0.01928006</text:p>
          </table:table-cell>
          <table:table-cell office:value-type="float" office:value="0.01528243" calcext:value-type="float">
            <text:p>0.01528243</text:p>
          </table:table-cell>
          <table:table-cell office:value-type="float" office:value="0.02650971" calcext:value-type="float">
            <text:p>0.02650971</text:p>
          </table:table-cell>
          <table:table-cell office:value-type="float" office:value="0.02345416" calcext:value-type="float">
            <text:p>0.02345416</text:p>
          </table:table-cell>
          <table:table-cell office:value-type="float" office:value="0.02213663" calcext:value-type="float">
            <text:p>0.02213663</text:p>
          </table:table-cell>
          <table:table-cell office:value-type="float" office:value="0.02715186" calcext:value-type="float">
            <text:p>0.02715186</text:p>
          </table:table-cell>
          <table:table-cell office:value-type="float" office:value="0.03421038" calcext:value-type="float">
            <text:p>0.03421038</text:p>
          </table:table-cell>
          <table:table-cell office:value-type="float" office:value="0.00500276" calcext:value-type="float">
            <text:p>0.00500276</text:p>
          </table:table-cell>
          <table:table-cell office:value-type="float" office:value="0.003708833" calcext:value-type="float">
            <text:p>0.003708833</text:p>
          </table:table-cell>
          <table:table-cell office:value-type="float" office:value="0" calcext:value-type="float">
            <text:p>0</text:p>
          </table:table-cell>
          <table:table-cell office:value-type="float" office:value="36.72172" calcext:value-type="float">
            <text:p>36.72172</text:p>
          </table:table-cell>
          <table:table-cell office:value-type="float" office:value="53.90701" calcext:value-type="float">
            <text:p>53.90701</text:p>
          </table:table-cell>
          <table:table-cell office:value-type="float" office:value="39.04347" calcext:value-type="float">
            <text:p>39.04347</text:p>
          </table:table-cell>
          <table:table-cell office:value-type="float" office:value="25.80267" calcext:value-type="float">
            <text:p>25.80267</text:p>
          </table:table-cell>
          <table:table-cell office:value-type="float" office:value="19.40091" calcext:value-type="float">
            <text:p>19.40091</text:p>
          </table:table-cell>
          <table:table-cell office:value-type="float" office:value="5.059875" calcext:value-type="float">
            <text:p>5.059875</text:p>
          </table:table-cell>
          <table:table-cell office:value-type="float" office:value="2.013981" calcext:value-type="float">
            <text:p>2.013981</text:p>
          </table:table-cell>
          <table:table-cell office:value-type="float" office:value="0.9010031" calcext:value-type="float">
            <text:p>0.9010031</text:p>
          </table:table-cell>
          <table:table-cell office:value-type="float" office:value="0.6550159" calcext:value-type="float">
            <text:p>0.6550159</text:p>
          </table:table-cell>
          <table:table-cell office:value-type="float" office:value="0.424325" calcext:value-type="float">
            <text:p>0.424325</text:p>
          </table:table-cell>
          <table:table-cell office:value-type="float" office:value="0.2799967" calcext:value-type="float">
            <text:p>0.2799967</text:p>
          </table:table-cell>
          <table:table-cell office:value-type="float" office:value="0.3722972" calcext:value-type="float">
            <text:p>0.3722972</text:p>
          </table:table-cell>
          <table:table-cell office:value-type="float" office:value="0.3247071" calcext:value-type="float">
            <text:p>0.3247071</text:p>
          </table:table-cell>
          <table:table-cell office:value-type="float" office:value="0.3460622" calcext:value-type="float">
            <text:p>0.3460622</text:p>
          </table:table-cell>
          <table:table-cell office:value-type="float" office:value="0" calcext:value-type="float">
            <text:p>0</text:p>
          </table:table-cell>
          <table:table-cell office:value-type="float" office:value="3680.552" calcext:value-type="float">
            <text:p>3680.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08714" calcext:value-type="float">
            <text:p>5.208714</text:p>
          </table:table-cell>
          <table:table-cell office:value-type="float" office:value="0" calcext:value-type="float">
            <text:p>0</text:p>
          </table:table-cell>
          <table:table-cell office:value-type="float" office:value="-0.01964986" calcext:value-type="float">
            <text:p>-0.019649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7" calcext:value-type="float">
            <text:p>2052007</text:p>
          </table:table-cell>
          <table:table-cell office:value-type="float" office:value="28.32682" calcext:value-type="float">
            <text:p>28.32682</text:p>
          </table:table-cell>
          <table:table-cell office:value-type="float" office:value="1102.575" calcext:value-type="float">
            <text:p>1102.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85551" calcext:value-type="float">
            <text:p>0.2285551</text:p>
          </table:table-cell>
          <table:table-cell office:value-type="float" office:value="9.055381" calcext:value-type="float">
            <text:p>9.055381</text:p>
          </table:table-cell>
          <table:table-cell office:value-type="float" office:value="0.04741971" calcext:value-type="float">
            <text:p>0.04741971</text:p>
          </table:table-cell>
          <table:table-cell office:value-type="float" office:value="0.00001569066" calcext:value-type="float">
            <text:p>1.569066E-05</text:p>
          </table:table-cell>
          <table:table-cell office:value-type="float" office:value="0.04700875" calcext:value-type="float">
            <text:p>0.04700875</text:p>
          </table:table-cell>
          <table:table-cell office:value-type="float" office:value="-0.009646867" calcext:value-type="float">
            <text:p>-0.009646867</text:p>
          </table:table-cell>
          <table:table-cell office:value-type="float" office:value="-0.02871181" calcext:value-type="float">
            <text:p>-0.02871181</text:p>
          </table:table-cell>
          <table:table-cell office:value-type="float" office:value="0.0005937182" calcext:value-type="float">
            <text:p>0.0005937182</text:p>
          </table:table-cell>
          <table:table-cell office:value-type="float" office:value="0.00004040571" calcext:value-type="float">
            <text:p>4.040571E-05</text:p>
          </table:table-cell>
          <table:table-cell office:value-type="float" office:value="22.04871" calcext:value-type="float">
            <text:p>22.04871</text:p>
          </table:table-cell>
          <table:table-cell office:value-type="float" office:value="5.323994" calcext:value-type="float">
            <text:p>5.323994</text:p>
          </table:table-cell>
          <table:table-cell office:value-type="float" office:value="0.2998817" calcext:value-type="float">
            <text:p>0.2998817</text:p>
          </table:table-cell>
          <table:table-cell office:value-type="float" office:value="0.2609559" calcext:value-type="float">
            <text:p>0.2609559</text:p>
          </table:table-cell>
          <table:table-cell office:value-type="float" office:value="0.050136" calcext:value-type="float">
            <text:p>0.050136</text:p>
          </table:table-cell>
          <table:table-cell office:value-type="float" office:value="0.04625238" calcext:value-type="float">
            <text:p>0.04625238</text:p>
          </table:table-cell>
          <table:table-cell office:value-type="float" office:value="0.02137817" calcext:value-type="float">
            <text:p>0.02137817</text:p>
          </table:table-cell>
          <table:table-cell office:value-type="float" office:value="0.01719274" calcext:value-type="float">
            <text:p>0.01719274</text:p>
          </table:table-cell>
          <table:table-cell office:value-type="float" office:value="0.02662647" calcext:value-type="float">
            <text:p>0.02662647</text:p>
          </table:table-cell>
          <table:table-cell office:value-type="float" office:value="0.02335961" calcext:value-type="float">
            <text:p>0.02335961</text:p>
          </table:table-cell>
          <table:table-cell office:value-type="float" office:value="0.02201573" calcext:value-type="float">
            <text:p>0.02201573</text:p>
          </table:table-cell>
          <table:table-cell office:value-type="float" office:value="0.02705005" calcext:value-type="float">
            <text:p>0.02705005</text:p>
          </table:table-cell>
          <table:table-cell office:value-type="float" office:value="0.03405657" calcext:value-type="float">
            <text:p>0.03405657</text:p>
          </table:table-cell>
          <table:table-cell office:value-type="float" office:value="0.005011734" calcext:value-type="float">
            <text:p>0.005011734</text:p>
          </table:table-cell>
          <table:table-cell office:value-type="float" office:value="0.003707976" calcext:value-type="float">
            <text:p>0.003707976</text:p>
          </table:table-cell>
          <table:table-cell office:value-type="float" office:value="0" calcext:value-type="float">
            <text:p>0</text:p>
          </table:table-cell>
          <table:table-cell office:value-type="float" office:value="20.39712" calcext:value-type="float">
            <text:p>20.39712</text:p>
          </table:table-cell>
          <table:table-cell office:value-type="float" office:value="22.92277" calcext:value-type="float">
            <text:p>22.92277</text:p>
          </table:table-cell>
          <table:table-cell office:value-type="float" office:value="35.15836" calcext:value-type="float">
            <text:p>35.15836</text:p>
          </table:table-cell>
          <table:table-cell office:value-type="float" office:value="35.12135" calcext:value-type="float">
            <text:p>35.12135</text:p>
          </table:table-cell>
          <table:table-cell office:value-type="float" office:value="31.76903" calcext:value-type="float">
            <text:p>31.76903</text:p>
          </table:table-cell>
          <table:table-cell office:value-type="float" office:value="10.17572" calcext:value-type="float">
            <text:p>10.17572</text:p>
          </table:table-cell>
          <table:table-cell office:value-type="float" office:value="3.520406" calcext:value-type="float">
            <text:p>3.520406</text:p>
          </table:table-cell>
          <table:table-cell office:value-type="float" office:value="1.019979" calcext:value-type="float">
            <text:p>1.019979</text:p>
          </table:table-cell>
          <table:table-cell office:value-type="float" office:value="0.6638696" calcext:value-type="float">
            <text:p>0.6638696</text:p>
          </table:table-cell>
          <table:table-cell office:value-type="float" office:value="0.4272643" calcext:value-type="float">
            <text:p>0.4272643</text:p>
          </table:table-cell>
          <table:table-cell office:value-type="float" office:value="0.2818519" calcext:value-type="float">
            <text:p>0.2818519</text:p>
          </table:table-cell>
          <table:table-cell office:value-type="float" office:value="0.3735625" calcext:value-type="float">
            <text:p>0.3735625</text:p>
          </table:table-cell>
          <table:table-cell office:value-type="float" office:value="0.3251714" calcext:value-type="float">
            <text:p>0.3251714</text:p>
          </table:table-cell>
          <table:table-cell office:value-type="float" office:value="0.3460638" calcext:value-type="float">
            <text:p>0.3460638</text:p>
          </table:table-cell>
          <table:table-cell office:value-type="float" office:value="0" calcext:value-type="float">
            <text:p>0</text:p>
          </table:table-cell>
          <table:table-cell office:value-type="float" office:value="1568.426" calcext:value-type="float">
            <text:p>1568.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0663" calcext:value-type="float">
            <text:p>5.330663</text:p>
          </table:table-cell>
          <table:table-cell office:value-type="float" office:value="0" calcext:value-type="float">
            <text:p>0</text:p>
          </table:table-cell>
          <table:table-cell office:value-type="float" office:value="-0.08216773" calcext:value-type="float">
            <text:p>-0.082167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7" calcext:value-type="float">
            <text:p>3052007</text:p>
          </table:table-cell>
          <table:table-cell office:value-type="float" office:value="28.22778" calcext:value-type="float">
            <text:p>28.22778</text:p>
          </table:table-cell>
          <table:table-cell office:value-type="float" office:value="1102.588" calcext:value-type="float">
            <text:p>1102.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9047" calcext:value-type="float">
            <text:p>0.1919047</text:p>
          </table:table-cell>
          <table:table-cell office:value-type="float" office:value="9.175546" calcext:value-type="float">
            <text:p>9.175546</text:p>
          </table:table-cell>
          <table:table-cell office:value-type="float" office:value="0.04741971" calcext:value-type="float">
            <text:p>0.04741971</text:p>
          </table:table-cell>
          <table:table-cell office:value-type="float" office:value="0.00001572242" calcext:value-type="float">
            <text:p>1.572242E-05</text:p>
          </table:table-cell>
          <table:table-cell office:value-type="float" office:value="0.04700875" calcext:value-type="float">
            <text:p>0.04700875</text:p>
          </table:table-cell>
          <table:table-cell office:value-type="float" office:value="-0.009632423" calcext:value-type="float">
            <text:p>-0.009632423</text:p>
          </table:table-cell>
          <table:table-cell office:value-type="float" office:value="-0.03001059" calcext:value-type="float">
            <text:p>-0.03001059</text:p>
          </table:table-cell>
          <table:table-cell office:value-type="float" office:value="0.0005994247" calcext:value-type="float">
            <text:p>0.0005994247</text:p>
          </table:table-cell>
          <table:table-cell office:value-type="float" office:value="0.00004040789" calcext:value-type="float">
            <text:p>4.040789E-05</text:p>
          </table:table-cell>
          <table:table-cell office:value-type="float" office:value="22.025" calcext:value-type="float">
            <text:p>22.025</text:p>
          </table:table-cell>
          <table:table-cell office:value-type="float" office:value="3.100963" calcext:value-type="float">
            <text:p>3.100963</text:p>
          </table:table-cell>
          <table:table-cell office:value-type="float" office:value="0.2784781" calcext:value-type="float">
            <text:p>0.2784781</text:p>
          </table:table-cell>
          <table:table-cell office:value-type="float" office:value="0.1721712" calcext:value-type="float">
            <text:p>0.1721712</text:p>
          </table:table-cell>
          <table:table-cell office:value-type="float" office:value="0.04855609" calcext:value-type="float">
            <text:p>0.04855609</text:p>
          </table:table-cell>
          <table:table-cell office:value-type="float" office:value="0.04559216" calcext:value-type="float">
            <text:p>0.04559216</text:p>
          </table:table-cell>
          <table:table-cell office:value-type="float" office:value="0.02161327" calcext:value-type="float">
            <text:p>0.02161327</text:p>
          </table:table-cell>
          <table:table-cell office:value-type="float" office:value="0.01728009" calcext:value-type="float">
            <text:p>0.01728009</text:p>
          </table:table-cell>
          <table:table-cell office:value-type="float" office:value="0.02693399" calcext:value-type="float">
            <text:p>0.02693399</text:p>
          </table:table-cell>
          <table:table-cell office:value-type="float" office:value="0.02332781" calcext:value-type="float">
            <text:p>0.02332781</text:p>
          </table:table-cell>
          <table:table-cell office:value-type="float" office:value="0.021899" calcext:value-type="float">
            <text:p>0.021899</text:p>
          </table:table-cell>
          <table:table-cell office:value-type="float" office:value="0.02694277" calcext:value-type="float">
            <text:p>0.02694277</text:p>
          </table:table-cell>
          <table:table-cell office:value-type="float" office:value="0.03390585" calcext:value-type="float">
            <text:p>0.03390585</text:p>
          </table:table-cell>
          <table:table-cell office:value-type="float" office:value="0.005020586" calcext:value-type="float">
            <text:p>0.005020586</text:p>
          </table:table-cell>
          <table:table-cell office:value-type="float" office:value="0.003707442" calcext:value-type="float">
            <text:p>0.003707442</text:p>
          </table:table-cell>
          <table:table-cell office:value-type="float" office:value="0" calcext:value-type="float">
            <text:p>0</text:p>
          </table:table-cell>
          <table:table-cell office:value-type="float" office:value="6.551472" calcext:value-type="float">
            <text:p>6.551472</text:p>
          </table:table-cell>
          <table:table-cell office:value-type="float" office:value="22.06967" calcext:value-type="float">
            <text:p>22.06967</text:p>
          </table:table-cell>
          <table:table-cell office:value-type="float" office:value="35.89006" calcext:value-type="float">
            <text:p>35.89006</text:p>
          </table:table-cell>
          <table:table-cell office:value-type="float" office:value="35.45965" calcext:value-type="float">
            <text:p>35.45965</text:p>
          </table:table-cell>
          <table:table-cell office:value-type="float" office:value="31.61849" calcext:value-type="float">
            <text:p>31.61849</text:p>
          </table:table-cell>
          <table:table-cell office:value-type="float" office:value="10.63657" calcext:value-type="float">
            <text:p>10.63657</text:p>
          </table:table-cell>
          <table:table-cell office:value-type="float" office:value="4.332862" calcext:value-type="float">
            <text:p>4.332862</text:p>
          </table:table-cell>
          <table:table-cell office:value-type="float" office:value="1.278845" calcext:value-type="float">
            <text:p>1.278845</text:p>
          </table:table-cell>
          <table:table-cell office:value-type="float" office:value="0.6823459" calcext:value-type="float">
            <text:p>0.6823459</text:p>
          </table:table-cell>
          <table:table-cell office:value-type="float" office:value="0.4308331" calcext:value-type="float">
            <text:p>0.4308331</text:p>
          </table:table-cell>
          <table:table-cell office:value-type="float" office:value="0.283755" calcext:value-type="float">
            <text:p>0.283755</text:p>
          </table:table-cell>
          <table:table-cell office:value-type="float" office:value="0.3748757" calcext:value-type="float">
            <text:p>0.3748757</text:p>
          </table:table-cell>
          <table:table-cell office:value-type="float" office:value="0.3256681" calcext:value-type="float">
            <text:p>0.3256681</text:p>
          </table:table-cell>
          <table:table-cell office:value-type="float" office:value="0.346064" calcext:value-type="float">
            <text:p>0.346064</text:p>
          </table:table-cell>
          <table:table-cell office:value-type="float" office:value="0" calcext:value-type="float">
            <text:p>0</text:p>
          </table:table-cell>
          <table:table-cell office:value-type="float" office:value="1391.788" calcext:value-type="float">
            <text:p>1391.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09748" calcext:value-type="float">
            <text:p>5.409748</text:p>
          </table:table-cell>
          <table:table-cell office:value-type="float" office:value="0" calcext:value-type="float">
            <text:p>0</text:p>
          </table:table-cell>
          <table:table-cell office:value-type="float" office:value="-0.08657496" calcext:value-type="float">
            <text:p>-0.086574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7" calcext:value-type="float">
            <text:p>4052007</text:p>
          </table:table-cell>
          <table:table-cell office:value-type="float" office:value="28.13132" calcext:value-type="float">
            <text:p>28.13132</text:p>
          </table:table-cell>
          <table:table-cell office:value-type="float" office:value="1102.596" calcext:value-type="float">
            <text:p>1102.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16866" calcext:value-type="float">
            <text:p>0.1516866</text:p>
          </table:table-cell>
          <table:table-cell office:value-type="float" office:value="9.28152" calcext:value-type="float">
            <text:p>9.28152</text:p>
          </table:table-cell>
          <table:table-cell office:value-type="float" office:value="0.05497591" calcext:value-type="float">
            <text:p>0.05497591</text:p>
          </table:table-cell>
          <table:table-cell office:value-type="float" office:value="0.00002389277" calcext:value-type="float">
            <text:p>2.389277E-05</text:p>
          </table:table-cell>
          <table:table-cell office:value-type="float" office:value="0.0512996" calcext:value-type="float">
            <text:p>0.0512996</text:p>
          </table:table-cell>
          <table:table-cell office:value-type="float" office:value="-0.006382284" calcext:value-type="float">
            <text:p>-0.006382284</text:p>
          </table:table-cell>
          <table:table-cell office:value-type="float" office:value="-0.03163327" calcext:value-type="float">
            <text:p>-0.03163327</text:p>
          </table:table-cell>
          <table:table-cell office:value-type="float" office:value="0.0005822363" calcext:value-type="float">
            <text:p>0.0005822363</text:p>
          </table:table-cell>
          <table:table-cell office:value-type="float" office:value="0.00004041339" calcext:value-type="float">
            <text:p>4.041339E-05</text:p>
          </table:table-cell>
          <table:table-cell office:value-type="float" office:value="21.98916" calcext:value-type="float">
            <text:p>21.98916</text:p>
          </table:table-cell>
          <table:table-cell office:value-type="float" office:value="1.943853" calcext:value-type="float">
            <text:p>1.943853</text:p>
          </table:table-cell>
          <table:table-cell office:value-type="float" office:value="0.2034372" calcext:value-type="float">
            <text:p>0.2034372</text:p>
          </table:table-cell>
          <table:table-cell office:value-type="float" office:value="0.1943498" calcext:value-type="float">
            <text:p>0.1943498</text:p>
          </table:table-cell>
          <table:table-cell office:value-type="float" office:value="0.0547395" calcext:value-type="float">
            <text:p>0.0547395</text:p>
          </table:table-cell>
          <table:table-cell office:value-type="float" office:value="0.04956604" calcext:value-type="float">
            <text:p>0.04956604</text:p>
          </table:table-cell>
          <table:table-cell office:value-type="float" office:value="0.02330897" calcext:value-type="float">
            <text:p>0.02330897</text:p>
          </table:table-cell>
          <table:table-cell office:value-type="float" office:value="0.01823187" calcext:value-type="float">
            <text:p>0.01823187</text:p>
          </table:table-cell>
          <table:table-cell office:value-type="float" office:value="0.02812637" calcext:value-type="float">
            <text:p>0.02812637</text:p>
          </table:table-cell>
          <table:table-cell office:value-type="float" office:value="0.02406184" calcext:value-type="float">
            <text:p>0.02406184</text:p>
          </table:table-cell>
          <table:table-cell office:value-type="float" office:value="0.02237973" calcext:value-type="float">
            <text:p>0.02237973</text:p>
          </table:table-cell>
          <table:table-cell office:value-type="float" office:value="0.02693594" calcext:value-type="float">
            <text:p>0.02693594</text:p>
          </table:table-cell>
          <table:table-cell office:value-type="float" office:value="0.03375786" calcext:value-type="float">
            <text:p>0.03375786</text:p>
          </table:table-cell>
          <table:table-cell office:value-type="float" office:value="0.005029219" calcext:value-type="float">
            <text:p>0.005029219</text:p>
          </table:table-cell>
          <table:table-cell office:value-type="float" office:value="0.003706843" calcext:value-type="float">
            <text:p>0.003706843</text:p>
          </table:table-cell>
          <table:table-cell office:value-type="float" office:value="0" calcext:value-type="float">
            <text:p>0</text:p>
          </table:table-cell>
          <table:table-cell office:value-type="float" office:value="2.896631" calcext:value-type="float">
            <text:p>2.896631</text:p>
          </table:table-cell>
          <table:table-cell office:value-type="float" office:value="7.041843" calcext:value-type="float">
            <text:p>7.041843</text:p>
          </table:table-cell>
          <table:table-cell office:value-type="float" office:value="16.21212" calcext:value-type="float">
            <text:p>16.21212</text:p>
          </table:table-cell>
          <table:table-cell office:value-type="float" office:value="23.50187" calcext:value-type="float">
            <text:p>23.50187</text:p>
          </table:table-cell>
          <table:table-cell office:value-type="float" office:value="25.68789" calcext:value-type="float">
            <text:p>25.68789</text:p>
          </table:table-cell>
          <table:table-cell office:value-type="float" office:value="14.67204" calcext:value-type="float">
            <text:p>14.67204</text:p>
          </table:table-cell>
          <table:table-cell office:value-type="float" office:value="10.70881" calcext:value-type="float">
            <text:p>10.70881</text:p>
          </table:table-cell>
          <table:table-cell office:value-type="float" office:value="3.930804" calcext:value-type="float">
            <text:p>3.930804</text:p>
          </table:table-cell>
          <table:table-cell office:value-type="float" office:value="1.275267" calcext:value-type="float">
            <text:p>1.275267</text:p>
          </table:table-cell>
          <table:table-cell office:value-type="float" office:value="0.5546895" calcext:value-type="float">
            <text:p>0.5546895</text:p>
          </table:table-cell>
          <table:table-cell office:value-type="float" office:value="0.2989771" calcext:value-type="float">
            <text:p>0.2989771</text:p>
          </table:table-cell>
          <table:table-cell office:value-type="float" office:value="0.3763396" calcext:value-type="float">
            <text:p>0.3763396</text:p>
          </table:table-cell>
          <table:table-cell office:value-type="float" office:value="0.3261545" calcext:value-type="float">
            <text:p>0.3261545</text:p>
          </table:table-cell>
          <table:table-cell office:value-type="float" office:value="0.3460645" calcext:value-type="float">
            <text:p>0.3460645</text:p>
          </table:table-cell>
          <table:table-cell office:value-type="float" office:value="0" calcext:value-type="float">
            <text:p>0</text:p>
          </table:table-cell>
          <table:table-cell office:value-type="float" office:value="779.7559" calcext:value-type="float">
            <text:p>779.7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84297" calcext:value-type="float">
            <text:p>5.484297</text:p>
          </table:table-cell>
          <table:table-cell office:value-type="float" office:value="0" calcext:value-type="float">
            <text:p>0</text:p>
          </table:table-cell>
          <table:table-cell office:value-type="float" office:value="-0.109659" calcext:value-type="float">
            <text:p>-0.10965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7" calcext:value-type="float">
            <text:p>5052007</text:p>
          </table:table-cell>
          <table:table-cell office:value-type="float" office:value="28.02396" calcext:value-type="float">
            <text:p>28.02396</text:p>
          </table:table-cell>
          <table:table-cell office:value-type="float" office:value="1102.614" calcext:value-type="float">
            <text:p>1102.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7205" calcext:value-type="float">
            <text:p>0.1347205</text:p>
          </table:table-cell>
          <table:table-cell office:value-type="float" office:value="9.374935" calcext:value-type="float">
            <text:p>9.374935</text:p>
          </table:table-cell>
          <table:table-cell office:value-type="float" office:value="0.05497591" calcext:value-type="float">
            <text:p>0.05497591</text:p>
          </table:table-cell>
          <table:table-cell office:value-type="float" office:value="0.00002395429" calcext:value-type="float">
            <text:p>2.395429E-05</text:p>
          </table:table-cell>
          <table:table-cell office:value-type="float" office:value="0.0512996" calcext:value-type="float">
            <text:p>0.0512996</text:p>
          </table:table-cell>
          <table:table-cell office:value-type="float" office:value="-0.00634559" calcext:value-type="float">
            <text:p>-0.00634559</text:p>
          </table:table-cell>
          <table:table-cell office:value-type="float" office:value="-0.03269768" calcext:value-type="float">
            <text:p>-0.03269768</text:p>
          </table:table-cell>
          <table:table-cell office:value-type="float" office:value="0.0005755567" calcext:value-type="float">
            <text:p>0.0005755567</text:p>
          </table:table-cell>
          <table:table-cell office:value-type="float" office:value="0.00004042248" calcext:value-type="float">
            <text:p>4.042248E-05</text:p>
          </table:table-cell>
          <table:table-cell office:value-type="float" office:value="21.96465" calcext:value-type="float">
            <text:p>21.96465</text:p>
          </table:table-cell>
          <table:table-cell office:value-type="float" office:value="1.116052" calcext:value-type="float">
            <text:p>1.116052</text:p>
          </table:table-cell>
          <table:table-cell office:value-type="float" office:value="0.140328" calcext:value-type="float">
            <text:p>0.140328</text:p>
          </table:table-cell>
          <table:table-cell office:value-type="float" office:value="0.1508152" calcext:value-type="float">
            <text:p>0.1508152</text:p>
          </table:table-cell>
          <table:table-cell office:value-type="float" office:value="0.05050452" calcext:value-type="float">
            <text:p>0.05050452</text:p>
          </table:table-cell>
          <table:table-cell office:value-type="float" office:value="0.04790875" calcext:value-type="float">
            <text:p>0.04790875</text:p>
          </table:table-cell>
          <table:table-cell office:value-type="float" office:value="0.02308919" calcext:value-type="float">
            <text:p>0.02308919</text:p>
          </table:table-cell>
          <table:table-cell office:value-type="float" office:value="0.01827794" calcext:value-type="float">
            <text:p>0.01827794</text:p>
          </table:table-cell>
          <table:table-cell office:value-type="float" office:value="0.0285089" calcext:value-type="float">
            <text:p>0.0285089</text:p>
          </table:table-cell>
          <table:table-cell office:value-type="float" office:value="0.02437784" calcext:value-type="float">
            <text:p>0.02437784</text:p>
          </table:table-cell>
          <table:table-cell office:value-type="float" office:value="0.02262121" calcext:value-type="float">
            <text:p>0.02262121</text:p>
          </table:table-cell>
          <table:table-cell office:value-type="float" office:value="0.02731897" calcext:value-type="float">
            <text:p>0.02731897</text:p>
          </table:table-cell>
          <table:table-cell office:value-type="float" office:value="0.03387444" calcext:value-type="float">
            <text:p>0.03387444</text:p>
          </table:table-cell>
          <table:table-cell office:value-type="float" office:value="0.005121008" calcext:value-type="float">
            <text:p>0.005121008</text:p>
          </table:table-cell>
          <table:table-cell office:value-type="float" office:value="0.003706293" calcext:value-type="float">
            <text:p>0.003706293</text:p>
          </table:table-cell>
          <table:table-cell office:value-type="float" office:value="0" calcext:value-type="float">
            <text:p>0</text:p>
          </table:table-cell>
          <table:table-cell office:value-type="float" office:value="3.858388" calcext:value-type="float">
            <text:p>3.858388</text:p>
          </table:table-cell>
          <table:table-cell office:value-type="float" office:value="4.893167" calcext:value-type="float">
            <text:p>4.893167</text:p>
          </table:table-cell>
          <table:table-cell office:value-type="float" office:value="10.92852" calcext:value-type="float">
            <text:p>10.92852</text:p>
          </table:table-cell>
          <table:table-cell office:value-type="float" office:value="17.34434" calcext:value-type="float">
            <text:p>17.34434</text:p>
          </table:table-cell>
          <table:table-cell office:value-type="float" office:value="20.43355" calcext:value-type="float">
            <text:p>20.43355</text:p>
          </table:table-cell>
          <table:table-cell office:value-type="float" office:value="13.80548" calcext:value-type="float">
            <text:p>13.80548</text:p>
          </table:table-cell>
          <table:table-cell office:value-type="float" office:value="11.35215" calcext:value-type="float">
            <text:p>11.35215</text:p>
          </table:table-cell>
          <table:table-cell office:value-type="float" office:value="5.354801" calcext:value-type="float">
            <text:p>5.354801</text:p>
          </table:table-cell>
          <table:table-cell office:value-type="float" office:value="1.868685" calcext:value-type="float">
            <text:p>1.868685</text:p>
          </table:table-cell>
          <table:table-cell office:value-type="float" office:value="0.72889" calcext:value-type="float">
            <text:p>0.72889</text:p>
          </table:table-cell>
          <table:table-cell office:value-type="float" office:value="0.4045592" calcext:value-type="float">
            <text:p>0.4045592</text:p>
          </table:table-cell>
          <table:table-cell office:value-type="float" office:value="0.3978948" calcext:value-type="float">
            <text:p>0.3978948</text:p>
          </table:table-cell>
          <table:table-cell office:value-type="float" office:value="0.3310985" calcext:value-type="float">
            <text:p>0.3310985</text:p>
          </table:table-cell>
          <table:table-cell office:value-type="float" office:value="0.3460648" calcext:value-type="float">
            <text:p>0.3460648</text:p>
          </table:table-cell>
          <table:table-cell office:value-type="float" office:value="0" calcext:value-type="float">
            <text:p>0</text:p>
          </table:table-cell>
          <table:table-cell office:value-type="float" office:value="696.0698" calcext:value-type="float">
            <text:p>696.0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67745" calcext:value-type="float">
            <text:p>5.567745</text:p>
          </table:table-cell>
          <table:table-cell office:value-type="float" office:value="0" calcext:value-type="float">
            <text:p>0</text:p>
          </table:table-cell>
          <table:table-cell office:value-type="float" office:value="-0.1232466" calcext:value-type="float">
            <text:p>-0.123246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7" calcext:value-type="float">
            <text:p>6052007</text:p>
          </table:table-cell>
          <table:table-cell office:value-type="float" office:value="27.91022" calcext:value-type="float">
            <text:p>27.91022</text:p>
          </table:table-cell>
          <table:table-cell office:value-type="float" office:value="1102.625" calcext:value-type="float">
            <text:p>1102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512" calcext:value-type="float">
            <text:p>0.129512</text:p>
          </table:table-cell>
          <table:table-cell office:value-type="float" office:value="8.973106" calcext:value-type="float">
            <text:p>8.973106</text:p>
          </table:table-cell>
          <table:table-cell office:value-type="float" office:value="0.05497591" calcext:value-type="float">
            <text:p>0.05497591</text:p>
          </table:table-cell>
          <table:table-cell office:value-type="float" office:value="0.002127338" calcext:value-type="float">
            <text:p>0.002127338</text:p>
          </table:table-cell>
          <table:table-cell office:value-type="float" office:value="0.0512996" calcext:value-type="float">
            <text:p>0.0512996</text:p>
          </table:table-cell>
          <table:table-cell office:value-type="float" office:value="0.4941559" calcext:value-type="float">
            <text:p>0.4941559</text:p>
          </table:table-cell>
          <table:table-cell office:value-type="float" office:value="-0.03303994" calcext:value-type="float">
            <text:p>-0.03303994</text:p>
          </table:table-cell>
          <table:table-cell office:value-type="float" office:value="0.0005868892" calcext:value-type="float">
            <text:p>0.0005868892</text:p>
          </table:table-cell>
          <table:table-cell office:value-type="float" office:value="0.00004042816" calcext:value-type="float">
            <text:p>4.042816E-05</text:p>
          </table:table-cell>
          <table:table-cell office:value-type="float" office:value="21.92253" calcext:value-type="float">
            <text:p>21.92253</text:p>
          </table:table-cell>
          <table:table-cell office:value-type="float" office:value="0.8201467" calcext:value-type="float">
            <text:p>0.8201467</text:p>
          </table:table-cell>
          <table:table-cell office:value-type="float" office:value="0.1136425" calcext:value-type="float">
            <text:p>0.1136425</text:p>
          </table:table-cell>
          <table:table-cell office:value-type="float" office:value="0.1185872" calcext:value-type="float">
            <text:p>0.1185872</text:p>
          </table:table-cell>
          <table:table-cell office:value-type="float" office:value="0.044421" calcext:value-type="float">
            <text:p>0.044421</text:p>
          </table:table-cell>
          <table:table-cell office:value-type="float" office:value="0.04334325" calcext:value-type="float">
            <text:p>0.04334325</text:p>
          </table:table-cell>
          <table:table-cell office:value-type="float" office:value="0.02156421" calcext:value-type="float">
            <text:p>0.02156421</text:p>
          </table:table-cell>
          <table:table-cell office:value-type="float" office:value="0.017402" calcext:value-type="float">
            <text:p>0.017402</text:p>
          </table:table-cell>
          <table:table-cell office:value-type="float" office:value="0.02832363" calcext:value-type="float">
            <text:p>0.02832363</text:p>
          </table:table-cell>
          <table:table-cell office:value-type="float" office:value="0.02433742" calcext:value-type="float">
            <text:p>0.02433742</text:p>
          </table:table-cell>
          <table:table-cell office:value-type="float" office:value="0.02250944" calcext:value-type="float">
            <text:p>0.02250944</text:p>
          </table:table-cell>
          <table:table-cell office:value-type="float" office:value="0.02711257" calcext:value-type="float">
            <text:p>0.02711257</text:p>
          </table:table-cell>
          <table:table-cell office:value-type="float" office:value="0.03374131" calcext:value-type="float">
            <text:p>0.03374131</text:p>
          </table:table-cell>
          <table:table-cell office:value-type="float" office:value="0.005492796" calcext:value-type="float">
            <text:p>0.005492796</text:p>
          </table:table-cell>
          <table:table-cell office:value-type="float" office:value="0.003705755" calcext:value-type="float">
            <text:p>0.003705755</text:p>
          </table:table-cell>
          <table:table-cell office:value-type="float" office:value="0" calcext:value-type="float">
            <text:p>0</text:p>
          </table:table-cell>
          <table:table-cell office:value-type="float" office:value="4.932634" calcext:value-type="float">
            <text:p>4.932634</text:p>
          </table:table-cell>
          <table:table-cell office:value-type="float" office:value="5.406938" calcext:value-type="float">
            <text:p>5.406938</text:p>
          </table:table-cell>
          <table:table-cell office:value-type="float" office:value="10.63375" calcext:value-type="float">
            <text:p>10.63375</text:p>
          </table:table-cell>
          <table:table-cell office:value-type="float" office:value="15.69966" calcext:value-type="float">
            <text:p>15.69966</text:p>
          </table:table-cell>
          <table:table-cell office:value-type="float" office:value="18.45518" calcext:value-type="float">
            <text:p>18.45518</text:p>
          </table:table-cell>
          <table:table-cell office:value-type="float" office:value="12.24533" calcext:value-type="float">
            <text:p>12.24533</text:p>
          </table:table-cell>
          <table:table-cell office:value-type="float" office:value="10.28736" calcext:value-type="float">
            <text:p>10.28736</text:p>
          </table:table-cell>
          <table:table-cell office:value-type="float" office:value="5.328444" calcext:value-type="float">
            <text:p>5.328444</text:p>
          </table:table-cell>
          <table:table-cell office:value-type="float" office:value="1.897854" calcext:value-type="float">
            <text:p>1.897854</text:p>
          </table:table-cell>
          <table:table-cell office:value-type="float" office:value="0.7569467" calcext:value-type="float">
            <text:p>0.7569467</text:p>
          </table:table-cell>
          <table:table-cell office:value-type="float" office:value="0.4320641" calcext:value-type="float">
            <text:p>0.4320641</text:p>
          </table:table-cell>
          <table:table-cell office:value-type="float" office:value="0.4075851" calcext:value-type="float">
            <text:p>0.4075851</text:p>
          </table:table-cell>
          <table:table-cell office:value-type="float" office:value="0.350757" calcext:value-type="float">
            <text:p>0.350757</text:p>
          </table:table-cell>
          <table:table-cell office:value-type="float" office:value="0.3460672" calcext:value-type="float">
            <text:p>0.3460672</text:p>
          </table:table-cell>
          <table:table-cell office:value-type="float" office:value="0" calcext:value-type="float">
            <text:p>0</text:p>
          </table:table-cell>
          <table:table-cell office:value-type="float" office:value="733.936" calcext:value-type="float">
            <text:p>733.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148" calcext:value-type="float">
            <text:p>5.66148</text:p>
          </table:table-cell>
          <table:table-cell office:value-type="float" office:value="0" calcext:value-type="float">
            <text:p>0</text:p>
          </table:table-cell>
          <table:table-cell office:value-type="float" office:value="-0.1234106" calcext:value-type="float">
            <text:p>-0.12341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7" calcext:value-type="float">
            <text:p>7052007</text:p>
          </table:table-cell>
          <table:table-cell office:value-type="float" office:value="27.7502" calcext:value-type="float">
            <text:p>27.7502</text:p>
          </table:table-cell>
          <table:table-cell office:value-type="float" office:value="1102.634" calcext:value-type="float">
            <text:p>1102.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0561" calcext:value-type="float">
            <text:p>0.1620561</text:p>
          </table:table-cell>
          <table:table-cell office:value-type="float" office:value="8.865448" calcext:value-type="float">
            <text:p>8.865448</text:p>
          </table:table-cell>
          <table:table-cell office:value-type="float" office:value="0.05497591" calcext:value-type="float">
            <text:p>0.05497591</text:p>
          </table:table-cell>
          <table:table-cell office:value-type="float" office:value="0.002756454" calcext:value-type="float">
            <text:p>0.002756454</text:p>
          </table:table-cell>
          <table:table-cell office:value-type="float" office:value="0.0512996" calcext:value-type="float">
            <text:p>0.0512996</text:p>
          </table:table-cell>
          <table:table-cell office:value-type="float" office:value="0.7119167" calcext:value-type="float">
            <text:p>0.7119167</text:p>
          </table:table-cell>
          <table:table-cell office:value-type="float" office:value="-0.03315452" calcext:value-type="float">
            <text:p>-0.03315452</text:p>
          </table:table-cell>
          <table:table-cell office:value-type="float" office:value="0.0005988038" calcext:value-type="float">
            <text:p>0.0005988038</text:p>
          </table:table-cell>
          <table:table-cell office:value-type="float" office:value="0.00004042954" calcext:value-type="float">
            <text:p>4.042954E-05</text:p>
          </table:table-cell>
          <table:table-cell office:value-type="float" office:value="21.79889" calcext:value-type="float">
            <text:p>21.79889</text:p>
          </table:table-cell>
          <table:table-cell office:value-type="float" office:value="2.612263" calcext:value-type="float">
            <text:p>2.612263</text:p>
          </table:table-cell>
          <table:table-cell office:value-type="float" office:value="0.1202883" calcext:value-type="float">
            <text:p>0.1202883</text:p>
          </table:table-cell>
          <table:table-cell office:value-type="float" office:value="0.1167472" calcext:value-type="float">
            <text:p>0.1167472</text:p>
          </table:table-cell>
          <table:table-cell office:value-type="float" office:value="0.04152229" calcext:value-type="float">
            <text:p>0.04152229</text:p>
          </table:table-cell>
          <table:table-cell office:value-type="float" office:value="0.04108725" calcext:value-type="float">
            <text:p>0.04108725</text:p>
          </table:table-cell>
          <table:table-cell office:value-type="float" office:value="0.02062169" calcext:value-type="float">
            <text:p>0.02062169</text:p>
          </table:table-cell>
          <table:table-cell office:value-type="float" office:value="0.0168047" calcext:value-type="float">
            <text:p>0.0168047</text:p>
          </table:table-cell>
          <table:table-cell office:value-type="float" office:value="0.02814311" calcext:value-type="float">
            <text:p>0.02814311</text:p>
          </table:table-cell>
          <table:table-cell office:value-type="float" office:value="0.02428143" calcext:value-type="float">
            <text:p>0.02428143</text:p>
          </table:table-cell>
          <table:table-cell office:value-type="float" office:value="0.02238081" calcext:value-type="float">
            <text:p>0.02238081</text:p>
          </table:table-cell>
          <table:table-cell office:value-type="float" office:value="0.02690945" calcext:value-type="float">
            <text:p>0.02690945</text:p>
          </table:table-cell>
          <table:table-cell office:value-type="float" office:value="0.03348689" calcext:value-type="float">
            <text:p>0.03348689</text:p>
          </table:table-cell>
          <table:table-cell office:value-type="float" office:value="0.005730594" calcext:value-type="float">
            <text:p>0.005730594</text:p>
          </table:table-cell>
          <table:table-cell office:value-type="float" office:value="0.003705216" calcext:value-type="float">
            <text:p>0.003705216</text:p>
          </table:table-cell>
          <table:table-cell office:value-type="float" office:value="0" calcext:value-type="float">
            <text:p>0</text:p>
          </table:table-cell>
          <table:table-cell office:value-type="float" office:value="4.566394" calcext:value-type="float">
            <text:p>4.566394</text:p>
          </table:table-cell>
          <table:table-cell office:value-type="float" office:value="6.498198" calcext:value-type="float">
            <text:p>6.498198</text:p>
          </table:table-cell>
          <table:table-cell office:value-type="float" office:value="11.29179" calcext:value-type="float">
            <text:p>11.29179</text:p>
          </table:table-cell>
          <table:table-cell office:value-type="float" office:value="15.62713" calcext:value-type="float">
            <text:p>15.62713</text:p>
          </table:table-cell>
          <table:table-cell office:value-type="float" office:value="18.21304" calcext:value-type="float">
            <text:p>18.21304</text:p>
          </table:table-cell>
          <table:table-cell office:value-type="float" office:value="11.77056" calcext:value-type="float">
            <text:p>11.77056</text:p>
          </table:table-cell>
          <table:table-cell office:value-type="float" office:value="9.755644" calcext:value-type="float">
            <text:p>9.755644</text:p>
          </table:table-cell>
          <table:table-cell office:value-type="float" office:value="5.246026" calcext:value-type="float">
            <text:p>5.246026</text:p>
          </table:table-cell>
          <table:table-cell office:value-type="float" office:value="1.859372" calcext:value-type="float">
            <text:p>1.859372</text:p>
          </table:table-cell>
          <table:table-cell office:value-type="float" office:value="0.7498919" calcext:value-type="float">
            <text:p>0.7498919</text:p>
          </table:table-cell>
          <table:table-cell office:value-type="float" office:value="0.4308598" calcext:value-type="float">
            <text:p>0.4308598</text:p>
          </table:table-cell>
          <table:table-cell office:value-type="float" office:value="0.4025574" calcext:value-type="float">
            <text:p>0.4025574</text:p>
          </table:table-cell>
          <table:table-cell office:value-type="float" office:value="0.3611972" calcext:value-type="float">
            <text:p>0.3611972</text:p>
          </table:table-cell>
          <table:table-cell office:value-type="float" office:value="0.3460701" calcext:value-type="float">
            <text:p>0.3460701</text:p>
          </table:table-cell>
          <table:table-cell office:value-type="float" office:value="0" calcext:value-type="float">
            <text:p>0</text:p>
          </table:table-cell>
          <table:table-cell office:value-type="float" office:value="1082.318" calcext:value-type="float">
            <text:p>1082.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04273" calcext:value-type="float">
            <text:p>5.804273</text:p>
          </table:table-cell>
          <table:table-cell office:value-type="float" office:value="0" calcext:value-type="float">
            <text:p>0</text:p>
          </table:table-cell>
          <table:table-cell office:value-type="float" office:value="-0.1234877" calcext:value-type="float">
            <text:p>-0.12348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7" calcext:value-type="float">
            <text:p>8052007</text:p>
          </table:table-cell>
          <table:table-cell office:value-type="float" office:value="27.57836" calcext:value-type="float">
            <text:p>27.57836</text:p>
          </table:table-cell>
          <table:table-cell office:value-type="float" office:value="1102.642" calcext:value-type="float">
            <text:p>1102.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0001" calcext:value-type="float">
            <text:p>0.1890001</text:p>
          </table:table-cell>
          <table:table-cell office:value-type="float" office:value="8.92222" calcext:value-type="float">
            <text:p>8.92222</text:p>
          </table:table-cell>
          <table:table-cell office:value-type="float" office:value="0.05497591" calcext:value-type="float">
            <text:p>0.05497591</text:p>
          </table:table-cell>
          <table:table-cell office:value-type="float" office:value="0.002948152" calcext:value-type="float">
            <text:p>0.002948152</text:p>
          </table:table-cell>
          <table:table-cell office:value-type="float" office:value="0.0512996" calcext:value-type="float">
            <text:p>0.0512996</text:p>
          </table:table-cell>
          <table:table-cell office:value-type="float" office:value="0.7847658" calcext:value-type="float">
            <text:p>0.7847658</text:p>
          </table:table-cell>
          <table:table-cell office:value-type="float" office:value="-0.03329449" calcext:value-type="float">
            <text:p>-0.03329449</text:p>
          </table:table-cell>
          <table:table-cell office:value-type="float" office:value="0.0006022481" calcext:value-type="float">
            <text:p>0.0006022481</text:p>
          </table:table-cell>
          <table:table-cell office:value-type="float" office:value="0.00004043098" calcext:value-type="float">
            <text:p>4.043098E-05</text:p>
          </table:table-cell>
          <table:table-cell office:value-type="float" office:value="21.68832" calcext:value-type="float">
            <text:p>21.68832</text:p>
          </table:table-cell>
          <table:table-cell office:value-type="float" office:value="4.178761" calcext:value-type="float">
            <text:p>4.178761</text:p>
          </table:table-cell>
          <table:table-cell office:value-type="float" office:value="0.1324179" calcext:value-type="float">
            <text:p>0.1324179</text:p>
          </table:table-cell>
          <table:table-cell office:value-type="float" office:value="0.1220827" calcext:value-type="float">
            <text:p>0.1220827</text:p>
          </table:table-cell>
          <table:table-cell office:value-type="float" office:value="0.04004691" calcext:value-type="float">
            <text:p>0.04004691</text:p>
          </table:table-cell>
          <table:table-cell office:value-type="float" office:value="0.0398722" calcext:value-type="float">
            <text:p>0.0398722</text:p>
          </table:table-cell>
          <table:table-cell office:value-type="float" office:value="0.01987475" calcext:value-type="float">
            <text:p>0.01987475</text:p>
          </table:table-cell>
          <table:table-cell office:value-type="float" office:value="0.01622021" calcext:value-type="float">
            <text:p>0.01622021</text:p>
          </table:table-cell>
          <table:table-cell office:value-type="float" office:value="0.02796275" calcext:value-type="float">
            <text:p>0.02796275</text:p>
          </table:table-cell>
          <table:table-cell office:value-type="float" office:value="0.02421405" calcext:value-type="float">
            <text:p>0.02421405</text:p>
          </table:table-cell>
          <table:table-cell office:value-type="float" office:value="0.02225689" calcext:value-type="float">
            <text:p>0.02225689</text:p>
          </table:table-cell>
          <table:table-cell office:value-type="float" office:value="0.02675066" calcext:value-type="float">
            <text:p>0.02675066</text:p>
          </table:table-cell>
          <table:table-cell office:value-type="float" office:value="0.03332221" calcext:value-type="float">
            <text:p>0.03332221</text:p>
          </table:table-cell>
          <table:table-cell office:value-type="float" office:value="0.005793388" calcext:value-type="float">
            <text:p>0.005793388</text:p>
          </table:table-cell>
          <table:table-cell office:value-type="float" office:value="0.003704662" calcext:value-type="float">
            <text:p>0.003704662</text:p>
          </table:table-cell>
          <table:table-cell office:value-type="float" office:value="0" calcext:value-type="float">
            <text:p>0</text:p>
          </table:table-cell>
          <table:table-cell office:value-type="float" office:value="4.189416" calcext:value-type="float">
            <text:p>4.189416</text:p>
          </table:table-cell>
          <table:table-cell office:value-type="float" office:value="7.824944" calcext:value-type="float">
            <text:p>7.824944</text:p>
          </table:table-cell>
          <table:table-cell office:value-type="float" office:value="12.22434" calcext:value-type="float">
            <text:p>12.22434</text:p>
          </table:table-cell>
          <table:table-cell office:value-type="float" office:value="15.85629" calcext:value-type="float">
            <text:p>15.85629</text:p>
          </table:table-cell>
          <table:table-cell office:value-type="float" office:value="18.37401" calcext:value-type="float">
            <text:p>18.37401</text:p>
          </table:table-cell>
          <table:table-cell office:value-type="float" office:value="11.71901" calcext:value-type="float">
            <text:p>11.71901</text:p>
          </table:table-cell>
          <table:table-cell office:value-type="float" office:value="9.571515" calcext:value-type="float">
            <text:p>9.571515</text:p>
          </table:table-cell>
          <table:table-cell office:value-type="float" office:value="5.209128" calcext:value-type="float">
            <text:p>5.209128</text:p>
          </table:table-cell>
          <table:table-cell office:value-type="float" office:value="1.837507" calcext:value-type="float">
            <text:p>1.837507</text:p>
          </table:table-cell>
          <table:table-cell office:value-type="float" office:value="0.7411416" calcext:value-type="float">
            <text:p>0.7411416</text:p>
          </table:table-cell>
          <table:table-cell office:value-type="float" office:value="0.4284576" calcext:value-type="float">
            <text:p>0.4284576</text:p>
          </table:table-cell>
          <table:table-cell office:value-type="float" office:value="0.4007229" calcext:value-type="float">
            <text:p>0.4007229</text:p>
          </table:table-cell>
          <table:table-cell office:value-type="float" office:value="0.3619997" calcext:value-type="float">
            <text:p>0.3619997</text:p>
          </table:table-cell>
          <table:table-cell office:value-type="float" office:value="0.3460732" calcext:value-type="float">
            <text:p>0.3460732</text:p>
          </table:table-cell>
          <table:table-cell office:value-type="float" office:value="0" calcext:value-type="float">
            <text:p>0</text:p>
          </table:table-cell>
          <table:table-cell office:value-type="float" office:value="1339.463" calcext:value-type="float">
            <text:p>1339.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60941" calcext:value-type="float">
            <text:p>5.960941</text:p>
          </table:table-cell>
          <table:table-cell office:value-type="float" office:value="0" calcext:value-type="float">
            <text:p>0</text:p>
          </table:table-cell>
          <table:table-cell office:value-type="float" office:value="-0.1236107" calcext:value-type="float">
            <text:p>-0.12361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7" calcext:value-type="float">
            <text:p>9052007</text:p>
          </table:table-cell>
          <table:table-cell office:value-type="float" office:value="27.38849" calcext:value-type="float">
            <text:p>27.38849</text:p>
          </table:table-cell>
          <table:table-cell office:value-type="float" office:value="1102.649" calcext:value-type="float">
            <text:p>1102.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6855" calcext:value-type="float">
            <text:p>0.2076855</text:p>
          </table:table-cell>
          <table:table-cell office:value-type="float" office:value="9.044881" calcext:value-type="float">
            <text:p>9.044881</text:p>
          </table:table-cell>
          <table:table-cell office:value-type="float" office:value="0.05497591" calcext:value-type="float">
            <text:p>0.05497591</text:p>
          </table:table-cell>
          <table:table-cell office:value-type="float" office:value="0.003059059" calcext:value-type="float">
            <text:p>0.003059059</text:p>
          </table:table-cell>
          <table:table-cell office:value-type="float" office:value="0.0512996" calcext:value-type="float">
            <text:p>0.0512996</text:p>
          </table:table-cell>
          <table:table-cell office:value-type="float" office:value="0.8185393" calcext:value-type="float">
            <text:p>0.8185393</text:p>
          </table:table-cell>
          <table:table-cell office:value-type="float" office:value="-0.03352776" calcext:value-type="float">
            <text:p>-0.03352776</text:p>
          </table:table-cell>
          <table:table-cell office:value-type="float" office:value="0.0006051806" calcext:value-type="float">
            <text:p>0.0006051806</text:p>
          </table:table-cell>
          <table:table-cell office:value-type="float" office:value="0.00004043187" calcext:value-type="float">
            <text:p>4.043187E-05</text:p>
          </table:table-cell>
          <table:table-cell office:value-type="float" office:value="21.57752" calcext:value-type="float">
            <text:p>21.57752</text:p>
          </table:table-cell>
          <table:table-cell office:value-type="float" office:value="5.010053" calcext:value-type="float">
            <text:p>5.010053</text:p>
          </table:table-cell>
          <table:table-cell office:value-type="float" office:value="0.1539175" calcext:value-type="float">
            <text:p>0.1539175</text:p>
          </table:table-cell>
          <table:table-cell office:value-type="float" office:value="0.1358241" calcext:value-type="float">
            <text:p>0.1358241</text:p>
          </table:table-cell>
          <table:table-cell office:value-type="float" office:value="0.04066867" calcext:value-type="float">
            <text:p>0.04066867</text:p>
          </table:table-cell>
          <table:table-cell office:value-type="float" office:value="0.04007458" calcext:value-type="float">
            <text:p>0.04007458</text:p>
          </table:table-cell>
          <table:table-cell office:value-type="float" office:value="0.01930039" calcext:value-type="float">
            <text:p>0.01930039</text:p>
          </table:table-cell>
          <table:table-cell office:value-type="float" office:value="0.01571357" calcext:value-type="float">
            <text:p>0.01571357</text:p>
          </table:table-cell>
          <table:table-cell office:value-type="float" office:value="0.02777239" calcext:value-type="float">
            <text:p>0.02777239</text:p>
          </table:table-cell>
          <table:table-cell office:value-type="float" office:value="0.02413793" calcext:value-type="float">
            <text:p>0.02413793</text:p>
          </table:table-cell>
          <table:table-cell office:value-type="float" office:value="0.02213989" calcext:value-type="float">
            <text:p>0.02213989</text:p>
          </table:table-cell>
          <table:table-cell office:value-type="float" office:value="0.0266074" calcext:value-type="float">
            <text:p>0.0266074</text:p>
          </table:table-cell>
          <table:table-cell office:value-type="float" office:value="0.03313449" calcext:value-type="float">
            <text:p>0.03313449</text:p>
          </table:table-cell>
          <table:table-cell office:value-type="float" office:value="0.005851331" calcext:value-type="float">
            <text:p>0.005851331</text:p>
          </table:table-cell>
          <table:table-cell office:value-type="float" office:value="0.003704088" calcext:value-type="float">
            <text:p>0.003704088</text:p>
          </table:table-cell>
          <table:table-cell office:value-type="float" office:value="0" calcext:value-type="float">
            <text:p>0</text:p>
          </table:table-cell>
          <table:table-cell office:value-type="float" office:value="4.621673" calcext:value-type="float">
            <text:p>4.621673</text:p>
          </table:table-cell>
          <table:table-cell office:value-type="float" office:value="9.33734" calcext:value-type="float">
            <text:p>9.33734</text:p>
          </table:table-cell>
          <table:table-cell office:value-type="float" office:value="13.28812" calcext:value-type="float">
            <text:p>13.28812</text:p>
          </table:table-cell>
          <table:table-cell office:value-type="float" office:value="16.1231" calcext:value-type="float">
            <text:p>16.1231</text:p>
          </table:table-cell>
          <table:table-cell office:value-type="float" office:value="18.58657" calcext:value-type="float">
            <text:p>18.58657</text:p>
          </table:table-cell>
          <table:table-cell office:value-type="float" office:value="11.74681" calcext:value-type="float">
            <text:p>11.74681</text:p>
          </table:table-cell>
          <table:table-cell office:value-type="float" office:value="9.519755" calcext:value-type="float">
            <text:p>9.519755</text:p>
          </table:table-cell>
          <table:table-cell office:value-type="float" office:value="5.19862" calcext:value-type="float">
            <text:p>5.19862</text:p>
          </table:table-cell>
          <table:table-cell office:value-type="float" office:value="1.826607" calcext:value-type="float">
            <text:p>1.826607</text:p>
          </table:table-cell>
          <table:table-cell office:value-type="float" office:value="0.7349459" calcext:value-type="float">
            <text:p>0.7349459</text:p>
          </table:table-cell>
          <table:table-cell office:value-type="float" office:value="0.4259669" calcext:value-type="float">
            <text:p>0.4259669</text:p>
          </table:table-cell>
          <table:table-cell office:value-type="float" office:value="0.3972372" calcext:value-type="float">
            <text:p>0.3972372</text:p>
          </table:table-cell>
          <table:table-cell office:value-type="float" office:value="0.3627496" calcext:value-type="float">
            <text:p>0.3627496</text:p>
          </table:table-cell>
          <table:table-cell office:value-type="float" office:value="0.3460764" calcext:value-type="float">
            <text:p>0.3460764</text:p>
          </table:table-cell>
          <table:table-cell office:value-type="float" office:value="0" calcext:value-type="float">
            <text:p>0</text:p>
          </table:table-cell>
          <table:table-cell office:value-type="float" office:value="1558.884" calcext:value-type="float">
            <text:p>1558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3603" calcext:value-type="float">
            <text:p>6.13603</text:p>
          </table:table-cell>
          <table:table-cell office:value-type="float" office:value="0" calcext:value-type="float">
            <text:p>0</text:p>
          </table:table-cell>
          <table:table-cell office:value-type="float" office:value="-0.1238277" calcext:value-type="float">
            <text:p>-0.12382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7" calcext:value-type="float">
            <text:p>10052007</text:p>
          </table:table-cell>
          <table:table-cell office:value-type="float" office:value="27.21023" calcext:value-type="float">
            <text:p>27.21023</text:p>
          </table:table-cell>
          <table:table-cell office:value-type="float" office:value="1102.655" calcext:value-type="float">
            <text:p>1102.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65574" calcext:value-type="float">
            <text:p>0.2065574</text:p>
          </table:table-cell>
          <table:table-cell office:value-type="float" office:value="9.190667" calcext:value-type="float">
            <text:p>9.190667</text:p>
          </table:table-cell>
          <table:table-cell office:value-type="float" office:value="0.05497591" calcext:value-type="float">
            <text:p>0.05497591</text:p>
          </table:table-cell>
          <table:table-cell office:value-type="float" office:value="0.003131421" calcext:value-type="float">
            <text:p>0.003131421</text:p>
          </table:table-cell>
          <table:table-cell office:value-type="float" office:value="0.0512996" calcext:value-type="float">
            <text:p>0.0512996</text:p>
          </table:table-cell>
          <table:table-cell office:value-type="float" office:value="0.8370011" calcext:value-type="float">
            <text:p>0.8370011</text:p>
          </table:table-cell>
          <table:table-cell office:value-type="float" office:value="-0.0339823" calcext:value-type="float">
            <text:p>-0.0339823</text:p>
          </table:table-cell>
          <table:table-cell office:value-type="float" office:value="0.0006106188" calcext:value-type="float">
            <text:p>0.0006106188</text:p>
          </table:table-cell>
          <table:table-cell office:value-type="float" office:value="0.0000404381" calcext:value-type="float">
            <text:p>4.04381E-05</text:p>
          </table:table-cell>
          <table:table-cell office:value-type="float" office:value="21.48555" calcext:value-type="float">
            <text:p>21.48555</text:p>
          </table:table-cell>
          <table:table-cell office:value-type="float" office:value="4.847003" calcext:value-type="float">
            <text:p>4.847003</text:p>
          </table:table-cell>
          <table:table-cell office:value-type="float" office:value="1.315102" calcext:value-type="float">
            <text:p>1.315102</text:p>
          </table:table-cell>
          <table:table-cell office:value-type="float" office:value="0.1353291" calcext:value-type="float">
            <text:p>0.1353291</text:p>
          </table:table-cell>
          <table:table-cell office:value-type="float" office:value="0.03933622" calcext:value-type="float">
            <text:p>0.03933622</text:p>
          </table:table-cell>
          <table:table-cell office:value-type="float" office:value="0.03915214" calcext:value-type="float">
            <text:p>0.03915214</text:p>
          </table:table-cell>
          <table:table-cell office:value-type="float" office:value="0.01890531" calcext:value-type="float">
            <text:p>0.01890531</text:p>
          </table:table-cell>
          <table:table-cell office:value-type="float" office:value="0.01531106" calcext:value-type="float">
            <text:p>0.01531106</text:p>
          </table:table-cell>
          <table:table-cell office:value-type="float" office:value="0.02756981" calcext:value-type="float">
            <text:p>0.02756981</text:p>
          </table:table-cell>
          <table:table-cell office:value-type="float" office:value="0.02405576" calcext:value-type="float">
            <text:p>0.02405576</text:p>
          </table:table-cell>
          <table:table-cell office:value-type="float" office:value="0.02202878" calcext:value-type="float">
            <text:p>0.02202878</text:p>
          </table:table-cell>
          <table:table-cell office:value-type="float" office:value="0.02647113" calcext:value-type="float">
            <text:p>0.02647113</text:p>
          </table:table-cell>
          <table:table-cell office:value-type="float" office:value="0.03294515" calcext:value-type="float">
            <text:p>0.03294515</text:p>
          </table:table-cell>
          <table:table-cell office:value-type="float" office:value="0.005903506" calcext:value-type="float">
            <text:p>0.005903506</text:p>
          </table:table-cell>
          <table:table-cell office:value-type="float" office:value="0.003703507" calcext:value-type="float">
            <text:p>0.003703507</text:p>
          </table:table-cell>
          <table:table-cell office:value-type="float" office:value="0" calcext:value-type="float">
            <text:p>0</text:p>
          </table:table-cell>
          <table:table-cell office:value-type="float" office:value="7.586435" calcext:value-type="float">
            <text:p>7.586435</text:p>
          </table:table-cell>
          <table:table-cell office:value-type="float" office:value="10.95525" calcext:value-type="float">
            <text:p>10.95525</text:p>
          </table:table-cell>
          <table:table-cell office:value-type="float" office:value="14.01885" calcext:value-type="float">
            <text:p>14.01885</text:p>
          </table:table-cell>
          <table:table-cell office:value-type="float" office:value="16.30017" calcext:value-type="float">
            <text:p>16.30017</text:p>
          </table:table-cell>
          <table:table-cell office:value-type="float" office:value="18.75673" calcext:value-type="float">
            <text:p>18.75673</text:p>
          </table:table-cell>
          <table:table-cell office:value-type="float" office:value="11.78981" calcext:value-type="float">
            <text:p>11.78981</text:p>
          </table:table-cell>
          <table:table-cell office:value-type="float" office:value="9.512941" calcext:value-type="float">
            <text:p>9.512941</text:p>
          </table:table-cell>
          <table:table-cell office:value-type="float" office:value="5.201777" calcext:value-type="float">
            <text:p>5.201777</text:p>
          </table:table-cell>
          <table:table-cell office:value-type="float" office:value="1.822899" calcext:value-type="float">
            <text:p>1.822899</text:p>
          </table:table-cell>
          <table:table-cell office:value-type="float" office:value="0.7316712" calcext:value-type="float">
            <text:p>0.7316712</text:p>
          </table:table-cell>
          <table:table-cell office:value-type="float" office:value="0.4237995" calcext:value-type="float">
            <text:p>0.4237995</text:p>
          </table:table-cell>
          <table:table-cell office:value-type="float" office:value="0.393812" calcext:value-type="float">
            <text:p>0.393812</text:p>
          </table:table-cell>
          <table:table-cell office:value-type="float" office:value="0.363438" calcext:value-type="float">
            <text:p>0.363438</text:p>
          </table:table-cell>
          <table:table-cell office:value-type="float" office:value="0.3460797" calcext:value-type="float">
            <text:p>0.3460797</text:p>
          </table:table-cell>
          <table:table-cell office:value-type="float" office:value="0" calcext:value-type="float">
            <text:p>0</text:p>
          </table:table-cell>
          <table:table-cell office:value-type="float" office:value="1639.954" calcext:value-type="float">
            <text:p>1639.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99622" calcext:value-type="float">
            <text:p>6.299622</text:p>
          </table:table-cell>
          <table:table-cell office:value-type="float" office:value="0" calcext:value-type="float">
            <text:p>0</text:p>
          </table:table-cell>
          <table:table-cell office:value-type="float" office:value="-0.1239418" calcext:value-type="float">
            <text:p>-0.12394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7" calcext:value-type="float">
            <text:p>11052007</text:p>
          </table:table-cell>
          <table:table-cell office:value-type="float" office:value="27.02134" calcext:value-type="float">
            <text:p>27.02134</text:p>
          </table:table-cell>
          <table:table-cell office:value-type="float" office:value="1102.658" calcext:value-type="float">
            <text:p>1102.658</text:p>
          </table:table-cell>
          <table:table-cell office:value-type="float" office:value="12.84" calcext:value-type="float">
            <text:p>12.84</text:p>
          </table:table-cell>
          <table:table-cell office:value-type="float" office:value="0" calcext:value-type="float">
            <text:p>0</text:p>
          </table:table-cell>
          <table:table-cell office:value-type="float" office:value="4.434605" calcext:value-type="float">
            <text:p>4.434605</text:p>
          </table:table-cell>
          <table:table-cell office:value-type="float" office:value="13.56984" calcext:value-type="float">
            <text:p>13.56984</text:p>
          </table:table-cell>
          <table:table-cell office:value-type="float" office:value="0.05497591" calcext:value-type="float">
            <text:p>0.05497591</text:p>
          </table:table-cell>
          <table:table-cell office:value-type="float" office:value="0.003179273" calcext:value-type="float">
            <text:p>0.003179273</text:p>
          </table:table-cell>
          <table:table-cell office:value-type="float" office:value="0.0512996" calcext:value-type="float">
            <text:p>0.0512996</text:p>
          </table:table-cell>
          <table:table-cell office:value-type="float" office:value="0.8498841" calcext:value-type="float">
            <text:p>0.8498841</text:p>
          </table:table-cell>
          <table:table-cell office:value-type="float" office:value="-0.03420995" calcext:value-type="float">
            <text:p>-0.03420995</text:p>
          </table:table-cell>
          <table:table-cell office:value-type="float" office:value="0.0005847854" calcext:value-type="float">
            <text:p>0.0005847854</text:p>
          </table:table-cell>
          <table:table-cell office:value-type="float" office:value="0.00004043963" calcext:value-type="float">
            <text:p>4.043963E-05</text:p>
          </table:table-cell>
          <table:table-cell office:value-type="float" office:value="21.37231" calcext:value-type="float">
            <text:p>21.37231</text:p>
          </table:table-cell>
          <table:table-cell office:value-type="float" office:value="7.576969" calcext:value-type="float">
            <text:p>7.576969</text:p>
          </table:table-cell>
          <table:table-cell office:value-type="float" office:value="1.52313" calcext:value-type="float">
            <text:p>1.52313</text:p>
          </table:table-cell>
          <table:table-cell office:value-type="float" office:value="83.15574" calcext:value-type="float">
            <text:p>83.15574</text:p>
          </table:table-cell>
          <table:table-cell office:value-type="float" office:value="0.03962977" calcext:value-type="float">
            <text:p>0.03962977</text:p>
          </table:table-cell>
          <table:table-cell office:value-type="float" office:value="0.03972258" calcext:value-type="float">
            <text:p>0.03972258</text:p>
          </table:table-cell>
          <table:table-cell office:value-type="float" office:value="0.01864038" calcext:value-type="float">
            <text:p>0.01864038</text:p>
          </table:table-cell>
          <table:table-cell office:value-type="float" office:value="0.01508223" calcext:value-type="float">
            <text:p>0.01508223</text:p>
          </table:table-cell>
          <table:table-cell office:value-type="float" office:value="0.02738805" calcext:value-type="float">
            <text:p>0.02738805</text:p>
          </table:table-cell>
          <table:table-cell office:value-type="float" office:value="0.02329581" calcext:value-type="float">
            <text:p>0.02329581</text:p>
          </table:table-cell>
          <table:table-cell office:value-type="float" office:value="0.02179932" calcext:value-type="float">
            <text:p>0.02179932</text:p>
          </table:table-cell>
          <table:table-cell office:value-type="float" office:value="0.02632552" calcext:value-type="float">
            <text:p>0.02632552</text:p>
          </table:table-cell>
          <table:table-cell office:value-type="float" office:value="0.03276799" calcext:value-type="float">
            <text:p>0.03276799</text:p>
          </table:table-cell>
          <table:table-cell office:value-type="float" office:value="0.005940406" calcext:value-type="float">
            <text:p>0.005940406</text:p>
          </table:table-cell>
          <table:table-cell office:value-type="float" office:value="0.003702923" calcext:value-type="float">
            <text:p>0.003702923</text:p>
          </table:table-cell>
          <table:table-cell office:value-type="float" office:value="0" calcext:value-type="float">
            <text:p>0</text:p>
          </table:table-cell>
          <table:table-cell office:value-type="float" office:value="6.960339" calcext:value-type="float">
            <text:p>6.960339</text:p>
          </table:table-cell>
          <table:table-cell office:value-type="float" office:value="14.02926" calcext:value-type="float">
            <text:p>14.02926</text:p>
          </table:table-cell>
          <table:table-cell office:value-type="float" office:value="98.18096" calcext:value-type="float">
            <text:p>98.18096</text:p>
          </table:table-cell>
          <table:table-cell office:value-type="float" office:value="16.45668" calcext:value-type="float">
            <text:p>16.45668</text:p>
          </table:table-cell>
          <table:table-cell office:value-type="float" office:value="18.80426" calcext:value-type="float">
            <text:p>18.80426</text:p>
          </table:table-cell>
          <table:table-cell office:value-type="float" office:value="11.80853" calcext:value-type="float">
            <text:p>11.80853</text:p>
          </table:table-cell>
          <table:table-cell office:value-type="float" office:value="9.513383" calcext:value-type="float">
            <text:p>9.513383</text:p>
          </table:table-cell>
          <table:table-cell office:value-type="float" office:value="5.209665" calcext:value-type="float">
            <text:p>5.209665</text:p>
          </table:table-cell>
          <table:table-cell office:value-type="float" office:value="1.822871" calcext:value-type="float">
            <text:p>1.822871</text:p>
          </table:table-cell>
          <table:table-cell office:value-type="float" office:value="0.7302191" calcext:value-type="float">
            <text:p>0.7302191</text:p>
          </table:table-cell>
          <table:table-cell office:value-type="float" office:value="0.4221466" calcext:value-type="float">
            <text:p>0.4221466</text:p>
          </table:table-cell>
          <table:table-cell office:value-type="float" office:value="0.3914558" calcext:value-type="float">
            <text:p>0.3914558</text:p>
          </table:table-cell>
          <table:table-cell office:value-type="float" office:value="0.3635154" calcext:value-type="float">
            <text:p>0.3635154</text:p>
          </table:table-cell>
          <table:table-cell office:value-type="float" office:value="0.3460829" calcext:value-type="float">
            <text:p>0.3460829</text:p>
          </table:table-cell>
          <table:table-cell office:value-type="float" office:value="0" calcext:value-type="float">
            <text:p>0</text:p>
          </table:table-cell>
          <table:table-cell office:value-type="float" office:value="1698.748" calcext:value-type="float">
            <text:p>1698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77018" calcext:value-type="float">
            <text:p>6.477018</text:p>
          </table:table-cell>
          <table:table-cell office:value-type="float" office:value="0" calcext:value-type="float">
            <text:p>0</text:p>
          </table:table-cell>
          <table:table-cell office:value-type="float" office:value="-0.1240836" calcext:value-type="float">
            <text:p>-0.12408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7" calcext:value-type="float">
            <text:p>12052007</text:p>
          </table:table-cell>
          <table:table-cell office:value-type="float" office:value="26.86515" calcext:value-type="float">
            <text:p>26.86515</text:p>
          </table:table-cell>
          <table:table-cell office:value-type="float" office:value="1102.662" calcext:value-type="float">
            <text:p>1102.662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006708602" calcext:value-type="float">
            <text:p>-6.708602E-05</text:p>
          </table:table-cell>
          <table:table-cell office:value-type="float" office:value="4.462609" calcext:value-type="float">
            <text:p>4.462609</text:p>
          </table:table-cell>
          <table:table-cell office:value-type="float" office:value="13.79432" calcext:value-type="float">
            <text:p>13.79432</text:p>
          </table:table-cell>
          <table:table-cell office:value-type="float" office:value="0.05497591" calcext:value-type="float">
            <text:p>0.05497591</text:p>
          </table:table-cell>
          <table:table-cell office:value-type="float" office:value="0.003211592" calcext:value-type="float">
            <text:p>0.003211592</text:p>
          </table:table-cell>
          <table:table-cell office:value-type="float" office:value="0.0512996" calcext:value-type="float">
            <text:p>0.0512996</text:p>
          </table:table-cell>
          <table:table-cell office:value-type="float" office:value="0.8587808" calcext:value-type="float">
            <text:p>0.8587808</text:p>
          </table:table-cell>
          <table:table-cell office:value-type="float" office:value="-0.03445814" calcext:value-type="float">
            <text:p>-0.03445814</text:p>
          </table:table-cell>
          <table:table-cell office:value-type="float" office:value="0.000560882" calcext:value-type="float">
            <text:p>0.000560882</text:p>
          </table:table-cell>
          <table:table-cell office:value-type="float" office:value="0.00004044109" calcext:value-type="float">
            <text:p>4.044109E-05</text:p>
          </table:table-cell>
          <table:table-cell office:value-type="float" office:value="21.29764" calcext:value-type="float">
            <text:p>21.29764</text:p>
          </table:table-cell>
          <table:table-cell office:value-type="float" office:value="6.81745" calcext:value-type="float">
            <text:p>6.81745</text:p>
          </table:table-cell>
          <table:table-cell office:value-type="float" office:value="2.445758" calcext:value-type="float">
            <text:p>2.445758</text:p>
          </table:table-cell>
          <table:table-cell office:value-type="float" office:value="83.13165" calcext:value-type="float">
            <text:p>83.13165</text:p>
          </table:table-cell>
          <table:table-cell office:value-type="float" office:value="0.03853157" calcext:value-type="float">
            <text:p>0.03853157</text:p>
          </table:table-cell>
          <table:table-cell office:value-type="float" office:value="0.03854661" calcext:value-type="float">
            <text:p>0.03854661</text:p>
          </table:table-cell>
          <table:table-cell office:value-type="float" office:value="0.01851993" calcext:value-type="float">
            <text:p>0.01851993</text:p>
          </table:table-cell>
          <table:table-cell office:value-type="float" office:value="0.01498618" calcext:value-type="float">
            <text:p>0.01498618</text:p>
          </table:table-cell>
          <table:table-cell office:value-type="float" office:value="0.02723267" calcext:value-type="float">
            <text:p>0.02723267</text:p>
          </table:table-cell>
          <table:table-cell office:value-type="float" office:value="0.02293413" calcext:value-type="float">
            <text:p>0.02293413</text:p>
          </table:table-cell>
          <table:table-cell office:value-type="float" office:value="0.02161906" calcext:value-type="float">
            <text:p>0.02161906</text:p>
          </table:table-cell>
          <table:table-cell office:value-type="float" office:value="0.02618753" calcext:value-type="float">
            <text:p>0.02618753</text:p>
          </table:table-cell>
          <table:table-cell office:value-type="float" office:value="0.03261707" calcext:value-type="float">
            <text:p>0.03261707</text:p>
          </table:table-cell>
          <table:table-cell office:value-type="float" office:value="0.005950778" calcext:value-type="float">
            <text:p>0.005950778</text:p>
          </table:table-cell>
          <table:table-cell office:value-type="float" office:value="0.003702312" calcext:value-type="float">
            <text:p>0.003702312</text:p>
          </table:table-cell>
          <table:table-cell office:value-type="float" office:value="0" calcext:value-type="float">
            <text:p>0</text:p>
          </table:table-cell>
          <table:table-cell office:value-type="float" office:value="10.2435" calcext:value-type="float">
            <text:p>10.2435</text:p>
          </table:table-cell>
          <table:table-cell office:value-type="float" office:value="18.40693" calcext:value-type="float">
            <text:p>18.40693</text:p>
          </table:table-cell>
          <table:table-cell office:value-type="float" office:value="98.10754" calcext:value-type="float">
            <text:p>98.10754</text:p>
          </table:table-cell>
          <table:table-cell office:value-type="float" office:value="16.66668" calcext:value-type="float">
            <text:p>16.66668</text:p>
          </table:table-cell>
          <table:table-cell office:value-type="float" office:value="18.91042" calcext:value-type="float">
            <text:p>18.91042</text:p>
          </table:table-cell>
          <table:table-cell office:value-type="float" office:value="11.81719" calcext:value-type="float">
            <text:p>11.81719</text:p>
          </table:table-cell>
          <table:table-cell office:value-type="float" office:value="9.510482" calcext:value-type="float">
            <text:p>9.510482</text:p>
          </table:table-cell>
          <table:table-cell office:value-type="float" office:value="5.220808" calcext:value-type="float">
            <text:p>5.220808</text:p>
          </table:table-cell>
          <table:table-cell office:value-type="float" office:value="1.824953" calcext:value-type="float">
            <text:p>1.824953</text:p>
          </table:table-cell>
          <table:table-cell office:value-type="float" office:value="0.7300305" calcext:value-type="float">
            <text:p>0.7300305</text:p>
          </table:table-cell>
          <table:table-cell office:value-type="float" office:value="0.4212036" calcext:value-type="float">
            <text:p>0.4212036</text:p>
          </table:table-cell>
          <table:table-cell office:value-type="float" office:value="0.390849" calcext:value-type="float">
            <text:p>0.390849</text:p>
          </table:table-cell>
          <table:table-cell office:value-type="float" office:value="0.3622817" calcext:value-type="float">
            <text:p>0.3622817</text:p>
          </table:table-cell>
          <table:table-cell office:value-type="float" office:value="0.3460862" calcext:value-type="float">
            <text:p>0.3460862</text:p>
          </table:table-cell>
          <table:table-cell office:value-type="float" office:value="0" calcext:value-type="float">
            <text:p>0</text:p>
          </table:table-cell>
          <table:table-cell office:value-type="float" office:value="1727.719" calcext:value-type="float">
            <text:p>1727.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21098" calcext:value-type="float">
            <text:p>6.621098</text:p>
          </table:table-cell>
          <table:table-cell office:value-type="float" office:value="0" calcext:value-type="float">
            <text:p>0</text:p>
          </table:table-cell>
          <table:table-cell office:value-type="float" office:value="-0.1241686" calcext:value-type="float">
            <text:p>-0.12416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7" calcext:value-type="float">
            <text:p>13052007</text:p>
          </table:table-cell>
          <table:table-cell office:value-type="float" office:value="26.6724" calcext:value-type="float">
            <text:p>26.6724</text:p>
          </table:table-cell>
          <table:table-cell office:value-type="float" office:value="1102.662" calcext:value-type="float">
            <text:p>1102.662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02350701" calcext:value-type="float">
            <text:p>-0.0002350701</text:p>
          </table:table-cell>
          <table:table-cell office:value-type="float" office:value="4.460195" calcext:value-type="float">
            <text:p>4.460195</text:p>
          </table:table-cell>
          <table:table-cell office:value-type="float" office:value="13.97564" calcext:value-type="float">
            <text:p>13.97564</text:p>
          </table:table-cell>
          <table:table-cell office:value-type="float" office:value="0.05497591" calcext:value-type="float">
            <text:p>0.05497591</text:p>
          </table:table-cell>
          <table:table-cell office:value-type="float" office:value="0.003234344" calcext:value-type="float">
            <text:p>0.003234344</text:p>
          </table:table-cell>
          <table:table-cell office:value-type="float" office:value="0.0512996" calcext:value-type="float">
            <text:p>0.0512996</text:p>
          </table:table-cell>
          <table:table-cell office:value-type="float" office:value="0.8642936" calcext:value-type="float">
            <text:p>0.8642936</text:p>
          </table:table-cell>
          <table:table-cell office:value-type="float" office:value="-0.03478424" calcext:value-type="float">
            <text:p>-0.03478424</text:p>
          </table:table-cell>
          <table:table-cell office:value-type="float" office:value="0.0005273546" calcext:value-type="float">
            <text:p>0.0005273546</text:p>
          </table:table-cell>
          <table:table-cell office:value-type="float" office:value="0.000040442" calcext:value-type="float">
            <text:p>4.0442E-05</text:p>
          </table:table-cell>
          <table:table-cell office:value-type="float" office:value="21.18616" calcext:value-type="float">
            <text:p>21.18616</text:p>
          </table:table-cell>
          <table:table-cell office:value-type="float" office:value="8.674769" calcext:value-type="float">
            <text:p>8.674769</text:p>
          </table:table-cell>
          <table:table-cell office:value-type="float" office:value="2.719518" calcext:value-type="float">
            <text:p>2.719518</text:p>
          </table:table-cell>
          <table:table-cell office:value-type="float" office:value="82.48769" calcext:value-type="float">
            <text:p>82.48769</text:p>
          </table:table-cell>
          <table:table-cell office:value-type="float" office:value="0.04203371" calcext:value-type="float">
            <text:p>0.04203371</text:p>
          </table:table-cell>
          <table:table-cell office:value-type="float" office:value="0.04141094" calcext:value-type="float">
            <text:p>0.04141094</text:p>
          </table:table-cell>
          <table:table-cell office:value-type="float" office:value="0.01833771" calcext:value-type="float">
            <text:p>0.01833771</text:p>
          </table:table-cell>
          <table:table-cell office:value-type="float" office:value="0.01486771" calcext:value-type="float">
            <text:p>0.01486771</text:p>
          </table:table-cell>
          <table:table-cell office:value-type="float" office:value="0.02711169" calcext:value-type="float">
            <text:p>0.02711169</text:p>
          </table:table-cell>
          <table:table-cell office:value-type="float" office:value="0.0227512" calcext:value-type="float">
            <text:p>0.0227512</text:p>
          </table:table-cell>
          <table:table-cell office:value-type="float" office:value="0.02148177" calcext:value-type="float">
            <text:p>0.02148177</text:p>
          </table:table-cell>
          <table:table-cell office:value-type="float" office:value="0.02605819" calcext:value-type="float">
            <text:p>0.02605819</text:p>
          </table:table-cell>
          <table:table-cell office:value-type="float" office:value="0.03247743" calcext:value-type="float">
            <text:p>0.03247743</text:p>
          </table:table-cell>
          <table:table-cell office:value-type="float" office:value="0.005949509" calcext:value-type="float">
            <text:p>0.005949509</text:p>
          </table:table-cell>
          <table:table-cell office:value-type="float" office:value="0.003701696" calcext:value-type="float">
            <text:p>0.003701696</text:p>
          </table:table-cell>
          <table:table-cell office:value-type="float" office:value="0" calcext:value-type="float">
            <text:p>0</text:p>
          </table:table-cell>
          <table:table-cell office:value-type="float" office:value="9.218618" calcext:value-type="float">
            <text:p>9.218618</text:p>
          </table:table-cell>
          <table:table-cell office:value-type="float" office:value="22.4357" calcext:value-type="float">
            <text:p>22.4357</text:p>
          </table:table-cell>
          <table:table-cell office:value-type="float" office:value="98.14446" calcext:value-type="float">
            <text:p>98.14446</text:p>
          </table:table-cell>
          <table:table-cell office:value-type="float" office:value="16.97319" calcext:value-type="float">
            <text:p>16.97319</text:p>
          </table:table-cell>
          <table:table-cell office:value-type="float" office:value="19.0554" calcext:value-type="float">
            <text:p>19.0554</text:p>
          </table:table-cell>
          <table:table-cell office:value-type="float" office:value="11.82721" calcext:value-type="float">
            <text:p>11.82721</text:p>
          </table:table-cell>
          <table:table-cell office:value-type="float" office:value="9.504629" calcext:value-type="float">
            <text:p>9.504629</text:p>
          </table:table-cell>
          <table:table-cell office:value-type="float" office:value="5.233961" calcext:value-type="float">
            <text:p>5.233961</text:p>
          </table:table-cell>
          <table:table-cell office:value-type="float" office:value="1.829271" calcext:value-type="float">
            <text:p>1.829271</text:p>
          </table:table-cell>
          <table:table-cell office:value-type="float" office:value="0.7310326" calcext:value-type="float">
            <text:p>0.7310326</text:p>
          </table:table-cell>
          <table:table-cell office:value-type="float" office:value="0.4209917" calcext:value-type="float">
            <text:p>0.4209917</text:p>
          </table:table-cell>
          <table:table-cell office:value-type="float" office:value="0.3910449" calcext:value-type="float">
            <text:p>0.3910449</text:p>
          </table:table-cell>
          <table:table-cell office:value-type="float" office:value="0.360503" calcext:value-type="float">
            <text:p>0.360503</text:p>
          </table:table-cell>
          <table:table-cell office:value-type="float" office:value="0.3460895" calcext:value-type="float">
            <text:p>0.3460895</text:p>
          </table:table-cell>
          <table:table-cell office:value-type="float" office:value="0" calcext:value-type="float">
            <text:p>0</text:p>
          </table:table-cell>
          <table:table-cell office:value-type="float" office:value="1761.875" calcext:value-type="float">
            <text:p>1761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06231" calcext:value-type="float">
            <text:p>6.806231</text:p>
          </table:table-cell>
          <table:table-cell office:value-type="float" office:value="0" calcext:value-type="float">
            <text:p>0</text:p>
          </table:table-cell>
          <table:table-cell office:value-type="float" office:value="-0.1243915" calcext:value-type="float">
            <text:p>-0.12439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7" calcext:value-type="float">
            <text:p>14052007</text:p>
          </table:table-cell>
          <table:table-cell office:value-type="float" office:value="26.43923" calcext:value-type="float">
            <text:p>26.43923</text:p>
          </table:table-cell>
          <table:table-cell office:value-type="float" office:value="1102.657" calcext:value-type="float">
            <text:p>1102.657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04622662" calcext:value-type="float">
            <text:p>-0.0004622662</text:p>
          </table:table-cell>
          <table:table-cell office:value-type="float" office:value="4.449893" calcext:value-type="float">
            <text:p>4.449893</text:p>
          </table:table-cell>
          <table:table-cell office:value-type="float" office:value="14.21038" calcext:value-type="float">
            <text:p>14.21038</text:p>
          </table:table-cell>
          <table:table-cell office:value-type="float" office:value="0.05497591" calcext:value-type="float">
            <text:p>0.05497591</text:p>
          </table:table-cell>
          <table:table-cell office:value-type="float" office:value="0.003251204" calcext:value-type="float">
            <text:p>0.003251204</text:p>
          </table:table-cell>
          <table:table-cell office:value-type="float" office:value="0.0512996" calcext:value-type="float">
            <text:p>0.0512996</text:p>
          </table:table-cell>
          <table:table-cell office:value-type="float" office:value="0.8681114" calcext:value-type="float">
            <text:p>0.8681114</text:p>
          </table:table-cell>
          <table:table-cell office:value-type="float" office:value="-0.03534381" calcext:value-type="float">
            <text:p>-0.03534381</text:p>
          </table:table-cell>
          <table:table-cell office:value-type="float" office:value="0.000487033" calcext:value-type="float">
            <text:p>0.000487033</text:p>
          </table:table-cell>
          <table:table-cell office:value-type="float" office:value="0.00004044675" calcext:value-type="float">
            <text:p>4.044675E-05</text:p>
          </table:table-cell>
          <table:table-cell office:value-type="float" office:value="21.03196" calcext:value-type="float">
            <text:p>21.03196</text:p>
          </table:table-cell>
          <table:table-cell office:value-type="float" office:value="10.01751" calcext:value-type="float">
            <text:p>10.01751</text:p>
          </table:table-cell>
          <table:table-cell office:value-type="float" office:value="2.882595" calcext:value-type="float">
            <text:p>2.882595</text:p>
          </table:table-cell>
          <table:table-cell office:value-type="float" office:value="81.87811" calcext:value-type="float">
            <text:p>81.87811</text:p>
          </table:table-cell>
          <table:table-cell office:value-type="float" office:value="0.04739131" calcext:value-type="float">
            <text:p>0.04739131</text:p>
          </table:table-cell>
          <table:table-cell office:value-type="float" office:value="0.04599725" calcext:value-type="float">
            <text:p>0.04599725</text:p>
          </table:table-cell>
          <table:table-cell office:value-type="float" office:value="0.01815679" calcext:value-type="float">
            <text:p>0.01815679</text:p>
          </table:table-cell>
          <table:table-cell office:value-type="float" office:value="0.01462655" calcext:value-type="float">
            <text:p>0.01462655</text:p>
          </table:table-cell>
          <table:table-cell office:value-type="float" office:value="0.02697677" calcext:value-type="float">
            <text:p>0.02697677</text:p>
          </table:table-cell>
          <table:table-cell office:value-type="float" office:value="0.02259314" calcext:value-type="float">
            <text:p>0.02259314</text:p>
          </table:table-cell>
          <table:table-cell office:value-type="float" office:value="0.02135411" calcext:value-type="float">
            <text:p>0.02135411</text:p>
          </table:table-cell>
          <table:table-cell office:value-type="float" office:value="0.02593212" calcext:value-type="float">
            <text:p>0.02593212</text:p>
          </table:table-cell>
          <table:table-cell office:value-type="float" office:value="0.03234365" calcext:value-type="float">
            <text:p>0.03234365</text:p>
          </table:table-cell>
          <table:table-cell office:value-type="float" office:value="0.005942279" calcext:value-type="float">
            <text:p>0.005942279</text:p>
          </table:table-cell>
          <table:table-cell office:value-type="float" office:value="0.003701079" calcext:value-type="float">
            <text:p>0.003701079</text:p>
          </table:table-cell>
          <table:table-cell office:value-type="float" office:value="0" calcext:value-type="float">
            <text:p>0</text:p>
          </table:table-cell>
          <table:table-cell office:value-type="float" office:value="8.604238" calcext:value-type="float">
            <text:p>8.604238</text:p>
          </table:table-cell>
          <table:table-cell office:value-type="float" office:value="26.61593" calcext:value-type="float">
            <text:p>26.61593</text:p>
          </table:table-cell>
          <table:table-cell office:value-type="float" office:value="98.77049" calcext:value-type="float">
            <text:p>98.77049</text:p>
          </table:table-cell>
          <table:table-cell office:value-type="float" office:value="17.39165" calcext:value-type="float">
            <text:p>17.39165</text:p>
          </table:table-cell>
          <table:table-cell office:value-type="float" office:value="19.30468" calcext:value-type="float">
            <text:p>19.30468</text:p>
          </table:table-cell>
          <table:table-cell office:value-type="float" office:value="11.85585" calcext:value-type="float">
            <text:p>11.85585</text:p>
          </table:table-cell>
          <table:table-cell office:value-type="float" office:value="9.499982" calcext:value-type="float">
            <text:p>9.499982</text:p>
          </table:table-cell>
          <table:table-cell office:value-type="float" office:value="5.248406" calcext:value-type="float">
            <text:p>5.248406</text:p>
          </table:table-cell>
          <table:table-cell office:value-type="float" office:value="1.834939" calcext:value-type="float">
            <text:p>1.834939</text:p>
          </table:table-cell>
          <table:table-cell office:value-type="float" office:value="0.7328471" calcext:value-type="float">
            <text:p>0.7328471</text:p>
          </table:table-cell>
          <table:table-cell office:value-type="float" office:value="0.4213328" calcext:value-type="float">
            <text:p>0.4213328</text:p>
          </table:table-cell>
          <table:table-cell office:value-type="float" office:value="0.3932044" calcext:value-type="float">
            <text:p>0.3932044</text:p>
          </table:table-cell>
          <table:table-cell office:value-type="float" office:value="0.3569569" calcext:value-type="float">
            <text:p>0.3569569</text:p>
          </table:table-cell>
          <table:table-cell office:value-type="float" office:value="0.3460928" calcext:value-type="float">
            <text:p>0.3460928</text:p>
          </table:table-cell>
          <table:table-cell office:value-type="float" office:value="0" calcext:value-type="float">
            <text:p>0</text:p>
          </table:table-cell>
          <table:table-cell office:value-type="float" office:value="1785.888" calcext:value-type="float">
            <text:p>1785.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35577" calcext:value-type="float">
            <text:p>7.035577</text:p>
          </table:table-cell>
          <table:table-cell office:value-type="float" office:value="0" calcext:value-type="float">
            <text:p>0</text:p>
          </table:table-cell>
          <table:table-cell office:value-type="float" office:value="-0.124798" calcext:value-type="float">
            <text:p>-0.1247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7" calcext:value-type="float">
            <text:p>15052007</text:p>
          </table:table-cell>
          <table:table-cell office:value-type="float" office:value="26.20224" calcext:value-type="float">
            <text:p>26.20224</text:p>
          </table:table-cell>
          <table:table-cell office:value-type="float" office:value="1102.651" calcext:value-type="float">
            <text:p>1102.651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07330118" calcext:value-type="float">
            <text:p>-0.0007330118</text:p>
          </table:table-cell>
          <table:table-cell office:value-type="float" office:value="4.425012" calcext:value-type="float">
            <text:p>4.425012</text:p>
          </table:table-cell>
          <table:table-cell office:value-type="float" office:value="14.46478" calcext:value-type="float">
            <text:p>14.46478</text:p>
          </table:table-cell>
          <table:table-cell office:value-type="float" office:value="0.05497591" calcext:value-type="float">
            <text:p>0.05497591</text:p>
          </table:table-cell>
          <table:table-cell office:value-type="float" office:value="0.003264998" calcext:value-type="float">
            <text:p>0.003264998</text:p>
          </table:table-cell>
          <table:table-cell office:value-type="float" office:value="0.0512996" calcext:value-type="float">
            <text:p>0.0512996</text:p>
          </table:table-cell>
          <table:table-cell office:value-type="float" office:value="0.8709338" calcext:value-type="float">
            <text:p>0.8709338</text:p>
          </table:table-cell>
          <table:table-cell office:value-type="float" office:value="-0.03595275" calcext:value-type="float">
            <text:p>-0.03595275</text:p>
          </table:table-cell>
          <table:table-cell office:value-type="float" office:value="0.0004469164" calcext:value-type="float">
            <text:p>0.0004469164</text:p>
          </table:table-cell>
          <table:table-cell office:value-type="float" office:value="0.00004045193" calcext:value-type="float">
            <text:p>4.045193E-05</text:p>
          </table:table-cell>
          <table:table-cell office:value-type="float" office:value="20.90627" calcext:value-type="float">
            <text:p>20.90627</text:p>
          </table:table-cell>
          <table:table-cell office:value-type="float" office:value="10.55212" calcext:value-type="float">
            <text:p>10.55212</text:p>
          </table:table-cell>
          <table:table-cell office:value-type="float" office:value="2.976647" calcext:value-type="float">
            <text:p>2.976647</text:p>
          </table:table-cell>
          <table:table-cell office:value-type="float" office:value="81.20115" calcext:value-type="float">
            <text:p>81.20115</text:p>
          </table:table-cell>
          <table:table-cell office:value-type="float" office:value="0.05140365" calcext:value-type="float">
            <text:p>0.05140365</text:p>
          </table:table-cell>
          <table:table-cell office:value-type="float" office:value="0.05004682" calcext:value-type="float">
            <text:p>0.05004682</text:p>
          </table:table-cell>
          <table:table-cell office:value-type="float" office:value="0.01807532" calcext:value-type="float">
            <text:p>0.01807532</text:p>
          </table:table-cell>
          <table:table-cell office:value-type="float" office:value="0.01440101" calcext:value-type="float">
            <text:p>0.01440101</text:p>
          </table:table-cell>
          <table:table-cell office:value-type="float" office:value="0.02682359" calcext:value-type="float">
            <text:p>0.02682359</text:p>
          </table:table-cell>
          <table:table-cell office:value-type="float" office:value="0.02244153" calcext:value-type="float">
            <text:p>0.02244153</text:p>
          </table:table-cell>
          <table:table-cell office:value-type="float" office:value="0.02123063" calcext:value-type="float">
            <text:p>0.02123063</text:p>
          </table:table-cell>
          <table:table-cell office:value-type="float" office:value="0.02581015" calcext:value-type="float">
            <text:p>0.02581015</text:p>
          </table:table-cell>
          <table:table-cell office:value-type="float" office:value="0.03220713" calcext:value-type="float">
            <text:p>0.03220713</text:p>
          </table:table-cell>
          <table:table-cell office:value-type="float" office:value="0.00593737" calcext:value-type="float">
            <text:p>0.00593737</text:p>
          </table:table-cell>
          <table:table-cell office:value-type="float" office:value="0.00370045" calcext:value-type="float">
            <text:p>0.00370045</text:p>
          </table:table-cell>
          <table:table-cell office:value-type="float" office:value="0" calcext:value-type="float">
            <text:p>0</text:p>
          </table:table-cell>
          <table:table-cell office:value-type="float" office:value="8.486265" calcext:value-type="float">
            <text:p>8.486265</text:p>
          </table:table-cell>
          <table:table-cell office:value-type="float" office:value="30.63547" calcext:value-type="float">
            <text:p>30.63547</text:p>
          </table:table-cell>
          <table:table-cell office:value-type="float" office:value="99.63367" calcext:value-type="float">
            <text:p>99.63367</text:p>
          </table:table-cell>
          <table:table-cell office:value-type="float" office:value="17.87526" calcext:value-type="float">
            <text:p>17.87526</text:p>
          </table:table-cell>
          <table:table-cell office:value-type="float" office:value="19.61173" calcext:value-type="float">
            <text:p>19.61173</text:p>
          </table:table-cell>
          <table:table-cell office:value-type="float" office:value="11.90021" calcext:value-type="float">
            <text:p>11.90021</text:p>
          </table:table-cell>
          <table:table-cell office:value-type="float" office:value="9.499376" calcext:value-type="float">
            <text:p>9.499376</text:p>
          </table:table-cell>
          <table:table-cell office:value-type="float" office:value="5.264267" calcext:value-type="float">
            <text:p>5.264267</text:p>
          </table:table-cell>
          <table:table-cell office:value-type="float" office:value="1.84153" calcext:value-type="float">
            <text:p>1.84153</text:p>
          </table:table-cell>
          <table:table-cell office:value-type="float" office:value="0.7352082" calcext:value-type="float">
            <text:p>0.7352082</text:p>
          </table:table-cell>
          <table:table-cell office:value-type="float" office:value="0.422223" calcext:value-type="float">
            <text:p>0.422223</text:p>
          </table:table-cell>
          <table:table-cell office:value-type="float" office:value="0.3935035" calcext:value-type="float">
            <text:p>0.3935035</text:p>
          </table:table-cell>
          <table:table-cell office:value-type="float" office:value="0.3553581" calcext:value-type="float">
            <text:p>0.3553581</text:p>
          </table:table-cell>
          <table:table-cell office:value-type="float" office:value="0.346096" calcext:value-type="float">
            <text:p>0.346096</text:p>
          </table:table-cell>
          <table:table-cell office:value-type="float" office:value="0" calcext:value-type="float">
            <text:p>0</text:p>
          </table:table-cell>
          <table:table-cell office:value-type="float" office:value="1796.642" calcext:value-type="float">
            <text:p>1796.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69019" calcext:value-type="float">
            <text:p>7.269019</text:p>
          </table:table-cell>
          <table:table-cell office:value-type="float" office:value="0" calcext:value-type="float">
            <text:p>0</text:p>
          </table:table-cell>
          <table:table-cell office:value-type="float" office:value="-0.1252377" calcext:value-type="float">
            <text:p>-0.12523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7" calcext:value-type="float">
            <text:p>16052007</text:p>
          </table:table-cell>
          <table:table-cell office:value-type="float" office:value="25.96459" calcext:value-type="float">
            <text:p>25.96459</text:p>
          </table:table-cell>
          <table:table-cell office:value-type="float" office:value="1102.643" calcext:value-type="float">
            <text:p>1102.643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1060878" calcext:value-type="float">
            <text:p>-0.001060878</text:p>
          </table:table-cell>
          <table:table-cell office:value-type="float" office:value="4.391634" calcext:value-type="float">
            <text:p>4.391634</text:p>
          </table:table-cell>
          <table:table-cell office:value-type="float" office:value="14.73142" calcext:value-type="float">
            <text:p>14.73142</text:p>
          </table:table-cell>
          <table:table-cell office:value-type="float" office:value="0.05497591" calcext:value-type="float">
            <text:p>0.05497591</text:p>
          </table:table-cell>
          <table:table-cell office:value-type="float" office:value="0.003275666" calcext:value-type="float">
            <text:p>0.003275666</text:p>
          </table:table-cell>
          <table:table-cell office:value-type="float" office:value="0.0512996" calcext:value-type="float">
            <text:p>0.0512996</text:p>
          </table:table-cell>
          <table:table-cell office:value-type="float" office:value="0.8730869" calcext:value-type="float">
            <text:p>0.8730869</text:p>
          </table:table-cell>
          <table:table-cell office:value-type="float" office:value="-0.03659949" calcext:value-type="float">
            <text:p>-0.03659949</text:p>
          </table:table-cell>
          <table:table-cell office:value-type="float" office:value="0.0004087245" calcext:value-type="float">
            <text:p>0.0004087245</text:p>
          </table:table-cell>
          <table:table-cell office:value-type="float" office:value="0.00004045862" calcext:value-type="float">
            <text:p>4.045862E-05</text:p>
          </table:table-cell>
          <table:table-cell office:value-type="float" office:value="20.77435" calcext:value-type="float">
            <text:p>20.77435</text:p>
          </table:table-cell>
          <table:table-cell office:value-type="float" office:value="10.76683" calcext:value-type="float">
            <text:p>10.76683</text:p>
          </table:table-cell>
          <table:table-cell office:value-type="float" office:value="3.023812" calcext:value-type="float">
            <text:p>3.023812</text:p>
          </table:table-cell>
          <table:table-cell office:value-type="float" office:value="80.46059" calcext:value-type="float">
            <text:p>80.46059</text:p>
          </table:table-cell>
          <table:table-cell office:value-type="float" office:value="0.05377726" calcext:value-type="float">
            <text:p>0.05377726</text:p>
          </table:table-cell>
          <table:table-cell office:value-type="float" office:value="0.05282303" calcext:value-type="float">
            <text:p>0.05282303</text:p>
          </table:table-cell>
          <table:table-cell office:value-type="float" office:value="0.01806128" calcext:value-type="float">
            <text:p>0.01806128</text:p>
          </table:table-cell>
          <table:table-cell office:value-type="float" office:value="0.01426024" calcext:value-type="float">
            <text:p>0.01426024</text:p>
          </table:table-cell>
          <table:table-cell office:value-type="float" office:value="0.02667771" calcext:value-type="float">
            <text:p>0.02667771</text:p>
          </table:table-cell>
          <table:table-cell office:value-type="float" office:value="0.02229376" calcext:value-type="float">
            <text:p>0.02229376</text:p>
          </table:table-cell>
          <table:table-cell office:value-type="float" office:value="0.02110905" calcext:value-type="float">
            <text:p>0.02110905</text:p>
          </table:table-cell>
          <table:table-cell office:value-type="float" office:value="0.02568615" calcext:value-type="float">
            <text:p>0.02568615</text:p>
          </table:table-cell>
          <table:table-cell office:value-type="float" office:value="0.03207297" calcext:value-type="float">
            <text:p>0.03207297</text:p>
          </table:table-cell>
          <table:table-cell office:value-type="float" office:value="0.005931695" calcext:value-type="float">
            <text:p>0.005931695</text:p>
          </table:table-cell>
          <table:table-cell office:value-type="float" office:value="0.003699804" calcext:value-type="float">
            <text:p>0.003699804</text:p>
          </table:table-cell>
          <table:table-cell office:value-type="float" office:value="0" calcext:value-type="float">
            <text:p>0</text:p>
          </table:table-cell>
          <table:table-cell office:value-type="float" office:value="8.667992" calcext:value-type="float">
            <text:p>8.667992</text:p>
          </table:table-cell>
          <table:table-cell office:value-type="float" office:value="34.57162" calcext:value-type="float">
            <text:p>34.57162</text:p>
          </table:table-cell>
          <table:table-cell office:value-type="float" office:value="100.6402" calcext:value-type="float">
            <text:p>100.6402</text:p>
          </table:table-cell>
          <table:table-cell office:value-type="float" office:value="18.38777" calcext:value-type="float">
            <text:p>18.38777</text:p>
          </table:table-cell>
          <table:table-cell office:value-type="float" office:value="19.94547" calcext:value-type="float">
            <text:p>19.94547</text:p>
          </table:table-cell>
          <table:table-cell office:value-type="float" office:value="11.95384" calcext:value-type="float">
            <text:p>11.95384</text:p>
          </table:table-cell>
          <table:table-cell office:value-type="float" office:value="9.503119" calcext:value-type="float">
            <text:p>9.503119</text:p>
          </table:table-cell>
          <table:table-cell office:value-type="float" office:value="5.281372" calcext:value-type="float">
            <text:p>5.281372</text:p>
          </table:table-cell>
          <table:table-cell office:value-type="float" office:value="1.848824" calcext:value-type="float">
            <text:p>1.848824</text:p>
          </table:table-cell>
          <table:table-cell office:value-type="float" office:value="0.7379432" calcext:value-type="float">
            <text:p>0.7379432</text:p>
          </table:table-cell>
          <table:table-cell office:value-type="float" office:value="0.4232578" calcext:value-type="float">
            <text:p>0.4232578</text:p>
          </table:table-cell>
          <table:table-cell office:value-type="float" office:value="0.3941701" calcext:value-type="float">
            <text:p>0.3941701</text:p>
          </table:table-cell>
          <table:table-cell office:value-type="float" office:value="0.3539065" calcext:value-type="float">
            <text:p>0.3539065</text:p>
          </table:table-cell>
          <table:table-cell office:value-type="float" office:value="0.3460993" calcext:value-type="float">
            <text:p>0.3460993</text:p>
          </table:table-cell>
          <table:table-cell office:value-type="float" office:value="0" calcext:value-type="float">
            <text:p>0</text:p>
          </table:table-cell>
          <table:table-cell office:value-type="float" office:value="1802.349" calcext:value-type="float">
            <text:p>1802.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0546" calcext:value-type="float">
            <text:p>7.50546</text:p>
          </table:table-cell>
          <table:table-cell office:value-type="float" office:value="0" calcext:value-type="float">
            <text:p>0</text:p>
          </table:table-cell>
          <table:table-cell office:value-type="float" office:value="-0.1256737" calcext:value-type="float">
            <text:p>-0.12567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7" calcext:value-type="float">
            <text:p>17052007</text:p>
          </table:table-cell>
          <table:table-cell office:value-type="float" office:value="25.75443" calcext:value-type="float">
            <text:p>25.75443</text:p>
          </table:table-cell>
          <table:table-cell office:value-type="float" office:value="1102.637" calcext:value-type="float">
            <text:p>1102.637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1550864" calcext:value-type="float">
            <text:p>-0.001550864</text:p>
          </table:table-cell>
          <table:table-cell office:value-type="float" office:value="4.347871" calcext:value-type="float">
            <text:p>4.347871</text:p>
          </table:table-cell>
          <table:table-cell office:value-type="float" office:value="14.97997" calcext:value-type="float">
            <text:p>14.97997</text:p>
          </table:table-cell>
          <table:table-cell office:value-type="float" office:value="0.05497591" calcext:value-type="float">
            <text:p>0.05497591</text:p>
          </table:table-cell>
          <table:table-cell office:value-type="float" office:value="0.003284799" calcext:value-type="float">
            <text:p>0.003284799</text:p>
          </table:table-cell>
          <table:table-cell office:value-type="float" office:value="0.0512996" calcext:value-type="float">
            <text:p>0.0512996</text:p>
          </table:table-cell>
          <table:table-cell office:value-type="float" office:value="0.8748292" calcext:value-type="float">
            <text:p>0.8748292</text:p>
          </table:table-cell>
          <table:table-cell office:value-type="float" office:value="-0.03712516" calcext:value-type="float">
            <text:p>-0.03712516</text:p>
          </table:table-cell>
          <table:table-cell office:value-type="float" office:value="0.0003734962" calcext:value-type="float">
            <text:p>0.0003734962</text:p>
          </table:table-cell>
          <table:table-cell office:value-type="float" office:value="0.00004046471" calcext:value-type="float">
            <text:p>4.046471E-05</text:p>
          </table:table-cell>
          <table:table-cell office:value-type="float" office:value="20.69852" calcext:value-type="float">
            <text:p>20.69852</text:p>
          </table:table-cell>
          <table:table-cell office:value-type="float" office:value="10.68003" calcext:value-type="float">
            <text:p>10.68003</text:p>
          </table:table-cell>
          <table:table-cell office:value-type="float" office:value="2.985059" calcext:value-type="float">
            <text:p>2.985059</text:p>
          </table:table-cell>
          <table:table-cell office:value-type="float" office:value="79.64936" calcext:value-type="float">
            <text:p>79.64936</text:p>
          </table:table-cell>
          <table:table-cell office:value-type="float" office:value="0.05245715" calcext:value-type="float">
            <text:p>0.05245715</text:p>
          </table:table-cell>
          <table:table-cell office:value-type="float" office:value="0.05255241" calcext:value-type="float">
            <text:p>0.05255241</text:p>
          </table:table-cell>
          <table:table-cell office:value-type="float" office:value="0.01801478" calcext:value-type="float">
            <text:p>0.01801478</text:p>
          </table:table-cell>
          <table:table-cell office:value-type="float" office:value="0.01418828" calcext:value-type="float">
            <text:p>0.01418828</text:p>
          </table:table-cell>
          <table:table-cell office:value-type="float" office:value="0.02655498" calcext:value-type="float">
            <text:p>0.02655498</text:p>
          </table:table-cell>
          <table:table-cell office:value-type="float" office:value="0.02215352" calcext:value-type="float">
            <text:p>0.02215352</text:p>
          </table:table-cell>
          <table:table-cell office:value-type="float" office:value="0.02098839" calcext:value-type="float">
            <text:p>0.02098839</text:p>
          </table:table-cell>
          <table:table-cell office:value-type="float" office:value="0.02556139" calcext:value-type="float">
            <text:p>0.02556139</text:p>
          </table:table-cell>
          <table:table-cell office:value-type="float" office:value="0.03193961" calcext:value-type="float">
            <text:p>0.03193961</text:p>
          </table:table-cell>
          <table:table-cell office:value-type="float" office:value="0.005926313" calcext:value-type="float">
            <text:p>0.005926313</text:p>
          </table:table-cell>
          <table:table-cell office:value-type="float" office:value="0.003699148" calcext:value-type="float">
            <text:p>0.003699148</text:p>
          </table:table-cell>
          <table:table-cell office:value-type="float" office:value="0" calcext:value-type="float">
            <text:p>0</text:p>
          </table:table-cell>
          <table:table-cell office:value-type="float" office:value="9.095522" calcext:value-type="float">
            <text:p>9.095522</text:p>
          </table:table-cell>
          <table:table-cell office:value-type="float" office:value="38.02534" calcext:value-type="float">
            <text:p>38.02534</text:p>
          </table:table-cell>
          <table:table-cell office:value-type="float" office:value="101.5981" calcext:value-type="float">
            <text:p>101.5981</text:p>
          </table:table-cell>
          <table:table-cell office:value-type="float" office:value="18.88773" calcext:value-type="float">
            <text:p>18.88773</text:p>
          </table:table-cell>
          <table:table-cell office:value-type="float" office:value="20.27625" calcext:value-type="float">
            <text:p>20.27625</text:p>
          </table:table-cell>
          <table:table-cell office:value-type="float" office:value="12.01257" calcext:value-type="float">
            <text:p>12.01257</text:p>
          </table:table-cell>
          <table:table-cell office:value-type="float" office:value="9.510236" calcext:value-type="float">
            <text:p>9.510236</text:p>
          </table:table-cell>
          <table:table-cell office:value-type="float" office:value="5.299512" calcext:value-type="float">
            <text:p>5.299512</text:p>
          </table:table-cell>
          <table:table-cell office:value-type="float" office:value="1.856731" calcext:value-type="float">
            <text:p>1.856731</text:p>
          </table:table-cell>
          <table:table-cell office:value-type="float" office:value="0.7409564" calcext:value-type="float">
            <text:p>0.7409564</text:p>
          </table:table-cell>
          <table:table-cell office:value-type="float" office:value="0.4245233" calcext:value-type="float">
            <text:p>0.4245233</text:p>
          </table:table-cell>
          <table:table-cell office:value-type="float" office:value="0.3957431" calcext:value-type="float">
            <text:p>0.3957431</text:p>
          </table:table-cell>
          <table:table-cell office:value-type="float" office:value="0.3517581" calcext:value-type="float">
            <text:p>0.3517581</text:p>
          </table:table-cell>
          <table:table-cell office:value-type="float" office:value="0.3461025" calcext:value-type="float">
            <text:p>0.3461025</text:p>
          </table:table-cell>
          <table:table-cell office:value-type="float" office:value="0" calcext:value-type="float">
            <text:p>0</text:p>
          </table:table-cell>
          <table:table-cell office:value-type="float" office:value="1804.909" calcext:value-type="float">
            <text:p>1804.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292" calcext:value-type="float">
            <text:p>7.71292</text:p>
          </table:table-cell>
          <table:table-cell office:value-type="float" office:value="0" calcext:value-type="float">
            <text:p>0</text:p>
          </table:table-cell>
          <table:table-cell office:value-type="float" office:value="-0.125995" calcext:value-type="float">
            <text:p>-0.12599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7" calcext:value-type="float">
            <text:p>18052007</text:p>
          </table:table-cell>
          <table:table-cell office:value-type="float" office:value="25.56227" calcext:value-type="float">
            <text:p>25.56227</text:p>
          </table:table-cell>
          <table:table-cell office:value-type="float" office:value="1102.631" calcext:value-type="float">
            <text:p>1102.631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2298316" calcext:value-type="float">
            <text:p>-0.002298316</text:p>
          </table:table-cell>
          <table:table-cell office:value-type="float" office:value="4.298998" calcext:value-type="float">
            <text:p>4.298998</text:p>
          </table:table-cell>
          <table:table-cell office:value-type="float" office:value="15.21616" calcext:value-type="float">
            <text:p>15.21616</text:p>
          </table:table-cell>
          <table:table-cell office:value-type="float" office:value="0.05497591" calcext:value-type="float">
            <text:p>0.05497591</text:p>
          </table:table-cell>
          <table:table-cell office:value-type="float" office:value="0.003292163" calcext:value-type="float">
            <text:p>0.003292163</text:p>
          </table:table-cell>
          <table:table-cell office:value-type="float" office:value="0.0512996" calcext:value-type="float">
            <text:p>0.0512996</text:p>
          </table:table-cell>
          <table:table-cell office:value-type="float" office:value="0.8762389" calcext:value-type="float">
            <text:p>0.8762389</text:p>
          </table:table-cell>
          <table:table-cell office:value-type="float" office:value="-0.0375936" calcext:value-type="float">
            <text:p>-0.0375936</text:p>
          </table:table-cell>
          <table:table-cell office:value-type="float" office:value="0.0003407262" calcext:value-type="float">
            <text:p>0.0003407262</text:p>
          </table:table-cell>
          <table:table-cell office:value-type="float" office:value="0.00004047032" calcext:value-type="float">
            <text:p>4.047032E-05</text:p>
          </table:table-cell>
          <table:table-cell office:value-type="float" office:value="20.63425" calcext:value-type="float">
            <text:p>20.63425</text:p>
          </table:table-cell>
          <table:table-cell office:value-type="float" office:value="10.5019" calcext:value-type="float">
            <text:p>10.5019</text:p>
          </table:table-cell>
          <table:table-cell office:value-type="float" office:value="2.896155" calcext:value-type="float">
            <text:p>2.896155</text:p>
          </table:table-cell>
          <table:table-cell office:value-type="float" office:value="78.79677" calcext:value-type="float">
            <text:p>78.79677</text:p>
          </table:table-cell>
          <table:table-cell office:value-type="float" office:value="0.05013514" calcext:value-type="float">
            <text:p>0.05013514</text:p>
          </table:table-cell>
          <table:table-cell office:value-type="float" office:value="0.0510481" calcext:value-type="float">
            <text:p>0.0510481</text:p>
          </table:table-cell>
          <table:table-cell office:value-type="float" office:value="0.0179491" calcext:value-type="float">
            <text:p>0.0179491</text:p>
          </table:table-cell>
          <table:table-cell office:value-type="float" office:value="0.01418241" calcext:value-type="float">
            <text:p>0.01418241</text:p>
          </table:table-cell>
          <table:table-cell office:value-type="float" office:value="0.02646926" calcext:value-type="float">
            <text:p>0.02646926</text:p>
          </table:table-cell>
          <table:table-cell office:value-type="float" office:value="0.02202627" calcext:value-type="float">
            <text:p>0.02202627</text:p>
          </table:table-cell>
          <table:table-cell office:value-type="float" office:value="0.02086895" calcext:value-type="float">
            <text:p>0.02086895</text:p>
          </table:table-cell>
          <table:table-cell office:value-type="float" office:value="0.02543335" calcext:value-type="float">
            <text:p>0.02543335</text:p>
          </table:table-cell>
          <table:table-cell office:value-type="float" office:value="0.03180715" calcext:value-type="float">
            <text:p>0.03180715</text:p>
          </table:table-cell>
          <table:table-cell office:value-type="float" office:value="0.005921082" calcext:value-type="float">
            <text:p>0.005921082</text:p>
          </table:table-cell>
          <table:table-cell office:value-type="float" office:value="0.003698479" calcext:value-type="float">
            <text:p>0.003698479</text:p>
          </table:table-cell>
          <table:table-cell office:value-type="float" office:value="0" calcext:value-type="float">
            <text:p>0</text:p>
          </table:table-cell>
          <table:table-cell office:value-type="float" office:value="9.882565" calcext:value-type="float">
            <text:p>9.882565</text:p>
          </table:table-cell>
          <table:table-cell office:value-type="float" office:value="41.16504" calcext:value-type="float">
            <text:p>41.16504</text:p>
          </table:table-cell>
          <table:table-cell office:value-type="float" office:value="102.5134" calcext:value-type="float">
            <text:p>102.5134</text:p>
          </table:table-cell>
          <table:table-cell office:value-type="float" office:value="19.36042" calcext:value-type="float">
            <text:p>19.36042</text:p>
          </table:table-cell>
          <table:table-cell office:value-type="float" office:value="20.58561" calcext:value-type="float">
            <text:p>20.58561</text:p>
          </table:table-cell>
          <table:table-cell office:value-type="float" office:value="12.07179" calcext:value-type="float">
            <text:p>12.07179</text:p>
          </table:table-cell>
          <table:table-cell office:value-type="float" office:value="9.518199" calcext:value-type="float">
            <text:p>9.518199</text:p>
          </table:table-cell>
          <table:table-cell office:value-type="float" office:value="5.318072" calcext:value-type="float">
            <text:p>5.318072</text:p>
          </table:table-cell>
          <table:table-cell office:value-type="float" office:value="1.86504" calcext:value-type="float">
            <text:p>1.86504</text:p>
          </table:table-cell>
          <table:table-cell office:value-type="float" office:value="0.7441913" calcext:value-type="float">
            <text:p>0.7441913</text:p>
          </table:table-cell>
          <table:table-cell office:value-type="float" office:value="0.4258675" calcext:value-type="float">
            <text:p>0.4258675</text:p>
          </table:table-cell>
          <table:table-cell office:value-type="float" office:value="0.3966671" calcext:value-type="float">
            <text:p>0.3966671</text:p>
          </table:table-cell>
          <table:table-cell office:value-type="float" office:value="0.3506368" calcext:value-type="float">
            <text:p>0.3506368</text:p>
          </table:table-cell>
          <table:table-cell office:value-type="float" office:value="0.3461058" calcext:value-type="float">
            <text:p>0.3461058</text:p>
          </table:table-cell>
          <table:table-cell office:value-type="float" office:value="0" calcext:value-type="float">
            <text:p>0</text:p>
          </table:table-cell>
          <table:table-cell office:value-type="float" office:value="1806.414" calcext:value-type="float">
            <text:p>1806.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02129" calcext:value-type="float">
            <text:p>7.902129</text:p>
          </table:table-cell>
          <table:table-cell office:value-type="float" office:value="0" calcext:value-type="float">
            <text:p>0</text:p>
          </table:table-cell>
          <table:table-cell office:value-type="float" office:value="-0.1262435" calcext:value-type="float">
            <text:p>-0.12624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7" calcext:value-type="float">
            <text:p>19052007</text:p>
          </table:table-cell>
          <table:table-cell office:value-type="float" office:value="25.39256" calcext:value-type="float">
            <text:p>25.39256</text:p>
          </table:table-cell>
          <table:table-cell office:value-type="float" office:value="1102.627" calcext:value-type="float">
            <text:p>1102.627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3402944" calcext:value-type="float">
            <text:p>-0.003402944</text:p>
          </table:table-cell>
          <table:table-cell office:value-type="float" office:value="4.222823" calcext:value-type="float">
            <text:p>4.222823</text:p>
          </table:table-cell>
          <table:table-cell office:value-type="float" office:value="15.46" calcext:value-type="float">
            <text:p>15.46</text:p>
          </table:table-cell>
          <table:table-cell office:value-type="float" office:value="0.05497591" calcext:value-type="float">
            <text:p>0.05497591</text:p>
          </table:table-cell>
          <table:table-cell office:value-type="float" office:value="0.003301003" calcext:value-type="float">
            <text:p>0.003301003</text:p>
          </table:table-cell>
          <table:table-cell office:value-type="float" office:value="0.0512996" calcext:value-type="float">
            <text:p>0.0512996</text:p>
          </table:table-cell>
          <table:table-cell office:value-type="float" office:value="0.877965" calcext:value-type="float">
            <text:p>0.877965</text:p>
          </table:table-cell>
          <table:table-cell office:value-type="float" office:value="-0.03808983" calcext:value-type="float">
            <text:p>-0.03808983</text:p>
          </table:table-cell>
          <table:table-cell office:value-type="float" office:value="0.0003273554" calcext:value-type="float">
            <text:p>0.0003273554</text:p>
          </table:table-cell>
          <table:table-cell office:value-type="float" office:value="0.00004047189" calcext:value-type="float">
            <text:p>4.047189E-05</text:p>
          </table:table-cell>
          <table:table-cell office:value-type="float" office:value="20.57922" calcext:value-type="float">
            <text:p>20.57922</text:p>
          </table:table-cell>
          <table:table-cell office:value-type="float" office:value="7.808764" calcext:value-type="float">
            <text:p>7.808764</text:p>
          </table:table-cell>
          <table:table-cell office:value-type="float" office:value="2.900912" calcext:value-type="float">
            <text:p>2.900912</text:p>
          </table:table-cell>
          <table:table-cell office:value-type="float" office:value="77.84686" calcext:value-type="float">
            <text:p>77.84686</text:p>
          </table:table-cell>
          <table:table-cell office:value-type="float" office:value="0.04817892" calcext:value-type="float">
            <text:p>0.04817892</text:p>
          </table:table-cell>
          <table:table-cell office:value-type="float" office:value="0.04786799" calcext:value-type="float">
            <text:p>0.04786799</text:p>
          </table:table-cell>
          <table:table-cell office:value-type="float" office:value="0.0178288" calcext:value-type="float">
            <text:p>0.0178288</text:p>
          </table:table-cell>
          <table:table-cell office:value-type="float" office:value="0.01428245" calcext:value-type="float">
            <text:p>0.01428245</text:p>
          </table:table-cell>
          <table:table-cell office:value-type="float" office:value="0.02642339" calcext:value-type="float">
            <text:p>0.02642339</text:p>
          </table:table-cell>
          <table:table-cell office:value-type="float" office:value="0.0219173" calcext:value-type="float">
            <text:p>0.0219173</text:p>
          </table:table-cell>
          <table:table-cell office:value-type="float" office:value="0.02075088" calcext:value-type="float">
            <text:p>0.02075088</text:p>
          </table:table-cell>
          <table:table-cell office:value-type="float" office:value="0.02530176" calcext:value-type="float">
            <text:p>0.02530176</text:p>
          </table:table-cell>
          <table:table-cell office:value-type="float" office:value="0.03167285" calcext:value-type="float">
            <text:p>0.03167285</text:p>
          </table:table-cell>
          <table:table-cell office:value-type="float" office:value="0.005915383" calcext:value-type="float">
            <text:p>0.005915383</text:p>
          </table:table-cell>
          <table:table-cell office:value-type="float" office:value="0.003697787" calcext:value-type="float">
            <text:p>0.003697787</text:p>
          </table:table-cell>
          <table:table-cell office:value-type="float" office:value="0" calcext:value-type="float">
            <text:p>0</text:p>
          </table:table-cell>
          <table:table-cell office:value-type="float" office:value="14.61973" calcext:value-type="float">
            <text:p>14.61973</text:p>
          </table:table-cell>
          <table:table-cell office:value-type="float" office:value="43.26141" calcext:value-type="float">
            <text:p>43.26141</text:p>
          </table:table-cell>
          <table:table-cell office:value-type="float" office:value="103.4108" calcext:value-type="float">
            <text:p>103.4108</text:p>
          </table:table-cell>
          <table:table-cell office:value-type="float" office:value="20.03613" calcext:value-type="float">
            <text:p>20.03613</text:p>
          </table:table-cell>
          <table:table-cell office:value-type="float" office:value="20.90228" calcext:value-type="float">
            <text:p>20.90228</text:p>
          </table:table-cell>
          <table:table-cell office:value-type="float" office:value="12.13124" calcext:value-type="float">
            <text:p>12.13124</text:p>
          </table:table-cell>
          <table:table-cell office:value-type="float" office:value="9.523487" calcext:value-type="float">
            <text:p>9.523487</text:p>
          </table:table-cell>
          <table:table-cell office:value-type="float" office:value="5.336943" calcext:value-type="float">
            <text:p>5.336943</text:p>
          </table:table-cell>
          <table:table-cell office:value-type="float" office:value="1.873546" calcext:value-type="float">
            <text:p>1.873546</text:p>
          </table:table-cell>
          <table:table-cell office:value-type="float" office:value="0.7473916" calcext:value-type="float">
            <text:p>0.7473916</text:p>
          </table:table-cell>
          <table:table-cell office:value-type="float" office:value="0.4272204" calcext:value-type="float">
            <text:p>0.4272204</text:p>
          </table:table-cell>
          <table:table-cell office:value-type="float" office:value="0.3983269" calcext:value-type="float">
            <text:p>0.3983269</text:p>
          </table:table-cell>
          <table:table-cell office:value-type="float" office:value="0.3486867" calcext:value-type="float">
            <text:p>0.3486867</text:p>
          </table:table-cell>
          <table:table-cell office:value-type="float" office:value="0.3461091" calcext:value-type="float">
            <text:p>0.3461091</text:p>
          </table:table-cell>
          <table:table-cell office:value-type="float" office:value="0" calcext:value-type="float">
            <text:p>0</text:p>
          </table:table-cell>
          <table:table-cell office:value-type="float" office:value="1746.134" calcext:value-type="float">
            <text:p>1746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66024" calcext:value-type="float">
            <text:p>8.066024</text:p>
          </table:table-cell>
          <table:table-cell office:value-type="float" office:value="0" calcext:value-type="float">
            <text:p>0</text:p>
          </table:table-cell>
          <table:table-cell office:value-type="float" office:value="-0.1264261" calcext:value-type="float">
            <text:p>-0.12642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7" calcext:value-type="float">
            <text:p>20052007</text:p>
          </table:table-cell>
          <table:table-cell office:value-type="float" office:value="25.24827" calcext:value-type="float">
            <text:p>25.24827</text:p>
          </table:table-cell>
          <table:table-cell office:value-type="float" office:value="1102.632" calcext:value-type="float">
            <text:p>1102.632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4676689" calcext:value-type="float">
            <text:p>-0.004676689</text:p>
          </table:table-cell>
          <table:table-cell office:value-type="float" office:value="3.925245" calcext:value-type="float">
            <text:p>3.925245</text:p>
          </table:table-cell>
          <table:table-cell office:value-type="float" office:value="15.81168" calcext:value-type="float">
            <text:p>15.81168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347778" calcext:value-type="float">
            <text:p>0.003347778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30324" calcext:value-type="float">
            <text:p>0.8830324</text:p>
          </table:table-cell>
          <table:table-cell office:value-type="float" office:value="-0.04931187" calcext:value-type="float">
            <text:p>-0.04931187</text:p>
          </table:table-cell>
          <table:table-cell office:value-type="float" office:value="0.0002588818" calcext:value-type="float">
            <text:p>0.0002588818</text:p>
          </table:table-cell>
          <table:table-cell office:value-type="float" office:value="0.00004116603" calcext:value-type="float">
            <text:p>4.116603E-05</text:p>
          </table:table-cell>
          <table:table-cell office:value-type="float" office:value="20.52031" calcext:value-type="float">
            <text:p>20.52031</text:p>
          </table:table-cell>
          <table:table-cell office:value-type="float" office:value="5.856293" calcext:value-type="float">
            <text:p>5.856293</text:p>
          </table:table-cell>
          <table:table-cell office:value-type="float" office:value="5.598482" calcext:value-type="float">
            <text:p>5.598482</text:p>
          </table:table-cell>
          <table:table-cell office:value-type="float" office:value="65.52126" calcext:value-type="float">
            <text:p>65.52126</text:p>
          </table:table-cell>
          <table:table-cell office:value-type="float" office:value="4.91972" calcext:value-type="float">
            <text:p>4.91972</text:p>
          </table:table-cell>
          <table:table-cell office:value-type="float" office:value="0.3367096" calcext:value-type="float">
            <text:p>0.3367096</text:p>
          </table:table-cell>
          <table:table-cell office:value-type="float" office:value="0.02171592" calcext:value-type="float">
            <text:p>0.02171592</text:p>
          </table:table-cell>
          <table:table-cell office:value-type="float" office:value="0.01509789" calcext:value-type="float">
            <text:p>0.01509789</text:p>
          </table:table-cell>
          <table:table-cell office:value-type="float" office:value="0.02649803" calcext:value-type="float">
            <text:p>0.02649803</text:p>
          </table:table-cell>
          <table:table-cell office:value-type="float" office:value="0.02183624" calcext:value-type="float">
            <text:p>0.02183624</text:p>
          </table:table-cell>
          <table:table-cell office:value-type="float" office:value="0.02063659" calcext:value-type="float">
            <text:p>0.02063659</text:p>
          </table:table-cell>
          <table:table-cell office:value-type="float" office:value="0.02515735" calcext:value-type="float">
            <text:p>0.02515735</text:p>
          </table:table-cell>
          <table:table-cell office:value-type="float" office:value="0.0315128" calcext:value-type="float">
            <text:p>0.0315128</text:p>
          </table:table-cell>
          <table:table-cell office:value-type="float" office:value="0.005910067" calcext:value-type="float">
            <text:p>0.005910067</text:p>
          </table:table-cell>
          <table:table-cell office:value-type="float" office:value="0.003697007" calcext:value-type="float">
            <text:p>0.003697007</text:p>
          </table:table-cell>
          <table:table-cell office:value-type="float" office:value="0" calcext:value-type="float">
            <text:p>0</text:p>
          </table:table-cell>
          <table:table-cell office:value-type="float" office:value="26.48681" calcext:value-type="float">
            <text:p>26.48681</text:p>
          </table:table-cell>
          <table:table-cell office:value-type="float" office:value="30.02247" calcext:value-type="float">
            <text:p>30.02247</text:p>
          </table:table-cell>
          <table:table-cell office:value-type="float" office:value="71.80231" calcext:value-type="float">
            <text:p>71.80231</text:p>
          </table:table-cell>
          <table:table-cell office:value-type="float" office:value="50.03899" calcext:value-type="float">
            <text:p>50.03899</text:p>
          </table:table-cell>
          <table:table-cell office:value-type="float" office:value="36.40404" calcext:value-type="float">
            <text:p>36.40404</text:p>
          </table:table-cell>
          <table:table-cell office:value-type="float" office:value="14.89961" calcext:value-type="float">
            <text:p>14.89961</text:p>
          </table:table-cell>
          <table:table-cell office:value-type="float" office:value="8.760116" calcext:value-type="float">
            <text:p>8.760116</text:p>
          </table:table-cell>
          <table:table-cell office:value-type="float" office:value="5.515154" calcext:value-type="float">
            <text:p>5.515154</text:p>
          </table:table-cell>
          <table:table-cell office:value-type="float" office:value="1.888813" calcext:value-type="float">
            <text:p>1.888813</text:p>
          </table:table-cell>
          <table:table-cell office:value-type="float" office:value="0.7507069" calcext:value-type="float">
            <text:p>0.7507069</text:p>
          </table:table-cell>
          <table:table-cell office:value-type="float" office:value="0.4277988" calcext:value-type="float">
            <text:p>0.4277988</text:p>
          </table:table-cell>
          <table:table-cell office:value-type="float" office:value="0.3986983" calcext:value-type="float">
            <text:p>0.3986983</text:p>
          </table:table-cell>
          <table:table-cell office:value-type="float" office:value="0.3453272" calcext:value-type="float">
            <text:p>0.3453272</text:p>
          </table:table-cell>
          <table:table-cell office:value-type="float" office:value="0.3461152" calcext:value-type="float">
            <text:p>0.3461152</text:p>
          </table:table-cell>
          <table:table-cell office:value-type="float" office:value="0" calcext:value-type="float">
            <text:p>0</text:p>
          </table:table-cell>
          <table:table-cell office:value-type="float" office:value="226.4084" calcext:value-type="float">
            <text:p>226.4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7947" calcext:value-type="float">
            <text:p>8.187947</text:p>
          </table:table-cell>
          <table:table-cell office:value-type="float" office:value="0" calcext:value-type="float">
            <text:p>0</text:p>
          </table:table-cell>
          <table:table-cell office:value-type="float" office:value="-0.1771758" calcext:value-type="float">
            <text:p>-0.17717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7" calcext:value-type="float">
            <text:p>21052007</text:p>
          </table:table-cell>
          <table:table-cell office:value-type="float" office:value="25.14722" calcext:value-type="float">
            <text:p>25.14722</text:p>
          </table:table-cell>
          <table:table-cell office:value-type="float" office:value="1102.634" calcext:value-type="float">
            <text:p>1102.634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6435475" calcext:value-type="float">
            <text:p>-0.006435475</text:p>
          </table:table-cell>
          <table:table-cell office:value-type="float" office:value="3.821181" calcext:value-type="float">
            <text:p>3.821181</text:p>
          </table:table-cell>
          <table:table-cell office:value-type="float" office:value="16.00522" calcext:value-type="float">
            <text:p>16.00522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371791" calcext:value-type="float">
            <text:p>0.003371791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35273" calcext:value-type="float">
            <text:p>0.8835273</text:p>
          </table:table-cell>
          <table:table-cell office:value-type="float" office:value="-0.053851" calcext:value-type="float">
            <text:p>-0.053851</text:p>
          </table:table-cell>
          <table:table-cell office:value-type="float" office:value="0.0002439406" calcext:value-type="float">
            <text:p>0.0002439406</text:p>
          </table:table-cell>
          <table:table-cell office:value-type="float" office:value="0.00004117059" calcext:value-type="float">
            <text:p>4.117059E-05</text:p>
          </table:table-cell>
          <table:table-cell office:value-type="float" office:value="20.49123" calcext:value-type="float">
            <text:p>20.49123</text:p>
          </table:table-cell>
          <table:table-cell office:value-type="float" office:value="5.446078" calcext:value-type="float">
            <text:p>5.446078</text:p>
          </table:table-cell>
          <table:table-cell office:value-type="float" office:value="6.76394" calcext:value-type="float">
            <text:p>6.76394</text:p>
          </table:table-cell>
          <table:table-cell office:value-type="float" office:value="62.39412" calcext:value-type="float">
            <text:p>62.39412</text:p>
          </table:table-cell>
          <table:table-cell office:value-type="float" office:value="5.211909" calcext:value-type="float">
            <text:p>5.211909</text:p>
          </table:table-cell>
          <table:table-cell office:value-type="float" office:value="0.1909205" calcext:value-type="float">
            <text:p>0.1909205</text:p>
          </table:table-cell>
          <table:table-cell office:value-type="float" office:value="0.02077228" calcext:value-type="float">
            <text:p>0.02077228</text:p>
          </table:table-cell>
          <table:table-cell office:value-type="float" office:value="0.01559861" calcext:value-type="float">
            <text:p>0.01559861</text:p>
          </table:table-cell>
          <table:table-cell office:value-type="float" office:value="0.02662427" calcext:value-type="float">
            <text:p>0.02662427</text:p>
          </table:table-cell>
          <table:table-cell office:value-type="float" office:value="0.02178996" calcext:value-type="float">
            <text:p>0.02178996</text:p>
          </table:table-cell>
          <table:table-cell office:value-type="float" office:value="0.02053161" calcext:value-type="float">
            <text:p>0.02053161</text:p>
          </table:table-cell>
          <table:table-cell office:value-type="float" office:value="0.02502509" calcext:value-type="float">
            <text:p>0.02502509</text:p>
          </table:table-cell>
          <table:table-cell office:value-type="float" office:value="0.03138195" calcext:value-type="float">
            <text:p>0.03138195</text:p>
          </table:table-cell>
          <table:table-cell office:value-type="float" office:value="0.005908164" calcext:value-type="float">
            <text:p>0.005908164</text:p>
          </table:table-cell>
          <table:table-cell office:value-type="float" office:value="0.003696287" calcext:value-type="float">
            <text:p>0.003696287</text:p>
          </table:table-cell>
          <table:table-cell office:value-type="float" office:value="0" calcext:value-type="float">
            <text:p>0</text:p>
          </table:table-cell>
          <table:table-cell office:value-type="float" office:value="43.7101" calcext:value-type="float">
            <text:p>43.7101</text:p>
          </table:table-cell>
          <table:table-cell office:value-type="float" office:value="33.17206" calcext:value-type="float">
            <text:p>33.17206</text:p>
          </table:table-cell>
          <table:table-cell office:value-type="float" office:value="66.4933" calcext:value-type="float">
            <text:p>66.4933</text:p>
          </table:table-cell>
          <table:table-cell office:value-type="float" office:value="47.69037" calcext:value-type="float">
            <text:p>47.69037</text:p>
          </table:table-cell>
          <table:table-cell office:value-type="float" office:value="35.63881" calcext:value-type="float">
            <text:p>35.63881</text:p>
          </table:table-cell>
          <table:table-cell office:value-type="float" office:value="15.81474" calcext:value-type="float">
            <text:p>15.81474</text:p>
          </table:table-cell>
          <table:table-cell office:value-type="float" office:value="9.707409" calcext:value-type="float">
            <text:p>9.707409</text:p>
          </table:table-cell>
          <table:table-cell office:value-type="float" office:value="5.685462" calcext:value-type="float">
            <text:p>5.685462</text:p>
          </table:table-cell>
          <table:table-cell office:value-type="float" office:value="1.914051" calcext:value-type="float">
            <text:p>1.914051</text:p>
          </table:table-cell>
          <table:table-cell office:value-type="float" office:value="0.7547812" calcext:value-type="float">
            <text:p>0.7547812</text:p>
          </table:table-cell>
          <table:table-cell office:value-type="float" office:value="0.4297965" calcext:value-type="float">
            <text:p>0.4297965</text:p>
          </table:table-cell>
          <table:table-cell office:value-type="float" office:value="0.3999528" calcext:value-type="float">
            <text:p>0.3999528</text:p>
          </table:table-cell>
          <table:table-cell office:value-type="float" office:value="0.3449868" calcext:value-type="float">
            <text:p>0.3449868</text:p>
          </table:table-cell>
          <table:table-cell office:value-type="float" office:value="0.3461209" calcext:value-type="float">
            <text:p>0.3461209</text:p>
          </table:table-cell>
          <table:table-cell office:value-type="float" office:value="0" calcext:value-type="float">
            <text:p>0</text:p>
          </table:table-cell>
          <table:table-cell office:value-type="float" office:value="292.9288" calcext:value-type="float">
            <text:p>292.9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79366" calcext:value-type="float">
            <text:p>8.279366</text:p>
          </table:table-cell>
          <table:table-cell office:value-type="float" office:value="0" calcext:value-type="float">
            <text:p>0</text:p>
          </table:table-cell>
          <table:table-cell office:value-type="float" office:value="-0.1783114" calcext:value-type="float">
            <text:p>-0.17831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7" calcext:value-type="float">
            <text:p>22052007</text:p>
          </table:table-cell>
          <table:table-cell office:value-type="float" office:value="25.04567" calcext:value-type="float">
            <text:p>25.04567</text:p>
          </table:table-cell>
          <table:table-cell office:value-type="float" office:value="1102.635" calcext:value-type="float">
            <text:p>1102.635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9039693" calcext:value-type="float">
            <text:p>-0.009039693</text:p>
          </table:table-cell>
          <table:table-cell office:value-type="float" office:value="3.740251" calcext:value-type="float">
            <text:p>3.740251</text:p>
          </table:table-cell>
          <table:table-cell office:value-type="float" office:value="16.17723" calcext:value-type="float">
            <text:p>16.17723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39551" calcext:value-type="float">
            <text:p>0.00339551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39598" calcext:value-type="float">
            <text:p>0.8839598</text:p>
          </table:table-cell>
          <table:table-cell office:value-type="float" office:value="-0.05459681" calcext:value-type="float">
            <text:p>-0.05459681</text:p>
          </table:table-cell>
          <table:table-cell office:value-type="float" office:value="0.0002209794" calcext:value-type="float">
            <text:p>0.0002209794</text:p>
          </table:table-cell>
          <table:table-cell office:value-type="float" office:value="0.00004117285" calcext:value-type="float">
            <text:p>4.117285E-05</text:p>
          </table:table-cell>
          <table:table-cell office:value-type="float" office:value="20.45868" calcext:value-type="float">
            <text:p>20.45868</text:p>
          </table:table-cell>
          <table:table-cell office:value-type="float" office:value="6.544023" calcext:value-type="float">
            <text:p>6.544023</text:p>
          </table:table-cell>
          <table:table-cell office:value-type="float" office:value="8.670609" calcext:value-type="float">
            <text:p>8.670609</text:p>
          </table:table-cell>
          <table:table-cell office:value-type="float" office:value="59.35714" calcext:value-type="float">
            <text:p>59.35714</text:p>
          </table:table-cell>
          <table:table-cell office:value-type="float" office:value="4.923288" calcext:value-type="float">
            <text:p>4.923288</text:p>
          </table:table-cell>
          <table:table-cell office:value-type="float" office:value="0.1227525" calcext:value-type="float">
            <text:p>0.1227525</text:p>
          </table:table-cell>
          <table:table-cell office:value-type="float" office:value="0.0202037" calcext:value-type="float">
            <text:p>0.0202037</text:p>
          </table:table-cell>
          <table:table-cell office:value-type="float" office:value="0.01583293" calcext:value-type="float">
            <text:p>0.01583293</text:p>
          </table:table-cell>
          <table:table-cell office:value-type="float" office:value="0.02679553" calcext:value-type="float">
            <text:p>0.02679553</text:p>
          </table:table-cell>
          <table:table-cell office:value-type="float" office:value="0.02177963" calcext:value-type="float">
            <text:p>0.02177963</text:p>
          </table:table-cell>
          <table:table-cell office:value-type="float" office:value="0.02043749" calcext:value-type="float">
            <text:p>0.02043749</text:p>
          </table:table-cell>
          <table:table-cell office:value-type="float" office:value="0.02489117" calcext:value-type="float">
            <text:p>0.02489117</text:p>
          </table:table-cell>
          <table:table-cell office:value-type="float" office:value="0.03125327" calcext:value-type="float">
            <text:p>0.03125327</text:p>
          </table:table-cell>
          <table:table-cell office:value-type="float" office:value="0.005904703" calcext:value-type="float">
            <text:p>0.005904703</text:p>
          </table:table-cell>
          <table:table-cell office:value-type="float" office:value="0.003695554" calcext:value-type="float">
            <text:p>0.003695554</text:p>
          </table:table-cell>
          <table:table-cell office:value-type="float" office:value="0" calcext:value-type="float">
            <text:p>0</text:p>
          </table:table-cell>
          <table:table-cell office:value-type="float" office:value="65.36502" calcext:value-type="float">
            <text:p>65.36502</text:p>
          </table:table-cell>
          <table:table-cell office:value-type="float" office:value="38.35593" calcext:value-type="float">
            <text:p>38.35593</text:p>
          </table:table-cell>
          <table:table-cell office:value-type="float" office:value="62.98451" calcext:value-type="float">
            <text:p>62.98451</text:p>
          </table:table-cell>
          <table:table-cell office:value-type="float" office:value="45.97038" calcext:value-type="float">
            <text:p>45.97038</text:p>
          </table:table-cell>
          <table:table-cell office:value-type="float" office:value="34.21824" calcext:value-type="float">
            <text:p>34.21824</text:p>
          </table:table-cell>
          <table:table-cell office:value-type="float" office:value="15.54146" calcext:value-type="float">
            <text:p>15.54146</text:p>
          </table:table-cell>
          <table:table-cell office:value-type="float" office:value="9.797492" calcext:value-type="float">
            <text:p>9.797492</text:p>
          </table:table-cell>
          <table:table-cell office:value-type="float" office:value="5.8425" calcext:value-type="float">
            <text:p>5.8425</text:p>
          </table:table-cell>
          <table:table-cell office:value-type="float" office:value="1.947039" calcext:value-type="float">
            <text:p>1.947039</text:p>
          </table:table-cell>
          <table:table-cell office:value-type="float" office:value="0.7593201" calcext:value-type="float">
            <text:p>0.7593201</text:p>
          </table:table-cell>
          <table:table-cell office:value-type="float" office:value="0.4317036" calcext:value-type="float">
            <text:p>0.4317036</text:p>
          </table:table-cell>
          <table:table-cell office:value-type="float" office:value="0.401505" calcext:value-type="float">
            <text:p>0.401505</text:p>
          </table:table-cell>
          <table:table-cell office:value-type="float" office:value="0.3445946" calcext:value-type="float">
            <text:p>0.3445946</text:p>
          </table:table-cell>
          <table:table-cell office:value-type="float" office:value="0.3461267" calcext:value-type="float">
            <text:p>0.3461267</text:p>
          </table:table-cell>
          <table:table-cell office:value-type="float" office:value="0" calcext:value-type="float">
            <text:p>0</text:p>
          </table:table-cell>
          <table:table-cell office:value-type="float" office:value="386.3438" calcext:value-type="float">
            <text:p>386.3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72706" calcext:value-type="float">
            <text:p>8.372706</text:p>
          </table:table-cell>
          <table:table-cell office:value-type="float" office:value="0" calcext:value-type="float">
            <text:p>0</text:p>
          </table:table-cell>
          <table:table-cell office:value-type="float" office:value="-0.178421" calcext:value-type="float">
            <text:p>-0.17842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7" calcext:value-type="float">
            <text:p>23052007</text:p>
          </table:table-cell>
          <table:table-cell office:value-type="float" office:value="24.94927" calcext:value-type="float">
            <text:p>24.94927</text:p>
          </table:table-cell>
          <table:table-cell office:value-type="float" office:value="1102.635" calcext:value-type="float">
            <text:p>1102.635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1285863" calcext:value-type="float">
            <text:p>-0.01285863</text:p>
          </table:table-cell>
          <table:table-cell office:value-type="float" office:value="3.666441" calcext:value-type="float">
            <text:p>3.666441</text:p>
          </table:table-cell>
          <table:table-cell office:value-type="float" office:value="16.33768" calcext:value-type="float">
            <text:p>16.33768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1871" calcext:value-type="float">
            <text:p>0.00341871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43294" calcext:value-type="float">
            <text:p>0.8843294</text:p>
          </table:table-cell>
          <table:table-cell office:value-type="float" office:value="-0.05499705" calcext:value-type="float">
            <text:p>-0.05499705</text:p>
          </table:table-cell>
          <table:table-cell office:value-type="float" office:value="0.0001987991" calcext:value-type="float">
            <text:p>0.0001987991</text:p>
          </table:table-cell>
          <table:table-cell office:value-type="float" office:value="0.00004117687" calcext:value-type="float">
            <text:p>4.117687E-05</text:p>
          </table:table-cell>
          <table:table-cell office:value-type="float" office:value="20.42219" calcext:value-type="float">
            <text:p>20.42219</text:p>
          </table:table-cell>
          <table:table-cell office:value-type="float" office:value="6.533376" calcext:value-type="float">
            <text:p>6.533376</text:p>
          </table:table-cell>
          <table:table-cell office:value-type="float" office:value="9.578273" calcext:value-type="float">
            <text:p>9.578273</text:p>
          </table:table-cell>
          <table:table-cell office:value-type="float" office:value="57.39733" calcext:value-type="float">
            <text:p>57.39733</text:p>
          </table:table-cell>
          <table:table-cell office:value-type="float" office:value="4.707155" calcext:value-type="float">
            <text:p>4.707155</text:p>
          </table:table-cell>
          <table:table-cell office:value-type="float" office:value="0.08294974" calcext:value-type="float">
            <text:p>0.08294974</text:p>
          </table:table-cell>
          <table:table-cell office:value-type="float" office:value="0.01978421" calcext:value-type="float">
            <text:p>0.01978421</text:p>
          </table:table-cell>
          <table:table-cell office:value-type="float" office:value="0.01594512" calcext:value-type="float">
            <text:p>0.01594512</text:p>
          </table:table-cell>
          <table:table-cell office:value-type="float" office:value="0.02695192" calcext:value-type="float">
            <text:p>0.02695192</text:p>
          </table:table-cell>
          <table:table-cell office:value-type="float" office:value="0.02179829" calcext:value-type="float">
            <text:p>0.02179829</text:p>
          </table:table-cell>
          <table:table-cell office:value-type="float" office:value="0.02035648" calcext:value-type="float">
            <text:p>0.02035648</text:p>
          </table:table-cell>
          <table:table-cell office:value-type="float" office:value="0.02475821" calcext:value-type="float">
            <text:p>0.02475821</text:p>
          </table:table-cell>
          <table:table-cell office:value-type="float" office:value="0.0311258" calcext:value-type="float">
            <text:p>0.0311258</text:p>
          </table:table-cell>
          <table:table-cell office:value-type="float" office:value="0.005901088" calcext:value-type="float">
            <text:p>0.005901088</text:p>
          </table:table-cell>
          <table:table-cell office:value-type="float" office:value="0.0036948" calcext:value-type="float">
            <text:p>0.0036948</text:p>
          </table:table-cell>
          <table:table-cell office:value-type="float" office:value="0" calcext:value-type="float">
            <text:p>0</text:p>
          </table:table-cell>
          <table:table-cell office:value-type="float" office:value="66.60939" calcext:value-type="float">
            <text:p>66.60939</text:p>
          </table:table-cell>
          <table:table-cell office:value-type="float" office:value="44.25418" calcext:value-type="float">
            <text:p>44.25418</text:p>
          </table:table-cell>
          <table:table-cell office:value-type="float" office:value="62.64356" calcext:value-type="float">
            <text:p>62.64356</text:p>
          </table:table-cell>
          <table:table-cell office:value-type="float" office:value="45.11271" calcext:value-type="float">
            <text:p>45.11271</text:p>
          </table:table-cell>
          <table:table-cell office:value-type="float" office:value="33.0668" calcext:value-type="float">
            <text:p>33.0668</text:p>
          </table:table-cell>
          <table:table-cell office:value-type="float" office:value="15.26421" calcext:value-type="float">
            <text:p>15.26421</text:p>
          </table:table-cell>
          <table:table-cell office:value-type="float" office:value="9.753206" calcext:value-type="float">
            <text:p>9.753206</text:p>
          </table:table-cell>
          <table:table-cell office:value-type="float" office:value="5.921313" calcext:value-type="float">
            <text:p>5.921313</text:p>
          </table:table-cell>
          <table:table-cell office:value-type="float" office:value="1.984215" calcext:value-type="float">
            <text:p>1.984215</text:p>
          </table:table-cell>
          <table:table-cell office:value-type="float" office:value="0.7644909" calcext:value-type="float">
            <text:p>0.7644909</text:p>
          </table:table-cell>
          <table:table-cell office:value-type="float" office:value="0.4335952" calcext:value-type="float">
            <text:p>0.4335952</text:p>
          </table:table-cell>
          <table:table-cell office:value-type="float" office:value="0.4032268" calcext:value-type="float">
            <text:p>0.4032268</text:p>
          </table:table-cell>
          <table:table-cell office:value-type="float" office:value="0.3442122" calcext:value-type="float">
            <text:p>0.3442122</text:p>
          </table:table-cell>
          <table:table-cell office:value-type="float" office:value="0.3461324" calcext:value-type="float">
            <text:p>0.3461324</text:p>
          </table:table-cell>
          <table:table-cell office:value-type="float" office:value="0" calcext:value-type="float">
            <text:p>0</text:p>
          </table:table-cell>
          <table:table-cell office:value-type="float" office:value="460.5827" calcext:value-type="float">
            <text:p>460.5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62146" calcext:value-type="float">
            <text:p>8.462146</text:p>
          </table:table-cell>
          <table:table-cell office:value-type="float" office:value="0" calcext:value-type="float">
            <text:p>0</text:p>
          </table:table-cell>
          <table:table-cell office:value-type="float" office:value="-0.1784873" calcext:value-type="float">
            <text:p>-0.17848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7" calcext:value-type="float">
            <text:p>24052007</text:p>
          </table:table-cell>
          <table:table-cell office:value-type="float" office:value="24.85754" calcext:value-type="float">
            <text:p>24.85754</text:p>
          </table:table-cell>
          <table:table-cell office:value-type="float" office:value="1102.632" calcext:value-type="float">
            <text:p>1102.632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1829598" calcext:value-type="float">
            <text:p>-0.01829598</text:p>
          </table:table-cell>
          <table:table-cell office:value-type="float" office:value="3.604318" calcext:value-type="float">
            <text:p>3.604318</text:p>
          </table:table-cell>
          <table:table-cell office:value-type="float" office:value="16.48301" calcext:value-type="float">
            <text:p>16.48301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1441" calcext:value-type="float">
            <text:p>0.003421441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4622" calcext:value-type="float">
            <text:p>0.884622</text:p>
          </table:table-cell>
          <table:table-cell office:value-type="float" office:value="-0.05530833" calcext:value-type="float">
            <text:p>-0.05530833</text:p>
          </table:table-cell>
          <table:table-cell office:value-type="float" office:value="0.0001893751" calcext:value-type="float">
            <text:p>0.0001893751</text:p>
          </table:table-cell>
          <table:table-cell office:value-type="float" office:value="0.00004117866" calcext:value-type="float">
            <text:p>4.117866E-05</text:p>
          </table:table-cell>
          <table:table-cell office:value-type="float" office:value="20.37117" calcext:value-type="float">
            <text:p>20.37117</text:p>
          </table:table-cell>
          <table:table-cell office:value-type="float" office:value="6.486332" calcext:value-type="float">
            <text:p>6.486332</text:p>
          </table:table-cell>
          <table:table-cell office:value-type="float" office:value="9.577918" calcext:value-type="float">
            <text:p>9.577918</text:p>
          </table:table-cell>
          <table:table-cell office:value-type="float" office:value="56.32907" calcext:value-type="float">
            <text:p>56.32907</text:p>
          </table:table-cell>
          <table:table-cell office:value-type="float" office:value="4.547904" calcext:value-type="float">
            <text:p>4.547904</text:p>
          </table:table-cell>
          <table:table-cell office:value-type="float" office:value="0.06075176" calcext:value-type="float">
            <text:p>0.06075176</text:p>
          </table:table-cell>
          <table:table-cell office:value-type="float" office:value="0.01950642" calcext:value-type="float">
            <text:p>0.01950642</text:p>
          </table:table-cell>
          <table:table-cell office:value-type="float" office:value="0.0160485" calcext:value-type="float">
            <text:p>0.0160485</text:p>
          </table:table-cell>
          <table:table-cell office:value-type="float" office:value="0.02709725" calcext:value-type="float">
            <text:p>0.02709725</text:p>
          </table:table-cell>
          <table:table-cell office:value-type="float" office:value="0.021837" calcext:value-type="float">
            <text:p>0.021837</text:p>
          </table:table-cell>
          <table:table-cell office:value-type="float" office:value="0.02028954" calcext:value-type="float">
            <text:p>0.02028954</text:p>
          </table:table-cell>
          <table:table-cell office:value-type="float" office:value="0.02462939" calcext:value-type="float">
            <text:p>0.02462939</text:p>
          </table:table-cell>
          <table:table-cell office:value-type="float" office:value="0.03099973" calcext:value-type="float">
            <text:p>0.03099973</text:p>
          </table:table-cell>
          <table:table-cell office:value-type="float" office:value="0.005897549" calcext:value-type="float">
            <text:p>0.005897549</text:p>
          </table:table-cell>
          <table:table-cell office:value-type="float" office:value="0.003694037" calcext:value-type="float">
            <text:p>0.003694037</text:p>
          </table:table-cell>
          <table:table-cell office:value-type="float" office:value="0" calcext:value-type="float">
            <text:p>0</text:p>
          </table:table-cell>
          <table:table-cell office:value-type="float" office:value="55.81627" calcext:value-type="float">
            <text:p>55.81627</text:p>
          </table:table-cell>
          <table:table-cell office:value-type="float" office:value="49.22803" calcext:value-type="float">
            <text:p>49.22803</text:p>
          </table:table-cell>
          <table:table-cell office:value-type="float" office:value="63.64624" calcext:value-type="float">
            <text:p>63.64624</text:p>
          </table:table-cell>
          <table:table-cell office:value-type="float" office:value="45.15112" calcext:value-type="float">
            <text:p>45.15112</text:p>
          </table:table-cell>
          <table:table-cell office:value-type="float" office:value="32.5994" calcext:value-type="float">
            <text:p>32.5994</text:p>
          </table:table-cell>
          <table:table-cell office:value-type="float" office:value="15.1181" calcext:value-type="float">
            <text:p>15.1181</text:p>
          </table:table-cell>
          <table:table-cell office:value-type="float" office:value="9.720189" calcext:value-type="float">
            <text:p>9.720189</text:p>
          </table:table-cell>
          <table:table-cell office:value-type="float" office:value="5.958438" calcext:value-type="float">
            <text:p>5.958438</text:p>
          </table:table-cell>
          <table:table-cell office:value-type="float" office:value="2.022055" calcext:value-type="float">
            <text:p>2.022055</text:p>
          </table:table-cell>
          <table:table-cell office:value-type="float" office:value="0.7705981" calcext:value-type="float">
            <text:p>0.7705981</text:p>
          </table:table-cell>
          <table:table-cell office:value-type="float" office:value="0.4356174" calcext:value-type="float">
            <text:p>0.4356174</text:p>
          </table:table-cell>
          <table:table-cell office:value-type="float" office:value="0.4050578" calcext:value-type="float">
            <text:p>0.4050578</text:p>
          </table:table-cell>
          <table:table-cell office:value-type="float" office:value="0.3438626" calcext:value-type="float">
            <text:p>0.3438626</text:p>
          </table:table-cell>
          <table:table-cell office:value-type="float" office:value="0.3461381" calcext:value-type="float">
            <text:p>0.3461381</text:p>
          </table:table-cell>
          <table:table-cell office:value-type="float" office:value="0" calcext:value-type="float">
            <text:p>0</text:p>
          </table:table-cell>
          <table:table-cell office:value-type="float" office:value="554.8163" calcext:value-type="float">
            <text:p>554.8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49523" calcext:value-type="float">
            <text:p>8.549523</text:p>
          </table:table-cell>
          <table:table-cell office:value-type="float" office:value="0" calcext:value-type="float">
            <text:p>0</text:p>
          </table:table-cell>
          <table:table-cell office:value-type="float" office:value="-0.1785385" calcext:value-type="float">
            <text:p>-0.17853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7" calcext:value-type="float">
            <text:p>25052007</text:p>
          </table:table-cell>
          <table:table-cell office:value-type="float" office:value="24.73844" calcext:value-type="float">
            <text:p>24.73844</text:p>
          </table:table-cell>
          <table:table-cell office:value-type="float" office:value="1102.63" calcext:value-type="float">
            <text:p>1102.63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2690286" calcext:value-type="float">
            <text:p>-0.02690286</text:p>
          </table:table-cell>
          <table:table-cell office:value-type="float" office:value="3.529417" calcext:value-type="float">
            <text:p>3.529417</text:p>
          </table:table-cell>
          <table:table-cell office:value-type="float" office:value="16.66505" calcext:value-type="float">
            <text:p>16.66505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2503" calcext:value-type="float">
            <text:p>0.003422503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48599" calcext:value-type="float">
            <text:p>0.8848599</text:p>
          </table:table-cell>
          <table:table-cell office:value-type="float" office:value="-0.05573704" calcext:value-type="float">
            <text:p>-0.05573704</text:p>
          </table:table-cell>
          <table:table-cell office:value-type="float" office:value="0.0001761124" calcext:value-type="float">
            <text:p>0.0001761124</text:p>
          </table:table-cell>
          <table:table-cell office:value-type="float" office:value="0.00004118017" calcext:value-type="float">
            <text:p>4.118017E-05</text:p>
          </table:table-cell>
          <table:table-cell office:value-type="float" office:value="20.30595" calcext:value-type="float">
            <text:p>20.30595</text:p>
          </table:table-cell>
          <table:table-cell office:value-type="float" office:value="6.927358" calcext:value-type="float">
            <text:p>6.927358</text:p>
          </table:table-cell>
          <table:table-cell office:value-type="float" office:value="9.104145" calcext:value-type="float">
            <text:p>9.104145</text:p>
          </table:table-cell>
          <table:table-cell office:value-type="float" office:value="55.27754" calcext:value-type="float">
            <text:p>55.27754</text:p>
          </table:table-cell>
          <table:table-cell office:value-type="float" office:value="4.379806" calcext:value-type="float">
            <text:p>4.379806</text:p>
          </table:table-cell>
          <table:table-cell office:value-type="float" office:value="0.0491621" calcext:value-type="float">
            <text:p>0.0491621</text:p>
          </table:table-cell>
          <table:table-cell office:value-type="float" office:value="0.01908539" calcext:value-type="float">
            <text:p>0.01908539</text:p>
          </table:table-cell>
          <table:table-cell office:value-type="float" office:value="0.01602761" calcext:value-type="float">
            <text:p>0.01602761</text:p>
          </table:table-cell>
          <table:table-cell office:value-type="float" office:value="0.02723234" calcext:value-type="float">
            <text:p>0.02723234</text:p>
          </table:table-cell>
          <table:table-cell office:value-type="float" office:value="0.02188789" calcext:value-type="float">
            <text:p>0.02188789</text:p>
          </table:table-cell>
          <table:table-cell office:value-type="float" office:value="0.02023523" calcext:value-type="float">
            <text:p>0.02023523</text:p>
          </table:table-cell>
          <table:table-cell office:value-type="float" office:value="0.02450522" calcext:value-type="float">
            <text:p>0.02450522</text:p>
          </table:table-cell>
          <table:table-cell office:value-type="float" office:value="0.0308759" calcext:value-type="float">
            <text:p>0.0308759</text:p>
          </table:table-cell>
          <table:table-cell office:value-type="float" office:value="0.005894071" calcext:value-type="float">
            <text:p>0.005894071</text:p>
          </table:table-cell>
          <table:table-cell office:value-type="float" office:value="0.003693256" calcext:value-type="float">
            <text:p>0.003693256</text:p>
          </table:table-cell>
          <table:table-cell office:value-type="float" office:value="0" calcext:value-type="float">
            <text:p>0</text:p>
          </table:table-cell>
          <table:table-cell office:value-type="float" office:value="42.39064" calcext:value-type="float">
            <text:p>42.39064</text:p>
          </table:table-cell>
          <table:table-cell office:value-type="float" office:value="54.19878" calcext:value-type="float">
            <text:p>54.19878</text:p>
          </table:table-cell>
          <table:table-cell office:value-type="float" office:value="65.15174" calcext:value-type="float">
            <text:p>65.15174</text:p>
          </table:table-cell>
          <table:table-cell office:value-type="float" office:value="45.51435" calcext:value-type="float">
            <text:p>45.51435</text:p>
          </table:table-cell>
          <table:table-cell office:value-type="float" office:value="32.46262" calcext:value-type="float">
            <text:p>32.46262</text:p>
          </table:table-cell>
          <table:table-cell office:value-type="float" office:value="15.06684" calcext:value-type="float">
            <text:p>15.06684</text:p>
          </table:table-cell>
          <table:table-cell office:value-type="float" office:value="9.728182" calcext:value-type="float">
            <text:p>9.728182</text:p>
          </table:table-cell>
          <table:table-cell office:value-type="float" office:value="5.985306" calcext:value-type="float">
            <text:p>5.985306</text:p>
          </table:table-cell>
          <table:table-cell office:value-type="float" office:value="2.054801" calcext:value-type="float">
            <text:p>2.054801</text:p>
          </table:table-cell>
          <table:table-cell office:value-type="float" office:value="0.7770422" calcext:value-type="float">
            <text:p>0.7770422</text:p>
          </table:table-cell>
          <table:table-cell office:value-type="float" office:value="0.4377271" calcext:value-type="float">
            <text:p>0.4377271</text:p>
          </table:table-cell>
          <table:table-cell office:value-type="float" office:value="0.4069889" calcext:value-type="float">
            <text:p>0.4069889</text:p>
          </table:table-cell>
          <table:table-cell office:value-type="float" office:value="0.3435539" calcext:value-type="float">
            <text:p>0.3435539</text:p>
          </table:table-cell>
          <table:table-cell office:value-type="float" office:value="0.3461438" calcext:value-type="float">
            <text:p>0.3461438</text:p>
          </table:table-cell>
          <table:table-cell office:value-type="float" office:value="0" calcext:value-type="float">
            <text:p>0</text:p>
          </table:table-cell>
          <table:table-cell office:value-type="float" office:value="706.0518" calcext:value-type="float">
            <text:p>706.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62578" calcext:value-type="float">
            <text:p>8.662578</text:p>
          </table:table-cell>
          <table:table-cell office:value-type="float" office:value="0" calcext:value-type="float">
            <text:p>0</text:p>
          </table:table-cell>
          <table:table-cell office:value-type="float" office:value="-0.1786979" calcext:value-type="float">
            <text:p>-0.178697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7" calcext:value-type="float">
            <text:p>26052007</text:p>
          </table:table-cell>
          <table:table-cell office:value-type="float" office:value="24.58726" calcext:value-type="float">
            <text:p>24.58726</text:p>
          </table:table-cell>
          <table:table-cell office:value-type="float" office:value="1102.627" calcext:value-type="float">
            <text:p>1102.627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4070859" calcext:value-type="float">
            <text:p>-0.04070859</text:p>
          </table:table-cell>
          <table:table-cell office:value-type="float" office:value="3.433074" calcext:value-type="float">
            <text:p>3.433074</text:p>
          </table:table-cell>
          <table:table-cell office:value-type="float" office:value="16.89712" calcext:value-type="float">
            <text:p>16.89712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293" calcext:value-type="float">
            <text:p>0.00342293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50027" calcext:value-type="float">
            <text:p>0.8850027</text:p>
          </table:table-cell>
          <table:table-cell office:value-type="float" office:value="-0.05642601" calcext:value-type="float">
            <text:p>-0.05642601</text:p>
          </table:table-cell>
          <table:table-cell office:value-type="float" office:value="0.0001512759" calcext:value-type="float">
            <text:p>0.0001512759</text:p>
          </table:table-cell>
          <table:table-cell office:value-type="float" office:value="0.00004118151" calcext:value-type="float">
            <text:p>4.118151E-05</text:p>
          </table:table-cell>
          <table:table-cell office:value-type="float" office:value="20.23" calcext:value-type="float">
            <text:p>20.23</text:p>
          </table:table-cell>
          <table:table-cell office:value-type="float" office:value="7.541005" calcext:value-type="float">
            <text:p>7.541005</text:p>
          </table:table-cell>
          <table:table-cell office:value-type="float" office:value="8.422413" calcext:value-type="float">
            <text:p>8.422413</text:p>
          </table:table-cell>
          <table:table-cell office:value-type="float" office:value="53.95885" calcext:value-type="float">
            <text:p>53.95885</text:p>
          </table:table-cell>
          <table:table-cell office:value-type="float" office:value="4.17894" calcext:value-type="float">
            <text:p>4.17894</text:p>
          </table:table-cell>
          <table:table-cell office:value-type="float" office:value="0.04358882" calcext:value-type="float">
            <text:p>0.04358882</text:p>
          </table:table-cell>
          <table:table-cell office:value-type="float" office:value="0.0185356" calcext:value-type="float">
            <text:p>0.0185356</text:p>
          </table:table-cell>
          <table:table-cell office:value-type="float" office:value="0.01581279" calcext:value-type="float">
            <text:p>0.01581279</text:p>
          </table:table-cell>
          <table:table-cell office:value-type="float" office:value="0.02732847" calcext:value-type="float">
            <text:p>0.02732847</text:p>
          </table:table-cell>
          <table:table-cell office:value-type="float" office:value="0.02194224" calcext:value-type="float">
            <text:p>0.02194224</text:p>
          </table:table-cell>
          <table:table-cell office:value-type="float" office:value="0.02019194" calcext:value-type="float">
            <text:p>0.02019194</text:p>
          </table:table-cell>
          <table:table-cell office:value-type="float" office:value="0.02438621" calcext:value-type="float">
            <text:p>0.02438621</text:p>
          </table:table-cell>
          <table:table-cell office:value-type="float" office:value="0.03075504" calcext:value-type="float">
            <text:p>0.03075504</text:p>
          </table:table-cell>
          <table:table-cell office:value-type="float" office:value="0.005890671" calcext:value-type="float">
            <text:p>0.005890671</text:p>
          </table:table-cell>
          <table:table-cell office:value-type="float" office:value="0.003692473" calcext:value-type="float">
            <text:p>0.003692473</text:p>
          </table:table-cell>
          <table:table-cell office:value-type="float" office:value="0" calcext:value-type="float">
            <text:p>0</text:p>
          </table:table-cell>
          <table:table-cell office:value-type="float" office:value="32.1711" calcext:value-type="float">
            <text:p>32.1711</text:p>
          </table:table-cell>
          <table:table-cell office:value-type="float" office:value="58.75169" calcext:value-type="float">
            <text:p>58.75169</text:p>
          </table:table-cell>
          <table:table-cell office:value-type="float" office:value="67.05682" calcext:value-type="float">
            <text:p>67.05682</text:p>
          </table:table-cell>
          <table:table-cell office:value-type="float" office:value="46.02854" calcext:value-type="float">
            <text:p>46.02854</text:p>
          </table:table-cell>
          <table:table-cell office:value-type="float" office:value="32.42801" calcext:value-type="float">
            <text:p>32.42801</text:p>
          </table:table-cell>
          <table:table-cell office:value-type="float" office:value="15.02507" calcext:value-type="float">
            <text:p>15.02507</text:p>
          </table:table-cell>
          <table:table-cell office:value-type="float" office:value="9.766309" calcext:value-type="float">
            <text:p>9.766309</text:p>
          </table:table-cell>
          <table:table-cell office:value-type="float" office:value="6.013769" calcext:value-type="float">
            <text:p>6.013769</text:p>
          </table:table-cell>
          <table:table-cell office:value-type="float" office:value="2.083655" calcext:value-type="float">
            <text:p>2.083655</text:p>
          </table:table-cell>
          <table:table-cell office:value-type="float" office:value="0.7836485" calcext:value-type="float">
            <text:p>0.7836485</text:p>
          </table:table-cell>
          <table:table-cell office:value-type="float" office:value="0.4399246" calcext:value-type="float">
            <text:p>0.4399246</text:p>
          </table:table-cell>
          <table:table-cell office:value-type="float" office:value="0.4090638" calcext:value-type="float">
            <text:p>0.4090638</text:p>
          </table:table-cell>
          <table:table-cell office:value-type="float" office:value="0.3433032" calcext:value-type="float">
            <text:p>0.3433032</text:p>
          </table:table-cell>
          <table:table-cell office:value-type="float" office:value="0.3461495" calcext:value-type="float">
            <text:p>0.3461495</text:p>
          </table:table-cell>
          <table:table-cell office:value-type="float" office:value="0" calcext:value-type="float">
            <text:p>0</text:p>
          </table:table-cell>
          <table:table-cell office:value-type="float" office:value="872.9" calcext:value-type="float">
            <text:p>87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07832" calcext:value-type="float">
            <text:p>8.807832</text:p>
          </table:table-cell>
          <table:table-cell office:value-type="float" office:value="0" calcext:value-type="float">
            <text:p>0</text:p>
          </table:table-cell>
          <table:table-cell office:value-type="float" office:value="-0.1796285" calcext:value-type="float">
            <text:p>-0.17962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7" calcext:value-type="float">
            <text:p>27052007</text:p>
          </table:table-cell>
          <table:table-cell office:value-type="float" office:value="24.42151" calcext:value-type="float">
            <text:p>24.42151</text:p>
          </table:table-cell>
          <table:table-cell office:value-type="float" office:value="1102.623" calcext:value-type="float">
            <text:p>1102.623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5938202" calcext:value-type="float">
            <text:p>-0.05938202</text:p>
          </table:table-cell>
          <table:table-cell office:value-type="float" office:value="3.318785" calcext:value-type="float">
            <text:p>3.318785</text:p>
          </table:table-cell>
          <table:table-cell office:value-type="float" office:value="17.16053" calcext:value-type="float">
            <text:p>17.16053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3306" calcext:value-type="float">
            <text:p>0.003423306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51278" calcext:value-type="float">
            <text:p>0.8851278</text:p>
          </table:table-cell>
          <table:table-cell office:value-type="float" office:value="-0.05753949" calcext:value-type="float">
            <text:p>-0.05753949</text:p>
          </table:table-cell>
          <table:table-cell office:value-type="float" office:value="0.0001155196" calcext:value-type="float">
            <text:p>0.0001155196</text:p>
          </table:table-cell>
          <table:table-cell office:value-type="float" office:value="0.00004118456" calcext:value-type="float">
            <text:p>4.118456E-05</text:p>
          </table:table-cell>
          <table:table-cell office:value-type="float" office:value="20.15132" calcext:value-type="float">
            <text:p>20.15132</text:p>
          </table:table-cell>
          <table:table-cell office:value-type="float" office:value="7.942964" calcext:value-type="float">
            <text:p>7.942964</text:p>
          </table:table-cell>
          <table:table-cell office:value-type="float" office:value="7.660964" calcext:value-type="float">
            <text:p>7.660964</text:p>
          </table:table-cell>
          <table:table-cell office:value-type="float" office:value="52.4666" calcext:value-type="float">
            <text:p>52.4666</text:p>
          </table:table-cell>
          <table:table-cell office:value-type="float" office:value="3.898991" calcext:value-type="float">
            <text:p>3.898991</text:p>
          </table:table-cell>
          <table:table-cell office:value-type="float" office:value="0.04218616" calcext:value-type="float">
            <text:p>0.04218616</text:p>
          </table:table-cell>
          <table:table-cell office:value-type="float" office:value="0.01807659" calcext:value-type="float">
            <text:p>0.01807659</text:p>
          </table:table-cell>
          <table:table-cell office:value-type="float" office:value="0.01552986" calcext:value-type="float">
            <text:p>0.01552986</text:p>
          </table:table-cell>
          <table:table-cell office:value-type="float" office:value="0.02737643" calcext:value-type="float">
            <text:p>0.02737643</text:p>
          </table:table-cell>
          <table:table-cell office:value-type="float" office:value="0.02199112" calcext:value-type="float">
            <text:p>0.02199112</text:p>
          </table:table-cell>
          <table:table-cell office:value-type="float" office:value="0.02015693" calcext:value-type="float">
            <text:p>0.02015693</text:p>
          </table:table-cell>
          <table:table-cell office:value-type="float" office:value="0.02427254" calcext:value-type="float">
            <text:p>0.02427254</text:p>
          </table:table-cell>
          <table:table-cell office:value-type="float" office:value="0.03063444" calcext:value-type="float">
            <text:p>0.03063444</text:p>
          </table:table-cell>
          <table:table-cell office:value-type="float" office:value="0.005887341" calcext:value-type="float">
            <text:p>0.005887341</text:p>
          </table:table-cell>
          <table:table-cell office:value-type="float" office:value="0.003691682" calcext:value-type="float">
            <text:p>0.003691682</text:p>
          </table:table-cell>
          <table:table-cell office:value-type="float" office:value="0" calcext:value-type="float">
            <text:p>0</text:p>
          </table:table-cell>
          <table:table-cell office:value-type="float" office:value="25.45634" calcext:value-type="float">
            <text:p>25.45634</text:p>
          </table:table-cell>
          <table:table-cell office:value-type="float" office:value="62.77071" calcext:value-type="float">
            <text:p>62.77071</text:p>
          </table:table-cell>
          <table:table-cell office:value-type="float" office:value="69.2113" calcext:value-type="float">
            <text:p>69.2113</text:p>
          </table:table-cell>
          <table:table-cell office:value-type="float" office:value="46.65206" calcext:value-type="float">
            <text:p>46.65206</text:p>
          </table:table-cell>
          <table:table-cell office:value-type="float" office:value="32.41935" calcext:value-type="float">
            <text:p>32.41935</text:p>
          </table:table-cell>
          <table:table-cell office:value-type="float" office:value="14.96963" calcext:value-type="float">
            <text:p>14.96963</text:p>
          </table:table-cell>
          <table:table-cell office:value-type="float" office:value="9.812599" calcext:value-type="float">
            <text:p>9.812599</text:p>
          </table:table-cell>
          <table:table-cell office:value-type="float" office:value="6.044178" calcext:value-type="float">
            <text:p>6.044178</text:p>
          </table:table-cell>
          <table:table-cell office:value-type="float" office:value="2.109819" calcext:value-type="float">
            <text:p>2.109819</text:p>
          </table:table-cell>
          <table:table-cell office:value-type="float" office:value="0.7903312" calcext:value-type="float">
            <text:p>0.7903312</text:p>
          </table:table-cell>
          <table:table-cell office:value-type="float" office:value="0.4421998" calcext:value-type="float">
            <text:p>0.4421998</text:p>
          </table:table-cell>
          <table:table-cell office:value-type="float" office:value="0.4111497" calcext:value-type="float">
            <text:p>0.4111497</text:p>
          </table:table-cell>
          <table:table-cell office:value-type="float" office:value="0.3431065" calcext:value-type="float">
            <text:p>0.3431065</text:p>
          </table:table-cell>
          <table:table-cell office:value-type="float" office:value="0.3461551" calcext:value-type="float">
            <text:p>0.3461551</text:p>
          </table:table-cell>
          <table:table-cell office:value-type="float" office:value="0" calcext:value-type="float">
            <text:p>0</text:p>
          </table:table-cell>
          <table:table-cell office:value-type="float" office:value="1044.08" calcext:value-type="float">
            <text:p>1044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69481" calcext:value-type="float">
            <text:p>8.969481</text:p>
          </table:table-cell>
          <table:table-cell office:value-type="float" office:value="0" calcext:value-type="float">
            <text:p>0</text:p>
          </table:table-cell>
          <table:table-cell office:value-type="float" office:value="-0.1813052" calcext:value-type="float">
            <text:p>-0.181305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7" calcext:value-type="float">
            <text:p>28052007</text:p>
          </table:table-cell>
          <table:table-cell office:value-type="float" office:value="24.24257" calcext:value-type="float">
            <text:p>24.24257</text:p>
          </table:table-cell>
          <table:table-cell office:value-type="float" office:value="1102.616" calcext:value-type="float">
            <text:p>1102.616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8490364" calcext:value-type="float">
            <text:p>-0.08490364</text:p>
          </table:table-cell>
          <table:table-cell office:value-type="float" office:value="3.185874" calcext:value-type="float">
            <text:p>3.185874</text:p>
          </table:table-cell>
          <table:table-cell office:value-type="float" office:value="17.45434" calcext:value-type="float">
            <text:p>17.45434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3639" calcext:value-type="float">
            <text:p>0.003423639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52384" calcext:value-type="float">
            <text:p>0.8852384</text:p>
          </table:table-cell>
          <table:table-cell office:value-type="float" office:value="-0.05904518" calcext:value-type="float">
            <text:p>-0.05904518</text:p>
          </table:table-cell>
          <table:table-cell office:value-type="float" office:value="0.00006651482" calcext:value-type="float">
            <text:p>6.651482E-05</text:p>
          </table:table-cell>
          <table:table-cell office:value-type="float" office:value="0.00004119084" calcext:value-type="float">
            <text:p>4.119084E-05</text:p>
          </table:table-cell>
          <table:table-cell office:value-type="float" office:value="20.06916" calcext:value-type="float">
            <text:p>20.06916</text:p>
          </table:table-cell>
          <table:table-cell office:value-type="float" office:value="8.150258" calcext:value-type="float">
            <text:p>8.150258</text:p>
          </table:table-cell>
          <table:table-cell office:value-type="float" office:value="6.769817" calcext:value-type="float">
            <text:p>6.769817</text:p>
          </table:table-cell>
          <table:table-cell office:value-type="float" office:value="50.84222" calcext:value-type="float">
            <text:p>50.84222</text:p>
          </table:table-cell>
          <table:table-cell office:value-type="float" office:value="3.519561" calcext:value-type="float">
            <text:p>3.519561</text:p>
          </table:table-cell>
          <table:table-cell office:value-type="float" office:value="0.04234381" calcext:value-type="float">
            <text:p>0.04234381</text:p>
          </table:table-cell>
          <table:table-cell office:value-type="float" office:value="0.01765606" calcext:value-type="float">
            <text:p>0.01765606</text:p>
          </table:table-cell>
          <table:table-cell office:value-type="float" office:value="0.01523946" calcext:value-type="float">
            <text:p>0.01523946</text:p>
          </table:table-cell>
          <table:table-cell office:value-type="float" office:value="0.02738139" calcext:value-type="float">
            <text:p>0.02738139</text:p>
          </table:table-cell>
          <table:table-cell office:value-type="float" office:value="0.02203193" calcext:value-type="float">
            <text:p>0.02203193</text:p>
          </table:table-cell>
          <table:table-cell office:value-type="float" office:value="0.02012798" calcext:value-type="float">
            <text:p>0.02012798</text:p>
          </table:table-cell>
          <table:table-cell office:value-type="float" office:value="0.0241637" calcext:value-type="float">
            <text:p>0.0241637</text:p>
          </table:table-cell>
          <table:table-cell office:value-type="float" office:value="0.0305145" calcext:value-type="float">
            <text:p>0.0305145</text:p>
          </table:table-cell>
          <table:table-cell office:value-type="float" office:value="0.005884281" calcext:value-type="float">
            <text:p>0.005884281</text:p>
          </table:table-cell>
          <table:table-cell office:value-type="float" office:value="0.00369088" calcext:value-type="float">
            <text:p>0.00369088</text:p>
          </table:table-cell>
          <table:table-cell office:value-type="float" office:value="0" calcext:value-type="float">
            <text:p>0</text:p>
          </table:table-cell>
          <table:table-cell office:value-type="float" office:value="21.37376" calcext:value-type="float">
            <text:p>21.37376</text:p>
          </table:table-cell>
          <table:table-cell office:value-type="float" office:value="66.39552" calcext:value-type="float">
            <text:p>66.39552</text:p>
          </table:table-cell>
          <table:table-cell office:value-type="float" office:value="71.68214" calcext:value-type="float">
            <text:p>71.68214</text:p>
          </table:table-cell>
          <table:table-cell office:value-type="float" office:value="47.44651" calcext:value-type="float">
            <text:p>47.44651</text:p>
          </table:table-cell>
          <table:table-cell office:value-type="float" office:value="32.43422" calcext:value-type="float">
            <text:p>32.43422</text:p>
          </table:table-cell>
          <table:table-cell office:value-type="float" office:value="14.88843" calcext:value-type="float">
            <text:p>14.88843</text:p>
          </table:table-cell>
          <table:table-cell office:value-type="float" office:value="9.845964" calcext:value-type="float">
            <text:p>9.845964</text:p>
          </table:table-cell>
          <table:table-cell office:value-type="float" office:value="6.069373" calcext:value-type="float">
            <text:p>6.069373</text:p>
          </table:table-cell>
          <table:table-cell office:value-type="float" office:value="2.13729" calcext:value-type="float">
            <text:p>2.13729</text:p>
          </table:table-cell>
          <table:table-cell office:value-type="float" office:value="0.7975013" calcext:value-type="float">
            <text:p>0.7975013</text:p>
          </table:table-cell>
          <table:table-cell office:value-type="float" office:value="0.4445486" calcext:value-type="float">
            <text:p>0.4445486</text:p>
          </table:table-cell>
          <table:table-cell office:value-type="float" office:value="0.4132483" calcext:value-type="float">
            <text:p>0.4132483</text:p>
          </table:table-cell>
          <table:table-cell office:value-type="float" office:value="0.3429592" calcext:value-type="float">
            <text:p>0.3429592</text:p>
          </table:table-cell>
          <table:table-cell office:value-type="float" office:value="0.3461609" calcext:value-type="float">
            <text:p>0.3461609</text:p>
          </table:table-cell>
          <table:table-cell office:value-type="float" office:value="0" calcext:value-type="float">
            <text:p>0</text:p>
          </table:table-cell>
          <table:table-cell office:value-type="float" office:value="1238.947" calcext:value-type="float">
            <text:p>1238.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46585" calcext:value-type="float">
            <text:p>9.146585</text:p>
          </table:table-cell>
          <table:table-cell office:value-type="float" office:value="0" calcext:value-type="float">
            <text:p>0</text:p>
          </table:table-cell>
          <table:table-cell office:value-type="float" office:value="-0.1835054" calcext:value-type="float">
            <text:p>-0.18350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7" calcext:value-type="float">
            <text:p>29052007</text:p>
          </table:table-cell>
          <table:table-cell office:value-type="float" office:value="24.07663" calcext:value-type="float">
            <text:p>24.07663</text:p>
          </table:table-cell>
          <table:table-cell office:value-type="float" office:value="1102.61" calcext:value-type="float">
            <text:p>1102.61</text:p>
          </table:table-cell>
          <table:table-cell office:value-type="float" office:value="12.84" calcext:value-type="float">
            <text:p>12.84</text:p>
          </table:table-cell>
          <table:table-cell office:value-type="float" office:value="-0.1159456" calcext:value-type="float">
            <text:p>-0.1159456</text:p>
          </table:table-cell>
          <table:table-cell office:value-type="float" office:value="3.038899" calcext:value-type="float">
            <text:p>3.038899</text:p>
          </table:table-cell>
          <table:table-cell office:value-type="float" office:value="17.74888" calcext:value-type="float">
            <text:p>17.74888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3941" calcext:value-type="float">
            <text:p>0.003423941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5338" calcext:value-type="float">
            <text:p>0.885338</text:p>
          </table:table-cell>
          <table:table-cell office:value-type="float" office:value="-0.06014949" calcext:value-type="float">
            <text:p>-0.06014949</text:p>
          </table:table-cell>
          <table:table-cell office:value-type="float" office:value="0.00001039024" calcext:value-type="float">
            <text:p>1.039024E-05</text:p>
          </table:table-cell>
          <table:table-cell office:value-type="float" office:value="0.00004119339" calcext:value-type="float">
            <text:p>4.119339E-05</text:p>
          </table:table-cell>
          <table:table-cell office:value-type="float" office:value="20.00562" calcext:value-type="float">
            <text:p>20.00562</text:p>
          </table:table-cell>
          <table:table-cell office:value-type="float" office:value="8.105253" calcext:value-type="float">
            <text:p>8.105253</text:p>
          </table:table-cell>
          <table:table-cell office:value-type="float" office:value="5.728566" calcext:value-type="float">
            <text:p>5.728566</text:p>
          </table:table-cell>
          <table:table-cell office:value-type="float" office:value="49.19394" calcext:value-type="float">
            <text:p>49.19394</text:p>
          </table:table-cell>
          <table:table-cell office:value-type="float" office:value="3.071228" calcext:value-type="float">
            <text:p>3.071228</text:p>
          </table:table-cell>
          <table:table-cell office:value-type="float" office:value="0.041397" calcext:value-type="float">
            <text:p>0.041397</text:p>
          </table:table-cell>
          <table:table-cell office:value-type="float" office:value="0.01739395" calcext:value-type="float">
            <text:p>0.01739395</text:p>
          </table:table-cell>
          <table:table-cell office:value-type="float" office:value="0.01501944" calcext:value-type="float">
            <text:p>0.01501944</text:p>
          </table:table-cell>
          <table:table-cell office:value-type="float" office:value="0.02736133" calcext:value-type="float">
            <text:p>0.02736133</text:p>
          </table:table-cell>
          <table:table-cell office:value-type="float" office:value="0.02206196" calcext:value-type="float">
            <text:p>0.02206196</text:p>
          </table:table-cell>
          <table:table-cell office:value-type="float" office:value="0.02010232" calcext:value-type="float">
            <text:p>0.02010232</text:p>
          </table:table-cell>
          <table:table-cell office:value-type="float" office:value="0.02405886" calcext:value-type="float">
            <text:p>0.02405886</text:p>
          </table:table-cell>
          <table:table-cell office:value-type="float" office:value="0.0303954" calcext:value-type="float">
            <text:p>0.0303954</text:p>
          </table:table-cell>
          <table:table-cell office:value-type="float" office:value="0.005881546" calcext:value-type="float">
            <text:p>0.005881546</text:p>
          </table:table-cell>
          <table:table-cell office:value-type="float" office:value="0.003690064" calcext:value-type="float">
            <text:p>0.003690064</text:p>
          </table:table-cell>
          <table:table-cell office:value-type="float" office:value="0" calcext:value-type="float">
            <text:p>0</text:p>
          </table:table-cell>
          <table:table-cell office:value-type="float" office:value="19.10086" calcext:value-type="float">
            <text:p>19.10086</text:p>
          </table:table-cell>
          <table:table-cell office:value-type="float" office:value="69.4921" calcext:value-type="float">
            <text:p>69.4921</text:p>
          </table:table-cell>
          <table:table-cell office:value-type="float" office:value="74.18655" calcext:value-type="float">
            <text:p>74.18655</text:p>
          </table:table-cell>
          <table:table-cell office:value-type="float" office:value="48.32209" calcext:value-type="float">
            <text:p>48.32209</text:p>
          </table:table-cell>
          <table:table-cell office:value-type="float" office:value="32.43843" calcext:value-type="float">
            <text:p>32.43843</text:p>
          </table:table-cell>
          <table:table-cell office:value-type="float" office:value="14.78944" calcext:value-type="float">
            <text:p>14.78944</text:p>
          </table:table-cell>
          <table:table-cell office:value-type="float" office:value="9.881069" calcext:value-type="float">
            <text:p>9.881069</text:p>
          </table:table-cell>
          <table:table-cell office:value-type="float" office:value="6.097443" calcext:value-type="float">
            <text:p>6.097443</text:p>
          </table:table-cell>
          <table:table-cell office:value-type="float" office:value="2.163065" calcext:value-type="float">
            <text:p>2.163065</text:p>
          </table:table-cell>
          <table:table-cell office:value-type="float" office:value="0.8048981" calcext:value-type="float">
            <text:p>0.8048981</text:p>
          </table:table-cell>
          <table:table-cell office:value-type="float" office:value="0.4469845" calcext:value-type="float">
            <text:p>0.4469845</text:p>
          </table:table-cell>
          <table:table-cell office:value-type="float" office:value="0.4153613" calcext:value-type="float">
            <text:p>0.4153613</text:p>
          </table:table-cell>
          <table:table-cell office:value-type="float" office:value="0.3428524" calcext:value-type="float">
            <text:p>0.3428524</text:p>
          </table:table-cell>
          <table:table-cell office:value-type="float" office:value="0.3461665" calcext:value-type="float">
            <text:p>0.3461665</text:p>
          </table:table-cell>
          <table:table-cell office:value-type="float" office:value="0" calcext:value-type="float">
            <text:p>0</text:p>
          </table:table-cell>
          <table:table-cell office:value-type="float" office:value="1382.399" calcext:value-type="float">
            <text:p>1382.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10998" calcext:value-type="float">
            <text:p>9.310998</text:p>
          </table:table-cell>
          <table:table-cell office:value-type="float" office:value="0" calcext:value-type="float">
            <text:p>0</text:p>
          </table:table-cell>
          <table:table-cell office:value-type="float" office:value="-0.184678" calcext:value-type="float">
            <text:p>-0.1846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7" calcext:value-type="float">
            <text:p>30052007</text:p>
          </table:table-cell>
          <table:table-cell office:value-type="float" office:value="23.95989" calcext:value-type="float">
            <text:p>23.95989</text:p>
          </table:table-cell>
          <table:table-cell office:value-type="float" office:value="1102.607" calcext:value-type="float">
            <text:p>1102.607</text:p>
          </table:table-cell>
          <table:table-cell office:value-type="float" office:value="12.84" calcext:value-type="float">
            <text:p>12.84</text:p>
          </table:table-cell>
          <table:table-cell office:value-type="float" office:value="-0.1466254" calcext:value-type="float">
            <text:p>-0.1466254</text:p>
          </table:table-cell>
          <table:table-cell office:value-type="float" office:value="2.883575" calcext:value-type="float">
            <text:p>2.883575</text:p>
          </table:table-cell>
          <table:table-cell office:value-type="float" office:value="18.00667" calcext:value-type="float">
            <text:p>18.00667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4212" calcext:value-type="float">
            <text:p>0.003424212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54381" calcext:value-type="float">
            <text:p>0.8854381</text:p>
          </table:table-cell>
          <table:table-cell office:value-type="float" office:value="-0.06086371" calcext:value-type="float">
            <text:p>-0.06086371</text:p>
          </table:table-cell>
          <table:table-cell office:value-type="float" office:value="-0.00001901656" calcext:value-type="float">
            <text:p>-1.901656E-05</text:p>
          </table:table-cell>
          <table:table-cell office:value-type="float" office:value="0.00004119526" calcext:value-type="float">
            <text:p>4.119526E-05</text:p>
          </table:table-cell>
          <table:table-cell office:value-type="float" office:value="19.96846" calcext:value-type="float">
            <text:p>19.96846</text:p>
          </table:table-cell>
          <table:table-cell office:value-type="float" office:value="4.996929" calcext:value-type="float">
            <text:p>4.996929</text:p>
          </table:table-cell>
          <table:table-cell office:value-type="float" office:value="5.206432" calcext:value-type="float">
            <text:p>5.206432</text:p>
          </table:table-cell>
          <table:table-cell office:value-type="float" office:value="44.87004" calcext:value-type="float">
            <text:p>44.87004</text:p>
          </table:table-cell>
          <table:table-cell office:value-type="float" office:value="5.324472" calcext:value-type="float">
            <text:p>5.324472</text:p>
          </table:table-cell>
          <table:table-cell office:value-type="float" office:value="0.09609061" calcext:value-type="float">
            <text:p>0.09609061</text:p>
          </table:table-cell>
          <table:table-cell office:value-type="float" office:value="0.01757287" calcext:value-type="float">
            <text:p>0.01757287</text:p>
          </table:table-cell>
          <table:table-cell office:value-type="float" office:value="0.01494644" calcext:value-type="float">
            <text:p>0.01494644</text:p>
          </table:table-cell>
          <table:table-cell office:value-type="float" office:value="0.02734425" calcext:value-type="float">
            <text:p>0.02734425</text:p>
          </table:table-cell>
          <table:table-cell office:value-type="float" office:value="0.02208311" calcext:value-type="float">
            <text:p>0.02208311</text:p>
          </table:table-cell>
          <table:table-cell office:value-type="float" office:value="0.02007811" calcext:value-type="float">
            <text:p>0.02007811</text:p>
          </table:table-cell>
          <table:table-cell office:value-type="float" office:value="0.02395707" calcext:value-type="float">
            <text:p>0.02395707</text:p>
          </table:table-cell>
          <table:table-cell office:value-type="float" office:value="0.03027709" calcext:value-type="float">
            <text:p>0.03027709</text:p>
          </table:table-cell>
          <table:table-cell office:value-type="float" office:value="0.005879087" calcext:value-type="float">
            <text:p>0.005879087</text:p>
          </table:table-cell>
          <table:table-cell office:value-type="float" office:value="0.003689225" calcext:value-type="float">
            <text:p>0.003689225</text:p>
          </table:table-cell>
          <table:table-cell office:value-type="float" office:value="0" calcext:value-type="float">
            <text:p>0</text:p>
          </table:table-cell>
          <table:table-cell office:value-type="float" office:value="10.4131" calcext:value-type="float">
            <text:p>10.4131</text:p>
          </table:table-cell>
          <table:table-cell office:value-type="float" office:value="53.38121" calcext:value-type="float">
            <text:p>53.38121</text:p>
          </table:table-cell>
          <table:table-cell office:value-type="float" office:value="77.8441" calcext:value-type="float">
            <text:p>77.8441</text:p>
          </table:table-cell>
          <table:table-cell office:value-type="float" office:value="58.72746" calcext:value-type="float">
            <text:p>58.72746</text:p>
          </table:table-cell>
          <table:table-cell office:value-type="float" office:value="38.15817" calcext:value-type="float">
            <text:p>38.15817</text:p>
          </table:table-cell>
          <table:table-cell office:value-type="float" office:value="15.28269" calcext:value-type="float">
            <text:p>15.28269</text:p>
          </table:table-cell>
          <table:table-cell office:value-type="float" office:value="10.02793" calcext:value-type="float">
            <text:p>10.02793</text:p>
          </table:table-cell>
          <table:table-cell office:value-type="float" office:value="6.127295" calcext:value-type="float">
            <text:p>6.127295</text:p>
          </table:table-cell>
          <table:table-cell office:value-type="float" office:value="2.184862" calcext:value-type="float">
            <text:p>2.184862</text:p>
          </table:table-cell>
          <table:table-cell office:value-type="float" office:value="0.8122729" calcext:value-type="float">
            <text:p>0.8122729</text:p>
          </table:table-cell>
          <table:table-cell office:value-type="float" office:value="0.4494991" calcext:value-type="float">
            <text:p>0.4494991</text:p>
          </table:table-cell>
          <table:table-cell office:value-type="float" office:value="0.4174938" calcext:value-type="float">
            <text:p>0.4174938</text:p>
          </table:table-cell>
          <table:table-cell office:value-type="float" office:value="0.3427791" calcext:value-type="float">
            <text:p>0.3427791</text:p>
          </table:table-cell>
          <table:table-cell office:value-type="float" office:value="0.3461722" calcext:value-type="float">
            <text:p>0.3461722</text:p>
          </table:table-cell>
          <table:table-cell office:value-type="float" office:value="0" calcext:value-type="float">
            <text:p>0</text:p>
          </table:table-cell>
          <table:table-cell office:value-type="float" office:value="1447.858" calcext:value-type="float">
            <text:p>1447.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23469" calcext:value-type="float">
            <text:p>9.423469</text:p>
          </table:table-cell>
          <table:table-cell office:value-type="float" office:value="0" calcext:value-type="float">
            <text:p>0</text:p>
          </table:table-cell>
          <table:table-cell office:value-type="float" office:value="-0.184998" calcext:value-type="float">
            <text:p>-0.1849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7" calcext:value-type="float">
            <text:p>31052007</text:p>
          </table:table-cell>
          <table:table-cell office:value-type="float" office:value="23.86415" calcext:value-type="float">
            <text:p>23.86415</text:p>
          </table:table-cell>
          <table:table-cell office:value-type="float" office:value="1102.605" calcext:value-type="float">
            <text:p>1102.605</text:p>
          </table:table-cell>
          <table:table-cell office:value-type="float" office:value="12.84" calcext:value-type="float">
            <text:p>12.84</text:p>
          </table:table-cell>
          <table:table-cell office:value-type="float" office:value="-0.1767336" calcext:value-type="float">
            <text:p>-0.1767336</text:p>
          </table:table-cell>
          <table:table-cell office:value-type="float" office:value="2.752709" calcext:value-type="float">
            <text:p>2.752709</text:p>
          </table:table-cell>
          <table:table-cell office:value-type="float" office:value="18.21259" calcext:value-type="float">
            <text:p>18.21259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4464" calcext:value-type="float">
            <text:p>0.003424464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55206" calcext:value-type="float">
            <text:p>0.8855206</text:p>
          </table:table-cell>
          <table:table-cell office:value-type="float" office:value="-0.06155191" calcext:value-type="float">
            <text:p>-0.06155191</text:p>
          </table:table-cell>
          <table:table-cell office:value-type="float" office:value="-0.00004672247" calcext:value-type="float">
            <text:p>-4.672247E-05</text:p>
          </table:table-cell>
          <table:table-cell office:value-type="float" office:value="0.00004119988" calcext:value-type="float">
            <text:p>4.119988E-05</text:p>
          </table:table-cell>
          <table:table-cell office:value-type="float" office:value="19.92982" calcext:value-type="float">
            <text:p>19.92982</text:p>
          </table:table-cell>
          <table:table-cell office:value-type="float" office:value="4.720551" calcext:value-type="float">
            <text:p>4.720551</text:p>
          </table:table-cell>
          <table:table-cell office:value-type="float" office:value="5.13681" calcext:value-type="float">
            <text:p>5.13681</text:p>
          </table:table-cell>
          <table:table-cell office:value-type="float" office:value="42.27434" calcext:value-type="float">
            <text:p>42.27434</text:p>
          </table:table-cell>
          <table:table-cell office:value-type="float" office:value="5.456356" calcext:value-type="float">
            <text:p>5.456356</text:p>
          </table:table-cell>
          <table:table-cell office:value-type="float" office:value="0.05932199" calcext:value-type="float">
            <text:p>0.05932199</text:p>
          </table:table-cell>
          <table:table-cell office:value-type="float" office:value="0.01762699" calcext:value-type="float">
            <text:p>0.01762699</text:p>
          </table:table-cell>
          <table:table-cell office:value-type="float" office:value="0.01521427" calcext:value-type="float">
            <text:p>0.01521427</text:p>
          </table:table-cell>
          <table:table-cell office:value-type="float" office:value="0.02739961" calcext:value-type="float">
            <text:p>0.02739961</text:p>
          </table:table-cell>
          <table:table-cell office:value-type="float" office:value="0.02210932" calcext:value-type="float">
            <text:p>0.02210932</text:p>
          </table:table-cell>
          <table:table-cell office:value-type="float" office:value="0.02005535" calcext:value-type="float">
            <text:p>0.02005535</text:p>
          </table:table-cell>
          <table:table-cell office:value-type="float" office:value="0.02385766" calcext:value-type="float">
            <text:p>0.02385766</text:p>
          </table:table-cell>
          <table:table-cell office:value-type="float" office:value="0.03015933" calcext:value-type="float">
            <text:p>0.03015933</text:p>
          </table:table-cell>
          <table:table-cell office:value-type="float" office:value="0.005876881" calcext:value-type="float">
            <text:p>0.005876881</text:p>
          </table:table-cell>
          <table:table-cell office:value-type="float" office:value="0.003688366" calcext:value-type="float">
            <text:p>0.003688366</text:p>
          </table:table-cell>
          <table:table-cell office:value-type="float" office:value="0" calcext:value-type="float">
            <text:p>0</text:p>
          </table:table-cell>
          <table:table-cell office:value-type="float" office:value="36.64545" calcext:value-type="float">
            <text:p>36.64545</text:p>
          </table:table-cell>
          <table:table-cell office:value-type="float" office:value="51.60345" calcext:value-type="float">
            <text:p>51.60345</text:p>
          </table:table-cell>
          <table:table-cell office:value-type="float" office:value="73.60573" calcext:value-type="float">
            <text:p>73.60573</text:p>
          </table:table-cell>
          <table:table-cell office:value-type="float" office:value="58.48602" calcext:value-type="float">
            <text:p>58.48602</text:p>
          </table:table-cell>
          <table:table-cell office:value-type="float" office:value="39.31993" calcext:value-type="float">
            <text:p>39.31993</text:p>
          </table:table-cell>
          <table:table-cell office:value-type="float" office:value="16.04515" calcext:value-type="float">
            <text:p>16.04515</text:p>
          </table:table-cell>
          <table:table-cell office:value-type="float" office:value="10.50584" calcext:value-type="float">
            <text:p>10.50584</text:p>
          </table:table-cell>
          <table:table-cell office:value-type="float" office:value="6.210772" calcext:value-type="float">
            <text:p>6.210772</text:p>
          </table:table-cell>
          <table:table-cell office:value-type="float" office:value="2.208452" calcext:value-type="float">
            <text:p>2.208452</text:p>
          </table:table-cell>
          <table:table-cell office:value-type="float" office:value="0.819592" calcext:value-type="float">
            <text:p>0.819592</text:p>
          </table:table-cell>
          <table:table-cell office:value-type="float" office:value="0.4520828" calcext:value-type="float">
            <text:p>0.4520828</text:p>
          </table:table-cell>
          <table:table-cell office:value-type="float" office:value="0.4196478" calcext:value-type="float">
            <text:p>0.4196478</text:p>
          </table:table-cell>
          <table:table-cell office:value-type="float" office:value="0.3427363" calcext:value-type="float">
            <text:p>0.3427363</text:p>
          </table:table-cell>
          <table:table-cell office:value-type="float" office:value="0.3461778" calcext:value-type="float">
            <text:p>0.3461778</text:p>
          </table:table-cell>
          <table:table-cell office:value-type="float" office:value="0" calcext:value-type="float">
            <text:p>0</text:p>
          </table:table-cell>
          <table:table-cell office:value-type="float" office:value="1476.585" calcext:value-type="float">
            <text:p>1476.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14948" calcext:value-type="float">
            <text:p>9.514948</text:p>
          </table:table-cell>
          <table:table-cell office:value-type="float" office:value="0" calcext:value-type="float">
            <text:p>0</text:p>
          </table:table-cell>
          <table:table-cell office:value-type="float" office:value="-0.1851256" calcext:value-type="float">
            <text:p>-0.18512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7" calcext:value-type="float">
            <text:p>1062007</text:p>
          </table:table-cell>
          <table:table-cell office:value-type="float" office:value="23.75197" calcext:value-type="float">
            <text:p>23.75197</text:p>
          </table:table-cell>
          <table:table-cell office:value-type="float" office:value="1102.603" calcext:value-type="float">
            <text:p>1102.603</text:p>
          </table:table-cell>
          <table:table-cell office:value-type="float" office:value="12.84" calcext:value-type="float">
            <text:p>12.84</text:p>
          </table:table-cell>
          <table:table-cell office:value-type="float" office:value="-0.2129437" calcext:value-type="float">
            <text:p>-0.2129437</text:p>
          </table:table-cell>
          <table:table-cell office:value-type="float" office:value="2.618621" calcext:value-type="float">
            <text:p>2.618621</text:p>
          </table:table-cell>
          <table:table-cell office:value-type="float" office:value="18.43843" calcext:value-type="float">
            <text:p>18.43843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4688" calcext:value-type="float">
            <text:p>0.003424688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55987" calcext:value-type="float">
            <text:p>0.8855987</text:p>
          </table:table-cell>
          <table:table-cell office:value-type="float" office:value="-0.06244151" calcext:value-type="float">
            <text:p>-0.06244151</text:p>
          </table:table-cell>
          <table:table-cell office:value-type="float" office:value="-0.0000945719" calcext:value-type="float">
            <text:p>-9.45719E-05</text:p>
          </table:table-cell>
          <table:table-cell office:value-type="float" office:value="0.00004120166" calcext:value-type="float">
            <text:p>4.120166E-05</text:p>
          </table:table-cell>
          <table:table-cell office:value-type="float" office:value="19.88586" calcext:value-type="float">
            <text:p>19.88586</text:p>
          </table:table-cell>
          <table:table-cell office:value-type="float" office:value="4.696127" calcext:value-type="float">
            <text:p>4.696127</text:p>
          </table:table-cell>
          <table:table-cell office:value-type="float" office:value="4.920753" calcext:value-type="float">
            <text:p>4.920753</text:p>
          </table:table-cell>
          <table:table-cell office:value-type="float" office:value="40.30939" calcext:value-type="float">
            <text:p>40.30939</text:p>
          </table:table-cell>
          <table:table-cell office:value-type="float" office:value="4.924485" calcext:value-type="float">
            <text:p>4.924485</text:p>
          </table:table-cell>
          <table:table-cell office:value-type="float" office:value="0.04662633" calcext:value-type="float">
            <text:p>0.04662633</text:p>
          </table:table-cell>
          <table:table-cell office:value-type="float" office:value="0.01741774" calcext:value-type="float">
            <text:p>0.01741774</text:p>
          </table:table-cell>
          <table:table-cell office:value-type="float" office:value="0.01534076" calcext:value-type="float">
            <text:p>0.01534076</text:p>
          </table:table-cell>
          <table:table-cell office:value-type="float" office:value="0.02748593" calcext:value-type="float">
            <text:p>0.02748593</text:p>
          </table:table-cell>
          <table:table-cell office:value-type="float" office:value="0.02215036" calcext:value-type="float">
            <text:p>0.02215036</text:p>
          </table:table-cell>
          <table:table-cell office:value-type="float" office:value="0.02003606" calcext:value-type="float">
            <text:p>0.02003606</text:p>
          </table:table-cell>
          <table:table-cell office:value-type="float" office:value="0.02376059" calcext:value-type="float">
            <text:p>0.02376059</text:p>
          </table:table-cell>
          <table:table-cell office:value-type="float" office:value="0.03004195" calcext:value-type="float">
            <text:p>0.03004195</text:p>
          </table:table-cell>
          <table:table-cell office:value-type="float" office:value="0.005874903" calcext:value-type="float">
            <text:p>0.005874903</text:p>
          </table:table-cell>
          <table:table-cell office:value-type="float" office:value="0.003687504" calcext:value-type="float">
            <text:p>0.003687504</text:p>
          </table:table-cell>
          <table:table-cell office:value-type="float" office:value="0" calcext:value-type="float">
            <text:p>0</text:p>
          </table:table-cell>
          <table:table-cell office:value-type="float" office:value="47.29081" calcext:value-type="float">
            <text:p>47.29081</text:p>
          </table:table-cell>
          <table:table-cell office:value-type="float" office:value="55.82709" calcext:value-type="float">
            <text:p>55.82709</text:p>
          </table:table-cell>
          <table:table-cell office:value-type="float" office:value="73.06136" calcext:value-type="float">
            <text:p>73.06136</text:p>
          </table:table-cell>
          <table:table-cell office:value-type="float" office:value="57.92648" calcext:value-type="float">
            <text:p>57.92648</text:p>
          </table:table-cell>
          <table:table-cell office:value-type="float" office:value="38.23491" calcext:value-type="float">
            <text:p>38.23491</text:p>
          </table:table-cell>
          <table:table-cell office:value-type="float" office:value="15.83659" calcext:value-type="float">
            <text:p>15.83659</text:p>
          </table:table-cell>
          <table:table-cell office:value-type="float" office:value="10.61755" calcext:value-type="float">
            <text:p>10.61755</text:p>
          </table:table-cell>
          <table:table-cell office:value-type="float" office:value="6.296388" calcext:value-type="float">
            <text:p>6.296388</text:p>
          </table:table-cell>
          <table:table-cell office:value-type="float" office:value="2.236568" calcext:value-type="float">
            <text:p>2.236568</text:p>
          </table:table-cell>
          <table:table-cell office:value-type="float" office:value="0.826987" calcext:value-type="float">
            <text:p>0.826987</text:p>
          </table:table-cell>
          <table:table-cell office:value-type="float" office:value="0.4547278" calcext:value-type="float">
            <text:p>0.4547278</text:p>
          </table:table-cell>
          <table:table-cell office:value-type="float" office:value="0.4218255" calcext:value-type="float">
            <text:p>0.4218255</text:p>
          </table:table-cell>
          <table:table-cell office:value-type="float" office:value="0.3427214" calcext:value-type="float">
            <text:p>0.3427214</text:p>
          </table:table-cell>
          <table:table-cell office:value-type="float" office:value="0.3461835" calcext:value-type="float">
            <text:p>0.3461835</text:p>
          </table:table-cell>
          <table:table-cell office:value-type="float" office:value="0" calcext:value-type="float">
            <text:p>0</text:p>
          </table:table-cell>
          <table:table-cell office:value-type="float" office:value="1560.363" calcext:value-type="float">
            <text:p>1560.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21811" calcext:value-type="float">
            <text:p>9.621811</text:p>
          </table:table-cell>
          <table:table-cell office:value-type="float" office:value="0" calcext:value-type="float">
            <text:p>0</text:p>
          </table:table-cell>
          <table:table-cell office:value-type="float" office:value="-0.1853328" calcext:value-type="float">
            <text:p>-0.18533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7" calcext:value-type="float">
            <text:p>2062007</text:p>
          </table:table-cell>
          <table:table-cell office:value-type="float" office:value="23.60777" calcext:value-type="float">
            <text:p>23.60777</text:p>
          </table:table-cell>
          <table:table-cell office:value-type="float" office:value="1102.598" calcext:value-type="float">
            <text:p>1102.598</text:p>
          </table:table-cell>
          <table:table-cell office:value-type="float" office:value="12.84" calcext:value-type="float">
            <text:p>12.84</text:p>
          </table:table-cell>
          <table:table-cell office:value-type="float" office:value="-0.2556373" calcext:value-type="float">
            <text:p>-0.2556373</text:p>
          </table:table-cell>
          <table:table-cell office:value-type="float" office:value="2.472047" calcext:value-type="float">
            <text:p>2.472047</text:p>
          </table:table-cell>
          <table:table-cell office:value-type="float" office:value="18.71969" calcext:value-type="float">
            <text:p>18.71969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4912" calcext:value-type="float">
            <text:p>0.003424912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56719" calcext:value-type="float">
            <text:p>0.8856719</text:p>
          </table:table-cell>
          <table:table-cell office:value-type="float" office:value="-0.06370641" calcext:value-type="float">
            <text:p>-0.06370641</text:p>
          </table:table-cell>
          <table:table-cell office:value-type="float" office:value="-0.0001803419" calcext:value-type="float">
            <text:p>-0.0001803419</text:p>
          </table:table-cell>
          <table:table-cell office:value-type="float" office:value="0.0000412028" calcext:value-type="float">
            <text:p>4.12028E-05</text:p>
          </table:table-cell>
          <table:table-cell office:value-type="float" office:value="19.81178" calcext:value-type="float">
            <text:p>19.81178</text:p>
          </table:table-cell>
          <table:table-cell office:value-type="float" office:value="5.258932" calcext:value-type="float">
            <text:p>5.258932</text:p>
          </table:table-cell>
          <table:table-cell office:value-type="float" office:value="3.766424" calcext:value-type="float">
            <text:p>3.766424</text:p>
          </table:table-cell>
          <table:table-cell office:value-type="float" office:value="38.88061" calcext:value-type="float">
            <text:p>38.88061</text:p>
          </table:table-cell>
          <table:table-cell office:value-type="float" office:value="4.214561" calcext:value-type="float">
            <text:p>4.214561</text:p>
          </table:table-cell>
          <table:table-cell office:value-type="float" office:value="0.04168064" calcext:value-type="float">
            <text:p>0.04168064</text:p>
          </table:table-cell>
          <table:table-cell office:value-type="float" office:value="0.01723317" calcext:value-type="float">
            <text:p>0.01723317</text:p>
          </table:table-cell>
          <table:table-cell office:value-type="float" office:value="0.01527464" calcext:value-type="float">
            <text:p>0.01527464</text:p>
          </table:table-cell>
          <table:table-cell office:value-type="float" office:value="0.0275479" calcext:value-type="float">
            <text:p>0.0275479</text:p>
          </table:table-cell>
          <table:table-cell office:value-type="float" office:value="0.02219886" calcext:value-type="float">
            <text:p>0.02219886</text:p>
          </table:table-cell>
          <table:table-cell office:value-type="float" office:value="0.02002166" calcext:value-type="float">
            <text:p>0.02002166</text:p>
          </table:table-cell>
          <table:table-cell office:value-type="float" office:value="0.02366647" calcext:value-type="float">
            <text:p>0.02366647</text:p>
          </table:table-cell>
          <table:table-cell office:value-type="float" office:value="0.02992502" calcext:value-type="float">
            <text:p>0.02992502</text:p>
          </table:table-cell>
          <table:table-cell office:value-type="float" office:value="0.005873134" calcext:value-type="float">
            <text:p>0.005873134</text:p>
          </table:table-cell>
          <table:table-cell office:value-type="float" office:value="0.003686631" calcext:value-type="float">
            <text:p>0.003686631</text:p>
          </table:table-cell>
          <table:table-cell office:value-type="float" office:value="0" calcext:value-type="float">
            <text:p>0</text:p>
          </table:table-cell>
          <table:table-cell office:value-type="float" office:value="35.78239" calcext:value-type="float">
            <text:p>35.78239</text:p>
          </table:table-cell>
          <table:table-cell office:value-type="float" office:value="61.87607" calcext:value-type="float">
            <text:p>61.87607</text:p>
          </table:table-cell>
          <table:table-cell office:value-type="float" office:value="75.27248" calcext:value-type="float">
            <text:p>75.27248</text:p>
          </table:table-cell>
          <table:table-cell office:value-type="float" office:value="58.75404" calcext:value-type="float">
            <text:p>58.75404</text:p>
          </table:table-cell>
          <table:table-cell office:value-type="float" office:value="37.74819" calcext:value-type="float">
            <text:p>37.74819</text:p>
          </table:table-cell>
          <table:table-cell office:value-type="float" office:value="15.63094" calcext:value-type="float">
            <text:p>15.63094</text:p>
          </table:table-cell>
          <table:table-cell office:value-type="float" office:value="10.62446" calcext:value-type="float">
            <text:p>10.62446</text:p>
          </table:table-cell>
          <table:table-cell office:value-type="float" office:value="6.348464" calcext:value-type="float">
            <text:p>6.348464</text:p>
          </table:table-cell>
          <table:table-cell office:value-type="float" office:value="2.264872" calcext:value-type="float">
            <text:p>2.264872</text:p>
          </table:table-cell>
          <table:table-cell office:value-type="float" office:value="0.8344915" calcext:value-type="float">
            <text:p>0.8344915</text:p>
          </table:table-cell>
          <table:table-cell office:value-type="float" office:value="0.4574287" calcext:value-type="float">
            <text:p>0.4574287</text:p>
          </table:table-cell>
          <table:table-cell office:value-type="float" office:value="0.4240268" calcext:value-type="float">
            <text:p>0.4240268</text:p>
          </table:table-cell>
          <table:table-cell office:value-type="float" office:value="0.3427318" calcext:value-type="float">
            <text:p>0.3427318</text:p>
          </table:table-cell>
          <table:table-cell office:value-type="float" office:value="0.3461892" calcext:value-type="float">
            <text:p>0.3461892</text:p>
          </table:table-cell>
          <table:table-cell office:value-type="float" office:value="0" calcext:value-type="float">
            <text:p>0</text:p>
          </table:table-cell>
          <table:table-cell office:value-type="float" office:value="1693.455" calcext:value-type="float">
            <text:p>1693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63857" calcext:value-type="float">
            <text:p>9.763857</text:p>
          </table:table-cell>
          <table:table-cell office:value-type="float" office:value="0" calcext:value-type="float">
            <text:p>0</text:p>
          </table:table-cell>
          <table:table-cell office:value-type="float" office:value="-0.1864953" calcext:value-type="float">
            <text:p>-0.18649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7" calcext:value-type="float">
            <text:p>3062007</text:p>
          </table:table-cell>
          <table:table-cell office:value-type="float" office:value="23.48509" calcext:value-type="float">
            <text:p>23.48509</text:p>
          </table:table-cell>
          <table:table-cell office:value-type="float" office:value="1102.595" calcext:value-type="float">
            <text:p>1102.595</text:p>
          </table:table-cell>
          <table:table-cell office:value-type="float" office:value="12.84" calcext:value-type="float">
            <text:p>12.84</text:p>
          </table:table-cell>
          <table:table-cell office:value-type="float" office:value="-0.3073862" calcext:value-type="float">
            <text:p>-0.3073862</text:p>
          </table:table-cell>
          <table:table-cell office:value-type="float" office:value="2.304968" calcext:value-type="float">
            <text:p>2.304968</text:p>
          </table:table-cell>
          <table:table-cell office:value-type="float" office:value="18.99563" calcext:value-type="float">
            <text:p>18.99563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5136" calcext:value-type="float">
            <text:p>0.003425136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57439" calcext:value-type="float">
            <text:p>0.8857439</text:p>
          </table:table-cell>
          <table:table-cell office:value-type="float" office:value="-0.06495496" calcext:value-type="float">
            <text:p>-0.06495496</text:p>
          </table:table-cell>
          <table:table-cell office:value-type="float" office:value="-0.0002689986" calcext:value-type="float">
            <text:p>-0.0002689986</text:p>
          </table:table-cell>
          <table:table-cell office:value-type="float" office:value="0.00004120679" calcext:value-type="float">
            <text:p>4.120679E-05</text:p>
          </table:table-cell>
          <table:table-cell office:value-type="float" office:value="19.7695" calcext:value-type="float">
            <text:p>19.7695</text:p>
          </table:table-cell>
          <table:table-cell office:value-type="float" office:value="4.24466" calcext:value-type="float">
            <text:p>4.24466</text:p>
          </table:table-cell>
          <table:table-cell office:value-type="float" office:value="2.954235" calcext:value-type="float">
            <text:p>2.954235</text:p>
          </table:table-cell>
          <table:table-cell office:value-type="float" office:value="37.1099" calcext:value-type="float">
            <text:p>37.1099</text:p>
          </table:table-cell>
          <table:table-cell office:value-type="float" office:value="3.532394" calcext:value-type="float">
            <text:p>3.532394</text:p>
          </table:table-cell>
          <table:table-cell office:value-type="float" office:value="0.03787939" calcext:value-type="float">
            <text:p>0.03787939</text:p>
          </table:table-cell>
          <table:table-cell office:value-type="float" office:value="0.01694644" calcext:value-type="float">
            <text:p>0.01694644</text:p>
          </table:table-cell>
          <table:table-cell office:value-type="float" office:value="0.01506632" calcext:value-type="float">
            <text:p>0.01506632</text:p>
          </table:table-cell>
          <table:table-cell office:value-type="float" office:value="0.02757176" calcext:value-type="float">
            <text:p>0.02757176</text:p>
          </table:table-cell>
          <table:table-cell office:value-type="float" office:value="0.0222449" calcext:value-type="float">
            <text:p>0.0222449</text:p>
          </table:table-cell>
          <table:table-cell office:value-type="float" office:value="0.02001148" calcext:value-type="float">
            <text:p>0.02001148</text:p>
          </table:table-cell>
          <table:table-cell office:value-type="float" office:value="0.02357573" calcext:value-type="float">
            <text:p>0.02357573</text:p>
          </table:table-cell>
          <table:table-cell office:value-type="float" office:value="0.02980905" calcext:value-type="float">
            <text:p>0.02980905</text:p>
          </table:table-cell>
          <table:table-cell office:value-type="float" office:value="0.005871572" calcext:value-type="float">
            <text:p>0.005871572</text:p>
          </table:table-cell>
          <table:table-cell office:value-type="float" office:value="0.003685747" calcext:value-type="float">
            <text:p>0.003685747</text:p>
          </table:table-cell>
          <table:table-cell office:value-type="float" office:value="0" calcext:value-type="float">
            <text:p>0</text:p>
          </table:table-cell>
          <table:table-cell office:value-type="float" office:value="45.74211" calcext:value-type="float">
            <text:p>45.74211</text:p>
          </table:table-cell>
          <table:table-cell office:value-type="float" office:value="62.87638" calcext:value-type="float">
            <text:p>62.87638</text:p>
          </table:table-cell>
          <table:table-cell office:value-type="float" office:value="76.55039" calcext:value-type="float">
            <text:p>76.55039</text:p>
          </table:table-cell>
          <table:table-cell office:value-type="float" office:value="59.80901" calcext:value-type="float">
            <text:p>59.80901</text:p>
          </table:table-cell>
          <table:table-cell office:value-type="float" office:value="37.62197" calcext:value-type="float">
            <text:p>37.62197</text:p>
          </table:table-cell>
          <table:table-cell office:value-type="float" office:value="15.50373" calcext:value-type="float">
            <text:p>15.50373</text:p>
          </table:table-cell>
          <table:table-cell office:value-type="float" office:value="10.64711" calcext:value-type="float">
            <text:p>10.64711</text:p>
          </table:table-cell>
          <table:table-cell office:value-type="float" office:value="6.386441" calcext:value-type="float">
            <text:p>6.386441</text:p>
          </table:table-cell>
          <table:table-cell office:value-type="float" office:value="2.291414" calcext:value-type="float">
            <text:p>2.291414</text:p>
          </table:table-cell>
          <table:table-cell office:value-type="float" office:value="0.8420321" calcext:value-type="float">
            <text:p>0.8420321</text:p>
          </table:table-cell>
          <table:table-cell office:value-type="float" office:value="0.4602036" calcext:value-type="float">
            <text:p>0.4602036</text:p>
          </table:table-cell>
          <table:table-cell office:value-type="float" office:value="0.4262696" calcext:value-type="float">
            <text:p>0.4262696</text:p>
          </table:table-cell>
          <table:table-cell office:value-type="float" office:value="0.3427643" calcext:value-type="float">
            <text:p>0.3427643</text:p>
          </table:table-cell>
          <table:table-cell office:value-type="float" office:value="0.3461948" calcext:value-type="float">
            <text:p>0.3461948</text:p>
          </table:table-cell>
          <table:table-cell office:value-type="float" office:value="0" calcext:value-type="float">
            <text:p>0</text:p>
          </table:table-cell>
          <table:table-cell office:value-type="float" office:value="1763.275" calcext:value-type="float">
            <text:p>1763.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82492" calcext:value-type="float">
            <text:p>9.882492</text:p>
          </table:table-cell>
          <table:table-cell office:value-type="float" office:value="0" calcext:value-type="float">
            <text:p>0</text:p>
          </table:table-cell>
          <table:table-cell office:value-type="float" office:value="-0.1867734" calcext:value-type="float">
            <text:p>-0.18677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7" calcext:value-type="float">
            <text:p>4062007</text:p>
          </table:table-cell>
          <table:table-cell office:value-type="float" office:value="23.38125" calcext:value-type="float">
            <text:p>23.38125</text:p>
          </table:table-cell>
          <table:table-cell office:value-type="float" office:value="1102.589" calcext:value-type="float">
            <text:p>1102.589</text:p>
          </table:table-cell>
          <table:table-cell office:value-type="float" office:value="12.84" calcext:value-type="float">
            <text:p>12.84</text:p>
          </table:table-cell>
          <table:table-cell office:value-type="float" office:value="-0.3628156" calcext:value-type="float">
            <text:p>-0.3628156</text:p>
          </table:table-cell>
          <table:table-cell office:value-type="float" office:value="2.165266" calcext:value-type="float">
            <text:p>2.165266</text:p>
          </table:table-cell>
          <table:table-cell office:value-type="float" office:value="19.22457" calcext:value-type="float">
            <text:p>19.22457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534" calcext:value-type="float">
            <text:p>0.00342534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58164" calcext:value-type="float">
            <text:p>0.8858164</text:p>
          </table:table-cell>
          <table:table-cell office:value-type="float" office:value="-0.06604404" calcext:value-type="float">
            <text:p>-0.06604404</text:p>
          </table:table-cell>
          <table:table-cell office:value-type="float" office:value="-0.0003479072" calcext:value-type="float">
            <text:p>-0.0003479072</text:p>
          </table:table-cell>
          <table:table-cell office:value-type="float" office:value="0.00004120859" calcext:value-type="float">
            <text:p>4.120859E-05</text:p>
          </table:table-cell>
          <table:table-cell office:value-type="float" office:value="19.71722" calcext:value-type="float">
            <text:p>19.71722</text:p>
          </table:table-cell>
          <table:table-cell office:value-type="float" office:value="3.785369" calcext:value-type="float">
            <text:p>3.785369</text:p>
          </table:table-cell>
          <table:table-cell office:value-type="float" office:value="2.066503" calcext:value-type="float">
            <text:p>2.066503</text:p>
          </table:table-cell>
          <table:table-cell office:value-type="float" office:value="35.83179" calcext:value-type="float">
            <text:p>35.83179</text:p>
          </table:table-cell>
          <table:table-cell office:value-type="float" office:value="2.843521" calcext:value-type="float">
            <text:p>2.843521</text:p>
          </table:table-cell>
          <table:table-cell office:value-type="float" office:value="0.03639967" calcext:value-type="float">
            <text:p>0.03639967</text:p>
          </table:table-cell>
          <table:table-cell office:value-type="float" office:value="0.01679814" calcext:value-type="float">
            <text:p>0.01679814</text:p>
          </table:table-cell>
          <table:table-cell office:value-type="float" office:value="0.01493976" calcext:value-type="float">
            <text:p>0.01493976</text:p>
          </table:table-cell>
          <table:table-cell office:value-type="float" office:value="0.02760214" calcext:value-type="float">
            <text:p>0.02760214</text:p>
          </table:table-cell>
          <table:table-cell office:value-type="float" office:value="0.02228651" calcext:value-type="float">
            <text:p>0.02228651</text:p>
          </table:table-cell>
          <table:table-cell office:value-type="float" office:value="0.02000441" calcext:value-type="float">
            <text:p>0.02000441</text:p>
          </table:table-cell>
          <table:table-cell office:value-type="float" office:value="0.02348924" calcext:value-type="float">
            <text:p>0.02348924</text:p>
          </table:table-cell>
          <table:table-cell office:value-type="float" office:value="0.0296944" calcext:value-type="float">
            <text:p>0.0296944</text:p>
          </table:table-cell>
          <table:table-cell office:value-type="float" office:value="0.005870324" calcext:value-type="float">
            <text:p>0.005870324</text:p>
          </table:table-cell>
          <table:table-cell office:value-type="float" office:value="0.003684842" calcext:value-type="float">
            <text:p>0.003684842</text:p>
          </table:table-cell>
          <table:table-cell office:value-type="float" office:value="0" calcext:value-type="float">
            <text:p>0</text:p>
          </table:table-cell>
          <table:table-cell office:value-type="float" office:value="29.25131" calcext:value-type="float">
            <text:p>29.25131</text:p>
          </table:table-cell>
          <table:table-cell office:value-type="float" office:value="67.40234" calcext:value-type="float">
            <text:p>67.40234</text:p>
          </table:table-cell>
          <table:table-cell office:value-type="float" office:value="79.69617" calcext:value-type="float">
            <text:p>79.69617</text:p>
          </table:table-cell>
          <table:table-cell office:value-type="float" office:value="60.83173" calcext:value-type="float">
            <text:p>60.83173</text:p>
          </table:table-cell>
          <table:table-cell office:value-type="float" office:value="37.36106" calcext:value-type="float">
            <text:p>37.36106</text:p>
          </table:table-cell>
          <table:table-cell office:value-type="float" office:value="15.327" calcext:value-type="float">
            <text:p>15.327</text:p>
          </table:table-cell>
          <table:table-cell office:value-type="float" office:value="10.65189" calcext:value-type="float">
            <text:p>10.65189</text:p>
          </table:table-cell>
          <table:table-cell office:value-type="float" office:value="6.420585" calcext:value-type="float">
            <text:p>6.420585</text:p>
          </table:table-cell>
          <table:table-cell office:value-type="float" office:value="2.315523" calcext:value-type="float">
            <text:p>2.315523</text:p>
          </table:table-cell>
          <table:table-cell office:value-type="float" office:value="0.8499987" calcext:value-type="float">
            <text:p>0.8499987</text:p>
          </table:table-cell>
          <table:table-cell office:value-type="float" office:value="0.4632714" calcext:value-type="float">
            <text:p>0.4632714</text:p>
          </table:table-cell>
          <table:table-cell office:value-type="float" office:value="0.4285572" calcext:value-type="float">
            <text:p>0.4285572</text:p>
          </table:table-cell>
          <table:table-cell office:value-type="float" office:value="0.342825" calcext:value-type="float">
            <text:p>0.342825</text:p>
          </table:table-cell>
          <table:table-cell office:value-type="float" office:value="0.3462004" calcext:value-type="float">
            <text:p>0.3462004</text:p>
          </table:table-cell>
          <table:table-cell office:value-type="float" office:value="0" calcext:value-type="float">
            <text:p>0</text:p>
          </table:table-cell>
          <table:table-cell office:value-type="float" office:value="1787.158" calcext:value-type="float">
            <text:p>1787.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85233" calcext:value-type="float">
            <text:p>9.985233</text:p>
          </table:table-cell>
          <table:table-cell office:value-type="float" office:value="0" calcext:value-type="float">
            <text:p>0</text:p>
          </table:table-cell>
          <table:table-cell office:value-type="float" office:value="-0.1869097" calcext:value-type="float">
            <text:p>-0.18690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7" calcext:value-type="float">
            <text:p>5062007</text:p>
          </table:table-cell>
          <table:table-cell office:value-type="float" office:value="23.2846" calcext:value-type="float">
            <text:p>23.2846</text:p>
          </table:table-cell>
          <table:table-cell office:value-type="float" office:value="1102.587" calcext:value-type="float">
            <text:p>1102.587</text:p>
          </table:table-cell>
          <table:table-cell office:value-type="float" office:value="12.84" calcext:value-type="float">
            <text:p>12.84</text:p>
          </table:table-cell>
          <table:table-cell office:value-type="float" office:value="-0.4199084" calcext:value-type="float">
            <text:p>-0.4199084</text:p>
          </table:table-cell>
          <table:table-cell office:value-type="float" office:value="2.018579" calcext:value-type="float">
            <text:p>2.018579</text:p>
          </table:table-cell>
          <table:table-cell office:value-type="float" office:value="19.45661" calcext:value-type="float">
            <text:p>19.45661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5542" calcext:value-type="float">
            <text:p>0.003425542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58891" calcext:value-type="float">
            <text:p>0.8858891</text:p>
          </table:table-cell>
          <table:table-cell office:value-type="float" office:value="-0.06704279" calcext:value-type="float">
            <text:p>-0.06704279</text:p>
          </table:table-cell>
          <table:table-cell office:value-type="float" office:value="-0.0004106281" calcext:value-type="float">
            <text:p>-0.0004106281</text:p>
          </table:table-cell>
          <table:table-cell office:value-type="float" office:value="0.00004121202" calcext:value-type="float">
            <text:p>4.121202E-05</text:p>
          </table:table-cell>
          <table:table-cell office:value-type="float" office:value="19.67987" calcext:value-type="float">
            <text:p>19.67987</text:p>
          </table:table-cell>
          <table:table-cell office:value-type="float" office:value="2.791481" calcext:value-type="float">
            <text:p>2.791481</text:p>
          </table:table-cell>
          <table:table-cell office:value-type="float" office:value="1.488738" calcext:value-type="float">
            <text:p>1.488738</text:p>
          </table:table-cell>
          <table:table-cell office:value-type="float" office:value="32.67369" calcext:value-type="float">
            <text:p>32.67369</text:p>
          </table:table-cell>
          <table:table-cell office:value-type="float" office:value="3.727135" calcext:value-type="float">
            <text:p>3.727135</text:p>
          </table:table-cell>
          <table:table-cell office:value-type="float" office:value="0.07275695" calcext:value-type="float">
            <text:p>0.07275695</text:p>
          </table:table-cell>
          <table:table-cell office:value-type="float" office:value="0.01696203" calcext:value-type="float">
            <text:p>0.01696203</text:p>
          </table:table-cell>
          <table:table-cell office:value-type="float" office:value="0.01479771" calcext:value-type="float">
            <text:p>0.01479771</text:p>
          </table:table-cell>
          <table:table-cell office:value-type="float" office:value="0.02765189" calcext:value-type="float">
            <text:p>0.02765189</text:p>
          </table:table-cell>
          <table:table-cell office:value-type="float" office:value="0.02232923" calcext:value-type="float">
            <text:p>0.02232923</text:p>
          </table:table-cell>
          <table:table-cell office:value-type="float" office:value="0.02000012" calcext:value-type="float">
            <text:p>0.02000012</text:p>
          </table:table-cell>
          <table:table-cell office:value-type="float" office:value="0.02340652" calcext:value-type="float">
            <text:p>0.02340652</text:p>
          </table:table-cell>
          <table:table-cell office:value-type="float" office:value="0.02958117" calcext:value-type="float">
            <text:p>0.02958117</text:p>
          </table:table-cell>
          <table:table-cell office:value-type="float" office:value="0.005869403" calcext:value-type="float">
            <text:p>0.005869403</text:p>
          </table:table-cell>
          <table:table-cell office:value-type="float" office:value="0.003683935" calcext:value-type="float">
            <text:p>0.003683935</text:p>
          </table:table-cell>
          <table:table-cell office:value-type="float" office:value="0" calcext:value-type="float">
            <text:p>0</text:p>
          </table:table-cell>
          <table:table-cell office:value-type="float" office:value="31.5913" calcext:value-type="float">
            <text:p>31.5913</text:p>
          </table:table-cell>
          <table:table-cell office:value-type="float" office:value="56.04182" calcext:value-type="float">
            <text:p>56.04182</text:p>
          </table:table-cell>
          <table:table-cell office:value-type="float" office:value="78.87296" calcext:value-type="float">
            <text:p>78.87296</text:p>
          </table:table-cell>
          <table:table-cell office:value-type="float" office:value="67.53815" calcext:value-type="float">
            <text:p>67.53815</text:p>
          </table:table-cell>
          <table:table-cell office:value-type="float" office:value="43.78202" calcext:value-type="float">
            <text:p>43.78202</text:p>
          </table:table-cell>
          <table:table-cell office:value-type="float" office:value="16.16856" calcext:value-type="float">
            <text:p>16.16856</text:p>
          </table:table-cell>
          <table:table-cell office:value-type="float" office:value="10.87936" calcext:value-type="float">
            <text:p>10.87936</text:p>
          </table:table-cell>
          <table:table-cell office:value-type="float" office:value="6.463891" calcext:value-type="float">
            <text:p>6.463891</text:p>
          </table:table-cell>
          <table:table-cell office:value-type="float" office:value="2.338106" calcext:value-type="float">
            <text:p>2.338106</text:p>
          </table:table-cell>
          <table:table-cell office:value-type="float" office:value="0.8581901" calcext:value-type="float">
            <text:p>0.8581901</text:p>
          </table:table-cell>
          <table:table-cell office:value-type="float" office:value="0.4665011" calcext:value-type="float">
            <text:p>0.4665011</text:p>
          </table:table-cell>
          <table:table-cell office:value-type="float" office:value="0.4308705" calcext:value-type="float">
            <text:p>0.4308705</text:p>
          </table:table-cell>
          <table:table-cell office:value-type="float" office:value="0.3429154" calcext:value-type="float">
            <text:p>0.3429154</text:p>
          </table:table-cell>
          <table:table-cell office:value-type="float" office:value="0.3462061" calcext:value-type="float">
            <text:p>0.3462061</text:p>
          </table:table-cell>
          <table:table-cell office:value-type="float" office:value="0" calcext:value-type="float">
            <text:p>0</text:p>
          </table:table-cell>
          <table:table-cell office:value-type="float" office:value="1790.451" calcext:value-type="float">
            <text:p>1790.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7784" calcext:value-type="float">
            <text:p>10.07784</text:p>
          </table:table-cell>
          <table:table-cell office:value-type="float" office:value="0" calcext:value-type="float">
            <text:p>0</text:p>
          </table:table-cell>
          <table:table-cell office:value-type="float" office:value="-0.1871279" calcext:value-type="float">
            <text:p>-0.18712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7" calcext:value-type="float">
            <text:p>6062007</text:p>
          </table:table-cell>
          <table:table-cell office:value-type="float" office:value="23.17808" calcext:value-type="float">
            <text:p>23.17808</text:p>
          </table:table-cell>
          <table:table-cell office:value-type="float" office:value="1102.585" calcext:value-type="float">
            <text:p>1102.585</text:p>
          </table:table-cell>
          <table:table-cell office:value-type="float" office:value="12.84" calcext:value-type="float">
            <text:p>12.84</text:p>
          </table:table-cell>
          <table:table-cell office:value-type="float" office:value="-0.4883468" calcext:value-type="float">
            <text:p>-0.4883468</text:p>
          </table:table-cell>
          <table:table-cell office:value-type="float" office:value="1.87539" calcext:value-type="float">
            <text:p>1.87539</text:p>
          </table:table-cell>
          <table:table-cell office:value-type="float" office:value="19.69556" calcext:value-type="float">
            <text:p>19.69556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5766" calcext:value-type="float">
            <text:p>0.003425766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59578" calcext:value-type="float">
            <text:p>0.8859578</text:p>
          </table:table-cell>
          <table:table-cell office:value-type="float" office:value="-0.06838545" calcext:value-type="float">
            <text:p>-0.06838545</text:p>
          </table:table-cell>
          <table:table-cell office:value-type="float" office:value="-0.0005216029" calcext:value-type="float">
            <text:p>-0.0005216029</text:p>
          </table:table-cell>
          <table:table-cell office:value-type="float" office:value="0.00004121383" calcext:value-type="float">
            <text:p>4.121383E-05</text:p>
          </table:table-cell>
          <table:table-cell office:value-type="float" office:value="19.63939" calcext:value-type="float">
            <text:p>19.63939</text:p>
          </table:table-cell>
          <table:table-cell office:value-type="float" office:value="2.341838" calcext:value-type="float">
            <text:p>2.341838</text:p>
          </table:table-cell>
          <table:table-cell office:value-type="float" office:value="1.01346" calcext:value-type="float">
            <text:p>1.01346</text:p>
          </table:table-cell>
          <table:table-cell office:value-type="float" office:value="31.1374" calcext:value-type="float">
            <text:p>31.1374</text:p>
          </table:table-cell>
          <table:table-cell office:value-type="float" office:value="2.86596" calcext:value-type="float">
            <text:p>2.86596</text:p>
          </table:table-cell>
          <table:table-cell office:value-type="float" office:value="0.06063991" calcext:value-type="float">
            <text:p>0.06063991</text:p>
          </table:table-cell>
          <table:table-cell office:value-type="float" office:value="0.01672905" calcext:value-type="float">
            <text:p>0.01672905</text:p>
          </table:table-cell>
          <table:table-cell office:value-type="float" office:value="0.01464133" calcext:value-type="float">
            <text:p>0.01464133</text:p>
          </table:table-cell>
          <table:table-cell office:value-type="float" office:value="0.0277213" calcext:value-type="float">
            <text:p>0.0277213</text:p>
          </table:table-cell>
          <table:table-cell office:value-type="float" office:value="0.02237692" calcext:value-type="float">
            <text:p>0.02237692</text:p>
          </table:table-cell>
          <table:table-cell office:value-type="float" office:value="0.01999882" calcext:value-type="float">
            <text:p>0.01999882</text:p>
          </table:table-cell>
          <table:table-cell office:value-type="float" office:value="0.02332708" calcext:value-type="float">
            <text:p>0.02332708</text:p>
          </table:table-cell>
          <table:table-cell office:value-type="float" office:value="0.02946953" calcext:value-type="float">
            <text:p>0.02946953</text:p>
          </table:table-cell>
          <table:table-cell office:value-type="float" office:value="0.005868804" calcext:value-type="float">
            <text:p>0.005868804</text:p>
          </table:table-cell>
          <table:table-cell office:value-type="float" office:value="0.003683008" calcext:value-type="float">
            <text:p>0.003683008</text:p>
          </table:table-cell>
          <table:table-cell office:value-type="float" office:value="0" calcext:value-type="float">
            <text:p>0</text:p>
          </table:table-cell>
          <table:table-cell office:value-type="float" office:value="50.56765" calcext:value-type="float">
            <text:p>50.56765</text:p>
          </table:table-cell>
          <table:table-cell office:value-type="float" office:value="58.53225" calcext:value-type="float">
            <text:p>58.53225</text:p>
          </table:table-cell>
          <table:table-cell office:value-type="float" office:value="77.82511" calcext:value-type="float">
            <text:p>77.82511</text:p>
          </table:table-cell>
          <table:table-cell office:value-type="float" office:value="66.42692" calcext:value-type="float">
            <text:p>66.42692</text:p>
          </table:table-cell>
          <table:table-cell office:value-type="float" office:value="43.44019" calcext:value-type="float">
            <text:p>43.44019</text:p>
          </table:table-cell>
          <table:table-cell office:value-type="float" office:value="16.14835" calcext:value-type="float">
            <text:p>16.14835</text:p>
          </table:table-cell>
          <table:table-cell office:value-type="float" office:value="11.06197" calcext:value-type="float">
            <text:p>11.06197</text:p>
          </table:table-cell>
          <table:table-cell office:value-type="float" office:value="6.541964" calcext:value-type="float">
            <text:p>6.541964</text:p>
          </table:table-cell>
          <table:table-cell office:value-type="float" office:value="2.362406" calcext:value-type="float">
            <text:p>2.362406</text:p>
          </table:table-cell>
          <table:table-cell office:value-type="float" office:value="0.8663089" calcext:value-type="float">
            <text:p>0.8663089</text:p>
          </table:table-cell>
          <table:table-cell office:value-type="float" office:value="0.4697442" calcext:value-type="float">
            <text:p>0.4697442</text:p>
          </table:table-cell>
          <table:table-cell office:value-type="float" office:value="0.4332044" calcext:value-type="float">
            <text:p>0.4332044</text:p>
          </table:table-cell>
          <table:table-cell office:value-type="float" office:value="0.343033" calcext:value-type="float">
            <text:p>0.343033</text:p>
          </table:table-cell>
          <table:table-cell office:value-type="float" office:value="0.3462116" calcext:value-type="float">
            <text:p>0.3462116</text:p>
          </table:table-cell>
          <table:table-cell office:value-type="float" office:value="0" calcext:value-type="float">
            <text:p>0</text:p>
          </table:table-cell>
          <table:table-cell office:value-type="float" office:value="1846.031" calcext:value-type="float">
            <text:p>1846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796" calcext:value-type="float">
            <text:p>10.1796</text:p>
          </table:table-cell>
          <table:table-cell office:value-type="float" office:value="0" calcext:value-type="float">
            <text:p>0</text:p>
          </table:table-cell>
          <table:table-cell office:value-type="float" office:value="-0.1873518" calcext:value-type="float">
            <text:p>-0.18735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7" calcext:value-type="float">
            <text:p>7062007</text:p>
          </table:table-cell>
          <table:table-cell office:value-type="float" office:value="23.0292" calcext:value-type="float">
            <text:p>23.0292</text:p>
          </table:table-cell>
          <table:table-cell office:value-type="float" office:value="1102.578" calcext:value-type="float">
            <text:p>1102.578</text:p>
          </table:table-cell>
          <table:table-cell office:value-type="float" office:value="12.84" calcext:value-type="float">
            <text:p>12.84</text:p>
          </table:table-cell>
          <table:table-cell office:value-type="float" office:value="-0.5786088" calcext:value-type="float">
            <text:p>-0.5786088</text:p>
          </table:table-cell>
          <table:table-cell office:value-type="float" office:value="1.780714" calcext:value-type="float">
            <text:p>1.780714</text:p>
          </table:table-cell>
          <table:table-cell office:value-type="float" office:value="19.95681" calcext:value-type="float">
            <text:p>19.95681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5989" calcext:value-type="float">
            <text:p>0.003425989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603" calcext:value-type="float">
            <text:p>0.88603</text:p>
          </table:table-cell>
          <table:table-cell office:value-type="float" office:value="-0.07023341" calcext:value-type="float">
            <text:p>-0.07023341</text:p>
          </table:table-cell>
          <table:table-cell office:value-type="float" office:value="-0.0007574238" calcext:value-type="float">
            <text:p>-0.0007574238</text:p>
          </table:table-cell>
          <table:table-cell office:value-type="float" office:value="0.00004121596" calcext:value-type="float">
            <text:p>4.121596E-05</text:p>
          </table:table-cell>
          <table:table-cell office:value-type="float" office:value="19.55762" calcext:value-type="float">
            <text:p>19.55762</text:p>
          </table:table-cell>
          <table:table-cell office:value-type="float" office:value="3.219986" calcext:value-type="float">
            <text:p>3.219986</text:p>
          </table:table-cell>
          <table:table-cell office:value-type="float" office:value="0.6690839" calcext:value-type="float">
            <text:p>0.6690839</text:p>
          </table:table-cell>
          <table:table-cell office:value-type="float" office:value="30.42297" calcext:value-type="float">
            <text:p>30.42297</text:p>
          </table:table-cell>
          <table:table-cell office:value-type="float" office:value="1.710177" calcext:value-type="float">
            <text:p>1.710177</text:p>
          </table:table-cell>
          <table:table-cell office:value-type="float" office:value="0.05047411" calcext:value-type="float">
            <text:p>0.05047411</text:p>
          </table:table-cell>
          <table:table-cell office:value-type="float" office:value="0.01648575" calcext:value-type="float">
            <text:p>0.01648575</text:p>
          </table:table-cell>
          <table:table-cell office:value-type="float" office:value="0.01416405" calcext:value-type="float">
            <text:p>0.01416405</text:p>
          </table:table-cell>
          <table:table-cell office:value-type="float" office:value="0.02776546" calcext:value-type="float">
            <text:p>0.02776546</text:p>
          </table:table-cell>
          <table:table-cell office:value-type="float" office:value="0.0224266" calcext:value-type="float">
            <text:p>0.0224266</text:p>
          </table:table-cell>
          <table:table-cell office:value-type="float" office:value="0.02000074" calcext:value-type="float">
            <text:p>0.02000074</text:p>
          </table:table-cell>
          <table:table-cell office:value-type="float" office:value="0.02325112" calcext:value-type="float">
            <text:p>0.02325112</text:p>
          </table:table-cell>
          <table:table-cell office:value-type="float" office:value="0.02935958" calcext:value-type="float">
            <text:p>0.02935958</text:p>
          </table:table-cell>
          <table:table-cell office:value-type="float" office:value="0.005868513" calcext:value-type="float">
            <text:p>0.005868513</text:p>
          </table:table-cell>
          <table:table-cell office:value-type="float" office:value="0.003682088" calcext:value-type="float">
            <text:p>0.003682088</text:p>
          </table:table-cell>
          <table:table-cell office:value-type="float" office:value="0" calcext:value-type="float">
            <text:p>0</text:p>
          </table:table-cell>
          <table:table-cell office:value-type="float" office:value="40.13214" calcext:value-type="float">
            <text:p>40.13214</text:p>
          </table:table-cell>
          <table:table-cell office:value-type="float" office:value="64.26052" calcext:value-type="float">
            <text:p>64.26052</text:p>
          </table:table-cell>
          <table:table-cell office:value-type="float" office:value="80.36265" calcext:value-type="float">
            <text:p>80.36265</text:p>
          </table:table-cell>
          <table:table-cell office:value-type="float" office:value="66.8959" calcext:value-type="float">
            <text:p>66.8959</text:p>
          </table:table-cell>
          <table:table-cell office:value-type="float" office:value="43.15273" calcext:value-type="float">
            <text:p>43.15273</text:p>
          </table:table-cell>
          <table:table-cell office:value-type="float" office:value="15.82454" calcext:value-type="float">
            <text:p>15.82454</text:p>
          </table:table-cell>
          <table:table-cell office:value-type="float" office:value="10.99907" calcext:value-type="float">
            <text:p>10.99907</text:p>
          </table:table-cell>
          <table:table-cell office:value-type="float" office:value="6.597387" calcext:value-type="float">
            <text:p>6.597387</text:p>
          </table:table-cell>
          <table:table-cell office:value-type="float" office:value="2.388117" calcext:value-type="float">
            <text:p>2.388117</text:p>
          </table:table-cell>
          <table:table-cell office:value-type="float" office:value="0.8744259" calcext:value-type="float">
            <text:p>0.8744259</text:p>
          </table:table-cell>
          <table:table-cell office:value-type="float" office:value="0.4730029" calcext:value-type="float">
            <text:p>0.4730029</text:p>
          </table:table-cell>
          <table:table-cell office:value-type="float" office:value="0.4355531" calcext:value-type="float">
            <text:p>0.4355531</text:p>
          </table:table-cell>
          <table:table-cell office:value-type="float" office:value="0.343176" calcext:value-type="float">
            <text:p>0.343176</text:p>
          </table:table-cell>
          <table:table-cell office:value-type="float" office:value="0.3462173" calcext:value-type="float">
            <text:p>0.3462173</text:p>
          </table:table-cell>
          <table:table-cell office:value-type="float" office:value="0" calcext:value-type="float">
            <text:p>0</text:p>
          </table:table-cell>
          <table:table-cell office:value-type="float" office:value="1989.218" calcext:value-type="float">
            <text:p>1989.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286" calcext:value-type="float">
            <text:p>10.3286</text:p>
          </table:table-cell>
          <table:table-cell office:value-type="float" office:value="0" calcext:value-type="float">
            <text:p>0</text:p>
          </table:table-cell>
          <table:table-cell office:value-type="float" office:value="-0.188568" calcext:value-type="float">
            <text:p>-0.1885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7" calcext:value-type="float">
            <text:p>8062007</text:p>
          </table:table-cell>
          <table:table-cell office:value-type="float" office:value="22.85849" calcext:value-type="float">
            <text:p>22.85849</text:p>
          </table:table-cell>
          <table:table-cell office:value-type="float" office:value="1102.565" calcext:value-type="float">
            <text:p>1102.565</text:p>
          </table:table-cell>
          <table:table-cell office:value-type="float" office:value="12.84" calcext:value-type="float">
            <text:p>12.84</text:p>
          </table:table-cell>
          <table:table-cell office:value-type="float" office:value="-0.6952378" calcext:value-type="float">
            <text:p>-0.6952378</text:p>
          </table:table-cell>
          <table:table-cell office:value-type="float" office:value="1.747329" calcext:value-type="float">
            <text:p>1.747329</text:p>
          </table:table-cell>
          <table:table-cell office:value-type="float" office:value="20.20443" calcext:value-type="float">
            <text:p>20.20443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6213" calcext:value-type="float">
            <text:p>0.003426213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61061" calcext:value-type="float">
            <text:p>0.8861061</text:p>
          </table:table-cell>
          <table:table-cell office:value-type="float" office:value="-0.07274507" calcext:value-type="float">
            <text:p>-0.07274507</text:p>
          </table:table-cell>
          <table:table-cell office:value-type="float" office:value="-0.001151479" calcext:value-type="float">
            <text:p>-0.001151479</text:p>
          </table:table-cell>
          <table:table-cell office:value-type="float" office:value="0.00004122214" calcext:value-type="float">
            <text:p>4.122214E-05</text:p>
          </table:table-cell>
          <table:table-cell office:value-type="float" office:value="19.46352" calcext:value-type="float">
            <text:p>19.46352</text:p>
          </table:table-cell>
          <table:table-cell office:value-type="float" office:value="4.070827" calcext:value-type="float">
            <text:p>4.070827</text:p>
          </table:table-cell>
          <table:table-cell office:value-type="float" office:value="0.5123832" calcext:value-type="float">
            <text:p>0.5123832</text:p>
          </table:table-cell>
          <table:table-cell office:value-type="float" office:value="30.27443" calcext:value-type="float">
            <text:p>30.27443</text:p>
          </table:table-cell>
          <table:table-cell office:value-type="float" office:value="1.054154" calcext:value-type="float">
            <text:p>1.054154</text:p>
          </table:table-cell>
          <table:table-cell office:value-type="float" office:value="0.04740333" calcext:value-type="float">
            <text:p>0.04740333</text:p>
          </table:table-cell>
          <table:table-cell office:value-type="float" office:value="0.01620273" calcext:value-type="float">
            <text:p>0.01620273</text:p>
          </table:table-cell>
          <table:table-cell office:value-type="float" office:value="0.01362639" calcext:value-type="float">
            <text:p>0.01362639</text:p>
          </table:table-cell>
          <table:table-cell office:value-type="float" office:value="0.02775797" calcext:value-type="float">
            <text:p>0.02775797</text:p>
          </table:table-cell>
          <table:table-cell office:value-type="float" office:value="0.02246922" calcext:value-type="float">
            <text:p>0.02246922</text:p>
          </table:table-cell>
          <table:table-cell office:value-type="float" office:value="0.02000497" calcext:value-type="float">
            <text:p>0.02000497</text:p>
          </table:table-cell>
          <table:table-cell office:value-type="float" office:value="0.02317869" calcext:value-type="float">
            <text:p>0.02317869</text:p>
          </table:table-cell>
          <table:table-cell office:value-type="float" office:value="0.02925159" calcext:value-type="float">
            <text:p>0.02925159</text:p>
          </table:table-cell>
          <table:table-cell office:value-type="float" office:value="0.005868501" calcext:value-type="float">
            <text:p>0.005868501</text:p>
          </table:table-cell>
          <table:table-cell office:value-type="float" office:value="0.003681156" calcext:value-type="float">
            <text:p>0.003681156</text:p>
          </table:table-cell>
          <table:table-cell office:value-type="float" office:value="0" calcext:value-type="float">
            <text:p>0</text:p>
          </table:table-cell>
          <table:table-cell office:value-type="float" office:value="30.90378" calcext:value-type="float">
            <text:p>30.90378</text:p>
          </table:table-cell>
          <table:table-cell office:value-type="float" office:value="69.29303" calcext:value-type="float">
            <text:p>69.29303</text:p>
          </table:table-cell>
          <table:table-cell office:value-type="float" office:value="83.44562" calcext:value-type="float">
            <text:p>83.44562</text:p>
          </table:table-cell>
          <table:table-cell office:value-type="float" office:value="66.95924" calcext:value-type="float">
            <text:p>66.95924</text:p>
          </table:table-cell>
          <table:table-cell office:value-type="float" office:value="43.08894" calcext:value-type="float">
            <text:p>43.08894</text:p>
          </table:table-cell>
          <table:table-cell office:value-type="float" office:value="15.51367" calcext:value-type="float">
            <text:p>15.51367</text:p>
          </table:table-cell>
          <table:table-cell office:value-type="float" office:value="10.87819" calcext:value-type="float">
            <text:p>10.87819</text:p>
          </table:table-cell>
          <table:table-cell office:value-type="float" office:value="6.633085" calcext:value-type="float">
            <text:p>6.633085</text:p>
          </table:table-cell>
          <table:table-cell office:value-type="float" office:value="2.413129" calcext:value-type="float">
            <text:p>2.413129</text:p>
          </table:table-cell>
          <table:table-cell office:value-type="float" office:value="0.8825583" calcext:value-type="float">
            <text:p>0.8825583</text:p>
          </table:table-cell>
          <table:table-cell office:value-type="float" office:value="0.4762818" calcext:value-type="float">
            <text:p>0.4762818</text:p>
          </table:table-cell>
          <table:table-cell office:value-type="float" office:value="0.4379135" calcext:value-type="float">
            <text:p>0.4379135</text:p>
          </table:table-cell>
          <table:table-cell office:value-type="float" office:value="0.3433407" calcext:value-type="float">
            <text:p>0.3433407</text:p>
          </table:table-cell>
          <table:table-cell office:value-type="float" office:value="0.3462229" calcext:value-type="float">
            <text:p>0.3462229</text:p>
          </table:table-cell>
          <table:table-cell office:value-type="float" office:value="0" calcext:value-type="float">
            <text:p>0</text:p>
          </table:table-cell>
          <table:table-cell office:value-type="float" office:value="2202.55" calcext:value-type="float">
            <text:p>2202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0547" calcext:value-type="float">
            <text:p>10.50547</text:p>
          </table:table-cell>
          <table:table-cell office:value-type="float" office:value="0" calcext:value-type="float">
            <text:p>0</text:p>
          </table:table-cell>
          <table:table-cell office:value-type="float" office:value="-0.1910219" calcext:value-type="float">
            <text:p>-0.19102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7" calcext:value-type="float">
            <text:p>9062007</text:p>
          </table:table-cell>
          <table:table-cell office:value-type="float" office:value="22.65587" calcext:value-type="float">
            <text:p>22.65587</text:p>
          </table:table-cell>
          <table:table-cell office:value-type="float" office:value="1102.545" calcext:value-type="float">
            <text:p>1102.545</text:p>
          </table:table-cell>
          <table:table-cell office:value-type="float" office:value="12.84" calcext:value-type="float">
            <text:p>12.84</text:p>
          </table:table-cell>
          <table:table-cell office:value-type="float" office:value="-0.8436596" calcext:value-type="float">
            <text:p>-0.8436596</text:p>
          </table:table-cell>
          <table:table-cell office:value-type="float" office:value="1.768596" calcext:value-type="float">
            <text:p>1.768596</text:p>
          </table:table-cell>
          <table:table-cell office:value-type="float" office:value="20.45444" calcext:value-type="float">
            <text:p>20.45444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645" calcext:value-type="float">
            <text:p>0.00342645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61862" calcext:value-type="float">
            <text:p>0.8861862</text:p>
          </table:table-cell>
          <table:table-cell office:value-type="float" office:value="-0.07638063" calcext:value-type="float">
            <text:p>-0.07638063</text:p>
          </table:table-cell>
          <table:table-cell office:value-type="float" office:value="-0.001748899" calcext:value-type="float">
            <text:p>-0.001748899</text:p>
          </table:table-cell>
          <table:table-cell office:value-type="float" office:value="0.00004122718" calcext:value-type="float">
            <text:p>4.122718E-05</text:p>
          </table:table-cell>
          <table:table-cell office:value-type="float" office:value="19.31882" calcext:value-type="float">
            <text:p>19.31882</text:p>
          </table:table-cell>
          <table:table-cell office:value-type="float" office:value="4.769357" calcext:value-type="float">
            <text:p>4.769357</text:p>
          </table:table-cell>
          <table:table-cell office:value-type="float" office:value="0.4383058" calcext:value-type="float">
            <text:p>0.4383058</text:p>
          </table:table-cell>
          <table:table-cell office:value-type="float" office:value="30.79327" calcext:value-type="float">
            <text:p>30.79327</text:p>
          </table:table-cell>
          <table:table-cell office:value-type="float" office:value="0.7052341" calcext:value-type="float">
            <text:p>0.7052341</text:p>
          </table:table-cell>
          <table:table-cell office:value-type="float" office:value="0.04819005" calcext:value-type="float">
            <text:p>0.04819005</text:p>
          </table:table-cell>
          <table:table-cell office:value-type="float" office:value="0.01612822" calcext:value-type="float">
            <text:p>0.01612822</text:p>
          </table:table-cell>
          <table:table-cell office:value-type="float" office:value="0.01318824" calcext:value-type="float">
            <text:p>0.01318824</text:p>
          </table:table-cell>
          <table:table-cell office:value-type="float" office:value="0.02770828" calcext:value-type="float">
            <text:p>0.02770828</text:p>
          </table:table-cell>
          <table:table-cell office:value-type="float" office:value="0.02249876" calcext:value-type="float">
            <text:p>0.02249876</text:p>
          </table:table-cell>
          <table:table-cell office:value-type="float" office:value="0.02000963" calcext:value-type="float">
            <text:p>0.02000963</text:p>
          </table:table-cell>
          <table:table-cell office:value-type="float" office:value="0.02310943" calcext:value-type="float">
            <text:p>0.02310943</text:p>
          </table:table-cell>
          <table:table-cell office:value-type="float" office:value="0.0291457" calcext:value-type="float">
            <text:p>0.0291457</text:p>
          </table:table-cell>
          <table:table-cell office:value-type="float" office:value="0.005868744" calcext:value-type="float">
            <text:p>0.005868744</text:p>
          </table:table-cell>
          <table:table-cell office:value-type="float" office:value="0.003680225" calcext:value-type="float">
            <text:p>0.003680225</text:p>
          </table:table-cell>
          <table:table-cell office:value-type="float" office:value="0" calcext:value-type="float">
            <text:p>0</text:p>
          </table:table-cell>
          <table:table-cell office:value-type="float" office:value="25.00733" calcext:value-type="float">
            <text:p>25.00733</text:p>
          </table:table-cell>
          <table:table-cell office:value-type="float" office:value="74.12267" calcext:value-type="float">
            <text:p>74.12267</text:p>
          </table:table-cell>
          <table:table-cell office:value-type="float" office:value="86.87169" calcext:value-type="float">
            <text:p>86.87169</text:p>
          </table:table-cell>
          <table:table-cell office:value-type="float" office:value="66.57515" calcext:value-type="float">
            <text:p>66.57515</text:p>
          </table:table-cell>
          <table:table-cell office:value-type="float" office:value="43.00458" calcext:value-type="float">
            <text:p>43.00458</text:p>
          </table:table-cell>
          <table:table-cell office:value-type="float" office:value="15.1321" calcext:value-type="float">
            <text:p>15.1321</text:p>
          </table:table-cell>
          <table:table-cell office:value-type="float" office:value="10.72131" calcext:value-type="float">
            <text:p>10.72131</text:p>
          </table:table-cell>
          <table:table-cell office:value-type="float" office:value="6.660962" calcext:value-type="float">
            <text:p>6.660962</text:p>
          </table:table-cell>
          <table:table-cell office:value-type="float" office:value="2.43669" calcext:value-type="float">
            <text:p>2.43669</text:p>
          </table:table-cell>
          <table:table-cell office:value-type="float" office:value="0.8906928" calcext:value-type="float">
            <text:p>0.8906928</text:p>
          </table:table-cell>
          <table:table-cell office:value-type="float" office:value="0.4795835" calcext:value-type="float">
            <text:p>0.4795835</text:p>
          </table:table-cell>
          <table:table-cell office:value-type="float" office:value="0.4402831" calcext:value-type="float">
            <text:p>0.4402831</text:p>
          </table:table-cell>
          <table:table-cell office:value-type="float" office:value="0.3435248" calcext:value-type="float">
            <text:p>0.3435248</text:p>
          </table:table-cell>
          <table:table-cell office:value-type="float" office:value="0.3462285" calcext:value-type="float">
            <text:p>0.3462285</text:p>
          </table:table-cell>
          <table:table-cell office:value-type="float" office:value="0" calcext:value-type="float">
            <text:p>0</text:p>
          </table:table-cell>
          <table:table-cell office:value-type="float" office:value="2689.066" calcext:value-type="float">
            <text:p>2689.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2165" calcext:value-type="float">
            <text:p>10.72165</text:p>
          </table:table-cell>
          <table:table-cell office:value-type="float" office:value="0" calcext:value-type="float">
            <text:p>0</text:p>
          </table:table-cell>
          <table:table-cell office:value-type="float" office:value="-0.1950561" calcext:value-type="float">
            <text:p>-0.19505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7" calcext:value-type="float">
            <text:p>10062007</text:p>
          </table:table-cell>
          <table:table-cell office:value-type="float" office:value="22.47351" calcext:value-type="float">
            <text:p>22.47351</text:p>
          </table:table-cell>
          <table:table-cell office:value-type="float" office:value="1102.529" calcext:value-type="float">
            <text:p>1102.529</text:p>
          </table:table-cell>
          <table:table-cell office:value-type="float" office:value="12.84" calcext:value-type="float">
            <text:p>12.84</text:p>
          </table:table-cell>
          <table:table-cell office:value-type="float" office:value="-1.025223" calcext:value-type="float">
            <text:p>-1.025223</text:p>
          </table:table-cell>
          <table:table-cell office:value-type="float" office:value="1.772766" calcext:value-type="float">
            <text:p>1.772766</text:p>
          </table:table-cell>
          <table:table-cell office:value-type="float" office:value="20.69286" calcext:value-type="float">
            <text:p>20.69286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6713" calcext:value-type="float">
            <text:p>0.003426713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62733" calcext:value-type="float">
            <text:p>0.8862733</text:p>
          </table:table-cell>
          <table:table-cell office:value-type="float" office:value="-0.07919943" calcext:value-type="float">
            <text:p>-0.07919943</text:p>
          </table:table-cell>
          <table:table-cell office:value-type="float" office:value="-0.002468549" calcext:value-type="float">
            <text:p>-0.002468549</text:p>
          </table:table-cell>
          <table:table-cell office:value-type="float" office:value="0.00004123454" calcext:value-type="float">
            <text:p>4.123454E-05</text:p>
          </table:table-cell>
          <table:table-cell office:value-type="float" office:value="19.24509" calcext:value-type="float">
            <text:p>19.24509</text:p>
          </table:table-cell>
          <table:table-cell office:value-type="float" office:value="3.750496" calcext:value-type="float">
            <text:p>3.750496</text:p>
          </table:table-cell>
          <table:table-cell office:value-type="float" office:value="0.3783366" calcext:value-type="float">
            <text:p>0.3783366</text:p>
          </table:table-cell>
          <table:table-cell office:value-type="float" office:value="31.27386" calcext:value-type="float">
            <text:p>31.27386</text:p>
          </table:table-cell>
          <table:table-cell office:value-type="float" office:value="0.4799276" calcext:value-type="float">
            <text:p>0.4799276</text:p>
          </table:table-cell>
          <table:table-cell office:value-type="float" office:value="0.04789869" calcext:value-type="float">
            <text:p>0.04789869</text:p>
          </table:table-cell>
          <table:table-cell office:value-type="float" office:value="0.01601492" calcext:value-type="float">
            <text:p>0.01601492</text:p>
          </table:table-cell>
          <table:table-cell office:value-type="float" office:value="0.01274893" calcext:value-type="float">
            <text:p>0.01274893</text:p>
          </table:table-cell>
          <table:table-cell office:value-type="float" office:value="0.02762531" calcext:value-type="float">
            <text:p>0.02762531</text:p>
          </table:table-cell>
          <table:table-cell office:value-type="float" office:value="0.02251357" calcext:value-type="float">
            <text:p>0.02251357</text:p>
          </table:table-cell>
          <table:table-cell office:value-type="float" office:value="0.0200131" calcext:value-type="float">
            <text:p>0.0200131</text:p>
          </table:table-cell>
          <table:table-cell office:value-type="float" office:value="0.02304266" calcext:value-type="float">
            <text:p>0.02304266</text:p>
          </table:table-cell>
          <table:table-cell office:value-type="float" office:value="0.02904174" calcext:value-type="float">
            <text:p>0.02904174</text:p>
          </table:table-cell>
          <table:table-cell office:value-type="float" office:value="0.005869214" calcext:value-type="float">
            <text:p>0.005869214</text:p>
          </table:table-cell>
          <table:table-cell office:value-type="float" office:value="0.00367928" calcext:value-type="float">
            <text:p>0.00367928</text:p>
          </table:table-cell>
          <table:table-cell office:value-type="float" office:value="0" calcext:value-type="float">
            <text:p>0</text:p>
          </table:table-cell>
          <table:table-cell office:value-type="float" office:value="34.96395" calcext:value-type="float">
            <text:p>34.96395</text:p>
          </table:table-cell>
          <table:table-cell office:value-type="float" office:value="77.44917" calcext:value-type="float">
            <text:p>77.44917</text:p>
          </table:table-cell>
          <table:table-cell office:value-type="float" office:value="89.27978" calcext:value-type="float">
            <text:p>89.27978</text:p>
          </table:table-cell>
          <table:table-cell office:value-type="float" office:value="65.45948" calcext:value-type="float">
            <text:p>65.45948</text:p>
          </table:table-cell>
          <table:table-cell office:value-type="float" office:value="42.58133" calcext:value-type="float">
            <text:p>42.58133</text:p>
          </table:table-cell>
          <table:table-cell office:value-type="float" office:value="14.72518" calcext:value-type="float">
            <text:p>14.72518</text:p>
          </table:table-cell>
          <table:table-cell office:value-type="float" office:value="10.50204" calcext:value-type="float">
            <text:p>10.50204</text:p>
          </table:table-cell>
          <table:table-cell office:value-type="float" office:value="6.682193" calcext:value-type="float">
            <text:p>6.682193</text:p>
          </table:table-cell>
          <table:table-cell office:value-type="float" office:value="2.45938" calcext:value-type="float">
            <text:p>2.45938</text:p>
          </table:table-cell>
          <table:table-cell office:value-type="float" office:value="0.8989844" calcext:value-type="float">
            <text:p>0.8989844</text:p>
          </table:table-cell>
          <table:table-cell office:value-type="float" office:value="0.4829131" calcext:value-type="float">
            <text:p>0.4829131</text:p>
          </table:table-cell>
          <table:table-cell office:value-type="float" office:value="0.4426617" calcext:value-type="float">
            <text:p>0.4426617</text:p>
          </table:table-cell>
          <table:table-cell office:value-type="float" office:value="0.3437256" calcext:value-type="float">
            <text:p>0.3437256</text:p>
          </table:table-cell>
          <table:table-cell office:value-type="float" office:value="0.3462341" calcext:value-type="float">
            <text:p>0.3462341</text:p>
          </table:table-cell>
          <table:table-cell office:value-type="float" office:value="0" calcext:value-type="float">
            <text:p>0</text:p>
          </table:table-cell>
          <table:table-cell office:value-type="float" office:value="2939.046" calcext:value-type="float">
            <text:p>2939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1346" calcext:value-type="float">
            <text:p>10.91346</text:p>
          </table:table-cell>
          <table:table-cell office:value-type="float" office:value="0" calcext:value-type="float">
            <text:p>0</text:p>
          </table:table-cell>
          <table:table-cell office:value-type="float" office:value="-0.1969712" calcext:value-type="float">
            <text:p>-0.196971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7" calcext:value-type="float">
            <text:p>11062007</text:p>
          </table:table-cell>
          <table:table-cell office:value-type="float" office:value="22.21103" calcext:value-type="float">
            <text:p>22.21103</text:p>
          </table:table-cell>
          <table:table-cell office:value-type="float" office:value="1102.495" calcext:value-type="float">
            <text:p>1102.495</text:p>
          </table:table-cell>
          <table:table-cell office:value-type="float" office:value="12.84" calcext:value-type="float">
            <text:p>12.84</text:p>
          </table:table-cell>
          <table:table-cell office:value-type="float" office:value="-1.239489" calcext:value-type="float">
            <text:p>-1.239489</text:p>
          </table:table-cell>
          <table:table-cell office:value-type="float" office:value="1.85951" calcext:value-type="float">
            <text:p>1.85951</text:p>
          </table:table-cell>
          <table:table-cell office:value-type="float" office:value="20.96826" calcext:value-type="float">
            <text:p>20.96826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6982" calcext:value-type="float">
            <text:p>0.003426982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63646" calcext:value-type="float">
            <text:p>0.8863646</text:p>
          </table:table-cell>
          <table:table-cell office:value-type="float" office:value="-0.0830292" calcext:value-type="float">
            <text:p>-0.0830292</text:p>
          </table:table-cell>
          <table:table-cell office:value-type="float" office:value="-0.003546481" calcext:value-type="float">
            <text:p>-0.003546481</text:p>
          </table:table-cell>
          <table:table-cell office:value-type="float" office:value="0.00004123899" calcext:value-type="float">
            <text:p>4.123899E-05</text:p>
          </table:table-cell>
          <table:table-cell office:value-type="float" office:value="18.96671" calcext:value-type="float">
            <text:p>18.96671</text:p>
          </table:table-cell>
          <table:table-cell office:value-type="float" office:value="4.420842" calcext:value-type="float">
            <text:p>4.420842</text:p>
          </table:table-cell>
          <table:table-cell office:value-type="float" office:value="0.4022433" calcext:value-type="float">
            <text:p>0.4022433</text:p>
          </table:table-cell>
          <table:table-cell office:value-type="float" office:value="32.7511" calcext:value-type="float">
            <text:p>32.7511</text:p>
          </table:table-cell>
          <table:table-cell office:value-type="float" office:value="0.3420175" calcext:value-type="float">
            <text:p>0.3420175</text:p>
          </table:table-cell>
          <table:table-cell office:value-type="float" office:value="0.0540902" calcext:value-type="float">
            <text:p>0.0540902</text:p>
          </table:table-cell>
          <table:table-cell office:value-type="float" office:value="0.0162933" calcext:value-type="float">
            <text:p>0.0162933</text:p>
          </table:table-cell>
          <table:table-cell office:value-type="float" office:value="0.01244699" calcext:value-type="float">
            <text:p>0.01244699</text:p>
          </table:table-cell>
          <table:table-cell office:value-type="float" office:value="0.02752808" calcext:value-type="float">
            <text:p>0.02752808</text:p>
          </table:table-cell>
          <table:table-cell office:value-type="float" office:value="0.02251603" calcext:value-type="float">
            <text:p>0.02251603</text:p>
          </table:table-cell>
          <table:table-cell office:value-type="float" office:value="0.02001507" calcext:value-type="float">
            <text:p>0.02001507</text:p>
          </table:table-cell>
          <table:table-cell office:value-type="float" office:value="0.02297762" calcext:value-type="float">
            <text:p>0.02297762</text:p>
          </table:table-cell>
          <table:table-cell office:value-type="float" office:value="0.0289395" calcext:value-type="float">
            <text:p>0.0289395</text:p>
          </table:table-cell>
          <table:table-cell office:value-type="float" office:value="0.005869891" calcext:value-type="float">
            <text:p>0.005869891</text:p>
          </table:table-cell>
          <table:table-cell office:value-type="float" office:value="0.003678338" calcext:value-type="float">
            <text:p>0.003678338</text:p>
          </table:table-cell>
          <table:table-cell office:value-type="float" office:value="0" calcext:value-type="float">
            <text:p>0</text:p>
          </table:table-cell>
          <table:table-cell office:value-type="float" office:value="28.1809" calcext:value-type="float">
            <text:p>28.1809</text:p>
          </table:table-cell>
          <table:table-cell office:value-type="float" office:value="84.23827" calcext:value-type="float">
            <text:p>84.23827</text:p>
          </table:table-cell>
          <table:table-cell office:value-type="float" office:value="93.20266" calcext:value-type="float">
            <text:p>93.20266</text:p>
          </table:table-cell>
          <table:table-cell office:value-type="float" office:value="64.5041" calcext:value-type="float">
            <text:p>64.5041</text:p>
          </table:table-cell>
          <table:table-cell office:value-type="float" office:value="42.12681" calcext:value-type="float">
            <text:p>42.12681</text:p>
          </table:table-cell>
          <table:table-cell office:value-type="float" office:value="14.26392" calcext:value-type="float">
            <text:p>14.26392</text:p>
          </table:table-cell>
          <table:table-cell office:value-type="float" office:value="10.21517" calcext:value-type="float">
            <text:p>10.21517</text:p>
          </table:table-cell>
          <table:table-cell office:value-type="float" office:value="6.694309" calcext:value-type="float">
            <text:p>6.694309</text:p>
          </table:table-cell>
          <table:table-cell office:value-type="float" office:value="2.482497" calcext:value-type="float">
            <text:p>2.482497</text:p>
          </table:table-cell>
          <table:table-cell office:value-type="float" office:value="0.9080624" calcext:value-type="float">
            <text:p>0.9080624</text:p>
          </table:table-cell>
          <table:table-cell office:value-type="float" office:value="0.4863085" calcext:value-type="float">
            <text:p>0.4863085</text:p>
          </table:table-cell>
          <table:table-cell office:value-type="float" office:value="0.4450511" calcext:value-type="float">
            <text:p>0.4450511</text:p>
          </table:table-cell>
          <table:table-cell office:value-type="float" office:value="0.3439415" calcext:value-type="float">
            <text:p>0.3439415</text:p>
          </table:table-cell>
          <table:table-cell office:value-type="float" office:value="0.3462397" calcext:value-type="float">
            <text:p>0.3462397</text:p>
          </table:table-cell>
          <table:table-cell office:value-type="float" office:value="0" calcext:value-type="float">
            <text:p>0</text:p>
          </table:table-cell>
          <table:table-cell office:value-type="float" office:value="3710.403" calcext:value-type="float">
            <text:p>3710.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0284" calcext:value-type="float">
            <text:p>11.20284</text:p>
          </table:table-cell>
          <table:table-cell office:value-type="float" office:value="0" calcext:value-type="float">
            <text:p>0</text:p>
          </table:table-cell>
          <table:table-cell office:value-type="float" office:value="-0.2006046" calcext:value-type="float">
            <text:p>-0.200604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7" calcext:value-type="float">
            <text:p>12062007</text:p>
          </table:table-cell>
          <table:table-cell office:value-type="float" office:value="21.99027" calcext:value-type="float">
            <text:p>21.99027</text:p>
          </table:table-cell>
          <table:table-cell office:value-type="float" office:value="1102.461" calcext:value-type="float">
            <text:p>1102.461</text:p>
          </table:table-cell>
          <table:table-cell office:value-type="float" office:value="12.84" calcext:value-type="float">
            <text:p>12.84</text:p>
          </table:table-cell>
          <table:table-cell office:value-type="float" office:value="-1.48637" calcext:value-type="float">
            <text:p>-1.48637</text:p>
          </table:table-cell>
          <table:table-cell office:value-type="float" office:value="1.956011" calcext:value-type="float">
            <text:p>1.956011</text:p>
          </table:table-cell>
          <table:table-cell office:value-type="float" office:value="21.1991" calcext:value-type="float">
            <text:p>21.1991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7271" calcext:value-type="float">
            <text:p>0.003427271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64605" calcext:value-type="float">
            <text:p>0.8864605</text:p>
          </table:table-cell>
          <table:table-cell office:value-type="float" office:value="-0.08640832" calcext:value-type="float">
            <text:p>-0.08640832</text:p>
          </table:table-cell>
          <table:table-cell office:value-type="float" office:value="-0.004849628" calcext:value-type="float">
            <text:p>-0.004849628</text:p>
          </table:table-cell>
          <table:table-cell office:value-type="float" office:value="0.00004124687" calcext:value-type="float">
            <text:p>4.124687E-05</text:p>
          </table:table-cell>
          <table:table-cell office:value-type="float" office:value="18.8296" calcext:value-type="float">
            <text:p>18.8296</text:p>
          </table:table-cell>
          <table:table-cell office:value-type="float" office:value="4.560133" calcext:value-type="float">
            <text:p>4.560133</text:p>
          </table:table-cell>
          <table:table-cell office:value-type="float" office:value="0.3669153" calcext:value-type="float">
            <text:p>0.3669153</text:p>
          </table:table-cell>
          <table:table-cell office:value-type="float" office:value="34.69118" calcext:value-type="float">
            <text:p>34.69118</text:p>
          </table:table-cell>
          <table:table-cell office:value-type="float" office:value="0.2487473" calcext:value-type="float">
            <text:p>0.2487473</text:p>
          </table:table-cell>
          <table:table-cell office:value-type="float" office:value="0.05674969" calcext:value-type="float">
            <text:p>0.05674969</text:p>
          </table:table-cell>
          <table:table-cell office:value-type="float" office:value="0.01645764" calcext:value-type="float">
            <text:p>0.01645764</text:p>
          </table:table-cell>
          <table:table-cell office:value-type="float" office:value="0.01224291" calcext:value-type="float">
            <text:p>0.01224291</text:p>
          </table:table-cell>
          <table:table-cell office:value-type="float" office:value="0.02742384" calcext:value-type="float">
            <text:p>0.02742384</text:p>
          </table:table-cell>
          <table:table-cell office:value-type="float" office:value="0.02250403" calcext:value-type="float">
            <text:p>0.02250403</text:p>
          </table:table-cell>
          <table:table-cell office:value-type="float" office:value="0.02001278" calcext:value-type="float">
            <text:p>0.02001278</text:p>
          </table:table-cell>
          <table:table-cell office:value-type="float" office:value="0.02291355" calcext:value-type="float">
            <text:p>0.02291355</text:p>
          </table:table-cell>
          <table:table-cell office:value-type="float" office:value="0.02883851" calcext:value-type="float">
            <text:p>0.02883851</text:p>
          </table:table-cell>
          <table:table-cell office:value-type="float" office:value="0.005870761" calcext:value-type="float">
            <text:p>0.005870761</text:p>
          </table:table-cell>
          <table:table-cell office:value-type="float" office:value="0.003677381" calcext:value-type="float">
            <text:p>0.003677381</text:p>
          </table:table-cell>
          <table:table-cell office:value-type="float" office:value="0" calcext:value-type="float">
            <text:p>0</text:p>
          </table:table-cell>
          <table:table-cell office:value-type="float" office:value="24.64627" calcext:value-type="float">
            <text:p>24.64627</text:p>
          </table:table-cell>
          <table:table-cell office:value-type="float" office:value="89.21147" calcext:value-type="float">
            <text:p>89.21147</text:p>
          </table:table-cell>
          <table:table-cell office:value-type="float" office:value="97.18999" calcext:value-type="float">
            <text:p>97.18999</text:p>
          </table:table-cell>
          <table:table-cell office:value-type="float" office:value="63.50564" calcext:value-type="float">
            <text:p>63.50564</text:p>
          </table:table-cell>
          <table:table-cell office:value-type="float" office:value="41.68254" calcext:value-type="float">
            <text:p>41.68254</text:p>
          </table:table-cell>
          <table:table-cell office:value-type="float" office:value="13.79473" calcext:value-type="float">
            <text:p>13.79473</text:p>
          </table:table-cell>
          <table:table-cell office:value-type="float" office:value="9.908257" calcext:value-type="float">
            <text:p>9.908257</text:p>
          </table:table-cell>
          <table:table-cell office:value-type="float" office:value="6.706662" calcext:value-type="float">
            <text:p>6.706662</text:p>
          </table:table-cell>
          <table:table-cell office:value-type="float" office:value="2.501378" calcext:value-type="float">
            <text:p>2.501378</text:p>
          </table:table-cell>
          <table:table-cell office:value-type="float" office:value="0.9165002" calcext:value-type="float">
            <text:p>0.9165002</text:p>
          </table:table-cell>
          <table:table-cell office:value-type="float" office:value="0.4897701" calcext:value-type="float">
            <text:p>0.4897701</text:p>
          </table:table-cell>
          <table:table-cell office:value-type="float" office:value="0.4474537" calcext:value-type="float">
            <text:p>0.4474537</text:p>
          </table:table-cell>
          <table:table-cell office:value-type="float" office:value="0.3441709" calcext:value-type="float">
            <text:p>0.3441709</text:p>
          </table:table-cell>
          <table:table-cell office:value-type="float" office:value="0.3462455" calcext:value-type="float">
            <text:p>0.3462455</text:p>
          </table:table-cell>
          <table:table-cell office:value-type="float" office:value="0" calcext:value-type="float">
            <text:p>0</text:p>
          </table:table-cell>
          <table:table-cell office:value-type="float" office:value="4096.757" calcext:value-type="float">
            <text:p>4096.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5133" calcext:value-type="float">
            <text:p>11.45133</text:p>
          </table:table-cell>
          <table:table-cell office:value-type="float" office:value="0" calcext:value-type="float">
            <text:p>0</text:p>
          </table:table-cell>
          <table:table-cell office:value-type="float" office:value="-0.2032855" calcext:value-type="float">
            <text:p>-0.203285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7" calcext:value-type="float">
            <text:p>13062007</text:p>
          </table:table-cell>
          <table:table-cell office:value-type="float" office:value="21.79632" calcext:value-type="float">
            <text:p>21.79632</text:p>
          </table:table-cell>
          <table:table-cell office:value-type="float" office:value="1102.431" calcext:value-type="float">
            <text:p>1102.431</text:p>
          </table:table-cell>
          <table:table-cell office:value-type="float" office:value="12.84" calcext:value-type="float">
            <text:p>12.84</text:p>
          </table:table-cell>
          <table:table-cell office:value-type="float" office:value="-1.757523" calcext:value-type="float">
            <text:p>-1.757523</text:p>
          </table:table-cell>
          <table:table-cell office:value-type="float" office:value="2.050177" calcext:value-type="float">
            <text:p>2.050177</text:p>
          </table:table-cell>
          <table:table-cell office:value-type="float" office:value="21.39095" calcext:value-type="float">
            <text:p>21.39095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28814" calcext:value-type="float">
            <text:p>0.003428814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69753" calcext:value-type="float">
            <text:p>0.8869753</text:p>
          </table:table-cell>
          <table:table-cell office:value-type="float" office:value="-0.08939415" calcext:value-type="float">
            <text:p>-0.08939415</text:p>
          </table:table-cell>
          <table:table-cell office:value-type="float" office:value="-0.006185605" calcext:value-type="float">
            <text:p>-0.006185605</text:p>
          </table:table-cell>
          <table:table-cell office:value-type="float" office:value="0.0000412565" calcext:value-type="float">
            <text:p>4.12565E-05</text:p>
          </table:table-cell>
          <table:table-cell office:value-type="float" office:value="18.75697" calcext:value-type="float">
            <text:p>18.75697</text:p>
          </table:table-cell>
          <table:table-cell office:value-type="float" office:value="4.478155" calcext:value-type="float">
            <text:p>4.478155</text:p>
          </table:table-cell>
          <table:table-cell office:value-type="float" office:value="0.4385066" calcext:value-type="float">
            <text:p>0.4385066</text:p>
          </table:table-cell>
          <table:table-cell office:value-type="float" office:value="36.62496" calcext:value-type="float">
            <text:p>36.62496</text:p>
          </table:table-cell>
          <table:table-cell office:value-type="float" office:value="0.185493" calcext:value-type="float">
            <text:p>0.185493</text:p>
          </table:table-cell>
          <table:table-cell office:value-type="float" office:value="0.05666415" calcext:value-type="float">
            <text:p>0.05666415</text:p>
          </table:table-cell>
          <table:table-cell office:value-type="float" office:value="0.01647803" calcext:value-type="float">
            <text:p>0.01647803</text:p>
          </table:table-cell>
          <table:table-cell office:value-type="float" office:value="0.01212493" calcext:value-type="float">
            <text:p>0.01212493</text:p>
          </table:table-cell>
          <table:table-cell office:value-type="float" office:value="0.0273334" calcext:value-type="float">
            <text:p>0.0273334</text:p>
          </table:table-cell>
          <table:table-cell office:value-type="float" office:value="0.02247984" calcext:value-type="float">
            <text:p>0.02247984</text:p>
          </table:table-cell>
          <table:table-cell office:value-type="float" office:value="0.0200055" calcext:value-type="float">
            <text:p>0.0200055</text:p>
          </table:table-cell>
          <table:table-cell office:value-type="float" office:value="0.02284955" calcext:value-type="float">
            <text:p>0.02284955</text:p>
          </table:table-cell>
          <table:table-cell office:value-type="float" office:value="0.02873818" calcext:value-type="float">
            <text:p>0.02873818</text:p>
          </table:table-cell>
          <table:table-cell office:value-type="float" office:value="0.005870729" calcext:value-type="float">
            <text:p>0.005870729</text:p>
          </table:table-cell>
          <table:table-cell office:value-type="float" office:value="0.003676417" calcext:value-type="float">
            <text:p>0.003676417</text:p>
          </table:table-cell>
          <table:table-cell office:value-type="float" office:value="0" calcext:value-type="float">
            <text:p>0</text:p>
          </table:table-cell>
          <table:table-cell office:value-type="float" office:value="22.33146" calcext:value-type="float">
            <text:p>22.33146</text:p>
          </table:table-cell>
          <table:table-cell office:value-type="float" office:value="93.37563" calcext:value-type="float">
            <text:p>93.37563</text:p>
          </table:table-cell>
          <table:table-cell office:value-type="float" office:value="101.592" calcext:value-type="float">
            <text:p>101.592</text:p>
          </table:table-cell>
          <table:table-cell office:value-type="float" office:value="62.54322" calcext:value-type="float">
            <text:p>62.54322</text:p>
          </table:table-cell>
          <table:table-cell office:value-type="float" office:value="41.13479" calcext:value-type="float">
            <text:p>41.13479</text:p>
          </table:table-cell>
          <table:table-cell office:value-type="float" office:value="13.34205" calcext:value-type="float">
            <text:p>13.34205</text:p>
          </table:table-cell>
          <table:table-cell office:value-type="float" office:value="9.570929" calcext:value-type="float">
            <text:p>9.570929</text:p>
          </table:table-cell>
          <table:table-cell office:value-type="float" office:value="6.718157" calcext:value-type="float">
            <text:p>6.718157</text:p>
          </table:table-cell>
          <table:table-cell office:value-type="float" office:value="2.516408" calcext:value-type="float">
            <text:p>2.516408</text:p>
          </table:table-cell>
          <table:table-cell office:value-type="float" office:value="0.9243404" calcext:value-type="float">
            <text:p>0.9243404</text:p>
          </table:table-cell>
          <table:table-cell office:value-type="float" office:value="0.4932509" calcext:value-type="float">
            <text:p>0.4932509</text:p>
          </table:table-cell>
          <table:table-cell office:value-type="float" office:value="0.4498734" calcext:value-type="float">
            <text:p>0.4498734</text:p>
          </table:table-cell>
          <table:table-cell office:value-type="float" office:value="0.3440938" calcext:value-type="float">
            <text:p>0.3440938</text:p>
          </table:table-cell>
          <table:table-cell office:value-type="float" office:value="0.3462512" calcext:value-type="float">
            <text:p>0.3462512</text:p>
          </table:table-cell>
          <table:table-cell office:value-type="float" office:value="0" calcext:value-type="float">
            <text:p>0</text:p>
          </table:table-cell>
          <table:table-cell office:value-type="float" office:value="4006.082" calcext:value-type="float">
            <text:p>4006.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6834" calcext:value-type="float">
            <text:p>11.66834</text:p>
          </table:table-cell>
          <table:table-cell office:value-type="float" office:value="0" calcext:value-type="float">
            <text:p>0</text:p>
          </table:table-cell>
          <table:table-cell office:value-type="float" office:value="-0.2050327" calcext:value-type="float">
            <text:p>-0.205032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7" calcext:value-type="float">
            <text:p>14062007</text:p>
          </table:table-cell>
          <table:table-cell office:value-type="float" office:value="21.65954" calcext:value-type="float">
            <text:p>21.65954</text:p>
          </table:table-cell>
          <table:table-cell office:value-type="float" office:value="1102.421" calcext:value-type="float">
            <text:p>1102.421</text:p>
          </table:table-cell>
          <table:table-cell office:value-type="float" office:value="12.84" calcext:value-type="float">
            <text:p>12.84</text:p>
          </table:table-cell>
          <table:table-cell office:value-type="float" office:value="-1.996626" calcext:value-type="float">
            <text:p>-1.996626</text:p>
          </table:table-cell>
          <table:table-cell office:value-type="float" office:value="1.949806" calcext:value-type="float">
            <text:p>1.949806</text:p>
          </table:table-cell>
          <table:table-cell office:value-type="float" office:value="21.63317" calcext:value-type="float">
            <text:p>21.63317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38246" calcext:value-type="float">
            <text:p>0.003438246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829" calcext:value-type="float">
            <text:p>0.88829</text:p>
          </table:table-cell>
          <table:table-cell office:value-type="float" office:value="-0.09386088" calcext:value-type="float">
            <text:p>-0.09386088</text:p>
          </table:table-cell>
          <table:table-cell office:value-type="float" office:value="-0.007149495" calcext:value-type="float">
            <text:p>-0.007149495</text:p>
          </table:table-cell>
          <table:table-cell office:value-type="float" office:value="0.00004126801" calcext:value-type="float">
            <text:p>4.126801E-05</text:p>
          </table:table-cell>
          <table:table-cell office:value-type="float" office:value="18.72554" calcext:value-type="float">
            <text:p>18.72554</text:p>
          </table:table-cell>
          <table:table-cell office:value-type="float" office:value="2.640798" calcext:value-type="float">
            <text:p>2.640798</text:p>
          </table:table-cell>
          <table:table-cell office:value-type="float" office:value="0.7342135" calcext:value-type="float">
            <text:p>0.7342135</text:p>
          </table:table-cell>
          <table:table-cell office:value-type="float" office:value="34.17649" calcext:value-type="float">
            <text:p>34.17649</text:p>
          </table:table-cell>
          <table:table-cell office:value-type="float" office:value="1.344689" calcext:value-type="float">
            <text:p>1.344689</text:p>
          </table:table-cell>
          <table:table-cell office:value-type="float" office:value="0.06729981" calcext:value-type="float">
            <text:p>0.06729981</text:p>
          </table:table-cell>
          <table:table-cell office:value-type="float" office:value="0.01619895" calcext:value-type="float">
            <text:p>0.01619895</text:p>
          </table:table-cell>
          <table:table-cell office:value-type="float" office:value="0.01203761" calcext:value-type="float">
            <text:p>0.01203761</text:p>
          </table:table-cell>
          <table:table-cell office:value-type="float" office:value="0.02729736" calcext:value-type="float">
            <text:p>0.02729736</text:p>
          </table:table-cell>
          <table:table-cell office:value-type="float" office:value="0.02245635" calcext:value-type="float">
            <text:p>0.02245635</text:p>
          </table:table-cell>
          <table:table-cell office:value-type="float" office:value="0.01999402" calcext:value-type="float">
            <text:p>0.01999402</text:p>
          </table:table-cell>
          <table:table-cell office:value-type="float" office:value="0.02278498" calcext:value-type="float">
            <text:p>0.02278498</text:p>
          </table:table-cell>
          <table:table-cell office:value-type="float" office:value="0.02863677" calcext:value-type="float">
            <text:p>0.02863677</text:p>
          </table:table-cell>
          <table:table-cell office:value-type="float" office:value="0.005870847" calcext:value-type="float">
            <text:p>0.005870847</text:p>
          </table:table-cell>
          <table:table-cell office:value-type="float" office:value="0.003675435" calcext:value-type="float">
            <text:p>0.003675435</text:p>
          </table:table-cell>
          <table:table-cell office:value-type="float" office:value="0" calcext:value-type="float">
            <text:p>0</text:p>
          </table:table-cell>
          <table:table-cell office:value-type="float" office:value="60.11642" calcext:value-type="float">
            <text:p>60.11642</text:p>
          </table:table-cell>
          <table:table-cell office:value-type="float" office:value="66.64696" calcext:value-type="float">
            <text:p>66.64696</text:p>
          </table:table-cell>
          <table:table-cell office:value-type="float" office:value="97.34952" calcext:value-type="float">
            <text:p>97.34952</text:p>
          </table:table-cell>
          <table:table-cell office:value-type="float" office:value="75.53254" calcext:value-type="float">
            <text:p>75.53254</text:p>
          </table:table-cell>
          <table:table-cell office:value-type="float" office:value="52.63904" calcext:value-type="float">
            <text:p>52.63904</text:p>
          </table:table-cell>
          <table:table-cell office:value-type="float" office:value="14.67941" calcext:value-type="float">
            <text:p>14.67941</text:p>
          </table:table-cell>
          <table:table-cell office:value-type="float" office:value="8.934432" calcext:value-type="float">
            <text:p>8.934432</text:p>
          </table:table-cell>
          <table:table-cell office:value-type="float" office:value="6.810632" calcext:value-type="float">
            <text:p>6.810632</text:p>
          </table:table-cell>
          <table:table-cell office:value-type="float" office:value="2.537608" calcext:value-type="float">
            <text:p>2.537608</text:p>
          </table:table-cell>
          <table:table-cell office:value-type="float" office:value="0.9321692" calcext:value-type="float">
            <text:p>0.9321692</text:p>
          </table:table-cell>
          <table:table-cell office:value-type="float" office:value="0.4967428" calcext:value-type="float">
            <text:p>0.4967428</text:p>
          </table:table-cell>
          <table:table-cell office:value-type="float" office:value="0.4522234" calcext:value-type="float">
            <text:p>0.4522234</text:p>
          </table:table-cell>
          <table:table-cell office:value-type="float" office:value="0.3437635" calcext:value-type="float">
            <text:p>0.3437635</text:p>
          </table:table-cell>
          <table:table-cell office:value-type="float" office:value="0.3462569" calcext:value-type="float">
            <text:p>0.3462569</text:p>
          </table:table-cell>
          <table:table-cell office:value-type="float" office:value="0" calcext:value-type="float">
            <text:p>0</text:p>
          </table:table-cell>
          <table:table-cell office:value-type="float" office:value="1769.154" calcext:value-type="float">
            <text:p>1769.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0911" calcext:value-type="float">
            <text:p>11.80911</text:p>
          </table:table-cell>
          <table:table-cell office:value-type="float" office:value="0" calcext:value-type="float">
            <text:p>0</text:p>
          </table:table-cell>
          <table:table-cell office:value-type="float" office:value="-0.2247963" calcext:value-type="float">
            <text:p>-0.224796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7" calcext:value-type="float">
            <text:p>15062007</text:p>
          </table:table-cell>
          <table:table-cell office:value-type="float" office:value="21.53012" calcext:value-type="float">
            <text:p>21.53012</text:p>
          </table:table-cell>
          <table:table-cell office:value-type="float" office:value="1102.408" calcext:value-type="float">
            <text:p>1102.408</text:p>
          </table:table-cell>
          <table:table-cell office:value-type="float" office:value="12.84" calcext:value-type="float">
            <text:p>12.84</text:p>
          </table:table-cell>
          <table:table-cell office:value-type="float" office:value="-2.290865" calcext:value-type="float">
            <text:p>-2.290865</text:p>
          </table:table-cell>
          <table:table-cell office:value-type="float" office:value="1.905291" calcext:value-type="float">
            <text:p>1.905291</text:p>
          </table:table-cell>
          <table:table-cell office:value-type="float" office:value="21.75906" calcext:value-type="float">
            <text:p>21.75906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38405" calcext:value-type="float">
            <text:p>0.003438405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8343" calcext:value-type="float">
            <text:p>0.888343</text:p>
          </table:table-cell>
          <table:table-cell office:value-type="float" office:value="-0.09600551" calcext:value-type="float">
            <text:p>-0.09600551</text:p>
          </table:table-cell>
          <table:table-cell office:value-type="float" office:value="-0.007696759" calcext:value-type="float">
            <text:p>-0.007696759</text:p>
          </table:table-cell>
          <table:table-cell office:value-type="float" office:value="0.00004127384" calcext:value-type="float">
            <text:p>4.127384E-05</text:p>
          </table:table-cell>
          <table:table-cell office:value-type="float" office:value="18.6867" calcext:value-type="float">
            <text:p>18.6867</text:p>
          </table:table-cell>
          <table:table-cell office:value-type="float" office:value="2.315633" calcext:value-type="float">
            <text:p>2.315633</text:p>
          </table:table-cell>
          <table:table-cell office:value-type="float" office:value="0.4440377" calcext:value-type="float">
            <text:p>0.4440377</text:p>
          </table:table-cell>
          <table:table-cell office:value-type="float" office:value="34.19985" calcext:value-type="float">
            <text:p>34.19985</text:p>
          </table:table-cell>
          <table:table-cell office:value-type="float" office:value="0.6616283" calcext:value-type="float">
            <text:p>0.6616283</text:p>
          </table:table-cell>
          <table:table-cell office:value-type="float" office:value="0.05540472" calcext:value-type="float">
            <text:p>0.05540472</text:p>
          </table:table-cell>
          <table:table-cell office:value-type="float" office:value="0.01570083" calcext:value-type="float">
            <text:p>0.01570083</text:p>
          </table:table-cell>
          <table:table-cell office:value-type="float" office:value="0.01179732" calcext:value-type="float">
            <text:p>0.01179732</text:p>
          </table:table-cell>
          <table:table-cell office:value-type="float" office:value="0.02728388" calcext:value-type="float">
            <text:p>0.02728388</text:p>
          </table:table-cell>
          <table:table-cell office:value-type="float" office:value="0.02244597" calcext:value-type="float">
            <text:p>0.02244597</text:p>
          </table:table-cell>
          <table:table-cell office:value-type="float" office:value="0.01998028" calcext:value-type="float">
            <text:p>0.01998028</text:p>
          </table:table-cell>
          <table:table-cell office:value-type="float" office:value="0.02271962" calcext:value-type="float">
            <text:p>0.02271962</text:p>
          </table:table-cell>
          <table:table-cell office:value-type="float" office:value="0.02853533" calcext:value-type="float">
            <text:p>0.02853533</text:p>
          </table:table-cell>
          <table:table-cell office:value-type="float" office:value="0.00587328" calcext:value-type="float">
            <text:p>0.00587328</text:p>
          </table:table-cell>
          <table:table-cell office:value-type="float" office:value="0.003674436" calcext:value-type="float">
            <text:p>0.003674436</text:p>
          </table:table-cell>
          <table:table-cell office:value-type="float" office:value="0" calcext:value-type="float">
            <text:p>0</text:p>
          </table:table-cell>
          <table:table-cell office:value-type="float" office:value="62.77397" calcext:value-type="float">
            <text:p>62.77397</text:p>
          </table:table-cell>
          <table:table-cell office:value-type="float" office:value="74.45662" calcext:value-type="float">
            <text:p>74.45662</text:p>
          </table:table-cell>
          <table:table-cell office:value-type="float" office:value="97.29408" calcext:value-type="float">
            <text:p>97.29408</text:p>
          </table:table-cell>
          <table:table-cell office:value-type="float" office:value="72.86869" calcext:value-type="float">
            <text:p>72.86869</text:p>
          </table:table-cell>
          <table:table-cell office:value-type="float" office:value="51.39072" calcext:value-type="float">
            <text:p>51.39072</text:p>
          </table:table-cell>
          <table:table-cell office:value-type="float" office:value="14.21767" calcext:value-type="float">
            <text:p>14.21767</text:p>
          </table:table-cell>
          <table:table-cell office:value-type="float" office:value="8.742007" calcext:value-type="float">
            <text:p>8.742007</text:p>
          </table:table-cell>
          <table:table-cell office:value-type="float" office:value="6.866613" calcext:value-type="float">
            <text:p>6.866613</text:p>
          </table:table-cell>
          <table:table-cell office:value-type="float" office:value="2.563089" calcext:value-type="float">
            <text:p>2.563089</text:p>
          </table:table-cell>
          <table:table-cell office:value-type="float" office:value="0.9401892" calcext:value-type="float">
            <text:p>0.9401892</text:p>
          </table:table-cell>
          <table:table-cell office:value-type="float" office:value="0.5002577" calcext:value-type="float">
            <text:p>0.5002577</text:p>
          </table:table-cell>
          <table:table-cell office:value-type="float" office:value="0.4546328" calcext:value-type="float">
            <text:p>0.4546328</text:p>
          </table:table-cell>
          <table:table-cell office:value-type="float" office:value="0.3441948" calcext:value-type="float">
            <text:p>0.3441948</text:p>
          </table:table-cell>
          <table:table-cell office:value-type="float" office:value="0.3462626" calcext:value-type="float">
            <text:p>0.3462626</text:p>
          </table:table-cell>
          <table:table-cell office:value-type="float" office:value="0" calcext:value-type="float">
            <text:p>0</text:p>
          </table:table-cell>
          <table:table-cell office:value-type="float" office:value="1752.759" calcext:value-type="float">
            <text:p>1752.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4525" calcext:value-type="float">
            <text:p>11.94525</text:p>
          </table:table-cell>
          <table:table-cell office:value-type="float" office:value="0" calcext:value-type="float">
            <text:p>0</text:p>
          </table:table-cell>
          <table:table-cell office:value-type="float" office:value="-0.2255695" calcext:value-type="float">
            <text:p>-0.225569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7" calcext:value-type="float">
            <text:p>16062007</text:p>
          </table:table-cell>
          <table:table-cell office:value-type="float" office:value="21.3734" calcext:value-type="float">
            <text:p>21.3734</text:p>
          </table:table-cell>
          <table:table-cell office:value-type="float" office:value="1102.386" calcext:value-type="float">
            <text:p>1102.386</text:p>
          </table:table-cell>
          <table:table-cell office:value-type="float" office:value="12.84" calcext:value-type="float">
            <text:p>12.84</text:p>
          </table:table-cell>
          <table:table-cell office:value-type="float" office:value="-2.638482" calcext:value-type="float">
            <text:p>-2.638482</text:p>
          </table:table-cell>
          <table:table-cell office:value-type="float" office:value="1.956437" calcext:value-type="float">
            <text:p>1.956437</text:p>
          </table:table-cell>
          <table:table-cell office:value-type="float" office:value="21.83391" calcext:value-type="float">
            <text:p>21.83391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38613" calcext:value-type="float">
            <text:p>0.003438613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84121" calcext:value-type="float">
            <text:p>0.8884121</text:p>
          </table:table-cell>
          <table:table-cell office:value-type="float" office:value="-0.0984927" calcext:value-type="float">
            <text:p>-0.0984927</text:p>
          </table:table-cell>
          <table:table-cell office:value-type="float" office:value="-0.008549959" calcext:value-type="float">
            <text:p>-0.008549959</text:p>
          </table:table-cell>
          <table:table-cell office:value-type="float" office:value="0.00004127778" calcext:value-type="float">
            <text:p>4.127778E-05</text:p>
          </table:table-cell>
          <table:table-cell office:value-type="float" office:value="18.62214" calcext:value-type="float">
            <text:p>18.62214</text:p>
          </table:table-cell>
          <table:table-cell office:value-type="float" office:value="2.614978" calcext:value-type="float">
            <text:p>2.614978</text:p>
          </table:table-cell>
          <table:table-cell office:value-type="float" office:value="0.3643498" calcext:value-type="float">
            <text:p>0.3643498</text:p>
          </table:table-cell>
          <table:table-cell office:value-type="float" office:value="35.36054" calcext:value-type="float">
            <text:p>35.36054</text:p>
          </table:table-cell>
          <table:table-cell office:value-type="float" office:value="0.4488634" calcext:value-type="float">
            <text:p>0.4488634</text:p>
          </table:table-cell>
          <table:table-cell office:value-type="float" office:value="0.05182901" calcext:value-type="float">
            <text:p>0.05182901</text:p>
          </table:table-cell>
          <table:table-cell office:value-type="float" office:value="0.01559381" calcext:value-type="float">
            <text:p>0.01559381</text:p>
          </table:table-cell>
          <table:table-cell office:value-type="float" office:value="0.01148556" calcext:value-type="float">
            <text:p>0.01148556</text:p>
          </table:table-cell>
          <table:table-cell office:value-type="float" office:value="0.02725859" calcext:value-type="float">
            <text:p>0.02725859</text:p>
          </table:table-cell>
          <table:table-cell office:value-type="float" office:value="0.02245053" calcext:value-type="float">
            <text:p>0.02245053</text:p>
          </table:table-cell>
          <table:table-cell office:value-type="float" office:value="0.01996791" calcext:value-type="float">
            <text:p>0.01996791</text:p>
          </table:table-cell>
          <table:table-cell office:value-type="float" office:value="0.02265406" calcext:value-type="float">
            <text:p>0.02265406</text:p>
          </table:table-cell>
          <table:table-cell office:value-type="float" office:value="0.02843354" calcext:value-type="float">
            <text:p>0.02843354</text:p>
          </table:table-cell>
          <table:table-cell office:value-type="float" office:value="0.005875448" calcext:value-type="float">
            <text:p>0.005875448</text:p>
          </table:table-cell>
          <table:table-cell office:value-type="float" office:value="0.003673439" calcext:value-type="float">
            <text:p>0.003673439</text:p>
          </table:table-cell>
          <table:table-cell office:value-type="float" office:value="0" calcext:value-type="float">
            <text:p>0</text:p>
          </table:table-cell>
          <table:table-cell office:value-type="float" office:value="46.65113" calcext:value-type="float">
            <text:p>46.65113</text:p>
          </table:table-cell>
          <table:table-cell office:value-type="float" office:value="81.81364" calcext:value-type="float">
            <text:p>81.81364</text:p>
          </table:table-cell>
          <table:table-cell office:value-type="float" office:value="100.3155" calcext:value-type="float">
            <text:p>100.3155</text:p>
          </table:table-cell>
          <table:table-cell office:value-type="float" office:value="71.23152" calcext:value-type="float">
            <text:p>71.23152</text:p>
          </table:table-cell>
          <table:table-cell office:value-type="float" office:value="50.49497" calcext:value-type="float">
            <text:p>50.49497</text:p>
          </table:table-cell>
          <table:table-cell office:value-type="float" office:value="13.56488" calcext:value-type="float">
            <text:p>13.56488</text:p>
          </table:table-cell>
          <table:table-cell office:value-type="float" office:value="8.295208" calcext:value-type="float">
            <text:p>8.295208</text:p>
          </table:table-cell>
          <table:table-cell office:value-type="float" office:value="6.888169" calcext:value-type="float">
            <text:p>6.888169</text:p>
          </table:table-cell>
          <table:table-cell office:value-type="float" office:value="2.591295" calcext:value-type="float">
            <text:p>2.591295</text:p>
          </table:table-cell>
          <table:table-cell office:value-type="float" office:value="0.9489418" calcext:value-type="float">
            <text:p>0.9489418</text:p>
          </table:table-cell>
          <table:table-cell office:value-type="float" office:value="0.5038192" calcext:value-type="float">
            <text:p>0.5038192</text:p>
          </table:table-cell>
          <table:table-cell office:value-type="float" office:value="0.4570909" calcext:value-type="float">
            <text:p>0.4570909</text:p>
          </table:table-cell>
          <table:table-cell office:value-type="float" office:value="0.3445949" calcext:value-type="float">
            <text:p>0.3445949</text:p>
          </table:table-cell>
          <table:table-cell office:value-type="float" office:value="0.3462683" calcext:value-type="float">
            <text:p>0.3462683</text:p>
          </table:table-cell>
          <table:table-cell office:value-type="float" office:value="0" calcext:value-type="float">
            <text:p>0</text:p>
          </table:table-cell>
          <table:table-cell office:value-type="float" office:value="1879.662" calcext:value-type="float">
            <text:p>1879.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176" calcext:value-type="float">
            <text:p>12.1176</text:p>
          </table:table-cell>
          <table:table-cell office:value-type="float" office:value="0" calcext:value-type="float">
            <text:p>0</text:p>
          </table:table-cell>
          <table:table-cell office:value-type="float" office:value="-0.2273915" calcext:value-type="float">
            <text:p>-0.22739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7" calcext:value-type="float">
            <text:p>17062007</text:p>
          </table:table-cell>
          <table:table-cell office:value-type="float" office:value="21.21602" calcext:value-type="float">
            <text:p>21.21602</text:p>
          </table:table-cell>
          <table:table-cell office:value-type="float" office:value="1102.363" calcext:value-type="float">
            <text:p>1102.363</text:p>
          </table:table-cell>
          <table:table-cell office:value-type="float" office:value="12.84" calcext:value-type="float">
            <text:p>12.84</text:p>
          </table:table-cell>
          <table:table-cell office:value-type="float" office:value="-3.037571" calcext:value-type="float">
            <text:p>-3.037571</text:p>
          </table:table-cell>
          <table:table-cell office:value-type="float" office:value="1.989392" calcext:value-type="float">
            <text:p>1.989392</text:p>
          </table:table-cell>
          <table:table-cell office:value-type="float" office:value="21.8746" calcext:value-type="float">
            <text:p>21.8746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38863" calcext:value-type="float">
            <text:p>0.003438863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84959" calcext:value-type="float">
            <text:p>0.8884959</text:p>
          </table:table-cell>
          <table:table-cell office:value-type="float" office:value="-0.1010747" calcext:value-type="float">
            <text:p>-0.1010747</text:p>
          </table:table-cell>
          <table:table-cell office:value-type="float" office:value="-0.009496963" calcext:value-type="float">
            <text:p>-0.009496963</text:p>
          </table:table-cell>
          <table:table-cell office:value-type="float" office:value="0.0000412892" calcext:value-type="float">
            <text:p>4.12892E-05</text:p>
          </table:table-cell>
          <table:table-cell office:value-type="float" office:value="18.56652" calcext:value-type="float">
            <text:p>18.56652</text:p>
          </table:table-cell>
          <table:table-cell office:value-type="float" office:value="2.621095" calcext:value-type="float">
            <text:p>2.621095</text:p>
          </table:table-cell>
          <table:table-cell office:value-type="float" office:value="0.3185629" calcext:value-type="float">
            <text:p>0.3185629</text:p>
          </table:table-cell>
          <table:table-cell office:value-type="float" office:value="36.19329" calcext:value-type="float">
            <text:p>36.19329</text:p>
          </table:table-cell>
          <table:table-cell office:value-type="float" office:value="0.3121283" calcext:value-type="float">
            <text:p>0.3121283</text:p>
          </table:table-cell>
          <table:table-cell office:value-type="float" office:value="0.0496986" calcext:value-type="float">
            <text:p>0.0496986</text:p>
          </table:table-cell>
          <table:table-cell office:value-type="float" office:value="0.01555229" calcext:value-type="float">
            <text:p>0.01555229</text:p>
          </table:table-cell>
          <table:table-cell office:value-type="float" office:value="0.01125919" calcext:value-type="float">
            <text:p>0.01125919</text:p>
          </table:table-cell>
          <table:table-cell office:value-type="float" office:value="0.02718931" calcext:value-type="float">
            <text:p>0.02718931</text:p>
          </table:table-cell>
          <table:table-cell office:value-type="float" office:value="0.02245898" calcext:value-type="float">
            <text:p>0.02245898</text:p>
          </table:table-cell>
          <table:table-cell office:value-type="float" office:value="0.01995804" calcext:value-type="float">
            <text:p>0.01995804</text:p>
          </table:table-cell>
          <table:table-cell office:value-type="float" office:value="0.02258921" calcext:value-type="float">
            <text:p>0.02258921</text:p>
          </table:table-cell>
          <table:table-cell office:value-type="float" office:value="0.0283314" calcext:value-type="float">
            <text:p>0.0283314</text:p>
          </table:table-cell>
          <table:table-cell office:value-type="float" office:value="0.005877448" calcext:value-type="float">
            <text:p>0.005877448</text:p>
          </table:table-cell>
          <table:table-cell office:value-type="float" office:value="0.003672434" calcext:value-type="float">
            <text:p>0.003672434</text:p>
          </table:table-cell>
          <table:table-cell office:value-type="float" office:value="0" calcext:value-type="float">
            <text:p>0</text:p>
          </table:table-cell>
          <table:table-cell office:value-type="float" office:value="36.95202" calcext:value-type="float">
            <text:p>36.95202</text:p>
          </table:table-cell>
          <table:table-cell office:value-type="float" office:value="86.98055" calcext:value-type="float">
            <text:p>86.98055</text:p>
          </table:table-cell>
          <table:table-cell office:value-type="float" office:value="103.538" calcext:value-type="float">
            <text:p>103.538</text:p>
          </table:table-cell>
          <table:table-cell office:value-type="float" office:value="69.60116" calcext:value-type="float">
            <text:p>69.60116</text:p>
          </table:table-cell>
          <table:table-cell office:value-type="float" office:value="49.31262" calcext:value-type="float">
            <text:p>49.31262</text:p>
          </table:table-cell>
          <table:table-cell office:value-type="float" office:value="12.93496" calcext:value-type="float">
            <text:p>12.93496</text:p>
          </table:table-cell>
          <table:table-cell office:value-type="float" office:value="7.771624" calcext:value-type="float">
            <text:p>7.771624</text:p>
          </table:table-cell>
          <table:table-cell office:value-type="float" office:value="6.88842" calcext:value-type="float">
            <text:p>6.88842</text:p>
          </table:table-cell>
          <table:table-cell office:value-type="float" office:value="2.618109" calcext:value-type="float">
            <text:p>2.618109</text:p>
          </table:table-cell>
          <table:table-cell office:value-type="float" office:value="0.9582518" calcext:value-type="float">
            <text:p>0.9582518</text:p>
          </table:table-cell>
          <table:table-cell office:value-type="float" office:value="0.5074666" calcext:value-type="float">
            <text:p>0.5074666</text:p>
          </table:table-cell>
          <table:table-cell office:value-type="float" office:value="0.4595893" calcext:value-type="float">
            <text:p>0.4595893</text:p>
          </table:table-cell>
          <table:table-cell office:value-type="float" office:value="0.344974" calcext:value-type="float">
            <text:p>0.344974</text:p>
          </table:table-cell>
          <table:table-cell office:value-type="float" office:value="0.346274" calcext:value-type="float">
            <text:p>0.346274</text:p>
          </table:table-cell>
          <table:table-cell office:value-type="float" office:value="0" calcext:value-type="float">
            <text:p>0</text:p>
          </table:table-cell>
          <table:table-cell office:value-type="float" office:value="2023.719" calcext:value-type="float">
            <text:p>2023.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911" calcext:value-type="float">
            <text:p>12.2911</text:p>
          </table:table-cell>
          <table:table-cell office:value-type="float" office:value="0" calcext:value-type="float">
            <text:p>0</text:p>
          </table:table-cell>
          <table:table-cell office:value-type="float" office:value="-0.2285747" calcext:value-type="float">
            <text:p>-0.22857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7" calcext:value-type="float">
            <text:p>18062007</text:p>
          </table:table-cell>
          <table:table-cell office:value-type="float" office:value="21.02311" calcext:value-type="float">
            <text:p>21.02311</text:p>
          </table:table-cell>
          <table:table-cell office:value-type="float" office:value="1102.331" calcext:value-type="float">
            <text:p>1102.331</text:p>
          </table:table-cell>
          <table:table-cell office:value-type="float" office:value="12.84" calcext:value-type="float">
            <text:p>12.84</text:p>
          </table:table-cell>
          <table:table-cell office:value-type="float" office:value="-3.472864" calcext:value-type="float">
            <text:p>-3.472864</text:p>
          </table:table-cell>
          <table:table-cell office:value-type="float" office:value="2.004874" calcext:value-type="float">
            <text:p>2.004874</text:p>
          </table:table-cell>
          <table:table-cell office:value-type="float" office:value="21.94681" calcext:value-type="float">
            <text:p>21.94681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3915" calcext:value-type="float">
            <text:p>0.00343915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8593" calcext:value-type="float">
            <text:p>0.888593</text:p>
          </table:table-cell>
          <table:table-cell office:value-type="float" office:value="-0.1040607" calcext:value-type="float">
            <text:p>-0.1040607</text:p>
          </table:table-cell>
          <table:table-cell office:value-type="float" office:value="-0.01067694" calcext:value-type="float">
            <text:p>-0.01067694</text:p>
          </table:table-cell>
          <table:table-cell office:value-type="float" office:value="0.00004129735" calcext:value-type="float">
            <text:p>4.129735E-05</text:p>
          </table:table-cell>
          <table:table-cell office:value-type="float" office:value="18.44505" calcext:value-type="float">
            <text:p>18.44505</text:p>
          </table:table-cell>
          <table:table-cell office:value-type="float" office:value="2.182939" calcext:value-type="float">
            <text:p>2.182939</text:p>
          </table:table-cell>
          <table:table-cell office:value-type="float" office:value="0.3153229" calcext:value-type="float">
            <text:p>0.3153229</text:p>
          </table:table-cell>
          <table:table-cell office:value-type="float" office:value="36.67451" calcext:value-type="float">
            <text:p>36.67451</text:p>
          </table:table-cell>
          <table:table-cell office:value-type="float" office:value="0.2276466" calcext:value-type="float">
            <text:p>0.2276466</text:p>
          </table:table-cell>
          <table:table-cell office:value-type="float" office:value="0.0523439" calcext:value-type="float">
            <text:p>0.0523439</text:p>
          </table:table-cell>
          <table:table-cell office:value-type="float" office:value="0.01588138" calcext:value-type="float">
            <text:p>0.01588138</text:p>
          </table:table-cell>
          <table:table-cell office:value-type="float" office:value="0.01111245" calcext:value-type="float">
            <text:p>0.01111245</text:p>
          </table:table-cell>
          <table:table-cell office:value-type="float" office:value="0.02709483" calcext:value-type="float">
            <text:p>0.02709483</text:p>
          </table:table-cell>
          <table:table-cell office:value-type="float" office:value="0.02246567" calcext:value-type="float">
            <text:p>0.02246567</text:p>
          </table:table-cell>
          <table:table-cell office:value-type="float" office:value="0.01994972" calcext:value-type="float">
            <text:p>0.01994972</text:p>
          </table:table-cell>
          <table:table-cell office:value-type="float" office:value="0.02252552" calcext:value-type="float">
            <text:p>0.02252552</text:p>
          </table:table-cell>
          <table:table-cell office:value-type="float" office:value="0.02822918" calcext:value-type="float">
            <text:p>0.02822918</text:p>
          </table:table-cell>
          <table:table-cell office:value-type="float" office:value="0.005879347" calcext:value-type="float">
            <text:p>0.005879347</text:p>
          </table:table-cell>
          <table:table-cell office:value-type="float" office:value="0.003671422" calcext:value-type="float">
            <text:p>0.003671422</text:p>
          </table:table-cell>
          <table:table-cell office:value-type="float" office:value="0" calcext:value-type="float">
            <text:p>0</text:p>
          </table:table-cell>
          <table:table-cell office:value-type="float" office:value="35.3061" calcext:value-type="float">
            <text:p>35.3061</text:p>
          </table:table-cell>
          <table:table-cell office:value-type="float" office:value="92.01949" calcext:value-type="float">
            <text:p>92.01949</text:p>
          </table:table-cell>
          <table:table-cell office:value-type="float" office:value="106.3994" calcext:value-type="float">
            <text:p>106.3994</text:p>
          </table:table-cell>
          <table:table-cell office:value-type="float" office:value="67.80756" calcext:value-type="float">
            <text:p>67.80756</text:p>
          </table:table-cell>
          <table:table-cell office:value-type="float" office:value="47.81496" calcext:value-type="float">
            <text:p>47.81496</text:p>
          </table:table-cell>
          <table:table-cell office:value-type="float" office:value="12.33419" calcext:value-type="float">
            <text:p>12.33419</text:p>
          </table:table-cell>
          <table:table-cell office:value-type="float" office:value="7.194594" calcext:value-type="float">
            <text:p>7.194594</text:p>
          </table:table-cell>
          <table:table-cell office:value-type="float" office:value="6.875012" calcext:value-type="float">
            <text:p>6.875012</text:p>
          </table:table-cell>
          <table:table-cell office:value-type="float" office:value="2.640854" calcext:value-type="float">
            <text:p>2.640854</text:p>
          </table:table-cell>
          <table:table-cell office:value-type="float" office:value="0.9675317" calcext:value-type="float">
            <text:p>0.9675317</text:p>
          </table:table-cell>
          <table:table-cell office:value-type="float" office:value="0.5111929" calcext:value-type="float">
            <text:p>0.5111929</text:p>
          </table:table-cell>
          <table:table-cell office:value-type="float" office:value="0.4621227" calcext:value-type="float">
            <text:p>0.4621227</text:p>
          </table:table-cell>
          <table:table-cell office:value-type="float" office:value="0.3453402" calcext:value-type="float">
            <text:p>0.3453402</text:p>
          </table:table-cell>
          <table:table-cell office:value-type="float" office:value="0.3462797" calcext:value-type="float">
            <text:p>0.3462797</text:p>
          </table:table-cell>
          <table:table-cell office:value-type="float" office:value="0" calcext:value-type="float">
            <text:p>0</text:p>
          </table:table-cell>
          <table:table-cell office:value-type="float" office:value="2482.639" calcext:value-type="float">
            <text:p>2482.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0999" calcext:value-type="float">
            <text:p>12.50999</text:p>
          </table:table-cell>
          <table:table-cell office:value-type="float" office:value="0" calcext:value-type="float">
            <text:p>0</text:p>
          </table:table-cell>
          <table:table-cell office:value-type="float" office:value="-0.2304401" calcext:value-type="float">
            <text:p>-0.23044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7" calcext:value-type="float">
            <text:p>19062007</text:p>
          </table:table-cell>
          <table:table-cell office:value-type="float" office:value="20.91581" calcext:value-type="float">
            <text:p>20.91581</text:p>
          </table:table-cell>
          <table:table-cell office:value-type="float" office:value="1102.314" calcext:value-type="float">
            <text:p>1102.314</text:p>
          </table:table-cell>
          <table:table-cell office:value-type="float" office:value="12.84" calcext:value-type="float">
            <text:p>12.84</text:p>
          </table:table-cell>
          <table:table-cell office:value-type="float" office:value="-3.8504" calcext:value-type="float">
            <text:p>-3.8504</text:p>
          </table:table-cell>
          <table:table-cell office:value-type="float" office:value="1.898722" calcext:value-type="float">
            <text:p>1.898722</text:p>
          </table:table-cell>
          <table:table-cell office:value-type="float" office:value="21.9488" calcext:value-type="float">
            <text:p>21.9488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39469" calcext:value-type="float">
            <text:p>0.003439469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87017" calcext:value-type="float">
            <text:p>0.8887017</text:p>
          </table:table-cell>
          <table:table-cell office:value-type="float" office:value="-0.1057776" calcext:value-type="float">
            <text:p>-0.1057776</text:p>
          </table:table-cell>
          <table:table-cell office:value-type="float" office:value="-0.01116012" calcext:value-type="float">
            <text:p>-0.01116012</text:p>
          </table:table-cell>
          <table:table-cell office:value-type="float" office:value="0.00004130054" calcext:value-type="float">
            <text:p>4.130054E-05</text:p>
          </table:table-cell>
          <table:table-cell office:value-type="float" office:value="18.41463" calcext:value-type="float">
            <text:p>18.41463</text:p>
          </table:table-cell>
          <table:table-cell office:value-type="float" office:value="1.441367" calcext:value-type="float">
            <text:p>1.441367</text:p>
          </table:table-cell>
          <table:table-cell office:value-type="float" office:value="0.256472" calcext:value-type="float">
            <text:p>0.256472</text:p>
          </table:table-cell>
          <table:table-cell office:value-type="float" office:value="35.06911" calcext:value-type="float">
            <text:p>35.06911</text:p>
          </table:table-cell>
          <table:table-cell office:value-type="float" office:value="0.1579715" calcext:value-type="float">
            <text:p>0.1579715</text:p>
          </table:table-cell>
          <table:table-cell office:value-type="float" office:value="0.04222278" calcext:value-type="float">
            <text:p>0.04222278</text:p>
          </table:table-cell>
          <table:table-cell office:value-type="float" office:value="0.01535947" calcext:value-type="float">
            <text:p>0.01535947</text:p>
          </table:table-cell>
          <table:table-cell office:value-type="float" office:value="0.01091701" calcext:value-type="float">
            <text:p>0.01091701</text:p>
          </table:table-cell>
          <table:table-cell office:value-type="float" office:value="0.02700314" calcext:value-type="float">
            <text:p>0.02700314</text:p>
          </table:table-cell>
          <table:table-cell office:value-type="float" office:value="0.02246755" calcext:value-type="float">
            <text:p>0.02246755</text:p>
          </table:table-cell>
          <table:table-cell office:value-type="float" office:value="0.01994211" calcext:value-type="float">
            <text:p>0.01994211</text:p>
          </table:table-cell>
          <table:table-cell office:value-type="float" office:value="0.02246315" calcext:value-type="float">
            <text:p>0.02246315</text:p>
          </table:table-cell>
          <table:table-cell office:value-type="float" office:value="0.02812716" calcext:value-type="float">
            <text:p>0.02812716</text:p>
          </table:table-cell>
          <table:table-cell office:value-type="float" office:value="0.005881185" calcext:value-type="float">
            <text:p>0.005881185</text:p>
          </table:table-cell>
          <table:table-cell office:value-type="float" office:value="0.00367039" calcext:value-type="float">
            <text:p>0.00367039</text:p>
          </table:table-cell>
          <table:table-cell office:value-type="float" office:value="0" calcext:value-type="float">
            <text:p>0</text:p>
          </table:table-cell>
          <table:table-cell office:value-type="float" office:value="58.69016" calcext:value-type="float">
            <text:p>58.69016</text:p>
          </table:table-cell>
          <table:table-cell office:value-type="float" office:value="84.86542" calcext:value-type="float">
            <text:p>84.86542</text:p>
          </table:table-cell>
          <table:table-cell office:value-type="float" office:value="109.6161" calcext:value-type="float">
            <text:p>109.6161</text:p>
          </table:table-cell>
          <table:table-cell office:value-type="float" office:value="68.34936" calcext:value-type="float">
            <text:p>68.34936</text:p>
          </table:table-cell>
          <table:table-cell office:value-type="float" office:value="46.90049" calcext:value-type="float">
            <text:p>46.90049</text:p>
          </table:table-cell>
          <table:table-cell office:value-type="float" office:value="11.87693" calcext:value-type="float">
            <text:p>11.87693</text:p>
          </table:table-cell>
          <table:table-cell office:value-type="float" office:value="6.631336" calcext:value-type="float">
            <text:p>6.631336</text:p>
          </table:table-cell>
          <table:table-cell office:value-type="float" office:value="6.855199" calcext:value-type="float">
            <text:p>6.855199</text:p>
          </table:table-cell>
          <table:table-cell office:value-type="float" office:value="2.658903" calcext:value-type="float">
            <text:p>2.658903</text:p>
          </table:table-cell>
          <table:table-cell office:value-type="float" office:value="0.9766639" calcext:value-type="float">
            <text:p>0.9766639</text:p>
          </table:table-cell>
          <table:table-cell office:value-type="float" office:value="0.5149831" calcext:value-type="float">
            <text:p>0.5149831</text:p>
          </table:table-cell>
          <table:table-cell office:value-type="float" office:value="0.4646861" calcext:value-type="float">
            <text:p>0.4646861</text:p>
          </table:table-cell>
          <table:table-cell office:value-type="float" office:value="0.3456965" calcext:value-type="float">
            <text:p>0.3456965</text:p>
          </table:table-cell>
          <table:table-cell office:value-type="float" office:value="0.3462854" calcext:value-type="float">
            <text:p>0.3462854</text:p>
          </table:table-cell>
          <table:table-cell office:value-type="float" office:value="0" calcext:value-type="float">
            <text:p>0</text:p>
          </table:table-cell>
          <table:table-cell office:value-type="float" office:value="2429.821" calcext:value-type="float">
            <text:p>2429.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2862" calcext:value-type="float">
            <text:p>12.62862</text:p>
          </table:table-cell>
          <table:table-cell office:value-type="float" office:value="0" calcext:value-type="float">
            <text:p>0</text:p>
          </table:table-cell>
          <table:table-cell office:value-type="float" office:value="-0.2306581" calcext:value-type="float">
            <text:p>-0.23065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7" calcext:value-type="float">
            <text:p>20062007</text:p>
          </table:table-cell>
          <table:table-cell office:value-type="float" office:value="20.81543" calcext:value-type="float">
            <text:p>20.81543</text:p>
          </table:table-cell>
          <table:table-cell office:value-type="float" office:value="1102.314" calcext:value-type="float">
            <text:p>1102.314</text:p>
          </table:table-cell>
          <table:table-cell office:value-type="float" office:value="12.84" calcext:value-type="float">
            <text:p>12.84</text:p>
          </table:table-cell>
          <table:table-cell office:value-type="float" office:value="-4.236874" calcext:value-type="float">
            <text:p>-4.236874</text:p>
          </table:table-cell>
          <table:table-cell office:value-type="float" office:value="3.593304" calcext:value-type="float">
            <text:p>3.593304</text:p>
          </table:table-cell>
          <table:table-cell office:value-type="float" office:value="23.44214" calcext:value-type="float">
            <text:p>23.44214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39822" calcext:value-type="float">
            <text:p>0.003439822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88208" calcext:value-type="float">
            <text:p>0.8888208</text:p>
          </table:table-cell>
          <table:table-cell office:value-type="float" office:value="-0.113929" calcext:value-type="float">
            <text:p>-0.113929</text:p>
          </table:table-cell>
          <table:table-cell office:value-type="float" office:value="-0.01255725" calcext:value-type="float">
            <text:p>-0.01255725</text:p>
          </table:table-cell>
          <table:table-cell office:value-type="float" office:value="0.00004130171" calcext:value-type="float">
            <text:p>4.130171E-05</text:p>
          </table:table-cell>
          <table:table-cell office:value-type="float" office:value="18.39722" calcext:value-type="float">
            <text:p>18.39722</text:p>
          </table:table-cell>
          <table:table-cell office:value-type="float" office:value="135.9303" calcext:value-type="float">
            <text:p>135.9303</text:p>
          </table:table-cell>
          <table:table-cell office:value-type="float" office:value="11.39617" calcext:value-type="float">
            <text:p>11.39617</text:p>
          </table:table-cell>
          <table:table-cell office:value-type="float" office:value="32.86592" calcext:value-type="float">
            <text:p>32.86592</text:p>
          </table:table-cell>
          <table:table-cell office:value-type="float" office:value="0.1531395" calcext:value-type="float">
            <text:p>0.1531395</text:p>
          </table:table-cell>
          <table:table-cell office:value-type="float" office:value="0.03759868" calcext:value-type="float">
            <text:p>0.03759868</text:p>
          </table:table-cell>
          <table:table-cell office:value-type="float" office:value="0.01492591" calcext:value-type="float">
            <text:p>0.01492591</text:p>
          </table:table-cell>
          <table:table-cell office:value-type="float" office:value="0.01076492" calcext:value-type="float">
            <text:p>0.01076492</text:p>
          </table:table-cell>
          <table:table-cell office:value-type="float" office:value="0.02692254" calcext:value-type="float">
            <text:p>0.02692254</text:p>
          </table:table-cell>
          <table:table-cell office:value-type="float" office:value="0.02247616" calcext:value-type="float">
            <text:p>0.02247616</text:p>
          </table:table-cell>
          <table:table-cell office:value-type="float" office:value="0.01993453" calcext:value-type="float">
            <text:p>0.01993453</text:p>
          </table:table-cell>
          <table:table-cell office:value-type="float" office:value="0.022402" calcext:value-type="float">
            <text:p>0.022402</text:p>
          </table:table-cell>
          <table:table-cell office:value-type="float" office:value="0.02802562" calcext:value-type="float">
            <text:p>0.02802562</text:p>
          </table:table-cell>
          <table:table-cell office:value-type="float" office:value="0.005883" calcext:value-type="float">
            <text:p>0.005883</text:p>
          </table:table-cell>
          <table:table-cell office:value-type="float" office:value="0.003669334" calcext:value-type="float">
            <text:p>0.003669334</text:p>
          </table:table-cell>
          <table:table-cell office:value-type="float" office:value="0" calcext:value-type="float">
            <text:p>0</text:p>
          </table:table-cell>
          <table:table-cell office:value-type="float" office:value="110.6124" calcext:value-type="float">
            <text:p>110.6124</text:p>
          </table:table-cell>
          <table:table-cell office:value-type="float" office:value="104.6599" calcext:value-type="float">
            <text:p>104.6599</text:p>
          </table:table-cell>
          <table:table-cell office:value-type="float" office:value="114.7414" calcext:value-type="float">
            <text:p>114.7414</text:p>
          </table:table-cell>
          <table:table-cell office:value-type="float" office:value="68.98492" calcext:value-type="float">
            <text:p>68.98492</text:p>
          </table:table-cell>
          <table:table-cell office:value-type="float" office:value="46.17364" calcext:value-type="float">
            <text:p>46.17364</text:p>
          </table:table-cell>
          <table:table-cell office:value-type="float" office:value="11.44084" calcext:value-type="float">
            <text:p>11.44084</text:p>
          </table:table-cell>
          <table:table-cell office:value-type="float" office:value="6.144564" calcext:value-type="float">
            <text:p>6.144564</text:p>
          </table:table-cell>
          <table:table-cell office:value-type="float" office:value="6.833447" calcext:value-type="float">
            <text:p>6.833447</text:p>
          </table:table-cell>
          <table:table-cell office:value-type="float" office:value="2.672986" calcext:value-type="float">
            <text:p>2.672986</text:p>
          </table:table-cell>
          <table:table-cell office:value-type="float" office:value="0.9849575" calcext:value-type="float">
            <text:p>0.9849575</text:p>
          </table:table-cell>
          <table:table-cell office:value-type="float" office:value="0.5188104" calcext:value-type="float">
            <text:p>0.5188104</text:p>
          </table:table-cell>
          <table:table-cell office:value-type="float" office:value="0.4672775" calcext:value-type="float">
            <text:p>0.4672775</text:p>
          </table:table-cell>
          <table:table-cell office:value-type="float" office:value="0.3460481" calcext:value-type="float">
            <text:p>0.3460481</text:p>
          </table:table-cell>
          <table:table-cell office:value-type="float" office:value="0.3462921" calcext:value-type="float">
            <text:p>0.3462921</text:p>
          </table:table-cell>
          <table:table-cell office:value-type="float" office:value="0" calcext:value-type="float">
            <text:p>0</text:p>
          </table:table-cell>
          <table:table-cell office:value-type="float" office:value="2359.291" calcext:value-type="float">
            <text:p>2359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234" calcext:value-type="float">
            <text:p>12.7234</text:p>
          </table:table-cell>
          <table:table-cell office:value-type="float" office:value="0" calcext:value-type="float">
            <text:p>0</text:p>
          </table:table-cell>
          <table:table-cell office:value-type="float" office:value="-0.2316817" calcext:value-type="float">
            <text:p>-0.231681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7" calcext:value-type="float">
            <text:p>21062007</text:p>
          </table:table-cell>
          <table:table-cell office:value-type="float" office:value="20.70953" calcext:value-type="float">
            <text:p>20.70953</text:p>
          </table:table-cell>
          <table:table-cell office:value-type="float" office:value="1102.315" calcext:value-type="float">
            <text:p>1102.315</text:p>
          </table:table-cell>
          <table:table-cell office:value-type="float" office:value="12.84" calcext:value-type="float">
            <text:p>12.84</text:p>
          </table:table-cell>
          <table:table-cell office:value-type="float" office:value="-4.69767" calcext:value-type="float">
            <text:p>-4.69767</text:p>
          </table:table-cell>
          <table:table-cell office:value-type="float" office:value="3.02559" calcext:value-type="float">
            <text:p>3.02559</text:p>
          </table:table-cell>
          <table:table-cell office:value-type="float" office:value="23.75986" calcext:value-type="float">
            <text:p>23.75986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40202" calcext:value-type="float">
            <text:p>0.003440202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89479" calcext:value-type="float">
            <text:p>0.8889479</text:p>
          </table:table-cell>
          <table:table-cell office:value-type="float" office:value="-0.1188159" calcext:value-type="float">
            <text:p>-0.1188159</text:p>
          </table:table-cell>
          <table:table-cell office:value-type="float" office:value="-0.01317527" calcext:value-type="float">
            <text:p>-0.01317527</text:p>
          </table:table-cell>
          <table:table-cell office:value-type="float" office:value="0.00004130292" calcext:value-type="float">
            <text:p>4.130292E-05</text:p>
          </table:table-cell>
          <table:table-cell office:value-type="float" office:value="18.37299" calcext:value-type="float">
            <text:p>18.37299</text:p>
          </table:table-cell>
          <table:table-cell office:value-type="float" office:value="121.8168" calcext:value-type="float">
            <text:p>121.8168</text:p>
          </table:table-cell>
          <table:table-cell office:value-type="float" office:value="4.180483" calcext:value-type="float">
            <text:p>4.180483</text:p>
          </table:table-cell>
          <table:table-cell office:value-type="float" office:value="30.29094" calcext:value-type="float">
            <text:p>30.29094</text:p>
          </table:table-cell>
          <table:table-cell office:value-type="float" office:value="0.0950505" calcext:value-type="float">
            <text:p>0.0950505</text:p>
          </table:table-cell>
          <table:table-cell office:value-type="float" office:value="0.03611951" calcext:value-type="float">
            <text:p>0.03611951</text:p>
          </table:table-cell>
          <table:table-cell office:value-type="float" office:value="0.01468735" calcext:value-type="float">
            <text:p>0.01468735</text:p>
          </table:table-cell>
          <table:table-cell office:value-type="float" office:value="0.01059842" calcext:value-type="float">
            <text:p>0.01059842</text:p>
          </table:table-cell>
          <table:table-cell office:value-type="float" office:value="0.02680521" calcext:value-type="float">
            <text:p>0.02680521</text:p>
          </table:table-cell>
          <table:table-cell office:value-type="float" office:value="0.02249632" calcext:value-type="float">
            <text:p>0.02249632</text:p>
          </table:table-cell>
          <table:table-cell office:value-type="float" office:value="0.01992923" calcext:value-type="float">
            <text:p>0.01992923</text:p>
          </table:table-cell>
          <table:table-cell office:value-type="float" office:value="0.0223423" calcext:value-type="float">
            <text:p>0.0223423</text:p>
          </table:table-cell>
          <table:table-cell office:value-type="float" office:value="0.0279245" calcext:value-type="float">
            <text:p>0.0279245</text:p>
          </table:table-cell>
          <table:table-cell office:value-type="float" office:value="0.005884937" calcext:value-type="float">
            <text:p>0.005884937</text:p>
          </table:table-cell>
          <table:table-cell office:value-type="float" office:value="0.003668276" calcext:value-type="float">
            <text:p>0.003668276</text:p>
          </table:table-cell>
          <table:table-cell office:value-type="float" office:value="0" calcext:value-type="float">
            <text:p>0</text:p>
          </table:table-cell>
          <table:table-cell office:value-type="float" office:value="111.3699" calcext:value-type="float">
            <text:p>111.3699</text:p>
          </table:table-cell>
          <table:table-cell office:value-type="float" office:value="115.7972" calcext:value-type="float">
            <text:p>115.7972</text:p>
          </table:table-cell>
          <table:table-cell office:value-type="float" office:value="114.1715" calcext:value-type="float">
            <text:p>114.1715</text:p>
          </table:table-cell>
          <table:table-cell office:value-type="float" office:value="68.6756" calcext:value-type="float">
            <text:p>68.6756</text:p>
          </table:table-cell>
          <table:table-cell office:value-type="float" office:value="46.31573" calcext:value-type="float">
            <text:p>46.31573</text:p>
          </table:table-cell>
          <table:table-cell office:value-type="float" office:value="11.03353" calcext:value-type="float">
            <text:p>11.03353</text:p>
          </table:table-cell>
          <table:table-cell office:value-type="float" office:value="5.662544" calcext:value-type="float">
            <text:p>5.662544</text:p>
          </table:table-cell>
          <table:table-cell office:value-type="float" office:value="6.800591" calcext:value-type="float">
            <text:p>6.800591</text:p>
          </table:table-cell>
          <table:table-cell office:value-type="float" office:value="2.685472" calcext:value-type="float">
            <text:p>2.685472</text:p>
          </table:table-cell>
          <table:table-cell office:value-type="float" office:value="0.9927764" calcext:value-type="float">
            <text:p>0.9927764</text:p>
          </table:table-cell>
          <table:table-cell office:value-type="float" office:value="0.522629" calcext:value-type="float">
            <text:p>0.522629</text:p>
          </table:table-cell>
          <table:table-cell office:value-type="float" office:value="0.4698815" calcext:value-type="float">
            <text:p>0.4698815</text:p>
          </table:table-cell>
          <table:table-cell office:value-type="float" office:value="0.346409" calcext:value-type="float">
            <text:p>0.346409</text:p>
          </table:table-cell>
          <table:table-cell office:value-type="float" office:value="0.3462999" calcext:value-type="float">
            <text:p>0.3462999</text:p>
          </table:table-cell>
          <table:table-cell office:value-type="float" office:value="0" calcext:value-type="float">
            <text:p>0</text:p>
          </table:table-cell>
          <table:table-cell office:value-type="float" office:value="2321.708" calcext:value-type="float">
            <text:p>2321.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2266" calcext:value-type="float">
            <text:p>12.82266</text:p>
          </table:table-cell>
          <table:table-cell office:value-type="float" office:value="0" calcext:value-type="float">
            <text:p>0</text:p>
          </table:table-cell>
          <table:table-cell office:value-type="float" office:value="-0.2319566" calcext:value-type="float">
            <text:p>-0.231956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7" calcext:value-type="float">
            <text:p>22062007</text:p>
          </table:table-cell>
          <table:table-cell office:value-type="float" office:value="20.58996" calcext:value-type="float">
            <text:p>20.58996</text:p>
          </table:table-cell>
          <table:table-cell office:value-type="float" office:value="1102.298" calcext:value-type="float">
            <text:p>1102.298</text:p>
          </table:table-cell>
          <table:table-cell office:value-type="float" office:value="12.84" calcext:value-type="float">
            <text:p>12.84</text:p>
          </table:table-cell>
          <table:table-cell office:value-type="float" office:value="-5.219963" calcext:value-type="float">
            <text:p>-5.219963</text:p>
          </table:table-cell>
          <table:table-cell office:value-type="float" office:value="2.75183" calcext:value-type="float">
            <text:p>2.75183</text:p>
          </table:table-cell>
          <table:table-cell office:value-type="float" office:value="23.74846" calcext:value-type="float">
            <text:p>23.74846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40606" calcext:value-type="float">
            <text:p>0.003440606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90839" calcext:value-type="float">
            <text:p>0.8890839</text:p>
          </table:table-cell>
          <table:table-cell office:value-type="float" office:value="-0.1212542" calcext:value-type="float">
            <text:p>-0.1212542</text:p>
          </table:table-cell>
          <table:table-cell office:value-type="float" office:value="-0.01391537" calcext:value-type="float">
            <text:p>-0.01391537</text:p>
          </table:table-cell>
          <table:table-cell office:value-type="float" office:value="0.00004130382" calcext:value-type="float">
            <text:p>4.130382E-05</text:p>
          </table:table-cell>
          <table:table-cell office:value-type="float" office:value="18.32043" calcext:value-type="float">
            <text:p>18.32043</text:p>
          </table:table-cell>
          <table:table-cell office:value-type="float" office:value="115.0997" calcext:value-type="float">
            <text:p>115.0997</text:p>
          </table:table-cell>
          <table:table-cell office:value-type="float" office:value="2.857778" calcext:value-type="float">
            <text:p>2.857778</text:p>
          </table:table-cell>
          <table:table-cell office:value-type="float" office:value="27.32224" calcext:value-type="float">
            <text:p>27.32224</text:p>
          </table:table-cell>
          <table:table-cell office:value-type="float" office:value="0.07606287" calcext:value-type="float">
            <text:p>0.07606287</text:p>
          </table:table-cell>
          <table:table-cell office:value-type="float" office:value="0.03669523" calcext:value-type="float">
            <text:p>0.03669523</text:p>
          </table:table-cell>
          <table:table-cell office:value-type="float" office:value="0.01453125" calcext:value-type="float">
            <text:p>0.01453125</text:p>
          </table:table-cell>
          <table:table-cell office:value-type="float" office:value="0.01043524" calcext:value-type="float">
            <text:p>0.01043524</text:p>
          </table:table-cell>
          <table:table-cell office:value-type="float" office:value="0.0265888" calcext:value-type="float">
            <text:p>0.0265888</text:p>
          </table:table-cell>
          <table:table-cell office:value-type="float" office:value="0.02252297" calcext:value-type="float">
            <text:p>0.02252297</text:p>
          </table:table-cell>
          <table:table-cell office:value-type="float" office:value="0.01992762" calcext:value-type="float">
            <text:p>0.01992762</text:p>
          </table:table-cell>
          <table:table-cell office:value-type="float" office:value="0.02228472" calcext:value-type="float">
            <text:p>0.02228472</text:p>
          </table:table-cell>
          <table:table-cell office:value-type="float" office:value="0.02782433" calcext:value-type="float">
            <text:p>0.02782433</text:p>
          </table:table-cell>
          <table:table-cell office:value-type="float" office:value="0.005886802" calcext:value-type="float">
            <text:p>0.005886802</text:p>
          </table:table-cell>
          <table:table-cell office:value-type="float" office:value="0.003667205" calcext:value-type="float">
            <text:p>0.003667205</text:p>
          </table:table-cell>
          <table:table-cell office:value-type="float" office:value="0" calcext:value-type="float">
            <text:p>0</text:p>
          </table:table-cell>
          <table:table-cell office:value-type="float" office:value="89.34621" calcext:value-type="float">
            <text:p>89.34621</text:p>
          </table:table-cell>
          <table:table-cell office:value-type="float" office:value="125.8421" calcext:value-type="float">
            <text:p>125.8421</text:p>
          </table:table-cell>
          <table:table-cell office:value-type="float" office:value="115.4794" calcext:value-type="float">
            <text:p>115.4794</text:p>
          </table:table-cell>
          <table:table-cell office:value-type="float" office:value="66.98816" calcext:value-type="float">
            <text:p>66.98816</text:p>
          </table:table-cell>
          <table:table-cell office:value-type="float" office:value="44.84026" calcext:value-type="float">
            <text:p>44.84026</text:p>
          </table:table-cell>
          <table:table-cell office:value-type="float" office:value="10.49754" calcext:value-type="float">
            <text:p>10.49754</text:p>
          </table:table-cell>
          <table:table-cell office:value-type="float" office:value="5.135981" calcext:value-type="float">
            <text:p>5.135981</text:p>
          </table:table-cell>
          <table:table-cell office:value-type="float" office:value="6.744348" calcext:value-type="float">
            <text:p>6.744348</text:p>
          </table:table-cell>
          <table:table-cell office:value-type="float" office:value="2.696736" calcext:value-type="float">
            <text:p>2.696736</text:p>
          </table:table-cell>
          <table:table-cell office:value-type="float" office:value="1.000401" calcext:value-type="float">
            <text:p>1.000401</text:p>
          </table:table-cell>
          <table:table-cell office:value-type="float" office:value="0.5264308" calcext:value-type="float">
            <text:p>0.5264308</text:p>
          </table:table-cell>
          <table:table-cell office:value-type="float" office:value="0.4725092" calcext:value-type="float">
            <text:p>0.4725092</text:p>
          </table:table-cell>
          <table:table-cell office:value-type="float" office:value="0.3467671" calcext:value-type="float">
            <text:p>0.3467671</text:p>
          </table:table-cell>
          <table:table-cell office:value-type="float" office:value="0.3463077" calcext:value-type="float">
            <text:p>0.3463077</text:p>
          </table:table-cell>
          <table:table-cell office:value-type="float" office:value="0" calcext:value-type="float">
            <text:p>0</text:p>
          </table:table-cell>
          <table:table-cell office:value-type="float" office:value="2320.945" calcext:value-type="float">
            <text:p>2320.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5299" calcext:value-type="float">
            <text:p>12.95299</text:p>
          </table:table-cell>
          <table:table-cell office:value-type="float" office:value="0" calcext:value-type="float">
            <text:p>0</text:p>
          </table:table-cell>
          <table:table-cell office:value-type="float" office:value="-0.2322654" calcext:value-type="float">
            <text:p>-0.23226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7" calcext:value-type="float">
            <text:p>23062007</text:p>
          </table:table-cell>
          <table:table-cell office:value-type="float" office:value="20.45314" calcext:value-type="float">
            <text:p>20.45314</text:p>
          </table:table-cell>
          <table:table-cell office:value-type="float" office:value="1102.276" calcext:value-type="float">
            <text:p>1102.276</text:p>
          </table:table-cell>
          <table:table-cell office:value-type="float" office:value="12.84" calcext:value-type="float">
            <text:p>12.84</text:p>
          </table:table-cell>
          <table:table-cell office:value-type="float" office:value="-5.846365" calcext:value-type="float">
            <text:p>-5.846365</text:p>
          </table:table-cell>
          <table:table-cell office:value-type="float" office:value="2.471067" calcext:value-type="float">
            <text:p>2.471067</text:p>
          </table:table-cell>
          <table:table-cell office:value-type="float" office:value="23.64885" calcext:value-type="float">
            <text:p>23.64885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41042" calcext:value-type="float">
            <text:p>0.003441042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92293" calcext:value-type="float">
            <text:p>0.8892293</text:p>
          </table:table-cell>
          <table:table-cell office:value-type="float" office:value="-0.1239254" calcext:value-type="float">
            <text:p>-0.1239254</text:p>
          </table:table-cell>
          <table:table-cell office:value-type="float" office:value="-0.01463952" calcext:value-type="float">
            <text:p>-0.01463952</text:p>
          </table:table-cell>
          <table:table-cell office:value-type="float" office:value="0.00004130664" calcext:value-type="float">
            <text:p>4.130664E-05</text:p>
          </table:table-cell>
          <table:table-cell office:value-type="float" office:value="18.25496" calcext:value-type="float">
            <text:p>18.25496</text:p>
          </table:table-cell>
          <table:table-cell office:value-type="float" office:value="109.466" calcext:value-type="float">
            <text:p>109.466</text:p>
          </table:table-cell>
          <table:table-cell office:value-type="float" office:value="2.014073" calcext:value-type="float">
            <text:p>2.014073</text:p>
          </table:table-cell>
          <table:table-cell office:value-type="float" office:value="23.59017" calcext:value-type="float">
            <text:p>23.59017</text:p>
          </table:table-cell>
          <table:table-cell office:value-type="float" office:value="0.06652296" calcext:value-type="float">
            <text:p>0.06652296</text:p>
          </table:table-cell>
          <table:table-cell office:value-type="float" office:value="0.03960621" calcext:value-type="float">
            <text:p>0.03960621</text:p>
          </table:table-cell>
          <table:table-cell office:value-type="float" office:value="0.01447631" calcext:value-type="float">
            <text:p>0.01447631</text:p>
          </table:table-cell>
          <table:table-cell office:value-type="float" office:value="0.01033024" calcext:value-type="float">
            <text:p>0.01033024</text:p>
          </table:table-cell>
          <table:table-cell office:value-type="float" office:value="0.02623496" calcext:value-type="float">
            <text:p>0.02623496</text:p>
          </table:table-cell>
          <table:table-cell office:value-type="float" office:value="0.02254904" calcext:value-type="float">
            <text:p>0.02254904</text:p>
          </table:table-cell>
          <table:table-cell office:value-type="float" office:value="0.01992936" calcext:value-type="float">
            <text:p>0.01992936</text:p>
          </table:table-cell>
          <table:table-cell office:value-type="float" office:value="0.02222977" calcext:value-type="float">
            <text:p>0.02222977</text:p>
          </table:table-cell>
          <table:table-cell office:value-type="float" office:value="0.02772552" calcext:value-type="float">
            <text:p>0.02772552</text:p>
          </table:table-cell>
          <table:table-cell office:value-type="float" office:value="0.005888639" calcext:value-type="float">
            <text:p>0.005888639</text:p>
          </table:table-cell>
          <table:table-cell office:value-type="float" office:value="0.003666124" calcext:value-type="float">
            <text:p>0.003666124</text:p>
          </table:table-cell>
          <table:table-cell office:value-type="float" office:value="0" calcext:value-type="float">
            <text:p>0</text:p>
          </table:table-cell>
          <table:table-cell office:value-type="float" office:value="74.31205" calcext:value-type="float">
            <text:p>74.31205</text:p>
          </table:table-cell>
          <table:table-cell office:value-type="float" office:value="133.4983" calcext:value-type="float">
            <text:p>133.4983</text:p>
          </table:table-cell>
          <table:table-cell office:value-type="float" office:value="116.6646" calcext:value-type="float">
            <text:p>116.6646</text:p>
          </table:table-cell>
          <table:table-cell office:value-type="float" office:value="65.04124" calcext:value-type="float">
            <text:p>65.04124</text:p>
          </table:table-cell>
          <table:table-cell office:value-type="float" office:value="42.93964" calcext:value-type="float">
            <text:p>42.93964</text:p>
          </table:table-cell>
          <table:table-cell office:value-type="float" office:value="9.886104" calcext:value-type="float">
            <text:p>9.886104</text:p>
          </table:table-cell>
          <table:table-cell office:value-type="float" office:value="4.576952" calcext:value-type="float">
            <text:p>4.576952</text:p>
          </table:table-cell>
          <table:table-cell office:value-type="float" office:value="6.644454" calcext:value-type="float">
            <text:p>6.644454</text:p>
          </table:table-cell>
          <table:table-cell office:value-type="float" office:value="2.706454" calcext:value-type="float">
            <text:p>2.706454</text:p>
          </table:table-cell>
          <table:table-cell office:value-type="float" office:value="1.007805" calcext:value-type="float">
            <text:p>1.007805</text:p>
          </table:table-cell>
          <table:table-cell office:value-type="float" office:value="0.5302097" calcext:value-type="float">
            <text:p>0.5302097</text:p>
          </table:table-cell>
          <table:table-cell office:value-type="float" office:value="0.4751513" calcext:value-type="float">
            <text:p>0.4751513</text:p>
          </table:table-cell>
          <table:table-cell office:value-type="float" office:value="0.3471224" calcext:value-type="float">
            <text:p>0.3471224</text:p>
          </table:table-cell>
          <table:table-cell office:value-type="float" office:value="0.3463154" calcext:value-type="float">
            <text:p>0.3463154</text:p>
          </table:table-cell>
          <table:table-cell office:value-type="float" office:value="0" calcext:value-type="float">
            <text:p>0</text:p>
          </table:table-cell>
          <table:table-cell office:value-type="float" office:value="2371.471" calcext:value-type="float">
            <text:p>2371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0665" calcext:value-type="float">
            <text:p>13.10665</text:p>
          </table:table-cell>
          <table:table-cell office:value-type="float" office:value="0" calcext:value-type="float">
            <text:p>0</text:p>
          </table:table-cell>
          <table:table-cell office:value-type="float" office:value="-0.2326761" calcext:value-type="float">
            <text:p>-0.23267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7" calcext:value-type="float">
            <text:p>24062007</text:p>
          </table:table-cell>
          <table:table-cell office:value-type="float" office:value="20.29125" calcext:value-type="float">
            <text:p>20.29125</text:p>
          </table:table-cell>
          <table:table-cell office:value-type="float" office:value="1102.242" calcext:value-type="float">
            <text:p>1102.242</text:p>
          </table:table-cell>
          <table:table-cell office:value-type="float" office:value="12.84" calcext:value-type="float">
            <text:p>12.84</text:p>
          </table:table-cell>
          <table:table-cell office:value-type="float" office:value="-6.59279" calcext:value-type="float">
            <text:p>-6.59279</text:p>
          </table:table-cell>
          <table:table-cell office:value-type="float" office:value="2.160319" calcext:value-type="float">
            <text:p>2.160319</text:p>
          </table:table-cell>
          <table:table-cell office:value-type="float" office:value="23.47255" calcext:value-type="float">
            <text:p>23.47255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41494" calcext:value-type="float">
            <text:p>0.003441494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8893811" calcext:value-type="float">
            <text:p>0.8893811</text:p>
          </table:table-cell>
          <table:table-cell office:value-type="float" office:value="-0.1269775" calcext:value-type="float">
            <text:p>-0.1269775</text:p>
          </table:table-cell>
          <table:table-cell office:value-type="float" office:value="-0.01534878" calcext:value-type="float">
            <text:p>-0.01534878</text:p>
          </table:table-cell>
          <table:table-cell office:value-type="float" office:value="0.00004131488" calcext:value-type="float">
            <text:p>4.131488E-05</text:p>
          </table:table-cell>
          <table:table-cell office:value-type="float" office:value="18.16088" calcext:value-type="float">
            <text:p>18.16088</text:p>
          </table:table-cell>
          <table:table-cell office:value-type="float" office:value="104.3732" calcext:value-type="float">
            <text:p>104.3732</text:p>
          </table:table-cell>
          <table:table-cell office:value-type="float" office:value="1.461052" calcext:value-type="float">
            <text:p>1.461052</text:p>
          </table:table-cell>
          <table:table-cell office:value-type="float" office:value="18.93089" calcext:value-type="float">
            <text:p>18.93089</text:p>
          </table:table-cell>
          <table:table-cell office:value-type="float" office:value="0.06340701" calcext:value-type="float">
            <text:p>0.06340701</text:p>
          </table:table-cell>
          <table:table-cell office:value-type="float" office:value="0.04460374" calcext:value-type="float">
            <text:p>0.04460374</text:p>
          </table:table-cell>
          <table:table-cell office:value-type="float" office:value="0.01458291" calcext:value-type="float">
            <text:p>0.01458291</text:p>
          </table:table-cell>
          <table:table-cell office:value-type="float" office:value="0.01042643" calcext:value-type="float">
            <text:p>0.01042643</text:p>
          </table:table-cell>
          <table:table-cell office:value-type="float" office:value="0.02579616" calcext:value-type="float">
            <text:p>0.02579616</text:p>
          </table:table-cell>
          <table:table-cell office:value-type="float" office:value="0.02256822" calcext:value-type="float">
            <text:p>0.02256822</text:p>
          </table:table-cell>
          <table:table-cell office:value-type="float" office:value="0.01993321" calcext:value-type="float">
            <text:p>0.01993321</text:p>
          </table:table-cell>
          <table:table-cell office:value-type="float" office:value="0.02217762" calcext:value-type="float">
            <text:p>0.02217762</text:p>
          </table:table-cell>
          <table:table-cell office:value-type="float" office:value="0.02762844" calcext:value-type="float">
            <text:p>0.02762844</text:p>
          </table:table-cell>
          <table:table-cell office:value-type="float" office:value="0.005890425" calcext:value-type="float">
            <text:p>0.005890425</text:p>
          </table:table-cell>
          <table:table-cell office:value-type="float" office:value="0.003665041" calcext:value-type="float">
            <text:p>0.003665041</text:p>
          </table:table-cell>
          <table:table-cell office:value-type="float" office:value="0" calcext:value-type="float">
            <text:p>0</text:p>
          </table:table-cell>
          <table:table-cell office:value-type="float" office:value="64.32791" calcext:value-type="float">
            <text:p>64.32791</text:p>
          </table:table-cell>
          <table:table-cell office:value-type="float" office:value="139.7722" calcext:value-type="float">
            <text:p>139.7722</text:p>
          </table:table-cell>
          <table:table-cell office:value-type="float" office:value="117.7713" calcext:value-type="float">
            <text:p>117.7713</text:p>
          </table:table-cell>
          <table:table-cell office:value-type="float" office:value="62.71154" calcext:value-type="float">
            <text:p>62.71154</text:p>
          </table:table-cell>
          <table:table-cell office:value-type="float" office:value="40.55959" calcext:value-type="float">
            <text:p>40.55959</text:p>
          </table:table-cell>
          <table:table-cell office:value-type="float" office:value="9.179597" calcext:value-type="float">
            <text:p>9.179597</text:p>
          </table:table-cell>
          <table:table-cell office:value-type="float" office:value="4.018636" calcext:value-type="float">
            <text:p>4.018636</text:p>
          </table:table-cell>
          <table:table-cell office:value-type="float" office:value="6.489131" calcext:value-type="float">
            <text:p>6.489131</text:p>
          </table:table-cell>
          <table:table-cell office:value-type="float" office:value="2.714064" calcext:value-type="float">
            <text:p>2.714064</text:p>
          </table:table-cell>
          <table:table-cell office:value-type="float" office:value="1.014957" calcext:value-type="float">
            <text:p>1.014957</text:p>
          </table:table-cell>
          <table:table-cell office:value-type="float" office:value="0.5339599" calcext:value-type="float">
            <text:p>0.5339599</text:p>
          </table:table-cell>
          <table:table-cell office:value-type="float" office:value="0.4778052" calcext:value-type="float">
            <text:p>0.4778052</text:p>
          </table:table-cell>
          <table:table-cell office:value-type="float" office:value="0.3474763" calcext:value-type="float">
            <text:p>0.3474763</text:p>
          </table:table-cell>
          <table:table-cell office:value-type="float" office:value="0.3463232" calcext:value-type="float">
            <text:p>0.3463232</text:p>
          </table:table-cell>
          <table:table-cell office:value-type="float" office:value="0" calcext:value-type="float">
            <text:p>0</text:p>
          </table:table-cell>
          <table:table-cell office:value-type="float" office:value="2519.688" calcext:value-type="float">
            <text:p>2519.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9543" calcext:value-type="float">
            <text:p>13.29543</text:p>
          </table:table-cell>
          <table:table-cell office:value-type="float" office:value="0" calcext:value-type="float">
            <text:p>0</text:p>
          </table:table-cell>
          <table:table-cell office:value-type="float" office:value="-0.2331586" calcext:value-type="float">
            <text:p>-0.23315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7" calcext:value-type="float">
            <text:p>25062007</text:p>
          </table:table-cell>
          <table:table-cell office:value-type="float" office:value="20.12223" calcext:value-type="float">
            <text:p>20.12223</text:p>
          </table:table-cell>
          <table:table-cell office:value-type="float" office:value="1102.202" calcext:value-type="float">
            <text:p>1102.202</text:p>
          </table:table-cell>
          <table:table-cell office:value-type="float" office:value="12.84" calcext:value-type="float">
            <text:p>12.84</text:p>
          </table:table-cell>
          <table:table-cell office:value-type="float" office:value="-7.387988" calcext:value-type="float">
            <text:p>-7.387988</text:p>
          </table:table-cell>
          <table:table-cell office:value-type="float" office:value="1.832768" calcext:value-type="float">
            <text:p>1.832768</text:p>
          </table:table-cell>
          <table:table-cell office:value-type="float" office:value="23.20649" calcext:value-type="float">
            <text:p>23.20649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496819" calcext:value-type="float">
            <text:p>0.003496819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9307222" calcext:value-type="float">
            <text:p>0.9307222</text:p>
          </table:table-cell>
          <table:table-cell office:value-type="float" office:value="-0.1300151" calcext:value-type="float">
            <text:p>-0.1300151</text:p>
          </table:table-cell>
          <table:table-cell office:value-type="float" office:value="-0.0159105" calcext:value-type="float">
            <text:p>-0.0159105</text:p>
          </table:table-cell>
          <table:table-cell office:value-type="float" office:value="0.00004132194" calcext:value-type="float">
            <text:p>4.132194E-05</text:p>
          </table:table-cell>
          <table:table-cell office:value-type="float" office:value="18.04739" calcext:value-type="float">
            <text:p>18.04739</text:p>
          </table:table-cell>
          <table:table-cell office:value-type="float" office:value="99.82744" calcext:value-type="float">
            <text:p>99.82744</text:p>
          </table:table-cell>
          <table:table-cell office:value-type="float" office:value="1.077109" calcext:value-type="float">
            <text:p>1.077109</text:p>
          </table:table-cell>
          <table:table-cell office:value-type="float" office:value="13.70276" calcext:value-type="float">
            <text:p>13.70276</text:p>
          </table:table-cell>
          <table:table-cell office:value-type="float" office:value="0.0613438" calcext:value-type="float">
            <text:p>0.0613438</text:p>
          </table:table-cell>
          <table:table-cell office:value-type="float" office:value="0.04864355" calcext:value-type="float">
            <text:p>0.04864355</text:p>
          </table:table-cell>
          <table:table-cell office:value-type="float" office:value="0.01466943" calcext:value-type="float">
            <text:p>0.01466943</text:p>
          </table:table-cell>
          <table:table-cell office:value-type="float" office:value="0.01062027" calcext:value-type="float">
            <text:p>0.01062027</text:p>
          </table:table-cell>
          <table:table-cell office:value-type="float" office:value="0.02538619" calcext:value-type="float">
            <text:p>0.02538619</text:p>
          </table:table-cell>
          <table:table-cell office:value-type="float" office:value="0.02253929" calcext:value-type="float">
            <text:p>0.02253929</text:p>
          </table:table-cell>
          <table:table-cell office:value-type="float" office:value="0.01991625" calcext:value-type="float">
            <text:p>0.01991625</text:p>
          </table:table-cell>
          <table:table-cell office:value-type="float" office:value="0.02211724" calcext:value-type="float">
            <text:p>0.02211724</text:p>
          </table:table-cell>
          <table:table-cell office:value-type="float" office:value="0.02752888" calcext:value-type="float">
            <text:p>0.02752888</text:p>
          </table:table-cell>
          <table:table-cell office:value-type="float" office:value="0.005891716" calcext:value-type="float">
            <text:p>0.005891716</text:p>
          </table:table-cell>
          <table:table-cell office:value-type="float" office:value="0.003663944" calcext:value-type="float">
            <text:p>0.003663944</text:p>
          </table:table-cell>
          <table:table-cell office:value-type="float" office:value="0" calcext:value-type="float">
            <text:p>0</text:p>
          </table:table-cell>
          <table:table-cell office:value-type="float" office:value="58.0437" calcext:value-type="float">
            <text:p>58.0437</text:p>
          </table:table-cell>
          <table:table-cell office:value-type="float" office:value="144.0894" calcext:value-type="float">
            <text:p>144.0894</text:p>
          </table:table-cell>
          <table:table-cell office:value-type="float" office:value="119.3492" calcext:value-type="float">
            <text:p>119.3492</text:p>
          </table:table-cell>
          <table:table-cell office:value-type="float" office:value="60.15443" calcext:value-type="float">
            <text:p>60.15443</text:p>
          </table:table-cell>
          <table:table-cell office:value-type="float" office:value="37.8748" calcext:value-type="float">
            <text:p>37.8748</text:p>
          </table:table-cell>
          <table:table-cell office:value-type="float" office:value="8.389054" calcext:value-type="float">
            <text:p>8.389054</text:p>
          </table:table-cell>
          <table:table-cell office:value-type="float" office:value="3.516552" calcext:value-type="float">
            <text:p>3.516552</text:p>
          </table:table-cell>
          <table:table-cell office:value-type="float" office:value="6.252335" calcext:value-type="float">
            <text:p>6.252335</text:p>
          </table:table-cell>
          <table:table-cell office:value-type="float" office:value="2.697782" calcext:value-type="float">
            <text:p>2.697782</text:p>
          </table:table-cell>
          <table:table-cell office:value-type="float" office:value="1.016039" calcext:value-type="float">
            <text:p>1.016039</text:p>
          </table:table-cell>
          <table:table-cell office:value-type="float" office:value="0.5362007" calcext:value-type="float">
            <text:p>0.5362007</text:p>
          </table:table-cell>
          <table:table-cell office:value-type="float" office:value="0.480047" calcext:value-type="float">
            <text:p>0.480047</text:p>
          </table:table-cell>
          <table:table-cell office:value-type="float" office:value="0.3477907" calcext:value-type="float">
            <text:p>0.3477907</text:p>
          </table:table-cell>
          <table:table-cell office:value-type="float" office:value="0.3463309" calcext:value-type="float">
            <text:p>0.3463309</text:p>
          </table:table-cell>
          <table:table-cell office:value-type="float" office:value="0" calcext:value-type="float">
            <text:p>0</text:p>
          </table:table-cell>
          <table:table-cell office:value-type="float" office:value="2639.517" calcext:value-type="float">
            <text:p>2639.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9879" calcext:value-type="float">
            <text:p>13.49879</text:p>
          </table:table-cell>
          <table:table-cell office:value-type="float" office:value="0" calcext:value-type="float">
            <text:p>0</text:p>
          </table:table-cell>
          <table:table-cell office:value-type="float" office:value="-0.2335365" calcext:value-type="float">
            <text:p>-0.23353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7" calcext:value-type="float">
            <text:p>26062007</text:p>
          </table:table-cell>
          <table:table-cell office:value-type="float" office:value="19.97065" calcext:value-type="float">
            <text:p>19.97065</text:p>
          </table:table-cell>
          <table:table-cell office:value-type="float" office:value="1102.178" calcext:value-type="float">
            <text:p>1102.178</text:p>
          </table:table-cell>
          <table:table-cell office:value-type="float" office:value="12.84" calcext:value-type="float">
            <text:p>12.84</text:p>
          </table:table-cell>
          <table:table-cell office:value-type="float" office:value="-8.046626" calcext:value-type="float">
            <text:p>-8.046626</text:p>
          </table:table-cell>
          <table:table-cell office:value-type="float" office:value="1.375799" calcext:value-type="float">
            <text:p>1.375799</text:p>
          </table:table-cell>
          <table:table-cell office:value-type="float" office:value="23.10843" calcext:value-type="float">
            <text:p>23.10843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54162" calcext:value-type="float">
            <text:p>0.00354162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9522523" calcext:value-type="float">
            <text:p>0.9522523</text:p>
          </table:table-cell>
          <table:table-cell office:value-type="float" office:value="-0.1389691" calcext:value-type="float">
            <text:p>-0.1389691</text:p>
          </table:table-cell>
          <table:table-cell office:value-type="float" office:value="-0.01647639" calcext:value-type="float">
            <text:p>-0.01647639</text:p>
          </table:table-cell>
          <table:table-cell office:value-type="float" office:value="0.00004132304" calcext:value-type="float">
            <text:p>4.132304E-05</text:p>
          </table:table-cell>
          <table:table-cell office:value-type="float" office:value="17.93353" calcext:value-type="float">
            <text:p>17.93353</text:p>
          </table:table-cell>
          <table:table-cell office:value-type="float" office:value="69.74695" calcext:value-type="float">
            <text:p>69.74695</text:p>
          </table:table-cell>
          <table:table-cell office:value-type="float" office:value="3.556677" calcext:value-type="float">
            <text:p>3.556677</text:p>
          </table:table-cell>
          <table:table-cell office:value-type="float" office:value="8.929911" calcext:value-type="float">
            <text:p>8.929911</text:p>
          </table:table-cell>
          <table:table-cell office:value-type="float" office:value="0.07471516" calcext:value-type="float">
            <text:p>0.07471516</text:p>
          </table:table-cell>
          <table:table-cell office:value-type="float" office:value="0.04560502" calcext:value-type="float">
            <text:p>0.04560502</text:p>
          </table:table-cell>
          <table:table-cell office:value-type="float" office:value="0.01452009" calcext:value-type="float">
            <text:p>0.01452009</text:p>
          </table:table-cell>
          <table:table-cell office:value-type="float" office:value="0.01176722" calcext:value-type="float">
            <text:p>0.01176722</text:p>
          </table:table-cell>
          <table:table-cell office:value-type="float" office:value="0.02510482" calcext:value-type="float">
            <text:p>0.02510482</text:p>
          </table:table-cell>
          <table:table-cell office:value-type="float" office:value="0.02250794" calcext:value-type="float">
            <text:p>0.02250794</text:p>
          </table:table-cell>
          <table:table-cell office:value-type="float" office:value="0.01990025" calcext:value-type="float">
            <text:p>0.01990025</text:p>
          </table:table-cell>
          <table:table-cell office:value-type="float" office:value="0.02205921" calcext:value-type="float">
            <text:p>0.02205921</text:p>
          </table:table-cell>
          <table:table-cell office:value-type="float" office:value="0.02743083" calcext:value-type="float">
            <text:p>0.02743083</text:p>
          </table:table-cell>
          <table:table-cell office:value-type="float" office:value="0.005885734" calcext:value-type="float">
            <text:p>0.005885734</text:p>
          </table:table-cell>
          <table:table-cell office:value-type="float" office:value="0.003662833" calcext:value-type="float">
            <text:p>0.003662833</text:p>
          </table:table-cell>
          <table:table-cell office:value-type="float" office:value="0" calcext:value-type="float">
            <text:p>0</text:p>
          </table:table-cell>
          <table:table-cell office:value-type="float" office:value="40.26868" calcext:value-type="float">
            <text:p>40.26868</text:p>
          </table:table-cell>
          <table:table-cell office:value-type="float" office:value="106.3071" calcext:value-type="float">
            <text:p>106.3071</text:p>
          </table:table-cell>
          <table:table-cell office:value-type="float" office:value="146.2884" calcext:value-type="float">
            <text:p>146.2884</text:p>
          </table:table-cell>
          <table:table-cell office:value-type="float" office:value="69.88871" calcext:value-type="float">
            <text:p>69.88871</text:p>
          </table:table-cell>
          <table:table-cell office:value-type="float" office:value="38.26467" calcext:value-type="float">
            <text:p>38.26467</text:p>
          </table:table-cell>
          <table:table-cell office:value-type="float" office:value="7.733828" calcext:value-type="float">
            <text:p>7.733828</text:p>
          </table:table-cell>
          <table:table-cell office:value-type="float" office:value="2.939655" calcext:value-type="float">
            <text:p>2.939655</text:p>
          </table:table-cell>
          <table:table-cell office:value-type="float" office:value="6.064421" calcext:value-type="float">
            <text:p>6.064421</text:p>
          </table:table-cell>
          <table:table-cell office:value-type="float" office:value="2.694496" calcext:value-type="float">
            <text:p>2.694496</text:p>
          </table:table-cell>
          <table:table-cell office:value-type="float" office:value="1.01805" calcext:value-type="float">
            <text:p>1.01805</text:p>
          </table:table-cell>
          <table:table-cell office:value-type="float" office:value="0.5381837" calcext:value-type="float">
            <text:p>0.5381837</text:p>
          </table:table-cell>
          <table:table-cell office:value-type="float" office:value="0.4822611" calcext:value-type="float">
            <text:p>0.4822611</text:p>
          </table:table-cell>
          <table:table-cell office:value-type="float" office:value="0.3460731" calcext:value-type="float">
            <text:p>0.3460731</text:p>
          </table:table-cell>
          <table:table-cell office:value-type="float" office:value="0.3463386" calcext:value-type="float">
            <text:p>0.3463386</text:p>
          </table:table-cell>
          <table:table-cell office:value-type="float" office:value="0" calcext:value-type="float">
            <text:p>0</text:p>
          </table:table-cell>
          <table:table-cell office:value-type="float" office:value="884.604" calcext:value-type="float">
            <text:p>884.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689" calcext:value-type="float">
            <text:p>13.6689</text:p>
          </table:table-cell>
          <table:table-cell office:value-type="float" office:value="0" calcext:value-type="float">
            <text:p>0</text:p>
          </table:table-cell>
          <table:table-cell office:value-type="float" office:value="-0.2835775" calcext:value-type="float">
            <text:p>-0.28357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7" calcext:value-type="float">
            <text:p>27062007</text:p>
          </table:table-cell>
          <table:table-cell office:value-type="float" office:value="19.85089" calcext:value-type="float">
            <text:p>19.85089</text:p>
          </table:table-cell>
          <table:table-cell office:value-type="float" office:value="1102.158" calcext:value-type="float">
            <text:p>1102.158</text:p>
          </table:table-cell>
          <table:table-cell office:value-type="float" office:value="12.84" calcext:value-type="float">
            <text:p>12.84</text:p>
          </table:table-cell>
          <table:table-cell office:value-type="float" office:value="-8.816882" calcext:value-type="float">
            <text:p>-8.816882</text:p>
          </table:table-cell>
          <table:table-cell office:value-type="float" office:value="0.9793445" calcext:value-type="float">
            <text:p>0.9793445</text:p>
          </table:table-cell>
          <table:table-cell office:value-type="float" office:value="22.86443" calcext:value-type="float">
            <text:p>22.86443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548366" calcext:value-type="float">
            <text:p>0.003548366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9522855" calcext:value-type="float">
            <text:p>0.9522855</text:p>
          </table:table-cell>
          <table:table-cell office:value-type="float" office:value="-0.1516616" calcext:value-type="float">
            <text:p>-0.1516616</text:p>
          </table:table-cell>
          <table:table-cell office:value-type="float" office:value="-0.01656048" calcext:value-type="float">
            <text:p>-0.01656048</text:p>
          </table:table-cell>
          <table:table-cell office:value-type="float" office:value="0.00004132682" calcext:value-type="float">
            <text:p>4.132682E-05</text:p>
          </table:table-cell>
          <table:table-cell office:value-type="float" office:value="17.90754" calcext:value-type="float">
            <text:p>17.90754</text:p>
          </table:table-cell>
          <table:table-cell office:value-type="float" office:value="57.28979" calcext:value-type="float">
            <text:p>57.28979</text:p>
          </table:table-cell>
          <table:table-cell office:value-type="float" office:value="1.45811" calcext:value-type="float">
            <text:p>1.45811</text:p>
          </table:table-cell>
          <table:table-cell office:value-type="float" office:value="5.265981" calcext:value-type="float">
            <text:p>5.265981</text:p>
          </table:table-cell>
          <table:table-cell office:value-type="float" office:value="0.05198763" calcext:value-type="float">
            <text:p>0.05198763</text:p>
          </table:table-cell>
          <table:table-cell office:value-type="float" office:value="0.04315194" calcext:value-type="float">
            <text:p>0.04315194</text:p>
          </table:table-cell>
          <table:table-cell office:value-type="float" office:value="0.01448604" calcext:value-type="float">
            <text:p>0.01448604</text:p>
          </table:table-cell>
          <table:table-cell office:value-type="float" office:value="0.01102899" calcext:value-type="float">
            <text:p>0.01102899</text:p>
          </table:table-cell>
          <table:table-cell office:value-type="float" office:value="0.02481048" calcext:value-type="float">
            <text:p>0.02481048</text:p>
          </table:table-cell>
          <table:table-cell office:value-type="float" office:value="0.02249872" calcext:value-type="float">
            <text:p>0.02249872</text:p>
          </table:table-cell>
          <table:table-cell office:value-type="float" office:value="0.01989277" calcext:value-type="float">
            <text:p>0.01989277</text:p>
          </table:table-cell>
          <table:table-cell office:value-type="float" office:value="0.02200792" calcext:value-type="float">
            <text:p>0.02200792</text:p>
          </table:table-cell>
          <table:table-cell office:value-type="float" office:value="0.02733691" calcext:value-type="float">
            <text:p>0.02733691</text:p>
          </table:table-cell>
          <table:table-cell office:value-type="float" office:value="0.00588752" calcext:value-type="float">
            <text:p>0.00588752</text:p>
          </table:table-cell>
          <table:table-cell office:value-type="float" office:value="0.003661704" calcext:value-type="float">
            <text:p>0.003661704</text:p>
          </table:table-cell>
          <table:table-cell office:value-type="float" office:value="0" calcext:value-type="float">
            <text:p>0</text:p>
          </table:table-cell>
          <table:table-cell office:value-type="float" office:value="54.95966" calcext:value-type="float">
            <text:p>54.95966</text:p>
          </table:table-cell>
          <table:table-cell office:value-type="float" office:value="102.3455" calcext:value-type="float">
            <text:p>102.3455</text:p>
          </table:table-cell>
          <table:table-cell office:value-type="float" office:value="128.2523" calcext:value-type="float">
            <text:p>128.2523</text:p>
          </table:table-cell>
          <table:table-cell office:value-type="float" office:value="79.7346" calcext:value-type="float">
            <text:p>79.7346</text:p>
          </table:table-cell>
          <table:table-cell office:value-type="float" office:value="47.8744" calcext:value-type="float">
            <text:p>47.8744</text:p>
          </table:table-cell>
          <table:table-cell office:value-type="float" office:value="7.774297" calcext:value-type="float">
            <text:p>7.774297</text:p>
          </table:table-cell>
          <table:table-cell office:value-type="float" office:value="2.353188" calcext:value-type="float">
            <text:p>2.353188</text:p>
          </table:table-cell>
          <table:table-cell office:value-type="float" office:value="5.86182" calcext:value-type="float">
            <text:p>5.86182</text:p>
          </table:table-cell>
          <table:table-cell office:value-type="float" office:value="2.711523" calcext:value-type="float">
            <text:p>2.711523</text:p>
          </table:table-cell>
          <table:table-cell office:value-type="float" office:value="1.023439" calcext:value-type="float">
            <text:p>1.023439</text:p>
          </table:table-cell>
          <table:table-cell office:value-type="float" office:value="0.5409039" calcext:value-type="float">
            <text:p>0.5409039</text:p>
          </table:table-cell>
          <table:table-cell office:value-type="float" office:value="0.4847515" calcext:value-type="float">
            <text:p>0.4847515</text:p>
          </table:table-cell>
          <table:table-cell office:value-type="float" office:value="0.3466125" calcext:value-type="float">
            <text:p>0.3466125</text:p>
          </table:table-cell>
          <table:table-cell office:value-type="float" office:value="0.3463463" calcext:value-type="float">
            <text:p>0.3463463</text:p>
          </table:table-cell>
          <table:table-cell office:value-type="float" office:value="0" calcext:value-type="float">
            <text:p>0</text:p>
          </table:table-cell>
          <table:table-cell office:value-type="float" office:value="1121.304" calcext:value-type="float">
            <text:p>1121.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0225" calcext:value-type="float">
            <text:p>13.80225</text:p>
          </table:table-cell>
          <table:table-cell office:value-type="float" office:value="0" calcext:value-type="float">
            <text:p>0</text:p>
          </table:table-cell>
          <table:table-cell office:value-type="float" office:value="-0.2929128" calcext:value-type="float">
            <text:p>-0.292912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7" calcext:value-type="float">
            <text:p>28062007</text:p>
          </table:table-cell>
          <table:table-cell office:value-type="float" office:value="19.71671" calcext:value-type="float">
            <text:p>19.71671</text:p>
          </table:table-cell>
          <table:table-cell office:value-type="float" office:value="1102.117" calcext:value-type="float">
            <text:p>1102.117</text:p>
          </table:table-cell>
          <table:table-cell office:value-type="float" office:value="12.84" calcext:value-type="float">
            <text:p>12.84</text:p>
          </table:table-cell>
          <table:table-cell office:value-type="float" office:value="-9.697545" calcext:value-type="float">
            <text:p>-9.697545</text:p>
          </table:table-cell>
          <table:table-cell office:value-type="float" office:value="0.8395422" calcext:value-type="float">
            <text:p>0.8395422</text:p>
          </table:table-cell>
          <table:table-cell office:value-type="float" office:value="22.2957" calcext:value-type="float">
            <text:p>22.2957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548519" calcext:value-type="float">
            <text:p>0.003548519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952337" calcext:value-type="float">
            <text:p>0.952337</text:p>
          </table:table-cell>
          <table:table-cell office:value-type="float" office:value="-0.1537335" calcext:value-type="float">
            <text:p>-0.1537335</text:p>
          </table:table-cell>
          <table:table-cell office:value-type="float" office:value="-0.01669933" calcext:value-type="float">
            <text:p>-0.01669933</text:p>
          </table:table-cell>
          <table:table-cell office:value-type="float" office:value="0.0000413385" calcext:value-type="float">
            <text:p>4.13385E-05</text:p>
          </table:table-cell>
          <table:table-cell office:value-type="float" office:value="17.83813" calcext:value-type="float">
            <text:p>17.83813</text:p>
          </table:table-cell>
          <table:table-cell office:value-type="float" office:value="53.68766" calcext:value-type="float">
            <text:p>53.68766</text:p>
          </table:table-cell>
          <table:table-cell office:value-type="float" office:value="1.013753" calcext:value-type="float">
            <text:p>1.013753</text:p>
          </table:table-cell>
          <table:table-cell office:value-type="float" office:value="3.587461" calcext:value-type="float">
            <text:p>3.587461</text:p>
          </table:table-cell>
          <table:table-cell office:value-type="float" office:value="0.04965434" calcext:value-type="float">
            <text:p>0.04965434</text:p>
          </table:table-cell>
          <table:table-cell office:value-type="float" office:value="0.04456375" calcext:value-type="float">
            <text:p>0.04456375</text:p>
          </table:table-cell>
          <table:table-cell office:value-type="float" office:value="0.01449843" calcext:value-type="float">
            <text:p>0.01449843</text:p>
          </table:table-cell>
          <table:table-cell office:value-type="float" office:value="0.01069198" calcext:value-type="float">
            <text:p>0.01069198</text:p>
          </table:table-cell>
          <table:table-cell office:value-type="float" office:value="0.02452066" calcext:value-type="float">
            <text:p>0.02452066</text:p>
          </table:table-cell>
          <table:table-cell office:value-type="float" office:value="0.02249533" calcext:value-type="float">
            <text:p>0.02249533</text:p>
          </table:table-cell>
          <table:table-cell office:value-type="float" office:value="0.01988574" calcext:value-type="float">
            <text:p>0.01988574</text:p>
          </table:table-cell>
          <table:table-cell office:value-type="float" office:value="0.02195776" calcext:value-type="float">
            <text:p>0.02195776</text:p>
          </table:table-cell>
          <table:table-cell office:value-type="float" office:value="0.02724483" calcext:value-type="float">
            <text:p>0.02724483</text:p>
          </table:table-cell>
          <table:table-cell office:value-type="float" office:value="0.005888509" calcext:value-type="float">
            <text:p>0.005888509</text:p>
          </table:table-cell>
          <table:table-cell office:value-type="float" office:value="0.003660575" calcext:value-type="float">
            <text:p>0.003660575</text:p>
          </table:table-cell>
          <table:table-cell office:value-type="float" office:value="0" calcext:value-type="float">
            <text:p>0</text:p>
          </table:table-cell>
          <table:table-cell office:value-type="float" office:value="45.31804" calcext:value-type="float">
            <text:p>45.31804</text:p>
          </table:table-cell>
          <table:table-cell office:value-type="float" office:value="107.0389" calcext:value-type="float">
            <text:p>107.0389</text:p>
          </table:table-cell>
          <table:table-cell office:value-type="float" office:value="123.3875" calcext:value-type="float">
            <text:p>123.3875</text:p>
          </table:table-cell>
          <table:table-cell office:value-type="float" office:value="76.38303" calcext:value-type="float">
            <text:p>76.38303</text:p>
          </table:table-cell>
          <table:table-cell office:value-type="float" office:value="46.36718" calcext:value-type="float">
            <text:p>46.36718</text:p>
          </table:table-cell>
          <table:table-cell office:value-type="float" office:value="7.216655" calcext:value-type="float">
            <text:p>7.216655</text:p>
          </table:table-cell>
          <table:table-cell office:value-type="float" office:value="1.820088" calcext:value-type="float">
            <text:p>1.820088</text:p>
          </table:table-cell>
          <table:table-cell office:value-type="float" office:value="5.620897" calcext:value-type="float">
            <text:p>5.620897</text:p>
          </table:table-cell>
          <table:table-cell office:value-type="float" office:value="2.727139" calcext:value-type="float">
            <text:p>2.727139</text:p>
          </table:table-cell>
          <table:table-cell office:value-type="float" office:value="1.029088" calcext:value-type="float">
            <text:p>1.029088</text:p>
          </table:table-cell>
          <table:table-cell office:value-type="float" office:value="0.5436832" calcext:value-type="float">
            <text:p>0.5436832</text:p>
          </table:table-cell>
          <table:table-cell office:value-type="float" office:value="0.4872904" calcext:value-type="float">
            <text:p>0.4872904</text:p>
          </table:table-cell>
          <table:table-cell office:value-type="float" office:value="0.3470716" calcext:value-type="float">
            <text:p>0.3470716</text:p>
          </table:table-cell>
          <table:table-cell office:value-type="float" office:value="0.3463541" calcext:value-type="float">
            <text:p>0.3463541</text:p>
          </table:table-cell>
          <table:table-cell office:value-type="float" office:value="0" calcext:value-type="float">
            <text:p>0</text:p>
          </table:table-cell>
          <table:table-cell office:value-type="float" office:value="1140.133" calcext:value-type="float">
            <text:p>1140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701" calcext:value-type="float">
            <text:p>13.9701</text:p>
          </table:table-cell>
          <table:table-cell office:value-type="float" office:value="0" calcext:value-type="float">
            <text:p>0</text:p>
          </table:table-cell>
          <table:table-cell office:value-type="float" office:value="-0.2932969" calcext:value-type="float">
            <text:p>-0.29329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7" calcext:value-type="float">
            <text:p>29062007</text:p>
          </table:table-cell>
          <table:table-cell office:value-type="float" office:value="19.57836" calcext:value-type="float">
            <text:p>19.57836</text:p>
          </table:table-cell>
          <table:table-cell office:value-type="float" office:value="1102.071" calcext:value-type="float">
            <text:p>1102.071</text:p>
          </table:table-cell>
          <table:table-cell office:value-type="float" office:value="12.84" calcext:value-type="float">
            <text:p>12.84</text:p>
          </table:table-cell>
          <table:table-cell office:value-type="float" office:value="-10.62999" calcext:value-type="float">
            <text:p>-10.62999</text:p>
          </table:table-cell>
          <table:table-cell office:value-type="float" office:value="0.7405196" calcext:value-type="float">
            <text:p>0.7405196</text:p>
          </table:table-cell>
          <table:table-cell office:value-type="float" office:value="21.63938" calcext:value-type="float">
            <text:p>21.63938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548715" calcext:value-type="float">
            <text:p>0.003548715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9524027" calcext:value-type="float">
            <text:p>0.9524027</text:p>
          </table:table-cell>
          <table:table-cell office:value-type="float" office:value="-0.1553175" calcext:value-type="float">
            <text:p>-0.1553175</text:p>
          </table:table-cell>
          <table:table-cell office:value-type="float" office:value="-0.01682359" calcext:value-type="float">
            <text:p>-0.01682359</text:p>
          </table:table-cell>
          <table:table-cell office:value-type="float" office:value="0.00004135136" calcext:value-type="float">
            <text:p>4.135136E-05</text:p>
          </table:table-cell>
          <table:table-cell office:value-type="float" office:value="17.76189" calcext:value-type="float">
            <text:p>17.76189</text:p>
          </table:table-cell>
          <table:table-cell office:value-type="float" office:value="50.40769" calcext:value-type="float">
            <text:p>50.40769</text:p>
          </table:table-cell>
          <table:table-cell office:value-type="float" office:value="0.731332" calcext:value-type="float">
            <text:p>0.731332</text:p>
          </table:table-cell>
          <table:table-cell office:value-type="float" office:value="2.517935" calcext:value-type="float">
            <text:p>2.517935</text:p>
          </table:table-cell>
          <table:table-cell office:value-type="float" office:value="0.04892975" calcext:value-type="float">
            <text:p>0.04892975</text:p>
          </table:table-cell>
          <table:table-cell office:value-type="float" office:value="0.04618711" calcext:value-type="float">
            <text:p>0.04618711</text:p>
          </table:table-cell>
          <table:table-cell office:value-type="float" office:value="0.01446241" calcext:value-type="float">
            <text:p>0.01446241</text:p>
          </table:table-cell>
          <table:table-cell office:value-type="float" office:value="0.01053706" calcext:value-type="float">
            <text:p>0.01053706</text:p>
          </table:table-cell>
          <table:table-cell office:value-type="float" office:value="0.02427572" calcext:value-type="float">
            <text:p>0.02427572</text:p>
          </table:table-cell>
          <table:table-cell office:value-type="float" office:value="0.0224863" calcext:value-type="float">
            <text:p>0.0224863</text:p>
          </table:table-cell>
          <table:table-cell office:value-type="float" office:value="0.01987979" calcext:value-type="float">
            <text:p>0.01987979</text:p>
          </table:table-cell>
          <table:table-cell office:value-type="float" office:value="0.02190897" calcext:value-type="float">
            <text:p>0.02190897</text:p>
          </table:table-cell>
          <table:table-cell office:value-type="float" office:value="0.02715444" calcext:value-type="float">
            <text:p>0.02715444</text:p>
          </table:table-cell>
          <table:table-cell office:value-type="float" office:value="0.005888874" calcext:value-type="float">
            <text:p>0.005888874</text:p>
          </table:table-cell>
          <table:table-cell office:value-type="float" office:value="0.003659426" calcext:value-type="float">
            <text:p>0.003659426</text:p>
          </table:table-cell>
          <table:table-cell office:value-type="float" office:value="0" calcext:value-type="float">
            <text:p>0</text:p>
          </table:table-cell>
          <table:table-cell office:value-type="float" office:value="39.71172" calcext:value-type="float">
            <text:p>39.71172</text:p>
          </table:table-cell>
          <table:table-cell office:value-type="float" office:value="110.6381" calcext:value-type="float">
            <text:p>110.6381</text:p>
          </table:table-cell>
          <table:table-cell office:value-type="float" office:value="118.4909" calcext:value-type="float">
            <text:p>118.4909</text:p>
          </table:table-cell>
          <table:table-cell office:value-type="float" office:value="72.87194" calcext:value-type="float">
            <text:p>72.87194</text:p>
          </table:table-cell>
          <table:table-cell office:value-type="float" office:value="43.52047" calcext:value-type="float">
            <text:p>43.52047</text:p>
          </table:table-cell>
          <table:table-cell office:value-type="float" office:value="6.484698" calcext:value-type="float">
            <text:p>6.484698</text:p>
          </table:table-cell>
          <table:table-cell office:value-type="float" office:value="1.26097" calcext:value-type="float">
            <text:p>1.26097</text:p>
          </table:table-cell>
          <table:table-cell office:value-type="float" office:value="5.363715" calcext:value-type="float">
            <text:p>5.363715</text:p>
          </table:table-cell>
          <table:table-cell office:value-type="float" office:value="2.739521" calcext:value-type="float">
            <text:p>2.739521</text:p>
          </table:table-cell>
          <table:table-cell office:value-type="float" office:value="1.034885" calcext:value-type="float">
            <text:p>1.034885</text:p>
          </table:table-cell>
          <table:table-cell office:value-type="float" office:value="0.5465214" calcext:value-type="float">
            <text:p>0.5465214</text:p>
          </table:table-cell>
          <table:table-cell office:value-type="float" office:value="0.4898662" calcext:value-type="float">
            <text:p>0.4898662</text:p>
          </table:table-cell>
          <table:table-cell office:value-type="float" office:value="0.3474695" calcext:value-type="float">
            <text:p>0.3474695</text:p>
          </table:table-cell>
          <table:table-cell office:value-type="float" office:value="0.3463618" calcext:value-type="float">
            <text:p>0.3463618</text:p>
          </table:table-cell>
          <table:table-cell office:value-type="float" office:value="0" calcext:value-type="float">
            <text:p>0</text:p>
          </table:table-cell>
          <table:table-cell office:value-type="float" office:value="1160.902" calcext:value-type="float">
            <text:p>1160.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4633" calcext:value-type="float">
            <text:p>14.14633</text:p>
          </table:table-cell>
          <table:table-cell office:value-type="float" office:value="0" calcext:value-type="float">
            <text:p>0</text:p>
          </table:table-cell>
          <table:table-cell office:value-type="float" office:value="-0.2935148" calcext:value-type="float">
            <text:p>-0.293514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7" calcext:value-type="float">
            <text:p>30062007</text:p>
          </table:table-cell>
          <table:table-cell office:value-type="float" office:value="19.41343" calcext:value-type="float">
            <text:p>19.41343</text:p>
          </table:table-cell>
          <table:table-cell office:value-type="float" office:value="1102.033" calcext:value-type="float">
            <text:p>1102.033</text:p>
          </table:table-cell>
          <table:table-cell office:value-type="float" office:value="12.84" calcext:value-type="float">
            <text:p>12.84</text:p>
          </table:table-cell>
          <table:table-cell office:value-type="float" office:value="-11.43905" calcext:value-type="float">
            <text:p>-11.43905</text:p>
          </table:table-cell>
          <table:table-cell office:value-type="float" office:value="0.6254742" calcext:value-type="float">
            <text:p>0.6254742</text:p>
          </table:table-cell>
          <table:table-cell office:value-type="float" office:value="21.0806" calcext:value-type="float">
            <text:p>21.0806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556897" calcext:value-type="float">
            <text:p>0.003556897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9535171" calcext:value-type="float">
            <text:p>0.9535171</text:p>
          </table:table-cell>
          <table:table-cell office:value-type="float" office:value="-0.1592039" calcext:value-type="float">
            <text:p>-0.1592039</text:p>
          </table:table-cell>
          <table:table-cell office:value-type="float" office:value="-0.01689626" calcext:value-type="float">
            <text:p>-0.01689626</text:p>
          </table:table-cell>
          <table:table-cell office:value-type="float" office:value="0.00004136106" calcext:value-type="float">
            <text:p>4.136106E-05</text:p>
          </table:table-cell>
          <table:table-cell office:value-type="float" office:value="17.58877" calcext:value-type="float">
            <text:p>17.58877</text:p>
          </table:table-cell>
          <table:table-cell office:value-type="float" office:value="35.94216" calcext:value-type="float">
            <text:p>35.94216</text:p>
          </table:table-cell>
          <table:table-cell office:value-type="float" office:value="2.416858" calcext:value-type="float">
            <text:p>2.416858</text:p>
          </table:table-cell>
          <table:table-cell office:value-type="float" office:value="1.821344" calcext:value-type="float">
            <text:p>1.821344</text:p>
          </table:table-cell>
          <table:table-cell office:value-type="float" office:value="0.04717776" calcext:value-type="float">
            <text:p>0.04717776</text:p>
          </table:table-cell>
          <table:table-cell office:value-type="float" office:value="0.04574104" calcext:value-type="float">
            <text:p>0.04574104</text:p>
          </table:table-cell>
          <table:table-cell office:value-type="float" office:value="0.01437025" calcext:value-type="float">
            <text:p>0.01437025</text:p>
          </table:table-cell>
          <table:table-cell office:value-type="float" office:value="0.01068098" calcext:value-type="float">
            <text:p>0.01068098</text:p>
          </table:table-cell>
          <table:table-cell office:value-type="float" office:value="0.02436827" calcext:value-type="float">
            <text:p>0.02436827</text:p>
          </table:table-cell>
          <table:table-cell office:value-type="float" office:value="0.02246657" calcext:value-type="float">
            <text:p>0.02246657</text:p>
          </table:table-cell>
          <table:table-cell office:value-type="float" office:value="0.01987455" calcext:value-type="float">
            <text:p>0.01987455</text:p>
          </table:table-cell>
          <table:table-cell office:value-type="float" office:value="0.02186164" calcext:value-type="float">
            <text:p>0.02186164</text:p>
          </table:table-cell>
          <table:table-cell office:value-type="float" office:value="0.0270647" calcext:value-type="float">
            <text:p>0.0270647</text:p>
          </table:table-cell>
          <table:table-cell office:value-type="float" office:value="0.005883884" calcext:value-type="float">
            <text:p>0.005883884</text:p>
          </table:table-cell>
          <table:table-cell office:value-type="float" office:value="0.003658271" calcext:value-type="float">
            <text:p>0.003658271</text:p>
          </table:table-cell>
          <table:table-cell office:value-type="float" office:value="0" calcext:value-type="float">
            <text:p>0</text:p>
          </table:table-cell>
          <table:table-cell office:value-type="float" office:value="28.29747" calcext:value-type="float">
            <text:p>28.29747</text:p>
          </table:table-cell>
          <table:table-cell office:value-type="float" office:value="102.16" calcext:value-type="float">
            <text:p>102.16</text:p>
          </table:table-cell>
          <table:table-cell office:value-type="float" office:value="124.2262" calcext:value-type="float">
            <text:p>124.2262</text:p>
          </table:table-cell>
          <table:table-cell office:value-type="float" office:value="71.63985" calcext:value-type="float">
            <text:p>71.63985</text:p>
          </table:table-cell>
          <table:table-cell office:value-type="float" office:value="40.36985" calcext:value-type="float">
            <text:p>40.36985</text:p>
          </table:table-cell>
          <table:table-cell office:value-type="float" office:value="5.717346" calcext:value-type="float">
            <text:p>5.717346</text:p>
          </table:table-cell>
          <table:table-cell office:value-type="float" office:value="0.7007927" calcext:value-type="float">
            <text:p>0.7007927</text:p>
          </table:table-cell>
          <table:table-cell office:value-type="float" office:value="5.172741" calcext:value-type="float">
            <text:p>5.172741</text:p>
          </table:table-cell>
          <table:table-cell office:value-type="float" office:value="2.749218" calcext:value-type="float">
            <text:p>2.749218</text:p>
          </table:table-cell>
          <table:table-cell office:value-type="float" office:value="1.040729" calcext:value-type="float">
            <text:p>1.040729</text:p>
          </table:table-cell>
          <table:table-cell office:value-type="float" office:value="0.5494099" calcext:value-type="float">
            <text:p>0.5494099</text:p>
          </table:table-cell>
          <table:table-cell office:value-type="float" office:value="0.4923915" calcext:value-type="float">
            <text:p>0.4923915</text:p>
          </table:table-cell>
          <table:table-cell office:value-type="float" office:value="0.3461825" calcext:value-type="float">
            <text:p>0.3461825</text:p>
          </table:table-cell>
          <table:table-cell office:value-type="float" office:value="0.3463695" calcext:value-type="float">
            <text:p>0.3463695</text:p>
          </table:table-cell>
          <table:table-cell office:value-type="float" office:value="0" calcext:value-type="float">
            <text:p>0</text:p>
          </table:table-cell>
          <table:table-cell office:value-type="float" office:value="915.3712" calcext:value-type="float">
            <text:p>915.3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4199" calcext:value-type="float">
            <text:p>14.34199</text:p>
          </table:table-cell>
          <table:table-cell office:value-type="float" office:value="0" calcext:value-type="float">
            <text:p>0</text:p>
          </table:table-cell>
          <table:table-cell office:value-type="float" office:value="-0.3435702" calcext:value-type="float">
            <text:p>-0.34357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7" calcext:value-type="float">
            <text:p>1072007</text:p>
          </table:table-cell>
          <table:table-cell office:value-type="float" office:value="19.31141" calcext:value-type="float">
            <text:p>19.31141</text:p>
          </table:table-cell>
          <table:table-cell office:value-type="float" office:value="1102.011" calcext:value-type="float">
            <text:p>1102.011</text:p>
          </table:table-cell>
          <table:table-cell office:value-type="float" office:value="12.84" calcext:value-type="float">
            <text:p>12.84</text:p>
          </table:table-cell>
          <table:table-cell office:value-type="float" office:value="-12.16786" calcext:value-type="float">
            <text:p>-12.16786</text:p>
          </table:table-cell>
          <table:table-cell office:value-type="float" office:value="0.4029491" calcext:value-type="float">
            <text:p>0.4029491</text:p>
          </table:table-cell>
          <table:table-cell office:value-type="float" office:value="20.66219" calcext:value-type="float">
            <text:p>20.66219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57016" calcext:value-type="float">
            <text:p>0.00357016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9535233" calcext:value-type="float">
            <text:p>0.9535233</text:p>
          </table:table-cell>
          <table:table-cell office:value-type="float" office:value="-0.169791" calcext:value-type="float">
            <text:p>-0.169791</text:p>
          </table:table-cell>
          <table:table-cell office:value-type="float" office:value="-0.01689746" calcext:value-type="float">
            <text:p>-0.01689746</text:p>
          </table:table-cell>
          <table:table-cell office:value-type="float" office:value="0.00004137005" calcext:value-type="float">
            <text:p>4.137005E-05</text:p>
          </table:table-cell>
          <table:table-cell office:value-type="float" office:value="17.57446" calcext:value-type="float">
            <text:p>17.57446</text:p>
          </table:table-cell>
          <table:table-cell office:value-type="float" office:value="23.14939" calcext:value-type="float">
            <text:p>23.14939</text:p>
          </table:table-cell>
          <table:table-cell office:value-type="float" office:value="0.9058483" calcext:value-type="float">
            <text:p>0.9058483</text:p>
          </table:table-cell>
          <table:table-cell office:value-type="float" office:value="1.19534" calcext:value-type="float">
            <text:p>1.19534</text:p>
          </table:table-cell>
          <table:table-cell office:value-type="float" office:value="0.03961622" calcext:value-type="float">
            <text:p>0.03961622</text:p>
          </table:table-cell>
          <table:table-cell office:value-type="float" office:value="0.0402527" calcext:value-type="float">
            <text:p>0.0402527</text:p>
          </table:table-cell>
          <table:table-cell office:value-type="float" office:value="0.01410634" calcext:value-type="float">
            <text:p>0.01410634</text:p>
          </table:table-cell>
          <table:table-cell office:value-type="float" office:value="0.01042122" calcext:value-type="float">
            <text:p>0.01042122</text:p>
          </table:table-cell>
          <table:table-cell office:value-type="float" office:value="0.02445214" calcext:value-type="float">
            <text:p>0.02445214</text:p>
          </table:table-cell>
          <table:table-cell office:value-type="float" office:value="0.02240544" calcext:value-type="float">
            <text:p>0.02240544</text:p>
          </table:table-cell>
          <table:table-cell office:value-type="float" office:value="0.01986966" calcext:value-type="float">
            <text:p>0.01986966</text:p>
          </table:table-cell>
          <table:table-cell office:value-type="float" office:value="0.02181548" calcext:value-type="float">
            <text:p>0.02181548</text:p>
          </table:table-cell>
          <table:table-cell office:value-type="float" office:value="0.02697569" calcext:value-type="float">
            <text:p>0.02697569</text:p>
          </table:table-cell>
          <table:table-cell office:value-type="float" office:value="0.005885326" calcext:value-type="float">
            <text:p>0.005885326</text:p>
          </table:table-cell>
          <table:table-cell office:value-type="float" office:value="0.003657096" calcext:value-type="float">
            <text:p>0.003657096</text:p>
          </table:table-cell>
          <table:table-cell office:value-type="float" office:value="0" calcext:value-type="float">
            <text:p>0</text:p>
          </table:table-cell>
          <table:table-cell office:value-type="float" office:value="55.49326" calcext:value-type="float">
            <text:p>55.49326</text:p>
          </table:table-cell>
          <table:table-cell office:value-type="float" office:value="79.90753" calcext:value-type="float">
            <text:p>79.90753</text:p>
          </table:table-cell>
          <table:table-cell office:value-type="float" office:value="116.1885" calcext:value-type="float">
            <text:p>116.1885</text:p>
          </table:table-cell>
          <table:table-cell office:value-type="float" office:value="83.95211" calcext:value-type="float">
            <text:p>83.95211</text:p>
          </table:table-cell>
          <table:table-cell office:value-type="float" office:value="45.58337" calcext:value-type="float">
            <text:p>45.58337</text:p>
          </table:table-cell>
          <table:table-cell office:value-type="float" office:value="5.153954" calcext:value-type="float">
            <text:p>5.153954</text:p>
          </table:table-cell>
          <table:table-cell office:value-type="float" office:value="0.2140251" calcext:value-type="float">
            <text:p>0.2140251</text:p>
          </table:table-cell>
          <table:table-cell office:value-type="float" office:value="5.025994" calcext:value-type="float">
            <text:p>5.025994</text:p>
          </table:table-cell>
          <table:table-cell office:value-type="float" office:value="2.756061" calcext:value-type="float">
            <text:p>2.756061</text:p>
          </table:table-cell>
          <table:table-cell office:value-type="float" office:value="1.046724" calcext:value-type="float">
            <text:p>1.046724</text:p>
          </table:table-cell>
          <table:table-cell office:value-type="float" office:value="0.5523279" calcext:value-type="float">
            <text:p>0.5523279</text:p>
          </table:table-cell>
          <table:table-cell office:value-type="float" office:value="0.4948923" calcext:value-type="float">
            <text:p>0.4948923</text:p>
          </table:table-cell>
          <table:table-cell office:value-type="float" office:value="0.346781" calcext:value-type="float">
            <text:p>0.346781</text:p>
          </table:table-cell>
          <table:table-cell office:value-type="float" office:value="0.3463773" calcext:value-type="float">
            <text:p>0.3463773</text:p>
          </table:table-cell>
          <table:table-cell office:value-type="float" office:value="0" calcext:value-type="float">
            <text:p>0</text:p>
          </table:table-cell>
          <table:table-cell office:value-type="float" office:value="943.9902" calcext:value-type="float">
            <text:p>943.9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5845" calcext:value-type="float">
            <text:p>14.45845</text:p>
          </table:table-cell>
          <table:table-cell office:value-type="float" office:value="0" calcext:value-type="float">
            <text:p>0</text:p>
          </table:table-cell>
          <table:table-cell office:value-type="float" office:value="-0.3685037" calcext:value-type="float">
            <text:p>-0.36850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7" calcext:value-type="float">
            <text:p>2072007</text:p>
          </table:table-cell>
          <table:table-cell office:value-type="float" office:value="19.2157" calcext:value-type="float">
            <text:p>19.2157</text:p>
          </table:table-cell>
          <table:table-cell office:value-type="float" office:value="1101.979" calcext:value-type="float">
            <text:p>1101.979</text:p>
          </table:table-cell>
          <table:table-cell office:value-type="float" office:value="12.84" calcext:value-type="float">
            <text:p>12.84</text:p>
          </table:table-cell>
          <table:table-cell office:value-type="float" office:value="-12.95147" calcext:value-type="float">
            <text:p>-12.95147</text:p>
          </table:table-cell>
          <table:table-cell office:value-type="float" office:value="0.3101454" calcext:value-type="float">
            <text:p>0.3101454</text:p>
          </table:table-cell>
          <table:table-cell office:value-type="float" office:value="20.09057" calcext:value-type="float">
            <text:p>20.09057</text:p>
          </table:table-cell>
          <table:table-cell office:value-type="float" office:value="0.06536228" calcext:value-type="float">
            <text:p>0.06536228</text:p>
          </table:table-cell>
          <table:table-cell office:value-type="float" office:value="0.003583437" calcext:value-type="float">
            <text:p>0.003583437</text:p>
          </table:table-cell>
          <table:table-cell office:value-type="float" office:value="0.06175546" calcext:value-type="float">
            <text:p>0.06175546</text:p>
          </table:table-cell>
          <table:table-cell office:value-type="float" office:value="0.9535388" calcext:value-type="float">
            <text:p>0.9535388</text:p>
          </table:table-cell>
          <table:table-cell office:value-type="float" office:value="-0.1703188" calcext:value-type="float">
            <text:p>-0.1703188</text:p>
          </table:table-cell>
          <table:table-cell office:value-type="float" office:value="-0.01688564" calcext:value-type="float">
            <text:p>-0.01688564</text:p>
          </table:table-cell>
          <table:table-cell office:value-type="float" office:value="0.00004145917" calcext:value-type="float">
            <text:p>4.145917E-05</text:p>
          </table:table-cell>
          <table:table-cell office:value-type="float" office:value="17.5274" calcext:value-type="float">
            <text:p>17.5274</text:p>
          </table:table-cell>
          <table:table-cell office:value-type="float" office:value="16.84733" calcext:value-type="float">
            <text:p>16.84733</text:p>
          </table:table-cell>
          <table:table-cell office:value-type="float" office:value="0.6366743" calcext:value-type="float">
            <text:p>0.6366743</text:p>
          </table:table-cell>
          <table:table-cell office:value-type="float" office:value="0.843174" calcext:value-type="float">
            <text:p>0.843174</text:p>
          </table:table-cell>
          <table:table-cell office:value-type="float" office:value="0.03790824" calcext:value-type="float">
            <text:p>0.03790824</text:p>
          </table:table-cell>
          <table:table-cell office:value-type="float" office:value="0.03816696" calcext:value-type="float">
            <text:p>0.03816696</text:p>
          </table:table-cell>
          <table:table-cell office:value-type="float" office:value="0.01386984" calcext:value-type="float">
            <text:p>0.01386984</text:p>
          </table:table-cell>
          <table:table-cell office:value-type="float" office:value="0.01012412" calcext:value-type="float">
            <text:p>0.01012412</text:p>
          </table:table-cell>
          <table:table-cell office:value-type="float" office:value="0.02439869" calcext:value-type="float">
            <text:p>0.02439869</text:p>
          </table:table-cell>
          <table:table-cell office:value-type="float" office:value="0.02231491" calcext:value-type="float">
            <text:p>0.02231491</text:p>
          </table:table-cell>
          <table:table-cell office:value-type="float" office:value="0.01986594" calcext:value-type="float">
            <text:p>0.01986594</text:p>
          </table:table-cell>
          <table:table-cell office:value-type="float" office:value="0.02177057" calcext:value-type="float">
            <text:p>0.02177057</text:p>
          </table:table-cell>
          <table:table-cell office:value-type="float" office:value="0.02688852" calcext:value-type="float">
            <text:p>0.02688852</text:p>
          </table:table-cell>
          <table:table-cell office:value-type="float" office:value="0.00588585" calcext:value-type="float">
            <text:p>0.00588585</text:p>
          </table:table-cell>
          <table:table-cell office:value-type="float" office:value="0.003655913" calcext:value-type="float">
            <text:p>0.003655913</text:p>
          </table:table-cell>
          <table:table-cell office:value-type="float" office:value="0" calcext:value-type="float">
            <text:p>0</text:p>
          </table:table-cell>
          <table:table-cell office:value-type="float" office:value="57.31234" calcext:value-type="float">
            <text:p>57.31234</text:p>
          </table:table-cell>
          <table:table-cell office:value-type="float" office:value="81.5685" calcext:value-type="float">
            <text:p>81.5685</text:p>
          </table:table-cell>
          <table:table-cell office:value-type="float" office:value="109.4182" calcext:value-type="float">
            <text:p>109.4182</text:p>
          </table:table-cell>
          <table:table-cell office:value-type="float" office:value="80.61889" calcext:value-type="float">
            <text:p>80.61889</text:p>
          </table:table-cell>
          <table:table-cell office:value-type="float" office:value="45.03377" calcext:value-type="float">
            <text:p>45.03377</text:p>
          </table:table-cell>
          <table:table-cell office:value-type="float" office:value="4.715653" calcext:value-type="float">
            <text:p>4.715653</text:p>
          </table:table-cell>
          <table:table-cell office:value-type="float" office:value="0.02457933" calcext:value-type="float">
            <text:p>0.02457933</text:p>
          </table:table-cell>
          <table:table-cell office:value-type="float" office:value="4.86811" calcext:value-type="float">
            <text:p>4.86811</text:p>
          </table:table-cell>
          <table:table-cell office:value-type="float" office:value="2.749298" calcext:value-type="float">
            <text:p>2.749298</text:p>
          </table:table-cell>
          <table:table-cell office:value-type="float" office:value="1.052856" calcext:value-type="float">
            <text:p>1.052856</text:p>
          </table:table-cell>
          <table:table-cell office:value-type="float" office:value="0.5552872" calcext:value-type="float">
            <text:p>0.5552872</text:p>
          </table:table-cell>
          <table:table-cell office:value-type="float" office:value="0.4974733" calcext:value-type="float">
            <text:p>0.4974733</text:p>
          </table:table-cell>
          <table:table-cell office:value-type="float" office:value="0.3472949" calcext:value-type="float">
            <text:p>0.3472949</text:p>
          </table:table-cell>
          <table:table-cell office:value-type="float" office:value="0.346385" calcext:value-type="float">
            <text:p>0.346385</text:p>
          </table:table-cell>
          <table:table-cell office:value-type="float" office:value="0" calcext:value-type="float">
            <text:p>0</text:p>
          </table:table-cell>
          <table:table-cell office:value-type="float" office:value="935.5592" calcext:value-type="float">
            <text:p>935.5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7733" calcext:value-type="float">
            <text:p>14.57733</text:p>
          </table:table-cell>
          <table:table-cell office:value-type="float" office:value="0" calcext:value-type="float">
            <text:p>0</text:p>
          </table:table-cell>
          <table:table-cell office:value-type="float" office:value="-0.3685726" calcext:value-type="float">
            <text:p>-0.36857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7" calcext:value-type="float">
            <text:p>3072007</text:p>
          </table:table-cell>
          <table:table-cell office:value-type="float" office:value="19.09541" calcext:value-type="float">
            <text:p>19.09541</text:p>
          </table:table-cell>
          <table:table-cell office:value-type="float" office:value="1101.958" calcext:value-type="float">
            <text:p>1101.958</text:p>
          </table:table-cell>
          <table:table-cell office:value-type="float" office:value="12.84" calcext:value-type="float">
            <text:p>12.84</text:p>
          </table:table-cell>
          <table:table-cell office:value-type="float" office:value="-13.70777" calcext:value-type="float">
            <text:p>-13.70777</text:p>
          </table:table-cell>
          <table:table-cell office:value-type="float" office:value="2.26182" calcext:value-type="float">
            <text:p>2.26182</text:p>
          </table:table-cell>
          <table:table-cell office:value-type="float" office:value="20.88428" calcext:value-type="float">
            <text:p>20.88428</text:p>
          </table:table-cell>
          <table:table-cell office:value-type="float" office:value="0.06545623" calcext:value-type="float">
            <text:p>0.06545623</text:p>
          </table:table-cell>
          <table:table-cell office:value-type="float" office:value="0.003602528" calcext:value-type="float">
            <text:p>0.003602528</text:p>
          </table:table-cell>
          <table:table-cell office:value-type="float" office:value="0.06289611" calcext:value-type="float">
            <text:p>0.06289611</text:p>
          </table:table-cell>
          <table:table-cell office:value-type="float" office:value="0.955404" calcext:value-type="float">
            <text:p>0.955404</text:p>
          </table:table-cell>
          <table:table-cell office:value-type="float" office:value="-0.1937259" calcext:value-type="float">
            <text:p>-0.1937259</text:p>
          </table:table-cell>
          <table:table-cell office:value-type="float" office:value="-0.01829479" calcext:value-type="float">
            <text:p>-0.01829479</text:p>
          </table:table-cell>
          <table:table-cell office:value-type="float" office:value="0.0000416252" calcext:value-type="float">
            <text:p>4.16252E-05</text:p>
          </table:table-cell>
          <table:table-cell office:value-type="float" office:value="17.4868" calcext:value-type="float">
            <text:p>17.4868</text:p>
          </table:table-cell>
          <table:table-cell office:value-type="float" office:value="187.8132" calcext:value-type="float">
            <text:p>187.8132</text:p>
          </table:table-cell>
          <table:table-cell office:value-type="float" office:value="6.021237" calcext:value-type="float">
            <text:p>6.021237</text:p>
          </table:table-cell>
          <table:table-cell office:value-type="float" office:value="0.6001797" calcext:value-type="float">
            <text:p>0.6001797</text:p>
          </table:table-cell>
          <table:table-cell office:value-type="float" office:value="0.03847274" calcext:value-type="float">
            <text:p>0.03847274</text:p>
          </table:table-cell>
          <table:table-cell office:value-type="float" office:value="0.03857261" calcext:value-type="float">
            <text:p>0.03857261</text:p>
          </table:table-cell>
          <table:table-cell office:value-type="float" office:value="0.01394348" calcext:value-type="float">
            <text:p>0.01394348</text:p>
          </table:table-cell>
          <table:table-cell office:value-type="float" office:value="0.01000757" calcext:value-type="float">
            <text:p>0.01000757</text:p>
          </table:table-cell>
          <table:table-cell office:value-type="float" office:value="0.02435249" calcext:value-type="float">
            <text:p>0.02435249</text:p>
          </table:table-cell>
          <table:table-cell office:value-type="float" office:value="0.02221205" calcext:value-type="float">
            <text:p>0.02221205</text:p>
          </table:table-cell>
          <table:table-cell office:value-type="float" office:value="0.01986555" calcext:value-type="float">
            <text:p>0.01986555</text:p>
          </table:table-cell>
          <table:table-cell office:value-type="float" office:value="0.02172714" calcext:value-type="float">
            <text:p>0.02172714</text:p>
          </table:table-cell>
          <table:table-cell office:value-type="float" office:value="0.02680177" calcext:value-type="float">
            <text:p>0.02680177</text:p>
          </table:table-cell>
          <table:table-cell office:value-type="float" office:value="0.005882805" calcext:value-type="float">
            <text:p>0.005882805</text:p>
          </table:table-cell>
          <table:table-cell office:value-type="float" office:value="0.003654719" calcext:value-type="float">
            <text:p>0.003654719</text:p>
          </table:table-cell>
          <table:table-cell office:value-type="float" office:value="0" calcext:value-type="float">
            <text:p>0</text:p>
          </table:table-cell>
          <table:table-cell office:value-type="float" office:value="118.4651" calcext:value-type="float">
            <text:p>118.4651</text:p>
          </table:table-cell>
          <table:table-cell office:value-type="float" office:value="73.86328" calcext:value-type="float">
            <text:p>73.86328</text:p>
          </table:table-cell>
          <table:table-cell office:value-type="float" office:value="105.4309" calcext:value-type="float">
            <text:p>105.4309</text:p>
          </table:table-cell>
          <table:table-cell office:value-type="float" office:value="89.60238" calcext:value-type="float">
            <text:p>89.60238</text:p>
          </table:table-cell>
          <table:table-cell office:value-type="float" office:value="55.52759" calcext:value-type="float">
            <text:p>55.52759</text:p>
          </table:table-cell>
          <table:table-cell office:value-type="float" office:value="4.616867" calcext:value-type="float">
            <text:p>4.616867</text:p>
          </table:table-cell>
          <table:table-cell office:value-type="float" office:value="0.02202841" calcext:value-type="float">
            <text:p>0.02202841</text:p>
          </table:table-cell>
          <table:table-cell office:value-type="float" office:value="4.683509" calcext:value-type="float">
            <text:p>4.683509</text:p>
          </table:table-cell>
          <table:table-cell office:value-type="float" office:value="2.731161" calcext:value-type="float">
            <text:p>2.731161</text:p>
          </table:table-cell>
          <table:table-cell office:value-type="float" office:value="1.059005" calcext:value-type="float">
            <text:p>1.059005</text:p>
          </table:table-cell>
          <table:table-cell office:value-type="float" office:value="0.5582806" calcext:value-type="float">
            <text:p>0.5582806</text:p>
          </table:table-cell>
          <table:table-cell office:value-type="float" office:value="0.4999972" calcext:value-type="float">
            <text:p>0.4999972</text:p>
          </table:table-cell>
          <table:table-cell office:value-type="float" office:value="0.3466294" calcext:value-type="float">
            <text:p>0.3466294</text:p>
          </table:table-cell>
          <table:table-cell office:value-type="float" office:value="0.3463928" calcext:value-type="float">
            <text:p>0.3463928</text:p>
          </table:table-cell>
          <table:table-cell office:value-type="float" office:value="0" calcext:value-type="float">
            <text:p>0</text:p>
          </table:table-cell>
          <table:table-cell office:value-type="float" office:value="4806.833" calcext:value-type="float">
            <text:p>4806.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1037" calcext:value-type="float">
            <text:p>14.71037</text:p>
          </table:table-cell>
          <table:table-cell office:value-type="float" office:value="0" calcext:value-type="float">
            <text:p>0</text:p>
          </table:table-cell>
          <table:table-cell office:value-type="float" office:value="-0.4091684" calcext:value-type="float">
            <text:p>-0.40916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7" calcext:value-type="float">
            <text:p>4072007</text:p>
          </table:table-cell>
          <table:table-cell office:value-type="float" office:value="18.92194" calcext:value-type="float">
            <text:p>18.92194</text:p>
          </table:table-cell>
          <table:table-cell office:value-type="float" office:value="1101.937" calcext:value-type="float">
            <text:p>1101.937</text:p>
          </table:table-cell>
          <table:table-cell office:value-type="float" office:value="12.84" calcext:value-type="float">
            <text:p>12.84</text:p>
          </table:table-cell>
          <table:table-cell office:value-type="float" office:value="-14.45866" calcext:value-type="float">
            <text:p>-14.45866</text:p>
          </table:table-cell>
          <table:table-cell office:value-type="float" office:value="1.749166" calcext:value-type="float">
            <text:p>1.749166</text:p>
          </table:table-cell>
          <table:table-cell office:value-type="float" office:value="20.65751" calcext:value-type="float">
            <text:p>20.65751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63476" calcext:value-type="float">
            <text:p>0.00363476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21704" calcext:value-type="float">
            <text:p>0.9621704</text:p>
          </table:table-cell>
          <table:table-cell office:value-type="float" office:value="-0.2172087" calcext:value-type="float">
            <text:p>-0.2172087</text:p>
          </table:table-cell>
          <table:table-cell office:value-type="float" office:value="-0.01838794" calcext:value-type="float">
            <text:p>-0.01838794</text:p>
          </table:table-cell>
          <table:table-cell office:value-type="float" office:value="0.00004183408" calcext:value-type="float">
            <text:p>4.183408E-05</text:p>
          </table:table-cell>
          <table:table-cell office:value-type="float" office:value="17.26175" calcext:value-type="float">
            <text:p>17.26175</text:p>
          </table:table-cell>
          <table:table-cell office:value-type="float" office:value="98.12818" calcext:value-type="float">
            <text:p>98.12818</text:p>
          </table:table-cell>
          <table:table-cell office:value-type="float" office:value="11.23019" calcext:value-type="float">
            <text:p>11.23019</text:p>
          </table:table-cell>
          <table:table-cell office:value-type="float" office:value="4.188014" calcext:value-type="float">
            <text:p>4.188014</text:p>
          </table:table-cell>
          <table:table-cell office:value-type="float" office:value="0.4438521" calcext:value-type="float">
            <text:p>0.4438521</text:p>
          </table:table-cell>
          <table:table-cell office:value-type="float" office:value="0.07487227" calcext:value-type="float">
            <text:p>0.07487227</text:p>
          </table:table-cell>
          <table:table-cell office:value-type="float" office:value="0.01500646" calcext:value-type="float">
            <text:p>0.01500646</text:p>
          </table:table-cell>
          <table:table-cell office:value-type="float" office:value="0.01157125" calcext:value-type="float">
            <text:p>0.01157125</text:p>
          </table:table-cell>
          <table:table-cell office:value-type="float" office:value="0.02431048" calcext:value-type="float">
            <text:p>0.02431048</text:p>
          </table:table-cell>
          <table:table-cell office:value-type="float" office:value="0.02211172" calcext:value-type="float">
            <text:p>0.02211172</text:p>
          </table:table-cell>
          <table:table-cell office:value-type="float" office:value="0.01986295" calcext:value-type="float">
            <text:p>0.01986295</text:p>
          </table:table-cell>
          <table:table-cell office:value-type="float" office:value="0.02168554" calcext:value-type="float">
            <text:p>0.02168554</text:p>
          </table:table-cell>
          <table:table-cell office:value-type="float" office:value="0.02671591" calcext:value-type="float">
            <text:p>0.02671591</text:p>
          </table:table-cell>
          <table:table-cell office:value-type="float" office:value="0.005877424" calcext:value-type="float">
            <text:p>0.005877424</text:p>
          </table:table-cell>
          <table:table-cell office:value-type="float" office:value="0.003653515" calcext:value-type="float">
            <text:p>0.003653515</text:p>
          </table:table-cell>
          <table:table-cell office:value-type="float" office:value="0" calcext:value-type="float">
            <text:p>0</text:p>
          </table:table-cell>
          <table:table-cell office:value-type="float" office:value="19.11543" calcext:value-type="float">
            <text:p>19.11543</text:p>
          </table:table-cell>
          <table:table-cell office:value-type="float" office:value="57.03221" calcext:value-type="float">
            <text:p>57.03221</text:p>
          </table:table-cell>
          <table:table-cell office:value-type="float" office:value="95.29483" calcext:value-type="float">
            <text:p>95.29483</text:p>
          </table:table-cell>
          <table:table-cell office:value-type="float" office:value="101.4638" calcext:value-type="float">
            <text:p>101.4638</text:p>
          </table:table-cell>
          <table:table-cell office:value-type="float" office:value="83.79087" calcext:value-type="float">
            <text:p>83.79087</text:p>
          </table:table-cell>
          <table:table-cell office:value-type="float" office:value="8.958785" calcext:value-type="float">
            <text:p>8.958785</text:p>
          </table:table-cell>
          <table:table-cell office:value-type="float" office:value="0.07241988" calcext:value-type="float">
            <text:p>0.07241988</text:p>
          </table:table-cell>
          <table:table-cell office:value-type="float" office:value="4.474736" calcext:value-type="float">
            <text:p>4.474736</text:p>
          </table:table-cell>
          <table:table-cell office:value-type="float" office:value="2.70164" calcext:value-type="float">
            <text:p>2.70164</text:p>
          </table:table-cell>
          <table:table-cell office:value-type="float" office:value="1.065163" calcext:value-type="float">
            <text:p>1.065163</text:p>
          </table:table-cell>
          <table:table-cell office:value-type="float" office:value="0.5613008" calcext:value-type="float">
            <text:p>0.5613008</text:p>
          </table:table-cell>
          <table:table-cell office:value-type="float" office:value="0.5024965" calcext:value-type="float">
            <text:p>0.5024965</text:p>
          </table:table-cell>
          <table:table-cell office:value-type="float" office:value="0.3452352" calcext:value-type="float">
            <text:p>0.3452352</text:p>
          </table:table-cell>
          <table:table-cell office:value-type="float" office:value="0.3464004" calcext:value-type="float">
            <text:p>0.3464004</text:p>
          </table:table-cell>
          <table:table-cell office:value-type="float" office:value="0" calcext:value-type="float">
            <text:p>0</text:p>
          </table:table-cell>
          <table:table-cell office:value-type="float" office:value="971.6171" calcext:value-type="float">
            <text:p>971.6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976" calcext:value-type="float">
            <text:p>14.8976</text:p>
          </table:table-cell>
          <table:table-cell office:value-type="float" office:value="0" calcext:value-type="float">
            <text:p>0</text:p>
          </table:table-cell>
          <table:table-cell office:value-type="float" office:value="-0.542204" calcext:value-type="float">
            <text:p>-0.5422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7" calcext:value-type="float">
            <text:p>5072007</text:p>
          </table:table-cell>
          <table:table-cell office:value-type="float" office:value="18.80278" calcext:value-type="float">
            <text:p>18.80278</text:p>
          </table:table-cell>
          <table:table-cell office:value-type="float" office:value="1101.929" calcext:value-type="float">
            <text:p>1101.929</text:p>
          </table:table-cell>
          <table:table-cell office:value-type="float" office:value="12.84" calcext:value-type="float">
            <text:p>12.84</text:p>
          </table:table-cell>
          <table:table-cell office:value-type="float" office:value="-15.26251" calcext:value-type="float">
            <text:p>-15.26251</text:p>
          </table:table-cell>
          <table:table-cell office:value-type="float" office:value="1.165733" calcext:value-type="float">
            <text:p>1.165733</text:p>
          </table:table-cell>
          <table:table-cell office:value-type="float" office:value="20.36295" calcext:value-type="float">
            <text:p>20.36295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647769" calcext:value-type="float">
            <text:p>0.003647769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21141" calcext:value-type="float">
            <text:p>0.9621141</text:p>
          </table:table-cell>
          <table:table-cell office:value-type="float" office:value="-0.2644579" calcext:value-type="float">
            <text:p>-0.2644579</text:p>
          </table:table-cell>
          <table:table-cell office:value-type="float" office:value="-0.01843725" calcext:value-type="float">
            <text:p>-0.01843725</text:p>
          </table:table-cell>
          <table:table-cell office:value-type="float" office:value="0.00004205693" calcext:value-type="float">
            <text:p>4.205693E-05</text:p>
          </table:table-cell>
          <table:table-cell office:value-type="float" office:value="17.24959" calcext:value-type="float">
            <text:p>17.24959</text:p>
          </table:table-cell>
          <table:table-cell office:value-type="float" office:value="78.09661" calcext:value-type="float">
            <text:p>78.09661</text:p>
          </table:table-cell>
          <table:table-cell office:value-type="float" office:value="5.410926" calcext:value-type="float">
            <text:p>5.410926</text:p>
          </table:table-cell>
          <table:table-cell office:value-type="float" office:value="1.563047" calcext:value-type="float">
            <text:p>1.563047</text:p>
          </table:table-cell>
          <table:table-cell office:value-type="float" office:value="0.1545303" calcext:value-type="float">
            <text:p>0.1545303</text:p>
          </table:table-cell>
          <table:table-cell office:value-type="float" office:value="0.04688441" calcext:value-type="float">
            <text:p>0.04688441</text:p>
          </table:table-cell>
          <table:table-cell office:value-type="float" office:value="0.01475402" calcext:value-type="float">
            <text:p>0.01475402</text:p>
          </table:table-cell>
          <table:table-cell office:value-type="float" office:value="0.01104167" calcext:value-type="float">
            <text:p>0.01104167</text:p>
          </table:table-cell>
          <table:table-cell office:value-type="float" office:value="0.0243058" calcext:value-type="float">
            <text:p>0.0243058</text:p>
          </table:table-cell>
          <table:table-cell office:value-type="float" office:value="0.02206479" calcext:value-type="float">
            <text:p>0.02206479</text:p>
          </table:table-cell>
          <table:table-cell office:value-type="float" office:value="0.01982218" calcext:value-type="float">
            <text:p>0.01982218</text:p>
          </table:table-cell>
          <table:table-cell office:value-type="float" office:value="0.02164573" calcext:value-type="float">
            <text:p>0.02164573</text:p>
          </table:table-cell>
          <table:table-cell office:value-type="float" office:value="0.02663134" calcext:value-type="float">
            <text:p>0.02663134</text:p>
          </table:table-cell>
          <table:table-cell office:value-type="float" office:value="0.005879127" calcext:value-type="float">
            <text:p>0.005879127</text:p>
          </table:table-cell>
          <table:table-cell office:value-type="float" office:value="0.003652297" calcext:value-type="float">
            <text:p>0.003652297</text:p>
          </table:table-cell>
          <table:table-cell office:value-type="float" office:value="0" calcext:value-type="float">
            <text:p>0</text:p>
          </table:table-cell>
          <table:table-cell office:value-type="float" office:value="39.50729" calcext:value-type="float">
            <text:p>39.50729</text:p>
          </table:table-cell>
          <table:table-cell office:value-type="float" office:value="63.73287" calcext:value-type="float">
            <text:p>63.73287</text:p>
          </table:table-cell>
          <table:table-cell office:value-type="float" office:value="88.12251" calcext:value-type="float">
            <text:p>88.12251</text:p>
          </table:table-cell>
          <table:table-cell office:value-type="float" office:value="90.104" calcext:value-type="float">
            <text:p>90.104</text:p>
          </table:table-cell>
          <table:table-cell office:value-type="float" office:value="77.93748" calcext:value-type="float">
            <text:p>77.93748</text:p>
          </table:table-cell>
          <table:table-cell office:value-type="float" office:value="11.70887" calcext:value-type="float">
            <text:p>11.70887</text:p>
          </table:table-cell>
          <table:table-cell office:value-type="float" office:value="0.5703359" calcext:value-type="float">
            <text:p>0.5703359</text:p>
          </table:table-cell>
          <table:table-cell office:value-type="float" office:value="4.240124" calcext:value-type="float">
            <text:p>4.240124</text:p>
          </table:table-cell>
          <table:table-cell office:value-type="float" office:value="2.682106" calcext:value-type="float">
            <text:p>2.682106</text:p>
          </table:table-cell>
          <table:table-cell office:value-type="float" office:value="1.066522" calcext:value-type="float">
            <text:p>1.066522</text:p>
          </table:table-cell>
          <table:table-cell office:value-type="float" office:value="0.5643356" calcext:value-type="float">
            <text:p>0.5643356</text:p>
          </table:table-cell>
          <table:table-cell office:value-type="float" office:value="0.5050048" calcext:value-type="float">
            <text:p>0.5050048</text:p>
          </table:table-cell>
          <table:table-cell office:value-type="float" office:value="0.3460075" calcext:value-type="float">
            <text:p>0.3460075</text:p>
          </table:table-cell>
          <table:table-cell office:value-type="float" office:value="0.3464082" calcext:value-type="float">
            <text:p>0.3464082</text:p>
          </table:table-cell>
          <table:table-cell office:value-type="float" office:value="0" calcext:value-type="float">
            <text:p>0</text:p>
          </table:table-cell>
          <table:table-cell office:value-type="float" office:value="1435.094" calcext:value-type="float">
            <text:p>1435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1588" calcext:value-type="float">
            <text:p>15.01588</text:p>
          </table:table-cell>
          <table:table-cell office:value-type="float" office:value="0" calcext:value-type="float">
            <text:p>0</text:p>
          </table:table-cell>
          <table:table-cell office:value-type="float" office:value="-0.6982759" calcext:value-type="float">
            <text:p>-0.698275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7" calcext:value-type="float">
            <text:p>6072007</text:p>
          </table:table-cell>
          <table:table-cell office:value-type="float" office:value="18.68324" calcext:value-type="float">
            <text:p>18.68324</text:p>
          </table:table-cell>
          <table:table-cell office:value-type="float" office:value="1101.893" calcext:value-type="float">
            <text:p>1101.893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8811" calcext:value-type="float">
            <text:p>-16.38811</text:p>
          </table:table-cell>
          <table:table-cell office:value-type="float" office:value="0.9665149" calcext:value-type="float">
            <text:p>0.9665149</text:p>
          </table:table-cell>
          <table:table-cell office:value-type="float" office:value="19.57562" calcext:value-type="float">
            <text:p>19.57562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660777" calcext:value-type="float">
            <text:p>0.003660777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2072" calcext:value-type="float">
            <text:p>0.962072</text:p>
          </table:table-cell>
          <table:table-cell office:value-type="float" office:value="-0.2691435" calcext:value-type="float">
            <text:p>-0.2691435</text:p>
          </table:table-cell>
          <table:table-cell office:value-type="float" office:value="-0.0185584" calcext:value-type="float">
            <text:p>-0.0185584</text:p>
          </table:table-cell>
          <table:table-cell office:value-type="float" office:value="0.00004232646" calcext:value-type="float">
            <text:p>4.232646E-05</text:p>
          </table:table-cell>
          <table:table-cell office:value-type="float" office:value="17.19029" calcext:value-type="float">
            <text:p>17.19029</text:p>
          </table:table-cell>
          <table:table-cell office:value-type="float" office:value="69.21037" calcext:value-type="float">
            <text:p>69.21037</text:p>
          </table:table-cell>
          <table:table-cell office:value-type="float" office:value="3.458004" calcext:value-type="float">
            <text:p>3.458004</text:p>
          </table:table-cell>
          <table:table-cell office:value-type="float" office:value="1.017058" calcext:value-type="float">
            <text:p>1.017058</text:p>
          </table:table-cell>
          <table:table-cell office:value-type="float" office:value="0.105813" calcext:value-type="float">
            <text:p>0.105813</text:p>
          </table:table-cell>
          <table:table-cell office:value-type="float" office:value="0.04440237" calcext:value-type="float">
            <text:p>0.04440237</text:p>
          </table:table-cell>
          <table:table-cell office:value-type="float" office:value="0.01455899" calcext:value-type="float">
            <text:p>0.01455899</text:p>
          </table:table-cell>
          <table:table-cell office:value-type="float" office:value="0.0106368" calcext:value-type="float">
            <text:p>0.0106368</text:p>
          </table:table-cell>
          <table:table-cell office:value-type="float" office:value="0.02424912" calcext:value-type="float">
            <text:p>0.02424912</text:p>
          </table:table-cell>
          <table:table-cell office:value-type="float" office:value="0.02202852" calcext:value-type="float">
            <text:p>0.02202852</text:p>
          </table:table-cell>
          <table:table-cell office:value-type="float" office:value="0.01974583" calcext:value-type="float">
            <text:p>0.01974583</text:p>
          </table:table-cell>
          <table:table-cell office:value-type="float" office:value="0.02160783" calcext:value-type="float">
            <text:p>0.02160783</text:p>
          </table:table-cell>
          <table:table-cell office:value-type="float" office:value="0.02654928" calcext:value-type="float">
            <text:p>0.02654928</text:p>
          </table:table-cell>
          <table:table-cell office:value-type="float" office:value="0.00587985" calcext:value-type="float">
            <text:p>0.00587985</text:p>
          </table:table-cell>
          <table:table-cell office:value-type="float" office:value="0.003651075" calcext:value-type="float">
            <text:p>0.003651075</text:p>
          </table:table-cell>
          <table:table-cell office:value-type="float" office:value="0" calcext:value-type="float">
            <text:p>0</text:p>
          </table:table-cell>
          <table:table-cell office:value-type="float" office:value="30.71576" calcext:value-type="float">
            <text:p>30.71576</text:p>
          </table:table-cell>
          <table:table-cell office:value-type="float" office:value="72.39661" calcext:value-type="float">
            <text:p>72.39661</text:p>
          </table:table-cell>
          <table:table-cell office:value-type="float" office:value="82.7823" calcext:value-type="float">
            <text:p>82.7823</text:p>
          </table:table-cell>
          <table:table-cell office:value-type="float" office:value="84.22314" calcext:value-type="float">
            <text:p>84.22314</text:p>
          </table:table-cell>
          <table:table-cell office:value-type="float" office:value="71.26958" calcext:value-type="float">
            <text:p>71.26958</text:p>
          </table:table-cell>
          <table:table-cell office:value-type="float" office:value="10.68578" calcext:value-type="float">
            <text:p>10.68578</text:p>
          </table:table-cell>
          <table:table-cell office:value-type="float" office:value="0.1870083" calcext:value-type="float">
            <text:p>0.1870083</text:p>
          </table:table-cell>
          <table:table-cell office:value-type="float" office:value="3.978151" calcext:value-type="float">
            <text:p>3.978151</text:p>
          </table:table-cell>
          <table:table-cell office:value-type="float" office:value="2.666868" calcext:value-type="float">
            <text:p>2.666868</text:p>
          </table:table-cell>
          <table:table-cell office:value-type="float" office:value="1.057818" calcext:value-type="float">
            <text:p>1.057818</text:p>
          </table:table-cell>
          <table:table-cell office:value-type="float" office:value="0.5673918" calcext:value-type="float">
            <text:p>0.5673918</text:p>
          </table:table-cell>
          <table:table-cell office:value-type="float" office:value="0.5076073" calcext:value-type="float">
            <text:p>0.5076073</text:p>
          </table:table-cell>
          <table:table-cell office:value-type="float" office:value="0.3466762" calcext:value-type="float">
            <text:p>0.3466762</text:p>
          </table:table-cell>
          <table:table-cell office:value-type="float" office:value="0.346416" calcext:value-type="float">
            <text:p>0.346416</text:p>
          </table:table-cell>
          <table:table-cell office:value-type="float" office:value="0" calcext:value-type="float">
            <text:p>0</text:p>
          </table:table-cell>
          <table:table-cell office:value-type="float" office:value="1414.981" calcext:value-type="float">
            <text:p>1414.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626" calcext:value-type="float">
            <text:p>15.1626</text:p>
          </table:table-cell>
          <table:table-cell office:value-type="float" office:value="0" calcext:value-type="float">
            <text:p>0</text:p>
          </table:table-cell>
          <table:table-cell office:value-type="float" office:value="-0.7030931" calcext:value-type="float">
            <text:p>-0.70309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7" calcext:value-type="float">
            <text:p>7072007</text:p>
          </table:table-cell>
          <table:table-cell office:value-type="float" office:value="18.55091" calcext:value-type="float">
            <text:p>18.55091</text:p>
          </table:table-cell>
          <table:table-cell office:value-type="float" office:value="1101.847" calcext:value-type="float">
            <text:p>1101.847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72713" calcext:value-type="float">
            <text:p>-17.72713</text:p>
          </table:table-cell>
          <table:table-cell office:value-type="float" office:value="0.8276497" calcext:value-type="float">
            <text:p>0.8276497</text:p>
          </table:table-cell>
          <table:table-cell office:value-type="float" office:value="18.54363" calcext:value-type="float">
            <text:p>18.54363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673786" calcext:value-type="float">
            <text:p>0.003673786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20427" calcext:value-type="float">
            <text:p>0.9620427</text:p>
          </table:table-cell>
          <table:table-cell office:value-type="float" office:value="-0.269902" calcext:value-type="float">
            <text:p>-0.269902</text:p>
          </table:table-cell>
          <table:table-cell office:value-type="float" office:value="-0.01867694" calcext:value-type="float">
            <text:p>-0.01867694</text:p>
          </table:table-cell>
          <table:table-cell office:value-type="float" office:value="0.00004263485" calcext:value-type="float">
            <text:p>4.263485E-05</text:p>
          </table:table-cell>
          <table:table-cell office:value-type="float" office:value="17.12132" calcext:value-type="float">
            <text:p>17.12132</text:p>
          </table:table-cell>
          <table:table-cell office:value-type="float" office:value="61.88653" calcext:value-type="float">
            <text:p>61.88653</text:p>
          </table:table-cell>
          <table:table-cell office:value-type="float" office:value="2.307459" calcext:value-type="float">
            <text:p>2.307459</text:p>
          </table:table-cell>
          <table:table-cell office:value-type="float" office:value="0.6845902" calcext:value-type="float">
            <text:p>0.6845902</text:p>
          </table:table-cell>
          <table:table-cell office:value-type="float" office:value="0.08017813" calcext:value-type="float">
            <text:p>0.08017813</text:p>
          </table:table-cell>
          <table:table-cell office:value-type="float" office:value="0.04532847" calcext:value-type="float">
            <text:p>0.04532847</text:p>
          </table:table-cell>
          <table:table-cell office:value-type="float" office:value="0.01448102" calcext:value-type="float">
            <text:p>0.01448102</text:p>
          </table:table-cell>
          <table:table-cell office:value-type="float" office:value="0.01030988" calcext:value-type="float">
            <text:p>0.01030988</text:p>
          </table:table-cell>
          <table:table-cell office:value-type="float" office:value="0.02417795" calcext:value-type="float">
            <text:p>0.02417795</text:p>
          </table:table-cell>
          <table:table-cell office:value-type="float" office:value="0.02199785" calcext:value-type="float">
            <text:p>0.02199785</text:p>
          </table:table-cell>
          <table:table-cell office:value-type="float" office:value="0.01965268" calcext:value-type="float">
            <text:p>0.01965268</text:p>
          </table:table-cell>
          <table:table-cell office:value-type="float" office:value="0.02157187" calcext:value-type="float">
            <text:p>0.02157187</text:p>
          </table:table-cell>
          <table:table-cell office:value-type="float" office:value="0.02646975" calcext:value-type="float">
            <text:p>0.02646975</text:p>
          </table:table-cell>
          <table:table-cell office:value-type="float" office:value="0.005879686" calcext:value-type="float">
            <text:p>0.005879686</text:p>
          </table:table-cell>
          <table:table-cell office:value-type="float" office:value="0.003649836" calcext:value-type="float">
            <text:p>0.003649836</text:p>
          </table:table-cell>
          <table:table-cell office:value-type="float" office:value="0" calcext:value-type="float">
            <text:p>0</text:p>
          </table:table-cell>
          <table:table-cell office:value-type="float" office:value="22.32371" calcext:value-type="float">
            <text:p>22.32371</text:p>
          </table:table-cell>
          <table:table-cell office:value-type="float" office:value="75.36266" calcext:value-type="float">
            <text:p>75.36266</text:p>
          </table:table-cell>
          <table:table-cell office:value-type="float" office:value="77.67235" calcext:value-type="float">
            <text:p>77.67235</text:p>
          </table:table-cell>
          <table:table-cell office:value-type="float" office:value="78.41554" calcext:value-type="float">
            <text:p>78.41554</text:p>
          </table:table-cell>
          <table:table-cell office:value-type="float" office:value="63.28574" calcext:value-type="float">
            <text:p>63.28574</text:p>
          </table:table-cell>
          <table:table-cell office:value-type="float" office:value="9.633586" calcext:value-type="float">
            <text:p>9.633586</text:p>
          </table:table-cell>
          <table:table-cell office:value-type="float" office:value="0.01997575" calcext:value-type="float">
            <text:p>0.01997575</text:p>
          </table:table-cell>
          <table:table-cell office:value-type="float" office:value="3.707851" calcext:value-type="float">
            <text:p>3.707851</text:p>
          </table:table-cell>
          <table:table-cell office:value-type="float" office:value="2.645036" calcext:value-type="float">
            <text:p>2.645036</text:p>
          </table:table-cell>
          <table:table-cell office:value-type="float" office:value="1.038876" calcext:value-type="float">
            <text:p>1.038876</text:p>
          </table:table-cell>
          <table:table-cell office:value-type="float" office:value="0.5704964" calcext:value-type="float">
            <text:p>0.5704964</text:p>
          </table:table-cell>
          <table:table-cell office:value-type="float" office:value="0.5102906" calcext:value-type="float">
            <text:p>0.5102906</text:p>
          </table:table-cell>
          <table:table-cell office:value-type="float" office:value="0.3472525" calcext:value-type="float">
            <text:p>0.3472525</text:p>
          </table:table-cell>
          <table:table-cell office:value-type="float" office:value="0.3464239" calcext:value-type="float">
            <text:p>0.3464239</text:p>
          </table:table-cell>
          <table:table-cell office:value-type="float" office:value="0" calcext:value-type="float">
            <text:p>0</text:p>
          </table:table-cell>
          <table:table-cell office:value-type="float" office:value="1416.965" calcext:value-type="float">
            <text:p>1416.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3193" calcext:value-type="float">
            <text:p>15.33193</text:p>
          </table:table-cell>
          <table:table-cell office:value-type="float" office:value="0" calcext:value-type="float">
            <text:p>0</text:p>
          </table:table-cell>
          <table:table-cell office:value-type="float" office:value="-0.7036619" calcext:value-type="float">
            <text:p>-0.70366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7" calcext:value-type="float">
            <text:p>8072007</text:p>
          </table:table-cell>
          <table:table-cell office:value-type="float" office:value="18.39329" calcext:value-type="float">
            <text:p>18.39329</text:p>
          </table:table-cell>
          <table:table-cell office:value-type="float" office:value="1101.807" calcext:value-type="float">
            <text:p>1101.807</text:p>
          </table:table-cell>
          <table:table-cell office:value-type="float" office:value="12.84" calcext:value-type="float">
            <text:p>12.84</text:p>
          </table:table-cell>
          <table:table-cell office:value-type="float" office:value="-18.73727" calcext:value-type="float">
            <text:p>-18.73727</text:p>
          </table:table-cell>
          <table:table-cell office:value-type="float" office:value="0.6505278" calcext:value-type="float">
            <text:p>0.6505278</text:p>
          </table:table-cell>
          <table:table-cell office:value-type="float" office:value="17.80506" calcext:value-type="float">
            <text:p>17.80506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697277" calcext:value-type="float">
            <text:p>0.003697277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4053" calcext:value-type="float">
            <text:p>0.964053</text:p>
          </table:table-cell>
          <table:table-cell office:value-type="float" office:value="-0.2780044" calcext:value-type="float">
            <text:p>-0.2780044</text:p>
          </table:table-cell>
          <table:table-cell office:value-type="float" office:value="-0.01872355" calcext:value-type="float">
            <text:p>-0.01872355</text:p>
          </table:table-cell>
          <table:table-cell office:value-type="float" office:value="0.00004298363" calcext:value-type="float">
            <text:p>4.298363E-05</text:p>
          </table:table-cell>
          <table:table-cell office:value-type="float" office:value="16.94531" calcext:value-type="float">
            <text:p>16.94531</text:p>
          </table:table-cell>
          <table:table-cell office:value-type="float" office:value="41.65354" calcext:value-type="float">
            <text:p>41.65354</text:p>
          </table:table-cell>
          <table:table-cell office:value-type="float" office:value="2.717596" calcext:value-type="float">
            <text:p>2.717596</text:p>
          </table:table-cell>
          <table:table-cell office:value-type="float" office:value="0.9941961" calcext:value-type="float">
            <text:p>0.9941961</text:p>
          </table:table-cell>
          <table:table-cell office:value-type="float" office:value="0.0788468" calcext:value-type="float">
            <text:p>0.0788468</text:p>
          </table:table-cell>
          <table:table-cell office:value-type="float" office:value="0.04886608" calcext:value-type="float">
            <text:p>0.04886608</text:p>
          </table:table-cell>
          <table:table-cell office:value-type="float" office:value="0.01486468" calcext:value-type="float">
            <text:p>0.01486468</text:p>
          </table:table-cell>
          <table:table-cell office:value-type="float" office:value="0.01042121" calcext:value-type="float">
            <text:p>0.01042121</text:p>
          </table:table-cell>
          <table:table-cell office:value-type="float" office:value="0.0241839" calcext:value-type="float">
            <text:p>0.0241839</text:p>
          </table:table-cell>
          <table:table-cell office:value-type="float" office:value="0.02197082" calcext:value-type="float">
            <text:p>0.02197082</text:p>
          </table:table-cell>
          <table:table-cell office:value-type="float" office:value="0.01955464" calcext:value-type="float">
            <text:p>0.01955464</text:p>
          </table:table-cell>
          <table:table-cell office:value-type="float" office:value="0.0215378" calcext:value-type="float">
            <text:p>0.0215378</text:p>
          </table:table-cell>
          <table:table-cell office:value-type="float" office:value="0.02639174" calcext:value-type="float">
            <text:p>0.02639174</text:p>
          </table:table-cell>
          <table:table-cell office:value-type="float" office:value="0.005873909" calcext:value-type="float">
            <text:p>0.005873909</text:p>
          </table:table-cell>
          <table:table-cell office:value-type="float" office:value="0.003648593" calcext:value-type="float">
            <text:p>0.003648593</text:p>
          </table:table-cell>
          <table:table-cell office:value-type="float" office:value="0" calcext:value-type="float">
            <text:p>0</text:p>
          </table:table-cell>
          <table:table-cell office:value-type="float" office:value="10.08474" calcext:value-type="float">
            <text:p>10.08474</text:p>
          </table:table-cell>
          <table:table-cell office:value-type="float" office:value="42.49424" calcext:value-type="float">
            <text:p>42.49424</text:p>
          </table:table-cell>
          <table:table-cell office:value-type="float" office:value="72.76756" calcext:value-type="float">
            <text:p>72.76756</text:p>
          </table:table-cell>
          <table:table-cell office:value-type="float" office:value="83.90362" calcext:value-type="float">
            <text:p>83.90362</text:p>
          </table:table-cell>
          <table:table-cell office:value-type="float" office:value="77.4733" calcext:value-type="float">
            <text:p>77.4733</text:p>
          </table:table-cell>
          <table:table-cell office:value-type="float" office:value="12.40834" calcext:value-type="float">
            <text:p>12.40834</text:p>
          </table:table-cell>
          <table:table-cell office:value-type="float" office:value="0.0836653" calcext:value-type="float">
            <text:p>0.0836653</text:p>
          </table:table-cell>
          <table:table-cell office:value-type="float" office:value="3.445117" calcext:value-type="float">
            <text:p>3.445117</text:p>
          </table:table-cell>
          <table:table-cell office:value-type="float" office:value="2.6131" calcext:value-type="float">
            <text:p>2.6131</text:p>
          </table:table-cell>
          <table:table-cell office:value-type="float" office:value="1.010407" calcext:value-type="float">
            <text:p>1.010407</text:p>
          </table:table-cell>
          <table:table-cell office:value-type="float" office:value="0.5736707" calcext:value-type="float">
            <text:p>0.5736707</text:p>
          </table:table-cell>
          <table:table-cell office:value-type="float" office:value="0.5129417" calcext:value-type="float">
            <text:p>0.5129417</text:p>
          </table:table-cell>
          <table:table-cell office:value-type="float" office:value="0.3461041" calcext:value-type="float">
            <text:p>0.3461041</text:p>
          </table:table-cell>
          <table:table-cell office:value-type="float" office:value="0.3464318" calcext:value-type="float">
            <text:p>0.3464318</text:p>
          </table:table-cell>
          <table:table-cell office:value-type="float" office:value="0" calcext:value-type="float">
            <text:p>0</text:p>
          </table:table-cell>
          <table:table-cell office:value-type="float" office:value="346.5368" calcext:value-type="float">
            <text:p>346.5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2268" calcext:value-type="float">
            <text:p>15.52268</text:p>
          </table:table-cell>
          <table:table-cell office:value-type="float" office:value="0" calcext:value-type="float">
            <text:p>0</text:p>
          </table:table-cell>
          <table:table-cell office:value-type="float" office:value="-0.7807912" calcext:value-type="float">
            <text:p>-0.78079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7" calcext:value-type="float">
            <text:p>9072007</text:p>
          </table:table-cell>
          <table:table-cell office:value-type="float" office:value="18.27878" calcext:value-type="float">
            <text:p>18.27878</text:p>
          </table:table-cell>
          <table:table-cell office:value-type="float" office:value="1101.784" calcext:value-type="float">
            <text:p>1101.784</text:p>
          </table:table-cell>
          <table:table-cell office:value-type="float" office:value="12.84" calcext:value-type="float">
            <text:p>12.84</text:p>
          </table:table-cell>
          <table:table-cell office:value-type="float" office:value="-19.71616" calcext:value-type="float">
            <text:p>-19.71616</text:p>
          </table:table-cell>
          <table:table-cell office:value-type="float" office:value="0.4083374" calcext:value-type="float">
            <text:p>0.4083374</text:p>
          </table:table-cell>
          <table:table-cell office:value-type="float" office:value="17.12447" calcext:value-type="float">
            <text:p>17.12447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710263" calcext:value-type="float">
            <text:p>0.003710263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39918" calcext:value-type="float">
            <text:p>0.9639918</text:p>
          </table:table-cell>
          <table:table-cell office:value-type="float" office:value="-0.2949776" calcext:value-type="float">
            <text:p>-0.2949776</text:p>
          </table:table-cell>
          <table:table-cell office:value-type="float" office:value="-0.01872401" calcext:value-type="float">
            <text:p>-0.01872401</text:p>
          </table:table-cell>
          <table:table-cell office:value-type="float" office:value="0.00004335315" calcext:value-type="float">
            <text:p>4.335315E-05</text:p>
          </table:table-cell>
          <table:table-cell office:value-type="float" office:value="16.9387" calcext:value-type="float">
            <text:p>16.9387</text:p>
          </table:table-cell>
          <table:table-cell office:value-type="float" office:value="25.99473" calcext:value-type="float">
            <text:p>25.99473</text:p>
          </table:table-cell>
          <table:table-cell office:value-type="float" office:value="1.319982" calcext:value-type="float">
            <text:p>1.319982</text:p>
          </table:table-cell>
          <table:table-cell office:value-type="float" office:value="0.4626041" calcext:value-type="float">
            <text:p>0.4626041</text:p>
          </table:table-cell>
          <table:table-cell office:value-type="float" office:value="0.05784901" calcext:value-type="float">
            <text:p>0.05784901</text:p>
          </table:table-cell>
          <table:table-cell office:value-type="float" office:value="0.04293933" calcext:value-type="float">
            <text:p>0.04293933</text:p>
          </table:table-cell>
          <table:table-cell office:value-type="float" office:value="0.01475332" calcext:value-type="float">
            <text:p>0.01475332</text:p>
          </table:table-cell>
          <table:table-cell office:value-type="float" office:value="0.0104845" calcext:value-type="float">
            <text:p>0.0104845</text:p>
          </table:table-cell>
          <table:table-cell office:value-type="float" office:value="0.0242312" calcext:value-type="float">
            <text:p>0.0242312</text:p>
          </table:table-cell>
          <table:table-cell office:value-type="float" office:value="0.02195514" calcext:value-type="float">
            <text:p>0.02195514</text:p>
          </table:table-cell>
          <table:table-cell office:value-type="float" office:value="0.01946731" calcext:value-type="float">
            <text:p>0.01946731</text:p>
          </table:table-cell>
          <table:table-cell office:value-type="float" office:value="0.02150186" calcext:value-type="float">
            <text:p>0.02150186</text:p>
          </table:table-cell>
          <table:table-cell office:value-type="float" office:value="0.02631523" calcext:value-type="float">
            <text:p>0.02631523</text:p>
          </table:table-cell>
          <table:table-cell office:value-type="float" office:value="0.005874276" calcext:value-type="float">
            <text:p>0.005874276</text:p>
          </table:table-cell>
          <table:table-cell office:value-type="float" office:value="0.003647338" calcext:value-type="float">
            <text:p>0.003647338</text:p>
          </table:table-cell>
          <table:table-cell office:value-type="float" office:value="0" calcext:value-type="float">
            <text:p>0</text:p>
          </table:table-cell>
          <table:table-cell office:value-type="float" office:value="23.08211" calcext:value-type="float">
            <text:p>23.08211</text:p>
          </table:table-cell>
          <table:table-cell office:value-type="float" office:value="43.88096" calcext:value-type="float">
            <text:p>43.88096</text:p>
          </table:table-cell>
          <table:table-cell office:value-type="float" office:value="66.4689" calcext:value-type="float">
            <text:p>66.4689</text:p>
          </table:table-cell>
          <table:table-cell office:value-type="float" office:value="74.11221" calcext:value-type="float">
            <text:p>74.11221</text:p>
          </table:table-cell>
          <table:table-cell office:value-type="float" office:value="70.80067" calcext:value-type="float">
            <text:p>70.80067</text:p>
          </table:table-cell>
          <table:table-cell office:value-type="float" office:value="14.07739" calcext:value-type="float">
            <text:p>14.07739</text:p>
          </table:table-cell>
          <table:table-cell office:value-type="float" office:value="0.4899211" calcext:value-type="float">
            <text:p>0.4899211</text:p>
          </table:table-cell>
          <table:table-cell office:value-type="float" office:value="3.187054" calcext:value-type="float">
            <text:p>3.187054</text:p>
          </table:table-cell>
          <table:table-cell office:value-type="float" office:value="2.58082" calcext:value-type="float">
            <text:p>2.58082</text:p>
          </table:table-cell>
          <table:table-cell office:value-type="float" office:value="0.9745684" calcext:value-type="float">
            <text:p>0.9745684</text:p>
          </table:table-cell>
          <table:table-cell office:value-type="float" office:value="0.5768277" calcext:value-type="float">
            <text:p>0.5768277</text:p>
          </table:table-cell>
          <table:table-cell office:value-type="float" office:value="0.5155885" calcext:value-type="float">
            <text:p>0.5155885</text:p>
          </table:table-cell>
          <table:table-cell office:value-type="float" office:value="0.3468092" calcext:value-type="float">
            <text:p>0.3468092</text:p>
          </table:table-cell>
          <table:table-cell office:value-type="float" office:value="0.3464397" calcext:value-type="float">
            <text:p>0.3464397</text:p>
          </table:table-cell>
          <table:table-cell office:value-type="float" office:value="0" calcext:value-type="float">
            <text:p>0</text:p>
          </table:table-cell>
          <table:table-cell office:value-type="float" office:value="489.2621" calcext:value-type="float">
            <text:p>489.2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5122" calcext:value-type="float">
            <text:p>15.65122</text:p>
          </table:table-cell>
          <table:table-cell office:value-type="float" office:value="0" calcext:value-type="float">
            <text:p>0</text:p>
          </table:table-cell>
          <table:table-cell office:value-type="float" office:value="-0.844018" calcext:value-type="float">
            <text:p>-0.8440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7" calcext:value-type="float">
            <text:p>10072007</text:p>
          </table:table-cell>
          <table:table-cell office:value-type="float" office:value="18.18291" calcext:value-type="float">
            <text:p>18.18291</text:p>
          </table:table-cell>
          <table:table-cell office:value-type="float" office:value="1101.746" calcext:value-type="float">
            <text:p>1101.746</text:p>
          </table:table-cell>
          <table:table-cell office:value-type="float" office:value="12.84" calcext:value-type="float">
            <text:p>12.84</text:p>
          </table:table-cell>
          <table:table-cell office:value-type="float" office:value="-20.89631" calcext:value-type="float">
            <text:p>-20.89631</text:p>
          </table:table-cell>
          <table:table-cell office:value-type="float" office:value="0.3337089" calcext:value-type="float">
            <text:p>0.3337089</text:p>
          </table:table-cell>
          <table:table-cell office:value-type="float" office:value="16.14217" calcext:value-type="float">
            <text:p>16.14217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72325" calcext:value-type="float">
            <text:p>0.00372325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3944" calcext:value-type="float">
            <text:p>0.963944</text:p>
          </table:table-cell>
          <table:table-cell office:value-type="float" office:value="-0.2955148" calcext:value-type="float">
            <text:p>-0.2955148</text:p>
          </table:table-cell>
          <table:table-cell office:value-type="float" office:value="-0.0187071" calcext:value-type="float">
            <text:p>-0.0187071</text:p>
          </table:table-cell>
          <table:table-cell office:value-type="float" office:value="0.00004377933" calcext:value-type="float">
            <text:p>4.377933E-05</text:p>
          </table:table-cell>
          <table:table-cell office:value-type="float" office:value="16.90899" calcext:value-type="float">
            <text:p>16.90899</text:p>
          </table:table-cell>
          <table:table-cell office:value-type="float" office:value="21.33803" calcext:value-type="float">
            <text:p>21.33803</text:p>
          </table:table-cell>
          <table:table-cell office:value-type="float" office:value="0.8489894" calcext:value-type="float">
            <text:p>0.8489894</text:p>
          </table:table-cell>
          <table:table-cell office:value-type="float" office:value="0.3048503" calcext:value-type="float">
            <text:p>0.3048503</text:p>
          </table:table-cell>
          <table:table-cell office:value-type="float" office:value="0.04776357" calcext:value-type="float">
            <text:p>0.04776357</text:p>
          </table:table-cell>
          <table:table-cell office:value-type="float" office:value="0.03985243" calcext:value-type="float">
            <text:p>0.03985243</text:p>
          </table:table-cell>
          <table:table-cell office:value-type="float" office:value="0.0143296" calcext:value-type="float">
            <text:p>0.0143296</text:p>
          </table:table-cell>
          <table:table-cell office:value-type="float" office:value="0.01033855" calcext:value-type="float">
            <text:p>0.01033855</text:p>
          </table:table-cell>
          <table:table-cell office:value-type="float" office:value="0.02421767" calcext:value-type="float">
            <text:p>0.02421767</text:p>
          </table:table-cell>
          <table:table-cell office:value-type="float" office:value="0.0219485" calcext:value-type="float">
            <text:p>0.0219485</text:p>
          </table:table-cell>
          <table:table-cell office:value-type="float" office:value="0.01942177" calcext:value-type="float">
            <text:p>0.01942177</text:p>
          </table:table-cell>
          <table:table-cell office:value-type="float" office:value="0.02141725" calcext:value-type="float">
            <text:p>0.02141725</text:p>
          </table:table-cell>
          <table:table-cell office:value-type="float" office:value="0.02624109" calcext:value-type="float">
            <text:p>0.02624109</text:p>
          </table:table-cell>
          <table:table-cell office:value-type="float" office:value="0.005873907" calcext:value-type="float">
            <text:p>0.005873907</text:p>
          </table:table-cell>
          <table:table-cell office:value-type="float" office:value="0.003646074" calcext:value-type="float">
            <text:p>0.003646074</text:p>
          </table:table-cell>
          <table:table-cell office:value-type="float" office:value="0" calcext:value-type="float">
            <text:p>0</text:p>
          </table:table-cell>
          <table:table-cell office:value-type="float" office:value="17.87996" calcext:value-type="float">
            <text:p>17.87996</text:p>
          </table:table-cell>
          <table:table-cell office:value-type="float" office:value="43.46162" calcext:value-type="float">
            <text:p>43.46162</text:p>
          </table:table-cell>
          <table:table-cell office:value-type="float" office:value="61.52624" calcext:value-type="float">
            <text:p>61.52624</text:p>
          </table:table-cell>
          <table:table-cell office:value-type="float" office:value="69.18245" calcext:value-type="float">
            <text:p>69.18245</text:p>
          </table:table-cell>
          <table:table-cell office:value-type="float" office:value="65.04631" calcext:value-type="float">
            <text:p>65.04631</text:p>
          </table:table-cell>
          <table:table-cell office:value-type="float" office:value="13.56391" calcext:value-type="float">
            <text:p>13.56391</text:p>
          </table:table-cell>
          <table:table-cell office:value-type="float" office:value="0.08690347" calcext:value-type="float">
            <text:p>0.08690347</text:p>
          </table:table-cell>
          <table:table-cell office:value-type="float" office:value="2.91362" calcext:value-type="float">
            <text:p>2.91362</text:p>
          </table:table-cell>
          <table:table-cell office:value-type="float" office:value="2.544686" calcext:value-type="float">
            <text:p>2.544686</text:p>
          </table:table-cell>
          <table:table-cell office:value-type="float" office:value="0.9480484" calcext:value-type="float">
            <text:p>0.9480484</text:p>
          </table:table-cell>
          <table:table-cell office:value-type="float" office:value="0.5738164" calcext:value-type="float">
            <text:p>0.5738164</text:p>
          </table:table-cell>
          <table:table-cell office:value-type="float" office:value="0.5183325" calcext:value-type="float">
            <text:p>0.5183325</text:p>
          </table:table-cell>
          <table:table-cell office:value-type="float" office:value="0.3474304" calcext:value-type="float">
            <text:p>0.3474304</text:p>
          </table:table-cell>
          <table:table-cell office:value-type="float" office:value="0.3464476" calcext:value-type="float">
            <text:p>0.3464476</text:p>
          </table:table-cell>
          <table:table-cell office:value-type="float" office:value="0" calcext:value-type="float">
            <text:p>0</text:p>
          </table:table-cell>
          <table:table-cell office:value-type="float" office:value="539.2686" calcext:value-type="float">
            <text:p>539.2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7483" calcext:value-type="float">
            <text:p>15.77483</text:p>
          </table:table-cell>
          <table:table-cell office:value-type="float" office:value="0" calcext:value-type="float">
            <text:p>0</text:p>
          </table:table-cell>
          <table:table-cell office:value-type="float" office:value="-0.8445009" calcext:value-type="float">
            <text:p>-0.844500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7" calcext:value-type="float">
            <text:p>11072007</text:p>
          </table:table-cell>
          <table:table-cell office:value-type="float" office:value="18.09268" calcext:value-type="float">
            <text:p>18.09268</text:p>
          </table:table-cell>
          <table:table-cell office:value-type="float" office:value="1101.709" calcext:value-type="float">
            <text:p>1101.709</text:p>
          </table:table-cell>
          <table:table-cell office:value-type="float" office:value="12.84" calcext:value-type="float">
            <text:p>12.84</text:p>
          </table:table-cell>
          <table:table-cell office:value-type="float" office:value="-21.96022" calcext:value-type="float">
            <text:p>-21.96022</text:p>
          </table:table-cell>
          <table:table-cell office:value-type="float" office:value="0.280197" calcext:value-type="float">
            <text:p>0.280197</text:p>
          </table:table-cell>
          <table:table-cell office:value-type="float" office:value="15.24961" calcext:value-type="float">
            <text:p>15.24961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736236" calcext:value-type="float">
            <text:p>0.003736236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39073" calcext:value-type="float">
            <text:p>0.9639073</text:p>
          </table:table-cell>
          <table:table-cell office:value-type="float" office:value="-0.2958099" calcext:value-type="float">
            <text:p>-0.2958099</text:p>
          </table:table-cell>
          <table:table-cell office:value-type="float" office:value="-0.01868986" calcext:value-type="float">
            <text:p>-0.01868986</text:p>
          </table:table-cell>
          <table:table-cell office:value-type="float" office:value="0.00004428877" calcext:value-type="float">
            <text:p>4.428877E-05</text:p>
          </table:table-cell>
          <table:table-cell office:value-type="float" office:value="16.87841" calcext:value-type="float">
            <text:p>16.87841</text:p>
          </table:table-cell>
          <table:table-cell office:value-type="float" office:value="17.71958" calcext:value-type="float">
            <text:p>17.71958</text:p>
          </table:table-cell>
          <table:table-cell office:value-type="float" office:value="0.5560647" calcext:value-type="float">
            <text:p>0.5560647</text:p>
          </table:table-cell>
          <table:table-cell office:value-type="float" office:value="0.2131638" calcext:value-type="float">
            <text:p>0.2131638</text:p>
          </table:table-cell>
          <table:table-cell office:value-type="float" office:value="0.04138178" calcext:value-type="float">
            <text:p>0.04138178</text:p>
          </table:table-cell>
          <table:table-cell office:value-type="float" office:value="0.0373968" calcext:value-type="float">
            <text:p>0.0373968</text:p>
          </table:table-cell>
          <table:table-cell office:value-type="float" office:value="0.01386588" calcext:value-type="float">
            <text:p>0.01386588</text:p>
          </table:table-cell>
          <table:table-cell office:value-type="float" office:value="0.01006269" calcext:value-type="float">
            <text:p>0.01006269</text:p>
          </table:table-cell>
          <table:table-cell office:value-type="float" office:value="0.02418576" calcext:value-type="float">
            <text:p>0.02418576</text:p>
          </table:table-cell>
          <table:table-cell office:value-type="float" office:value="0.02194524" calcext:value-type="float">
            <text:p>0.02194524</text:p>
          </table:table-cell>
          <table:table-cell office:value-type="float" office:value="0.01939075" calcext:value-type="float">
            <text:p>0.01939075</text:p>
          </table:table-cell>
          <table:table-cell office:value-type="float" office:value="0.02128428" calcext:value-type="float">
            <text:p>0.02128428</text:p>
          </table:table-cell>
          <table:table-cell office:value-type="float" office:value="0.02616907" calcext:value-type="float">
            <text:p>0.02616907</text:p>
          </table:table-cell>
          <table:table-cell office:value-type="float" office:value="0.005873063" calcext:value-type="float">
            <text:p>0.005873063</text:p>
          </table:table-cell>
          <table:table-cell office:value-type="float" office:value="0.003644803" calcext:value-type="float">
            <text:p>0.003644803</text:p>
          </table:table-cell>
          <table:table-cell office:value-type="float" office:value="0" calcext:value-type="float">
            <text:p>0</text:p>
          </table:table-cell>
          <table:table-cell office:value-type="float" office:value="13.61582" calcext:value-type="float">
            <text:p>13.61582</text:p>
          </table:table-cell>
          <table:table-cell office:value-type="float" office:value="40.83909" calcext:value-type="float">
            <text:p>40.83909</text:p>
          </table:table-cell>
          <table:table-cell office:value-type="float" office:value="57.70236" calcext:value-type="float">
            <text:p>57.70236</text:p>
          </table:table-cell>
          <table:table-cell office:value-type="float" office:value="65.04156" calcext:value-type="float">
            <text:p>65.04156</text:p>
          </table:table-cell>
          <table:table-cell office:value-type="float" office:value="59.81667" calcext:value-type="float">
            <text:p>59.81667</text:p>
          </table:table-cell>
          <table:table-cell office:value-type="float" office:value="13.22883" calcext:value-type="float">
            <text:p>13.22883</text:p>
          </table:table-cell>
          <table:table-cell office:value-type="float" office:value="0.02386401" calcext:value-type="float">
            <text:p>0.02386401</text:p>
          </table:table-cell>
          <table:table-cell office:value-type="float" office:value="2.653622" calcext:value-type="float">
            <text:p>2.653622</text:p>
          </table:table-cell>
          <table:table-cell office:value-type="float" office:value="2.498447" calcext:value-type="float">
            <text:p>2.498447</text:p>
          </table:table-cell>
          <table:table-cell office:value-type="float" office:value="0.9263802" calcext:value-type="float">
            <text:p>0.9263802</text:p>
          </table:table-cell>
          <table:table-cell office:value-type="float" office:value="0.5586528" calcext:value-type="float">
            <text:p>0.5586528</text:p>
          </table:table-cell>
          <table:table-cell office:value-type="float" office:value="0.5211416" calcext:value-type="float">
            <text:p>0.5211416</text:p>
          </table:table-cell>
          <table:table-cell office:value-type="float" office:value="0.3479941" calcext:value-type="float">
            <text:p>0.3479941</text:p>
          </table:table-cell>
          <table:table-cell office:value-type="float" office:value="0.3464555" calcext:value-type="float">
            <text:p>0.3464555</text:p>
          </table:table-cell>
          <table:table-cell office:value-type="float" office:value="0" calcext:value-type="float">
            <text:p>0</text:p>
          </table:table-cell>
          <table:table-cell office:value-type="float" office:value="573.7119" calcext:value-type="float">
            <text:p>573.7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917" calcext:value-type="float">
            <text:p>15.8917</text:p>
          </table:table-cell>
          <table:table-cell office:value-type="float" office:value="0" calcext:value-type="float">
            <text:p>0</text:p>
          </table:table-cell>
          <table:table-cell office:value-type="float" office:value="-0.8446605" calcext:value-type="float">
            <text:p>-0.84466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7" calcext:value-type="float">
            <text:p>12072007</text:p>
          </table:table-cell>
          <table:table-cell office:value-type="float" office:value="17.99842" calcext:value-type="float">
            <text:p>17.99842</text:p>
          </table:table-cell>
          <table:table-cell office:value-type="float" office:value="1101.67" calcext:value-type="float">
            <text:p>1101.67</text:p>
          </table:table-cell>
          <table:table-cell office:value-type="float" office:value="12.84" calcext:value-type="float">
            <text:p>12.84</text:p>
          </table:table-cell>
          <table:table-cell office:value-type="float" office:value="-22.95615" calcext:value-type="float">
            <text:p>-22.95615</text:p>
          </table:table-cell>
          <table:table-cell office:value-type="float" office:value="0.2455513" calcext:value-type="float">
            <text:p>0.2455513</text:p>
          </table:table-cell>
          <table:table-cell office:value-type="float" office:value="14.41128" calcext:value-type="float">
            <text:p>14.41128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749222" calcext:value-type="float">
            <text:p>0.003749222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38805" calcext:value-type="float">
            <text:p>0.9638805</text:p>
          </table:table-cell>
          <table:table-cell office:value-type="float" office:value="-0.2959923" calcext:value-type="float">
            <text:p>-0.2959923</text:p>
          </table:table-cell>
          <table:table-cell office:value-type="float" office:value="-0.01867041" calcext:value-type="float">
            <text:p>-0.01867041</text:p>
          </table:table-cell>
          <table:table-cell office:value-type="float" office:value="0.00004485859" calcext:value-type="float">
            <text:p>4.485859E-05</text:p>
          </table:table-cell>
          <table:table-cell office:value-type="float" office:value="16.83263" calcext:value-type="float">
            <text:p>16.83263</text:p>
          </table:table-cell>
          <table:table-cell office:value-type="float" office:value="15.25482" calcext:value-type="float">
            <text:p>15.25482</text:p>
          </table:table-cell>
          <table:table-cell office:value-type="float" office:value="0.3792643" calcext:value-type="float">
            <text:p>0.3792643</text:p>
          </table:table-cell>
          <table:table-cell office:value-type="float" office:value="0.1670259" calcext:value-type="float">
            <text:p>0.1670259</text:p>
          </table:table-cell>
          <table:table-cell office:value-type="float" office:value="0.03889434" calcext:value-type="float">
            <text:p>0.03889434</text:p>
          </table:table-cell>
          <table:table-cell office:value-type="float" office:value="0.03711733" calcext:value-type="float">
            <text:p>0.03711733</text:p>
          </table:table-cell>
          <table:table-cell office:value-type="float" office:value="0.01342536" calcext:value-type="float">
            <text:p>0.01342536</text:p>
          </table:table-cell>
          <table:table-cell office:value-type="float" office:value="0.009742013" calcext:value-type="float">
            <text:p>0.009742013</text:p>
          </table:table-cell>
          <table:table-cell office:value-type="float" office:value="0.0240742" calcext:value-type="float">
            <text:p>0.0240742</text:p>
          </table:table-cell>
          <table:table-cell office:value-type="float" office:value="0.02192911" calcext:value-type="float">
            <text:p>0.02192911</text:p>
          </table:table-cell>
          <table:table-cell office:value-type="float" office:value="0.0193625" calcext:value-type="float">
            <text:p>0.0193625</text:p>
          </table:table-cell>
          <table:table-cell office:value-type="float" office:value="0.02112405" calcext:value-type="float">
            <text:p>0.02112405</text:p>
          </table:table-cell>
          <table:table-cell office:value-type="float" office:value="0.02609895" calcext:value-type="float">
            <text:p>0.02609895</text:p>
          </table:table-cell>
          <table:table-cell office:value-type="float" office:value="0.005871889" calcext:value-type="float">
            <text:p>0.005871889</text:p>
          </table:table-cell>
          <table:table-cell office:value-type="float" office:value="0.003643514" calcext:value-type="float">
            <text:p>0.003643514</text:p>
          </table:table-cell>
          <table:table-cell office:value-type="float" office:value="0" calcext:value-type="float">
            <text:p>0</text:p>
          </table:table-cell>
          <table:table-cell office:value-type="float" office:value="9.102906" calcext:value-type="float">
            <text:p>9.102906</text:p>
          </table:table-cell>
          <table:table-cell office:value-type="float" office:value="39.75723" calcext:value-type="float">
            <text:p>39.75723</text:p>
          </table:table-cell>
          <table:table-cell office:value-type="float" office:value="53.55894" calcext:value-type="float">
            <text:p>53.55894</text:p>
          </table:table-cell>
          <table:table-cell office:value-type="float" office:value="60.49271" calcext:value-type="float">
            <text:p>60.49271</text:p>
          </table:table-cell>
          <table:table-cell office:value-type="float" office:value="56.28123" calcext:value-type="float">
            <text:p>56.28123</text:p>
          </table:table-cell>
          <table:table-cell office:value-type="float" office:value="12.78229" calcext:value-type="float">
            <text:p>12.78229</text:p>
          </table:table-cell>
          <table:table-cell office:value-type="float" office:value="0.01758386" calcext:value-type="float">
            <text:p>0.01758386</text:p>
          </table:table-cell>
          <table:table-cell office:value-type="float" office:value="2.394999" calcext:value-type="float">
            <text:p>2.394999</text:p>
          </table:table-cell>
          <table:table-cell office:value-type="float" office:value="2.440424" calcext:value-type="float">
            <text:p>2.440424</text:p>
          </table:table-cell>
          <table:table-cell office:value-type="float" office:value="0.9032044" calcext:value-type="float">
            <text:p>0.9032044</text:p>
          </table:table-cell>
          <table:table-cell office:value-type="float" office:value="0.5320699" calcext:value-type="float">
            <text:p>0.5320699</text:p>
          </table:table-cell>
          <table:table-cell office:value-type="float" office:value="0.5239763" calcext:value-type="float">
            <text:p>0.5239763</text:p>
          </table:table-cell>
          <table:table-cell office:value-type="float" office:value="0.3485169" calcext:value-type="float">
            <text:p>0.3485169</text:p>
          </table:table-cell>
          <table:table-cell office:value-type="float" office:value="0.3464634" calcext:value-type="float">
            <text:p>0.3464634</text:p>
          </table:table-cell>
          <table:table-cell office:value-type="float" office:value="0" calcext:value-type="float">
            <text:p>0</text:p>
          </table:table-cell>
          <table:table-cell office:value-type="float" office:value="612.1923" calcext:value-type="float">
            <text:p>612.1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147" calcext:value-type="float">
            <text:p>16.0147</text:p>
          </table:table-cell>
          <table:table-cell office:value-type="float" office:value="0" calcext:value-type="float">
            <text:p>0</text:p>
          </table:table-cell>
          <table:table-cell office:value-type="float" office:value="-0.8447937" calcext:value-type="float">
            <text:p>-0.84479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7" calcext:value-type="float">
            <text:p>13072007</text:p>
          </table:table-cell>
          <table:table-cell office:value-type="float" office:value="17.88997" calcext:value-type="float">
            <text:p>17.88997</text:p>
          </table:table-cell>
          <table:table-cell office:value-type="float" office:value="1101.633" calcext:value-type="float">
            <text:p>1101.633</text:p>
          </table:table-cell>
          <table:table-cell office:value-type="float" office:value="12.84" calcext:value-type="float">
            <text:p>12.84</text:p>
          </table:table-cell>
          <table:table-cell office:value-type="float" office:value="-23.7949" calcext:value-type="float">
            <text:p>-23.7949</text:p>
          </table:table-cell>
          <table:table-cell office:value-type="float" office:value="0.2076659" calcext:value-type="float">
            <text:p>0.2076659</text:p>
          </table:table-cell>
          <table:table-cell office:value-type="float" office:value="13.71791" calcext:value-type="float">
            <text:p>13.71791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769774" calcext:value-type="float">
            <text:p>0.003769774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48012" calcext:value-type="float">
            <text:p>0.9648012</text:p>
          </table:table-cell>
          <table:table-cell office:value-type="float" office:value="-0.2981769" calcext:value-type="float">
            <text:p>-0.2981769</text:p>
          </table:table-cell>
          <table:table-cell office:value-type="float" office:value="-0.01865773" calcext:value-type="float">
            <text:p>-0.01865773</text:p>
          </table:table-cell>
          <table:table-cell office:value-type="float" office:value="0.00004548481" calcext:value-type="float">
            <text:p>4.548481E-05</text:p>
          </table:table-cell>
          <table:table-cell office:value-type="float" office:value="16.74637" calcext:value-type="float">
            <text:p>16.74637</text:p>
          </table:table-cell>
          <table:table-cell office:value-type="float" office:value="11.25969" calcext:value-type="float">
            <text:p>11.25969</text:p>
          </table:table-cell>
          <table:table-cell office:value-type="float" office:value="0.4033748" calcext:value-type="float">
            <text:p>0.4033748</text:p>
          </table:table-cell>
          <table:table-cell office:value-type="float" office:value="0.2331695" calcext:value-type="float">
            <text:p>0.2331695</text:p>
          </table:table-cell>
          <table:table-cell office:value-type="float" office:value="0.04008947" calcext:value-type="float">
            <text:p>0.04008947</text:p>
          </table:table-cell>
          <table:table-cell office:value-type="float" office:value="0.03813892" calcext:value-type="float">
            <text:p>0.03813892</text:p>
          </table:table-cell>
          <table:table-cell office:value-type="float" office:value="0.01353691" calcext:value-type="float">
            <text:p>0.01353691</text:p>
          </table:table-cell>
          <table:table-cell office:value-type="float" office:value="0.009744832" calcext:value-type="float">
            <text:p>0.009744832</text:p>
          </table:table-cell>
          <table:table-cell office:value-type="float" office:value="0.02394324" calcext:value-type="float">
            <text:p>0.02394324</text:p>
          </table:table-cell>
          <table:table-cell office:value-type="float" office:value="0.02189332" calcext:value-type="float">
            <text:p>0.02189332</text:p>
          </table:table-cell>
          <table:table-cell office:value-type="float" office:value="0.01933137" calcext:value-type="float">
            <text:p>0.01933137</text:p>
          </table:table-cell>
          <table:table-cell office:value-type="float" office:value="0.02094828" calcext:value-type="float">
            <text:p>0.02094828</text:p>
          </table:table-cell>
          <table:table-cell office:value-type="float" office:value="0.02602697" calcext:value-type="float">
            <text:p>0.02602697</text:p>
          </table:table-cell>
          <table:table-cell office:value-type="float" office:value="0.005866895" calcext:value-type="float">
            <text:p>0.005866895</text:p>
          </table:table-cell>
          <table:table-cell office:value-type="float" office:value="0.00364222" calcext:value-type="float">
            <text:p>0.00364222</text:p>
          </table:table-cell>
          <table:table-cell office:value-type="float" office:value="0" calcext:value-type="float">
            <text:p>0</text:p>
          </table:table-cell>
          <table:table-cell office:value-type="float" office:value="3.970489" calcext:value-type="float">
            <text:p>3.970489</text:p>
          </table:table-cell>
          <table:table-cell office:value-type="float" office:value="22.61214" calcext:value-type="float">
            <text:p>22.61214</text:p>
          </table:table-cell>
          <table:table-cell office:value-type="float" office:value="45.87268" calcext:value-type="float">
            <text:p>45.87268</text:p>
          </table:table-cell>
          <table:table-cell office:value-type="float" office:value="60.45667" calcext:value-type="float">
            <text:p>60.45667</text:p>
          </table:table-cell>
          <table:table-cell office:value-type="float" office:value="64.84412" calcext:value-type="float">
            <text:p>64.84412</text:p>
          </table:table-cell>
          <table:table-cell office:value-type="float" office:value="15.34426" calcext:value-type="float">
            <text:p>15.34426</text:p>
          </table:table-cell>
          <table:table-cell office:value-type="float" office:value="0.08518133" calcext:value-type="float">
            <text:p>0.08518133</text:p>
          </table:table-cell>
          <table:table-cell office:value-type="float" office:value="2.108537" calcext:value-type="float">
            <text:p>2.108537</text:p>
          </table:table-cell>
          <table:table-cell office:value-type="float" office:value="2.367826" calcext:value-type="float">
            <text:p>2.367826</text:p>
          </table:table-cell>
          <table:table-cell office:value-type="float" office:value="0.8744051" calcext:value-type="float">
            <text:p>0.8744051</text:p>
          </table:table-cell>
          <table:table-cell office:value-type="float" office:value="0.491887" calcext:value-type="float">
            <text:p>0.491887</text:p>
          </table:table-cell>
          <table:table-cell office:value-type="float" office:value="0.526655" calcext:value-type="float">
            <text:p>0.526655</text:p>
          </table:table-cell>
          <table:table-cell office:value-type="float" office:value="0.347807" calcext:value-type="float">
            <text:p>0.347807</text:p>
          </table:table-cell>
          <table:table-cell office:value-type="float" office:value="0.3464713" calcext:value-type="float">
            <text:p>0.3464713</text:p>
          </table:table-cell>
          <table:table-cell office:value-type="float" office:value="0" calcext:value-type="float">
            <text:p>0</text:p>
          </table:table-cell>
          <table:table-cell office:value-type="float" office:value="185.9038" calcext:value-type="float">
            <text:p>185.9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503" calcext:value-type="float">
            <text:p>16.1503</text:p>
          </table:table-cell>
          <table:table-cell office:value-type="float" office:value="0" calcext:value-type="float">
            <text:p>0</text:p>
          </table:table-cell>
          <table:table-cell office:value-type="float" office:value="-0.8671058" calcext:value-type="float">
            <text:p>-0.86710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7" calcext:value-type="float">
            <text:p>14072007</text:p>
          </table:table-cell>
          <table:table-cell office:value-type="float" office:value="17.80293" calcext:value-type="float">
            <text:p>17.80293</text:p>
          </table:table-cell>
          <table:table-cell office:value-type="float" office:value="1101.605" calcext:value-type="float">
            <text:p>1101.605</text:p>
          </table:table-cell>
          <table:table-cell office:value-type="float" office:value="12.84" calcext:value-type="float">
            <text:p>12.84</text:p>
          </table:table-cell>
          <table:table-cell office:value-type="float" office:value="-24.79406" calcext:value-type="float">
            <text:p>-24.79406</text:p>
          </table:table-cell>
          <table:table-cell office:value-type="float" office:value="0.1548678" calcext:value-type="float">
            <text:p>0.1548678</text:p>
          </table:table-cell>
          <table:table-cell office:value-type="float" office:value="12.86912" calcext:value-type="float">
            <text:p>12.86912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782783" calcext:value-type="float">
            <text:p>0.003782783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47556" calcext:value-type="float">
            <text:p>0.9647556</text:p>
          </table:table-cell>
          <table:table-cell office:value-type="float" office:value="-0.3000755" calcext:value-type="float">
            <text:p>-0.3000755</text:p>
          </table:table-cell>
          <table:table-cell office:value-type="float" office:value="-0.01864926" calcext:value-type="float">
            <text:p>-0.01864926</text:p>
          </table:table-cell>
          <table:table-cell office:value-type="float" office:value="0.00004616293" calcext:value-type="float">
            <text:p>4.616293E-05</text:p>
          </table:table-cell>
          <table:table-cell office:value-type="float" office:value="16.73821" calcext:value-type="float">
            <text:p>16.73821</text:p>
          </table:table-cell>
          <table:table-cell office:value-type="float" office:value="7.19204" calcext:value-type="float">
            <text:p>7.19204</text:p>
          </table:table-cell>
          <table:table-cell office:value-type="float" office:value="0.229931" calcext:value-type="float">
            <text:p>0.229931</text:p>
          </table:table-cell>
          <table:table-cell office:value-type="float" office:value="0.1428794" calcext:value-type="float">
            <text:p>0.1428794</text:p>
          </table:table-cell>
          <table:table-cell office:value-type="float" office:value="0.03565228" calcext:value-type="float">
            <text:p>0.03565228</text:p>
          </table:table-cell>
          <table:table-cell office:value-type="float" office:value="0.03543721" calcext:value-type="float">
            <text:p>0.03543721</text:p>
          </table:table-cell>
          <table:table-cell office:value-type="float" office:value="0.01336127" calcext:value-type="float">
            <text:p>0.01336127</text:p>
          </table:table-cell>
          <table:table-cell office:value-type="float" office:value="0.009891987" calcext:value-type="float">
            <text:p>0.009891987</text:p>
          </table:table-cell>
          <table:table-cell office:value-type="float" office:value="0.02386848" calcext:value-type="float">
            <text:p>0.02386848</text:p>
          </table:table-cell>
          <table:table-cell office:value-type="float" office:value="0.02186483" calcext:value-type="float">
            <text:p>0.02186483</text:p>
          </table:table-cell>
          <table:table-cell office:value-type="float" office:value="0.01930267" calcext:value-type="float">
            <text:p>0.01930267</text:p>
          </table:table-cell>
          <table:table-cell office:value-type="float" office:value="0.02080867" calcext:value-type="float">
            <text:p>0.02080867</text:p>
          </table:table-cell>
          <table:table-cell office:value-type="float" office:value="0.02588756" calcext:value-type="float">
            <text:p>0.02588756</text:p>
          </table:table-cell>
          <table:table-cell office:value-type="float" office:value="0.005866623" calcext:value-type="float">
            <text:p>0.005866623</text:p>
          </table:table-cell>
          <table:table-cell office:value-type="float" office:value="0.003640923" calcext:value-type="float">
            <text:p>0.003640923</text:p>
          </table:table-cell>
          <table:table-cell office:value-type="float" office:value="0" calcext:value-type="float">
            <text:p>0</text:p>
          </table:table-cell>
          <table:table-cell office:value-type="float" office:value="5.307927" calcext:value-type="float">
            <text:p>5.307927</text:p>
          </table:table-cell>
          <table:table-cell office:value-type="float" office:value="21.49405" calcext:value-type="float">
            <text:p>21.49405</text:p>
          </table:table-cell>
          <table:table-cell office:value-type="float" office:value="40.57343" calcext:value-type="float">
            <text:p>40.57343</text:p>
          </table:table-cell>
          <table:table-cell office:value-type="float" office:value="52.70455" calcext:value-type="float">
            <text:p>52.70455</text:p>
          </table:table-cell>
          <table:table-cell office:value-type="float" office:value="58.1757" calcext:value-type="float">
            <text:p>58.1757</text:p>
          </table:table-cell>
          <table:table-cell office:value-type="float" office:value="16.6329" calcext:value-type="float">
            <text:p>16.6329</text:p>
          </table:table-cell>
          <table:table-cell office:value-type="float" office:value="0.5141465" calcext:value-type="float">
            <text:p>0.5141465</text:p>
          </table:table-cell>
          <table:table-cell office:value-type="float" office:value="1.811452" calcext:value-type="float">
            <text:p>1.811452</text:p>
          </table:table-cell>
          <table:table-cell office:value-type="float" office:value="2.29067" calcext:value-type="float">
            <text:p>2.29067</text:p>
          </table:table-cell>
          <table:table-cell office:value-type="float" office:value="0.8416582" calcext:value-type="float">
            <text:p>0.8416582</text:p>
          </table:table-cell>
          <table:table-cell office:value-type="float" office:value="0.4534566" calcext:value-type="float">
            <text:p>0.4534566</text:p>
          </table:table-cell>
          <table:table-cell office:value-type="float" office:value="0.5250736" calcext:value-type="float">
            <text:p>0.5250736</text:p>
          </table:table-cell>
          <table:table-cell office:value-type="float" office:value="0.3484731" calcext:value-type="float">
            <text:p>0.3484731</text:p>
          </table:table-cell>
          <table:table-cell office:value-type="float" office:value="0.3464791" calcext:value-type="float">
            <text:p>0.3464791</text:p>
          </table:table-cell>
          <table:table-cell office:value-type="float" office:value="0" calcext:value-type="float">
            <text:p>0</text:p>
          </table:table-cell>
          <table:table-cell office:value-type="float" office:value="278.8709" calcext:value-type="float">
            <text:p>278.8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5603" calcext:value-type="float">
            <text:p>16.25603</text:p>
          </table:table-cell>
          <table:table-cell office:value-type="float" office:value="0" calcext:value-type="float">
            <text:p>0</text:p>
          </table:table-cell>
          <table:table-cell office:value-type="float" office:value="-0.8759537" calcext:value-type="float">
            <text:p>-0.875953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7" calcext:value-type="float">
            <text:p>15072007</text:p>
          </table:table-cell>
          <table:table-cell office:value-type="float" office:value="17.72208" calcext:value-type="float">
            <text:p>17.72208</text:p>
          </table:table-cell>
          <table:table-cell office:value-type="float" office:value="1101.571" calcext:value-type="float">
            <text:p>1101.571</text:p>
          </table:table-cell>
          <table:table-cell office:value-type="float" office:value="12.84" calcext:value-type="float">
            <text:p>12.84</text:p>
          </table:table-cell>
          <table:table-cell office:value-type="float" office:value="-25.64099" calcext:value-type="float">
            <text:p>-25.64099</text:p>
          </table:table-cell>
          <table:table-cell office:value-type="float" office:value="0.1381588" calcext:value-type="float">
            <text:p>0.1381588</text:p>
          </table:table-cell>
          <table:table-cell office:value-type="float" office:value="12.14341" calcext:value-type="float">
            <text:p>12.14341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795791" calcext:value-type="float">
            <text:p>0.003795791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47221" calcext:value-type="float">
            <text:p>0.9647221</text:p>
          </table:table-cell>
          <table:table-cell office:value-type="float" office:value="-0.3001451" calcext:value-type="float">
            <text:p>-0.3001451</text:p>
          </table:table-cell>
          <table:table-cell office:value-type="float" office:value="-0.01863044" calcext:value-type="float">
            <text:p>-0.01863044</text:p>
          </table:table-cell>
          <table:table-cell office:value-type="float" office:value="0.00004692392" calcext:value-type="float">
            <text:p>4.692392E-05</text:p>
          </table:table-cell>
          <table:table-cell office:value-type="float" office:value="16.70927" calcext:value-type="float">
            <text:p>16.70927</text:p>
          </table:table-cell>
          <table:table-cell office:value-type="float" office:value="5.915542" calcext:value-type="float">
            <text:p>5.915542</text:p>
          </table:table-cell>
          <table:table-cell office:value-type="float" office:value="0.1690023" calcext:value-type="float">
            <text:p>0.1690023</text:p>
          </table:table-cell>
          <table:table-cell office:value-type="float" office:value="0.119586" calcext:value-type="float">
            <text:p>0.119586</text:p>
          </table:table-cell>
          <table:table-cell office:value-type="float" office:value="0.03366295" calcext:value-type="float">
            <text:p>0.03366295</text:p>
          </table:table-cell>
          <table:table-cell office:value-type="float" office:value="0.0340033" calcext:value-type="float">
            <text:p>0.0340033</text:p>
          </table:table-cell>
          <table:table-cell office:value-type="float" office:value="0.01304601" calcext:value-type="float">
            <text:p>0.01304601</text:p>
          </table:table-cell>
          <table:table-cell office:value-type="float" office:value="0.009800131" calcext:value-type="float">
            <text:p>0.009800131</text:p>
          </table:table-cell>
          <table:table-cell office:value-type="float" office:value="0.02377089" calcext:value-type="float">
            <text:p>0.02377089</text:p>
          </table:table-cell>
          <table:table-cell office:value-type="float" office:value="0.02184029" calcext:value-type="float">
            <text:p>0.02184029</text:p>
          </table:table-cell>
          <table:table-cell office:value-type="float" office:value="0.01927781" calcext:value-type="float">
            <text:p>0.01927781</text:p>
          </table:table-cell>
          <table:table-cell office:value-type="float" office:value="0.02069107" calcext:value-type="float">
            <text:p>0.02069107</text:p>
          </table:table-cell>
          <table:table-cell office:value-type="float" office:value="0.02565216" calcext:value-type="float">
            <text:p>0.02565216</text:p>
          </table:table-cell>
          <table:table-cell office:value-type="float" office:value="0.00586581" calcext:value-type="float">
            <text:p>0.00586581</text:p>
          </table:table-cell>
          <table:table-cell office:value-type="float" office:value="0.00363961" calcext:value-type="float">
            <text:p>0.00363961</text:p>
          </table:table-cell>
          <table:table-cell office:value-type="float" office:value="0" calcext:value-type="float">
            <text:p>0</text:p>
          </table:table-cell>
          <table:table-cell office:value-type="float" office:value="4.373182" calcext:value-type="float">
            <text:p>4.373182</text:p>
          </table:table-cell>
          <table:table-cell office:value-type="float" office:value="21.19917" calcext:value-type="float">
            <text:p>21.19917</text:p>
          </table:table-cell>
          <table:table-cell office:value-type="float" office:value="36.91656" calcext:value-type="float">
            <text:p>36.91656</text:p>
          </table:table-cell>
          <table:table-cell office:value-type="float" office:value="50.51964" calcext:value-type="float">
            <text:p>50.51964</text:p>
          </table:table-cell>
          <table:table-cell office:value-type="float" office:value="55.39028" calcext:value-type="float">
            <text:p>55.39028</text:p>
          </table:table-cell>
          <table:table-cell office:value-type="float" office:value="15.9731" calcext:value-type="float">
            <text:p>15.9731</text:p>
          </table:table-cell>
          <table:table-cell office:value-type="float" office:value="0.07322381" calcext:value-type="float">
            <text:p>0.07322381</text:p>
          </table:table-cell>
          <table:table-cell office:value-type="float" office:value="1.504947" calcext:value-type="float">
            <text:p>1.504947</text:p>
          </table:table-cell>
          <table:table-cell office:value-type="float" office:value="2.204615" calcext:value-type="float">
            <text:p>2.204615</text:p>
          </table:table-cell>
          <table:table-cell office:value-type="float" office:value="0.8064406" calcext:value-type="float">
            <text:p>0.8064406</text:p>
          </table:table-cell>
          <table:table-cell office:value-type="float" office:value="0.4208075" calcext:value-type="float">
            <text:p>0.4208075</text:p>
          </table:table-cell>
          <table:table-cell office:value-type="float" office:value="0.5145734" calcext:value-type="float">
            <text:p>0.5145734</text:p>
          </table:table-cell>
          <table:table-cell office:value-type="float" office:value="0.3490702" calcext:value-type="float">
            <text:p>0.3490702</text:p>
          </table:table-cell>
          <table:table-cell office:value-type="float" office:value="0.346487" calcext:value-type="float">
            <text:p>0.346487</text:p>
          </table:table-cell>
          <table:table-cell office:value-type="float" office:value="0" calcext:value-type="float">
            <text:p>0</text:p>
          </table:table-cell>
          <table:table-cell office:value-type="float" office:value="350.4696" calcext:value-type="float">
            <text:p>350.4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6066" calcext:value-type="float">
            <text:p>16.36066</text:p>
          </table:table-cell>
          <table:table-cell office:value-type="float" office:value="0" calcext:value-type="float">
            <text:p>0</text:p>
          </table:table-cell>
          <table:table-cell office:value-type="float" office:value="-0.8761912" calcext:value-type="float">
            <text:p>-0.876191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7" calcext:value-type="float">
            <text:p>16072007</text:p>
          </table:table-cell>
          <table:table-cell office:value-type="float" office:value="17.62819" calcext:value-type="float">
            <text:p>17.62819</text:p>
          </table:table-cell>
          <table:table-cell office:value-type="float" office:value="1101.533" calcext:value-type="float">
            <text:p>1101.533</text:p>
          </table:table-cell>
          <table:table-cell office:value-type="float" office:value="12.84" calcext:value-type="float">
            <text:p>12.84</text:p>
          </table:table-cell>
          <table:table-cell office:value-type="float" office:value="-26.31112" calcext:value-type="float">
            <text:p>-26.31112</text:p>
          </table:table-cell>
          <table:table-cell office:value-type="float" office:value="0.1290531" calcext:value-type="float">
            <text:p>0.1290531</text:p>
          </table:table-cell>
          <table:table-cell office:value-type="float" office:value="11.60389" calcext:value-type="float">
            <text:p>11.60389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808808" calcext:value-type="float">
            <text:p>0.003808808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46995" calcext:value-type="float">
            <text:p>0.9646995</text:p>
          </table:table-cell>
          <table:table-cell office:value-type="float" office:value="-0.3001712" calcext:value-type="float">
            <text:p>-0.3001712</text:p>
          </table:table-cell>
          <table:table-cell office:value-type="float" office:value="-0.01861092" calcext:value-type="float">
            <text:p>-0.01861092</text:p>
          </table:table-cell>
          <table:table-cell office:value-type="float" office:value="0.00004774504" calcext:value-type="float">
            <text:p>4.774504E-05</text:p>
          </table:table-cell>
          <table:table-cell office:value-type="float" office:value="16.66238" calcext:value-type="float">
            <text:p>16.66238</text:p>
          </table:table-cell>
          <table:table-cell office:value-type="float" office:value="5.072806" calcext:value-type="float">
            <text:p>5.072806</text:p>
          </table:table-cell>
          <table:table-cell office:value-type="float" office:value="0.1514887" calcext:value-type="float">
            <text:p>0.1514887</text:p>
          </table:table-cell>
          <table:table-cell office:value-type="float" office:value="0.1190894" calcext:value-type="float">
            <text:p>0.1190894</text:p>
          </table:table-cell>
          <table:table-cell office:value-type="float" office:value="0.03592664" calcext:value-type="float">
            <text:p>0.03592664</text:p>
          </table:table-cell>
          <table:table-cell office:value-type="float" office:value="0.03559211" calcext:value-type="float">
            <text:p>0.03559211</text:p>
          </table:table-cell>
          <table:table-cell office:value-type="float" office:value="0.0128141" calcext:value-type="float">
            <text:p>0.0128141</text:p>
          </table:table-cell>
          <table:table-cell office:value-type="float" office:value="0.009581406" calcext:value-type="float">
            <text:p>0.009581406</text:p>
          </table:table-cell>
          <table:table-cell office:value-type="float" office:value="0.02366224" calcext:value-type="float">
            <text:p>0.02366224</text:p>
          </table:table-cell>
          <table:table-cell office:value-type="float" office:value="0.02181447" calcext:value-type="float">
            <text:p>0.02181447</text:p>
          </table:table-cell>
          <table:table-cell office:value-type="float" office:value="0.01925854" calcext:value-type="float">
            <text:p>0.01925854</text:p>
          </table:table-cell>
          <table:table-cell office:value-type="float" office:value="0.02058422" calcext:value-type="float">
            <text:p>0.02058422</text:p>
          </table:table-cell>
          <table:table-cell office:value-type="float" office:value="0.02535765" calcext:value-type="float">
            <text:p>0.02535765</text:p>
          </table:table-cell>
          <table:table-cell office:value-type="float" office:value="0.005864495" calcext:value-type="float">
            <text:p>0.005864495</text:p>
          </table:table-cell>
          <table:table-cell office:value-type="float" office:value="0.003638299" calcext:value-type="float">
            <text:p>0.003638299</text:p>
          </table:table-cell>
          <table:table-cell office:value-type="float" office:value="0" calcext:value-type="float">
            <text:p>0</text:p>
          </table:table-cell>
          <table:table-cell office:value-type="float" office:value="3.256249" calcext:value-type="float">
            <text:p>3.256249</text:p>
          </table:table-cell>
          <table:table-cell office:value-type="float" office:value="22.3923" calcext:value-type="float">
            <text:p>22.3923</text:p>
          </table:table-cell>
          <table:table-cell office:value-type="float" office:value="35.54971" calcext:value-type="float">
            <text:p>35.54971</text:p>
          </table:table-cell>
          <table:table-cell office:value-type="float" office:value="48.53037" calcext:value-type="float">
            <text:p>48.53037</text:p>
          </table:table-cell>
          <table:table-cell office:value-type="float" office:value="51.78481" calcext:value-type="float">
            <text:p>51.78481</text:p>
          </table:table-cell>
          <table:table-cell office:value-type="float" office:value="15.24105" calcext:value-type="float">
            <text:p>15.24105</text:p>
          </table:table-cell>
          <table:table-cell office:value-type="float" office:value="0.0174486" calcext:value-type="float">
            <text:p>0.0174486</text:p>
          </table:table-cell>
          <table:table-cell office:value-type="float" office:value="1.214775" calcext:value-type="float">
            <text:p>1.214775</text:p>
          </table:table-cell>
          <table:table-cell office:value-type="float" office:value="2.111976" calcext:value-type="float">
            <text:p>2.111976</text:p>
          </table:table-cell>
          <table:table-cell office:value-type="float" office:value="0.7703254" calcext:value-type="float">
            <text:p>0.7703254</text:p>
          </table:table-cell>
          <table:table-cell office:value-type="float" office:value="0.389221" calcext:value-type="float">
            <text:p>0.389221</text:p>
          </table:table-cell>
          <table:table-cell office:value-type="float" office:value="0.4955584" calcext:value-type="float">
            <text:p>0.4955584</text:p>
          </table:table-cell>
          <table:table-cell office:value-type="float" office:value="0.3495972" calcext:value-type="float">
            <text:p>0.3495972</text:p>
          </table:table-cell>
          <table:table-cell office:value-type="float" office:value="0.3464948" calcext:value-type="float">
            <text:p>0.3464948</text:p>
          </table:table-cell>
          <table:table-cell office:value-type="float" office:value="0" calcext:value-type="float">
            <text:p>0</text:p>
          </table:table-cell>
          <table:table-cell office:value-type="float" office:value="438.3721" calcext:value-type="float">
            <text:p>438.3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821" calcext:value-type="float">
            <text:p>16.4821</text:p>
          </table:table-cell>
          <table:table-cell office:value-type="float" office:value="0" calcext:value-type="float">
            <text:p>0</text:p>
          </table:table-cell>
          <table:table-cell office:value-type="float" office:value="-0.8764573" calcext:value-type="float">
            <text:p>-0.876457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7" calcext:value-type="float">
            <text:p>17072007</text:p>
          </table:table-cell>
          <table:table-cell office:value-type="float" office:value="17.51746" calcext:value-type="float">
            <text:p>17.51746</text:p>
          </table:table-cell>
          <table:table-cell office:value-type="float" office:value="1101.489" calcext:value-type="float">
            <text:p>1101.489</text:p>
          </table:table-cell>
          <table:table-cell office:value-type="float" office:value="12.84" calcext:value-type="float">
            <text:p>12.84</text:p>
          </table:table-cell>
          <table:table-cell office:value-type="float" office:value="-27.076" calcext:value-type="float">
            <text:p>-27.076</text:p>
          </table:table-cell>
          <table:table-cell office:value-type="float" office:value="0.1226958" calcext:value-type="float">
            <text:p>0.1226958</text:p>
          </table:table-cell>
          <table:table-cell office:value-type="float" office:value="10.98943" calcext:value-type="float">
            <text:p>10.98943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821839" calcext:value-type="float">
            <text:p>0.003821839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46862" calcext:value-type="float">
            <text:p>0.9646862</text:p>
          </table:table-cell>
          <table:table-cell office:value-type="float" office:value="-0.3001992" calcext:value-type="float">
            <text:p>-0.3001992</text:p>
          </table:table-cell>
          <table:table-cell office:value-type="float" office:value="-0.01859193" calcext:value-type="float">
            <text:p>-0.01859193</text:p>
          </table:table-cell>
          <table:table-cell office:value-type="float" office:value="0.00004862303" calcext:value-type="float">
            <text:p>4.862303E-05</text:p>
          </table:table-cell>
          <table:table-cell office:value-type="float" office:value="16.60491" calcext:value-type="float">
            <text:p>16.60491</text:p>
          </table:table-cell>
          <table:table-cell office:value-type="float" office:value="4.388298" calcext:value-type="float">
            <text:p>4.388298</text:p>
          </table:table-cell>
          <table:table-cell office:value-type="float" office:value="0.1490556" calcext:value-type="float">
            <text:p>0.1490556</text:p>
          </table:table-cell>
          <table:table-cell office:value-type="float" office:value="0.12652" calcext:value-type="float">
            <text:p>0.12652</text:p>
          </table:table-cell>
          <table:table-cell office:value-type="float" office:value="0.04000818" calcext:value-type="float">
            <text:p>0.04000818</text:p>
          </table:table-cell>
          <table:table-cell office:value-type="float" office:value="0.03908345" calcext:value-type="float">
            <text:p>0.03908345</text:p>
          </table:table-cell>
          <table:table-cell office:value-type="float" office:value="0.01270604" calcext:value-type="float">
            <text:p>0.01270604</text:p>
          </table:table-cell>
          <table:table-cell office:value-type="float" office:value="0.009372964" calcext:value-type="float">
            <text:p>0.009372964</text:p>
          </table:table-cell>
          <table:table-cell office:value-type="float" office:value="0.02355593" calcext:value-type="float">
            <text:p>0.02355593</text:p>
          </table:table-cell>
          <table:table-cell office:value-type="float" office:value="0.02177598" calcext:value-type="float">
            <text:p>0.02177598</text:p>
          </table:table-cell>
          <table:table-cell office:value-type="float" office:value="0.01924179" calcext:value-type="float">
            <text:p>0.01924179</text:p>
          </table:table-cell>
          <table:table-cell office:value-type="float" office:value="0.02048473" calcext:value-type="float">
            <text:p>0.02048473</text:p>
          </table:table-cell>
          <table:table-cell office:value-type="float" office:value="0.02503712" calcext:value-type="float">
            <text:p>0.02503712</text:p>
          </table:table-cell>
          <table:table-cell office:value-type="float" office:value="0.005862711" calcext:value-type="float">
            <text:p>0.005862711</text:p>
          </table:table-cell>
          <table:table-cell office:value-type="float" office:value="0.003636976" calcext:value-type="float">
            <text:p>0.003636976</text:p>
          </table:table-cell>
          <table:table-cell office:value-type="float" office:value="0" calcext:value-type="float">
            <text:p>0</text:p>
          </table:table-cell>
          <table:table-cell office:value-type="float" office:value="2.310395" calcext:value-type="float">
            <text:p>2.310395</text:p>
          </table:table-cell>
          <table:table-cell office:value-type="float" office:value="22.63166" calcext:value-type="float">
            <text:p>22.63166</text:p>
          </table:table-cell>
          <table:table-cell office:value-type="float" office:value="34.40665" calcext:value-type="float">
            <text:p>34.40665</text:p>
          </table:table-cell>
          <table:table-cell office:value-type="float" office:value="46.39822" calcext:value-type="float">
            <text:p>46.39822</text:p>
          </table:table-cell>
          <table:table-cell office:value-type="float" office:value="47.5096" calcext:value-type="float">
            <text:p>47.5096</text:p>
          </table:table-cell>
          <table:table-cell office:value-type="float" office:value="14.34879" calcext:value-type="float">
            <text:p>14.34879</text:p>
          </table:table-cell>
          <table:table-cell office:value-type="float" office:value="0.0167037" calcext:value-type="float">
            <text:p>0.0167037</text:p>
          </table:table-cell>
          <table:table-cell office:value-type="float" office:value="0.9331839" calcext:value-type="float">
            <text:p>0.9331839</text:p>
          </table:table-cell>
          <table:table-cell office:value-type="float" office:value="2.012445" calcext:value-type="float">
            <text:p>2.012445</text:p>
          </table:table-cell>
          <table:table-cell office:value-type="float" office:value="0.7325495" calcext:value-type="float">
            <text:p>0.7325495</text:p>
          </table:table-cell>
          <table:table-cell office:value-type="float" office:value="0.3570707" calcext:value-type="float">
            <text:p>0.3570707</text:p>
          </table:table-cell>
          <table:table-cell office:value-type="float" office:value="0.4691494" calcext:value-type="float">
            <text:p>0.4691494</text:p>
          </table:table-cell>
          <table:table-cell office:value-type="float" office:value="0.3500531" calcext:value-type="float">
            <text:p>0.3500531</text:p>
          </table:table-cell>
          <table:table-cell office:value-type="float" office:value="0.3465027" calcext:value-type="float">
            <text:p>0.3465027</text:p>
          </table:table-cell>
          <table:table-cell office:value-type="float" office:value="0" calcext:value-type="float">
            <text:p>0</text:p>
          </table:table-cell>
          <table:table-cell office:value-type="float" office:value="528.8013" calcext:value-type="float">
            <text:p>528.8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257" calcext:value-type="float">
            <text:p>16.6257</text:p>
          </table:table-cell>
          <table:table-cell office:value-type="float" office:value="0" calcext:value-type="float">
            <text:p>0</text:p>
          </table:table-cell>
          <table:table-cell office:value-type="float" office:value="-0.8767232" calcext:value-type="float">
            <text:p>-0.87672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7" calcext:value-type="float">
            <text:p>18072007</text:p>
          </table:table-cell>
          <table:table-cell office:value-type="float" office:value="17.41652" calcext:value-type="float">
            <text:p>17.41652</text:p>
          </table:table-cell>
          <table:table-cell office:value-type="float" office:value="1101.446" calcext:value-type="float">
            <text:p>1101.446</text:p>
          </table:table-cell>
          <table:table-cell office:value-type="float" office:value="12.84" calcext:value-type="float">
            <text:p>12.84</text:p>
          </table:table-cell>
          <table:table-cell office:value-type="float" office:value="-27.83695" calcext:value-type="float">
            <text:p>-27.83695</text:p>
          </table:table-cell>
          <table:table-cell office:value-type="float" office:value="0.1159023" calcext:value-type="float">
            <text:p>0.1159023</text:p>
          </table:table-cell>
          <table:table-cell office:value-type="float" office:value="10.3682" calcext:value-type="float">
            <text:p>10.3682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834888" calcext:value-type="float">
            <text:p>0.003834888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46814" calcext:value-type="float">
            <text:p>0.9646814</text:p>
          </table:table-cell>
          <table:table-cell office:value-type="float" office:value="-0.3002218" calcext:value-type="float">
            <text:p>-0.3002218</text:p>
          </table:table-cell>
          <table:table-cell office:value-type="float" office:value="-0.01856919" calcext:value-type="float">
            <text:p>-0.01856919</text:p>
          </table:table-cell>
          <table:table-cell office:value-type="float" office:value="0.00004954009" calcext:value-type="float">
            <text:p>4.954009E-05</text:p>
          </table:table-cell>
          <table:table-cell office:value-type="float" office:value="16.55834" calcext:value-type="float">
            <text:p>16.55834</text:p>
          </table:table-cell>
          <table:table-cell office:value-type="float" office:value="3.766262" calcext:value-type="float">
            <text:p>3.766262</text:p>
          </table:table-cell>
          <table:table-cell office:value-type="float" office:value="0.1413613" calcext:value-type="float">
            <text:p>0.1413613</text:p>
          </table:table-cell>
          <table:table-cell office:value-type="float" office:value="0.1243099" calcext:value-type="float">
            <text:p>0.1243099</text:p>
          </table:table-cell>
          <table:table-cell office:value-type="float" office:value="0.0406648" calcext:value-type="float">
            <text:p>0.0406648</text:p>
          </table:table-cell>
          <table:table-cell office:value-type="float" office:value="0.03992206" calcext:value-type="float">
            <text:p>0.03992206</text:p>
          </table:table-cell>
          <table:table-cell office:value-type="float" office:value="0.0125475" calcext:value-type="float">
            <text:p>0.0125475</text:p>
          </table:table-cell>
          <table:table-cell office:value-type="float" office:value="0.00915349" calcext:value-type="float">
            <text:p>0.00915349</text:p>
          </table:table-cell>
          <table:table-cell office:value-type="float" office:value="0.02347864" calcext:value-type="float">
            <text:p>0.02347864</text:p>
          </table:table-cell>
          <table:table-cell office:value-type="float" office:value="0.02172713" calcext:value-type="float">
            <text:p>0.02172713</text:p>
          </table:table-cell>
          <table:table-cell office:value-type="float" office:value="0.01923004" calcext:value-type="float">
            <text:p>0.01923004</text:p>
          </table:table-cell>
          <table:table-cell office:value-type="float" office:value="0.0203963" calcext:value-type="float">
            <text:p>0.0203963</text:p>
          </table:table-cell>
          <table:table-cell office:value-type="float" office:value="0.02471659" calcext:value-type="float">
            <text:p>0.02471659</text:p>
          </table:table-cell>
          <table:table-cell office:value-type="float" office:value="0.005860666" calcext:value-type="float">
            <text:p>0.005860666</text:p>
          </table:table-cell>
          <table:table-cell office:value-type="float" office:value="0.003635644" calcext:value-type="float">
            <text:p>0.003635644</text:p>
          </table:table-cell>
          <table:table-cell office:value-type="float" office:value="0" calcext:value-type="float">
            <text:p>0</text:p>
          </table:table-cell>
          <table:table-cell office:value-type="float" office:value="1.709829" calcext:value-type="float">
            <text:p>1.709829</text:p>
          </table:table-cell>
          <table:table-cell office:value-type="float" office:value="22.40857" calcext:value-type="float">
            <text:p>22.40857</text:p>
          </table:table-cell>
          <table:table-cell office:value-type="float" office:value="33.21731" calcext:value-type="float">
            <text:p>33.21731</text:p>
          </table:table-cell>
          <table:table-cell office:value-type="float" office:value="44.2402" calcext:value-type="float">
            <text:p>44.2402</text:p>
          </table:table-cell>
          <table:table-cell office:value-type="float" office:value="43.50208" calcext:value-type="float">
            <text:p>43.50208</text:p>
          </table:table-cell>
          <table:table-cell office:value-type="float" office:value="13.48313" calcext:value-type="float">
            <text:p>13.48313</text:p>
          </table:table-cell>
          <table:table-cell office:value-type="float" office:value="0.01626359" calcext:value-type="float">
            <text:p>0.01626359</text:p>
          </table:table-cell>
          <table:table-cell office:value-type="float" office:value="0.6660184" calcext:value-type="float">
            <text:p>0.6660184</text:p>
          </table:table-cell>
          <table:table-cell office:value-type="float" office:value="1.908598" calcext:value-type="float">
            <text:p>1.908598</text:p>
          </table:table-cell>
          <table:table-cell office:value-type="float" office:value="0.6952977" calcext:value-type="float">
            <text:p>0.6952977</text:p>
          </table:table-cell>
          <table:table-cell office:value-type="float" office:value="0.3255955" calcext:value-type="float">
            <text:p>0.3255955</text:p>
          </table:table-cell>
          <table:table-cell office:value-type="float" office:value="0.4372357" calcext:value-type="float">
            <text:p>0.4372357</text:p>
          </table:table-cell>
          <table:table-cell office:value-type="float" office:value="0.3504493" calcext:value-type="float">
            <text:p>0.3504493</text:p>
          </table:table-cell>
          <table:table-cell office:value-type="float" office:value="0.3465106" calcext:value-type="float">
            <text:p>0.3465106</text:p>
          </table:table-cell>
          <table:table-cell office:value-type="float" office:value="0" calcext:value-type="float">
            <text:p>0</text:p>
          </table:table-cell>
          <table:table-cell office:value-type="float" office:value="588.332" calcext:value-type="float">
            <text:p>588.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5871" calcext:value-type="float">
            <text:p>16.75871</text:p>
          </table:table-cell>
          <table:table-cell office:value-type="float" office:value="0" calcext:value-type="float">
            <text:p>0</text:p>
          </table:table-cell>
          <table:table-cell office:value-type="float" office:value="-0.8769439" calcext:value-type="float">
            <text:p>-0.87694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7" calcext:value-type="float">
            <text:p>19072007</text:p>
          </table:table-cell>
          <table:table-cell office:value-type="float" office:value="17.31604" calcext:value-type="float">
            <text:p>17.31604</text:p>
          </table:table-cell>
          <table:table-cell office:value-type="float" office:value="1101.403" calcext:value-type="float">
            <text:p>1101.403</text:p>
          </table:table-cell>
          <table:table-cell office:value-type="float" office:value="12.84" calcext:value-type="float">
            <text:p>12.84</text:p>
          </table:table-cell>
          <table:table-cell office:value-type="float" office:value="-28.60546" calcext:value-type="float">
            <text:p>-28.60546</text:p>
          </table:table-cell>
          <table:table-cell office:value-type="float" office:value="0.1105475" calcext:value-type="float">
            <text:p>0.1105475</text:p>
          </table:table-cell>
          <table:table-cell office:value-type="float" office:value="9.738341" calcext:value-type="float">
            <text:p>9.738341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847941" calcext:value-type="float">
            <text:p>0.003847941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46856" calcext:value-type="float">
            <text:p>0.9646856</text:p>
          </table:table-cell>
          <table:table-cell office:value-type="float" office:value="-0.3002558" calcext:value-type="float">
            <text:p>-0.3002558</text:p>
          </table:table-cell>
          <table:table-cell office:value-type="float" office:value="-0.01854601" calcext:value-type="float">
            <text:p>-0.01854601</text:p>
          </table:table-cell>
          <table:table-cell office:value-type="float" office:value="0.00005049091" calcext:value-type="float">
            <text:p>5.049091E-05</text:p>
          </table:table-cell>
          <table:table-cell office:value-type="float" office:value="16.50326" calcext:value-type="float">
            <text:p>16.50326</text:p>
          </table:table-cell>
          <table:table-cell office:value-type="float" office:value="3.252979" calcext:value-type="float">
            <text:p>3.252979</text:p>
          </table:table-cell>
          <table:table-cell office:value-type="float" office:value="0.139544" calcext:value-type="float">
            <text:p>0.139544</text:p>
          </table:table-cell>
          <table:table-cell office:value-type="float" office:value="0.1246622" calcext:value-type="float">
            <text:p>0.1246622</text:p>
          </table:table-cell>
          <table:table-cell office:value-type="float" office:value="0.04132526" calcext:value-type="float">
            <text:p>0.04132526</text:p>
          </table:table-cell>
          <table:table-cell office:value-type="float" office:value="0.04058553" calcext:value-type="float">
            <text:p>0.04058553</text:p>
          </table:table-cell>
          <table:table-cell office:value-type="float" office:value="0.01240147" calcext:value-type="float">
            <text:p>0.01240147</text:p>
          </table:table-cell>
          <table:table-cell office:value-type="float" office:value="0.008951355" calcext:value-type="float">
            <text:p>0.008951355</text:p>
          </table:table-cell>
          <table:table-cell office:value-type="float" office:value="0.02339457" calcext:value-type="float">
            <text:p>0.02339457</text:p>
          </table:table-cell>
          <table:table-cell office:value-type="float" office:value="0.02167113" calcext:value-type="float">
            <text:p>0.02167113</text:p>
          </table:table-cell>
          <table:table-cell office:value-type="float" office:value="0.01921842" calcext:value-type="float">
            <text:p>0.01921842</text:p>
          </table:table-cell>
          <table:table-cell office:value-type="float" office:value="0.02031574" calcext:value-type="float">
            <text:p>0.02031574</text:p>
          </table:table-cell>
          <table:table-cell office:value-type="float" office:value="0.02441877" calcext:value-type="float">
            <text:p>0.02441877</text:p>
          </table:table-cell>
          <table:table-cell office:value-type="float" office:value="0.005858586" calcext:value-type="float">
            <text:p>0.005858586</text:p>
          </table:table-cell>
          <table:table-cell office:value-type="float" office:value="0.003634311" calcext:value-type="float">
            <text:p>0.003634311</text:p>
          </table:table-cell>
          <table:table-cell office:value-type="float" office:value="0" calcext:value-type="float">
            <text:p>0</text:p>
          </table:table-cell>
          <table:table-cell office:value-type="float" office:value="1.189116" calcext:value-type="float">
            <text:p>1.189116</text:p>
          </table:table-cell>
          <table:table-cell office:value-type="float" office:value="21.46598" calcext:value-type="float">
            <text:p>21.46598</text:p>
          </table:table-cell>
          <table:table-cell office:value-type="float" office:value="31.89602" calcext:value-type="float">
            <text:p>31.89602</text:p>
          </table:table-cell>
          <table:table-cell office:value-type="float" office:value="42.00751" calcext:value-type="float">
            <text:p>42.00751</text:p>
          </table:table-cell>
          <table:table-cell office:value-type="float" office:value="40.03586" calcext:value-type="float">
            <text:p>40.03586</text:p>
          </table:table-cell>
          <table:table-cell office:value-type="float" office:value="12.68401" calcext:value-type="float">
            <text:p>12.68401</text:p>
          </table:table-cell>
          <table:table-cell office:value-type="float" office:value="0.01580137" calcext:value-type="float">
            <text:p>0.01580137</text:p>
          </table:table-cell>
          <table:table-cell office:value-type="float" office:value="0.4165007" calcext:value-type="float">
            <text:p>0.4165007</text:p>
          </table:table-cell>
          <table:table-cell office:value-type="float" office:value="1.804965" calcext:value-type="float">
            <text:p>1.804965</text:p>
          </table:table-cell>
          <table:table-cell office:value-type="float" office:value="0.6561796" calcext:value-type="float">
            <text:p>0.6561796</text:p>
          </table:table-cell>
          <table:table-cell office:value-type="float" office:value="0.2943956" calcext:value-type="float">
            <text:p>0.2943956</text:p>
          </table:table-cell>
          <table:table-cell office:value-type="float" office:value="0.4037217" calcext:value-type="float">
            <text:p>0.4037217</text:p>
          </table:table-cell>
          <table:table-cell office:value-type="float" office:value="0.3508012" calcext:value-type="float">
            <text:p>0.3508012</text:p>
          </table:table-cell>
          <table:table-cell office:value-type="float" office:value="0.3465184" calcext:value-type="float">
            <text:p>0.3465184</text:p>
          </table:table-cell>
          <table:table-cell office:value-type="float" office:value="0" calcext:value-type="float">
            <text:p>0</text:p>
          </table:table-cell>
          <table:table-cell office:value-type="float" office:value="640.1103" calcext:value-type="float">
            <text:p>640.1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9214" calcext:value-type="float">
            <text:p>16.89214</text:p>
          </table:table-cell>
          <table:table-cell office:value-type="float" office:value="0" calcext:value-type="float">
            <text:p>0</text:p>
          </table:table-cell>
          <table:table-cell office:value-type="float" office:value="-0.8771516" calcext:value-type="float">
            <text:p>-0.87715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7" calcext:value-type="float">
            <text:p>20072007</text:p>
          </table:table-cell>
          <table:table-cell office:value-type="float" office:value="17.21503" calcext:value-type="float">
            <text:p>17.21503</text:p>
          </table:table-cell>
          <table:table-cell office:value-type="float" office:value="1101.359" calcext:value-type="float">
            <text:p>1101.359</text:p>
          </table:table-cell>
          <table:table-cell office:value-type="float" office:value="12.84" calcext:value-type="float">
            <text:p>12.84</text:p>
          </table:table-cell>
          <table:table-cell office:value-type="float" office:value="-29.38922" calcext:value-type="float">
            <text:p>-29.38922</text:p>
          </table:table-cell>
          <table:table-cell office:value-type="float" office:value="0.1058847" calcext:value-type="float">
            <text:p>0.1058847</text:p>
          </table:table-cell>
          <table:table-cell office:value-type="float" office:value="9.093634" calcext:value-type="float">
            <text:p>9.093634</text:p>
          </table:table-cell>
          <table:table-cell office:value-type="float" office:value="0.0655226" calcext:value-type="float">
            <text:p>0.0655226</text:p>
          </table:table-cell>
          <table:table-cell office:value-type="float" office:value="0.003861016" calcext:value-type="float">
            <text:p>0.003861016</text:p>
          </table:table-cell>
          <table:table-cell office:value-type="float" office:value="0.06395537" calcext:value-type="float">
            <text:p>0.06395537</text:p>
          </table:table-cell>
          <table:table-cell office:value-type="float" office:value="0.9646965" calcext:value-type="float">
            <text:p>0.9646965</text:p>
          </table:table-cell>
          <table:table-cell office:value-type="float" office:value="-0.3003221" calcext:value-type="float">
            <text:p>-0.3003221</text:p>
          </table:table-cell>
          <table:table-cell office:value-type="float" office:value="-0.01852063" calcext:value-type="float">
            <text:p>-0.01852063</text:p>
          </table:table-cell>
          <table:table-cell office:value-type="float" office:value="0.00005148443" calcext:value-type="float">
            <text:p>5.148443E-05</text:p>
          </table:table-cell>
          <table:table-cell office:value-type="float" office:value="16.44105" calcext:value-type="float">
            <text:p>16.44105</text:p>
          </table:table-cell>
          <table:table-cell office:value-type="float" office:value="2.775909" calcext:value-type="float">
            <text:p>2.775909</text:p>
          </table:table-cell>
          <table:table-cell office:value-type="float" office:value="0.1423602" calcext:value-type="float">
            <text:p>0.1423602</text:p>
          </table:table-cell>
          <table:table-cell office:value-type="float" office:value="0.1276274" calcext:value-type="float">
            <text:p>0.1276274</text:p>
          </table:table-cell>
          <table:table-cell office:value-type="float" office:value="0.0423924" calcext:value-type="float">
            <text:p>0.0423924</text:p>
          </table:table-cell>
          <table:table-cell office:value-type="float" office:value="0.04140476" calcext:value-type="float">
            <text:p>0.04140476</text:p>
          </table:table-cell>
          <table:table-cell office:value-type="float" office:value="0.01227304" calcext:value-type="float">
            <text:p>0.01227304</text:p>
          </table:table-cell>
          <table:table-cell office:value-type="float" office:value="0.008769713" calcext:value-type="float">
            <text:p>0.008769713</text:p>
          </table:table-cell>
          <table:table-cell office:value-type="float" office:value="0.02328242" calcext:value-type="float">
            <text:p>0.02328242</text:p>
          </table:table-cell>
          <table:table-cell office:value-type="float" office:value="0.02160799" calcext:value-type="float">
            <text:p>0.02160799</text:p>
          </table:table-cell>
          <table:table-cell office:value-type="float" office:value="0.01920412" calcext:value-type="float">
            <text:p>0.01920412</text:p>
          </table:table-cell>
          <table:table-cell office:value-type="float" office:value="0.02024011" calcext:value-type="float">
            <text:p>0.02024011</text:p>
          </table:table-cell>
          <table:table-cell office:value-type="float" office:value="0.02414311" calcext:value-type="float">
            <text:p>0.02414311</text:p>
          </table:table-cell>
          <table:table-cell office:value-type="float" office:value="0.005856512" calcext:value-type="float">
            <text:p>0.005856512</text:p>
          </table:table-cell>
          <table:table-cell office:value-type="float" office:value="0.003632959" calcext:value-type="float">
            <text:p>0.003632959</text:p>
          </table:table-cell>
          <table:table-cell office:value-type="float" office:value="0" calcext:value-type="float">
            <text:p>0</text:p>
          </table:table-cell>
          <table:table-cell office:value-type="float" office:value="0.6525792" calcext:value-type="float">
            <text:p>0.6525792</text:p>
          </table:table-cell>
          <table:table-cell office:value-type="float" office:value="19.74395" calcext:value-type="float">
            <text:p>19.74395</text:p>
          </table:table-cell>
          <table:table-cell office:value-type="float" office:value="30.45576" calcext:value-type="float">
            <text:p>30.45576</text:p>
          </table:table-cell>
          <table:table-cell office:value-type="float" office:value="39.81159" calcext:value-type="float">
            <text:p>39.81159</text:p>
          </table:table-cell>
          <table:table-cell office:value-type="float" office:value="36.99177" calcext:value-type="float">
            <text:p>36.99177</text:p>
          </table:table-cell>
          <table:table-cell office:value-type="float" office:value="11.90302" calcext:value-type="float">
            <text:p>11.90302</text:p>
          </table:table-cell>
          <table:table-cell office:value-type="float" office:value="0.01529034" calcext:value-type="float">
            <text:p>0.01529034</text:p>
          </table:table-cell>
          <table:table-cell office:value-type="float" office:value="0.1889166" calcext:value-type="float">
            <text:p>0.1889166</text:p>
          </table:table-cell>
          <table:table-cell office:value-type="float" office:value="1.70078" calcext:value-type="float">
            <text:p>1.70078</text:p>
          </table:table-cell>
          <table:table-cell office:value-type="float" office:value="0.6143698" calcext:value-type="float">
            <text:p>0.6143698</text:p>
          </table:table-cell>
          <table:table-cell office:value-type="float" office:value="0.2628938" calcext:value-type="float">
            <text:p>0.2628938</text:p>
          </table:table-cell>
          <table:table-cell office:value-type="float" office:value="0.369798" calcext:value-type="float">
            <text:p>0.369798</text:p>
          </table:table-cell>
          <table:table-cell office:value-type="float" office:value="0.3511111" calcext:value-type="float">
            <text:p>0.3511111</text:p>
          </table:table-cell>
          <table:table-cell office:value-type="float" office:value="0.3465262" calcext:value-type="float">
            <text:p>0.3465262</text:p>
          </table:table-cell>
          <table:table-cell office:value-type="float" office:value="0" calcext:value-type="float">
            <text:p>0</text:p>
          </table:table-cell>
          <table:table-cell office:value-type="float" office:value="687.6256" calcext:value-type="float">
            <text:p>687.6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2708" calcext:value-type="float">
            <text:p>17.02708</text:p>
          </table:table-cell>
          <table:table-cell office:value-type="float" office:value="0" calcext:value-type="float">
            <text:p>0</text:p>
          </table:table-cell>
          <table:table-cell office:value-type="float" office:value="-0.8773651" calcext:value-type="float">
            <text:p>-0.877365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7" calcext:value-type="float">
            <text:p>21072007</text:p>
          </table:table-cell>
          <table:table-cell office:value-type="float" office:value="17.08646" calcext:value-type="float">
            <text:p>17.08646</text:p>
          </table:table-cell>
          <table:table-cell office:value-type="float" office:value="1101.318" calcext:value-type="float">
            <text:p>1101.318</text:p>
          </table:table-cell>
          <table:table-cell office:value-type="float" office:value="12.84" calcext:value-type="float">
            <text:p>12.84</text:p>
          </table:table-cell>
          <table:table-cell office:value-type="float" office:value="-30.14479" calcext:value-type="float">
            <text:p>-30.14479</text:p>
          </table:table-cell>
          <table:table-cell office:value-type="float" office:value="0.1136152" calcext:value-type="float">
            <text:p>0.1136152</text:p>
          </table:table-cell>
          <table:table-cell office:value-type="float" office:value="8.473908" calcext:value-type="float">
            <text:p>8.473908</text:p>
          </table:table-cell>
          <table:table-cell office:value-type="float" office:value="0.06558219" calcext:value-type="float">
            <text:p>0.06558219</text:p>
          </table:table-cell>
          <table:table-cell office:value-type="float" office:value="0.00388936" calcext:value-type="float">
            <text:p>0.00388936</text:p>
          </table:table-cell>
          <table:table-cell office:value-type="float" office:value="0.06426609" calcext:value-type="float">
            <text:p>0.06426609</text:p>
          </table:table-cell>
          <table:table-cell office:value-type="float" office:value="0.9660111" calcext:value-type="float">
            <text:p>0.9660111</text:p>
          </table:table-cell>
          <table:table-cell office:value-type="float" office:value="-0.3009743" calcext:value-type="float">
            <text:p>-0.3009743</text:p>
          </table:table-cell>
          <table:table-cell office:value-type="float" office:value="-0.01850488" calcext:value-type="float">
            <text:p>-0.01850488</text:p>
          </table:table-cell>
          <table:table-cell office:value-type="float" office:value="0.00005251445" calcext:value-type="float">
            <text:p>5.251445E-05</text:p>
          </table:table-cell>
          <table:table-cell office:value-type="float" office:value="16.3111" calcext:value-type="float">
            <text:p>16.3111</text:p>
          </table:table-cell>
          <table:table-cell office:value-type="float" office:value="1.964546" calcext:value-type="float">
            <text:p>1.964546</text:p>
          </table:table-cell>
          <table:table-cell office:value-type="float" office:value="0.5577827" calcext:value-type="float">
            <text:p>0.5577827</text:p>
          </table:table-cell>
          <table:table-cell office:value-type="float" office:value="0.1485719" calcext:value-type="float">
            <text:p>0.1485719</text:p>
          </table:table-cell>
          <table:table-cell office:value-type="float" office:value="0.04468071" calcext:value-type="float">
            <text:p>0.04468071</text:p>
          </table:table-cell>
          <table:table-cell office:value-type="float" office:value="0.04329293" calcext:value-type="float">
            <text:p>0.04329293</text:p>
          </table:table-cell>
          <table:table-cell office:value-type="float" office:value="0.01227782" calcext:value-type="float">
            <text:p>0.01227782</text:p>
          </table:table-cell>
          <table:table-cell office:value-type="float" office:value="0.009095944" calcext:value-type="float">
            <text:p>0.009095944</text:p>
          </table:table-cell>
          <table:table-cell office:value-type="float" office:value="0.02310691" calcext:value-type="float">
            <text:p>0.02310691</text:p>
          </table:table-cell>
          <table:table-cell office:value-type="float" office:value="0.02154522" calcext:value-type="float">
            <text:p>0.02154522</text:p>
          </table:table-cell>
          <table:table-cell office:value-type="float" office:value="0.0191898" calcext:value-type="float">
            <text:p>0.0191898</text:p>
          </table:table-cell>
          <table:table-cell office:value-type="float" office:value="0.02016987" calcext:value-type="float">
            <text:p>0.02016987</text:p>
          </table:table-cell>
          <table:table-cell office:value-type="float" office:value="0.02388568" calcext:value-type="float">
            <text:p>0.02388568</text:p>
          </table:table-cell>
          <table:table-cell office:value-type="float" office:value="0.005848574" calcext:value-type="float">
            <text:p>0.005848574</text:p>
          </table:table-cell>
          <table:table-cell office:value-type="float" office:value="0.003631603" calcext:value-type="float">
            <text:p>0.003631603</text:p>
          </table:table-cell>
          <table:table-cell office:value-type="float" office:value="0" calcext:value-type="float">
            <text:p>0</text:p>
          </table:table-cell>
          <table:table-cell office:value-type="float" office:value="2.126501" calcext:value-type="float">
            <text:p>2.126501</text:p>
          </table:table-cell>
          <table:table-cell office:value-type="float" office:value="13.92635" calcext:value-type="float">
            <text:p>13.92635</text:p>
          </table:table-cell>
          <table:table-cell office:value-type="float" office:value="30.78044" calcext:value-type="float">
            <text:p>30.78044</text:p>
          </table:table-cell>
          <table:table-cell office:value-type="float" office:value="38.07728" calcext:value-type="float">
            <text:p>38.07728</text:p>
          </table:table-cell>
          <table:table-cell office:value-type="float" office:value="35.39815" calcext:value-type="float">
            <text:p>35.39815</text:p>
          </table:table-cell>
          <table:table-cell office:value-type="float" office:value="11.14185" calcext:value-type="float">
            <text:p>11.14185</text:p>
          </table:table-cell>
          <table:table-cell office:value-type="float" office:value="0.01585317" calcext:value-type="float">
            <text:p>0.01585317</text:p>
          </table:table-cell>
          <table:table-cell office:value-type="float" office:value="0.04151788" calcext:value-type="float">
            <text:p>0.04151788</text:p>
          </table:table-cell>
          <table:table-cell office:value-type="float" office:value="1.59695" calcext:value-type="float">
            <text:p>1.59695</text:p>
          </table:table-cell>
          <table:table-cell office:value-type="float" office:value="0.5716706" calcext:value-type="float">
            <text:p>0.5716706</text:p>
          </table:table-cell>
          <table:table-cell office:value-type="float" office:value="0.2318701" calcext:value-type="float">
            <text:p>0.2318701</text:p>
          </table:table-cell>
          <table:table-cell office:value-type="float" office:value="0.3353202" calcext:value-type="float">
            <text:p>0.3353202</text:p>
          </table:table-cell>
          <table:table-cell office:value-type="float" office:value="0.3493648" calcext:value-type="float">
            <text:p>0.3493648</text:p>
          </table:table-cell>
          <table:table-cell office:value-type="float" office:value="0.3465341" calcext:value-type="float">
            <text:p>0.3465341</text:p>
          </table:table-cell>
          <table:table-cell office:value-type="float" office:value="0" calcext:value-type="float">
            <text:p>0</text:p>
          </table:table-cell>
          <table:table-cell office:value-type="float" office:value="161.6393" calcext:value-type="float">
            <text:p>161.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8824" calcext:value-type="float">
            <text:p>17.18824</text:p>
          </table:table-cell>
          <table:table-cell office:value-type="float" office:value="0" calcext:value-type="float">
            <text:p>0</text:p>
          </table:table-cell>
          <table:table-cell office:value-type="float" office:value="-0.8894663" calcext:value-type="float">
            <text:p>-0.889466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7" calcext:value-type="float">
            <text:p>22072007</text:p>
          </table:table-cell>
          <table:table-cell office:value-type="float" office:value="16.98216" calcext:value-type="float">
            <text:p>16.98216</text:p>
          </table:table-cell>
          <table:table-cell office:value-type="float" office:value="1101.282" calcext:value-type="float">
            <text:p>1101.282</text:p>
          </table:table-cell>
          <table:table-cell office:value-type="float" office:value="12.84" calcext:value-type="float">
            <text:p>12.84</text:p>
          </table:table-cell>
          <table:table-cell office:value-type="float" office:value="-30.90787" calcext:value-type="float">
            <text:p>-30.90787</text:p>
          </table:table-cell>
          <table:table-cell office:value-type="float" office:value="0.09305359" calcext:value-type="float">
            <text:p>0.09305359</text:p>
          </table:table-cell>
          <table:table-cell office:value-type="float" office:value="7.855338" calcext:value-type="float">
            <text:p>7.855338</text:p>
          </table:table-cell>
          <table:table-cell office:value-type="float" office:value="0.06558219" calcext:value-type="float">
            <text:p>0.06558219</text:p>
          </table:table-cell>
          <table:table-cell office:value-type="float" office:value="0.003902369" calcext:value-type="float">
            <text:p>0.003902369</text:p>
          </table:table-cell>
          <table:table-cell office:value-type="float" office:value="0.06426609" calcext:value-type="float">
            <text:p>0.06426609</text:p>
          </table:table-cell>
          <table:table-cell office:value-type="float" office:value="0.9659763" calcext:value-type="float">
            <text:p>0.9659763</text:p>
          </table:table-cell>
          <table:table-cell office:value-type="float" office:value="-0.3025079" calcext:value-type="float">
            <text:p>-0.3025079</text:p>
          </table:table-cell>
          <table:table-cell office:value-type="float" office:value="-0.01849283" calcext:value-type="float">
            <text:p>-0.01849283</text:p>
          </table:table-cell>
          <table:table-cell office:value-type="float" office:value="0.00005361387" calcext:value-type="float">
            <text:p>5.361387E-05</text:p>
          </table:table-cell>
          <table:table-cell office:value-type="float" office:value="16.30427" calcext:value-type="float">
            <text:p>16.30427</text:p>
          </table:table-cell>
          <table:table-cell office:value-type="float" office:value="1.346642" calcext:value-type="float">
            <text:p>1.346642</text:p>
          </table:table-cell>
          <table:table-cell office:value-type="float" office:value="0.2249022" calcext:value-type="float">
            <text:p>0.2249022</text:p>
          </table:table-cell>
          <table:table-cell office:value-type="float" office:value="0.1299541" calcext:value-type="float">
            <text:p>0.1299541</text:p>
          </table:table-cell>
          <table:table-cell office:value-type="float" office:value="0.04423074" calcext:value-type="float">
            <text:p>0.04423074</text:p>
          </table:table-cell>
          <table:table-cell office:value-type="float" office:value="0.04342605" calcext:value-type="float">
            <text:p>0.04342605</text:p>
          </table:table-cell>
          <table:table-cell office:value-type="float" office:value="0.01236591" calcext:value-type="float">
            <text:p>0.01236591</text:p>
          </table:table-cell>
          <table:table-cell office:value-type="float" office:value="0.008791791" calcext:value-type="float">
            <text:p>0.008791791</text:p>
          </table:table-cell>
          <table:table-cell office:value-type="float" office:value="0.02278167" calcext:value-type="float">
            <text:p>0.02278167</text:p>
          </table:table-cell>
          <table:table-cell office:value-type="float" office:value="0.02149332" calcext:value-type="float">
            <text:p>0.02149332</text:p>
          </table:table-cell>
          <table:table-cell office:value-type="float" office:value="0.01917503" calcext:value-type="float">
            <text:p>0.01917503</text:p>
          </table:table-cell>
          <table:table-cell office:value-type="float" office:value="0.0201024" calcext:value-type="float">
            <text:p>0.0201024</text:p>
          </table:table-cell>
          <table:table-cell office:value-type="float" office:value="0.02364198" calcext:value-type="float">
            <text:p>0.02364198</text:p>
          </table:table-cell>
          <table:table-cell office:value-type="float" office:value="0.005848554" calcext:value-type="float">
            <text:p>0.005848554</text:p>
          </table:table-cell>
          <table:table-cell office:value-type="float" office:value="0.003630256" calcext:value-type="float">
            <text:p>0.003630256</text:p>
          </table:table-cell>
          <table:table-cell office:value-type="float" office:value="0" calcext:value-type="float">
            <text:p>0</text:p>
          </table:table-cell>
          <table:table-cell office:value-type="float" office:value="1.244781" calcext:value-type="float">
            <text:p>1.244781</text:p>
          </table:table-cell>
          <table:table-cell office:value-type="float" office:value="10.44764" calcext:value-type="float">
            <text:p>10.44764</text:p>
          </table:table-cell>
          <table:table-cell office:value-type="float" office:value="25.00046" calcext:value-type="float">
            <text:p>25.00046</text:p>
          </table:table-cell>
          <table:table-cell office:value-type="float" office:value="36.8976" calcext:value-type="float">
            <text:p>36.8976</text:p>
          </table:table-cell>
          <table:table-cell office:value-type="float" office:value="37.6977" calcext:value-type="float">
            <text:p>37.6977</text:p>
          </table:table-cell>
          <table:table-cell office:value-type="float" office:value="10.60847" calcext:value-type="float">
            <text:p>10.60847</text:p>
          </table:table-cell>
          <table:table-cell office:value-type="float" office:value="0.01522424" calcext:value-type="float">
            <text:p>0.01522424</text:p>
          </table:table-cell>
          <table:table-cell office:value-type="float" office:value="0.02110617" calcext:value-type="float">
            <text:p>0.02110617</text:p>
          </table:table-cell>
          <table:table-cell office:value-type="float" office:value="1.492211" calcext:value-type="float">
            <text:p>1.492211</text:p>
          </table:table-cell>
          <table:table-cell office:value-type="float" office:value="0.5277345" calcext:value-type="float">
            <text:p>0.5277345</text:p>
          </table:table-cell>
          <table:table-cell office:value-type="float" office:value="0.2009621" calcext:value-type="float">
            <text:p>0.2009621</text:p>
          </table:table-cell>
          <table:table-cell office:value-type="float" office:value="0.2998774" calcext:value-type="float">
            <text:p>0.2998774</text:p>
          </table:table-cell>
          <table:table-cell office:value-type="float" office:value="0.3498107" calcext:value-type="float">
            <text:p>0.3498107</text:p>
          </table:table-cell>
          <table:table-cell office:value-type="float" office:value="0.3465419" calcext:value-type="float">
            <text:p>0.3465419</text:p>
          </table:table-cell>
          <table:table-cell office:value-type="float" office:value="0" calcext:value-type="float">
            <text:p>0</text:p>
          </table:table-cell>
          <table:table-cell office:value-type="float" office:value="293.8692" calcext:value-type="float">
            <text:p>293.8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1861" calcext:value-type="float">
            <text:p>17.31861</text:p>
          </table:table-cell>
          <table:table-cell office:value-type="float" office:value="0" calcext:value-type="float">
            <text:p>0</text:p>
          </table:table-cell>
          <table:table-cell office:value-type="float" office:value="-0.8958322" calcext:value-type="float">
            <text:p>-0.89583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7" calcext:value-type="float">
            <text:p>23072007</text:p>
          </table:table-cell>
          <table:table-cell office:value-type="float" office:value="16.88527" calcext:value-type="float">
            <text:p>16.88527</text:p>
          </table:table-cell>
          <table:table-cell office:value-type="float" office:value="1101.241" calcext:value-type="float">
            <text:p>1101.241</text:p>
          </table:table-cell>
          <table:table-cell office:value-type="float" office:value="12.84" calcext:value-type="float">
            <text:p>12.84</text:p>
          </table:table-cell>
          <table:table-cell office:value-type="float" office:value="-31.65723" calcext:value-type="float">
            <text:p>-31.65723</text:p>
          </table:table-cell>
          <table:table-cell office:value-type="float" office:value="0.08902396" calcext:value-type="float">
            <text:p>0.08902396</text:p>
          </table:table-cell>
          <table:table-cell office:value-type="float" office:value="7.238289" calcext:value-type="float">
            <text:p>7.238289</text:p>
          </table:table-cell>
          <table:table-cell office:value-type="float" office:value="0.06558219" calcext:value-type="float">
            <text:p>0.06558219</text:p>
          </table:table-cell>
          <table:table-cell office:value-type="float" office:value="0.003915378" calcext:value-type="float">
            <text:p>0.003915378</text:p>
          </table:table-cell>
          <table:table-cell office:value-type="float" office:value="0.06426609" calcext:value-type="float">
            <text:p>0.06426609</text:p>
          </table:table-cell>
          <table:table-cell office:value-type="float" office:value="0.9659549" calcext:value-type="float">
            <text:p>0.9659549</text:p>
          </table:table-cell>
          <table:table-cell office:value-type="float" office:value="-0.302516" calcext:value-type="float">
            <text:p>-0.302516</text:p>
          </table:table-cell>
          <table:table-cell office:value-type="float" office:value="-0.01847112" calcext:value-type="float">
            <text:p>-0.01847112</text:p>
          </table:table-cell>
          <table:table-cell office:value-type="float" office:value="0.00005477577" calcext:value-type="float">
            <text:p>5.477577E-05</text:p>
          </table:table-cell>
          <table:table-cell office:value-type="float" office:value="16.26802" calcext:value-type="float">
            <text:p>16.26802</text:p>
          </table:table-cell>
          <table:table-cell office:value-type="float" office:value="1.139903" calcext:value-type="float">
            <text:p>1.139903</text:p>
          </table:table-cell>
          <table:table-cell office:value-type="float" office:value="0.1832409" calcext:value-type="float">
            <text:p>0.1832409</text:p>
          </table:table-cell>
          <table:table-cell office:value-type="float" office:value="0.1263614" calcext:value-type="float">
            <text:p>0.1263614</text:p>
          </table:table-cell>
          <table:table-cell office:value-type="float" office:value="0.04342212" calcext:value-type="float">
            <text:p>0.04342212</text:p>
          </table:table-cell>
          <table:table-cell office:value-type="float" office:value="0.0427527" calcext:value-type="float">
            <text:p>0.0427527</text:p>
          </table:table-cell>
          <table:table-cell office:value-type="float" office:value="0.01230635" calcext:value-type="float">
            <text:p>0.01230635</text:p>
          </table:table-cell>
          <table:table-cell office:value-type="float" office:value="0.008632182" calcext:value-type="float">
            <text:p>0.008632182</text:p>
          </table:table-cell>
          <table:table-cell office:value-type="float" office:value="0.02245251" calcext:value-type="float">
            <text:p>0.02245251</text:p>
          </table:table-cell>
          <table:table-cell office:value-type="float" office:value="0.02144521" calcext:value-type="float">
            <text:p>0.02144521</text:p>
          </table:table-cell>
          <table:table-cell office:value-type="float" office:value="0.01916013" calcext:value-type="float">
            <text:p>0.01916013</text:p>
          </table:table-cell>
          <table:table-cell office:value-type="float" office:value="0.02003714" calcext:value-type="float">
            <text:p>0.02003714</text:p>
          </table:table-cell>
          <table:table-cell office:value-type="float" office:value="0.02341381" calcext:value-type="float">
            <text:p>0.02341381</text:p>
          </table:table-cell>
          <table:table-cell office:value-type="float" office:value="0.005847872" calcext:value-type="float">
            <text:p>0.005847872</text:p>
          </table:table-cell>
          <table:table-cell office:value-type="float" office:value="0.003628888" calcext:value-type="float">
            <text:p>0.003628888</text:p>
          </table:table-cell>
          <table:table-cell office:value-type="float" office:value="0" calcext:value-type="float">
            <text:p>0</text:p>
          </table:table-cell>
          <table:table-cell office:value-type="float" office:value="0.03412938" calcext:value-type="float">
            <text:p>0.03412938</text:p>
          </table:table-cell>
          <table:table-cell office:value-type="float" office:value="8.339537" calcext:value-type="float">
            <text:p>8.339537</text:p>
          </table:table-cell>
          <table:table-cell office:value-type="float" office:value="22.64645" calcext:value-type="float">
            <text:p>22.64645</text:p>
          </table:table-cell>
          <table:table-cell office:value-type="float" office:value="34.30465" calcext:value-type="float">
            <text:p>34.30465</text:p>
          </table:table-cell>
          <table:table-cell office:value-type="float" office:value="35.15349" calcext:value-type="float">
            <text:p>35.15349</text:p>
          </table:table-cell>
          <table:table-cell office:value-type="float" office:value="9.983869" calcext:value-type="float">
            <text:p>9.983869</text:p>
          </table:table-cell>
          <table:table-cell office:value-type="float" office:value="0.01499268" calcext:value-type="float">
            <text:p>0.01499268</text:p>
          </table:table-cell>
          <table:table-cell office:value-type="float" office:value="0.01986176" calcext:value-type="float">
            <text:p>0.01986176</text:p>
          </table:table-cell>
          <table:table-cell office:value-type="float" office:value="1.388683" calcext:value-type="float">
            <text:p>1.388683</text:p>
          </table:table-cell>
          <table:table-cell office:value-type="float" office:value="0.4831639" calcext:value-type="float">
            <text:p>0.4831639</text:p>
          </table:table-cell>
          <table:table-cell office:value-type="float" office:value="0.1709585" calcext:value-type="float">
            <text:p>0.1709585</text:p>
          </table:table-cell>
          <table:table-cell office:value-type="float" office:value="0.2640417" calcext:value-type="float">
            <text:p>0.2640417</text:p>
          </table:table-cell>
          <table:table-cell office:value-type="float" office:value="0.3501436" calcext:value-type="float">
            <text:p>0.3501436</text:p>
          </table:table-cell>
          <table:table-cell office:value-type="float" office:value="0.3465497" calcext:value-type="float">
            <text:p>0.3465497</text:p>
          </table:table-cell>
          <table:table-cell office:value-type="float" office:value="0" calcext:value-type="float">
            <text:p>0</text:p>
          </table:table-cell>
          <table:table-cell office:value-type="float" office:value="398.5128" calcext:value-type="float">
            <text:p>398.5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4662" calcext:value-type="float">
            <text:p>17.44662</text:p>
          </table:table-cell>
          <table:table-cell office:value-type="float" office:value="0" calcext:value-type="float">
            <text:p>0</text:p>
          </table:table-cell>
          <table:table-cell office:value-type="float" office:value="-0.8960608" calcext:value-type="float">
            <text:p>-0.896060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7" calcext:value-type="float">
            <text:p>24072007</text:p>
          </table:table-cell>
          <table:table-cell office:value-type="float" office:value="16.78804" calcext:value-type="float">
            <text:p>16.78804</text:p>
          </table:table-cell>
          <table:table-cell office:value-type="float" office:value="1101.199" calcext:value-type="float">
            <text:p>1101.199</text:p>
          </table:table-cell>
          <table:table-cell office:value-type="float" office:value="12.84" calcext:value-type="float">
            <text:p>12.84</text:p>
          </table:table-cell>
          <table:table-cell office:value-type="float" office:value="-32.40002" calcext:value-type="float">
            <text:p>-32.40002</text:p>
          </table:table-cell>
          <table:table-cell office:value-type="float" office:value="0.08617871" calcext:value-type="float">
            <text:p>0.08617871</text:p>
          </table:table-cell>
          <table:table-cell office:value-type="float" office:value="6.627563" calcext:value-type="float">
            <text:p>6.627563</text:p>
          </table:table-cell>
          <table:table-cell office:value-type="float" office:value="0.06558219" calcext:value-type="float">
            <text:p>0.06558219</text:p>
          </table:table-cell>
          <table:table-cell office:value-type="float" office:value="0.003928428" calcext:value-type="float">
            <text:p>0.003928428</text:p>
          </table:table-cell>
          <table:table-cell office:value-type="float" office:value="0.06426609" calcext:value-type="float">
            <text:p>0.06426609</text:p>
          </table:table-cell>
          <table:table-cell office:value-type="float" office:value="0.965946" calcext:value-type="float">
            <text:p>0.965946</text:p>
          </table:table-cell>
          <table:table-cell office:value-type="float" office:value="-0.3025297" calcext:value-type="float">
            <text:p>-0.3025297</text:p>
          </table:table-cell>
          <table:table-cell office:value-type="float" office:value="-0.01844679" calcext:value-type="float">
            <text:p>-0.01844679</text:p>
          </table:table-cell>
          <table:table-cell office:value-type="float" office:value="0.00005599867" calcext:value-type="float">
            <text:p>5.599867E-05</text:p>
          </table:table-cell>
          <table:table-cell office:value-type="float" office:value="16.224" calcext:value-type="float">
            <text:p>16.224</text:p>
          </table:table-cell>
          <table:table-cell office:value-type="float" office:value="0.9730139" calcext:value-type="float">
            <text:p>0.9730139</text:p>
          </table:table-cell>
          <table:table-cell office:value-type="float" office:value="0.1593407" calcext:value-type="float">
            <text:p>0.1593407</text:p>
          </table:table-cell>
          <table:table-cell office:value-type="float" office:value="0.1243519" calcext:value-type="float">
            <text:p>0.1243519</text:p>
          </table:table-cell>
          <table:table-cell office:value-type="float" office:value="0.04303294" calcext:value-type="float">
            <text:p>0.04303294</text:p>
          </table:table-cell>
          <table:table-cell office:value-type="float" office:value="0.04248743" calcext:value-type="float">
            <text:p>0.04248743</text:p>
          </table:table-cell>
          <table:table-cell office:value-type="float" office:value="0.01221756" calcext:value-type="float">
            <text:p>0.01221756</text:p>
          </table:table-cell>
          <table:table-cell office:value-type="float" office:value="0.00851485" calcext:value-type="float">
            <text:p>0.00851485</text:p>
          </table:table-cell>
          <table:table-cell office:value-type="float" office:value="0.02214058" calcext:value-type="float">
            <text:p>0.02214058</text:p>
          </table:table-cell>
          <table:table-cell office:value-type="float" office:value="0.02140193" calcext:value-type="float">
            <text:p>0.02140193</text:p>
          </table:table-cell>
          <table:table-cell office:value-type="float" office:value="0.019147" calcext:value-type="float">
            <text:p>0.019147</text:p>
          </table:table-cell>
          <table:table-cell office:value-type="float" office:value="0.01997618" calcext:value-type="float">
            <text:p>0.01997618</text:p>
          </table:table-cell>
          <table:table-cell office:value-type="float" office:value="0.02320492" calcext:value-type="float">
            <text:p>0.02320492</text:p>
          </table:table-cell>
          <table:table-cell office:value-type="float" office:value="0.005846679" calcext:value-type="float">
            <text:p>0.005846679</text:p>
          </table:table-cell>
          <table:table-cell office:value-type="float" office:value="0.003627514" calcext:value-type="float">
            <text:p>0.003627514</text:p>
          </table:table-cell>
          <table:table-cell office:value-type="float" office:value="0" calcext:value-type="float">
            <text:p>0</text:p>
          </table:table-cell>
          <table:table-cell office:value-type="float" office:value="0.02623812" calcext:value-type="float">
            <text:p>0.02623812</text:p>
          </table:table-cell>
          <table:table-cell office:value-type="float" office:value="6.251029" calcext:value-type="float">
            <text:p>6.251029</text:p>
          </table:table-cell>
          <table:table-cell office:value-type="float" office:value="20.71703" calcext:value-type="float">
            <text:p>20.71703</text:p>
          </table:table-cell>
          <table:table-cell office:value-type="float" office:value="31.70181" calcext:value-type="float">
            <text:p>31.70181</text:p>
          </table:table-cell>
          <table:table-cell office:value-type="float" office:value="31.89498" calcext:value-type="float">
            <text:p>31.89498</text:p>
          </table:table-cell>
          <table:table-cell office:value-type="float" office:value="9.288741" calcext:value-type="float">
            <text:p>9.288741</text:p>
          </table:table-cell>
          <table:table-cell office:value-type="float" office:value="0.01477609" calcext:value-type="float">
            <text:p>0.01477609</text:p>
          </table:table-cell>
          <table:table-cell office:value-type="float" office:value="0.01924965" calcext:value-type="float">
            <text:p>0.01924965</text:p>
          </table:table-cell>
          <table:table-cell office:value-type="float" office:value="1.288487" calcext:value-type="float">
            <text:p>1.288487</text:p>
          </table:table-cell>
          <table:table-cell office:value-type="float" office:value="0.4396881" calcext:value-type="float">
            <text:p>0.4396881</text:p>
          </table:table-cell>
          <table:table-cell office:value-type="float" office:value="0.1431874" calcext:value-type="float">
            <text:p>0.1431874</text:p>
          </table:table-cell>
          <table:table-cell office:value-type="float" office:value="0.2290613" calcext:value-type="float">
            <text:p>0.2290613</text:p>
          </table:table-cell>
          <table:table-cell office:value-type="float" office:value="0.3503831" calcext:value-type="float">
            <text:p>0.3503831</text:p>
          </table:table-cell>
          <table:table-cell office:value-type="float" office:value="0.3465575" calcext:value-type="float">
            <text:p>0.3465575</text:p>
          </table:table-cell>
          <table:table-cell office:value-type="float" office:value="0" calcext:value-type="float">
            <text:p>0</text:p>
          </table:table-cell>
          <table:table-cell office:value-type="float" office:value="484.3758" calcext:value-type="float">
            <text:p>484.3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7582" calcext:value-type="float">
            <text:p>17.57582</text:p>
          </table:table-cell>
          <table:table-cell office:value-type="float" office:value="0" calcext:value-type="float">
            <text:p>0</text:p>
          </table:table-cell>
          <table:table-cell office:value-type="float" office:value="-0.8962764" calcext:value-type="float">
            <text:p>-0.896276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7" calcext:value-type="float">
            <text:p>25072007</text:p>
          </table:table-cell>
          <table:table-cell office:value-type="float" office:value="16.69846" calcext:value-type="float">
            <text:p>16.69846</text:p>
          </table:table-cell>
          <table:table-cell office:value-type="float" office:value="1101.164" calcext:value-type="float">
            <text:p>1101.164</text:p>
          </table:table-cell>
          <table:table-cell office:value-type="float" office:value="12.84" calcext:value-type="float">
            <text:p>12.84</text:p>
          </table:table-cell>
          <table:table-cell office:value-type="float" office:value="-33.04723" calcext:value-type="float">
            <text:p>-33.04723</text:p>
          </table:table-cell>
          <table:table-cell office:value-type="float" office:value="0.08087659" calcext:value-type="float">
            <text:p>0.08087659</text:p>
          </table:table-cell>
          <table:table-cell office:value-type="float" office:value="6.095757" calcext:value-type="float">
            <text:p>6.095757</text:p>
          </table:table-cell>
          <table:table-cell office:value-type="float" office:value="0.06584312" calcext:value-type="float">
            <text:p>0.06584312</text:p>
          </table:table-cell>
          <table:table-cell office:value-type="float" office:value="0.003950187" calcext:value-type="float">
            <text:p>0.003950187</text:p>
          </table:table-cell>
          <table:table-cell office:value-type="float" office:value="0.06565075" calcext:value-type="float">
            <text:p>0.06565075</text:p>
          </table:table-cell>
          <table:table-cell office:value-type="float" office:value="0.9672" calcext:value-type="float">
            <text:p>0.9672</text:p>
          </table:table-cell>
          <table:table-cell office:value-type="float" office:value="-0.3028063" calcext:value-type="float">
            <text:p>-0.3028063</text:p>
          </table:table-cell>
          <table:table-cell office:value-type="float" office:value="-0.01843165" calcext:value-type="float">
            <text:p>-0.01843165</text:p>
          </table:table-cell>
          <table:table-cell office:value-type="float" office:value="0.00005728059" calcext:value-type="float">
            <text:p>5.728059E-05</text:p>
          </table:table-cell>
          <table:table-cell office:value-type="float" office:value="16.18239" calcext:value-type="float">
            <text:p>16.18239</text:p>
          </table:table-cell>
          <table:table-cell office:value-type="float" office:value="0.6760416" calcext:value-type="float">
            <text:p>0.6760416</text:p>
          </table:table-cell>
          <table:table-cell office:value-type="float" office:value="0.1515696" calcext:value-type="float">
            <text:p>0.1515696</text:p>
          </table:table-cell>
          <table:table-cell office:value-type="float" office:value="0.115247" calcext:value-type="float">
            <text:p>0.115247</text:p>
          </table:table-cell>
          <table:table-cell office:value-type="float" office:value="0.04162726" calcext:value-type="float">
            <text:p>0.04162726</text:p>
          </table:table-cell>
          <table:table-cell office:value-type="float" office:value="0.04075127" calcext:value-type="float">
            <text:p>0.04075127</text:p>
          </table:table-cell>
          <table:table-cell office:value-type="float" office:value="0.01210163" calcext:value-type="float">
            <text:p>0.01210163</text:p>
          </table:table-cell>
          <table:table-cell office:value-type="float" office:value="0.008817801" calcext:value-type="float">
            <text:p>0.008817801</text:p>
          </table:table-cell>
          <table:table-cell office:value-type="float" office:value="0.02189258" calcext:value-type="float">
            <text:p>0.02189258</text:p>
          </table:table-cell>
          <table:table-cell office:value-type="float" office:value="0.02136761" calcext:value-type="float">
            <text:p>0.02136761</text:p>
          </table:table-cell>
          <table:table-cell office:value-type="float" office:value="0.01913737" calcext:value-type="float">
            <text:p>0.01913737</text:p>
          </table:table-cell>
          <table:table-cell office:value-type="float" office:value="0.01991951" calcext:value-type="float">
            <text:p>0.01991951</text:p>
          </table:table-cell>
          <table:table-cell office:value-type="float" office:value="0.02301455" calcext:value-type="float">
            <text:p>0.02301455</text:p>
          </table:table-cell>
          <table:table-cell office:value-type="float" office:value="0.0058392" calcext:value-type="float">
            <text:p>0.0058392</text:p>
          </table:table-cell>
          <table:table-cell office:value-type="float" office:value="0.003626137" calcext:value-type="float">
            <text:p>0.003626137</text:p>
          </table:table-cell>
          <table:table-cell office:value-type="float" office:value="0" calcext:value-type="float">
            <text:p>0</text:p>
          </table:table-cell>
          <table:table-cell office:value-type="float" office:value="0.1902807" calcext:value-type="float">
            <text:p>0.1902807</text:p>
          </table:table-cell>
          <table:table-cell office:value-type="float" office:value="4.038558" calcext:value-type="float">
            <text:p>4.038558</text:p>
          </table:table-cell>
          <table:table-cell office:value-type="float" office:value="16.94312" calcext:value-type="float">
            <text:p>16.94312</text:p>
          </table:table-cell>
          <table:table-cell office:value-type="float" office:value="30.13188" calcext:value-type="float">
            <text:p>30.13188</text:p>
          </table:table-cell>
          <table:table-cell office:value-type="float" office:value="32.38789" calcext:value-type="float">
            <text:p>32.38789</text:p>
          </table:table-cell>
          <table:table-cell office:value-type="float" office:value="8.693574" calcext:value-type="float">
            <text:p>8.693574</text:p>
          </table:table-cell>
          <table:table-cell office:value-type="float" office:value="0.01538354" calcext:value-type="float">
            <text:p>0.01538354</text:p>
          </table:table-cell>
          <table:table-cell office:value-type="float" office:value="0.01903559" calcext:value-type="float">
            <text:p>0.01903559</text:p>
          </table:table-cell>
          <table:table-cell office:value-type="float" office:value="1.191681" calcext:value-type="float">
            <text:p>1.191681</text:p>
          </table:table-cell>
          <table:table-cell office:value-type="float" office:value="0.397771" calcext:value-type="float">
            <text:p>0.397771</text:p>
          </table:table-cell>
          <table:table-cell office:value-type="float" office:value="0.1181008" calcext:value-type="float">
            <text:p>0.1181008</text:p>
          </table:table-cell>
          <table:table-cell office:value-type="float" office:value="0.1956495" calcext:value-type="float">
            <text:p>0.1956495</text:p>
          </table:table-cell>
          <table:table-cell office:value-type="float" office:value="0.3485011" calcext:value-type="float">
            <text:p>0.3485011</text:p>
          </table:table-cell>
          <table:table-cell office:value-type="float" office:value="0.3465654" calcext:value-type="float">
            <text:p>0.3465654</text:p>
          </table:table-cell>
          <table:table-cell office:value-type="float" office:value="0" calcext:value-type="float">
            <text:p>0</text:p>
          </table:table-cell>
          <table:table-cell office:value-type="float" office:value="113.639" calcext:value-type="float">
            <text:p>113.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9262" calcext:value-type="float">
            <text:p>17.69262</text:p>
          </table:table-cell>
          <table:table-cell office:value-type="float" office:value="0" calcext:value-type="float">
            <text:p>0</text:p>
          </table:table-cell>
          <table:table-cell office:value-type="float" office:value="-0.8994955" calcext:value-type="float">
            <text:p>-0.899495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7" calcext:value-type="float">
            <text:p>26072007</text:p>
          </table:table-cell>
          <table:table-cell office:value-type="float" office:value="16.61756" calcext:value-type="float">
            <text:p>16.61756</text:p>
          </table:table-cell>
          <table:table-cell office:value-type="float" office:value="1101.133" calcext:value-type="float">
            <text:p>1101.133</text:p>
          </table:table-cell>
          <table:table-cell office:value-type="float" office:value="12.84" calcext:value-type="float">
            <text:p>12.84</text:p>
          </table:table-cell>
          <table:table-cell office:value-type="float" office:value="-33.71303" calcext:value-type="float">
            <text:p>-33.71303</text:p>
          </table:table-cell>
          <table:table-cell office:value-type="float" office:value="0.07671618" calcext:value-type="float">
            <text:p>0.07671618</text:p>
          </table:table-cell>
          <table:table-cell office:value-type="float" office:value="5.537458" calcext:value-type="float">
            <text:p>5.537458</text:p>
          </table:table-cell>
          <table:table-cell office:value-type="float" office:value="0.06584312" calcext:value-type="float">
            <text:p>0.06584312</text:p>
          </table:table-cell>
          <table:table-cell office:value-type="float" office:value="0.003963196" calcext:value-type="float">
            <text:p>0.003963196</text:p>
          </table:table-cell>
          <table:table-cell office:value-type="float" office:value="0.06565075" calcext:value-type="float">
            <text:p>0.06565075</text:p>
          </table:table-cell>
          <table:table-cell office:value-type="float" office:value="0.9671509" calcext:value-type="float">
            <text:p>0.9671509</text:p>
          </table:table-cell>
          <table:table-cell office:value-type="float" office:value="-0.3028927" calcext:value-type="float">
            <text:p>-0.3028927</text:p>
          </table:table-cell>
          <table:table-cell office:value-type="float" office:value="-0.01842488" calcext:value-type="float">
            <text:p>-0.01842488</text:p>
          </table:table-cell>
          <table:table-cell office:value-type="float" office:value="0.00005863122" calcext:value-type="float">
            <text:p>5.863122E-05</text:p>
          </table:table-cell>
          <table:table-cell office:value-type="float" office:value="16.17083" calcext:value-type="float">
            <text:p>16.17083</text:p>
          </table:table-cell>
          <table:table-cell office:value-type="float" office:value="0.4377492" calcext:value-type="float">
            <text:p>0.4377492</text:p>
          </table:table-cell>
          <table:table-cell office:value-type="float" office:value="0.1233838" calcext:value-type="float">
            <text:p>0.1233838</text:p>
          </table:table-cell>
          <table:table-cell office:value-type="float" office:value="0.1053952" calcext:value-type="float">
            <text:p>0.1053952</text:p>
          </table:table-cell>
          <table:table-cell office:value-type="float" office:value="0.03829025" calcext:value-type="float">
            <text:p>0.03829025</text:p>
          </table:table-cell>
          <table:table-cell office:value-type="float" office:value="0.03816304" calcext:value-type="float">
            <text:p>0.03816304</text:p>
          </table:table-cell>
          <table:table-cell office:value-type="float" office:value="0.01228997" calcext:value-type="float">
            <text:p>0.01228997</text:p>
          </table:table-cell>
          <table:table-cell office:value-type="float" office:value="0.008581511" calcext:value-type="float">
            <text:p>0.008581511</text:p>
          </table:table-cell>
          <table:table-cell office:value-type="float" office:value="0.02167108" calcext:value-type="float">
            <text:p>0.02167108</text:p>
          </table:table-cell>
          <table:table-cell office:value-type="float" office:value="0.02135196" calcext:value-type="float">
            <text:p>0.02135196</text:p>
          </table:table-cell>
          <table:table-cell office:value-type="float" office:value="0.01913507" calcext:value-type="float">
            <text:p>0.01913507</text:p>
          </table:table-cell>
          <table:table-cell office:value-type="float" office:value="0.01986716" calcext:value-type="float">
            <text:p>0.01986716</text:p>
          </table:table-cell>
          <table:table-cell office:value-type="float" office:value="0.02284265" calcext:value-type="float">
            <text:p>0.02284265</text:p>
          </table:table-cell>
          <table:table-cell office:value-type="float" office:value="0.005839472" calcext:value-type="float">
            <text:p>0.005839472</text:p>
          </table:table-cell>
          <table:table-cell office:value-type="float" office:value="0.003624755" calcext:value-type="float">
            <text:p>0.003624755</text:p>
          </table:table-cell>
          <table:table-cell office:value-type="float" office:value="0" calcext:value-type="float">
            <text:p>0</text:p>
          </table:table-cell>
          <table:table-cell office:value-type="float" office:value="0.04032195" calcext:value-type="float">
            <text:p>0.04032195</text:p>
          </table:table-cell>
          <table:table-cell office:value-type="float" office:value="1.467372" calcext:value-type="float">
            <text:p>1.467372</text:p>
          </table:table-cell>
          <table:table-cell office:value-type="float" office:value="13.15695" calcext:value-type="float">
            <text:p>13.15695</text:p>
          </table:table-cell>
          <table:table-cell office:value-type="float" office:value="25.80988" calcext:value-type="float">
            <text:p>25.80988</text:p>
          </table:table-cell>
          <table:table-cell office:value-type="float" office:value="30.63935" calcext:value-type="float">
            <text:p>30.63935</text:p>
          </table:table-cell>
          <table:table-cell office:value-type="float" office:value="9.431058" calcext:value-type="float">
            <text:p>9.431058</text:p>
          </table:table-cell>
          <table:table-cell office:value-type="float" office:value="0.02479216" calcext:value-type="float">
            <text:p>0.02479216</text:p>
          </table:table-cell>
          <table:table-cell office:value-type="float" office:value="0.01887742" calcext:value-type="float">
            <text:p>0.01887742</text:p>
          </table:table-cell>
          <table:table-cell office:value-type="float" office:value="1.098942" calcext:value-type="float">
            <text:p>1.098942</text:p>
          </table:table-cell>
          <table:table-cell office:value-type="float" office:value="0.3579954" calcext:value-type="float">
            <text:p>0.3579954</text:p>
          </table:table-cell>
          <table:table-cell office:value-type="float" office:value="0.09611297" calcext:value-type="float">
            <text:p>0.09611297</text:p>
          </table:table-cell>
          <table:table-cell office:value-type="float" office:value="0.1645365" calcext:value-type="float">
            <text:p>0.1645365</text:p>
          </table:table-cell>
          <table:table-cell office:value-type="float" office:value="0.3487663" calcext:value-type="float">
            <text:p>0.3487663</text:p>
          </table:table-cell>
          <table:table-cell office:value-type="float" office:value="0.3465731" calcext:value-type="float">
            <text:p>0.3465731</text:p>
          </table:table-cell>
          <table:table-cell office:value-type="float" office:value="0" calcext:value-type="float">
            <text:p>0</text:p>
          </table:table-cell>
          <table:table-cell office:value-type="float" office:value="227.2054" calcext:value-type="float">
            <text:p>227.2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9606" calcext:value-type="float">
            <text:p>17.79606</text:p>
          </table:table-cell>
          <table:table-cell office:value-type="float" office:value="0" calcext:value-type="float">
            <text:p>0</text:p>
          </table:table-cell>
          <table:table-cell office:value-type="float" office:value="-0.9001025" calcext:value-type="float">
            <text:p>-0.90010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7" calcext:value-type="float">
            <text:p>27072007</text:p>
          </table:table-cell>
          <table:table-cell office:value-type="float" office:value="16.53582" calcext:value-type="float">
            <text:p>16.53582</text:p>
          </table:table-cell>
          <table:table-cell office:value-type="float" office:value="1101.102" calcext:value-type="float">
            <text:p>1101.102</text:p>
          </table:table-cell>
          <table:table-cell office:value-type="float" office:value="12.84" calcext:value-type="float">
            <text:p>12.84</text:p>
          </table:table-cell>
          <table:table-cell office:value-type="float" office:value="-34.36225" calcext:value-type="float">
            <text:p>-34.36225</text:p>
          </table:table-cell>
          <table:table-cell office:value-type="float" office:value="0.07502344" calcext:value-type="float">
            <text:p>0.07502344</text:p>
          </table:table-cell>
          <table:table-cell office:value-type="float" office:value="4.995609" calcext:value-type="float">
            <text:p>4.995609</text:p>
          </table:table-cell>
          <table:table-cell office:value-type="float" office:value="0.06584312" calcext:value-type="float">
            <text:p>0.06584312</text:p>
          </table:table-cell>
          <table:table-cell office:value-type="float" office:value="0.003976204" calcext:value-type="float">
            <text:p>0.003976204</text:p>
          </table:table-cell>
          <table:table-cell office:value-type="float" office:value="0.06565075" calcext:value-type="float">
            <text:p>0.06565075</text:p>
          </table:table-cell>
          <table:table-cell office:value-type="float" office:value="0.9671173" calcext:value-type="float">
            <text:p>0.9671173</text:p>
          </table:table-cell>
          <table:table-cell office:value-type="float" office:value="-0.3028815" calcext:value-type="float">
            <text:p>-0.3028815</text:p>
          </table:table-cell>
          <table:table-cell office:value-type="float" office:value="-0.01841673" calcext:value-type="float">
            <text:p>-0.01841673</text:p>
          </table:table-cell>
          <table:table-cell office:value-type="float" office:value="0.00006003773" calcext:value-type="float">
            <text:p>6.003773E-05</text:p>
          </table:table-cell>
          <table:table-cell office:value-type="float" office:value="16.15378" calcext:value-type="float">
            <text:p>16.15378</text:p>
          </table:table-cell>
          <table:table-cell office:value-type="float" office:value="0.3142911" calcext:value-type="float">
            <text:p>0.3142911</text:p>
          </table:table-cell>
          <table:table-cell office:value-type="float" office:value="0.1151175" calcext:value-type="float">
            <text:p>0.1151175</text:p>
          </table:table-cell>
          <table:table-cell office:value-type="float" office:value="0.1031373" calcext:value-type="float">
            <text:p>0.1031373</text:p>
          </table:table-cell>
          <table:table-cell office:value-type="float" office:value="0.03724463" calcext:value-type="float">
            <text:p>0.03724463</text:p>
          </table:table-cell>
          <table:table-cell office:value-type="float" office:value="0.0369885" calcext:value-type="float">
            <text:p>0.0369885</text:p>
          </table:table-cell>
          <table:table-cell office:value-type="float" office:value="0.01226667" calcext:value-type="float">
            <text:p>0.01226667</text:p>
          </table:table-cell>
          <table:table-cell office:value-type="float" office:value="0.008550505" calcext:value-type="float">
            <text:p>0.008550505</text:p>
          </table:table-cell>
          <table:table-cell office:value-type="float" office:value="0.02145835" calcext:value-type="float">
            <text:p>0.02145835</text:p>
          </table:table-cell>
          <table:table-cell office:value-type="float" office:value="0.02134205" calcext:value-type="float">
            <text:p>0.02134205</text:p>
          </table:table-cell>
          <table:table-cell office:value-type="float" office:value="0.01913746" calcext:value-type="float">
            <text:p>0.01913746</text:p>
          </table:table-cell>
          <table:table-cell office:value-type="float" office:value="0.01981717" calcext:value-type="float">
            <text:p>0.01981717</text:p>
          </table:table-cell>
          <table:table-cell office:value-type="float" office:value="0.02268545" calcext:value-type="float">
            <text:p>0.02268545</text:p>
          </table:table-cell>
          <table:table-cell office:value-type="float" office:value="0.005839218" calcext:value-type="float">
            <text:p>0.005839218</text:p>
          </table:table-cell>
          <table:table-cell office:value-type="float" office:value="0.003623362" calcext:value-type="float">
            <text:p>0.003623362</text:p>
          </table:table-cell>
          <table:table-cell office:value-type="float" office:value="0" calcext:value-type="float">
            <text:p>0</text:p>
          </table:table-cell>
          <table:table-cell office:value-type="float" office:value="0.02060017" calcext:value-type="float">
            <text:p>0.02060017</text:p>
          </table:table-cell>
          <table:table-cell office:value-type="float" office:value="0.05287709" calcext:value-type="float">
            <text:p>0.05287709</text:p>
          </table:table-cell>
          <table:table-cell office:value-type="float" office:value="11.09131" calcext:value-type="float">
            <text:p>11.09131</text:p>
          </table:table-cell>
          <table:table-cell office:value-type="float" office:value="22.98952" calcext:value-type="float">
            <text:p>22.98952</text:p>
          </table:table-cell>
          <table:table-cell office:value-type="float" office:value="27.38417" calcext:value-type="float">
            <text:p>27.38417</text:p>
          </table:table-cell>
          <table:table-cell office:value-type="float" office:value="9.060142" calcext:value-type="float">
            <text:p>9.060142</text:p>
          </table:table-cell>
          <table:table-cell office:value-type="float" office:value="0.02306406" calcext:value-type="float">
            <text:p>0.02306406</text:p>
          </table:table-cell>
          <table:table-cell office:value-type="float" office:value="0.01865571" calcext:value-type="float">
            <text:p>0.01865571</text:p>
          </table:table-cell>
          <table:table-cell office:value-type="float" office:value="1.009046" calcext:value-type="float">
            <text:p>1.009046</text:p>
          </table:table-cell>
          <table:table-cell office:value-type="float" office:value="0.3199923" calcext:value-type="float">
            <text:p>0.3199923</text:p>
          </table:table-cell>
          <table:table-cell office:value-type="float" office:value="0.0772079" calcext:value-type="float">
            <text:p>0.0772079</text:p>
          </table:table-cell>
          <table:table-cell office:value-type="float" office:value="0.1359152" calcext:value-type="float">
            <text:p>0.1359152</text:p>
          </table:table-cell>
          <table:table-cell office:value-type="float" office:value="0.3489398" calcext:value-type="float">
            <text:p>0.3489398</text:p>
          </table:table-cell>
          <table:table-cell office:value-type="float" office:value="0.3465809" calcext:value-type="float">
            <text:p>0.3465809</text:p>
          </table:table-cell>
          <table:table-cell office:value-type="float" office:value="0" calcext:value-type="float">
            <text:p>0</text:p>
          </table:table-cell>
          <table:table-cell office:value-type="float" office:value="328.0694" calcext:value-type="float">
            <text:p>328.0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0094" calcext:value-type="float">
            <text:p>17.90094</text:p>
          </table:table-cell>
          <table:table-cell office:value-type="float" office:value="0" calcext:value-type="float">
            <text:p>0</text:p>
          </table:table-cell>
          <table:table-cell office:value-type="float" office:value="-0.900336" calcext:value-type="float">
            <text:p>-0.90033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7" calcext:value-type="float">
            <text:p>28072007</text:p>
          </table:table-cell>
          <table:table-cell office:value-type="float" office:value="16.4481" calcext:value-type="float">
            <text:p>16.4481</text:p>
          </table:table-cell>
          <table:table-cell office:value-type="float" office:value="1101.068" calcext:value-type="float">
            <text:p>1101.068</text:p>
          </table:table-cell>
          <table:table-cell office:value-type="float" office:value="12.84" calcext:value-type="float">
            <text:p>12.84</text:p>
          </table:table-cell>
          <table:table-cell office:value-type="float" office:value="-34.99276" calcext:value-type="float">
            <text:p>-34.99276</text:p>
          </table:table-cell>
          <table:table-cell office:value-type="float" office:value="0.0745751" calcext:value-type="float">
            <text:p>0.0745751</text:p>
          </table:table-cell>
          <table:table-cell office:value-type="float" office:value="4.479577" calcext:value-type="float">
            <text:p>4.479577</text:p>
          </table:table-cell>
          <table:table-cell office:value-type="float" office:value="0.06584312" calcext:value-type="float">
            <text:p>0.06584312</text:p>
          </table:table-cell>
          <table:table-cell office:value-type="float" office:value="0.003989217" calcext:value-type="float">
            <text:p>0.003989217</text:p>
          </table:table-cell>
          <table:table-cell office:value-type="float" office:value="0.06565075" calcext:value-type="float">
            <text:p>0.06565075</text:p>
          </table:table-cell>
          <table:table-cell office:value-type="float" office:value="0.9670976" calcext:value-type="float">
            <text:p>0.9670976</text:p>
          </table:table-cell>
          <table:table-cell office:value-type="float" office:value="-0.3028663" calcext:value-type="float">
            <text:p>-0.3028663</text:p>
          </table:table-cell>
          <table:table-cell office:value-type="float" office:value="-0.01840074" calcext:value-type="float">
            <text:p>-0.01840074</text:p>
          </table:table-cell>
          <table:table-cell office:value-type="float" office:value="0.00006148412" calcext:value-type="float">
            <text:p>6.148412E-05</text:p>
          </table:table-cell>
          <table:table-cell office:value-type="float" office:value="16.12824" calcext:value-type="float">
            <text:p>16.12824</text:p>
          </table:table-cell>
          <table:table-cell office:value-type="float" office:value="0.2486773" calcext:value-type="float">
            <text:p>0.2486773</text:p>
          </table:table-cell>
          <table:table-cell office:value-type="float" office:value="0.1148793" calcext:value-type="float">
            <text:p>0.1148793</text:p>
          </table:table-cell>
          <table:table-cell office:value-type="float" office:value="0.1055316" calcext:value-type="float">
            <text:p>0.1055316</text:p>
          </table:table-cell>
          <table:table-cell office:value-type="float" office:value="0.03791992" calcext:value-type="float">
            <text:p>0.03791992</text:p>
          </table:table-cell>
          <table:table-cell office:value-type="float" office:value="0.03744999" calcext:value-type="float">
            <text:p>0.03744999</text:p>
          </table:table-cell>
          <table:table-cell office:value-type="float" office:value="0.01221624" calcext:value-type="float">
            <text:p>0.01221624</text:p>
          </table:table-cell>
          <table:table-cell office:value-type="float" office:value="0.00849998" calcext:value-type="float">
            <text:p>0.00849998</text:p>
          </table:table-cell>
          <table:table-cell office:value-type="float" office:value="0.02125357" calcext:value-type="float">
            <text:p>0.02125357</text:p>
          </table:table-cell>
          <table:table-cell office:value-type="float" office:value="0.02132248" calcext:value-type="float">
            <text:p>0.02132248</text:p>
          </table:table-cell>
          <table:table-cell office:value-type="float" office:value="0.01913815" calcext:value-type="float">
            <text:p>0.01913815</text:p>
          </table:table-cell>
          <table:table-cell office:value-type="float" office:value="0.01976532" calcext:value-type="float">
            <text:p>0.01976532</text:p>
          </table:table-cell>
          <table:table-cell office:value-type="float" office:value="0.0225313" calcext:value-type="float">
            <text:p>0.0225313</text:p>
          </table:table-cell>
          <table:table-cell office:value-type="float" office:value="0.005838297" calcext:value-type="float">
            <text:p>0.005838297</text:p>
          </table:table-cell>
          <table:table-cell office:value-type="float" office:value="0.003621964" calcext:value-type="float">
            <text:p>0.003621964</text:p>
          </table:table-cell>
          <table:table-cell office:value-type="float" office:value="0" calcext:value-type="float">
            <text:p>0</text:p>
          </table:table-cell>
          <table:table-cell office:value-type="float" office:value="0.01385847" calcext:value-type="float">
            <text:p>0.01385847</text:p>
          </table:table-cell>
          <table:table-cell office:value-type="float" office:value="0.06235204" calcext:value-type="float">
            <text:p>0.06235204</text:p>
          </table:table-cell>
          <table:table-cell office:value-type="float" office:value="9.164734" calcext:value-type="float">
            <text:p>9.164734</text:p>
          </table:table-cell>
          <table:table-cell office:value-type="float" office:value="20.17324" calcext:value-type="float">
            <text:p>20.17324</text:p>
          </table:table-cell>
          <table:table-cell office:value-type="float" office:value="24.23215" calcext:value-type="float">
            <text:p>24.23215</text:p>
          </table:table-cell>
          <table:table-cell office:value-type="float" office:value="8.378263" calcext:value-type="float">
            <text:p>8.378263</text:p>
          </table:table-cell>
          <table:table-cell office:value-type="float" office:value="0.0151266" calcext:value-type="float">
            <text:p>0.0151266</text:p>
          </table:table-cell>
          <table:table-cell office:value-type="float" office:value="0.01837922" calcext:value-type="float">
            <text:p>0.01837922</text:p>
          </table:table-cell>
          <table:table-cell office:value-type="float" office:value="0.9175027" calcext:value-type="float">
            <text:p>0.9175027</text:p>
          </table:table-cell>
          <table:table-cell office:value-type="float" office:value="0.2818448" calcext:value-type="float">
            <text:p>0.2818448</text:p>
          </table:table-cell>
          <table:table-cell office:value-type="float" office:value="0.06089472" calcext:value-type="float">
            <text:p>0.06089472</text:p>
          </table:table-cell>
          <table:table-cell office:value-type="float" office:value="0.1091114" calcext:value-type="float">
            <text:p>0.1091114</text:p>
          </table:table-cell>
          <table:table-cell office:value-type="float" office:value="0.3490315" calcext:value-type="float">
            <text:p>0.3490315</text:p>
          </table:table-cell>
          <table:table-cell office:value-type="float" office:value="0.3465887" calcext:value-type="float">
            <text:p>0.3465887</text:p>
          </table:table-cell>
          <table:table-cell office:value-type="float" office:value="0" calcext:value-type="float">
            <text:p>0</text:p>
          </table:table-cell>
          <table:table-cell office:value-type="float" office:value="423.3084" calcext:value-type="float">
            <text:p>423.3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149" calcext:value-type="float">
            <text:p>18.0149</text:p>
          </table:table-cell>
          <table:table-cell office:value-type="float" office:value="0" calcext:value-type="float">
            <text:p>0</text:p>
          </table:table-cell>
          <table:table-cell office:value-type="float" office:value="-0.9005682" calcext:value-type="float">
            <text:p>-0.90056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7" calcext:value-type="float">
            <text:p>29072007</text:p>
          </table:table-cell>
          <table:table-cell office:value-type="float" office:value="16.34739" calcext:value-type="float">
            <text:p>16.34739</text:p>
          </table:table-cell>
          <table:table-cell office:value-type="float" office:value="1101.032" calcext:value-type="float">
            <text:p>1101.032</text:p>
          </table:table-cell>
          <table:table-cell office:value-type="float" office:value="12.84" calcext:value-type="float">
            <text:p>12.84</text:p>
          </table:table-cell>
          <table:table-cell office:value-type="float" office:value="-35.61814" calcext:value-type="float">
            <text:p>-35.61814</text:p>
          </table:table-cell>
          <table:table-cell office:value-type="float" office:value="0.07702888" calcext:value-type="float">
            <text:p>0.07702888</text:p>
          </table:table-cell>
          <table:table-cell office:value-type="float" office:value="3.970164" calcext:value-type="float">
            <text:p>3.970164</text:p>
          </table:table-cell>
          <table:table-cell office:value-type="float" office:value="0.06584312" calcext:value-type="float">
            <text:p>0.06584312</text:p>
          </table:table-cell>
          <table:table-cell office:value-type="float" office:value="0.004012145" calcext:value-type="float">
            <text:p>0.004012145</text:p>
          </table:table-cell>
          <table:table-cell office:value-type="float" office:value="0.06565075" calcext:value-type="float">
            <text:p>0.06565075</text:p>
          </table:table-cell>
          <table:table-cell office:value-type="float" office:value="0.9683136" calcext:value-type="float">
            <text:p>0.9683136</text:p>
          </table:table-cell>
          <table:table-cell office:value-type="float" office:value="-0.3034404" calcext:value-type="float">
            <text:p>-0.3034404</text:p>
          </table:table-cell>
          <table:table-cell office:value-type="float" office:value="-0.0183876" calcext:value-type="float">
            <text:p>-0.0183876</text:p>
          </table:table-cell>
          <table:table-cell office:value-type="float" office:value="0.00006297763" calcext:value-type="float">
            <text:p>6.297763E-05</text:p>
          </table:table-cell>
          <table:table-cell office:value-type="float" office:value="16.06923" calcext:value-type="float">
            <text:p>16.06923</text:p>
          </table:table-cell>
          <table:table-cell office:value-type="float" office:value="0.1998846" calcext:value-type="float">
            <text:p>0.1998846</text:p>
          </table:table-cell>
          <table:table-cell office:value-type="float" office:value="0.1721205" calcext:value-type="float">
            <text:p>0.1721205</text:p>
          </table:table-cell>
          <table:table-cell office:value-type="float" office:value="0.131175" calcext:value-type="float">
            <text:p>0.131175</text:p>
          </table:table-cell>
          <table:table-cell office:value-type="float" office:value="0.04079962" calcext:value-type="float">
            <text:p>0.04079962</text:p>
          </table:table-cell>
          <table:table-cell office:value-type="float" office:value="0.0392727" calcext:value-type="float">
            <text:p>0.0392727</text:p>
          </table:table-cell>
          <table:table-cell office:value-type="float" office:value="0.01250296" calcext:value-type="float">
            <text:p>0.01250296</text:p>
          </table:table-cell>
          <table:table-cell office:value-type="float" office:value="0.008765974" calcext:value-type="float">
            <text:p>0.008765974</text:p>
          </table:table-cell>
          <table:table-cell office:value-type="float" office:value="0.02110435" calcext:value-type="float">
            <text:p>0.02110435</text:p>
          </table:table-cell>
          <table:table-cell office:value-type="float" office:value="0.02129589" calcext:value-type="float">
            <text:p>0.02129589</text:p>
          </table:table-cell>
          <table:table-cell office:value-type="float" office:value="0.01913596" calcext:value-type="float">
            <text:p>0.01913596</text:p>
          </table:table-cell>
          <table:table-cell office:value-type="float" office:value="0.01971151" calcext:value-type="float">
            <text:p>0.01971151</text:p>
          </table:table-cell>
          <table:table-cell office:value-type="float" office:value="0.02237166" calcext:value-type="float">
            <text:p>0.02237166</text:p>
          </table:table-cell>
          <table:table-cell office:value-type="float" office:value="0.005830721" calcext:value-type="float">
            <text:p>0.005830721</text:p>
          </table:table-cell>
          <table:table-cell office:value-type="float" office:value="0.003620569" calcext:value-type="float">
            <text:p>0.003620569</text:p>
          </table:table-cell>
          <table:table-cell office:value-type="float" office:value="0" calcext:value-type="float">
            <text:p>0</text:p>
          </table:table-cell>
          <table:table-cell office:value-type="float" office:value="0.03922148" calcext:value-type="float">
            <text:p>0.03922148</text:p>
          </table:table-cell>
          <table:table-cell office:value-type="float" office:value="0.297513" calcext:value-type="float">
            <text:p>0.297513</text:p>
          </table:table-cell>
          <table:table-cell office:value-type="float" office:value="5.92277" calcext:value-type="float">
            <text:p>5.92277</text:p>
          </table:table-cell>
          <table:table-cell office:value-type="float" office:value="15.89219" calcext:value-type="float">
            <text:p>15.89219</text:p>
          </table:table-cell>
          <table:table-cell office:value-type="float" office:value="23.4343" calcext:value-type="float">
            <text:p>23.4343</text:p>
          </table:table-cell>
          <table:table-cell office:value-type="float" office:value="8.229177" calcext:value-type="float">
            <text:p>8.229177</text:p>
          </table:table-cell>
          <table:table-cell office:value-type="float" office:value="0.01531918" calcext:value-type="float">
            <text:p>0.01531918</text:p>
          </table:table-cell>
          <table:table-cell office:value-type="float" office:value="0.01833328" calcext:value-type="float">
            <text:p>0.01833328</text:p>
          </table:table-cell>
          <table:table-cell office:value-type="float" office:value="0.8218331" calcext:value-type="float">
            <text:p>0.8218331</text:p>
          </table:table-cell>
          <table:table-cell office:value-type="float" office:value="0.2426702" calcext:value-type="float">
            <text:p>0.2426702</text:p>
          </table:table-cell>
          <table:table-cell office:value-type="float" office:value="0.04726111" calcext:value-type="float">
            <text:p>0.04726111</text:p>
          </table:table-cell>
          <table:table-cell office:value-type="float" office:value="0.08415551" calcext:value-type="float">
            <text:p>0.08415551</text:p>
          </table:table-cell>
          <table:table-cell office:value-type="float" office:value="0.3469922" calcext:value-type="float">
            <text:p>0.3469922</text:p>
          </table:table-cell>
          <table:table-cell office:value-type="float" office:value="0.3465965" calcext:value-type="float">
            <text:p>0.3465965</text:p>
          </table:table-cell>
          <table:table-cell office:value-type="float" office:value="0" calcext:value-type="float">
            <text:p>0</text:p>
          </table:table-cell>
          <table:table-cell office:value-type="float" office:value="172.1799" calcext:value-type="float">
            <text:p>172.1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4344" calcext:value-type="float">
            <text:p>18.14344</text:p>
          </table:table-cell>
          <table:table-cell office:value-type="float" office:value="0" calcext:value-type="float">
            <text:p>0</text:p>
          </table:table-cell>
          <table:table-cell office:value-type="float" office:value="-0.9073193" calcext:value-type="float">
            <text:p>-0.907319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7" calcext:value-type="float">
            <text:p>30072007</text:p>
          </table:table-cell>
          <table:table-cell office:value-type="float" office:value="16.25067" calcext:value-type="float">
            <text:p>16.25067</text:p>
          </table:table-cell>
          <table:table-cell office:value-type="float" office:value="1100.996" calcext:value-type="float">
            <text:p>1100.996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3385" calcext:value-type="float">
            <text:p>-36.3385</text:p>
          </table:table-cell>
          <table:table-cell office:value-type="float" office:value="0.07501844" calcext:value-type="float">
            <text:p>0.07501844</text:p>
          </table:table-cell>
          <table:table-cell office:value-type="float" office:value="3.373785" calcext:value-type="float">
            <text:p>3.373785</text:p>
          </table:table-cell>
          <table:table-cell office:value-type="float" office:value="0.06584312" calcext:value-type="float">
            <text:p>0.06584312</text:p>
          </table:table-cell>
          <table:table-cell office:value-type="float" office:value="0.004025109" calcext:value-type="float">
            <text:p>0.004025109</text:p>
          </table:table-cell>
          <table:table-cell office:value-type="float" office:value="0.06565075" calcext:value-type="float">
            <text:p>0.06565075</text:p>
          </table:table-cell>
          <table:table-cell office:value-type="float" office:value="0.9682562" calcext:value-type="float">
            <text:p>0.9682562</text:p>
          </table:table-cell>
          <table:table-cell office:value-type="float" office:value="-0.3038165" calcext:value-type="float">
            <text:p>-0.3038165</text:p>
          </table:table-cell>
          <table:table-cell office:value-type="float" office:value="-0.01837676" calcext:value-type="float">
            <text:p>-0.01837676</text:p>
          </table:table-cell>
          <table:table-cell office:value-type="float" office:value="0.00006450582" calcext:value-type="float">
            <text:p>6.450582E-05</text:p>
          </table:table-cell>
          <table:table-cell office:value-type="float" office:value="16.05608" calcext:value-type="float">
            <text:p>16.05608</text:p>
          </table:table-cell>
          <table:table-cell office:value-type="float" office:value="0.1538818" calcext:value-type="float">
            <text:p>0.1538818</text:p>
          </table:table-cell>
          <table:table-cell office:value-type="float" office:value="0.1405814" calcext:value-type="float">
            <text:p>0.1405814</text:p>
          </table:table-cell>
          <table:table-cell office:value-type="float" office:value="0.1200741" calcext:value-type="float">
            <text:p>0.1200741</text:p>
          </table:table-cell>
          <table:table-cell office:value-type="float" office:value="0.04101331" calcext:value-type="float">
            <text:p>0.04101331</text:p>
          </table:table-cell>
          <table:table-cell office:value-type="float" office:value="0.03980126" calcext:value-type="float">
            <text:p>0.03980126</text:p>
          </table:table-cell>
          <table:table-cell office:value-type="float" office:value="0.0127336" calcext:value-type="float">
            <text:p>0.0127336</text:p>
          </table:table-cell>
          <table:table-cell office:value-type="float" office:value="0.008845675" calcext:value-type="float">
            <text:p>0.008845675</text:p>
          </table:table-cell>
          <table:table-cell office:value-type="float" office:value="0.02101473" calcext:value-type="float">
            <text:p>0.02101473</text:p>
          </table:table-cell>
          <table:table-cell office:value-type="float" office:value="0.02128277" calcext:value-type="float">
            <text:p>0.02128277</text:p>
          </table:table-cell>
          <table:table-cell office:value-type="float" office:value="0.01913679" calcext:value-type="float">
            <text:p>0.01913679</text:p>
          </table:table-cell>
          <table:table-cell office:value-type="float" office:value="0.01966068" calcext:value-type="float">
            <text:p>0.01966068</text:p>
          </table:table-cell>
          <table:table-cell office:value-type="float" office:value="0.02221329" calcext:value-type="float">
            <text:p>0.02221329</text:p>
          </table:table-cell>
          <table:table-cell office:value-type="float" office:value="0.005830324" calcext:value-type="float">
            <text:p>0.005830324</text:p>
          </table:table-cell>
          <table:table-cell office:value-type="float" office:value="0.003619171" calcext:value-type="float">
            <text:p>0.003619171</text:p>
          </table:table-cell>
          <table:table-cell office:value-type="float" office:value="0" calcext:value-type="float">
            <text:p>0</text:p>
          </table:table-cell>
          <table:table-cell office:value-type="float" office:value="0.01276992" calcext:value-type="float">
            <text:p>0.01276992</text:p>
          </table:table-cell>
          <table:table-cell office:value-type="float" office:value="0.04384416" calcext:value-type="float">
            <text:p>0.04384416</text:p>
          </table:table-cell>
          <table:table-cell office:value-type="float" office:value="3.66285" calcext:value-type="float">
            <text:p>3.66285</text:p>
          </table:table-cell>
          <table:table-cell office:value-type="float" office:value="11.8724" calcext:value-type="float">
            <text:p>11.8724</text:p>
          </table:table-cell>
          <table:table-cell office:value-type="float" office:value="17.95568" calcext:value-type="float">
            <text:p>17.95568</text:p>
          </table:table-cell>
          <table:table-cell office:value-type="float" office:value="8.072147" calcext:value-type="float">
            <text:p>8.072147</text:p>
          </table:table-cell>
          <table:table-cell office:value-type="float" office:value="0.02698819" calcext:value-type="float">
            <text:p>0.02698819</text:p>
          </table:table-cell>
          <table:table-cell office:value-type="float" office:value="0.0183906" calcext:value-type="float">
            <text:p>0.0183906</text:p>
          </table:table-cell>
          <table:table-cell office:value-type="float" office:value="0.7265635" calcext:value-type="float">
            <text:p>0.7265635</text:p>
          </table:table-cell>
          <table:table-cell office:value-type="float" office:value="0.2049647" calcext:value-type="float">
            <text:p>0.2049647</text:p>
          </table:table-cell>
          <table:table-cell office:value-type="float" office:value="0.03716645" calcext:value-type="float">
            <text:p>0.03716645</text:p>
          </table:table-cell>
          <table:table-cell office:value-type="float" office:value="0.0631065" calcext:value-type="float">
            <text:p>0.0631065</text:p>
          </table:table-cell>
          <table:table-cell office:value-type="float" office:value="0.3470803" calcext:value-type="float">
            <text:p>0.3470803</text:p>
          </table:table-cell>
          <table:table-cell office:value-type="float" office:value="0.3466042" calcext:value-type="float">
            <text:p>0.3466042</text:p>
          </table:table-cell>
          <table:table-cell office:value-type="float" office:value="0" calcext:value-type="float">
            <text:p>0</text:p>
          </table:table-cell>
          <table:table-cell office:value-type="float" office:value="309.7905" calcext:value-type="float">
            <text:p>309.7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6741" calcext:value-type="float">
            <text:p>18.26741</text:p>
          </table:table-cell>
          <table:table-cell office:value-type="float" office:value="0" calcext:value-type="float">
            <text:p>0</text:p>
          </table:table-cell>
          <table:table-cell office:value-type="float" office:value="-0.9096019" calcext:value-type="float">
            <text:p>-0.90960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7" calcext:value-type="float">
            <text:p>31072007</text:p>
          </table:table-cell>
          <table:table-cell office:value-type="float" office:value="16.14622" calcext:value-type="float">
            <text:p>16.14622</text:p>
          </table:table-cell>
          <table:table-cell office:value-type="float" office:value="1100.953" calcext:value-type="float">
            <text:p>1100.953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03662" calcext:value-type="float">
            <text:p>-37.03662</text:p>
          </table:table-cell>
          <table:table-cell office:value-type="float" office:value="0.07626032" calcext:value-type="float">
            <text:p>0.07626032</text:p>
          </table:table-cell>
          <table:table-cell office:value-type="float" office:value="2.812285" calcext:value-type="float">
            <text:p>2.812285</text:p>
          </table:table-cell>
          <table:table-cell office:value-type="float" office:value="0.06584312" calcext:value-type="float">
            <text:p>0.06584312</text:p>
          </table:table-cell>
          <table:table-cell office:value-type="float" office:value="0.004038073" calcext:value-type="float">
            <text:p>0.004038073</text:p>
          </table:table-cell>
          <table:table-cell office:value-type="float" office:value="0.06565075" calcext:value-type="float">
            <text:p>0.06565075</text:p>
          </table:table-cell>
          <table:table-cell office:value-type="float" office:value="0.9682133" calcext:value-type="float">
            <text:p>0.9682133</text:p>
          </table:table-cell>
          <table:table-cell office:value-type="float" office:value="-0.3038112" calcext:value-type="float">
            <text:p>-0.3038112</text:p>
          </table:table-cell>
          <table:table-cell office:value-type="float" office:value="-0.01835769" calcext:value-type="float">
            <text:p>-0.01835769</text:p>
          </table:table-cell>
          <table:table-cell office:value-type="float" office:value="0.00006609512" calcext:value-type="float">
            <text:p>6.609512E-05</text:p>
          </table:table-cell>
          <table:table-cell office:value-type="float" office:value="16.0025" calcext:value-type="float">
            <text:p>16.0025</text:p>
          </table:table-cell>
          <table:table-cell office:value-type="float" office:value="0.2190481" calcext:value-type="float">
            <text:p>0.2190481</text:p>
          </table:table-cell>
          <table:table-cell office:value-type="float" office:value="0.1430163" calcext:value-type="float">
            <text:p>0.1430163</text:p>
          </table:table-cell>
          <table:table-cell office:value-type="float" office:value="0.1237006" calcext:value-type="float">
            <text:p>0.1237006</text:p>
          </table:table-cell>
          <table:table-cell office:value-type="float" office:value="0.0426887" calcext:value-type="float">
            <text:p>0.0426887</text:p>
          </table:table-cell>
          <table:table-cell office:value-type="float" office:value="0.04126707" calcext:value-type="float">
            <text:p>0.04126707</text:p>
          </table:table-cell>
          <table:table-cell office:value-type="float" office:value="0.01267809" calcext:value-type="float">
            <text:p>0.01267809</text:p>
          </table:table-cell>
          <table:table-cell office:value-type="float" office:value="0.00876832" calcext:value-type="float">
            <text:p>0.00876832</text:p>
          </table:table-cell>
          <table:table-cell office:value-type="float" office:value="0.02093695" calcext:value-type="float">
            <text:p>0.02093695</text:p>
          </table:table-cell>
          <table:table-cell office:value-type="float" office:value="0.02127955" calcext:value-type="float">
            <text:p>0.02127955</text:p>
          </table:table-cell>
          <table:table-cell office:value-type="float" office:value="0.01914044" calcext:value-type="float">
            <text:p>0.01914044</text:p>
          </table:table-cell>
          <table:table-cell office:value-type="float" office:value="0.01961251" calcext:value-type="float">
            <text:p>0.01961251</text:p>
          </table:table-cell>
          <table:table-cell office:value-type="float" office:value="0.02205792" calcext:value-type="float">
            <text:p>0.02205792</text:p>
          </table:table-cell>
          <table:table-cell office:value-type="float" office:value="0.005828923" calcext:value-type="float">
            <text:p>0.005828923</text:p>
          </table:table-cell>
          <table:table-cell office:value-type="float" office:value="0.003617761" calcext:value-type="float">
            <text:p>0.003617761</text:p>
          </table:table-cell>
          <table:table-cell office:value-type="float" office:value="0" calcext:value-type="float">
            <text:p>0</text:p>
          </table:table-cell>
          <table:table-cell office:value-type="float" office:value="0.009725151" calcext:value-type="float">
            <text:p>0.009725151</text:p>
          </table:table-cell>
          <table:table-cell office:value-type="float" office:value="0.03910201" calcext:value-type="float">
            <text:p>0.03910201</text:p>
          </table:table-cell>
          <table:table-cell office:value-type="float" office:value="1.814084" calcext:value-type="float">
            <text:p>1.814084</text:p>
          </table:table-cell>
          <table:table-cell office:value-type="float" office:value="8.965786" calcext:value-type="float">
            <text:p>8.965786</text:p>
          </table:table-cell>
          <table:table-cell office:value-type="float" office:value="14.29594" calcext:value-type="float">
            <text:p>14.29594</text:p>
          </table:table-cell>
          <table:table-cell office:value-type="float" office:value="7.095088" calcext:value-type="float">
            <text:p>7.095088</text:p>
          </table:table-cell>
          <table:table-cell office:value-type="float" office:value="0.01564884" calcext:value-type="float">
            <text:p>0.01564884</text:p>
          </table:table-cell>
          <table:table-cell office:value-type="float" office:value="0.01830453" calcext:value-type="float">
            <text:p>0.01830453</text:p>
          </table:table-cell>
          <table:table-cell office:value-type="float" office:value="0.6347929" calcext:value-type="float">
            <text:p>0.6347929</text:p>
          </table:table-cell>
          <table:table-cell office:value-type="float" office:value="0.170246" calcext:value-type="float">
            <text:p>0.170246</text:p>
          </table:table-cell>
          <table:table-cell office:value-type="float" office:value="0.0304771" calcext:value-type="float">
            <text:p>0.0304771</text:p>
          </table:table-cell>
          <table:table-cell office:value-type="float" office:value="0.0471928" calcext:value-type="float">
            <text:p>0.0471928</text:p>
          </table:table-cell>
          <table:table-cell office:value-type="float" office:value="0.347109" calcext:value-type="float">
            <text:p>0.347109</text:p>
          </table:table-cell>
          <table:table-cell office:value-type="float" office:value="0.346612" calcext:value-type="float">
            <text:p>0.346612</text:p>
          </table:table-cell>
          <table:table-cell office:value-type="float" office:value="0" calcext:value-type="float">
            <text:p>0</text:p>
          </table:table-cell>
          <table:table-cell office:value-type="float" office:value="436.5996" calcext:value-type="float">
            <text:p>436.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0549" calcext:value-type="float">
            <text:p>18.40549</text:p>
          </table:table-cell>
          <table:table-cell office:value-type="float" office:value="0" calcext:value-type="float">
            <text:p>0</text:p>
          </table:table-cell>
          <table:table-cell office:value-type="float" office:value="-0.9098688" calcext:value-type="float">
            <text:p>-0.909868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7" calcext:value-type="float">
            <text:p>1082007</text:p>
          </table:table-cell>
          <table:table-cell office:value-type="float" office:value="16.03263" calcext:value-type="float">
            <text:p>16.03263</text:p>
          </table:table-cell>
          <table:table-cell office:value-type="float" office:value="1100.904" calcext:value-type="float">
            <text:p>1100.904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73703" calcext:value-type="float">
            <text:p>-37.73703</text:p>
          </table:table-cell>
          <table:table-cell office:value-type="float" office:value="0.0773892" calcext:value-type="float">
            <text:p>0.0773892</text:p>
          </table:table-cell>
          <table:table-cell office:value-type="float" office:value="2.262879" calcext:value-type="float">
            <text:p>2.262879</text:p>
          </table:table-cell>
          <table:table-cell office:value-type="float" office:value="0.06584312" calcext:value-type="float">
            <text:p>0.06584312</text:p>
          </table:table-cell>
          <table:table-cell office:value-type="float" office:value="0.004051037" calcext:value-type="float">
            <text:p>0.004051037</text:p>
          </table:table-cell>
          <table:table-cell office:value-type="float" office:value="0.06565075" calcext:value-type="float">
            <text:p>0.06565075</text:p>
          </table:table-cell>
          <table:table-cell office:value-type="float" office:value="0.9681833" calcext:value-type="float">
            <text:p>0.9681833</text:p>
          </table:table-cell>
          <table:table-cell office:value-type="float" office:value="-0.3038128" calcext:value-type="float">
            <text:p>-0.3038128</text:p>
          </table:table-cell>
          <table:table-cell office:value-type="float" office:value="-0.01833703" calcext:value-type="float">
            <text:p>-0.01833703</text:p>
          </table:table-cell>
          <table:table-cell office:value-type="float" office:value="0.00006771133" calcext:value-type="float">
            <text:p>6.771133E-05</text:p>
          </table:table-cell>
          <table:table-cell office:value-type="float" office:value="15.93425" calcext:value-type="float">
            <text:p>15.93425</text:p>
          </table:table-cell>
          <table:table-cell office:value-type="float" office:value="0.2293416" calcext:value-type="float">
            <text:p>0.2293416</text:p>
          </table:table-cell>
          <table:table-cell office:value-type="float" office:value="0.1502462" calcext:value-type="float">
            <text:p>0.1502462</text:p>
          </table:table-cell>
          <table:table-cell office:value-type="float" office:value="0.1303897" calcext:value-type="float">
            <text:p>0.1303897</text:p>
          </table:table-cell>
          <table:table-cell office:value-type="float" office:value="0.04532877" calcext:value-type="float">
            <text:p>0.04532877</text:p>
          </table:table-cell>
          <table:table-cell office:value-type="float" office:value="0.04380339" calcext:value-type="float">
            <text:p>0.04380339</text:p>
          </table:table-cell>
          <table:table-cell office:value-type="float" office:value="0.01270419" calcext:value-type="float">
            <text:p>0.01270419</text:p>
          </table:table-cell>
          <table:table-cell office:value-type="float" office:value="0.008703123" calcext:value-type="float">
            <text:p>0.008703123</text:p>
          </table:table-cell>
          <table:table-cell office:value-type="float" office:value="0.02086284" calcext:value-type="float">
            <text:p>0.02086284</text:p>
          </table:table-cell>
          <table:table-cell office:value-type="float" office:value="0.02127695" calcext:value-type="float">
            <text:p>0.02127695</text:p>
          </table:table-cell>
          <table:table-cell office:value-type="float" office:value="0.0191462" calcext:value-type="float">
            <text:p>0.0191462</text:p>
          </table:table-cell>
          <table:table-cell office:value-type="float" office:value="0.01956762" calcext:value-type="float">
            <text:p>0.01956762</text:p>
          </table:table-cell>
          <table:table-cell office:value-type="float" office:value="0.02190631" calcext:value-type="float">
            <text:p>0.02190631</text:p>
          </table:table-cell>
          <table:table-cell office:value-type="float" office:value="0.005826536" calcext:value-type="float">
            <text:p>0.005826536</text:p>
          </table:table-cell>
          <table:table-cell office:value-type="float" office:value="0.003616347" calcext:value-type="float">
            <text:p>0.003616347</text:p>
          </table:table-cell>
          <table:table-cell office:value-type="float" office:value="0" calcext:value-type="float">
            <text:p>0</text:p>
          </table:table-cell>
          <table:table-cell office:value-type="float" office:value="0.009714819" calcext:value-type="float">
            <text:p>0.009714819</text:p>
          </table:table-cell>
          <table:table-cell office:value-type="float" office:value="0.0271429" calcext:value-type="float">
            <text:p>0.0271429</text:p>
          </table:table-cell>
          <table:table-cell office:value-type="float" office:value="0.1536608" calcext:value-type="float">
            <text:p>0.1536608</text:p>
          </table:table-cell>
          <table:table-cell office:value-type="float" office:value="6.014663" calcext:value-type="float">
            <text:p>6.014663</text:p>
          </table:table-cell>
          <table:table-cell office:value-type="float" office:value="10.60284" calcext:value-type="float">
            <text:p>10.60284</text:p>
          </table:table-cell>
          <table:table-cell office:value-type="float" office:value="6.094157" calcext:value-type="float">
            <text:p>6.094157</text:p>
          </table:table-cell>
          <table:table-cell office:value-type="float" office:value="0.01527986" calcext:value-type="float">
            <text:p>0.01527986</text:p>
          </table:table-cell>
          <table:table-cell office:value-type="float" office:value="0.0181557" calcext:value-type="float">
            <text:p>0.0181557</text:p>
          </table:table-cell>
          <table:table-cell office:value-type="float" office:value="0.5476334" calcext:value-type="float">
            <text:p>0.5476334</text:p>
          </table:table-cell>
          <table:table-cell office:value-type="float" office:value="0.1390341" calcext:value-type="float">
            <text:p>0.1390341</text:p>
          </table:table-cell>
          <table:table-cell office:value-type="float" office:value="0.02642515" calcext:value-type="float">
            <text:p>0.02642515</text:p>
          </table:table-cell>
          <table:table-cell office:value-type="float" office:value="0.03640373" calcext:value-type="float">
            <text:p>0.03640373</text:p>
          </table:table-cell>
          <table:table-cell office:value-type="float" office:value="0.3470986" calcext:value-type="float">
            <text:p>0.3470986</text:p>
          </table:table-cell>
          <table:table-cell office:value-type="float" office:value="0.3466196" calcext:value-type="float">
            <text:p>0.3466196</text:p>
          </table:table-cell>
          <table:table-cell office:value-type="float" office:value="0" calcext:value-type="float">
            <text:p>0</text:p>
          </table:table-cell>
          <table:table-cell office:value-type="float" office:value="567.0937" calcext:value-type="float">
            <text:p>567.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5793" calcext:value-type="float">
            <text:p>18.55793</text:p>
          </table:table-cell>
          <table:table-cell office:value-type="float" office:value="0" calcext:value-type="float">
            <text:p>0</text:p>
          </table:table-cell>
          <table:table-cell office:value-type="float" office:value="-0.9101093" calcext:value-type="float">
            <text:p>-0.910109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7" calcext:value-type="float">
            <text:p>2082007</text:p>
          </table:table-cell>
          <table:table-cell office:value-type="float" office:value="15.91918" calcext:value-type="float">
            <text:p>15.91918</text:p>
          </table:table-cell>
          <table:table-cell office:value-type="float" office:value="1100.859" calcext:value-type="float">
            <text:p>1100.859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34442" calcext:value-type="float">
            <text:p>-38.34442</text:p>
          </table:table-cell>
          <table:table-cell office:value-type="float" office:value="0.07732271" calcext:value-type="float">
            <text:p>0.07732271</text:p>
          </table:table-cell>
          <table:table-cell office:value-type="float" office:value="1.800454" calcext:value-type="float">
            <text:p>1.800454</text:p>
          </table:table-cell>
          <table:table-cell office:value-type="float" office:value="0.06596649" calcext:value-type="float">
            <text:p>0.06596649</text:p>
          </table:table-cell>
          <table:table-cell office:value-type="float" office:value="0.00407589" calcext:value-type="float">
            <text:p>0.00407589</text:p>
          </table:table-cell>
          <table:table-cell office:value-type="float" office:value="0.06646951" calcext:value-type="float">
            <text:p>0.06646951</text:p>
          </table:table-cell>
          <table:table-cell office:value-type="float" office:value="0.9694145" calcext:value-type="float">
            <text:p>0.9694145</text:p>
          </table:table-cell>
          <table:table-cell office:value-type="float" office:value="-0.3039464" calcext:value-type="float">
            <text:p>-0.3039464</text:p>
          </table:table-cell>
          <table:table-cell office:value-type="float" office:value="-0.01832277" calcext:value-type="float">
            <text:p>-0.01832277</text:p>
          </table:table-cell>
          <table:table-cell office:value-type="float" office:value="0.00006935265" calcext:value-type="float">
            <text:p>6.935265E-05</text:p>
          </table:table-cell>
          <table:table-cell office:value-type="float" office:value="15.86325" calcext:value-type="float">
            <text:p>15.86325</text:p>
          </table:table-cell>
          <table:table-cell office:value-type="float" office:value="0.170844" calcext:value-type="float">
            <text:p>0.170844</text:p>
          </table:table-cell>
          <table:table-cell office:value-type="float" office:value="0.1835959" calcext:value-type="float">
            <text:p>0.1835959</text:p>
          </table:table-cell>
          <table:table-cell office:value-type="float" office:value="0.1325321" calcext:value-type="float">
            <text:p>0.1325321</text:p>
          </table:table-cell>
          <table:table-cell office:value-type="float" office:value="0.04689253" calcext:value-type="float">
            <text:p>0.04689253</text:p>
          </table:table-cell>
          <table:table-cell office:value-type="float" office:value="0.04522495" calcext:value-type="float">
            <text:p>0.04522495</text:p>
          </table:table-cell>
          <table:table-cell office:value-type="float" office:value="0.01285907" calcext:value-type="float">
            <text:p>0.01285907</text:p>
          </table:table-cell>
          <table:table-cell office:value-type="float" office:value="0.009025392" calcext:value-type="float">
            <text:p>0.009025392</text:p>
          </table:table-cell>
          <table:table-cell office:value-type="float" office:value="0.020843" calcext:value-type="float">
            <text:p>0.020843</text:p>
          </table:table-cell>
          <table:table-cell office:value-type="float" office:value="0.02127034" calcext:value-type="float">
            <text:p>0.02127034</text:p>
          </table:table-cell>
          <table:table-cell office:value-type="float" office:value="0.01915052" calcext:value-type="float">
            <text:p>0.01915052</text:p>
          </table:table-cell>
          <table:table-cell office:value-type="float" office:value="0.01952575" calcext:value-type="float">
            <text:p>0.01952575</text:p>
          </table:table-cell>
          <table:table-cell office:value-type="float" office:value="0.02175601" calcext:value-type="float">
            <text:p>0.02175601</text:p>
          </table:table-cell>
          <table:table-cell office:value-type="float" office:value="0.005817529" calcext:value-type="float">
            <text:p>0.005817529</text:p>
          </table:table-cell>
          <table:table-cell office:value-type="float" office:value="0.003614933" calcext:value-type="float">
            <text:p>0.003614933</text:p>
          </table:table-cell>
          <table:table-cell office:value-type="float" office:value="0" calcext:value-type="float">
            <text:p>0</text:p>
          </table:table-cell>
          <table:table-cell office:value-type="float" office:value="0.03698991" calcext:value-type="float">
            <text:p>0.03698991</text:p>
          </table:table-cell>
          <table:table-cell office:value-type="float" office:value="0.02716204" calcext:value-type="float">
            <text:p>0.02716204</text:p>
          </table:table-cell>
          <table:table-cell office:value-type="float" office:value="0.09656276" calcext:value-type="float">
            <text:p>0.09656276</text:p>
          </table:table-cell>
          <table:table-cell office:value-type="float" office:value="2.705376" calcext:value-type="float">
            <text:p>2.705376</text:p>
          </table:table-cell>
          <table:table-cell office:value-type="float" office:value="7.33882" calcext:value-type="float">
            <text:p>7.33882</text:p>
          </table:table-cell>
          <table:table-cell office:value-type="float" office:value="5.188982" calcext:value-type="float">
            <text:p>5.188982</text:p>
          </table:table-cell>
          <table:table-cell office:value-type="float" office:value="0.01554905" calcext:value-type="float">
            <text:p>0.01554905</text:p>
          </table:table-cell>
          <table:table-cell office:value-type="float" office:value="0.0182253" calcext:value-type="float">
            <text:p>0.0182253</text:p>
          </table:table-cell>
          <table:table-cell office:value-type="float" office:value="0.4624623" calcext:value-type="float">
            <text:p>0.4624623</text:p>
          </table:table-cell>
          <table:table-cell office:value-type="float" office:value="0.1107831" calcext:value-type="float">
            <text:p>0.1107831</text:p>
          </table:table-cell>
          <table:table-cell office:value-type="float" office:value="0.02406057" calcext:value-type="float">
            <text:p>0.02406057</text:p>
          </table:table-cell>
          <table:table-cell office:value-type="float" office:value="0.02968754" calcext:value-type="float">
            <text:p>0.02968754</text:p>
          </table:table-cell>
          <table:table-cell office:value-type="float" office:value="0.344995" calcext:value-type="float">
            <text:p>0.344995</text:p>
          </table:table-cell>
          <table:table-cell office:value-type="float" office:value="0.3466273" calcext:value-type="float">
            <text:p>0.3466273</text:p>
          </table:table-cell>
          <table:table-cell office:value-type="float" office:value="0" calcext:value-type="float">
            <text:p>0</text:p>
          </table:table-cell>
          <table:table-cell office:value-type="float" office:value="198.9281" calcext:value-type="float">
            <text:p>198.9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0772" calcext:value-type="float">
            <text:p>18.70772</text:p>
          </table:table-cell>
          <table:table-cell office:value-type="float" office:value="0" calcext:value-type="float">
            <text:p>0</text:p>
          </table:table-cell>
          <table:table-cell office:value-type="float" office:value="-0.911635" calcext:value-type="float">
            <text:p>-0.91163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7" calcext:value-type="float">
            <text:p>3082007</text:p>
          </table:table-cell>
          <table:table-cell office:value-type="float" office:value="15.8249" calcext:value-type="float">
            <text:p>15.8249</text:p>
          </table:table-cell>
          <table:table-cell office:value-type="float" office:value="1100.82" calcext:value-type="float">
            <text:p>1100.82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85821" calcext:value-type="float">
            <text:p>-38.85821</text:p>
          </table:table-cell>
          <table:table-cell office:value-type="float" office:value="0.075177" calcext:value-type="float">
            <text:p>0.075177</text:p>
          </table:table-cell>
          <table:table-cell office:value-type="float" office:value="1.414817" calcext:value-type="float">
            <text:p>1.414817</text:p>
          </table:table-cell>
          <table:table-cell office:value-type="float" office:value="0.06596649" calcext:value-type="float">
            <text:p>0.06596649</text:p>
          </table:table-cell>
          <table:table-cell office:value-type="float" office:value="0.00408881" calcext:value-type="float">
            <text:p>0.00408881</text:p>
          </table:table-cell>
          <table:table-cell office:value-type="float" office:value="0.06646951" calcext:value-type="float">
            <text:p>0.06646951</text:p>
          </table:table-cell>
          <table:table-cell office:value-type="float" office:value="0.9693429" calcext:value-type="float">
            <text:p>0.9693429</text:p>
          </table:table-cell>
          <table:table-cell office:value-type="float" office:value="-0.3039807" calcext:value-type="float">
            <text:p>-0.3039807</text:p>
          </table:table-cell>
          <table:table-cell office:value-type="float" office:value="-0.01831116" calcext:value-type="float">
            <text:p>-0.01831116</text:p>
          </table:table-cell>
          <table:table-cell office:value-type="float" office:value="0.00007096895" calcext:value-type="float">
            <text:p>7.096895E-05</text:p>
          </table:table-cell>
          <table:table-cell office:value-type="float" office:value="15.84913" calcext:value-type="float">
            <text:p>15.84913</text:p>
          </table:table-cell>
          <table:table-cell office:value-type="float" office:value="0.1271034" calcext:value-type="float">
            <text:p>0.1271034</text:p>
          </table:table-cell>
          <table:table-cell office:value-type="float" office:value="0.1480582" calcext:value-type="float">
            <text:p>0.1480582</text:p>
          </table:table-cell>
          <table:table-cell office:value-type="float" office:value="0.1221674" calcext:value-type="float">
            <text:p>0.1221674</text:p>
          </table:table-cell>
          <table:table-cell office:value-type="float" office:value="0.04490358" calcext:value-type="float">
            <text:p>0.04490358</text:p>
          </table:table-cell>
          <table:table-cell office:value-type="float" office:value="0.04421732" calcext:value-type="float">
            <text:p>0.04421732</text:p>
          </table:table-cell>
          <table:table-cell office:value-type="float" office:value="0.01326649" calcext:value-type="float">
            <text:p>0.01326649</text:p>
          </table:table-cell>
          <table:table-cell office:value-type="float" office:value="0.008923798" calcext:value-type="float">
            <text:p>0.008923798</text:p>
          </table:table-cell>
          <table:table-cell office:value-type="float" office:value="0.02093534" calcext:value-type="float">
            <text:p>0.02093534</text:p>
          </table:table-cell>
          <table:table-cell office:value-type="float" office:value="0.02135927" calcext:value-type="float">
            <text:p>0.02135927</text:p>
          </table:table-cell>
          <table:table-cell office:value-type="float" office:value="0.01918474" calcext:value-type="float">
            <text:p>0.01918474</text:p>
          </table:table-cell>
          <table:table-cell office:value-type="float" office:value="0.0194992" calcext:value-type="float">
            <text:p>0.0194992</text:p>
          </table:table-cell>
          <table:table-cell office:value-type="float" office:value="0.02164732" calcext:value-type="float">
            <text:p>0.02164732</text:p>
          </table:table-cell>
          <table:table-cell office:value-type="float" office:value="0.00581582" calcext:value-type="float">
            <text:p>0.00581582</text:p>
          </table:table-cell>
          <table:table-cell office:value-type="float" office:value="0.003613521" calcext:value-type="float">
            <text:p>0.003613521</text:p>
          </table:table-cell>
          <table:table-cell office:value-type="float" office:value="0" calcext:value-type="float">
            <text:p>0</text:p>
          </table:table-cell>
          <table:table-cell office:value-type="float" office:value="0.01078994" calcext:value-type="float">
            <text:p>0.01078994</text:p>
          </table:table-cell>
          <table:table-cell office:value-type="float" office:value="0.02997388" calcext:value-type="float">
            <text:p>0.02997388</text:p>
          </table:table-cell>
          <table:table-cell office:value-type="float" office:value="0.05653151" calcext:value-type="float">
            <text:p>0.05653151</text:p>
          </table:table-cell>
          <table:table-cell office:value-type="float" office:value="0.0423522" calcext:value-type="float">
            <text:p>0.0423522</text:p>
          </table:table-cell>
          <table:table-cell office:value-type="float" office:value="3.470149" calcext:value-type="float">
            <text:p>3.470149</text:p>
          </table:table-cell>
          <table:table-cell office:value-type="float" office:value="4.557611" calcext:value-type="float">
            <text:p>4.557611</text:p>
          </table:table-cell>
          <table:table-cell office:value-type="float" office:value="0.01709158" calcext:value-type="float">
            <text:p>0.01709158</text:p>
          </table:table-cell>
          <table:table-cell office:value-type="float" office:value="0.01868925" calcext:value-type="float">
            <text:p>0.01868925</text:p>
          </table:table-cell>
          <table:table-cell office:value-type="float" office:value="0.3952226" calcext:value-type="float">
            <text:p>0.3952226</text:p>
          </table:table-cell>
          <table:table-cell office:value-type="float" office:value="0.09024622" calcext:value-type="float">
            <text:p>0.09024622</text:p>
          </table:table-cell>
          <table:table-cell office:value-type="float" office:value="0.02305571" calcext:value-type="float">
            <text:p>0.02305571</text:p>
          </table:table-cell>
          <table:table-cell office:value-type="float" office:value="0.02640972" calcext:value-type="float">
            <text:p>0.02640972</text:p>
          </table:table-cell>
          <table:table-cell office:value-type="float" office:value="0.3450371" calcext:value-type="float">
            <text:p>0.3450371</text:p>
          </table:table-cell>
          <table:table-cell office:value-type="float" office:value="0.3466351" calcext:value-type="float">
            <text:p>0.3466351</text:p>
          </table:table-cell>
          <table:table-cell office:value-type="float" office:value="0" calcext:value-type="float">
            <text:p>0</text:p>
          </table:table-cell>
          <table:table-cell office:value-type="float" office:value="328.2113" calcext:value-type="float">
            <text:p>328.2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3422" calcext:value-type="float">
            <text:p>18.83422</text:p>
          </table:table-cell>
          <table:table-cell office:value-type="float" office:value="0" calcext:value-type="float">
            <text:p>0</text:p>
          </table:table-cell>
          <table:table-cell office:value-type="float" office:value="-0.9121053" calcext:value-type="float">
            <text:p>-0.91210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7" calcext:value-type="float">
            <text:p>4082007</text:p>
          </table:table-cell>
          <table:table-cell office:value-type="float" office:value="15.73349" calcext:value-type="float">
            <text:p>15.73349</text:p>
          </table:table-cell>
          <table:table-cell office:value-type="float" office:value="1100.775" calcext:value-type="float">
            <text:p>1100.775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13137" calcext:value-type="float">
            <text:p>-39.13137</text:p>
          </table:table-cell>
          <table:table-cell office:value-type="float" office:value="0.07622574" calcext:value-type="float">
            <text:p>0.07622574</text:p>
          </table:table-cell>
          <table:table-cell office:value-type="float" office:value="1.268242" calcext:value-type="float">
            <text:p>1.268242</text:p>
          </table:table-cell>
          <table:table-cell office:value-type="float" office:value="0.06596649" calcext:value-type="float">
            <text:p>0.06596649</text:p>
          </table:table-cell>
          <table:table-cell office:value-type="float" office:value="0.004101729" calcext:value-type="float">
            <text:p>0.004101729</text:p>
          </table:table-cell>
          <table:table-cell office:value-type="float" office:value="0.06646951" calcext:value-type="float">
            <text:p>0.06646951</text:p>
          </table:table-cell>
          <table:table-cell office:value-type="float" office:value="0.9692854" calcext:value-type="float">
            <text:p>0.9692854</text:p>
          </table:table-cell>
          <table:table-cell office:value-type="float" office:value="-0.3039921" calcext:value-type="float">
            <text:p>-0.3039921</text:p>
          </table:table-cell>
          <table:table-cell office:value-type="float" office:value="-0.01829119" calcext:value-type="float">
            <text:p>-0.01829119</text:p>
          </table:table-cell>
          <table:table-cell office:value-type="float" office:value="0.00007176292" calcext:value-type="float">
            <text:p>7.176292E-05</text:p>
          </table:table-cell>
          <table:table-cell office:value-type="float" office:value="15.80282" calcext:value-type="float">
            <text:p>15.80282</text:p>
          </table:table-cell>
          <table:table-cell office:value-type="float" office:value="0.161771" calcext:value-type="float">
            <text:p>0.161771</text:p>
          </table:table-cell>
          <table:table-cell office:value-type="float" office:value="0.1447185" calcext:value-type="float">
            <text:p>0.1447185</text:p>
          </table:table-cell>
          <table:table-cell office:value-type="float" office:value="0.1217406" calcext:value-type="float">
            <text:p>0.1217406</text:p>
          </table:table-cell>
          <table:table-cell office:value-type="float" office:value="0.04521492" calcext:value-type="float">
            <text:p>0.04521492</text:p>
          </table:table-cell>
          <table:table-cell office:value-type="float" office:value="0.0447925" calcext:value-type="float">
            <text:p>0.0447925</text:p>
          </table:table-cell>
          <table:table-cell office:value-type="float" office:value="0.01435926" calcext:value-type="float">
            <text:p>0.01435926</text:p>
          </table:table-cell>
          <table:table-cell office:value-type="float" office:value="0.008955006" calcext:value-type="float">
            <text:p>0.008955006</text:p>
          </table:table-cell>
          <table:table-cell office:value-type="float" office:value="0.02123429" calcext:value-type="float">
            <text:p>0.02123429</text:p>
          </table:table-cell>
          <table:table-cell office:value-type="float" office:value="0.02167683" calcext:value-type="float">
            <text:p>0.02167683</text:p>
          </table:table-cell>
          <table:table-cell office:value-type="float" office:value="0.01934269" calcext:value-type="float">
            <text:p>0.01934269</text:p>
          </table:table-cell>
          <table:table-cell office:value-type="float" office:value="0.01954379" calcext:value-type="float">
            <text:p>0.01954379</text:p>
          </table:table-cell>
          <table:table-cell office:value-type="float" office:value="0.02167879" calcext:value-type="float">
            <text:p>0.02167879</text:p>
          </table:table-cell>
          <table:table-cell office:value-type="float" office:value="0.0058132" calcext:value-type="float">
            <text:p>0.0058132</text:p>
          </table:table-cell>
          <table:table-cell office:value-type="float" office:value="0.003612088" calcext:value-type="float">
            <text:p>0.003612088</text:p>
          </table:table-cell>
          <table:table-cell office:value-type="float" office:value="0" calcext:value-type="float">
            <text:p>0</text:p>
          </table:table-cell>
          <table:table-cell office:value-type="float" office:value="0.008335496" calcext:value-type="float">
            <text:p>0.008335496</text:p>
          </table:table-cell>
          <table:table-cell office:value-type="float" office:value="0.03534864" calcext:value-type="float">
            <text:p>0.03534864</text:p>
          </table:table-cell>
          <table:table-cell office:value-type="float" office:value="0.06579185" calcext:value-type="float">
            <text:p>0.06579185</text:p>
          </table:table-cell>
          <table:table-cell office:value-type="float" office:value="0.03019669" calcext:value-type="float">
            <text:p>0.03019669</text:p>
          </table:table-cell>
          <table:table-cell office:value-type="float" office:value="0.9533372" calcext:value-type="float">
            <text:p>0.9533372</text:p>
          </table:table-cell>
          <table:table-cell office:value-type="float" office:value="4.134634" calcext:value-type="float">
            <text:p>4.134634</text:p>
          </table:table-cell>
          <table:table-cell office:value-type="float" office:value="0.01559444" calcext:value-type="float">
            <text:p>0.01559444</text:p>
          </table:table-cell>
          <table:table-cell office:value-type="float" office:value="0.01992168" calcext:value-type="float">
            <text:p>0.01992168</text:p>
          </table:table-cell>
          <table:table-cell office:value-type="float" office:value="0.3728734" calcext:value-type="float">
            <text:p>0.3728734</text:p>
          </table:table-cell>
          <table:table-cell office:value-type="float" office:value="0.08454365" calcext:value-type="float">
            <text:p>0.08454365</text:p>
          </table:table-cell>
          <table:table-cell office:value-type="float" office:value="0.02353618" calcext:value-type="float">
            <text:p>0.02353618</text:p>
          </table:table-cell>
          <table:table-cell office:value-type="float" office:value="0.02617138" calcext:value-type="float">
            <text:p>0.02617138</text:p>
          </table:table-cell>
          <table:table-cell office:value-type="float" office:value="0.3450568" calcext:value-type="float">
            <text:p>0.3450568</text:p>
          </table:table-cell>
          <table:table-cell office:value-type="float" office:value="0.3466427" calcext:value-type="float">
            <text:p>0.3466427</text:p>
          </table:table-cell>
          <table:table-cell office:value-type="float" office:value="0" calcext:value-type="float">
            <text:p>0</text:p>
          </table:table-cell>
          <table:table-cell office:value-type="float" office:value="447.6621" calcext:value-type="float">
            <text:p>447.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6735" calcext:value-type="float">
            <text:p>18.96735</text:p>
          </table:table-cell>
          <table:table-cell office:value-type="float" office:value="0" calcext:value-type="float">
            <text:p>0</text:p>
          </table:table-cell>
          <table:table-cell office:value-type="float" office:value="-0.9123666" calcext:value-type="float">
            <text:p>-0.912366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7" calcext:value-type="float">
            <text:p>5082007</text:p>
          </table:table-cell>
          <table:table-cell office:value-type="float" office:value="15.64052" calcext:value-type="float">
            <text:p>15.64052</text:p>
          </table:table-cell>
          <table:table-cell office:value-type="float" office:value="1100.724" calcext:value-type="float">
            <text:p>1100.724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3185" calcext:value-type="float">
            <text:p>-39.3185</text:p>
          </table:table-cell>
          <table:table-cell office:value-type="float" office:value="0.07848425" calcext:value-type="float">
            <text:p>0.07848425</text:p>
          </table:table-cell>
          <table:table-cell office:value-type="float" office:value="1.21356" calcext:value-type="float">
            <text:p>1.21356</text:p>
          </table:table-cell>
          <table:table-cell office:value-type="float" office:value="0.06596649" calcext:value-type="float">
            <text:p>0.06596649</text:p>
          </table:table-cell>
          <table:table-cell office:value-type="float" office:value="0.004114648" calcext:value-type="float">
            <text:p>0.004114648</text:p>
          </table:table-cell>
          <table:table-cell office:value-type="float" office:value="0.06646951" calcext:value-type="float">
            <text:p>0.06646951</text:p>
          </table:table-cell>
          <table:table-cell office:value-type="float" office:value="0.9692393" calcext:value-type="float">
            <text:p>0.9692393</text:p>
          </table:table-cell>
          <table:table-cell office:value-type="float" office:value="-0.3040729" calcext:value-type="float">
            <text:p>-0.3040729</text:p>
          </table:table-cell>
          <table:table-cell office:value-type="float" office:value="-0.01826899" calcext:value-type="float">
            <text:p>-0.01826899</text:p>
          </table:table-cell>
          <table:table-cell office:value-type="float" office:value="0.00007190908" calcext:value-type="float">
            <text:p>7.190908E-05</text:p>
          </table:table-cell>
          <table:table-cell office:value-type="float" office:value="15.73595" calcext:value-type="float">
            <text:p>15.73595</text:p>
          </table:table-cell>
          <table:table-cell office:value-type="float" office:value="0.185711" calcext:value-type="float">
            <text:p>0.185711</text:p>
          </table:table-cell>
          <table:table-cell office:value-type="float" office:value="0.1513049" calcext:value-type="float">
            <text:p>0.1513049</text:p>
          </table:table-cell>
          <table:table-cell office:value-type="float" office:value="0.1272465" calcext:value-type="float">
            <text:p>0.1272465</text:p>
          </table:table-cell>
          <table:table-cell office:value-type="float" office:value="0.0468248" calcext:value-type="float">
            <text:p>0.0468248</text:p>
          </table:table-cell>
          <table:table-cell office:value-type="float" office:value="0.04625867" calcext:value-type="float">
            <text:p>0.04625867</text:p>
          </table:table-cell>
          <table:table-cell office:value-type="float" office:value="0.01694158" calcext:value-type="float">
            <text:p>0.01694158</text:p>
          </table:table-cell>
          <table:table-cell office:value-type="float" office:value="0.009082811" calcext:value-type="float">
            <text:p>0.009082811</text:p>
          </table:table-cell>
          <table:table-cell office:value-type="float" office:value="0.02191111" calcext:value-type="float">
            <text:p>0.02191111</text:p>
          </table:table-cell>
          <table:table-cell office:value-type="float" office:value="0.02206613" calcext:value-type="float">
            <text:p>0.02206613</text:p>
          </table:table-cell>
          <table:table-cell office:value-type="float" office:value="0.0195459" calcext:value-type="float">
            <text:p>0.0195459</text:p>
          </table:table-cell>
          <table:table-cell office:value-type="float" office:value="0.01964023" calcext:value-type="float">
            <text:p>0.01964023</text:p>
          </table:table-cell>
          <table:table-cell office:value-type="float" office:value="0.02182486" calcext:value-type="float">
            <text:p>0.02182486</text:p>
          </table:table-cell>
          <table:table-cell office:value-type="float" office:value="0.005809908" calcext:value-type="float">
            <text:p>0.005809908</text:p>
          </table:table-cell>
          <table:table-cell office:value-type="float" office:value="0.003610645" calcext:value-type="float">
            <text:p>0.003610645</text:p>
          </table:table-cell>
          <table:table-cell office:value-type="float" office:value="0" calcext:value-type="float">
            <text:p>0</text:p>
          </table:table-cell>
          <table:table-cell office:value-type="float" office:value="0.009209672" calcext:value-type="float">
            <text:p>0.009209672</text:p>
          </table:table-cell>
          <table:table-cell office:value-type="float" office:value="0.04529704" calcext:value-type="float">
            <text:p>0.04529704</text:p>
          </table:table-cell>
          <table:table-cell office:value-type="float" office:value="0.1241001" calcext:value-type="float">
            <text:p>0.1241001</text:p>
          </table:table-cell>
          <table:table-cell office:value-type="float" office:value="0.0302642" calcext:value-type="float">
            <text:p>0.0302642</text:p>
          </table:table-cell>
          <table:table-cell office:value-type="float" office:value="0.09125725" calcext:value-type="float">
            <text:p>0.09125725</text:p>
          </table:table-cell>
          <table:table-cell office:value-type="float" office:value="3.888162" calcext:value-type="float">
            <text:p>3.888162</text:p>
          </table:table-cell>
          <table:table-cell office:value-type="float" office:value="0.01567932" calcext:value-type="float">
            <text:p>0.01567932</text:p>
          </table:table-cell>
          <table:table-cell office:value-type="float" office:value="0.02269097" calcext:value-type="float">
            <text:p>0.02269097</text:p>
          </table:table-cell>
          <table:table-cell office:value-type="float" office:value="0.3690364" calcext:value-type="float">
            <text:p>0.3690364</text:p>
          </table:table-cell>
          <table:table-cell office:value-type="float" office:value="0.08479448" calcext:value-type="float">
            <text:p>0.08479448</text:p>
          </table:table-cell>
          <table:table-cell office:value-type="float" office:value="0.02463449" calcext:value-type="float">
            <text:p>0.02463449</text:p>
          </table:table-cell>
          <table:table-cell office:value-type="float" office:value="0.02709068" calcext:value-type="float">
            <text:p>0.02709068</text:p>
          </table:table-cell>
          <table:table-cell office:value-type="float" office:value="0.3450607" calcext:value-type="float">
            <text:p>0.3450607</text:p>
          </table:table-cell>
          <table:table-cell office:value-type="float" office:value="0.3466503" calcext:value-type="float">
            <text:p>0.3466503</text:p>
          </table:table-cell>
          <table:table-cell office:value-type="float" office:value="0" calcext:value-type="float">
            <text:p>0</text:p>
          </table:table-cell>
          <table:table-cell office:value-type="float" office:value="584.3414" calcext:value-type="float">
            <text:p>584.3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1851" calcext:value-type="float">
            <text:p>19.11851</text:p>
          </table:table-cell>
          <table:table-cell office:value-type="float" office:value="0" calcext:value-type="float">
            <text:p>0</text:p>
          </table:table-cell>
          <table:table-cell office:value-type="float" office:value="-0.9126338" calcext:value-type="float">
            <text:p>-0.912633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7" calcext:value-type="float">
            <text:p>6082007</text:p>
          </table:table-cell>
          <table:table-cell office:value-type="float" office:value="15.54573" calcext:value-type="float">
            <text:p>15.54573</text:p>
          </table:table-cell>
          <table:table-cell office:value-type="float" office:value="1100.676" calcext:value-type="float">
            <text:p>1100.676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42661" calcext:value-type="float">
            <text:p>-39.42661</text:p>
          </table:table-cell>
          <table:table-cell office:value-type="float" office:value="0.08382585" calcext:value-type="float">
            <text:p>0.08382585</text:p>
          </table:table-cell>
          <table:table-cell office:value-type="float" office:value="1.227905" calcext:value-type="float">
            <text:p>1.227905</text:p>
          </table:table-cell>
          <table:table-cell office:value-type="float" office:value="0.06609465" calcext:value-type="float">
            <text:p>0.06609465</text:p>
          </table:table-cell>
          <table:table-cell office:value-type="float" office:value="0.004134773" calcext:value-type="float">
            <text:p>0.004134773</text:p>
          </table:table-cell>
          <table:table-cell office:value-type="float" office:value="0.06738456" calcext:value-type="float">
            <text:p>0.06738456</text:p>
          </table:table-cell>
          <table:table-cell office:value-type="float" office:value="0.9714341" calcext:value-type="float">
            <text:p>0.9714341</text:p>
          </table:table-cell>
          <table:table-cell office:value-type="float" office:value="-0.3044382" calcext:value-type="float">
            <text:p>-0.3044382</text:p>
          </table:table-cell>
          <table:table-cell office:value-type="float" office:value="-0.01825418" calcext:value-type="float">
            <text:p>-0.01825418</text:p>
          </table:table-cell>
          <table:table-cell office:value-type="float" office:value="0.00007192793" calcext:value-type="float">
            <text:p>7.192793E-05</text:p>
          </table:table-cell>
          <table:table-cell office:value-type="float" office:value="15.65609" calcext:value-type="float">
            <text:p>15.65609</text:p>
          </table:table-cell>
          <table:table-cell office:value-type="float" office:value="0.1404078" calcext:value-type="float">
            <text:p>0.1404078</text:p>
          </table:table-cell>
          <table:table-cell office:value-type="float" office:value="0.2790752" calcext:value-type="float">
            <text:p>0.2790752</text:p>
          </table:table-cell>
          <table:table-cell office:value-type="float" office:value="0.1275941" calcext:value-type="float">
            <text:p>0.1275941</text:p>
          </table:table-cell>
          <table:table-cell office:value-type="float" office:value="0.04700408" calcext:value-type="float">
            <text:p>0.04700408</text:p>
          </table:table-cell>
          <table:table-cell office:value-type="float" office:value="0.04605782" calcext:value-type="float">
            <text:p>0.04605782</text:p>
          </table:table-cell>
          <table:table-cell office:value-type="float" office:value="0.02039732" calcext:value-type="float">
            <text:p>0.02039732</text:p>
          </table:table-cell>
          <table:table-cell office:value-type="float" office:value="0.009840338" calcext:value-type="float">
            <text:p>0.009840338</text:p>
          </table:table-cell>
          <table:table-cell office:value-type="float" office:value="0.02312157" calcext:value-type="float">
            <text:p>0.02312157</text:p>
          </table:table-cell>
          <table:table-cell office:value-type="float" office:value="0.02249721" calcext:value-type="float">
            <text:p>0.02249721</text:p>
          </table:table-cell>
          <table:table-cell office:value-type="float" office:value="0.01977784" calcext:value-type="float">
            <text:p>0.01977784</text:p>
          </table:table-cell>
          <table:table-cell office:value-type="float" office:value="0.01976322" calcext:value-type="float">
            <text:p>0.01976322</text:p>
          </table:table-cell>
          <table:table-cell office:value-type="float" office:value="0.02202158" calcext:value-type="float">
            <text:p>0.02202158</text:p>
          </table:table-cell>
          <table:table-cell office:value-type="float" office:value="0.005800338" calcext:value-type="float">
            <text:p>0.005800338</text:p>
          </table:table-cell>
          <table:table-cell office:value-type="float" office:value="0.0036092" calcext:value-type="float">
            <text:p>0.0036092</text:p>
          </table:table-cell>
          <table:table-cell office:value-type="float" office:value="0" calcext:value-type="float">
            <text:p>0</text:p>
          </table:table-cell>
          <table:table-cell office:value-type="float" office:value="0.03612235" calcext:value-type="float">
            <text:p>0.03612235</text:p>
          </table:table-cell>
          <table:table-cell office:value-type="float" office:value="0.2021343" calcext:value-type="float">
            <text:p>0.2021343</text:p>
          </table:table-cell>
          <table:table-cell office:value-type="float" office:value="0.5054209" calcext:value-type="float">
            <text:p>0.5054209</text:p>
          </table:table-cell>
          <table:table-cell office:value-type="float" office:value="0.06295922" calcext:value-type="float">
            <text:p>0.06295922</text:p>
          </table:table-cell>
          <table:table-cell office:value-type="float" office:value="0.1151788" calcext:value-type="float">
            <text:p>0.1151788</text:p>
          </table:table-cell>
          <table:table-cell office:value-type="float" office:value="3.781621" calcext:value-type="float">
            <text:p>3.781621</text:p>
          </table:table-cell>
          <table:table-cell office:value-type="float" office:value="0.01753834" calcext:value-type="float">
            <text:p>0.01753834</text:p>
          </table:table-cell>
          <table:table-cell office:value-type="float" office:value="0.03069266" calcext:value-type="float">
            <text:p>0.03069266</text:p>
          </table:table-cell>
          <table:table-cell office:value-type="float" office:value="0.3739553" calcext:value-type="float">
            <text:p>0.3739553</text:p>
          </table:table-cell>
          <table:table-cell office:value-type="float" office:value="0.08809677" calcext:value-type="float">
            <text:p>0.08809677</text:p>
          </table:table-cell>
          <table:table-cell office:value-type="float" office:value="0.02614178" calcext:value-type="float">
            <text:p>0.02614178</text:p>
          </table:table-cell>
          <table:table-cell office:value-type="float" office:value="0.02850938" calcext:value-type="float">
            <text:p>0.02850938</text:p>
          </table:table-cell>
          <table:table-cell office:value-type="float" office:value="0.3430219" calcext:value-type="float">
            <text:p>0.3430219</text:p>
          </table:table-cell>
          <table:table-cell office:value-type="float" office:value="0.3466577" calcext:value-type="float">
            <text:p>0.3466577</text:p>
          </table:table-cell>
          <table:table-cell office:value-type="float" office:value="0" calcext:value-type="float">
            <text:p>0</text:p>
          </table:table-cell>
          <table:table-cell office:value-type="float" office:value="231.8225" calcext:value-type="float">
            <text:p>231.8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7835" calcext:value-type="float">
            <text:p>19.27835</text:p>
          </table:table-cell>
          <table:table-cell office:value-type="float" office:value="0" calcext:value-type="float">
            <text:p>0</text:p>
          </table:table-cell>
          <table:table-cell office:value-type="float" office:value="-0.91555" calcext:value-type="float">
            <text:p>-0.9155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7" calcext:value-type="float">
            <text:p>7082007</text:p>
          </table:table-cell>
          <table:table-cell office:value-type="float" office:value="15.47708" calcext:value-type="float">
            <text:p>15.47708</text:p>
          </table:table-cell>
          <table:table-cell office:value-type="float" office:value="1100.635" calcext:value-type="float">
            <text:p>1100.635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48407" calcext:value-type="float">
            <text:p>-39.48407</text:p>
          </table:table-cell>
          <table:table-cell office:value-type="float" office:value="0.07962999" calcext:value-type="float">
            <text:p>0.07962999</text:p>
          </table:table-cell>
          <table:table-cell office:value-type="float" office:value="1.276402" calcext:value-type="float">
            <text:p>1.276402</text:p>
          </table:table-cell>
          <table:table-cell office:value-type="float" office:value="0.06609465" calcext:value-type="float">
            <text:p>0.06609465</text:p>
          </table:table-cell>
          <table:table-cell office:value-type="float" office:value="0.004134773" calcext:value-type="float">
            <text:p>0.004134773</text:p>
          </table:table-cell>
          <table:table-cell office:value-type="float" office:value="0.06738456" calcext:value-type="float">
            <text:p>0.06738456</text:p>
          </table:table-cell>
          <table:table-cell office:value-type="float" office:value="0.9713436" calcext:value-type="float">
            <text:p>0.9713436</text:p>
          </table:table-cell>
          <table:table-cell office:value-type="float" office:value="-0.3047271" calcext:value-type="float">
            <text:p>-0.3047271</text:p>
          </table:table-cell>
          <table:table-cell office:value-type="float" office:value="-0.01824157" calcext:value-type="float">
            <text:p>-0.01824157</text:p>
          </table:table-cell>
          <table:table-cell office:value-type="float" office:value="0.00007193378" calcext:value-type="float">
            <text:p>7.193378E-05</text:p>
          </table:table-cell>
          <table:table-cell office:value-type="float" office:value="15.63943" calcext:value-type="float">
            <text:p>15.63943</text:p>
          </table:table-cell>
          <table:table-cell office:value-type="float" office:value="0.1061585" calcext:value-type="float">
            <text:p>0.1061585</text:p>
          </table:table-cell>
          <table:table-cell office:value-type="float" office:value="0.1607296" calcext:value-type="float">
            <text:p>0.1607296</text:p>
          </table:table-cell>
          <table:table-cell office:value-type="float" office:value="0.1127089" calcext:value-type="float">
            <text:p>0.1127089</text:p>
          </table:table-cell>
          <table:table-cell office:value-type="float" office:value="0.04503534" calcext:value-type="float">
            <text:p>0.04503534</text:p>
          </table:table-cell>
          <table:table-cell office:value-type="float" office:value="0.04615758" calcext:value-type="float">
            <text:p>0.04615758</text:p>
          </table:table-cell>
          <table:table-cell office:value-type="float" office:value="0.02350601" calcext:value-type="float">
            <text:p>0.02350601</text:p>
          </table:table-cell>
          <table:table-cell office:value-type="float" office:value="0.01028079" calcext:value-type="float">
            <text:p>0.01028079</text:p>
          </table:table-cell>
          <table:table-cell office:value-type="float" office:value="0.02447253" calcext:value-type="float">
            <text:p>0.02447253</text:p>
          </table:table-cell>
          <table:table-cell office:value-type="float" office:value="0.0229543" calcext:value-type="float">
            <text:p>0.0229543</text:p>
          </table:table-cell>
          <table:table-cell office:value-type="float" office:value="0.02002486" calcext:value-type="float">
            <text:p>0.02002486</text:p>
          </table:table-cell>
          <table:table-cell office:value-type="float" office:value="0.01990584" calcext:value-type="float">
            <text:p>0.01990584</text:p>
          </table:table-cell>
          <table:table-cell office:value-type="float" office:value="0.02225542" calcext:value-type="float">
            <text:p>0.02225542</text:p>
          </table:table-cell>
          <table:table-cell office:value-type="float" office:value="0.005798143" calcext:value-type="float">
            <text:p>0.005798143</text:p>
          </table:table-cell>
          <table:table-cell office:value-type="float" office:value="0.003607755" calcext:value-type="float">
            <text:p>0.003607755</text:p>
          </table:table-cell>
          <table:table-cell office:value-type="float" office:value="0" calcext:value-type="float">
            <text:p>0</text:p>
          </table:table-cell>
          <table:table-cell office:value-type="float" office:value="0.01585713" calcext:value-type="float">
            <text:p>0.01585713</text:p>
          </table:table-cell>
          <table:table-cell office:value-type="float" office:value="0.2015373" calcext:value-type="float">
            <text:p>0.2015373</text:p>
          </table:table-cell>
          <table:table-cell office:value-type="float" office:value="1.066661" calcext:value-type="float">
            <text:p>1.066661</text:p>
          </table:table-cell>
          <table:table-cell office:value-type="float" office:value="0.06284768" calcext:value-type="float">
            <text:p>0.06284768</text:p>
          </table:table-cell>
          <table:table-cell office:value-type="float" office:value="0.1282372" calcext:value-type="float">
            <text:p>0.1282372</text:p>
          </table:table-cell>
          <table:table-cell office:value-type="float" office:value="3.807607" calcext:value-type="float">
            <text:p>3.807607</text:p>
          </table:table-cell>
          <table:table-cell office:value-type="float" office:value="0.01818203" calcext:value-type="float">
            <text:p>0.01818203</text:p>
          </table:table-cell>
          <table:table-cell office:value-type="float" office:value="0.04720345" calcext:value-type="float">
            <text:p>0.04720345</text:p>
          </table:table-cell>
          <table:table-cell office:value-type="float" office:value="0.3827811" calcext:value-type="float">
            <text:p>0.3827811</text:p>
          </table:table-cell>
          <table:table-cell office:value-type="float" office:value="0.09302618" calcext:value-type="float">
            <text:p>0.09302618</text:p>
          </table:table-cell>
          <table:table-cell office:value-type="float" office:value="0.02802167" calcext:value-type="float">
            <text:p>0.02802167</text:p>
          </table:table-cell>
          <table:table-cell office:value-type="float" office:value="0.0302957" calcext:value-type="float">
            <text:p>0.0302957</text:p>
          </table:table-cell>
          <table:table-cell office:value-type="float" office:value="0.3431013" calcext:value-type="float">
            <text:p>0.3431013</text:p>
          </table:table-cell>
          <table:table-cell office:value-type="float" office:value="0.3466651" calcext:value-type="float">
            <text:p>0.3466651</text:p>
          </table:table-cell>
          <table:table-cell office:value-type="float" office:value="0" calcext:value-type="float">
            <text:p>0</text:p>
          </table:table-cell>
          <table:table-cell office:value-type="float" office:value="349.7951" calcext:value-type="float">
            <text:p>349.7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0971" calcext:value-type="float">
            <text:p>19.40971</text:p>
          </table:table-cell>
          <table:table-cell office:value-type="float" office:value="0" calcext:value-type="float">
            <text:p>0</text:p>
          </table:table-cell>
          <table:table-cell office:value-type="float" office:value="-0.9163654" calcext:value-type="float">
            <text:p>-0.91636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7" calcext:value-type="float">
            <text:p>8082007</text:p>
          </table:table-cell>
          <table:table-cell office:value-type="float" office:value="15.41152" calcext:value-type="float">
            <text:p>15.41152</text:p>
          </table:table-cell>
          <table:table-cell office:value-type="float" office:value="1100.592" calcext:value-type="float">
            <text:p>1100.592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50015" calcext:value-type="float">
            <text:p>-39.50015</text:p>
          </table:table-cell>
          <table:table-cell office:value-type="float" office:value="0.08091609" calcext:value-type="float">
            <text:p>0.08091609</text:p>
          </table:table-cell>
          <table:table-cell office:value-type="float" office:value="1.359015" calcext:value-type="float">
            <text:p>1.359015</text:p>
          </table:table-cell>
          <table:table-cell office:value-type="float" office:value="0.06609465" calcext:value-type="float">
            <text:p>0.06609465</text:p>
          </table:table-cell>
          <table:table-cell office:value-type="float" office:value="0.004134773" calcext:value-type="float">
            <text:p>0.004134773</text:p>
          </table:table-cell>
          <table:table-cell office:value-type="float" office:value="0.06738456" calcext:value-type="float">
            <text:p>0.06738456</text:p>
          </table:table-cell>
          <table:table-cell office:value-type="float" office:value="0.9712675" calcext:value-type="float">
            <text:p>0.9712675</text:p>
          </table:table-cell>
          <table:table-cell office:value-type="float" office:value="-0.3049134" calcext:value-type="float">
            <text:p>-0.3049134</text:p>
          </table:table-cell>
          <table:table-cell office:value-type="float" office:value="-0.01822007" calcext:value-type="float">
            <text:p>-0.01822007</text:p>
          </table:table-cell>
          <table:table-cell office:value-type="float" office:value="0.00007193535" calcext:value-type="float">
            <text:p>7.193535E-05</text:p>
          </table:table-cell>
          <table:table-cell office:value-type="float" office:value="15.59831" calcext:value-type="float">
            <text:p>15.59831</text:p>
          </table:table-cell>
          <table:table-cell office:value-type="float" office:value="0.1357411" calcext:value-type="float">
            <text:p>0.1357411</text:p>
          </table:table-cell>
          <table:table-cell office:value-type="float" office:value="0.1427788" calcext:value-type="float">
            <text:p>0.1427788</text:p>
          </table:table-cell>
          <table:table-cell office:value-type="float" office:value="0.1119727" calcext:value-type="float">
            <text:p>0.1119727</text:p>
          </table:table-cell>
          <table:table-cell office:value-type="float" office:value="0.0468444" calcext:value-type="float">
            <text:p>0.0468444</text:p>
          </table:table-cell>
          <table:table-cell office:value-type="float" office:value="0.04904951" calcext:value-type="float">
            <text:p>0.04904951</text:p>
          </table:table-cell>
          <table:table-cell office:value-type="float" office:value="0.02480835" calcext:value-type="float">
            <text:p>0.02480835</text:p>
          </table:table-cell>
          <table:table-cell office:value-type="float" office:value="0.01216142" calcext:value-type="float">
            <text:p>0.01216142</text:p>
          </table:table-cell>
          <table:table-cell office:value-type="float" office:value="0.02555196" calcext:value-type="float">
            <text:p>0.02555196</text:p>
          </table:table-cell>
          <table:table-cell office:value-type="float" office:value="0.02340806" calcext:value-type="float">
            <text:p>0.02340806</text:p>
          </table:table-cell>
          <table:table-cell office:value-type="float" office:value="0.02028065" calcext:value-type="float">
            <text:p>0.02028065</text:p>
          </table:table-cell>
          <table:table-cell office:value-type="float" office:value="0.02006383" calcext:value-type="float">
            <text:p>0.02006383</text:p>
          </table:table-cell>
          <table:table-cell office:value-type="float" office:value="0.02251429" calcext:value-type="float">
            <text:p>0.02251429</text:p>
          </table:table-cell>
          <table:table-cell office:value-type="float" office:value="0.005795009" calcext:value-type="float">
            <text:p>0.005795009</text:p>
          </table:table-cell>
          <table:table-cell office:value-type="float" office:value="0.003606307" calcext:value-type="float">
            <text:p>0.003606307</text:p>
          </table:table-cell>
          <table:table-cell office:value-type="float" office:value="0" calcext:value-type="float">
            <text:p>0</text:p>
          </table:table-cell>
          <table:table-cell office:value-type="float" office:value="0.01713045" calcext:value-type="float">
            <text:p>0.01713045</text:p>
          </table:table-cell>
          <table:table-cell office:value-type="float" office:value="0.7091989" calcext:value-type="float">
            <text:p>0.7091989</text:p>
          </table:table-cell>
          <table:table-cell office:value-type="float" office:value="1.724547" calcext:value-type="float">
            <text:p>1.724547</text:p>
          </table:table-cell>
          <table:table-cell office:value-type="float" office:value="0.1074311" calcext:value-type="float">
            <text:p>0.1074311</text:p>
          </table:table-cell>
          <table:table-cell office:value-type="float" office:value="0.5503345" calcext:value-type="float">
            <text:p>0.5503345</text:p>
          </table:table-cell>
          <table:table-cell office:value-type="float" office:value="3.765819" calcext:value-type="float">
            <text:p>3.765819</text:p>
          </table:table-cell>
          <table:table-cell office:value-type="float" office:value="0.02392144" calcext:value-type="float">
            <text:p>0.02392144</text:p>
          </table:table-cell>
          <table:table-cell office:value-type="float" office:value="0.06666525" calcext:value-type="float">
            <text:p>0.06666525</text:p>
          </table:table-cell>
          <table:table-cell office:value-type="float" office:value="0.3932551" calcext:value-type="float">
            <text:p>0.3932551</text:p>
          </table:table-cell>
          <table:table-cell office:value-type="float" office:value="0.0987965" calcext:value-type="float">
            <text:p>0.0987965</text:p>
          </table:table-cell>
          <table:table-cell office:value-type="float" office:value="0.03021317" calcext:value-type="float">
            <text:p>0.03021317</text:p>
          </table:table-cell>
          <table:table-cell office:value-type="float" office:value="0.03237275" calcext:value-type="float">
            <text:p>0.03237275</text:p>
          </table:table-cell>
          <table:table-cell office:value-type="float" office:value="0.3431643" calcext:value-type="float">
            <text:p>0.3431643</text:p>
          </table:table-cell>
          <table:table-cell office:value-type="float" office:value="0.3466726" calcext:value-type="float">
            <text:p>0.3466726</text:p>
          </table:table-cell>
          <table:table-cell office:value-type="float" office:value="0" calcext:value-type="float">
            <text:p>0</text:p>
          </table:table-cell>
          <table:table-cell office:value-type="float" office:value="458.2948" calcext:value-type="float">
            <text:p>458.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4204" calcext:value-type="float">
            <text:p>19.54204</text:p>
          </table:table-cell>
          <table:table-cell office:value-type="float" office:value="0" calcext:value-type="float">
            <text:p>0</text:p>
          </table:table-cell>
          <table:table-cell office:value-type="float" office:value="-0.91655" calcext:value-type="float">
            <text:p>-0.9165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7" calcext:value-type="float">
            <text:p>9082007</text:p>
          </table:table-cell>
          <table:table-cell office:value-type="float" office:value="15.3456" calcext:value-type="float">
            <text:p>15.3456</text:p>
          </table:table-cell>
          <table:table-cell office:value-type="float" office:value="1100.547" calcext:value-type="float">
            <text:p>1100.547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48944" calcext:value-type="float">
            <text:p>-39.48944</text:p>
          </table:table-cell>
          <table:table-cell office:value-type="float" office:value="0.08202679" calcext:value-type="float">
            <text:p>0.08202679</text:p>
          </table:table-cell>
          <table:table-cell office:value-type="float" office:value="1.470851" calcext:value-type="float">
            <text:p>1.470851</text:p>
          </table:table-cell>
          <table:table-cell office:value-type="float" office:value="0.06609465" calcext:value-type="float">
            <text:p>0.06609465</text:p>
          </table:table-cell>
          <table:table-cell office:value-type="float" office:value="0.004134773" calcext:value-type="float">
            <text:p>0.004134773</text:p>
          </table:table-cell>
          <table:table-cell office:value-type="float" office:value="0.06738456" calcext:value-type="float">
            <text:p>0.06738456</text:p>
          </table:table-cell>
          <table:table-cell office:value-type="float" office:value="0.9712036" calcext:value-type="float">
            <text:p>0.9712036</text:p>
          </table:table-cell>
          <table:table-cell office:value-type="float" office:value="-0.3050916" calcext:value-type="float">
            <text:p>-0.3050916</text:p>
          </table:table-cell>
          <table:table-cell office:value-type="float" office:value="-0.01819615" calcext:value-type="float">
            <text:p>-0.01819615</text:p>
          </table:table-cell>
          <table:table-cell office:value-type="float" office:value="0.00007193611" calcext:value-type="float">
            <text:p>7.193611E-05</text:p>
          </table:table-cell>
          <table:table-cell office:value-type="float" office:value="15.54859" calcext:value-type="float">
            <text:p>15.54859</text:p>
          </table:table-cell>
          <table:table-cell office:value-type="float" office:value="0.131171" calcext:value-type="float">
            <text:p>0.131171</text:p>
          </table:table-cell>
          <table:table-cell office:value-type="float" office:value="0.1299579" calcext:value-type="float">
            <text:p>0.1299579</text:p>
          </table:table-cell>
          <table:table-cell office:value-type="float" office:value="0.1089796" calcext:value-type="float">
            <text:p>0.1089796</text:p>
          </table:table-cell>
          <table:table-cell office:value-type="float" office:value="0.05152631" calcext:value-type="float">
            <text:p>0.05152631</text:p>
          </table:table-cell>
          <table:table-cell office:value-type="float" office:value="0.05407742" calcext:value-type="float">
            <text:p>0.05407742</text:p>
          </table:table-cell>
          <table:table-cell office:value-type="float" office:value="0.02513178" calcext:value-type="float">
            <text:p>0.02513178</text:p>
          </table:table-cell>
          <table:table-cell office:value-type="float" office:value="0.01550651" calcext:value-type="float">
            <text:p>0.01550651</text:p>
          </table:table-cell>
          <table:table-cell office:value-type="float" office:value="0.02639212" calcext:value-type="float">
            <text:p>0.02639212</text:p>
          </table:table-cell>
          <table:table-cell office:value-type="float" office:value="0.02384098" calcext:value-type="float">
            <text:p>0.02384098</text:p>
          </table:table-cell>
          <table:table-cell office:value-type="float" office:value="0.02053849" calcext:value-type="float">
            <text:p>0.02053849</text:p>
          </table:table-cell>
          <table:table-cell office:value-type="float" office:value="0.02023245" calcext:value-type="float">
            <text:p>0.02023245</text:p>
          </table:table-cell>
          <table:table-cell office:value-type="float" office:value="0.02278859" calcext:value-type="float">
            <text:p>0.02278859</text:p>
          </table:table-cell>
          <table:table-cell office:value-type="float" office:value="0.005791184" calcext:value-type="float">
            <text:p>0.005791184</text:p>
          </table:table-cell>
          <table:table-cell office:value-type="float" office:value="0.003604852" calcext:value-type="float">
            <text:p>0.003604852</text:p>
          </table:table-cell>
          <table:table-cell office:value-type="float" office:value="0" calcext:value-type="float">
            <text:p>0</text:p>
          </table:table-cell>
          <table:table-cell office:value-type="float" office:value="0.02271507" calcext:value-type="float">
            <text:p>0.02271507</text:p>
          </table:table-cell>
          <table:table-cell office:value-type="float" office:value="1.580852" calcext:value-type="float">
            <text:p>1.580852</text:p>
          </table:table-cell>
          <table:table-cell office:value-type="float" office:value="2.418926" calcext:value-type="float">
            <text:p>2.418926</text:p>
          </table:table-cell>
          <table:table-cell office:value-type="float" office:value="0.2730273" calcext:value-type="float">
            <text:p>0.2730273</text:p>
          </table:table-cell>
          <table:table-cell office:value-type="float" office:value="1.197231" calcext:value-type="float">
            <text:p>1.197231</text:p>
          </table:table-cell>
          <table:table-cell office:value-type="float" office:value="3.704566" calcext:value-type="float">
            <text:p>3.704566</text:p>
          </table:table-cell>
          <table:table-cell office:value-type="float" office:value="0.04470003" calcext:value-type="float">
            <text:p>0.04470003</text:p>
          </table:table-cell>
          <table:table-cell office:value-type="float" office:value="0.08625522" calcext:value-type="float">
            <text:p>0.08625522</text:p>
          </table:table-cell>
          <table:table-cell office:value-type="float" office:value="0.4044296" calcext:value-type="float">
            <text:p>0.4044296</text:p>
          </table:table-cell>
          <table:table-cell office:value-type="float" office:value="0.1049761" calcext:value-type="float">
            <text:p>0.1049761</text:p>
          </table:table-cell>
          <table:table-cell office:value-type="float" office:value="0.03264702" calcext:value-type="float">
            <text:p>0.03264702</text:p>
          </table:table-cell>
          <table:table-cell office:value-type="float" office:value="0.0346802" calcext:value-type="float">
            <text:p>0.0346802</text:p>
          </table:table-cell>
          <table:table-cell office:value-type="float" office:value="0.3432129" calcext:value-type="float">
            <text:p>0.3432129</text:p>
          </table:table-cell>
          <table:table-cell office:value-type="float" office:value="0.34668" calcext:value-type="float">
            <text:p>0.34668</text:p>
          </table:table-cell>
          <table:table-cell office:value-type="float" office:value="0" calcext:value-type="float">
            <text:p>0</text:p>
          </table:table-cell>
          <table:table-cell office:value-type="float" office:value="541.2479" calcext:value-type="float">
            <text:p>541.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8141" calcext:value-type="float">
            <text:p>19.68141</text:p>
          </table:table-cell>
          <table:table-cell office:value-type="float" office:value="0" calcext:value-type="float">
            <text:p>0</text:p>
          </table:table-cell>
          <table:table-cell office:value-type="float" office:value="-0.9166721" calcext:value-type="float">
            <text:p>-0.91667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7" calcext:value-type="float">
            <text:p>10082007</text:p>
          </table:table-cell>
          <table:table-cell office:value-type="float" office:value="15.28958" calcext:value-type="float">
            <text:p>15.28958</text:p>
          </table:table-cell>
          <table:table-cell office:value-type="float" office:value="1100.505" calcext:value-type="float">
            <text:p>1100.505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46234" calcext:value-type="float">
            <text:p>-39.46234</text:p>
          </table:table-cell>
          <table:table-cell office:value-type="float" office:value="0.08301671" calcext:value-type="float">
            <text:p>0.08301671</text:p>
          </table:table-cell>
          <table:table-cell office:value-type="float" office:value="1.586302" calcext:value-type="float">
            <text:p>1.586302</text:p>
          </table:table-cell>
          <table:table-cell office:value-type="float" office:value="0.06609465" calcext:value-type="float">
            <text:p>0.06609465</text:p>
          </table:table-cell>
          <table:table-cell office:value-type="float" office:value="0.004134773" calcext:value-type="float">
            <text:p>0.004134773</text:p>
          </table:table-cell>
          <table:table-cell office:value-type="float" office:value="0.06738456" calcext:value-type="float">
            <text:p>0.06738456</text:p>
          </table:table-cell>
          <table:table-cell office:value-type="float" office:value="0.9711493" calcext:value-type="float">
            <text:p>0.9711493</text:p>
          </table:table-cell>
          <table:table-cell office:value-type="float" office:value="-0.305225" calcext:value-type="float">
            <text:p>-0.305225</text:p>
          </table:table-cell>
          <table:table-cell office:value-type="float" office:value="-0.01816949" calcext:value-type="float">
            <text:p>-0.01816949</text:p>
          </table:table-cell>
          <table:table-cell office:value-type="float" office:value="0.0000719362" calcext:value-type="float">
            <text:p>7.19362E-05</text:p>
          </table:table-cell>
          <table:table-cell office:value-type="float" office:value="15.49654" calcext:value-type="float">
            <text:p>15.49654</text:p>
          </table:table-cell>
          <table:table-cell office:value-type="float" office:value="0.1250711" calcext:value-type="float">
            <text:p>0.1250711</text:p>
          </table:table-cell>
          <table:table-cell office:value-type="float" office:value="0.1218883" calcext:value-type="float">
            <text:p>0.1218883</text:p>
          </table:table-cell>
          <table:table-cell office:value-type="float" office:value="0.1032313" calcext:value-type="float">
            <text:p>0.1032313</text:p>
          </table:table-cell>
          <table:table-cell office:value-type="float" office:value="0.05743858" calcext:value-type="float">
            <text:p>0.05743858</text:p>
          </table:table-cell>
          <table:table-cell office:value-type="float" office:value="0.06054943" calcext:value-type="float">
            <text:p>0.06054943</text:p>
          </table:table-cell>
          <table:table-cell office:value-type="float" office:value="0.02531303" calcext:value-type="float">
            <text:p>0.02531303</text:p>
          </table:table-cell>
          <table:table-cell office:value-type="float" office:value="0.01799512" calcext:value-type="float">
            <text:p>0.01799512</text:p>
          </table:table-cell>
          <table:table-cell office:value-type="float" office:value="0.02703703" calcext:value-type="float">
            <text:p>0.02703703</text:p>
          </table:table-cell>
          <table:table-cell office:value-type="float" office:value="0.02425089" calcext:value-type="float">
            <text:p>0.02425089</text:p>
          </table:table-cell>
          <table:table-cell office:value-type="float" office:value="0.02078651" calcext:value-type="float">
            <text:p>0.02078651</text:p>
          </table:table-cell>
          <table:table-cell office:value-type="float" office:value="0.0204084" calcext:value-type="float">
            <text:p>0.0204084</text:p>
          </table:table-cell>
          <table:table-cell office:value-type="float" office:value="0.02307189" calcext:value-type="float">
            <text:p>0.02307189</text:p>
          </table:table-cell>
          <table:table-cell office:value-type="float" office:value="0.005786887" calcext:value-type="float">
            <text:p>0.005786887</text:p>
          </table:table-cell>
          <table:table-cell office:value-type="float" office:value="0.003603381" calcext:value-type="float">
            <text:p>0.003603381</text:p>
          </table:table-cell>
          <table:table-cell office:value-type="float" office:value="0" calcext:value-type="float">
            <text:p>0</text:p>
          </table:table-cell>
          <table:table-cell office:value-type="float" office:value="0.02692431" calcext:value-type="float">
            <text:p>0.02692431</text:p>
          </table:table-cell>
          <table:table-cell office:value-type="float" office:value="2.37177" calcext:value-type="float">
            <text:p>2.37177</text:p>
          </table:table-cell>
          <table:table-cell office:value-type="float" office:value="3.038622" calcext:value-type="float">
            <text:p>3.038622</text:p>
          </table:table-cell>
          <table:table-cell office:value-type="float" office:value="0.5759731" calcext:value-type="float">
            <text:p>0.5759731</text:p>
          </table:table-cell>
          <table:table-cell office:value-type="float" office:value="1.877415" calcext:value-type="float">
            <text:p>1.877415</text:p>
          </table:table-cell>
          <table:table-cell office:value-type="float" office:value="3.649697" calcext:value-type="float">
            <text:p>3.649697</text:p>
          </table:table-cell>
          <table:table-cell office:value-type="float" office:value="0.08147775" calcext:value-type="float">
            <text:p>0.08147775</text:p>
          </table:table-cell>
          <table:table-cell office:value-type="float" office:value="0.1056789" calcext:value-type="float">
            <text:p>0.1056789</text:p>
          </table:table-cell>
          <table:table-cell office:value-type="float" office:value="0.4160285" calcext:value-type="float">
            <text:p>0.4160285</text:p>
          </table:table-cell>
          <table:table-cell office:value-type="float" office:value="0.11129" calcext:value-type="float">
            <text:p>0.11129</text:p>
          </table:table-cell>
          <table:table-cell office:value-type="float" office:value="0.03525614" calcext:value-type="float">
            <text:p>0.03525614</text:p>
          </table:table-cell>
          <table:table-cell office:value-type="float" office:value="0.03716639" calcext:value-type="float">
            <text:p>0.03716639</text:p>
          </table:table-cell>
          <table:table-cell office:value-type="float" office:value="0.3432491" calcext:value-type="float">
            <text:p>0.3432491</text:p>
          </table:table-cell>
          <table:table-cell office:value-type="float" office:value="0.3466874" calcext:value-type="float">
            <text:p>0.3466874</text:p>
          </table:table-cell>
          <table:table-cell office:value-type="float" office:value="0" calcext:value-type="float">
            <text:p>0</text:p>
          </table:table-cell>
          <table:table-cell office:value-type="float" office:value="589.9079" calcext:value-type="float">
            <text:p>589.9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0918" calcext:value-type="float">
            <text:p>19.80918</text:p>
          </table:table-cell>
          <table:table-cell office:value-type="float" office:value="0" calcext:value-type="float">
            <text:p>0</text:p>
          </table:table-cell>
          <table:table-cell office:value-type="float" office:value="-0.9167562" calcext:value-type="float">
            <text:p>-0.916756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7" calcext:value-type="float">
            <text:p>11082007</text:p>
          </table:table-cell>
          <table:table-cell office:value-type="float" office:value="15.23293" calcext:value-type="float">
            <text:p>15.23293</text:p>
          </table:table-cell>
          <table:table-cell office:value-type="float" office:value="1100.467" calcext:value-type="float">
            <text:p>1100.467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43216" calcext:value-type="float">
            <text:p>-39.43216</text:p>
          </table:table-cell>
          <table:table-cell office:value-type="float" office:value="0.09157872" calcext:value-type="float">
            <text:p>0.09157872</text:p>
          </table:table-cell>
          <table:table-cell office:value-type="float" office:value="1.686726" calcext:value-type="float">
            <text:p>1.686726</text:p>
          </table:table-cell>
          <table:table-cell office:value-type="float" office:value="0.06623656" calcext:value-type="float">
            <text:p>0.06623656</text:p>
          </table:table-cell>
          <table:table-cell office:value-type="float" office:value="0.004144939" calcext:value-type="float">
            <text:p>0.004144939</text:p>
          </table:table-cell>
          <table:table-cell office:value-type="float" office:value="0.06890339" calcext:value-type="float">
            <text:p>0.06890339</text:p>
          </table:table-cell>
          <table:table-cell office:value-type="float" office:value="0.9721566" calcext:value-type="float">
            <text:p>0.9721566</text:p>
          </table:table-cell>
          <table:table-cell office:value-type="float" office:value="-0.3054347" calcext:value-type="float">
            <text:p>-0.3054347</text:p>
          </table:table-cell>
          <table:table-cell office:value-type="float" office:value="-0.01815306" calcext:value-type="float">
            <text:p>-0.01815306</text:p>
          </table:table-cell>
          <table:table-cell office:value-type="float" office:value="0.0000719362" calcext:value-type="float">
            <text:p>7.19362E-05</text:p>
          </table:table-cell>
          <table:table-cell office:value-type="float" office:value="15.44538" calcext:value-type="float">
            <text:p>15.44538</text:p>
          </table:table-cell>
          <table:table-cell office:value-type="float" office:value="0.1177947" calcext:value-type="float">
            <text:p>0.1177947</text:p>
          </table:table-cell>
          <table:table-cell office:value-type="float" office:value="0.3221849" calcext:value-type="float">
            <text:p>0.3221849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6275273" calcext:value-type="float">
            <text:p>0.06275273</text:p>
          </table:table-cell>
          <table:table-cell office:value-type="float" office:value="0.06713311" calcext:value-type="float">
            <text:p>0.06713311</text:p>
          </table:table-cell>
          <table:table-cell office:value-type="float" office:value="0.02524007" calcext:value-type="float">
            <text:p>0.02524007</text:p>
          </table:table-cell>
          <table:table-cell office:value-type="float" office:value="0.01978209" calcext:value-type="float">
            <text:p>0.01978209</text:p>
          </table:table-cell>
          <table:table-cell office:value-type="float" office:value="0.0276191" calcext:value-type="float">
            <text:p>0.0276191</text:p>
          </table:table-cell>
          <table:table-cell office:value-type="float" office:value="0.02464484" calcext:value-type="float">
            <text:p>0.02464484</text:p>
          </table:table-cell>
          <table:table-cell office:value-type="float" office:value="0.0210207" calcext:value-type="float">
            <text:p>0.0210207</text:p>
          </table:table-cell>
          <table:table-cell office:value-type="float" office:value="0.02058688" calcext:value-type="float">
            <text:p>0.02058688</text:p>
          </table:table-cell>
          <table:table-cell office:value-type="float" office:value="0.02336008" calcext:value-type="float">
            <text:p>0.02336008</text:p>
          </table:table-cell>
          <table:table-cell office:value-type="float" office:value="0.005777607" calcext:value-type="float">
            <text:p>0.005777607</text:p>
          </table:table-cell>
          <table:table-cell office:value-type="float" office:value="0.003601908" calcext:value-type="float">
            <text:p>0.003601908</text:p>
          </table:table-cell>
          <table:table-cell office:value-type="float" office:value="0" calcext:value-type="float">
            <text:p>0</text:p>
          </table:table-cell>
          <table:table-cell office:value-type="float" office:value="0.481411" calcext:value-type="float">
            <text:p>0.481411</text:p>
          </table:table-cell>
          <table:table-cell office:value-type="float" office:value="2.273885" calcext:value-type="float">
            <text:p>2.273885</text:p>
          </table:table-cell>
          <table:table-cell office:value-type="float" office:value="3.971896" calcext:value-type="float">
            <text:p>3.971896</text:p>
          </table:table-cell>
          <table:table-cell office:value-type="float" office:value="1.004379" calcext:value-type="float">
            <text:p>1.004379</text:p>
          </table:table-cell>
          <table:table-cell office:value-type="float" office:value="2.557308" calcext:value-type="float">
            <text:p>2.557308</text:p>
          </table:table-cell>
          <table:table-cell office:value-type="float" office:value="3.610241" calcext:value-type="float">
            <text:p>3.610241</text:p>
          </table:table-cell>
          <table:table-cell office:value-type="float" office:value="0.1171676" calcext:value-type="float">
            <text:p>0.1171676</text:p>
          </table:table-cell>
          <table:table-cell office:value-type="float" office:value="0.1258459" calcext:value-type="float">
            <text:p>0.1258459</text:p>
          </table:table-cell>
          <table:table-cell office:value-type="float" office:value="0.4279304" calcext:value-type="float">
            <text:p>0.4279304</text:p>
          </table:table-cell>
          <table:table-cell office:value-type="float" office:value="0.1175705" calcext:value-type="float">
            <text:p>0.1175705</text:p>
          </table:table-cell>
          <table:table-cell office:value-type="float" office:value="0.03795162" calcext:value-type="float">
            <text:p>0.03795162</text:p>
          </table:table-cell>
          <table:table-cell office:value-type="float" office:value="0.03979143" calcext:value-type="float">
            <text:p>0.03979143</text:p>
          </table:table-cell>
          <table:table-cell office:value-type="float" office:value="0.3415801" calcext:value-type="float">
            <text:p>0.3415801</text:p>
          </table:table-cell>
          <table:table-cell office:value-type="float" office:value="0.3466949" calcext:value-type="float">
            <text:p>0.3466949</text:p>
          </table:table-cell>
          <table:table-cell office:value-type="float" office:value="0" calcext:value-type="float">
            <text:p>0</text:p>
          </table:table-cell>
          <table:table-cell office:value-type="float" office:value="188.6786" calcext:value-type="float">
            <text:p>188.6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3764" calcext:value-type="float">
            <text:p>19.93764</text:p>
          </table:table-cell>
          <table:table-cell office:value-type="float" office:value="0" calcext:value-type="float">
            <text:p>0</text:p>
          </table:table-cell>
          <table:table-cell office:value-type="float" office:value="-0.9211305" calcext:value-type="float">
            <text:p>-0.92113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7" calcext:value-type="float">
            <text:p>12082007</text:p>
          </table:table-cell>
          <table:table-cell office:value-type="float" office:value="15.18409" calcext:value-type="float">
            <text:p>15.18409</text:p>
          </table:table-cell>
          <table:table-cell office:value-type="float" office:value="1100.434" calcext:value-type="float">
            <text:p>1100.434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39844" calcext:value-type="float">
            <text:p>-39.39844</text:p>
          </table:table-cell>
          <table:table-cell office:value-type="float" office:value="0.08531483" calcext:value-type="float">
            <text:p>0.08531483</text:p>
          </table:table-cell>
          <table:table-cell office:value-type="float" office:value="1.799067" calcext:value-type="float">
            <text:p>1.799067</text:p>
          </table:table-cell>
          <table:table-cell office:value-type="float" office:value="0.06623656" calcext:value-type="float">
            <text:p>0.06623656</text:p>
          </table:table-cell>
          <table:table-cell office:value-type="float" office:value="0.004144939" calcext:value-type="float">
            <text:p>0.004144939</text:p>
          </table:table-cell>
          <table:table-cell office:value-type="float" office:value="0.06890339" calcext:value-type="float">
            <text:p>0.06890339</text:p>
          </table:table-cell>
          <table:table-cell office:value-type="float" office:value="0.9720649" calcext:value-type="float">
            <text:p>0.9720649</text:p>
          </table:table-cell>
          <table:table-cell office:value-type="float" office:value="-0.3059948" calcext:value-type="float">
            <text:p>-0.3059948</text:p>
          </table:table-cell>
          <table:table-cell office:value-type="float" office:value="-0.01814396" calcext:value-type="float">
            <text:p>-0.01814396</text:p>
          </table:table-cell>
          <table:table-cell office:value-type="float" office:value="0.000071938" calcext:value-type="float">
            <text:p>7.1938E-05</text:p>
          </table:table-cell>
          <table:table-cell office:value-type="float" office:value="15.43563" calcext:value-type="float">
            <text:p>15.43563</text:p>
          </table:table-cell>
          <table:table-cell office:value-type="float" office:value="0.09444137" calcext:value-type="float">
            <text:p>0.09444137</text:p>
          </table:table-cell>
          <table:table-cell office:value-type="float" office:value="0.1502151" calcext:value-type="float">
            <text:p>0.1502151</text:p>
          </table:table-cell>
          <table:table-cell office:value-type="float" office:value="0.09131279" calcext:value-type="float">
            <text:p>0.09131279</text:p>
          </table:table-cell>
          <table:table-cell office:value-type="float" office:value="0.06876507" calcext:value-type="float">
            <text:p>0.06876507</text:p>
          </table:table-cell>
          <table:table-cell office:value-type="float" office:value="0.07475986" calcext:value-type="float">
            <text:p>0.07475986</text:p>
          </table:table-cell>
          <table:table-cell office:value-type="float" office:value="0.02565268" calcext:value-type="float">
            <text:p>0.02565268</text:p>
          </table:table-cell>
          <table:table-cell office:value-type="float" office:value="0.0201141" calcext:value-type="float">
            <text:p>0.0201141</text:p>
          </table:table-cell>
          <table:table-cell office:value-type="float" office:value="0.02807504" calcext:value-type="float">
            <text:p>0.02807504</text:p>
          </table:table-cell>
          <table:table-cell office:value-type="float" office:value="0.02501484" calcext:value-type="float">
            <text:p>0.02501484</text:p>
          </table:table-cell>
          <table:table-cell office:value-type="float" office:value="0.02124792" calcext:value-type="float">
            <text:p>0.02124792</text:p>
          </table:table-cell>
          <table:table-cell office:value-type="float" office:value="0.02076382" calcext:value-type="float">
            <text:p>0.02076382</text:p>
          </table:table-cell>
          <table:table-cell office:value-type="float" office:value="0.02365009" calcext:value-type="float">
            <text:p>0.02365009</text:p>
          </table:table-cell>
          <table:table-cell office:value-type="float" office:value="0.005774617" calcext:value-type="float">
            <text:p>0.005774617</text:p>
          </table:table-cell>
          <table:table-cell office:value-type="float" office:value="0.003600437" calcext:value-type="float">
            <text:p>0.003600437</text:p>
          </table:table-cell>
          <table:table-cell office:value-type="float" office:value="0" calcext:value-type="float">
            <text:p>0</text:p>
          </table:table-cell>
          <table:table-cell office:value-type="float" office:value="0.2261193" calcext:value-type="float">
            <text:p>0.2261193</text:p>
          </table:table-cell>
          <table:table-cell office:value-type="float" office:value="2.579388" calcext:value-type="float">
            <text:p>2.579388</text:p>
          </table:table-cell>
          <table:table-cell office:value-type="float" office:value="4.081719" calcext:value-type="float">
            <text:p>4.081719</text:p>
          </table:table-cell>
          <table:table-cell office:value-type="float" office:value="2.002388" calcext:value-type="float">
            <text:p>2.002388</text:p>
          </table:table-cell>
          <table:table-cell office:value-type="float" office:value="3.126571" calcext:value-type="float">
            <text:p>3.126571</text:p>
          </table:table-cell>
          <table:table-cell office:value-type="float" office:value="3.649229" calcext:value-type="float">
            <text:p>3.649229</text:p>
          </table:table-cell>
          <table:table-cell office:value-type="float" office:value="0.1517805" calcext:value-type="float">
            <text:p>0.1517805</text:p>
          </table:table-cell>
          <table:table-cell office:value-type="float" office:value="0.1454685" calcext:value-type="float">
            <text:p>0.1454685</text:p>
          </table:table-cell>
          <table:table-cell office:value-type="float" office:value="0.4400583" calcext:value-type="float">
            <text:p>0.4400583</text:p>
          </table:table-cell>
          <table:table-cell office:value-type="float" office:value="0.1239205" calcext:value-type="float">
            <text:p>0.1239205</text:p>
          </table:table-cell>
          <table:table-cell office:value-type="float" office:value="0.04071297" calcext:value-type="float">
            <text:p>0.04071297</text:p>
          </table:table-cell>
          <table:table-cell office:value-type="float" office:value="0.04252177" calcext:value-type="float">
            <text:p>0.04252177</text:p>
          </table:table-cell>
          <table:table-cell office:value-type="float" office:value="0.3416829" calcext:value-type="float">
            <text:p>0.3416829</text:p>
          </table:table-cell>
          <table:table-cell office:value-type="float" office:value="0.3467023" calcext:value-type="float">
            <text:p>0.3467023</text:p>
          </table:table-cell>
          <table:table-cell office:value-type="float" office:value="0" calcext:value-type="float">
            <text:p>0</text:p>
          </table:table-cell>
          <table:table-cell office:value-type="float" office:value="294.1455" calcext:value-type="float">
            <text:p>294.1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5345" calcext:value-type="float">
            <text:p>20.05345</text:p>
          </table:table-cell>
          <table:table-cell office:value-type="float" office:value="0" calcext:value-type="float">
            <text:p>0</text:p>
          </table:table-cell>
          <table:table-cell office:value-type="float" office:value="-0.9226146" calcext:value-type="float">
            <text:p>-0.922614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7" calcext:value-type="float">
            <text:p>13082007</text:p>
          </table:table-cell>
          <table:table-cell office:value-type="float" office:value="15.1364" calcext:value-type="float">
            <text:p>15.1364</text:p>
          </table:table-cell>
          <table:table-cell office:value-type="float" office:value="1100.4" calcext:value-type="float">
            <text:p>1100.4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36123" calcext:value-type="float">
            <text:p>-39.36123</text:p>
          </table:table-cell>
          <table:table-cell office:value-type="float" office:value="0.08550432" calcext:value-type="float">
            <text:p>0.08550432</text:p>
          </table:table-cell>
          <table:table-cell office:value-type="float" office:value="1.909786" calcext:value-type="float">
            <text:p>1.909786</text:p>
          </table:table-cell>
          <table:table-cell office:value-type="float" office:value="0.06623656" calcext:value-type="float">
            <text:p>0.06623656</text:p>
          </table:table-cell>
          <table:table-cell office:value-type="float" office:value="0.004144939" calcext:value-type="float">
            <text:p>0.004144939</text:p>
          </table:table-cell>
          <table:table-cell office:value-type="float" office:value="0.06890339" calcext:value-type="float">
            <text:p>0.06890339</text:p>
          </table:table-cell>
          <table:table-cell office:value-type="float" office:value="0.9719859" calcext:value-type="float">
            <text:p>0.9719859</text:p>
          </table:table-cell>
          <table:table-cell office:value-type="float" office:value="-0.3061095" calcext:value-type="float">
            <text:p>-0.3061095</text:p>
          </table:table-cell>
          <table:table-cell office:value-type="float" office:value="-0.01812427" calcext:value-type="float">
            <text:p>-0.01812427</text:p>
          </table:table-cell>
          <table:table-cell office:value-type="float" office:value="0.000071938" calcext:value-type="float">
            <text:p>7.1938E-05</text:p>
          </table:table-cell>
          <table:table-cell office:value-type="float" office:value="15.41322" calcext:value-type="float">
            <text:p>15.41322</text:p>
          </table:table-cell>
          <table:table-cell office:value-type="float" office:value="0.1324744" calcext:value-type="float">
            <text:p>0.1324744</text:p>
          </table:table-cell>
          <table:table-cell office:value-type="float" office:value="0.1270136" calcext:value-type="float">
            <text:p>0.1270136</text:p>
          </table:table-cell>
          <table:table-cell office:value-type="float" office:value="0.08786949" calcext:value-type="float">
            <text:p>0.08786949</text:p>
          </table:table-cell>
          <table:table-cell office:value-type="float" office:value="0.06921994" calcext:value-type="float">
            <text:p>0.06921994</text:p>
          </table:table-cell>
          <table:table-cell office:value-type="float" office:value="0.07605987" calcext:value-type="float">
            <text:p>0.07605987</text:p>
          </table:table-cell>
          <table:table-cell office:value-type="float" office:value="0.02582799" calcext:value-type="float">
            <text:p>0.02582799</text:p>
          </table:table-cell>
          <table:table-cell office:value-type="float" office:value="0.02030301" calcext:value-type="float">
            <text:p>0.02030301</text:p>
          </table:table-cell>
          <table:table-cell office:value-type="float" office:value="0.02839639" calcext:value-type="float">
            <text:p>0.02839639</text:p>
          </table:table-cell>
          <table:table-cell office:value-type="float" office:value="0.02533247" calcext:value-type="float">
            <text:p>0.02533247</text:p>
          </table:table-cell>
          <table:table-cell office:value-type="float" office:value="0.02147057" calcext:value-type="float">
            <text:p>0.02147057</text:p>
          </table:table-cell>
          <table:table-cell office:value-type="float" office:value="0.02093603" calcext:value-type="float">
            <text:p>0.02093603</text:p>
          </table:table-cell>
          <table:table-cell office:value-type="float" office:value="0.0239379" calcext:value-type="float">
            <text:p>0.0239379</text:p>
          </table:table-cell>
          <table:table-cell office:value-type="float" office:value="0.005770852" calcext:value-type="float">
            <text:p>0.005770852</text:p>
          </table:table-cell>
          <table:table-cell office:value-type="float" office:value="0.003598962" calcext:value-type="float">
            <text:p>0.003598962</text:p>
          </table:table-cell>
          <table:table-cell office:value-type="float" office:value="0" calcext:value-type="float">
            <text:p>0</text:p>
          </table:table-cell>
          <table:table-cell office:value-type="float" office:value="0.3399757" calcext:value-type="float">
            <text:p>0.3399757</text:p>
          </table:table-cell>
          <table:table-cell office:value-type="float" office:value="3.322779" calcext:value-type="float">
            <text:p>3.322779</text:p>
          </table:table-cell>
          <table:table-cell office:value-type="float" office:value="4.52868" calcext:value-type="float">
            <text:p>4.52868</text:p>
          </table:table-cell>
          <table:table-cell office:value-type="float" office:value="2.317862" calcext:value-type="float">
            <text:p>2.317862</text:p>
          </table:table-cell>
          <table:table-cell office:value-type="float" office:value="3.575549" calcext:value-type="float">
            <text:p>3.575549</text:p>
          </table:table-cell>
          <table:table-cell office:value-type="float" office:value="3.677689" calcext:value-type="float">
            <text:p>3.677689</text:p>
          </table:table-cell>
          <table:table-cell office:value-type="float" office:value="0.1876759" calcext:value-type="float">
            <text:p>0.1876759</text:p>
          </table:table-cell>
          <table:table-cell office:value-type="float" office:value="0.1631675" calcext:value-type="float">
            <text:p>0.1631675</text:p>
          </table:table-cell>
          <table:table-cell office:value-type="float" office:value="0.452064" calcext:value-type="float">
            <text:p>0.452064</text:p>
          </table:table-cell>
          <table:table-cell office:value-type="float" office:value="0.1303546" calcext:value-type="float">
            <text:p>0.1303546</text:p>
          </table:table-cell>
          <table:table-cell office:value-type="float" office:value="0.04352637" calcext:value-type="float">
            <text:p>0.04352637</text:p>
          </table:table-cell>
          <table:table-cell office:value-type="float" office:value="0.04532508" calcext:value-type="float">
            <text:p>0.04532508</text:p>
          </table:table-cell>
          <table:table-cell office:value-type="float" office:value="0.3417668" calcext:value-type="float">
            <text:p>0.3417668</text:p>
          </table:table-cell>
          <table:table-cell office:value-type="float" office:value="0.3467097" calcext:value-type="float">
            <text:p>0.3467097</text:p>
          </table:table-cell>
          <table:table-cell office:value-type="float" office:value="0" calcext:value-type="float">
            <text:p>0</text:p>
          </table:table-cell>
          <table:table-cell office:value-type="float" office:value="383.7502" calcext:value-type="float">
            <text:p>383.7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6865" calcext:value-type="float">
            <text:p>20.16865</text:p>
          </table:table-cell>
          <table:table-cell office:value-type="float" office:value="0" calcext:value-type="float">
            <text:p>0</text:p>
          </table:table-cell>
          <table:table-cell office:value-type="float" office:value="-0.9226857" calcext:value-type="float">
            <text:p>-0.922685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7" calcext:value-type="float">
            <text:p>14082007</text:p>
          </table:table-cell>
          <table:table-cell office:value-type="float" office:value="15.09104" calcext:value-type="float">
            <text:p>15.09104</text:p>
          </table:table-cell>
          <table:table-cell office:value-type="float" office:value="1100.366" calcext:value-type="float">
            <text:p>1100.366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32263" calcext:value-type="float">
            <text:p>-39.32263</text:p>
          </table:table-cell>
          <table:table-cell office:value-type="float" office:value="0.08687986" calcext:value-type="float">
            <text:p>0.08687986</text:p>
          </table:table-cell>
          <table:table-cell office:value-type="float" office:value="2.021343" calcext:value-type="float">
            <text:p>2.021343</text:p>
          </table:table-cell>
          <table:table-cell office:value-type="float" office:value="0.06623656" calcext:value-type="float">
            <text:p>0.06623656</text:p>
          </table:table-cell>
          <table:table-cell office:value-type="float" office:value="0.00414494" calcext:value-type="float">
            <text:p>0.00414494</text:p>
          </table:table-cell>
          <table:table-cell office:value-type="float" office:value="0.06890339" calcext:value-type="float">
            <text:p>0.06890339</text:p>
          </table:table-cell>
          <table:table-cell office:value-type="float" office:value="0.971917" calcext:value-type="float">
            <text:p>0.971917</text:p>
          </table:table-cell>
          <table:table-cell office:value-type="float" office:value="-0.3062017" calcext:value-type="float">
            <text:p>-0.3062017</text:p>
          </table:table-cell>
          <table:table-cell office:value-type="float" office:value="-0.01810279" calcext:value-type="float">
            <text:p>-0.01810279</text:p>
          </table:table-cell>
          <table:table-cell office:value-type="float" office:value="0.00007193803" calcext:value-type="float">
            <text:p>7.193803E-05</text:p>
          </table:table-cell>
          <table:table-cell office:value-type="float" office:value="15.38795" calcext:value-type="float">
            <text:p>15.38795</text:p>
          </table:table-cell>
          <table:table-cell office:value-type="float" office:value="0.2667983" calcext:value-type="float">
            <text:p>0.2667983</text:p>
          </table:table-cell>
          <table:table-cell office:value-type="float" office:value="0.1148665" calcext:value-type="float">
            <text:p>0.1148665</text:p>
          </table:table-cell>
          <table:table-cell office:value-type="float" office:value="0.08459999" calcext:value-type="float">
            <text:p>0.08459999</text:p>
          </table:table-cell>
          <table:table-cell office:value-type="float" office:value="0.06885136" calcext:value-type="float">
            <text:p>0.06885136</text:p>
          </table:table-cell>
          <table:table-cell office:value-type="float" office:value="0.07597177" calcext:value-type="float">
            <text:p>0.07597177</text:p>
          </table:table-cell>
          <table:table-cell office:value-type="float" office:value="0.0258392" calcext:value-type="float">
            <text:p>0.0258392</text:p>
          </table:table-cell>
          <table:table-cell office:value-type="float" office:value="0.02029408" calcext:value-type="float">
            <text:p>0.02029408</text:p>
          </table:table-cell>
          <table:table-cell office:value-type="float" office:value="0.02864023" calcext:value-type="float">
            <text:p>0.02864023</text:p>
          </table:table-cell>
          <table:table-cell office:value-type="float" office:value="0.02559496" calcext:value-type="float">
            <text:p>0.02559496</text:p>
          </table:table-cell>
          <table:table-cell office:value-type="float" office:value="0.02168167" calcext:value-type="float">
            <text:p>0.02168167</text:p>
          </table:table-cell>
          <table:table-cell office:value-type="float" office:value="0.02110342" calcext:value-type="float">
            <text:p>0.02110342</text:p>
          </table:table-cell>
          <table:table-cell office:value-type="float" office:value="0.02421936" calcext:value-type="float">
            <text:p>0.02421936</text:p>
          </table:table-cell>
          <table:table-cell office:value-type="float" office:value="0.005766319" calcext:value-type="float">
            <text:p>0.005766319</text:p>
          </table:table-cell>
          <table:table-cell office:value-type="float" office:value="0.003597486" calcext:value-type="float">
            <text:p>0.003597486</text:p>
          </table:table-cell>
          <table:table-cell office:value-type="float" office:value="0" calcext:value-type="float">
            <text:p>0</text:p>
          </table:table-cell>
          <table:table-cell office:value-type="float" office:value="0.9184371" calcext:value-type="float">
            <text:p>0.9184371</text:p>
          </table:table-cell>
          <table:table-cell office:value-type="float" office:value="4.080409" calcext:value-type="float">
            <text:p>4.080409</text:p>
          </table:table-cell>
          <table:table-cell office:value-type="float" office:value="4.989729" calcext:value-type="float">
            <text:p>4.989729</text:p>
          </table:table-cell>
          <table:table-cell office:value-type="float" office:value="2.641081" calcext:value-type="float">
            <text:p>2.641081</text:p>
          </table:table-cell>
          <table:table-cell office:value-type="float" office:value="4.033513" calcext:value-type="float">
            <text:p>4.033513</text:p>
          </table:table-cell>
          <table:table-cell office:value-type="float" office:value="3.666079" calcext:value-type="float">
            <text:p>3.666079</text:p>
          </table:table-cell>
          <table:table-cell office:value-type="float" office:value="0.2231526" calcext:value-type="float">
            <text:p>0.2231526</text:p>
          </table:table-cell>
          <table:table-cell office:value-type="float" office:value="0.180438" calcext:value-type="float">
            <text:p>0.180438</text:p>
          </table:table-cell>
          <table:table-cell office:value-type="float" office:value="0.4638699" calcext:value-type="float">
            <text:p>0.4638699</text:p>
          </table:table-cell>
          <table:table-cell office:value-type="float" office:value="0.1368152" calcext:value-type="float">
            <text:p>0.1368152</text:p>
          </table:table-cell>
          <table:table-cell office:value-type="float" office:value="0.04637397" calcext:value-type="float">
            <text:p>0.04637397</text:p>
          </table:table-cell>
          <table:table-cell office:value-type="float" office:value="0.04818419" calcext:value-type="float">
            <text:p>0.04818419</text:p>
          </table:table-cell>
          <table:table-cell office:value-type="float" office:value="0.3418366" calcext:value-type="float">
            <text:p>0.3418366</text:p>
          </table:table-cell>
          <table:table-cell office:value-type="float" office:value="0.3467171" calcext:value-type="float">
            <text:p>0.3467171</text:p>
          </table:table-cell>
          <table:table-cell office:value-type="float" office:value="0" calcext:value-type="float">
            <text:p>0</text:p>
          </table:table-cell>
          <table:table-cell office:value-type="float" office:value="451.7273" calcext:value-type="float">
            <text:p>451.7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7978" calcext:value-type="float">
            <text:p>20.27978</text:p>
          </table:table-cell>
          <table:table-cell office:value-type="float" office:value="0" calcext:value-type="float">
            <text:p>0</text:p>
          </table:table-cell>
          <table:table-cell office:value-type="float" office:value="-0.9227321" calcext:value-type="float">
            <text:p>-0.922732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7" calcext:value-type="float">
            <text:p>15082007</text:p>
          </table:table-cell>
          <table:table-cell office:value-type="float" office:value="15.04537" calcext:value-type="float">
            <text:p>15.04537</text:p>
          </table:table-cell>
          <table:table-cell office:value-type="float" office:value="1100.31" calcext:value-type="float">
            <text:p>1100.31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28244" calcext:value-type="float">
            <text:p>-39.28244</text:p>
          </table:table-cell>
          <table:table-cell office:value-type="float" office:value="0.08729748" calcext:value-type="float">
            <text:p>0.08729748</text:p>
          </table:table-cell>
          <table:table-cell office:value-type="float" office:value="2.139761" calcext:value-type="float">
            <text:p>2.139761</text:p>
          </table:table-cell>
          <table:table-cell office:value-type="float" office:value="0.09293131" calcext:value-type="float">
            <text:p>0.09293131</text:p>
          </table:table-cell>
          <table:table-cell office:value-type="float" office:value="0.00415115" calcext:value-type="float">
            <text:p>0.00415115</text:p>
          </table:table-cell>
          <table:table-cell office:value-type="float" office:value="0.07177576" calcext:value-type="float">
            <text:p>0.07177576</text:p>
          </table:table-cell>
          <table:table-cell office:value-type="float" office:value="0.9726399" calcext:value-type="float">
            <text:p>0.9726399</text:p>
          </table:table-cell>
          <table:table-cell office:value-type="float" office:value="-0.3063011" calcext:value-type="float">
            <text:p>-0.3063011</text:p>
          </table:table-cell>
          <table:table-cell office:value-type="float" office:value="-0.01810498" calcext:value-type="float">
            <text:p>-0.01810498</text:p>
          </table:table-cell>
          <table:table-cell office:value-type="float" office:value="0.00007193934" calcext:value-type="float">
            <text:p>7.193934E-05</text:p>
          </table:table-cell>
          <table:table-cell office:value-type="float" office:value="15.37871" calcext:value-type="float">
            <text:p>15.37871</text:p>
          </table:table-cell>
          <table:table-cell office:value-type="float" office:value="0.2138314" calcext:value-type="float">
            <text:p>0.2138314</text:p>
          </table:table-cell>
          <table:table-cell office:value-type="float" office:value="0.1220177" calcext:value-type="float">
            <text:p>0.1220177</text:p>
          </table:table-cell>
          <table:table-cell office:value-type="float" office:value="0.08649399" calcext:value-type="float">
            <text:p>0.08649399</text:p>
          </table:table-cell>
          <table:table-cell office:value-type="float" office:value="0.07503954" calcext:value-type="float">
            <text:p>0.07503954</text:p>
          </table:table-cell>
          <table:table-cell office:value-type="float" office:value="0.0824034" calcext:value-type="float">
            <text:p>0.0824034</text:p>
          </table:table-cell>
          <table:table-cell office:value-type="float" office:value="0.0267088" calcext:value-type="float">
            <text:p>0.0267088</text:p>
          </table:table-cell>
          <table:table-cell office:value-type="float" office:value="0.02054253" calcext:value-type="float">
            <text:p>0.02054253</text:p>
          </table:table-cell>
          <table:table-cell office:value-type="float" office:value="0.02892373" calcext:value-type="float">
            <text:p>0.02892373</text:p>
          </table:table-cell>
          <table:table-cell office:value-type="float" office:value="0.02581685" calcext:value-type="float">
            <text:p>0.02581685</text:p>
          </table:table-cell>
          <table:table-cell office:value-type="float" office:value="0.02187289" calcext:value-type="float">
            <text:p>0.02187289</text:p>
          </table:table-cell>
          <table:table-cell office:value-type="float" office:value="0.02126947" calcext:value-type="float">
            <text:p>0.02126947</text:p>
          </table:table-cell>
          <table:table-cell office:value-type="float" office:value="0.02449083" calcext:value-type="float">
            <text:p>0.02449083</text:p>
          </table:table-cell>
          <table:table-cell office:value-type="float" office:value="0.005758408" calcext:value-type="float">
            <text:p>0.005758408</text:p>
          </table:table-cell>
          <table:table-cell office:value-type="float" office:value="0.003595811" calcext:value-type="float">
            <text:p>0.003595811</text:p>
          </table:table-cell>
          <table:table-cell office:value-type="float" office:value="0" calcext:value-type="float">
            <text:p>0</text:p>
          </table:table-cell>
          <table:table-cell office:value-type="float" office:value="1.267994" calcext:value-type="float">
            <text:p>1.267994</text:p>
          </table:table-cell>
          <table:table-cell office:value-type="float" office:value="2.952621" calcext:value-type="float">
            <text:p>2.952621</text:p>
          </table:table-cell>
          <table:table-cell office:value-type="float" office:value="4.983223" calcext:value-type="float">
            <text:p>4.983223</text:p>
          </table:table-cell>
          <table:table-cell office:value-type="float" office:value="4.310416" calcext:value-type="float">
            <text:p>4.310416</text:p>
          </table:table-cell>
          <table:table-cell office:value-type="float" office:value="5.149796" calcext:value-type="float">
            <text:p>5.149796</text:p>
          </table:table-cell>
          <table:table-cell office:value-type="float" office:value="3.844664" calcext:value-type="float">
            <text:p>3.844664</text:p>
          </table:table-cell>
          <table:table-cell office:value-type="float" office:value="0.2468391" calcext:value-type="float">
            <text:p>0.2468391</text:p>
          </table:table-cell>
          <table:table-cell office:value-type="float" office:value="0.2007105" calcext:value-type="float">
            <text:p>0.2007105</text:p>
          </table:table-cell>
          <table:table-cell office:value-type="float" office:value="0.475584" calcext:value-type="float">
            <text:p>0.475584</text:p>
          </table:table-cell>
          <table:table-cell office:value-type="float" office:value="0.1432668" calcext:value-type="float">
            <text:p>0.1432668</text:p>
          </table:table-cell>
          <table:table-cell office:value-type="float" office:value="0.04924875" calcext:value-type="float">
            <text:p>0.04924875</text:p>
          </table:table-cell>
          <table:table-cell office:value-type="float" office:value="0.05110091" calcext:value-type="float">
            <text:p>0.05110091</text:p>
          </table:table-cell>
          <table:table-cell office:value-type="float" office:value="0.3406478" calcext:value-type="float">
            <text:p>0.3406478</text:p>
          </table:table-cell>
          <table:table-cell office:value-type="float" office:value="0.3467265" calcext:value-type="float">
            <text:p>0.3467265</text:p>
          </table:table-cell>
          <table:table-cell office:value-type="float" office:value="0" calcext:value-type="float">
            <text:p>0</text:p>
          </table:table-cell>
          <table:table-cell office:value-type="float" office:value="159.0803" calcext:value-type="float">
            <text:p>159.0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8643" calcext:value-type="float">
            <text:p>20.38643</text:p>
          </table:table-cell>
          <table:table-cell office:value-type="float" office:value="0" calcext:value-type="float">
            <text:p>0</text:p>
          </table:table-cell>
          <table:table-cell office:value-type="float" office:value="-0.9231035" calcext:value-type="float">
            <text:p>-0.923103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7" calcext:value-type="float">
            <text:p>16082007</text:p>
          </table:table-cell>
          <table:table-cell office:value-type="float" office:value="15.002" calcext:value-type="float">
            <text:p>15.002</text:p>
          </table:table-cell>
          <table:table-cell office:value-type="float" office:value="1100.28" calcext:value-type="float">
            <text:p>1100.28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24211" calcext:value-type="float">
            <text:p>-39.24211</text:p>
          </table:table-cell>
          <table:table-cell office:value-type="float" office:value="0.08697792" calcext:value-type="float">
            <text:p>0.08697792</text:p>
          </table:table-cell>
          <table:table-cell office:value-type="float" office:value="2.245976" calcext:value-type="float">
            <text:p>2.245976</text:p>
          </table:table-cell>
          <table:table-cell office:value-type="float" office:value="0.09293131" calcext:value-type="float">
            <text:p>0.09293131</text:p>
          </table:table-cell>
          <table:table-cell office:value-type="float" office:value="0.00415115" calcext:value-type="float">
            <text:p>0.00415115</text:p>
          </table:table-cell>
          <table:table-cell office:value-type="float" office:value="0.07177576" calcext:value-type="float">
            <text:p>0.07177576</text:p>
          </table:table-cell>
          <table:table-cell office:value-type="float" office:value="0.9725488" calcext:value-type="float">
            <text:p>0.9725488</text:p>
          </table:table-cell>
          <table:table-cell office:value-type="float" office:value="-0.3064108" calcext:value-type="float">
            <text:p>-0.3064108</text:p>
          </table:table-cell>
          <table:table-cell office:value-type="float" office:value="-0.01809557" calcext:value-type="float">
            <text:p>-0.01809557</text:p>
          </table:table-cell>
          <table:table-cell office:value-type="float" office:value="0.00007193934" calcext:value-type="float">
            <text:p>7.193934E-05</text:p>
          </table:table-cell>
          <table:table-cell office:value-type="float" office:value="15.36645" calcext:value-type="float">
            <text:p>15.36645</text:p>
          </table:table-cell>
          <table:table-cell office:value-type="float" office:value="0.1827237" calcext:value-type="float">
            <text:p>0.1827237</text:p>
          </table:table-cell>
          <table:table-cell office:value-type="float" office:value="0.1111116" calcext:value-type="float">
            <text:p>0.1111116</text:p>
          </table:table-cell>
          <table:table-cell office:value-type="float" office:value="0.08193347" calcext:value-type="float">
            <text:p>0.08193347</text:p>
          </table:table-cell>
          <table:table-cell office:value-type="float" office:value="0.07355148" calcext:value-type="float">
            <text:p>0.07355148</text:p>
          </table:table-cell>
          <table:table-cell office:value-type="float" office:value="0.0808244" calcext:value-type="float">
            <text:p>0.0808244</text:p>
          </table:table-cell>
          <table:table-cell office:value-type="float" office:value="0.02721633" calcext:value-type="float">
            <text:p>0.02721633</text:p>
          </table:table-cell>
          <table:table-cell office:value-type="float" office:value="0.02080666" calcext:value-type="float">
            <text:p>0.02080666</text:p>
          </table:table-cell>
          <table:table-cell office:value-type="float" office:value="0.02914499" calcext:value-type="float">
            <text:p>0.02914499</text:p>
          </table:table-cell>
          <table:table-cell office:value-type="float" office:value="0.02601196" calcext:value-type="float">
            <text:p>0.02601196</text:p>
          </table:table-cell>
          <table:table-cell office:value-type="float" office:value="0.02204014" calcext:value-type="float">
            <text:p>0.02204014</text:p>
          </table:table-cell>
          <table:table-cell office:value-type="float" office:value="0.02143586" calcext:value-type="float">
            <text:p>0.02143586</text:p>
          </table:table-cell>
          <table:table-cell office:value-type="float" office:value="0.02475536" calcext:value-type="float">
            <text:p>0.02475536</text:p>
          </table:table-cell>
          <table:table-cell office:value-type="float" office:value="0.00575457" calcext:value-type="float">
            <text:p>0.00575457</text:p>
          </table:table-cell>
          <table:table-cell office:value-type="float" office:value="0.003594322" calcext:value-type="float">
            <text:p>0.003594322</text:p>
          </table:table-cell>
          <table:table-cell office:value-type="float" office:value="0" calcext:value-type="float">
            <text:p>0</text:p>
          </table:table-cell>
          <table:table-cell office:value-type="float" office:value="1.841971" calcext:value-type="float">
            <text:p>1.841971</text:p>
          </table:table-cell>
          <table:table-cell office:value-type="float" office:value="3.62162" calcext:value-type="float">
            <text:p>3.62162</text:p>
          </table:table-cell>
          <table:table-cell office:value-type="float" office:value="5.218865" calcext:value-type="float">
            <text:p>5.218865</text:p>
          </table:table-cell>
          <table:table-cell office:value-type="float" office:value="4.374385" calcext:value-type="float">
            <text:p>4.374385</text:p>
          </table:table-cell>
          <table:table-cell office:value-type="float" office:value="5.155337" calcext:value-type="float">
            <text:p>5.155337</text:p>
          </table:table-cell>
          <table:table-cell office:value-type="float" office:value="3.94986" calcext:value-type="float">
            <text:p>3.94986</text:p>
          </table:table-cell>
          <table:table-cell office:value-type="float" office:value="0.472089" calcext:value-type="float">
            <text:p>0.472089</text:p>
          </table:table-cell>
          <table:table-cell office:value-type="float" office:value="0.2209596" calcext:value-type="float">
            <text:p>0.2209596</text:p>
          </table:table-cell>
          <table:table-cell office:value-type="float" office:value="0.4873302" calcext:value-type="float">
            <text:p>0.4873302</text:p>
          </table:table-cell>
          <table:table-cell office:value-type="float" office:value="0.1497492" calcext:value-type="float">
            <text:p>0.1497492</text:p>
          </table:table-cell>
          <table:table-cell office:value-type="float" office:value="0.05214455" calcext:value-type="float">
            <text:p>0.05214455</text:p>
          </table:table-cell>
          <table:table-cell office:value-type="float" office:value="0.05404356" calcext:value-type="float">
            <text:p>0.05404356</text:p>
          </table:table-cell>
          <table:table-cell office:value-type="float" office:value="0.3407609" calcext:value-type="float">
            <text:p>0.3407609</text:p>
          </table:table-cell>
          <table:table-cell office:value-type="float" office:value="0.3467339" calcext:value-type="float">
            <text:p>0.3467339</text:p>
          </table:table-cell>
          <table:table-cell office:value-type="float" office:value="0" calcext:value-type="float">
            <text:p>0</text:p>
          </table:table-cell>
          <table:table-cell office:value-type="float" office:value="262.5695" calcext:value-type="float">
            <text:p>262.5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9244" calcext:value-type="float">
            <text:p>20.49244</text:p>
          </table:table-cell>
          <table:table-cell office:value-type="float" office:value="0" calcext:value-type="float">
            <text:p>0</text:p>
          </table:table-cell>
          <table:table-cell office:value-type="float" office:value="-0.923182" calcext:value-type="float">
            <text:p>-0.9231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7" calcext:value-type="float">
            <text:p>17082007</text:p>
          </table:table-cell>
          <table:table-cell office:value-type="float" office:value="14.95818" calcext:value-type="float">
            <text:p>14.95818</text:p>
          </table:table-cell>
          <table:table-cell office:value-type="float" office:value="1100.248" calcext:value-type="float">
            <text:p>1100.248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20169" calcext:value-type="float">
            <text:p>-39.20169</text:p>
          </table:table-cell>
          <table:table-cell office:value-type="float" office:value="0.08735944" calcext:value-type="float">
            <text:p>0.08735944</text:p>
          </table:table-cell>
          <table:table-cell office:value-type="float" office:value="2.35331" calcext:value-type="float">
            <text:p>2.35331</text:p>
          </table:table-cell>
          <table:table-cell office:value-type="float" office:value="0.09293131" calcext:value-type="float">
            <text:p>0.09293131</text:p>
          </table:table-cell>
          <table:table-cell office:value-type="float" office:value="0.00415115" calcext:value-type="float">
            <text:p>0.00415115</text:p>
          </table:table-cell>
          <table:table-cell office:value-type="float" office:value="0.07177576" calcext:value-type="float">
            <text:p>0.07177576</text:p>
          </table:table-cell>
          <table:table-cell office:value-type="float" office:value="0.9724685" calcext:value-type="float">
            <text:p>0.9724685</text:p>
          </table:table-cell>
          <table:table-cell office:value-type="float" office:value="-0.3065025" calcext:value-type="float">
            <text:p>-0.3065025</text:p>
          </table:table-cell>
          <table:table-cell office:value-type="float" office:value="-0.01807654" calcext:value-type="float">
            <text:p>-0.01807654</text:p>
          </table:table-cell>
          <table:table-cell office:value-type="float" office:value="0.00007193934" calcext:value-type="float">
            <text:p>7.193934E-05</text:p>
          </table:table-cell>
          <table:table-cell office:value-type="float" office:value="15.34569" calcext:value-type="float">
            <text:p>15.34569</text:p>
          </table:table-cell>
          <table:table-cell office:value-type="float" office:value="0.2241509" calcext:value-type="float">
            <text:p>0.2241509</text:p>
          </table:table-cell>
          <table:table-cell office:value-type="float" office:value="0.1021792" calcext:value-type="float">
            <text:p>0.1021792</text:p>
          </table:table-cell>
          <table:table-cell office:value-type="float" office:value="0.08088173" calcext:value-type="float">
            <text:p>0.08088173</text:p>
          </table:table-cell>
          <table:table-cell office:value-type="float" office:value="0.07106359" calcext:value-type="float">
            <text:p>0.07106359</text:p>
          </table:table-cell>
          <table:table-cell office:value-type="float" office:value="0.07805283" calcext:value-type="float">
            <text:p>0.07805283</text:p>
          </table:table-cell>
          <table:table-cell office:value-type="float" office:value="0.02700991" calcext:value-type="float">
            <text:p>0.02700991</text:p>
          </table:table-cell>
          <table:table-cell office:value-type="float" office:value="0.02068577" calcext:value-type="float">
            <text:p>0.02068577</text:p>
          </table:table-cell>
          <table:table-cell office:value-type="float" office:value="0.02932271" calcext:value-type="float">
            <text:p>0.02932271</text:p>
          </table:table-cell>
          <table:table-cell office:value-type="float" office:value="0.02618207" calcext:value-type="float">
            <text:p>0.02618207</text:p>
          </table:table-cell>
          <table:table-cell office:value-type="float" office:value="0.02218378" calcext:value-type="float">
            <text:p>0.02218378</text:p>
          </table:table-cell>
          <table:table-cell office:value-type="float" office:value="0.02160096" calcext:value-type="float">
            <text:p>0.02160096</text:p>
          </table:table-cell>
          <table:table-cell office:value-type="float" office:value="0.02501511" calcext:value-type="float">
            <text:p>0.02501511</text:p>
          </table:table-cell>
          <table:table-cell office:value-type="float" office:value="0.005749955" calcext:value-type="float">
            <text:p>0.005749955</text:p>
          </table:table-cell>
          <table:table-cell office:value-type="float" office:value="0.003592824" calcext:value-type="float">
            <text:p>0.003592824</text:p>
          </table:table-cell>
          <table:table-cell office:value-type="float" office:value="0" calcext:value-type="float">
            <text:p>0</text:p>
          </table:table-cell>
          <table:table-cell office:value-type="float" office:value="2.251475" calcext:value-type="float">
            <text:p>2.251475</text:p>
          </table:table-cell>
          <table:table-cell office:value-type="float" office:value="4.521776" calcext:value-type="float">
            <text:p>4.521776</text:p>
          </table:table-cell>
          <table:table-cell office:value-type="float" office:value="5.63767" calcext:value-type="float">
            <text:p>5.63767</text:p>
          </table:table-cell>
          <table:table-cell office:value-type="float" office:value="4.569417" calcext:value-type="float">
            <text:p>4.569417</text:p>
          </table:table-cell>
          <table:table-cell office:value-type="float" office:value="5.472004" calcext:value-type="float">
            <text:p>5.472004</text:p>
          </table:table-cell>
          <table:table-cell office:value-type="float" office:value="3.901105" calcext:value-type="float">
            <text:p>3.901105</text:p>
          </table:table-cell>
          <table:table-cell office:value-type="float" office:value="0.5885346" calcext:value-type="float">
            <text:p>0.5885346</text:p>
          </table:table-cell>
          <table:table-cell office:value-type="float" office:value="0.2422236" calcext:value-type="float">
            <text:p>0.2422236</text:p>
          </table:table-cell>
          <table:table-cell office:value-type="float" office:value="0.4990176" calcext:value-type="float">
            <text:p>0.4990176</text:p>
          </table:table-cell>
          <table:table-cell office:value-type="float" office:value="0.1562638" calcext:value-type="float">
            <text:p>0.1562638</text:p>
          </table:table-cell>
          <table:table-cell office:value-type="float" office:value="0.0550593" calcext:value-type="float">
            <text:p>0.0550593</text:p>
          </table:table-cell>
          <table:table-cell office:value-type="float" office:value="0.05701677" calcext:value-type="float">
            <text:p>0.05701677</text:p>
          </table:table-cell>
          <table:table-cell office:value-type="float" office:value="0.3408567" calcext:value-type="float">
            <text:p>0.3408567</text:p>
          </table:table-cell>
          <table:table-cell office:value-type="float" office:value="0.3467413" calcext:value-type="float">
            <text:p>0.3467413</text:p>
          </table:table-cell>
          <table:table-cell office:value-type="float" office:value="0" calcext:value-type="float">
            <text:p>0</text:p>
          </table:table-cell>
          <table:table-cell office:value-type="float" office:value="359.5614" calcext:value-type="float">
            <text:p>359.5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0044" calcext:value-type="float">
            <text:p>20.60044</text:p>
          </table:table-cell>
          <table:table-cell office:value-type="float" office:value="0" calcext:value-type="float">
            <text:p>0</text:p>
          </table:table-cell>
          <table:table-cell office:value-type="float" office:value="-0.9232273" calcext:value-type="float">
            <text:p>-0.923227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7" calcext:value-type="float">
            <text:p>18082007</text:p>
          </table:table-cell>
          <table:table-cell office:value-type="float" office:value="14.91279" calcext:value-type="float">
            <text:p>14.91279</text:p>
          </table:table-cell>
          <table:table-cell office:value-type="float" office:value="1100.215" calcext:value-type="float">
            <text:p>1100.215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16096" calcext:value-type="float">
            <text:p>-39.16096</text:p>
          </table:table-cell>
          <table:table-cell office:value-type="float" office:value="0.09011368" calcext:value-type="float">
            <text:p>0.09011368</text:p>
          </table:table-cell>
          <table:table-cell office:value-type="float" office:value="2.461869" calcext:value-type="float">
            <text:p>2.461869</text:p>
          </table:table-cell>
          <table:table-cell office:value-type="float" office:value="0.09293131" calcext:value-type="float">
            <text:p>0.09293131</text:p>
          </table:table-cell>
          <table:table-cell office:value-type="float" office:value="0.00415115" calcext:value-type="float">
            <text:p>0.00415115</text:p>
          </table:table-cell>
          <table:table-cell office:value-type="float" office:value="0.07177576" calcext:value-type="float">
            <text:p>0.07177576</text:p>
          </table:table-cell>
          <table:table-cell office:value-type="float" office:value="0.9723948" calcext:value-type="float">
            <text:p>0.9723948</text:p>
          </table:table-cell>
          <table:table-cell office:value-type="float" office:value="-0.3065852" calcext:value-type="float">
            <text:p>-0.3065852</text:p>
          </table:table-cell>
          <table:table-cell office:value-type="float" office:value="-0.01805495" calcext:value-type="float">
            <text:p>-0.01805495</text:p>
          </table:table-cell>
          <table:table-cell office:value-type="float" office:value="0.00007193934" calcext:value-type="float">
            <text:p>7.193934E-05</text:p>
          </table:table-cell>
          <table:table-cell office:value-type="float" office:value="15.31894" calcext:value-type="float">
            <text:p>15.31894</text:p>
          </table:table-cell>
          <table:table-cell office:value-type="float" office:value="0.5173298" calcext:value-type="float">
            <text:p>0.5173298</text:p>
          </table:table-cell>
          <table:table-cell office:value-type="float" office:value="0.09655008" calcext:value-type="float">
            <text:p>0.09655008</text:p>
          </table:table-cell>
          <table:table-cell office:value-type="float" office:value="0.07874662" calcext:value-type="float">
            <text:p>0.07874662</text:p>
          </table:table-cell>
          <table:table-cell office:value-type="float" office:value="0.06805364" calcext:value-type="float">
            <text:p>0.06805364</text:p>
          </table:table-cell>
          <table:table-cell office:value-type="float" office:value="0.07430296" calcext:value-type="float">
            <text:p>0.07430296</text:p>
          </table:table-cell>
          <table:table-cell office:value-type="float" office:value="0.02638289" calcext:value-type="float">
            <text:p>0.02638289</text:p>
          </table:table-cell>
          <table:table-cell office:value-type="float" office:value="0.0203164" calcext:value-type="float">
            <text:p>0.0203164</text:p>
          </table:table-cell>
          <table:table-cell office:value-type="float" office:value="0.02941415" calcext:value-type="float">
            <text:p>0.02941415</text:p>
          </table:table-cell>
          <table:table-cell office:value-type="float" office:value="0.02632276" calcext:value-type="float">
            <text:p>0.02632276</text:p>
          </table:table-cell>
          <table:table-cell office:value-type="float" office:value="0.02230623" calcext:value-type="float">
            <text:p>0.02230623</text:p>
          </table:table-cell>
          <table:table-cell office:value-type="float" office:value="0.02176012" calcext:value-type="float">
            <text:p>0.02176012</text:p>
          </table:table-cell>
          <table:table-cell office:value-type="float" office:value="0.02527268" calcext:value-type="float">
            <text:p>0.02527268</text:p>
          </table:table-cell>
          <table:table-cell office:value-type="float" office:value="0.005744678" calcext:value-type="float">
            <text:p>0.005744678</text:p>
          </table:table-cell>
          <table:table-cell office:value-type="float" office:value="0.003591328" calcext:value-type="float">
            <text:p>0.003591328</text:p>
          </table:table-cell>
          <table:table-cell office:value-type="float" office:value="0" calcext:value-type="float">
            <text:p>0</text:p>
          </table:table-cell>
          <table:table-cell office:value-type="float" office:value="2.437768" calcext:value-type="float">
            <text:p>2.437768</text:p>
          </table:table-cell>
          <table:table-cell office:value-type="float" office:value="5.516487" calcext:value-type="float">
            <text:p>5.516487</text:p>
          </table:table-cell>
          <table:table-cell office:value-type="float" office:value="6.110495" calcext:value-type="float">
            <text:p>6.110495</text:p>
          </table:table-cell>
          <table:table-cell office:value-type="float" office:value="4.838414" calcext:value-type="float">
            <text:p>4.838414</text:p>
          </table:table-cell>
          <table:table-cell office:value-type="float" office:value="5.864714" calcext:value-type="float">
            <text:p>5.864714</text:p>
          </table:table-cell>
          <table:table-cell office:value-type="float" office:value="3.85392" calcext:value-type="float">
            <text:p>3.85392</text:p>
          </table:table-cell>
          <table:table-cell office:value-type="float" office:value="0.625902" calcext:value-type="float">
            <text:p>0.625902</text:p>
          </table:table-cell>
          <table:table-cell office:value-type="float" office:value="0.2601168" calcext:value-type="float">
            <text:p>0.2601168</text:p>
          </table:table-cell>
          <table:table-cell office:value-type="float" office:value="0.5104927" calcext:value-type="float">
            <text:p>0.5104927</text:p>
          </table:table-cell>
          <table:table-cell office:value-type="float" office:value="0.1628003" calcext:value-type="float">
            <text:p>0.1628003</text:p>
          </table:table-cell>
          <table:table-cell office:value-type="float" office:value="0.05799038" calcext:value-type="float">
            <text:p>0.05799038</text:p>
          </table:table-cell>
          <table:table-cell office:value-type="float" office:value="0.06001664" calcext:value-type="float">
            <text:p>0.06001664</text:p>
          </table:table-cell>
          <table:table-cell office:value-type="float" office:value="0.3409387" calcext:value-type="float">
            <text:p>0.3409387</text:p>
          </table:table-cell>
          <table:table-cell office:value-type="float" office:value="0.3467487" calcext:value-type="float">
            <text:p>0.3467487</text:p>
          </table:table-cell>
          <table:table-cell office:value-type="float" office:value="0" calcext:value-type="float">
            <text:p>0</text:p>
          </table:table-cell>
          <table:table-cell office:value-type="float" office:value="435.1833" calcext:value-type="float">
            <text:p>435.1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1174" calcext:value-type="float">
            <text:p>20.71174</text:p>
          </table:table-cell>
          <table:table-cell office:value-type="float" office:value="0" calcext:value-type="float">
            <text:p>0</text:p>
          </table:table-cell>
          <table:table-cell office:value-type="float" office:value="-0.9232642" calcext:value-type="float">
            <text:p>-0.923264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7" calcext:value-type="float">
            <text:p>19082007</text:p>
          </table:table-cell>
          <table:table-cell office:value-type="float" office:value="14.86863" calcext:value-type="float">
            <text:p>14.86863</text:p>
          </table:table-cell>
          <table:table-cell office:value-type="float" office:value="1100.182" calcext:value-type="float">
            <text:p>1100.182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12607" calcext:value-type="float">
            <text:p>-39.12607</text:p>
          </table:table-cell>
          <table:table-cell office:value-type="float" office:value="0.09293343" calcext:value-type="float">
            <text:p>0.09293343</text:p>
          </table:table-cell>
          <table:table-cell office:value-type="float" office:value="2.564848" calcext:value-type="float">
            <text:p>2.564848</text:p>
          </table:table-cell>
          <table:table-cell office:value-type="float" office:value="0.09293131" calcext:value-type="float">
            <text:p>0.09293131</text:p>
          </table:table-cell>
          <table:table-cell office:value-type="float" office:value="0.00415115" calcext:value-type="float">
            <text:p>0.00415115</text:p>
          </table:table-cell>
          <table:table-cell office:value-type="float" office:value="0.07177576" calcext:value-type="float">
            <text:p>0.07177576</text:p>
          </table:table-cell>
          <table:table-cell office:value-type="float" office:value="0.9723318" calcext:value-type="float">
            <text:p>0.9723318</text:p>
          </table:table-cell>
          <table:table-cell office:value-type="float" office:value="-0.3066565" calcext:value-type="float">
            <text:p>-0.3066565</text:p>
          </table:table-cell>
          <table:table-cell office:value-type="float" office:value="-0.01803303" calcext:value-type="float">
            <text:p>-0.01803303</text:p>
          </table:table-cell>
          <table:table-cell office:value-type="float" office:value="0.00007193934" calcext:value-type="float">
            <text:p>7.193934E-05</text:p>
          </table:table-cell>
          <table:table-cell office:value-type="float" office:value="15.28917" calcext:value-type="float">
            <text:p>15.28917</text:p>
          </table:table-cell>
          <table:table-cell office:value-type="float" office:value="0.8980315" calcext:value-type="float">
            <text:p>0.8980315</text:p>
          </table:table-cell>
          <table:table-cell office:value-type="float" office:value="0.09078512" calcext:value-type="float">
            <text:p>0.09078512</text:p>
          </table:table-cell>
          <table:table-cell office:value-type="float" office:value="0.07745659" calcext:value-type="float">
            <text:p>0.07745659</text:p>
          </table:table-cell>
          <table:table-cell office:value-type="float" office:value="0.06133101" calcext:value-type="float">
            <text:p>0.06133101</text:p>
          </table:table-cell>
          <table:table-cell office:value-type="float" office:value="0.06529855" calcext:value-type="float">
            <text:p>0.06529855</text:p>
          </table:table-cell>
          <table:table-cell office:value-type="float" office:value="0.02467151" calcext:value-type="float">
            <text:p>0.02467151</text:p>
          </table:table-cell>
          <table:table-cell office:value-type="float" office:value="0.01953935" calcext:value-type="float">
            <text:p>0.01953935</text:p>
          </table:table-cell>
          <table:table-cell office:value-type="float" office:value="0.02935076" calcext:value-type="float">
            <text:p>0.02935076</text:p>
          </table:table-cell>
          <table:table-cell office:value-type="float" office:value="0.02622454" calcext:value-type="float">
            <text:p>0.02622454</text:p>
          </table:table-cell>
          <table:table-cell office:value-type="float" office:value="0.02231842" calcext:value-type="float">
            <text:p>0.02231842</text:p>
          </table:table-cell>
          <table:table-cell office:value-type="float" office:value="0.02186695" calcext:value-type="float">
            <text:p>0.02186695</text:p>
          </table:table-cell>
          <table:table-cell office:value-type="float" office:value="0.02546654" calcext:value-type="float">
            <text:p>0.02546654</text:p>
          </table:table-cell>
          <table:table-cell office:value-type="float" office:value="0.005738902" calcext:value-type="float">
            <text:p>0.005738902</text:p>
          </table:table-cell>
          <table:table-cell office:value-type="float" office:value="0.003589833" calcext:value-type="float">
            <text:p>0.003589833</text:p>
          </table:table-cell>
          <table:table-cell office:value-type="float" office:value="0" calcext:value-type="float">
            <text:p>0</text:p>
          </table:table-cell>
          <table:table-cell office:value-type="float" office:value="2.571296" calcext:value-type="float">
            <text:p>2.571296</text:p>
          </table:table-cell>
          <table:table-cell office:value-type="float" office:value="6.453429" calcext:value-type="float">
            <text:p>6.453429</text:p>
          </table:table-cell>
          <table:table-cell office:value-type="float" office:value="6.573808" calcext:value-type="float">
            <text:p>6.573808</text:p>
          </table:table-cell>
          <table:table-cell office:value-type="float" office:value="5.121121" calcext:value-type="float">
            <text:p>5.121121</text:p>
          </table:table-cell>
          <table:table-cell office:value-type="float" office:value="6.223979" calcext:value-type="float">
            <text:p>6.223979</text:p>
          </table:table-cell>
          <table:table-cell office:value-type="float" office:value="3.80613" calcext:value-type="float">
            <text:p>3.80613</text:p>
          </table:table-cell>
          <table:table-cell office:value-type="float" office:value="0.6547117" calcext:value-type="float">
            <text:p>0.6547117</text:p>
          </table:table-cell>
          <table:table-cell office:value-type="float" office:value="0.2759122" calcext:value-type="float">
            <text:p>0.2759122</text:p>
          </table:table-cell>
          <table:table-cell office:value-type="float" office:value="0.5216203" calcext:value-type="float">
            <text:p>0.5216203</text:p>
          </table:table-cell>
          <table:table-cell office:value-type="float" office:value="0.1693006" calcext:value-type="float">
            <text:p>0.1693006</text:p>
          </table:table-cell>
          <table:table-cell office:value-type="float" office:value="0.0609289" calcext:value-type="float">
            <text:p>0.0609289</text:p>
          </table:table-cell>
          <table:table-cell office:value-type="float" office:value="0.06303284" calcext:value-type="float">
            <text:p>0.06303284</text:p>
          </table:table-cell>
          <table:table-cell office:value-type="float" office:value="0.3410093" calcext:value-type="float">
            <text:p>0.3410093</text:p>
          </table:table-cell>
          <table:table-cell office:value-type="float" office:value="0.346756" calcext:value-type="float">
            <text:p>0.346756</text:p>
          </table:table-cell>
          <table:table-cell office:value-type="float" office:value="0" calcext:value-type="float">
            <text:p>0</text:p>
          </table:table-cell>
          <table:table-cell office:value-type="float" office:value="500.3094" calcext:value-type="float">
            <text:p>500.3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1786" calcext:value-type="float">
            <text:p>20.81786</text:p>
          </table:table-cell>
          <table:table-cell office:value-type="float" office:value="0" calcext:value-type="float">
            <text:p>0</text:p>
          </table:table-cell>
          <table:table-cell office:value-type="float" office:value="-0.9232985" calcext:value-type="float">
            <text:p>-0.923298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7" calcext:value-type="float">
            <text:p>20082007</text:p>
          </table:table-cell>
          <table:table-cell office:value-type="float" office:value="14.82198" calcext:value-type="float">
            <text:p>14.82198</text:p>
          </table:table-cell>
          <table:table-cell office:value-type="float" office:value="1100.145" calcext:value-type="float">
            <text:p>1100.145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10212" calcext:value-type="float">
            <text:p>-39.10212</text:p>
          </table:table-cell>
          <table:table-cell office:value-type="float" office:value="0.09463818" calcext:value-type="float">
            <text:p>0.09463818</text:p>
          </table:table-cell>
          <table:table-cell office:value-type="float" office:value="2.66389" calcext:value-type="float">
            <text:p>2.66389</text:p>
          </table:table-cell>
          <table:table-cell office:value-type="float" office:value="0.09293131" calcext:value-type="float">
            <text:p>0.09293131</text:p>
          </table:table-cell>
          <table:table-cell office:value-type="float" office:value="0.00415115" calcext:value-type="float">
            <text:p>0.00415115</text:p>
          </table:table-cell>
          <table:table-cell office:value-type="float" office:value="0.07177576" calcext:value-type="float">
            <text:p>0.07177576</text:p>
          </table:table-cell>
          <table:table-cell office:value-type="float" office:value="0.9722689" calcext:value-type="float">
            <text:p>0.9722689</text:p>
          </table:table-cell>
          <table:table-cell office:value-type="float" office:value="-0.3067334" calcext:value-type="float">
            <text:p>-0.3067334</text:p>
          </table:table-cell>
          <table:table-cell office:value-type="float" office:value="-0.0180105" calcext:value-type="float">
            <text:p>-0.0180105</text:p>
          </table:table-cell>
          <table:table-cell office:value-type="float" office:value="0.00007193934" calcext:value-type="float">
            <text:p>7.193934E-05</text:p>
          </table:table-cell>
          <table:table-cell office:value-type="float" office:value="15.25136" calcext:value-type="float">
            <text:p>15.25136</text:p>
          </table:table-cell>
          <table:table-cell office:value-type="float" office:value="1.225238" calcext:value-type="float">
            <text:p>1.225238</text:p>
          </table:table-cell>
          <table:table-cell office:value-type="float" office:value="0.08947949" calcext:value-type="float">
            <text:p>0.08947949</text:p>
          </table:table-cell>
          <table:table-cell office:value-type="float" office:value="0.07803327" calcext:value-type="float">
            <text:p>0.07803327</text:p>
          </table:table-cell>
          <table:table-cell office:value-type="float" office:value="0.05274989" calcext:value-type="float">
            <text:p>0.05274989</text:p>
          </table:table-cell>
          <table:table-cell office:value-type="float" office:value="0.05391224" calcext:value-type="float">
            <text:p>0.05391224</text:p>
          </table:table-cell>
          <table:table-cell office:value-type="float" office:value="0.02194052" calcext:value-type="float">
            <text:p>0.02194052</text:p>
          </table:table-cell>
          <table:table-cell office:value-type="float" office:value="0.01820674" calcext:value-type="float">
            <text:p>0.01820674</text:p>
          </table:table-cell>
          <table:table-cell office:value-type="float" office:value="0.02910068" calcext:value-type="float">
            <text:p>0.02910068</text:p>
          </table:table-cell>
          <table:table-cell office:value-type="float" office:value="0.02577894" calcext:value-type="float">
            <text:p>0.02577894</text:p>
          </table:table-cell>
          <table:table-cell office:value-type="float" office:value="0.02213872" calcext:value-type="float">
            <text:p>0.02213872</text:p>
          </table:table-cell>
          <table:table-cell office:value-type="float" office:value="0.02186478" calcext:value-type="float">
            <text:p>0.02186478</text:p>
          </table:table-cell>
          <table:table-cell office:value-type="float" office:value="0.02550347" calcext:value-type="float">
            <text:p>0.02550347</text:p>
          </table:table-cell>
          <table:table-cell office:value-type="float" office:value="0.005732704" calcext:value-type="float">
            <text:p>0.005732704</text:p>
          </table:table-cell>
          <table:table-cell office:value-type="float" office:value="0.003588334" calcext:value-type="float">
            <text:p>0.003588334</text:p>
          </table:table-cell>
          <table:table-cell office:value-type="float" office:value="0" calcext:value-type="float">
            <text:p>0</text:p>
          </table:table-cell>
          <table:table-cell office:value-type="float" office:value="2.862388" calcext:value-type="float">
            <text:p>2.862388</text:p>
          </table:table-cell>
          <table:table-cell office:value-type="float" office:value="7.312574" calcext:value-type="float">
            <text:p>7.312574</text:p>
          </table:table-cell>
          <table:table-cell office:value-type="float" office:value="7.066681" calcext:value-type="float">
            <text:p>7.066681</text:p>
          </table:table-cell>
          <table:table-cell office:value-type="float" office:value="5.381631" calcext:value-type="float">
            <text:p>5.381631</text:p>
          </table:table-cell>
          <table:table-cell office:value-type="float" office:value="6.521633" calcext:value-type="float">
            <text:p>6.521633</text:p>
          </table:table-cell>
          <table:table-cell office:value-type="float" office:value="3.758272" calcext:value-type="float">
            <text:p>3.758272</text:p>
          </table:table-cell>
          <table:table-cell office:value-type="float" office:value="0.6819782" calcext:value-type="float">
            <text:p>0.6819782</text:p>
          </table:table-cell>
          <table:table-cell office:value-type="float" office:value="0.2909923" calcext:value-type="float">
            <text:p>0.2909923</text:p>
          </table:table-cell>
          <table:table-cell office:value-type="float" office:value="0.5319875" calcext:value-type="float">
            <text:p>0.5319875</text:p>
          </table:table-cell>
          <table:table-cell office:value-type="float" office:value="0.1756" calcext:value-type="float">
            <text:p>0.1756</text:p>
          </table:table-cell>
          <table:table-cell office:value-type="float" office:value="0.06383915" calcext:value-type="float">
            <text:p>0.06383915</text:p>
          </table:table-cell>
          <table:table-cell office:value-type="float" office:value="0.0660189" calcext:value-type="float">
            <text:p>0.0660189</text:p>
          </table:table-cell>
          <table:table-cell office:value-type="float" office:value="0.3410702" calcext:value-type="float">
            <text:p>0.3410702</text:p>
          </table:table-cell>
          <table:table-cell office:value-type="float" office:value="0.3467634" calcext:value-type="float">
            <text:p>0.3467634</text:p>
          </table:table-cell>
          <table:table-cell office:value-type="float" office:value="0" calcext:value-type="float">
            <text:p>0</text:p>
          </table:table-cell>
          <table:table-cell office:value-type="float" office:value="565.0077" calcext:value-type="float">
            <text:p>565.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186" calcext:value-type="float">
            <text:p>20.9186</text:p>
          </table:table-cell>
          <table:table-cell office:value-type="float" office:value="0" calcext:value-type="float">
            <text:p>0</text:p>
          </table:table-cell>
          <table:table-cell office:value-type="float" office:value="-0.9233331" calcext:value-type="float">
            <text:p>-0.923333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7" calcext:value-type="float">
            <text:p>21082007</text:p>
          </table:table-cell>
          <table:table-cell office:value-type="float" office:value="14.76604" calcext:value-type="float">
            <text:p>14.76604</text:p>
          </table:table-cell>
          <table:table-cell office:value-type="float" office:value="1100.102" calcext:value-type="float">
            <text:p>1100.102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08098" calcext:value-type="float">
            <text:p>-39.08098</text:p>
          </table:table-cell>
          <table:table-cell office:value-type="float" office:value="0.1029515" calcext:value-type="float">
            <text:p>0.1029515</text:p>
          </table:table-cell>
          <table:table-cell office:value-type="float" office:value="2.768492" calcext:value-type="float">
            <text:p>2.768492</text:p>
          </table:table-cell>
          <table:table-cell office:value-type="float" office:value="0.09293131" calcext:value-type="float">
            <text:p>0.09293131</text:p>
          </table:table-cell>
          <table:table-cell office:value-type="float" office:value="0.00415115" calcext:value-type="float">
            <text:p>0.00415115</text:p>
          </table:table-cell>
          <table:table-cell office:value-type="float" office:value="0.07177576" calcext:value-type="float">
            <text:p>0.07177576</text:p>
          </table:table-cell>
          <table:table-cell office:value-type="float" office:value="0.9722162" calcext:value-type="float">
            <text:p>0.9722162</text:p>
          </table:table-cell>
          <table:table-cell office:value-type="float" office:value="-0.3068819" calcext:value-type="float">
            <text:p>-0.3068819</text:p>
          </table:table-cell>
          <table:table-cell office:value-type="float" office:value="-0.01798986" calcext:value-type="float">
            <text:p>-0.01798986</text:p>
          </table:table-cell>
          <table:table-cell office:value-type="float" office:value="0.00007193934" calcext:value-type="float">
            <text:p>7.193934E-05</text:p>
          </table:table-cell>
          <table:table-cell office:value-type="float" office:value="15.18781" calcext:value-type="float">
            <text:p>15.18781</text:p>
          </table:table-cell>
          <table:table-cell office:value-type="float" office:value="2.108438" calcext:value-type="float">
            <text:p>2.108438</text:p>
          </table:table-cell>
          <table:table-cell office:value-type="float" office:value="0.1000224" calcext:value-type="float">
            <text:p>0.1000224</text:p>
          </table:table-cell>
          <table:table-cell office:value-type="float" office:value="0.0866439" calcext:value-type="float">
            <text:p>0.0866439</text:p>
          </table:table-cell>
          <table:table-cell office:value-type="float" office:value="0.04561206" calcext:value-type="float">
            <text:p>0.04561206</text:p>
          </table:table-cell>
          <table:table-cell office:value-type="float" office:value="0.04464" calcext:value-type="float">
            <text:p>0.04464</text:p>
          </table:table-cell>
          <table:table-cell office:value-type="float" office:value="0.01940314" calcext:value-type="float">
            <text:p>0.01940314</text:p>
          </table:table-cell>
          <table:table-cell office:value-type="float" office:value="0.01689709" calcext:value-type="float">
            <text:p>0.01689709</text:p>
          </table:table-cell>
          <table:table-cell office:value-type="float" office:value="0.02879322" calcext:value-type="float">
            <text:p>0.02879322</text:p>
          </table:table-cell>
          <table:table-cell office:value-type="float" office:value="0.02527652" calcext:value-type="float">
            <text:p>0.02527652</text:p>
          </table:table-cell>
          <table:table-cell office:value-type="float" office:value="0.02191235" calcext:value-type="float">
            <text:p>0.02191235</text:p>
          </table:table-cell>
          <table:table-cell office:value-type="float" office:value="0.02181869" calcext:value-type="float">
            <text:p>0.02181869</text:p>
          </table:table-cell>
          <table:table-cell office:value-type="float" office:value="0.02546696" calcext:value-type="float">
            <text:p>0.02546696</text:p>
          </table:table-cell>
          <table:table-cell office:value-type="float" office:value="0.005726231" calcext:value-type="float">
            <text:p>0.005726231</text:p>
          </table:table-cell>
          <table:table-cell office:value-type="float" office:value="0.003586821" calcext:value-type="float">
            <text:p>0.003586821</text:p>
          </table:table-cell>
          <table:table-cell office:value-type="float" office:value="0" calcext:value-type="float">
            <text:p>0</text:p>
          </table:table-cell>
          <table:table-cell office:value-type="float" office:value="3.007752" calcext:value-type="float">
            <text:p>3.007752</text:p>
          </table:table-cell>
          <table:table-cell office:value-type="float" office:value="8.168826" calcext:value-type="float">
            <text:p>8.168826</text:p>
          </table:table-cell>
          <table:table-cell office:value-type="float" office:value="7.680957" calcext:value-type="float">
            <text:p>7.680957</text:p>
          </table:table-cell>
          <table:table-cell office:value-type="float" office:value="5.659212" calcext:value-type="float">
            <text:p>5.659212</text:p>
          </table:table-cell>
          <table:table-cell office:value-type="float" office:value="6.855275" calcext:value-type="float">
            <text:p>6.855275</text:p>
          </table:table-cell>
          <table:table-cell office:value-type="float" office:value="3.706501" calcext:value-type="float">
            <text:p>3.706501</text:p>
          </table:table-cell>
          <table:table-cell office:value-type="float" office:value="0.7086493" calcext:value-type="float">
            <text:p>0.7086493</text:p>
          </table:table-cell>
          <table:table-cell office:value-type="float" office:value="0.3060494" calcext:value-type="float">
            <text:p>0.3060494</text:p>
          </table:table-cell>
          <table:table-cell office:value-type="float" office:value="0.5417767" calcext:value-type="float">
            <text:p>0.5417767</text:p>
          </table:table-cell>
          <table:table-cell office:value-type="float" office:value="0.1816814" calcext:value-type="float">
            <text:p>0.1816814</text:p>
          </table:table-cell>
          <table:table-cell office:value-type="float" office:value="0.06671591" calcext:value-type="float">
            <text:p>0.06671591</text:p>
          </table:table-cell>
          <table:table-cell office:value-type="float" office:value="0.06897922" calcext:value-type="float">
            <text:p>0.06897922</text:p>
          </table:table-cell>
          <table:table-cell office:value-type="float" office:value="0.3411092" calcext:value-type="float">
            <text:p>0.3411092</text:p>
          </table:table-cell>
          <table:table-cell office:value-type="float" office:value="0.3467708" calcext:value-type="float">
            <text:p>0.3467708</text:p>
          </table:table-cell>
          <table:table-cell office:value-type="float" office:value="0" calcext:value-type="float">
            <text:p>0</text:p>
          </table:table-cell>
          <table:table-cell office:value-type="float" office:value="675.4526" calcext:value-type="float">
            <text:p>675.4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3145" calcext:value-type="float">
            <text:p>21.03145</text:p>
          </table:table-cell>
          <table:table-cell office:value-type="float" office:value="0" calcext:value-type="float">
            <text:p>0</text:p>
          </table:table-cell>
          <table:table-cell office:value-type="float" office:value="-0.9233719" calcext:value-type="float">
            <text:p>-0.923371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7" calcext:value-type="float">
            <text:p>22082007</text:p>
          </table:table-cell>
          <table:table-cell office:value-type="float" office:value="14.7063" calcext:value-type="float">
            <text:p>14.7063</text:p>
          </table:table-cell>
          <table:table-cell office:value-type="float" office:value="1100.053" calcext:value-type="float">
            <text:p>1100.053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05982" calcext:value-type="float">
            <text:p>-39.05982</text:p>
          </table:table-cell>
          <table:table-cell office:value-type="float" office:value="0.1111729" calcext:value-type="float">
            <text:p>0.1111729</text:p>
          </table:table-cell>
          <table:table-cell office:value-type="float" office:value="2.882352" calcext:value-type="float">
            <text:p>2.882352</text:p>
          </table:table-cell>
          <table:table-cell office:value-type="float" office:value="0.09293131" calcext:value-type="float">
            <text:p>0.09293131</text:p>
          </table:table-cell>
          <table:table-cell office:value-type="float" office:value="0.00415115" calcext:value-type="float">
            <text:p>0.00415115</text:p>
          </table:table-cell>
          <table:table-cell office:value-type="float" office:value="0.07177576" calcext:value-type="float">
            <text:p>0.07177576</text:p>
          </table:table-cell>
          <table:table-cell office:value-type="float" office:value="0.9721648" calcext:value-type="float">
            <text:p>0.9721648</text:p>
          </table:table-cell>
          <table:table-cell office:value-type="float" office:value="-0.306962" calcext:value-type="float">
            <text:p>-0.306962</text:p>
          </table:table-cell>
          <table:table-cell office:value-type="float" office:value="-0.01797031" calcext:value-type="float">
            <text:p>-0.01797031</text:p>
          </table:table-cell>
          <table:table-cell office:value-type="float" office:value="0.00007193934" calcext:value-type="float">
            <text:p>7.193934E-05</text:p>
          </table:table-cell>
          <table:table-cell office:value-type="float" office:value="15.10672" calcext:value-type="float">
            <text:p>15.10672</text:p>
          </table:table-cell>
          <table:table-cell office:value-type="float" office:value="2.966073" calcext:value-type="float">
            <text:p>2.966073</text:p>
          </table:table-cell>
          <table:table-cell office:value-type="float" office:value="0.1077369" calcext:value-type="float">
            <text:p>0.1077369</text:p>
          </table:table-cell>
          <table:table-cell office:value-type="float" office:value="0.09364242" calcext:value-type="float">
            <text:p>0.09364242</text:p>
          </table:table-cell>
          <table:table-cell office:value-type="float" office:value="0.04112814" calcext:value-type="float">
            <text:p>0.04112814</text:p>
          </table:table-cell>
          <table:table-cell office:value-type="float" office:value="0.03911902" calcext:value-type="float">
            <text:p>0.03911902</text:p>
          </table:table-cell>
          <table:table-cell office:value-type="float" office:value="0.01767957" calcext:value-type="float">
            <text:p>0.01767957</text:p>
          </table:table-cell>
          <table:table-cell office:value-type="float" office:value="0.01583635" calcext:value-type="float">
            <text:p>0.01583635</text:p>
          </table:table-cell>
          <table:table-cell office:value-type="float" office:value="0.02846947" calcext:value-type="float">
            <text:p>0.02846947</text:p>
          </table:table-cell>
          <table:table-cell office:value-type="float" office:value="0.02480623" calcext:value-type="float">
            <text:p>0.02480623</text:p>
          </table:table-cell>
          <table:table-cell office:value-type="float" office:value="0.0216902" calcext:value-type="float">
            <text:p>0.0216902</text:p>
          </table:table-cell>
          <table:table-cell office:value-type="float" office:value="0.02175827" calcext:value-type="float">
            <text:p>0.02175827</text:p>
          </table:table-cell>
          <table:table-cell office:value-type="float" office:value="0.02540142" calcext:value-type="float">
            <text:p>0.02540142</text:p>
          </table:table-cell>
          <table:table-cell office:value-type="float" office:value="0.005719669" calcext:value-type="float">
            <text:p>0.005719669</text:p>
          </table:table-cell>
          <table:table-cell office:value-type="float" office:value="0.003585306" calcext:value-type="float">
            <text:p>0.003585306</text:p>
          </table:table-cell>
          <table:table-cell office:value-type="float" office:value="0" calcext:value-type="float">
            <text:p>0</text:p>
          </table:table-cell>
          <table:table-cell office:value-type="float" office:value="3.203968" calcext:value-type="float">
            <text:p>3.203968</text:p>
          </table:table-cell>
          <table:table-cell office:value-type="float" office:value="9.037964" calcext:value-type="float">
            <text:p>9.037964</text:p>
          </table:table-cell>
          <table:table-cell office:value-type="float" office:value="8.38042" calcext:value-type="float">
            <text:p>8.38042</text:p>
          </table:table-cell>
          <table:table-cell office:value-type="float" office:value="5.973564" calcext:value-type="float">
            <text:p>5.973564</text:p>
          </table:table-cell>
          <table:table-cell office:value-type="float" office:value="7.215919" calcext:value-type="float">
            <text:p>7.215919</text:p>
          </table:table-cell>
          <table:table-cell office:value-type="float" office:value="3.66353" calcext:value-type="float">
            <text:p>3.66353</text:p>
          </table:table-cell>
          <table:table-cell office:value-type="float" office:value="0.7362016" calcext:value-type="float">
            <text:p>0.7362016</text:p>
          </table:table-cell>
          <table:table-cell office:value-type="float" office:value="0.3218543" calcext:value-type="float">
            <text:p>0.3218543</text:p>
          </table:table-cell>
          <table:table-cell office:value-type="float" office:value="0.5511273" calcext:value-type="float">
            <text:p>0.5511273</text:p>
          </table:table-cell>
          <table:table-cell office:value-type="float" office:value="0.1875582" calcext:value-type="float">
            <text:p>0.1875582</text:p>
          </table:table-cell>
          <table:table-cell office:value-type="float" office:value="0.06956337" calcext:value-type="float">
            <text:p>0.06956337</text:p>
          </table:table-cell>
          <table:table-cell office:value-type="float" office:value="0.07193567" calcext:value-type="float">
            <text:p>0.07193567</text:p>
          </table:table-cell>
          <table:table-cell office:value-type="float" office:value="0.3411118" calcext:value-type="float">
            <text:p>0.3411118</text:p>
          </table:table-cell>
          <table:table-cell office:value-type="float" office:value="0.3467781" calcext:value-type="float">
            <text:p>0.3467781</text:p>
          </table:table-cell>
          <table:table-cell office:value-type="float" office:value="0" calcext:value-type="float">
            <text:p>0</text:p>
          </table:table-cell>
          <table:table-cell office:value-type="float" office:value="783.4479" calcext:value-type="float">
            <text:p>783.4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5382" calcext:value-type="float">
            <text:p>21.15382</text:p>
          </table:table-cell>
          <table:table-cell office:value-type="float" office:value="0" calcext:value-type="float">
            <text:p>0</text:p>
          </table:table-cell>
          <table:table-cell office:value-type="float" office:value="-0.9234062" calcext:value-type="float">
            <text:p>-0.923406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7" calcext:value-type="float">
            <text:p>23082007</text:p>
          </table:table-cell>
          <table:table-cell office:value-type="float" office:value="14.65378" calcext:value-type="float">
            <text:p>14.65378</text:p>
          </table:table-cell>
          <table:table-cell office:value-type="float" office:value="1100.004" calcext:value-type="float">
            <text:p>1100.004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03849" calcext:value-type="float">
            <text:p>-39.03849</text:p>
          </table:table-cell>
          <table:table-cell office:value-type="float" office:value="0.1146148" calcext:value-type="float">
            <text:p>0.1146148</text:p>
          </table:table-cell>
          <table:table-cell office:value-type="float" office:value="2.993222" calcext:value-type="float">
            <text:p>2.993222</text:p>
          </table:table-cell>
          <table:table-cell office:value-type="float" office:value="0.09293131" calcext:value-type="float">
            <text:p>0.09293131</text:p>
          </table:table-cell>
          <table:table-cell office:value-type="float" office:value="0.00415115" calcext:value-type="float">
            <text:p>0.00415115</text:p>
          </table:table-cell>
          <table:table-cell office:value-type="float" office:value="0.07177576" calcext:value-type="float">
            <text:p>0.07177576</text:p>
          </table:table-cell>
          <table:table-cell office:value-type="float" office:value="0.9721133" calcext:value-type="float">
            <text:p>0.9721133</text:p>
          </table:table-cell>
          <table:table-cell office:value-type="float" office:value="-0.3071921" calcext:value-type="float">
            <text:p>-0.3071921</text:p>
          </table:table-cell>
          <table:table-cell office:value-type="float" office:value="-0.01794881" calcext:value-type="float">
            <text:p>-0.01794881</text:p>
          </table:table-cell>
          <table:table-cell office:value-type="float" office:value="0.00007193934" calcext:value-type="float">
            <text:p>7.193934E-05</text:p>
          </table:table-cell>
          <table:table-cell office:value-type="float" office:value="15.02709" calcext:value-type="float">
            <text:p>15.02709</text:p>
          </table:table-cell>
          <table:table-cell office:value-type="float" office:value="3.384083" calcext:value-type="float">
            <text:p>3.384083</text:p>
          </table:table-cell>
          <table:table-cell office:value-type="float" office:value="0.1074984" calcext:value-type="float">
            <text:p>0.1074984</text:p>
          </table:table-cell>
          <table:table-cell office:value-type="float" office:value="0.09529077" calcext:value-type="float">
            <text:p>0.09529077</text:p>
          </table:table-cell>
          <table:table-cell office:value-type="float" office:value="0.03843094" calcext:value-type="float">
            <text:p>0.03843094</text:p>
          </table:table-cell>
          <table:table-cell office:value-type="float" office:value="0.03582319" calcext:value-type="float">
            <text:p>0.03582319</text:p>
          </table:table-cell>
          <table:table-cell office:value-type="float" office:value="0.01663501" calcext:value-type="float">
            <text:p>0.01663501</text:p>
          </table:table-cell>
          <table:table-cell office:value-type="float" office:value="0.01511918" calcext:value-type="float">
            <text:p>0.01511918</text:p>
          </table:table-cell>
          <table:table-cell office:value-type="float" office:value="0.02816322" calcext:value-type="float">
            <text:p>0.02816322</text:p>
          </table:table-cell>
          <table:table-cell office:value-type="float" office:value="0.02439943" calcext:value-type="float">
            <text:p>0.02439943</text:p>
          </table:table-cell>
          <table:table-cell office:value-type="float" office:value="0.02149705" calcext:value-type="float">
            <text:p>0.02149705</text:p>
          </table:table-cell>
          <table:table-cell office:value-type="float" office:value="0.02170155" calcext:value-type="float">
            <text:p>0.02170155</text:p>
          </table:table-cell>
          <table:table-cell office:value-type="float" office:value="0.02533844" calcext:value-type="float">
            <text:p>0.02533844</text:p>
          </table:table-cell>
          <table:table-cell office:value-type="float" office:value="0.005713093" calcext:value-type="float">
            <text:p>0.005713093</text:p>
          </table:table-cell>
          <table:table-cell office:value-type="float" office:value="0.003583789" calcext:value-type="float">
            <text:p>0.003583789</text:p>
          </table:table-cell>
          <table:table-cell office:value-type="float" office:value="0" calcext:value-type="float">
            <text:p>0</text:p>
          </table:table-cell>
          <table:table-cell office:value-type="float" office:value="3.536624" calcext:value-type="float">
            <text:p>3.536624</text:p>
          </table:table-cell>
          <table:table-cell office:value-type="float" office:value="9.793966" calcext:value-type="float">
            <text:p>9.793966</text:p>
          </table:table-cell>
          <table:table-cell office:value-type="float" office:value="9.049532" calcext:value-type="float">
            <text:p>9.049532</text:p>
          </table:table-cell>
          <table:table-cell office:value-type="float" office:value="6.268949" calcext:value-type="float">
            <text:p>6.268949</text:p>
          </table:table-cell>
          <table:table-cell office:value-type="float" office:value="7.575679" calcext:value-type="float">
            <text:p>7.575679</text:p>
          </table:table-cell>
          <table:table-cell office:value-type="float" office:value="3.639044" calcext:value-type="float">
            <text:p>3.639044</text:p>
          </table:table-cell>
          <table:table-cell office:value-type="float" office:value="0.7646701" calcext:value-type="float">
            <text:p>0.7646701</text:p>
          </table:table-cell>
          <table:table-cell office:value-type="float" office:value="0.3386562" calcext:value-type="float">
            <text:p>0.3386562</text:p>
          </table:table-cell>
          <table:table-cell office:value-type="float" office:value="0.5603505" calcext:value-type="float">
            <text:p>0.5603505</text:p>
          </table:table-cell>
          <table:table-cell office:value-type="float" office:value="0.1932467" calcext:value-type="float">
            <text:p>0.1932467</text:p>
          </table:table-cell>
          <table:table-cell office:value-type="float" office:value="0.07238894" calcext:value-type="float">
            <text:p>0.07238894</text:p>
          </table:table-cell>
          <table:table-cell office:value-type="float" office:value="0.07488958" calcext:value-type="float">
            <text:p>0.07488958</text:p>
          </table:table-cell>
          <table:table-cell office:value-type="float" office:value="0.3410895" calcext:value-type="float">
            <text:p>0.3410895</text:p>
          </table:table-cell>
          <table:table-cell office:value-type="float" office:value="0.3467855" calcext:value-type="float">
            <text:p>0.3467855</text:p>
          </table:table-cell>
          <table:table-cell office:value-type="float" office:value="0" calcext:value-type="float">
            <text:p>0</text:p>
          </table:table-cell>
          <table:table-cell office:value-type="float" office:value="842.826" calcext:value-type="float">
            <text:p>842.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6867" calcext:value-type="float">
            <text:p>21.26867</text:p>
          </table:table-cell>
          <table:table-cell office:value-type="float" office:value="0" calcext:value-type="float">
            <text:p>0</text:p>
          </table:table-cell>
          <table:table-cell office:value-type="float" office:value="-0.9234588" calcext:value-type="float">
            <text:p>-0.92345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7" calcext:value-type="float">
            <text:p>24082007</text:p>
          </table:table-cell>
          <table:table-cell office:value-type="float" office:value="14.59978" calcext:value-type="float">
            <text:p>14.59978</text:p>
          </table:table-cell>
          <table:table-cell office:value-type="float" office:value="1099.959" calcext:value-type="float">
            <text:p>1099.959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01856" calcext:value-type="float">
            <text:p>-39.01856</text:p>
          </table:table-cell>
          <table:table-cell office:value-type="float" office:value="0.1119399" calcext:value-type="float">
            <text:p>0.1119399</text:p>
          </table:table-cell>
          <table:table-cell office:value-type="float" office:value="3.096021" calcext:value-type="float">
            <text:p>3.096021</text:p>
          </table:table-cell>
          <table:table-cell office:value-type="float" office:value="0.09307431" calcext:value-type="float">
            <text:p>0.09307431</text:p>
          </table:table-cell>
          <table:table-cell office:value-type="float" office:value="0.004159109" calcext:value-type="float">
            <text:p>0.004159109</text:p>
          </table:table-cell>
          <table:table-cell office:value-type="float" office:value="0.0756435" calcext:value-type="float">
            <text:p>0.0756435</text:p>
          </table:table-cell>
          <table:table-cell office:value-type="float" office:value="0.9732819" calcext:value-type="float">
            <text:p>0.9732819</text:p>
          </table:table-cell>
          <table:table-cell office:value-type="float" office:value="-0.3076023" calcext:value-type="float">
            <text:p>-0.3076023</text:p>
          </table:table-cell>
          <table:table-cell office:value-type="float" office:value="-0.01794994" calcext:value-type="float">
            <text:p>-0.01794994</text:p>
          </table:table-cell>
          <table:table-cell office:value-type="float" office:value="0.0000719394" calcext:value-type="float">
            <text:p>7.19394E-05</text:p>
          </table:table-cell>
          <table:table-cell office:value-type="float" office:value="14.94925" calcext:value-type="float">
            <text:p>14.94925</text:p>
          </table:table-cell>
          <table:table-cell office:value-type="float" office:value="1.660992" calcext:value-type="float">
            <text:p>1.660992</text:p>
          </table:table-cell>
          <table:table-cell office:value-type="float" office:value="0.5255007" calcext:value-type="float">
            <text:p>0.5255007</text:p>
          </table:table-cell>
          <table:table-cell office:value-type="float" office:value="0.08896206" calcext:value-type="float">
            <text:p>0.08896206</text:p>
          </table:table-cell>
          <table:table-cell office:value-type="float" office:value="0.03563781" calcext:value-type="float">
            <text:p>0.03563781</text:p>
          </table:table-cell>
          <table:table-cell office:value-type="float" office:value="0.03300084" calcext:value-type="float">
            <text:p>0.03300084</text:p>
          </table:table-cell>
          <table:table-cell office:value-type="float" office:value="0.01570838" calcext:value-type="float">
            <text:p>0.01570838</text:p>
          </table:table-cell>
          <table:table-cell office:value-type="float" office:value="0.01528847" calcext:value-type="float">
            <text:p>0.01528847</text:p>
          </table:table-cell>
          <table:table-cell office:value-type="float" office:value="0.02797795" calcext:value-type="float">
            <text:p>0.02797795</text:p>
          </table:table-cell>
          <table:table-cell office:value-type="float" office:value="0.02404673" calcext:value-type="float">
            <text:p>0.02404673</text:p>
          </table:table-cell>
          <table:table-cell office:value-type="float" office:value="0.0213242" calcext:value-type="float">
            <text:p>0.0213242</text:p>
          </table:table-cell>
          <table:table-cell office:value-type="float" office:value="0.02164668" calcext:value-type="float">
            <text:p>0.02164668</text:p>
          </table:table-cell>
          <table:table-cell office:value-type="float" office:value="0.02527565" calcext:value-type="float">
            <text:p>0.02527565</text:p>
          </table:table-cell>
          <table:table-cell office:value-type="float" office:value="0.005701693" calcext:value-type="float">
            <text:p>0.005701693</text:p>
          </table:table-cell>
          <table:table-cell office:value-type="float" office:value="0.003582271" calcext:value-type="float">
            <text:p>0.003582271</text:p>
          </table:table-cell>
          <table:table-cell office:value-type="float" office:value="0" calcext:value-type="float">
            <text:p>0</text:p>
          </table:table-cell>
          <table:table-cell office:value-type="float" office:value="5.382543" calcext:value-type="float">
            <text:p>5.382543</text:p>
          </table:table-cell>
          <table:table-cell office:value-type="float" office:value="10.29212" calcext:value-type="float">
            <text:p>10.29212</text:p>
          </table:table-cell>
          <table:table-cell office:value-type="float" office:value="9.71451" calcext:value-type="float">
            <text:p>9.71451</text:p>
          </table:table-cell>
          <table:table-cell office:value-type="float" office:value="6.471713" calcext:value-type="float">
            <text:p>6.471713</text:p>
          </table:table-cell>
          <table:table-cell office:value-type="float" office:value="7.981171" calcext:value-type="float">
            <text:p>7.981171</text:p>
          </table:table-cell>
          <table:table-cell office:value-type="float" office:value="3.627791" calcext:value-type="float">
            <text:p>3.627791</text:p>
          </table:table-cell>
          <table:table-cell office:value-type="float" office:value="0.7459825" calcext:value-type="float">
            <text:p>0.7459825</text:p>
          </table:table-cell>
          <table:table-cell office:value-type="float" office:value="0.3677267" calcext:value-type="float">
            <text:p>0.3677267</text:p>
          </table:table-cell>
          <table:table-cell office:value-type="float" office:value="0.5701789" calcext:value-type="float">
            <text:p>0.5701789</text:p>
          </table:table-cell>
          <table:table-cell office:value-type="float" office:value="0.1988044" calcext:value-type="float">
            <text:p>0.1988044</text:p>
          </table:table-cell>
          <table:table-cell office:value-type="float" office:value="0.0751917" calcext:value-type="float">
            <text:p>0.0751917</text:p>
          </table:table-cell>
          <table:table-cell office:value-type="float" office:value="0.0777711" calcext:value-type="float">
            <text:p>0.0777711</text:p>
          </table:table-cell>
          <table:table-cell office:value-type="float" office:value="0.3395535" calcext:value-type="float">
            <text:p>0.3395535</text:p>
          </table:table-cell>
          <table:table-cell office:value-type="float" office:value="0.3467928" calcext:value-type="float">
            <text:p>0.3467928</text:p>
          </table:table-cell>
          <table:table-cell office:value-type="float" office:value="0" calcext:value-type="float">
            <text:p>0</text:p>
          </table:table-cell>
          <table:table-cell office:value-type="float" office:value="241.5877" calcext:value-type="float">
            <text:p>241.5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7967" calcext:value-type="float">
            <text:p>21.37967</text:p>
          </table:table-cell>
          <table:table-cell office:value-type="float" office:value="0" calcext:value-type="float">
            <text:p>0</text:p>
          </table:table-cell>
          <table:table-cell office:value-type="float" office:value="-0.942011" calcext:value-type="float">
            <text:p>-0.94201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7" calcext:value-type="float">
            <text:p>25082007</text:p>
          </table:table-cell>
          <table:table-cell office:value-type="float" office:value="14.55347" calcext:value-type="float">
            <text:p>14.55347</text:p>
          </table:table-cell>
          <table:table-cell office:value-type="float" office:value="1099.922" calcext:value-type="float">
            <text:p>1099.922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9989" calcext:value-type="float">
            <text:p>-38.9989</text:p>
          </table:table-cell>
          <table:table-cell office:value-type="float" office:value="0.0968925" calcext:value-type="float">
            <text:p>0.0968925</text:p>
          </table:table-cell>
          <table:table-cell office:value-type="float" office:value="3.16055" calcext:value-type="float">
            <text:p>3.16055</text:p>
          </table:table-cell>
          <table:table-cell office:value-type="float" office:value="0.09307431" calcext:value-type="float">
            <text:p>0.09307431</text:p>
          </table:table-cell>
          <table:table-cell office:value-type="float" office:value="0.004159109" calcext:value-type="float">
            <text:p>0.004159109</text:p>
          </table:table-cell>
          <table:table-cell office:value-type="float" office:value="0.0756435" calcext:value-type="float">
            <text:p>0.0756435</text:p>
          </table:table-cell>
          <table:table-cell office:value-type="float" office:value="0.9731846" calcext:value-type="float">
            <text:p>0.9731846</text:p>
          </table:table-cell>
          <table:table-cell office:value-type="float" office:value="-0.3100223" calcext:value-type="float">
            <text:p>-0.3100223</text:p>
          </table:table-cell>
          <table:table-cell office:value-type="float" office:value="-0.01794283" calcext:value-type="float">
            <text:p>-0.01794283</text:p>
          </table:table-cell>
          <table:table-cell office:value-type="float" office:value="0.00007193979" calcext:value-type="float">
            <text:p>7.193979E-05</text:p>
          </table:table-cell>
          <table:table-cell office:value-type="float" office:value="14.91754" calcext:value-type="float">
            <text:p>14.91754</text:p>
          </table:table-cell>
          <table:table-cell office:value-type="float" office:value="0.9694266" calcext:value-type="float">
            <text:p>0.9694266</text:p>
          </table:table-cell>
          <table:table-cell office:value-type="float" office:value="0.3420537" calcext:value-type="float">
            <text:p>0.3420537</text:p>
          </table:table-cell>
          <table:table-cell office:value-type="float" office:value="0.08500723" calcext:value-type="float">
            <text:p>0.08500723</text:p>
          </table:table-cell>
          <table:table-cell office:value-type="float" office:value="0.03380825" calcext:value-type="float">
            <text:p>0.03380825</text:p>
          </table:table-cell>
          <table:table-cell office:value-type="float" office:value="0.03122024" calcext:value-type="float">
            <text:p>0.03122024</text:p>
          </table:table-cell>
          <table:table-cell office:value-type="float" office:value="0.01517747" calcext:value-type="float">
            <text:p>0.01517747</text:p>
          </table:table-cell>
          <table:table-cell office:value-type="float" office:value="0.01473511" calcext:value-type="float">
            <text:p>0.01473511</text:p>
          </table:table-cell>
          <table:table-cell office:value-type="float" office:value="0.02778481" calcext:value-type="float">
            <text:p>0.02778481</text:p>
          </table:table-cell>
          <table:table-cell office:value-type="float" office:value="0.0237499" calcext:value-type="float">
            <text:p>0.0237499</text:p>
          </table:table-cell>
          <table:table-cell office:value-type="float" office:value="0.02116998" calcext:value-type="float">
            <text:p>0.02116998</text:p>
          </table:table-cell>
          <table:table-cell office:value-type="float" office:value="0.02159322" calcext:value-type="float">
            <text:p>0.02159322</text:p>
          </table:table-cell>
          <table:table-cell office:value-type="float" office:value="0.02521309" calcext:value-type="float">
            <text:p>0.02521309</text:p>
          </table:table-cell>
          <table:table-cell office:value-type="float" office:value="0.005695455" calcext:value-type="float">
            <text:p>0.005695455</text:p>
          </table:table-cell>
          <table:table-cell office:value-type="float" office:value="0.003580752" calcext:value-type="float">
            <text:p>0.003580752</text:p>
          </table:table-cell>
          <table:table-cell office:value-type="float" office:value="0" calcext:value-type="float">
            <text:p>0</text:p>
          </table:table-cell>
          <table:table-cell office:value-type="float" office:value="8.365233" calcext:value-type="float">
            <text:p>8.365233</text:p>
          </table:table-cell>
          <table:table-cell office:value-type="float" office:value="9.423361" calcext:value-type="float">
            <text:p>9.423361</text:p>
          </table:table-cell>
          <table:table-cell office:value-type="float" office:value="10.32333" calcext:value-type="float">
            <text:p>10.32333</text:p>
          </table:table-cell>
          <table:table-cell office:value-type="float" office:value="6.726935" calcext:value-type="float">
            <text:p>6.726935</text:p>
          </table:table-cell>
          <table:table-cell office:value-type="float" office:value="8.204944" calcext:value-type="float">
            <text:p>8.204944</text:p>
          </table:table-cell>
          <table:table-cell office:value-type="float" office:value="3.621149" calcext:value-type="float">
            <text:p>3.621149</text:p>
          </table:table-cell>
          <table:table-cell office:value-type="float" office:value="0.7489781" calcext:value-type="float">
            <text:p>0.7489781</text:p>
          </table:table-cell>
          <table:table-cell office:value-type="float" office:value="0.3885735" calcext:value-type="float">
            <text:p>0.3885735</text:p>
          </table:table-cell>
          <table:table-cell office:value-type="float" office:value="0.5807001" calcext:value-type="float">
            <text:p>0.5807001</text:p>
          </table:table-cell>
          <table:table-cell office:value-type="float" office:value="0.2043808" calcext:value-type="float">
            <text:p>0.2043808</text:p>
          </table:table-cell>
          <table:table-cell office:value-type="float" office:value="0.0779756" calcext:value-type="float">
            <text:p>0.0779756</text:p>
          </table:table-cell>
          <table:table-cell office:value-type="float" office:value="0.0806268" calcext:value-type="float">
            <text:p>0.0806268</text:p>
          </table:table-cell>
          <table:table-cell office:value-type="float" office:value="0.3396818" calcext:value-type="float">
            <text:p>0.3396818</text:p>
          </table:table-cell>
          <table:table-cell office:value-type="float" office:value="0.3468001" calcext:value-type="float">
            <text:p>0.3468001</text:p>
          </table:table-cell>
          <table:table-cell office:value-type="float" office:value="0" calcext:value-type="float">
            <text:p>0</text:p>
          </table:table-cell>
          <table:table-cell office:value-type="float" office:value="352.1005" calcext:value-type="float">
            <text:p>352.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7591" calcext:value-type="float">
            <text:p>21.47591</text:p>
          </table:table-cell>
          <table:table-cell office:value-type="float" office:value="0" calcext:value-type="float">
            <text:p>0</text:p>
          </table:table-cell>
          <table:table-cell office:value-type="float" office:value="-0.9869657" calcext:value-type="float">
            <text:p>-0.986965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7" calcext:value-type="float">
            <text:p>26082007</text:p>
          </table:table-cell>
          <table:table-cell office:value-type="float" office:value="14.51666" calcext:value-type="float">
            <text:p>14.51666</text:p>
          </table:table-cell>
          <table:table-cell office:value-type="float" office:value="1099.884" calcext:value-type="float">
            <text:p>1099.884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97894" calcext:value-type="float">
            <text:p>-38.97894</text:p>
          </table:table-cell>
          <table:table-cell office:value-type="float" office:value="0.08747989" calcext:value-type="float">
            <text:p>0.08747989</text:p>
          </table:table-cell>
          <table:table-cell office:value-type="float" office:value="3.25565" calcext:value-type="float">
            <text:p>3.25565</text:p>
          </table:table-cell>
          <table:table-cell office:value-type="float" office:value="0.09307431" calcext:value-type="float">
            <text:p>0.09307431</text:p>
          </table:table-cell>
          <table:table-cell office:value-type="float" office:value="0.004159109" calcext:value-type="float">
            <text:p>0.004159109</text:p>
          </table:table-cell>
          <table:table-cell office:value-type="float" office:value="0.0756435" calcext:value-type="float">
            <text:p>0.0756435</text:p>
          </table:table-cell>
          <table:table-cell office:value-type="float" office:value="0.973096" calcext:value-type="float">
            <text:p>0.973096</text:p>
          </table:table-cell>
          <table:table-cell office:value-type="float" office:value="-0.3107679" calcext:value-type="float">
            <text:p>-0.3107679</text:p>
          </table:table-cell>
          <table:table-cell office:value-type="float" office:value="-0.01793316" calcext:value-type="float">
            <text:p>-0.01793316</text:p>
          </table:table-cell>
          <table:table-cell office:value-type="float" office:value="0.00007194093" calcext:value-type="float">
            <text:p>7.194093E-05</text:p>
          </table:table-cell>
          <table:table-cell office:value-type="float" office:value="14.90196" calcext:value-type="float">
            <text:p>14.90196</text:p>
          </table:table-cell>
          <table:table-cell office:value-type="float" office:value="0.6429908" calcext:value-type="float">
            <text:p>0.6429908</text:p>
          </table:table-cell>
          <table:table-cell office:value-type="float" office:value="0.2039184" calcext:value-type="float">
            <text:p>0.2039184</text:p>
          </table:table-cell>
          <table:table-cell office:value-type="float" office:value="0.08123931" calcext:value-type="float">
            <text:p>0.08123931</text:p>
          </table:table-cell>
          <table:table-cell office:value-type="float" office:value="0.03278679" calcext:value-type="float">
            <text:p>0.03278679</text:p>
          </table:table-cell>
          <table:table-cell office:value-type="float" office:value="0.03018247" calcext:value-type="float">
            <text:p>0.03018247</text:p>
          </table:table-cell>
          <table:table-cell office:value-type="float" office:value="0.01491215" calcext:value-type="float">
            <text:p>0.01491215</text:p>
          </table:table-cell>
          <table:table-cell office:value-type="float" office:value="0.01438408" calcext:value-type="float">
            <text:p>0.01438408</text:p>
          </table:table-cell>
          <table:table-cell office:value-type="float" office:value="0.02758994" calcext:value-type="float">
            <text:p>0.02758994</text:p>
          </table:table-cell>
          <table:table-cell office:value-type="float" office:value="0.02349459" calcext:value-type="float">
            <text:p>0.02349459</text:p>
          </table:table-cell>
          <table:table-cell office:value-type="float" office:value="0.02103162" calcext:value-type="float">
            <text:p>0.02103162</text:p>
          </table:table-cell>
          <table:table-cell office:value-type="float" office:value="0.02154033" calcext:value-type="float">
            <text:p>0.02154033</text:p>
          </table:table-cell>
          <table:table-cell office:value-type="float" office:value="0.02515017" calcext:value-type="float">
            <text:p>0.02515017</text:p>
          </table:table-cell>
          <table:table-cell office:value-type="float" office:value="0.005689031" calcext:value-type="float">
            <text:p>0.005689031</text:p>
          </table:table-cell>
          <table:table-cell office:value-type="float" office:value="0.003579239" calcext:value-type="float">
            <text:p>0.003579239</text:p>
          </table:table-cell>
          <table:table-cell office:value-type="float" office:value="0" calcext:value-type="float">
            <text:p>0</text:p>
          </table:table-cell>
          <table:table-cell office:value-type="float" office:value="9.510316" calcext:value-type="float">
            <text:p>9.510316</text:p>
          </table:table-cell>
          <table:table-cell office:value-type="float" office:value="9.759674" calcext:value-type="float">
            <text:p>9.759674</text:p>
          </table:table-cell>
          <table:table-cell office:value-type="float" office:value="10.94333" calcext:value-type="float">
            <text:p>10.94333</text:p>
          </table:table-cell>
          <table:table-cell office:value-type="float" office:value="7.007086" calcext:value-type="float">
            <text:p>7.007086</text:p>
          </table:table-cell>
          <table:table-cell office:value-type="float" office:value="8.400392" calcext:value-type="float">
            <text:p>8.400392</text:p>
          </table:table-cell>
          <table:table-cell office:value-type="float" office:value="3.611855" calcext:value-type="float">
            <text:p>3.611855</text:p>
          </table:table-cell>
          <table:table-cell office:value-type="float" office:value="0.7705652" calcext:value-type="float">
            <text:p>0.7705652</text:p>
          </table:table-cell>
          <table:table-cell office:value-type="float" office:value="0.4040348" calcext:value-type="float">
            <text:p>0.4040348</text:p>
          </table:table-cell>
          <table:table-cell office:value-type="float" office:value="0.5910482" calcext:value-type="float">
            <text:p>0.5910482</text:p>
          </table:table-cell>
          <table:table-cell office:value-type="float" office:value="0.2099802" calcext:value-type="float">
            <text:p>0.2099802</text:p>
          </table:table-cell>
          <table:table-cell office:value-type="float" office:value="0.08074638" calcext:value-type="float">
            <text:p>0.08074638</text:p>
          </table:table-cell>
          <table:table-cell office:value-type="float" office:value="0.08347873" calcext:value-type="float">
            <text:p>0.08347873</text:p>
          </table:table-cell>
          <table:table-cell office:value-type="float" office:value="0.3397919" calcext:value-type="float">
            <text:p>0.3397919</text:p>
          </table:table-cell>
          <table:table-cell office:value-type="float" office:value="0.3468075" calcext:value-type="float">
            <text:p>0.3468075</text:p>
          </table:table-cell>
          <table:table-cell office:value-type="float" office:value="0" calcext:value-type="float">
            <text:p>0</text:p>
          </table:table-cell>
          <table:table-cell office:value-type="float" office:value="440.8049" calcext:value-type="float">
            <text:p>440.8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6268" calcext:value-type="float">
            <text:p>21.56268</text:p>
          </table:table-cell>
          <table:table-cell office:value-type="float" office:value="0" calcext:value-type="float">
            <text:p>0</text:p>
          </table:table-cell>
          <table:table-cell office:value-type="float" office:value="-0.9876271" calcext:value-type="float">
            <text:p>-0.987627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7" calcext:value-type="float">
            <text:p>27082007</text:p>
          </table:table-cell>
          <table:table-cell office:value-type="float" office:value="14.48017" calcext:value-type="float">
            <text:p>14.48017</text:p>
          </table:table-cell>
          <table:table-cell office:value-type="float" office:value="1099.843" calcext:value-type="float">
            <text:p>1099.843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95842" calcext:value-type="float">
            <text:p>-38.95842</text:p>
          </table:table-cell>
          <table:table-cell office:value-type="float" office:value="0.08368333" calcext:value-type="float">
            <text:p>0.08368333</text:p>
          </table:table-cell>
          <table:table-cell office:value-type="float" office:value="3.348637" calcext:value-type="float">
            <text:p>3.348637</text:p>
          </table:table-cell>
          <table:table-cell office:value-type="float" office:value="0.09307431" calcext:value-type="float">
            <text:p>0.09307431</text:p>
          </table:table-cell>
          <table:table-cell office:value-type="float" office:value="0.004159109" calcext:value-type="float">
            <text:p>0.004159109</text:p>
          </table:table-cell>
          <table:table-cell office:value-type="float" office:value="0.0756435" calcext:value-type="float">
            <text:p>0.0756435</text:p>
          </table:table-cell>
          <table:table-cell office:value-type="float" office:value="0.9730101" calcext:value-type="float">
            <text:p>0.9730101</text:p>
          </table:table-cell>
          <table:table-cell office:value-type="float" office:value="-0.3108359" calcext:value-type="float">
            <text:p>-0.3108359</text:p>
          </table:table-cell>
          <table:table-cell office:value-type="float" office:value="-0.01791319" calcext:value-type="float">
            <text:p>-0.01791319</text:p>
          </table:table-cell>
          <table:table-cell office:value-type="float" office:value="0.00007194093" calcext:value-type="float">
            <text:p>7.194093E-05</text:p>
          </table:table-cell>
          <table:table-cell office:value-type="float" office:value="14.87582" calcext:value-type="float">
            <text:p>14.87582</text:p>
          </table:table-cell>
          <table:table-cell office:value-type="float" office:value="0.5466263" calcext:value-type="float">
            <text:p>0.5466263</text:p>
          </table:table-cell>
          <table:table-cell office:value-type="float" office:value="0.1433928" calcext:value-type="float">
            <text:p>0.1433928</text:p>
          </table:table-cell>
          <table:table-cell office:value-type="float" office:value="0.07926901" calcext:value-type="float">
            <text:p>0.07926901</text:p>
          </table:table-cell>
          <table:table-cell office:value-type="float" office:value="0.03223752" calcext:value-type="float">
            <text:p>0.03223752</text:p>
          </table:table-cell>
          <table:table-cell office:value-type="float" office:value="0.02955535" calcext:value-type="float">
            <text:p>0.02955535</text:p>
          </table:table-cell>
          <table:table-cell office:value-type="float" office:value="0.01476803" calcext:value-type="float">
            <text:p>0.01476803</text:p>
          </table:table-cell>
          <table:table-cell office:value-type="float" office:value="0.01413648" calcext:value-type="float">
            <text:p>0.01413648</text:p>
          </table:table-cell>
          <table:table-cell office:value-type="float" office:value="0.02740486" calcext:value-type="float">
            <text:p>0.02740486</text:p>
          </table:table-cell>
          <table:table-cell office:value-type="float" office:value="0.02327159" calcext:value-type="float">
            <text:p>0.02327159</text:p>
          </table:table-cell>
          <table:table-cell office:value-type="float" office:value="0.02090716" calcext:value-type="float">
            <text:p>0.02090716</text:p>
          </table:table-cell>
          <table:table-cell office:value-type="float" office:value="0.0214878" calcext:value-type="float">
            <text:p>0.0214878</text:p>
          </table:table-cell>
          <table:table-cell office:value-type="float" office:value="0.02508659" calcext:value-type="float">
            <text:p>0.02508659</text:p>
          </table:table-cell>
          <table:table-cell office:value-type="float" office:value="0.005682565" calcext:value-type="float">
            <text:p>0.005682565</text:p>
          </table:table-cell>
          <table:table-cell office:value-type="float" office:value="0.003577729" calcext:value-type="float">
            <text:p>0.003577729</text:p>
          </table:table-cell>
          <table:table-cell office:value-type="float" office:value="0" calcext:value-type="float">
            <text:p>0</text:p>
          </table:table-cell>
          <table:table-cell office:value-type="float" office:value="9.21095" calcext:value-type="float">
            <text:p>9.21095</text:p>
          </table:table-cell>
          <table:table-cell office:value-type="float" office:value="10.34139" calcext:value-type="float">
            <text:p>10.34139</text:p>
          </table:table-cell>
          <table:table-cell office:value-type="float" office:value="11.59588" calcext:value-type="float">
            <text:p>11.59588</text:p>
          </table:table-cell>
          <table:table-cell office:value-type="float" office:value="7.296721" calcext:value-type="float">
            <text:p>7.296721</text:p>
          </table:table-cell>
          <table:table-cell office:value-type="float" office:value="8.616665" calcext:value-type="float">
            <text:p>8.616665</text:p>
          </table:table-cell>
          <table:table-cell office:value-type="float" office:value="3.601763" calcext:value-type="float">
            <text:p>3.601763</text:p>
          </table:table-cell>
          <table:table-cell office:value-type="float" office:value="0.7949434" calcext:value-type="float">
            <text:p>0.7949434</text:p>
          </table:table-cell>
          <table:table-cell office:value-type="float" office:value="0.4190083" calcext:value-type="float">
            <text:p>0.4190083</text:p>
          </table:table-cell>
          <table:table-cell office:value-type="float" office:value="0.6010332" calcext:value-type="float">
            <text:p>0.6010332</text:p>
          </table:table-cell>
          <table:table-cell office:value-type="float" office:value="0.2155521" calcext:value-type="float">
            <text:p>0.2155521</text:p>
          </table:table-cell>
          <table:table-cell office:value-type="float" office:value="0.0835051" calcext:value-type="float">
            <text:p>0.0835051</text:p>
          </table:table-cell>
          <table:table-cell office:value-type="float" office:value="0.08634103" calcext:value-type="float">
            <text:p>0.08634103</text:p>
          </table:table-cell>
          <table:table-cell office:value-type="float" office:value="0.33987" calcext:value-type="float">
            <text:p>0.33987</text:p>
          </table:table-cell>
          <table:table-cell office:value-type="float" office:value="0.3468148" calcext:value-type="float">
            <text:p>0.3468148</text:p>
          </table:table-cell>
          <table:table-cell office:value-type="float" office:value="0" calcext:value-type="float">
            <text:p>0</text:p>
          </table:table-cell>
          <table:table-cell office:value-type="float" office:value="518.1644" calcext:value-type="float">
            <text:p>518.1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5215" calcext:value-type="float">
            <text:p>21.65215</text:p>
          </table:table-cell>
          <table:table-cell office:value-type="float" office:value="0" calcext:value-type="float">
            <text:p>0</text:p>
          </table:table-cell>
          <table:table-cell office:value-type="float" office:value="-0.9876647" calcext:value-type="float">
            <text:p>-0.98766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7" calcext:value-type="float">
            <text:p>28082007</text:p>
          </table:table-cell>
          <table:table-cell office:value-type="float" office:value="14.44418" calcext:value-type="float">
            <text:p>14.44418</text:p>
          </table:table-cell>
          <table:table-cell office:value-type="float" office:value="1099.8" calcext:value-type="float">
            <text:p>1099.8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93791" calcext:value-type="float">
            <text:p>-38.93791</text:p>
          </table:table-cell>
          <table:table-cell office:value-type="float" office:value="0.08521378" calcext:value-type="float">
            <text:p>0.08521378</text:p>
          </table:table-cell>
          <table:table-cell office:value-type="float" office:value="3.437132" calcext:value-type="float">
            <text:p>3.437132</text:p>
          </table:table-cell>
          <table:table-cell office:value-type="float" office:value="0.09307431" calcext:value-type="float">
            <text:p>0.09307431</text:p>
          </table:table-cell>
          <table:table-cell office:value-type="float" office:value="0.004159109" calcext:value-type="float">
            <text:p>0.004159109</text:p>
          </table:table-cell>
          <table:table-cell office:value-type="float" office:value="0.0756435" calcext:value-type="float">
            <text:p>0.0756435</text:p>
          </table:table-cell>
          <table:table-cell office:value-type="float" office:value="0.9729305" calcext:value-type="float">
            <text:p>0.9729305</text:p>
          </table:table-cell>
          <table:table-cell office:value-type="float" office:value="-0.310889" calcext:value-type="float">
            <text:p>-0.310889</text:p>
          </table:table-cell>
          <table:table-cell office:value-type="float" office:value="-0.0178885" calcext:value-type="float">
            <text:p>-0.0178885</text:p>
          </table:table-cell>
          <table:table-cell office:value-type="float" office:value="0.00007194093" calcext:value-type="float">
            <text:p>7.194093E-05</text:p>
          </table:table-cell>
          <table:table-cell office:value-type="float" office:value="14.83418" calcext:value-type="float">
            <text:p>14.83418</text:p>
          </table:table-cell>
          <table:table-cell office:value-type="float" office:value="0.8249009" calcext:value-type="float">
            <text:p>0.8249009</text:p>
          </table:table-cell>
          <table:table-cell office:value-type="float" office:value="0.1172063" calcext:value-type="float">
            <text:p>0.1172063</text:p>
          </table:table-cell>
          <table:table-cell office:value-type="float" office:value="0.07962081" calcext:value-type="float">
            <text:p>0.07962081</text:p>
          </table:table-cell>
          <table:table-cell office:value-type="float" office:value="0.03209329" calcext:value-type="float">
            <text:p>0.03209329</text:p>
          </table:table-cell>
          <table:table-cell office:value-type="float" office:value="0.02922217" calcext:value-type="float">
            <text:p>0.02922217</text:p>
          </table:table-cell>
          <table:table-cell office:value-type="float" office:value="0.01466157" calcext:value-type="float">
            <text:p>0.01466157</text:p>
          </table:table-cell>
          <table:table-cell office:value-type="float" office:value="0.01392909" calcext:value-type="float">
            <text:p>0.01392909</text:p>
          </table:table-cell>
          <table:table-cell office:value-type="float" office:value="0.02722964" calcext:value-type="float">
            <text:p>0.02722964</text:p>
          </table:table-cell>
          <table:table-cell office:value-type="float" office:value="0.02307327" calcext:value-type="float">
            <text:p>0.02307327</text:p>
          </table:table-cell>
          <table:table-cell office:value-type="float" office:value="0.02079439" calcext:value-type="float">
            <text:p>0.02079439</text:p>
          </table:table-cell>
          <table:table-cell office:value-type="float" office:value="0.02143546" calcext:value-type="float">
            <text:p>0.02143546</text:p>
          </table:table-cell>
          <table:table-cell office:value-type="float" office:value="0.02502224" calcext:value-type="float">
            <text:p>0.02502224</text:p>
          </table:table-cell>
          <table:table-cell office:value-type="float" office:value="0.005676086" calcext:value-type="float">
            <text:p>0.005676086</text:p>
          </table:table-cell>
          <table:table-cell office:value-type="float" office:value="0.003576223" calcext:value-type="float">
            <text:p>0.003576223</text:p>
          </table:table-cell>
          <table:table-cell office:value-type="float" office:value="0" calcext:value-type="float">
            <text:p>0</text:p>
          </table:table-cell>
          <table:table-cell office:value-type="float" office:value="8.869812" calcext:value-type="float">
            <text:p>8.869812</text:p>
          </table:table-cell>
          <table:table-cell office:value-type="float" office:value="10.85373" calcext:value-type="float">
            <text:p>10.85373</text:p>
          </table:table-cell>
          <table:table-cell office:value-type="float" office:value="12.22032" calcext:value-type="float">
            <text:p>12.22032</text:p>
          </table:table-cell>
          <table:table-cell office:value-type="float" office:value="7.569759" calcext:value-type="float">
            <text:p>7.569759</text:p>
          </table:table-cell>
          <table:table-cell office:value-type="float" office:value="8.834236" calcext:value-type="float">
            <text:p>8.834236</text:p>
          </table:table-cell>
          <table:table-cell office:value-type="float" office:value="3.59884" calcext:value-type="float">
            <text:p>3.59884</text:p>
          </table:table-cell>
          <table:table-cell office:value-type="float" office:value="0.8210219" calcext:value-type="float">
            <text:p>0.8210219</text:p>
          </table:table-cell>
          <table:table-cell office:value-type="float" office:value="0.434234" calcext:value-type="float">
            <text:p>0.434234</text:p>
          </table:table-cell>
          <table:table-cell office:value-type="float" office:value="0.6105752" calcext:value-type="float">
            <text:p>0.6105752</text:p>
          </table:table-cell>
          <table:table-cell office:value-type="float" office:value="0.2210416" calcext:value-type="float">
            <text:p>0.2210416</text:p>
          </table:table-cell>
          <table:table-cell office:value-type="float" office:value="0.08624862" calcext:value-type="float">
            <text:p>0.08624862</text:p>
          </table:table-cell>
          <table:table-cell office:value-type="float" office:value="0.08922093" calcext:value-type="float">
            <text:p>0.08922093</text:p>
          </table:table-cell>
          <table:table-cell office:value-type="float" office:value="0.3399105" calcext:value-type="float">
            <text:p>0.3399105</text:p>
          </table:table-cell>
          <table:table-cell office:value-type="float" office:value="0.3468221" calcext:value-type="float">
            <text:p>0.3468221</text:p>
          </table:table-cell>
          <table:table-cell office:value-type="float" office:value="0" calcext:value-type="float">
            <text:p>0</text:p>
          </table:table-cell>
          <table:table-cell office:value-type="float" office:value="585.24" calcext:value-type="float">
            <text:p>585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424" calcext:value-type="float">
            <text:p>21.7424</text:p>
          </table:table-cell>
          <table:table-cell office:value-type="float" office:value="0" calcext:value-type="float">
            <text:p>0</text:p>
          </table:table-cell>
          <table:table-cell office:value-type="float" office:value="-0.9876974" calcext:value-type="float">
            <text:p>-0.987697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7" calcext:value-type="float">
            <text:p>29082007</text:p>
          </table:table-cell>
          <table:table-cell office:value-type="float" office:value="14.40357" calcext:value-type="float">
            <text:p>14.40357</text:p>
          </table:table-cell>
          <table:table-cell office:value-type="float" office:value="1099.754" calcext:value-type="float">
            <text:p>1099.754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91268" calcext:value-type="float">
            <text:p>-38.91268</text:p>
          </table:table-cell>
          <table:table-cell office:value-type="float" office:value="0.09000054" calcext:value-type="float">
            <text:p>0.09000054</text:p>
          </table:table-cell>
          <table:table-cell office:value-type="float" office:value="3.535983" calcext:value-type="float">
            <text:p>3.535983</text:p>
          </table:table-cell>
          <table:table-cell office:value-type="float" office:value="0.09307431" calcext:value-type="float">
            <text:p>0.09307431</text:p>
          </table:table-cell>
          <table:table-cell office:value-type="float" office:value="0.004159109" calcext:value-type="float">
            <text:p>0.004159109</text:p>
          </table:table-cell>
          <table:table-cell office:value-type="float" office:value="0.0756435" calcext:value-type="float">
            <text:p>0.0756435</text:p>
          </table:table-cell>
          <table:table-cell office:value-type="float" office:value="0.9728561" calcext:value-type="float">
            <text:p>0.9728561</text:p>
          </table:table-cell>
          <table:table-cell office:value-type="float" office:value="-0.3110782" calcext:value-type="float">
            <text:p>-0.3110782</text:p>
          </table:table-cell>
          <table:table-cell office:value-type="float" office:value="-0.01786309" calcext:value-type="float">
            <text:p>-0.01786309</text:p>
          </table:table-cell>
          <table:table-cell office:value-type="float" office:value="0.00007194093" calcext:value-type="float">
            <text:p>7.194093E-05</text:p>
          </table:table-cell>
          <table:table-cell office:value-type="float" office:value="14.76661" calcext:value-type="float">
            <text:p>14.76661</text:p>
          </table:table-cell>
          <table:table-cell office:value-type="float" office:value="1.324445" calcext:value-type="float">
            <text:p>1.324445</text:p>
          </table:table-cell>
          <table:table-cell office:value-type="float" office:value="0.1092088" calcext:value-type="float">
            <text:p>0.1092088</text:p>
          </table:table-cell>
          <table:table-cell office:value-type="float" office:value="0.08541803" calcext:value-type="float">
            <text:p>0.08541803</text:p>
          </table:table-cell>
          <table:table-cell office:value-type="float" office:value="0.03222125" calcext:value-type="float">
            <text:p>0.03222125</text:p>
          </table:table-cell>
          <table:table-cell office:value-type="float" office:value="0.02930002" calcext:value-type="float">
            <text:p>0.02930002</text:p>
          </table:table-cell>
          <table:table-cell office:value-type="float" office:value="0.01452086" calcext:value-type="float">
            <text:p>0.01452086</text:p>
          </table:table-cell>
          <table:table-cell office:value-type="float" office:value="0.0136779" calcext:value-type="float">
            <text:p>0.0136779</text:p>
          </table:table-cell>
          <table:table-cell office:value-type="float" office:value="0.02705572" calcext:value-type="float">
            <text:p>0.02705572</text:p>
          </table:table-cell>
          <table:table-cell office:value-type="float" office:value="0.02289327" calcext:value-type="float">
            <text:p>0.02289327</text:p>
          </table:table-cell>
          <table:table-cell office:value-type="float" office:value="0.02069129" calcext:value-type="float">
            <text:p>0.02069129</text:p>
          </table:table-cell>
          <table:table-cell office:value-type="float" office:value="0.02138301" calcext:value-type="float">
            <text:p>0.02138301</text:p>
          </table:table-cell>
          <table:table-cell office:value-type="float" office:value="0.02495709" calcext:value-type="float">
            <text:p>0.02495709</text:p>
          </table:table-cell>
          <table:table-cell office:value-type="float" office:value="0.005669586" calcext:value-type="float">
            <text:p>0.005669586</text:p>
          </table:table-cell>
          <table:table-cell office:value-type="float" office:value="0.003574713" calcext:value-type="float">
            <text:p>0.003574713</text:p>
          </table:table-cell>
          <table:table-cell office:value-type="float" office:value="0" calcext:value-type="float">
            <text:p>0</text:p>
          </table:table-cell>
          <table:table-cell office:value-type="float" office:value="8.823133" calcext:value-type="float">
            <text:p>8.823133</text:p>
          </table:table-cell>
          <table:table-cell office:value-type="float" office:value="11.53221" calcext:value-type="float">
            <text:p>11.53221</text:p>
          </table:table-cell>
          <table:table-cell office:value-type="float" office:value="12.81943" calcext:value-type="float">
            <text:p>12.81943</text:p>
          </table:table-cell>
          <table:table-cell office:value-type="float" office:value="7.840756" calcext:value-type="float">
            <text:p>7.840756</text:p>
          </table:table-cell>
          <table:table-cell office:value-type="float" office:value="9.057038" calcext:value-type="float">
            <text:p>9.057038</text:p>
          </table:table-cell>
          <table:table-cell office:value-type="float" office:value="3.608856" calcext:value-type="float">
            <text:p>3.608856</text:p>
          </table:table-cell>
          <table:table-cell office:value-type="float" office:value="0.8486595" calcext:value-type="float">
            <text:p>0.8486595</text:p>
          </table:table-cell>
          <table:table-cell office:value-type="float" office:value="0.4499219" calcext:value-type="float">
            <text:p>0.4499219</text:p>
          </table:table-cell>
          <table:table-cell office:value-type="float" office:value="0.6196955" calcext:value-type="float">
            <text:p>0.6196955</text:p>
          </table:table-cell>
          <table:table-cell office:value-type="float" office:value="0.2264389" calcext:value-type="float">
            <text:p>0.2264389</text:p>
          </table:table-cell>
          <table:table-cell office:value-type="float" office:value="0.08896448" calcext:value-type="float">
            <text:p>0.08896448</text:p>
          </table:table-cell>
          <table:table-cell office:value-type="float" office:value="0.09212292" calcext:value-type="float">
            <text:p>0.09212292</text:p>
          </table:table-cell>
          <table:table-cell office:value-type="float" office:value="0.3399087" calcext:value-type="float">
            <text:p>0.3399087</text:p>
          </table:table-cell>
          <table:table-cell office:value-type="float" office:value="0.3468294" calcext:value-type="float">
            <text:p>0.3468294</text:p>
          </table:table-cell>
          <table:table-cell office:value-type="float" office:value="0" calcext:value-type="float">
            <text:p>0</text:p>
          </table:table-cell>
          <table:table-cell office:value-type="float" office:value="550.4377" calcext:value-type="float">
            <text:p>550.4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465" calcext:value-type="float">
            <text:p>21.8465</text:p>
          </table:table-cell>
          <table:table-cell office:value-type="float" office:value="0" calcext:value-type="float">
            <text:p>0</text:p>
          </table:table-cell>
          <table:table-cell office:value-type="float" office:value="-0.9877439" calcext:value-type="float">
            <text:p>-0.987743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7" calcext:value-type="float">
            <text:p>30082007</text:p>
          </table:table-cell>
          <table:table-cell office:value-type="float" office:value="14.36943" calcext:value-type="float">
            <text:p>14.36943</text:p>
          </table:table-cell>
          <table:table-cell office:value-type="float" office:value="1099.711" calcext:value-type="float">
            <text:p>1099.711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89074" calcext:value-type="float">
            <text:p>-38.89074</text:p>
          </table:table-cell>
          <table:table-cell office:value-type="float" office:value="0.08123371" calcext:value-type="float">
            <text:p>0.08123371</text:p>
          </table:table-cell>
          <table:table-cell office:value-type="float" office:value="3.638742" calcext:value-type="float">
            <text:p>3.638742</text:p>
          </table:table-cell>
          <table:table-cell office:value-type="float" office:value="0.09307431" calcext:value-type="float">
            <text:p>0.09307431</text:p>
          </table:table-cell>
          <table:table-cell office:value-type="float" office:value="0.004159109" calcext:value-type="float">
            <text:p>0.004159109</text:p>
          </table:table-cell>
          <table:table-cell office:value-type="float" office:value="0.0756435" calcext:value-type="float">
            <text:p>0.0756435</text:p>
          </table:table-cell>
          <table:table-cell office:value-type="float" office:value="0.9727817" calcext:value-type="float">
            <text:p>0.9727817</text:p>
          </table:table-cell>
          <table:table-cell office:value-type="float" office:value="-0.3111668" calcext:value-type="float">
            <text:p>-0.3111668</text:p>
          </table:table-cell>
          <table:table-cell office:value-type="float" office:value="-0.01785072" calcext:value-type="float">
            <text:p>-0.01785072</text:p>
          </table:table-cell>
          <table:table-cell office:value-type="float" office:value="0.00007194132" calcext:value-type="float">
            <text:p>7.194132E-05</text:p>
          </table:table-cell>
          <table:table-cell office:value-type="float" office:value="14.7248" calcext:value-type="float">
            <text:p>14.7248</text:p>
          </table:table-cell>
          <table:table-cell office:value-type="float" office:value="0.5959981" calcext:value-type="float">
            <text:p>0.5959981</text:p>
          </table:table-cell>
          <table:table-cell office:value-type="float" office:value="0.09149364" calcext:value-type="float">
            <text:p>0.09149364</text:p>
          </table:table-cell>
          <table:table-cell office:value-type="float" office:value="0.07885377" calcext:value-type="float">
            <text:p>0.07885377</text:p>
          </table:table-cell>
          <table:table-cell office:value-type="float" office:value="0.03158889" calcext:value-type="float">
            <text:p>0.03158889</text:p>
          </table:table-cell>
          <table:table-cell office:value-type="float" office:value="0.02871545" calcext:value-type="float">
            <text:p>0.02871545</text:p>
          </table:table-cell>
          <table:table-cell office:value-type="float" office:value="0.01425471" calcext:value-type="float">
            <text:p>0.01425471</text:p>
          </table:table-cell>
          <table:table-cell office:value-type="float" office:value="0.01338458" calcext:value-type="float">
            <text:p>0.01338458</text:p>
          </table:table-cell>
          <table:table-cell office:value-type="float" office:value="0.02688237" calcext:value-type="float">
            <text:p>0.02688237</text:p>
          </table:table-cell>
          <table:table-cell office:value-type="float" office:value="0.02272904" calcext:value-type="float">
            <text:p>0.02272904</text:p>
          </table:table-cell>
          <table:table-cell office:value-type="float" office:value="0.02059718" calcext:value-type="float">
            <text:p>0.02059718</text:p>
          </table:table-cell>
          <table:table-cell office:value-type="float" office:value="0.02133092" calcext:value-type="float">
            <text:p>0.02133092</text:p>
          </table:table-cell>
          <table:table-cell office:value-type="float" office:value="0.02489155" calcext:value-type="float">
            <text:p>0.02489155</text:p>
          </table:table-cell>
          <table:table-cell office:value-type="float" office:value="0.005663069" calcext:value-type="float">
            <text:p>0.005663069</text:p>
          </table:table-cell>
          <table:table-cell office:value-type="float" office:value="0.003573213" calcext:value-type="float">
            <text:p>0.003573213</text:p>
          </table:table-cell>
          <table:table-cell office:value-type="float" office:value="0" calcext:value-type="float">
            <text:p>0</text:p>
          </table:table-cell>
          <table:table-cell office:value-type="float" office:value="9.59498" calcext:value-type="float">
            <text:p>9.59498</text:p>
          </table:table-cell>
          <table:table-cell office:value-type="float" office:value="12.17199" calcext:value-type="float">
            <text:p>12.17199</text:p>
          </table:table-cell>
          <table:table-cell office:value-type="float" office:value="13.36853" calcext:value-type="float">
            <text:p>13.36853</text:p>
          </table:table-cell>
          <table:table-cell office:value-type="float" office:value="8.091063" calcext:value-type="float">
            <text:p>8.091063</text:p>
          </table:table-cell>
          <table:table-cell office:value-type="float" office:value="9.266634" calcext:value-type="float">
            <text:p>9.266634</text:p>
          </table:table-cell>
          <table:table-cell office:value-type="float" office:value="3.628231" calcext:value-type="float">
            <text:p>3.628231</text:p>
          </table:table-cell>
          <table:table-cell office:value-type="float" office:value="0.87762" calcext:value-type="float">
            <text:p>0.87762</text:p>
          </table:table-cell>
          <table:table-cell office:value-type="float" office:value="0.4660853" calcext:value-type="float">
            <text:p>0.4660853</text:p>
          </table:table-cell>
          <table:table-cell office:value-type="float" office:value="0.6286278" calcext:value-type="float">
            <text:p>0.6286278</text:p>
          </table:table-cell>
          <table:table-cell office:value-type="float" office:value="0.2318075" calcext:value-type="float">
            <text:p>0.2318075</text:p>
          </table:table-cell>
          <table:table-cell office:value-type="float" office:value="0.09165286" calcext:value-type="float">
            <text:p>0.09165286</text:p>
          </table:table-cell>
          <table:table-cell office:value-type="float" office:value="0.0950368" calcext:value-type="float">
            <text:p>0.0950368</text:p>
          </table:table-cell>
          <table:table-cell office:value-type="float" office:value="0.3398759" calcext:value-type="float">
            <text:p>0.3398759</text:p>
          </table:table-cell>
          <table:table-cell office:value-type="float" office:value="0.3468367" calcext:value-type="float">
            <text:p>0.3468367</text:p>
          </table:table-cell>
          <table:table-cell office:value-type="float" office:value="0" calcext:value-type="float">
            <text:p>0</text:p>
          </table:table-cell>
          <table:table-cell office:value-type="float" office:value="567.2204" calcext:value-type="float">
            <text:p>567.2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3733" calcext:value-type="float">
            <text:p>21.93733</text:p>
          </table:table-cell>
          <table:table-cell office:value-type="float" office:value="0" calcext:value-type="float">
            <text:p>0</text:p>
          </table:table-cell>
          <table:table-cell office:value-type="float" office:value="-0.9877949" calcext:value-type="float">
            <text:p>-0.987794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7" calcext:value-type="float">
            <text:p>31082007</text:p>
          </table:table-cell>
          <table:table-cell office:value-type="float" office:value="14.34414" calcext:value-type="float">
            <text:p>14.34414</text:p>
          </table:table-cell>
          <table:table-cell office:value-type="float" office:value="1099.669" calcext:value-type="float">
            <text:p>1099.669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86567" calcext:value-type="float">
            <text:p>-38.86567</text:p>
          </table:table-cell>
          <table:table-cell office:value-type="float" office:value="0.0799079" calcext:value-type="float">
            <text:p>0.0799079</text:p>
          </table:table-cell>
          <table:table-cell office:value-type="float" office:value="3.722886" calcext:value-type="float">
            <text:p>3.722886</text:p>
          </table:table-cell>
          <table:table-cell office:value-type="float" office:value="0.09307431" calcext:value-type="float">
            <text:p>0.09307431</text:p>
          </table:table-cell>
          <table:table-cell office:value-type="float" office:value="0.004159109" calcext:value-type="float">
            <text:p>0.004159109</text:p>
          </table:table-cell>
          <table:table-cell office:value-type="float" office:value="0.0756435" calcext:value-type="float">
            <text:p>0.0756435</text:p>
          </table:table-cell>
          <table:table-cell office:value-type="float" office:value="0.9727073" calcext:value-type="float">
            <text:p>0.9727073</text:p>
          </table:table-cell>
          <table:table-cell office:value-type="float" office:value="-0.3112894" calcext:value-type="float">
            <text:p>-0.3112894</text:p>
          </table:table-cell>
          <table:table-cell office:value-type="float" office:value="-0.01782603" calcext:value-type="float">
            <text:p>-0.01782603</text:p>
          </table:table-cell>
          <table:table-cell office:value-type="float" office:value="0.00007194132" calcext:value-type="float">
            <text:p>7.194132E-05</text:p>
          </table:table-cell>
          <table:table-cell office:value-type="float" office:value="14.67846" calcext:value-type="float">
            <text:p>14.67846</text:p>
          </table:table-cell>
          <table:table-cell office:value-type="float" office:value="0.5408928" calcext:value-type="float">
            <text:p>0.5408928</text:p>
          </table:table-cell>
          <table:table-cell office:value-type="float" office:value="0.08294034" calcext:value-type="float">
            <text:p>0.08294034</text:p>
          </table:table-cell>
          <table:table-cell office:value-type="float" office:value="0.0754936" calcext:value-type="float">
            <text:p>0.0754936</text:p>
          </table:table-cell>
          <table:table-cell office:value-type="float" office:value="0.03180565" calcext:value-type="float">
            <text:p>0.03180565</text:p>
          </table:table-cell>
          <table:table-cell office:value-type="float" office:value="0.02884805" calcext:value-type="float">
            <text:p>0.02884805</text:p>
          </table:table-cell>
          <table:table-cell office:value-type="float" office:value="0.0141979" calcext:value-type="float">
            <text:p>0.0141979</text:p>
          </table:table-cell>
          <table:table-cell office:value-type="float" office:value="0.01328423" calcext:value-type="float">
            <text:p>0.01328423</text:p>
          </table:table-cell>
          <table:table-cell office:value-type="float" office:value="0.02673268" calcext:value-type="float">
            <text:p>0.02673268</text:p>
          </table:table-cell>
          <table:table-cell office:value-type="float" office:value="0.02257867" calcext:value-type="float">
            <text:p>0.02257867</text:p>
          </table:table-cell>
          <table:table-cell office:value-type="float" office:value="0.02051054" calcext:value-type="float">
            <text:p>0.02051054</text:p>
          </table:table-cell>
          <table:table-cell office:value-type="float" office:value="0.02127927" calcext:value-type="float">
            <text:p>0.02127927</text:p>
          </table:table-cell>
          <table:table-cell office:value-type="float" office:value="0.02482584" calcext:value-type="float">
            <text:p>0.02482584</text:p>
          </table:table-cell>
          <table:table-cell office:value-type="float" office:value="0.005656559" calcext:value-type="float">
            <text:p>0.005656559</text:p>
          </table:table-cell>
          <table:table-cell office:value-type="float" office:value="0.003571713" calcext:value-type="float">
            <text:p>0.003571713</text:p>
          </table:table-cell>
          <table:table-cell office:value-type="float" office:value="0" calcext:value-type="float">
            <text:p>0</text:p>
          </table:table-cell>
          <table:table-cell office:value-type="float" office:value="9.915814" calcext:value-type="float">
            <text:p>9.915814</text:p>
          </table:table-cell>
          <table:table-cell office:value-type="float" office:value="12.64195" calcext:value-type="float">
            <text:p>12.64195</text:p>
          </table:table-cell>
          <table:table-cell office:value-type="float" office:value="13.82731" calcext:value-type="float">
            <text:p>13.82731</text:p>
          </table:table-cell>
          <table:table-cell office:value-type="float" office:value="8.32022" calcext:value-type="float">
            <text:p>8.32022</text:p>
          </table:table-cell>
          <table:table-cell office:value-type="float" office:value="9.444569" calcext:value-type="float">
            <text:p>9.444569</text:p>
          </table:table-cell>
          <table:table-cell office:value-type="float" office:value="3.646186" calcext:value-type="float">
            <text:p>3.646186</text:p>
          </table:table-cell>
          <table:table-cell office:value-type="float" office:value="0.9052903" calcext:value-type="float">
            <text:p>0.9052903</text:p>
          </table:table-cell>
          <table:table-cell office:value-type="float" office:value="0.4823886" calcext:value-type="float">
            <text:p>0.4823886</text:p>
          </table:table-cell>
          <table:table-cell office:value-type="float" office:value="0.637374" calcext:value-type="float">
            <text:p>0.637374</text:p>
          </table:table-cell>
          <table:table-cell office:value-type="float" office:value="0.2371552" calcext:value-type="float">
            <text:p>0.2371552</text:p>
          </table:table-cell>
          <table:table-cell office:value-type="float" office:value="0.09432176" calcext:value-type="float">
            <text:p>0.09432176</text:p>
          </table:table-cell>
          <table:table-cell office:value-type="float" office:value="0.09795119" calcext:value-type="float">
            <text:p>0.09795119</text:p>
          </table:table-cell>
          <table:table-cell office:value-type="float" office:value="0.339825" calcext:value-type="float">
            <text:p>0.339825</text:p>
          </table:table-cell>
          <table:table-cell office:value-type="float" office:value="0.3468441" calcext:value-type="float">
            <text:p>0.3468441</text:p>
          </table:table-cell>
          <table:table-cell office:value-type="float" office:value="0" calcext:value-type="float">
            <text:p>0</text:p>
          </table:table-cell>
          <table:table-cell office:value-type="float" office:value="444.2372" calcext:value-type="float">
            <text:p>444.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2094" calcext:value-type="float">
            <text:p>22.02094</text:p>
          </table:table-cell>
          <table:table-cell office:value-type="float" office:value="0" calcext:value-type="float">
            <text:p>0</text:p>
          </table:table-cell>
          <table:table-cell office:value-type="float" office:value="-0.9878268" calcext:value-type="float">
            <text:p>-0.987826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7" calcext:value-type="float">
            <text:p>1092007</text:p>
          </table:table-cell>
          <table:table-cell office:value-type="float" office:value="14.32351" calcext:value-type="float">
            <text:p>14.32351</text:p>
          </table:table-cell>
          <table:table-cell office:value-type="float" office:value="1099.628" calcext:value-type="float">
            <text:p>1099.628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83519" calcext:value-type="float">
            <text:p>-38.83519</text:p>
          </table:table-cell>
          <table:table-cell office:value-type="float" office:value="0.08249798" calcext:value-type="float">
            <text:p>0.08249798</text:p>
          </table:table-cell>
          <table:table-cell office:value-type="float" office:value="3.805027" calcext:value-type="float">
            <text:p>3.805027</text:p>
          </table:table-cell>
          <table:table-cell office:value-type="float" office:value="0.09307431" calcext:value-type="float">
            <text:p>0.09307431</text:p>
          </table:table-cell>
          <table:table-cell office:value-type="float" office:value="0.004159109" calcext:value-type="float">
            <text:p>0.004159109</text:p>
          </table:table-cell>
          <table:table-cell office:value-type="float" office:value="0.0756435" calcext:value-type="float">
            <text:p>0.0756435</text:p>
          </table:table-cell>
          <table:table-cell office:value-type="float" office:value="0.9726329" calcext:value-type="float">
            <text:p>0.9726329</text:p>
          </table:table-cell>
          <table:table-cell office:value-type="float" office:value="-0.3115726" calcext:value-type="float">
            <text:p>-0.3115726</text:p>
          </table:table-cell>
          <table:table-cell office:value-type="float" office:value="-0.01779597" calcext:value-type="float">
            <text:p>-0.01779597</text:p>
          </table:table-cell>
          <table:table-cell office:value-type="float" office:value="0.00007194132" calcext:value-type="float">
            <text:p>7.194132E-05</text:p>
          </table:table-cell>
          <table:table-cell office:value-type="float" office:value="14.61487" calcext:value-type="float">
            <text:p>14.61487</text:p>
          </table:table-cell>
          <table:table-cell office:value-type="float" office:value="0.8209468" calcext:value-type="float">
            <text:p>0.8209468</text:p>
          </table:table-cell>
          <table:table-cell office:value-type="float" office:value="0.08127736" calcext:value-type="float">
            <text:p>0.08127736</text:p>
          </table:table-cell>
          <table:table-cell office:value-type="float" office:value="0.07550084" calcext:value-type="float">
            <text:p>0.07550084</text:p>
          </table:table-cell>
          <table:table-cell office:value-type="float" office:value="0.03247337" calcext:value-type="float">
            <text:p>0.03247337</text:p>
          </table:table-cell>
          <table:table-cell office:value-type="float" office:value="0.02947202" calcext:value-type="float">
            <text:p>0.02947202</text:p>
          </table:table-cell>
          <table:table-cell office:value-type="float" office:value="0.01408752" calcext:value-type="float">
            <text:p>0.01408752</text:p>
          </table:table-cell>
          <table:table-cell office:value-type="float" office:value="0.01314599" calcext:value-type="float">
            <text:p>0.01314599</text:p>
          </table:table-cell>
          <table:table-cell office:value-type="float" office:value="0.02659642" calcext:value-type="float">
            <text:p>0.02659642</text:p>
          </table:table-cell>
          <table:table-cell office:value-type="float" office:value="0.02243953" calcext:value-type="float">
            <text:p>0.02243953</text:p>
          </table:table-cell>
          <table:table-cell office:value-type="float" office:value="0.02042879" calcext:value-type="float">
            <text:p>0.02042879</text:p>
          </table:table-cell>
          <table:table-cell office:value-type="float" office:value="0.02122701" calcext:value-type="float">
            <text:p>0.02122701</text:p>
          </table:table-cell>
          <table:table-cell office:value-type="float" office:value="0.02475921" calcext:value-type="float">
            <text:p>0.02475921</text:p>
          </table:table-cell>
          <table:table-cell office:value-type="float" office:value="0.005650013" calcext:value-type="float">
            <text:p>0.005650013</text:p>
          </table:table-cell>
          <table:table-cell office:value-type="float" office:value="0.003570212" calcext:value-type="float">
            <text:p>0.003570212</text:p>
          </table:table-cell>
          <table:table-cell office:value-type="float" office:value="0" calcext:value-type="float">
            <text:p>0</text:p>
          </table:table-cell>
          <table:table-cell office:value-type="float" office:value="10.02438" calcext:value-type="float">
            <text:p>10.02438</text:p>
          </table:table-cell>
          <table:table-cell office:value-type="float" office:value="13.16617" calcext:value-type="float">
            <text:p>13.16617</text:p>
          </table:table-cell>
          <table:table-cell office:value-type="float" office:value="14.25882" calcext:value-type="float">
            <text:p>14.25882</text:p>
          </table:table-cell>
          <table:table-cell office:value-type="float" office:value="8.535009" calcext:value-type="float">
            <text:p>8.535009</text:p>
          </table:table-cell>
          <table:table-cell office:value-type="float" office:value="9.615339" calcext:value-type="float">
            <text:p>9.615339</text:p>
          </table:table-cell>
          <table:table-cell office:value-type="float" office:value="3.668319" calcext:value-type="float">
            <text:p>3.668319</text:p>
          </table:table-cell>
          <table:table-cell office:value-type="float" office:value="0.932485" calcext:value-type="float">
            <text:p>0.932485</text:p>
          </table:table-cell>
          <table:table-cell office:value-type="float" office:value="0.4986925" calcext:value-type="float">
            <text:p>0.4986925</text:p>
          </table:table-cell>
          <table:table-cell office:value-type="float" office:value="0.6457841" calcext:value-type="float">
            <text:p>0.6457841</text:p>
          </table:table-cell>
          <table:table-cell office:value-type="float" office:value="0.2424642" calcext:value-type="float">
            <text:p>0.2424642</text:p>
          </table:table-cell>
          <table:table-cell office:value-type="float" office:value="0.09698362" calcext:value-type="float">
            <text:p>0.09698362</text:p>
          </table:table-cell>
          <table:table-cell office:value-type="float" office:value="0.1008901" calcext:value-type="float">
            <text:p>0.1008901</text:p>
          </table:table-cell>
          <table:table-cell office:value-type="float" office:value="0.3397302" calcext:value-type="float">
            <text:p>0.3397302</text:p>
          </table:table-cell>
          <table:table-cell office:value-type="float" office:value="0.3468509" calcext:value-type="float">
            <text:p>0.3468509</text:p>
          </table:table-cell>
          <table:table-cell office:value-type="float" office:value="0" calcext:value-type="float">
            <text:p>0</text:p>
          </table:table-cell>
          <table:table-cell office:value-type="float" office:value="308.7986" calcext:value-type="float">
            <text:p>308.7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0636" calcext:value-type="float">
            <text:p>22.10636</text:p>
          </table:table-cell>
          <table:table-cell office:value-type="float" office:value="0" calcext:value-type="float">
            <text:p>0</text:p>
          </table:table-cell>
          <table:table-cell office:value-type="float" office:value="-0.9878744" calcext:value-type="float">
            <text:p>-0.98787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7" calcext:value-type="float">
            <text:p>2092007</text:p>
          </table:table-cell>
          <table:table-cell office:value-type="float" office:value="14.32341" calcext:value-type="float">
            <text:p>14.32341</text:p>
          </table:table-cell>
          <table:table-cell office:value-type="float" office:value="1099.583" calcext:value-type="float">
            <text:p>1099.583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77532" calcext:value-type="float">
            <text:p>-38.77532</text:p>
          </table:table-cell>
          <table:table-cell office:value-type="float" office:value="0.09001947" calcext:value-type="float">
            <text:p>0.09001947</text:p>
          </table:table-cell>
          <table:table-cell office:value-type="float" office:value="3.895548" calcext:value-type="float">
            <text:p>3.895548</text:p>
          </table:table-cell>
          <table:table-cell office:value-type="float" office:value="0.09307431" calcext:value-type="float">
            <text:p>0.09307431</text:p>
          </table:table-cell>
          <table:table-cell office:value-type="float" office:value="0.004159109" calcext:value-type="float">
            <text:p>0.004159109</text:p>
          </table:table-cell>
          <table:table-cell office:value-type="float" office:value="0.0756435" calcext:value-type="float">
            <text:p>0.0756435</text:p>
          </table:table-cell>
          <table:table-cell office:value-type="float" office:value="0.9725586" calcext:value-type="float">
            <text:p>0.9725586</text:p>
          </table:table-cell>
          <table:table-cell office:value-type="float" office:value="-0.3116855" calcext:value-type="float">
            <text:p>-0.3116855</text:p>
          </table:table-cell>
          <table:table-cell office:value-type="float" office:value="-0.01776863" calcext:value-type="float">
            <text:p>-0.01776863</text:p>
          </table:table-cell>
          <table:table-cell office:value-type="float" office:value="0.00007194132" calcext:value-type="float">
            <text:p>7.194132E-05</text:p>
          </table:table-cell>
          <table:table-cell office:value-type="float" office:value="14.52522" calcext:value-type="float">
            <text:p>14.52522</text:p>
          </table:table-cell>
          <table:table-cell office:value-type="float" office:value="1.510838" calcext:value-type="float">
            <text:p>1.510838</text:p>
          </table:table-cell>
          <table:table-cell office:value-type="float" office:value="0.08837507" calcext:value-type="float">
            <text:p>0.08837507</text:p>
          </table:table-cell>
          <table:table-cell office:value-type="float" office:value="0.08243261" calcext:value-type="float">
            <text:p>0.08243261</text:p>
          </table:table-cell>
          <table:table-cell office:value-type="float" office:value="0.03375792" calcext:value-type="float">
            <text:p>0.03375792</text:p>
          </table:table-cell>
          <table:table-cell office:value-type="float" office:value="0.03063605" calcext:value-type="float">
            <text:p>0.03063605</text:p>
          </table:table-cell>
          <table:table-cell office:value-type="float" office:value="0.01393274" calcext:value-type="float">
            <text:p>0.01393274</text:p>
          </table:table-cell>
          <table:table-cell office:value-type="float" office:value="0.01295495" calcext:value-type="float">
            <text:p>0.01295495</text:p>
          </table:table-cell>
          <table:table-cell office:value-type="float" office:value="0.02645854" calcext:value-type="float">
            <text:p>0.02645854</text:p>
          </table:table-cell>
          <table:table-cell office:value-type="float" office:value="0.02231024" calcext:value-type="float">
            <text:p>0.02231024</text:p>
          </table:table-cell>
          <table:table-cell office:value-type="float" office:value="0.02035159" calcext:value-type="float">
            <text:p>0.02035159</text:p>
          </table:table-cell>
          <table:table-cell office:value-type="float" office:value="0.02117366" calcext:value-type="float">
            <text:p>0.02117366</text:p>
          </table:table-cell>
          <table:table-cell office:value-type="float" office:value="0.02469173" calcext:value-type="float">
            <text:p>0.02469173</text:p>
          </table:table-cell>
          <table:table-cell office:value-type="float" office:value="0.005643427" calcext:value-type="float">
            <text:p>0.005643427</text:p>
          </table:table-cell>
          <table:table-cell office:value-type="float" office:value="0.003568707" calcext:value-type="float">
            <text:p>0.003568707</text:p>
          </table:table-cell>
          <table:table-cell office:value-type="float" office:value="0" calcext:value-type="float">
            <text:p>0</text:p>
          </table:table-cell>
          <table:table-cell office:value-type="float" office:value="9.931874" calcext:value-type="float">
            <text:p>9.931874</text:p>
          </table:table-cell>
          <table:table-cell office:value-type="float" office:value="13.81754" calcext:value-type="float">
            <text:p>13.81754</text:p>
          </table:table-cell>
          <table:table-cell office:value-type="float" office:value="14.76378" calcext:value-type="float">
            <text:p>14.76378</text:p>
          </table:table-cell>
          <table:table-cell office:value-type="float" office:value="8.762601" calcext:value-type="float">
            <text:p>8.762601</text:p>
          </table:table-cell>
          <table:table-cell office:value-type="float" office:value="9.805942" calcext:value-type="float">
            <text:p>9.805942</text:p>
          </table:table-cell>
          <table:table-cell office:value-type="float" office:value="3.692501" calcext:value-type="float">
            <text:p>3.692501</text:p>
          </table:table-cell>
          <table:table-cell office:value-type="float" office:value="0.961494" calcext:value-type="float">
            <text:p>0.961494</text:p>
          </table:table-cell>
          <table:table-cell office:value-type="float" office:value="0.5147229" calcext:value-type="float">
            <text:p>0.5147229</text:p>
          </table:table-cell>
          <table:table-cell office:value-type="float" office:value="0.6540527" calcext:value-type="float">
            <text:p>0.6540527</text:p>
          </table:table-cell>
          <table:table-cell office:value-type="float" office:value="0.2477241" calcext:value-type="float">
            <text:p>0.2477241</text:p>
          </table:table-cell>
          <table:table-cell office:value-type="float" office:value="0.09964626" calcext:value-type="float">
            <text:p>0.09964626</text:p>
          </table:table-cell>
          <table:table-cell office:value-type="float" office:value="0.1038623" calcext:value-type="float">
            <text:p>0.1038623</text:p>
          </table:table-cell>
          <table:table-cell office:value-type="float" office:value="0.3395842" calcext:value-type="float">
            <text:p>0.3395842</text:p>
          </table:table-cell>
          <table:table-cell office:value-type="float" office:value="0.3468557" calcext:value-type="float">
            <text:p>0.3468557</text:p>
          </table:table-cell>
          <table:table-cell office:value-type="float" office:value="0" calcext:value-type="float">
            <text:p>0</text:p>
          </table:table-cell>
          <table:table-cell office:value-type="float" office:value="151.3006" calcext:value-type="float">
            <text:p>151.3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0511" calcext:value-type="float">
            <text:p>22.20511</text:p>
          </table:table-cell>
          <table:table-cell office:value-type="float" office:value="0" calcext:value-type="float">
            <text:p>0</text:p>
          </table:table-cell>
          <table:table-cell office:value-type="float" office:value="-0.9879045" calcext:value-type="float">
            <text:p>-0.98790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7" calcext:value-type="float">
            <text:p>3092007</text:p>
          </table:table-cell>
          <table:table-cell office:value-type="float" office:value="14.35749" calcext:value-type="float">
            <text:p>14.35749</text:p>
          </table:table-cell>
          <table:table-cell office:value-type="float" office:value="1099.533" calcext:value-type="float">
            <text:p>1099.533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67676" calcext:value-type="float">
            <text:p>-38.67676</text:p>
          </table:table-cell>
          <table:table-cell office:value-type="float" office:value="0.09717486" calcext:value-type="float">
            <text:p>0.09717486</text:p>
          </table:table-cell>
          <table:table-cell office:value-type="float" office:value="3.994382" calcext:value-type="float">
            <text:p>3.994382</text:p>
          </table:table-cell>
          <table:table-cell office:value-type="float" office:value="0.09307431" calcext:value-type="float">
            <text:p>0.09307431</text:p>
          </table:table-cell>
          <table:table-cell office:value-type="float" office:value="0.004159109" calcext:value-type="float">
            <text:p>0.004159109</text:p>
          </table:table-cell>
          <table:table-cell office:value-type="float" office:value="0.0756435" calcext:value-type="float">
            <text:p>0.0756435</text:p>
          </table:table-cell>
          <table:table-cell office:value-type="float" office:value="0.9724828" calcext:value-type="float">
            <text:p>0.9724828</text:p>
          </table:table-cell>
          <table:table-cell office:value-type="float" office:value="-0.3118397" calcext:value-type="float">
            <text:p>-0.3118397</text:p>
          </table:table-cell>
          <table:table-cell office:value-type="float" office:value="-0.01774357" calcext:value-type="float">
            <text:p>-0.01774357</text:p>
          </table:table-cell>
          <table:table-cell office:value-type="float" office:value="0.00007194132" calcext:value-type="float">
            <text:p>7.194132E-05</text:p>
          </table:table-cell>
          <table:table-cell office:value-type="float" office:value="14.42333" calcext:value-type="float">
            <text:p>14.42333</text:p>
          </table:table-cell>
          <table:table-cell office:value-type="float" office:value="2.14932" calcext:value-type="float">
            <text:p>2.14932</text:p>
          </table:table-cell>
          <table:table-cell office:value-type="float" office:value="0.09395401" calcext:value-type="float">
            <text:p>0.09395401</text:p>
          </table:table-cell>
          <table:table-cell office:value-type="float" office:value="0.08825305" calcext:value-type="float">
            <text:p>0.08825305</text:p>
          </table:table-cell>
          <table:table-cell office:value-type="float" office:value="0.03520512" calcext:value-type="float">
            <text:p>0.03520512</text:p>
          </table:table-cell>
          <table:table-cell office:value-type="float" office:value="0.03198939" calcext:value-type="float">
            <text:p>0.03198939</text:p>
          </table:table-cell>
          <table:table-cell office:value-type="float" office:value="0.01382479" calcext:value-type="float">
            <text:p>0.01382479</text:p>
          </table:table-cell>
          <table:table-cell office:value-type="float" office:value="0.01270704" calcext:value-type="float">
            <text:p>0.01270704</text:p>
          </table:table-cell>
          <table:table-cell office:value-type="float" office:value="0.02630054" calcext:value-type="float">
            <text:p>0.02630054</text:p>
          </table:table-cell>
          <table:table-cell office:value-type="float" office:value="0.02218635" calcext:value-type="float">
            <text:p>0.02218635</text:p>
          </table:table-cell>
          <table:table-cell office:value-type="float" office:value="0.02027782" calcext:value-type="float">
            <text:p>0.02027782</text:p>
          </table:table-cell>
          <table:table-cell office:value-type="float" office:value="0.02111922" calcext:value-type="float">
            <text:p>0.02111922</text:p>
          </table:table-cell>
          <table:table-cell office:value-type="float" office:value="0.02462352" calcext:value-type="float">
            <text:p>0.02462352</text:p>
          </table:table-cell>
          <table:table-cell office:value-type="float" office:value="0.00563678" calcext:value-type="float">
            <text:p>0.00563678</text:p>
          </table:table-cell>
          <table:table-cell office:value-type="float" office:value="0.00356721" calcext:value-type="float">
            <text:p>0.00356721</text:p>
          </table:table-cell>
          <table:table-cell office:value-type="float" office:value="0" calcext:value-type="float">
            <text:p>0</text:p>
          </table:table-cell>
          <table:table-cell office:value-type="float" office:value="9.953166" calcext:value-type="float">
            <text:p>9.953166</text:p>
          </table:table-cell>
          <table:table-cell office:value-type="float" office:value="14.51537" calcext:value-type="float">
            <text:p>14.51537</text:p>
          </table:table-cell>
          <table:table-cell office:value-type="float" office:value="15.33385" calcext:value-type="float">
            <text:p>15.33385</text:p>
          </table:table-cell>
          <table:table-cell office:value-type="float" office:value="9.008734" calcext:value-type="float">
            <text:p>9.008734</text:p>
          </table:table-cell>
          <table:table-cell office:value-type="float" office:value="10.01197" calcext:value-type="float">
            <text:p>10.01197</text:p>
          </table:table-cell>
          <table:table-cell office:value-type="float" office:value="3.721816" calcext:value-type="float">
            <text:p>3.721816</text:p>
          </table:table-cell>
          <table:table-cell office:value-type="float" office:value="0.9929729" calcext:value-type="float">
            <text:p>0.9929729</text:p>
          </table:table-cell>
          <table:table-cell office:value-type="float" office:value="0.5306398" calcext:value-type="float">
            <text:p>0.5306398</text:p>
          </table:table-cell>
          <table:table-cell office:value-type="float" office:value="0.6624562" calcext:value-type="float">
            <text:p>0.6624562</text:p>
          </table:table-cell>
          <table:table-cell office:value-type="float" office:value="0.2529293" calcext:value-type="float">
            <text:p>0.2529293</text:p>
          </table:table-cell>
          <table:table-cell office:value-type="float" office:value="0.1023066" calcext:value-type="float">
            <text:p>0.1023066</text:p>
          </table:table-cell>
          <table:table-cell office:value-type="float" office:value="0.1068727" calcext:value-type="float">
            <text:p>0.1068727</text:p>
          </table:table-cell>
          <table:table-cell office:value-type="float" office:value="0.3393855" calcext:value-type="float">
            <text:p>0.3393855</text:p>
          </table:table-cell>
          <table:table-cell office:value-type="float" office:value="0.3468606" calcext:value-type="float">
            <text:p>0.3468606</text:p>
          </table:table-cell>
          <table:table-cell office:value-type="float" office:value="0" calcext:value-type="float">
            <text:p>0</text:p>
          </table:table-cell>
          <table:table-cell office:value-type="float" office:value="97.04426" calcext:value-type="float">
            <text:p>97.04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1141" calcext:value-type="float">
            <text:p>22.31141</text:p>
          </table:table-cell>
          <table:table-cell office:value-type="float" office:value="0" calcext:value-type="float">
            <text:p>0</text:p>
          </table:table-cell>
          <table:table-cell office:value-type="float" office:value="-0.9879341" calcext:value-type="float">
            <text:p>-0.987934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7" calcext:value-type="float">
            <text:p>4092007</text:p>
          </table:table-cell>
          <table:table-cell office:value-type="float" office:value="14.40983" calcext:value-type="float">
            <text:p>14.40983</text:p>
          </table:table-cell>
          <table:table-cell office:value-type="float" office:value="1099.481" calcext:value-type="float">
            <text:p>1099.481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56039" calcext:value-type="float">
            <text:p>-38.56039</text:p>
          </table:table-cell>
          <table:table-cell office:value-type="float" office:value="0.1045365" calcext:value-type="float">
            <text:p>0.1045365</text:p>
          </table:table-cell>
          <table:table-cell office:value-type="float" office:value="4.093921" calcext:value-type="float">
            <text:p>4.093921</text:p>
          </table:table-cell>
          <table:table-cell office:value-type="float" office:value="0.09307431" calcext:value-type="float">
            <text:p>0.09307431</text:p>
          </table:table-cell>
          <table:table-cell office:value-type="float" office:value="0.004159109" calcext:value-type="float">
            <text:p>0.004159109</text:p>
          </table:table-cell>
          <table:table-cell office:value-type="float" office:value="0.0756435" calcext:value-type="float">
            <text:p>0.0756435</text:p>
          </table:table-cell>
          <table:table-cell office:value-type="float" office:value="0.972397" calcext:value-type="float">
            <text:p>0.972397</text:p>
          </table:table-cell>
          <table:table-cell office:value-type="float" office:value="-0.311905" calcext:value-type="float">
            <text:p>-0.311905</text:p>
          </table:table-cell>
          <table:table-cell office:value-type="float" office:value="-0.01772014" calcext:value-type="float">
            <text:p>-0.01772014</text:p>
          </table:table-cell>
          <table:table-cell office:value-type="float" office:value="0.00007194132" calcext:value-type="float">
            <text:p>7.194132E-05</text:p>
          </table:table-cell>
          <table:table-cell office:value-type="float" office:value="14.31855" calcext:value-type="float">
            <text:p>14.31855</text:p>
          </table:table-cell>
          <table:table-cell office:value-type="float" office:value="2.783167" calcext:value-type="float">
            <text:p>2.783167</text:p>
          </table:table-cell>
          <table:table-cell office:value-type="float" office:value="0.09659211" calcext:value-type="float">
            <text:p>0.09659211</text:p>
          </table:table-cell>
          <table:table-cell office:value-type="float" office:value="0.09129331" calcext:value-type="float">
            <text:p>0.09129331</text:p>
          </table:table-cell>
          <table:table-cell office:value-type="float" office:value="0.03630657" calcext:value-type="float">
            <text:p>0.03630657</text:p>
          </table:table-cell>
          <table:table-cell office:value-type="float" office:value="0.03294471" calcext:value-type="float">
            <text:p>0.03294471</text:p>
          </table:table-cell>
          <table:table-cell office:value-type="float" office:value="0.01382262" calcext:value-type="float">
            <text:p>0.01382262</text:p>
          </table:table-cell>
          <table:table-cell office:value-type="float" office:value="0.01244902" calcext:value-type="float">
            <text:p>0.01244902</text:p>
          </table:table-cell>
          <table:table-cell office:value-type="float" office:value="0.02613005" calcext:value-type="float">
            <text:p>0.02613005</text:p>
          </table:table-cell>
          <table:table-cell office:value-type="float" office:value="0.02206351" calcext:value-type="float">
            <text:p>0.02206351</text:p>
          </table:table-cell>
          <table:table-cell office:value-type="float" office:value="0.02020632" calcext:value-type="float">
            <text:p>0.02020632</text:p>
          </table:table-cell>
          <table:table-cell office:value-type="float" office:value="0.02106483" calcext:value-type="float">
            <text:p>0.02106483</text:p>
          </table:table-cell>
          <table:table-cell office:value-type="float" office:value="0.02455445" calcext:value-type="float">
            <text:p>0.02455445</text:p>
          </table:table-cell>
          <table:table-cell office:value-type="float" office:value="0.005630099" calcext:value-type="float">
            <text:p>0.005630099</text:p>
          </table:table-cell>
          <table:table-cell office:value-type="float" office:value="0.00356571" calcext:value-type="float">
            <text:p>0.00356571</text:p>
          </table:table-cell>
          <table:table-cell office:value-type="float" office:value="0" calcext:value-type="float">
            <text:p>0</text:p>
          </table:table-cell>
          <table:table-cell office:value-type="float" office:value="9.940706" calcext:value-type="float">
            <text:p>9.940706</text:p>
          </table:table-cell>
          <table:table-cell office:value-type="float" office:value="15.20721" calcext:value-type="float">
            <text:p>15.20721</text:p>
          </table:table-cell>
          <table:table-cell office:value-type="float" office:value="15.91223" calcext:value-type="float">
            <text:p>15.91223</text:p>
          </table:table-cell>
          <table:table-cell office:value-type="float" office:value="9.262695" calcext:value-type="float">
            <text:p>9.262695</text:p>
          </table:table-cell>
          <table:table-cell office:value-type="float" office:value="10.21719" calcext:value-type="float">
            <text:p>10.21719</text:p>
          </table:table-cell>
          <table:table-cell office:value-type="float" office:value="3.754296" calcext:value-type="float">
            <text:p>3.754296</text:p>
          </table:table-cell>
          <table:table-cell office:value-type="float" office:value="1.025678" calcext:value-type="float">
            <text:p>1.025678</text:p>
          </table:table-cell>
          <table:table-cell office:value-type="float" office:value="0.5469435" calcext:value-type="float">
            <text:p>0.5469435</text:p>
          </table:table-cell>
          <table:table-cell office:value-type="float" office:value="0.6709917" calcext:value-type="float">
            <text:p>0.6709917</text:p>
          </table:table-cell>
          <table:table-cell office:value-type="float" office:value="0.2581021" calcext:value-type="float">
            <text:p>0.2581021</text:p>
          </table:table-cell>
          <table:table-cell office:value-type="float" office:value="0.1049749" calcext:value-type="float">
            <text:p>0.1049749</text:p>
          </table:table-cell>
          <table:table-cell office:value-type="float" office:value="0.1099181" calcext:value-type="float">
            <text:p>0.1099181</text:p>
          </table:table-cell>
          <table:table-cell office:value-type="float" office:value="0.3391328" calcext:value-type="float">
            <text:p>0.3391328</text:p>
          </table:table-cell>
          <table:table-cell office:value-type="float" office:value="0.3468654" calcext:value-type="float">
            <text:p>0.3468654</text:p>
          </table:table-cell>
          <table:table-cell office:value-type="float" office:value="0" calcext:value-type="float">
            <text:p>0</text:p>
          </table:table-cell>
          <table:table-cell office:value-type="float" office:value="95.24525" calcext:value-type="float">
            <text:p>95.24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1878" calcext:value-type="float">
            <text:p>22.41878</text:p>
          </table:table-cell>
          <table:table-cell office:value-type="float" office:value="0" calcext:value-type="float">
            <text:p>0</text:p>
          </table:table-cell>
          <table:table-cell office:value-type="float" office:value="-0.9879543" calcext:value-type="float">
            <text:p>-0.987954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7" calcext:value-type="float">
            <text:p>5092007</text:p>
          </table:table-cell>
          <table:table-cell office:value-type="float" office:value="14.44759" calcext:value-type="float">
            <text:p>14.44759</text:p>
          </table:table-cell>
          <table:table-cell office:value-type="float" office:value="1099.428" calcext:value-type="float">
            <text:p>1099.428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46202" calcext:value-type="float">
            <text:p>-38.46202</text:p>
          </table:table-cell>
          <table:table-cell office:value-type="float" office:value="0.1102442" calcext:value-type="float">
            <text:p>0.1102442</text:p>
          </table:table-cell>
          <table:table-cell office:value-type="float" office:value="4.191535" calcext:value-type="float">
            <text:p>4.191535</text:p>
          </table:table-cell>
          <table:table-cell office:value-type="float" office:value="0.09307431" calcext:value-type="float">
            <text:p>0.09307431</text:p>
          </table:table-cell>
          <table:table-cell office:value-type="float" office:value="0.004159109" calcext:value-type="float">
            <text:p>0.004159109</text:p>
          </table:table-cell>
          <table:table-cell office:value-type="float" office:value="0.0756435" calcext:value-type="float">
            <text:p>0.0756435</text:p>
          </table:table-cell>
          <table:table-cell office:value-type="float" office:value="0.9723085" calcext:value-type="float">
            <text:p>0.9723085</text:p>
          </table:table-cell>
          <table:table-cell office:value-type="float" office:value="-0.3119667" calcext:value-type="float">
            <text:p>-0.3119667</text:p>
          </table:table-cell>
          <table:table-cell office:value-type="float" office:value="-0.01769765" calcext:value-type="float">
            <text:p>-0.01769765</text:p>
          </table:table-cell>
          <table:table-cell office:value-type="float" office:value="0.00007194132" calcext:value-type="float">
            <text:p>7.194132E-05</text:p>
          </table:table-cell>
          <table:table-cell office:value-type="float" office:value="14.22183" calcext:value-type="float">
            <text:p>14.22183</text:p>
          </table:table-cell>
          <table:table-cell office:value-type="float" office:value="3.287354" calcext:value-type="float">
            <text:p>3.287354</text:p>
          </table:table-cell>
          <table:table-cell office:value-type="float" office:value="0.09786166" calcext:value-type="float">
            <text:p>0.09786166</text:p>
          </table:table-cell>
          <table:table-cell office:value-type="float" office:value="0.09188373" calcext:value-type="float">
            <text:p>0.09188373</text:p>
          </table:table-cell>
          <table:table-cell office:value-type="float" office:value="0.03683284" calcext:value-type="float">
            <text:p>0.03683284</text:p>
          </table:table-cell>
          <table:table-cell office:value-type="float" office:value="0.03326783" calcext:value-type="float">
            <text:p>0.03326783</text:p>
          </table:table-cell>
          <table:table-cell office:value-type="float" office:value="0.01391044" calcext:value-type="float">
            <text:p>0.01391044</text:p>
          </table:table-cell>
          <table:table-cell office:value-type="float" office:value="0.01222827" calcext:value-type="float">
            <text:p>0.01222827</text:p>
          </table:table-cell>
          <table:table-cell office:value-type="float" office:value="0.02595421" calcext:value-type="float">
            <text:p>0.02595421</text:p>
          </table:table-cell>
          <table:table-cell office:value-type="float" office:value="0.02194279" calcext:value-type="float">
            <text:p>0.02194279</text:p>
          </table:table-cell>
          <table:table-cell office:value-type="float" office:value="0.02013658" calcext:value-type="float">
            <text:p>0.02013658</text:p>
          </table:table-cell>
          <table:table-cell office:value-type="float" office:value="0.02101069" calcext:value-type="float">
            <text:p>0.02101069</text:p>
          </table:table-cell>
          <table:table-cell office:value-type="float" office:value="0.02448478" calcext:value-type="float">
            <text:p>0.02448478</text:p>
          </table:table-cell>
          <table:table-cell office:value-type="float" office:value="0.005623373" calcext:value-type="float">
            <text:p>0.005623373</text:p>
          </table:table-cell>
          <table:table-cell office:value-type="float" office:value="0.00356421" calcext:value-type="float">
            <text:p>0.00356421</text:p>
          </table:table-cell>
          <table:table-cell office:value-type="float" office:value="0" calcext:value-type="float">
            <text:p>0</text:p>
          </table:table-cell>
          <table:table-cell office:value-type="float" office:value="9.984811" calcext:value-type="float">
            <text:p>9.984811</text:p>
          </table:table-cell>
          <table:table-cell office:value-type="float" office:value="15.84927" calcext:value-type="float">
            <text:p>15.84927</text:p>
          </table:table-cell>
          <table:table-cell office:value-type="float" office:value="16.47421" calcext:value-type="float">
            <text:p>16.47421</text:p>
          </table:table-cell>
          <table:table-cell office:value-type="float" office:value="9.516526" calcext:value-type="float">
            <text:p>9.516526</text:p>
          </table:table-cell>
          <table:table-cell office:value-type="float" office:value="10.41246" calcext:value-type="float">
            <text:p>10.41246</text:p>
          </table:table-cell>
          <table:table-cell office:value-type="float" office:value="3.78978" calcext:value-type="float">
            <text:p>3.78978</text:p>
          </table:table-cell>
          <table:table-cell office:value-type="float" office:value="1.059034" calcext:value-type="float">
            <text:p>1.059034</text:p>
          </table:table-cell>
          <table:table-cell office:value-type="float" office:value="0.5634385" calcext:value-type="float">
            <text:p>0.5634385</text:p>
          </table:table-cell>
          <table:table-cell office:value-type="float" office:value="0.6797639" calcext:value-type="float">
            <text:p>0.6797639</text:p>
          </table:table-cell>
          <table:table-cell office:value-type="float" office:value="0.2632638" calcext:value-type="float">
            <text:p>0.2632638</text:p>
          </table:table-cell>
          <table:table-cell office:value-type="float" office:value="0.1076525" calcext:value-type="float">
            <text:p>0.1076525</text:p>
          </table:table-cell>
          <table:table-cell office:value-type="float" office:value="0.1129942" calcext:value-type="float">
            <text:p>0.1129942</text:p>
          </table:table-cell>
          <table:table-cell office:value-type="float" office:value="0.3388321" calcext:value-type="float">
            <text:p>0.3388321</text:p>
          </table:table-cell>
          <table:table-cell office:value-type="float" office:value="0.3468702" calcext:value-type="float">
            <text:p>0.3468702</text:p>
          </table:table-cell>
          <table:table-cell office:value-type="float" office:value="0" calcext:value-type="float">
            <text:p>0</text:p>
          </table:table-cell>
          <table:table-cell office:value-type="float" office:value="94.87745" calcext:value-type="float">
            <text:p>94.87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2251" calcext:value-type="float">
            <text:p>22.52251</text:p>
          </table:table-cell>
          <table:table-cell office:value-type="float" office:value="0" calcext:value-type="float">
            <text:p>0</text:p>
          </table:table-cell>
          <table:table-cell office:value-type="float" office:value="-0.9879711" calcext:value-type="float">
            <text:p>-0.98797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7" calcext:value-type="float">
            <text:p>6092007</text:p>
          </table:table-cell>
          <table:table-cell office:value-type="float" office:value="14.4017" calcext:value-type="float">
            <text:p>14.4017</text:p>
          </table:table-cell>
          <table:table-cell office:value-type="float" office:value="1099.376" calcext:value-type="float">
            <text:p>1099.376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45063" calcext:value-type="float">
            <text:p>-38.45063</text:p>
          </table:table-cell>
          <table:table-cell office:value-type="float" office:value="0.113572" calcext:value-type="float">
            <text:p>0.113572</text:p>
          </table:table-cell>
          <table:table-cell office:value-type="float" office:value="4.28774" calcext:value-type="float">
            <text:p>4.28774</text:p>
          </table:table-cell>
          <table:table-cell office:value-type="float" office:value="0.09307431" calcext:value-type="float">
            <text:p>0.09307431</text:p>
          </table:table-cell>
          <table:table-cell office:value-type="float" office:value="0.004159109" calcext:value-type="float">
            <text:p>0.004159109</text:p>
          </table:table-cell>
          <table:table-cell office:value-type="float" office:value="0.0756435" calcext:value-type="float">
            <text:p>0.0756435</text:p>
          </table:table-cell>
          <table:table-cell office:value-type="float" office:value="0.9722162" calcext:value-type="float">
            <text:p>0.9722162</text:p>
          </table:table-cell>
          <table:table-cell office:value-type="float" office:value="-0.312097" calcext:value-type="float">
            <text:p>-0.312097</text:p>
          </table:table-cell>
          <table:table-cell office:value-type="float" office:value="-0.01767533" calcext:value-type="float">
            <text:p>-0.01767533</text:p>
          </table:table-cell>
          <table:table-cell office:value-type="float" office:value="0.00007194132" calcext:value-type="float">
            <text:p>7.194132E-05</text:p>
          </table:table-cell>
          <table:table-cell office:value-type="float" office:value="14.13774" calcext:value-type="float">
            <text:p>14.13774</text:p>
          </table:table-cell>
          <table:table-cell office:value-type="float" office:value="3.618267" calcext:value-type="float">
            <text:p>3.618267</text:p>
          </table:table-cell>
          <table:table-cell office:value-type="float" office:value="0.09384052" calcext:value-type="float">
            <text:p>0.09384052</text:p>
          </table:table-cell>
          <table:table-cell office:value-type="float" office:value="0.08915358" calcext:value-type="float">
            <text:p>0.08915358</text:p>
          </table:table-cell>
          <table:table-cell office:value-type="float" office:value="0.03628447" calcext:value-type="float">
            <text:p>0.03628447</text:p>
          </table:table-cell>
          <table:table-cell office:value-type="float" office:value="0.03264126" calcext:value-type="float">
            <text:p>0.03264126</text:p>
          </table:table-cell>
          <table:table-cell office:value-type="float" office:value="0.014016" calcext:value-type="float">
            <text:p>0.014016</text:p>
          </table:table-cell>
          <table:table-cell office:value-type="float" office:value="0.01205473" calcext:value-type="float">
            <text:p>0.01205473</text:p>
          </table:table-cell>
          <table:table-cell office:value-type="float" office:value="0.02578609" calcext:value-type="float">
            <text:p>0.02578609</text:p>
          </table:table-cell>
          <table:table-cell office:value-type="float" office:value="0.02182939" calcext:value-type="float">
            <text:p>0.02182939</text:p>
          </table:table-cell>
          <table:table-cell office:value-type="float" office:value="0.02006945" calcext:value-type="float">
            <text:p>0.02006945</text:p>
          </table:table-cell>
          <table:table-cell office:value-type="float" office:value="0.02095759" calcext:value-type="float">
            <text:p>0.02095759</text:p>
          </table:table-cell>
          <table:table-cell office:value-type="float" office:value="0.02441563" calcext:value-type="float">
            <text:p>0.02441563</text:p>
          </table:table-cell>
          <table:table-cell office:value-type="float" office:value="0.005616606" calcext:value-type="float">
            <text:p>0.005616606</text:p>
          </table:table-cell>
          <table:table-cell office:value-type="float" office:value="0.003562719" calcext:value-type="float">
            <text:p>0.003562719</text:p>
          </table:table-cell>
          <table:table-cell office:value-type="float" office:value="0" calcext:value-type="float">
            <text:p>0</text:p>
          </table:table-cell>
          <table:table-cell office:value-type="float" office:value="10.15341" calcext:value-type="float">
            <text:p>10.15341</text:p>
          </table:table-cell>
          <table:table-cell office:value-type="float" office:value="16.43654" calcext:value-type="float">
            <text:p>16.43654</text:p>
          </table:table-cell>
          <table:table-cell office:value-type="float" office:value="17.02131" calcext:value-type="float">
            <text:p>17.02131</text:p>
          </table:table-cell>
          <table:table-cell office:value-type="float" office:value="9.77141" calcext:value-type="float">
            <text:p>9.77141</text:p>
          </table:table-cell>
          <table:table-cell office:value-type="float" office:value="10.59195" calcext:value-type="float">
            <text:p>10.59195</text:p>
          </table:table-cell>
          <table:table-cell office:value-type="float" office:value="3.829169" calcext:value-type="float">
            <text:p>3.829169</text:p>
          </table:table-cell>
          <table:table-cell office:value-type="float" office:value="1.092685" calcext:value-type="float">
            <text:p>1.092685</text:p>
          </table:table-cell>
          <table:table-cell office:value-type="float" office:value="0.5802492" calcext:value-type="float">
            <text:p>0.5802492</text:p>
          </table:table-cell>
          <table:table-cell office:value-type="float" office:value="0.688664" calcext:value-type="float">
            <text:p>0.688664</text:p>
          </table:table-cell>
          <table:table-cell office:value-type="float" office:value="0.2684026" calcext:value-type="float">
            <text:p>0.2684026</text:p>
          </table:table-cell>
          <table:table-cell office:value-type="float" office:value="0.110337" calcext:value-type="float">
            <text:p>0.110337</text:p>
          </table:table-cell>
          <table:table-cell office:value-type="float" office:value="0.1160914" calcext:value-type="float">
            <text:p>0.1160914</text:p>
          </table:table-cell>
          <table:table-cell office:value-type="float" office:value="0.3384958" calcext:value-type="float">
            <text:p>0.3384958</text:p>
          </table:table-cell>
          <table:table-cell office:value-type="float" office:value="0.3468751" calcext:value-type="float">
            <text:p>0.3468751</text:p>
          </table:table-cell>
          <table:table-cell office:value-type="float" office:value="0" calcext:value-type="float">
            <text:p>0</text:p>
          </table:table-cell>
          <table:table-cell office:value-type="float" office:value="111.9905" calcext:value-type="float">
            <text:p>111.9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2239" calcext:value-type="float">
            <text:p>22.62239</text:p>
          </table:table-cell>
          <table:table-cell office:value-type="float" office:value="0" calcext:value-type="float">
            <text:p>0</text:p>
          </table:table-cell>
          <table:table-cell office:value-type="float" office:value="-0.9879963" calcext:value-type="float">
            <text:p>-0.98799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7" calcext:value-type="float">
            <text:p>7092007</text:p>
          </table:table-cell>
          <table:table-cell office:value-type="float" office:value="14.36597" calcext:value-type="float">
            <text:p>14.36597</text:p>
          </table:table-cell>
          <table:table-cell office:value-type="float" office:value="1099.333" calcext:value-type="float">
            <text:p>1099.333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43855" calcext:value-type="float">
            <text:p>-38.43855</text:p>
          </table:table-cell>
          <table:table-cell office:value-type="float" office:value="0.09379817" calcext:value-type="float">
            <text:p>0.09379817</text:p>
          </table:table-cell>
          <table:table-cell office:value-type="float" office:value="4.410137" calcext:value-type="float">
            <text:p>4.410137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6" calcext:value-type="float">
            <text:p>0.004165796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3" calcext:value-type="float">
            <text:p>0.9729413</text:p>
          </table:table-cell>
          <table:table-cell office:value-type="float" office:value="-0.3121819" calcext:value-type="float">
            <text:p>-0.3121819</text:p>
          </table:table-cell>
          <table:table-cell office:value-type="float" office:value="-0.01767731" calcext:value-type="float">
            <text:p>-0.01767731</text:p>
          </table:table-cell>
          <table:table-cell office:value-type="float" office:value="0.00007194292" calcext:value-type="float">
            <text:p>7.194292E-05</text:p>
          </table:table-cell>
          <table:table-cell office:value-type="float" office:value="14.116" calcext:value-type="float">
            <text:p>14.116</text:p>
          </table:table-cell>
          <table:table-cell office:value-type="float" office:value="1.799879" calcext:value-type="float">
            <text:p>1.799879</text:p>
          </table:table-cell>
          <table:table-cell office:value-type="float" office:value="0.1245297" calcext:value-type="float">
            <text:p>0.1245297</text:p>
          </table:table-cell>
          <table:table-cell office:value-type="float" office:value="0.07729069" calcext:value-type="float">
            <text:p>0.07729069</text:p>
          </table:table-cell>
          <table:table-cell office:value-type="float" office:value="0.03112457" calcext:value-type="float">
            <text:p>0.03112457</text:p>
          </table:table-cell>
          <table:table-cell office:value-type="float" office:value="0.0296202" calcext:value-type="float">
            <text:p>0.0296202</text:p>
          </table:table-cell>
          <table:table-cell office:value-type="float" office:value="0.01347376" calcext:value-type="float">
            <text:p>0.01347376</text:p>
          </table:table-cell>
          <table:table-cell office:value-type="float" office:value="0.01277366" calcext:value-type="float">
            <text:p>0.01277366</text:p>
          </table:table-cell>
          <table:table-cell office:value-type="float" office:value="0.02566716" calcext:value-type="float">
            <text:p>0.02566716</text:p>
          </table:table-cell>
          <table:table-cell office:value-type="float" office:value="0.02172956" calcext:value-type="float">
            <text:p>0.02172956</text:p>
          </table:table-cell>
          <table:table-cell office:value-type="float" office:value="0.02000701" calcext:value-type="float">
            <text:p>0.02000701</text:p>
          </table:table-cell>
          <table:table-cell office:value-type="float" office:value="0.02090666" calcext:value-type="float">
            <text:p>0.02090666</text:p>
          </table:table-cell>
          <table:table-cell office:value-type="float" office:value="0.02434826" calcext:value-type="float">
            <text:p>0.02434826</text:p>
          </table:table-cell>
          <table:table-cell office:value-type="float" office:value="0.005609585" calcext:value-type="float">
            <text:p>0.005609585</text:p>
          </table:table-cell>
          <table:table-cell office:value-type="float" office:value="0.003561212" calcext:value-type="float">
            <text:p>0.003561212</text:p>
          </table:table-cell>
          <table:table-cell office:value-type="float" office:value="0" calcext:value-type="float">
            <text:p>0</text:p>
          </table:table-cell>
          <table:table-cell office:value-type="float" office:value="3.067646" calcext:value-type="float">
            <text:p>3.067646</text:p>
          </table:table-cell>
          <table:table-cell office:value-type="float" office:value="12.89144" calcext:value-type="float">
            <text:p>12.89144</text:p>
          </table:table-cell>
          <table:table-cell office:value-type="float" office:value="22.98225" calcext:value-type="float">
            <text:p>22.98225</text:p>
          </table:table-cell>
          <table:table-cell office:value-type="float" office:value="10.01339" calcext:value-type="float">
            <text:p>10.01339</text:p>
          </table:table-cell>
          <table:table-cell office:value-type="float" office:value="10.80617" calcext:value-type="float">
            <text:p>10.80617</text:p>
          </table:table-cell>
          <table:table-cell office:value-type="float" office:value="3.866999" calcext:value-type="float">
            <text:p>3.866999</text:p>
          </table:table-cell>
          <table:table-cell office:value-type="float" office:value="1.109766" calcext:value-type="float">
            <text:p>1.109766</text:p>
          </table:table-cell>
          <table:table-cell office:value-type="float" office:value="0.6045385" calcext:value-type="float">
            <text:p>0.6045385</text:p>
          </table:table-cell>
          <table:table-cell office:value-type="float" office:value="0.6976687" calcext:value-type="float">
            <text:p>0.6976687</text:p>
          </table:table-cell>
          <table:table-cell office:value-type="float" office:value="0.2735345" calcext:value-type="float">
            <text:p>0.2735345</text:p>
          </table:table-cell>
          <table:table-cell office:value-type="float" office:value="0.113024" calcext:value-type="float">
            <text:p>0.113024</text:p>
          </table:table-cell>
          <table:table-cell office:value-type="float" office:value="0.1191667" calcext:value-type="float">
            <text:p>0.1191667</text:p>
          </table:table-cell>
          <table:table-cell office:value-type="float" office:value="0.3379329" calcext:value-type="float">
            <text:p>0.3379329</text:p>
          </table:table-cell>
          <table:table-cell office:value-type="float" office:value="0.3468802" calcext:value-type="float">
            <text:p>0.3468802</text:p>
          </table:table-cell>
          <table:table-cell office:value-type="float" office:value="0" calcext:value-type="float">
            <text:p>0</text:p>
          </table:table-cell>
          <table:table-cell office:value-type="float" office:value="67.00616" calcext:value-type="float">
            <text:p>67.00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0204" calcext:value-type="float">
            <text:p>22.70204</text:p>
          </table:table-cell>
          <table:table-cell office:value-type="float" office:value="0" calcext:value-type="float">
            <text:p>0</text:p>
          </table:table-cell>
          <table:table-cell office:value-type="float" office:value="-0.9883202" calcext:value-type="float">
            <text:p>-0.988320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7" calcext:value-type="float">
            <text:p>8092007</text:p>
          </table:table-cell>
          <table:table-cell office:value-type="float" office:value="14.33909" calcext:value-type="float">
            <text:p>14.33909</text:p>
          </table:table-cell>
          <table:table-cell office:value-type="float" office:value="1099.3" calcext:value-type="float">
            <text:p>1099.3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42561" calcext:value-type="float">
            <text:p>-38.42561</text:p>
          </table:table-cell>
          <table:table-cell office:value-type="float" office:value="0.08358101" calcext:value-type="float">
            <text:p>0.08358101</text:p>
          </table:table-cell>
          <table:table-cell office:value-type="float" office:value="4.482553" calcext:value-type="float">
            <text:p>4.482553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6" calcext:value-type="float">
            <text:p>0.004165796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3" calcext:value-type="float">
            <text:p>0.9729413</text:p>
          </table:table-cell>
          <table:table-cell office:value-type="float" office:value="-0.3123149" calcext:value-type="float">
            <text:p>-0.3123149</text:p>
          </table:table-cell>
          <table:table-cell office:value-type="float" office:value="-0.01767094" calcext:value-type="float">
            <text:p>-0.01767094</text:p>
          </table:table-cell>
          <table:table-cell office:value-type="float" office:value="0.00007194427" calcext:value-type="float">
            <text:p>7.194427E-05</text:p>
          </table:table-cell>
          <table:table-cell office:value-type="float" office:value="14.1248" calcext:value-type="float">
            <text:p>14.1248</text:p>
          </table:table-cell>
          <table:table-cell office:value-type="float" office:value="1.052534" calcext:value-type="float">
            <text:p>1.052534</text:p>
          </table:table-cell>
          <table:table-cell office:value-type="float" office:value="0.08187533" calcext:value-type="float">
            <text:p>0.08187533</text:p>
          </table:table-cell>
          <table:table-cell office:value-type="float" office:value="0.0686831" calcext:value-type="float">
            <text:p>0.0686831</text:p>
          </table:table-cell>
          <table:table-cell office:value-type="float" office:value="0.02839459" calcext:value-type="float">
            <text:p>0.02839459</text:p>
          </table:table-cell>
          <table:table-cell office:value-type="float" office:value="0.027003" calcext:value-type="float">
            <text:p>0.027003</text:p>
          </table:table-cell>
          <table:table-cell office:value-type="float" office:value="0.01291031" calcext:value-type="float">
            <text:p>0.01291031</text:p>
          </table:table-cell>
          <table:table-cell office:value-type="float" office:value="0.01285698" calcext:value-type="float">
            <text:p>0.01285698</text:p>
          </table:table-cell>
          <table:table-cell office:value-type="float" office:value="0.02563213" calcext:value-type="float">
            <text:p>0.02563213</text:p>
          </table:table-cell>
          <table:table-cell office:value-type="float" office:value="0.02164983" calcext:value-type="float">
            <text:p>0.02164983</text:p>
          </table:table-cell>
          <table:table-cell office:value-type="float" office:value="0.01995119" calcext:value-type="float">
            <text:p>0.01995119</text:p>
          </table:table-cell>
          <table:table-cell office:value-type="float" office:value="0.02085869" calcext:value-type="float">
            <text:p>0.02085869</text:p>
          </table:table-cell>
          <table:table-cell office:value-type="float" office:value="0.02428208" calcext:value-type="float">
            <text:p>0.02428208</text:p>
          </table:table-cell>
          <table:table-cell office:value-type="float" office:value="0.005602879" calcext:value-type="float">
            <text:p>0.005602879</text:p>
          </table:table-cell>
          <table:table-cell office:value-type="float" office:value="0.003559717" calcext:value-type="float">
            <text:p>0.003559717</text:p>
          </table:table-cell>
          <table:table-cell office:value-type="float" office:value="0" calcext:value-type="float">
            <text:p>0</text:p>
          </table:table-cell>
          <table:table-cell office:value-type="float" office:value="6.942885" calcext:value-type="float">
            <text:p>6.942885</text:p>
          </table:table-cell>
          <table:table-cell office:value-type="float" office:value="12.09342" calcext:value-type="float">
            <text:p>12.09342</text:p>
          </table:table-cell>
          <table:table-cell office:value-type="float" office:value="23.30742" calcext:value-type="float">
            <text:p>23.30742</text:p>
          </table:table-cell>
          <table:table-cell office:value-type="float" office:value="10.34381" calcext:value-type="float">
            <text:p>10.34381</text:p>
          </table:table-cell>
          <table:table-cell office:value-type="float" office:value="11.04503" calcext:value-type="float">
            <text:p>11.04503</text:p>
          </table:table-cell>
          <table:table-cell office:value-type="float" office:value="3.898032" calcext:value-type="float">
            <text:p>3.898032</text:p>
          </table:table-cell>
          <table:table-cell office:value-type="float" office:value="1.069838" calcext:value-type="float">
            <text:p>1.069838</text:p>
          </table:table-cell>
          <table:table-cell office:value-type="float" office:value="0.6416779" calcext:value-type="float">
            <text:p>0.6416779</text:p>
          </table:table-cell>
          <table:table-cell office:value-type="float" office:value="0.7071188" calcext:value-type="float">
            <text:p>0.7071188</text:p>
          </table:table-cell>
          <table:table-cell office:value-type="float" office:value="0.2786807" calcext:value-type="float">
            <text:p>0.2786807</text:p>
          </table:table-cell>
          <table:table-cell office:value-type="float" office:value="0.1157057" calcext:value-type="float">
            <text:p>0.1157057</text:p>
          </table:table-cell>
          <table:table-cell office:value-type="float" office:value="0.1221742" calcext:value-type="float">
            <text:p>0.1221742</text:p>
          </table:table-cell>
          <table:table-cell office:value-type="float" office:value="0.3374801" calcext:value-type="float">
            <text:p>0.3374801</text:p>
          </table:table-cell>
          <table:table-cell office:value-type="float" office:value="0.3468851" calcext:value-type="float">
            <text:p>0.3468851</text:p>
          </table:table-cell>
          <table:table-cell office:value-type="float" office:value="0" calcext:value-type="float">
            <text:p>0</text:p>
          </table:table-cell>
          <table:table-cell office:value-type="float" office:value="64.67303" calcext:value-type="float">
            <text:p>64.67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6705" calcext:value-type="float">
            <text:p>22.76705</text:p>
          </table:table-cell>
          <table:table-cell office:value-type="float" office:value="0" calcext:value-type="float">
            <text:p>0</text:p>
          </table:table-cell>
          <table:table-cell office:value-type="float" office:value="-0.9905763" calcext:value-type="float">
            <text:p>-0.990576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7" calcext:value-type="float">
            <text:p>9092007</text:p>
          </table:table-cell>
          <table:table-cell office:value-type="float" office:value="14.3165" calcext:value-type="float">
            <text:p>14.3165</text:p>
          </table:table-cell>
          <table:table-cell office:value-type="float" office:value="1099.271" calcext:value-type="float">
            <text:p>1099.271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41228" calcext:value-type="float">
            <text:p>-38.41228</text:p>
          </table:table-cell>
          <table:table-cell office:value-type="float" office:value="0.07834331" calcext:value-type="float">
            <text:p>0.07834331</text:p>
          </table:table-cell>
          <table:table-cell office:value-type="float" office:value="4.546364" calcext:value-type="float">
            <text:p>4.546364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6" calcext:value-type="float">
            <text:p>0.004165796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3" calcext:value-type="float">
            <text:p>0.9729413</text:p>
          </table:table-cell>
          <table:table-cell office:value-type="float" office:value="-0.3123609" calcext:value-type="float">
            <text:p>-0.3123609</text:p>
          </table:table-cell>
          <table:table-cell office:value-type="float" office:value="-0.01766458" calcext:value-type="float">
            <text:p>-0.01766458</text:p>
          </table:table-cell>
          <table:table-cell office:value-type="float" office:value="0.00007273199" calcext:value-type="float">
            <text:p>7.273199E-05</text:p>
          </table:table-cell>
          <table:table-cell office:value-type="float" office:value="14.13163" calcext:value-type="float">
            <text:p>14.13163</text:p>
          </table:table-cell>
          <table:table-cell office:value-type="float" office:value="0.6566424" calcext:value-type="float">
            <text:p>0.6566424</text:p>
          </table:table-cell>
          <table:table-cell office:value-type="float" office:value="0.06860154" calcext:value-type="float">
            <text:p>0.06860154</text:p>
          </table:table-cell>
          <table:table-cell office:value-type="float" office:value="0.06048619" calcext:value-type="float">
            <text:p>0.06048619</text:p>
          </table:table-cell>
          <table:table-cell office:value-type="float" office:value="0.02668434" calcext:value-type="float">
            <text:p>0.02668434</text:p>
          </table:table-cell>
          <table:table-cell office:value-type="float" office:value="0.02509573" calcext:value-type="float">
            <text:p>0.02509573</text:p>
          </table:table-cell>
          <table:table-cell office:value-type="float" office:value="0.01257526" calcext:value-type="float">
            <text:p>0.01257526</text:p>
          </table:table-cell>
          <table:table-cell office:value-type="float" office:value="0.01262386" calcext:value-type="float">
            <text:p>0.01262386</text:p>
          </table:table-cell>
          <table:table-cell office:value-type="float" office:value="0.02562797" calcext:value-type="float">
            <text:p>0.02562797</text:p>
          </table:table-cell>
          <table:table-cell office:value-type="float" office:value="0.0215891" calcext:value-type="float">
            <text:p>0.0215891</text:p>
          </table:table-cell>
          <table:table-cell office:value-type="float" office:value="0.01990123" calcext:value-type="float">
            <text:p>0.01990123</text:p>
          </table:table-cell>
          <table:table-cell office:value-type="float" office:value="0.0208111" calcext:value-type="float">
            <text:p>0.0208111</text:p>
          </table:table-cell>
          <table:table-cell office:value-type="float" office:value="0.02421653" calcext:value-type="float">
            <text:p>0.02421653</text:p>
          </table:table-cell>
          <table:table-cell office:value-type="float" office:value="0.005596222" calcext:value-type="float">
            <text:p>0.005596222</text:p>
          </table:table-cell>
          <table:table-cell office:value-type="float" office:value="0.00355823" calcext:value-type="float">
            <text:p>0.00355823</text:p>
          </table:table-cell>
          <table:table-cell office:value-type="float" office:value="0" calcext:value-type="float">
            <text:p>0</text:p>
          </table:table-cell>
          <table:table-cell office:value-type="float" office:value="9.736226" calcext:value-type="float">
            <text:p>9.736226</text:p>
          </table:table-cell>
          <table:table-cell office:value-type="float" office:value="12.87632" calcext:value-type="float">
            <text:p>12.87632</text:p>
          </table:table-cell>
          <table:table-cell office:value-type="float" office:value="22.41737" calcext:value-type="float">
            <text:p>22.41737</text:p>
          </table:table-cell>
          <table:table-cell office:value-type="float" office:value="10.71094" calcext:value-type="float">
            <text:p>10.71094</text:p>
          </table:table-cell>
          <table:table-cell office:value-type="float" office:value="11.25948" calcext:value-type="float">
            <text:p>11.25948</text:p>
          </table:table-cell>
          <table:table-cell office:value-type="float" office:value="3.928041" calcext:value-type="float">
            <text:p>3.928041</text:p>
          </table:table-cell>
          <table:table-cell office:value-type="float" office:value="1.040893" calcext:value-type="float">
            <text:p>1.040893</text:p>
          </table:table-cell>
          <table:table-cell office:value-type="float" office:value="0.6733711" calcext:value-type="float">
            <text:p>0.6733711</text:p>
          </table:table-cell>
          <table:table-cell office:value-type="float" office:value="0.7169021" calcext:value-type="float">
            <text:p>0.7169021</text:p>
          </table:table-cell>
          <table:table-cell office:value-type="float" office:value="0.2838327" calcext:value-type="float">
            <text:p>0.2838327</text:p>
          </table:table-cell>
          <table:table-cell office:value-type="float" office:value="0.1183828" calcext:value-type="float">
            <text:p>0.1183828</text:p>
          </table:table-cell>
          <table:table-cell office:value-type="float" office:value="0.1251327" calcext:value-type="float">
            <text:p>0.1251327</text:p>
          </table:table-cell>
          <table:table-cell office:value-type="float" office:value="0.3370651" calcext:value-type="float">
            <text:p>0.3370651</text:p>
          </table:table-cell>
          <table:table-cell office:value-type="float" office:value="0.3468899" calcext:value-type="float">
            <text:p>0.3468899</text:p>
          </table:table-cell>
          <table:table-cell office:value-type="float" office:value="0" calcext:value-type="float">
            <text:p>0</text:p>
          </table:table-cell>
          <table:table-cell office:value-type="float" office:value="66.13132" calcext:value-type="float">
            <text:p>66.13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2643" calcext:value-type="float">
            <text:p>22.82643</text:p>
          </table:table-cell>
          <table:table-cell office:value-type="float" office:value="0" calcext:value-type="float">
            <text:p>0</text:p>
          </table:table-cell>
          <table:table-cell office:value-type="float" office:value="-0.9906177" calcext:value-type="float">
            <text:p>-0.990617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7" calcext:value-type="float">
            <text:p>10092007</text:p>
          </table:table-cell>
          <table:table-cell office:value-type="float" office:value="14.29331" calcext:value-type="float">
            <text:p>14.29331</text:p>
          </table:table-cell>
          <table:table-cell office:value-type="float" office:value="1099.242" calcext:value-type="float">
            <text:p>1099.242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39929" calcext:value-type="float">
            <text:p>-38.39929</text:p>
          </table:table-cell>
          <table:table-cell office:value-type="float" office:value="0.0759801" calcext:value-type="float">
            <text:p>0.0759801</text:p>
          </table:table-cell>
          <table:table-cell office:value-type="float" office:value="4.607464" calcext:value-type="float">
            <text:p>4.607464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6" calcext:value-type="float">
            <text:p>0.004165796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3" calcext:value-type="float">
            <text:p>0.9729413</text:p>
          </table:table-cell>
          <table:table-cell office:value-type="float" office:value="-0.3123867" calcext:value-type="float">
            <text:p>-0.3123867</text:p>
          </table:table-cell>
          <table:table-cell office:value-type="float" office:value="-0.01765343" calcext:value-type="float">
            <text:p>-0.01765343</text:p>
          </table:table-cell>
          <table:table-cell office:value-type="float" office:value="0.0000733845" calcext:value-type="float">
            <text:p>7.33845E-05</text:p>
          </table:table-cell>
          <table:table-cell office:value-type="float" office:value="14.13337" calcext:value-type="float">
            <text:p>14.13337</text:p>
          </table:table-cell>
          <table:table-cell office:value-type="float" office:value="0.4781127" calcext:value-type="float">
            <text:p>0.4781127</text:p>
          </table:table-cell>
          <table:table-cell office:value-type="float" office:value="0.0612583" calcext:value-type="float">
            <text:p>0.0612583</text:p>
          </table:table-cell>
          <table:table-cell office:value-type="float" office:value="0.05601891" calcext:value-type="float">
            <text:p>0.05601891</text:p>
          </table:table-cell>
          <table:table-cell office:value-type="float" office:value="0.02570473" calcext:value-type="float">
            <text:p>0.02570473</text:p>
          </table:table-cell>
          <table:table-cell office:value-type="float" office:value="0.02388348" calcext:value-type="float">
            <text:p>0.02388348</text:p>
          </table:table-cell>
          <table:table-cell office:value-type="float" office:value="0.01237106" calcext:value-type="float">
            <text:p>0.01237106</text:p>
          </table:table-cell>
          <table:table-cell office:value-type="float" office:value="0.01243205" calcext:value-type="float">
            <text:p>0.01243205</text:p>
          </table:table-cell>
          <table:table-cell office:value-type="float" office:value="0.02563145" calcext:value-type="float">
            <text:p>0.02563145</text:p>
          </table:table-cell>
          <table:table-cell office:value-type="float" office:value="0.02154629" calcext:value-type="float">
            <text:p>0.02154629</text:p>
          </table:table-cell>
          <table:table-cell office:value-type="float" office:value="0.01985763" calcext:value-type="float">
            <text:p>0.01985763</text:p>
          </table:table-cell>
          <table:table-cell office:value-type="float" office:value="0.0207655" calcext:value-type="float">
            <text:p>0.0207655</text:p>
          </table:table-cell>
          <table:table-cell office:value-type="float" office:value="0.02415141" calcext:value-type="float">
            <text:p>0.02415141</text:p>
          </table:table-cell>
          <table:table-cell office:value-type="float" office:value="0.005589594" calcext:value-type="float">
            <text:p>0.005589594</text:p>
          </table:table-cell>
          <table:table-cell office:value-type="float" office:value="0.003556742" calcext:value-type="float">
            <text:p>0.003556742</text:p>
          </table:table-cell>
          <table:table-cell office:value-type="float" office:value="0" calcext:value-type="float">
            <text:p>0</text:p>
          </table:table-cell>
          <table:table-cell office:value-type="float" office:value="10.11366" calcext:value-type="float">
            <text:p>10.11366</text:p>
          </table:table-cell>
          <table:table-cell office:value-type="float" office:value="13.81946" calcext:value-type="float">
            <text:p>13.81946</text:p>
          </table:table-cell>
          <table:table-cell office:value-type="float" office:value="21.92994" calcext:value-type="float">
            <text:p>21.92994</text:p>
          </table:table-cell>
          <table:table-cell office:value-type="float" office:value="11.06297" calcext:value-type="float">
            <text:p>11.06297</text:p>
          </table:table-cell>
          <table:table-cell office:value-type="float" office:value="11.44707" calcext:value-type="float">
            <text:p>11.44707</text:p>
          </table:table-cell>
          <table:table-cell office:value-type="float" office:value="3.958384" calcext:value-type="float">
            <text:p>3.958384</text:p>
          </table:table-cell>
          <table:table-cell office:value-type="float" office:value="1.038975" calcext:value-type="float">
            <text:p>1.038975</text:p>
          </table:table-cell>
          <table:table-cell office:value-type="float" office:value="0.6956931" calcext:value-type="float">
            <text:p>0.6956931</text:p>
          </table:table-cell>
          <table:table-cell office:value-type="float" office:value="0.726747" calcext:value-type="float">
            <text:p>0.726747</text:p>
          </table:table-cell>
          <table:table-cell office:value-type="float" office:value="0.2889692" calcext:value-type="float">
            <text:p>0.2889692</text:p>
          </table:table-cell>
          <table:table-cell office:value-type="float" office:value="0.1210531" calcext:value-type="float">
            <text:p>0.1210531</text:p>
          </table:table-cell>
          <table:table-cell office:value-type="float" office:value="0.1280559" calcext:value-type="float">
            <text:p>0.1280559</text:p>
          </table:table-cell>
          <table:table-cell office:value-type="float" office:value="0.3366733" calcext:value-type="float">
            <text:p>0.3366733</text:p>
          </table:table-cell>
          <table:table-cell office:value-type="float" office:value="0.3468948" calcext:value-type="float">
            <text:p>0.3468948</text:p>
          </table:table-cell>
          <table:table-cell office:value-type="float" office:value="0" calcext:value-type="float">
            <text:p>0</text:p>
          </table:table-cell>
          <table:table-cell office:value-type="float" office:value="72.2707" calcext:value-type="float">
            <text:p>72.2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8603" calcext:value-type="float">
            <text:p>22.88603</text:p>
          </table:table-cell>
          <table:table-cell office:value-type="float" office:value="0" calcext:value-type="float">
            <text:p>0</text:p>
          </table:table-cell>
          <table:table-cell office:value-type="float" office:value="-0.9906339" calcext:value-type="float">
            <text:p>-0.99063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7" calcext:value-type="float">
            <text:p>11092007</text:p>
          </table:table-cell>
          <table:table-cell office:value-type="float" office:value="14.26786" calcext:value-type="float">
            <text:p>14.26786</text:p>
          </table:table-cell>
          <table:table-cell office:value-type="float" office:value="1099.21" calcext:value-type="float">
            <text:p>1099.21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38398" calcext:value-type="float">
            <text:p>-38.38398</text:p>
          </table:table-cell>
          <table:table-cell office:value-type="float" office:value="0.07829984" calcext:value-type="float">
            <text:p>0.07829984</text:p>
          </table:table-cell>
          <table:table-cell office:value-type="float" office:value="4.67076" calcext:value-type="float">
            <text:p>4.67076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6" calcext:value-type="float">
            <text:p>0.004165796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3" calcext:value-type="float">
            <text:p>0.9729413</text:p>
          </table:table-cell>
          <table:table-cell office:value-type="float" office:value="-0.3124074" calcext:value-type="float">
            <text:p>-0.3124074</text:p>
          </table:table-cell>
          <table:table-cell office:value-type="float" office:value="-0.01763366" calcext:value-type="float">
            <text:p>-0.01763366</text:p>
          </table:table-cell>
          <table:table-cell office:value-type="float" office:value="0.0000733845" calcext:value-type="float">
            <text:p>7.33845E-05</text:p>
          </table:table-cell>
          <table:table-cell office:value-type="float" office:value="14.12246" calcext:value-type="float">
            <text:p>14.12246</text:p>
          </table:table-cell>
          <table:table-cell office:value-type="float" office:value="0.6925401" calcext:value-type="float">
            <text:p>0.6925401</text:p>
          </table:table-cell>
          <table:table-cell office:value-type="float" office:value="0.05756515" calcext:value-type="float">
            <text:p>0.05756515</text:p>
          </table:table-cell>
          <table:table-cell office:value-type="float" office:value="0.05306146" calcext:value-type="float">
            <text:p>0.05306146</text:p>
          </table:table-cell>
          <table:table-cell office:value-type="float" office:value="0.02518576" calcext:value-type="float">
            <text:p>0.02518576</text:p>
          </table:table-cell>
          <table:table-cell office:value-type="float" office:value="0.02314323" calcext:value-type="float">
            <text:p>0.02314323</text:p>
          </table:table-cell>
          <table:table-cell office:value-type="float" office:value="0.01224244" calcext:value-type="float">
            <text:p>0.01224244</text:p>
          </table:table-cell>
          <table:table-cell office:value-type="float" office:value="0.01228196" calcext:value-type="float">
            <text:p>0.01228196</text:p>
          </table:table-cell>
          <table:table-cell office:value-type="float" office:value="0.02562162" calcext:value-type="float">
            <text:p>0.02562162</text:p>
          </table:table-cell>
          <table:table-cell office:value-type="float" office:value="0.02151635" calcext:value-type="float">
            <text:p>0.02151635</text:p>
          </table:table-cell>
          <table:table-cell office:value-type="float" office:value="0.01982029" calcext:value-type="float">
            <text:p>0.01982029</text:p>
          </table:table-cell>
          <table:table-cell office:value-type="float" office:value="0.02072284" calcext:value-type="float">
            <text:p>0.02072284</text:p>
          </table:table-cell>
          <table:table-cell office:value-type="float" office:value="0.02408667" calcext:value-type="float">
            <text:p>0.02408667</text:p>
          </table:table-cell>
          <table:table-cell office:value-type="float" office:value="0.005582983" calcext:value-type="float">
            <text:p>0.005582983</text:p>
          </table:table-cell>
          <table:table-cell office:value-type="float" office:value="0.003555261" calcext:value-type="float">
            <text:p>0.003555261</text:p>
          </table:table-cell>
          <table:table-cell office:value-type="float" office:value="0" calcext:value-type="float">
            <text:p>0</text:p>
          </table:table-cell>
          <table:table-cell office:value-type="float" office:value="9.139544" calcext:value-type="float">
            <text:p>9.139544</text:p>
          </table:table-cell>
          <table:table-cell office:value-type="float" office:value="15.03093" calcext:value-type="float">
            <text:p>15.03093</text:p>
          </table:table-cell>
          <table:table-cell office:value-type="float" office:value="21.45046" calcext:value-type="float">
            <text:p>21.45046</text:p>
          </table:table-cell>
          <table:table-cell office:value-type="float" office:value="11.46867" calcext:value-type="float">
            <text:p>11.46867</text:p>
          </table:table-cell>
          <table:table-cell office:value-type="float" office:value="11.65009" calcext:value-type="float">
            <text:p>11.65009</text:p>
          </table:table-cell>
          <table:table-cell office:value-type="float" office:value="3.990231" calcext:value-type="float">
            <text:p>3.990231</text:p>
          </table:table-cell>
          <table:table-cell office:value-type="float" office:value="1.057069" calcext:value-type="float">
            <text:p>1.057069</text:p>
          </table:table-cell>
          <table:table-cell office:value-type="float" office:value="0.7116484" calcext:value-type="float">
            <text:p>0.7116484</text:p>
          </table:table-cell>
          <table:table-cell office:value-type="float" office:value="0.7364315" calcext:value-type="float">
            <text:p>0.7364315</text:p>
          </table:table-cell>
          <table:table-cell office:value-type="float" office:value="0.2940691" calcext:value-type="float">
            <text:p>0.2940691</text:p>
          </table:table-cell>
          <table:table-cell office:value-type="float" office:value="0.1237144" calcext:value-type="float">
            <text:p>0.1237144</text:p>
          </table:table-cell>
          <table:table-cell office:value-type="float" office:value="0.130953" calcext:value-type="float">
            <text:p>0.130953</text:p>
          </table:table-cell>
          <table:table-cell office:value-type="float" office:value="0.336294" calcext:value-type="float">
            <text:p>0.336294</text:p>
          </table:table-cell>
          <table:table-cell office:value-type="float" office:value="0.3468996" calcext:value-type="float">
            <text:p>0.3468996</text:p>
          </table:table-cell>
          <table:table-cell office:value-type="float" office:value="0" calcext:value-type="float">
            <text:p>0</text:p>
          </table:table-cell>
          <table:table-cell office:value-type="float" office:value="90.85644" calcext:value-type="float">
            <text:p>90.85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5161" calcext:value-type="float">
            <text:p>22.95161</text:p>
          </table:table-cell>
          <table:table-cell office:value-type="float" office:value="0" calcext:value-type="float">
            <text:p>0</text:p>
          </table:table-cell>
          <table:table-cell office:value-type="float" office:value="-0.9906446" calcext:value-type="float">
            <text:p>-0.990644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7" calcext:value-type="float">
            <text:p>12092007</text:p>
          </table:table-cell>
          <table:table-cell office:value-type="float" office:value="14.24477" calcext:value-type="float">
            <text:p>14.24477</text:p>
          </table:table-cell>
          <table:table-cell office:value-type="float" office:value="1099.177" calcext:value-type="float">
            <text:p>1099.177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36079" calcext:value-type="float">
            <text:p>-38.36079</text:p>
          </table:table-cell>
          <table:table-cell office:value-type="float" office:value="0.0831217" calcext:value-type="float">
            <text:p>0.0831217</text:p>
          </table:table-cell>
          <table:table-cell office:value-type="float" office:value="4.739695" calcext:value-type="float">
            <text:p>4.739695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6" calcext:value-type="float">
            <text:p>0.004165796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3" calcext:value-type="float">
            <text:p>0.9729413</text:p>
          </table:table-cell>
          <table:table-cell office:value-type="float" office:value="-0.3124308" calcext:value-type="float">
            <text:p>-0.3124308</text:p>
          </table:table-cell>
          <table:table-cell office:value-type="float" office:value="-0.01761547" calcext:value-type="float">
            <text:p>-0.01761547</text:p>
          </table:table-cell>
          <table:table-cell office:value-type="float" office:value="0.0000733845" calcext:value-type="float">
            <text:p>7.33845E-05</text:p>
          </table:table-cell>
          <table:table-cell office:value-type="float" office:value="14.1067" calcext:value-type="float">
            <text:p>14.1067</text:p>
          </table:table-cell>
          <table:table-cell office:value-type="float" office:value="1.100171" calcext:value-type="float">
            <text:p>1.100171</text:p>
          </table:table-cell>
          <table:table-cell office:value-type="float" office:value="0.05944191" calcext:value-type="float">
            <text:p>0.05944191</text:p>
          </table:table-cell>
          <table:table-cell office:value-type="float" office:value="0.05487754" calcext:value-type="float">
            <text:p>0.05487754</text:p>
          </table:table-cell>
          <table:table-cell office:value-type="float" office:value="0.02493154" calcext:value-type="float">
            <text:p>0.02493154</text:p>
          </table:table-cell>
          <table:table-cell office:value-type="float" office:value="0.02268532" calcext:value-type="float">
            <text:p>0.02268532</text:p>
          </table:table-cell>
          <table:table-cell office:value-type="float" office:value="0.01215219" calcext:value-type="float">
            <text:p>0.01215219</text:p>
          </table:table-cell>
          <table:table-cell office:value-type="float" office:value="0.01213483" calcext:value-type="float">
            <text:p>0.01213483</text:p>
          </table:table-cell>
          <table:table-cell office:value-type="float" office:value="0.0255939" calcext:value-type="float">
            <text:p>0.0255939</text:p>
          </table:table-cell>
          <table:table-cell office:value-type="float" office:value="0.0214936" calcext:value-type="float">
            <text:p>0.0214936</text:p>
          </table:table-cell>
          <table:table-cell office:value-type="float" office:value="0.01978864" calcext:value-type="float">
            <text:p>0.01978864</text:p>
          </table:table-cell>
          <table:table-cell office:value-type="float" office:value="0.02068318" calcext:value-type="float">
            <text:p>0.02068318</text:p>
          </table:table-cell>
          <table:table-cell office:value-type="float" office:value="0.02402245" calcext:value-type="float">
            <text:p>0.02402245</text:p>
          </table:table-cell>
          <table:table-cell office:value-type="float" office:value="0.005576379" calcext:value-type="float">
            <text:p>0.005576379</text:p>
          </table:table-cell>
          <table:table-cell office:value-type="float" office:value="0.003553784" calcext:value-type="float">
            <text:p>0.003553784</text:p>
          </table:table-cell>
          <table:table-cell office:value-type="float" office:value="0" calcext:value-type="float">
            <text:p>0</text:p>
          </table:table-cell>
          <table:table-cell office:value-type="float" office:value="8.263302" calcext:value-type="float">
            <text:p>8.263302</text:p>
          </table:table-cell>
          <table:table-cell office:value-type="float" office:value="16.10186" calcext:value-type="float">
            <text:p>16.10186</text:p>
          </table:table-cell>
          <table:table-cell office:value-type="float" office:value="21.07166" calcext:value-type="float">
            <text:p>21.07166</text:p>
          </table:table-cell>
          <table:table-cell office:value-type="float" office:value="11.9617" calcext:value-type="float">
            <text:p>11.9617</text:p>
          </table:table-cell>
          <table:table-cell office:value-type="float" office:value="11.86133" calcext:value-type="float">
            <text:p>11.86133</text:p>
          </table:table-cell>
          <table:table-cell office:value-type="float" office:value="4.024831" calcext:value-type="float">
            <text:p>4.024831</text:p>
          </table:table-cell>
          <table:table-cell office:value-type="float" office:value="1.083323" calcext:value-type="float">
            <text:p>1.083323</text:p>
          </table:table-cell>
          <table:table-cell office:value-type="float" office:value="0.7255518" calcext:value-type="float">
            <text:p>0.7255518</text:p>
          </table:table-cell>
          <table:table-cell office:value-type="float" office:value="0.7458153" calcext:value-type="float">
            <text:p>0.7458153</text:p>
          </table:table-cell>
          <table:table-cell office:value-type="float" office:value="0.2991222" calcext:value-type="float">
            <text:p>0.2991222</text:p>
          </table:table-cell>
          <table:table-cell office:value-type="float" office:value="0.1263631" calcext:value-type="float">
            <text:p>0.1263631</text:p>
          </table:table-cell>
          <table:table-cell office:value-type="float" office:value="0.1338265" calcext:value-type="float">
            <text:p>0.1338265</text:p>
          </table:table-cell>
          <table:table-cell office:value-type="float" office:value="0.335923" calcext:value-type="float">
            <text:p>0.335923</text:p>
          </table:table-cell>
          <table:table-cell office:value-type="float" office:value="0.3469045" calcext:value-type="float">
            <text:p>0.3469045</text:p>
          </table:table-cell>
          <table:table-cell office:value-type="float" office:value="0" calcext:value-type="float">
            <text:p>0</text:p>
          </table:table-cell>
          <table:table-cell office:value-type="float" office:value="107.6951" calcext:value-type="float">
            <text:p>107.6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2517" calcext:value-type="float">
            <text:p>23.02517</text:p>
          </table:table-cell>
          <table:table-cell office:value-type="float" office:value="0" calcext:value-type="float">
            <text:p>0</text:p>
          </table:table-cell>
          <table:table-cell office:value-type="float" office:value="-0.9906553" calcext:value-type="float">
            <text:p>-0.99065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7" calcext:value-type="float">
            <text:p>13092007</text:p>
          </table:table-cell>
          <table:table-cell office:value-type="float" office:value="14.21882" calcext:value-type="float">
            <text:p>14.21882</text:p>
          </table:table-cell>
          <table:table-cell office:value-type="float" office:value="1099.142" calcext:value-type="float">
            <text:p>1099.142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34241" calcext:value-type="float">
            <text:p>-38.34241</text:p>
          </table:table-cell>
          <table:table-cell office:value-type="float" office:value="0.08555335" calcext:value-type="float">
            <text:p>0.08555335</text:p>
          </table:table-cell>
          <table:table-cell office:value-type="float" office:value="4.809556" calcext:value-type="float">
            <text:p>4.809556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6" calcext:value-type="float">
            <text:p>0.004165796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3" calcext:value-type="float">
            <text:p>0.9729413</text:p>
          </table:table-cell>
          <table:table-cell office:value-type="float" office:value="-0.3124515" calcext:value-type="float">
            <text:p>-0.3124515</text:p>
          </table:table-cell>
          <table:table-cell office:value-type="float" office:value="-0.01759684" calcext:value-type="float">
            <text:p>-0.01759684</text:p>
          </table:table-cell>
          <table:table-cell office:value-type="float" office:value="0.0000733845" calcext:value-type="float">
            <text:p>7.33845E-05</text:p>
          </table:table-cell>
          <table:table-cell office:value-type="float" office:value="14.09482" calcext:value-type="float">
            <text:p>14.09482</text:p>
          </table:table-cell>
          <table:table-cell office:value-type="float" office:value="1.335951" calcext:value-type="float">
            <text:p>1.335951</text:p>
          </table:table-cell>
          <table:table-cell office:value-type="float" office:value="0.05621569" calcext:value-type="float">
            <text:p>0.05621569</text:p>
          </table:table-cell>
          <table:table-cell office:value-type="float" office:value="0.05255311" calcext:value-type="float">
            <text:p>0.05255311</text:p>
          </table:table-cell>
          <table:table-cell office:value-type="float" office:value="0.02489175" calcext:value-type="float">
            <text:p>0.02489175</text:p>
          </table:table-cell>
          <table:table-cell office:value-type="float" office:value="0.02241087" calcext:value-type="float">
            <text:p>0.02241087</text:p>
          </table:table-cell>
          <table:table-cell office:value-type="float" office:value="0.01207818" calcext:value-type="float">
            <text:p>0.01207818</text:p>
          </table:table-cell>
          <table:table-cell office:value-type="float" office:value="0.01200685" calcext:value-type="float">
            <text:p>0.01200685</text:p>
          </table:table-cell>
          <table:table-cell office:value-type="float" office:value="0.02554748" calcext:value-type="float">
            <text:p>0.02554748</text:p>
          </table:table-cell>
          <table:table-cell office:value-type="float" office:value="0.02147254" calcext:value-type="float">
            <text:p>0.02147254</text:p>
          </table:table-cell>
          <table:table-cell office:value-type="float" office:value="0.01976166" calcext:value-type="float">
            <text:p>0.01976166</text:p>
          </table:table-cell>
          <table:table-cell office:value-type="float" office:value="0.02064656" calcext:value-type="float">
            <text:p>0.02064656</text:p>
          </table:table-cell>
          <table:table-cell office:value-type="float" office:value="0.02395963" calcext:value-type="float">
            <text:p>0.02395963</text:p>
          </table:table-cell>
          <table:table-cell office:value-type="float" office:value="0.005569798" calcext:value-type="float">
            <text:p>0.005569798</text:p>
          </table:table-cell>
          <table:table-cell office:value-type="float" office:value="0.003552312" calcext:value-type="float">
            <text:p>0.003552312</text:p>
          </table:table-cell>
          <table:table-cell office:value-type="float" office:value="0" calcext:value-type="float">
            <text:p>0</text:p>
          </table:table-cell>
          <table:table-cell office:value-type="float" office:value="7.837849" calcext:value-type="float">
            <text:p>7.837849</text:p>
          </table:table-cell>
          <table:table-cell office:value-type="float" office:value="16.85773" calcext:value-type="float">
            <text:p>16.85773</text:p>
          </table:table-cell>
          <table:table-cell office:value-type="float" office:value="20.86534" calcext:value-type="float">
            <text:p>20.86534</text:p>
          </table:table-cell>
          <table:table-cell office:value-type="float" office:value="12.44168" calcext:value-type="float">
            <text:p>12.44168</text:p>
          </table:table-cell>
          <table:table-cell office:value-type="float" office:value="12.08475" calcext:value-type="float">
            <text:p>12.08475</text:p>
          </table:table-cell>
          <table:table-cell office:value-type="float" office:value="4.063212" calcext:value-type="float">
            <text:p>4.063212</text:p>
          </table:table-cell>
          <table:table-cell office:value-type="float" office:value="1.112423" calcext:value-type="float">
            <text:p>1.112423</text:p>
          </table:table-cell>
          <table:table-cell office:value-type="float" office:value="0.7393857" calcext:value-type="float">
            <text:p>0.7393857</text:p>
          </table:table-cell>
          <table:table-cell office:value-type="float" office:value="0.7549763" calcext:value-type="float">
            <text:p>0.7549763</text:p>
          </table:table-cell>
          <table:table-cell office:value-type="float" office:value="0.3041309" calcext:value-type="float">
            <text:p>0.3041309</text:p>
          </table:table-cell>
          <table:table-cell office:value-type="float" office:value="0.1289967" calcext:value-type="float">
            <text:p>0.1289967</text:p>
          </table:table-cell>
          <table:table-cell office:value-type="float" office:value="0.1366639" calcext:value-type="float">
            <text:p>0.1366639</text:p>
          </table:table-cell>
          <table:table-cell office:value-type="float" office:value="0.3355722" calcext:value-type="float">
            <text:p>0.3355722</text:p>
          </table:table-cell>
          <table:table-cell office:value-type="float" office:value="0.3469093" calcext:value-type="float">
            <text:p>0.3469093</text:p>
          </table:table-cell>
          <table:table-cell office:value-type="float" office:value="0" calcext:value-type="float">
            <text:p>0</text:p>
          </table:table-cell>
          <table:table-cell office:value-type="float" office:value="117.742" calcext:value-type="float">
            <text:p>117.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9761" calcext:value-type="float">
            <text:p>23.09761</text:p>
          </table:table-cell>
          <table:table-cell office:value-type="float" office:value="0" calcext:value-type="float">
            <text:p>0</text:p>
          </table:table-cell>
          <table:table-cell office:value-type="float" office:value="-0.9906667" calcext:value-type="float">
            <text:p>-0.990666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7" calcext:value-type="float">
            <text:p>14092007</text:p>
          </table:table-cell>
          <table:table-cell office:value-type="float" office:value="14.20052" calcext:value-type="float">
            <text:p>14.20052</text:p>
          </table:table-cell>
          <table:table-cell office:value-type="float" office:value="1099.11" calcext:value-type="float">
            <text:p>1099.11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3225" calcext:value-type="float">
            <text:p>-38.3225</text:p>
          </table:table-cell>
          <table:table-cell office:value-type="float" office:value="0.08251794" calcext:value-type="float">
            <text:p>0.08251794</text:p>
          </table:table-cell>
          <table:table-cell office:value-type="float" office:value="4.878652" calcext:value-type="float">
            <text:p>4.878652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6" calcext:value-type="float">
            <text:p>0.004165796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3" calcext:value-type="float">
            <text:p>0.9729413</text:p>
          </table:table-cell>
          <table:table-cell office:value-type="float" office:value="-0.3124714" calcext:value-type="float">
            <text:p>-0.3124714</text:p>
          </table:table-cell>
          <table:table-cell office:value-type="float" office:value="-0.01757966" calcext:value-type="float">
            <text:p>-0.01757966</text:p>
          </table:table-cell>
          <table:table-cell office:value-type="float" office:value="0.0000733845" calcext:value-type="float">
            <text:p>7.33845E-05</text:p>
          </table:table-cell>
          <table:table-cell office:value-type="float" office:value="14.08771" calcext:value-type="float">
            <text:p>14.08771</text:p>
          </table:table-cell>
          <table:table-cell office:value-type="float" office:value="1.045226" calcext:value-type="float">
            <text:p>1.045226</text:p>
          </table:table-cell>
          <table:table-cell office:value-type="float" office:value="0.05569046" calcext:value-type="float">
            <text:p>0.05569046</text:p>
          </table:table-cell>
          <table:table-cell office:value-type="float" office:value="0.04998983" calcext:value-type="float">
            <text:p>0.04998983</text:p>
          </table:table-cell>
          <table:table-cell office:value-type="float" office:value="0.02490489" calcext:value-type="float">
            <text:p>0.02490489</text:p>
          </table:table-cell>
          <table:table-cell office:value-type="float" office:value="0.02226777" calcext:value-type="float">
            <text:p>0.02226777</text:p>
          </table:table-cell>
          <table:table-cell office:value-type="float" office:value="0.0120545" calcext:value-type="float">
            <text:p>0.0120545</text:p>
          </table:table-cell>
          <table:table-cell office:value-type="float" office:value="0.01194423" calcext:value-type="float">
            <text:p>0.01194423</text:p>
          </table:table-cell>
          <table:table-cell office:value-type="float" office:value="0.02550477" calcext:value-type="float">
            <text:p>0.02550477</text:p>
          </table:table-cell>
          <table:table-cell office:value-type="float" office:value="0.02145217" calcext:value-type="float">
            <text:p>0.02145217</text:p>
          </table:table-cell>
          <table:table-cell office:value-type="float" office:value="0.01973804" calcext:value-type="float">
            <text:p>0.01973804</text:p>
          </table:table-cell>
          <table:table-cell office:value-type="float" office:value="0.02061323" calcext:value-type="float">
            <text:p>0.02061323</text:p>
          </table:table-cell>
          <table:table-cell office:value-type="float" office:value="0.02389983" calcext:value-type="float">
            <text:p>0.02389983</text:p>
          </table:table-cell>
          <table:table-cell office:value-type="float" office:value="0.005563263" calcext:value-type="float">
            <text:p>0.005563263</text:p>
          </table:table-cell>
          <table:table-cell office:value-type="float" office:value="0.003550839" calcext:value-type="float">
            <text:p>0.003550839</text:p>
          </table:table-cell>
          <table:table-cell office:value-type="float" office:value="0" calcext:value-type="float">
            <text:p>0</text:p>
          </table:table-cell>
          <table:table-cell office:value-type="float" office:value="7.88414" calcext:value-type="float">
            <text:p>7.88414</text:p>
          </table:table-cell>
          <table:table-cell office:value-type="float" office:value="17.29569" calcext:value-type="float">
            <text:p>17.29569</text:p>
          </table:table-cell>
          <table:table-cell office:value-type="float" office:value="20.69321" calcext:value-type="float">
            <text:p>20.69321</text:p>
          </table:table-cell>
          <table:table-cell office:value-type="float" office:value="12.99395" calcext:value-type="float">
            <text:p>12.99395</text:p>
          </table:table-cell>
          <table:table-cell office:value-type="float" office:value="12.32109" calcext:value-type="float">
            <text:p>12.32109</text:p>
          </table:table-cell>
          <table:table-cell office:value-type="float" office:value="4.103872" calcext:value-type="float">
            <text:p>4.103872</text:p>
          </table:table-cell>
          <table:table-cell office:value-type="float" office:value="1.140798" calcext:value-type="float">
            <text:p>1.140798</text:p>
          </table:table-cell>
          <table:table-cell office:value-type="float" office:value="0.7532806" calcext:value-type="float">
            <text:p>0.7532806</text:p>
          </table:table-cell>
          <table:table-cell office:value-type="float" office:value="0.7639861" calcext:value-type="float">
            <text:p>0.7639861</text:p>
          </table:table-cell>
          <table:table-cell office:value-type="float" office:value="0.3091109" calcext:value-type="float">
            <text:p>0.3091109</text:p>
          </table:table-cell>
          <table:table-cell office:value-type="float" office:value="0.1316259" calcext:value-type="float">
            <text:p>0.1316259</text:p>
          </table:table-cell>
          <table:table-cell office:value-type="float" office:value="0.1394762" calcext:value-type="float">
            <text:p>0.1394762</text:p>
          </table:table-cell>
          <table:table-cell office:value-type="float" office:value="0.335229" calcext:value-type="float">
            <text:p>0.335229</text:p>
          </table:table-cell>
          <table:table-cell office:value-type="float" office:value="0.3469141" calcext:value-type="float">
            <text:p>0.3469141</text:p>
          </table:table-cell>
          <table:table-cell office:value-type="float" office:value="0" calcext:value-type="float">
            <text:p>0</text:p>
          </table:table-cell>
          <table:table-cell office:value-type="float" office:value="119.1093" calcext:value-type="float">
            <text:p>119.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6112" calcext:value-type="float">
            <text:p>23.16112</text:p>
          </table:table-cell>
          <table:table-cell office:value-type="float" office:value="0" calcext:value-type="float">
            <text:p>0</text:p>
          </table:table-cell>
          <table:table-cell office:value-type="float" office:value="-0.9906679" calcext:value-type="float">
            <text:p>-0.990667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7" calcext:value-type="float">
            <text:p>15092007</text:p>
          </table:table-cell>
          <table:table-cell office:value-type="float" office:value="14.18242" calcext:value-type="float">
            <text:p>14.18242</text:p>
          </table:table-cell>
          <table:table-cell office:value-type="float" office:value="1099.083" calcext:value-type="float">
            <text:p>1099.083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30743" calcext:value-type="float">
            <text:p>-38.30743</text:p>
          </table:table-cell>
          <table:table-cell office:value-type="float" office:value="0.07861836" calcext:value-type="float">
            <text:p>0.07861836</text:p>
          </table:table-cell>
          <table:table-cell office:value-type="float" office:value="4.937963" calcext:value-type="float">
            <text:p>4.937963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6" calcext:value-type="float">
            <text:p>0.004165796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3" calcext:value-type="float">
            <text:p>0.9729413</text:p>
          </table:table-cell>
          <table:table-cell office:value-type="float" office:value="-0.3124955" calcext:value-type="float">
            <text:p>-0.3124955</text:p>
          </table:table-cell>
          <table:table-cell office:value-type="float" office:value="-0.01757007" calcext:value-type="float">
            <text:p>-0.01757007</text:p>
          </table:table-cell>
          <table:table-cell office:value-type="float" office:value="0.00007357241" calcext:value-type="float">
            <text:p>7.357241E-05</text:p>
          </table:table-cell>
          <table:table-cell office:value-type="float" office:value="14.08645" calcext:value-type="float">
            <text:p>14.08645</text:p>
          </table:table-cell>
          <table:table-cell office:value-type="float" office:value="0.6907861" calcext:value-type="float">
            <text:p>0.6907861</text:p>
          </table:table-cell>
          <table:table-cell office:value-type="float" office:value="0.05370403" calcext:value-type="float">
            <text:p>0.05370403</text:p>
          </table:table-cell>
          <table:table-cell office:value-type="float" office:value="0.04926568" calcext:value-type="float">
            <text:p>0.04926568</text:p>
          </table:table-cell>
          <table:table-cell office:value-type="float" office:value="0.0249592" calcext:value-type="float">
            <text:p>0.0249592</text:p>
          </table:table-cell>
          <table:table-cell office:value-type="float" office:value="0.02216218" calcext:value-type="float">
            <text:p>0.02216218</text:p>
          </table:table-cell>
          <table:table-cell office:value-type="float" office:value="0.01204731" calcext:value-type="float">
            <text:p>0.01204731</text:p>
          </table:table-cell>
          <table:table-cell office:value-type="float" office:value="0.0119298" calcext:value-type="float">
            <text:p>0.0119298</text:p>
          </table:table-cell>
          <table:table-cell office:value-type="float" office:value="0.02548249" calcext:value-type="float">
            <text:p>0.02548249</text:p>
          </table:table-cell>
          <table:table-cell office:value-type="float" office:value="0.0214372" calcext:value-type="float">
            <text:p>0.0214372</text:p>
          </table:table-cell>
          <table:table-cell office:value-type="float" office:value="0.01971734" calcext:value-type="float">
            <text:p>0.01971734</text:p>
          </table:table-cell>
          <table:table-cell office:value-type="float" office:value="0.0205827" calcext:value-type="float">
            <text:p>0.0205827</text:p>
          </table:table-cell>
          <table:table-cell office:value-type="float" office:value="0.02384313" calcext:value-type="float">
            <text:p>0.02384313</text:p>
          </table:table-cell>
          <table:table-cell office:value-type="float" office:value="0.005556752" calcext:value-type="float">
            <text:p>0.005556752</text:p>
          </table:table-cell>
          <table:table-cell office:value-type="float" office:value="0.003549365" calcext:value-type="float">
            <text:p>0.003549365</text:p>
          </table:table-cell>
          <table:table-cell office:value-type="float" office:value="0" calcext:value-type="float">
            <text:p>0</text:p>
          </table:table-cell>
          <table:table-cell office:value-type="float" office:value="9.207752" calcext:value-type="float">
            <text:p>9.207752</text:p>
          </table:table-cell>
          <table:table-cell office:value-type="float" office:value="17.00673" calcext:value-type="float">
            <text:p>17.00673</text:p>
          </table:table-cell>
          <table:table-cell office:value-type="float" office:value="20.57709" calcext:value-type="float">
            <text:p>20.57709</text:p>
          </table:table-cell>
          <table:table-cell office:value-type="float" office:value="13.62333" calcext:value-type="float">
            <text:p>13.62333</text:p>
          </table:table-cell>
          <table:table-cell office:value-type="float" office:value="12.59988" calcext:value-type="float">
            <text:p>12.59988</text:p>
          </table:table-cell>
          <table:table-cell office:value-type="float" office:value="4.144865" calcext:value-type="float">
            <text:p>4.144865</text:p>
          </table:table-cell>
          <table:table-cell office:value-type="float" office:value="1.167616" calcext:value-type="float">
            <text:p>1.167616</text:p>
          </table:table-cell>
          <table:table-cell office:value-type="float" office:value="0.7666816" calcext:value-type="float">
            <text:p>0.7666816</text:p>
          </table:table-cell>
          <table:table-cell office:value-type="float" office:value="0.7728252" calcext:value-type="float">
            <text:p>0.7728252</text:p>
          </table:table-cell>
          <table:table-cell office:value-type="float" office:value="0.3140692" calcext:value-type="float">
            <text:p>0.3140692</text:p>
          </table:table-cell>
          <table:table-cell office:value-type="float" office:value="0.1342503" calcext:value-type="float">
            <text:p>0.1342503</text:p>
          </table:table-cell>
          <table:table-cell office:value-type="float" office:value="0.1422607" calcext:value-type="float">
            <text:p>0.1422607</text:p>
          </table:table-cell>
          <table:table-cell office:value-type="float" office:value="0.3348996" calcext:value-type="float">
            <text:p>0.3348996</text:p>
          </table:table-cell>
          <table:table-cell office:value-type="float" office:value="0.3469189" calcext:value-type="float">
            <text:p>0.3469189</text:p>
          </table:table-cell>
          <table:table-cell office:value-type="float" office:value="0" calcext:value-type="float">
            <text:p>0</text:p>
          </table:table-cell>
          <table:table-cell office:value-type="float" office:value="114.601" calcext:value-type="float">
            <text:p>114.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1608" calcext:value-type="float">
            <text:p>23.21608</text:p>
          </table:table-cell>
          <table:table-cell office:value-type="float" office:value="0" calcext:value-type="float">
            <text:p>0</text:p>
          </table:table-cell>
          <table:table-cell office:value-type="float" office:value="-0.9906679" calcext:value-type="float">
            <text:p>-0.990667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7" calcext:value-type="float">
            <text:p>16092007</text:p>
          </table:table-cell>
          <table:table-cell office:value-type="float" office:value="14.16737" calcext:value-type="float">
            <text:p>14.16737</text:p>
          </table:table-cell>
          <table:table-cell office:value-type="float" office:value="1099.056" calcext:value-type="float">
            <text:p>1099.056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28949" calcext:value-type="float">
            <text:p>-38.28949</text:p>
          </table:table-cell>
          <table:table-cell office:value-type="float" office:value="0.07566062" calcext:value-type="float">
            <text:p>0.07566062</text:p>
          </table:table-cell>
          <table:table-cell office:value-type="float" office:value="4.996905" calcext:value-type="float">
            <text:p>4.996905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6" calcext:value-type="float">
            <text:p>0.9729416</text:p>
          </table:table-cell>
          <table:table-cell office:value-type="float" office:value="-0.3125174" calcext:value-type="float">
            <text:p>-0.3125174</text:p>
          </table:table-cell>
          <table:table-cell office:value-type="float" office:value="-0.01756242" calcext:value-type="float">
            <text:p>-0.01756242</text:p>
          </table:table-cell>
          <table:table-cell office:value-type="float" office:value="0.00007444332" calcext:value-type="float">
            <text:p>7.444332E-05</text:p>
          </table:table-cell>
          <table:table-cell office:value-type="float" office:value="14.08681" calcext:value-type="float">
            <text:p>14.08681</text:p>
          </table:table-cell>
          <table:table-cell office:value-type="float" office:value="0.4212698" calcext:value-type="float">
            <text:p>0.4212698</text:p>
          </table:table-cell>
          <table:table-cell office:value-type="float" office:value="0.05454212" calcext:value-type="float">
            <text:p>0.05454212</text:p>
          </table:table-cell>
          <table:table-cell office:value-type="float" office:value="0.05010444" calcext:value-type="float">
            <text:p>0.05010444</text:p>
          </table:table-cell>
          <table:table-cell office:value-type="float" office:value="0.02495842" calcext:value-type="float">
            <text:p>0.02495842</text:p>
          </table:table-cell>
          <table:table-cell office:value-type="float" office:value="0.02200014" calcext:value-type="float">
            <text:p>0.02200014</text:p>
          </table:table-cell>
          <table:table-cell office:value-type="float" office:value="0.01198151" calcext:value-type="float">
            <text:p>0.01198151</text:p>
          </table:table-cell>
          <table:table-cell office:value-type="float" office:value="0.01188914" calcext:value-type="float">
            <text:p>0.01188914</text:p>
          </table:table-cell>
          <table:table-cell office:value-type="float" office:value="0.02547305" calcext:value-type="float">
            <text:p>0.02547305</text:p>
          </table:table-cell>
          <table:table-cell office:value-type="float" office:value="0.02143083" calcext:value-type="float">
            <text:p>0.02143083</text:p>
          </table:table-cell>
          <table:table-cell office:value-type="float" office:value="0.01970003" calcext:value-type="float">
            <text:p>0.01970003</text:p>
          </table:table-cell>
          <table:table-cell office:value-type="float" office:value="0.02055375" calcext:value-type="float">
            <text:p>0.02055375</text:p>
          </table:table-cell>
          <table:table-cell office:value-type="float" office:value="0.02378939" calcext:value-type="float">
            <text:p>0.02378939</text:p>
          </table:table-cell>
          <table:table-cell office:value-type="float" office:value="0.005550263" calcext:value-type="float">
            <text:p>0.005550263</text:p>
          </table:table-cell>
          <table:table-cell office:value-type="float" office:value="0.003547892" calcext:value-type="float">
            <text:p>0.003547892</text:p>
          </table:table-cell>
          <table:table-cell office:value-type="float" office:value="0" calcext:value-type="float">
            <text:p>0</text:p>
          </table:table-cell>
          <table:table-cell office:value-type="float" office:value="6.476474" calcext:value-type="float">
            <text:p>6.476474</text:p>
          </table:table-cell>
          <table:table-cell office:value-type="float" office:value="15.80574" calcext:value-type="float">
            <text:p>15.80574</text:p>
          </table:table-cell>
          <table:table-cell office:value-type="float" office:value="21.80375" calcext:value-type="float">
            <text:p>21.80375</text:p>
          </table:table-cell>
          <table:table-cell office:value-type="float" office:value="14.39884" calcext:value-type="float">
            <text:p>14.39884</text:p>
          </table:table-cell>
          <table:table-cell office:value-type="float" office:value="12.9772" calcext:value-type="float">
            <text:p>12.9772</text:p>
          </table:table-cell>
          <table:table-cell office:value-type="float" office:value="4.187991" calcext:value-type="float">
            <text:p>4.187991</text:p>
          </table:table-cell>
          <table:table-cell office:value-type="float" office:value="1.193524" calcext:value-type="float">
            <text:p>1.193524</text:p>
          </table:table-cell>
          <table:table-cell office:value-type="float" office:value="0.7794464" calcext:value-type="float">
            <text:p>0.7794464</text:p>
          </table:table-cell>
          <table:table-cell office:value-type="float" office:value="0.781433" calcext:value-type="float">
            <text:p>0.781433</text:p>
          </table:table-cell>
          <table:table-cell office:value-type="float" office:value="0.3189923" calcext:value-type="float">
            <text:p>0.3189923</text:p>
          </table:table-cell>
          <table:table-cell office:value-type="float" office:value="0.1368497" calcext:value-type="float">
            <text:p>0.1368497</text:p>
          </table:table-cell>
          <table:table-cell office:value-type="float" office:value="0.1450156" calcext:value-type="float">
            <text:p>0.1450156</text:p>
          </table:table-cell>
          <table:table-cell office:value-type="float" office:value="0.3345866" calcext:value-type="float">
            <text:p>0.3345866</text:p>
          </table:table-cell>
          <table:table-cell office:value-type="float" office:value="0.3469238" calcext:value-type="float">
            <text:p>0.3469238</text:p>
          </table:table-cell>
          <table:table-cell office:value-type="float" office:value="0" calcext:value-type="float">
            <text:p>0</text:p>
          </table:table-cell>
          <table:table-cell office:value-type="float" office:value="106.3933" calcext:value-type="float">
            <text:p>106.3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6929" calcext:value-type="float">
            <text:p>23.26929</text:p>
          </table:table-cell>
          <table:table-cell office:value-type="float" office:value="0" calcext:value-type="float">
            <text:p>0</text:p>
          </table:table-cell>
          <table:table-cell office:value-type="float" office:value="-0.9906679" calcext:value-type="float">
            <text:p>-0.990667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7" calcext:value-type="float">
            <text:p>17092007</text:p>
          </table:table-cell>
          <table:table-cell office:value-type="float" office:value="14.14881" calcext:value-type="float">
            <text:p>14.14881</text:p>
          </table:table-cell>
          <table:table-cell office:value-type="float" office:value="1099.03" calcext:value-type="float">
            <text:p>1099.03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27275" calcext:value-type="float">
            <text:p>-38.27275</text:p>
          </table:table-cell>
          <table:table-cell office:value-type="float" office:value="0.07413045" calcext:value-type="float">
            <text:p>0.07413045</text:p>
          </table:table-cell>
          <table:table-cell office:value-type="float" office:value="5.054648" calcext:value-type="float">
            <text:p>5.054648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6" calcext:value-type="float">
            <text:p>0.9729416</text:p>
          </table:table-cell>
          <table:table-cell office:value-type="float" office:value="-0.3125381" calcext:value-type="float">
            <text:p>-0.3125381</text:p>
          </table:table-cell>
          <table:table-cell office:value-type="float" office:value="-0.01755356" calcext:value-type="float">
            <text:p>-0.01755356</text:p>
          </table:table-cell>
          <table:table-cell office:value-type="float" office:value="0.0000761215" calcext:value-type="float">
            <text:p>7.61215E-05</text:p>
          </table:table-cell>
          <table:table-cell office:value-type="float" office:value="14.08884" calcext:value-type="float">
            <text:p>14.08884</text:p>
          </table:table-cell>
          <table:table-cell office:value-type="float" office:value="0.2854235" calcext:value-type="float">
            <text:p>0.2854235</text:p>
          </table:table-cell>
          <table:table-cell office:value-type="float" office:value="0.05356371" calcext:value-type="float">
            <text:p>0.05356371</text:p>
          </table:table-cell>
          <table:table-cell office:value-type="float" office:value="0.049533" calcext:value-type="float">
            <text:p>0.049533</text:p>
          </table:table-cell>
          <table:table-cell office:value-type="float" office:value="0.02526279" calcext:value-type="float">
            <text:p>0.02526279</text:p>
          </table:table-cell>
          <table:table-cell office:value-type="float" office:value="0.02201506" calcext:value-type="float">
            <text:p>0.02201506</text:p>
          </table:table-cell>
          <table:table-cell office:value-type="float" office:value="0.01193369" calcext:value-type="float">
            <text:p>0.01193369</text:p>
          </table:table-cell>
          <table:table-cell office:value-type="float" office:value="0.01183719" calcext:value-type="float">
            <text:p>0.01183719</text:p>
          </table:table-cell>
          <table:table-cell office:value-type="float" office:value="0.0254595" calcext:value-type="float">
            <text:p>0.0254595</text:p>
          </table:table-cell>
          <table:table-cell office:value-type="float" office:value="0.02143086" calcext:value-type="float">
            <text:p>0.02143086</text:p>
          </table:table-cell>
          <table:table-cell office:value-type="float" office:value="0.01968653" calcext:value-type="float">
            <text:p>0.01968653</text:p>
          </table:table-cell>
          <table:table-cell office:value-type="float" office:value="0.02052419" calcext:value-type="float">
            <text:p>0.02052419</text:p>
          </table:table-cell>
          <table:table-cell office:value-type="float" office:value="0.02373826" calcext:value-type="float">
            <text:p>0.02373826</text:p>
          </table:table-cell>
          <table:table-cell office:value-type="float" office:value="0.005543831" calcext:value-type="float">
            <text:p>0.005543831</text:p>
          </table:table-cell>
          <table:table-cell office:value-type="float" office:value="0.003546419" calcext:value-type="float">
            <text:p>0.003546419</text:p>
          </table:table-cell>
          <table:table-cell office:value-type="float" office:value="0" calcext:value-type="float">
            <text:p>0</text:p>
          </table:table-cell>
          <table:table-cell office:value-type="float" office:value="7.898046" calcext:value-type="float">
            <text:p>7.898046</text:p>
          </table:table-cell>
          <table:table-cell office:value-type="float" office:value="15.50934" calcext:value-type="float">
            <text:p>15.50934</text:p>
          </table:table-cell>
          <table:table-cell office:value-type="float" office:value="21.0061" calcext:value-type="float">
            <text:p>21.0061</text:p>
          </table:table-cell>
          <table:table-cell office:value-type="float" office:value="15.47051" calcext:value-type="float">
            <text:p>15.47051</text:p>
          </table:table-cell>
          <table:table-cell office:value-type="float" office:value="13.57564" calcext:value-type="float">
            <text:p>13.57564</text:p>
          </table:table-cell>
          <table:table-cell office:value-type="float" office:value="4.237575" calcext:value-type="float">
            <text:p>4.237575</text:p>
          </table:table-cell>
          <table:table-cell office:value-type="float" office:value="1.219294" calcext:value-type="float">
            <text:p>1.219294</text:p>
          </table:table-cell>
          <table:table-cell office:value-type="float" office:value="0.7918934" calcext:value-type="float">
            <text:p>0.7918934</text:p>
          </table:table-cell>
          <table:table-cell office:value-type="float" office:value="0.789807" calcext:value-type="float">
            <text:p>0.789807</text:p>
          </table:table-cell>
          <table:table-cell office:value-type="float" office:value="0.3238631" calcext:value-type="float">
            <text:p>0.3238631</text:p>
          </table:table-cell>
          <table:table-cell office:value-type="float" office:value="0.1394079" calcext:value-type="float">
            <text:p>0.1394079</text:p>
          </table:table-cell>
          <table:table-cell office:value-type="float" office:value="0.1477395" calcext:value-type="float">
            <text:p>0.1477395</text:p>
          </table:table-cell>
          <table:table-cell office:value-type="float" office:value="0.3342878" calcext:value-type="float">
            <text:p>0.3342878</text:p>
          </table:table-cell>
          <table:table-cell office:value-type="float" office:value="0.3469285" calcext:value-type="float">
            <text:p>0.3469285</text:p>
          </table:table-cell>
          <table:table-cell office:value-type="float" office:value="0" calcext:value-type="float">
            <text:p>0</text:p>
          </table:table-cell>
          <table:table-cell office:value-type="float" office:value="104.0029" calcext:value-type="float">
            <text:p>104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2601" calcext:value-type="float">
            <text:p>23.32601</text:p>
          </table:table-cell>
          <table:table-cell office:value-type="float" office:value="0" calcext:value-type="float">
            <text:p>0</text:p>
          </table:table-cell>
          <table:table-cell office:value-type="float" office:value="-0.9906697" calcext:value-type="float">
            <text:p>-0.990669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7" calcext:value-type="float">
            <text:p>18092007</text:p>
          </table:table-cell>
          <table:table-cell office:value-type="float" office:value="14.13111" calcext:value-type="float">
            <text:p>14.13111</text:p>
          </table:table-cell>
          <table:table-cell office:value-type="float" office:value="1099.004" calcext:value-type="float">
            <text:p>1099.004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25682" calcext:value-type="float">
            <text:p>-38.25682</text:p>
          </table:table-cell>
          <table:table-cell office:value-type="float" office:value="0.07318373" calcext:value-type="float">
            <text:p>0.07318373</text:p>
          </table:table-cell>
          <table:table-cell office:value-type="float" office:value="5.111722" calcext:value-type="float">
            <text:p>5.111722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6" calcext:value-type="float">
            <text:p>0.9729416</text:p>
          </table:table-cell>
          <table:table-cell office:value-type="float" office:value="-0.312557" calcext:value-type="float">
            <text:p>-0.312557</text:p>
          </table:table-cell>
          <table:table-cell office:value-type="float" office:value="-0.01754468" calcext:value-type="float">
            <text:p>-0.01754468</text:p>
          </table:table-cell>
          <table:table-cell office:value-type="float" office:value="0.00007789764" calcext:value-type="float">
            <text:p>7.789764E-05</text:p>
          </table:table-cell>
          <table:table-cell office:value-type="float" office:value="14.08978" calcext:value-type="float">
            <text:p>14.08978</text:p>
          </table:table-cell>
          <table:table-cell office:value-type="float" office:value="0.2026035" calcext:value-type="float">
            <text:p>0.2026035</text:p>
          </table:table-cell>
          <table:table-cell office:value-type="float" office:value="0.05341674" calcext:value-type="float">
            <text:p>0.05341674</text:p>
          </table:table-cell>
          <table:table-cell office:value-type="float" office:value="0.04921881" calcext:value-type="float">
            <text:p>0.04921881</text:p>
          </table:table-cell>
          <table:table-cell office:value-type="float" office:value="0.02566236" calcext:value-type="float">
            <text:p>0.02566236</text:p>
          </table:table-cell>
          <table:table-cell office:value-type="float" office:value="0.02215038" calcext:value-type="float">
            <text:p>0.02215038</text:p>
          </table:table-cell>
          <table:table-cell office:value-type="float" office:value="0.01190489" calcext:value-type="float">
            <text:p>0.01190489</text:p>
          </table:table-cell>
          <table:table-cell office:value-type="float" office:value="0.0117899" calcext:value-type="float">
            <text:p>0.0117899</text:p>
          </table:table-cell>
          <table:table-cell office:value-type="float" office:value="0.02543966" calcext:value-type="float">
            <text:p>0.02543966</text:p>
          </table:table-cell>
          <table:table-cell office:value-type="float" office:value="0.02143288" calcext:value-type="float">
            <text:p>0.02143288</text:p>
          </table:table-cell>
          <table:table-cell office:value-type="float" office:value="0.01967613" calcext:value-type="float">
            <text:p>0.01967613</text:p>
          </table:table-cell>
          <table:table-cell office:value-type="float" office:value="0.02049536" calcext:value-type="float">
            <text:p>0.02049536</text:p>
          </table:table-cell>
          <table:table-cell office:value-type="float" office:value="0.02368937" calcext:value-type="float">
            <text:p>0.02368937</text:p>
          </table:table-cell>
          <table:table-cell office:value-type="float" office:value="0.005537421" calcext:value-type="float">
            <text:p>0.005537421</text:p>
          </table:table-cell>
          <table:table-cell office:value-type="float" office:value="0.003544946" calcext:value-type="float">
            <text:p>0.003544946</text:p>
          </table:table-cell>
          <table:table-cell office:value-type="float" office:value="0" calcext:value-type="float">
            <text:p>0</text:p>
          </table:table-cell>
          <table:table-cell office:value-type="float" office:value="7.552815" calcext:value-type="float">
            <text:p>7.552815</text:p>
          </table:table-cell>
          <table:table-cell office:value-type="float" office:value="15.03438" calcext:value-type="float">
            <text:p>15.03438</text:p>
          </table:table-cell>
          <table:table-cell office:value-type="float" office:value="20.39318" calcext:value-type="float">
            <text:p>20.39318</text:p>
          </table:table-cell>
          <table:table-cell office:value-type="float" office:value="16.57237" calcext:value-type="float">
            <text:p>16.57237</text:p>
          </table:table-cell>
          <table:table-cell office:value-type="float" office:value="14.56349" calcext:value-type="float">
            <text:p>14.56349</text:p>
          </table:table-cell>
          <table:table-cell office:value-type="float" office:value="4.299216" calcext:value-type="float">
            <text:p>4.299216</text:p>
          </table:table-cell>
          <table:table-cell office:value-type="float" office:value="1.244653" calcext:value-type="float">
            <text:p>1.244653</text:p>
          </table:table-cell>
          <table:table-cell office:value-type="float" office:value="0.8042423" calcext:value-type="float">
            <text:p>0.8042423</text:p>
          </table:table-cell>
          <table:table-cell office:value-type="float" office:value="0.797985" calcext:value-type="float">
            <text:p>0.797985</text:p>
          </table:table-cell>
          <table:table-cell office:value-type="float" office:value="0.3286766" calcext:value-type="float">
            <text:p>0.3286766</text:p>
          </table:table-cell>
          <table:table-cell office:value-type="float" office:value="0.1419501" calcext:value-type="float">
            <text:p>0.1419501</text:p>
          </table:table-cell>
          <table:table-cell office:value-type="float" office:value="0.1504339" calcext:value-type="float">
            <text:p>0.1504339</text:p>
          </table:table-cell>
          <table:table-cell office:value-type="float" office:value="0.3339996" calcext:value-type="float">
            <text:p>0.3339996</text:p>
          </table:table-cell>
          <table:table-cell office:value-type="float" office:value="0.3469334" calcext:value-type="float">
            <text:p>0.3469334</text:p>
          </table:table-cell>
          <table:table-cell office:value-type="float" office:value="0" calcext:value-type="float">
            <text:p>0</text:p>
          </table:table-cell>
          <table:table-cell office:value-type="float" office:value="101.6176" calcext:value-type="float">
            <text:p>101.6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8015" calcext:value-type="float">
            <text:p>23.38015</text:p>
          </table:table-cell>
          <table:table-cell office:value-type="float" office:value="0" calcext:value-type="float">
            <text:p>0</text:p>
          </table:table-cell>
          <table:table-cell office:value-type="float" office:value="-0.9906697" calcext:value-type="float">
            <text:p>-0.990669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7" calcext:value-type="float">
            <text:p>19092007</text:p>
          </table:table-cell>
          <table:table-cell office:value-type="float" office:value="14.11287" calcext:value-type="float">
            <text:p>14.11287</text:p>
          </table:table-cell>
          <table:table-cell office:value-type="float" office:value="1098.978" calcext:value-type="float">
            <text:p>1098.978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2408" calcext:value-type="float">
            <text:p>-38.2408</text:p>
          </table:table-cell>
          <table:table-cell office:value-type="float" office:value="0.07260037" calcext:value-type="float">
            <text:p>0.07260037</text:p>
          </table:table-cell>
          <table:table-cell office:value-type="float" office:value="5.166765" calcext:value-type="float">
            <text:p>5.166765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6" calcext:value-type="float">
            <text:p>0.9729416</text:p>
          </table:table-cell>
          <table:table-cell office:value-type="float" office:value="-0.3125764" calcext:value-type="float">
            <text:p>-0.3125764</text:p>
          </table:table-cell>
          <table:table-cell office:value-type="float" office:value="-0.01753411" calcext:value-type="float">
            <text:p>-0.01753411</text:p>
          </table:table-cell>
          <table:table-cell office:value-type="float" office:value="0.00008021974" calcext:value-type="float">
            <text:p>8.021974E-05</text:p>
          </table:table-cell>
          <table:table-cell office:value-type="float" office:value="14.09096" calcext:value-type="float">
            <text:p>14.09096</text:p>
          </table:table-cell>
          <table:table-cell office:value-type="float" office:value="0.1433582" calcext:value-type="float">
            <text:p>0.1433582</text:p>
          </table:table-cell>
          <table:table-cell office:value-type="float" office:value="0.05272009" calcext:value-type="float">
            <text:p>0.05272009</text:p>
          </table:table-cell>
          <table:table-cell office:value-type="float" office:value="0.04854184" calcext:value-type="float">
            <text:p>0.04854184</text:p>
          </table:table-cell>
          <table:table-cell office:value-type="float" office:value="0.02597949" calcext:value-type="float">
            <text:p>0.02597949</text:p>
          </table:table-cell>
          <table:table-cell office:value-type="float" office:value="0.02240025" calcext:value-type="float">
            <text:p>0.02240025</text:p>
          </table:table-cell>
          <table:table-cell office:value-type="float" office:value="0.01189871" calcext:value-type="float">
            <text:p>0.01189871</text:p>
          </table:table-cell>
          <table:table-cell office:value-type="float" office:value="0.01176218" calcext:value-type="float">
            <text:p>0.01176218</text:p>
          </table:table-cell>
          <table:table-cell office:value-type="float" office:value="0.02542189" calcext:value-type="float">
            <text:p>0.02542189</text:p>
          </table:table-cell>
          <table:table-cell office:value-type="float" office:value="0.02143617" calcext:value-type="float">
            <text:p>0.02143617</text:p>
          </table:table-cell>
          <table:table-cell office:value-type="float" office:value="0.01966829" calcext:value-type="float">
            <text:p>0.01966829</text:p>
          </table:table-cell>
          <table:table-cell office:value-type="float" office:value="0.02046851" calcext:value-type="float">
            <text:p>0.02046851</text:p>
          </table:table-cell>
          <table:table-cell office:value-type="float" office:value="0.02364335" calcext:value-type="float">
            <text:p>0.02364335</text:p>
          </table:table-cell>
          <table:table-cell office:value-type="float" office:value="0.005531055" calcext:value-type="float">
            <text:p>0.005531055</text:p>
          </table:table-cell>
          <table:table-cell office:value-type="float" office:value="0.00354348" calcext:value-type="float">
            <text:p>0.00354348</text:p>
          </table:table-cell>
          <table:table-cell office:value-type="float" office:value="0" calcext:value-type="float">
            <text:p>0</text:p>
          </table:table-cell>
          <table:table-cell office:value-type="float" office:value="8.603479" calcext:value-type="float">
            <text:p>8.603479</text:p>
          </table:table-cell>
          <table:table-cell office:value-type="float" office:value="14.74105" calcext:value-type="float">
            <text:p>14.74105</text:p>
          </table:table-cell>
          <table:table-cell office:value-type="float" office:value="19.64139" calcext:value-type="float">
            <text:p>19.64139</text:p>
          </table:table-cell>
          <table:table-cell office:value-type="float" office:value="17.21786" calcext:value-type="float">
            <text:p>17.21786</text:p>
          </table:table-cell>
          <table:table-cell office:value-type="float" office:value="15.79356" calcext:value-type="float">
            <text:p>15.79356</text:p>
          </table:table-cell>
          <table:table-cell office:value-type="float" office:value="4.365644" calcext:value-type="float">
            <text:p>4.365644</text:p>
          </table:table-cell>
          <table:table-cell office:value-type="float" office:value="1.269917" calcext:value-type="float">
            <text:p>1.269917</text:p>
          </table:table-cell>
          <table:table-cell office:value-type="float" office:value="0.8163898" calcext:value-type="float">
            <text:p>0.8163898</text:p>
          </table:table-cell>
          <table:table-cell office:value-type="float" office:value="0.8060003" calcext:value-type="float">
            <text:p>0.8060003</text:p>
          </table:table-cell>
          <table:table-cell office:value-type="float" office:value="0.3334358" calcext:value-type="float">
            <text:p>0.3334358</text:p>
          </table:table-cell>
          <table:table-cell office:value-type="float" office:value="0.1444745" calcext:value-type="float">
            <text:p>0.1444745</text:p>
          </table:table-cell>
          <table:table-cell office:value-type="float" office:value="0.1531006" calcext:value-type="float">
            <text:p>0.1531006</text:p>
          </table:table-cell>
          <table:table-cell office:value-type="float" office:value="0.3337204" calcext:value-type="float">
            <text:p>0.3337204</text:p>
          </table:table-cell>
          <table:table-cell office:value-type="float" office:value="0.3469382" calcext:value-type="float">
            <text:p>0.3469382</text:p>
          </table:table-cell>
          <table:table-cell office:value-type="float" office:value="0" calcext:value-type="float">
            <text:p>0</text:p>
          </table:table-cell>
          <table:table-cell office:value-type="float" office:value="103.404" calcext:value-type="float">
            <text:p>103.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3483" calcext:value-type="float">
            <text:p>23.43483</text:p>
          </table:table-cell>
          <table:table-cell office:value-type="float" office:value="0" calcext:value-type="float">
            <text:p>0</text:p>
          </table:table-cell>
          <table:table-cell office:value-type="float" office:value="-0.9906712" calcext:value-type="float">
            <text:p>-0.990671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7" calcext:value-type="float">
            <text:p>20092007</text:p>
          </table:table-cell>
          <table:table-cell office:value-type="float" office:value="14.08756" calcext:value-type="float">
            <text:p>14.08756</text:p>
          </table:table-cell>
          <table:table-cell office:value-type="float" office:value="1098.951" calcext:value-type="float">
            <text:p>1098.951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22787" calcext:value-type="float">
            <text:p>-38.22787</text:p>
          </table:table-cell>
          <table:table-cell office:value-type="float" office:value="0.07284209" calcext:value-type="float">
            <text:p>0.07284209</text:p>
          </table:table-cell>
          <table:table-cell office:value-type="float" office:value="5.226566" calcext:value-type="float">
            <text:p>5.226566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6" calcext:value-type="float">
            <text:p>0.9729416</text:p>
          </table:table-cell>
          <table:table-cell office:value-type="float" office:value="-0.3125963" calcext:value-type="float">
            <text:p>-0.3125963</text:p>
          </table:table-cell>
          <table:table-cell office:value-type="float" office:value="-0.01751683" calcext:value-type="float">
            <text:p>-0.01751683</text:p>
          </table:table-cell>
          <table:table-cell office:value-type="float" office:value="0.00008095217" calcext:value-type="float">
            <text:p>8.095217E-05</text:p>
          </table:table-cell>
          <table:table-cell office:value-type="float" office:value="14.08749" calcext:value-type="float">
            <text:p>14.08749</text:p>
          </table:table-cell>
          <table:table-cell office:value-type="float" office:value="0.1157848" calcext:value-type="float">
            <text:p>0.1157848</text:p>
          </table:table-cell>
          <table:table-cell office:value-type="float" office:value="0.05299368" calcext:value-type="float">
            <text:p>0.05299368</text:p>
          </table:table-cell>
          <table:table-cell office:value-type="float" office:value="0.04865629" calcext:value-type="float">
            <text:p>0.04865629</text:p>
          </table:table-cell>
          <table:table-cell office:value-type="float" office:value="0.02619477" calcext:value-type="float">
            <text:p>0.02619477</text:p>
          </table:table-cell>
          <table:table-cell office:value-type="float" office:value="0.02261654" calcext:value-type="float">
            <text:p>0.02261654</text:p>
          </table:table-cell>
          <table:table-cell office:value-type="float" office:value="0.01188401" calcext:value-type="float">
            <text:p>0.01188401</text:p>
          </table:table-cell>
          <table:table-cell office:value-type="float" office:value="0.0117105" calcext:value-type="float">
            <text:p>0.0117105</text:p>
          </table:table-cell>
          <table:table-cell office:value-type="float" office:value="0.02539567" calcext:value-type="float">
            <text:p>0.02539567</text:p>
          </table:table-cell>
          <table:table-cell office:value-type="float" office:value="0.02143952" calcext:value-type="float">
            <text:p>0.02143952</text:p>
          </table:table-cell>
          <table:table-cell office:value-type="float" office:value="0.01966241" calcext:value-type="float">
            <text:p>0.01966241</text:p>
          </table:table-cell>
          <table:table-cell office:value-type="float" office:value="0.02044363" calcext:value-type="float">
            <text:p>0.02044363</text:p>
          </table:table-cell>
          <table:table-cell office:value-type="float" office:value="0.02359949" calcext:value-type="float">
            <text:p>0.02359949</text:p>
          </table:table-cell>
          <table:table-cell office:value-type="float" office:value="0.005524724" calcext:value-type="float">
            <text:p>0.005524724</text:p>
          </table:table-cell>
          <table:table-cell office:value-type="float" office:value="0.003542028" calcext:value-type="float">
            <text:p>0.003542028</text:p>
          </table:table-cell>
          <table:table-cell office:value-type="float" office:value="0" calcext:value-type="float">
            <text:p>0</text:p>
          </table:table-cell>
          <table:table-cell office:value-type="float" office:value="9.174884" calcext:value-type="float">
            <text:p>9.174884</text:p>
          </table:table-cell>
          <table:table-cell office:value-type="float" office:value="14.89811" calcext:value-type="float">
            <text:p>14.89811</text:p>
          </table:table-cell>
          <table:table-cell office:value-type="float" office:value="19.44363" calcext:value-type="float">
            <text:p>19.44363</text:p>
          </table:table-cell>
          <table:table-cell office:value-type="float" office:value="17.50039" calcext:value-type="float">
            <text:p>17.50039</text:p>
          </table:table-cell>
          <table:table-cell office:value-type="float" office:value="16.37142" calcext:value-type="float">
            <text:p>16.37142</text:p>
          </table:table-cell>
          <table:table-cell office:value-type="float" office:value="4.445888" calcext:value-type="float">
            <text:p>4.445888</text:p>
          </table:table-cell>
          <table:table-cell office:value-type="float" office:value="1.295081" calcext:value-type="float">
            <text:p>1.295081</text:p>
          </table:table-cell>
          <table:table-cell office:value-type="float" office:value="0.8284684" calcext:value-type="float">
            <text:p>0.8284684</text:p>
          </table:table-cell>
          <table:table-cell office:value-type="float" office:value="0.8138715" calcext:value-type="float">
            <text:p>0.8138715</text:p>
          </table:table-cell>
          <table:table-cell office:value-type="float" office:value="0.3381406" calcext:value-type="float">
            <text:p>0.3381406</text:p>
          </table:table-cell>
          <table:table-cell office:value-type="float" office:value="0.1469809" calcext:value-type="float">
            <text:p>0.1469809</text:p>
          </table:table-cell>
          <table:table-cell office:value-type="float" office:value="0.1557422" calcext:value-type="float">
            <text:p>0.1557422</text:p>
          </table:table-cell>
          <table:table-cell office:value-type="float" office:value="0.3334465" calcext:value-type="float">
            <text:p>0.3334465</text:p>
          </table:table-cell>
          <table:table-cell office:value-type="float" office:value="0.346943" calcext:value-type="float">
            <text:p>0.346943</text:p>
          </table:table-cell>
          <table:table-cell office:value-type="float" office:value="0" calcext:value-type="float">
            <text:p>0</text:p>
          </table:table-cell>
          <table:table-cell office:value-type="float" office:value="117.3837" calcext:value-type="float">
            <text:p>117.3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9498" calcext:value-type="float">
            <text:p>23.49498</text:p>
          </table:table-cell>
          <table:table-cell office:value-type="float" office:value="0" calcext:value-type="float">
            <text:p>0</text:p>
          </table:table-cell>
          <table:table-cell office:value-type="float" office:value="-0.9906733" calcext:value-type="float">
            <text:p>-0.990673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7" calcext:value-type="float">
            <text:p>21092007</text:p>
          </table:table-cell>
          <table:table-cell office:value-type="float" office:value="14.06035" calcext:value-type="float">
            <text:p>14.06035</text:p>
          </table:table-cell>
          <table:table-cell office:value-type="float" office:value="1098.922" calcext:value-type="float">
            <text:p>1098.922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21593" calcext:value-type="float">
            <text:p>-38.21593</text:p>
          </table:table-cell>
          <table:table-cell office:value-type="float" office:value="0.07617553" calcext:value-type="float">
            <text:p>0.07617553</text:p>
          </table:table-cell>
          <table:table-cell office:value-type="float" office:value="5.285257" calcext:value-type="float">
            <text:p>5.285257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6" calcext:value-type="float">
            <text:p>0.9729416</text:p>
          </table:table-cell>
          <table:table-cell office:value-type="float" office:value="-0.3126126" calcext:value-type="float">
            <text:p>-0.3126126</text:p>
          </table:table-cell>
          <table:table-cell office:value-type="float" office:value="-0.01749313" calcext:value-type="float">
            <text:p>-0.01749313</text:p>
          </table:table-cell>
          <table:table-cell office:value-type="float" office:value="0.00008095217" calcext:value-type="float">
            <text:p>8.095217E-05</text:p>
          </table:table-cell>
          <table:table-cell office:value-type="float" office:value="14.07314" calcext:value-type="float">
            <text:p>14.07314</text:p>
          </table:table-cell>
          <table:table-cell office:value-type="float" office:value="0.3696943" calcext:value-type="float">
            <text:p>0.3696943</text:p>
          </table:table-cell>
          <table:table-cell office:value-type="float" office:value="0.05337644" calcext:value-type="float">
            <text:p>0.05337644</text:p>
          </table:table-cell>
          <table:table-cell office:value-type="float" office:value="0.04877654" calcext:value-type="float">
            <text:p>0.04877654</text:p>
          </table:table-cell>
          <table:table-cell office:value-type="float" office:value="0.02636884" calcext:value-type="float">
            <text:p>0.02636884</text:p>
          </table:table-cell>
          <table:table-cell office:value-type="float" office:value="0.02278685" calcext:value-type="float">
            <text:p>0.02278685</text:p>
          </table:table-cell>
          <table:table-cell office:value-type="float" office:value="0.01189456" calcext:value-type="float">
            <text:p>0.01189456</text:p>
          </table:table-cell>
          <table:table-cell office:value-type="float" office:value="0.01166916" calcext:value-type="float">
            <text:p>0.01166916</text:p>
          </table:table-cell>
          <table:table-cell office:value-type="float" office:value="0.02536082" calcext:value-type="float">
            <text:p>0.02536082</text:p>
          </table:table-cell>
          <table:table-cell office:value-type="float" office:value="0.02144026" calcext:value-type="float">
            <text:p>0.02144026</text:p>
          </table:table-cell>
          <table:table-cell office:value-type="float" office:value="0.01965782" calcext:value-type="float">
            <text:p>0.01965782</text:p>
          </table:table-cell>
          <table:table-cell office:value-type="float" office:value="0.02042123" calcext:value-type="float">
            <text:p>0.02042123</text:p>
          </table:table-cell>
          <table:table-cell office:value-type="float" office:value="0.02355793" calcext:value-type="float">
            <text:p>0.02355793</text:p>
          </table:table-cell>
          <table:table-cell office:value-type="float" office:value="0.005518422" calcext:value-type="float">
            <text:p>0.005518422</text:p>
          </table:table-cell>
          <table:table-cell office:value-type="float" office:value="0.003540576" calcext:value-type="float">
            <text:p>0.003540576</text:p>
          </table:table-cell>
          <table:table-cell office:value-type="float" office:value="0" calcext:value-type="float">
            <text:p>0</text:p>
          </table:table-cell>
          <table:table-cell office:value-type="float" office:value="9.063033" calcext:value-type="float">
            <text:p>9.063033</text:p>
          </table:table-cell>
          <table:table-cell office:value-type="float" office:value="15.35491" calcext:value-type="float">
            <text:p>15.35491</text:p>
          </table:table-cell>
          <table:table-cell office:value-type="float" office:value="19.49896" calcext:value-type="float">
            <text:p>19.49896</text:p>
          </table:table-cell>
          <table:table-cell office:value-type="float" office:value="17.62576" calcext:value-type="float">
            <text:p>17.62576</text:p>
          </table:table-cell>
          <table:table-cell office:value-type="float" office:value="16.56083" calcext:value-type="float">
            <text:p>16.56083</text:p>
          </table:table-cell>
          <table:table-cell office:value-type="float" office:value="4.526515" calcext:value-type="float">
            <text:p>4.526515</text:p>
          </table:table-cell>
          <table:table-cell office:value-type="float" office:value="1.32082" calcext:value-type="float">
            <text:p>1.32082</text:p>
          </table:table-cell>
          <table:table-cell office:value-type="float" office:value="0.8405807" calcext:value-type="float">
            <text:p>0.8405807</text:p>
          </table:table-cell>
          <table:table-cell office:value-type="float" office:value="0.8216538" calcext:value-type="float">
            <text:p>0.8216538</text:p>
          </table:table-cell>
          <table:table-cell office:value-type="float" office:value="0.3427968" calcext:value-type="float">
            <text:p>0.3427968</text:p>
          </table:table-cell>
          <table:table-cell office:value-type="float" office:value="0.1494694" calcext:value-type="float">
            <text:p>0.1494694</text:p>
          </table:table-cell>
          <table:table-cell office:value-type="float" office:value="0.1583607" calcext:value-type="float">
            <text:p>0.1583607</text:p>
          </table:table-cell>
          <table:table-cell office:value-type="float" office:value="0.3331732" calcext:value-type="float">
            <text:p>0.3331732</text:p>
          </table:table-cell>
          <table:table-cell office:value-type="float" office:value="0.3469477" calcext:value-type="float">
            <text:p>0.3469477</text:p>
          </table:table-cell>
          <table:table-cell office:value-type="float" office:value="0" calcext:value-type="float">
            <text:p>0</text:p>
          </table:table-cell>
          <table:table-cell office:value-type="float" office:value="138.0583" calcext:value-type="float">
            <text:p>138.0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5689" calcext:value-type="float">
            <text:p>23.55689</text:p>
          </table:table-cell>
          <table:table-cell office:value-type="float" office:value="0" calcext:value-type="float">
            <text:p>0</text:p>
          </table:table-cell>
          <table:table-cell office:value-type="float" office:value="-0.9906749" calcext:value-type="float">
            <text:p>-0.990674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7" calcext:value-type="float">
            <text:p>22092007</text:p>
          </table:table-cell>
          <table:table-cell office:value-type="float" office:value="14.03524" calcext:value-type="float">
            <text:p>14.03524</text:p>
          </table:table-cell>
          <table:table-cell office:value-type="float" office:value="1098.895" calcext:value-type="float">
            <text:p>1098.895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20418" calcext:value-type="float">
            <text:p>-38.20418</text:p>
          </table:table-cell>
          <table:table-cell office:value-type="float" office:value="0.07383189" calcext:value-type="float">
            <text:p>0.07383189</text:p>
          </table:table-cell>
          <table:table-cell office:value-type="float" office:value="5.349413" calcext:value-type="float">
            <text:p>5.349413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6412" calcext:value-type="float">
            <text:p>-0.3126412</text:p>
          </table:table-cell>
          <table:table-cell office:value-type="float" office:value="-0.01748266" calcext:value-type="float">
            <text:p>-0.01748266</text:p>
          </table:table-cell>
          <table:table-cell office:value-type="float" office:value="0.00008363764" calcext:value-type="float">
            <text:p>8.363764E-05</text:p>
          </table:table-cell>
          <table:table-cell office:value-type="float" office:value="14.07563" calcext:value-type="float">
            <text:p>14.07563</text:p>
          </table:table-cell>
          <table:table-cell office:value-type="float" office:value="0.1714421" calcext:value-type="float">
            <text:p>0.1714421</text:p>
          </table:table-cell>
          <table:table-cell office:value-type="float" office:value="0.05375167" calcext:value-type="float">
            <text:p>0.05375167</text:p>
          </table:table-cell>
          <table:table-cell office:value-type="float" office:value="0.04923232" calcext:value-type="float">
            <text:p>0.04923232</text:p>
          </table:table-cell>
          <table:table-cell office:value-type="float" office:value="0.02640759" calcext:value-type="float">
            <text:p>0.02640759</text:p>
          </table:table-cell>
          <table:table-cell office:value-type="float" office:value="0.02287076" calcext:value-type="float">
            <text:p>0.02287076</text:p>
          </table:table-cell>
          <table:table-cell office:value-type="float" office:value="0.01183284" calcext:value-type="float">
            <text:p>0.01183284</text:p>
          </table:table-cell>
          <table:table-cell office:value-type="float" office:value="0.01157405" calcext:value-type="float">
            <text:p>0.01157405</text:p>
          </table:table-cell>
          <table:table-cell office:value-type="float" office:value="0.02532101" calcext:value-type="float">
            <text:p>0.02532101</text:p>
          </table:table-cell>
          <table:table-cell office:value-type="float" office:value="0.02143882" calcext:value-type="float">
            <text:p>0.02143882</text:p>
          </table:table-cell>
          <table:table-cell office:value-type="float" office:value="0.01965404" calcext:value-type="float">
            <text:p>0.01965404</text:p>
          </table:table-cell>
          <table:table-cell office:value-type="float" office:value="0.02040084" calcext:value-type="float">
            <text:p>0.02040084</text:p>
          </table:table-cell>
          <table:table-cell office:value-type="float" office:value="0.02351873" calcext:value-type="float">
            <text:p>0.02351873</text:p>
          </table:table-cell>
          <table:table-cell office:value-type="float" office:value="0.005512159" calcext:value-type="float">
            <text:p>0.005512159</text:p>
          </table:table-cell>
          <table:table-cell office:value-type="float" office:value="0.003539128" calcext:value-type="float">
            <text:p>0.003539128</text:p>
          </table:table-cell>
          <table:table-cell office:value-type="float" office:value="0" calcext:value-type="float">
            <text:p>0</text:p>
          </table:table-cell>
          <table:table-cell office:value-type="float" office:value="7.587023" calcext:value-type="float">
            <text:p>7.587023</text:p>
          </table:table-cell>
          <table:table-cell office:value-type="float" office:value="15.13323" calcext:value-type="float">
            <text:p>15.13323</text:p>
          </table:table-cell>
          <table:table-cell office:value-type="float" office:value="20.22086" calcext:value-type="float">
            <text:p>20.22086</text:p>
          </table:table-cell>
          <table:table-cell office:value-type="float" office:value="17.97152" calcext:value-type="float">
            <text:p>17.97152</text:p>
          </table:table-cell>
          <table:table-cell office:value-type="float" office:value="16.69816" calcext:value-type="float">
            <text:p>16.69816</text:p>
          </table:table-cell>
          <table:table-cell office:value-type="float" office:value="4.616963" calcext:value-type="float">
            <text:p>4.616963</text:p>
          </table:table-cell>
          <table:table-cell office:value-type="float" office:value="1.346221" calcext:value-type="float">
            <text:p>1.346221</text:p>
          </table:table-cell>
          <table:table-cell office:value-type="float" office:value="0.8527057" calcext:value-type="float">
            <text:p>0.8527057</text:p>
          </table:table-cell>
          <table:table-cell office:value-type="float" office:value="0.8293687" calcext:value-type="float">
            <text:p>0.8293687</text:p>
          </table:table-cell>
          <table:table-cell office:value-type="float" office:value="0.3474122" calcext:value-type="float">
            <text:p>0.3474122</text:p>
          </table:table-cell>
          <table:table-cell office:value-type="float" office:value="0.1519406" calcext:value-type="float">
            <text:p>0.1519406</text:p>
          </table:table-cell>
          <table:table-cell office:value-type="float" office:value="0.1609553" calcext:value-type="float">
            <text:p>0.1609553</text:p>
          </table:table-cell>
          <table:table-cell office:value-type="float" office:value="0.3329045" calcext:value-type="float">
            <text:p>0.3329045</text:p>
          </table:table-cell>
          <table:table-cell office:value-type="float" office:value="0.3469525" calcext:value-type="float">
            <text:p>0.3469525</text:p>
          </table:table-cell>
          <table:table-cell office:value-type="float" office:value="0" calcext:value-type="float">
            <text:p>0</text:p>
          </table:table-cell>
          <table:table-cell office:value-type="float" office:value="130.1479" calcext:value-type="float">
            <text:p>130.1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154" calcext:value-type="float">
            <text:p>23.6154</text:p>
          </table:table-cell>
          <table:table-cell office:value-type="float" office:value="0" calcext:value-type="float">
            <text:p>0</text:p>
          </table:table-cell>
          <table:table-cell office:value-type="float" office:value="-0.9906778" calcext:value-type="float">
            <text:p>-0.990677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7" calcext:value-type="float">
            <text:p>23092007</text:p>
          </table:table-cell>
          <table:table-cell office:value-type="float" office:value="14.0139" calcext:value-type="float">
            <text:p>14.0139</text:p>
          </table:table-cell>
          <table:table-cell office:value-type="float" office:value="1098.869" calcext:value-type="float">
            <text:p>1098.869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1923" calcext:value-type="float">
            <text:p>-38.1923</text:p>
          </table:table-cell>
          <table:table-cell office:value-type="float" office:value="0.07338246" calcext:value-type="float">
            <text:p>0.07338246</text:p>
          </table:table-cell>
          <table:table-cell office:value-type="float" office:value="5.403693" calcext:value-type="float">
            <text:p>5.403693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6549" calcext:value-type="float">
            <text:p>-0.3126549</text:p>
          </table:table-cell>
          <table:table-cell office:value-type="float" office:value="-0.0174686" calcext:value-type="float">
            <text:p>-0.0174686</text:p>
          </table:table-cell>
          <table:table-cell office:value-type="float" office:value="0.00008496474" calcext:value-type="float">
            <text:p>8.496474E-05</text:p>
          </table:table-cell>
          <table:table-cell office:value-type="float" office:value="14.07377" calcext:value-type="float">
            <text:p>14.07377</text:p>
          </table:table-cell>
          <table:table-cell office:value-type="float" office:value="0.1325149" calcext:value-type="float">
            <text:p>0.1325149</text:p>
          </table:table-cell>
          <table:table-cell office:value-type="float" office:value="0.05386654" calcext:value-type="float">
            <text:p>0.05386654</text:p>
          </table:table-cell>
          <table:table-cell office:value-type="float" office:value="0.04884963" calcext:value-type="float">
            <text:p>0.04884963</text:p>
          </table:table-cell>
          <table:table-cell office:value-type="float" office:value="0.026679" calcext:value-type="float">
            <text:p>0.026679</text:p>
          </table:table-cell>
          <table:table-cell office:value-type="float" office:value="0.023134" calcext:value-type="float">
            <text:p>0.023134</text:p>
          </table:table-cell>
          <table:table-cell office:value-type="float" office:value="0.01186427" calcext:value-type="float">
            <text:p>0.01186427</text:p>
          </table:table-cell>
          <table:table-cell office:value-type="float" office:value="0.01153467" calcext:value-type="float">
            <text:p>0.01153467</text:p>
          </table:table-cell>
          <table:table-cell office:value-type="float" office:value="0.0252779" calcext:value-type="float">
            <text:p>0.0252779</text:p>
          </table:table-cell>
          <table:table-cell office:value-type="float" office:value="0.02143512" calcext:value-type="float">
            <text:p>0.02143512</text:p>
          </table:table-cell>
          <table:table-cell office:value-type="float" office:value="0.01965077" calcext:value-type="float">
            <text:p>0.01965077</text:p>
          </table:table-cell>
          <table:table-cell office:value-type="float" office:value="0.02038054" calcext:value-type="float">
            <text:p>0.02038054</text:p>
          </table:table-cell>
          <table:table-cell office:value-type="float" office:value="0.02348141" calcext:value-type="float">
            <text:p>0.02348141</text:p>
          </table:table-cell>
          <table:table-cell office:value-type="float" office:value="0.005505933" calcext:value-type="float">
            <text:p>0.005505933</text:p>
          </table:table-cell>
          <table:table-cell office:value-type="float" office:value="0.003537676" calcext:value-type="float">
            <text:p>0.003537676</text:p>
          </table:table-cell>
          <table:table-cell office:value-type="float" office:value="0" calcext:value-type="float">
            <text:p>0</text:p>
          </table:table-cell>
          <table:table-cell office:value-type="float" office:value="8.582297" calcext:value-type="float">
            <text:p>8.582297</text:p>
          </table:table-cell>
          <table:table-cell office:value-type="float" office:value="15.02391" calcext:value-type="float">
            <text:p>15.02391</text:p>
          </table:table-cell>
          <table:table-cell office:value-type="float" office:value="20.16165" calcext:value-type="float">
            <text:p>20.16165</text:p>
          </table:table-cell>
          <table:table-cell office:value-type="float" office:value="18.28796" calcext:value-type="float">
            <text:p>18.28796</text:p>
          </table:table-cell>
          <table:table-cell office:value-type="float" office:value="16.98414" calcext:value-type="float">
            <text:p>16.98414</text:p>
          </table:table-cell>
          <table:table-cell office:value-type="float" office:value="4.706575" calcext:value-type="float">
            <text:p>4.706575</text:p>
          </table:table-cell>
          <table:table-cell office:value-type="float" office:value="1.371744" calcext:value-type="float">
            <text:p>1.371744</text:p>
          </table:table-cell>
          <table:table-cell office:value-type="float" office:value="0.8648781" calcext:value-type="float">
            <text:p>0.8648781</text:p>
          </table:table-cell>
          <table:table-cell office:value-type="float" office:value="0.8370329" calcext:value-type="float">
            <text:p>0.8370329</text:p>
          </table:table-cell>
          <table:table-cell office:value-type="float" office:value="0.3519952" calcext:value-type="float">
            <text:p>0.3519952</text:p>
          </table:table-cell>
          <table:table-cell office:value-type="float" office:value="0.1543948" calcext:value-type="float">
            <text:p>0.1543948</text:p>
          </table:table-cell>
          <table:table-cell office:value-type="float" office:value="0.1635247" calcext:value-type="float">
            <text:p>0.1635247</text:p>
          </table:table-cell>
          <table:table-cell office:value-type="float" office:value="0.3326416" calcext:value-type="float">
            <text:p>0.3326416</text:p>
          </table:table-cell>
          <table:table-cell office:value-type="float" office:value="0.3469573" calcext:value-type="float">
            <text:p>0.3469573</text:p>
          </table:table-cell>
          <table:table-cell office:value-type="float" office:value="0" calcext:value-type="float">
            <text:p>0</text:p>
          </table:table-cell>
          <table:table-cell office:value-type="float" office:value="130.0016" calcext:value-type="float">
            <text:p>13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6954" calcext:value-type="float">
            <text:p>23.66954</text:p>
          </table:table-cell>
          <table:table-cell office:value-type="float" office:value="0" calcext:value-type="float">
            <text:p>0</text:p>
          </table:table-cell>
          <table:table-cell office:value-type="float" office:value="-0.9906778" calcext:value-type="float">
            <text:p>-0.990677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7" calcext:value-type="float">
            <text:p>24092007</text:p>
          </table:table-cell>
          <table:table-cell office:value-type="float" office:value="13.99678" calcext:value-type="float">
            <text:p>13.99678</text:p>
          </table:table-cell>
          <table:table-cell office:value-type="float" office:value="1098.845" calcext:value-type="float">
            <text:p>1098.845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18083" calcext:value-type="float">
            <text:p>-38.18083</text:p>
          </table:table-cell>
          <table:table-cell office:value-type="float" office:value="0.07354648" calcext:value-type="float">
            <text:p>0.07354648</text:p>
          </table:table-cell>
          <table:table-cell office:value-type="float" office:value="5.450662" calcext:value-type="float">
            <text:p>5.450662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6638" calcext:value-type="float">
            <text:p>-0.3126638</text:p>
          </table:table-cell>
          <table:table-cell office:value-type="float" office:value="-0.01744596" calcext:value-type="float">
            <text:p>-0.01744596</text:p>
          </table:table-cell>
          <table:table-cell office:value-type="float" office:value="0.00008503415" calcext:value-type="float">
            <text:p>8.503415E-05</text:p>
          </table:table-cell>
          <table:table-cell office:value-type="float" office:value="14.0646" calcext:value-type="float">
            <text:p>14.0646</text:p>
          </table:table-cell>
          <table:table-cell office:value-type="float" office:value="0.1260079" calcext:value-type="float">
            <text:p>0.1260079</text:p>
          </table:table-cell>
          <table:table-cell office:value-type="float" office:value="0.05422593" calcext:value-type="float">
            <text:p>0.05422593</text:p>
          </table:table-cell>
          <table:table-cell office:value-type="float" office:value="0.04900288" calcext:value-type="float">
            <text:p>0.04900288</text:p>
          </table:table-cell>
          <table:table-cell office:value-type="float" office:value="0.02692803" calcext:value-type="float">
            <text:p>0.02692803</text:p>
          </table:table-cell>
          <table:table-cell office:value-type="float" office:value="0.02342246" calcext:value-type="float">
            <text:p>0.02342246</text:p>
          </table:table-cell>
          <table:table-cell office:value-type="float" office:value="0.0119819" calcext:value-type="float">
            <text:p>0.0119819</text:p>
          </table:table-cell>
          <table:table-cell office:value-type="float" office:value="0.01158458" calcext:value-type="float">
            <text:p>0.01158458</text:p>
          </table:table-cell>
          <table:table-cell office:value-type="float" office:value="0.02526042" calcext:value-type="float">
            <text:p>0.02526042</text:p>
          </table:table-cell>
          <table:table-cell office:value-type="float" office:value="0.02143272" calcext:value-type="float">
            <text:p>0.02143272</text:p>
          </table:table-cell>
          <table:table-cell office:value-type="float" office:value="0.01964773" calcext:value-type="float">
            <text:p>0.01964773</text:p>
          </table:table-cell>
          <table:table-cell office:value-type="float" office:value="0.02036104" calcext:value-type="float">
            <text:p>0.02036104</text:p>
          </table:table-cell>
          <table:table-cell office:value-type="float" office:value="0.02344593" calcext:value-type="float">
            <text:p>0.02344593</text:p>
          </table:table-cell>
          <table:table-cell office:value-type="float" office:value="0.005499743" calcext:value-type="float">
            <text:p>0.005499743</text:p>
          </table:table-cell>
          <table:table-cell office:value-type="float" office:value="0.003536222" calcext:value-type="float">
            <text:p>0.003536222</text:p>
          </table:table-cell>
          <table:table-cell office:value-type="float" office:value="0" calcext:value-type="float">
            <text:p>0</text:p>
          </table:table-cell>
          <table:table-cell office:value-type="float" office:value="8.912719" calcext:value-type="float">
            <text:p>8.912719</text:p>
          </table:table-cell>
          <table:table-cell office:value-type="float" office:value="15.23684" calcext:value-type="float">
            <text:p>15.23684</text:p>
          </table:table-cell>
          <table:table-cell office:value-type="float" office:value="20.1538" calcext:value-type="float">
            <text:p>20.1538</text:p>
          </table:table-cell>
          <table:table-cell office:value-type="float" office:value="18.3728" calcext:value-type="float">
            <text:p>18.3728</text:p>
          </table:table-cell>
          <table:table-cell office:value-type="float" office:value="17.07324" calcext:value-type="float">
            <text:p>17.07324</text:p>
          </table:table-cell>
          <table:table-cell office:value-type="float" office:value="4.807982" calcext:value-type="float">
            <text:p>4.807982</text:p>
          </table:table-cell>
          <table:table-cell office:value-type="float" office:value="1.394524" calcext:value-type="float">
            <text:p>1.394524</text:p>
          </table:table-cell>
          <table:table-cell office:value-type="float" office:value="0.8765477" calcext:value-type="float">
            <text:p>0.8765477</text:p>
          </table:table-cell>
          <table:table-cell office:value-type="float" office:value="0.8446031" calcext:value-type="float">
            <text:p>0.8446031</text:p>
          </table:table-cell>
          <table:table-cell office:value-type="float" office:value="0.3565481" calcext:value-type="float">
            <text:p>0.3565481</text:p>
          </table:table-cell>
          <table:table-cell office:value-type="float" office:value="0.1568338" calcext:value-type="float">
            <text:p>0.1568338</text:p>
          </table:table-cell>
          <table:table-cell office:value-type="float" office:value="0.1660701" calcext:value-type="float">
            <text:p>0.1660701</text:p>
          </table:table-cell>
          <table:table-cell office:value-type="float" office:value="0.3323842" calcext:value-type="float">
            <text:p>0.3323842</text:p>
          </table:table-cell>
          <table:table-cell office:value-type="float" office:value="0.3469621" calcext:value-type="float">
            <text:p>0.3469621</text:p>
          </table:table-cell>
          <table:table-cell office:value-type="float" office:value="0" calcext:value-type="float">
            <text:p>0</text:p>
          </table:table-cell>
          <table:table-cell office:value-type="float" office:value="135.4498" calcext:value-type="float">
            <text:p>135.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1658" calcext:value-type="float">
            <text:p>23.71658</text:p>
          </table:table-cell>
          <table:table-cell office:value-type="float" office:value="0" calcext:value-type="float">
            <text:p>0</text:p>
          </table:table-cell>
          <table:table-cell office:value-type="float" office:value="-0.9906778" calcext:value-type="float">
            <text:p>-0.990677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7" calcext:value-type="float">
            <text:p>25092007</text:p>
          </table:table-cell>
          <table:table-cell office:value-type="float" office:value="13.97999" calcext:value-type="float">
            <text:p>13.97999</text:p>
          </table:table-cell>
          <table:table-cell office:value-type="float" office:value="1098.821" calcext:value-type="float">
            <text:p>1098.821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1696" calcext:value-type="float">
            <text:p>-38.1696</text:p>
          </table:table-cell>
          <table:table-cell office:value-type="float" office:value="0.07472079" calcext:value-type="float">
            <text:p>0.07472079</text:p>
          </table:table-cell>
          <table:table-cell office:value-type="float" office:value="5.495545" calcext:value-type="float">
            <text:p>5.495545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6726" calcext:value-type="float">
            <text:p>-0.3126726</text:p>
          </table:table-cell>
          <table:table-cell office:value-type="float" office:value="-0.01741991" calcext:value-type="float">
            <text:p>-0.01741991</text:p>
          </table:table-cell>
          <table:table-cell office:value-type="float" office:value="0.00008503415" calcext:value-type="float">
            <text:p>8.503415E-05</text:p>
          </table:table-cell>
          <table:table-cell office:value-type="float" office:value="14.05263" calcext:value-type="float">
            <text:p>14.05263</text:p>
          </table:table-cell>
          <table:table-cell office:value-type="float" office:value="0.1987234" calcext:value-type="float">
            <text:p>0.1987234</text:p>
          </table:table-cell>
          <table:table-cell office:value-type="float" office:value="0.05448328" calcext:value-type="float">
            <text:p>0.05448328</text:p>
          </table:table-cell>
          <table:table-cell office:value-type="float" office:value="0.04899712" calcext:value-type="float">
            <text:p>0.04899712</text:p>
          </table:table-cell>
          <table:table-cell office:value-type="float" office:value="0.02709733" calcext:value-type="float">
            <text:p>0.02709733</text:p>
          </table:table-cell>
          <table:table-cell office:value-type="float" office:value="0.02367902" calcext:value-type="float">
            <text:p>0.02367902</text:p>
          </table:table-cell>
          <table:table-cell office:value-type="float" office:value="0.01209701" calcext:value-type="float">
            <text:p>0.01209701</text:p>
          </table:table-cell>
          <table:table-cell office:value-type="float" office:value="0.01163744" calcext:value-type="float">
            <text:p>0.01163744</text:p>
          </table:table-cell>
          <table:table-cell office:value-type="float" office:value="0.025261" calcext:value-type="float">
            <text:p>0.025261</text:p>
          </table:table-cell>
          <table:table-cell office:value-type="float" office:value="0.02143626" calcext:value-type="float">
            <text:p>0.02143626</text:p>
          </table:table-cell>
          <table:table-cell office:value-type="float" office:value="0.01964523" calcext:value-type="float">
            <text:p>0.01964523</text:p>
          </table:table-cell>
          <table:table-cell office:value-type="float" office:value="0.02034342" calcext:value-type="float">
            <text:p>0.02034342</text:p>
          </table:table-cell>
          <table:table-cell office:value-type="float" office:value="0.02341281" calcext:value-type="float">
            <text:p>0.02341281</text:p>
          </table:table-cell>
          <table:table-cell office:value-type="float" office:value="0.005493592" calcext:value-type="float">
            <text:p>0.005493592</text:p>
          </table:table-cell>
          <table:table-cell office:value-type="float" office:value="0.00353478" calcext:value-type="float">
            <text:p>0.00353478</text:p>
          </table:table-cell>
          <table:table-cell office:value-type="float" office:value="0" calcext:value-type="float">
            <text:p>0</text:p>
          </table:table-cell>
          <table:table-cell office:value-type="float" office:value="8.946671" calcext:value-type="float">
            <text:p>8.946671</text:p>
          </table:table-cell>
          <table:table-cell office:value-type="float" office:value="15.6057" calcext:value-type="float">
            <text:p>15.6057</text:p>
          </table:table-cell>
          <table:table-cell office:value-type="float" office:value="20.17148" calcext:value-type="float">
            <text:p>20.17148</text:p>
          </table:table-cell>
          <table:table-cell office:value-type="float" office:value="18.36869" calcext:value-type="float">
            <text:p>18.36869</text:p>
          </table:table-cell>
          <table:table-cell office:value-type="float" office:value="17.08824" calcext:value-type="float">
            <text:p>17.08824</text:p>
          </table:table-cell>
          <table:table-cell office:value-type="float" office:value="4.910123" calcext:value-type="float">
            <text:p>4.910123</text:p>
          </table:table-cell>
          <table:table-cell office:value-type="float" office:value="1.416187" calcext:value-type="float">
            <text:p>1.416187</text:p>
          </table:table-cell>
          <table:table-cell office:value-type="float" office:value="0.8875113" calcext:value-type="float">
            <text:p>0.8875113</text:p>
          </table:table-cell>
          <table:table-cell office:value-type="float" office:value="0.8519569" calcext:value-type="float">
            <text:p>0.8519569</text:p>
          </table:table-cell>
          <table:table-cell office:value-type="float" office:value="0.3610602" calcext:value-type="float">
            <text:p>0.3610602</text:p>
          </table:table-cell>
          <table:table-cell office:value-type="float" office:value="0.1592579" calcext:value-type="float">
            <text:p>0.1592579</text:p>
          </table:table-cell>
          <table:table-cell office:value-type="float" office:value="0.1685949" calcext:value-type="float">
            <text:p>0.1685949</text:p>
          </table:table-cell>
          <table:table-cell office:value-type="float" office:value="0.3321289" calcext:value-type="float">
            <text:p>0.3321289</text:p>
          </table:table-cell>
          <table:table-cell office:value-type="float" office:value="0.3469668" calcext:value-type="float">
            <text:p>0.3469668</text:p>
          </table:table-cell>
          <table:table-cell office:value-type="float" office:value="0" calcext:value-type="float">
            <text:p>0</text:p>
          </table:table-cell>
          <table:table-cell office:value-type="float" office:value="146.5667" calcext:value-type="float">
            <text:p>146.5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6246" calcext:value-type="float">
            <text:p>23.76246</text:p>
          </table:table-cell>
          <table:table-cell office:value-type="float" office:value="0" calcext:value-type="float">
            <text:p>0</text:p>
          </table:table-cell>
          <table:table-cell office:value-type="float" office:value="-0.9906778" calcext:value-type="float">
            <text:p>-0.990677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7" calcext:value-type="float">
            <text:p>26092007</text:p>
          </table:table-cell>
          <table:table-cell office:value-type="float" office:value="13.96088" calcext:value-type="float">
            <text:p>13.96088</text:p>
          </table:table-cell>
          <table:table-cell office:value-type="float" office:value="1098.797" calcext:value-type="float">
            <text:p>1098.797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15845" calcext:value-type="float">
            <text:p>-38.15845</text:p>
          </table:table-cell>
          <table:table-cell office:value-type="float" office:value="0.07704449" calcext:value-type="float">
            <text:p>0.07704449</text:p>
          </table:table-cell>
          <table:table-cell office:value-type="float" office:value="5.54218" calcext:value-type="float">
            <text:p>5.54218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6839" calcext:value-type="float">
            <text:p>-0.3126839</text:p>
          </table:table-cell>
          <table:table-cell office:value-type="float" office:value="-0.01739415" calcext:value-type="float">
            <text:p>-0.01739415</text:p>
          </table:table-cell>
          <table:table-cell office:value-type="float" office:value="0.00008503415" calcext:value-type="float">
            <text:p>8.503415E-05</text:p>
          </table:table-cell>
          <table:table-cell office:value-type="float" office:value="14.03659" calcext:value-type="float">
            <text:p>14.03659</text:p>
          </table:table-cell>
          <table:table-cell office:value-type="float" office:value="0.3726206" calcext:value-type="float">
            <text:p>0.3726206</text:p>
          </table:table-cell>
          <table:table-cell office:value-type="float" office:value="0.05463752" calcext:value-type="float">
            <text:p>0.05463752</text:p>
          </table:table-cell>
          <table:table-cell office:value-type="float" office:value="0.04882551" calcext:value-type="float">
            <text:p>0.04882551</text:p>
          </table:table-cell>
          <table:table-cell office:value-type="float" office:value="0.02716441" calcext:value-type="float">
            <text:p>0.02716441</text:p>
          </table:table-cell>
          <table:table-cell office:value-type="float" office:value="0.02386914" calcext:value-type="float">
            <text:p>0.02386914</text:p>
          </table:table-cell>
          <table:table-cell office:value-type="float" office:value="0.0121807" calcext:value-type="float">
            <text:p>0.0121807</text:p>
          </table:table-cell>
          <table:table-cell office:value-type="float" office:value="0.01166037" calcext:value-type="float">
            <text:p>0.01166037</text:p>
          </table:table-cell>
          <table:table-cell office:value-type="float" office:value="0.02526527" calcext:value-type="float">
            <text:p>0.02526527</text:p>
          </table:table-cell>
          <table:table-cell office:value-type="float" office:value="0.02144515" calcext:value-type="float">
            <text:p>0.02144515</text:p>
          </table:table-cell>
          <table:table-cell office:value-type="float" office:value="0.01964396" calcext:value-type="float">
            <text:p>0.01964396</text:p>
          </table:table-cell>
          <table:table-cell office:value-type="float" office:value="0.0203276" calcext:value-type="float">
            <text:p>0.0203276</text:p>
          </table:table-cell>
          <table:table-cell office:value-type="float" office:value="0.02338187" calcext:value-type="float">
            <text:p>0.02338187</text:p>
          </table:table-cell>
          <table:table-cell office:value-type="float" office:value="0.005487474" calcext:value-type="float">
            <text:p>0.005487474</text:p>
          </table:table-cell>
          <table:table-cell office:value-type="float" office:value="0.003533347" calcext:value-type="float">
            <text:p>0.003533347</text:p>
          </table:table-cell>
          <table:table-cell office:value-type="float" office:value="0" calcext:value-type="float">
            <text:p>0</text:p>
          </table:table-cell>
          <table:table-cell office:value-type="float" office:value="8.882915" calcext:value-type="float">
            <text:p>8.882915</text:p>
          </table:table-cell>
          <table:table-cell office:value-type="float" office:value="16.08313" calcext:value-type="float">
            <text:p>16.08313</text:p>
          </table:table-cell>
          <table:table-cell office:value-type="float" office:value="20.22878" calcext:value-type="float">
            <text:p>20.22878</text:p>
          </table:table-cell>
          <table:table-cell office:value-type="float" office:value="18.31795" calcext:value-type="float">
            <text:p>18.31795</text:p>
          </table:table-cell>
          <table:table-cell office:value-type="float" office:value="17.06379" calcext:value-type="float">
            <text:p>17.06379</text:p>
          </table:table-cell>
          <table:table-cell office:value-type="float" office:value="5.013606" calcext:value-type="float">
            <text:p>5.013606</text:p>
          </table:table-cell>
          <table:table-cell office:value-type="float" office:value="1.437188" calcext:value-type="float">
            <text:p>1.437188</text:p>
          </table:table-cell>
          <table:table-cell office:value-type="float" office:value="0.8980278" calcext:value-type="float">
            <text:p>0.8980278</text:p>
          </table:table-cell>
          <table:table-cell office:value-type="float" office:value="0.8590935" calcext:value-type="float">
            <text:p>0.8590935</text:p>
          </table:table-cell>
          <table:table-cell office:value-type="float" office:value="0.3655132" calcext:value-type="float">
            <text:p>0.3655132</text:p>
          </table:table-cell>
          <table:table-cell office:value-type="float" office:value="0.1616655" calcext:value-type="float">
            <text:p>0.1616655</text:p>
          </table:table-cell>
          <table:table-cell office:value-type="float" office:value="0.1711003" calcext:value-type="float">
            <text:p>0.1711003</text:p>
          </table:table-cell>
          <table:table-cell office:value-type="float" office:value="0.3318755" calcext:value-type="float">
            <text:p>0.3318755</text:p>
          </table:table-cell>
          <table:table-cell office:value-type="float" office:value="0.3469716" calcext:value-type="float">
            <text:p>0.3469716</text:p>
          </table:table-cell>
          <table:table-cell office:value-type="float" office:value="0" calcext:value-type="float">
            <text:p>0</text:p>
          </table:table-cell>
          <table:table-cell office:value-type="float" office:value="161.588" calcext:value-type="float">
            <text:p>161.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1113" calcext:value-type="float">
            <text:p>23.81113</text:p>
          </table:table-cell>
          <table:table-cell office:value-type="float" office:value="0" calcext:value-type="float">
            <text:p>0</text:p>
          </table:table-cell>
          <table:table-cell office:value-type="float" office:value="-0.9906778" calcext:value-type="float">
            <text:p>-0.990677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7" calcext:value-type="float">
            <text:p>27092007</text:p>
          </table:table-cell>
          <table:table-cell office:value-type="float" office:value="13.93577" calcext:value-type="float">
            <text:p>13.93577</text:p>
          </table:table-cell>
          <table:table-cell office:value-type="float" office:value="1098.77" calcext:value-type="float">
            <text:p>1098.77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14751" calcext:value-type="float">
            <text:p>-38.14751</text:p>
          </table:table-cell>
          <table:table-cell office:value-type="float" office:value="0.08173873" calcext:value-type="float">
            <text:p>0.08173873</text:p>
          </table:table-cell>
          <table:table-cell office:value-type="float" office:value="5.594117" calcext:value-type="float">
            <text:p>5.594117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6994" calcext:value-type="float">
            <text:p>-0.3126994</text:p>
          </table:table-cell>
          <table:table-cell office:value-type="float" office:value="-0.01737008" calcext:value-type="float">
            <text:p>-0.01737008</text:p>
          </table:table-cell>
          <table:table-cell office:value-type="float" office:value="0.00008503415" calcext:value-type="float">
            <text:p>8.503415E-05</text:p>
          </table:table-cell>
          <table:table-cell office:value-type="float" office:value="14.01419" calcext:value-type="float">
            <text:p>14.01419</text:p>
          </table:table-cell>
          <table:table-cell office:value-type="float" office:value="0.7677933" calcext:value-type="float">
            <text:p>0.7677933</text:p>
          </table:table-cell>
          <table:table-cell office:value-type="float" office:value="0.05479046" calcext:value-type="float">
            <text:p>0.05479046</text:p>
          </table:table-cell>
          <table:table-cell office:value-type="float" office:value="0.04842965" calcext:value-type="float">
            <text:p>0.04842965</text:p>
          </table:table-cell>
          <table:table-cell office:value-type="float" office:value="0.02711985" calcext:value-type="float">
            <text:p>0.02711985</text:p>
          </table:table-cell>
          <table:table-cell office:value-type="float" office:value="0.02396396" calcext:value-type="float">
            <text:p>0.02396396</text:p>
          </table:table-cell>
          <table:table-cell office:value-type="float" office:value="0.01221369" calcext:value-type="float">
            <text:p>0.01221369</text:p>
          </table:table-cell>
          <table:table-cell office:value-type="float" office:value="0.01162388" calcext:value-type="float">
            <text:p>0.01162388</text:p>
          </table:table-cell>
          <table:table-cell office:value-type="float" office:value="0.02525768" calcext:value-type="float">
            <text:p>0.02525768</text:p>
          </table:table-cell>
          <table:table-cell office:value-type="float" office:value="0.02145559" calcext:value-type="float">
            <text:p>0.02145559</text:p>
          </table:table-cell>
          <table:table-cell office:value-type="float" office:value="0.01964411" calcext:value-type="float">
            <text:p>0.01964411</text:p>
          </table:table-cell>
          <table:table-cell office:value-type="float" office:value="0.02031359" calcext:value-type="float">
            <text:p>0.02031359</text:p>
          </table:table-cell>
          <table:table-cell office:value-type="float" office:value="0.02335293" calcext:value-type="float">
            <text:p>0.02335293</text:p>
          </table:table-cell>
          <table:table-cell office:value-type="float" office:value="0.005481399" calcext:value-type="float">
            <text:p>0.005481399</text:p>
          </table:table-cell>
          <table:table-cell office:value-type="float" office:value="0.003531919" calcext:value-type="float">
            <text:p>0.003531919</text:p>
          </table:table-cell>
          <table:table-cell office:value-type="float" office:value="0" calcext:value-type="float">
            <text:p>0</text:p>
          </table:table-cell>
          <table:table-cell office:value-type="float" office:value="8.73221" calcext:value-type="float">
            <text:p>8.73221</text:p>
          </table:table-cell>
          <table:table-cell office:value-type="float" office:value="16.63599" calcext:value-type="float">
            <text:p>16.63599</text:p>
          </table:table-cell>
          <table:table-cell office:value-type="float" office:value="20.35387" calcext:value-type="float">
            <text:p>20.35387</text:p>
          </table:table-cell>
          <table:table-cell office:value-type="float" office:value="18.26786" calcext:value-type="float">
            <text:p>18.26786</text:p>
          </table:table-cell>
          <table:table-cell office:value-type="float" office:value="16.98406" calcext:value-type="float">
            <text:p>16.98406</text:p>
          </table:table-cell>
          <table:table-cell office:value-type="float" office:value="5.12879" calcext:value-type="float">
            <text:p>5.12879</text:p>
          </table:table-cell>
          <table:table-cell office:value-type="float" office:value="1.458033" calcext:value-type="float">
            <text:p>1.458033</text:p>
          </table:table-cell>
          <table:table-cell office:value-type="float" office:value="0.9082865" calcext:value-type="float">
            <text:p>0.9082865</text:p>
          </table:table-cell>
          <table:table-cell office:value-type="float" office:value="0.8660342" calcext:value-type="float">
            <text:p>0.8660342</text:p>
          </table:table-cell>
          <table:table-cell office:value-type="float" office:value="0.3698976" calcext:value-type="float">
            <text:p>0.3698976</text:p>
          </table:table-cell>
          <table:table-cell office:value-type="float" office:value="0.1640535" calcext:value-type="float">
            <text:p>0.1640535</text:p>
          </table:table-cell>
          <table:table-cell office:value-type="float" office:value="0.1735853" calcext:value-type="float">
            <text:p>0.1735853</text:p>
          </table:table-cell>
          <table:table-cell office:value-type="float" office:value="0.3316231" calcext:value-type="float">
            <text:p>0.3316231</text:p>
          </table:table-cell>
          <table:table-cell office:value-type="float" office:value="0.3469764" calcext:value-type="float">
            <text:p>0.3469764</text:p>
          </table:table-cell>
          <table:table-cell office:value-type="float" office:value="0" calcext:value-type="float">
            <text:p>0</text:p>
          </table:table-cell>
          <table:table-cell office:value-type="float" office:value="181.0873" calcext:value-type="float">
            <text:p>181.0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6735" calcext:value-type="float">
            <text:p>23.86735</text:p>
          </table:table-cell>
          <table:table-cell office:value-type="float" office:value="0" calcext:value-type="float">
            <text:p>0</text:p>
          </table:table-cell>
          <table:table-cell office:value-type="float" office:value="-0.9906778" calcext:value-type="float">
            <text:p>-0.990677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7" calcext:value-type="float">
            <text:p>28092007</text:p>
          </table:table-cell>
          <table:table-cell office:value-type="float" office:value="13.90723" calcext:value-type="float">
            <text:p>13.90723</text:p>
          </table:table-cell>
          <table:table-cell office:value-type="float" office:value="1098.74" calcext:value-type="float">
            <text:p>1098.74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13678" calcext:value-type="float">
            <text:p>-38.13678</text:p>
          </table:table-cell>
          <table:table-cell office:value-type="float" office:value="0.08735359" calcext:value-type="float">
            <text:p>0.08735359</text:p>
          </table:table-cell>
          <table:table-cell office:value-type="float" office:value="5.650178" calcext:value-type="float">
            <text:p>5.650178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7157" calcext:value-type="float">
            <text:p>-0.3127157</text:p>
          </table:table-cell>
          <table:table-cell office:value-type="float" office:value="-0.01734802" calcext:value-type="float">
            <text:p>-0.01734802</text:p>
          </table:table-cell>
          <table:table-cell office:value-type="float" office:value="0.00008503415" calcext:value-type="float">
            <text:p>8.503415E-05</text:p>
          </table:table-cell>
          <table:table-cell office:value-type="float" office:value="13.98936" calcext:value-type="float">
            <text:p>13.98936</text:p>
          </table:table-cell>
          <table:table-cell office:value-type="float" office:value="1.254792" calcext:value-type="float">
            <text:p>1.254792</text:p>
          </table:table-cell>
          <table:table-cell office:value-type="float" office:value="0.0556289" calcext:value-type="float">
            <text:p>0.0556289</text:p>
          </table:table-cell>
          <table:table-cell office:value-type="float" office:value="0.04861484" calcext:value-type="float">
            <text:p>0.04861484</text:p>
          </table:table-cell>
          <table:table-cell office:value-type="float" office:value="0.02707507" calcext:value-type="float">
            <text:p>0.02707507</text:p>
          </table:table-cell>
          <table:table-cell office:value-type="float" office:value="0.02403872" calcext:value-type="float">
            <text:p>0.02403872</text:p>
          </table:table-cell>
          <table:table-cell office:value-type="float" office:value="0.01221981" calcext:value-type="float">
            <text:p>0.01221981</text:p>
          </table:table-cell>
          <table:table-cell office:value-type="float" office:value="0.01154107" calcext:value-type="float">
            <text:p>0.01154107</text:p>
          </table:table-cell>
          <table:table-cell office:value-type="float" office:value="0.02522789" calcext:value-type="float">
            <text:p>0.02522789</text:p>
          </table:table-cell>
          <table:table-cell office:value-type="float" office:value="0.02146259" calcext:value-type="float">
            <text:p>0.02146259</text:p>
          </table:table-cell>
          <table:table-cell office:value-type="float" office:value="0.01964517" calcext:value-type="float">
            <text:p>0.01964517</text:p>
          </table:table-cell>
          <table:table-cell office:value-type="float" office:value="0.02030122" calcext:value-type="float">
            <text:p>0.02030122</text:p>
          </table:table-cell>
          <table:table-cell office:value-type="float" office:value="0.02332625" calcext:value-type="float">
            <text:p>0.02332625</text:p>
          </table:table-cell>
          <table:table-cell office:value-type="float" office:value="0.005475374" calcext:value-type="float">
            <text:p>0.005475374</text:p>
          </table:table-cell>
          <table:table-cell office:value-type="float" office:value="0.003530491" calcext:value-type="float">
            <text:p>0.003530491</text:p>
          </table:table-cell>
          <table:table-cell office:value-type="float" office:value="0" calcext:value-type="float">
            <text:p>0</text:p>
          </table:table-cell>
          <table:table-cell office:value-type="float" office:value="8.535905" calcext:value-type="float">
            <text:p>8.535905</text:p>
          </table:table-cell>
          <table:table-cell office:value-type="float" office:value="17.21455" calcext:value-type="float">
            <text:p>17.21455</text:p>
          </table:table-cell>
          <table:table-cell office:value-type="float" office:value="20.52823" calcext:value-type="float">
            <text:p>20.52823</text:p>
          </table:table-cell>
          <table:table-cell office:value-type="float" office:value="18.2363" calcext:value-type="float">
            <text:p>18.2363</text:p>
          </table:table-cell>
          <table:table-cell office:value-type="float" office:value="16.91586" calcext:value-type="float">
            <text:p>16.91586</text:p>
          </table:table-cell>
          <table:table-cell office:value-type="float" office:value="5.241832" calcext:value-type="float">
            <text:p>5.241832</text:p>
          </table:table-cell>
          <table:table-cell office:value-type="float" office:value="1.480072" calcext:value-type="float">
            <text:p>1.480072</text:p>
          </table:table-cell>
          <table:table-cell office:value-type="float" office:value="0.9186773" calcext:value-type="float">
            <text:p>0.9186773</text:p>
          </table:table-cell>
          <table:table-cell office:value-type="float" office:value="0.8728514" calcext:value-type="float">
            <text:p>0.8728514</text:p>
          </table:table-cell>
          <table:table-cell office:value-type="float" office:value="0.3742158" calcext:value-type="float">
            <text:p>0.3742158</text:p>
          </table:table-cell>
          <table:table-cell office:value-type="float" office:value="0.16642" calcext:value-type="float">
            <text:p>0.16642</text:p>
          </table:table-cell>
          <table:table-cell office:value-type="float" office:value="0.1760393" calcext:value-type="float">
            <text:p>0.1760393</text:p>
          </table:table-cell>
          <table:table-cell office:value-type="float" office:value="0.3313819" calcext:value-type="float">
            <text:p>0.3313819</text:p>
          </table:table-cell>
          <table:table-cell office:value-type="float" office:value="0.3469811" calcext:value-type="float">
            <text:p>0.3469811</text:p>
          </table:table-cell>
          <table:table-cell office:value-type="float" office:value="0" calcext:value-type="float">
            <text:p>0</text:p>
          </table:table-cell>
          <table:table-cell office:value-type="float" office:value="199.3398" calcext:value-type="float">
            <text:p>199.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2854" calcext:value-type="float">
            <text:p>23.92854</text:p>
          </table:table-cell>
          <table:table-cell office:value-type="float" office:value="0" calcext:value-type="float">
            <text:p>0</text:p>
          </table:table-cell>
          <table:table-cell office:value-type="float" office:value="-0.9906786" calcext:value-type="float">
            <text:p>-0.990678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7" calcext:value-type="float">
            <text:p>29092007</text:p>
          </table:table-cell>
          <table:table-cell office:value-type="float" office:value="13.88127" calcext:value-type="float">
            <text:p>13.88127</text:p>
          </table:table-cell>
          <table:table-cell office:value-type="float" office:value="1098.711" calcext:value-type="float">
            <text:p>1098.711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12613" calcext:value-type="float">
            <text:p>-38.12613</text:p>
          </table:table-cell>
          <table:table-cell office:value-type="float" office:value="0.09141282" calcext:value-type="float">
            <text:p>0.09141282</text:p>
          </table:table-cell>
          <table:table-cell office:value-type="float" office:value="5.705053" calcext:value-type="float">
            <text:p>5.705053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73" calcext:value-type="float">
            <text:p>-0.31273</text:p>
          </table:table-cell>
          <table:table-cell office:value-type="float" office:value="-0.01732587" calcext:value-type="float">
            <text:p>-0.01732587</text:p>
          </table:table-cell>
          <table:table-cell office:value-type="float" office:value="0.00008503415" calcext:value-type="float">
            <text:p>8.503415E-05</text:p>
          </table:table-cell>
          <table:table-cell office:value-type="float" office:value="13.96703" calcext:value-type="float">
            <text:p>13.96703</text:p>
          </table:table-cell>
          <table:table-cell office:value-type="float" office:value="1.609674" calcext:value-type="float">
            <text:p>1.609674</text:p>
          </table:table-cell>
          <table:table-cell office:value-type="float" office:value="0.055898" calcext:value-type="float">
            <text:p>0.055898</text:p>
          </table:table-cell>
          <table:table-cell office:value-type="float" office:value="0.04837148" calcext:value-type="float">
            <text:p>0.04837148</text:p>
          </table:table-cell>
          <table:table-cell office:value-type="float" office:value="0.02708548" calcext:value-type="float">
            <text:p>0.02708548</text:p>
          </table:table-cell>
          <table:table-cell office:value-type="float" office:value="0.02416412" calcext:value-type="float">
            <text:p>0.02416412</text:p>
          </table:table-cell>
          <table:table-cell office:value-type="float" office:value="0.01225405" calcext:value-type="float">
            <text:p>0.01225405</text:p>
          </table:table-cell>
          <table:table-cell office:value-type="float" office:value="0.01146943" calcext:value-type="float">
            <text:p>0.01146943</text:p>
          </table:table-cell>
          <table:table-cell office:value-type="float" office:value="0.02518446" calcext:value-type="float">
            <text:p>0.02518446</text:p>
          </table:table-cell>
          <table:table-cell office:value-type="float" office:value="0.02146327" calcext:value-type="float">
            <text:p>0.02146327</text:p>
          </table:table-cell>
          <table:table-cell office:value-type="float" office:value="0.01964626" calcext:value-type="float">
            <text:p>0.01964626</text:p>
          </table:table-cell>
          <table:table-cell office:value-type="float" office:value="0.02029047" calcext:value-type="float">
            <text:p>0.02029047</text:p>
          </table:table-cell>
          <table:table-cell office:value-type="float" office:value="0.02330169" calcext:value-type="float">
            <text:p>0.02330169</text:p>
          </table:table-cell>
          <table:table-cell office:value-type="float" office:value="0.005469391" calcext:value-type="float">
            <text:p>0.005469391</text:p>
          </table:table-cell>
          <table:table-cell office:value-type="float" office:value="0.003529077" calcext:value-type="float">
            <text:p>0.003529077</text:p>
          </table:table-cell>
          <table:table-cell office:value-type="float" office:value="0" calcext:value-type="float">
            <text:p>0</text:p>
          </table:table-cell>
          <table:table-cell office:value-type="float" office:value="8.444992" calcext:value-type="float">
            <text:p>8.444992</text:p>
          </table:table-cell>
          <table:table-cell office:value-type="float" office:value="17.72888" calcext:value-type="float">
            <text:p>17.72888</text:p>
          </table:table-cell>
          <table:table-cell office:value-type="float" office:value="20.69932" calcext:value-type="float">
            <text:p>20.69932</text:p>
          </table:table-cell>
          <table:table-cell office:value-type="float" office:value="18.22062" calcext:value-type="float">
            <text:p>18.22062</text:p>
          </table:table-cell>
          <table:table-cell office:value-type="float" office:value="16.88322" calcext:value-type="float">
            <text:p>16.88322</text:p>
          </table:table-cell>
          <table:table-cell office:value-type="float" office:value="5.343834" calcext:value-type="float">
            <text:p>5.343834</text:p>
          </table:table-cell>
          <table:table-cell office:value-type="float" office:value="1.50297" calcext:value-type="float">
            <text:p>1.50297</text:p>
          </table:table-cell>
          <table:table-cell office:value-type="float" office:value="0.929282" calcext:value-type="float">
            <text:p>0.929282</text:p>
          </table:table-cell>
          <table:table-cell office:value-type="float" office:value="0.8796328" calcext:value-type="float">
            <text:p>0.8796328</text:p>
          </table:table-cell>
          <table:table-cell office:value-type="float" office:value="0.3784827" calcext:value-type="float">
            <text:p>0.3784827</text:p>
          </table:table-cell>
          <table:table-cell office:value-type="float" office:value="0.1687642" calcext:value-type="float">
            <text:p>0.1687642</text:p>
          </table:table-cell>
          <table:table-cell office:value-type="float" office:value="0.1784714" calcext:value-type="float">
            <text:p>0.1784714</text:p>
          </table:table-cell>
          <table:table-cell office:value-type="float" office:value="0.3311424" calcext:value-type="float">
            <text:p>0.3311424</text:p>
          </table:table-cell>
          <table:table-cell office:value-type="float" office:value="0.3469859" calcext:value-type="float">
            <text:p>0.3469859</text:p>
          </table:table-cell>
          <table:table-cell office:value-type="float" office:value="0" calcext:value-type="float">
            <text:p>0</text:p>
          </table:table-cell>
          <table:table-cell office:value-type="float" office:value="212.8527" calcext:value-type="float">
            <text:p>212.8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8715" calcext:value-type="float">
            <text:p>23.98715</text:p>
          </table:table-cell>
          <table:table-cell office:value-type="float" office:value="0" calcext:value-type="float">
            <text:p>0</text:p>
          </table:table-cell>
          <table:table-cell office:value-type="float" office:value="-0.9906786" calcext:value-type="float">
            <text:p>-0.990678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7" calcext:value-type="float">
            <text:p>30092007</text:p>
          </table:table-cell>
          <table:table-cell office:value-type="float" office:value="13.85509" calcext:value-type="float">
            <text:p>13.85509</text:p>
          </table:table-cell>
          <table:table-cell office:value-type="float" office:value="1098.682" calcext:value-type="float">
            <text:p>1098.682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11552" calcext:value-type="float">
            <text:p>-38.11552</text:p>
          </table:table-cell>
          <table:table-cell office:value-type="float" office:value="0.09526229" calcext:value-type="float">
            <text:p>0.09526229</text:p>
          </table:table-cell>
          <table:table-cell office:value-type="float" office:value="5.760199" calcext:value-type="float">
            <text:p>5.760199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7455" calcext:value-type="float">
            <text:p>-0.3127455</text:p>
          </table:table-cell>
          <table:table-cell office:value-type="float" office:value="-0.01730402" calcext:value-type="float">
            <text:p>-0.01730402</text:p>
          </table:table-cell>
          <table:table-cell office:value-type="float" office:value="0.00008503415" calcext:value-type="float">
            <text:p>8.503415E-05</text:p>
          </table:table-cell>
          <table:table-cell office:value-type="float" office:value="13.94358" calcext:value-type="float">
            <text:p>13.94358</text:p>
          </table:table-cell>
          <table:table-cell office:value-type="float" office:value="1.937086" calcext:value-type="float">
            <text:p>1.937086</text:p>
          </table:table-cell>
          <table:table-cell office:value-type="float" office:value="0.05627894" calcext:value-type="float">
            <text:p>0.05627894</text:p>
          </table:table-cell>
          <table:table-cell office:value-type="float" office:value="0.04852897" calcext:value-type="float">
            <text:p>0.04852897</text:p>
          </table:table-cell>
          <table:table-cell office:value-type="float" office:value="0.0270895" calcext:value-type="float">
            <text:p>0.0270895</text:p>
          </table:table-cell>
          <table:table-cell office:value-type="float" office:value="0.02429454" calcext:value-type="float">
            <text:p>0.02429454</text:p>
          </table:table-cell>
          <table:table-cell office:value-type="float" office:value="0.01230389" calcext:value-type="float">
            <text:p>0.01230389</text:p>
          </table:table-cell>
          <table:table-cell office:value-type="float" office:value="0.01142207" calcext:value-type="float">
            <text:p>0.01142207</text:p>
          </table:table-cell>
          <table:table-cell office:value-type="float" office:value="0.02514037" calcext:value-type="float">
            <text:p>0.02514037</text:p>
          </table:table-cell>
          <table:table-cell office:value-type="float" office:value="0.02145906" calcext:value-type="float">
            <text:p>0.02145906</text:p>
          </table:table-cell>
          <table:table-cell office:value-type="float" office:value="0.01964666" calcext:value-type="float">
            <text:p>0.01964666</text:p>
          </table:table-cell>
          <table:table-cell office:value-type="float" office:value="0.02027958" calcext:value-type="float">
            <text:p>0.02027958</text:p>
          </table:table-cell>
          <table:table-cell office:value-type="float" office:value="0.02327877" calcext:value-type="float">
            <text:p>0.02327877</text:p>
          </table:table-cell>
          <table:table-cell office:value-type="float" office:value="0.005463449" calcext:value-type="float">
            <text:p>0.005463449</text:p>
          </table:table-cell>
          <table:table-cell office:value-type="float" office:value="0.003527669" calcext:value-type="float">
            <text:p>0.003527669</text:p>
          </table:table-cell>
          <table:table-cell office:value-type="float" office:value="0" calcext:value-type="float">
            <text:p>0</text:p>
          </table:table-cell>
          <table:table-cell office:value-type="float" office:value="8.459158" calcext:value-type="float">
            <text:p>8.459158</text:p>
          </table:table-cell>
          <table:table-cell office:value-type="float" office:value="18.2187" calcext:value-type="float">
            <text:p>18.2187</text:p>
          </table:table-cell>
          <table:table-cell office:value-type="float" office:value="20.88186" calcext:value-type="float">
            <text:p>20.88186</text:p>
          </table:table-cell>
          <table:table-cell office:value-type="float" office:value="18.21942" calcext:value-type="float">
            <text:p>18.21942</text:p>
          </table:table-cell>
          <table:table-cell office:value-type="float" office:value="16.87578" calcext:value-type="float">
            <text:p>16.87578</text:p>
          </table:table-cell>
          <table:table-cell office:value-type="float" office:value="5.433023" calcext:value-type="float">
            <text:p>5.433023</text:p>
          </table:table-cell>
          <table:table-cell office:value-type="float" office:value="1.525711" calcext:value-type="float">
            <text:p>1.525711</text:p>
          </table:table-cell>
          <table:table-cell office:value-type="float" office:value="0.9398813" calcext:value-type="float">
            <text:p>0.9398813</text:p>
          </table:table-cell>
          <table:table-cell office:value-type="float" office:value="0.8863922" calcext:value-type="float">
            <text:p>0.8863922</text:p>
          </table:table-cell>
          <table:table-cell office:value-type="float" office:value="0.3827123" calcext:value-type="float">
            <text:p>0.3827123</text:p>
          </table:table-cell>
          <table:table-cell office:value-type="float" office:value="0.1710895" calcext:value-type="float">
            <text:p>0.1710895</text:p>
          </table:table-cell>
          <table:table-cell office:value-type="float" office:value="0.1808828" calcext:value-type="float">
            <text:p>0.1808828</text:p>
          </table:table-cell>
          <table:table-cell office:value-type="float" office:value="0.3309031" calcext:value-type="float">
            <text:p>0.3309031</text:p>
          </table:table-cell>
          <table:table-cell office:value-type="float" office:value="0.3469907" calcext:value-type="float">
            <text:p>0.3469907</text:p>
          </table:table-cell>
          <table:table-cell office:value-type="float" office:value="0" calcext:value-type="float">
            <text:p>0</text:p>
          </table:table-cell>
          <table:table-cell office:value-type="float" office:value="227.4445" calcext:value-type="float">
            <text:p>227.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4611" calcext:value-type="float">
            <text:p>24.04611</text:p>
          </table:table-cell>
          <table:table-cell office:value-type="float" office:value="0" calcext:value-type="float">
            <text:p>0</text:p>
          </table:table-cell>
          <table:table-cell office:value-type="float" office:value="-0.9906786" calcext:value-type="float">
            <text:p>-0.990678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7" calcext:value-type="float">
            <text:p>1102007</text:p>
          </table:table-cell>
          <table:table-cell office:value-type="float" office:value="13.82406" calcext:value-type="float">
            <text:p>13.82406</text:p>
          </table:table-cell>
          <table:table-cell office:value-type="float" office:value="1098.651" calcext:value-type="float">
            <text:p>1098.651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10522" calcext:value-type="float">
            <text:p>-38.10522</text:p>
          </table:table-cell>
          <table:table-cell office:value-type="float" office:value="0.1005601" calcext:value-type="float">
            <text:p>0.1005601</text:p>
          </table:table-cell>
          <table:table-cell office:value-type="float" office:value="5.820366" calcext:value-type="float">
            <text:p>5.820366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7649" calcext:value-type="float">
            <text:p>-0.3127649</text:p>
          </table:table-cell>
          <table:table-cell office:value-type="float" office:value="-0.01728426" calcext:value-type="float">
            <text:p>-0.01728426</text:p>
          </table:table-cell>
          <table:table-cell office:value-type="float" office:value="0.00008503415" calcext:value-type="float">
            <text:p>8.503415E-05</text:p>
          </table:table-cell>
          <table:table-cell office:value-type="float" office:value="13.91623" calcext:value-type="float">
            <text:p>13.91623</text:p>
          </table:table-cell>
          <table:table-cell office:value-type="float" office:value="2.380139" calcext:value-type="float">
            <text:p>2.380139</text:p>
          </table:table-cell>
          <table:table-cell office:value-type="float" office:value="0.05879536" calcext:value-type="float">
            <text:p>0.05879536</text:p>
          </table:table-cell>
          <table:table-cell office:value-type="float" office:value="0.0512385" calcext:value-type="float">
            <text:p>0.0512385</text:p>
          </table:table-cell>
          <table:table-cell office:value-type="float" office:value="0.02708916" calcext:value-type="float">
            <text:p>0.02708916</text:p>
          </table:table-cell>
          <table:table-cell office:value-type="float" office:value="0.02438578" calcext:value-type="float">
            <text:p>0.02438578</text:p>
          </table:table-cell>
          <table:table-cell office:value-type="float" office:value="0.01231806" calcext:value-type="float">
            <text:p>0.01231806</text:p>
          </table:table-cell>
          <table:table-cell office:value-type="float" office:value="0.01135032" calcext:value-type="float">
            <text:p>0.01135032</text:p>
          </table:table-cell>
          <table:table-cell office:value-type="float" office:value="0.02508879" calcext:value-type="float">
            <text:p>0.02508879</text:p>
          </table:table-cell>
          <table:table-cell office:value-type="float" office:value="0.02145124" calcext:value-type="float">
            <text:p>0.02145124</text:p>
          </table:table-cell>
          <table:table-cell office:value-type="float" office:value="0.01964615" calcext:value-type="float">
            <text:p>0.01964615</text:p>
          </table:table-cell>
          <table:table-cell office:value-type="float" office:value="0.02026962" calcext:value-type="float">
            <text:p>0.02026962</text:p>
          </table:table-cell>
          <table:table-cell office:value-type="float" office:value="0.02325766" calcext:value-type="float">
            <text:p>0.02325766</text:p>
          </table:table-cell>
          <table:table-cell office:value-type="float" office:value="0.005457552" calcext:value-type="float">
            <text:p>0.005457552</text:p>
          </table:table-cell>
          <table:table-cell office:value-type="float" office:value="0.003526264" calcext:value-type="float">
            <text:p>0.003526264</text:p>
          </table:table-cell>
          <table:table-cell office:value-type="float" office:value="0" calcext:value-type="float">
            <text:p>0</text:p>
          </table:table-cell>
          <table:table-cell office:value-type="float" office:value="8.448211" calcext:value-type="float">
            <text:p>8.448211</text:p>
          </table:table-cell>
          <table:table-cell office:value-type="float" office:value="18.77272" calcext:value-type="float">
            <text:p>18.77272</text:p>
          </table:table-cell>
          <table:table-cell office:value-type="float" office:value="21.10599" calcext:value-type="float">
            <text:p>21.10599</text:p>
          </table:table-cell>
          <table:table-cell office:value-type="float" office:value="18.25385" calcext:value-type="float">
            <text:p>18.25385</text:p>
          </table:table-cell>
          <table:table-cell office:value-type="float" office:value="16.91787" calcext:value-type="float">
            <text:p>16.91787</text:p>
          </table:table-cell>
          <table:table-cell office:value-type="float" office:value="5.502107" calcext:value-type="float">
            <text:p>5.502107</text:p>
          </table:table-cell>
          <table:table-cell office:value-type="float" office:value="1.548917" calcext:value-type="float">
            <text:p>1.548917</text:p>
          </table:table-cell>
          <table:table-cell office:value-type="float" office:value="0.9506686" calcext:value-type="float">
            <text:p>0.9506686</text:p>
          </table:table-cell>
          <table:table-cell office:value-type="float" office:value="0.8931169" calcext:value-type="float">
            <text:p>0.8931169</text:p>
          </table:table-cell>
          <table:table-cell office:value-type="float" office:value="0.3869122" calcext:value-type="float">
            <text:p>0.3869122</text:p>
          </table:table-cell>
          <table:table-cell office:value-type="float" office:value="0.1733987" calcext:value-type="float">
            <text:p>0.1733987</text:p>
          </table:table-cell>
          <table:table-cell office:value-type="float" office:value="0.183274" calcext:value-type="float">
            <text:p>0.183274</text:p>
          </table:table-cell>
          <table:table-cell office:value-type="float" office:value="0.3306618" calcext:value-type="float">
            <text:p>0.3306618</text:p>
          </table:table-cell>
          <table:table-cell office:value-type="float" office:value="0.3469955" calcext:value-type="float">
            <text:p>0.3469955</text:p>
          </table:table-cell>
          <table:table-cell office:value-type="float" office:value="0" calcext:value-type="float">
            <text:p>0</text:p>
          </table:table-cell>
          <table:table-cell office:value-type="float" office:value="244.0893" calcext:value-type="float">
            <text:p>244.0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1183" calcext:value-type="float">
            <text:p>24.11183</text:p>
          </table:table-cell>
          <table:table-cell office:value-type="float" office:value="0" calcext:value-type="float">
            <text:p>0</text:p>
          </table:table-cell>
          <table:table-cell office:value-type="float" office:value="-0.9906803" calcext:value-type="float">
            <text:p>-0.990680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7" calcext:value-type="float">
            <text:p>2102007</text:p>
          </table:table-cell>
          <table:table-cell office:value-type="float" office:value="13.79188" calcext:value-type="float">
            <text:p>13.79188</text:p>
          </table:table-cell>
          <table:table-cell office:value-type="float" office:value="1098.619" calcext:value-type="float">
            <text:p>1098.619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09319" calcext:value-type="float">
            <text:p>-38.09319</text:p>
          </table:table-cell>
          <table:table-cell office:value-type="float" office:value="0.106272" calcext:value-type="float">
            <text:p>0.106272</text:p>
          </table:table-cell>
          <table:table-cell office:value-type="float" office:value="5.88476" calcext:value-type="float">
            <text:p>5.88476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7863" calcext:value-type="float">
            <text:p>-0.3127863</text:p>
          </table:table-cell>
          <table:table-cell office:value-type="float" office:value="-0.01726644" calcext:value-type="float">
            <text:p>-0.01726644</text:p>
          </table:table-cell>
          <table:table-cell office:value-type="float" office:value="0.00008503415" calcext:value-type="float">
            <text:p>8.503415E-05</text:p>
          </table:table-cell>
          <table:table-cell office:value-type="float" office:value="13.88693" calcext:value-type="float">
            <text:p>13.88693</text:p>
          </table:table-cell>
          <table:table-cell office:value-type="float" office:value="2.862234" calcext:value-type="float">
            <text:p>2.862234</text:p>
          </table:table-cell>
          <table:table-cell office:value-type="float" office:value="0.06260874" calcext:value-type="float">
            <text:p>0.06260874</text:p>
          </table:table-cell>
          <table:table-cell office:value-type="float" office:value="0.05392459" calcext:value-type="float">
            <text:p>0.05392459</text:p>
          </table:table-cell>
          <table:table-cell office:value-type="float" office:value="0.0271227" calcext:value-type="float">
            <text:p>0.0271227</text:p>
          </table:table-cell>
          <table:table-cell office:value-type="float" office:value="0.02448737" calcext:value-type="float">
            <text:p>0.02448737</text:p>
          </table:table-cell>
          <table:table-cell office:value-type="float" office:value="0.01231852" calcext:value-type="float">
            <text:p>0.01231852</text:p>
          </table:table-cell>
          <table:table-cell office:value-type="float" office:value="0.01125956" calcext:value-type="float">
            <text:p>0.01125956</text:p>
          </table:table-cell>
          <table:table-cell office:value-type="float" office:value="0.02502261" calcext:value-type="float">
            <text:p>0.02502261</text:p>
          </table:table-cell>
          <table:table-cell office:value-type="float" office:value="0.02143805" calcext:value-type="float">
            <text:p>0.02143805</text:p>
          </table:table-cell>
          <table:table-cell office:value-type="float" office:value="0.01964453" calcext:value-type="float">
            <text:p>0.01964453</text:p>
          </table:table-cell>
          <table:table-cell office:value-type="float" office:value="0.02026059" calcext:value-type="float">
            <text:p>0.02026059</text:p>
          </table:table-cell>
          <table:table-cell office:value-type="float" office:value="0.02323811" calcext:value-type="float">
            <text:p>0.02323811</text:p>
          </table:table-cell>
          <table:table-cell office:value-type="float" office:value="0.005451696" calcext:value-type="float">
            <text:p>0.005451696</text:p>
          </table:table-cell>
          <table:table-cell office:value-type="float" office:value="0.003524865" calcext:value-type="float">
            <text:p>0.003524865</text:p>
          </table:table-cell>
          <table:table-cell office:value-type="float" office:value="0" calcext:value-type="float">
            <text:p>0</text:p>
          </table:table-cell>
          <table:table-cell office:value-type="float" office:value="8.413494" calcext:value-type="float">
            <text:p>8.413494</text:p>
          </table:table-cell>
          <table:table-cell office:value-type="float" office:value="19.35969" calcext:value-type="float">
            <text:p>19.35969</text:p>
          </table:table-cell>
          <table:table-cell office:value-type="float" office:value="21.37958" calcext:value-type="float">
            <text:p>21.37958</text:p>
          </table:table-cell>
          <table:table-cell office:value-type="float" office:value="18.31605" calcext:value-type="float">
            <text:p>18.31605</text:p>
          </table:table-cell>
          <table:table-cell office:value-type="float" office:value="17.00973" calcext:value-type="float">
            <text:p>17.00973</text:p>
          </table:table-cell>
          <table:table-cell office:value-type="float" office:value="5.553184" calcext:value-type="float">
            <text:p>5.553184</text:p>
          </table:table-cell>
          <table:table-cell office:value-type="float" office:value="1.573026" calcext:value-type="float">
            <text:p>1.573026</text:p>
          </table:table-cell>
          <table:table-cell office:value-type="float" office:value="0.9618944" calcext:value-type="float">
            <text:p>0.9618944</text:p>
          </table:table-cell>
          <table:table-cell office:value-type="float" office:value="0.8998547" calcext:value-type="float">
            <text:p>0.8998547</text:p>
          </table:table-cell>
          <table:table-cell office:value-type="float" office:value="0.3910891" calcext:value-type="float">
            <text:p>0.3910891</text:p>
          </table:table-cell>
          <table:table-cell office:value-type="float" office:value="0.1756932" calcext:value-type="float">
            <text:p>0.1756932</text:p>
          </table:table-cell>
          <table:table-cell office:value-type="float" office:value="0.1856456" calcext:value-type="float">
            <text:p>0.1856456</text:p>
          </table:table-cell>
          <table:table-cell office:value-type="float" office:value="0.3304203" calcext:value-type="float">
            <text:p>0.3304203</text:p>
          </table:table-cell>
          <table:table-cell office:value-type="float" office:value="0.3470002" calcext:value-type="float">
            <text:p>0.3470002</text:p>
          </table:table-cell>
          <table:table-cell office:value-type="float" office:value="0" calcext:value-type="float">
            <text:p>0</text:p>
          </table:table-cell>
          <table:table-cell office:value-type="float" office:value="260.1505" calcext:value-type="float">
            <text:p>260.1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8231" calcext:value-type="float">
            <text:p>24.18231</text:p>
          </table:table-cell>
          <table:table-cell office:value-type="float" office:value="0" calcext:value-type="float">
            <text:p>0</text:p>
          </table:table-cell>
          <table:table-cell office:value-type="float" office:value="-0.9906833" calcext:value-type="float">
            <text:p>-0.990683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7" calcext:value-type="float">
            <text:p>3102007</text:p>
          </table:table-cell>
          <table:table-cell office:value-type="float" office:value="13.76261" calcext:value-type="float">
            <text:p>13.76261</text:p>
          </table:table-cell>
          <table:table-cell office:value-type="float" office:value="1098.586" calcext:value-type="float">
            <text:p>1098.586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08239" calcext:value-type="float">
            <text:p>-38.08239</text:p>
          </table:table-cell>
          <table:table-cell office:value-type="float" office:value="0.1093954" calcext:value-type="float">
            <text:p>0.1093954</text:p>
          </table:table-cell>
          <table:table-cell office:value-type="float" office:value="5.947134" calcext:value-type="float">
            <text:p>5.947134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8032" calcext:value-type="float">
            <text:p>-0.3128032</text:p>
          </table:table-cell>
          <table:table-cell office:value-type="float" office:value="-0.01724807" calcext:value-type="float">
            <text:p>-0.01724807</text:p>
          </table:table-cell>
          <table:table-cell office:value-type="float" office:value="0.00008503415" calcext:value-type="float">
            <text:p>8.503415E-05</text:p>
          </table:table-cell>
          <table:table-cell office:value-type="float" office:value="13.86212" calcext:value-type="float">
            <text:p>13.86212</text:p>
          </table:table-cell>
          <table:table-cell office:value-type="float" office:value="3.168727" calcext:value-type="float">
            <text:p>3.168727</text:p>
          </table:table-cell>
          <table:table-cell office:value-type="float" office:value="0.05935339" calcext:value-type="float">
            <text:p>0.05935339</text:p>
          </table:table-cell>
          <table:table-cell office:value-type="float" office:value="0.05051192" calcext:value-type="float">
            <text:p>0.05051192</text:p>
          </table:table-cell>
          <table:table-cell office:value-type="float" office:value="0.02714513" calcext:value-type="float">
            <text:p>0.02714513</text:p>
          </table:table-cell>
          <table:table-cell office:value-type="float" office:value="0.02460497" calcext:value-type="float">
            <text:p>0.02460497</text:p>
          </table:table-cell>
          <table:table-cell office:value-type="float" office:value="0.01234143" calcext:value-type="float">
            <text:p>0.01234143</text:p>
          </table:table-cell>
          <table:table-cell office:value-type="float" office:value="0.01118158" calcext:value-type="float">
            <text:p>0.01118158</text:p>
          </table:table-cell>
          <table:table-cell office:value-type="float" office:value="0.02494537" calcext:value-type="float">
            <text:p>0.02494537</text:p>
          </table:table-cell>
          <table:table-cell office:value-type="float" office:value="0.02141831" calcext:value-type="float">
            <text:p>0.02141831</text:p>
          </table:table-cell>
          <table:table-cell office:value-type="float" office:value="0.0196414" calcext:value-type="float">
            <text:p>0.0196414</text:p>
          </table:table-cell>
          <table:table-cell office:value-type="float" office:value="0.02025142" calcext:value-type="float">
            <text:p>0.02025142</text:p>
          </table:table-cell>
          <table:table-cell office:value-type="float" office:value="0.02321986" calcext:value-type="float">
            <text:p>0.02321986</text:p>
          </table:table-cell>
          <table:table-cell office:value-type="float" office:value="0.00544588" calcext:value-type="float">
            <text:p>0.00544588</text:p>
          </table:table-cell>
          <table:table-cell office:value-type="float" office:value="0.003523484" calcext:value-type="float">
            <text:p>0.003523484</text:p>
          </table:table-cell>
          <table:table-cell office:value-type="float" office:value="0" calcext:value-type="float">
            <text:p>0</text:p>
          </table:table-cell>
          <table:table-cell office:value-type="float" office:value="8.439629" calcext:value-type="float">
            <text:p>8.439629</text:p>
          </table:table-cell>
          <table:table-cell office:value-type="float" office:value="19.87387" calcext:value-type="float">
            <text:p>19.87387</text:p>
          </table:table-cell>
          <table:table-cell office:value-type="float" office:value="21.65698" calcext:value-type="float">
            <text:p>21.65698</text:p>
          </table:table-cell>
          <table:table-cell office:value-type="float" office:value="18.40268" calcext:value-type="float">
            <text:p>18.40268</text:p>
          </table:table-cell>
          <table:table-cell office:value-type="float" office:value="17.10657" calcext:value-type="float">
            <text:p>17.10657</text:p>
          </table:table-cell>
          <table:table-cell office:value-type="float" office:value="5.591917" calcext:value-type="float">
            <text:p>5.591917</text:p>
          </table:table-cell>
          <table:table-cell office:value-type="float" office:value="1.598653" calcext:value-type="float">
            <text:p>1.598653</text:p>
          </table:table-cell>
          <table:table-cell office:value-type="float" office:value="0.9735132" calcext:value-type="float">
            <text:p>0.9735132</text:p>
          </table:table-cell>
          <table:table-cell office:value-type="float" office:value="0.9066585" calcext:value-type="float">
            <text:p>0.9066585</text:p>
          </table:table-cell>
          <table:table-cell office:value-type="float" office:value="0.395254" calcext:value-type="float">
            <text:p>0.395254</text:p>
          </table:table-cell>
          <table:table-cell office:value-type="float" office:value="0.1779761" calcext:value-type="float">
            <text:p>0.1779761</text:p>
          </table:table-cell>
          <table:table-cell office:value-type="float" office:value="0.1879975" calcext:value-type="float">
            <text:p>0.1879975</text:p>
          </table:table-cell>
          <table:table-cell office:value-type="float" office:value="0.3301795" calcext:value-type="float">
            <text:p>0.3301795</text:p>
          </table:table-cell>
          <table:table-cell office:value-type="float" office:value="0.347005" calcext:value-type="float">
            <text:p>0.347005</text:p>
          </table:table-cell>
          <table:table-cell office:value-type="float" office:value="0" calcext:value-type="float">
            <text:p>0</text:p>
          </table:table-cell>
          <table:table-cell office:value-type="float" office:value="270.4238" calcext:value-type="float">
            <text:p>270.4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4821" calcext:value-type="float">
            <text:p>24.24821</text:p>
          </table:table-cell>
          <table:table-cell office:value-type="float" office:value="0" calcext:value-type="float">
            <text:p>0</text:p>
          </table:table-cell>
          <table:table-cell office:value-type="float" office:value="-0.9906839" calcext:value-type="float">
            <text:p>-0.990683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7" calcext:value-type="float">
            <text:p>4102007</text:p>
          </table:table-cell>
          <table:table-cell office:value-type="float" office:value="13.74334" calcext:value-type="float">
            <text:p>13.74334</text:p>
          </table:table-cell>
          <table:table-cell office:value-type="float" office:value="1098.56" calcext:value-type="float">
            <text:p>1098.56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07249" calcext:value-type="float">
            <text:p>-38.07249</text:p>
          </table:table-cell>
          <table:table-cell office:value-type="float" office:value="0.1038642" calcext:value-type="float">
            <text:p>0.1038642</text:p>
          </table:table-cell>
          <table:table-cell office:value-type="float" office:value="6.003998" calcext:value-type="float">
            <text:p>6.003998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818" calcext:value-type="float">
            <text:p>-0.312818</text:p>
          </table:table-cell>
          <table:table-cell office:value-type="float" office:value="-0.01722747" calcext:value-type="float">
            <text:p>-0.01722747</text:p>
          </table:table-cell>
          <table:table-cell office:value-type="float" office:value="0.00008510655" calcext:value-type="float">
            <text:p>8.510655E-05</text:p>
          </table:table-cell>
          <table:table-cell office:value-type="float" office:value="13.84705" calcext:value-type="float">
            <text:p>13.84705</text:p>
          </table:table-cell>
          <table:table-cell office:value-type="float" office:value="2.619292" calcext:value-type="float">
            <text:p>2.619292</text:p>
          </table:table-cell>
          <table:table-cell office:value-type="float" office:value="0.05822016" calcext:value-type="float">
            <text:p>0.05822016</text:p>
          </table:table-cell>
          <table:table-cell office:value-type="float" office:value="0.04963544" calcext:value-type="float">
            <text:p>0.04963544</text:p>
          </table:table-cell>
          <table:table-cell office:value-type="float" office:value="0.02724037" calcext:value-type="float">
            <text:p>0.02724037</text:p>
          </table:table-cell>
          <table:table-cell office:value-type="float" office:value="0.024825" calcext:value-type="float">
            <text:p>0.024825</text:p>
          </table:table-cell>
          <table:table-cell office:value-type="float" office:value="0.01245269" calcext:value-type="float">
            <text:p>0.01245269</text:p>
          </table:table-cell>
          <table:table-cell office:value-type="float" office:value="0.01119363" calcext:value-type="float">
            <text:p>0.01119363</text:p>
          </table:table-cell>
          <table:table-cell office:value-type="float" office:value="0.02488614" calcext:value-type="float">
            <text:p>0.02488614</text:p>
          </table:table-cell>
          <table:table-cell office:value-type="float" office:value="0.02139524" calcext:value-type="float">
            <text:p>0.02139524</text:p>
          </table:table-cell>
          <table:table-cell office:value-type="float" office:value="0.01963649" calcext:value-type="float">
            <text:p>0.01963649</text:p>
          </table:table-cell>
          <table:table-cell office:value-type="float" office:value="0.02024122" calcext:value-type="float">
            <text:p>0.02024122</text:p>
          </table:table-cell>
          <table:table-cell office:value-type="float" office:value="0.0232029" calcext:value-type="float">
            <text:p>0.0232029</text:p>
          </table:table-cell>
          <table:table-cell office:value-type="float" office:value="0.005440155" calcext:value-type="float">
            <text:p>0.005440155</text:p>
          </table:table-cell>
          <table:table-cell office:value-type="float" office:value="0.003522097" calcext:value-type="float">
            <text:p>0.003522097</text:p>
          </table:table-cell>
          <table:table-cell office:value-type="float" office:value="0" calcext:value-type="float">
            <text:p>0</text:p>
          </table:table-cell>
          <table:table-cell office:value-type="float" office:value="9.411746" calcext:value-type="float">
            <text:p>9.411746</text:p>
          </table:table-cell>
          <table:table-cell office:value-type="float" office:value="20.12727" calcext:value-type="float">
            <text:p>20.12727</text:p>
          </table:table-cell>
          <table:table-cell office:value-type="float" office:value="21.85535" calcext:value-type="float">
            <text:p>21.85535</text:p>
          </table:table-cell>
          <table:table-cell office:value-type="float" office:value="18.48783" calcext:value-type="float">
            <text:p>18.48783</text:p>
          </table:table-cell>
          <table:table-cell office:value-type="float" office:value="17.16033" calcext:value-type="float">
            <text:p>17.16033</text:p>
          </table:table-cell>
          <table:table-cell office:value-type="float" office:value="5.623176" calcext:value-type="float">
            <text:p>5.623176</text:p>
          </table:table-cell>
          <table:table-cell office:value-type="float" office:value="1.62326" calcext:value-type="float">
            <text:p>1.62326</text:p>
          </table:table-cell>
          <table:table-cell office:value-type="float" office:value="0.9851453" calcext:value-type="float">
            <text:p>0.9851453</text:p>
          </table:table-cell>
          <table:table-cell office:value-type="float" office:value="0.9135211" calcext:value-type="float">
            <text:p>0.9135211</text:p>
          </table:table-cell>
          <table:table-cell office:value-type="float" office:value="0.3994178" calcext:value-type="float">
            <text:p>0.3994178</text:p>
          </table:table-cell>
          <table:table-cell office:value-type="float" office:value="0.1802332" calcext:value-type="float">
            <text:p>0.1802332</text:p>
          </table:table-cell>
          <table:table-cell office:value-type="float" office:value="0.190304" calcext:value-type="float">
            <text:p>0.190304</text:p>
          </table:table-cell>
          <table:table-cell office:value-type="float" office:value="0.3299782" calcext:value-type="float">
            <text:p>0.3299782</text:p>
          </table:table-cell>
          <table:table-cell office:value-type="float" office:value="0.3470098" calcext:value-type="float">
            <text:p>0.3470098</text:p>
          </table:table-cell>
          <table:table-cell office:value-type="float" office:value="0" calcext:value-type="float">
            <text:p>0</text:p>
          </table:table-cell>
          <table:table-cell office:value-type="float" office:value="274.0194" calcext:value-type="float">
            <text:p>274.0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9832" calcext:value-type="float">
            <text:p>24.29832</text:p>
          </table:table-cell>
          <table:table-cell office:value-type="float" office:value="0" calcext:value-type="float">
            <text:p>0</text:p>
          </table:table-cell>
          <table:table-cell office:value-type="float" office:value="-0.9906839" calcext:value-type="float">
            <text:p>-0.990683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7" calcext:value-type="float">
            <text:p>5102007</text:p>
          </table:table-cell>
          <table:table-cell office:value-type="float" office:value="13.72831" calcext:value-type="float">
            <text:p>13.72831</text:p>
          </table:table-cell>
          <table:table-cell office:value-type="float" office:value="1098.536" calcext:value-type="float">
            <text:p>1098.536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06264" calcext:value-type="float">
            <text:p>-38.06264</text:p>
          </table:table-cell>
          <table:table-cell office:value-type="float" office:value="0.09833293" calcext:value-type="float">
            <text:p>0.09833293</text:p>
          </table:table-cell>
          <table:table-cell office:value-type="float" office:value="6.052246" calcext:value-type="float">
            <text:p>6.052246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8337" calcext:value-type="float">
            <text:p>-0.3128337</text:p>
          </table:table-cell>
          <table:table-cell office:value-type="float" office:value="-0.01720122" calcext:value-type="float">
            <text:p>-0.01720122</text:p>
          </table:table-cell>
          <table:table-cell office:value-type="float" office:value="0.00008518109" calcext:value-type="float">
            <text:p>8.518109E-05</text:p>
          </table:table-cell>
          <table:table-cell office:value-type="float" office:value="13.83335" calcext:value-type="float">
            <text:p>13.83335</text:p>
          </table:table-cell>
          <table:table-cell office:value-type="float" office:value="2.080142" calcext:value-type="float">
            <text:p>2.080142</text:p>
          </table:table-cell>
          <table:table-cell office:value-type="float" office:value="0.05758782" calcext:value-type="float">
            <text:p>0.05758782</text:p>
          </table:table-cell>
          <table:table-cell office:value-type="float" office:value="0.04934511" calcext:value-type="float">
            <text:p>0.04934511</text:p>
          </table:table-cell>
          <table:table-cell office:value-type="float" office:value="0.02739378" calcext:value-type="float">
            <text:p>0.02739378</text:p>
          </table:table-cell>
          <table:table-cell office:value-type="float" office:value="0.02504333" calcext:value-type="float">
            <text:p>0.02504333</text:p>
          </table:table-cell>
          <table:table-cell office:value-type="float" office:value="0.01261156" calcext:value-type="float">
            <text:p>0.01261156</text:p>
          </table:table-cell>
          <table:table-cell office:value-type="float" office:value="0.01127235" calcext:value-type="float">
            <text:p>0.01127235</text:p>
          </table:table-cell>
          <table:table-cell office:value-type="float" office:value="0.02486431" calcext:value-type="float">
            <text:p>0.02486431</text:p>
          </table:table-cell>
          <table:table-cell office:value-type="float" office:value="0.02137742" calcext:value-type="float">
            <text:p>0.02137742</text:p>
          </table:table-cell>
          <table:table-cell office:value-type="float" office:value="0.01963038" calcext:value-type="float">
            <text:p>0.01963038</text:p>
          </table:table-cell>
          <table:table-cell office:value-type="float" office:value="0.02023104" calcext:value-type="float">
            <text:p>0.02023104</text:p>
          </table:table-cell>
          <table:table-cell office:value-type="float" office:value="0.02318663" calcext:value-type="float">
            <text:p>0.02318663</text:p>
          </table:table-cell>
          <table:table-cell office:value-type="float" office:value="0.005434498" calcext:value-type="float">
            <text:p>0.005434498</text:p>
          </table:table-cell>
          <table:table-cell office:value-type="float" office:value="0.003520719" calcext:value-type="float">
            <text:p>0.003520719</text:p>
          </table:table-cell>
          <table:table-cell office:value-type="float" office:value="0" calcext:value-type="float">
            <text:p>0</text:p>
          </table:table-cell>
          <table:table-cell office:value-type="float" office:value="10.58011" calcext:value-type="float">
            <text:p>10.58011</text:p>
          </table:table-cell>
          <table:table-cell office:value-type="float" office:value="20.31579" calcext:value-type="float">
            <text:p>20.31579</text:p>
          </table:table-cell>
          <table:table-cell office:value-type="float" office:value="22.00589" calcext:value-type="float">
            <text:p>22.00589</text:p>
          </table:table-cell>
          <table:table-cell office:value-type="float" office:value="18.57072" calcext:value-type="float">
            <text:p>18.57072</text:p>
          </table:table-cell>
          <table:table-cell office:value-type="float" office:value="17.19405" calcext:value-type="float">
            <text:p>17.19405</text:p>
          </table:table-cell>
          <table:table-cell office:value-type="float" office:value="5.646786" calcext:value-type="float">
            <text:p>5.646786</text:p>
          </table:table-cell>
          <table:table-cell office:value-type="float" office:value="1.644244" calcext:value-type="float">
            <text:p>1.644244</text:p>
          </table:table-cell>
          <table:table-cell office:value-type="float" office:value="0.9960701" calcext:value-type="float">
            <text:p>0.9960701</text:p>
          </table:table-cell>
          <table:table-cell office:value-type="float" office:value="0.9203032" calcext:value-type="float">
            <text:p>0.9203032</text:p>
          </table:table-cell>
          <table:table-cell office:value-type="float" office:value="0.4035768" calcext:value-type="float">
            <text:p>0.4035768</text:p>
          </table:table-cell>
          <table:table-cell office:value-type="float" office:value="0.1824756" calcext:value-type="float">
            <text:p>0.1824756</text:p>
          </table:table-cell>
          <table:table-cell office:value-type="float" office:value="0.1925821" calcext:value-type="float">
            <text:p>0.1925821</text:p>
          </table:table-cell>
          <table:table-cell office:value-type="float" office:value="0.3297962" calcext:value-type="float">
            <text:p>0.3297962</text:p>
          </table:table-cell>
          <table:table-cell office:value-type="float" office:value="0.3470145" calcext:value-type="float">
            <text:p>0.3470145</text:p>
          </table:table-cell>
          <table:table-cell office:value-type="float" office:value="0" calcext:value-type="float">
            <text:p>0</text:p>
          </table:table-cell>
          <table:table-cell office:value-type="float" office:value="272.7086" calcext:value-type="float">
            <text:p>272.7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4135" calcext:value-type="float">
            <text:p>24.34135</text:p>
          </table:table-cell>
          <table:table-cell office:value-type="float" office:value="0" calcext:value-type="float">
            <text:p>0</text:p>
          </table:table-cell>
          <table:table-cell office:value-type="float" office:value="-0.9906839" calcext:value-type="float">
            <text:p>-0.990683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7" calcext:value-type="float">
            <text:p>6102007</text:p>
          </table:table-cell>
          <table:table-cell office:value-type="float" office:value="13.71599" calcext:value-type="float">
            <text:p>13.71599</text:p>
          </table:table-cell>
          <table:table-cell office:value-type="float" office:value="1098.513" calcext:value-type="float">
            <text:p>1098.513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05264" calcext:value-type="float">
            <text:p>-38.05264</text:p>
          </table:table-cell>
          <table:table-cell office:value-type="float" office:value="0.09738024" calcext:value-type="float">
            <text:p>0.09738024</text:p>
          </table:table-cell>
          <table:table-cell office:value-type="float" office:value="6.091901" calcext:value-type="float">
            <text:p>6.091901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8472" calcext:value-type="float">
            <text:p>-0.3128472</text:p>
          </table:table-cell>
          <table:table-cell office:value-type="float" office:value="-0.01717417" calcext:value-type="float">
            <text:p>-0.01717417</text:p>
          </table:table-cell>
          <table:table-cell office:value-type="float" office:value="0.00008518109" calcext:value-type="float">
            <text:p>8.518109E-05</text:p>
          </table:table-cell>
          <table:table-cell office:value-type="float" office:value="13.81816" calcext:value-type="float">
            <text:p>13.81816</text:p>
          </table:table-cell>
          <table:table-cell office:value-type="float" office:value="1.966273" calcext:value-type="float">
            <text:p>1.966273</text:p>
          </table:table-cell>
          <table:table-cell office:value-type="float" office:value="0.05754203" calcext:value-type="float">
            <text:p>0.05754203</text:p>
          </table:table-cell>
          <table:table-cell office:value-type="float" office:value="0.04913601" calcext:value-type="float">
            <text:p>0.04913601</text:p>
          </table:table-cell>
          <table:table-cell office:value-type="float" office:value="0.0276702" calcext:value-type="float">
            <text:p>0.0276702</text:p>
          </table:table-cell>
          <table:table-cell office:value-type="float" office:value="0.02535968" calcext:value-type="float">
            <text:p>0.02535968</text:p>
          </table:table-cell>
          <table:table-cell office:value-type="float" office:value="0.01279644" calcext:value-type="float">
            <text:p>0.01279644</text:p>
          </table:table-cell>
          <table:table-cell office:value-type="float" office:value="0.01138453" calcext:value-type="float">
            <text:p>0.01138453</text:p>
          </table:table-cell>
          <table:table-cell office:value-type="float" office:value="0.02487084" calcext:value-type="float">
            <text:p>0.02487084</text:p>
          </table:table-cell>
          <table:table-cell office:value-type="float" office:value="0.02136943" calcext:value-type="float">
            <text:p>0.02136943</text:p>
          </table:table-cell>
          <table:table-cell office:value-type="float" office:value="0.01962431" calcext:value-type="float">
            <text:p>0.01962431</text:p>
          </table:table-cell>
          <table:table-cell office:value-type="float" office:value="0.02022017" calcext:value-type="float">
            <text:p>0.02022017</text:p>
          </table:table-cell>
          <table:table-cell office:value-type="float" office:value="0.02317093" calcext:value-type="float">
            <text:p>0.02317093</text:p>
          </table:table-cell>
          <table:table-cell office:value-type="float" office:value="0.005428873" calcext:value-type="float">
            <text:p>0.005428873</text:p>
          </table:table-cell>
          <table:table-cell office:value-type="float" office:value="0.003519351" calcext:value-type="float">
            <text:p>0.003519351</text:p>
          </table:table-cell>
          <table:table-cell office:value-type="float" office:value="0" calcext:value-type="float">
            <text:p>0</text:p>
          </table:table-cell>
          <table:table-cell office:value-type="float" office:value="11.01194" calcext:value-type="float">
            <text:p>11.01194</text:p>
          </table:table-cell>
          <table:table-cell office:value-type="float" office:value="20.5696" calcext:value-type="float">
            <text:p>20.5696</text:p>
          </table:table-cell>
          <table:table-cell office:value-type="float" office:value="22.11604" calcext:value-type="float">
            <text:p>22.11604</text:p>
          </table:table-cell>
          <table:table-cell office:value-type="float" office:value="18.64013" calcext:value-type="float">
            <text:p>18.64013</text:p>
          </table:table-cell>
          <table:table-cell office:value-type="float" office:value="17.22086" calcext:value-type="float">
            <text:p>17.22086</text:p>
          </table:table-cell>
          <table:table-cell office:value-type="float" office:value="5.663266" calcext:value-type="float">
            <text:p>5.663266</text:p>
          </table:table-cell>
          <table:table-cell office:value-type="float" office:value="1.664053" calcext:value-type="float">
            <text:p>1.664053</text:p>
          </table:table-cell>
          <table:table-cell office:value-type="float" office:value="1.006136" calcext:value-type="float">
            <text:p>1.006136</text:p>
          </table:table-cell>
          <table:table-cell office:value-type="float" office:value="0.9268573" calcext:value-type="float">
            <text:p>0.9268573</text:p>
          </table:table-cell>
          <table:table-cell office:value-type="float" office:value="0.4077076" calcext:value-type="float">
            <text:p>0.4077076</text:p>
          </table:table-cell>
          <table:table-cell office:value-type="float" office:value="0.1847133" calcext:value-type="float">
            <text:p>0.1847133</text:p>
          </table:table-cell>
          <table:table-cell office:value-type="float" office:value="0.1948502" calcext:value-type="float">
            <text:p>0.1948502</text:p>
          </table:table-cell>
          <table:table-cell office:value-type="float" office:value="0.3296079" calcext:value-type="float">
            <text:p>0.3296079</text:p>
          </table:table-cell>
          <table:table-cell office:value-type="float" office:value="0.3470192" calcext:value-type="float">
            <text:p>0.3470192</text:p>
          </table:table-cell>
          <table:table-cell office:value-type="float" office:value="0" calcext:value-type="float">
            <text:p>0</text:p>
          </table:table-cell>
          <table:table-cell office:value-type="float" office:value="277.2477" calcext:value-type="float">
            <text:p>277.2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8038" calcext:value-type="float">
            <text:p>24.38038</text:p>
          </table:table-cell>
          <table:table-cell office:value-type="float" office:value="0" calcext:value-type="float">
            <text:p>0</text:p>
          </table:table-cell>
          <table:table-cell office:value-type="float" office:value="-0.9906839" calcext:value-type="float">
            <text:p>-0.990683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7" calcext:value-type="float">
            <text:p>7102007</text:p>
          </table:table-cell>
          <table:table-cell office:value-type="float" office:value="13.69915" calcext:value-type="float">
            <text:p>13.69915</text:p>
          </table:table-cell>
          <table:table-cell office:value-type="float" office:value="1098.49" calcext:value-type="float">
            <text:p>1098.49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04296" calcext:value-type="float">
            <text:p>-38.04296</text:p>
          </table:table-cell>
          <table:table-cell office:value-type="float" office:value="0.09766604" calcext:value-type="float">
            <text:p>0.09766604</text:p>
          </table:table-cell>
          <table:table-cell office:value-type="float" office:value="6.136147" calcext:value-type="float">
            <text:p>6.136147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8639" calcext:value-type="float">
            <text:p>-0.3128639</text:p>
          </table:table-cell>
          <table:table-cell office:value-type="float" office:value="-0.01714854" calcext:value-type="float">
            <text:p>-0.01714854</text:p>
          </table:table-cell>
          <table:table-cell office:value-type="float" office:value="0.00008518109" calcext:value-type="float">
            <text:p>8.518109E-05</text:p>
          </table:table-cell>
          <table:table-cell office:value-type="float" office:value="13.79847" calcext:value-type="float">
            <text:p>13.79847</text:p>
          </table:table-cell>
          <table:table-cell office:value-type="float" office:value="1.975072" calcext:value-type="float">
            <text:p>1.975072</text:p>
          </table:table-cell>
          <table:table-cell office:value-type="float" office:value="0.05677646" calcext:value-type="float">
            <text:p>0.05677646</text:p>
          </table:table-cell>
          <table:table-cell office:value-type="float" office:value="0.04857485" calcext:value-type="float">
            <text:p>0.04857485</text:p>
          </table:table-cell>
          <table:table-cell office:value-type="float" office:value="0.02768464" calcext:value-type="float">
            <text:p>0.02768464</text:p>
          </table:table-cell>
          <table:table-cell office:value-type="float" office:value="0.02542999" calcext:value-type="float">
            <text:p>0.02542999</text:p>
          </table:table-cell>
          <table:table-cell office:value-type="float" office:value="0.01287058" calcext:value-type="float">
            <text:p>0.01287058</text:p>
          </table:table-cell>
          <table:table-cell office:value-type="float" office:value="0.01143409" calcext:value-type="float">
            <text:p>0.01143409</text:p>
          </table:table-cell>
          <table:table-cell office:value-type="float" office:value="0.02488268" calcext:value-type="float">
            <text:p>0.02488268</text:p>
          </table:table-cell>
          <table:table-cell office:value-type="float" office:value="0.02137043" calcext:value-type="float">
            <text:p>0.02137043</text:p>
          </table:table-cell>
          <table:table-cell office:value-type="float" office:value="0.01961945" calcext:value-type="float">
            <text:p>0.01961945</text:p>
          </table:table-cell>
          <table:table-cell office:value-type="float" office:value="0.02020978" calcext:value-type="float">
            <text:p>0.02020978</text:p>
          </table:table-cell>
          <table:table-cell office:value-type="float" office:value="0.02315575" calcext:value-type="float">
            <text:p>0.02315575</text:p>
          </table:table-cell>
          <table:table-cell office:value-type="float" office:value="0.005423281" calcext:value-type="float">
            <text:p>0.005423281</text:p>
          </table:table-cell>
          <table:table-cell office:value-type="float" office:value="0.003517985" calcext:value-type="float">
            <text:p>0.003517985</text:p>
          </table:table-cell>
          <table:table-cell office:value-type="float" office:value="0" calcext:value-type="float">
            <text:p>0</text:p>
          </table:table-cell>
          <table:table-cell office:value-type="float" office:value="11.2336" calcext:value-type="float">
            <text:p>11.2336</text:p>
          </table:table-cell>
          <table:table-cell office:value-type="float" office:value="20.93148" calcext:value-type="float">
            <text:p>20.93148</text:p>
          </table:table-cell>
          <table:table-cell office:value-type="float" office:value="22.27158" calcext:value-type="float">
            <text:p>22.27158</text:p>
          </table:table-cell>
          <table:table-cell office:value-type="float" office:value="18.72481" calcext:value-type="float">
            <text:p>18.72481</text:p>
          </table:table-cell>
          <table:table-cell office:value-type="float" office:value="17.24619" calcext:value-type="float">
            <text:p>17.24619</text:p>
          </table:table-cell>
          <table:table-cell office:value-type="float" office:value="5.675684" calcext:value-type="float">
            <text:p>5.675684</text:p>
          </table:table-cell>
          <table:table-cell office:value-type="float" office:value="1.68373" calcext:value-type="float">
            <text:p>1.68373</text:p>
          </table:table-cell>
          <table:table-cell office:value-type="float" office:value="1.01564" calcext:value-type="float">
            <text:p>1.01564</text:p>
          </table:table-cell>
          <table:table-cell office:value-type="float" office:value="0.9331084" calcext:value-type="float">
            <text:p>0.9331084</text:p>
          </table:table-cell>
          <table:table-cell office:value-type="float" office:value="0.4117871" calcext:value-type="float">
            <text:p>0.4117871</text:p>
          </table:table-cell>
          <table:table-cell office:value-type="float" office:value="0.1869542" calcext:value-type="float">
            <text:p>0.1869542</text:p>
          </table:table-cell>
          <table:table-cell office:value-type="float" office:value="0.1971085" calcext:value-type="float">
            <text:p>0.1971085</text:p>
          </table:table-cell>
          <table:table-cell office:value-type="float" office:value="0.3294135" calcext:value-type="float">
            <text:p>0.3294135</text:p>
          </table:table-cell>
          <table:table-cell office:value-type="float" office:value="0.3470239" calcext:value-type="float">
            <text:p>0.3470239</text:p>
          </table:table-cell>
          <table:table-cell office:value-type="float" office:value="0" calcext:value-type="float">
            <text:p>0</text:p>
          </table:table-cell>
          <table:table-cell office:value-type="float" office:value="283.9462" calcext:value-type="float">
            <text:p>283.9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2529" calcext:value-type="float">
            <text:p>24.42529</text:p>
          </table:table-cell>
          <table:table-cell office:value-type="float" office:value="0" calcext:value-type="float">
            <text:p>0</text:p>
          </table:table-cell>
          <table:table-cell office:value-type="float" office:value="-0.9906839" calcext:value-type="float">
            <text:p>-0.990683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7" calcext:value-type="float">
            <text:p>8102007</text:p>
          </table:table-cell>
          <table:table-cell office:value-type="float" office:value="13.67702" calcext:value-type="float">
            <text:p>13.67702</text:p>
          </table:table-cell>
          <table:table-cell office:value-type="float" office:value="1098.463" calcext:value-type="float">
            <text:p>1098.463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03344" calcext:value-type="float">
            <text:p>-38.03344</text:p>
          </table:table-cell>
          <table:table-cell office:value-type="float" office:value="0.09998389" calcext:value-type="float">
            <text:p>0.09998389</text:p>
          </table:table-cell>
          <table:table-cell office:value-type="float" office:value="6.186167" calcext:value-type="float">
            <text:p>6.186167</text:p>
          </table:table-cell>
          <table:table-cell office:value-type="float" office:value="0.09568658" calcext:value-type="float">
            <text:p>0.09568658</text:p>
          </table:table-cell>
          <table:table-cell office:value-type="float" office:value="0.004165798" calcext:value-type="float">
            <text:p>0.004165798</text:p>
          </table:table-cell>
          <table:table-cell office:value-type="float" office:value="0.07652052" calcext:value-type="float">
            <text:p>0.07652052</text:p>
          </table:table-cell>
          <table:table-cell office:value-type="float" office:value="0.9729418" calcext:value-type="float">
            <text:p>0.9729418</text:p>
          </table:table-cell>
          <table:table-cell office:value-type="float" office:value="-0.3128842" calcext:value-type="float">
            <text:p>-0.3128842</text:p>
          </table:table-cell>
          <table:table-cell office:value-type="float" office:value="-0.01712493" calcext:value-type="float">
            <text:p>-0.01712493</text:p>
          </table:table-cell>
          <table:table-cell office:value-type="float" office:value="0.00008518109" calcext:value-type="float">
            <text:p>8.518109E-05</text:p>
          </table:table-cell>
          <table:table-cell office:value-type="float" office:value="13.77455" calcext:value-type="float">
            <text:p>13.77455</text:p>
          </table:table-cell>
          <table:table-cell office:value-type="float" office:value="2.184105" calcext:value-type="float">
            <text:p>2.184105</text:p>
          </table:table-cell>
          <table:table-cell office:value-type="float" office:value="0.05599104" calcext:value-type="float">
            <text:p>0.05599104</text:p>
          </table:table-cell>
          <table:table-cell office:value-type="float" office:value="0.04790863" calcext:value-type="float">
            <text:p>0.04790863</text:p>
          </table:table-cell>
          <table:table-cell office:value-type="float" office:value="0.02760876" calcext:value-type="float">
            <text:p>0.02760876</text:p>
          </table:table-cell>
          <table:table-cell office:value-type="float" office:value="0.0253964" calcext:value-type="float">
            <text:p>0.0253964</text:p>
          </table:table-cell>
          <table:table-cell office:value-type="float" office:value="0.01285279" calcext:value-type="float">
            <text:p>0.01285279</text:p>
          </table:table-cell>
          <table:table-cell office:value-type="float" office:value="0.01140488" calcext:value-type="float">
            <text:p>0.01140488</text:p>
          </table:table-cell>
          <table:table-cell office:value-type="float" office:value="0.024876" calcext:value-type="float">
            <text:p>0.024876</text:p>
          </table:table-cell>
          <table:table-cell office:value-type="float" office:value="0.02137358" calcext:value-type="float">
            <text:p>0.02137358</text:p>
          </table:table-cell>
          <table:table-cell office:value-type="float" office:value="0.01961596" calcext:value-type="float">
            <text:p>0.01961596</text:p>
          </table:table-cell>
          <table:table-cell office:value-type="float" office:value="0.02020019" calcext:value-type="float">
            <text:p>0.02020019</text:p>
          </table:table-cell>
          <table:table-cell office:value-type="float" office:value="0.02314143" calcext:value-type="float">
            <text:p>0.02314143</text:p>
          </table:table-cell>
          <table:table-cell office:value-type="float" office:value="0.005417723" calcext:value-type="float">
            <text:p>0.005417723</text:p>
          </table:table-cell>
          <table:table-cell office:value-type="float" office:value="0.003516633" calcext:value-type="float">
            <text:p>0.003516633</text:p>
          </table:table-cell>
          <table:table-cell office:value-type="float" office:value="0" calcext:value-type="float">
            <text:p>0</text:p>
          </table:table-cell>
          <table:table-cell office:value-type="float" office:value="11.20243" calcext:value-type="float">
            <text:p>11.20243</text:p>
          </table:table-cell>
          <table:table-cell office:value-type="float" office:value="21.38924" calcext:value-type="float">
            <text:p>21.38924</text:p>
          </table:table-cell>
          <table:table-cell office:value-type="float" office:value="22.48948" calcext:value-type="float">
            <text:p>22.48948</text:p>
          </table:table-cell>
          <table:table-cell office:value-type="float" office:value="18.83182" calcext:value-type="float">
            <text:p>18.83182</text:p>
          </table:table-cell>
          <table:table-cell office:value-type="float" office:value="17.2779" calcext:value-type="float">
            <text:p>17.2779</text:p>
          </table:table-cell>
          <table:table-cell office:value-type="float" office:value="5.687834" calcext:value-type="float">
            <text:p>5.687834</text:p>
          </table:table-cell>
          <table:table-cell office:value-type="float" office:value="1.703978" calcext:value-type="float">
            <text:p>1.703978</text:p>
          </table:table-cell>
          <table:table-cell office:value-type="float" office:value="1.025155" calcext:value-type="float">
            <text:p>1.025155</text:p>
          </table:table-cell>
          <table:table-cell office:value-type="float" office:value="0.9391481" calcext:value-type="float">
            <text:p>0.9391481</text:p>
          </table:table-cell>
          <table:table-cell office:value-type="float" office:value="0.4157999" calcext:value-type="float">
            <text:p>0.4157999</text:p>
          </table:table-cell>
          <table:table-cell office:value-type="float" office:value="0.1891827" calcext:value-type="float">
            <text:p>0.1891827</text:p>
          </table:table-cell>
          <table:table-cell office:value-type="float" office:value="0.199371" calcext:value-type="float">
            <text:p>0.199371</text:p>
          </table:table-cell>
          <table:table-cell office:value-type="float" office:value="0.3292159" calcext:value-type="float">
            <text:p>0.3292159</text:p>
          </table:table-cell>
          <table:table-cell office:value-type="float" office:value="0.3470287" calcext:value-type="float">
            <text:p>0.3470287</text:p>
          </table:table-cell>
          <table:table-cell office:value-type="float" office:value="0" calcext:value-type="float">
            <text:p>0</text:p>
          </table:table-cell>
          <table:table-cell office:value-type="float" office:value="291.9158" calcext:value-type="float">
            <text:p>291.9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7783" calcext:value-type="float">
            <text:p>24.47783</text:p>
          </table:table-cell>
          <table:table-cell office:value-type="float" office:value="0" calcext:value-type="float">
            <text:p>0</text:p>
          </table:table-cell>
          <table:table-cell office:value-type="float" office:value="-0.9906839" calcext:value-type="float">
            <text:p>-0.990683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7" calcext:value-type="float">
            <text:p>9102007</text:p>
          </table:table-cell>
          <table:table-cell office:value-type="float" office:value="13.65506" calcext:value-type="float">
            <text:p>13.65506</text:p>
          </table:table-cell>
          <table:table-cell office:value-type="float" office:value="1098.437" calcext:value-type="float">
            <text:p>1098.437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02402" calcext:value-type="float">
            <text:p>-38.02402</text:p>
          </table:table-cell>
          <table:table-cell office:value-type="float" office:value="0.09228925" calcext:value-type="float">
            <text:p>0.09228925</text:p>
          </table:table-cell>
          <table:table-cell office:value-type="float" office:value="6.256411" calcext:value-type="float">
            <text:p>6.256411</text:p>
          </table:table-cell>
          <table:table-cell office:value-type="float" office:value="0.09568775" calcext:value-type="float">
            <text:p>0.09568775</text:p>
          </table:table-cell>
          <table:table-cell office:value-type="float" office:value="0.004167403" calcext:value-type="float">
            <text:p>0.004167403</text:p>
          </table:table-cell>
          <table:table-cell office:value-type="float" office:value="0.07654737" calcext:value-type="float">
            <text:p>0.07654737</text:p>
          </table:table-cell>
          <table:table-cell office:value-type="float" office:value="0.9731628" calcext:value-type="float">
            <text:p>0.9731628</text:p>
          </table:table-cell>
          <table:table-cell office:value-type="float" office:value="-0.312932" calcext:value-type="float">
            <text:p>-0.312932</text:p>
          </table:table-cell>
          <table:table-cell office:value-type="float" office:value="-0.01711515" calcext:value-type="float">
            <text:p>-0.01711515</text:p>
          </table:table-cell>
          <table:table-cell office:value-type="float" office:value="0.00008614235" calcext:value-type="float">
            <text:p>8.614235E-05</text:p>
          </table:table-cell>
          <table:table-cell office:value-type="float" office:value="13.767" calcext:value-type="float">
            <text:p>13.767</text:p>
          </table:table-cell>
          <table:table-cell office:value-type="float" office:value="1.432636" calcext:value-type="float">
            <text:p>1.432636</text:p>
          </table:table-cell>
          <table:table-cell office:value-type="float" office:value="0.08930319" calcext:value-type="float">
            <text:p>0.08930319</text:p>
          </table:table-cell>
          <table:table-cell office:value-type="float" office:value="0.04697683" calcext:value-type="float">
            <text:p>0.04697683</text:p>
          </table:table-cell>
          <table:table-cell office:value-type="float" office:value="0.02745033" calcext:value-type="float">
            <text:p>0.02745033</text:p>
          </table:table-cell>
          <table:table-cell office:value-type="float" office:value="0.02521668" calcext:value-type="float">
            <text:p>0.02521668</text:p>
          </table:table-cell>
          <table:table-cell office:value-type="float" office:value="0.01277046" calcext:value-type="float">
            <text:p>0.01277046</text:p>
          </table:table-cell>
          <table:table-cell office:value-type="float" office:value="0.01139361" calcext:value-type="float">
            <text:p>0.01139361</text:p>
          </table:table-cell>
          <table:table-cell office:value-type="float" office:value="0.02484701" calcext:value-type="float">
            <text:p>0.02484701</text:p>
          </table:table-cell>
          <table:table-cell office:value-type="float" office:value="0.0213732" calcext:value-type="float">
            <text:p>0.0213732</text:p>
          </table:table-cell>
          <table:table-cell office:value-type="float" office:value="0.01961344" calcext:value-type="float">
            <text:p>0.01961344</text:p>
          </table:table-cell>
          <table:table-cell office:value-type="float" office:value="0.02019154" calcext:value-type="float">
            <text:p>0.02019154</text:p>
          </table:table-cell>
          <table:table-cell office:value-type="float" office:value="0.02312815" calcext:value-type="float">
            <text:p>0.02312815</text:p>
          </table:table-cell>
          <table:table-cell office:value-type="float" office:value="0.005412208" calcext:value-type="float">
            <text:p>0.005412208</text:p>
          </table:table-cell>
          <table:table-cell office:value-type="float" office:value="0.003515291" calcext:value-type="float">
            <text:p>0.003515291</text:p>
          </table:table-cell>
          <table:table-cell office:value-type="float" office:value="0" calcext:value-type="float">
            <text:p>0</text:p>
          </table:table-cell>
          <table:table-cell office:value-type="float" office:value="7.28214" calcext:value-type="float">
            <text:p>7.28214</text:p>
          </table:table-cell>
          <table:table-cell office:value-type="float" office:value="22.97153" calcext:value-type="float">
            <text:p>22.97153</text:p>
          </table:table-cell>
          <table:table-cell office:value-type="float" office:value="22.93381" calcext:value-type="float">
            <text:p>22.93381</text:p>
          </table:table-cell>
          <table:table-cell office:value-type="float" office:value="18.95591" calcext:value-type="float">
            <text:p>18.95591</text:p>
          </table:table-cell>
          <table:table-cell office:value-type="float" office:value="17.30296" calcext:value-type="float">
            <text:p>17.30296</text:p>
          </table:table-cell>
          <table:table-cell office:value-type="float" office:value="5.703211" calcext:value-type="float">
            <text:p>5.703211</text:p>
          </table:table-cell>
          <table:table-cell office:value-type="float" office:value="1.726125" calcext:value-type="float">
            <text:p>1.726125</text:p>
          </table:table-cell>
          <table:table-cell office:value-type="float" office:value="1.035405" calcext:value-type="float">
            <text:p>1.035405</text:p>
          </table:table-cell>
          <table:table-cell office:value-type="float" office:value="0.945191" calcext:value-type="float">
            <text:p>0.945191</text:p>
          </table:table-cell>
          <table:table-cell office:value-type="float" office:value="0.4197484" calcext:value-type="float">
            <text:p>0.4197484</text:p>
          </table:table-cell>
          <table:table-cell office:value-type="float" office:value="0.191375" calcext:value-type="float">
            <text:p>0.191375</text:p>
          </table:table-cell>
          <table:table-cell office:value-type="float" office:value="0.2016262" calcext:value-type="float">
            <text:p>0.2016262</text:p>
          </table:table-cell>
          <table:table-cell office:value-type="float" office:value="0.3290222" calcext:value-type="float">
            <text:p>0.3290222</text:p>
          </table:table-cell>
          <table:table-cell office:value-type="float" office:value="0.3470335" calcext:value-type="float">
            <text:p>0.3470335</text:p>
          </table:table-cell>
          <table:table-cell office:value-type="float" office:value="0" calcext:value-type="float">
            <text:p>0</text:p>
          </table:table-cell>
          <table:table-cell office:value-type="float" office:value="256.3423" calcext:value-type="float">
            <text:p>256.3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2891" calcext:value-type="float">
            <text:p>24.52891</text:p>
          </table:table-cell>
          <table:table-cell office:value-type="float" office:value="0" calcext:value-type="float">
            <text:p>0</text:p>
          </table:table-cell>
          <table:table-cell office:value-type="float" office:value="-0.9906839" calcext:value-type="float">
            <text:p>-0.990683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7" calcext:value-type="float">
            <text:p>10102007</text:p>
          </table:table-cell>
          <table:table-cell office:value-type="float" office:value="13.63637" calcext:value-type="float">
            <text:p>13.63637</text:p>
          </table:table-cell>
          <table:table-cell office:value-type="float" office:value="1098.413" calcext:value-type="float">
            <text:p>1098.413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01478" calcext:value-type="float">
            <text:p>-38.01478</text:p>
          </table:table-cell>
          <table:table-cell office:value-type="float" office:value="0.08109963" calcext:value-type="float">
            <text:p>0.08109963</text:p>
          </table:table-cell>
          <table:table-cell office:value-type="float" office:value="6.312719" calcext:value-type="float">
            <text:p>6.312719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16" calcext:value-type="float">
            <text:p>0.00416861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392" calcext:value-type="float">
            <text:p>0.9733392</text:p>
          </table:table-cell>
          <table:table-cell office:value-type="float" office:value="-0.3129663" calcext:value-type="float">
            <text:p>-0.3129663</text:p>
          </table:table-cell>
          <table:table-cell office:value-type="float" office:value="-0.01710868" calcext:value-type="float">
            <text:p>-0.01710868</text:p>
          </table:table-cell>
          <table:table-cell office:value-type="float" office:value="0.00008733196" calcext:value-type="float">
            <text:p>8.733196E-05</text:p>
          </table:table-cell>
          <table:table-cell office:value-type="float" office:value="13.76906" calcext:value-type="float">
            <text:p>13.76906</text:p>
          </table:table-cell>
          <table:table-cell office:value-type="float" office:value="0.7682567" calcext:value-type="float">
            <text:p>0.7682567</text:p>
          </table:table-cell>
          <table:table-cell office:value-type="float" office:value="0.06314524" calcext:value-type="float">
            <text:p>0.06314524</text:p>
          </table:table-cell>
          <table:table-cell office:value-type="float" office:value="0.04594127" calcext:value-type="float">
            <text:p>0.04594127</text:p>
          </table:table-cell>
          <table:table-cell office:value-type="float" office:value="0.02659992" calcext:value-type="float">
            <text:p>0.02659992</text:p>
          </table:table-cell>
          <table:table-cell office:value-type="float" office:value="0.02462217" calcext:value-type="float">
            <text:p>0.02462217</text:p>
          </table:table-cell>
          <table:table-cell office:value-type="float" office:value="0.01253252" calcext:value-type="float">
            <text:p>0.01253252</text:p>
          </table:table-cell>
          <table:table-cell office:value-type="float" office:value="0.01136121" calcext:value-type="float">
            <text:p>0.01136121</text:p>
          </table:table-cell>
          <table:table-cell office:value-type="float" office:value="0.0248533" calcext:value-type="float">
            <text:p>0.0248533</text:p>
          </table:table-cell>
          <table:table-cell office:value-type="float" office:value="0.02136845" calcext:value-type="float">
            <text:p>0.02136845</text:p>
          </table:table-cell>
          <table:table-cell office:value-type="float" office:value="0.01961122" calcext:value-type="float">
            <text:p>0.01961122</text:p>
          </table:table-cell>
          <table:table-cell office:value-type="float" office:value="0.02018321" calcext:value-type="float">
            <text:p>0.02018321</text:p>
          </table:table-cell>
          <table:table-cell office:value-type="float" office:value="0.02311545" calcext:value-type="float">
            <text:p>0.02311545</text:p>
          </table:table-cell>
          <table:table-cell office:value-type="float" office:value="0.005406743" calcext:value-type="float">
            <text:p>0.005406743</text:p>
          </table:table-cell>
          <table:table-cell office:value-type="float" office:value="0.003513951" calcext:value-type="float">
            <text:p>0.003513951</text:p>
          </table:table-cell>
          <table:table-cell office:value-type="float" office:value="0" calcext:value-type="float">
            <text:p>0</text:p>
          </table:table-cell>
          <table:table-cell office:value-type="float" office:value="9.876669" calcext:value-type="float">
            <text:p>9.876669</text:p>
          </table:table-cell>
          <table:table-cell office:value-type="float" office:value="21.29739" calcext:value-type="float">
            <text:p>21.29739</text:p>
          </table:table-cell>
          <table:table-cell office:value-type="float" office:value="24.25311" calcext:value-type="float">
            <text:p>24.25311</text:p>
          </table:table-cell>
          <table:table-cell office:value-type="float" office:value="18.97662" calcext:value-type="float">
            <text:p>18.97662</text:p>
          </table:table-cell>
          <table:table-cell office:value-type="float" office:value="17.70976" calcext:value-type="float">
            <text:p>17.70976</text:p>
          </table:table-cell>
          <table:table-cell office:value-type="float" office:value="5.733939" calcext:value-type="float">
            <text:p>5.733939</text:p>
          </table:table-cell>
          <table:table-cell office:value-type="float" office:value="1.66349" calcext:value-type="float">
            <text:p>1.66349</text:p>
          </table:table-cell>
          <table:table-cell office:value-type="float" office:value="1.067262" calcext:value-type="float">
            <text:p>1.067262</text:p>
          </table:table-cell>
          <table:table-cell office:value-type="float" office:value="0.9514797" calcext:value-type="float">
            <text:p>0.9514797</text:p>
          </table:table-cell>
          <table:table-cell office:value-type="float" office:value="0.4236561" calcext:value-type="float">
            <text:p>0.4236561</text:p>
          </table:table-cell>
          <table:table-cell office:value-type="float" office:value="0.1935475" calcext:value-type="float">
            <text:p>0.1935475</text:p>
          </table:table-cell>
          <table:table-cell office:value-type="float" office:value="0.2038549" calcext:value-type="float">
            <text:p>0.2038549</text:p>
          </table:table-cell>
          <table:table-cell office:value-type="float" office:value="0.3288363" calcext:value-type="float">
            <text:p>0.3288363</text:p>
          </table:table-cell>
          <table:table-cell office:value-type="float" office:value="0.3470382" calcext:value-type="float">
            <text:p>0.3470382</text:p>
          </table:table-cell>
          <table:table-cell office:value-type="float" office:value="0" calcext:value-type="float">
            <text:p>0</text:p>
          </table:table-cell>
          <table:table-cell office:value-type="float" office:value="171.1698" calcext:value-type="float">
            <text:p>171.1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7482" calcext:value-type="float">
            <text:p>24.57482</text:p>
          </table:table-cell>
          <table:table-cell office:value-type="float" office:value="0" calcext:value-type="float">
            <text:p>0</text:p>
          </table:table-cell>
          <table:table-cell office:value-type="float" office:value="-0.9907514" calcext:value-type="float">
            <text:p>-0.990751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7" calcext:value-type="float">
            <text:p>11102007</text:p>
          </table:table-cell>
          <table:table-cell office:value-type="float" office:value="13.62111" calcext:value-type="float">
            <text:p>13.62111</text:p>
          </table:table-cell>
          <table:table-cell office:value-type="float" office:value="1098.391" calcext:value-type="float">
            <text:p>1098.391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00564" calcext:value-type="float">
            <text:p>-38.00564</text:p>
          </table:table-cell>
          <table:table-cell office:value-type="float" office:value="0.07741319" calcext:value-type="float">
            <text:p>0.07741319</text:p>
          </table:table-cell>
          <table:table-cell office:value-type="float" office:value="6.356558" calcext:value-type="float">
            <text:p>6.356558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16" calcext:value-type="float">
            <text:p>0.00416861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392" calcext:value-type="float">
            <text:p>0.9733392</text:p>
          </table:table-cell>
          <table:table-cell office:value-type="float" office:value="-0.3129957" calcext:value-type="float">
            <text:p>-0.3129957</text:p>
          </table:table-cell>
          <table:table-cell office:value-type="float" office:value="-0.01710075" calcext:value-type="float">
            <text:p>-0.01710075</text:p>
          </table:table-cell>
          <table:table-cell office:value-type="float" office:value="0.00008883011" calcext:value-type="float">
            <text:p>8.883011E-05</text:p>
          </table:table-cell>
          <table:table-cell office:value-type="float" office:value="13.76958" calcext:value-type="float">
            <text:p>13.76958</text:p>
          </table:table-cell>
          <table:table-cell office:value-type="float" office:value="0.4792763" calcext:value-type="float">
            <text:p>0.4792763</text:p>
          </table:table-cell>
          <table:table-cell office:value-type="float" office:value="0.05721882" calcext:value-type="float">
            <text:p>0.05721882</text:p>
          </table:table-cell>
          <table:table-cell office:value-type="float" office:value="0.04831501" calcext:value-type="float">
            <text:p>0.04831501</text:p>
          </table:table-cell>
          <table:table-cell office:value-type="float" office:value="0.0270184" calcext:value-type="float">
            <text:p>0.0270184</text:p>
          </table:table-cell>
          <table:table-cell office:value-type="float" office:value="0.02470282" calcext:value-type="float">
            <text:p>0.02470282</text:p>
          </table:table-cell>
          <table:table-cell office:value-type="float" office:value="0.01256759" calcext:value-type="float">
            <text:p>0.01256759</text:p>
          </table:table-cell>
          <table:table-cell office:value-type="float" office:value="0.01124585" calcext:value-type="float">
            <text:p>0.01124585</text:p>
          </table:table-cell>
          <table:table-cell office:value-type="float" office:value="0.02484512" calcext:value-type="float">
            <text:p>0.02484512</text:p>
          </table:table-cell>
          <table:table-cell office:value-type="float" office:value="0.02136203" calcext:value-type="float">
            <text:p>0.02136203</text:p>
          </table:table-cell>
          <table:table-cell office:value-type="float" office:value="0.01960867" calcext:value-type="float">
            <text:p>0.01960867</text:p>
          </table:table-cell>
          <table:table-cell office:value-type="float" office:value="0.02017561" calcext:value-type="float">
            <text:p>0.02017561</text:p>
          </table:table-cell>
          <table:table-cell office:value-type="float" office:value="0.02310356" calcext:value-type="float">
            <text:p>0.02310356</text:p>
          </table:table-cell>
          <table:table-cell office:value-type="float" office:value="0.005401331" calcext:value-type="float">
            <text:p>0.005401331</text:p>
          </table:table-cell>
          <table:table-cell office:value-type="float" office:value="0.003512618" calcext:value-type="float">
            <text:p>0.003512618</text:p>
          </table:table-cell>
          <table:table-cell office:value-type="float" office:value="0" calcext:value-type="float">
            <text:p>0</text:p>
          </table:table-cell>
          <table:table-cell office:value-type="float" office:value="11.61183" calcext:value-type="float">
            <text:p>11.61183</text:p>
          </table:table-cell>
          <table:table-cell office:value-type="float" office:value="17.03882" calcext:value-type="float">
            <text:p>17.03882</text:p>
          </table:table-cell>
          <table:table-cell office:value-type="float" office:value="25.67383" calcext:value-type="float">
            <text:p>25.67383</text:p>
          </table:table-cell>
          <table:table-cell office:value-type="float" office:value="20.69849" calcext:value-type="float">
            <text:p>20.69849</text:p>
          </table:table-cell>
          <table:table-cell office:value-type="float" office:value="18.39631" calcext:value-type="float">
            <text:p>18.39631</text:p>
          </table:table-cell>
          <table:table-cell office:value-type="float" office:value="5.772332" calcext:value-type="float">
            <text:p>5.772332</text:p>
          </table:table-cell>
          <table:table-cell office:value-type="float" office:value="1.645383" calcext:value-type="float">
            <text:p>1.645383</text:p>
          </table:table-cell>
          <table:table-cell office:value-type="float" office:value="1.085383" calcext:value-type="float">
            <text:p>1.085383</text:p>
          </table:table-cell>
          <table:table-cell office:value-type="float" office:value="0.9580631" calcext:value-type="float">
            <text:p>0.9580631</text:p>
          </table:table-cell>
          <table:table-cell office:value-type="float" office:value="0.4275432" calcext:value-type="float">
            <text:p>0.4275432</text:p>
          </table:table-cell>
          <table:table-cell office:value-type="float" office:value="0.1957027" calcext:value-type="float">
            <text:p>0.1957027</text:p>
          </table:table-cell>
          <table:table-cell office:value-type="float" office:value="0.2060578" calcext:value-type="float">
            <text:p>0.2060578</text:p>
          </table:table-cell>
          <table:table-cell office:value-type="float" office:value="0.3286555" calcext:value-type="float">
            <text:p>0.3286555</text:p>
          </table:table-cell>
          <table:table-cell office:value-type="float" office:value="0.347043" calcext:value-type="float">
            <text:p>0.347043</text:p>
          </table:table-cell>
          <table:table-cell office:value-type="float" office:value="0" calcext:value-type="float">
            <text:p>0</text:p>
          </table:table-cell>
          <table:table-cell office:value-type="float" office:value="154.3822" calcext:value-type="float">
            <text:p>154.3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1574" calcext:value-type="float">
            <text:p>24.61574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7" calcext:value-type="float">
            <text:p>12102007</text:p>
          </table:table-cell>
          <table:table-cell office:value-type="float" office:value="13.60714" calcext:value-type="float">
            <text:p>13.60714</text:p>
          </table:table-cell>
          <table:table-cell office:value-type="float" office:value="1098.37" calcext:value-type="float">
            <text:p>1098.37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99645" calcext:value-type="float">
            <text:p>-37.99645</text:p>
          </table:table-cell>
          <table:table-cell office:value-type="float" office:value="0.07683012" calcext:value-type="float">
            <text:p>0.07683012</text:p>
          </table:table-cell>
          <table:table-cell office:value-type="float" office:value="6.400023" calcext:value-type="float">
            <text:p>6.400023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24" calcext:value-type="float">
            <text:p>0.004168624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577" calcext:value-type="float">
            <text:p>0.9733577</text:p>
          </table:table-cell>
          <table:table-cell office:value-type="float" office:value="-0.3130088" calcext:value-type="float">
            <text:p>-0.3130088</text:p>
          </table:table-cell>
          <table:table-cell office:value-type="float" office:value="-0.01709246" calcext:value-type="float">
            <text:p>-0.01709246</text:p>
          </table:table-cell>
          <table:table-cell office:value-type="float" office:value="0.00009038639" calcext:value-type="float">
            <text:p>9.038639E-05</text:p>
          </table:table-cell>
          <table:table-cell office:value-type="float" office:value="13.76869" calcext:value-type="float">
            <text:p>13.76869</text:p>
          </table:table-cell>
          <table:table-cell office:value-type="float" office:value="0.4104952" calcext:value-type="float">
            <text:p>0.4104952</text:p>
          </table:table-cell>
          <table:table-cell office:value-type="float" office:value="0.07061711" calcext:value-type="float">
            <text:p>0.07061711</text:p>
          </table:table-cell>
          <table:table-cell office:value-type="float" office:value="0.04876335" calcext:value-type="float">
            <text:p>0.04876335</text:p>
          </table:table-cell>
          <table:table-cell office:value-type="float" office:value="0.0277997" calcext:value-type="float">
            <text:p>0.0277997</text:p>
          </table:table-cell>
          <table:table-cell office:value-type="float" office:value="0.02511933" calcext:value-type="float">
            <text:p>0.02511933</text:p>
          </table:table-cell>
          <table:table-cell office:value-type="float" office:value="0.01272645" calcext:value-type="float">
            <text:p>0.01272645</text:p>
          </table:table-cell>
          <table:table-cell office:value-type="float" office:value="0.01124837" calcext:value-type="float">
            <text:p>0.01124837</text:p>
          </table:table-cell>
          <table:table-cell office:value-type="float" office:value="0.02484488" calcext:value-type="float">
            <text:p>0.02484488</text:p>
          </table:table-cell>
          <table:table-cell office:value-type="float" office:value="0.02135805" calcext:value-type="float">
            <text:p>0.02135805</text:p>
          </table:table-cell>
          <table:table-cell office:value-type="float" office:value="0.01960609" calcext:value-type="float">
            <text:p>0.01960609</text:p>
          </table:table-cell>
          <table:table-cell office:value-type="float" office:value="0.02016871" calcext:value-type="float">
            <text:p>0.02016871</text:p>
          </table:table-cell>
          <table:table-cell office:value-type="float" office:value="0.02309224" calcext:value-type="float">
            <text:p>0.02309224</text:p>
          </table:table-cell>
          <table:table-cell office:value-type="float" office:value="0.005395965" calcext:value-type="float">
            <text:p>0.005395965</text:p>
          </table:table-cell>
          <table:table-cell office:value-type="float" office:value="0.003511296" calcext:value-type="float">
            <text:p>0.003511296</text:p>
          </table:table-cell>
          <table:table-cell office:value-type="float" office:value="0" calcext:value-type="float">
            <text:p>0</text:p>
          </table:table-cell>
          <table:table-cell office:value-type="float" office:value="7.498437" calcext:value-type="float">
            <text:p>7.498437</text:p>
          </table:table-cell>
          <table:table-cell office:value-type="float" office:value="17.58189" calcext:value-type="float">
            <text:p>17.58189</text:p>
          </table:table-cell>
          <table:table-cell office:value-type="float" office:value="24.26819" calcext:value-type="float">
            <text:p>24.26819</text:p>
          </table:table-cell>
          <table:table-cell office:value-type="float" office:value="22.0061" calcext:value-type="float">
            <text:p>22.0061</text:p>
          </table:table-cell>
          <table:table-cell office:value-type="float" office:value="19.73792" calcext:value-type="float">
            <text:p>19.73792</text:p>
          </table:table-cell>
          <table:table-cell office:value-type="float" office:value="5.9126" calcext:value-type="float">
            <text:p>5.9126</text:p>
          </table:table-cell>
          <table:table-cell office:value-type="float" office:value="1.653723" calcext:value-type="float">
            <text:p>1.653723</text:p>
          </table:table-cell>
          <table:table-cell office:value-type="float" office:value="1.096708" calcext:value-type="float">
            <text:p>1.096708</text:p>
          </table:table-cell>
          <table:table-cell office:value-type="float" office:value="0.9646188" calcext:value-type="float">
            <text:p>0.9646188</text:p>
          </table:table-cell>
          <table:table-cell office:value-type="float" office:value="0.4314123" calcext:value-type="float">
            <text:p>0.4314123</text:p>
          </table:table-cell>
          <table:table-cell office:value-type="float" office:value="0.1978423" calcext:value-type="float">
            <text:p>0.1978423</text:p>
          </table:table-cell>
          <table:table-cell office:value-type="float" office:value="0.2082363" calcext:value-type="float">
            <text:p>0.2082363</text:p>
          </table:table-cell>
          <table:table-cell office:value-type="float" office:value="0.3284808" calcext:value-type="float">
            <text:p>0.3284808</text:p>
          </table:table-cell>
          <table:table-cell office:value-type="float" office:value="0.3470477" calcext:value-type="float">
            <text:p>0.3470477</text:p>
          </table:table-cell>
          <table:table-cell office:value-type="float" office:value="0" calcext:value-type="float">
            <text:p>0</text:p>
          </table:table-cell>
          <table:table-cell office:value-type="float" office:value="140.9855" calcext:value-type="float">
            <text:p>140.9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5442" calcext:value-type="float">
            <text:p>24.65442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7" calcext:value-type="float">
            <text:p>13102007</text:p>
          </table:table-cell>
          <table:table-cell office:value-type="float" office:value="13.59377" calcext:value-type="float">
            <text:p>13.59377</text:p>
          </table:table-cell>
          <table:table-cell office:value-type="float" office:value="1098.351" calcext:value-type="float">
            <text:p>1098.351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98743" calcext:value-type="float">
            <text:p>-37.98743</text:p>
          </table:table-cell>
          <table:table-cell office:value-type="float" office:value="0.07415934" calcext:value-type="float">
            <text:p>0.07415934</text:p>
          </table:table-cell>
          <table:table-cell office:value-type="float" office:value="6.441419" calcext:value-type="float">
            <text:p>6.441419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29" calcext:value-type="float">
            <text:p>0.004168629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593" calcext:value-type="float">
            <text:p>0.9733593</text:p>
          </table:table-cell>
          <table:table-cell office:value-type="float" office:value="-0.3130242" calcext:value-type="float">
            <text:p>-0.3130242</text:p>
          </table:table-cell>
          <table:table-cell office:value-type="float" office:value="-0.0170855" calcext:value-type="float">
            <text:p>-0.0170855</text:p>
          </table:table-cell>
          <table:table-cell office:value-type="float" office:value="0.00009222638" calcext:value-type="float">
            <text:p>9.222638E-05</text:p>
          </table:table-cell>
          <table:table-cell office:value-type="float" office:value="13.76987" calcext:value-type="float">
            <text:p>13.76987</text:p>
          </table:table-cell>
          <table:table-cell office:value-type="float" office:value="0.2260946" calcext:value-type="float">
            <text:p>0.2260946</text:p>
          </table:table-cell>
          <table:table-cell office:value-type="float" office:value="0.05782262" calcext:value-type="float">
            <text:p>0.05782262</text:p>
          </table:table-cell>
          <table:table-cell office:value-type="float" office:value="0.05064613" calcext:value-type="float">
            <text:p>0.05064613</text:p>
          </table:table-cell>
          <table:table-cell office:value-type="float" office:value="0.02988272" calcext:value-type="float">
            <text:p>0.02988272</text:p>
          </table:table-cell>
          <table:table-cell office:value-type="float" office:value="0.02688709" calcext:value-type="float">
            <text:p>0.02688709</text:p>
          </table:table-cell>
          <table:table-cell office:value-type="float" office:value="0.01281371" calcext:value-type="float">
            <text:p>0.01281371</text:p>
          </table:table-cell>
          <table:table-cell office:value-type="float" office:value="0.01122114" calcext:value-type="float">
            <text:p>0.01122114</text:p>
          </table:table-cell>
          <table:table-cell office:value-type="float" office:value="0.02484875" calcext:value-type="float">
            <text:p>0.02484875</text:p>
          </table:table-cell>
          <table:table-cell office:value-type="float" office:value="0.02135754" calcext:value-type="float">
            <text:p>0.02135754</text:p>
          </table:table-cell>
          <table:table-cell office:value-type="float" office:value="0.01960405" calcext:value-type="float">
            <text:p>0.01960405</text:p>
          </table:table-cell>
          <table:table-cell office:value-type="float" office:value="0.02016148" calcext:value-type="float">
            <text:p>0.02016148</text:p>
          </table:table-cell>
          <table:table-cell office:value-type="float" office:value="0.02308144" calcext:value-type="float">
            <text:p>0.02308144</text:p>
          </table:table-cell>
          <table:table-cell office:value-type="float" office:value="0.005390651" calcext:value-type="float">
            <text:p>0.005390651</text:p>
          </table:table-cell>
          <table:table-cell office:value-type="float" office:value="0.003509972" calcext:value-type="float">
            <text:p>0.003509972</text:p>
          </table:table-cell>
          <table:table-cell office:value-type="float" office:value="0" calcext:value-type="float">
            <text:p>0</text:p>
          </table:table-cell>
          <table:table-cell office:value-type="float" office:value="5.533308" calcext:value-type="float">
            <text:p>5.533308</text:p>
          </table:table-cell>
          <table:table-cell office:value-type="float" office:value="13.17878" calcext:value-type="float">
            <text:p>13.17878</text:p>
          </table:table-cell>
          <table:table-cell office:value-type="float" office:value="22.29075" calcext:value-type="float">
            <text:p>22.29075</text:p>
          </table:table-cell>
          <table:table-cell office:value-type="float" office:value="24.92402" calcext:value-type="float">
            <text:p>24.92402</text:p>
          </table:table-cell>
          <table:table-cell office:value-type="float" office:value="24.02062" calcext:value-type="float">
            <text:p>24.02062</text:p>
          </table:table-cell>
          <table:table-cell office:value-type="float" office:value="6.258741" calcext:value-type="float">
            <text:p>6.258741</text:p>
          </table:table-cell>
          <table:table-cell office:value-type="float" office:value="1.672871" calcext:value-type="float">
            <text:p>1.672871</text:p>
          </table:table-cell>
          <table:table-cell office:value-type="float" office:value="1.106283" calcext:value-type="float">
            <text:p>1.106283</text:p>
          </table:table-cell>
          <table:table-cell office:value-type="float" office:value="0.9710265" calcext:value-type="float">
            <text:p>0.9710265</text:p>
          </table:table-cell>
          <table:table-cell office:value-type="float" office:value="0.4352549" calcext:value-type="float">
            <text:p>0.4352549</text:p>
          </table:table-cell>
          <table:table-cell office:value-type="float" office:value="0.1999665" calcext:value-type="float">
            <text:p>0.1999665</text:p>
          </table:table-cell>
          <table:table-cell office:value-type="float" office:value="0.2103921" calcext:value-type="float">
            <text:p>0.2103921</text:p>
          </table:table-cell>
          <table:table-cell office:value-type="float" office:value="0.3283113" calcext:value-type="float">
            <text:p>0.3283113</text:p>
          </table:table-cell>
          <table:table-cell office:value-type="float" office:value="0.3470524" calcext:value-type="float">
            <text:p>0.3470524</text:p>
          </table:table-cell>
          <table:table-cell office:value-type="float" office:value="0" calcext:value-type="float">
            <text:p>0</text:p>
          </table:table-cell>
          <table:table-cell office:value-type="float" office:value="126.9624" calcext:value-type="float">
            <text:p>126.9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9146" calcext:value-type="float">
            <text:p>24.69146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7" calcext:value-type="float">
            <text:p>14102007</text:p>
          </table:table-cell>
          <table:table-cell office:value-type="float" office:value="13.58166" calcext:value-type="float">
            <text:p>13.58166</text:p>
          </table:table-cell>
          <table:table-cell office:value-type="float" office:value="1098.332" calcext:value-type="float">
            <text:p>1098.332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97862" calcext:value-type="float">
            <text:p>-37.97862</text:p>
          </table:table-cell>
          <table:table-cell office:value-type="float" office:value="0.07305568" calcext:value-type="float">
            <text:p>0.07305568</text:p>
          </table:table-cell>
          <table:table-cell office:value-type="float" office:value="6.477352" calcext:value-type="float">
            <text:p>6.477352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29" calcext:value-type="float">
            <text:p>0.004168629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593" calcext:value-type="float">
            <text:p>0.9733593</text:p>
          </table:table-cell>
          <table:table-cell office:value-type="float" office:value="-0.3130334" calcext:value-type="float">
            <text:p>-0.3130334</text:p>
          </table:table-cell>
          <table:table-cell office:value-type="float" office:value="-0.01707753" calcext:value-type="float">
            <text:p>-0.01707753</text:p>
          </table:table-cell>
          <table:table-cell office:value-type="float" office:value="0.00009417768" calcext:value-type="float">
            <text:p>9.417768E-05</text:p>
          </table:table-cell>
          <table:table-cell office:value-type="float" office:value="13.76906" calcext:value-type="float">
            <text:p>13.76906</text:p>
          </table:table-cell>
          <table:table-cell office:value-type="float" office:value="0.1566941" calcext:value-type="float">
            <text:p>0.1566941</text:p>
          </table:table-cell>
          <table:table-cell office:value-type="float" office:value="0.05646023" calcext:value-type="float">
            <text:p>0.05646023</text:p>
          </table:table-cell>
          <table:table-cell office:value-type="float" office:value="0.05089574" calcext:value-type="float">
            <text:p>0.05089574</text:p>
          </table:table-cell>
          <table:table-cell office:value-type="float" office:value="0.0302893" calcext:value-type="float">
            <text:p>0.0302893</text:p>
          </table:table-cell>
          <table:table-cell office:value-type="float" office:value="0.02744202" calcext:value-type="float">
            <text:p>0.02744202</text:p>
          </table:table-cell>
          <table:table-cell office:value-type="float" office:value="0.01302014" calcext:value-type="float">
            <text:p>0.01302014</text:p>
          </table:table-cell>
          <table:table-cell office:value-type="float" office:value="0.01126212" calcext:value-type="float">
            <text:p>0.01126212</text:p>
          </table:table-cell>
          <table:table-cell office:value-type="float" office:value="0.02485619" calcext:value-type="float">
            <text:p>0.02485619</text:p>
          </table:table-cell>
          <table:table-cell office:value-type="float" office:value="0.02135979" calcext:value-type="float">
            <text:p>0.02135979</text:p>
          </table:table-cell>
          <table:table-cell office:value-type="float" office:value="0.01960286" calcext:value-type="float">
            <text:p>0.01960286</text:p>
          </table:table-cell>
          <table:table-cell office:value-type="float" office:value="0.02015459" calcext:value-type="float">
            <text:p>0.02015459</text:p>
          </table:table-cell>
          <table:table-cell office:value-type="float" office:value="0.02307136" calcext:value-type="float">
            <text:p>0.02307136</text:p>
          </table:table-cell>
          <table:table-cell office:value-type="float" office:value="0.005385383" calcext:value-type="float">
            <text:p>0.005385383</text:p>
          </table:table-cell>
          <table:table-cell office:value-type="float" office:value="0.003508662" calcext:value-type="float">
            <text:p>0.003508662</text:p>
          </table:table-cell>
          <table:table-cell office:value-type="float" office:value="0" calcext:value-type="float">
            <text:p>0</text:p>
          </table:table-cell>
          <table:table-cell office:value-type="float" office:value="8.484165" calcext:value-type="float">
            <text:p>8.484165</text:p>
          </table:table-cell>
          <table:table-cell office:value-type="float" office:value="13.00467" calcext:value-type="float">
            <text:p>13.00467</text:p>
          </table:table-cell>
          <table:table-cell office:value-type="float" office:value="21.68584" calcext:value-type="float">
            <text:p>21.68584</text:p>
          </table:table-cell>
          <table:table-cell office:value-type="float" office:value="24.32874" calcext:value-type="float">
            <text:p>24.32874</text:p>
          </table:table-cell>
          <table:table-cell office:value-type="float" office:value="23.41017" calcext:value-type="float">
            <text:p>23.41017</text:p>
          </table:table-cell>
          <table:table-cell office:value-type="float" office:value="6.803322" calcext:value-type="float">
            <text:p>6.803322</text:p>
          </table:table-cell>
          <table:table-cell office:value-type="float" office:value="1.726475" calcext:value-type="float">
            <text:p>1.726475</text:p>
          </table:table-cell>
          <table:table-cell office:value-type="float" office:value="1.115705" calcext:value-type="float">
            <text:p>1.115705</text:p>
          </table:table-cell>
          <table:table-cell office:value-type="float" office:value="0.9772653" calcext:value-type="float">
            <text:p>0.9772653</text:p>
          </table:table-cell>
          <table:table-cell office:value-type="float" office:value="0.4390628" calcext:value-type="float">
            <text:p>0.4390628</text:p>
          </table:table-cell>
          <table:table-cell office:value-type="float" office:value="0.2020756" calcext:value-type="float">
            <text:p>0.2020756</text:p>
          </table:table-cell>
          <table:table-cell office:value-type="float" office:value="0.2125261" calcext:value-type="float">
            <text:p>0.2125261</text:p>
          </table:table-cell>
          <table:table-cell office:value-type="float" office:value="0.3281465" calcext:value-type="float">
            <text:p>0.3281465</text:p>
          </table:table-cell>
          <table:table-cell office:value-type="float" office:value="0.3470572" calcext:value-type="float">
            <text:p>0.3470572</text:p>
          </table:table-cell>
          <table:table-cell office:value-type="float" office:value="0" calcext:value-type="float">
            <text:p>0</text:p>
          </table:table-cell>
          <table:table-cell office:value-type="float" office:value="115.9472" calcext:value-type="float">
            <text:p>115.9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2636" calcext:value-type="float">
            <text:p>24.72636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7" calcext:value-type="float">
            <text:p>15102007</text:p>
          </table:table-cell>
          <table:table-cell office:value-type="float" office:value="13.57166" calcext:value-type="float">
            <text:p>13.57166</text:p>
          </table:table-cell>
          <table:table-cell office:value-type="float" office:value="1098.314" calcext:value-type="float">
            <text:p>1098.314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96982" calcext:value-type="float">
            <text:p>-37.96982</text:p>
          </table:table-cell>
          <table:table-cell office:value-type="float" office:value="0.07240982" calcext:value-type="float">
            <text:p>0.07240982</text:p>
          </table:table-cell>
          <table:table-cell office:value-type="float" office:value="6.509787" calcext:value-type="float">
            <text:p>6.509787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29" calcext:value-type="float">
            <text:p>0.004168629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593" calcext:value-type="float">
            <text:p>0.9733593</text:p>
          </table:table-cell>
          <table:table-cell office:value-type="float" office:value="-0.313039" calcext:value-type="float">
            <text:p>-0.313039</text:p>
          </table:table-cell>
          <table:table-cell office:value-type="float" office:value="-0.01706896" calcext:value-type="float">
            <text:p>-0.01706896</text:p>
          </table:table-cell>
          <table:table-cell office:value-type="float" office:value="0.00009584057" calcext:value-type="float">
            <text:p>9.584057E-05</text:p>
          </table:table-cell>
          <table:table-cell office:value-type="float" office:value="13.76645" calcext:value-type="float">
            <text:p>13.76645</text:p>
          </table:table-cell>
          <table:table-cell office:value-type="float" office:value="0.1183549" calcext:value-type="float">
            <text:p>0.1183549</text:p>
          </table:table-cell>
          <table:table-cell office:value-type="float" office:value="0.05639455" calcext:value-type="float">
            <text:p>0.05639455</text:p>
          </table:table-cell>
          <table:table-cell office:value-type="float" office:value="0.05132349" calcext:value-type="float">
            <text:p>0.05132349</text:p>
          </table:table-cell>
          <table:table-cell office:value-type="float" office:value="0.03061347" calcext:value-type="float">
            <text:p>0.03061347</text:p>
          </table:table-cell>
          <table:table-cell office:value-type="float" office:value="0.02777395" calcext:value-type="float">
            <text:p>0.02777395</text:p>
          </table:table-cell>
          <table:table-cell office:value-type="float" office:value="0.01328173" calcext:value-type="float">
            <text:p>0.01328173</text:p>
          </table:table-cell>
          <table:table-cell office:value-type="float" office:value="0.01135555" calcext:value-type="float">
            <text:p>0.01135555</text:p>
          </table:table-cell>
          <table:table-cell office:value-type="float" office:value="0.02487729" calcext:value-type="float">
            <text:p>0.02487729</text:p>
          </table:table-cell>
          <table:table-cell office:value-type="float" office:value="0.02136526" calcext:value-type="float">
            <text:p>0.02136526</text:p>
          </table:table-cell>
          <table:table-cell office:value-type="float" office:value="0.01960275" calcext:value-type="float">
            <text:p>0.01960275</text:p>
          </table:table-cell>
          <table:table-cell office:value-type="float" office:value="0.02014832" calcext:value-type="float">
            <text:p>0.02014832</text:p>
          </table:table-cell>
          <table:table-cell office:value-type="float" office:value="0.0230617" calcext:value-type="float">
            <text:p>0.0230617</text:p>
          </table:table-cell>
          <table:table-cell office:value-type="float" office:value="0.005380159" calcext:value-type="float">
            <text:p>0.005380159</text:p>
          </table:table-cell>
          <table:table-cell office:value-type="float" office:value="0.003507358" calcext:value-type="float">
            <text:p>0.003507358</text:p>
          </table:table-cell>
          <table:table-cell office:value-type="float" office:value="0" calcext:value-type="float">
            <text:p>0</text:p>
          </table:table-cell>
          <table:table-cell office:value-type="float" office:value="11.07468" calcext:value-type="float">
            <text:p>11.07468</text:p>
          </table:table-cell>
          <table:table-cell office:value-type="float" office:value="13.08655" calcext:value-type="float">
            <text:p>13.08655</text:p>
          </table:table-cell>
          <table:table-cell office:value-type="float" office:value="21.17817" calcext:value-type="float">
            <text:p>21.17817</text:p>
          </table:table-cell>
          <table:table-cell office:value-type="float" office:value="23.57168" calcext:value-type="float">
            <text:p>23.57168</text:p>
          </table:table-cell>
          <table:table-cell office:value-type="float" office:value="22.53915" calcext:value-type="float">
            <text:p>22.53915</text:p>
          </table:table-cell>
          <table:table-cell office:value-type="float" office:value="7.294739" calcext:value-type="float">
            <text:p>7.294739</text:p>
          </table:table-cell>
          <table:table-cell office:value-type="float" office:value="1.858792" calcext:value-type="float">
            <text:p>1.858792</text:p>
          </table:table-cell>
          <table:table-cell office:value-type="float" office:value="1.126537" calcext:value-type="float">
            <text:p>1.126537</text:p>
          </table:table-cell>
          <table:table-cell office:value-type="float" office:value="0.9833561" calcext:value-type="float">
            <text:p>0.9833561</text:p>
          </table:table-cell>
          <table:table-cell office:value-type="float" office:value="0.4428285" calcext:value-type="float">
            <text:p>0.4428285</text:p>
          </table:table-cell>
          <table:table-cell office:value-type="float" office:value="0.2041676" calcext:value-type="float">
            <text:p>0.2041676</text:p>
          </table:table-cell>
          <table:table-cell office:value-type="float" office:value="0.2146389" calcext:value-type="float">
            <text:p>0.2146389</text:p>
          </table:table-cell>
          <table:table-cell office:value-type="float" office:value="0.3279856" calcext:value-type="float">
            <text:p>0.3279856</text:p>
          </table:table-cell>
          <table:table-cell office:value-type="float" office:value="0.3470619" calcext:value-type="float">
            <text:p>0.3470619</text:p>
          </table:table-cell>
          <table:table-cell office:value-type="float" office:value="0" calcext:value-type="float">
            <text:p>0</text:p>
          </table:table-cell>
          <table:table-cell office:value-type="float" office:value="106.8215" calcext:value-type="float">
            <text:p>106.8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5793" calcext:value-type="float">
            <text:p>24.75793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7" calcext:value-type="float">
            <text:p>16102007</text:p>
          </table:table-cell>
          <table:table-cell office:value-type="float" office:value="13.56435" calcext:value-type="float">
            <text:p>13.56435</text:p>
          </table:table-cell>
          <table:table-cell office:value-type="float" office:value="1098.297" calcext:value-type="float">
            <text:p>1098.297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96102" calcext:value-type="float">
            <text:p>-37.96102</text:p>
          </table:table-cell>
          <table:table-cell office:value-type="float" office:value="0.07198336" calcext:value-type="float">
            <text:p>0.07198336</text:p>
          </table:table-cell>
          <table:table-cell office:value-type="float" office:value="6.537996" calcext:value-type="float">
            <text:p>6.537996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29" calcext:value-type="float">
            <text:p>0.004168629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593" calcext:value-type="float">
            <text:p>0.9733593</text:p>
          </table:table-cell>
          <table:table-cell office:value-type="float" office:value="-0.3130431" calcext:value-type="float">
            <text:p>-0.3130431</text:p>
          </table:table-cell>
          <table:table-cell office:value-type="float" office:value="-0.0170598" calcext:value-type="float">
            <text:p>-0.0170598</text:p>
          </table:table-cell>
          <table:table-cell office:value-type="float" office:value="0.00009746159" calcext:value-type="float">
            <text:p>9.746159E-05</text:p>
          </table:table-cell>
          <table:table-cell office:value-type="float" office:value="13.76283" calcext:value-type="float">
            <text:p>13.76283</text:p>
          </table:table-cell>
          <table:table-cell office:value-type="float" office:value="0.09345148" calcext:value-type="float">
            <text:p>0.09345148</text:p>
          </table:table-cell>
          <table:table-cell office:value-type="float" office:value="0.05664003" calcext:value-type="float">
            <text:p>0.05664003</text:p>
          </table:table-cell>
          <table:table-cell office:value-type="float" office:value="0.051865" calcext:value-type="float">
            <text:p>0.051865</text:p>
          </table:table-cell>
          <table:table-cell office:value-type="float" office:value="0.03100693" calcext:value-type="float">
            <text:p>0.03100693</text:p>
          </table:table-cell>
          <table:table-cell office:value-type="float" office:value="0.02817981" calcext:value-type="float">
            <text:p>0.02817981</text:p>
          </table:table-cell>
          <table:table-cell office:value-type="float" office:value="0.01355222" calcext:value-type="float">
            <text:p>0.01355222</text:p>
          </table:table-cell>
          <table:table-cell office:value-type="float" office:value="0.01151474" calcext:value-type="float">
            <text:p>0.01151474</text:p>
          </table:table-cell>
          <table:table-cell office:value-type="float" office:value="0.02492191" calcext:value-type="float">
            <text:p>0.02492191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1960384" calcext:value-type="float">
            <text:p>0.01960384</text:p>
          </table:table-cell>
          <table:table-cell office:value-type="float" office:value="0.02014286" calcext:value-type="float">
            <text:p>0.02014286</text:p>
          </table:table-cell>
          <table:table-cell office:value-type="float" office:value="0.02305253" calcext:value-type="float">
            <text:p>0.02305253</text:p>
          </table:table-cell>
          <table:table-cell office:value-type="float" office:value="0.005374988" calcext:value-type="float">
            <text:p>0.005374988</text:p>
          </table:table-cell>
          <table:table-cell office:value-type="float" office:value="0.003506056" calcext:value-type="float">
            <text:p>0.003506056</text:p>
          </table:table-cell>
          <table:table-cell office:value-type="float" office:value="0" calcext:value-type="float">
            <text:p>0</text:p>
          </table:table-cell>
          <table:table-cell office:value-type="float" office:value="13.22061" calcext:value-type="float">
            <text:p>13.22061</text:p>
          </table:table-cell>
          <table:table-cell office:value-type="float" office:value="13.165" calcext:value-type="float">
            <text:p>13.165</text:p>
          </table:table-cell>
          <table:table-cell office:value-type="float" office:value="20.73785" calcext:value-type="float">
            <text:p>20.73785</text:p>
          </table:table-cell>
          <table:table-cell office:value-type="float" office:value="22.9765" calcext:value-type="float">
            <text:p>22.9765</text:p>
          </table:table-cell>
          <table:table-cell office:value-type="float" office:value="21.91117" calcext:value-type="float">
            <text:p>21.91117</text:p>
          </table:table-cell>
          <table:table-cell office:value-type="float" office:value="7.614381" calcext:value-type="float">
            <text:p>7.614381</text:p>
          </table:table-cell>
          <table:table-cell office:value-type="float" office:value="2.03373" calcext:value-type="float">
            <text:p>2.03373</text:p>
          </table:table-cell>
          <table:table-cell office:value-type="float" office:value="1.140372" calcext:value-type="float">
            <text:p>1.140372</text:p>
          </table:table-cell>
          <table:table-cell office:value-type="float" office:value="0.989412" calcext:value-type="float">
            <text:p>0.989412</text:p>
          </table:table-cell>
          <table:table-cell office:value-type="float" office:value="0.4465452" calcext:value-type="float">
            <text:p>0.4465452</text:p>
          </table:table-cell>
          <table:table-cell office:value-type="float" office:value="0.2062404" calcext:value-type="float">
            <text:p>0.2062404</text:p>
          </table:table-cell>
          <table:table-cell office:value-type="float" office:value="0.2167304" calcext:value-type="float">
            <text:p>0.2167304</text:p>
          </table:table-cell>
          <table:table-cell office:value-type="float" office:value="0.3278282" calcext:value-type="float">
            <text:p>0.3278282</text:p>
          </table:table-cell>
          <table:table-cell office:value-type="float" office:value="0.3470667" calcext:value-type="float">
            <text:p>0.3470667</text:p>
          </table:table-cell>
          <table:table-cell office:value-type="float" office:value="0" calcext:value-type="float">
            <text:p>0</text:p>
          </table:table-cell>
          <table:table-cell office:value-type="float" office:value="98.71281" calcext:value-type="float">
            <text:p>98.71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8612" calcext:value-type="float">
            <text:p>24.78612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7" calcext:value-type="float">
            <text:p>17102007</text:p>
          </table:table-cell>
          <table:table-cell office:value-type="float" office:value="13.55529" calcext:value-type="float">
            <text:p>13.55529</text:p>
          </table:table-cell>
          <table:table-cell office:value-type="float" office:value="1098.281" calcext:value-type="float">
            <text:p>1098.281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95233" calcext:value-type="float">
            <text:p>-37.95233</text:p>
          </table:table-cell>
          <table:table-cell office:value-type="float" office:value="0.07149088" calcext:value-type="float">
            <text:p>0.07149088</text:p>
          </table:table-cell>
          <table:table-cell office:value-type="float" office:value="6.568011" calcext:value-type="float">
            <text:p>6.568011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29" calcext:value-type="float">
            <text:p>0.004168629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593" calcext:value-type="float">
            <text:p>0.9733593</text:p>
          </table:table-cell>
          <table:table-cell office:value-type="float" office:value="-0.3130523" calcext:value-type="float">
            <text:p>-0.3130523</text:p>
          </table:table-cell>
          <table:table-cell office:value-type="float" office:value="-0.01704982" calcext:value-type="float">
            <text:p>-0.01704982</text:p>
          </table:table-cell>
          <table:table-cell office:value-type="float" office:value="0.0001002121" calcext:value-type="float">
            <text:p>0.0001002121</text:p>
          </table:table-cell>
          <table:table-cell office:value-type="float" office:value="13.76041" calcext:value-type="float">
            <text:p>13.76041</text:p>
          </table:table-cell>
          <table:table-cell office:value-type="float" office:value="0.07084312" calcext:value-type="float">
            <text:p>0.07084312</text:p>
          </table:table-cell>
          <table:table-cell office:value-type="float" office:value="0.05554244" calcext:value-type="float">
            <text:p>0.05554244</text:p>
          </table:table-cell>
          <table:table-cell office:value-type="float" office:value="0.05137308" calcext:value-type="float">
            <text:p>0.05137308</text:p>
          </table:table-cell>
          <table:table-cell office:value-type="float" office:value="0.03087456" calcext:value-type="float">
            <text:p>0.03087456</text:p>
          </table:table-cell>
          <table:table-cell office:value-type="float" office:value="0.02821661" calcext:value-type="float">
            <text:p>0.02821661</text:p>
          </table:table-cell>
          <table:table-cell office:value-type="float" office:value="0.01373023" calcext:value-type="float">
            <text:p>0.01373023</text:p>
          </table:table-cell>
          <table:table-cell office:value-type="float" office:value="0.01165295" calcext:value-type="float">
            <text:p>0.01165295</text:p>
          </table:table-cell>
          <table:table-cell office:value-type="float" office:value="0.02497998" calcext:value-type="float">
            <text:p>0.02497998</text:p>
          </table:table-cell>
          <table:table-cell office:value-type="float" office:value="0.02139385" calcext:value-type="float">
            <text:p>0.02139385</text:p>
          </table:table-cell>
          <table:table-cell office:value-type="float" office:value="0.01960576" calcext:value-type="float">
            <text:p>0.01960576</text:p>
          </table:table-cell>
          <table:table-cell office:value-type="float" office:value="0.02013819" calcext:value-type="float">
            <text:p>0.02013819</text:p>
          </table:table-cell>
          <table:table-cell office:value-type="float" office:value="0.02304407" calcext:value-type="float">
            <text:p>0.02304407</text:p>
          </table:table-cell>
          <table:table-cell office:value-type="float" office:value="0.005369866" calcext:value-type="float">
            <text:p>0.005369866</text:p>
          </table:table-cell>
          <table:table-cell office:value-type="float" office:value="0.00350477" calcext:value-type="float">
            <text:p>0.00350477</text:p>
          </table:table-cell>
          <table:table-cell office:value-type="float" office:value="0" calcext:value-type="float">
            <text:p>0</text:p>
          </table:table-cell>
          <table:table-cell office:value-type="float" office:value="14.81806" calcext:value-type="float">
            <text:p>14.81806</text:p>
          </table:table-cell>
          <table:table-cell office:value-type="float" office:value="13.433" calcext:value-type="float">
            <text:p>13.433</text:p>
          </table:table-cell>
          <table:table-cell office:value-type="float" office:value="20.4485" calcext:value-type="float">
            <text:p>20.4485</text:p>
          </table:table-cell>
          <table:table-cell office:value-type="float" office:value="22.58537" calcext:value-type="float">
            <text:p>22.58537</text:p>
          </table:table-cell>
          <table:table-cell office:value-type="float" office:value="21.55336" calcext:value-type="float">
            <text:p>21.55336</text:p>
          </table:table-cell>
          <table:table-cell office:value-type="float" office:value="7.758218" calcext:value-type="float">
            <text:p>7.758218</text:p>
          </table:table-cell>
          <table:table-cell office:value-type="float" office:value="2.191993" calcext:value-type="float">
            <text:p>2.191993</text:p>
          </table:table-cell>
          <table:table-cell office:value-type="float" office:value="1.155852" calcext:value-type="float">
            <text:p>1.155852</text:p>
          </table:table-cell>
          <table:table-cell office:value-type="float" office:value="0.9955008" calcext:value-type="float">
            <text:p>0.9955008</text:p>
          </table:table-cell>
          <table:table-cell office:value-type="float" office:value="0.4502072" calcext:value-type="float">
            <text:p>0.4502072</text:p>
          </table:table-cell>
          <table:table-cell office:value-type="float" office:value="0.2082932" calcext:value-type="float">
            <text:p>0.2082932</text:p>
          </table:table-cell>
          <table:table-cell office:value-type="float" office:value="0.2188006" calcext:value-type="float">
            <text:p>0.2188006</text:p>
          </table:table-cell>
          <table:table-cell office:value-type="float" office:value="0.3276739" calcext:value-type="float">
            <text:p>0.3276739</text:p>
          </table:table-cell>
          <table:table-cell office:value-type="float" office:value="0.3470713" calcext:value-type="float">
            <text:p>0.3470713</text:p>
          </table:table-cell>
          <table:table-cell office:value-type="float" office:value="0" calcext:value-type="float">
            <text:p>0</text:p>
          </table:table-cell>
          <table:table-cell office:value-type="float" office:value="92.25864" calcext:value-type="float">
            <text:p>92.25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1583" calcext:value-type="float">
            <text:p>24.81583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7" calcext:value-type="float">
            <text:p>18102007</text:p>
          </table:table-cell>
          <table:table-cell office:value-type="float" office:value="13.54313" calcext:value-type="float">
            <text:p>13.54313</text:p>
          </table:table-cell>
          <table:table-cell office:value-type="float" office:value="1098.264" calcext:value-type="float">
            <text:p>1098.264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94398" calcext:value-type="float">
            <text:p>-37.94398</text:p>
          </table:table-cell>
          <table:table-cell office:value-type="float" office:value="0.0714436" calcext:value-type="float">
            <text:p>0.0714436</text:p>
          </table:table-cell>
          <table:table-cell office:value-type="float" office:value="6.601382" calcext:value-type="float">
            <text:p>6.601382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29" calcext:value-type="float">
            <text:p>0.004168629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593" calcext:value-type="float">
            <text:p>0.9733593</text:p>
          </table:table-cell>
          <table:table-cell office:value-type="float" office:value="-0.3130598" calcext:value-type="float">
            <text:p>-0.3130598</text:p>
          </table:table-cell>
          <table:table-cell office:value-type="float" office:value="-0.01703715" calcext:value-type="float">
            <text:p>-0.01703715</text:p>
          </table:table-cell>
          <table:table-cell office:value-type="float" office:value="0.0001023276" calcext:value-type="float">
            <text:p>0.0001023276</text:p>
          </table:table-cell>
          <table:table-cell office:value-type="float" office:value="13.75624" calcext:value-type="float">
            <text:p>13.75624</text:p>
          </table:table-cell>
          <table:table-cell office:value-type="float" office:value="0.06142814" calcext:value-type="float">
            <text:p>0.06142814</text:p>
          </table:table-cell>
          <table:table-cell office:value-type="float" office:value="0.05516224" calcext:value-type="float">
            <text:p>0.05516224</text:p>
          </table:table-cell>
          <table:table-cell office:value-type="float" office:value="0.05101231" calcext:value-type="float">
            <text:p>0.05101231</text:p>
          </table:table-cell>
          <table:table-cell office:value-type="float" office:value="0.03058684" calcext:value-type="float">
            <text:p>0.03058684</text:p>
          </table:table-cell>
          <table:table-cell office:value-type="float" office:value="0.0279881" calcext:value-type="float">
            <text:p>0.0279881</text:p>
          </table:table-cell>
          <table:table-cell office:value-type="float" office:value="0.01381161" calcext:value-type="float">
            <text:p>0.01381161</text:p>
          </table:table-cell>
          <table:table-cell office:value-type="float" office:value="0.01171385" calcext:value-type="float">
            <text:p>0.01171385</text:p>
          </table:table-cell>
          <table:table-cell office:value-type="float" office:value="0.025024" calcext:value-type="float">
            <text:p>0.025024</text:p>
          </table:table-cell>
          <table:table-cell office:value-type="float" office:value="0.02141503" calcext:value-type="float">
            <text:p>0.02141503</text:p>
          </table:table-cell>
          <table:table-cell office:value-type="float" office:value="0.01960996" calcext:value-type="float">
            <text:p>0.01960996</text:p>
          </table:table-cell>
          <table:table-cell office:value-type="float" office:value="0.02013426" calcext:value-type="float">
            <text:p>0.02013426</text:p>
          </table:table-cell>
          <table:table-cell office:value-type="float" office:value="0.02303625" calcext:value-type="float">
            <text:p>0.02303625</text:p>
          </table:table-cell>
          <table:table-cell office:value-type="float" office:value="0.005364791" calcext:value-type="float">
            <text:p>0.005364791</text:p>
          </table:table-cell>
          <table:table-cell office:value-type="float" office:value="0.003503489" calcext:value-type="float">
            <text:p>0.003503489</text:p>
          </table:table-cell>
          <table:table-cell office:value-type="float" office:value="0" calcext:value-type="float">
            <text:p>0</text:p>
          </table:table-cell>
          <table:table-cell office:value-type="float" office:value="15.54697" calcext:value-type="float">
            <text:p>15.54697</text:p>
          </table:table-cell>
          <table:table-cell office:value-type="float" office:value="13.86795" calcext:value-type="float">
            <text:p>13.86795</text:p>
          </table:table-cell>
          <table:table-cell office:value-type="float" office:value="20.34141" calcext:value-type="float">
            <text:p>20.34141</text:p>
          </table:table-cell>
          <table:table-cell office:value-type="float" office:value="22.33138" calcext:value-type="float">
            <text:p>22.33138</text:p>
          </table:table-cell>
          <table:table-cell office:value-type="float" office:value="21.30164" calcext:value-type="float">
            <text:p>21.30164</text:p>
          </table:table-cell>
          <table:table-cell office:value-type="float" office:value="7.828931" calcext:value-type="float">
            <text:p>7.828931</text:p>
          </table:table-cell>
          <table:table-cell office:value-type="float" office:value="2.320993" calcext:value-type="float">
            <text:p>2.320993</text:p>
          </table:table-cell>
          <table:table-cell office:value-type="float" office:value="1.171631" calcext:value-type="float">
            <text:p>1.171631</text:p>
          </table:table-cell>
          <table:table-cell office:value-type="float" office:value="1.001663" calcext:value-type="float">
            <text:p>1.001663</text:p>
          </table:table-cell>
          <table:table-cell office:value-type="float" office:value="0.4538097" calcext:value-type="float">
            <text:p>0.4538097</text:p>
          </table:table-cell>
          <table:table-cell office:value-type="float" office:value="0.2103228" calcext:value-type="float">
            <text:p>0.2103228</text:p>
          </table:table-cell>
          <table:table-cell office:value-type="float" office:value="0.2208492" calcext:value-type="float">
            <text:p>0.2208492</text:p>
          </table:table-cell>
          <table:table-cell office:value-type="float" office:value="0.3275221" calcext:value-type="float">
            <text:p>0.3275221</text:p>
          </table:table-cell>
          <table:table-cell office:value-type="float" office:value="0.3470761" calcext:value-type="float">
            <text:p>0.3470761</text:p>
          </table:table-cell>
          <table:table-cell office:value-type="float" office:value="0" calcext:value-type="float">
            <text:p>0</text:p>
          </table:table-cell>
          <table:table-cell office:value-type="float" office:value="94.1784" calcext:value-type="float">
            <text:p>94.1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4905" calcext:value-type="float">
            <text:p>24.84905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7" calcext:value-type="float">
            <text:p>19102007</text:p>
          </table:table-cell>
          <table:table-cell office:value-type="float" office:value="13.53146" calcext:value-type="float">
            <text:p>13.53146</text:p>
          </table:table-cell>
          <table:table-cell office:value-type="float" office:value="1098.247" calcext:value-type="float">
            <text:p>1098.247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93584" calcext:value-type="float">
            <text:p>-37.93584</text:p>
          </table:table-cell>
          <table:table-cell office:value-type="float" office:value="0.07165772" calcext:value-type="float">
            <text:p>0.07165772</text:p>
          </table:table-cell>
          <table:table-cell office:value-type="float" office:value="6.633458" calcext:value-type="float">
            <text:p>6.633458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29" calcext:value-type="float">
            <text:p>0.004168629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593" calcext:value-type="float">
            <text:p>0.9733593</text:p>
          </table:table-cell>
          <table:table-cell office:value-type="float" office:value="-0.3130657" calcext:value-type="float">
            <text:p>-0.3130657</text:p>
          </table:table-cell>
          <table:table-cell office:value-type="float" office:value="-0.01701809" calcext:value-type="float">
            <text:p>-0.01701809</text:p>
          </table:table-cell>
          <table:table-cell office:value-type="float" office:value="0.0001027074" calcext:value-type="float">
            <text:p>0.0001027074</text:p>
          </table:table-cell>
          <table:table-cell office:value-type="float" office:value="13.74779" calcext:value-type="float">
            <text:p>13.74779</text:p>
          </table:table-cell>
          <table:table-cell office:value-type="float" office:value="0.05738951" calcext:value-type="float">
            <text:p>0.05738951</text:p>
          </table:table-cell>
          <table:table-cell office:value-type="float" office:value="0.05526552" calcext:value-type="float">
            <text:p>0.05526552</text:p>
          </table:table-cell>
          <table:table-cell office:value-type="float" office:value="0.0510795" calcext:value-type="float">
            <text:p>0.0510795</text:p>
          </table:table-cell>
          <table:table-cell office:value-type="float" office:value="0.03064338" calcext:value-type="float">
            <text:p>0.03064338</text:p>
          </table:table-cell>
          <table:table-cell office:value-type="float" office:value="0.02808825" calcext:value-type="float">
            <text:p>0.02808825</text:p>
          </table:table-cell>
          <table:table-cell office:value-type="float" office:value="0.01391076" calcext:value-type="float">
            <text:p>0.01391076</text:p>
          </table:table-cell>
          <table:table-cell office:value-type="float" office:value="0.01177985" calcext:value-type="float">
            <text:p>0.01177985</text:p>
          </table:table-cell>
          <table:table-cell office:value-type="float" office:value="0.0250626" calcext:value-type="float">
            <text:p>0.0250626</text:p>
          </table:table-cell>
          <table:table-cell office:value-type="float" office:value="0.02143548" calcext:value-type="float">
            <text:p>0.02143548</text:p>
          </table:table-cell>
          <table:table-cell office:value-type="float" office:value="0.01961578" calcext:value-type="float">
            <text:p>0.01961578</text:p>
          </table:table-cell>
          <table:table-cell office:value-type="float" office:value="0.02013149" calcext:value-type="float">
            <text:p>0.02013149</text:p>
          </table:table-cell>
          <table:table-cell office:value-type="float" office:value="0.0230293" calcext:value-type="float">
            <text:p>0.0230293</text:p>
          </table:table-cell>
          <table:table-cell office:value-type="float" office:value="0.005359763" calcext:value-type="float">
            <text:p>0.005359763</text:p>
          </table:table-cell>
          <table:table-cell office:value-type="float" office:value="0.003502211" calcext:value-type="float">
            <text:p>0.003502211</text:p>
          </table:table-cell>
          <table:table-cell office:value-type="float" office:value="0" calcext:value-type="float">
            <text:p>0</text:p>
          </table:table-cell>
          <table:table-cell office:value-type="float" office:value="15.25785" calcext:value-type="float">
            <text:p>15.25785</text:p>
          </table:table-cell>
          <table:table-cell office:value-type="float" office:value="14.33304" calcext:value-type="float">
            <text:p>14.33304</text:p>
          </table:table-cell>
          <table:table-cell office:value-type="float" office:value="20.35549" calcext:value-type="float">
            <text:p>20.35549</text:p>
          </table:table-cell>
          <table:table-cell office:value-type="float" office:value="22.18747" calcext:value-type="float">
            <text:p>22.18747</text:p>
          </table:table-cell>
          <table:table-cell office:value-type="float" office:value="21.15931" calcext:value-type="float">
            <text:p>21.15931</text:p>
          </table:table-cell>
          <table:table-cell office:value-type="float" office:value="7.866005" calcext:value-type="float">
            <text:p>7.866005</text:p>
          </table:table-cell>
          <table:table-cell office:value-type="float" office:value="2.42271" calcext:value-type="float">
            <text:p>2.42271</text:p>
          </table:table-cell>
          <table:table-cell office:value-type="float" office:value="1.187449" calcext:value-type="float">
            <text:p>1.187449</text:p>
          </table:table-cell>
          <table:table-cell office:value-type="float" office:value="1.007943" calcext:value-type="float">
            <text:p>1.007943</text:p>
          </table:table-cell>
          <table:table-cell office:value-type="float" office:value="0.4573602" calcext:value-type="float">
            <text:p>0.4573602</text:p>
          </table:table-cell>
          <table:table-cell office:value-type="float" office:value="0.212329" calcext:value-type="float">
            <text:p>0.212329</text:p>
          </table:table-cell>
          <table:table-cell office:value-type="float" office:value="0.2228738" calcext:value-type="float">
            <text:p>0.2228738</text:p>
          </table:table-cell>
          <table:table-cell office:value-type="float" office:value="0.3273737" calcext:value-type="float">
            <text:p>0.3273737</text:p>
          </table:table-cell>
          <table:table-cell office:value-type="float" office:value="0.3470809" calcext:value-type="float">
            <text:p>0.3470809</text:p>
          </table:table-cell>
          <table:table-cell office:value-type="float" office:value="0" calcext:value-type="float">
            <text:p>0</text:p>
          </table:table-cell>
          <table:table-cell office:value-type="float" office:value="99.65268" calcext:value-type="float">
            <text:p>99.65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8139" calcext:value-type="float">
            <text:p>24.88139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7" calcext:value-type="float">
            <text:p>20102007</text:p>
          </table:table-cell>
          <table:table-cell office:value-type="float" office:value="13.51741" calcext:value-type="float">
            <text:p>13.51741</text:p>
          </table:table-cell>
          <table:table-cell office:value-type="float" office:value="1098.23" calcext:value-type="float">
            <text:p>1098.23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92782" calcext:value-type="float">
            <text:p>-37.92782</text:p>
          </table:table-cell>
          <table:table-cell office:value-type="float" office:value="0.07260063" calcext:value-type="float">
            <text:p>0.07260063</text:p>
          </table:table-cell>
          <table:table-cell office:value-type="float" office:value="6.667712" calcext:value-type="float">
            <text:p>6.667712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29" calcext:value-type="float">
            <text:p>0.004168629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593" calcext:value-type="float">
            <text:p>0.9733593</text:p>
          </table:table-cell>
          <table:table-cell office:value-type="float" office:value="-0.3130728" calcext:value-type="float">
            <text:p>-0.3130728</text:p>
          </table:table-cell>
          <table:table-cell office:value-type="float" office:value="-0.01699376" calcext:value-type="float">
            <text:p>-0.01699376</text:p>
          </table:table-cell>
          <table:table-cell office:value-type="float" office:value="0.0001027261" calcext:value-type="float">
            <text:p>0.0001027261</text:p>
          </table:table-cell>
          <table:table-cell office:value-type="float" office:value="13.73628" calcext:value-type="float">
            <text:p>13.73628</text:p>
          </table:table-cell>
          <table:table-cell office:value-type="float" office:value="0.1000565" calcext:value-type="float">
            <text:p>0.1000565</text:p>
          </table:table-cell>
          <table:table-cell office:value-type="float" office:value="0.05504" calcext:value-type="float">
            <text:p>0.05504</text:p>
          </table:table-cell>
          <table:table-cell office:value-type="float" office:value="0.05080122" calcext:value-type="float">
            <text:p>0.05080122</text:p>
          </table:table-cell>
          <table:table-cell office:value-type="float" office:value="0.0304642" calcext:value-type="float">
            <text:p>0.0304642</text:p>
          </table:table-cell>
          <table:table-cell office:value-type="float" office:value="0.02798489" calcext:value-type="float">
            <text:p>0.02798489</text:p>
          </table:table-cell>
          <table:table-cell office:value-type="float" office:value="0.01396494" calcext:value-type="float">
            <text:p>0.01396494</text:p>
          </table:table-cell>
          <table:table-cell office:value-type="float" office:value="0.01182586" calcext:value-type="float">
            <text:p>0.01182586</text:p>
          </table:table-cell>
          <table:table-cell office:value-type="float" office:value="0.02509804" calcext:value-type="float">
            <text:p>0.02509804</text:p>
          </table:table-cell>
          <table:table-cell office:value-type="float" office:value="0.02145585" calcext:value-type="float">
            <text:p>0.02145585</text:p>
          </table:table-cell>
          <table:table-cell office:value-type="float" office:value="0.01962258" calcext:value-type="float">
            <text:p>0.01962258</text:p>
          </table:table-cell>
          <table:table-cell office:value-type="float" office:value="0.02012914" calcext:value-type="float">
            <text:p>0.02012914</text:p>
          </table:table-cell>
          <table:table-cell office:value-type="float" office:value="0.02302312" calcext:value-type="float">
            <text:p>0.02302312</text:p>
          </table:table-cell>
          <table:table-cell office:value-type="float" office:value="0.005354798" calcext:value-type="float">
            <text:p>0.005354798</text:p>
          </table:table-cell>
          <table:table-cell office:value-type="float" office:value="0.003500951" calcext:value-type="float">
            <text:p>0.003500951</text:p>
          </table:table-cell>
          <table:table-cell office:value-type="float" office:value="0" calcext:value-type="float">
            <text:p>0</text:p>
          </table:table-cell>
          <table:table-cell office:value-type="float" office:value="14.57086" calcext:value-type="float">
            <text:p>14.57086</text:p>
          </table:table-cell>
          <table:table-cell office:value-type="float" office:value="14.9018" calcext:value-type="float">
            <text:p>14.9018</text:p>
          </table:table-cell>
          <table:table-cell office:value-type="float" office:value="20.39722" calcext:value-type="float">
            <text:p>20.39722</text:p>
          </table:table-cell>
          <table:table-cell office:value-type="float" office:value="22.09375" calcext:value-type="float">
            <text:p>22.09375</text:p>
          </table:table-cell>
          <table:table-cell office:value-type="float" office:value="21.09189" calcext:value-type="float">
            <text:p>21.09189</text:p>
          </table:table-cell>
          <table:table-cell office:value-type="float" office:value="7.885477" calcext:value-type="float">
            <text:p>7.885477</text:p>
          </table:table-cell>
          <table:table-cell office:value-type="float" office:value="2.508595" calcext:value-type="float">
            <text:p>2.508595</text:p>
          </table:table-cell>
          <table:table-cell office:value-type="float" office:value="1.201949" calcext:value-type="float">
            <text:p>1.201949</text:p>
          </table:table-cell>
          <table:table-cell office:value-type="float" office:value="1.014254" calcext:value-type="float">
            <text:p>1.014254</text:p>
          </table:table-cell>
          <table:table-cell office:value-type="float" office:value="0.4608661" calcext:value-type="float">
            <text:p>0.4608661</text:p>
          </table:table-cell>
          <table:table-cell office:value-type="float" office:value="0.2143114" calcext:value-type="float">
            <text:p>0.2143114</text:p>
          </table:table-cell>
          <table:table-cell office:value-type="float" office:value="0.2248705" calcext:value-type="float">
            <text:p>0.2248705</text:p>
          </table:table-cell>
          <table:table-cell office:value-type="float" office:value="0.3272313" calcext:value-type="float">
            <text:p>0.3272313</text:p>
          </table:table-cell>
          <table:table-cell office:value-type="float" office:value="0.3470856" calcext:value-type="float">
            <text:p>0.3470856</text:p>
          </table:table-cell>
          <table:table-cell office:value-type="float" office:value="0" calcext:value-type="float">
            <text:p>0</text:p>
          </table:table-cell>
          <table:table-cell office:value-type="float" office:value="113.5396" calcext:value-type="float">
            <text:p>113.5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1637" calcext:value-type="float">
            <text:p>24.91637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7" calcext:value-type="float">
            <text:p>21102007</text:p>
          </table:table-cell>
          <table:table-cell office:value-type="float" office:value="13.50068" calcext:value-type="float">
            <text:p>13.50068</text:p>
          </table:table-cell>
          <table:table-cell office:value-type="float" office:value="1098.211" calcext:value-type="float">
            <text:p>1098.211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91996" calcext:value-type="float">
            <text:p>-37.91996</text:p>
          </table:table-cell>
          <table:table-cell office:value-type="float" office:value="0.07411435" calcext:value-type="float">
            <text:p>0.07411435</text:p>
          </table:table-cell>
          <table:table-cell office:value-type="float" office:value="6.705153" calcext:value-type="float">
            <text:p>6.705153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29" calcext:value-type="float">
            <text:p>0.004168629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593" calcext:value-type="float">
            <text:p>0.9733593</text:p>
          </table:table-cell>
          <table:table-cell office:value-type="float" office:value="-0.3130823" calcext:value-type="float">
            <text:p>-0.3130823</text:p>
          </table:table-cell>
          <table:table-cell office:value-type="float" office:value="-0.01696854" calcext:value-type="float">
            <text:p>-0.01696854</text:p>
          </table:table-cell>
          <table:table-cell office:value-type="float" office:value="0.0001027261" calcext:value-type="float">
            <text:p>0.0001027261</text:p>
          </table:table-cell>
          <table:table-cell office:value-type="float" office:value="13.72301" calcext:value-type="float">
            <text:p>13.72301</text:p>
          </table:table-cell>
          <table:table-cell office:value-type="float" office:value="0.1958991" calcext:value-type="float">
            <text:p>0.1958991</text:p>
          </table:table-cell>
          <table:table-cell office:value-type="float" office:value="0.05459066" calcext:value-type="float">
            <text:p>0.05459066</text:p>
          </table:table-cell>
          <table:table-cell office:value-type="float" office:value="0.05026788" calcext:value-type="float">
            <text:p>0.05026788</text:p>
          </table:table-cell>
          <table:table-cell office:value-type="float" office:value="0.03008705" calcext:value-type="float">
            <text:p>0.03008705</text:p>
          </table:table-cell>
          <table:table-cell office:value-type="float" office:value="0.02769482" calcext:value-type="float">
            <text:p>0.02769482</text:p>
          </table:table-cell>
          <table:table-cell office:value-type="float" office:value="0.01396341" calcext:value-type="float">
            <text:p>0.01396341</text:p>
          </table:table-cell>
          <table:table-cell office:value-type="float" office:value="0.01182491" calcext:value-type="float">
            <text:p>0.01182491</text:p>
          </table:table-cell>
          <table:table-cell office:value-type="float" office:value="0.02511866" calcext:value-type="float">
            <text:p>0.02511866</text:p>
          </table:table-cell>
          <table:table-cell office:value-type="float" office:value="0.02147445" calcext:value-type="float">
            <text:p>0.02147445</text:p>
          </table:table-cell>
          <table:table-cell office:value-type="float" office:value="0.01962996" calcext:value-type="float">
            <text:p>0.01962996</text:p>
          </table:table-cell>
          <table:table-cell office:value-type="float" office:value="0.02012784" calcext:value-type="float">
            <text:p>0.02012784</text:p>
          </table:table-cell>
          <table:table-cell office:value-type="float" office:value="0.02301758" calcext:value-type="float">
            <text:p>0.02301758</text:p>
          </table:table-cell>
          <table:table-cell office:value-type="float" office:value="0.005349877" calcext:value-type="float">
            <text:p>0.005349877</text:p>
          </table:table-cell>
          <table:table-cell office:value-type="float" office:value="0.00349969" calcext:value-type="float">
            <text:p>0.00349969</text:p>
          </table:table-cell>
          <table:table-cell office:value-type="float" office:value="0" calcext:value-type="float">
            <text:p>0</text:p>
          </table:table-cell>
          <table:table-cell office:value-type="float" office:value="13.74933" calcext:value-type="float">
            <text:p>13.74933</text:p>
          </table:table-cell>
          <table:table-cell office:value-type="float" office:value="15.56333" calcext:value-type="float">
            <text:p>15.56333</text:p>
          </table:table-cell>
          <table:table-cell office:value-type="float" office:value="20.47766" calcext:value-type="float">
            <text:p>20.47766</text:p>
          </table:table-cell>
          <table:table-cell office:value-type="float" office:value="22.02212" calcext:value-type="float">
            <text:p>22.02212</text:p>
          </table:table-cell>
          <table:table-cell office:value-type="float" office:value="21.07837" calcext:value-type="float">
            <text:p>21.07837</text:p>
          </table:table-cell>
          <table:table-cell office:value-type="float" office:value="7.888626" calcext:value-type="float">
            <text:p>7.888626</text:p>
          </table:table-cell>
          <table:table-cell office:value-type="float" office:value="2.579049" calcext:value-type="float">
            <text:p>2.579049</text:p>
          </table:table-cell>
          <table:table-cell office:value-type="float" office:value="1.215378" calcext:value-type="float">
            <text:p>1.215378</text:p>
          </table:table-cell>
          <table:table-cell office:value-type="float" office:value="1.020526" calcext:value-type="float">
            <text:p>1.020526</text:p>
          </table:table-cell>
          <table:table-cell office:value-type="float" office:value="0.4643315" calcext:value-type="float">
            <text:p>0.4643315</text:p>
          </table:table-cell>
          <table:table-cell office:value-type="float" office:value="0.2162715" calcext:value-type="float">
            <text:p>0.2162715</text:p>
          </table:table-cell>
          <table:table-cell office:value-type="float" office:value="0.2268469" calcext:value-type="float">
            <text:p>0.2268469</text:p>
          </table:table-cell>
          <table:table-cell office:value-type="float" office:value="0.3270859" calcext:value-type="float">
            <text:p>0.3270859</text:p>
          </table:table-cell>
          <table:table-cell office:value-type="float" office:value="0.3470903" calcext:value-type="float">
            <text:p>0.3470903</text:p>
          </table:table-cell>
          <table:table-cell office:value-type="float" office:value="0" calcext:value-type="float">
            <text:p>0</text:p>
          </table:table-cell>
          <table:table-cell office:value-type="float" office:value="129.8303" calcext:value-type="float">
            <text:p>129.8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5503" calcext:value-type="float">
            <text:p>24.95503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7" calcext:value-type="float">
            <text:p>22102007</text:p>
          </table:table-cell>
          <table:table-cell office:value-type="float" office:value="13.48749" calcext:value-type="float">
            <text:p>13.48749</text:p>
          </table:table-cell>
          <table:table-cell office:value-type="float" office:value="1098.193" calcext:value-type="float">
            <text:p>1098.193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91204" calcext:value-type="float">
            <text:p>-37.91204</text:p>
          </table:table-cell>
          <table:table-cell office:value-type="float" office:value="0.07309494" calcext:value-type="float">
            <text:p>0.07309494</text:p>
          </table:table-cell>
          <table:table-cell office:value-type="float" office:value="6.745965" calcext:value-type="float">
            <text:p>6.745965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0975" calcext:value-type="float">
            <text:p>-0.3130975</text:p>
          </table:table-cell>
          <table:table-cell office:value-type="float" office:value="-0.01695535" calcext:value-type="float">
            <text:p>-0.01695535</text:p>
          </table:table-cell>
          <table:table-cell office:value-type="float" office:value="0.0001056296" calcext:value-type="float">
            <text:p>0.0001056296</text:p>
          </table:table-cell>
          <table:table-cell office:value-type="float" office:value="13.72066" calcext:value-type="float">
            <text:p>13.72066</text:p>
          </table:table-cell>
          <table:table-cell office:value-type="float" office:value="0.1253096" calcext:value-type="float">
            <text:p>0.1253096</text:p>
          </table:table-cell>
          <table:table-cell office:value-type="float" office:value="0.0567026" calcext:value-type="float">
            <text:p>0.0567026</text:p>
          </table:table-cell>
          <table:table-cell office:value-type="float" office:value="0.05099639" calcext:value-type="float">
            <text:p>0.05099639</text:p>
          </table:table-cell>
          <table:table-cell office:value-type="float" office:value="0.03031672" calcext:value-type="float">
            <text:p>0.03031672</text:p>
          </table:table-cell>
          <table:table-cell office:value-type="float" office:value="0.02758156" calcext:value-type="float">
            <text:p>0.02758156</text:p>
          </table:table-cell>
          <table:table-cell office:value-type="float" office:value="0.01392197" calcext:value-type="float">
            <text:p>0.01392197</text:p>
          </table:table-cell>
          <table:table-cell office:value-type="float" office:value="0.01179072" calcext:value-type="float">
            <text:p>0.01179072</text:p>
          </table:table-cell>
          <table:table-cell office:value-type="float" office:value="0.02512931" calcext:value-type="float">
            <text:p>0.02512931</text:p>
          </table:table-cell>
          <table:table-cell office:value-type="float" office:value="0.02148913" calcext:value-type="float">
            <text:p>0.02148913</text:p>
          </table:table-cell>
          <table:table-cell office:value-type="float" office:value="0.01963732" calcext:value-type="float">
            <text:p>0.01963732</text:p>
          </table:table-cell>
          <table:table-cell office:value-type="float" office:value="0.02012735" calcext:value-type="float">
            <text:p>0.02012735</text:p>
          </table:table-cell>
          <table:table-cell office:value-type="float" office:value="0.0230126" calcext:value-type="float">
            <text:p>0.0230126</text:p>
          </table:table-cell>
          <table:table-cell office:value-type="float" office:value="0.005345007" calcext:value-type="float">
            <text:p>0.005345007</text:p>
          </table:table-cell>
          <table:table-cell office:value-type="float" office:value="0.003498435" calcext:value-type="float">
            <text:p>0.003498435</text:p>
          </table:table-cell>
          <table:table-cell office:value-type="float" office:value="0" calcext:value-type="float">
            <text:p>0</text:p>
          </table:table-cell>
          <table:table-cell office:value-type="float" office:value="6.678612" calcext:value-type="float">
            <text:p>6.678612</text:p>
          </table:table-cell>
          <table:table-cell office:value-type="float" office:value="14.84281" calcext:value-type="float">
            <text:p>14.84281</text:p>
          </table:table-cell>
          <table:table-cell office:value-type="float" office:value="21.53938" calcext:value-type="float">
            <text:p>21.53938</text:p>
          </table:table-cell>
          <table:table-cell office:value-type="float" office:value="23.01728" calcext:value-type="float">
            <text:p>23.01728</text:p>
          </table:table-cell>
          <table:table-cell office:value-type="float" office:value="21.6332" calcext:value-type="float">
            <text:p>21.6332</text:p>
          </table:table-cell>
          <table:table-cell office:value-type="float" office:value="7.931903" calcext:value-type="float">
            <text:p>7.931903</text:p>
          </table:table-cell>
          <table:table-cell office:value-type="float" office:value="2.588685" calcext:value-type="float">
            <text:p>2.588685</text:p>
          </table:table-cell>
          <table:table-cell office:value-type="float" office:value="1.232477" calcext:value-type="float">
            <text:p>1.232477</text:p>
          </table:table-cell>
          <table:table-cell office:value-type="float" office:value="1.026842" calcext:value-type="float">
            <text:p>1.026842</text:p>
          </table:table-cell>
          <table:table-cell office:value-type="float" office:value="0.4677618" calcext:value-type="float">
            <text:p>0.4677618</text:p>
          </table:table-cell>
          <table:table-cell office:value-type="float" office:value="0.2182105" calcext:value-type="float">
            <text:p>0.2182105</text:p>
          </table:table-cell>
          <table:table-cell office:value-type="float" office:value="0.2288018" calcext:value-type="float">
            <text:p>0.2288018</text:p>
          </table:table-cell>
          <table:table-cell office:value-type="float" office:value="0.3269412" calcext:value-type="float">
            <text:p>0.3269412</text:p>
          </table:table-cell>
          <table:table-cell office:value-type="float" office:value="0.3470951" calcext:value-type="float">
            <text:p>0.3470951</text:p>
          </table:table-cell>
          <table:table-cell office:value-type="float" office:value="0" calcext:value-type="float">
            <text:p>0</text:p>
          </table:table-cell>
          <table:table-cell office:value-type="float" office:value="118.4618" calcext:value-type="float">
            <text:p>118.4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8964" calcext:value-type="float">
            <text:p>24.98964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7" calcext:value-type="float">
            <text:p>23102007</text:p>
          </table:table-cell>
          <table:table-cell office:value-type="float" office:value="13.47546" calcext:value-type="float">
            <text:p>13.47546</text:p>
          </table:table-cell>
          <table:table-cell office:value-type="float" office:value="1098.175" calcext:value-type="float">
            <text:p>1098.175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90416" calcext:value-type="float">
            <text:p>-37.90416</text:p>
          </table:table-cell>
          <table:table-cell office:value-type="float" office:value="0.07206479" calcext:value-type="float">
            <text:p>0.07206479</text:p>
          </table:table-cell>
          <table:table-cell office:value-type="float" office:value="6.780046" calcext:value-type="float">
            <text:p>6.780046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1117" calcext:value-type="float">
            <text:p>-0.3131117</text:p>
          </table:table-cell>
          <table:table-cell office:value-type="float" office:value="-0.01694678" calcext:value-type="float">
            <text:p>-0.01694678</text:p>
          </table:table-cell>
          <table:table-cell office:value-type="float" office:value="0.0001111231" calcext:value-type="float">
            <text:p>0.0001111231</text:p>
          </table:table-cell>
          <table:table-cell office:value-type="float" office:value="13.72442" calcext:value-type="float">
            <text:p>13.72442</text:p>
          </table:table-cell>
          <table:table-cell office:value-type="float" office:value="0.08742907" calcext:value-type="float">
            <text:p>0.08742907</text:p>
          </table:table-cell>
          <table:table-cell office:value-type="float" office:value="0.05499563" calcext:value-type="float">
            <text:p>0.05499563</text:p>
          </table:table-cell>
          <table:table-cell office:value-type="float" office:value="0.05052014" calcext:value-type="float">
            <text:p>0.05052014</text:p>
          </table:table-cell>
          <table:table-cell office:value-type="float" office:value="0.0303181" calcext:value-type="float">
            <text:p>0.0303181</text:p>
          </table:table-cell>
          <table:table-cell office:value-type="float" office:value="0.0278173" calcext:value-type="float">
            <text:p>0.0278173</text:p>
          </table:table-cell>
          <table:table-cell office:value-type="float" office:value="0.01394414" calcext:value-type="float">
            <text:p>0.01394414</text:p>
          </table:table-cell>
          <table:table-cell office:value-type="float" office:value="0.01175303" calcext:value-type="float">
            <text:p>0.01175303</text:p>
          </table:table-cell>
          <table:table-cell office:value-type="float" office:value="0.02512689" calcext:value-type="float">
            <text:p>0.02512689</text:p>
          </table:table-cell>
          <table:table-cell office:value-type="float" office:value="0.02150081" calcext:value-type="float">
            <text:p>0.02150081</text:p>
          </table:table-cell>
          <table:table-cell office:value-type="float" office:value="0.01964376" calcext:value-type="float">
            <text:p>0.01964376</text:p>
          </table:table-cell>
          <table:table-cell office:value-type="float" office:value="0.02012731" calcext:value-type="float">
            <text:p>0.02012731</text:p>
          </table:table-cell>
          <table:table-cell office:value-type="float" office:value="0.02300819" calcext:value-type="float">
            <text:p>0.02300819</text:p>
          </table:table-cell>
          <table:table-cell office:value-type="float" office:value="0.005340188" calcext:value-type="float">
            <text:p>0.005340188</text:p>
          </table:table-cell>
          <table:table-cell office:value-type="float" office:value="0.003497195" calcext:value-type="float">
            <text:p>0.003497195</text:p>
          </table:table-cell>
          <table:table-cell office:value-type="float" office:value="0" calcext:value-type="float">
            <text:p>0</text:p>
          </table:table-cell>
          <table:table-cell office:value-type="float" office:value="8.497851" calcext:value-type="float">
            <text:p>8.497851</text:p>
          </table:table-cell>
          <table:table-cell office:value-type="float" office:value="14.12198" calcext:value-type="float">
            <text:p>14.12198</text:p>
          </table:table-cell>
          <table:table-cell office:value-type="float" office:value="20.68515" calcext:value-type="float">
            <text:p>20.68515</text:p>
          </table:table-cell>
          <table:table-cell office:value-type="float" office:value="23.19655" calcext:value-type="float">
            <text:p>23.19655</text:p>
          </table:table-cell>
          <table:table-cell office:value-type="float" office:value="22.39711" calcext:value-type="float">
            <text:p>22.39711</text:p>
          </table:table-cell>
          <table:table-cell office:value-type="float" office:value="8.201934" calcext:value-type="float">
            <text:p>8.201934</text:p>
          </table:table-cell>
          <table:table-cell office:value-type="float" office:value="2.641552" calcext:value-type="float">
            <text:p>2.641552</text:p>
          </table:table-cell>
          <table:table-cell office:value-type="float" office:value="1.247361" calcext:value-type="float">
            <text:p>1.247361</text:p>
          </table:table-cell>
          <table:table-cell office:value-type="float" office:value="1.033464" calcext:value-type="float">
            <text:p>1.033464</text:p>
          </table:table-cell>
          <table:table-cell office:value-type="float" office:value="0.4711541" calcext:value-type="float">
            <text:p>0.4711541</text:p>
          </table:table-cell>
          <table:table-cell office:value-type="float" office:value="0.22013" calcext:value-type="float">
            <text:p>0.22013</text:p>
          </table:table-cell>
          <table:table-cell office:value-type="float" office:value="0.2307341" calcext:value-type="float">
            <text:p>0.2307341</text:p>
          </table:table-cell>
          <table:table-cell office:value-type="float" office:value="0.3267982" calcext:value-type="float">
            <text:p>0.3267982</text:p>
          </table:table-cell>
          <table:table-cell office:value-type="float" office:value="0.3470998" calcext:value-type="float">
            <text:p>0.3470998</text:p>
          </table:table-cell>
          <table:table-cell office:value-type="float" office:value="0" calcext:value-type="float">
            <text:p>0</text:p>
          </table:table-cell>
          <table:table-cell office:value-type="float" office:value="103.695" calcext:value-type="float">
            <text:p>103.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2299" calcext:value-type="float">
            <text:p>25.02299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7" calcext:value-type="float">
            <text:p>24102007</text:p>
          </table:table-cell>
          <table:table-cell office:value-type="float" office:value="13.46435" calcext:value-type="float">
            <text:p>13.46435</text:p>
          </table:table-cell>
          <table:table-cell office:value-type="float" office:value="1098.158" calcext:value-type="float">
            <text:p>1098.158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89645" calcext:value-type="float">
            <text:p>-37.89645</text:p>
          </table:table-cell>
          <table:table-cell office:value-type="float" office:value="0.07159762" calcext:value-type="float">
            <text:p>0.07159762</text:p>
          </table:table-cell>
          <table:table-cell office:value-type="float" office:value="6.812323" calcext:value-type="float">
            <text:p>6.812323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118" calcext:value-type="float">
            <text:p>-0.313118</text:p>
          </table:table-cell>
          <table:table-cell office:value-type="float" office:value="-0.01693715" calcext:value-type="float">
            <text:p>-0.01693715</text:p>
          </table:table-cell>
          <table:table-cell office:value-type="float" office:value="0.0001143967" calcext:value-type="float">
            <text:p>0.0001143967</text:p>
          </table:table-cell>
          <table:table-cell office:value-type="float" office:value="13.72356" calcext:value-type="float">
            <text:p>13.72356</text:p>
          </table:table-cell>
          <table:table-cell office:value-type="float" office:value="0.07327589" calcext:value-type="float">
            <text:p>0.07327589</text:p>
          </table:table-cell>
          <table:table-cell office:value-type="float" office:value="0.0552096" calcext:value-type="float">
            <text:p>0.0552096</text:p>
          </table:table-cell>
          <table:table-cell office:value-type="float" office:value="0.05080013" calcext:value-type="float">
            <text:p>0.05080013</text:p>
          </table:table-cell>
          <table:table-cell office:value-type="float" office:value="0.03044853" calcext:value-type="float">
            <text:p>0.03044853</text:p>
          </table:table-cell>
          <table:table-cell office:value-type="float" office:value="0.02796899" calcext:value-type="float">
            <text:p>0.02796899</text:p>
          </table:table-cell>
          <table:table-cell office:value-type="float" office:value="0.01400713" calcext:value-type="float">
            <text:p>0.01400713</text:p>
          </table:table-cell>
          <table:table-cell office:value-type="float" office:value="0.01175306" calcext:value-type="float">
            <text:p>0.01175306</text:p>
          </table:table-cell>
          <table:table-cell office:value-type="float" office:value="0.02511698" calcext:value-type="float">
            <text:p>0.02511698</text:p>
          </table:table-cell>
          <table:table-cell office:value-type="float" office:value="0.0215086" calcext:value-type="float">
            <text:p>0.0215086</text:p>
          </table:table-cell>
          <table:table-cell office:value-type="float" office:value="0.01964932" calcext:value-type="float">
            <text:p>0.01964932</text:p>
          </table:table-cell>
          <table:table-cell office:value-type="float" office:value="0.02012702" calcext:value-type="float">
            <text:p>0.02012702</text:p>
          </table:table-cell>
          <table:table-cell office:value-type="float" office:value="0.02300429" calcext:value-type="float">
            <text:p>0.02300429</text:p>
          </table:table-cell>
          <table:table-cell office:value-type="float" office:value="0.005335426" calcext:value-type="float">
            <text:p>0.005335426</text:p>
          </table:table-cell>
          <table:table-cell office:value-type="float" office:value="0.003495963" calcext:value-type="float">
            <text:p>0.003495963</text:p>
          </table:table-cell>
          <table:table-cell office:value-type="float" office:value="0" calcext:value-type="float">
            <text:p>0</text:p>
          </table:table-cell>
          <table:table-cell office:value-type="float" office:value="11.1022" calcext:value-type="float">
            <text:p>11.1022</text:p>
          </table:table-cell>
          <table:table-cell office:value-type="float" office:value="14.08978" calcext:value-type="float">
            <text:p>14.08978</text:p>
          </table:table-cell>
          <table:table-cell office:value-type="float" office:value="20.36332" calcext:value-type="float">
            <text:p>20.36332</text:p>
          </table:table-cell>
          <table:table-cell office:value-type="float" office:value="22.83962" calcext:value-type="float">
            <text:p>22.83962</text:p>
          </table:table-cell>
          <table:table-cell office:value-type="float" office:value="22.13085" calcext:value-type="float">
            <text:p>22.13085</text:p>
          </table:table-cell>
          <table:table-cell office:value-type="float" office:value="8.381484" calcext:value-type="float">
            <text:p>8.381484</text:p>
          </table:table-cell>
          <table:table-cell office:value-type="float" office:value="2.756729" calcext:value-type="float">
            <text:p>2.756729</text:p>
          </table:table-cell>
          <table:table-cell office:value-type="float" office:value="1.262317" calcext:value-type="float">
            <text:p>1.262317</text:p>
          </table:table-cell>
          <table:table-cell office:value-type="float" office:value="1.040081" calcext:value-type="float">
            <text:p>1.040081</text:p>
          </table:table-cell>
          <table:table-cell office:value-type="float" office:value="0.4745396" calcext:value-type="float">
            <text:p>0.4745396</text:p>
          </table:table-cell>
          <table:table-cell office:value-type="float" office:value="0.2220252" calcext:value-type="float">
            <text:p>0.2220252</text:p>
          </table:table-cell>
          <table:table-cell office:value-type="float" office:value="0.2326441" calcext:value-type="float">
            <text:p>0.2326441</text:p>
          </table:table-cell>
          <table:table-cell office:value-type="float" office:value="0.326658" calcext:value-type="float">
            <text:p>0.326658</text:p>
          </table:table-cell>
          <table:table-cell office:value-type="float" office:value="0.3471046" calcext:value-type="float">
            <text:p>0.3471046</text:p>
          </table:table-cell>
          <table:table-cell office:value-type="float" office:value="0" calcext:value-type="float">
            <text:p>0</text:p>
          </table:table-cell>
          <table:table-cell office:value-type="float" office:value="94.08669" calcext:value-type="float">
            <text:p>94.08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5475" calcext:value-type="float">
            <text:p>25.05475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7" calcext:value-type="float">
            <text:p>25102007</text:p>
          </table:table-cell>
          <table:table-cell office:value-type="float" office:value="13.45667" calcext:value-type="float">
            <text:p>13.45667</text:p>
          </table:table-cell>
          <table:table-cell office:value-type="float" office:value="1098.143" calcext:value-type="float">
            <text:p>1098.143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88863" calcext:value-type="float">
            <text:p>-37.88863</text:p>
          </table:table-cell>
          <table:table-cell office:value-type="float" office:value="0.07142653" calcext:value-type="float">
            <text:p>0.07142653</text:p>
          </table:table-cell>
          <table:table-cell office:value-type="float" office:value="6.839063" calcext:value-type="float">
            <text:p>6.839063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1217" calcext:value-type="float">
            <text:p>-0.3131217</text:p>
          </table:table-cell>
          <table:table-cell office:value-type="float" office:value="-0.01692678" calcext:value-type="float">
            <text:p>-0.01692678</text:p>
          </table:table-cell>
          <table:table-cell office:value-type="float" office:value="0.0001165839" calcext:value-type="float">
            <text:p>0.0001165839</text:p>
          </table:table-cell>
          <table:table-cell office:value-type="float" office:value="13.719" calcext:value-type="float">
            <text:p>13.719</text:p>
          </table:table-cell>
          <table:table-cell office:value-type="float" office:value="0.06534662" calcext:value-type="float">
            <text:p>0.06534662</text:p>
          </table:table-cell>
          <table:table-cell office:value-type="float" office:value="0.056211" calcext:value-type="float">
            <text:p>0.056211</text:p>
          </table:table-cell>
          <table:table-cell office:value-type="float" office:value="0.05165754" calcext:value-type="float">
            <text:p>0.05165754</text:p>
          </table:table-cell>
          <table:table-cell office:value-type="float" office:value="0.03096142" calcext:value-type="float">
            <text:p>0.03096142</text:p>
          </table:table-cell>
          <table:table-cell office:value-type="float" office:value="0.02848846" calcext:value-type="float">
            <text:p>0.02848846</text:p>
          </table:table-cell>
          <table:table-cell office:value-type="float" office:value="0.01413564" calcext:value-type="float">
            <text:p>0.01413564</text:p>
          </table:table-cell>
          <table:table-cell office:value-type="float" office:value="0.01183378" calcext:value-type="float">
            <text:p>0.01183378</text:p>
          </table:table-cell>
          <table:table-cell office:value-type="float" office:value="0.02512512" calcext:value-type="float">
            <text:p>0.02512512</text:p>
          </table:table-cell>
          <table:table-cell office:value-type="float" office:value="0.02151564" calcext:value-type="float">
            <text:p>0.02151564</text:p>
          </table:table-cell>
          <table:table-cell office:value-type="float" office:value="0.01965412" calcext:value-type="float">
            <text:p>0.01965412</text:p>
          </table:table-cell>
          <table:table-cell office:value-type="float" office:value="0.02012629" calcext:value-type="float">
            <text:p>0.02012629</text:p>
          </table:table-cell>
          <table:table-cell office:value-type="float" office:value="0.02300089" calcext:value-type="float">
            <text:p>0.02300089</text:p>
          </table:table-cell>
          <table:table-cell office:value-type="float" office:value="0.005330726" calcext:value-type="float">
            <text:p>0.005330726</text:p>
          </table:table-cell>
          <table:table-cell office:value-type="float" office:value="0.003494734" calcext:value-type="float">
            <text:p>0.003494734</text:p>
          </table:table-cell>
          <table:table-cell office:value-type="float" office:value="0" calcext:value-type="float">
            <text:p>0</text:p>
          </table:table-cell>
          <table:table-cell office:value-type="float" office:value="13.47128" calcext:value-type="float">
            <text:p>13.47128</text:p>
          </table:table-cell>
          <table:table-cell office:value-type="float" office:value="14.19979" calcext:value-type="float">
            <text:p>14.19979</text:p>
          </table:table-cell>
          <table:table-cell office:value-type="float" office:value="20.13695" calcext:value-type="float">
            <text:p>20.13695</text:p>
          </table:table-cell>
          <table:table-cell office:value-type="float" office:value="22.54909" calcext:value-type="float">
            <text:p>22.54909</text:p>
          </table:table-cell>
          <table:table-cell office:value-type="float" office:value="21.87618" calcext:value-type="float">
            <text:p>21.87618</text:p>
          </table:table-cell>
          <table:table-cell office:value-type="float" office:value="8.443594" calcext:value-type="float">
            <text:p>8.443594</text:p>
          </table:table-cell>
          <table:table-cell office:value-type="float" office:value="2.858349" calcext:value-type="float">
            <text:p>2.858349</text:p>
          </table:table-cell>
          <table:table-cell office:value-type="float" office:value="1.277722" calcext:value-type="float">
            <text:p>1.277722</text:p>
          </table:table-cell>
          <table:table-cell office:value-type="float" office:value="1.046703" calcext:value-type="float">
            <text:p>1.046703</text:p>
          </table:table-cell>
          <table:table-cell office:value-type="float" office:value="0.4779229" calcext:value-type="float">
            <text:p>0.4779229</text:p>
          </table:table-cell>
          <table:table-cell office:value-type="float" office:value="0.2238858" calcext:value-type="float">
            <text:p>0.2238858</text:p>
          </table:table-cell>
          <table:table-cell office:value-type="float" office:value="0.2345312" calcext:value-type="float">
            <text:p>0.2345312</text:p>
          </table:table-cell>
          <table:table-cell office:value-type="float" office:value="0.3265192" calcext:value-type="float">
            <text:p>0.3265192</text:p>
          </table:table-cell>
          <table:table-cell office:value-type="float" office:value="0.3471093" calcext:value-type="float">
            <text:p>0.3471093</text:p>
          </table:table-cell>
          <table:table-cell office:value-type="float" office:value="0" calcext:value-type="float">
            <text:p>0</text:p>
          </table:table-cell>
          <table:table-cell office:value-type="float" office:value="87.58305" calcext:value-type="float">
            <text:p>87.58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8155" calcext:value-type="float">
            <text:p>25.08155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7" calcext:value-type="float">
            <text:p>26102007</text:p>
          </table:table-cell>
          <table:table-cell office:value-type="float" office:value="34.11633" calcext:value-type="float">
            <text:p>34.11633</text:p>
          </table:table-cell>
          <table:table-cell office:value-type="float" office:value="1098.128" calcext:value-type="float">
            <text:p>1098.128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7232109" calcext:value-type="float">
            <text:p>0.07232109</text:p>
          </table:table-cell>
          <table:table-cell office:value-type="float" office:value="6.865112" calcext:value-type="float">
            <text:p>6.865112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1247" calcext:value-type="float">
            <text:p>-0.3131247</text:p>
          </table:table-cell>
          <table:table-cell office:value-type="float" office:value="-0.01691313" calcext:value-type="float">
            <text:p>-0.01691313</text:p>
          </table:table-cell>
          <table:table-cell office:value-type="float" office:value="0.0001169962" calcext:value-type="float">
            <text:p>0.0001169962</text:p>
          </table:table-cell>
          <table:table-cell office:value-type="float" office:value="13.71061" calcext:value-type="float">
            <text:p>13.71061</text:p>
          </table:table-cell>
          <table:table-cell office:value-type="float" office:value="0.05397547" calcext:value-type="float">
            <text:p>0.05397547</text:p>
          </table:table-cell>
          <table:table-cell office:value-type="float" office:value="0.0568745" calcext:value-type="float">
            <text:p>0.0568745</text:p>
          </table:table-cell>
          <table:table-cell office:value-type="float" office:value="0.05228306" calcext:value-type="float">
            <text:p>0.05228306</text:p>
          </table:table-cell>
          <table:table-cell office:value-type="float" office:value="0.03156979" calcext:value-type="float">
            <text:p>0.03156979</text:p>
          </table:table-cell>
          <table:table-cell office:value-type="float" office:value="0.02918895" calcext:value-type="float">
            <text:p>0.02918895</text:p>
          </table:table-cell>
          <table:table-cell office:value-type="float" office:value="0.01428071" calcext:value-type="float">
            <text:p>0.01428071</text:p>
          </table:table-cell>
          <table:table-cell office:value-type="float" office:value="0.01193136" calcext:value-type="float">
            <text:p>0.01193136</text:p>
          </table:table-cell>
          <table:table-cell office:value-type="float" office:value="0.02514862" calcext:value-type="float">
            <text:p>0.02514862</text:p>
          </table:table-cell>
          <table:table-cell office:value-type="float" office:value="0.0215186" calcext:value-type="float">
            <text:p>0.0215186</text:p>
          </table:table-cell>
          <table:table-cell office:value-type="float" office:value="0.01964893" calcext:value-type="float">
            <text:p>0.01964893</text:p>
          </table:table-cell>
          <table:table-cell office:value-type="float" office:value="0.0201138" calcext:value-type="float">
            <text:p>0.0201138</text:p>
          </table:table-cell>
          <table:table-cell office:value-type="float" office:value="0.02297538" calcext:value-type="float">
            <text:p>0.02297538</text:p>
          </table:table-cell>
          <table:table-cell office:value-type="float" office:value="0.005325825" calcext:value-type="float">
            <text:p>0.005325825</text:p>
          </table:table-cell>
          <table:table-cell office:value-type="float" office:value="0.003493058" calcext:value-type="float">
            <text:p>0.003493058</text:p>
          </table:table-cell>
          <table:table-cell office:value-type="float" office:value="0" calcext:value-type="float">
            <text:p>0</text:p>
          </table:table-cell>
          <table:table-cell office:value-type="float" office:value="11.14327" calcext:value-type="float">
            <text:p>11.14327</text:p>
          </table:table-cell>
          <table:table-cell office:value-type="float" office:value="14.43792" calcext:value-type="float">
            <text:p>14.43792</text:p>
          </table:table-cell>
          <table:table-cell office:value-type="float" office:value="20.00652" calcext:value-type="float">
            <text:p>20.00652</text:p>
          </table:table-cell>
          <table:table-cell office:value-type="float" office:value="22.33148" calcext:value-type="float">
            <text:p>22.33148</text:p>
          </table:table-cell>
          <table:table-cell office:value-type="float" office:value="21.65694" calcext:value-type="float">
            <text:p>21.65694</text:p>
          </table:table-cell>
          <table:table-cell office:value-type="float" office:value="8.456661" calcext:value-type="float">
            <text:p>8.456661</text:p>
          </table:table-cell>
          <table:table-cell office:value-type="float" office:value="2.939078" calcext:value-type="float">
            <text:p>2.939078</text:p>
          </table:table-cell>
          <table:table-cell office:value-type="float" office:value="1.292426" calcext:value-type="float">
            <text:p>1.292426</text:p>
          </table:table-cell>
          <table:table-cell office:value-type="float" office:value="1.053223" calcext:value-type="float">
            <text:p>1.053223</text:p>
          </table:table-cell>
          <table:table-cell office:value-type="float" office:value="0.4812976" calcext:value-type="float">
            <text:p>0.4812976</text:p>
          </table:table-cell>
          <table:table-cell office:value-type="float" office:value="0.2257417" calcext:value-type="float">
            <text:p>0.2257417</text:p>
          </table:table-cell>
          <table:table-cell office:value-type="float" office:value="0.2363929" calcext:value-type="float">
            <text:p>0.2363929</text:p>
          </table:table-cell>
          <table:table-cell office:value-type="float" office:value="0.32631" calcext:value-type="float">
            <text:p>0.32631</text:p>
          </table:table-cell>
          <table:table-cell office:value-type="float" office:value="0.3471181" calcext:value-type="float">
            <text:p>0.3471181</text:p>
          </table:table-cell>
          <table:table-cell office:value-type="float" office:value="0" calcext:value-type="float">
            <text:p>0</text:p>
          </table:table-cell>
          <table:table-cell office:value-type="float" office:value="3.020289" calcext:value-type="float">
            <text:p>3.02028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10892" calcext:value-type="float">
            <text:p>25.10892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7" calcext:value-type="float">
            <text:p>27102007</text:p>
          </table:table-cell>
          <table:table-cell office:value-type="float" office:value="34.09904" calcext:value-type="float">
            <text:p>34.09904</text:p>
          </table:table-cell>
          <table:table-cell office:value-type="float" office:value="1098.113" calcext:value-type="float">
            <text:p>1098.113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7314939" calcext:value-type="float">
            <text:p>0.07314939</text:p>
          </table:table-cell>
          <table:table-cell office:value-type="float" office:value="6.892249" calcext:value-type="float">
            <text:p>6.892249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1312" calcext:value-type="float">
            <text:p>-0.3131312</text:p>
          </table:table-cell>
          <table:table-cell office:value-type="float" office:value="-0.01688945" calcext:value-type="float">
            <text:p>-0.01688945</text:p>
          </table:table-cell>
          <table:table-cell office:value-type="float" office:value="0.0001171644" calcext:value-type="float">
            <text:p>0.0001171644</text:p>
          </table:table-cell>
          <table:table-cell office:value-type="float" office:value="13.70277" calcext:value-type="float">
            <text:p>13.70277</text:p>
          </table:table-cell>
          <table:table-cell office:value-type="float" office:value="0.05253179" calcext:value-type="float">
            <text:p>0.05253179</text:p>
          </table:table-cell>
          <table:table-cell office:value-type="float" office:value="0.05561837" calcext:value-type="float">
            <text:p>0.05561837</text:p>
          </table:table-cell>
          <table:table-cell office:value-type="float" office:value="0.05155574" calcext:value-type="float">
            <text:p>0.05155574</text:p>
          </table:table-cell>
          <table:table-cell office:value-type="float" office:value="0.03143185" calcext:value-type="float">
            <text:p>0.03143185</text:p>
          </table:table-cell>
          <table:table-cell office:value-type="float" office:value="0.02899355" calcext:value-type="float">
            <text:p>0.02899355</text:p>
          </table:table-cell>
          <table:table-cell office:value-type="float" office:value="0.01431637" calcext:value-type="float">
            <text:p>0.01431637</text:p>
          </table:table-cell>
          <table:table-cell office:value-type="float" office:value="0.01191072" calcext:value-type="float">
            <text:p>0.01191072</text:p>
          </table:table-cell>
          <table:table-cell office:value-type="float" office:value="0.02512867" calcext:value-type="float">
            <text:p>0.02512867</text:p>
          </table:table-cell>
          <table:table-cell office:value-type="float" office:value="0.02148661" calcext:value-type="float">
            <text:p>0.02148661</text:p>
          </table:table-cell>
          <table:table-cell office:value-type="float" office:value="0.0196184" calcext:value-type="float">
            <text:p>0.0196184</text:p>
          </table:table-cell>
          <table:table-cell office:value-type="float" office:value="0.02008024" calcext:value-type="float">
            <text:p>0.02008024</text:p>
          </table:table-cell>
          <table:table-cell office:value-type="float" office:value="0.02291816" calcext:value-type="float">
            <text:p>0.02291816</text:p>
          </table:table-cell>
          <table:table-cell office:value-type="float" office:value="0.005321224" calcext:value-type="float">
            <text:p>0.005321224</text:p>
          </table:table-cell>
          <table:table-cell office:value-type="float" office:value="0.003491854" calcext:value-type="float">
            <text:p>0.003491854</text:p>
          </table:table-cell>
          <table:table-cell office:value-type="float" office:value="0" calcext:value-type="float">
            <text:p>0</text:p>
          </table:table-cell>
          <table:table-cell office:value-type="float" office:value="8.417008" calcext:value-type="float">
            <text:p>8.417008</text:p>
          </table:table-cell>
          <table:table-cell office:value-type="float" office:value="14.80228" calcext:value-type="float">
            <text:p>14.80228</text:p>
          </table:table-cell>
          <table:table-cell office:value-type="float" office:value="20.07979" calcext:value-type="float">
            <text:p>20.07979</text:p>
          </table:table-cell>
          <table:table-cell office:value-type="float" office:value="22.2057" calcext:value-type="float">
            <text:p>22.2057</text:p>
          </table:table-cell>
          <table:table-cell office:value-type="float" office:value="21.48943" calcext:value-type="float">
            <text:p>21.48943</text:p>
          </table:table-cell>
          <table:table-cell office:value-type="float" office:value="8.451061" calcext:value-type="float">
            <text:p>8.451061</text:p>
          </table:table-cell>
          <table:table-cell office:value-type="float" office:value="3.001866" calcext:value-type="float">
            <text:p>3.001866</text:p>
          </table:table-cell>
          <table:table-cell office:value-type="float" office:value="1.305941" calcext:value-type="float">
            <text:p>1.305941</text:p>
          </table:table-cell>
          <table:table-cell office:value-type="float" office:value="1.059526" calcext:value-type="float">
            <text:p>1.059526</text:p>
          </table:table-cell>
          <table:table-cell office:value-type="float" office:value="0.4846261" calcext:value-type="float">
            <text:p>0.4846261</text:p>
          </table:table-cell>
          <table:table-cell office:value-type="float" office:value="0.2275803" calcext:value-type="float">
            <text:p>0.2275803</text:p>
          </table:table-cell>
          <table:table-cell office:value-type="float" office:value="0.2382224" calcext:value-type="float">
            <text:p>0.2382224</text:p>
          </table:table-cell>
          <table:table-cell office:value-type="float" office:value="0.3261793" calcext:value-type="float">
            <text:p>0.3261793</text:p>
          </table:table-cell>
          <table:table-cell office:value-type="float" office:value="0.347123" calcext:value-type="float">
            <text:p>0.347123</text:p>
          </table:table-cell>
          <table:table-cell office:value-type="float" office:value="0" calcext:value-type="float">
            <text:p>0</text:p>
          </table:table-cell>
          <table:table-cell office:value-type="float" office:value="3.776187" calcext:value-type="float">
            <text:p>3.776187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13685" calcext:value-type="float">
            <text:p>25.13685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7" calcext:value-type="float">
            <text:p>28102007</text:p>
          </table:table-cell>
          <table:table-cell office:value-type="float" office:value="34.07541" calcext:value-type="float">
            <text:p>34.07541</text:p>
          </table:table-cell>
          <table:table-cell office:value-type="float" office:value="1098.096" calcext:value-type="float">
            <text:p>1098.096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7528938" calcext:value-type="float">
            <text:p>0.07528938</text:p>
          </table:table-cell>
          <table:table-cell office:value-type="float" office:value="6.925408" calcext:value-type="float">
            <text:p>6.925408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142" calcext:value-type="float">
            <text:p>-0.313142</text:p>
          </table:table-cell>
          <table:table-cell office:value-type="float" office:value="-0.016865" calcext:value-type="float">
            <text:p>-0.016865</text:p>
          </table:table-cell>
          <table:table-cell office:value-type="float" office:value="0.0001171645" calcext:value-type="float">
            <text:p>0.0001171645</text:p>
          </table:table-cell>
          <table:table-cell office:value-type="float" office:value="13.6911" calcext:value-type="float">
            <text:p>13.6911</text:p>
          </table:table-cell>
          <table:table-cell office:value-type="float" office:value="0.05861125" calcext:value-type="float">
            <text:p>0.05861125</text:p>
          </table:table-cell>
          <table:table-cell office:value-type="float" office:value="0.05225356" calcext:value-type="float">
            <text:p>0.05225356</text:p>
          </table:table-cell>
          <table:table-cell office:value-type="float" office:value="0.04937211" calcext:value-type="float">
            <text:p>0.04937211</text:p>
          </table:table-cell>
          <table:table-cell office:value-type="float" office:value="0.03024776" calcext:value-type="float">
            <text:p>0.03024776</text:p>
          </table:table-cell>
          <table:table-cell office:value-type="float" office:value="0.02781761" calcext:value-type="float">
            <text:p>0.02781761</text:p>
          </table:table-cell>
          <table:table-cell office:value-type="float" office:value="0.01418875" calcext:value-type="float">
            <text:p>0.01418875</text:p>
          </table:table-cell>
          <table:table-cell office:value-type="float" office:value="0.01172908" calcext:value-type="float">
            <text:p>0.01172908</text:p>
          </table:table-cell>
          <table:table-cell office:value-type="float" office:value="0.02505846" calcext:value-type="float">
            <text:p>0.02505846</text:p>
          </table:table-cell>
          <table:table-cell office:value-type="float" office:value="0.02142488" calcext:value-type="float">
            <text:p>0.02142488</text:p>
          </table:table-cell>
          <table:table-cell office:value-type="float" office:value="0.01957121" calcext:value-type="float">
            <text:p>0.01957121</text:p>
          </table:table-cell>
          <table:table-cell office:value-type="float" office:value="0.02003636" calcext:value-type="float">
            <text:p>0.02003636</text:p>
          </table:table-cell>
          <table:table-cell office:value-type="float" office:value="0.02285131" calcext:value-type="float">
            <text:p>0.02285131</text:p>
          </table:table-cell>
          <table:table-cell office:value-type="float" office:value="0.005316672" calcext:value-type="float">
            <text:p>0.005316672</text:p>
          </table:table-cell>
          <table:table-cell office:value-type="float" office:value="0.003490663" calcext:value-type="float">
            <text:p>0.003490663</text:p>
          </table:table-cell>
          <table:table-cell office:value-type="float" office:value="0" calcext:value-type="float">
            <text:p>0</text:p>
          </table:table-cell>
          <table:table-cell office:value-type="float" office:value="7.78351" calcext:value-type="float">
            <text:p>7.78351</text:p>
          </table:table-cell>
          <table:table-cell office:value-type="float" office:value="15.09797" calcext:value-type="float">
            <text:p>15.09797</text:p>
          </table:table-cell>
          <table:table-cell office:value-type="float" office:value="20.20515" calcext:value-type="float">
            <text:p>20.20515</text:p>
          </table:table-cell>
          <table:table-cell office:value-type="float" office:value="22.16439" calcext:value-type="float">
            <text:p>22.16439</text:p>
          </table:table-cell>
          <table:table-cell office:value-type="float" office:value="21.39546" calcext:value-type="float">
            <text:p>21.39546</text:p>
          </table:table-cell>
          <table:table-cell office:value-type="float" office:value="8.450902" calcext:value-type="float">
            <text:p>8.450902</text:p>
          </table:table-cell>
          <table:table-cell office:value-type="float" office:value="3.053866" calcext:value-type="float">
            <text:p>3.053866</text:p>
          </table:table-cell>
          <table:table-cell office:value-type="float" office:value="1.318467" calcext:value-type="float">
            <text:p>1.318467</text:p>
          </table:table-cell>
          <table:table-cell office:value-type="float" office:value="1.065609" calcext:value-type="float">
            <text:p>1.065609</text:p>
          </table:table-cell>
          <table:table-cell office:value-type="float" office:value="0.4878992" calcext:value-type="float">
            <text:p>0.4878992</text:p>
          </table:table-cell>
          <table:table-cell office:value-type="float" office:value="0.2294004" calcext:value-type="float">
            <text:p>0.2294004</text:p>
          </table:table-cell>
          <table:table-cell office:value-type="float" office:value="0.2400251" calcext:value-type="float">
            <text:p>0.2400251</text:p>
          </table:table-cell>
          <table:table-cell office:value-type="float" office:value="0.3260509" calcext:value-type="float">
            <text:p>0.3260509</text:p>
          </table:table-cell>
          <table:table-cell office:value-type="float" office:value="0.3471277" calcext:value-type="float">
            <text:p>0.3471277</text:p>
          </table:table-cell>
          <table:table-cell office:value-type="float" office:value="0" calcext:value-type="float">
            <text:p>0</text:p>
          </table:table-cell>
          <table:table-cell office:value-type="float" office:value="5.683061" calcext:value-type="float">
            <text:p>5.683061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17184" calcext:value-type="float">
            <text:p>25.17184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7" calcext:value-type="float">
            <text:p>29102007</text:p>
          </table:table-cell>
          <table:table-cell office:value-type="float" office:value="34.05396" calcext:value-type="float">
            <text:p>34.05396</text:p>
          </table:table-cell>
          <table:table-cell office:value-type="float" office:value="1098.079" calcext:value-type="float">
            <text:p>1098.079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760522" calcext:value-type="float">
            <text:p>0.0760522</text:p>
          </table:table-cell>
          <table:table-cell office:value-type="float" office:value="6.959125" calcext:value-type="float">
            <text:p>6.959125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1495" calcext:value-type="float">
            <text:p>-0.3131495</text:p>
          </table:table-cell>
          <table:table-cell office:value-type="float" office:value="-0.01683863" calcext:value-type="float">
            <text:p>-0.01683863</text:p>
          </table:table-cell>
          <table:table-cell office:value-type="float" office:value="0.0001171645" calcext:value-type="float">
            <text:p>0.0001171645</text:p>
          </table:table-cell>
          <table:table-cell office:value-type="float" office:value="13.68518" calcext:value-type="float">
            <text:p>13.68518</text:p>
          </table:table-cell>
          <table:table-cell office:value-type="float" office:value="0.08340906" calcext:value-type="float">
            <text:p>0.08340906</text:p>
          </table:table-cell>
          <table:table-cell office:value-type="float" office:value="0.04983452" calcext:value-type="float">
            <text:p>0.04983452</text:p>
          </table:table-cell>
          <table:table-cell office:value-type="float" office:value="0.04747944" calcext:value-type="float">
            <text:p>0.04747944</text:p>
          </table:table-cell>
          <table:table-cell office:value-type="float" office:value="0.02911422" calcext:value-type="float">
            <text:p>0.02911422</text:p>
          </table:table-cell>
          <table:table-cell office:value-type="float" office:value="0.02677717" calcext:value-type="float">
            <text:p>0.02677717</text:p>
          </table:table-cell>
          <table:table-cell office:value-type="float" office:value="0.01398486" calcext:value-type="float">
            <text:p>0.01398486</text:p>
          </table:table-cell>
          <table:table-cell office:value-type="float" office:value="0.01141937" calcext:value-type="float">
            <text:p>0.01141937</text:p>
          </table:table-cell>
          <table:table-cell office:value-type="float" office:value="0.02495238" calcext:value-type="float">
            <text:p>0.02495238</text:p>
          </table:table-cell>
          <table:table-cell office:value-type="float" office:value="0.02134289" calcext:value-type="float">
            <text:p>0.02134289</text:p>
          </table:table-cell>
          <table:table-cell office:value-type="float" office:value="0.01952157" calcext:value-type="float">
            <text:p>0.01952157</text:p>
          </table:table-cell>
          <table:table-cell office:value-type="float" office:value="0.01999003" calcext:value-type="float">
            <text:p>0.01999003</text:p>
          </table:table-cell>
          <table:table-cell office:value-type="float" office:value="0.02278399" calcext:value-type="float">
            <text:p>0.02278399</text:p>
          </table:table-cell>
          <table:table-cell office:value-type="float" office:value="0.005312169" calcext:value-type="float">
            <text:p>0.005312169</text:p>
          </table:table-cell>
          <table:table-cell office:value-type="float" office:value="0.003489476" calcext:value-type="float">
            <text:p>0.003489476</text:p>
          </table:table-cell>
          <table:table-cell office:value-type="float" office:value="0" calcext:value-type="float">
            <text:p>0</text:p>
          </table:table-cell>
          <table:table-cell office:value-type="float" office:value="7.504199" calcext:value-type="float">
            <text:p>7.504199</text:p>
          </table:table-cell>
          <table:table-cell office:value-type="float" office:value="15.37221" calcext:value-type="float">
            <text:p>15.37221</text:p>
          </table:table-cell>
          <table:table-cell office:value-type="float" office:value="20.33372" calcext:value-type="float">
            <text:p>20.33372</text:p>
          </table:table-cell>
          <table:table-cell office:value-type="float" office:value="22.14347" calcext:value-type="float">
            <text:p>22.14347</text:p>
          </table:table-cell>
          <table:table-cell office:value-type="float" office:value="21.32831" calcext:value-type="float">
            <text:p>21.32831</text:p>
          </table:table-cell>
          <table:table-cell office:value-type="float" office:value="8.459092" calcext:value-type="float">
            <text:p>8.459092</text:p>
          </table:table-cell>
          <table:table-cell office:value-type="float" office:value="3.096451" calcext:value-type="float">
            <text:p>3.096451</text:p>
          </table:table-cell>
          <table:table-cell office:value-type="float" office:value="1.330374" calcext:value-type="float">
            <text:p>1.330374</text:p>
          </table:table-cell>
          <table:table-cell office:value-type="float" office:value="1.071541" calcext:value-type="float">
            <text:p>1.071541</text:p>
          </table:table-cell>
          <table:table-cell office:value-type="float" office:value="0.4911208" calcext:value-type="float">
            <text:p>0.4911208</text:p>
          </table:table-cell>
          <table:table-cell office:value-type="float" office:value="0.2312005" calcext:value-type="float">
            <text:p>0.2312005</text:p>
          </table:table-cell>
          <table:table-cell office:value-type="float" office:value="0.2418035" calcext:value-type="float">
            <text:p>0.2418035</text:p>
          </table:table-cell>
          <table:table-cell office:value-type="float" office:value="0.3259209" calcext:value-type="float">
            <text:p>0.3259209</text:p>
          </table:table-cell>
          <table:table-cell office:value-type="float" office:value="0.3471325" calcext:value-type="float">
            <text:p>0.3471325</text:p>
          </table:table-cell>
          <table:table-cell office:value-type="float" office:value="0" calcext:value-type="float">
            <text:p>0</text:p>
          </table:table-cell>
          <table:table-cell office:value-type="float" office:value="6.432498" calcext:value-type="float">
            <text:p>6.432498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7" calcext:value-type="float">
            <text:p>30102007</text:p>
          </table:table-cell>
          <table:table-cell office:value-type="float" office:value="34.03207" calcext:value-type="float">
            <text:p>34.03207</text:p>
          </table:table-cell>
          <table:table-cell office:value-type="float" office:value="1098.06" calcext:value-type="float">
            <text:p>1098.06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7748011" calcext:value-type="float">
            <text:p>0.07748011</text:p>
          </table:table-cell>
          <table:table-cell office:value-type="float" office:value="6.99284" calcext:value-type="float">
            <text:p>6.99284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16" calcext:value-type="float">
            <text:p>-0.31316</text:p>
          </table:table-cell>
          <table:table-cell office:value-type="float" office:value="-0.01681288" calcext:value-type="float">
            <text:p>-0.01681288</text:p>
          </table:table-cell>
          <table:table-cell office:value-type="float" office:value="0.0001171645" calcext:value-type="float">
            <text:p>0.0001171645</text:p>
          </table:table-cell>
          <table:table-cell office:value-type="float" office:value="13.67945" calcext:value-type="float">
            <text:p>13.67945</text:p>
          </table:table-cell>
          <table:table-cell office:value-type="float" office:value="0.1357824" calcext:value-type="float">
            <text:p>0.1357824</text:p>
          </table:table-cell>
          <table:table-cell office:value-type="float" office:value="0.04731765" calcext:value-type="float">
            <text:p>0.04731765</text:p>
          </table:table-cell>
          <table:table-cell office:value-type="float" office:value="0.0455462" calcext:value-type="float">
            <text:p>0.0455462</text:p>
          </table:table-cell>
          <table:table-cell office:value-type="float" office:value="0.02817737" calcext:value-type="float">
            <text:p>0.02817737</text:p>
          </table:table-cell>
          <table:table-cell office:value-type="float" office:value="0.02589996" calcext:value-type="float">
            <text:p>0.02589996</text:p>
          </table:table-cell>
          <table:table-cell office:value-type="float" office:value="0.01378557" calcext:value-type="float">
            <text:p>0.01378557</text:p>
          </table:table-cell>
          <table:table-cell office:value-type="float" office:value="0.01111572" calcext:value-type="float">
            <text:p>0.01111572</text:p>
          </table:table-cell>
          <table:table-cell office:value-type="float" office:value="0.02482619" calcext:value-type="float">
            <text:p>0.02482619</text:p>
          </table:table-cell>
          <table:table-cell office:value-type="float" office:value="0.02125357" calcext:value-type="float">
            <text:p>0.02125357</text:p>
          </table:table-cell>
          <table:table-cell office:value-type="float" office:value="0.01946942" calcext:value-type="float">
            <text:p>0.01946942</text:p>
          </table:table-cell>
          <table:table-cell office:value-type="float" office:value="0.01994169" calcext:value-type="float">
            <text:p>0.01994169</text:p>
          </table:table-cell>
          <table:table-cell office:value-type="float" office:value="0.02271623" calcext:value-type="float">
            <text:p>0.02271623</text:p>
          </table:table-cell>
          <table:table-cell office:value-type="float" office:value="0.005307711" calcext:value-type="float">
            <text:p>0.005307711</text:p>
          </table:table-cell>
          <table:table-cell office:value-type="float" office:value="0.00348831" calcext:value-type="float">
            <text:p>0.00348831</text:p>
          </table:table-cell>
          <table:table-cell office:value-type="float" office:value="0" calcext:value-type="float">
            <text:p>0</text:p>
          </table:table-cell>
          <table:table-cell office:value-type="float" office:value="7.445031" calcext:value-type="float">
            <text:p>7.445031</text:p>
          </table:table-cell>
          <table:table-cell office:value-type="float" office:value="15.64575" calcext:value-type="float">
            <text:p>15.64575</text:p>
          </table:table-cell>
          <table:table-cell office:value-type="float" office:value="20.46634" calcext:value-type="float">
            <text:p>20.46634</text:p>
          </table:table-cell>
          <table:table-cell office:value-type="float" office:value="22.12506" calcext:value-type="float">
            <text:p>22.12506</text:p>
          </table:table-cell>
          <table:table-cell office:value-type="float" office:value="21.26213" calcext:value-type="float">
            <text:p>21.26213</text:p>
          </table:table-cell>
          <table:table-cell office:value-type="float" office:value="8.470241" calcext:value-type="float">
            <text:p>8.470241</text:p>
          </table:table-cell>
          <table:table-cell office:value-type="float" office:value="3.137781" calcext:value-type="float">
            <text:p>3.137781</text:p>
          </table:table-cell>
          <table:table-cell office:value-type="float" office:value="1.341871" calcext:value-type="float">
            <text:p>1.341871</text:p>
          </table:table-cell>
          <table:table-cell office:value-type="float" office:value="1.077389" calcext:value-type="float">
            <text:p>1.077389</text:p>
          </table:table-cell>
          <table:table-cell office:value-type="float" office:value="0.494303" calcext:value-type="float">
            <text:p>0.494303</text:p>
          </table:table-cell>
          <table:table-cell office:value-type="float" office:value="0.2329812" calcext:value-type="float">
            <text:p>0.2329812</text:p>
          </table:table-cell>
          <table:table-cell office:value-type="float" office:value="0.2435576" calcext:value-type="float">
            <text:p>0.2435576</text:p>
          </table:table-cell>
          <table:table-cell office:value-type="float" office:value="0.325793" calcext:value-type="float">
            <text:p>0.325793</text:p>
          </table:table-cell>
          <table:table-cell office:value-type="float" office:value="0.3471373" calcext:value-type="float">
            <text:p>0.3471373</text:p>
          </table:table-cell>
          <table:table-cell office:value-type="float" office:value="0" calcext:value-type="float">
            <text:p>0</text:p>
          </table:table-cell>
          <table:table-cell office:value-type="float" office:value="7.468126" calcext:value-type="float">
            <text:p>7.468126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23993" calcext:value-type="float">
            <text:p>25.23993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7" calcext:value-type="float">
            <text:p>31102007</text:p>
          </table:table-cell>
          <table:table-cell office:value-type="float" office:value="34.00895" calcext:value-type="float">
            <text:p>34.00895</text:p>
          </table:table-cell>
          <table:table-cell office:value-type="float" office:value="1098.04" calcext:value-type="float">
            <text:p>1098.04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7968877" calcext:value-type="float">
            <text:p>0.07968877</text:p>
          </table:table-cell>
          <table:table-cell office:value-type="float" office:value="7.028092" calcext:value-type="float">
            <text:p>7.028092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1718" calcext:value-type="float">
            <text:p>-0.3131718</text:p>
          </table:table-cell>
          <table:table-cell office:value-type="float" office:value="-0.01678782" calcext:value-type="float">
            <text:p>-0.01678782</text:p>
          </table:table-cell>
          <table:table-cell office:value-type="float" office:value="0.0001171645" calcext:value-type="float">
            <text:p>0.0001171645</text:p>
          </table:table-cell>
          <table:table-cell office:value-type="float" office:value="13.67509" calcext:value-type="float">
            <text:p>13.67509</text:p>
          </table:table-cell>
          <table:table-cell office:value-type="float" office:value="0.2425746" calcext:value-type="float">
            <text:p>0.2425746</text:p>
          </table:table-cell>
          <table:table-cell office:value-type="float" office:value="0.04520886" calcext:value-type="float">
            <text:p>0.04520886</text:p>
          </table:table-cell>
          <table:table-cell office:value-type="float" office:value="0.04373211" calcext:value-type="float">
            <text:p>0.04373211</text:p>
          </table:table-cell>
          <table:table-cell office:value-type="float" office:value="0.02727383" calcext:value-type="float">
            <text:p>0.02727383</text:p>
          </table:table-cell>
          <table:table-cell office:value-type="float" office:value="0.02502893" calcext:value-type="float">
            <text:p>0.02502893</text:p>
          </table:table-cell>
          <table:table-cell office:value-type="float" office:value="0.0135857" calcext:value-type="float">
            <text:p>0.0135857</text:p>
          </table:table-cell>
          <table:table-cell office:value-type="float" office:value="0.01083137" calcext:value-type="float">
            <text:p>0.01083137</text:p>
          </table:table-cell>
          <table:table-cell office:value-type="float" office:value="0.02467939" calcext:value-type="float">
            <text:p>0.02467939</text:p>
          </table:table-cell>
          <table:table-cell office:value-type="float" office:value="0.02115494" calcext:value-type="float">
            <text:p>0.02115494</text:p>
          </table:table-cell>
          <table:table-cell office:value-type="float" office:value="0.01941391" calcext:value-type="float">
            <text:p>0.01941391</text:p>
          </table:table-cell>
          <table:table-cell office:value-type="float" office:value="0.01989128" calcext:value-type="float">
            <text:p>0.01989128</text:p>
          </table:table-cell>
          <table:table-cell office:value-type="float" office:value="0.02264813" calcext:value-type="float">
            <text:p>0.02264813</text:p>
          </table:table-cell>
          <table:table-cell office:value-type="float" office:value="0.005303302" calcext:value-type="float">
            <text:p>0.005303302</text:p>
          </table:table-cell>
          <table:table-cell office:value-type="float" office:value="0.003487146" calcext:value-type="float">
            <text:p>0.003487146</text:p>
          </table:table-cell>
          <table:table-cell office:value-type="float" office:value="0" calcext:value-type="float">
            <text:p>0</text:p>
          </table:table-cell>
          <table:table-cell office:value-type="float" office:value="7.425886" calcext:value-type="float">
            <text:p>7.425886</text:p>
          </table:table-cell>
          <table:table-cell office:value-type="float" office:value="15.93492" calcext:value-type="float">
            <text:p>15.93492</text:p>
          </table:table-cell>
          <table:table-cell office:value-type="float" office:value="20.6155" calcext:value-type="float">
            <text:p>20.6155</text:p>
          </table:table-cell>
          <table:table-cell office:value-type="float" office:value="22.1094" calcext:value-type="float">
            <text:p>22.1094</text:p>
          </table:table-cell>
          <table:table-cell office:value-type="float" office:value="21.19839" calcext:value-type="float">
            <text:p>21.19839</text:p>
          </table:table-cell>
          <table:table-cell office:value-type="float" office:value="8.484843" calcext:value-type="float">
            <text:p>8.484843</text:p>
          </table:table-cell>
          <table:table-cell office:value-type="float" office:value="3.177542" calcext:value-type="float">
            <text:p>3.177542</text:p>
          </table:table-cell>
          <table:table-cell office:value-type="float" office:value="1.353189" calcext:value-type="float">
            <text:p>1.353189</text:p>
          </table:table-cell>
          <table:table-cell office:value-type="float" office:value="1.083176" calcext:value-type="float">
            <text:p>1.083176</text:p>
          </table:table-cell>
          <table:table-cell office:value-type="float" office:value="0.4974575" calcext:value-type="float">
            <text:p>0.4974575</text:p>
          </table:table-cell>
          <table:table-cell office:value-type="float" office:value="0.2347439" calcext:value-type="float">
            <text:p>0.2347439</text:p>
          </table:table-cell>
          <table:table-cell office:value-type="float" office:value="0.2452886" calcext:value-type="float">
            <text:p>0.2452886</text:p>
          </table:table-cell>
          <table:table-cell office:value-type="float" office:value="0.3256667" calcext:value-type="float">
            <text:p>0.3256667</text:p>
          </table:table-cell>
          <table:table-cell office:value-type="float" office:value="0.3471421" calcext:value-type="float">
            <text:p>0.3471421</text:p>
          </table:table-cell>
          <table:table-cell office:value-type="float" office:value="0" calcext:value-type="float">
            <text:p>0</text:p>
          </table:table-cell>
          <table:table-cell office:value-type="float" office:value="8.665119" calcext:value-type="float">
            <text:p>8.66511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27678" calcext:value-type="float">
            <text:p>25.27678</text:p>
          </table:table-cell>
          <table:table-cell office:value-type="float" office:value="0" calcext:value-type="float">
            <text:p>0</text:p>
          </table:table-cell>
          <table:table-cell office:value-type="float" office:value="-0.9907526" calcext:value-type="float">
            <text:p>-0.990752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7" calcext:value-type="float">
            <text:p>1112007</text:p>
          </table:table-cell>
          <table:table-cell office:value-type="float" office:value="33.98565" calcext:value-type="float">
            <text:p>33.98565</text:p>
          </table:table-cell>
          <table:table-cell office:value-type="float" office:value="1098.019" calcext:value-type="float">
            <text:p>1098.019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233245" calcext:value-type="float">
            <text:p>0.08233245</text:p>
          </table:table-cell>
          <table:table-cell office:value-type="float" office:value="7.064062" calcext:value-type="float">
            <text:p>7.064062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1821" calcext:value-type="float">
            <text:p>-0.3131821</text:p>
          </table:table-cell>
          <table:table-cell office:value-type="float" office:value="-0.01676308" calcext:value-type="float">
            <text:p>-0.01676308</text:p>
          </table:table-cell>
          <table:table-cell office:value-type="float" office:value="0.0001171645" calcext:value-type="float">
            <text:p>0.0001171645</text:p>
          </table:table-cell>
          <table:table-cell office:value-type="float" office:value="13.67345" calcext:value-type="float">
            <text:p>13.67345</text:p>
          </table:table-cell>
          <table:table-cell office:value-type="float" office:value="0.3856627" calcext:value-type="float">
            <text:p>0.3856627</text:p>
          </table:table-cell>
          <table:table-cell office:value-type="float" office:value="0.04365271" calcext:value-type="float">
            <text:p>0.04365271</text:p>
          </table:table-cell>
          <table:table-cell office:value-type="float" office:value="0.0424742" calcext:value-type="float">
            <text:p>0.0424742</text:p>
          </table:table-cell>
          <table:table-cell office:value-type="float" office:value="0.02648536" calcext:value-type="float">
            <text:p>0.02648536</text:p>
          </table:table-cell>
          <table:table-cell office:value-type="float" office:value="0.02423108" calcext:value-type="float">
            <text:p>0.02423108</text:p>
          </table:table-cell>
          <table:table-cell office:value-type="float" office:value="0.01339602" calcext:value-type="float">
            <text:p>0.01339602</text:p>
          </table:table-cell>
          <table:table-cell office:value-type="float" office:value="0.01056162" calcext:value-type="float">
            <text:p>0.01056162</text:p>
          </table:table-cell>
          <table:table-cell office:value-type="float" office:value="0.02451322" calcext:value-type="float">
            <text:p>0.02451322</text:p>
          </table:table-cell>
          <table:table-cell office:value-type="float" office:value="0.02104956" calcext:value-type="float">
            <text:p>0.02104956</text:p>
          </table:table-cell>
          <table:table-cell office:value-type="float" office:value="0.01935472" calcext:value-type="float">
            <text:p>0.01935472</text:p>
          </table:table-cell>
          <table:table-cell office:value-type="float" office:value="0.01983882" calcext:value-type="float">
            <text:p>0.01983882</text:p>
          </table:table-cell>
          <table:table-cell office:value-type="float" office:value="0.02257977" calcext:value-type="float">
            <text:p>0.02257977</text:p>
          </table:table-cell>
          <table:table-cell office:value-type="float" office:value="0.005298947" calcext:value-type="float">
            <text:p>0.005298947</text:p>
          </table:table-cell>
          <table:table-cell office:value-type="float" office:value="0.003485998" calcext:value-type="float">
            <text:p>0.003485998</text:p>
          </table:table-cell>
          <table:table-cell office:value-type="float" office:value="0" calcext:value-type="float">
            <text:p>0</text:p>
          </table:table-cell>
          <table:table-cell office:value-type="float" office:value="7.470447" calcext:value-type="float">
            <text:p>7.470447</text:p>
          </table:table-cell>
          <table:table-cell office:value-type="float" office:value="16.22699" calcext:value-type="float">
            <text:p>16.22699</text:p>
          </table:table-cell>
          <table:table-cell office:value-type="float" office:value="20.77957" calcext:value-type="float">
            <text:p>20.77957</text:p>
          </table:table-cell>
          <table:table-cell office:value-type="float" office:value="22.0962" calcext:value-type="float">
            <text:p>22.0962</text:p>
          </table:table-cell>
          <table:table-cell office:value-type="float" office:value="21.1354" calcext:value-type="float">
            <text:p>21.1354</text:p>
          </table:table-cell>
          <table:table-cell office:value-type="float" office:value="8.502097" calcext:value-type="float">
            <text:p>8.502097</text:p>
          </table:table-cell>
          <table:table-cell office:value-type="float" office:value="3.216011" calcext:value-type="float">
            <text:p>3.216011</text:p>
          </table:table-cell>
          <table:table-cell office:value-type="float" office:value="1.364509" calcext:value-type="float">
            <text:p>1.364509</text:p>
          </table:table-cell>
          <table:table-cell office:value-type="float" office:value="1.08893" calcext:value-type="float">
            <text:p>1.08893</text:p>
          </table:table-cell>
          <table:table-cell office:value-type="float" office:value="0.5005938" calcext:value-type="float">
            <text:p>0.5005938</text:p>
          </table:table-cell>
          <table:table-cell office:value-type="float" office:value="0.2364905" calcext:value-type="float">
            <text:p>0.2364905</text:p>
          </table:table-cell>
          <table:table-cell office:value-type="float" office:value="0.2469968" calcext:value-type="float">
            <text:p>0.2469968</text:p>
          </table:table-cell>
          <table:table-cell office:value-type="float" office:value="0.325543" calcext:value-type="float">
            <text:p>0.325543</text:p>
          </table:table-cell>
          <table:table-cell office:value-type="float" office:value="0.3471469" calcext:value-type="float">
            <text:p>0.3471469</text:p>
          </table:table-cell>
          <table:table-cell office:value-type="float" office:value="0" calcext:value-type="float">
            <text:p>0</text:p>
          </table:table-cell>
          <table:table-cell office:value-type="float" office:value="9.877098" calcext:value-type="float">
            <text:p>9.877098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31474" calcext:value-type="float">
            <text:p>25.31474</text:p>
          </table:table-cell>
          <table:table-cell office:value-type="float" office:value="0" calcext:value-type="float">
            <text:p>0</text:p>
          </table:table-cell>
          <table:table-cell office:value-type="float" office:value="-0.9907539" calcext:value-type="float">
            <text:p>-0.990753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7" calcext:value-type="float">
            <text:p>2112007</text:p>
          </table:table-cell>
          <table:table-cell office:value-type="float" office:value="33.96547" calcext:value-type="float">
            <text:p>33.96547</text:p>
          </table:table-cell>
          <table:table-cell office:value-type="float" office:value="1097.999" calcext:value-type="float">
            <text:p>1097.999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46466" calcext:value-type="float">
            <text:p>0.0846466</text:p>
          </table:table-cell>
          <table:table-cell office:value-type="float" office:value="7.096733" calcext:value-type="float">
            <text:p>7.096733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1917" calcext:value-type="float">
            <text:p>-0.3131917</text:p>
          </table:table-cell>
          <table:table-cell office:value-type="float" office:value="-0.016738" calcext:value-type="float">
            <text:p>-0.016738</text:p>
          </table:table-cell>
          <table:table-cell office:value-type="float" office:value="0.0001171645" calcext:value-type="float">
            <text:p>0.0001171645</text:p>
          </table:table-cell>
          <table:table-cell office:value-type="float" office:value="13.67318" calcext:value-type="float">
            <text:p>13.67318</text:p>
          </table:table-cell>
          <table:table-cell office:value-type="float" office:value="0.5307816" calcext:value-type="float">
            <text:p>0.5307816</text:p>
          </table:table-cell>
          <table:table-cell office:value-type="float" office:value="0.04284121" calcext:value-type="float">
            <text:p>0.04284121</text:p>
          </table:table-cell>
          <table:table-cell office:value-type="float" office:value="0.04179754" calcext:value-type="float">
            <text:p>0.04179754</text:p>
          </table:table-cell>
          <table:table-cell office:value-type="float" office:value="0.02604596" calcext:value-type="float">
            <text:p>0.02604596</text:p>
          </table:table-cell>
          <table:table-cell office:value-type="float" office:value="0.02373942" calcext:value-type="float">
            <text:p>0.02373942</text:p>
          </table:table-cell>
          <table:table-cell office:value-type="float" office:value="0.01328255" calcext:value-type="float">
            <text:p>0.01328255</text:p>
          </table:table-cell>
          <table:table-cell office:value-type="float" office:value="0.01035926" calcext:value-type="float">
            <text:p>0.01035926</text:p>
          </table:table-cell>
          <table:table-cell office:value-type="float" office:value="0.02434012" calcext:value-type="float">
            <text:p>0.02434012</text:p>
          </table:table-cell>
          <table:table-cell office:value-type="float" office:value="0.0209381" calcext:value-type="float">
            <text:p>0.0209381</text:p>
          </table:table-cell>
          <table:table-cell office:value-type="float" office:value="0.01929154" calcext:value-type="float">
            <text:p>0.01929154</text:p>
          </table:table-cell>
          <table:table-cell office:value-type="float" office:value="0.01978424" calcext:value-type="float">
            <text:p>0.01978424</text:p>
          </table:table-cell>
          <table:table-cell office:value-type="float" office:value="0.02251123" calcext:value-type="float">
            <text:p>0.02251123</text:p>
          </table:table-cell>
          <table:table-cell office:value-type="float" office:value="0.005294646" calcext:value-type="float">
            <text:p>0.005294646</text:p>
          </table:table-cell>
          <table:table-cell office:value-type="float" office:value="0.003484858" calcext:value-type="float">
            <text:p>0.003484858</text:p>
          </table:table-cell>
          <table:table-cell office:value-type="float" office:value="0" calcext:value-type="float">
            <text:p>0</text:p>
          </table:table-cell>
          <table:table-cell office:value-type="float" office:value="7.494412" calcext:value-type="float">
            <text:p>7.494412</text:p>
          </table:table-cell>
          <table:table-cell office:value-type="float" office:value="16.48003" calcext:value-type="float">
            <text:p>16.48003</text:p>
          </table:table-cell>
          <table:table-cell office:value-type="float" office:value="20.91945" calcext:value-type="float">
            <text:p>20.91945</text:p>
          </table:table-cell>
          <table:table-cell office:value-type="float" office:value="22.07889" calcext:value-type="float">
            <text:p>22.07889</text:p>
          </table:table-cell>
          <table:table-cell office:value-type="float" office:value="21.06997" calcext:value-type="float">
            <text:p>21.06997</text:p>
          </table:table-cell>
          <table:table-cell office:value-type="float" office:value="8.519917" calcext:value-type="float">
            <text:p>8.519917</text:p>
          </table:table-cell>
          <table:table-cell office:value-type="float" office:value="3.252841" calcext:value-type="float">
            <text:p>3.252841</text:p>
          </table:table-cell>
          <table:table-cell office:value-type="float" office:value="1.375826" calcext:value-type="float">
            <text:p>1.375826</text:p>
          </table:table-cell>
          <table:table-cell office:value-type="float" office:value="1.094677" calcext:value-type="float">
            <text:p>1.094677</text:p>
          </table:table-cell>
          <table:table-cell office:value-type="float" office:value="0.5037191" calcext:value-type="float">
            <text:p>0.5037191</text:p>
          </table:table-cell>
          <table:table-cell office:value-type="float" office:value="0.2382233" calcext:value-type="float">
            <text:p>0.2382233</text:p>
          </table:table-cell>
          <table:table-cell office:value-type="float" office:value="0.2486838" calcext:value-type="float">
            <text:p>0.2486838</text:p>
          </table:table-cell>
          <table:table-cell office:value-type="float" office:value="0.3254219" calcext:value-type="float">
            <text:p>0.3254219</text:p>
          </table:table-cell>
          <table:table-cell office:value-type="float" office:value="0.3471518" calcext:value-type="float">
            <text:p>0.3471518</text:p>
          </table:table-cell>
          <table:table-cell office:value-type="float" office:value="0" calcext:value-type="float">
            <text:p>0</text:p>
          </table:table-cell>
          <table:table-cell office:value-type="float" office:value="10.7625" calcext:value-type="float">
            <text:p>10.7625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34882" calcext:value-type="float">
            <text:p>25.34882</text:p>
          </table:table-cell>
          <table:table-cell office:value-type="float" office:value="0" calcext:value-type="float">
            <text:p>0</text:p>
          </table:table-cell>
          <table:table-cell office:value-type="float" office:value="-0.9907544" calcext:value-type="float">
            <text:p>-0.990754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7" calcext:value-type="float">
            <text:p>3112007</text:p>
          </table:table-cell>
          <table:table-cell office:value-type="float" office:value="33.94565" calcext:value-type="float">
            <text:p>33.94565</text:p>
          </table:table-cell>
          <table:table-cell office:value-type="float" office:value="1097.979" calcext:value-type="float">
            <text:p>1097.979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722907" calcext:value-type="float">
            <text:p>0.08722907</text:p>
          </table:table-cell>
          <table:table-cell office:value-type="float" office:value="7.128899" calcext:value-type="float">
            <text:p>7.128899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2018" calcext:value-type="float">
            <text:p>-0.3132018</text:p>
          </table:table-cell>
          <table:table-cell office:value-type="float" office:value="-0.0167135" calcext:value-type="float">
            <text:p>-0.0167135</text:p>
          </table:table-cell>
          <table:table-cell office:value-type="float" office:value="0.0001171645" calcext:value-type="float">
            <text:p>0.0001171645</text:p>
          </table:table-cell>
          <table:table-cell office:value-type="float" office:value="13.67385" calcext:value-type="float">
            <text:p>13.67385</text:p>
          </table:table-cell>
          <table:table-cell office:value-type="float" office:value="0.7010127" calcext:value-type="float">
            <text:p>0.7010127</text:p>
          </table:table-cell>
          <table:table-cell office:value-type="float" office:value="0.04220881" calcext:value-type="float">
            <text:p>0.04220881</text:p>
          </table:table-cell>
          <table:table-cell office:value-type="float" office:value="0.04117981" calcext:value-type="float">
            <text:p>0.04117981</text:p>
          </table:table-cell>
          <table:table-cell office:value-type="float" office:value="0.02560225" calcext:value-type="float">
            <text:p>0.02560225</text:p>
          </table:table-cell>
          <table:table-cell office:value-type="float" office:value="0.0232643" calcext:value-type="float">
            <text:p>0.0232643</text:p>
          </table:table-cell>
          <table:table-cell office:value-type="float" office:value="0.01318442" calcext:value-type="float">
            <text:p>0.01318442</text:p>
          </table:table-cell>
          <table:table-cell office:value-type="float" office:value="0.01019946" calcext:value-type="float">
            <text:p>0.01019946</text:p>
          </table:table-cell>
          <table:table-cell office:value-type="float" office:value="0.02417439" calcext:value-type="float">
            <text:p>0.02417439</text:p>
          </table:table-cell>
          <table:table-cell office:value-type="float" office:value="0.02082389" calcext:value-type="float">
            <text:p>0.02082389</text:p>
          </table:table-cell>
          <table:table-cell office:value-type="float" office:value="0.01922446" calcext:value-type="float">
            <text:p>0.01922446</text:p>
          </table:table-cell>
          <table:table-cell office:value-type="float" office:value="0.01972749" calcext:value-type="float">
            <text:p>0.01972749</text:p>
          </table:table-cell>
          <table:table-cell office:value-type="float" office:value="0.02244649" calcext:value-type="float">
            <text:p>0.02244649</text:p>
          </table:table-cell>
          <table:table-cell office:value-type="float" office:value="0.005290392" calcext:value-type="float">
            <text:p>0.005290392</text:p>
          </table:table-cell>
          <table:table-cell office:value-type="float" office:value="0.003483727" calcext:value-type="float">
            <text:p>0.003483727</text:p>
          </table:table-cell>
          <table:table-cell office:value-type="float" office:value="0" calcext:value-type="float">
            <text:p>0</text:p>
          </table:table-cell>
          <table:table-cell office:value-type="float" office:value="7.529509" calcext:value-type="float">
            <text:p>7.529509</text:p>
          </table:table-cell>
          <table:table-cell office:value-type="float" office:value="16.73979" calcext:value-type="float">
            <text:p>16.73979</text:p>
          </table:table-cell>
          <table:table-cell office:value-type="float" office:value="21.05987" calcext:value-type="float">
            <text:p>21.05987</text:p>
          </table:table-cell>
          <table:table-cell office:value-type="float" office:value="22.05908" calcext:value-type="float">
            <text:p>22.05908</text:p>
          </table:table-cell>
          <table:table-cell office:value-type="float" office:value="21.00195" calcext:value-type="float">
            <text:p>21.00195</text:p>
          </table:table-cell>
          <table:table-cell office:value-type="float" office:value="8.537641" calcext:value-type="float">
            <text:p>8.537641</text:p>
          </table:table-cell>
          <table:table-cell office:value-type="float" office:value="3.288024" calcext:value-type="float">
            <text:p>3.288024</text:p>
          </table:table-cell>
          <table:table-cell office:value-type="float" office:value="1.386996" calcext:value-type="float">
            <text:p>1.386996</text:p>
          </table:table-cell>
          <table:table-cell office:value-type="float" office:value="1.100402" calcext:value-type="float">
            <text:p>1.100402</text:p>
          </table:table-cell>
          <table:table-cell office:value-type="float" office:value="0.5068451" calcext:value-type="float">
            <text:p>0.5068451</text:p>
          </table:table-cell>
          <table:table-cell office:value-type="float" office:value="0.2399444" calcext:value-type="float">
            <text:p>0.2399444</text:p>
          </table:table-cell>
          <table:table-cell office:value-type="float" office:value="0.2503515" calcext:value-type="float">
            <text:p>0.2503515</text:p>
          </table:table-cell>
          <table:table-cell office:value-type="float" office:value="0.3253036" calcext:value-type="float">
            <text:p>0.3253036</text:p>
          </table:table-cell>
          <table:table-cell office:value-type="float" office:value="0.3471566" calcext:value-type="float">
            <text:p>0.3471566</text:p>
          </table:table-cell>
          <table:table-cell office:value-type="float" office:value="0" calcext:value-type="float">
            <text:p>0</text:p>
          </table:table-cell>
          <table:table-cell office:value-type="float" office:value="11.64599" calcext:value-type="float">
            <text:p>11.6459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38273" calcext:value-type="float">
            <text:p>25.38273</text:p>
          </table:table-cell>
          <table:table-cell office:value-type="float" office:value="0" calcext:value-type="float">
            <text:p>0</text:p>
          </table:table-cell>
          <table:table-cell office:value-type="float" office:value="-0.9907554" calcext:value-type="float">
            <text:p>-0.990755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7" calcext:value-type="float">
            <text:p>4112007</text:p>
          </table:table-cell>
          <table:table-cell office:value-type="float" office:value="33.92678" calcext:value-type="float">
            <text:p>33.92678</text:p>
          </table:table-cell>
          <table:table-cell office:value-type="float" office:value="1097.958" calcext:value-type="float">
            <text:p>1097.958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974424" calcext:value-type="float">
            <text:p>0.08974424</text:p>
          </table:table-cell>
          <table:table-cell office:value-type="float" office:value="7.160257" calcext:value-type="float">
            <text:p>7.160257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2109" calcext:value-type="float">
            <text:p>-0.3132109</text:p>
          </table:table-cell>
          <table:table-cell office:value-type="float" office:value="-0.0166893" calcext:value-type="float">
            <text:p>-0.0166893</text:p>
          </table:table-cell>
          <table:table-cell office:value-type="float" office:value="0.0001171645" calcext:value-type="float">
            <text:p>0.0001171645</text:p>
          </table:table-cell>
          <table:table-cell office:value-type="float" office:value="13.67623" calcext:value-type="float">
            <text:p>13.67623</text:p>
          </table:table-cell>
          <table:table-cell office:value-type="float" office:value="0.8709875" calcext:value-type="float">
            <text:p>0.8709875</text:p>
          </table:table-cell>
          <table:table-cell office:value-type="float" office:value="0.04192657" calcext:value-type="float">
            <text:p>0.04192657</text:p>
          </table:table-cell>
          <table:table-cell office:value-type="float" office:value="0.04072361" calcext:value-type="float">
            <text:p>0.04072361</text:p>
          </table:table-cell>
          <table:table-cell office:value-type="float" office:value="0.02522548" calcext:value-type="float">
            <text:p>0.02522548</text:p>
          </table:table-cell>
          <table:table-cell office:value-type="float" office:value="0.0228392" calcext:value-type="float">
            <text:p>0.0228392</text:p>
          </table:table-cell>
          <table:table-cell office:value-type="float" office:value="0.01310043" calcext:value-type="float">
            <text:p>0.01310043</text:p>
          </table:table-cell>
          <table:table-cell office:value-type="float" office:value="0.01006371" calcext:value-type="float">
            <text:p>0.01006371</text:p>
          </table:table-cell>
          <table:table-cell office:value-type="float" office:value="0.02402798" calcext:value-type="float">
            <text:p>0.02402798</text:p>
          </table:table-cell>
          <table:table-cell office:value-type="float" office:value="0.02071043" calcext:value-type="float">
            <text:p>0.02071043</text:p>
          </table:table-cell>
          <table:table-cell office:value-type="float" office:value="0.01916039" calcext:value-type="float">
            <text:p>0.01916039</text:p>
          </table:table-cell>
          <table:table-cell office:value-type="float" office:value="0.01966945" calcext:value-type="float">
            <text:p>0.01966945</text:p>
          </table:table-cell>
          <table:table-cell office:value-type="float" office:value="0.02238829" calcext:value-type="float">
            <text:p>0.02238829</text:p>
          </table:table-cell>
          <table:table-cell office:value-type="float" office:value="0.005286186" calcext:value-type="float">
            <text:p>0.005286186</text:p>
          </table:table-cell>
          <table:table-cell office:value-type="float" office:value="0.00348261" calcext:value-type="float">
            <text:p>0.00348261</text:p>
          </table:table-cell>
          <table:table-cell office:value-type="float" office:value="0" calcext:value-type="float">
            <text:p>0</text:p>
          </table:table-cell>
          <table:table-cell office:value-type="float" office:value="7.57264" calcext:value-type="float">
            <text:p>7.57264</text:p>
          </table:table-cell>
          <table:table-cell office:value-type="float" office:value="16.99232" calcext:value-type="float">
            <text:p>16.99232</text:p>
          </table:table-cell>
          <table:table-cell office:value-type="float" office:value="21.20326" calcext:value-type="float">
            <text:p>21.20326</text:p>
          </table:table-cell>
          <table:table-cell office:value-type="float" office:value="22.0399" calcext:value-type="float">
            <text:p>22.0399</text:p>
          </table:table-cell>
          <table:table-cell office:value-type="float" office:value="20.93249" calcext:value-type="float">
            <text:p>20.93249</text:p>
          </table:table-cell>
          <table:table-cell office:value-type="float" office:value="8.554961" calcext:value-type="float">
            <text:p>8.554961</text:p>
          </table:table-cell>
          <table:table-cell office:value-type="float" office:value="3.321204" calcext:value-type="float">
            <text:p>3.321204</text:p>
          </table:table-cell>
          <table:table-cell office:value-type="float" office:value="1.398325" calcext:value-type="float">
            <text:p>1.398325</text:p>
          </table:table-cell>
          <table:table-cell office:value-type="float" office:value="1.106128" calcext:value-type="float">
            <text:p>1.106128</text:p>
          </table:table-cell>
          <table:table-cell office:value-type="float" office:value="0.5099657" calcext:value-type="float">
            <text:p>0.5099657</text:p>
          </table:table-cell>
          <table:table-cell office:value-type="float" office:value="0.2416564" calcext:value-type="float">
            <text:p>0.2416564</text:p>
          </table:table-cell>
          <table:table-cell office:value-type="float" office:value="0.2520025" calcext:value-type="float">
            <text:p>0.2520025</text:p>
          </table:table-cell>
          <table:table-cell office:value-type="float" office:value="0.3251889" calcext:value-type="float">
            <text:p>0.3251889</text:p>
          </table:table-cell>
          <table:table-cell office:value-type="float" office:value="0.3471614" calcext:value-type="float">
            <text:p>0.3471614</text:p>
          </table:table-cell>
          <table:table-cell office:value-type="float" office:value="0" calcext:value-type="float">
            <text:p>0</text:p>
          </table:table-cell>
          <table:table-cell office:value-type="float" office:value="12.44969" calcext:value-type="float">
            <text:p>12.4496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41579" calcext:value-type="float">
            <text:p>25.41579</text:p>
          </table:table-cell>
          <table:table-cell office:value-type="float" office:value="0" calcext:value-type="float">
            <text:p>0</text:p>
          </table:table-cell>
          <table:table-cell office:value-type="float" office:value="-0.9907566" calcext:value-type="float">
            <text:p>-0.99075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7" calcext:value-type="float">
            <text:p>5112007</text:p>
          </table:table-cell>
          <table:table-cell office:value-type="float" office:value="33.90771" calcext:value-type="float">
            <text:p>33.90771</text:p>
          </table:table-cell>
          <table:table-cell office:value-type="float" office:value="1097.938" calcext:value-type="float">
            <text:p>1097.938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261208" calcext:value-type="float">
            <text:p>0.09261208</text:p>
          </table:table-cell>
          <table:table-cell office:value-type="float" office:value="7.191624" calcext:value-type="float">
            <text:p>7.191624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2213" calcext:value-type="float">
            <text:p>-0.3132213</text:p>
          </table:table-cell>
          <table:table-cell office:value-type="float" office:value="-0.01666593" calcext:value-type="float">
            <text:p>-0.01666593</text:p>
          </table:table-cell>
          <table:table-cell office:value-type="float" office:value="0.0001174385" calcext:value-type="float">
            <text:p>0.0001174385</text:p>
          </table:table-cell>
          <table:table-cell office:value-type="float" office:value="13.67926" calcext:value-type="float">
            <text:p>13.67926</text:p>
          </table:table-cell>
          <table:table-cell office:value-type="float" office:value="1.056712" calcext:value-type="float">
            <text:p>1.056712</text:p>
          </table:table-cell>
          <table:table-cell office:value-type="float" office:value="0.04151944" calcext:value-type="float">
            <text:p>0.04151944</text:p>
          </table:table-cell>
          <table:table-cell office:value-type="float" office:value="0.04027164" calcext:value-type="float">
            <text:p>0.04027164</text:p>
          </table:table-cell>
          <table:table-cell office:value-type="float" office:value="0.02489828" calcext:value-type="float">
            <text:p>0.02489828</text:p>
          </table:table-cell>
          <table:table-cell office:value-type="float" office:value="0.02243644" calcext:value-type="float">
            <text:p>0.02243644</text:p>
          </table:table-cell>
          <table:table-cell office:value-type="float" office:value="0.01302132" calcext:value-type="float">
            <text:p>0.01302132</text:p>
          </table:table-cell>
          <table:table-cell office:value-type="float" office:value="0.009957545" calcext:value-type="float">
            <text:p>0.009957545</text:p>
          </table:table-cell>
          <table:table-cell office:value-type="float" office:value="0.02390018" calcext:value-type="float">
            <text:p>0.02390018</text:p>
          </table:table-cell>
          <table:table-cell office:value-type="float" office:value="0.02061025" calcext:value-type="float">
            <text:p>0.02061025</text:p>
          </table:table-cell>
          <table:table-cell office:value-type="float" office:value="0.01910375" calcext:value-type="float">
            <text:p>0.01910375</text:p>
          </table:table-cell>
          <table:table-cell office:value-type="float" office:value="0.01961614" calcext:value-type="float">
            <text:p>0.01961614</text:p>
          </table:table-cell>
          <table:table-cell office:value-type="float" office:value="0.02233576" calcext:value-type="float">
            <text:p>0.02233576</text:p>
          </table:table-cell>
          <table:table-cell office:value-type="float" office:value="0.005282023" calcext:value-type="float">
            <text:p>0.005282023</text:p>
          </table:table-cell>
          <table:table-cell office:value-type="float" office:value="0.003481494" calcext:value-type="float">
            <text:p>0.003481494</text:p>
          </table:table-cell>
          <table:table-cell office:value-type="float" office:value="0" calcext:value-type="float">
            <text:p>0</text:p>
          </table:table-cell>
          <table:table-cell office:value-type="float" office:value="7.669221" calcext:value-type="float">
            <text:p>7.669221</text:p>
          </table:table-cell>
          <table:table-cell office:value-type="float" office:value="17.24671" calcext:value-type="float">
            <text:p>17.24671</text:p>
          </table:table-cell>
          <table:table-cell office:value-type="float" office:value="21.34761" calcext:value-type="float">
            <text:p>21.34761</text:p>
          </table:table-cell>
          <table:table-cell office:value-type="float" office:value="22.02008" calcext:value-type="float">
            <text:p>22.02008</text:p>
          </table:table-cell>
          <table:table-cell office:value-type="float" office:value="20.86074" calcext:value-type="float">
            <text:p>20.86074</text:p>
          </table:table-cell>
          <table:table-cell office:value-type="float" office:value="8.572021" calcext:value-type="float">
            <text:p>8.572021</text:p>
          </table:table-cell>
          <table:table-cell office:value-type="float" office:value="3.35405" calcext:value-type="float">
            <text:p>3.35405</text:p>
          </table:table-cell>
          <table:table-cell office:value-type="float" office:value="1.409505" calcext:value-type="float">
            <text:p>1.409505</text:p>
          </table:table-cell>
          <table:table-cell office:value-type="float" office:value="1.111837" calcext:value-type="float">
            <text:p>1.111837</text:p>
          </table:table-cell>
          <table:table-cell office:value-type="float" office:value="0.5130882" calcext:value-type="float">
            <text:p>0.5130882</text:p>
          </table:table-cell>
          <table:table-cell office:value-type="float" office:value="0.2433599" calcext:value-type="float">
            <text:p>0.2433599</text:p>
          </table:table-cell>
          <table:table-cell office:value-type="float" office:value="0.2536391" calcext:value-type="float">
            <text:p>0.2536391</text:p>
          </table:table-cell>
          <table:table-cell office:value-type="float" office:value="0.3250774" calcext:value-type="float">
            <text:p>0.3250774</text:p>
          </table:table-cell>
          <table:table-cell office:value-type="float" office:value="0.3471662" calcext:value-type="float">
            <text:p>0.3471662</text:p>
          </table:table-cell>
          <table:table-cell office:value-type="float" office:value="0" calcext:value-type="float">
            <text:p>0</text:p>
          </table:table-cell>
          <table:table-cell office:value-type="float" office:value="13.37744" calcext:value-type="float">
            <text:p>13.37744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44918" calcext:value-type="float">
            <text:p>25.44918</text:p>
          </table:table-cell>
          <table:table-cell office:value-type="float" office:value="0" calcext:value-type="float">
            <text:p>0</text:p>
          </table:table-cell>
          <table:table-cell office:value-type="float" office:value="-0.9907584" calcext:value-type="float">
            <text:p>-0.990758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7" calcext:value-type="float">
            <text:p>6112007</text:p>
          </table:table-cell>
          <table:table-cell office:value-type="float" office:value="33.88798" calcext:value-type="float">
            <text:p>33.88798</text:p>
          </table:table-cell>
          <table:table-cell office:value-type="float" office:value="1097.917" calcext:value-type="float">
            <text:p>1097.917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538662" calcext:value-type="float">
            <text:p>0.09538662</text:p>
          </table:table-cell>
          <table:table-cell office:value-type="float" office:value="7.224611" calcext:value-type="float">
            <text:p>7.224611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2335" calcext:value-type="float">
            <text:p>-0.3132335</text:p>
          </table:table-cell>
          <table:table-cell office:value-type="float" office:value="-0.01664322" calcext:value-type="float">
            <text:p>-0.01664322</text:p>
          </table:table-cell>
          <table:table-cell office:value-type="float" office:value="0.000122791" calcext:value-type="float">
            <text:p>0.000122791</text:p>
          </table:table-cell>
          <table:table-cell office:value-type="float" office:value="13.68532" calcext:value-type="float">
            <text:p>13.68532</text:p>
          </table:table-cell>
          <table:table-cell office:value-type="float" office:value="1.247193" calcext:value-type="float">
            <text:p>1.247193</text:p>
          </table:table-cell>
          <table:table-cell office:value-type="float" office:value="0.04102379" calcext:value-type="float">
            <text:p>0.04102379</text:p>
          </table:table-cell>
          <table:table-cell office:value-type="float" office:value="0.04004776" calcext:value-type="float">
            <text:p>0.04004776</text:p>
          </table:table-cell>
          <table:table-cell office:value-type="float" office:value="0.02463178" calcext:value-type="float">
            <text:p>0.02463178</text:p>
          </table:table-cell>
          <table:table-cell office:value-type="float" office:value="0.0221011" calcext:value-type="float">
            <text:p>0.0221011</text:p>
          </table:table-cell>
          <table:table-cell office:value-type="float" office:value="0.01292826" calcext:value-type="float">
            <text:p>0.01292826</text:p>
          </table:table-cell>
          <table:table-cell office:value-type="float" office:value="0.00984155" calcext:value-type="float">
            <text:p>0.00984155</text:p>
          </table:table-cell>
          <table:table-cell office:value-type="float" office:value="0.02378109" calcext:value-type="float">
            <text:p>0.02378109</text:p>
          </table:table-cell>
          <table:table-cell office:value-type="float" office:value="0.02052233" calcext:value-type="float">
            <text:p>0.02052233</text:p>
          </table:table-cell>
          <table:table-cell office:value-type="float" office:value="0.01905326" calcext:value-type="float">
            <text:p>0.01905326</text:p>
          </table:table-cell>
          <table:table-cell office:value-type="float" office:value="0.01956793" calcext:value-type="float">
            <text:p>0.01956793</text:p>
          </table:table-cell>
          <table:table-cell office:value-type="float" office:value="0.02228881" calcext:value-type="float">
            <text:p>0.02228881</text:p>
          </table:table-cell>
          <table:table-cell office:value-type="float" office:value="0.005277907" calcext:value-type="float">
            <text:p>0.005277907</text:p>
          </table:table-cell>
          <table:table-cell office:value-type="float" office:value="0.003480397" calcext:value-type="float">
            <text:p>0.003480397</text:p>
          </table:table-cell>
          <table:table-cell office:value-type="float" office:value="0" calcext:value-type="float">
            <text:p>0</text:p>
          </table:table-cell>
          <table:table-cell office:value-type="float" office:value="7.819097" calcext:value-type="float">
            <text:p>7.819097</text:p>
          </table:table-cell>
          <table:table-cell office:value-type="float" office:value="17.51824" calcext:value-type="float">
            <text:p>17.51824</text:p>
          </table:table-cell>
          <table:table-cell office:value-type="float" office:value="21.50913" calcext:value-type="float">
            <text:p>21.50913</text:p>
          </table:table-cell>
          <table:table-cell office:value-type="float" office:value="22.00124" calcext:value-type="float">
            <text:p>22.00124</text:p>
          </table:table-cell>
          <table:table-cell office:value-type="float" office:value="20.78527" calcext:value-type="float">
            <text:p>20.78527</text:p>
          </table:table-cell>
          <table:table-cell office:value-type="float" office:value="8.589897" calcext:value-type="float">
            <text:p>8.589897</text:p>
          </table:table-cell>
          <table:table-cell office:value-type="float" office:value="3.386103" calcext:value-type="float">
            <text:p>3.386103</text:p>
          </table:table-cell>
          <table:table-cell office:value-type="float" office:value="1.420523" calcext:value-type="float">
            <text:p>1.420523</text:p>
          </table:table-cell>
          <table:table-cell office:value-type="float" office:value="1.117625" calcext:value-type="float">
            <text:p>1.117625</text:p>
          </table:table-cell>
          <table:table-cell office:value-type="float" office:value="0.5162229" calcext:value-type="float">
            <text:p>0.5162229</text:p>
          </table:table-cell>
          <table:table-cell office:value-type="float" office:value="0.245057" calcext:value-type="float">
            <text:p>0.245057</text:p>
          </table:table-cell>
          <table:table-cell office:value-type="float" office:value="0.2552625" calcext:value-type="float">
            <text:p>0.2552625</text:p>
          </table:table-cell>
          <table:table-cell office:value-type="float" office:value="0.3249698" calcext:value-type="float">
            <text:p>0.3249698</text:p>
          </table:table-cell>
          <table:table-cell office:value-type="float" office:value="0.3471711" calcext:value-type="float">
            <text:p>0.3471711</text:p>
          </table:table-cell>
          <table:table-cell office:value-type="float" office:value="0" calcext:value-type="float">
            <text:p>0</text:p>
          </table:table-cell>
          <table:table-cell office:value-type="float" office:value="14.18091" calcext:value-type="float">
            <text:p>14.18091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48425" calcext:value-type="float">
            <text:p>25.48425</text:p>
          </table:table-cell>
          <table:table-cell office:value-type="float" office:value="0" calcext:value-type="float">
            <text:p>0</text:p>
          </table:table-cell>
          <table:table-cell office:value-type="float" office:value="-0.9907614" calcext:value-type="float">
            <text:p>-0.99076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7" calcext:value-type="float">
            <text:p>7112007</text:p>
          </table:table-cell>
          <table:table-cell office:value-type="float" office:value="33.86774" calcext:value-type="float">
            <text:p>33.86774</text:p>
          </table:table-cell>
          <table:table-cell office:value-type="float" office:value="1097.895" calcext:value-type="float">
            <text:p>1097.895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289502" calcext:value-type="float">
            <text:p>0.09289502</text:p>
          </table:table-cell>
          <table:table-cell office:value-type="float" office:value="7.263083" calcext:value-type="float">
            <text:p>7.263083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2499" calcext:value-type="float">
            <text:p>-0.3132499</text:p>
          </table:table-cell>
          <table:table-cell office:value-type="float" office:value="-0.0166196" calcext:value-type="float">
            <text:p>-0.0166196</text:p>
          </table:table-cell>
          <table:table-cell office:value-type="float" office:value="0.0001285432" calcext:value-type="float">
            <text:p>0.0001285432</text:p>
          </table:table-cell>
          <table:table-cell office:value-type="float" office:value="13.69789" calcext:value-type="float">
            <text:p>13.69789</text:p>
          </table:table-cell>
          <table:table-cell office:value-type="float" office:value="0.8962936" calcext:value-type="float">
            <text:p>0.8962936</text:p>
          </table:table-cell>
          <table:table-cell office:value-type="float" office:value="0.05061299" calcext:value-type="float">
            <text:p>0.05061299</text:p>
          </table:table-cell>
          <table:table-cell office:value-type="float" office:value="0.05007902" calcext:value-type="float">
            <text:p>0.05007902</text:p>
          </table:table-cell>
          <table:table-cell office:value-type="float" office:value="0.03643248" calcext:value-type="float">
            <text:p>0.03643248</text:p>
          </table:table-cell>
          <table:table-cell office:value-type="float" office:value="0.03395681" calcext:value-type="float">
            <text:p>0.03395681</text:p>
          </table:table-cell>
          <table:table-cell office:value-type="float" office:value="0.01493582" calcext:value-type="float">
            <text:p>0.01493582</text:p>
          </table:table-cell>
          <table:table-cell office:value-type="float" office:value="0.009725684" calcext:value-type="float">
            <text:p>0.009725684</text:p>
          </table:table-cell>
          <table:table-cell office:value-type="float" office:value="0.02366482" calcext:value-type="float">
            <text:p>0.02366482</text:p>
          </table:table-cell>
          <table:table-cell office:value-type="float" office:value="0.02044261" calcext:value-type="float">
            <text:p>0.02044261</text:p>
          </table:table-cell>
          <table:table-cell office:value-type="float" office:value="0.01900806" calcext:value-type="float">
            <text:p>0.01900806</text:p>
          </table:table-cell>
          <table:table-cell office:value-type="float" office:value="0.01952426" calcext:value-type="float">
            <text:p>0.01952426</text:p>
          </table:table-cell>
          <table:table-cell office:value-type="float" office:value="0.02224714" calcext:value-type="float">
            <text:p>0.02224714</text:p>
          </table:table-cell>
          <table:table-cell office:value-type="float" office:value="0.005273831" calcext:value-type="float">
            <text:p>0.005273831</text:p>
          </table:table-cell>
          <table:table-cell office:value-type="float" office:value="0.003479302" calcext:value-type="float">
            <text:p>0.003479302</text:p>
          </table:table-cell>
          <table:table-cell office:value-type="float" office:value="0" calcext:value-type="float">
            <text:p>0</text:p>
          </table:table-cell>
          <table:table-cell office:value-type="float" office:value="9.454862" calcext:value-type="float">
            <text:p>9.454862</text:p>
          </table:table-cell>
          <table:table-cell office:value-type="float" office:value="17.82154" calcext:value-type="float">
            <text:p>17.82154</text:p>
          </table:table-cell>
          <table:table-cell office:value-type="float" office:value="21.42367" calcext:value-type="float">
            <text:p>21.42367</text:p>
          </table:table-cell>
          <table:table-cell office:value-type="float" office:value="21.75197" calcext:value-type="float">
            <text:p>21.75197</text:p>
          </table:table-cell>
          <table:table-cell office:value-type="float" office:value="20.62017" calcext:value-type="float">
            <text:p>20.62017</text:p>
          </table:table-cell>
          <table:table-cell office:value-type="float" office:value="8.719352" calcext:value-type="float">
            <text:p>8.719352</text:p>
          </table:table-cell>
          <table:table-cell office:value-type="float" office:value="3.416672" calcext:value-type="float">
            <text:p>3.416672</text:p>
          </table:table-cell>
          <table:table-cell office:value-type="float" office:value="1.431723" calcext:value-type="float">
            <text:p>1.431723</text:p>
          </table:table-cell>
          <table:table-cell office:value-type="float" office:value="1.123393" calcext:value-type="float">
            <text:p>1.123393</text:p>
          </table:table-cell>
          <table:table-cell office:value-type="float" office:value="0.5193727" calcext:value-type="float">
            <text:p>0.5193727</text:p>
          </table:table-cell>
          <table:table-cell office:value-type="float" office:value="0.2467487" calcext:value-type="float">
            <text:p>0.2467487</text:p>
          </table:table-cell>
          <table:table-cell office:value-type="float" office:value="0.256872" calcext:value-type="float">
            <text:p>0.256872</text:p>
          </table:table-cell>
          <table:table-cell office:value-type="float" office:value="0.3248659" calcext:value-type="float">
            <text:p>0.3248659</text:p>
          </table:table-cell>
          <table:table-cell office:value-type="float" office:value="0.3471759" calcext:value-type="float">
            <text:p>0.3471759</text:p>
          </table:table-cell>
          <table:table-cell office:value-type="float" office:value="0" calcext:value-type="float">
            <text:p>0</text:p>
          </table:table-cell>
          <table:table-cell office:value-type="float" office:value="15.01406" calcext:value-type="float">
            <text:p>15.01406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51946" calcext:value-type="float">
            <text:p>25.51946</text:p>
          </table:table-cell>
          <table:table-cell office:value-type="float" office:value="0" calcext:value-type="float">
            <text:p>0</text:p>
          </table:table-cell>
          <table:table-cell office:value-type="float" office:value="-0.9907643" calcext:value-type="float">
            <text:p>-0.990764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7" calcext:value-type="float">
            <text:p>8112007</text:p>
          </table:table-cell>
          <table:table-cell office:value-type="float" office:value="33.85141" calcext:value-type="float">
            <text:p>33.85141</text:p>
          </table:table-cell>
          <table:table-cell office:value-type="float" office:value="1097.875" calcext:value-type="float">
            <text:p>1097.875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048103" calcext:value-type="float">
            <text:p>0.09048103</text:p>
          </table:table-cell>
          <table:table-cell office:value-type="float" office:value="7.296262" calcext:value-type="float">
            <text:p>7.296262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2603" calcext:value-type="float">
            <text:p>-0.3132603</text:p>
          </table:table-cell>
          <table:table-cell office:value-type="float" office:value="-0.01659249" calcext:value-type="float">
            <text:p>-0.01659249</text:p>
          </table:table-cell>
          <table:table-cell office:value-type="float" office:value="0.0001285432" calcext:value-type="float">
            <text:p>0.0001285432</text:p>
          </table:table-cell>
          <table:table-cell office:value-type="float" office:value="13.71463" calcext:value-type="float">
            <text:p>13.71463</text:p>
          </table:table-cell>
          <table:table-cell office:value-type="float" office:value="0.7202652" calcext:value-type="float">
            <text:p>0.7202652</text:p>
          </table:table-cell>
          <table:table-cell office:value-type="float" office:value="0.04591091" calcext:value-type="float">
            <text:p>0.04591091</text:p>
          </table:table-cell>
          <table:table-cell office:value-type="float" office:value="0.04511956" calcext:value-type="float">
            <text:p>0.04511956</text:p>
          </table:table-cell>
          <table:table-cell office:value-type="float" office:value="0.03168988" calcext:value-type="float">
            <text:p>0.03168988</text:p>
          </table:table-cell>
          <table:table-cell office:value-type="float" office:value="0.02906449" calcext:value-type="float">
            <text:p>0.02906449</text:p>
          </table:table-cell>
          <table:table-cell office:value-type="float" office:value="0.01422616" calcext:value-type="float">
            <text:p>0.01422616</text:p>
          </table:table-cell>
          <table:table-cell office:value-type="float" office:value="0.009683628" calcext:value-type="float">
            <text:p>0.009683628</text:p>
          </table:table-cell>
          <table:table-cell office:value-type="float" office:value="0.02355847" calcext:value-type="float">
            <text:p>0.02355847</text:p>
          </table:table-cell>
          <table:table-cell office:value-type="float" office:value="0.02036908" calcext:value-type="float">
            <text:p>0.02036908</text:p>
          </table:table-cell>
          <table:table-cell office:value-type="float" office:value="0.01896729" calcext:value-type="float">
            <text:p>0.01896729</text:p>
          </table:table-cell>
          <table:table-cell office:value-type="float" office:value="0.01948472" calcext:value-type="float">
            <text:p>0.01948472</text:p>
          </table:table-cell>
          <table:table-cell office:value-type="float" office:value="0.02221021" calcext:value-type="float">
            <text:p>0.02221021</text:p>
          </table:table-cell>
          <table:table-cell office:value-type="float" office:value="0.005269803" calcext:value-type="float">
            <text:p>0.005269803</text:p>
          </table:table-cell>
          <table:table-cell office:value-type="float" office:value="0.003478222" calcext:value-type="float">
            <text:p>0.003478222</text:p>
          </table:table-cell>
          <table:table-cell office:value-type="float" office:value="0" calcext:value-type="float">
            <text:p>0</text:p>
          </table:table-cell>
          <table:table-cell office:value-type="float" office:value="9.602296" calcext:value-type="float">
            <text:p>9.602296</text:p>
          </table:table-cell>
          <table:table-cell office:value-type="float" office:value="17.89045" calcext:value-type="float">
            <text:p>17.89045</text:p>
          </table:table-cell>
          <table:table-cell office:value-type="float" office:value="21.39519" calcext:value-type="float">
            <text:p>21.39519</text:p>
          </table:table-cell>
          <table:table-cell office:value-type="float" office:value="21.67429" calcext:value-type="float">
            <text:p>21.67429</text:p>
          </table:table-cell>
          <table:table-cell office:value-type="float" office:value="20.51772" calcext:value-type="float">
            <text:p>20.51772</text:p>
          </table:table-cell>
          <table:table-cell office:value-type="float" office:value="8.72884" calcext:value-type="float">
            <text:p>8.72884</text:p>
          </table:table-cell>
          <table:table-cell office:value-type="float" office:value="3.445034" calcext:value-type="float">
            <text:p>3.445034</text:p>
          </table:table-cell>
          <table:table-cell office:value-type="float" office:value="1.442742" calcext:value-type="float">
            <text:p>1.442742</text:p>
          </table:table-cell>
          <table:table-cell office:value-type="float" office:value="1.129104" calcext:value-type="float">
            <text:p>1.129104</text:p>
          </table:table-cell>
          <table:table-cell office:value-type="float" office:value="0.5225393" calcext:value-type="float">
            <text:p>0.5225393</text:p>
          </table:table-cell>
          <table:table-cell office:value-type="float" office:value="0.2484362" calcext:value-type="float">
            <text:p>0.2484362</text:p>
          </table:table-cell>
          <table:table-cell office:value-type="float" office:value="0.258471" calcext:value-type="float">
            <text:p>0.258471</text:p>
          </table:table-cell>
          <table:table-cell office:value-type="float" office:value="0.3247636" calcext:value-type="float">
            <text:p>0.3247636</text:p>
          </table:table-cell>
          <table:table-cell office:value-type="float" office:value="0.3471808" calcext:value-type="float">
            <text:p>0.3471808</text:p>
          </table:table-cell>
          <table:table-cell office:value-type="float" office:value="0" calcext:value-type="float">
            <text:p>0</text:p>
          </table:table-cell>
          <table:table-cell office:value-type="float" office:value="15.36547" calcext:value-type="float">
            <text:p>15.36547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54966" calcext:value-type="float">
            <text:p>25.54966</text:p>
          </table:table-cell>
          <table:table-cell office:value-type="float" office:value="0" calcext:value-type="float">
            <text:p>0</text:p>
          </table:table-cell>
          <table:table-cell office:value-type="float" office:value="-0.990765" calcext:value-type="float">
            <text:p>-0.99076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7" calcext:value-type="float">
            <text:p>9112007</text:p>
          </table:table-cell>
          <table:table-cell office:value-type="float" office:value="33.83783" calcext:value-type="float">
            <text:p>33.83783</text:p>
          </table:table-cell>
          <table:table-cell office:value-type="float" office:value="1097.857" calcext:value-type="float">
            <text:p>1097.857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895859" calcext:value-type="float">
            <text:p>0.08895859</text:p>
          </table:table-cell>
          <table:table-cell office:value-type="float" office:value="7.323973" calcext:value-type="float">
            <text:p>7.323973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2713" calcext:value-type="float">
            <text:p>-0.3132713</text:p>
          </table:table-cell>
          <table:table-cell office:value-type="float" office:value="-0.01656549" calcext:value-type="float">
            <text:p>-0.01656549</text:p>
          </table:table-cell>
          <table:table-cell office:value-type="float" office:value="0.0001285432" calcext:value-type="float">
            <text:p>0.0001285432</text:p>
          </table:table-cell>
          <table:table-cell office:value-type="float" office:value="13.72873" calcext:value-type="float">
            <text:p>13.72873</text:p>
          </table:table-cell>
          <table:table-cell office:value-type="float" office:value="0.5881263" calcext:value-type="float">
            <text:p>0.5881263</text:p>
          </table:table-cell>
          <table:table-cell office:value-type="float" office:value="0.04261194" calcext:value-type="float">
            <text:p>0.04261194</text:p>
          </table:table-cell>
          <table:table-cell office:value-type="float" office:value="0.0418166" calcext:value-type="float">
            <text:p>0.0418166</text:p>
          </table:table-cell>
          <table:table-cell office:value-type="float" office:value="0.0289146" calcext:value-type="float">
            <text:p>0.0289146</text:p>
          </table:table-cell>
          <table:table-cell office:value-type="float" office:value="0.02626918" calcext:value-type="float">
            <text:p>0.02626918</text:p>
          </table:table-cell>
          <table:table-cell office:value-type="float" office:value="0.01380467" calcext:value-type="float">
            <text:p>0.01380467</text:p>
          </table:table-cell>
          <table:table-cell office:value-type="float" office:value="0.0097459" calcext:value-type="float">
            <text:p>0.0097459</text:p>
          </table:table-cell>
          <table:table-cell office:value-type="float" office:value="0.02348591" calcext:value-type="float">
            <text:p>0.02348591</text:p>
          </table:table-cell>
          <table:table-cell office:value-type="float" office:value="0.02030492" calcext:value-type="float">
            <text:p>0.02030492</text:p>
          </table:table-cell>
          <table:table-cell office:value-type="float" office:value="0.01893041" calcext:value-type="float">
            <text:p>0.01893041</text:p>
          </table:table-cell>
          <table:table-cell office:value-type="float" office:value="0.01944887" calcext:value-type="float">
            <text:p>0.01944887</text:p>
          </table:table-cell>
          <table:table-cell office:value-type="float" office:value="0.02217759" calcext:value-type="float">
            <text:p>0.02217759</text:p>
          </table:table-cell>
          <table:table-cell office:value-type="float" office:value="0.005265806" calcext:value-type="float">
            <text:p>0.005265806</text:p>
          </table:table-cell>
          <table:table-cell office:value-type="float" office:value="0.003477143" calcext:value-type="float">
            <text:p>0.003477143</text:p>
          </table:table-cell>
          <table:table-cell office:value-type="float" office:value="0" calcext:value-type="float">
            <text:p>0</text:p>
          </table:table-cell>
          <table:table-cell office:value-type="float" office:value="9.934812" calcext:value-type="float">
            <text:p>9.934812</text:p>
          </table:table-cell>
          <table:table-cell office:value-type="float" office:value="17.98344" calcext:value-type="float">
            <text:p>17.98344</text:p>
          </table:table-cell>
          <table:table-cell office:value-type="float" office:value="21.32745" calcext:value-type="float">
            <text:p>21.32745</text:p>
          </table:table-cell>
          <table:table-cell office:value-type="float" office:value="21.54553" calcext:value-type="float">
            <text:p>21.54553</text:p>
          </table:table-cell>
          <table:table-cell office:value-type="float" office:value="20.36153" calcext:value-type="float">
            <text:p>20.36153</text:p>
          </table:table-cell>
          <table:table-cell office:value-type="float" office:value="8.731663" calcext:value-type="float">
            <text:p>8.731663</text:p>
          </table:table-cell>
          <table:table-cell office:value-type="float" office:value="3.468541" calcext:value-type="float">
            <text:p>3.468541</text:p>
          </table:table-cell>
          <table:table-cell office:value-type="float" office:value="1.453395" calcext:value-type="float">
            <text:p>1.453395</text:p>
          </table:table-cell>
          <table:table-cell office:value-type="float" office:value="1.134779" calcext:value-type="float">
            <text:p>1.134779</text:p>
          </table:table-cell>
          <table:table-cell office:value-type="float" office:value="0.5257177" calcext:value-type="float">
            <text:p>0.5257177</text:p>
          </table:table-cell>
          <table:table-cell office:value-type="float" office:value="0.2501212" calcext:value-type="float">
            <text:p>0.2501212</text:p>
          </table:table-cell>
          <table:table-cell office:value-type="float" office:value="0.2600609" calcext:value-type="float">
            <text:p>0.2600609</text:p>
          </table:table-cell>
          <table:table-cell office:value-type="float" office:value="0.3246644" calcext:value-type="float">
            <text:p>0.3246644</text:p>
          </table:table-cell>
          <table:table-cell office:value-type="float" office:value="0.3471856" calcext:value-type="float">
            <text:p>0.3471856</text:p>
          </table:table-cell>
          <table:table-cell office:value-type="float" office:value="0" calcext:value-type="float">
            <text:p>0</text:p>
          </table:table-cell>
          <table:table-cell office:value-type="float" office:value="15.77564" calcext:value-type="float">
            <text:p>15.77564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57516" calcext:value-type="float">
            <text:p>25.57516</text:p>
          </table:table-cell>
          <table:table-cell office:value-type="float" office:value="0" calcext:value-type="float">
            <text:p>0</text:p>
          </table:table-cell>
          <table:table-cell office:value-type="float" office:value="-0.9907653" calcext:value-type="float">
            <text:p>-0.990765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7" calcext:value-type="float">
            <text:p>10112007</text:p>
          </table:table-cell>
          <table:table-cell office:value-type="float" office:value="33.82554" calcext:value-type="float">
            <text:p>33.82554</text:p>
          </table:table-cell>
          <table:table-cell office:value-type="float" office:value="1097.84" calcext:value-type="float">
            <text:p>1097.84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785155" calcext:value-type="float">
            <text:p>0.08785155</text:p>
          </table:table-cell>
          <table:table-cell office:value-type="float" office:value="7.349624" calcext:value-type="float">
            <text:p>7.349624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2812" calcext:value-type="float">
            <text:p>-0.3132812</text:p>
          </table:table-cell>
          <table:table-cell office:value-type="float" office:value="-0.01653854" calcext:value-type="float">
            <text:p>-0.01653854</text:p>
          </table:table-cell>
          <table:table-cell office:value-type="float" office:value="0.0001285432" calcext:value-type="float">
            <text:p>0.0001285432</text:p>
          </table:table-cell>
          <table:table-cell office:value-type="float" office:value="13.74619" calcext:value-type="float">
            <text:p>13.74619</text:p>
          </table:table-cell>
          <table:table-cell office:value-type="float" office:value="0.4855686" calcext:value-type="float">
            <text:p>0.4855686</text:p>
          </table:table-cell>
          <table:table-cell office:value-type="float" office:value="0.03994482" calcext:value-type="float">
            <text:p>0.03994482</text:p>
          </table:table-cell>
          <table:table-cell office:value-type="float" office:value="0.03930665" calcext:value-type="float">
            <text:p>0.03930665</text:p>
          </table:table-cell>
          <table:table-cell office:value-type="float" office:value="0.02697912" calcext:value-type="float">
            <text:p>0.02697912</text:p>
          </table:table-cell>
          <table:table-cell office:value-type="float" office:value="0.02437099" calcext:value-type="float">
            <text:p>0.02437099</text:p>
          </table:table-cell>
          <table:table-cell office:value-type="float" office:value="0.01342824" calcext:value-type="float">
            <text:p>0.01342824</text:p>
          </table:table-cell>
          <table:table-cell office:value-type="float" office:value="0.00980505" calcext:value-type="float">
            <text:p>0.00980505</text:p>
          </table:table-cell>
          <table:table-cell office:value-type="float" office:value="0.02343835" calcext:value-type="float">
            <text:p>0.02343835</text:p>
          </table:table-cell>
          <table:table-cell office:value-type="float" office:value="0.02025378" calcext:value-type="float">
            <text:p>0.02025378</text:p>
          </table:table-cell>
          <table:table-cell office:value-type="float" office:value="0.0188977" calcext:value-type="float">
            <text:p>0.0188977</text:p>
          </table:table-cell>
          <table:table-cell office:value-type="float" office:value="0.01941648" calcext:value-type="float">
            <text:p>0.01941648</text:p>
          </table:table-cell>
          <table:table-cell office:value-type="float" office:value="0.02214884" calcext:value-type="float">
            <text:p>0.02214884</text:p>
          </table:table-cell>
          <table:table-cell office:value-type="float" office:value="0.005261855" calcext:value-type="float">
            <text:p>0.005261855</text:p>
          </table:table-cell>
          <table:table-cell office:value-type="float" office:value="0.003476072" calcext:value-type="float">
            <text:p>0.003476072</text:p>
          </table:table-cell>
          <table:table-cell office:value-type="float" office:value="0" calcext:value-type="float">
            <text:p>0</text:p>
          </table:table-cell>
          <table:table-cell office:value-type="float" office:value="10.19872" calcext:value-type="float">
            <text:p>10.19872</text:p>
          </table:table-cell>
          <table:table-cell office:value-type="float" office:value="18.03941" calcext:value-type="float">
            <text:p>18.03941</text:p>
          </table:table-cell>
          <table:table-cell office:value-type="float" office:value="21.27321" calcext:value-type="float">
            <text:p>21.27321</text:p>
          </table:table-cell>
          <table:table-cell office:value-type="float" office:value="21.41886" calcext:value-type="float">
            <text:p>21.41886</text:p>
          </table:table-cell>
          <table:table-cell office:value-type="float" office:value="20.17085" calcext:value-type="float">
            <text:p>20.17085</text:p>
          </table:table-cell>
          <table:table-cell office:value-type="float" office:value="8.729414" calcext:value-type="float">
            <text:p>8.729414</text:p>
          </table:table-cell>
          <table:table-cell office:value-type="float" office:value="3.486824" calcext:value-type="float">
            <text:p>3.486824</text:p>
          </table:table-cell>
          <table:table-cell office:value-type="float" office:value="1.463476" calcext:value-type="float">
            <text:p>1.463476</text:p>
          </table:table-cell>
          <table:table-cell office:value-type="float" office:value="1.140362" calcext:value-type="float">
            <text:p>1.140362</text:p>
          </table:table-cell>
          <table:table-cell office:value-type="float" office:value="0.5289015" calcext:value-type="float">
            <text:p>0.5289015</text:p>
          </table:table-cell>
          <table:table-cell office:value-type="float" office:value="0.2518027" calcext:value-type="float">
            <text:p>0.2518027</text:p>
          </table:table-cell>
          <table:table-cell office:value-type="float" office:value="0.2616424" calcext:value-type="float">
            <text:p>0.2616424</text:p>
          </table:table-cell>
          <table:table-cell office:value-type="float" office:value="0.3245697" calcext:value-type="float">
            <text:p>0.3245697</text:p>
          </table:table-cell>
          <table:table-cell office:value-type="float" office:value="0.3471904" calcext:value-type="float">
            <text:p>0.3471904</text:p>
          </table:table-cell>
          <table:table-cell office:value-type="float" office:value="0" calcext:value-type="float">
            <text:p>0</text:p>
          </table:table-cell>
          <table:table-cell office:value-type="float" office:value="16.14854" calcext:value-type="float">
            <text:p>16.14854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59893" calcext:value-type="float">
            <text:p>25.59893</text:p>
          </table:table-cell>
          <table:table-cell office:value-type="float" office:value="0" calcext:value-type="float">
            <text:p>0</text:p>
          </table:table-cell>
          <table:table-cell office:value-type="float" office:value="-0.9907661" calcext:value-type="float">
            <text:p>-0.990766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7" calcext:value-type="float">
            <text:p>11112007</text:p>
          </table:table-cell>
          <table:table-cell office:value-type="float" office:value="33.81503" calcext:value-type="float">
            <text:p>33.81503</text:p>
          </table:table-cell>
          <table:table-cell office:value-type="float" office:value="1097.823" calcext:value-type="float">
            <text:p>1097.823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703861" calcext:value-type="float">
            <text:p>0.08703861</text:p>
          </table:table-cell>
          <table:table-cell office:value-type="float" office:value="7.372761" calcext:value-type="float">
            <text:p>7.372761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2894" calcext:value-type="float">
            <text:p>-0.3132894</text:p>
          </table:table-cell>
          <table:table-cell office:value-type="float" office:value="-0.0165113" calcext:value-type="float">
            <text:p>-0.0165113</text:p>
          </table:table-cell>
          <table:table-cell office:value-type="float" office:value="0.0001286589" calcext:value-type="float">
            <text:p>0.0001286589</text:p>
          </table:table-cell>
          <table:table-cell office:value-type="float" office:value="13.76569" calcext:value-type="float">
            <text:p>13.76569</text:p>
          </table:table-cell>
          <table:table-cell office:value-type="float" office:value="0.4043372" calcext:value-type="float">
            <text:p>0.4043372</text:p>
          </table:table-cell>
          <table:table-cell office:value-type="float" office:value="0.03808305" calcext:value-type="float">
            <text:p>0.03808305</text:p>
          </table:table-cell>
          <table:table-cell office:value-type="float" office:value="0.03742168" calcext:value-type="float">
            <text:p>0.03742168</text:p>
          </table:table-cell>
          <table:table-cell office:value-type="float" office:value="0.02568012" calcext:value-type="float">
            <text:p>0.02568012</text:p>
          </table:table-cell>
          <table:table-cell office:value-type="float" office:value="0.02312247" calcext:value-type="float">
            <text:p>0.02312247</text:p>
          </table:table-cell>
          <table:table-cell office:value-type="float" office:value="0.01312113" calcext:value-type="float">
            <text:p>0.01312113</text:p>
          </table:table-cell>
          <table:table-cell office:value-type="float" office:value="0.009867856" calcext:value-type="float">
            <text:p>0.009867856</text:p>
          </table:table-cell>
          <table:table-cell office:value-type="float" office:value="0.02340413" calcext:value-type="float">
            <text:p>0.02340413</text:p>
          </table:table-cell>
          <table:table-cell office:value-type="float" office:value="0.02021406" calcext:value-type="float">
            <text:p>0.02021406</text:p>
          </table:table-cell>
          <table:table-cell office:value-type="float" office:value="0.01886948" calcext:value-type="float">
            <text:p>0.01886948</text:p>
          </table:table-cell>
          <table:table-cell office:value-type="float" office:value="0.01938741" calcext:value-type="float">
            <text:p>0.01938741</text:p>
          </table:table-cell>
          <table:table-cell office:value-type="float" office:value="0.02212361" calcext:value-type="float">
            <text:p>0.02212361</text:p>
          </table:table-cell>
          <table:table-cell office:value-type="float" office:value="0.005257937" calcext:value-type="float">
            <text:p>0.005257937</text:p>
          </table:table-cell>
          <table:table-cell office:value-type="float" office:value="0.003475013" calcext:value-type="float">
            <text:p>0.003475013</text:p>
          </table:table-cell>
          <table:table-cell office:value-type="float" office:value="0" calcext:value-type="float">
            <text:p>0</text:p>
          </table:table-cell>
          <table:table-cell office:value-type="float" office:value="10.4444" calcext:value-type="float">
            <text:p>10.4444</text:p>
          </table:table-cell>
          <table:table-cell office:value-type="float" office:value="18.15028" calcext:value-type="float">
            <text:p>18.15028</text:p>
          </table:table-cell>
          <table:table-cell office:value-type="float" office:value="21.16927" calcext:value-type="float">
            <text:p>21.16927</text:p>
          </table:table-cell>
          <table:table-cell office:value-type="float" office:value="21.26447" calcext:value-type="float">
            <text:p>21.26447</text:p>
          </table:table-cell>
          <table:table-cell office:value-type="float" office:value="19.95431" calcext:value-type="float">
            <text:p>19.95431</text:p>
          </table:table-cell>
          <table:table-cell office:value-type="float" office:value="8.721917" calcext:value-type="float">
            <text:p>8.721917</text:p>
          </table:table-cell>
          <table:table-cell office:value-type="float" office:value="3.501908" calcext:value-type="float">
            <text:p>3.501908</text:p>
          </table:table-cell>
          <table:table-cell office:value-type="float" office:value="1.47298" calcext:value-type="float">
            <text:p>1.47298</text:p>
          </table:table-cell>
          <table:table-cell office:value-type="float" office:value="1.145832" calcext:value-type="float">
            <text:p>1.145832</text:p>
          </table:table-cell>
          <table:table-cell office:value-type="float" office:value="0.5320761" calcext:value-type="float">
            <text:p>0.5320761</text:p>
          </table:table-cell>
          <table:table-cell office:value-type="float" office:value="0.2534807" calcext:value-type="float">
            <text:p>0.2534807</text:p>
          </table:table-cell>
          <table:table-cell office:value-type="float" office:value="0.2632166" calcext:value-type="float">
            <text:p>0.2632166</text:p>
          </table:table-cell>
          <table:table-cell office:value-type="float" office:value="0.3244783" calcext:value-type="float">
            <text:p>0.3244783</text:p>
          </table:table-cell>
          <table:table-cell office:value-type="float" office:value="0.3471953" calcext:value-type="float">
            <text:p>0.3471953</text:p>
          </table:table-cell>
          <table:table-cell office:value-type="float" office:value="0" calcext:value-type="float">
            <text:p>0</text:p>
          </table:table-cell>
          <table:table-cell office:value-type="float" office:value="16.46972" calcext:value-type="float">
            <text:p>16.46972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6206" calcext:value-type="float">
            <text:p>25.6206</text:p>
          </table:table-cell>
          <table:table-cell office:value-type="float" office:value="0" calcext:value-type="float">
            <text:p>0</text:p>
          </table:table-cell>
          <table:table-cell office:value-type="float" office:value="-0.9907668" calcext:value-type="float">
            <text:p>-0.990766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7" calcext:value-type="float">
            <text:p>12112007</text:p>
          </table:table-cell>
          <table:table-cell office:value-type="float" office:value="33.8055" calcext:value-type="float">
            <text:p>33.8055</text:p>
          </table:table-cell>
          <table:table-cell office:value-type="float" office:value="1097.806" calcext:value-type="float">
            <text:p>1097.806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643539" calcext:value-type="float">
            <text:p>0.08643539</text:p>
          </table:table-cell>
          <table:table-cell office:value-type="float" office:value="7.394546" calcext:value-type="float">
            <text:p>7.394546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2997" calcext:value-type="float">
            <text:p>-0.3132997</text:p>
          </table:table-cell>
          <table:table-cell office:value-type="float" office:value="-0.01648404" calcext:value-type="float">
            <text:p>-0.01648404</text:p>
          </table:table-cell>
          <table:table-cell office:value-type="float" office:value="0.0001317553" calcext:value-type="float">
            <text:p>0.0001317553</text:p>
          </table:table-cell>
          <table:table-cell office:value-type="float" office:value="13.78837" calcext:value-type="float">
            <text:p>13.78837</text:p>
          </table:table-cell>
          <table:table-cell office:value-type="float" office:value="0.3394862" calcext:value-type="float">
            <text:p>0.3394862</text:p>
          </table:table-cell>
          <table:table-cell office:value-type="float" office:value="0.03635917" calcext:value-type="float">
            <text:p>0.03635917</text:p>
          </table:table-cell>
          <table:table-cell office:value-type="float" office:value="0.03574746" calcext:value-type="float">
            <text:p>0.03574746</text:p>
          </table:table-cell>
          <table:table-cell office:value-type="float" office:value="0.0246505" calcext:value-type="float">
            <text:p>0.0246505</text:p>
          </table:table-cell>
          <table:table-cell office:value-type="float" office:value="0.02224889" calcext:value-type="float">
            <text:p>0.02224889</text:p>
          </table:table-cell>
          <table:table-cell office:value-type="float" office:value="0.01289238" calcext:value-type="float">
            <text:p>0.01289238</text:p>
          </table:table-cell>
          <table:table-cell office:value-type="float" office:value="0.009926478" calcext:value-type="float">
            <text:p>0.009926478</text:p>
          </table:table-cell>
          <table:table-cell office:value-type="float" office:value="0.02338059" calcext:value-type="float">
            <text:p>0.02338059</text:p>
          </table:table-cell>
          <table:table-cell office:value-type="float" office:value="0.02018377" calcext:value-type="float">
            <text:p>0.02018377</text:p>
          </table:table-cell>
          <table:table-cell office:value-type="float" office:value="0.01884574" calcext:value-type="float">
            <text:p>0.01884574</text:p>
          </table:table-cell>
          <table:table-cell office:value-type="float" office:value="0.0193618" calcext:value-type="float">
            <text:p>0.0193618</text:p>
          </table:table-cell>
          <table:table-cell office:value-type="float" office:value="0.02210142" calcext:value-type="float">
            <text:p>0.02210142</text:p>
          </table:table-cell>
          <table:table-cell office:value-type="float" office:value="0.005254051" calcext:value-type="float">
            <text:p>0.005254051</text:p>
          </table:table-cell>
          <table:table-cell office:value-type="float" office:value="0.003473959" calcext:value-type="float">
            <text:p>0.003473959</text:p>
          </table:table-cell>
          <table:table-cell office:value-type="float" office:value="0" calcext:value-type="float">
            <text:p>0</text:p>
          </table:table-cell>
          <table:table-cell office:value-type="float" office:value="10.76149" calcext:value-type="float">
            <text:p>10.76149</text:p>
          </table:table-cell>
          <table:table-cell office:value-type="float" office:value="18.2406" calcext:value-type="float">
            <text:p>18.2406</text:p>
          </table:table-cell>
          <table:table-cell office:value-type="float" office:value="21.0941" calcext:value-type="float">
            <text:p>21.0941</text:p>
          </table:table-cell>
          <table:table-cell office:value-type="float" office:value="21.1151" calcext:value-type="float">
            <text:p>21.1151</text:p>
          </table:table-cell>
          <table:table-cell office:value-type="float" office:value="19.7224" calcext:value-type="float">
            <text:p>19.7224</text:p>
          </table:table-cell>
          <table:table-cell office:value-type="float" office:value="8.712383" calcext:value-type="float">
            <text:p>8.712383</text:p>
          </table:table-cell>
          <table:table-cell office:value-type="float" office:value="3.51721" calcext:value-type="float">
            <text:p>3.51721</text:p>
          </table:table-cell>
          <table:table-cell office:value-type="float" office:value="1.481914" calcext:value-type="float">
            <text:p>1.481914</text:p>
          </table:table-cell>
          <table:table-cell office:value-type="float" office:value="1.151185" calcext:value-type="float">
            <text:p>1.151185</text:p>
          </table:table-cell>
          <table:table-cell office:value-type="float" office:value="0.5352377" calcext:value-type="float">
            <text:p>0.5352377</text:p>
          </table:table-cell>
          <table:table-cell office:value-type="float" office:value="0.2551664" calcext:value-type="float">
            <text:p>0.2551664</text:p>
          </table:table-cell>
          <table:table-cell office:value-type="float" office:value="0.2647699" calcext:value-type="float">
            <text:p>0.2647699</text:p>
          </table:table-cell>
          <table:table-cell office:value-type="float" office:value="0.3243903" calcext:value-type="float">
            <text:p>0.3243903</text:p>
          </table:table-cell>
          <table:table-cell office:value-type="float" office:value="0.3472002" calcext:value-type="float">
            <text:p>0.3472002</text:p>
          </table:table-cell>
          <table:table-cell office:value-type="float" office:value="0" calcext:value-type="float">
            <text:p>0</text:p>
          </table:table-cell>
          <table:table-cell office:value-type="float" office:value="16.7735" calcext:value-type="float">
            <text:p>16.7735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64138" calcext:value-type="float">
            <text:p>25.64138</text:p>
          </table:table-cell>
          <table:table-cell office:value-type="float" office:value="0" calcext:value-type="float">
            <text:p>0</text:p>
          </table:table-cell>
          <table:table-cell office:value-type="float" office:value="-0.9907683" calcext:value-type="float">
            <text:p>-0.990768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7" calcext:value-type="float">
            <text:p>13112007</text:p>
          </table:table-cell>
          <table:table-cell office:value-type="float" office:value="33.79765" calcext:value-type="float">
            <text:p>33.79765</text:p>
          </table:table-cell>
          <table:table-cell office:value-type="float" office:value="1097.79" calcext:value-type="float">
            <text:p>1097.79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578999" calcext:value-type="float">
            <text:p>0.08578999</text:p>
          </table:table-cell>
          <table:table-cell office:value-type="float" office:value="7.414866" calcext:value-type="float">
            <text:p>7.414866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3096" calcext:value-type="float">
            <text:p>-0.3133096</text:p>
          </table:table-cell>
          <table:table-cell office:value-type="float" office:value="-0.01645651" calcext:value-type="float">
            <text:p>-0.01645651</text:p>
          </table:table-cell>
          <table:table-cell office:value-type="float" office:value="0.000145273" calcext:value-type="float">
            <text:p>0.000145273</text:p>
          </table:table-cell>
          <table:table-cell office:value-type="float" office:value="13.81877" calcext:value-type="float">
            <text:p>13.81877</text:p>
          </table:table-cell>
          <table:table-cell office:value-type="float" office:value="0.2741873" calcext:value-type="float">
            <text:p>0.2741873</text:p>
          </table:table-cell>
          <table:table-cell office:value-type="float" office:value="0.03490698" calcext:value-type="float">
            <text:p>0.03490698</text:p>
          </table:table-cell>
          <table:table-cell office:value-type="float" office:value="0.03426637" calcext:value-type="float">
            <text:p>0.03426637</text:p>
          </table:table-cell>
          <table:table-cell office:value-type="float" office:value="0.0237853" calcext:value-type="float">
            <text:p>0.0237853</text:p>
          </table:table-cell>
          <table:table-cell office:value-type="float" office:value="0.02157334" calcext:value-type="float">
            <text:p>0.02157334</text:p>
          </table:table-cell>
          <table:table-cell office:value-type="float" office:value="0.01267567" calcext:value-type="float">
            <text:p>0.01267567</text:p>
          </table:table-cell>
          <table:table-cell office:value-type="float" office:value="0.009950764" calcext:value-type="float">
            <text:p>0.009950764</text:p>
          </table:table-cell>
          <table:table-cell office:value-type="float" office:value="0.02335812" calcext:value-type="float">
            <text:p>0.02335812</text:p>
          </table:table-cell>
          <table:table-cell office:value-type="float" office:value="0.02016029" calcext:value-type="float">
            <text:p>0.02016029</text:p>
          </table:table-cell>
          <table:table-cell office:value-type="float" office:value="0.01882618" calcext:value-type="float">
            <text:p>0.01882618</text:p>
          </table:table-cell>
          <table:table-cell office:value-type="float" office:value="0.01933944" calcext:value-type="float">
            <text:p>0.01933944</text:p>
          </table:table-cell>
          <table:table-cell office:value-type="float" office:value="0.02208218" calcext:value-type="float">
            <text:p>0.02208218</text:p>
          </table:table-cell>
          <table:table-cell office:value-type="float" office:value="0.005250193" calcext:value-type="float">
            <text:p>0.005250193</text:p>
          </table:table-cell>
          <table:table-cell office:value-type="float" office:value="0.003472907" calcext:value-type="float">
            <text:p>0.003472907</text:p>
          </table:table-cell>
          <table:table-cell office:value-type="float" office:value="0" calcext:value-type="float">
            <text:p>0</text:p>
          </table:table-cell>
          <table:table-cell office:value-type="float" office:value="11.91921" calcext:value-type="float">
            <text:p>11.91921</text:p>
          </table:table-cell>
          <table:table-cell office:value-type="float" office:value="18.29371" calcext:value-type="float">
            <text:p>18.29371</text:p>
          </table:table-cell>
          <table:table-cell office:value-type="float" office:value="20.98048" calcext:value-type="float">
            <text:p>20.98048</text:p>
          </table:table-cell>
          <table:table-cell office:value-type="float" office:value="20.94522" calcext:value-type="float">
            <text:p>20.94522</text:p>
          </table:table-cell>
          <table:table-cell office:value-type="float" office:value="19.48273" calcext:value-type="float">
            <text:p>19.48273</text:p>
          </table:table-cell>
          <table:table-cell office:value-type="float" office:value="8.698658" calcext:value-type="float">
            <text:p>8.698658</text:p>
          </table:table-cell>
          <table:table-cell office:value-type="float" office:value="3.532465" calcext:value-type="float">
            <text:p>3.532465</text:p>
          </table:table-cell>
          <table:table-cell office:value-type="float" office:value="1.490554" calcext:value-type="float">
            <text:p>1.490554</text:p>
          </table:table-cell>
          <table:table-cell office:value-type="float" office:value="1.156437" calcext:value-type="float">
            <text:p>1.156437</text:p>
          </table:table-cell>
          <table:table-cell office:value-type="float" office:value="0.5383778" calcext:value-type="float">
            <text:p>0.5383778</text:p>
          </table:table-cell>
          <table:table-cell office:value-type="float" office:value="0.2568505" calcext:value-type="float">
            <text:p>0.2568505</text:p>
          </table:table-cell>
          <table:table-cell office:value-type="float" office:value="0.2663133" calcext:value-type="float">
            <text:p>0.2663133</text:p>
          </table:table-cell>
          <table:table-cell office:value-type="float" office:value="0.3243032" calcext:value-type="float">
            <text:p>0.3243032</text:p>
          </table:table-cell>
          <table:table-cell office:value-type="float" office:value="0.347205" calcext:value-type="float">
            <text:p>0.347205</text:p>
          </table:table-cell>
          <table:table-cell office:value-type="float" office:value="0" calcext:value-type="float">
            <text:p>0</text:p>
          </table:table-cell>
          <table:table-cell office:value-type="float" office:value="17.01229" calcext:value-type="float">
            <text:p>17.0122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66117" calcext:value-type="float">
            <text:p>25.66117</text:p>
          </table:table-cell>
          <table:table-cell office:value-type="float" office:value="0" calcext:value-type="float">
            <text:p>0</text:p>
          </table:table-cell>
          <table:table-cell office:value-type="float" office:value="-0.9907699" calcext:value-type="float">
            <text:p>-0.990769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7" calcext:value-type="float">
            <text:p>14112007</text:p>
          </table:table-cell>
          <table:table-cell office:value-type="float" office:value="33.79124" calcext:value-type="float">
            <text:p>33.79124</text:p>
          </table:table-cell>
          <table:table-cell office:value-type="float" office:value="1097.773" calcext:value-type="float">
            <text:p>1097.773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555073" calcext:value-type="float">
            <text:p>0.08555073</text:p>
          </table:table-cell>
          <table:table-cell office:value-type="float" office:value="7.433234" calcext:value-type="float">
            <text:p>7.433234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3196" calcext:value-type="float">
            <text:p>-0.3133196</text:p>
          </table:table-cell>
          <table:table-cell office:value-type="float" office:value="-0.0164296" calcext:value-type="float">
            <text:p>-0.0164296</text:p>
          </table:table-cell>
          <table:table-cell office:value-type="float" office:value="0.0001770486" calcext:value-type="float">
            <text:p>0.0001770486</text:p>
          </table:table-cell>
          <table:table-cell office:value-type="float" office:value="13.85516" calcext:value-type="float">
            <text:p>13.85516</text:p>
          </table:table-cell>
          <table:table-cell office:value-type="float" office:value="0.2222349" calcext:value-type="float">
            <text:p>0.2222349</text:p>
          </table:table-cell>
          <table:table-cell office:value-type="float" office:value="0.03366117" calcext:value-type="float">
            <text:p>0.03366117</text:p>
          </table:table-cell>
          <table:table-cell office:value-type="float" office:value="0.03301414" calcext:value-type="float">
            <text:p>0.03301414</text:p>
          </table:table-cell>
          <table:table-cell office:value-type="float" office:value="0.02317319" calcext:value-type="float">
            <text:p>0.02317319</text:p>
          </table:table-cell>
          <table:table-cell office:value-type="float" office:value="0.02106855" calcext:value-type="float">
            <text:p>0.02106855</text:p>
          </table:table-cell>
          <table:table-cell office:value-type="float" office:value="0.01248036" calcext:value-type="float">
            <text:p>0.01248036</text:p>
          </table:table-cell>
          <table:table-cell office:value-type="float" office:value="0.009965502" calcext:value-type="float">
            <text:p>0.009965502</text:p>
          </table:table-cell>
          <table:table-cell office:value-type="float" office:value="0.02333409" calcext:value-type="float">
            <text:p>0.02333409</text:p>
          </table:table-cell>
          <table:table-cell office:value-type="float" office:value="0.02014039" calcext:value-type="float">
            <text:p>0.02014039</text:p>
          </table:table-cell>
          <table:table-cell office:value-type="float" office:value="0.01881016" calcext:value-type="float">
            <text:p>0.01881016</text:p>
          </table:table-cell>
          <table:table-cell office:value-type="float" office:value="0.01932004" calcext:value-type="float">
            <text:p>0.01932004</text:p>
          </table:table-cell>
          <table:table-cell office:value-type="float" office:value="0.02206583" calcext:value-type="float">
            <text:p>0.02206583</text:p>
          </table:table-cell>
          <table:table-cell office:value-type="float" office:value="0.005246371" calcext:value-type="float">
            <text:p>0.005246371</text:p>
          </table:table-cell>
          <table:table-cell office:value-type="float" office:value="0.003471873" calcext:value-type="float">
            <text:p>0.003471873</text:p>
          </table:table-cell>
          <table:table-cell office:value-type="float" office:value="0" calcext:value-type="float">
            <text:p>0</text:p>
          </table:table-cell>
          <table:table-cell office:value-type="float" office:value="12.6265" calcext:value-type="float">
            <text:p>12.6265</text:p>
          </table:table-cell>
          <table:table-cell office:value-type="float" office:value="18.30174" calcext:value-type="float">
            <text:p>18.30174</text:p>
          </table:table-cell>
          <table:table-cell office:value-type="float" office:value="20.88002" calcext:value-type="float">
            <text:p>20.88002</text:p>
          </table:table-cell>
          <table:table-cell office:value-type="float" office:value="20.73857" calcext:value-type="float">
            <text:p>20.73857</text:p>
          </table:table-cell>
          <table:table-cell office:value-type="float" office:value="19.2084" calcext:value-type="float">
            <text:p>19.2084</text:p>
          </table:table-cell>
          <table:table-cell office:value-type="float" office:value="8.679432" calcext:value-type="float">
            <text:p>8.679432</text:p>
          </table:table-cell>
          <table:table-cell office:value-type="float" office:value="3.546477" calcext:value-type="float">
            <text:p>3.546477</text:p>
          </table:table-cell>
          <table:table-cell office:value-type="float" office:value="1.499286" calcext:value-type="float">
            <text:p>1.499286</text:p>
          </table:table-cell>
          <table:table-cell office:value-type="float" office:value="1.161619" calcext:value-type="float">
            <text:p>1.161619</text:p>
          </table:table-cell>
          <table:table-cell office:value-type="float" office:value="0.5414932" calcext:value-type="float">
            <text:p>0.5414932</text:p>
          </table:table-cell>
          <table:table-cell office:value-type="float" office:value="0.2585225" calcext:value-type="float">
            <text:p>0.2585225</text:p>
          </table:table-cell>
          <table:table-cell office:value-type="float" office:value="0.2678539" calcext:value-type="float">
            <text:p>0.2678539</text:p>
          </table:table-cell>
          <table:table-cell office:value-type="float" office:value="0.3242179" calcext:value-type="float">
            <text:p>0.3242179</text:p>
          </table:table-cell>
          <table:table-cell office:value-type="float" office:value="0.3472098" calcext:value-type="float">
            <text:p>0.3472098</text:p>
          </table:table-cell>
          <table:table-cell office:value-type="float" office:value="0" calcext:value-type="float">
            <text:p>0</text:p>
          </table:table-cell>
          <table:table-cell office:value-type="float" office:value="17.43519" calcext:value-type="float">
            <text:p>17.4351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67904" calcext:value-type="float">
            <text:p>25.67904</text:p>
          </table:table-cell>
          <table:table-cell office:value-type="float" office:value="0" calcext:value-type="float">
            <text:p>0</text:p>
          </table:table-cell>
          <table:table-cell office:value-type="float" office:value="-0.9907733" calcext:value-type="float">
            <text:p>-0.990773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7" calcext:value-type="float">
            <text:p>15112007</text:p>
          </table:table-cell>
          <table:table-cell office:value-type="float" office:value="33.78509" calcext:value-type="float">
            <text:p>33.78509</text:p>
          </table:table-cell>
          <table:table-cell office:value-type="float" office:value="1097.756" calcext:value-type="float">
            <text:p>1097.756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569063" calcext:value-type="float">
            <text:p>0.08569063</text:p>
          </table:table-cell>
          <table:table-cell office:value-type="float" office:value="7.450883" calcext:value-type="float">
            <text:p>7.450883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3303" calcext:value-type="float">
            <text:p>-0.3133303</text:p>
          </table:table-cell>
          <table:table-cell office:value-type="float" office:value="-0.01640368" calcext:value-type="float">
            <text:p>-0.01640368</text:p>
          </table:table-cell>
          <table:table-cell office:value-type="float" office:value="0.0002286656" calcext:value-type="float">
            <text:p>0.0002286656</text:p>
          </table:table-cell>
          <table:table-cell office:value-type="float" office:value="13.89354" calcext:value-type="float">
            <text:p>13.89354</text:p>
          </table:table-cell>
          <table:table-cell office:value-type="float" office:value="0.1819202" calcext:value-type="float">
            <text:p>0.1819202</text:p>
          </table:table-cell>
          <table:table-cell office:value-type="float" office:value="0.0327579" calcext:value-type="float">
            <text:p>0.0327579</text:p>
          </table:table-cell>
          <table:table-cell office:value-type="float" office:value="0.03190298" calcext:value-type="float">
            <text:p>0.03190298</text:p>
          </table:table-cell>
          <table:table-cell office:value-type="float" office:value="0.02277199" calcext:value-type="float">
            <text:p>0.02277199</text:p>
          </table:table-cell>
          <table:table-cell office:value-type="float" office:value="0.02073317" calcext:value-type="float">
            <text:p>0.02073317</text:p>
          </table:table-cell>
          <table:table-cell office:value-type="float" office:value="0.01230737" calcext:value-type="float">
            <text:p>0.01230737</text:p>
          </table:table-cell>
          <table:table-cell office:value-type="float" office:value="0.009978079" calcext:value-type="float">
            <text:p>0.009978079</text:p>
          </table:table-cell>
          <table:table-cell office:value-type="float" office:value="0.02330952" calcext:value-type="float">
            <text:p>0.02330952</text:p>
          </table:table-cell>
          <table:table-cell office:value-type="float" office:value="0.02012247" calcext:value-type="float">
            <text:p>0.02012247</text:p>
          </table:table-cell>
          <table:table-cell office:value-type="float" office:value="0.01879697" calcext:value-type="float">
            <text:p>0.01879697</text:p>
          </table:table-cell>
          <table:table-cell office:value-type="float" office:value="0.0193034" calcext:value-type="float">
            <text:p>0.0193034</text:p>
          </table:table-cell>
          <table:table-cell office:value-type="float" office:value="0.02205216" calcext:value-type="float">
            <text:p>0.02205216</text:p>
          </table:table-cell>
          <table:table-cell office:value-type="float" office:value="0.005242568" calcext:value-type="float">
            <text:p>0.005242568</text:p>
          </table:table-cell>
          <table:table-cell office:value-type="float" office:value="0.003470843" calcext:value-type="float">
            <text:p>0.003470843</text:p>
          </table:table-cell>
          <table:table-cell office:value-type="float" office:value="0" calcext:value-type="float">
            <text:p>0</text:p>
          </table:table-cell>
          <table:table-cell office:value-type="float" office:value="12.15346" calcext:value-type="float">
            <text:p>12.15346</text:p>
          </table:table-cell>
          <table:table-cell office:value-type="float" office:value="18.29104" calcext:value-type="float">
            <text:p>18.29104</text:p>
          </table:table-cell>
          <table:table-cell office:value-type="float" office:value="20.76606" calcext:value-type="float">
            <text:p>20.76606</text:p>
          </table:table-cell>
          <table:table-cell office:value-type="float" office:value="20.55269" calcext:value-type="float">
            <text:p>20.55269</text:p>
          </table:table-cell>
          <table:table-cell office:value-type="float" office:value="18.94381" calcext:value-type="float">
            <text:p>18.94381</text:p>
          </table:table-cell>
          <table:table-cell office:value-type="float" office:value="8.656049" calcext:value-type="float">
            <text:p>8.656049</text:p>
          </table:table-cell>
          <table:table-cell office:value-type="float" office:value="3.559426" calcext:value-type="float">
            <text:p>3.559426</text:p>
          </table:table-cell>
          <table:table-cell office:value-type="float" office:value="1.50816" calcext:value-type="float">
            <text:p>1.50816</text:p>
          </table:table-cell>
          <table:table-cell office:value-type="float" office:value="1.16675" calcext:value-type="float">
            <text:p>1.16675</text:p>
          </table:table-cell>
          <table:table-cell office:value-type="float" office:value="0.5445861" calcext:value-type="float">
            <text:p>0.5445861</text:p>
          </table:table-cell>
          <table:table-cell office:value-type="float" office:value="0.2601837" calcext:value-type="float">
            <text:p>0.2601837</text:p>
          </table:table-cell>
          <table:table-cell office:value-type="float" office:value="0.2693897" calcext:value-type="float">
            <text:p>0.2693897</text:p>
          </table:table-cell>
          <table:table-cell office:value-type="float" office:value="0.3241358" calcext:value-type="float">
            <text:p>0.3241358</text:p>
          </table:table-cell>
          <table:table-cell office:value-type="float" office:value="0.3472148" calcext:value-type="float">
            <text:p>0.3472148</text:p>
          </table:table-cell>
          <table:table-cell office:value-type="float" office:value="0" calcext:value-type="float">
            <text:p>0</text:p>
          </table:table-cell>
          <table:table-cell office:value-type="float" office:value="18.03487" calcext:value-type="float">
            <text:p>18.03487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69656" calcext:value-type="float">
            <text:p>25.69656</text:p>
          </table:table-cell>
          <table:table-cell office:value-type="float" office:value="0" calcext:value-type="float">
            <text:p>0</text:p>
          </table:table-cell>
          <table:table-cell office:value-type="float" office:value="-0.9907793" calcext:value-type="float">
            <text:p>-0.990779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7" calcext:value-type="float">
            <text:p>16112007</text:p>
          </table:table-cell>
          <table:table-cell office:value-type="float" office:value="33.7799" calcext:value-type="float">
            <text:p>33.7799</text:p>
          </table:table-cell>
          <table:table-cell office:value-type="float" office:value="1097.74" calcext:value-type="float">
            <text:p>1097.74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58585" calcext:value-type="float">
            <text:p>0.0858585</text:p>
          </table:table-cell>
          <table:table-cell office:value-type="float" office:value="7.467543" calcext:value-type="float">
            <text:p>7.467543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3393" calcext:value-type="float">
            <text:p>-0.3133393</text:p>
          </table:table-cell>
          <table:table-cell office:value-type="float" office:value="-0.01637653" calcext:value-type="float">
            <text:p>-0.01637653</text:p>
          </table:table-cell>
          <table:table-cell office:value-type="float" office:value="0.00029936" calcext:value-type="float">
            <text:p>0.00029936</text:p>
          </table:table-cell>
          <table:table-cell office:value-type="float" office:value="13.93249" calcext:value-type="float">
            <text:p>13.93249</text:p>
          </table:table-cell>
          <table:table-cell office:value-type="float" office:value="0.1542456" calcext:value-type="float">
            <text:p>0.1542456</text:p>
          </table:table-cell>
          <table:table-cell office:value-type="float" office:value="0.03239093" calcext:value-type="float">
            <text:p>0.03239093</text:p>
          </table:table-cell>
          <table:table-cell office:value-type="float" office:value="0.03110983" calcext:value-type="float">
            <text:p>0.03110983</text:p>
          </table:table-cell>
          <table:table-cell office:value-type="float" office:value="0.02245563" calcext:value-type="float">
            <text:p>0.02245563</text:p>
          </table:table-cell>
          <table:table-cell office:value-type="float" office:value="0.02046048" calcext:value-type="float">
            <text:p>0.02046048</text:p>
          </table:table-cell>
          <table:table-cell office:value-type="float" office:value="0.01216141" calcext:value-type="float">
            <text:p>0.01216141</text:p>
          </table:table-cell>
          <table:table-cell office:value-type="float" office:value="0.009989454" calcext:value-type="float">
            <text:p>0.009989454</text:p>
          </table:table-cell>
          <table:table-cell office:value-type="float" office:value="0.02328419" calcext:value-type="float">
            <text:p>0.02328419</text:p>
          </table:table-cell>
          <table:table-cell office:value-type="float" office:value="0.02010574" calcext:value-type="float">
            <text:p>0.02010574</text:p>
          </table:table-cell>
          <table:table-cell office:value-type="float" office:value="0.01878602" calcext:value-type="float">
            <text:p>0.01878602</text:p>
          </table:table-cell>
          <table:table-cell office:value-type="float" office:value="0.01928926" calcext:value-type="float">
            <text:p>0.01928926</text:p>
          </table:table-cell>
          <table:table-cell office:value-type="float" office:value="0.02204095" calcext:value-type="float">
            <text:p>0.02204095</text:p>
          </table:table-cell>
          <table:table-cell office:value-type="float" office:value="0.005238798" calcext:value-type="float">
            <text:p>0.005238798</text:p>
          </table:table-cell>
          <table:table-cell office:value-type="float" office:value="0.003469813" calcext:value-type="float">
            <text:p>0.003469813</text:p>
          </table:table-cell>
          <table:table-cell office:value-type="float" office:value="0" calcext:value-type="float">
            <text:p>0</text:p>
          </table:table-cell>
          <table:table-cell office:value-type="float" office:value="12.11291" calcext:value-type="float">
            <text:p>12.11291</text:p>
          </table:table-cell>
          <table:table-cell office:value-type="float" office:value="18.3842" calcext:value-type="float">
            <text:p>18.3842</text:p>
          </table:table-cell>
          <table:table-cell office:value-type="float" office:value="20.6603" calcext:value-type="float">
            <text:p>20.6603</text:p>
          </table:table-cell>
          <table:table-cell office:value-type="float" office:value="20.33504" calcext:value-type="float">
            <text:p>20.33504</text:p>
          </table:table-cell>
          <table:table-cell office:value-type="float" office:value="18.64147" calcext:value-type="float">
            <text:p>18.64147</text:p>
          </table:table-cell>
          <table:table-cell office:value-type="float" office:value="8.627304" calcext:value-type="float">
            <text:p>8.627304</text:p>
          </table:table-cell>
          <table:table-cell office:value-type="float" office:value="3.570797" calcext:value-type="float">
            <text:p>3.570797</text:p>
          </table:table-cell>
          <table:table-cell office:value-type="float" office:value="1.517163" calcext:value-type="float">
            <text:p>1.517163</text:p>
          </table:table-cell>
          <table:table-cell office:value-type="float" office:value="1.171838" calcext:value-type="float">
            <text:p>1.171838</text:p>
          </table:table-cell>
          <table:table-cell office:value-type="float" office:value="0.547667" calcext:value-type="float">
            <text:p>0.547667</text:p>
          </table:table-cell>
          <table:table-cell office:value-type="float" office:value="0.2618354" calcext:value-type="float">
            <text:p>0.2618354</text:p>
          </table:table-cell>
          <table:table-cell office:value-type="float" office:value="0.2709194" calcext:value-type="float">
            <text:p>0.2709194</text:p>
          </table:table-cell>
          <table:table-cell office:value-type="float" office:value="0.3240568" calcext:value-type="float">
            <text:p>0.3240568</text:p>
          </table:table-cell>
          <table:table-cell office:value-type="float" office:value="0.3472196" calcext:value-type="float">
            <text:p>0.3472196</text:p>
          </table:table-cell>
          <table:table-cell office:value-type="float" office:value="0" calcext:value-type="float">
            <text:p>0</text:p>
          </table:table-cell>
          <table:table-cell office:value-type="float" office:value="18.51105" calcext:value-type="float">
            <text:p>18.51105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71317" calcext:value-type="float">
            <text:p>25.71317</text:p>
          </table:table-cell>
          <table:table-cell office:value-type="float" office:value="0" calcext:value-type="float">
            <text:p>0</text:p>
          </table:table-cell>
          <table:table-cell office:value-type="float" office:value="-0.9907858" calcext:value-type="float">
            <text:p>-0.990785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7" calcext:value-type="float">
            <text:p>17112007</text:p>
          </table:table-cell>
          <table:table-cell office:value-type="float" office:value="33.77563" calcext:value-type="float">
            <text:p>33.77563</text:p>
          </table:table-cell>
          <table:table-cell office:value-type="float" office:value="1097.723" calcext:value-type="float">
            <text:p>1097.723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600214" calcext:value-type="float">
            <text:p>0.08600214</text:p>
          </table:table-cell>
          <table:table-cell office:value-type="float" office:value="7.483034" calcext:value-type="float">
            <text:p>7.483034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3484" calcext:value-type="float">
            <text:p>-0.3133484</text:p>
          </table:table-cell>
          <table:table-cell office:value-type="float" office:value="-0.01634903" calcext:value-type="float">
            <text:p>-0.01634903</text:p>
          </table:table-cell>
          <table:table-cell office:value-type="float" office:value="0.0003818924" calcext:value-type="float">
            <text:p>0.0003818924</text:p>
          </table:table-cell>
          <table:table-cell office:value-type="float" office:value="13.97116" calcext:value-type="float">
            <text:p>13.97116</text:p>
          </table:table-cell>
          <table:table-cell office:value-type="float" office:value="0.130996" calcext:value-type="float">
            <text:p>0.130996</text:p>
          </table:table-cell>
          <table:table-cell office:value-type="float" office:value="0.03225504" calcext:value-type="float">
            <text:p>0.03225504</text:p>
          </table:table-cell>
          <table:table-cell office:value-type="float" office:value="0.03071403" calcext:value-type="float">
            <text:p>0.03071403</text:p>
          </table:table-cell>
          <table:table-cell office:value-type="float" office:value="0.02222601" calcext:value-type="float">
            <text:p>0.02222601</text:p>
          </table:table-cell>
          <table:table-cell office:value-type="float" office:value="0.02023287" calcext:value-type="float">
            <text:p>0.02023287</text:p>
          </table:table-cell>
          <table:table-cell office:value-type="float" office:value="0.01205316" calcext:value-type="float">
            <text:p>0.01205316</text:p>
          </table:table-cell>
          <table:table-cell office:value-type="float" office:value="0.01001712" calcext:value-type="float">
            <text:p>0.01001712</text:p>
          </table:table-cell>
          <table:table-cell office:value-type="float" office:value="0.02326272" calcext:value-type="float">
            <text:p>0.02326272</text:p>
          </table:table-cell>
          <table:table-cell office:value-type="float" office:value="0.02009022" calcext:value-type="float">
            <text:p>0.02009022</text:p>
          </table:table-cell>
          <table:table-cell office:value-type="float" office:value="0.01877679" calcext:value-type="float">
            <text:p>0.01877679</text:p>
          </table:table-cell>
          <table:table-cell office:value-type="float" office:value="0.01927737" calcext:value-type="float">
            <text:p>0.01927737</text:p>
          </table:table-cell>
          <table:table-cell office:value-type="float" office:value="0.02203201" calcext:value-type="float">
            <text:p>0.02203201</text:p>
          </table:table-cell>
          <table:table-cell office:value-type="float" office:value="0.005235063" calcext:value-type="float">
            <text:p>0.005235063</text:p>
          </table:table-cell>
          <table:table-cell office:value-type="float" office:value="0.003468791" calcext:value-type="float">
            <text:p>0.003468791</text:p>
          </table:table-cell>
          <table:table-cell office:value-type="float" office:value="0" calcext:value-type="float">
            <text:p>0</text:p>
          </table:table-cell>
          <table:table-cell office:value-type="float" office:value="12.29076" calcext:value-type="float">
            <text:p>12.29076</text:p>
          </table:table-cell>
          <table:table-cell office:value-type="float" office:value="18.4665" calcext:value-type="float">
            <text:p>18.4665</text:p>
          </table:table-cell>
          <table:table-cell office:value-type="float" office:value="20.5689" calcext:value-type="float">
            <text:p>20.5689</text:p>
          </table:table-cell>
          <table:table-cell office:value-type="float" office:value="20.13198" calcext:value-type="float">
            <text:p>20.13198</text:p>
          </table:table-cell>
          <table:table-cell office:value-type="float" office:value="18.31577" calcext:value-type="float">
            <text:p>18.31577</text:p>
          </table:table-cell>
          <table:table-cell office:value-type="float" office:value="8.595875" calcext:value-type="float">
            <text:p>8.595875</text:p>
          </table:table-cell>
          <table:table-cell office:value-type="float" office:value="3.580749" calcext:value-type="float">
            <text:p>3.580749</text:p>
          </table:table-cell>
          <table:table-cell office:value-type="float" office:value="1.526199" calcext:value-type="float">
            <text:p>1.526199</text:p>
          </table:table-cell>
          <table:table-cell office:value-type="float" office:value="1.176894" calcext:value-type="float">
            <text:p>1.176894</text:p>
          </table:table-cell>
          <table:table-cell office:value-type="float" office:value="0.5507427" calcext:value-type="float">
            <text:p>0.5507427</text:p>
          </table:table-cell>
          <table:table-cell office:value-type="float" office:value="0.2634792" calcext:value-type="float">
            <text:p>0.2634792</text:p>
          </table:table-cell>
          <table:table-cell office:value-type="float" office:value="0.2724425" calcext:value-type="float">
            <text:p>0.2724425</text:p>
          </table:table-cell>
          <table:table-cell office:value-type="float" office:value="0.3239806" calcext:value-type="float">
            <text:p>0.3239806</text:p>
          </table:table-cell>
          <table:table-cell office:value-type="float" office:value="0.3472245" calcext:value-type="float">
            <text:p>0.3472245</text:p>
          </table:table-cell>
          <table:table-cell office:value-type="float" office:value="0" calcext:value-type="float">
            <text:p>0</text:p>
          </table:table-cell>
          <table:table-cell office:value-type="float" office:value="18.89262" calcext:value-type="float">
            <text:p>18.89262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72843" calcext:value-type="float">
            <text:p>25.72843</text:p>
          </table:table-cell>
          <table:table-cell office:value-type="float" office:value="0" calcext:value-type="float">
            <text:p>0</text:p>
          </table:table-cell>
          <table:table-cell office:value-type="float" office:value="-0.9907916" calcext:value-type="float">
            <text:p>-0.99079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7" calcext:value-type="float">
            <text:p>18112007</text:p>
          </table:table-cell>
          <table:table-cell office:value-type="float" office:value="33.77279" calcext:value-type="float">
            <text:p>33.77279</text:p>
          </table:table-cell>
          <table:table-cell office:value-type="float" office:value="1097.707" calcext:value-type="float">
            <text:p>1097.707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599849" calcext:value-type="float">
            <text:p>0.08599849</text:p>
          </table:table-cell>
          <table:table-cell office:value-type="float" office:value="7.496973" calcext:value-type="float">
            <text:p>7.496973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3534" calcext:value-type="float">
            <text:p>-0.3133534</text:p>
          </table:table-cell>
          <table:table-cell office:value-type="float" office:value="-0.01632004" calcext:value-type="float">
            <text:p>-0.01632004</text:p>
          </table:table-cell>
          <table:table-cell office:value-type="float" office:value="0.0004743461" calcext:value-type="float">
            <text:p>0.0004743461</text:p>
          </table:table-cell>
          <table:table-cell office:value-type="float" office:value="14.01049" calcext:value-type="float">
            <text:p>14.01049</text:p>
          </table:table-cell>
          <table:table-cell office:value-type="float" office:value="0.1070971" calcext:value-type="float">
            <text:p>0.1070971</text:p>
          </table:table-cell>
          <table:table-cell office:value-type="float" office:value="0.03259466" calcext:value-type="float">
            <text:p>0.03259466</text:p>
          </table:table-cell>
          <table:table-cell office:value-type="float" office:value="0.03058038" calcext:value-type="float">
            <text:p>0.03058038</text:p>
          </table:table-cell>
          <table:table-cell office:value-type="float" office:value="0.02203104" calcext:value-type="float">
            <text:p>0.02203104</text:p>
          </table:table-cell>
          <table:table-cell office:value-type="float" office:value="0.02004329" calcext:value-type="float">
            <text:p>0.02004329</text:p>
          </table:table-cell>
          <table:table-cell office:value-type="float" office:value="0.01198016" calcext:value-type="float">
            <text:p>0.01198016</text:p>
          </table:table-cell>
          <table:table-cell office:value-type="float" office:value="0.01005096" calcext:value-type="float">
            <text:p>0.01005096</text:p>
          </table:table-cell>
          <table:table-cell office:value-type="float" office:value="0.02324595" calcext:value-type="float">
            <text:p>0.02324595</text:p>
          </table:table-cell>
          <table:table-cell office:value-type="float" office:value="0.02007663" calcext:value-type="float">
            <text:p>0.02007663</text:p>
          </table:table-cell>
          <table:table-cell office:value-type="float" office:value="0.01876906" calcext:value-type="float">
            <text:p>0.01876906</text:p>
          </table:table-cell>
          <table:table-cell office:value-type="float" office:value="0.01926746" calcext:value-type="float">
            <text:p>0.01926746</text:p>
          </table:table-cell>
          <table:table-cell office:value-type="float" office:value="0.02202508" calcext:value-type="float">
            <text:p>0.02202508</text:p>
          </table:table-cell>
          <table:table-cell office:value-type="float" office:value="0.005231348" calcext:value-type="float">
            <text:p>0.005231348</text:p>
          </table:table-cell>
          <table:table-cell office:value-type="float" office:value="0.00346778" calcext:value-type="float">
            <text:p>0.00346778</text:p>
          </table:table-cell>
          <table:table-cell office:value-type="float" office:value="0" calcext:value-type="float">
            <text:p>0</text:p>
          </table:table-cell>
          <table:table-cell office:value-type="float" office:value="13.99113" calcext:value-type="float">
            <text:p>13.99113</text:p>
          </table:table-cell>
          <table:table-cell office:value-type="float" office:value="18.46429" calcext:value-type="float">
            <text:p>18.46429</text:p>
          </table:table-cell>
          <table:table-cell office:value-type="float" office:value="20.46169" calcext:value-type="float">
            <text:p>20.46169</text:p>
          </table:table-cell>
          <table:table-cell office:value-type="float" office:value="19.94729" calcext:value-type="float">
            <text:p>19.94729</text:p>
          </table:table-cell>
          <table:table-cell office:value-type="float" office:value="18.05044" calcext:value-type="float">
            <text:p>18.05044</text:p>
          </table:table-cell>
          <table:table-cell office:value-type="float" office:value="8.566063" calcext:value-type="float">
            <text:p>8.566063</text:p>
          </table:table-cell>
          <table:table-cell office:value-type="float" office:value="3.590493" calcext:value-type="float">
            <text:p>3.590493</text:p>
          </table:table-cell>
          <table:table-cell office:value-type="float" office:value="1.53527" calcext:value-type="float">
            <text:p>1.53527</text:p>
          </table:table-cell>
          <table:table-cell office:value-type="float" office:value="1.181914" calcext:value-type="float">
            <text:p>1.181914</text:p>
          </table:table-cell>
          <table:table-cell office:value-type="float" office:value="0.5538116" calcext:value-type="float">
            <text:p>0.5538116</text:p>
          </table:table-cell>
          <table:table-cell office:value-type="float" office:value="0.2651164" calcext:value-type="float">
            <text:p>0.2651164</text:p>
          </table:table-cell>
          <table:table-cell office:value-type="float" office:value="0.2739588" calcext:value-type="float">
            <text:p>0.2739588</text:p>
          </table:table-cell>
          <table:table-cell office:value-type="float" office:value="0.3239086" calcext:value-type="float">
            <text:p>0.3239086</text:p>
          </table:table-cell>
          <table:table-cell office:value-type="float" office:value="0.3472294" calcext:value-type="float">
            <text:p>0.3472294</text:p>
          </table:table-cell>
          <table:table-cell office:value-type="float" office:value="0" calcext:value-type="float">
            <text:p>0</text:p>
          </table:table-cell>
          <table:table-cell office:value-type="float" office:value="19.12164" calcext:value-type="float">
            <text:p>19.12164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74213" calcext:value-type="float">
            <text:p>25.74213</text:p>
          </table:table-cell>
          <table:table-cell office:value-type="float" office:value="0" calcext:value-type="float">
            <text:p>0</text:p>
          </table:table-cell>
          <table:table-cell office:value-type="float" office:value="-0.9907967" calcext:value-type="float">
            <text:p>-0.990796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7" calcext:value-type="float">
            <text:p>19112007</text:p>
          </table:table-cell>
          <table:table-cell office:value-type="float" office:value="33.77014" calcext:value-type="float">
            <text:p>33.77014</text:p>
          </table:table-cell>
          <table:table-cell office:value-type="float" office:value="1097.692" calcext:value-type="float">
            <text:p>1097.692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612517" calcext:value-type="float">
            <text:p>0.08612517</text:p>
          </table:table-cell>
          <table:table-cell office:value-type="float" office:value="7.509477" calcext:value-type="float">
            <text:p>7.509477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3554" calcext:value-type="float">
            <text:p>-0.3133554</text:p>
          </table:table-cell>
          <table:table-cell office:value-type="float" office:value="-0.01629097" calcext:value-type="float">
            <text:p>-0.01629097</text:p>
          </table:table-cell>
          <table:table-cell office:value-type="float" office:value="0.0005544343" calcext:value-type="float">
            <text:p>0.0005544343</text:p>
          </table:table-cell>
          <table:table-cell office:value-type="float" office:value="14.04117" calcext:value-type="float">
            <text:p>14.04117</text:p>
          </table:table-cell>
          <table:table-cell office:value-type="float" office:value="0.09479794" calcext:value-type="float">
            <text:p>0.09479794</text:p>
          </table:table-cell>
          <table:table-cell office:value-type="float" office:value="0.0331784" calcext:value-type="float">
            <text:p>0.0331784</text:p>
          </table:table-cell>
          <table:table-cell office:value-type="float" office:value="0.03078088" calcext:value-type="float">
            <text:p>0.03078088</text:p>
          </table:table-cell>
          <table:table-cell office:value-type="float" office:value="0.02211701" calcext:value-type="float">
            <text:p>0.02211701</text:p>
          </table:table-cell>
          <table:table-cell office:value-type="float" office:value="0.0200984" calcext:value-type="float">
            <text:p>0.0200984</text:p>
          </table:table-cell>
          <table:table-cell office:value-type="float" office:value="0.01201383" calcext:value-type="float">
            <text:p>0.01201383</text:p>
          </table:table-cell>
          <table:table-cell office:value-type="float" office:value="0.01014808" calcext:value-type="float">
            <text:p>0.01014808</text:p>
          </table:table-cell>
          <table:table-cell office:value-type="float" office:value="0.02324458" calcext:value-type="float">
            <text:p>0.02324458</text:p>
          </table:table-cell>
          <table:table-cell office:value-type="float" office:value="0.02006623" calcext:value-type="float">
            <text:p>0.02006623</text:p>
          </table:table-cell>
          <table:table-cell office:value-type="float" office:value="0.01876267" calcext:value-type="float">
            <text:p>0.01876267</text:p>
          </table:table-cell>
          <table:table-cell office:value-type="float" office:value="0.01925937" calcext:value-type="float">
            <text:p>0.01925937</text:p>
          </table:table-cell>
          <table:table-cell office:value-type="float" office:value="0.02201996" calcext:value-type="float">
            <text:p>0.02201996</text:p>
          </table:table-cell>
          <table:table-cell office:value-type="float" office:value="0.00522767" calcext:value-type="float">
            <text:p>0.00522767</text:p>
          </table:table-cell>
          <table:table-cell office:value-type="float" office:value="0.003466767" calcext:value-type="float">
            <text:p>0.003466767</text:p>
          </table:table-cell>
          <table:table-cell office:value-type="float" office:value="0" calcext:value-type="float">
            <text:p>0</text:p>
          </table:table-cell>
          <table:table-cell office:value-type="float" office:value="12.81732" calcext:value-type="float">
            <text:p>12.81732</text:p>
          </table:table-cell>
          <table:table-cell office:value-type="float" office:value="18.47263" calcext:value-type="float">
            <text:p>18.47263</text:p>
          </table:table-cell>
          <table:table-cell office:value-type="float" office:value="20.34484" calcext:value-type="float">
            <text:p>20.34484</text:p>
          </table:table-cell>
          <table:table-cell office:value-type="float" office:value="19.7471" calcext:value-type="float">
            <text:p>19.7471</text:p>
          </table:table-cell>
          <table:table-cell office:value-type="float" office:value="17.76603" calcext:value-type="float">
            <text:p>17.76603</text:p>
          </table:table-cell>
          <table:table-cell office:value-type="float" office:value="8.531074" calcext:value-type="float">
            <text:p>8.531074</text:p>
          </table:table-cell>
          <table:table-cell office:value-type="float" office:value="3.597904" calcext:value-type="float">
            <text:p>3.597904</text:p>
          </table:table-cell>
          <table:table-cell office:value-type="float" office:value="1.544197" calcext:value-type="float">
            <text:p>1.544197</text:p>
          </table:table-cell>
          <table:table-cell office:value-type="float" office:value="1.186878" calcext:value-type="float">
            <text:p>1.186878</text:p>
          </table:table-cell>
          <table:table-cell office:value-type="float" office:value="0.5568748" calcext:value-type="float">
            <text:p>0.5568748</text:p>
          </table:table-cell>
          <table:table-cell office:value-type="float" office:value="0.2667476" calcext:value-type="float">
            <text:p>0.2667476</text:p>
          </table:table-cell>
          <table:table-cell office:value-type="float" office:value="0.2754693" calcext:value-type="float">
            <text:p>0.2754693</text:p>
          </table:table-cell>
          <table:table-cell office:value-type="float" office:value="0.3238397" calcext:value-type="float">
            <text:p>0.3238397</text:p>
          </table:table-cell>
          <table:table-cell office:value-type="float" office:value="0.3472342" calcext:value-type="float">
            <text:p>0.3472342</text:p>
          </table:table-cell>
          <table:table-cell office:value-type="float" office:value="0" calcext:value-type="float">
            <text:p>0</text:p>
          </table:table-cell>
          <table:table-cell office:value-type="float" office:value="19.29677" calcext:value-type="float">
            <text:p>19.29677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75409" calcext:value-type="float">
            <text:p>25.75409</text:p>
          </table:table-cell>
          <table:table-cell office:value-type="float" office:value="0" calcext:value-type="float">
            <text:p>0</text:p>
          </table:table-cell>
          <table:table-cell office:value-type="float" office:value="-0.9907967" calcext:value-type="float">
            <text:p>-0.990796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7" calcext:value-type="float">
            <text:p>20112007</text:p>
          </table:table-cell>
          <table:table-cell office:value-type="float" office:value="33.76716" calcext:value-type="float">
            <text:p>33.76716</text:p>
          </table:table-cell>
          <table:table-cell office:value-type="float" office:value="1097.677" calcext:value-type="float">
            <text:p>1097.677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639602" calcext:value-type="float">
            <text:p>0.08639602</text:p>
          </table:table-cell>
          <table:table-cell office:value-type="float" office:value="7.521315" calcext:value-type="float">
            <text:p>7.521315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3593" calcext:value-type="float">
            <text:p>-0.3133593</text:p>
          </table:table-cell>
          <table:table-cell office:value-type="float" office:value="-0.01626158" calcext:value-type="float">
            <text:p>-0.01626158</text:p>
          </table:table-cell>
          <table:table-cell office:value-type="float" office:value="0.0006215937" calcext:value-type="float">
            <text:p>0.0006215937</text:p>
          </table:table-cell>
          <table:table-cell office:value-type="float" office:value="14.06449" calcext:value-type="float">
            <text:p>14.06449</text:p>
          </table:table-cell>
          <table:table-cell office:value-type="float" office:value="0.08893849" calcext:value-type="float">
            <text:p>0.08893849</text:p>
          </table:table-cell>
          <table:table-cell office:value-type="float" office:value="0.03390202" calcext:value-type="float">
            <text:p>0.03390202</text:p>
          </table:table-cell>
          <table:table-cell office:value-type="float" office:value="0.03111566" calcext:value-type="float">
            <text:p>0.03111566</text:p>
          </table:table-cell>
          <table:table-cell office:value-type="float" office:value="0.02230247" calcext:value-type="float">
            <text:p>0.02230247</text:p>
          </table:table-cell>
          <table:table-cell office:value-type="float" office:value="0.02028806" calcext:value-type="float">
            <text:p>0.02028806</text:p>
          </table:table-cell>
          <table:table-cell office:value-type="float" office:value="0.01207724" calcext:value-type="float">
            <text:p>0.01207724</text:p>
          </table:table-cell>
          <table:table-cell office:value-type="float" office:value="0.01029377" calcext:value-type="float">
            <text:p>0.01029377</text:p>
          </table:table-cell>
          <table:table-cell office:value-type="float" office:value="0.02326713" calcext:value-type="float">
            <text:p>0.02326713</text:p>
          </table:table-cell>
          <table:table-cell office:value-type="float" office:value="0.02006297" calcext:value-type="float">
            <text:p>0.02006297</text:p>
          </table:table-cell>
          <table:table-cell office:value-type="float" office:value="0.01875792" calcext:value-type="float">
            <text:p>0.01875792</text:p>
          </table:table-cell>
          <table:table-cell office:value-type="float" office:value="0.01925299" calcext:value-type="float">
            <text:p>0.01925299</text:p>
          </table:table-cell>
          <table:table-cell office:value-type="float" office:value="0.02201647" calcext:value-type="float">
            <text:p>0.02201647</text:p>
          </table:table-cell>
          <table:table-cell office:value-type="float" office:value="0.005224015" calcext:value-type="float">
            <text:p>0.005224015</text:p>
          </table:table-cell>
          <table:table-cell office:value-type="float" office:value="0.00346575" calcext:value-type="float">
            <text:p>0.00346575</text:p>
          </table:table-cell>
          <table:table-cell office:value-type="float" office:value="0" calcext:value-type="float">
            <text:p>0</text:p>
          </table:table-cell>
          <table:table-cell office:value-type="float" office:value="12.76074" calcext:value-type="float">
            <text:p>12.76074</text:p>
          </table:table-cell>
          <table:table-cell office:value-type="float" office:value="18.51011" calcext:value-type="float">
            <text:p>18.51011</text:p>
          </table:table-cell>
          <table:table-cell office:value-type="float" office:value="20.24963" calcext:value-type="float">
            <text:p>20.24963</text:p>
          </table:table-cell>
          <table:table-cell office:value-type="float" office:value="19.56025" calcext:value-type="float">
            <text:p>19.56025</text:p>
          </table:table-cell>
          <table:table-cell office:value-type="float" office:value="17.49825" calcext:value-type="float">
            <text:p>17.49825</text:p>
          </table:table-cell>
          <table:table-cell office:value-type="float" office:value="8.488579" calcext:value-type="float">
            <text:p>8.488579</text:p>
          </table:table-cell>
          <table:table-cell office:value-type="float" office:value="3.602487" calcext:value-type="float">
            <text:p>3.602487</text:p>
          </table:table-cell>
          <table:table-cell office:value-type="float" office:value="1.552721" calcext:value-type="float">
            <text:p>1.552721</text:p>
          </table:table-cell>
          <table:table-cell office:value-type="float" office:value="1.191723" calcext:value-type="float">
            <text:p>1.191723</text:p>
          </table:table-cell>
          <table:table-cell office:value-type="float" office:value="0.559924" calcext:value-type="float">
            <text:p>0.559924</text:p>
          </table:table-cell>
          <table:table-cell office:value-type="float" office:value="0.2683734" calcext:value-type="float">
            <text:p>0.2683734</text:p>
          </table:table-cell>
          <table:table-cell office:value-type="float" office:value="0.2769744" calcext:value-type="float">
            <text:p>0.2769744</text:p>
          </table:table-cell>
          <table:table-cell office:value-type="float" office:value="0.323774" calcext:value-type="float">
            <text:p>0.323774</text:p>
          </table:table-cell>
          <table:table-cell office:value-type="float" office:value="0.347239" calcext:value-type="float">
            <text:p>0.347239</text:p>
          </table:table-cell>
          <table:table-cell office:value-type="float" office:value="0" calcext:value-type="float">
            <text:p>0</text:p>
          </table:table-cell>
          <table:table-cell office:value-type="float" office:value="19.49959" calcext:value-type="float">
            <text:p>19.4995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7654" calcext:value-type="float">
            <text:p>25.7654</text:p>
          </table:table-cell>
          <table:table-cell office:value-type="float" office:value="0" calcext:value-type="float">
            <text:p>0</text:p>
          </table:table-cell>
          <table:table-cell office:value-type="float" office:value="-0.9907967" calcext:value-type="float">
            <text:p>-0.990796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7" calcext:value-type="float">
            <text:p>21112007</text:p>
          </table:table-cell>
          <table:table-cell office:value-type="float" office:value="33.76429" calcext:value-type="float">
            <text:p>33.76429</text:p>
          </table:table-cell>
          <table:table-cell office:value-type="float" office:value="1097.662" calcext:value-type="float">
            <text:p>1097.662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669659" calcext:value-type="float">
            <text:p>0.08669659</text:p>
          </table:table-cell>
          <table:table-cell office:value-type="float" office:value="7.532867" calcext:value-type="float">
            <text:p>7.532867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3643" calcext:value-type="float">
            <text:p>-0.3133643</text:p>
          </table:table-cell>
          <table:table-cell office:value-type="float" office:value="-0.0162324" calcext:value-type="float">
            <text:p>-0.0162324</text:p>
          </table:table-cell>
          <table:table-cell office:value-type="float" office:value="0.0006956579" calcext:value-type="float">
            <text:p>0.0006956579</text:p>
          </table:table-cell>
          <table:table-cell office:value-type="float" office:value="14.09003" calcext:value-type="float">
            <text:p>14.09003</text:p>
          </table:table-cell>
          <table:table-cell office:value-type="float" office:value="0.0802231" calcext:value-type="float">
            <text:p>0.0802231</text:p>
          </table:table-cell>
          <table:table-cell office:value-type="float" office:value="0.03394347" calcext:value-type="float">
            <text:p>0.03394347</text:p>
          </table:table-cell>
          <table:table-cell office:value-type="float" office:value="0.03083554" calcext:value-type="float">
            <text:p>0.03083554</text:p>
          </table:table-cell>
          <table:table-cell office:value-type="float" office:value="0.02223018" calcext:value-type="float">
            <text:p>0.02223018</text:p>
          </table:table-cell>
          <table:table-cell office:value-type="float" office:value="0.02026504" calcext:value-type="float">
            <text:p>0.02026504</text:p>
          </table:table-cell>
          <table:table-cell office:value-type="float" office:value="0.01208451" calcext:value-type="float">
            <text:p>0.01208451</text:p>
          </table:table-cell>
          <table:table-cell office:value-type="float" office:value="0.01040886" calcext:value-type="float">
            <text:p>0.01040886</text:p>
          </table:table-cell>
          <table:table-cell office:value-type="float" office:value="0.02330319" calcext:value-type="float">
            <text:p>0.02330319</text:p>
          </table:table-cell>
          <table:table-cell office:value-type="float" office:value="0.02006868" calcext:value-type="float">
            <text:p>0.02006868</text:p>
          </table:table-cell>
          <table:table-cell office:value-type="float" office:value="0.01875544" calcext:value-type="float">
            <text:p>0.01875544</text:p>
          </table:table-cell>
          <table:table-cell office:value-type="float" office:value="0.01924828" calcext:value-type="float">
            <text:p>0.01924828</text:p>
          </table:table-cell>
          <table:table-cell office:value-type="float" office:value="0.02201441" calcext:value-type="float">
            <text:p>0.02201441</text:p>
          </table:table-cell>
          <table:table-cell office:value-type="float" office:value="0.005220388" calcext:value-type="float">
            <text:p>0.005220388</text:p>
          </table:table-cell>
          <table:table-cell office:value-type="float" office:value="0.003464735" calcext:value-type="float">
            <text:p>0.003464735</text:p>
          </table:table-cell>
          <table:table-cell office:value-type="float" office:value="0" calcext:value-type="float">
            <text:p>0</text:p>
          </table:table-cell>
          <table:table-cell office:value-type="float" office:value="13.18681" calcext:value-type="float">
            <text:p>13.18681</text:p>
          </table:table-cell>
          <table:table-cell office:value-type="float" office:value="18.56133" calcext:value-type="float">
            <text:p>18.56133</text:p>
          </table:table-cell>
          <table:table-cell office:value-type="float" office:value="20.12857" calcext:value-type="float">
            <text:p>20.12857</text:p>
          </table:table-cell>
          <table:table-cell office:value-type="float" office:value="19.39721" calcext:value-type="float">
            <text:p>19.39721</text:p>
          </table:table-cell>
          <table:table-cell office:value-type="float" office:value="17.26342" calcext:value-type="float">
            <text:p>17.26342</text:p>
          </table:table-cell>
          <table:table-cell office:value-type="float" office:value="8.447628" calcext:value-type="float">
            <text:p>8.447628</text:p>
          </table:table-cell>
          <table:table-cell office:value-type="float" office:value="3.605107" calcext:value-type="float">
            <text:p>3.605107</text:p>
          </table:table-cell>
          <table:table-cell office:value-type="float" office:value="1.560848" calcext:value-type="float">
            <text:p>1.560848</text:p>
          </table:table-cell>
          <table:table-cell office:value-type="float" office:value="1.196391" calcext:value-type="float">
            <text:p>1.196391</text:p>
          </table:table-cell>
          <table:table-cell office:value-type="float" office:value="0.5629493" calcext:value-type="float">
            <text:p>0.5629493</text:p>
          </table:table-cell>
          <table:table-cell office:value-type="float" office:value="0.269992" calcext:value-type="float">
            <text:p>0.269992</text:p>
          </table:table-cell>
          <table:table-cell office:value-type="float" office:value="0.2784735" calcext:value-type="float">
            <text:p>0.2784735</text:p>
          </table:table-cell>
          <table:table-cell office:value-type="float" office:value="0.3237125" calcext:value-type="float">
            <text:p>0.3237125</text:p>
          </table:table-cell>
          <table:table-cell office:value-type="float" office:value="0.3472439" calcext:value-type="float">
            <text:p>0.3472439</text:p>
          </table:table-cell>
          <table:table-cell office:value-type="float" office:value="0" calcext:value-type="float">
            <text:p>0</text:p>
          </table:table-cell>
          <table:table-cell office:value-type="float" office:value="19.81288" calcext:value-type="float">
            <text:p>19.81288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77615" calcext:value-type="float">
            <text:p>25.77615</text:p>
          </table:table-cell>
          <table:table-cell office:value-type="float" office:value="0" calcext:value-type="float">
            <text:p>0</text:p>
          </table:table-cell>
          <table:table-cell office:value-type="float" office:value="-0.9907971" calcext:value-type="float">
            <text:p>-0.990797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7" calcext:value-type="float">
            <text:p>22112007</text:p>
          </table:table-cell>
          <table:table-cell office:value-type="float" office:value="33.76163" calcext:value-type="float">
            <text:p>33.76163</text:p>
          </table:table-cell>
          <table:table-cell office:value-type="float" office:value="1097.647" calcext:value-type="float">
            <text:p>1097.647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700656" calcext:value-type="float">
            <text:p>0.08700656</text:p>
          </table:table-cell>
          <table:table-cell office:value-type="float" office:value="7.544177" calcext:value-type="float">
            <text:p>7.544177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3695" calcext:value-type="float">
            <text:p>-0.3133695</text:p>
          </table:table-cell>
          <table:table-cell office:value-type="float" office:value="-0.01620333" calcext:value-type="float">
            <text:p>-0.01620333</text:p>
          </table:table-cell>
          <table:table-cell office:value-type="float" office:value="0.0007774665" calcext:value-type="float">
            <text:p>0.0007774665</text:p>
          </table:table-cell>
          <table:table-cell office:value-type="float" office:value="14.11767" calcext:value-type="float">
            <text:p>14.11767</text:p>
          </table:table-cell>
          <table:table-cell office:value-type="float" office:value="0.07471881" calcext:value-type="float">
            <text:p>0.07471881</text:p>
          </table:table-cell>
          <table:table-cell office:value-type="float" office:value="0.03420232" calcext:value-type="float">
            <text:p>0.03420232</text:p>
          </table:table-cell>
          <table:table-cell office:value-type="float" office:value="0.03049309" calcext:value-type="float">
            <text:p>0.03049309</text:p>
          </table:table-cell>
          <table:table-cell office:value-type="float" office:value="0.02207474" calcext:value-type="float">
            <text:p>0.02207474</text:p>
          </table:table-cell>
          <table:table-cell office:value-type="float" office:value="0.0201633" calcext:value-type="float">
            <text:p>0.0201633</text:p>
          </table:table-cell>
          <table:table-cell office:value-type="float" office:value="0.01205778" calcext:value-type="float">
            <text:p>0.01205778</text:p>
          </table:table-cell>
          <table:table-cell office:value-type="float" office:value="0.01049017" calcext:value-type="float">
            <text:p>0.01049017</text:p>
          </table:table-cell>
          <table:table-cell office:value-type="float" office:value="0.02333895" calcext:value-type="float">
            <text:p>0.02333895</text:p>
          </table:table-cell>
          <table:table-cell office:value-type="float" office:value="0.0200806" calcext:value-type="float">
            <text:p>0.0200806</text:p>
          </table:table-cell>
          <table:table-cell office:value-type="float" office:value="0.01875557" calcext:value-type="float">
            <text:p>0.01875557</text:p>
          </table:table-cell>
          <table:table-cell office:value-type="float" office:value="0.01924534" calcext:value-type="float">
            <text:p>0.01924534</text:p>
          </table:table-cell>
          <table:table-cell office:value-type="float" office:value="0.02201375" calcext:value-type="float">
            <text:p>0.02201375</text:p>
          </table:table-cell>
          <table:table-cell office:value-type="float" office:value="0.005216779" calcext:value-type="float">
            <text:p>0.005216779</text:p>
          </table:table-cell>
          <table:table-cell office:value-type="float" office:value="0.003463721" calcext:value-type="float">
            <text:p>0.003463721</text:p>
          </table:table-cell>
          <table:table-cell office:value-type="float" office:value="0" calcext:value-type="float">
            <text:p>0</text:p>
          </table:table-cell>
          <table:table-cell office:value-type="float" office:value="13.59287" calcext:value-type="float">
            <text:p>13.59287</text:p>
          </table:table-cell>
          <table:table-cell office:value-type="float" office:value="18.61844" calcext:value-type="float">
            <text:p>18.61844</text:p>
          </table:table-cell>
          <table:table-cell office:value-type="float" office:value="20.02467" calcext:value-type="float">
            <text:p>20.02467</text:p>
          </table:table-cell>
          <table:table-cell office:value-type="float" office:value="19.20874" calcext:value-type="float">
            <text:p>19.20874</text:p>
          </table:table-cell>
          <table:table-cell office:value-type="float" office:value="17.05001" calcext:value-type="float">
            <text:p>17.05001</text:p>
          </table:table-cell>
          <table:table-cell office:value-type="float" office:value="8.406735" calcext:value-type="float">
            <text:p>8.406735</text:p>
          </table:table-cell>
          <table:table-cell office:value-type="float" office:value="3.606681" calcext:value-type="float">
            <text:p>3.606681</text:p>
          </table:table-cell>
          <table:table-cell office:value-type="float" office:value="1.568813" calcext:value-type="float">
            <text:p>1.568813</text:p>
          </table:table-cell>
          <table:table-cell office:value-type="float" office:value="1.200887" calcext:value-type="float">
            <text:p>1.200887</text:p>
          </table:table-cell>
          <table:table-cell office:value-type="float" office:value="0.5659397" calcext:value-type="float">
            <text:p>0.5659397</text:p>
          </table:table-cell>
          <table:table-cell office:value-type="float" office:value="0.2716016" calcext:value-type="float">
            <text:p>0.2716016</text:p>
          </table:table-cell>
          <table:table-cell office:value-type="float" office:value="0.2799674" calcext:value-type="float">
            <text:p>0.2799674</text:p>
          </table:table-cell>
          <table:table-cell office:value-type="float" office:value="0.3236538" calcext:value-type="float">
            <text:p>0.3236538</text:p>
          </table:table-cell>
          <table:table-cell office:value-type="float" office:value="0.3472487" calcext:value-type="float">
            <text:p>0.3472487</text:p>
          </table:table-cell>
          <table:table-cell office:value-type="float" office:value="0" calcext:value-type="float">
            <text:p>0</text:p>
          </table:table-cell>
          <table:table-cell office:value-type="float" office:value="20.10999" calcext:value-type="float">
            <text:p>20.1099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78686" calcext:value-type="float">
            <text:p>25.78686</text:p>
          </table:table-cell>
          <table:table-cell office:value-type="float" office:value="0" calcext:value-type="float">
            <text:p>0</text:p>
          </table:table-cell>
          <table:table-cell office:value-type="float" office:value="-0.9907979" calcext:value-type="float">
            <text:p>-0.990797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7" calcext:value-type="float">
            <text:p>23112007</text:p>
          </table:table-cell>
          <table:table-cell office:value-type="float" office:value="33.76061" calcext:value-type="float">
            <text:p>33.76061</text:p>
          </table:table-cell>
          <table:table-cell office:value-type="float" office:value="1097.633" calcext:value-type="float">
            <text:p>1097.633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8806909" calcext:value-type="float">
            <text:p>0.08806909</text:p>
          </table:table-cell>
          <table:table-cell office:value-type="float" office:value="7.555966" calcext:value-type="float">
            <text:p>7.555966</text:p>
          </table:table-cell>
          <table:table-cell office:value-type="float" office:value="0.0956882" calcext:value-type="float">
            <text:p>0.0956882</text:p>
          </table:table-cell>
          <table:table-cell office:value-type="float" office:value="0.004168656" calcext:value-type="float">
            <text:p>0.004168656</text:p>
          </table:table-cell>
          <table:table-cell office:value-type="float" office:value="0.07655767" calcext:value-type="float">
            <text:p>0.07655767</text:p>
          </table:table-cell>
          <table:table-cell office:value-type="float" office:value="0.9733721" calcext:value-type="float">
            <text:p>0.9733721</text:p>
          </table:table-cell>
          <table:table-cell office:value-type="float" office:value="-0.3133752" calcext:value-type="float">
            <text:p>-0.3133752</text:p>
          </table:table-cell>
          <table:table-cell office:value-type="float" office:value="-0.01618029" calcext:value-type="float">
            <text:p>-0.01618029</text:p>
          </table:table-cell>
          <table:table-cell office:value-type="float" office:value="0.0008641653" calcext:value-type="float">
            <text:p>0.0008641653</text:p>
          </table:table-cell>
          <table:table-cell office:value-type="float" office:value="14.15062" calcext:value-type="float">
            <text:p>14.15062</text:p>
          </table:table-cell>
          <table:table-cell office:value-type="float" office:value="0.05902808" calcext:value-type="float">
            <text:p>0.05902808</text:p>
          </table:table-cell>
          <table:table-cell office:value-type="float" office:value="0.03424794" calcext:value-type="float">
            <text:p>0.03424794</text:p>
          </table:table-cell>
          <table:table-cell office:value-type="float" office:value="0.03045367" calcext:value-type="float">
            <text:p>0.03045367</text:p>
          </table:table-cell>
          <table:table-cell office:value-type="float" office:value="0.02192011" calcext:value-type="float">
            <text:p>0.02192011</text:p>
          </table:table-cell>
          <table:table-cell office:value-type="float" office:value="0.02003255" calcext:value-type="float">
            <text:p>0.02003255</text:p>
          </table:table-cell>
          <table:table-cell office:value-type="float" office:value="0.01199788" calcext:value-type="float">
            <text:p>0.01199788</text:p>
          </table:table-cell>
          <table:table-cell office:value-type="float" office:value="0.01053998" calcext:value-type="float">
            <text:p>0.01053998</text:p>
          </table:table-cell>
          <table:table-cell office:value-type="float" office:value="0.0233701" calcext:value-type="float">
            <text:p>0.0233701</text:p>
          </table:table-cell>
          <table:table-cell office:value-type="float" office:value="0.02009564" calcext:value-type="float">
            <text:p>0.02009564</text:p>
          </table:table-cell>
          <table:table-cell office:value-type="float" office:value="0.01875811" calcext:value-type="float">
            <text:p>0.01875811</text:p>
          </table:table-cell>
          <table:table-cell office:value-type="float" office:value="0.01924417" calcext:value-type="float">
            <text:p>0.01924417</text:p>
          </table:table-cell>
          <table:table-cell office:value-type="float" office:value="0.0220144" calcext:value-type="float">
            <text:p>0.0220144</text:p>
          </table:table-cell>
          <table:table-cell office:value-type="float" office:value="0.005213203" calcext:value-type="float">
            <text:p>0.005213203</text:p>
          </table:table-cell>
          <table:table-cell office:value-type="float" office:value="0.003462728" calcext:value-type="float">
            <text:p>0.003462728</text:p>
          </table:table-cell>
          <table:table-cell office:value-type="float" office:value="0" calcext:value-type="float">
            <text:p>0</text:p>
          </table:table-cell>
          <table:table-cell office:value-type="float" office:value="26.54658" calcext:value-type="float">
            <text:p>26.54658</text:p>
          </table:table-cell>
          <table:table-cell office:value-type="float" office:value="20.8309" calcext:value-type="float">
            <text:p>20.8309</text:p>
          </table:table-cell>
          <table:table-cell office:value-type="float" office:value="20.14296" calcext:value-type="float">
            <text:p>20.14296</text:p>
          </table:table-cell>
          <table:table-cell office:value-type="float" office:value="19.04554" calcext:value-type="float">
            <text:p>19.04554</text:p>
          </table:table-cell>
          <table:table-cell office:value-type="float" office:value="16.81032" calcext:value-type="float">
            <text:p>16.81032</text:p>
          </table:table-cell>
          <table:table-cell office:value-type="float" office:value="8.36858" calcext:value-type="float">
            <text:p>8.36858</text:p>
          </table:table-cell>
          <table:table-cell office:value-type="float" office:value="3.60905" calcext:value-type="float">
            <text:p>3.60905</text:p>
          </table:table-cell>
          <table:table-cell office:value-type="float" office:value="1.576764" calcext:value-type="float">
            <text:p>1.576764</text:p>
          </table:table-cell>
          <table:table-cell office:value-type="float" office:value="1.205245" calcext:value-type="float">
            <text:p>1.205245</text:p>
          </table:table-cell>
          <table:table-cell office:value-type="float" office:value="0.5688905" calcext:value-type="float">
            <text:p>0.5688905</text:p>
          </table:table-cell>
          <table:table-cell office:value-type="float" office:value="0.2732002" calcext:value-type="float">
            <text:p>0.2732002</text:p>
          </table:table-cell>
          <table:table-cell office:value-type="float" office:value="0.2814526" calcext:value-type="float">
            <text:p>0.2814526</text:p>
          </table:table-cell>
          <table:table-cell office:value-type="float" office:value="0.3235986" calcext:value-type="float">
            <text:p>0.3235986</text:p>
          </table:table-cell>
          <table:table-cell office:value-type="float" office:value="0.3472536" calcext:value-type="float">
            <text:p>0.3472536</text:p>
          </table:table-cell>
          <table:table-cell office:value-type="float" office:value="0" calcext:value-type="float">
            <text:p>0</text:p>
          </table:table-cell>
          <table:table-cell office:value-type="float" office:value="21.10501" calcext:value-type="float">
            <text:p>21.10501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79581" calcext:value-type="float">
            <text:p>25.79581</text:p>
          </table:table-cell>
          <table:table-cell office:value-type="float" office:value="0" calcext:value-type="float">
            <text:p>0</text:p>
          </table:table-cell>
          <table:table-cell office:value-type="float" office:value="-0.9907979" calcext:value-type="float">
            <text:p>-0.990797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7" calcext:value-type="float">
            <text:p>24112007</text:p>
          </table:table-cell>
          <table:table-cell office:value-type="float" office:value="33.76297" calcext:value-type="float">
            <text:p>33.76297</text:p>
          </table:table-cell>
          <table:table-cell office:value-type="float" office:value="1097.621" calcext:value-type="float">
            <text:p>1097.621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136079" calcext:value-type="float">
            <text:p>0.09136079</text:p>
          </table:table-cell>
          <table:table-cell office:value-type="float" office:value="7.571568" calcext:value-type="float">
            <text:p>7.571568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0175" calcext:value-type="float">
            <text:p>0.004170175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38901" calcext:value-type="float">
            <text:p>0.9738901</text:p>
          </table:table-cell>
          <table:table-cell office:value-type="float" office:value="-0.3134075" calcext:value-type="float">
            <text:p>-0.3134075</text:p>
          </table:table-cell>
          <table:table-cell office:value-type="float" office:value="-0.01616899" calcext:value-type="float">
            <text:p>-0.01616899</text:p>
          </table:table-cell>
          <table:table-cell office:value-type="float" office:value="0.0009665106" calcext:value-type="float">
            <text:p>0.0009665106</text:p>
          </table:table-cell>
          <table:table-cell office:value-type="float" office:value="14.19127" calcext:value-type="float">
            <text:p>14.19127</text:p>
          </table:table-cell>
          <table:table-cell office:value-type="float" office:value="0.08919093" calcext:value-type="float">
            <text:p>0.08919093</text:p>
          </table:table-cell>
          <table:table-cell office:value-type="float" office:value="0.04773802" calcext:value-type="float">
            <text:p>0.04773802</text:p>
          </table:table-cell>
          <table:table-cell office:value-type="float" office:value="0.03779493" calcext:value-type="float">
            <text:p>0.03779493</text:p>
          </table:table-cell>
          <table:table-cell office:value-type="float" office:value="0.02758256" calcext:value-type="float">
            <text:p>0.02758256</text:p>
          </table:table-cell>
          <table:table-cell office:value-type="float" office:value="0.02484372" calcext:value-type="float">
            <text:p>0.02484372</text:p>
          </table:table-cell>
          <table:table-cell office:value-type="float" office:value="0.012242" calcext:value-type="float">
            <text:p>0.012242</text:p>
          </table:table-cell>
          <table:table-cell office:value-type="float" office:value="0.01071183" calcext:value-type="float">
            <text:p>0.01071183</text:p>
          </table:table-cell>
          <table:table-cell office:value-type="float" office:value="0.02346239" calcext:value-type="float">
            <text:p>0.02346239</text:p>
          </table:table-cell>
          <table:table-cell office:value-type="float" office:value="0.02011612" calcext:value-type="float">
            <text:p>0.02011612</text:p>
          </table:table-cell>
          <table:table-cell office:value-type="float" office:value="0.0187627" calcext:value-type="float">
            <text:p>0.0187627</text:p>
          </table:table-cell>
          <table:table-cell office:value-type="float" office:value="0.01924472" calcext:value-type="float">
            <text:p>0.01924472</text:p>
          </table:table-cell>
          <table:table-cell office:value-type="float" office:value="0.02201632" calcext:value-type="float">
            <text:p>0.02201632</text:p>
          </table:table-cell>
          <table:table-cell office:value-type="float" office:value="0.005209652" calcext:value-type="float">
            <text:p>0.005209652</text:p>
          </table:table-cell>
          <table:table-cell office:value-type="float" office:value="0.003461735" calcext:value-type="float">
            <text:p>0.003461735</text:p>
          </table:table-cell>
          <table:table-cell office:value-type="float" office:value="0" calcext:value-type="float">
            <text:p>0</text:p>
          </table:table-cell>
          <table:table-cell office:value-type="float" office:value="2.656149" calcext:value-type="float">
            <text:p>2.656149</text:p>
          </table:table-cell>
          <table:table-cell office:value-type="float" office:value="11.93305" calcext:value-type="float">
            <text:p>11.93305</text:p>
          </table:table-cell>
          <table:table-cell office:value-type="float" office:value="21.58315" calcext:value-type="float">
            <text:p>21.58315</text:p>
          </table:table-cell>
          <table:table-cell office:value-type="float" office:value="26.8841" calcext:value-type="float">
            <text:p>26.8841</text:p>
          </table:table-cell>
          <table:table-cell office:value-type="float" office:value="28.30308" calcext:value-type="float">
            <text:p>28.30308</text:p>
          </table:table-cell>
          <table:table-cell office:value-type="float" office:value="9.070122" calcext:value-type="float">
            <text:p>9.070122</text:p>
          </table:table-cell>
          <table:table-cell office:value-type="float" office:value="3.332472" calcext:value-type="float">
            <text:p>3.332472</text:p>
          </table:table-cell>
          <table:table-cell office:value-type="float" office:value="1.637059" calcext:value-type="float">
            <text:p>1.637059</text:p>
          </table:table-cell>
          <table:table-cell office:value-type="float" office:value="1.210722" calcext:value-type="float">
            <text:p>1.210722</text:p>
          </table:table-cell>
          <table:table-cell office:value-type="float" office:value="0.5718099" calcext:value-type="float">
            <text:p>0.5718099</text:p>
          </table:table-cell>
          <table:table-cell office:value-type="float" office:value="0.2747865" calcext:value-type="float">
            <text:p>0.2747865</text:p>
          </table:table-cell>
          <table:table-cell office:value-type="float" office:value="0.2829303" calcext:value-type="float">
            <text:p>0.2829303</text:p>
          </table:table-cell>
          <table:table-cell office:value-type="float" office:value="0.3235463" calcext:value-type="float">
            <text:p>0.3235463</text:p>
          </table:table-cell>
          <table:table-cell office:value-type="float" office:value="0.3472585" calcext:value-type="float">
            <text:p>0.3472585</text:p>
          </table:table-cell>
          <table:table-cell office:value-type="float" office:value="0" calcext:value-type="float">
            <text:p>0</text:p>
          </table:table-cell>
          <table:table-cell office:value-type="float" office:value="22.36595" calcext:value-type="float">
            <text:p>22.36595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79951" calcext:value-type="float">
            <text:p>25.79951</text:p>
          </table:table-cell>
          <table:table-cell office:value-type="float" office:value="0" calcext:value-type="float">
            <text:p>0</text:p>
          </table:table-cell>
          <table:table-cell office:value-type="float" office:value="-0.9908063" calcext:value-type="float">
            <text:p>-0.990806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7" calcext:value-type="float">
            <text:p>25112007</text:p>
          </table:table-cell>
          <table:table-cell office:value-type="float" office:value="33.76422" calcext:value-type="float">
            <text:p>33.76422</text:p>
          </table:table-cell>
          <table:table-cell office:value-type="float" office:value="1097.609" calcext:value-type="float">
            <text:p>1097.609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13367" calcext:value-type="float">
            <text:p>0.0913367</text:p>
          </table:table-cell>
          <table:table-cell office:value-type="float" office:value="7.577297" calcext:value-type="float">
            <text:p>7.577297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0175" calcext:value-type="float">
            <text:p>0.004170175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38901" calcext:value-type="float">
            <text:p>0.9738901</text:p>
          </table:table-cell>
          <table:table-cell office:value-type="float" office:value="-0.3134053" calcext:value-type="float">
            <text:p>-0.3134053</text:p>
          </table:table-cell>
          <table:table-cell office:value-type="float" office:value="-0.01615387" calcext:value-type="float">
            <text:p>-0.01615387</text:p>
          </table:table-cell>
          <table:table-cell office:value-type="float" office:value="0.001053269" calcext:value-type="float">
            <text:p>0.001053269</text:p>
          </table:table-cell>
          <table:table-cell office:value-type="float" office:value="14.2233" calcext:value-type="float">
            <text:p>14.2233</text:p>
          </table:table-cell>
          <table:table-cell office:value-type="float" office:value="0.07275984" calcext:value-type="float">
            <text:p>0.07275984</text:p>
          </table:table-cell>
          <table:table-cell office:value-type="float" office:value="0.04459517" calcext:value-type="float">
            <text:p>0.04459517</text:p>
          </table:table-cell>
          <table:table-cell office:value-type="float" office:value="0.0376935" calcext:value-type="float">
            <text:p>0.0376935</text:p>
          </table:table-cell>
          <table:table-cell office:value-type="float" office:value="0.02744254" calcext:value-type="float">
            <text:p>0.02744254</text:p>
          </table:table-cell>
          <table:table-cell office:value-type="float" office:value="0.02485663" calcext:value-type="float">
            <text:p>0.02485663</text:p>
          </table:table-cell>
          <table:table-cell office:value-type="float" office:value="0.01298765" calcext:value-type="float">
            <text:p>0.01298765</text:p>
          </table:table-cell>
          <table:table-cell office:value-type="float" office:value="0.01109888" calcext:value-type="float">
            <text:p>0.01109888</text:p>
          </table:table-cell>
          <table:table-cell office:value-type="float" office:value="0.02355282" calcext:value-type="float">
            <text:p>0.02355282</text:p>
          </table:table-cell>
          <table:table-cell office:value-type="float" office:value="0.0201453" calcext:value-type="float">
            <text:p>0.0201453</text:p>
          </table:table-cell>
          <table:table-cell office:value-type="float" office:value="0.01876938" calcext:value-type="float">
            <text:p>0.01876938</text:p>
          </table:table-cell>
          <table:table-cell office:value-type="float" office:value="0.01924693" calcext:value-type="float">
            <text:p>0.01924693</text:p>
          </table:table-cell>
          <table:table-cell office:value-type="float" office:value="0.02201951" calcext:value-type="float">
            <text:p>0.02201951</text:p>
          </table:table-cell>
          <table:table-cell office:value-type="float" office:value="0.00520613" calcext:value-type="float">
            <text:p>0.00520613</text:p>
          </table:table-cell>
          <table:table-cell office:value-type="float" office:value="0.00346074" calcext:value-type="float">
            <text:p>0.00346074</text:p>
          </table:table-cell>
          <table:table-cell office:value-type="float" office:value="0" calcext:value-type="float">
            <text:p>0</text:p>
          </table:table-cell>
          <table:table-cell office:value-type="float" office:value="2.940111" calcext:value-type="float">
            <text:p>2.940111</text:p>
          </table:table-cell>
          <table:table-cell office:value-type="float" office:value="10.66667" calcext:value-type="float">
            <text:p>10.66667</text:p>
          </table:table-cell>
          <table:table-cell office:value-type="float" office:value="19.17778" calcext:value-type="float">
            <text:p>19.17778</text:p>
          </table:table-cell>
          <table:table-cell office:value-type="float" office:value="23.50678" calcext:value-type="float">
            <text:p>23.50678</text:p>
          </table:table-cell>
          <table:table-cell office:value-type="float" office:value="24.10302" calcext:value-type="float">
            <text:p>24.10302</text:p>
          </table:table-cell>
          <table:table-cell office:value-type="float" office:value="11.62825" calcext:value-type="float">
            <text:p>11.62825</text:p>
          </table:table-cell>
          <table:table-cell office:value-type="float" office:value="4.254521" calcext:value-type="float">
            <text:p>4.254521</text:p>
          </table:table-cell>
          <table:table-cell office:value-type="float" office:value="1.684892" calcext:value-type="float">
            <text:p>1.684892</text:p>
          </table:table-cell>
          <table:table-cell office:value-type="float" office:value="1.218086" calcext:value-type="float">
            <text:p>1.218086</text:p>
          </table:table-cell>
          <table:table-cell office:value-type="float" office:value="0.5747324" calcext:value-type="float">
            <text:p>0.5747324</text:p>
          </table:table-cell>
          <table:table-cell office:value-type="float" office:value="0.2763615" calcext:value-type="float">
            <text:p>0.2763615</text:p>
          </table:table-cell>
          <table:table-cell office:value-type="float" office:value="0.2843963" calcext:value-type="float">
            <text:p>0.2843963</text:p>
          </table:table-cell>
          <table:table-cell office:value-type="float" office:value="0.3234973" calcext:value-type="float">
            <text:p>0.3234973</text:p>
          </table:table-cell>
          <table:table-cell office:value-type="float" office:value="0.3472633" calcext:value-type="float">
            <text:p>0.3472633</text:p>
          </table:table-cell>
          <table:table-cell office:value-type="float" office:value="0" calcext:value-type="float">
            <text:p>0</text:p>
          </table:table-cell>
          <table:table-cell office:value-type="float" office:value="22.43739" calcext:value-type="float">
            <text:p>22.4373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0433" calcext:value-type="float">
            <text:p>25.80433</text:p>
          </table:table-cell>
          <table:table-cell office:value-type="float" office:value="0" calcext:value-type="float">
            <text:p>0</text:p>
          </table:table-cell>
          <table:table-cell office:value-type="float" office:value="-0.9908168" calcext:value-type="float">
            <text:p>-0.990816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7" calcext:value-type="float">
            <text:p>26112007</text:p>
          </table:table-cell>
          <table:table-cell office:value-type="float" office:value="33.76554" calcext:value-type="float">
            <text:p>33.76554</text:p>
          </table:table-cell>
          <table:table-cell office:value-type="float" office:value="1097.598" calcext:value-type="float">
            <text:p>1097.598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124343" calcext:value-type="float">
            <text:p>0.09124343</text:p>
          </table:table-cell>
          <table:table-cell office:value-type="float" office:value="7.582907" calcext:value-type="float">
            <text:p>7.582907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0198" calcext:value-type="float">
            <text:p>0.004170198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39047" calcext:value-type="float">
            <text:p>0.9739047</text:p>
          </table:table-cell>
          <table:table-cell office:value-type="float" office:value="-0.3134072" calcext:value-type="float">
            <text:p>-0.3134072</text:p>
          </table:table-cell>
          <table:table-cell office:value-type="float" office:value="-0.01613913" calcext:value-type="float">
            <text:p>-0.01613913</text:p>
          </table:table-cell>
          <table:table-cell office:value-type="float" office:value="0.001138252" calcext:value-type="float">
            <text:p>0.001138252</text:p>
          </table:table-cell>
          <table:table-cell office:value-type="float" office:value="14.25679" calcext:value-type="float">
            <text:p>14.25679</text:p>
          </table:table-cell>
          <table:table-cell office:value-type="float" office:value="0.05017517" calcext:value-type="float">
            <text:p>0.05017517</text:p>
          </table:table-cell>
          <table:table-cell office:value-type="float" office:value="0.04155854" calcext:value-type="float">
            <text:p>0.04155854</text:p>
          </table:table-cell>
          <table:table-cell office:value-type="float" office:value="0.03704813" calcext:value-type="float">
            <text:p>0.03704813</text:p>
          </table:table-cell>
          <table:table-cell office:value-type="float" office:value="0.02706522" calcext:value-type="float">
            <text:p>0.02706522</text:p>
          </table:table-cell>
          <table:table-cell office:value-type="float" office:value="0.02477868" calcext:value-type="float">
            <text:p>0.02477868</text:p>
          </table:table-cell>
          <table:table-cell office:value-type="float" office:value="0.01331769" calcext:value-type="float">
            <text:p>0.01331769</text:p>
          </table:table-cell>
          <table:table-cell office:value-type="float" office:value="0.01165815" calcext:value-type="float">
            <text:p>0.01165815</text:p>
          </table:table-cell>
          <table:table-cell office:value-type="float" office:value="0.02371119" calcext:value-type="float">
            <text:p>0.02371119</text:p>
          </table:table-cell>
          <table:table-cell office:value-type="float" office:value="0.02018674" calcext:value-type="float">
            <text:p>0.02018674</text:p>
          </table:table-cell>
          <table:table-cell office:value-type="float" office:value="0.01877859" calcext:value-type="float">
            <text:p>0.01877859</text:p>
          </table:table-cell>
          <table:table-cell office:value-type="float" office:value="0.01925074" calcext:value-type="float">
            <text:p>0.01925074</text:p>
          </table:table-cell>
          <table:table-cell office:value-type="float" office:value="0.0220239" calcext:value-type="float">
            <text:p>0.0220239</text:p>
          </table:table-cell>
          <table:table-cell office:value-type="float" office:value="0.005202637" calcext:value-type="float">
            <text:p>0.005202637</text:p>
          </table:table-cell>
          <table:table-cell office:value-type="float" office:value="0.003459745" calcext:value-type="float">
            <text:p>0.003459745</text:p>
          </table:table-cell>
          <table:table-cell office:value-type="float" office:value="0" calcext:value-type="float">
            <text:p>0</text:p>
          </table:table-cell>
          <table:table-cell office:value-type="float" office:value="4.306675" calcext:value-type="float">
            <text:p>4.306675</text:p>
          </table:table-cell>
          <table:table-cell office:value-type="float" office:value="9.109053" calcext:value-type="float">
            <text:p>9.109053</text:p>
          </table:table-cell>
          <table:table-cell office:value-type="float" office:value="16.96079" calcext:value-type="float">
            <text:p>16.96079</text:p>
          </table:table-cell>
          <table:table-cell office:value-type="float" office:value="21.58917" calcext:value-type="float">
            <text:p>21.58917</text:p>
          </table:table-cell>
          <table:table-cell office:value-type="float" office:value="22.63205" calcext:value-type="float">
            <text:p>22.63205</text:p>
          </table:table-cell>
          <table:table-cell office:value-type="float" office:value="12.08739" calcext:value-type="float">
            <text:p>12.08739</text:p>
          </table:table-cell>
          <table:table-cell office:value-type="float" office:value="5.886019" calcext:value-type="float">
            <text:p>5.886019</text:p>
          </table:table-cell>
          <table:table-cell office:value-type="float" office:value="1.833291" calcext:value-type="float">
            <text:p>1.833291</text:p>
          </table:table-cell>
          <table:table-cell office:value-type="float" office:value="1.228086" calcext:value-type="float">
            <text:p>1.228086</text:p>
          </table:table-cell>
          <table:table-cell office:value-type="float" office:value="0.5777512" calcext:value-type="float">
            <text:p>0.5777512</text:p>
          </table:table-cell>
          <table:table-cell office:value-type="float" office:value="0.2779256" calcext:value-type="float">
            <text:p>0.2779256</text:p>
          </table:table-cell>
          <table:table-cell office:value-type="float" office:value="0.2858532" calcext:value-type="float">
            <text:p>0.2858532</text:p>
          </table:table-cell>
          <table:table-cell office:value-type="float" office:value="0.3234506" calcext:value-type="float">
            <text:p>0.3234506</text:p>
          </table:table-cell>
          <table:table-cell office:value-type="float" office:value="0.3472682" calcext:value-type="float">
            <text:p>0.3472682</text:p>
          </table:table-cell>
          <table:table-cell office:value-type="float" office:value="0" calcext:value-type="float">
            <text:p>0</text:p>
          </table:table-cell>
          <table:table-cell office:value-type="float" office:value="22.54059" calcext:value-type="float">
            <text:p>22.5405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084" calcext:value-type="float">
            <text:p>25.8084</text:p>
          </table:table-cell>
          <table:table-cell office:value-type="float" office:value="0" calcext:value-type="float">
            <text:p>0</text:p>
          </table:table-cell>
          <table:table-cell office:value-type="float" office:value="-0.9908209" calcext:value-type="float">
            <text:p>-0.990820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7" calcext:value-type="float">
            <text:p>27112007</text:p>
          </table:table-cell>
          <table:table-cell office:value-type="float" office:value="33.76577" calcext:value-type="float">
            <text:p>33.76577</text:p>
          </table:table-cell>
          <table:table-cell office:value-type="float" office:value="1097.587" calcext:value-type="float">
            <text:p>1097.587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176528" calcext:value-type="float">
            <text:p>0.09176528</text:p>
          </table:table-cell>
          <table:table-cell office:value-type="float" office:value="7.587726" calcext:value-type="float">
            <text:p>7.587726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0568" calcext:value-type="float">
            <text:p>0.004170568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1333" calcext:value-type="float">
            <text:p>0.9741333</text:p>
          </table:table-cell>
          <table:table-cell office:value-type="float" office:value="-0.3134064" calcext:value-type="float">
            <text:p>-0.3134064</text:p>
          </table:table-cell>
          <table:table-cell office:value-type="float" office:value="-0.0161225" calcext:value-type="float">
            <text:p>-0.0161225</text:p>
          </table:table-cell>
          <table:table-cell office:value-type="float" office:value="0.001215427" calcext:value-type="float">
            <text:p>0.001215427</text:p>
          </table:table-cell>
          <table:table-cell office:value-type="float" office:value="14.27696" calcext:value-type="float">
            <text:p>14.27696</text:p>
          </table:table-cell>
          <table:table-cell office:value-type="float" office:value="0.04371825" calcext:value-type="float">
            <text:p>0.04371825</text:p>
          </table:table-cell>
          <table:table-cell office:value-type="float" office:value="0.04378904" calcext:value-type="float">
            <text:p>0.04378904</text:p>
          </table:table-cell>
          <table:table-cell office:value-type="float" office:value="0.03840879" calcext:value-type="float">
            <text:p>0.03840879</text:p>
          </table:table-cell>
          <table:table-cell office:value-type="float" office:value="0.02707467" calcext:value-type="float">
            <text:p>0.02707467</text:p>
          </table:table-cell>
          <table:table-cell office:value-type="float" office:value="0.02500529" calcext:value-type="float">
            <text:p>0.02500529</text:p>
          </table:table-cell>
          <table:table-cell office:value-type="float" office:value="0.01366743" calcext:value-type="float">
            <text:p>0.01366743</text:p>
          </table:table-cell>
          <table:table-cell office:value-type="float" office:value="0.01118167" calcext:value-type="float">
            <text:p>0.01118167</text:p>
          </table:table-cell>
          <table:table-cell office:value-type="float" office:value="0.02393333" calcext:value-type="float">
            <text:p>0.02393333</text:p>
          </table:table-cell>
          <table:table-cell office:value-type="float" office:value="0.02024258" calcext:value-type="float">
            <text:p>0.02024258</text:p>
          </table:table-cell>
          <table:table-cell office:value-type="float" office:value="0.01879086" calcext:value-type="float">
            <text:p>0.01879086</text:p>
          </table:table-cell>
          <table:table-cell office:value-type="float" office:value="0.01925622" calcext:value-type="float">
            <text:p>0.01925622</text:p>
          </table:table-cell>
          <table:table-cell office:value-type="float" office:value="0.02202948" calcext:value-type="float">
            <text:p>0.02202948</text:p>
          </table:table-cell>
          <table:table-cell office:value-type="float" office:value="0.005199161" calcext:value-type="float">
            <text:p>0.005199161</text:p>
          </table:table-cell>
          <table:table-cell office:value-type="float" office:value="0.003458753" calcext:value-type="float">
            <text:p>0.003458753</text:p>
          </table:table-cell>
          <table:table-cell office:value-type="float" office:value="0" calcext:value-type="float">
            <text:p>0</text:p>
          </table:table-cell>
          <table:table-cell office:value-type="float" office:value="6.344716" calcext:value-type="float">
            <text:p>6.344716</text:p>
          </table:table-cell>
          <table:table-cell office:value-type="float" office:value="11.52248" calcext:value-type="float">
            <text:p>11.52248</text:p>
          </table:table-cell>
          <table:table-cell office:value-type="float" office:value="16.72113" calcext:value-type="float">
            <text:p>16.72113</text:p>
          </table:table-cell>
          <table:table-cell office:value-type="float" office:value="20.50176" calcext:value-type="float">
            <text:p>20.50176</text:p>
          </table:table-cell>
          <table:table-cell office:value-type="float" office:value="20.60063" calcext:value-type="float">
            <text:p>20.60063</text:p>
          </table:table-cell>
          <table:table-cell office:value-type="float" office:value="11.17637" calcext:value-type="float">
            <text:p>11.17637</text:p>
          </table:table-cell>
          <table:table-cell office:value-type="float" office:value="4.419891" calcext:value-type="float">
            <text:p>4.419891</text:p>
          </table:table-cell>
          <table:table-cell office:value-type="float" office:value="2.036212" calcext:value-type="float">
            <text:p>2.036212</text:p>
          </table:table-cell>
          <table:table-cell office:value-type="float" office:value="1.242352" calcext:value-type="float">
            <text:p>1.242352</text:p>
          </table:table-cell>
          <table:table-cell office:value-type="float" office:value="0.5810323" calcext:value-type="float">
            <text:p>0.5810323</text:p>
          </table:table-cell>
          <table:table-cell office:value-type="float" office:value="0.2794807" calcext:value-type="float">
            <text:p>0.2794807</text:p>
          </table:table-cell>
          <table:table-cell office:value-type="float" office:value="0.2873011" calcext:value-type="float">
            <text:p>0.2873011</text:p>
          </table:table-cell>
          <table:table-cell office:value-type="float" office:value="0.3234061" calcext:value-type="float">
            <text:p>0.3234061</text:p>
          </table:table-cell>
          <table:table-cell office:value-type="float" office:value="0.347273" calcext:value-type="float">
            <text:p>0.347273</text:p>
          </table:table-cell>
          <table:table-cell office:value-type="float" office:value="0" calcext:value-type="float">
            <text:p>0</text:p>
          </table:table-cell>
          <table:table-cell office:value-type="float" office:value="22.78859" calcext:value-type="float">
            <text:p>22.7885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1329" calcext:value-type="float">
            <text:p>25.81329</text:p>
          </table:table-cell>
          <table:table-cell office:value-type="float" office:value="0" calcext:value-type="float">
            <text:p>0</text:p>
          </table:table-cell>
          <table:table-cell office:value-type="float" office:value="-0.9908209" calcext:value-type="float">
            <text:p>-0.990820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7" calcext:value-type="float">
            <text:p>28112007</text:p>
          </table:table-cell>
          <table:table-cell office:value-type="float" office:value="33.76473" calcext:value-type="float">
            <text:p>33.76473</text:p>
          </table:table-cell>
          <table:table-cell office:value-type="float" office:value="1097.576" calcext:value-type="float">
            <text:p>1097.576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250996" calcext:value-type="float">
            <text:p>0.09250996</text:p>
          </table:table-cell>
          <table:table-cell office:value-type="float" office:value="7.593344" calcext:value-type="float">
            <text:p>7.593344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0645" calcext:value-type="float">
            <text:p>0.004170645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1752" calcext:value-type="float">
            <text:p>0.9741752</text:p>
          </table:table-cell>
          <table:table-cell office:value-type="float" office:value="-0.3134007" calcext:value-type="float">
            <text:p>-0.3134007</text:p>
          </table:table-cell>
          <table:table-cell office:value-type="float" office:value="-0.01609801" calcext:value-type="float">
            <text:p>-0.01609801</text:p>
          </table:table-cell>
          <table:table-cell office:value-type="float" office:value="0.001261009" calcext:value-type="float">
            <text:p>0.001261009</text:p>
          </table:table-cell>
          <table:table-cell office:value-type="float" office:value="14.28707" calcext:value-type="float">
            <text:p>14.28707</text:p>
          </table:table-cell>
          <table:table-cell office:value-type="float" office:value="0.04880448" calcext:value-type="float">
            <text:p>0.04880448</text:p>
          </table:table-cell>
          <table:table-cell office:value-type="float" office:value="0.04873155" calcext:value-type="float">
            <text:p>0.04873155</text:p>
          </table:table-cell>
          <table:table-cell office:value-type="float" office:value="0.04216674" calcext:value-type="float">
            <text:p>0.04216674</text:p>
          </table:table-cell>
          <table:table-cell office:value-type="float" office:value="0.0276811" calcext:value-type="float">
            <text:p>0.0276811</text:p>
          </table:table-cell>
          <table:table-cell office:value-type="float" office:value="0.02543079" calcext:value-type="float">
            <text:p>0.02543079</text:p>
          </table:table-cell>
          <table:table-cell office:value-type="float" office:value="0.01386034" calcext:value-type="float">
            <text:p>0.01386034</text:p>
          </table:table-cell>
          <table:table-cell office:value-type="float" office:value="0.01148295" calcext:value-type="float">
            <text:p>0.01148295</text:p>
          </table:table-cell>
          <table:table-cell office:value-type="float" office:value="0.02414438" calcext:value-type="float">
            <text:p>0.02414438</text:p>
          </table:table-cell>
          <table:table-cell office:value-type="float" office:value="0.02031892" calcext:value-type="float">
            <text:p>0.02031892</text:p>
          </table:table-cell>
          <table:table-cell office:value-type="float" office:value="0.01880699" calcext:value-type="float">
            <text:p>0.01880699</text:p>
          </table:table-cell>
          <table:table-cell office:value-type="float" office:value="0.01926346" calcext:value-type="float">
            <text:p>0.01926346</text:p>
          </table:table-cell>
          <table:table-cell office:value-type="float" office:value="0.02203627" calcext:value-type="float">
            <text:p>0.02203627</text:p>
          </table:table-cell>
          <table:table-cell office:value-type="float" office:value="0.005195721" calcext:value-type="float">
            <text:p>0.005195721</text:p>
          </table:table-cell>
          <table:table-cell office:value-type="float" office:value="0.003457773" calcext:value-type="float">
            <text:p>0.003457773</text:p>
          </table:table-cell>
          <table:table-cell office:value-type="float" office:value="0" calcext:value-type="float">
            <text:p>0</text:p>
          </table:table-cell>
          <table:table-cell office:value-type="float" office:value="6.380821" calcext:value-type="float">
            <text:p>6.380821</text:p>
          </table:table-cell>
          <table:table-cell office:value-type="float" office:value="12.70956" calcext:value-type="float">
            <text:p>12.70956</text:p>
          </table:table-cell>
          <table:table-cell office:value-type="float" office:value="17.34851" calcext:value-type="float">
            <text:p>17.34851</text:p>
          </table:table-cell>
          <table:table-cell office:value-type="float" office:value="20.17206" calcext:value-type="float">
            <text:p>20.17206</text:p>
          </table:table-cell>
          <table:table-cell office:value-type="float" office:value="19.64551" calcext:value-type="float">
            <text:p>19.64551</text:p>
          </table:table-cell>
          <table:table-cell office:value-type="float" office:value="10.62996" calcext:value-type="float">
            <text:p>10.62996</text:p>
          </table:table-cell>
          <table:table-cell office:value-type="float" office:value="4.164289" calcext:value-type="float">
            <text:p>4.164289</text:p>
          </table:table-cell>
          <table:table-cell office:value-type="float" office:value="2.146478" calcext:value-type="float">
            <text:p>2.146478</text:p>
          </table:table-cell>
          <table:table-cell office:value-type="float" office:value="1.263239" calcext:value-type="float">
            <text:p>1.263239</text:p>
          </table:table-cell>
          <table:table-cell office:value-type="float" office:value="0.5848459" calcext:value-type="float">
            <text:p>0.5848459</text:p>
          </table:table-cell>
          <table:table-cell office:value-type="float" office:value="0.2810295" calcext:value-type="float">
            <text:p>0.2810295</text:p>
          </table:table-cell>
          <table:table-cell office:value-type="float" office:value="0.2887418" calcext:value-type="float">
            <text:p>0.2887418</text:p>
          </table:table-cell>
          <table:table-cell office:value-type="float" office:value="0.3233635" calcext:value-type="float">
            <text:p>0.3233635</text:p>
          </table:table-cell>
          <table:table-cell office:value-type="float" office:value="0.3472778" calcext:value-type="float">
            <text:p>0.3472778</text:p>
          </table:table-cell>
          <table:table-cell office:value-type="float" office:value="0" calcext:value-type="float">
            <text:p>0</text:p>
          </table:table-cell>
          <table:table-cell office:value-type="float" office:value="22.85051" calcext:value-type="float">
            <text:p>22.85051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1869" calcext:value-type="float">
            <text:p>25.81869</text:p>
          </table:table-cell>
          <table:table-cell office:value-type="float" office:value="0" calcext:value-type="float">
            <text:p>0</text:p>
          </table:table-cell>
          <table:table-cell office:value-type="float" office:value="-0.9908209" calcext:value-type="float">
            <text:p>-0.990820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7" calcext:value-type="float">
            <text:p>29112007</text:p>
          </table:table-cell>
          <table:table-cell office:value-type="float" office:value="33.76334" calcext:value-type="float">
            <text:p>33.76334</text:p>
          </table:table-cell>
          <table:table-cell office:value-type="float" office:value="1097.566" calcext:value-type="float">
            <text:p>1097.566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3314" calcext:value-type="float">
            <text:p>0.093314</text:p>
          </table:table-cell>
          <table:table-cell office:value-type="float" office:value="7.59886" calcext:value-type="float">
            <text:p>7.59886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0676" calcext:value-type="float">
            <text:p>0.004170676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1991" calcext:value-type="float">
            <text:p>0.9741991</text:p>
          </table:table-cell>
          <table:table-cell office:value-type="float" office:value="-0.3133958" calcext:value-type="float">
            <text:p>-0.3133958</text:p>
          </table:table-cell>
          <table:table-cell office:value-type="float" office:value="-0.01607174" calcext:value-type="float">
            <text:p>-0.01607174</text:p>
          </table:table-cell>
          <table:table-cell office:value-type="float" office:value="0.001289066" calcext:value-type="float">
            <text:p>0.001289066</text:p>
          </table:table-cell>
          <table:table-cell office:value-type="float" office:value="14.29295" calcext:value-type="float">
            <text:p>14.29295</text:p>
          </table:table-cell>
          <table:table-cell office:value-type="float" office:value="0.05439177" calcext:value-type="float">
            <text:p>0.05439177</text:p>
          </table:table-cell>
          <table:table-cell office:value-type="float" office:value="0.0535977" calcext:value-type="float">
            <text:p>0.0535977</text:p>
          </table:table-cell>
          <table:table-cell office:value-type="float" office:value="0.04626494" calcext:value-type="float">
            <text:p>0.04626494</text:p>
          </table:table-cell>
          <table:table-cell office:value-type="float" office:value="0.02853297" calcext:value-type="float">
            <text:p>0.02853297</text:p>
          </table:table-cell>
          <table:table-cell office:value-type="float" office:value="0.02602975" calcext:value-type="float">
            <text:p>0.02602975</text:p>
          </table:table-cell>
          <table:table-cell office:value-type="float" office:value="0.01422328" calcext:value-type="float">
            <text:p>0.01422328</text:p>
          </table:table-cell>
          <table:table-cell office:value-type="float" office:value="0.01189498" calcext:value-type="float">
            <text:p>0.01189498</text:p>
          </table:table-cell>
          <table:table-cell office:value-type="float" office:value="0.0243071" calcext:value-type="float">
            <text:p>0.0243071</text:p>
          </table:table-cell>
          <table:table-cell office:value-type="float" office:value="0.02040719" calcext:value-type="float">
            <text:p>0.02040719</text:p>
          </table:table-cell>
          <table:table-cell office:value-type="float" office:value="0.01882749" calcext:value-type="float">
            <text:p>0.01882749</text:p>
          </table:table-cell>
          <table:table-cell office:value-type="float" office:value="0.01927257" calcext:value-type="float">
            <text:p>0.01927257</text:p>
          </table:table-cell>
          <table:table-cell office:value-type="float" office:value="0.0220443" calcext:value-type="float">
            <text:p>0.0220443</text:p>
          </table:table-cell>
          <table:table-cell office:value-type="float" office:value="0.005192305" calcext:value-type="float">
            <text:p>0.005192305</text:p>
          </table:table-cell>
          <table:table-cell office:value-type="float" office:value="0.003456792" calcext:value-type="float">
            <text:p>0.003456792</text:p>
          </table:table-cell>
          <table:table-cell office:value-type="float" office:value="0" calcext:value-type="float">
            <text:p>0</text:p>
          </table:table-cell>
          <table:table-cell office:value-type="float" office:value="6.64074" calcext:value-type="float">
            <text:p>6.64074</text:p>
          </table:table-cell>
          <table:table-cell office:value-type="float" office:value="12.83472" calcext:value-type="float">
            <text:p>12.83472</text:p>
          </table:table-cell>
          <table:table-cell office:value-type="float" office:value="17.20003" calcext:value-type="float">
            <text:p>17.20003</text:p>
          </table:table-cell>
          <table:table-cell office:value-type="float" office:value="19.88474" calcext:value-type="float">
            <text:p>19.88474</text:p>
          </table:table-cell>
          <table:table-cell office:value-type="float" office:value="19.3502" calcext:value-type="float">
            <text:p>19.3502</text:p>
          </table:table-cell>
          <table:table-cell office:value-type="float" office:value="10.48257" calcext:value-type="float">
            <text:p>10.48257</text:p>
          </table:table-cell>
          <table:table-cell office:value-type="float" office:value="4.267905" calcext:value-type="float">
            <text:p>4.267905</text:p>
          </table:table-cell>
          <table:table-cell office:value-type="float" office:value="2.176517" calcext:value-type="float">
            <text:p>2.176517</text:p>
          </table:table-cell>
          <table:table-cell office:value-type="float" office:value="1.283897" calcext:value-type="float">
            <text:p>1.283897</text:p>
          </table:table-cell>
          <table:table-cell office:value-type="float" office:value="0.5891886" calcext:value-type="float">
            <text:p>0.5891886</text:p>
          </table:table-cell>
          <table:table-cell office:value-type="float" office:value="0.2825752" calcext:value-type="float">
            <text:p>0.2825752</text:p>
          </table:table-cell>
          <table:table-cell office:value-type="float" office:value="0.2901733" calcext:value-type="float">
            <text:p>0.2901733</text:p>
          </table:table-cell>
          <table:table-cell office:value-type="float" office:value="0.3233226" calcext:value-type="float">
            <text:p>0.3233226</text:p>
          </table:table-cell>
          <table:table-cell office:value-type="float" office:value="0.3472826" calcext:value-type="float">
            <text:p>0.3472826</text:p>
          </table:table-cell>
          <table:table-cell office:value-type="float" office:value="0" calcext:value-type="float">
            <text:p>0</text:p>
          </table:table-cell>
          <table:table-cell office:value-type="float" office:value="22.90915" calcext:value-type="float">
            <text:p>22.90915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2395" calcext:value-type="float">
            <text:p>25.82395</text:p>
          </table:table-cell>
          <table:table-cell office:value-type="float" office:value="0" calcext:value-type="float">
            <text:p>0</text:p>
          </table:table-cell>
          <table:table-cell office:value-type="float" office:value="-0.9908209" calcext:value-type="float">
            <text:p>-0.990820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7" calcext:value-type="float">
            <text:p>30112007</text:p>
          </table:table-cell>
          <table:table-cell office:value-type="float" office:value="33.76135" calcext:value-type="float">
            <text:p>33.76135</text:p>
          </table:table-cell>
          <table:table-cell office:value-type="float" office:value="1097.556" calcext:value-type="float">
            <text:p>1097.556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394129" calcext:value-type="float">
            <text:p>0.09394129</text:p>
          </table:table-cell>
          <table:table-cell office:value-type="float" office:value="7.604741" calcext:value-type="float">
            <text:p>7.604741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0682" calcext:value-type="float">
            <text:p>0.004170682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2042" calcext:value-type="float">
            <text:p>0.9742042</text:p>
          </table:table-cell>
          <table:table-cell office:value-type="float" office:value="-0.3133944" calcext:value-type="float">
            <text:p>-0.3133944</text:p>
          </table:table-cell>
          <table:table-cell office:value-type="float" office:value="-0.01604613" calcext:value-type="float">
            <text:p>-0.01604613</text:p>
          </table:table-cell>
          <table:table-cell office:value-type="float" office:value="0.001306744" calcext:value-type="float">
            <text:p>0.001306744</text:p>
          </table:table-cell>
          <table:table-cell office:value-type="float" office:value="14.29705" calcext:value-type="float">
            <text:p>14.29705</text:p>
          </table:table-cell>
          <table:table-cell office:value-type="float" office:value="0.05834085" calcext:value-type="float">
            <text:p>0.05834085</text:p>
          </table:table-cell>
          <table:table-cell office:value-type="float" office:value="0.05667469" calcext:value-type="float">
            <text:p>0.05667469</text:p>
          </table:table-cell>
          <table:table-cell office:value-type="float" office:value="0.04902108" calcext:value-type="float">
            <text:p>0.04902108</text:p>
          </table:table-cell>
          <table:table-cell office:value-type="float" office:value="0.02923145" calcext:value-type="float">
            <text:p>0.02923145</text:p>
          </table:table-cell>
          <table:table-cell office:value-type="float" office:value="0.02658199" calcext:value-type="float">
            <text:p>0.02658199</text:p>
          </table:table-cell>
          <table:table-cell office:value-type="float" office:value="0.01457754" calcext:value-type="float">
            <text:p>0.01457754</text:p>
          </table:table-cell>
          <table:table-cell office:value-type="float" office:value="0.01225241" calcext:value-type="float">
            <text:p>0.01225241</text:p>
          </table:table-cell>
          <table:table-cell office:value-type="float" office:value="0.02446374" calcext:value-type="float">
            <text:p>0.02446374</text:p>
          </table:table-cell>
          <table:table-cell office:value-type="float" office:value="0.0205075" calcext:value-type="float">
            <text:p>0.0205075</text:p>
          </table:table-cell>
          <table:table-cell office:value-type="float" office:value="0.01885438" calcext:value-type="float">
            <text:p>0.01885438</text:p>
          </table:table-cell>
          <table:table-cell office:value-type="float" office:value="0.01928389" calcext:value-type="float">
            <text:p>0.01928389</text:p>
          </table:table-cell>
          <table:table-cell office:value-type="float" office:value="0.02205363" calcext:value-type="float">
            <text:p>0.02205363</text:p>
          </table:table-cell>
          <table:table-cell office:value-type="float" office:value="0.005188922" calcext:value-type="float">
            <text:p>0.005188922</text:p>
          </table:table-cell>
          <table:table-cell office:value-type="float" office:value="0.00345581" calcext:value-type="float">
            <text:p>0.00345581</text:p>
          </table:table-cell>
          <table:table-cell office:value-type="float" office:value="0" calcext:value-type="float">
            <text:p>0</text:p>
          </table:table-cell>
          <table:table-cell office:value-type="float" office:value="8.370702" calcext:value-type="float">
            <text:p>8.370702</text:p>
          </table:table-cell>
          <table:table-cell office:value-type="float" office:value="12.93656" calcext:value-type="float">
            <text:p>12.93656</text:p>
          </table:table-cell>
          <table:table-cell office:value-type="float" office:value="17.03469" calcext:value-type="float">
            <text:p>17.03469</text:p>
          </table:table-cell>
          <table:table-cell office:value-type="float" office:value="19.61385" calcext:value-type="float">
            <text:p>19.61385</text:p>
          </table:table-cell>
          <table:table-cell office:value-type="float" office:value="19.08772" calcext:value-type="float">
            <text:p>19.08772</text:p>
          </table:table-cell>
          <table:table-cell office:value-type="float" office:value="10.36616" calcext:value-type="float">
            <text:p>10.36616</text:p>
          </table:table-cell>
          <table:table-cell office:value-type="float" office:value="4.357386" calcext:value-type="float">
            <text:p>4.357386</text:p>
          </table:table-cell>
          <table:table-cell office:value-type="float" office:value="2.19642" calcext:value-type="float">
            <text:p>2.19642</text:p>
          </table:table-cell>
          <table:table-cell office:value-type="float" office:value="1.304432" calcext:value-type="float">
            <text:p>1.304432</text:p>
          </table:table-cell>
          <table:table-cell office:value-type="float" office:value="0.5945687" calcext:value-type="float">
            <text:p>0.5945687</text:p>
          </table:table-cell>
          <table:table-cell office:value-type="float" office:value="0.2841689" calcext:value-type="float">
            <text:p>0.2841689</text:p>
          </table:table-cell>
          <table:table-cell office:value-type="float" office:value="0.2915966" calcext:value-type="float">
            <text:p>0.2915966</text:p>
          </table:table-cell>
          <table:table-cell office:value-type="float" office:value="0.3232844" calcext:value-type="float">
            <text:p>0.3232844</text:p>
          </table:table-cell>
          <table:table-cell office:value-type="float" office:value="0.3472873" calcext:value-type="float">
            <text:p>0.3472873</text:p>
          </table:table-cell>
          <table:table-cell office:value-type="float" office:value="0" calcext:value-type="float">
            <text:p>0</text:p>
          </table:table-cell>
          <table:table-cell office:value-type="float" office:value="22.9571" calcext:value-type="float">
            <text:p>22.9571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2956" calcext:value-type="float">
            <text:p>25.82956</text:p>
          </table:table-cell>
          <table:table-cell office:value-type="float" office:value="0" calcext:value-type="float">
            <text:p>0</text:p>
          </table:table-cell>
          <table:table-cell office:value-type="float" office:value="-0.9908209" calcext:value-type="float">
            <text:p>-0.990820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7" calcext:value-type="float">
            <text:p>1122007</text:p>
          </table:table-cell>
          <table:table-cell office:value-type="float" office:value="33.75898" calcext:value-type="float">
            <text:p>33.75898</text:p>
          </table:table-cell>
          <table:table-cell office:value-type="float" office:value="1097.547" calcext:value-type="float">
            <text:p>1097.547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425551" calcext:value-type="float">
            <text:p>0.09425551</text:p>
          </table:table-cell>
          <table:table-cell office:value-type="float" office:value="7.61091" calcext:value-type="float">
            <text:p>7.61091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0717" calcext:value-type="float">
            <text:p>0.004170717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2313" calcext:value-type="float">
            <text:p>0.9742313</text:p>
          </table:table-cell>
          <table:table-cell office:value-type="float" office:value="-0.3133937" calcext:value-type="float">
            <text:p>-0.3133937</text:p>
          </table:table-cell>
          <table:table-cell office:value-type="float" office:value="-0.01602224" calcext:value-type="float">
            <text:p>-0.01602224</text:p>
          </table:table-cell>
          <table:table-cell office:value-type="float" office:value="0.001322977" calcext:value-type="float">
            <text:p>0.001322977</text:p>
          </table:table-cell>
          <table:table-cell office:value-type="float" office:value="14.3022" calcext:value-type="float">
            <text:p>14.3022</text:p>
          </table:table-cell>
          <table:table-cell office:value-type="float" office:value="0.06160277" calcext:value-type="float">
            <text:p>0.06160277</text:p>
          </table:table-cell>
          <table:table-cell office:value-type="float" office:value="0.05553493" calcext:value-type="float">
            <text:p>0.05553493</text:p>
          </table:table-cell>
          <table:table-cell office:value-type="float" office:value="0.04918034" calcext:value-type="float">
            <text:p>0.04918034</text:p>
          </table:table-cell>
          <table:table-cell office:value-type="float" office:value="0.02941883" calcext:value-type="float">
            <text:p>0.02941883</text:p>
          </table:table-cell>
          <table:table-cell office:value-type="float" office:value="0.02680782" calcext:value-type="float">
            <text:p>0.02680782</text:p>
          </table:table-cell>
          <table:table-cell office:value-type="float" office:value="0.01484574" calcext:value-type="float">
            <text:p>0.01484574</text:p>
          </table:table-cell>
          <table:table-cell office:value-type="float" office:value="0.01253316" calcext:value-type="float">
            <text:p>0.01253316</text:p>
          </table:table-cell>
          <table:table-cell office:value-type="float" office:value="0.02461322" calcext:value-type="float">
            <text:p>0.02461322</text:p>
          </table:table-cell>
          <table:table-cell office:value-type="float" office:value="0.02061642" calcext:value-type="float">
            <text:p>0.02061642</text:p>
          </table:table-cell>
          <table:table-cell office:value-type="float" office:value="0.01888655" calcext:value-type="float">
            <text:p>0.01888655</text:p>
          </table:table-cell>
          <table:table-cell office:value-type="float" office:value="0.01929771" calcext:value-type="float">
            <text:p>0.01929771</text:p>
          </table:table-cell>
          <table:table-cell office:value-type="float" office:value="0.02206441" calcext:value-type="float">
            <text:p>0.02206441</text:p>
          </table:table-cell>
          <table:table-cell office:value-type="float" office:value="0.005185571" calcext:value-type="float">
            <text:p>0.005185571</text:p>
          </table:table-cell>
          <table:table-cell office:value-type="float" office:value="0.003454829" calcext:value-type="float">
            <text:p>0.003454829</text:p>
          </table:table-cell>
          <table:table-cell office:value-type="float" office:value="0" calcext:value-type="float">
            <text:p>0</text:p>
          </table:table-cell>
          <table:table-cell office:value-type="float" office:value="13.71424" calcext:value-type="float">
            <text:p>13.71424</text:p>
          </table:table-cell>
          <table:table-cell office:value-type="float" office:value="12.77819" calcext:value-type="float">
            <text:p>12.77819</text:p>
          </table:table-cell>
          <table:table-cell office:value-type="float" office:value="16.80124" calcext:value-type="float">
            <text:p>16.80124</text:p>
          </table:table-cell>
          <table:table-cell office:value-type="float" office:value="19.33219" calcext:value-type="float">
            <text:p>19.33219</text:p>
          </table:table-cell>
          <table:table-cell office:value-type="float" office:value="18.84122" calcext:value-type="float">
            <text:p>18.84122</text:p>
          </table:table-cell>
          <table:table-cell office:value-type="float" office:value="10.26412" calcext:value-type="float">
            <text:p>10.26412</text:p>
          </table:table-cell>
          <table:table-cell office:value-type="float" office:value="4.391284" calcext:value-type="float">
            <text:p>4.391284</text:p>
          </table:table-cell>
          <table:table-cell office:value-type="float" office:value="2.214388" calcext:value-type="float">
            <text:p>2.214388</text:p>
          </table:table-cell>
          <table:table-cell office:value-type="float" office:value="1.324191" calcext:value-type="float">
            <text:p>1.324191</text:p>
          </table:table-cell>
          <table:table-cell office:value-type="float" office:value="0.6003897" calcext:value-type="float">
            <text:p>0.6003897</text:p>
          </table:table-cell>
          <table:table-cell office:value-type="float" office:value="0.2858696" calcext:value-type="float">
            <text:p>0.2858696</text:p>
          </table:table-cell>
          <table:table-cell office:value-type="float" office:value="0.2930132" calcext:value-type="float">
            <text:p>0.2930132</text:p>
          </table:table-cell>
          <table:table-cell office:value-type="float" office:value="0.32325" calcext:value-type="float">
            <text:p>0.32325</text:p>
          </table:table-cell>
          <table:table-cell office:value-type="float" office:value="0.3472922" calcext:value-type="float">
            <text:p>0.3472922</text:p>
          </table:table-cell>
          <table:table-cell office:value-type="float" office:value="0" calcext:value-type="float">
            <text:p>0</text:p>
          </table:table-cell>
          <table:table-cell office:value-type="float" office:value="23.04132" calcext:value-type="float">
            <text:p>23.04132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3534" calcext:value-type="float">
            <text:p>25.83534</text:p>
          </table:table-cell>
          <table:table-cell office:value-type="float" office:value="0" calcext:value-type="float">
            <text:p>0</text:p>
          </table:table-cell>
          <table:table-cell office:value-type="float" office:value="-0.9908209" calcext:value-type="float">
            <text:p>-0.990820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7" calcext:value-type="float">
            <text:p>2122007</text:p>
          </table:table-cell>
          <table:table-cell office:value-type="float" office:value="33.75736" calcext:value-type="float">
            <text:p>33.75736</text:p>
          </table:table-cell>
          <table:table-cell office:value-type="float" office:value="1097.537" calcext:value-type="float">
            <text:p>1097.537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424733" calcext:value-type="float">
            <text:p>0.09424733</text:p>
          </table:table-cell>
          <table:table-cell office:value-type="float" office:value="7.616221" calcext:value-type="float">
            <text:p>7.616221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0814" calcext:value-type="float">
            <text:p>0.004170814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2855" calcext:value-type="float">
            <text:p>0.9742855</text:p>
          </table:table-cell>
          <table:table-cell office:value-type="float" office:value="-0.3133973" calcext:value-type="float">
            <text:p>-0.3133973</text:p>
          </table:table-cell>
          <table:table-cell office:value-type="float" office:value="-0.01600547" calcext:value-type="float">
            <text:p>-0.01600547</text:p>
          </table:table-cell>
          <table:table-cell office:value-type="float" office:value="0.001346133" calcext:value-type="float">
            <text:p>0.001346133</text:p>
          </table:table-cell>
          <table:table-cell office:value-type="float" office:value="14.31421" calcext:value-type="float">
            <text:p>14.31421</text:p>
          </table:table-cell>
          <table:table-cell office:value-type="float" office:value="0.04411754" calcext:value-type="float">
            <text:p>0.04411754</text:p>
          </table:table-cell>
          <table:table-cell office:value-type="float" office:value="0.05129616" calcext:value-type="float">
            <text:p>0.05129616</text:p>
          </table:table-cell>
          <table:table-cell office:value-type="float" office:value="0.04623977" calcext:value-type="float">
            <text:p>0.04623977</text:p>
          </table:table-cell>
          <table:table-cell office:value-type="float" office:value="0.0286996" calcext:value-type="float">
            <text:p>0.0286996</text:p>
          </table:table-cell>
          <table:table-cell office:value-type="float" office:value="0.02641997" calcext:value-type="float">
            <text:p>0.02641997</text:p>
          </table:table-cell>
          <table:table-cell office:value-type="float" office:value="0.01492325" calcext:value-type="float">
            <text:p>0.01492325</text:p>
          </table:table-cell>
          <table:table-cell office:value-type="float" office:value="0.01251688" calcext:value-type="float">
            <text:p>0.01251688</text:p>
          </table:table-cell>
          <table:table-cell office:value-type="float" office:value="0.02477184" calcext:value-type="float">
            <text:p>0.02477184</text:p>
          </table:table-cell>
          <table:table-cell office:value-type="float" office:value="0.02072919" calcext:value-type="float">
            <text:p>0.02072919</text:p>
          </table:table-cell>
          <table:table-cell office:value-type="float" office:value="0.01892368" calcext:value-type="float">
            <text:p>0.01892368</text:p>
          </table:table-cell>
          <table:table-cell office:value-type="float" office:value="0.01931411" calcext:value-type="float">
            <text:p>0.01931411</text:p>
          </table:table-cell>
          <table:table-cell office:value-type="float" office:value="0.02207677" calcext:value-type="float">
            <text:p>0.02207677</text:p>
          </table:table-cell>
          <table:table-cell office:value-type="float" office:value="0.005182261" calcext:value-type="float">
            <text:p>0.005182261</text:p>
          </table:table-cell>
          <table:table-cell office:value-type="float" office:value="0.003453859" calcext:value-type="float">
            <text:p>0.003453859</text:p>
          </table:table-cell>
          <table:table-cell office:value-type="float" office:value="0" calcext:value-type="float">
            <text:p>0</text:p>
          </table:table-cell>
          <table:table-cell office:value-type="float" office:value="14.95797" calcext:value-type="float">
            <text:p>14.95797</text:p>
          </table:table-cell>
          <table:table-cell office:value-type="float" office:value="13.18706" calcext:value-type="float">
            <text:p>13.18706</text:p>
          </table:table-cell>
          <table:table-cell office:value-type="float" office:value="16.16384" calcext:value-type="float">
            <text:p>16.16384</text:p>
          </table:table-cell>
          <table:table-cell office:value-type="float" office:value="18.39915" calcext:value-type="float">
            <text:p>18.39915</text:p>
          </table:table-cell>
          <table:table-cell office:value-type="float" office:value="17.93811" calcext:value-type="float">
            <text:p>17.93811</text:p>
          </table:table-cell>
          <table:table-cell office:value-type="float" office:value="9.972657" calcext:value-type="float">
            <text:p>9.972657</text:p>
          </table:table-cell>
          <table:table-cell office:value-type="float" office:value="4.090164" calcext:value-type="float">
            <text:p>4.090164</text:p>
          </table:table-cell>
          <table:table-cell office:value-type="float" office:value="2.25519" calcext:value-type="float">
            <text:p>2.25519</text:p>
          </table:table-cell>
          <table:table-cell office:value-type="float" office:value="1.342892" calcext:value-type="float">
            <text:p>1.342892</text:p>
          </table:table-cell>
          <table:table-cell office:value-type="float" office:value="0.6065721" calcext:value-type="float">
            <text:p>0.6065721</text:p>
          </table:table-cell>
          <table:table-cell office:value-type="float" office:value="0.287682" calcext:value-type="float">
            <text:p>0.287682</text:p>
          </table:table-cell>
          <table:table-cell office:value-type="float" office:value="0.2944235" calcext:value-type="float">
            <text:p>0.2944235</text:p>
          </table:table-cell>
          <table:table-cell office:value-type="float" office:value="0.3232206" calcext:value-type="float">
            <text:p>0.3232206</text:p>
          </table:table-cell>
          <table:table-cell office:value-type="float" office:value="0.347297" calcext:value-type="float">
            <text:p>0.347297</text:p>
          </table:table-cell>
          <table:table-cell office:value-type="float" office:value="0" calcext:value-type="float">
            <text:p>0</text:p>
          </table:table-cell>
          <table:table-cell office:value-type="float" office:value="23.35398" calcext:value-type="float">
            <text:p>23.35398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3995" calcext:value-type="float">
            <text:p>25.83995</text:p>
          </table:table-cell>
          <table:table-cell office:value-type="float" office:value="0" calcext:value-type="float">
            <text:p>0</text:p>
          </table:table-cell>
          <table:table-cell office:value-type="float" office:value="-0.9908209" calcext:value-type="float">
            <text:p>-0.990820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7" calcext:value-type="float">
            <text:p>3122007</text:p>
          </table:table-cell>
          <table:table-cell office:value-type="float" office:value="33.75553" calcext:value-type="float">
            <text:p>33.75553</text:p>
          </table:table-cell>
          <table:table-cell office:value-type="float" office:value="1097.527" calcext:value-type="float">
            <text:p>1097.527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434564" calcext:value-type="float">
            <text:p>0.09434564</text:p>
          </table:table-cell>
          <table:table-cell office:value-type="float" office:value="7.621797" calcext:value-type="float">
            <text:p>7.621797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0901" calcext:value-type="float">
            <text:p>0.004170901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3299" calcext:value-type="float">
            <text:p>0.9743299</text:p>
          </table:table-cell>
          <table:table-cell office:value-type="float" office:value="-0.313399" calcext:value-type="float">
            <text:p>-0.313399</text:p>
          </table:table-cell>
          <table:table-cell office:value-type="float" office:value="-0.01598858" calcext:value-type="float">
            <text:p>-0.01598858</text:p>
          </table:table-cell>
          <table:table-cell office:value-type="float" office:value="0.001372193" calcext:value-type="float">
            <text:p>0.001372193</text:p>
          </table:table-cell>
          <table:table-cell office:value-type="float" office:value="14.32561" calcext:value-type="float">
            <text:p>14.32561</text:p>
          </table:table-cell>
          <table:table-cell office:value-type="float" office:value="0.03856302" calcext:value-type="float">
            <text:p>0.03856302</text:p>
          </table:table-cell>
          <table:table-cell office:value-type="float" office:value="0.05049954" calcext:value-type="float">
            <text:p>0.05049954</text:p>
          </table:table-cell>
          <table:table-cell office:value-type="float" office:value="0.04542689" calcext:value-type="float">
            <text:p>0.04542689</text:p>
          </table:table-cell>
          <table:table-cell office:value-type="float" office:value="0.02825988" calcext:value-type="float">
            <text:p>0.02825988</text:p>
          </table:table-cell>
          <table:table-cell office:value-type="float" office:value="0.02611514" calcext:value-type="float">
            <text:p>0.02611514</text:p>
          </table:table-cell>
          <table:table-cell office:value-type="float" office:value="0.01487624" calcext:value-type="float">
            <text:p>0.01487624</text:p>
          </table:table-cell>
          <table:table-cell office:value-type="float" office:value="0.01253365" calcext:value-type="float">
            <text:p>0.01253365</text:p>
          </table:table-cell>
          <table:table-cell office:value-type="float" office:value="0.02488225" calcext:value-type="float">
            <text:p>0.02488225</text:p>
          </table:table-cell>
          <table:table-cell office:value-type="float" office:value="0.0208407" calcext:value-type="float">
            <text:p>0.0208407</text:p>
          </table:table-cell>
          <table:table-cell office:value-type="float" office:value="0.01896459" calcext:value-type="float">
            <text:p>0.01896459</text:p>
          </table:table-cell>
          <table:table-cell office:value-type="float" office:value="0.01933299" calcext:value-type="float">
            <text:p>0.01933299</text:p>
          </table:table-cell>
          <table:table-cell office:value-type="float" office:value="0.02209082" calcext:value-type="float">
            <text:p>0.02209082</text:p>
          </table:table-cell>
          <table:table-cell office:value-type="float" office:value="0.00517899" calcext:value-type="float">
            <text:p>0.00517899</text:p>
          </table:table-cell>
          <table:table-cell office:value-type="float" office:value="0.003452903" calcext:value-type="float">
            <text:p>0.003452903</text:p>
          </table:table-cell>
          <table:table-cell office:value-type="float" office:value="0" calcext:value-type="float">
            <text:p>0</text:p>
          </table:table-cell>
          <table:table-cell office:value-type="float" office:value="17.8153" calcext:value-type="float">
            <text:p>17.8153</text:p>
          </table:table-cell>
          <table:table-cell office:value-type="float" office:value="13.91915" calcext:value-type="float">
            <text:p>13.91915</text:p>
          </table:table-cell>
          <table:table-cell office:value-type="float" office:value="16.28641" calcext:value-type="float">
            <text:p>16.28641</text:p>
          </table:table-cell>
          <table:table-cell office:value-type="float" office:value="18.04826" calcext:value-type="float">
            <text:p>18.04826</text:p>
          </table:table-cell>
          <table:table-cell office:value-type="float" office:value="17.33352" calcext:value-type="float">
            <text:p>17.33352</text:p>
          </table:table-cell>
          <table:table-cell office:value-type="float" office:value="9.660965" calcext:value-type="float">
            <text:p>9.660965</text:p>
          </table:table-cell>
          <table:table-cell office:value-type="float" office:value="3.867147" calcext:value-type="float">
            <text:p>3.867147</text:p>
          </table:table-cell>
          <table:table-cell office:value-type="float" office:value="2.26879" calcext:value-type="float">
            <text:p>2.26879</text:p>
          </table:table-cell>
          <table:table-cell office:value-type="float" office:value="1.360645" calcext:value-type="float">
            <text:p>1.360645</text:p>
          </table:table-cell>
          <table:table-cell office:value-type="float" office:value="0.6129632" calcext:value-type="float">
            <text:p>0.6129632</text:p>
          </table:table-cell>
          <table:table-cell office:value-type="float" office:value="0.2895933" calcext:value-type="float">
            <text:p>0.2895933</text:p>
          </table:table-cell>
          <table:table-cell office:value-type="float" office:value="0.2958274" calcext:value-type="float">
            <text:p>0.2958274</text:p>
          </table:table-cell>
          <table:table-cell office:value-type="float" office:value="0.3231972" calcext:value-type="float">
            <text:p>0.3231972</text:p>
          </table:table-cell>
          <table:table-cell office:value-type="float" office:value="0.3473018" calcext:value-type="float">
            <text:p>0.3473018</text:p>
          </table:table-cell>
          <table:table-cell office:value-type="float" office:value="0" calcext:value-type="float">
            <text:p>0</text:p>
          </table:table-cell>
          <table:table-cell office:value-type="float" office:value="23.46269" calcext:value-type="float">
            <text:p>23.4626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4511" calcext:value-type="float">
            <text:p>25.84511</text:p>
          </table:table-cell>
          <table:table-cell office:value-type="float" office:value="0" calcext:value-type="float">
            <text:p>0</text:p>
          </table:table-cell>
          <table:table-cell office:value-type="float" office:value="-0.9908209" calcext:value-type="float">
            <text:p>-0.990820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7" calcext:value-type="float">
            <text:p>4122007</text:p>
          </table:table-cell>
          <table:table-cell office:value-type="float" office:value="33.75464" calcext:value-type="float">
            <text:p>33.75464</text:p>
          </table:table-cell>
          <table:table-cell office:value-type="float" office:value="1097.517" calcext:value-type="float">
            <text:p>1097.517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436096" calcext:value-type="float">
            <text:p>0.09436096</text:p>
          </table:table-cell>
          <table:table-cell office:value-type="float" office:value="7.626168" calcext:value-type="float">
            <text:p>7.626168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0901" calcext:value-type="float">
            <text:p>0.004170901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3299" calcext:value-type="float">
            <text:p>0.9743299</text:p>
          </table:table-cell>
          <table:table-cell office:value-type="float" office:value="-0.3134056" calcext:value-type="float">
            <text:p>-0.3134056</text:p>
          </table:table-cell>
          <table:table-cell office:value-type="float" office:value="-0.01597255" calcext:value-type="float">
            <text:p>-0.01597255</text:p>
          </table:table-cell>
          <table:table-cell office:value-type="float" office:value="0.001399648" calcext:value-type="float">
            <text:p>0.001399648</text:p>
          </table:table-cell>
          <table:table-cell office:value-type="float" office:value="14.34395" calcext:value-type="float">
            <text:p>14.34395</text:p>
          </table:table-cell>
          <table:table-cell office:value-type="float" office:value="0.03077856" calcext:value-type="float">
            <text:p>0.03077856</text:p>
          </table:table-cell>
          <table:table-cell office:value-type="float" office:value="0.04724118" calcext:value-type="float">
            <text:p>0.04724118</text:p>
          </table:table-cell>
          <table:table-cell office:value-type="float" office:value="0.04349632" calcext:value-type="float">
            <text:p>0.04349632</text:p>
          </table:table-cell>
          <table:table-cell office:value-type="float" office:value="0.02763988" calcext:value-type="float">
            <text:p>0.02763988</text:p>
          </table:table-cell>
          <table:table-cell office:value-type="float" office:value="0.02569284" calcext:value-type="float">
            <text:p>0.02569284</text:p>
          </table:table-cell>
          <table:table-cell office:value-type="float" office:value="0.01474764" calcext:value-type="float">
            <text:p>0.01474764</text:p>
          </table:table-cell>
          <table:table-cell office:value-type="float" office:value="0.0126665" calcext:value-type="float">
            <text:p>0.0126665</text:p>
          </table:table-cell>
          <table:table-cell office:value-type="float" office:value="0.02495269" calcext:value-type="float">
            <text:p>0.02495269</text:p>
          </table:table-cell>
          <table:table-cell office:value-type="float" office:value="0.02094492" calcext:value-type="float">
            <text:p>0.02094492</text:p>
          </table:table-cell>
          <table:table-cell office:value-type="float" office:value="0.01900836" calcext:value-type="float">
            <text:p>0.01900836</text:p>
          </table:table-cell>
          <table:table-cell office:value-type="float" office:value="0.01935417" calcext:value-type="float">
            <text:p>0.01935417</text:p>
          </table:table-cell>
          <table:table-cell office:value-type="float" office:value="0.02210657" calcext:value-type="float">
            <text:p>0.02210657</text:p>
          </table:table-cell>
          <table:table-cell office:value-type="float" office:value="0.005175767" calcext:value-type="float">
            <text:p>0.005175767</text:p>
          </table:table-cell>
          <table:table-cell office:value-type="float" office:value="0.003451949" calcext:value-type="float">
            <text:p>0.003451949</text:p>
          </table:table-cell>
          <table:table-cell office:value-type="float" office:value="0" calcext:value-type="float">
            <text:p>0</text:p>
          </table:table-cell>
          <table:table-cell office:value-type="float" office:value="19.33091" calcext:value-type="float">
            <text:p>19.33091</text:p>
          </table:table-cell>
          <table:table-cell office:value-type="float" office:value="14.49554" calcext:value-type="float">
            <text:p>14.49554</text:p>
          </table:table-cell>
          <table:table-cell office:value-type="float" office:value="16.5281" calcext:value-type="float">
            <text:p>16.5281</text:p>
          </table:table-cell>
          <table:table-cell office:value-type="float" office:value="17.96125" calcext:value-type="float">
            <text:p>17.96125</text:p>
          </table:table-cell>
          <table:table-cell office:value-type="float" office:value="17.09187" calcext:value-type="float">
            <text:p>17.09187</text:p>
          </table:table-cell>
          <table:table-cell office:value-type="float" office:value="9.503268" calcext:value-type="float">
            <text:p>9.503268</text:p>
          </table:table-cell>
          <table:table-cell office:value-type="float" office:value="3.821414" calcext:value-type="float">
            <text:p>3.821414</text:p>
          </table:table-cell>
          <table:table-cell office:value-type="float" office:value="2.261134" calcext:value-type="float">
            <text:p>2.261134</text:p>
          </table:table-cell>
          <table:table-cell office:value-type="float" office:value="1.375874" calcext:value-type="float">
            <text:p>1.375874</text:p>
          </table:table-cell>
          <table:table-cell office:value-type="float" office:value="0.6196138" calcext:value-type="float">
            <text:p>0.6196138</text:p>
          </table:table-cell>
          <table:table-cell office:value-type="float" office:value="0.2916036" calcext:value-type="float">
            <text:p>0.2916036</text:p>
          </table:table-cell>
          <table:table-cell office:value-type="float" office:value="0.2972243" calcext:value-type="float">
            <text:p>0.2972243</text:p>
          </table:table-cell>
          <table:table-cell office:value-type="float" office:value="0.3231816" calcext:value-type="float">
            <text:p>0.3231816</text:p>
          </table:table-cell>
          <table:table-cell office:value-type="float" office:value="0.3473067" calcext:value-type="float">
            <text:p>0.3473067</text:p>
          </table:table-cell>
          <table:table-cell office:value-type="float" office:value="0" calcext:value-type="float">
            <text:p>0</text:p>
          </table:table-cell>
          <table:table-cell office:value-type="float" office:value="23.67187" calcext:value-type="float">
            <text:p>23.67187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4913" calcext:value-type="float">
            <text:p>25.84913</text:p>
          </table:table-cell>
          <table:table-cell office:value-type="float" office:value="0" calcext:value-type="float">
            <text:p>0</text:p>
          </table:table-cell>
          <table:table-cell office:value-type="float" office:value="-0.9908209" calcext:value-type="float">
            <text:p>-0.990820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7" calcext:value-type="float">
            <text:p>5122007</text:p>
          </table:table-cell>
          <table:table-cell office:value-type="float" office:value="33.75632" calcext:value-type="float">
            <text:p>33.75632</text:p>
          </table:table-cell>
          <table:table-cell office:value-type="float" office:value="1097.506" calcext:value-type="float">
            <text:p>1097.506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449007" calcext:value-type="float">
            <text:p>0.09449007</text:p>
          </table:table-cell>
          <table:table-cell office:value-type="float" office:value="7.628436" calcext:value-type="float">
            <text:p>7.628436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0901" calcext:value-type="float">
            <text:p>0.004170901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3299" calcext:value-type="float">
            <text:p>0.9743299</text:p>
          </table:table-cell>
          <table:table-cell office:value-type="float" office:value="-0.3134098" calcext:value-type="float">
            <text:p>-0.3134098</text:p>
          </table:table-cell>
          <table:table-cell office:value-type="float" office:value="-0.01595688" calcext:value-type="float">
            <text:p>-0.01595688</text:p>
          </table:table-cell>
          <table:table-cell office:value-type="float" office:value="0.00145139" calcext:value-type="float">
            <text:p>0.00145139</text:p>
          </table:table-cell>
          <table:table-cell office:value-type="float" office:value="14.37823" calcext:value-type="float">
            <text:p>14.37823</text:p>
          </table:table-cell>
          <table:table-cell office:value-type="float" office:value="0.02660511" calcext:value-type="float">
            <text:p>0.02660511</text:p>
          </table:table-cell>
          <table:table-cell office:value-type="float" office:value="0.04366324" calcext:value-type="float">
            <text:p>0.04366324</text:p>
          </table:table-cell>
          <table:table-cell office:value-type="float" office:value="0.04075889" calcext:value-type="float">
            <text:p>0.04075889</text:p>
          </table:table-cell>
          <table:table-cell office:value-type="float" office:value="0.02654048" calcext:value-type="float">
            <text:p>0.02654048</text:p>
          </table:table-cell>
          <table:table-cell office:value-type="float" office:value="0.02480504" calcext:value-type="float">
            <text:p>0.02480504</text:p>
          </table:table-cell>
          <table:table-cell office:value-type="float" office:value="0.01440106" calcext:value-type="float">
            <text:p>0.01440106</text:p>
          </table:table-cell>
          <table:table-cell office:value-type="float" office:value="0.01268439" calcext:value-type="float">
            <text:p>0.01268439</text:p>
          </table:table-cell>
          <table:table-cell office:value-type="float" office:value="0.02500457" calcext:value-type="float">
            <text:p>0.02500457</text:p>
          </table:table-cell>
          <table:table-cell office:value-type="float" office:value="0.02103216" calcext:value-type="float">
            <text:p>0.02103216</text:p>
          </table:table-cell>
          <table:table-cell office:value-type="float" office:value="0.01905437" calcext:value-type="float">
            <text:p>0.01905437</text:p>
          </table:table-cell>
          <table:table-cell office:value-type="float" office:value="0.01937789" calcext:value-type="float">
            <text:p>0.01937789</text:p>
          </table:table-cell>
          <table:table-cell office:value-type="float" office:value="0.02212352" calcext:value-type="float">
            <text:p>0.02212352</text:p>
          </table:table-cell>
          <table:table-cell office:value-type="float" office:value="0.005172598" calcext:value-type="float">
            <text:p>0.005172598</text:p>
          </table:table-cell>
          <table:table-cell office:value-type="float" office:value="0.003450999" calcext:value-type="float">
            <text:p>0.003450999</text:p>
          </table:table-cell>
          <table:table-cell office:value-type="float" office:value="0" calcext:value-type="float">
            <text:p>0</text:p>
          </table:table-cell>
          <table:table-cell office:value-type="float" office:value="18.48823" calcext:value-type="float">
            <text:p>18.48823</text:p>
          </table:table-cell>
          <table:table-cell office:value-type="float" office:value="15.01024" calcext:value-type="float">
            <text:p>15.01024</text:p>
          </table:table-cell>
          <table:table-cell office:value-type="float" office:value="16.63381" calcext:value-type="float">
            <text:p>16.63381</text:p>
          </table:table-cell>
          <table:table-cell office:value-type="float" office:value="17.96262" calcext:value-type="float">
            <text:p>17.96262</text:p>
          </table:table-cell>
          <table:table-cell office:value-type="float" office:value="17.07931" calcext:value-type="float">
            <text:p>17.07931</text:p>
          </table:table-cell>
          <table:table-cell office:value-type="float" office:value="9.467273" calcext:value-type="float">
            <text:p>9.467273</text:p>
          </table:table-cell>
          <table:table-cell office:value-type="float" office:value="3.821018" calcext:value-type="float">
            <text:p>3.821018</text:p>
          </table:table-cell>
          <table:table-cell office:value-type="float" office:value="2.260825" calcext:value-type="float">
            <text:p>2.260825</text:p>
          </table:table-cell>
          <table:table-cell office:value-type="float" office:value="1.385127" calcext:value-type="float">
            <text:p>1.385127</text:p>
          </table:table-cell>
          <table:table-cell office:value-type="float" office:value="0.6267036" calcext:value-type="float">
            <text:p>0.6267036</text:p>
          </table:table-cell>
          <table:table-cell office:value-type="float" office:value="0.2938123" calcext:value-type="float">
            <text:p>0.2938123</text:p>
          </table:table-cell>
          <table:table-cell office:value-type="float" office:value="0.2986149" calcext:value-type="float">
            <text:p>0.2986149</text:p>
          </table:table-cell>
          <table:table-cell office:value-type="float" office:value="0.323175" calcext:value-type="float">
            <text:p>0.323175</text:p>
          </table:table-cell>
          <table:table-cell office:value-type="float" office:value="0.3473115" calcext:value-type="float">
            <text:p>0.3473115</text:p>
          </table:table-cell>
          <table:table-cell office:value-type="float" office:value="0" calcext:value-type="float">
            <text:p>0</text:p>
          </table:table-cell>
          <table:table-cell office:value-type="float" office:value="24.06367" calcext:value-type="float">
            <text:p>24.06367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5051" calcext:value-type="float">
            <text:p>25.85051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7" calcext:value-type="float">
            <text:p>6122007</text:p>
          </table:table-cell>
          <table:table-cell office:value-type="float" office:value="33.75566" calcext:value-type="float">
            <text:p>33.75566</text:p>
          </table:table-cell>
          <table:table-cell office:value-type="float" office:value="1097.495" calcext:value-type="float">
            <text:p>1097.495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485015" calcext:value-type="float">
            <text:p>0.09485015</text:p>
          </table:table-cell>
          <table:table-cell office:value-type="float" office:value="7.63249" calcext:value-type="float">
            <text:p>7.63249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027" calcext:value-type="float">
            <text:p>0.004171027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3933" calcext:value-type="float">
            <text:p>0.9743933</text:p>
          </table:table-cell>
          <table:table-cell office:value-type="float" office:value="-0.3134111" calcext:value-type="float">
            <text:p>-0.3134111</text:p>
          </table:table-cell>
          <table:table-cell office:value-type="float" office:value="-0.01593965" calcext:value-type="float">
            <text:p>-0.01593965</text:p>
          </table:table-cell>
          <table:table-cell office:value-type="float" office:value="0.001485343" calcext:value-type="float">
            <text:p>0.001485343</text:p>
          </table:table-cell>
          <table:table-cell office:value-type="float" office:value="14.39894" calcext:value-type="float">
            <text:p>14.39894</text:p>
          </table:table-cell>
          <table:table-cell office:value-type="float" office:value="0.02500361" calcext:value-type="float">
            <text:p>0.02500361</text:p>
          </table:table-cell>
          <table:table-cell office:value-type="float" office:value="0.04361255" calcext:value-type="float">
            <text:p>0.04361255</text:p>
          </table:table-cell>
          <table:table-cell office:value-type="float" office:value="0.04061453" calcext:value-type="float">
            <text:p>0.04061453</text:p>
          </table:table-cell>
          <table:table-cell office:value-type="float" office:value="0.02625263" calcext:value-type="float">
            <text:p>0.02625263</text:p>
          </table:table-cell>
          <table:table-cell office:value-type="float" office:value="0.02461402" calcext:value-type="float">
            <text:p>0.02461402</text:p>
          </table:table-cell>
          <table:table-cell office:value-type="float" office:value="0.01428991" calcext:value-type="float">
            <text:p>0.01428991</text:p>
          </table:table-cell>
          <table:table-cell office:value-type="float" office:value="0.01249353" calcext:value-type="float">
            <text:p>0.01249353</text:p>
          </table:table-cell>
          <table:table-cell office:value-type="float" office:value="0.02506883" calcext:value-type="float">
            <text:p>0.02506883</text:p>
          </table:table-cell>
          <table:table-cell office:value-type="float" office:value="0.02110843" calcext:value-type="float">
            <text:p>0.02110843</text:p>
          </table:table-cell>
          <table:table-cell office:value-type="float" office:value="0.01910069" calcext:value-type="float">
            <text:p>0.01910069</text:p>
          </table:table-cell>
          <table:table-cell office:value-type="float" office:value="0.01940377" calcext:value-type="float">
            <text:p>0.01940377</text:p>
          </table:table-cell>
          <table:table-cell office:value-type="float" office:value="0.02214041" calcext:value-type="float">
            <text:p>0.02214041</text:p>
          </table:table-cell>
          <table:table-cell office:value-type="float" office:value="0.005169487" calcext:value-type="float">
            <text:p>0.005169487</text:p>
          </table:table-cell>
          <table:table-cell office:value-type="float" office:value="0.003450058" calcext:value-type="float">
            <text:p>0.003450058</text:p>
          </table:table-cell>
          <table:table-cell office:value-type="float" office:value="0" calcext:value-type="float">
            <text:p>0</text:p>
          </table:table-cell>
          <table:table-cell office:value-type="float" office:value="17.51584" calcext:value-type="float">
            <text:p>17.51584</text:p>
          </table:table-cell>
          <table:table-cell office:value-type="float" office:value="14.55783" calcext:value-type="float">
            <text:p>14.55783</text:p>
          </table:table-cell>
          <table:table-cell office:value-type="float" office:value="16.05974" calcext:value-type="float">
            <text:p>16.05974</text:p>
          </table:table-cell>
          <table:table-cell office:value-type="float" office:value="17.39542" calcext:value-type="float">
            <text:p>17.39542</text:p>
          </table:table-cell>
          <table:table-cell office:value-type="float" office:value="16.61964" calcext:value-type="float">
            <text:p>16.61964</text:p>
          </table:table-cell>
          <table:table-cell office:value-type="float" office:value="9.30973" calcext:value-type="float">
            <text:p>9.30973</text:p>
          </table:table-cell>
          <table:table-cell office:value-type="float" office:value="3.562794" calcext:value-type="float">
            <text:p>3.562794</text:p>
          </table:table-cell>
          <table:table-cell office:value-type="float" office:value="2.296209" calcext:value-type="float">
            <text:p>2.296209</text:p>
          </table:table-cell>
          <table:table-cell office:value-type="float" office:value="1.393904" calcext:value-type="float">
            <text:p>1.393904</text:p>
          </table:table-cell>
          <table:table-cell office:value-type="float" office:value="0.6338655" calcext:value-type="float">
            <text:p>0.6338655</text:p>
          </table:table-cell>
          <table:table-cell office:value-type="float" office:value="0.2962087" calcext:value-type="float">
            <text:p>0.2962087</text:p>
          </table:table-cell>
          <table:table-cell office:value-type="float" office:value="0.3000036" calcext:value-type="float">
            <text:p>0.3000036</text:p>
          </table:table-cell>
          <table:table-cell office:value-type="float" office:value="0.3231784" calcext:value-type="float">
            <text:p>0.3231784</text:p>
          </table:table-cell>
          <table:table-cell office:value-type="float" office:value="0.3473163" calcext:value-type="float">
            <text:p>0.3473163</text:p>
          </table:table-cell>
          <table:table-cell office:value-type="float" office:value="0" calcext:value-type="float">
            <text:p>0</text:p>
          </table:table-cell>
          <table:table-cell office:value-type="float" office:value="24.33872" calcext:value-type="float">
            <text:p>24.33872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5453" calcext:value-type="float">
            <text:p>25.85453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7" calcext:value-type="float">
            <text:p>7122007</text:p>
          </table:table-cell>
          <table:table-cell office:value-type="float" office:value="33.75328" calcext:value-type="float">
            <text:p>33.75328</text:p>
          </table:table-cell>
          <table:table-cell office:value-type="float" office:value="1097.485" calcext:value-type="float">
            <text:p>1097.485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523183" calcext:value-type="float">
            <text:p>0.09523183</text:p>
          </table:table-cell>
          <table:table-cell office:value-type="float" office:value="7.638394" calcext:value-type="float">
            <text:p>7.638394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11" calcext:value-type="float">
            <text:p>0.00417111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436" calcext:value-type="float">
            <text:p>0.974436</text:p>
          </table:table-cell>
          <table:table-cell office:value-type="float" office:value="-0.3134099" calcext:value-type="float">
            <text:p>-0.3134099</text:p>
          </table:table-cell>
          <table:table-cell office:value-type="float" office:value="-0.01592186" calcext:value-type="float">
            <text:p>-0.01592186</text:p>
          </table:table-cell>
          <table:table-cell office:value-type="float" office:value="0.00150439" calcext:value-type="float">
            <text:p>0.00150439</text:p>
          </table:table-cell>
          <table:table-cell office:value-type="float" office:value="14.41081" calcext:value-type="float">
            <text:p>14.41081</text:p>
          </table:table-cell>
          <table:table-cell office:value-type="float" office:value="0.02671228" calcext:value-type="float">
            <text:p>0.02671228</text:p>
          </table:table-cell>
          <table:table-cell office:value-type="float" office:value="0.04586047" calcext:value-type="float">
            <text:p>0.04586047</text:p>
          </table:table-cell>
          <table:table-cell office:value-type="float" office:value="0.04204405" calcext:value-type="float">
            <text:p>0.04204405</text:p>
          </table:table-cell>
          <table:table-cell office:value-type="float" office:value="0.02639432" calcext:value-type="float">
            <text:p>0.02639432</text:p>
          </table:table-cell>
          <table:table-cell office:value-type="float" office:value="0.02478123" calcext:value-type="float">
            <text:p>0.02478123</text:p>
          </table:table-cell>
          <table:table-cell office:value-type="float" office:value="0.01425187" calcext:value-type="float">
            <text:p>0.01425187</text:p>
          </table:table-cell>
          <table:table-cell office:value-type="float" office:value="0.01246693" calcext:value-type="float">
            <text:p>0.01246693</text:p>
          </table:table-cell>
          <table:table-cell office:value-type="float" office:value="0.02511128" calcext:value-type="float">
            <text:p>0.02511128</text:p>
          </table:table-cell>
          <table:table-cell office:value-type="float" office:value="0.02117745" calcext:value-type="float">
            <text:p>0.02117745</text:p>
          </table:table-cell>
          <table:table-cell office:value-type="float" office:value="0.01914562" calcext:value-type="float">
            <text:p>0.01914562</text:p>
          </table:table-cell>
          <table:table-cell office:value-type="float" office:value="0.01943089" calcext:value-type="float">
            <text:p>0.01943089</text:p>
          </table:table-cell>
          <table:table-cell office:value-type="float" office:value="0.02215714" calcext:value-type="float">
            <text:p>0.02215714</text:p>
          </table:table-cell>
          <table:table-cell office:value-type="float" office:value="0.00516655" calcext:value-type="float">
            <text:p>0.00516655</text:p>
          </table:table-cell>
          <table:table-cell office:value-type="float" office:value="0.003449126" calcext:value-type="float">
            <text:p>0.003449126</text:p>
          </table:table-cell>
          <table:table-cell office:value-type="float" office:value="0" calcext:value-type="float">
            <text:p>0</text:p>
          </table:table-cell>
          <table:table-cell office:value-type="float" office:value="19.64867" calcext:value-type="float">
            <text:p>19.64867</text:p>
          </table:table-cell>
          <table:table-cell office:value-type="float" office:value="14.85619" calcext:value-type="float">
            <text:p>14.85619</text:p>
          </table:table-cell>
          <table:table-cell office:value-type="float" office:value="15.97524" calcext:value-type="float">
            <text:p>15.97524</text:p>
          </table:table-cell>
          <table:table-cell office:value-type="float" office:value="17.0166" calcext:value-type="float">
            <text:p>17.0166</text:p>
          </table:table-cell>
          <table:table-cell office:value-type="float" office:value="16.14768" calcext:value-type="float">
            <text:p>16.14768</text:p>
          </table:table-cell>
          <table:table-cell office:value-type="float" office:value="9.069014" calcext:value-type="float">
            <text:p>9.069014</text:p>
          </table:table-cell>
          <table:table-cell office:value-type="float" office:value="3.411343" calcext:value-type="float">
            <text:p>3.411343</text:p>
          </table:table-cell>
          <table:table-cell office:value-type="float" office:value="2.311263" calcext:value-type="float">
            <text:p>2.311263</text:p>
          </table:table-cell>
          <table:table-cell office:value-type="float" office:value="1.403064" calcext:value-type="float">
            <text:p>1.403064</text:p>
          </table:table-cell>
          <table:table-cell office:value-type="float" office:value="0.640675" calcext:value-type="float">
            <text:p>0.640675</text:p>
          </table:table-cell>
          <table:table-cell office:value-type="float" office:value="0.298678" calcext:value-type="float">
            <text:p>0.298678</text:p>
          </table:table-cell>
          <table:table-cell office:value-type="float" office:value="0.3013897" calcext:value-type="float">
            <text:p>0.3013897</text:p>
          </table:table-cell>
          <table:table-cell office:value-type="float" office:value="0.3231939" calcext:value-type="float">
            <text:p>0.3231939</text:p>
          </table:table-cell>
          <table:table-cell office:value-type="float" office:value="0.3473211" calcext:value-type="float">
            <text:p>0.3473211</text:p>
          </table:table-cell>
          <table:table-cell office:value-type="float" office:value="0" calcext:value-type="float">
            <text:p>0</text:p>
          </table:table-cell>
          <table:table-cell office:value-type="float" office:value="24.42393" calcext:value-type="float">
            <text:p>24.42393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6034" calcext:value-type="float">
            <text:p>25.86034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7" calcext:value-type="float">
            <text:p>8122007</text:p>
          </table:table-cell>
          <table:table-cell office:value-type="float" office:value="33.75072" calcext:value-type="float">
            <text:p>33.75072</text:p>
          </table:table-cell>
          <table:table-cell office:value-type="float" office:value="1097.475" calcext:value-type="float">
            <text:p>1097.475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566947" calcext:value-type="float">
            <text:p>0.09566947</text:p>
          </table:table-cell>
          <table:table-cell office:value-type="float" office:value="7.644151" calcext:value-type="float">
            <text:p>7.644151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204" calcext:value-type="float">
            <text:p>0.004171204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4827" calcext:value-type="float">
            <text:p>0.9744827</text:p>
          </table:table-cell>
          <table:table-cell office:value-type="float" office:value="-0.3134102" calcext:value-type="float">
            <text:p>-0.3134102</text:p>
          </table:table-cell>
          <table:table-cell office:value-type="float" office:value="-0.01590361" calcext:value-type="float">
            <text:p>-0.01590361</text:p>
          </table:table-cell>
          <table:table-cell office:value-type="float" office:value="0.001515733" calcext:value-type="float">
            <text:p>0.001515733</text:p>
          </table:table-cell>
          <table:table-cell office:value-type="float" office:value="14.42114" calcext:value-type="float">
            <text:p>14.42114</text:p>
          </table:table-cell>
          <table:table-cell office:value-type="float" office:value="0.02659492" calcext:value-type="float">
            <text:p>0.02659492</text:p>
          </table:table-cell>
          <table:table-cell office:value-type="float" office:value="0.04668529" calcext:value-type="float">
            <text:p>0.04668529</text:p>
          </table:table-cell>
          <table:table-cell office:value-type="float" office:value="0.04280634" calcext:value-type="float">
            <text:p>0.04280634</text:p>
          </table:table-cell>
          <table:table-cell office:value-type="float" office:value="0.02654869" calcext:value-type="float">
            <text:p>0.02654869</text:p>
          </table:table-cell>
          <table:table-cell office:value-type="float" office:value="0.02511847" calcext:value-type="float">
            <text:p>0.02511847</text:p>
          </table:table-cell>
          <table:table-cell office:value-type="float" office:value="0.01432041" calcext:value-type="float">
            <text:p>0.01432041</text:p>
          </table:table-cell>
          <table:table-cell office:value-type="float" office:value="0.01246984" calcext:value-type="float">
            <text:p>0.01246984</text:p>
          </table:table-cell>
          <table:table-cell office:value-type="float" office:value="0.02516076" calcext:value-type="float">
            <text:p>0.02516076</text:p>
          </table:table-cell>
          <table:table-cell office:value-type="float" office:value="0.02124156" calcext:value-type="float">
            <text:p>0.02124156</text:p>
          </table:table-cell>
          <table:table-cell office:value-type="float" office:value="0.01918911" calcext:value-type="float">
            <text:p>0.01918911</text:p>
          </table:table-cell>
          <table:table-cell office:value-type="float" office:value="0.01945884" calcext:value-type="float">
            <text:p>0.01945884</text:p>
          </table:table-cell>
          <table:table-cell office:value-type="float" office:value="0.02217369" calcext:value-type="float">
            <text:p>0.02217369</text:p>
          </table:table-cell>
          <table:table-cell office:value-type="float" office:value="0.005163854" calcext:value-type="float">
            <text:p>0.005163854</text:p>
          </table:table-cell>
          <table:table-cell office:value-type="float" office:value="0.003448196" calcext:value-type="float">
            <text:p>0.003448196</text:p>
          </table:table-cell>
          <table:table-cell office:value-type="float" office:value="0" calcext:value-type="float">
            <text:p>0</text:p>
          </table:table-cell>
          <table:table-cell office:value-type="float" office:value="19.49719" calcext:value-type="float">
            <text:p>19.49719</text:p>
          </table:table-cell>
          <table:table-cell office:value-type="float" office:value="14.74812" calcext:value-type="float">
            <text:p>14.74812</text:p>
          </table:table-cell>
          <table:table-cell office:value-type="float" office:value="15.76739" calcext:value-type="float">
            <text:p>15.76739</text:p>
          </table:table-cell>
          <table:table-cell office:value-type="float" office:value="16.68234" calcext:value-type="float">
            <text:p>16.68234</text:p>
          </table:table-cell>
          <table:table-cell office:value-type="float" office:value="15.75513" calcext:value-type="float">
            <text:p>15.75513</text:p>
          </table:table-cell>
          <table:table-cell office:value-type="float" office:value="8.845377" calcext:value-type="float">
            <text:p>8.845377</text:p>
          </table:table-cell>
          <table:table-cell office:value-type="float" office:value="3.257095" calcext:value-type="float">
            <text:p>3.257095</text:p>
          </table:table-cell>
          <table:table-cell office:value-type="float" office:value="2.32343" calcext:value-type="float">
            <text:p>2.32343</text:p>
          </table:table-cell>
          <table:table-cell office:value-type="float" office:value="1.411696" calcext:value-type="float">
            <text:p>1.411696</text:p>
          </table:table-cell>
          <table:table-cell office:value-type="float" office:value="0.647195" calcext:value-type="float">
            <text:p>0.647195</text:p>
          </table:table-cell>
          <table:table-cell office:value-type="float" office:value="0.3011967" calcext:value-type="float">
            <text:p>0.3011967</text:p>
          </table:table-cell>
          <table:table-cell office:value-type="float" office:value="0.3027723" calcext:value-type="float">
            <text:p>0.3027723</text:p>
          </table:table-cell>
          <table:table-cell office:value-type="float" office:value="0.3232227" calcext:value-type="float">
            <text:p>0.3232227</text:p>
          </table:table-cell>
          <table:table-cell office:value-type="float" office:value="0.347326" calcext:value-type="float">
            <text:p>0.347326</text:p>
          </table:table-cell>
          <table:table-cell office:value-type="float" office:value="0" calcext:value-type="float">
            <text:p>0</text:p>
          </table:table-cell>
          <table:table-cell office:value-type="float" office:value="24.62562" calcext:value-type="float">
            <text:p>24.62562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662" calcext:value-type="float">
            <text:p>25.8662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7" calcext:value-type="float">
            <text:p>9122007</text:p>
          </table:table-cell>
          <table:table-cell office:value-type="float" office:value="33.74846" calcext:value-type="float">
            <text:p>33.74846</text:p>
          </table:table-cell>
          <table:table-cell office:value-type="float" office:value="1097.465" calcext:value-type="float">
            <text:p>1097.465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61234" calcext:value-type="float">
            <text:p>0.0961234</text:p>
          </table:table-cell>
          <table:table-cell office:value-type="float" office:value="7.649412" calcext:value-type="float">
            <text:p>7.649412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298" calcext:value-type="float">
            <text:p>0.004171298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5261" calcext:value-type="float">
            <text:p>0.9745261</text:p>
          </table:table-cell>
          <table:table-cell office:value-type="float" office:value="-0.3134114" calcext:value-type="float">
            <text:p>-0.3134114</text:p>
          </table:table-cell>
          <table:table-cell office:value-type="float" office:value="-0.01588468" calcext:value-type="float">
            <text:p>-0.01588468</text:p>
          </table:table-cell>
          <table:table-cell office:value-type="float" office:value="0.001524706" calcext:value-type="float">
            <text:p>0.001524706</text:p>
          </table:table-cell>
          <table:table-cell office:value-type="float" office:value="14.4321" calcext:value-type="float">
            <text:p>14.4321</text:p>
          </table:table-cell>
          <table:table-cell office:value-type="float" office:value="0.02584437" calcext:value-type="float">
            <text:p>0.02584437</text:p>
          </table:table-cell>
          <table:table-cell office:value-type="float" office:value="0.04713375" calcext:value-type="float">
            <text:p>0.04713375</text:p>
          </table:table-cell>
          <table:table-cell office:value-type="float" office:value="0.04320763" calcext:value-type="float">
            <text:p>0.04320763</text:p>
          </table:table-cell>
          <table:table-cell office:value-type="float" office:value="0.02662018" calcext:value-type="float">
            <text:p>0.02662018</text:p>
          </table:table-cell>
          <table:table-cell office:value-type="float" office:value="0.02540976" calcext:value-type="float">
            <text:p>0.02540976</text:p>
          </table:table-cell>
          <table:table-cell office:value-type="float" office:value="0.01438989" calcext:value-type="float">
            <text:p>0.01438989</text:p>
          </table:table-cell>
          <table:table-cell office:value-type="float" office:value="0.01250052" calcext:value-type="float">
            <text:p>0.01250052</text:p>
          </table:table-cell>
          <table:table-cell office:value-type="float" office:value="0.02521338" calcext:value-type="float">
            <text:p>0.02521338</text:p>
          </table:table-cell>
          <table:table-cell office:value-type="float" office:value="0.02130292" calcext:value-type="float">
            <text:p>0.02130292</text:p>
          </table:table-cell>
          <table:table-cell office:value-type="float" office:value="0.01923144" calcext:value-type="float">
            <text:p>0.01923144</text:p>
          </table:table-cell>
          <table:table-cell office:value-type="float" office:value="0.01948741" calcext:value-type="float">
            <text:p>0.01948741</text:p>
          </table:table-cell>
          <table:table-cell office:value-type="float" office:value="0.02219006" calcext:value-type="float">
            <text:p>0.02219006</text:p>
          </table:table-cell>
          <table:table-cell office:value-type="float" office:value="0.00516141" calcext:value-type="float">
            <text:p>0.00516141</text:p>
          </table:table-cell>
          <table:table-cell office:value-type="float" office:value="0.003447278" calcext:value-type="float">
            <text:p>0.003447278</text:p>
          </table:table-cell>
          <table:table-cell office:value-type="float" office:value="0" calcext:value-type="float">
            <text:p>0</text:p>
          </table:table-cell>
          <table:table-cell office:value-type="float" office:value="22.91065" calcext:value-type="float">
            <text:p>22.91065</text:p>
          </table:table-cell>
          <table:table-cell office:value-type="float" office:value="14.94701" calcext:value-type="float">
            <text:p>14.94701</text:p>
          </table:table-cell>
          <table:table-cell office:value-type="float" office:value="15.59631" calcext:value-type="float">
            <text:p>15.59631</text:p>
          </table:table-cell>
          <table:table-cell office:value-type="float" office:value="16.34186" calcext:value-type="float">
            <text:p>16.34186</text:p>
          </table:table-cell>
          <table:table-cell office:value-type="float" office:value="15.36304" calcext:value-type="float">
            <text:p>15.36304</text:p>
          </table:table-cell>
          <table:table-cell office:value-type="float" office:value="8.614245" calcext:value-type="float">
            <text:p>8.614245</text:p>
          </table:table-cell>
          <table:table-cell office:value-type="float" office:value="3.118626" calcext:value-type="float">
            <text:p>3.118626</text:p>
          </table:table-cell>
          <table:table-cell office:value-type="float" office:value="2.333234" calcext:value-type="float">
            <text:p>2.333234</text:p>
          </table:table-cell>
          <table:table-cell office:value-type="float" office:value="1.419745" calcext:value-type="float">
            <text:p>1.419745</text:p>
          </table:table-cell>
          <table:table-cell office:value-type="float" office:value="0.6534583" calcext:value-type="float">
            <text:p>0.6534583</text:p>
          </table:table-cell>
          <table:table-cell office:value-type="float" office:value="0.3037483" calcext:value-type="float">
            <text:p>0.3037483</text:p>
          </table:table-cell>
          <table:table-cell office:value-type="float" office:value="0.3041502" calcext:value-type="float">
            <text:p>0.3041502</text:p>
          </table:table-cell>
          <table:table-cell office:value-type="float" office:value="0.3232637" calcext:value-type="float">
            <text:p>0.3232637</text:p>
          </table:table-cell>
          <table:table-cell office:value-type="float" office:value="0.3473308" calcext:value-type="float">
            <text:p>0.3473308</text:p>
          </table:table-cell>
          <table:table-cell office:value-type="float" office:value="0" calcext:value-type="float">
            <text:p>0</text:p>
          </table:table-cell>
          <table:table-cell office:value-type="float" office:value="24.87607" calcext:value-type="float">
            <text:p>24.87607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7174" calcext:value-type="float">
            <text:p>25.87174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7" calcext:value-type="float">
            <text:p>10122007</text:p>
          </table:table-cell>
          <table:table-cell office:value-type="float" office:value="33.74601" calcext:value-type="float">
            <text:p>33.74601</text:p>
          </table:table-cell>
          <table:table-cell office:value-type="float" office:value="1097.455" calcext:value-type="float">
            <text:p>1097.455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647378" calcext:value-type="float">
            <text:p>0.09647378</text:p>
          </table:table-cell>
          <table:table-cell office:value-type="float" office:value="7.654949" calcext:value-type="float">
            <text:p>7.654949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306" calcext:value-type="float">
            <text:p>0.004171306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5293" calcext:value-type="float">
            <text:p>0.9745293</text:p>
          </table:table-cell>
          <table:table-cell office:value-type="float" office:value="-0.3134125" calcext:value-type="float">
            <text:p>-0.3134125</text:p>
          </table:table-cell>
          <table:table-cell office:value-type="float" office:value="-0.01586617" calcext:value-type="float">
            <text:p>-0.01586617</text:p>
          </table:table-cell>
          <table:table-cell office:value-type="float" office:value="0.001532653" calcext:value-type="float">
            <text:p>0.001532653</text:p>
          </table:table-cell>
          <table:table-cell office:value-type="float" office:value="14.44297" calcext:value-type="float">
            <text:p>14.44297</text:p>
          </table:table-cell>
          <table:table-cell office:value-type="float" office:value="0.02536573" calcext:value-type="float">
            <text:p>0.02536573</text:p>
          </table:table-cell>
          <table:table-cell office:value-type="float" office:value="0.04785317" calcext:value-type="float">
            <text:p>0.04785317</text:p>
          </table:table-cell>
          <table:table-cell office:value-type="float" office:value="0.04364627" calcext:value-type="float">
            <text:p>0.04364627</text:p>
          </table:table-cell>
          <table:table-cell office:value-type="float" office:value="0.02659965" calcext:value-type="float">
            <text:p>0.02659965</text:p>
          </table:table-cell>
          <table:table-cell office:value-type="float" office:value="0.0255079" calcext:value-type="float">
            <text:p>0.0255079</text:p>
          </table:table-cell>
          <table:table-cell office:value-type="float" office:value="0.01436592" calcext:value-type="float">
            <text:p>0.01436592</text:p>
          </table:table-cell>
          <table:table-cell office:value-type="float" office:value="0.01263394" calcext:value-type="float">
            <text:p>0.01263394</text:p>
          </table:table-cell>
          <table:table-cell office:value-type="float" office:value="0.02524158" calcext:value-type="float">
            <text:p>0.02524158</text:p>
          </table:table-cell>
          <table:table-cell office:value-type="float" office:value="0.02135915" calcext:value-type="float">
            <text:p>0.02135915</text:p>
          </table:table-cell>
          <table:table-cell office:value-type="float" office:value="0.01927286" calcext:value-type="float">
            <text:p>0.01927286</text:p>
          </table:table-cell>
          <table:table-cell office:value-type="float" office:value="0.01951651" calcext:value-type="float">
            <text:p>0.01951651</text:p>
          </table:table-cell>
          <table:table-cell office:value-type="float" office:value="0.0222062" calcext:value-type="float">
            <text:p>0.0222062</text:p>
          </table:table-cell>
          <table:table-cell office:value-type="float" office:value="0.005159222" calcext:value-type="float">
            <text:p>0.005159222</text:p>
          </table:table-cell>
          <table:table-cell office:value-type="float" office:value="0.003446367" calcext:value-type="float">
            <text:p>0.003446367</text:p>
          </table:table-cell>
          <table:table-cell office:value-type="float" office:value="0" calcext:value-type="float">
            <text:p>0</text:p>
          </table:table-cell>
          <table:table-cell office:value-type="float" office:value="24.93498" calcext:value-type="float">
            <text:p>24.93498</text:p>
          </table:table-cell>
          <table:table-cell office:value-type="float" office:value="15.52084" calcext:value-type="float">
            <text:p>15.52084</text:p>
          </table:table-cell>
          <table:table-cell office:value-type="float" office:value="15.63219" calcext:value-type="float">
            <text:p>15.63219</text:p>
          </table:table-cell>
          <table:table-cell office:value-type="float" office:value="16.0669" calcext:value-type="float">
            <text:p>16.0669</text:p>
          </table:table-cell>
          <table:table-cell office:value-type="float" office:value="14.97326" calcext:value-type="float">
            <text:p>14.97326</text:p>
          </table:table-cell>
          <table:table-cell office:value-type="float" office:value="8.422078" calcext:value-type="float">
            <text:p>8.422078</text:p>
          </table:table-cell>
          <table:table-cell office:value-type="float" office:value="3.098" calcext:value-type="float">
            <text:p>3.098</text:p>
          </table:table-cell>
          <table:table-cell office:value-type="float" office:value="2.326371" calcext:value-type="float">
            <text:p>2.326371</text:p>
          </table:table-cell>
          <table:table-cell office:value-type="float" office:value="1.425873" calcext:value-type="float">
            <text:p>1.425873</text:p>
          </table:table-cell>
          <table:table-cell office:value-type="float" office:value="0.659498" calcext:value-type="float">
            <text:p>0.659498</text:p>
          </table:table-cell>
          <table:table-cell office:value-type="float" office:value="0.3063297" calcext:value-type="float">
            <text:p>0.3063297</text:p>
          </table:table-cell>
          <table:table-cell office:value-type="float" office:value="0.3055219" calcext:value-type="float">
            <text:p>0.3055219</text:p>
          </table:table-cell>
          <table:table-cell office:value-type="float" office:value="0.3233183" calcext:value-type="float">
            <text:p>0.3233183</text:p>
          </table:table-cell>
          <table:table-cell office:value-type="float" office:value="0.3473357" calcext:value-type="float">
            <text:p>0.3473357</text:p>
          </table:table-cell>
          <table:table-cell office:value-type="float" office:value="0" calcext:value-type="float">
            <text:p>0</text:p>
          </table:table-cell>
          <table:table-cell office:value-type="float" office:value="25.04927" calcext:value-type="float">
            <text:p>25.04927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7728" calcext:value-type="float">
            <text:p>25.87728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7" calcext:value-type="float">
            <text:p>11122007</text:p>
          </table:table-cell>
          <table:table-cell office:value-type="float" office:value="33.7451" calcext:value-type="float">
            <text:p>33.7451</text:p>
          </table:table-cell>
          <table:table-cell office:value-type="float" office:value="1097.445" calcext:value-type="float">
            <text:p>1097.445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670948" calcext:value-type="float">
            <text:p>0.09670948</text:p>
          </table:table-cell>
          <table:table-cell office:value-type="float" office:value="7.658735" calcext:value-type="float">
            <text:p>7.658735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306" calcext:value-type="float">
            <text:p>0.004171306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5293" calcext:value-type="float">
            <text:p>0.9745293</text:p>
          </table:table-cell>
          <table:table-cell office:value-type="float" office:value="-0.3134166" calcext:value-type="float">
            <text:p>-0.3134166</text:p>
          </table:table-cell>
          <table:table-cell office:value-type="float" office:value="-0.01584815" calcext:value-type="float">
            <text:p>-0.01584815</text:p>
          </table:table-cell>
          <table:table-cell office:value-type="float" office:value="0.001541211" calcext:value-type="float">
            <text:p>0.001541211</text:p>
          </table:table-cell>
          <table:table-cell office:value-type="float" office:value="14.45919" calcext:value-type="float">
            <text:p>14.45919</text:p>
          </table:table-cell>
          <table:table-cell office:value-type="float" office:value="0.02328758" calcext:value-type="float">
            <text:p>0.02328758</text:p>
          </table:table-cell>
          <table:table-cell office:value-type="float" office:value="0.04699662" calcext:value-type="float">
            <text:p>0.04699662</text:p>
          </table:table-cell>
          <table:table-cell office:value-type="float" office:value="0.04315025" calcext:value-type="float">
            <text:p>0.04315025</text:p>
          </table:table-cell>
          <table:table-cell office:value-type="float" office:value="0.02640606" calcext:value-type="float">
            <text:p>0.02640606</text:p>
          </table:table-cell>
          <table:table-cell office:value-type="float" office:value="0.02550483" calcext:value-type="float">
            <text:p>0.02550483</text:p>
          </table:table-cell>
          <table:table-cell office:value-type="float" office:value="0.01431752" calcext:value-type="float">
            <text:p>0.01431752</text:p>
          </table:table-cell>
          <table:table-cell office:value-type="float" office:value="0.01273553" calcext:value-type="float">
            <text:p>0.01273553</text:p>
          </table:table-cell>
          <table:table-cell office:value-type="float" office:value="0.02526734" calcext:value-type="float">
            <text:p>0.02526734</text:p>
          </table:table-cell>
          <table:table-cell office:value-type="float" office:value="0.02140444" calcext:value-type="float">
            <text:p>0.02140444</text:p>
          </table:table-cell>
          <table:table-cell office:value-type="float" office:value="0.01931384" calcext:value-type="float">
            <text:p>0.01931384</text:p>
          </table:table-cell>
          <table:table-cell office:value-type="float" office:value="0.0195485" calcext:value-type="float">
            <text:p>0.0195485</text:p>
          </table:table-cell>
          <table:table-cell office:value-type="float" office:value="0.02222265" calcext:value-type="float">
            <text:p>0.02222265</text:p>
          </table:table-cell>
          <table:table-cell office:value-type="float" office:value="0.00515733" calcext:value-type="float">
            <text:p>0.00515733</text:p>
          </table:table-cell>
          <table:table-cell office:value-type="float" office:value="0.003445461" calcext:value-type="float">
            <text:p>0.003445461</text:p>
          </table:table-cell>
          <table:table-cell office:value-type="float" office:value="0" calcext:value-type="float">
            <text:p>0</text:p>
          </table:table-cell>
          <table:table-cell office:value-type="float" office:value="26.14873" calcext:value-type="float">
            <text:p>26.14873</text:p>
          </table:table-cell>
          <table:table-cell office:value-type="float" office:value="16.02334" calcext:value-type="float">
            <text:p>16.02334</text:p>
          </table:table-cell>
          <table:table-cell office:value-type="float" office:value="15.6565" calcext:value-type="float">
            <text:p>15.6565</text:p>
          </table:table-cell>
          <table:table-cell office:value-type="float" office:value="15.85098" calcext:value-type="float">
            <text:p>15.85098</text:p>
          </table:table-cell>
          <table:table-cell office:value-type="float" office:value="14.70111" calcext:value-type="float">
            <text:p>14.70111</text:p>
          </table:table-cell>
          <table:table-cell office:value-type="float" office:value="8.280294" calcext:value-type="float">
            <text:p>8.280294</text:p>
          </table:table-cell>
          <table:table-cell office:value-type="float" office:value="3.090734" calcext:value-type="float">
            <text:p>3.090734</text:p>
          </table:table-cell>
          <table:table-cell office:value-type="float" office:value="2.321405" calcext:value-type="float">
            <text:p>2.321405</text:p>
          </table:table-cell>
          <table:table-cell office:value-type="float" office:value="1.428057" calcext:value-type="float">
            <text:p>1.428057</text:p>
          </table:table-cell>
          <table:table-cell office:value-type="float" office:value="0.6658977" calcext:value-type="float">
            <text:p>0.6658977</text:p>
          </table:table-cell>
          <table:table-cell office:value-type="float" office:value="0.3094813" calcext:value-type="float">
            <text:p>0.3094813</text:p>
          </table:table-cell>
          <table:table-cell office:value-type="float" office:value="0.3069281" calcext:value-type="float">
            <text:p>0.3069281</text:p>
          </table:table-cell>
          <table:table-cell office:value-type="float" office:value="0.3233897" calcext:value-type="float">
            <text:p>0.3233897</text:p>
          </table:table-cell>
          <table:table-cell office:value-type="float" office:value="0.3473405" calcext:value-type="float">
            <text:p>0.3473405</text:p>
          </table:table-cell>
          <table:table-cell office:value-type="float" office:value="0" calcext:value-type="float">
            <text:p>0</text:p>
          </table:table-cell>
          <table:table-cell office:value-type="float" office:value="25.25265" calcext:value-type="float">
            <text:p>25.25265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8074" calcext:value-type="float">
            <text:p>25.88074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7" calcext:value-type="float">
            <text:p>12122007</text:p>
          </table:table-cell>
          <table:table-cell office:value-type="float" office:value="33.74223" calcext:value-type="float">
            <text:p>33.74223</text:p>
          </table:table-cell>
          <table:table-cell office:value-type="float" office:value="1097.434" calcext:value-type="float">
            <text:p>1097.434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717107" calcext:value-type="float">
            <text:p>0.09717107</text:p>
          </table:table-cell>
          <table:table-cell office:value-type="float" office:value="7.664924" calcext:value-type="float">
            <text:p>7.664924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306" calcext:value-type="float">
            <text:p>0.004171306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5293" calcext:value-type="float">
            <text:p>0.9745293</text:p>
          </table:table-cell>
          <table:table-cell office:value-type="float" office:value="-0.313417" calcext:value-type="float">
            <text:p>-0.313417</text:p>
          </table:table-cell>
          <table:table-cell office:value-type="float" office:value="-0.01583045" calcext:value-type="float">
            <text:p>-0.01583045</text:p>
          </table:table-cell>
          <table:table-cell office:value-type="float" office:value="0.00154767" calcext:value-type="float">
            <text:p>0.00154767</text:p>
          </table:table-cell>
          <table:table-cell office:value-type="float" office:value="14.47015" calcext:value-type="float">
            <text:p>14.47015</text:p>
          </table:table-cell>
          <table:table-cell office:value-type="float" office:value="0.02472639" calcext:value-type="float">
            <text:p>0.02472639</text:p>
          </table:table-cell>
          <table:table-cell office:value-type="float" office:value="0.04818028" calcext:value-type="float">
            <text:p>0.04818028</text:p>
          </table:table-cell>
          <table:table-cell office:value-type="float" office:value="0.04394069" calcext:value-type="float">
            <text:p>0.04394069</text:p>
          </table:table-cell>
          <table:table-cell office:value-type="float" office:value="0.02637498" calcext:value-type="float">
            <text:p>0.02637498</text:p>
          </table:table-cell>
          <table:table-cell office:value-type="float" office:value="0.02551446" calcext:value-type="float">
            <text:p>0.02551446</text:p>
          </table:table-cell>
          <table:table-cell office:value-type="float" office:value="0.01423781" calcext:value-type="float">
            <text:p>0.01423781</text:p>
          </table:table-cell>
          <table:table-cell office:value-type="float" office:value="0.01278998" calcext:value-type="float">
            <text:p>0.01278998</text:p>
          </table:table-cell>
          <table:table-cell office:value-type="float" office:value="0.02528393" calcext:value-type="float">
            <text:p>0.02528393</text:p>
          </table:table-cell>
          <table:table-cell office:value-type="float" office:value="0.0214441" calcext:value-type="float">
            <text:p>0.0214441</text:p>
          </table:table-cell>
          <table:table-cell office:value-type="float" office:value="0.01935297" calcext:value-type="float">
            <text:p>0.01935297</text:p>
          </table:table-cell>
          <table:table-cell office:value-type="float" office:value="0.01958062" calcext:value-type="float">
            <text:p>0.01958062</text:p>
          </table:table-cell>
          <table:table-cell office:value-type="float" office:value="0.02223906" calcext:value-type="float">
            <text:p>0.02223906</text:p>
          </table:table-cell>
          <table:table-cell office:value-type="float" office:value="0.00515581" calcext:value-type="float">
            <text:p>0.00515581</text:p>
          </table:table-cell>
          <table:table-cell office:value-type="float" office:value="0.003444571" calcext:value-type="float">
            <text:p>0.003444571</text:p>
          </table:table-cell>
          <table:table-cell office:value-type="float" office:value="0" calcext:value-type="float">
            <text:p>0</text:p>
          </table:table-cell>
          <table:table-cell office:value-type="float" office:value="26.0609" calcext:value-type="float">
            <text:p>26.0609</text:p>
          </table:table-cell>
          <table:table-cell office:value-type="float" office:value="16.77184" calcext:value-type="float">
            <text:p>16.77184</text:p>
          </table:table-cell>
          <table:table-cell office:value-type="float" office:value="15.88199" calcext:value-type="float">
            <text:p>15.88199</text:p>
          </table:table-cell>
          <table:table-cell office:value-type="float" office:value="15.80648" calcext:value-type="float">
            <text:p>15.80648</text:p>
          </table:table-cell>
          <table:table-cell office:value-type="float" office:value="14.56465" calcext:value-type="float">
            <text:p>14.56465</text:p>
          </table:table-cell>
          <table:table-cell office:value-type="float" office:value="8.17961" calcext:value-type="float">
            <text:p>8.17961</text:p>
          </table:table-cell>
          <table:table-cell office:value-type="float" office:value="3.088447" calcext:value-type="float">
            <text:p>3.088447</text:p>
          </table:table-cell>
          <table:table-cell office:value-type="float" office:value="2.317897" calcext:value-type="float">
            <text:p>2.317897</text:p>
          </table:table-cell>
          <table:table-cell office:value-type="float" office:value="1.429496" calcext:value-type="float">
            <text:p>1.429496</text:p>
          </table:table-cell>
          <table:table-cell office:value-type="float" office:value="0.6717432" calcext:value-type="float">
            <text:p>0.6717432</text:p>
          </table:table-cell>
          <table:table-cell office:value-type="float" office:value="0.312618" calcext:value-type="float">
            <text:p>0.312618</text:p>
          </table:table-cell>
          <table:table-cell office:value-type="float" office:value="0.3083423" calcext:value-type="float">
            <text:p>0.3083423</text:p>
          </table:table-cell>
          <table:table-cell office:value-type="float" office:value="0.3234826" calcext:value-type="float">
            <text:p>0.3234826</text:p>
          </table:table-cell>
          <table:table-cell office:value-type="float" office:value="0.3473454" calcext:value-type="float">
            <text:p>0.3473454</text:p>
          </table:table-cell>
          <table:table-cell office:value-type="float" office:value="0" calcext:value-type="float">
            <text:p>0</text:p>
          </table:table-cell>
          <table:table-cell office:value-type="float" office:value="25.49592" calcext:value-type="float">
            <text:p>25.49592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868" calcext:value-type="float">
            <text:p>25.8868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7" calcext:value-type="float">
            <text:p>13122007</text:p>
          </table:table-cell>
          <table:table-cell office:value-type="float" office:value="33.73885" calcext:value-type="float">
            <text:p>33.73885</text:p>
          </table:table-cell>
          <table:table-cell office:value-type="float" office:value="1097.424" calcext:value-type="float">
            <text:p>1097.424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767623" calcext:value-type="float">
            <text:p>0.09767623</text:p>
          </table:table-cell>
          <table:table-cell office:value-type="float" office:value="7.671117" calcext:value-type="float">
            <text:p>7.671117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405" calcext:value-type="float">
            <text:p>0.004171405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5765" calcext:value-type="float">
            <text:p>0.9745765</text:p>
          </table:table-cell>
          <table:table-cell office:value-type="float" office:value="-0.3134172" calcext:value-type="float">
            <text:p>-0.3134172</text:p>
          </table:table-cell>
          <table:table-cell office:value-type="float" office:value="-0.01581088" calcext:value-type="float">
            <text:p>-0.01581088</text:p>
          </table:table-cell>
          <table:table-cell office:value-type="float" office:value="0.00154997" calcext:value-type="float">
            <text:p>0.00154997</text:p>
          </table:table-cell>
          <table:table-cell office:value-type="float" office:value="14.47597" calcext:value-type="float">
            <text:p>14.47597</text:p>
          </table:table-cell>
          <table:table-cell office:value-type="float" office:value="0.02808054" calcext:value-type="float">
            <text:p>0.02808054</text:p>
          </table:table-cell>
          <table:table-cell office:value-type="float" office:value="0.04981345" calcext:value-type="float">
            <text:p>0.04981345</text:p>
          </table:table-cell>
          <table:table-cell office:value-type="float" office:value="0.04518023" calcext:value-type="float">
            <text:p>0.04518023</text:p>
          </table:table-cell>
          <table:table-cell office:value-type="float" office:value="0.02674673" calcext:value-type="float">
            <text:p>0.02674673</text:p>
          </table:table-cell>
          <table:table-cell office:value-type="float" office:value="0.02600699" calcext:value-type="float">
            <text:p>0.02600699</text:p>
          </table:table-cell>
          <table:table-cell office:value-type="float" office:value="0.01437133" calcext:value-type="float">
            <text:p>0.01437133</text:p>
          </table:table-cell>
          <table:table-cell office:value-type="float" office:value="0.01275014" calcext:value-type="float">
            <text:p>0.01275014</text:p>
          </table:table-cell>
          <table:table-cell office:value-type="float" office:value="0.02532863" calcext:value-type="float">
            <text:p>0.02532863</text:p>
          </table:table-cell>
          <table:table-cell office:value-type="float" office:value="0.02148092" calcext:value-type="float">
            <text:p>0.02148092</text:p>
          </table:table-cell>
          <table:table-cell office:value-type="float" office:value="0.01939032" calcext:value-type="float">
            <text:p>0.01939032</text:p>
          </table:table-cell>
          <table:table-cell office:value-type="float" office:value="0.01961269" calcext:value-type="float">
            <text:p>0.01961269</text:p>
          </table:table-cell>
          <table:table-cell office:value-type="float" office:value="0.02225536" calcext:value-type="float">
            <text:p>0.02225536</text:p>
          </table:table-cell>
          <table:table-cell office:value-type="float" office:value="0.005154656" calcext:value-type="float">
            <text:p>0.005154656</text:p>
          </table:table-cell>
          <table:table-cell office:value-type="float" office:value="0.003443681" calcext:value-type="float">
            <text:p>0.003443681</text:p>
          </table:table-cell>
          <table:table-cell office:value-type="float" office:value="0" calcext:value-type="float">
            <text:p>0</text:p>
          </table:table-cell>
          <table:table-cell office:value-type="float" office:value="25.96908" calcext:value-type="float">
            <text:p>25.96908</text:p>
          </table:table-cell>
          <table:table-cell office:value-type="float" office:value="16.26638" calcext:value-type="float">
            <text:p>16.26638</text:p>
          </table:table-cell>
          <table:table-cell office:value-type="float" office:value="15.51687" calcext:value-type="float">
            <text:p>15.51687</text:p>
          </table:table-cell>
          <table:table-cell office:value-type="float" office:value="15.54758" calcext:value-type="float">
            <text:p>15.54758</text:p>
          </table:table-cell>
          <table:table-cell office:value-type="float" office:value="14.39305" calcext:value-type="float">
            <text:p>14.39305</text:p>
          </table:table-cell>
          <table:table-cell office:value-type="float" office:value="8.082969" calcext:value-type="float">
            <text:p>8.082969</text:p>
          </table:table-cell>
          <table:table-cell office:value-type="float" office:value="2.967639" calcext:value-type="float">
            <text:p>2.967639</text:p>
          </table:table-cell>
          <table:table-cell office:value-type="float" office:value="2.332593" calcext:value-type="float">
            <text:p>2.332593</text:p>
          </table:table-cell>
          <table:table-cell office:value-type="float" office:value="1.431821" calcext:value-type="float">
            <text:p>1.431821</text:p>
          </table:table-cell>
          <table:table-cell office:value-type="float" office:value="0.6771351" calcext:value-type="float">
            <text:p>0.6771351</text:p>
          </table:table-cell>
          <table:table-cell office:value-type="float" office:value="0.3156855" calcext:value-type="float">
            <text:p>0.3156855</text:p>
          </table:table-cell>
          <table:table-cell office:value-type="float" office:value="0.3097518" calcext:value-type="float">
            <text:p>0.3097518</text:p>
          </table:table-cell>
          <table:table-cell office:value-type="float" office:value="0.3235971" calcext:value-type="float">
            <text:p>0.3235971</text:p>
          </table:table-cell>
          <table:table-cell office:value-type="float" office:value="0.3473502" calcext:value-type="float">
            <text:p>0.3473502</text:p>
          </table:table-cell>
          <table:table-cell office:value-type="float" office:value="0" calcext:value-type="float">
            <text:p>0</text:p>
          </table:table-cell>
          <table:table-cell office:value-type="float" office:value="25.67444" calcext:value-type="float">
            <text:p>25.67444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9276" calcext:value-type="float">
            <text:p>25.89276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7" calcext:value-type="float">
            <text:p>14122007</text:p>
          </table:table-cell>
          <table:table-cell office:value-type="float" office:value="33.73548" calcext:value-type="float">
            <text:p>33.73548</text:p>
          </table:table-cell>
          <table:table-cell office:value-type="float" office:value="1097.415" calcext:value-type="float">
            <text:p>1097.415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814359" calcext:value-type="float">
            <text:p>0.09814359</text:p>
          </table:table-cell>
          <table:table-cell office:value-type="float" office:value="7.677147" calcext:value-type="float">
            <text:p>7.677147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481" calcext:value-type="float">
            <text:p>0.004171481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6086" calcext:value-type="float">
            <text:p>0.9746086</text:p>
          </table:table-cell>
          <table:table-cell office:value-type="float" office:value="-0.313417" calcext:value-type="float">
            <text:p>-0.313417</text:p>
          </table:table-cell>
          <table:table-cell office:value-type="float" office:value="-0.01579081" calcext:value-type="float">
            <text:p>-0.01579081</text:p>
          </table:table-cell>
          <table:table-cell office:value-type="float" office:value="0.001552504" calcext:value-type="float">
            <text:p>0.001552504</text:p>
          </table:table-cell>
          <table:table-cell office:value-type="float" office:value="14.4812" calcext:value-type="float">
            <text:p>14.4812</text:p>
          </table:table-cell>
          <table:table-cell office:value-type="float" office:value="0.02954881" calcext:value-type="float">
            <text:p>0.02954881</text:p>
          </table:table-cell>
          <table:table-cell office:value-type="float" office:value="0.05106199" calcext:value-type="float">
            <text:p>0.05106199</text:p>
          </table:table-cell>
          <table:table-cell office:value-type="float" office:value="0.04610816" calcext:value-type="float">
            <text:p>0.04610816</text:p>
          </table:table-cell>
          <table:table-cell office:value-type="float" office:value="0.02711162" calcext:value-type="float">
            <text:p>0.02711162</text:p>
          </table:table-cell>
          <table:table-cell office:value-type="float" office:value="0.02644934" calcext:value-type="float">
            <text:p>0.02644934</text:p>
          </table:table-cell>
          <table:table-cell office:value-type="float" office:value="0.01449335" calcext:value-type="float">
            <text:p>0.01449335</text:p>
          </table:table-cell>
          <table:table-cell office:value-type="float" office:value="0.01279746" calcext:value-type="float">
            <text:p>0.01279746</text:p>
          </table:table-cell>
          <table:table-cell office:value-type="float" office:value="0.02537224" calcext:value-type="float">
            <text:p>0.02537224</text:p>
          </table:table-cell>
          <table:table-cell office:value-type="float" office:value="0.02151802" calcext:value-type="float">
            <text:p>0.02151802</text:p>
          </table:table-cell>
          <table:table-cell office:value-type="float" office:value="0.0194262" calcext:value-type="float">
            <text:p>0.0194262</text:p>
          </table:table-cell>
          <table:table-cell office:value-type="float" office:value="0.01964463" calcext:value-type="float">
            <text:p>0.01964463</text:p>
          </table:table-cell>
          <table:table-cell office:value-type="float" office:value="0.02227137" calcext:value-type="float">
            <text:p>0.02227137</text:p>
          </table:table-cell>
          <table:table-cell office:value-type="float" office:value="0.005153985" calcext:value-type="float">
            <text:p>0.005153985</text:p>
          </table:table-cell>
          <table:table-cell office:value-type="float" office:value="0.003442802" calcext:value-type="float">
            <text:p>0.003442802</text:p>
          </table:table-cell>
          <table:table-cell office:value-type="float" office:value="0" calcext:value-type="float">
            <text:p>0</text:p>
          </table:table-cell>
          <table:table-cell office:value-type="float" office:value="30.70915" calcext:value-type="float">
            <text:p>30.70915</text:p>
          </table:table-cell>
          <table:table-cell office:value-type="float" office:value="16.57387" calcext:value-type="float">
            <text:p>16.57387</text:p>
          </table:table-cell>
          <table:table-cell office:value-type="float" office:value="15.38287" calcext:value-type="float">
            <text:p>15.38287</text:p>
          </table:table-cell>
          <table:table-cell office:value-type="float" office:value="15.30962" calcext:value-type="float">
            <text:p>15.30962</text:p>
          </table:table-cell>
          <table:table-cell office:value-type="float" office:value="14.13571" calcext:value-type="float">
            <text:p>14.13571</text:p>
          </table:table-cell>
          <table:table-cell office:value-type="float" office:value="7.929269" calcext:value-type="float">
            <text:p>7.929269</text:p>
          </table:table-cell>
          <table:table-cell office:value-type="float" office:value="2.884978" calcext:value-type="float">
            <text:p>2.884978</text:p>
          </table:table-cell>
          <table:table-cell office:value-type="float" office:value="2.339711" calcext:value-type="float">
            <text:p>2.339711</text:p>
          </table:table-cell>
          <table:table-cell office:value-type="float" office:value="1.435276" calcext:value-type="float">
            <text:p>1.435276</text:p>
          </table:table-cell>
          <table:table-cell office:value-type="float" office:value="0.6822108" calcext:value-type="float">
            <text:p>0.6822108</text:p>
          </table:table-cell>
          <table:table-cell office:value-type="float" office:value="0.3186839" calcext:value-type="float">
            <text:p>0.3186839</text:p>
          </table:table-cell>
          <table:table-cell office:value-type="float" office:value="0.3111445" calcext:value-type="float">
            <text:p>0.3111445</text:p>
          </table:table-cell>
          <table:table-cell office:value-type="float" office:value="0.3237403" calcext:value-type="float">
            <text:p>0.3237403</text:p>
          </table:table-cell>
          <table:table-cell office:value-type="float" office:value="0.347355" calcext:value-type="float">
            <text:p>0.347355</text:p>
          </table:table-cell>
          <table:table-cell office:value-type="float" office:value="0" calcext:value-type="float">
            <text:p>0</text:p>
          </table:table-cell>
          <table:table-cell office:value-type="float" office:value="25.85985" calcext:value-type="float">
            <text:p>25.85985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9851" calcext:value-type="float">
            <text:p>25.89851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7" calcext:value-type="float">
            <text:p>15122007</text:p>
          </table:table-cell>
          <table:table-cell office:value-type="float" office:value="33.73646" calcext:value-type="float">
            <text:p>33.73646</text:p>
          </table:table-cell>
          <table:table-cell office:value-type="float" office:value="1097.405" calcext:value-type="float">
            <text:p>1097.405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810917" calcext:value-type="float">
            <text:p>0.09810917</text:p>
          </table:table-cell>
          <table:table-cell office:value-type="float" office:value="7.678751" calcext:value-type="float">
            <text:p>7.678751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481" calcext:value-type="float">
            <text:p>0.004171481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6086" calcext:value-type="float">
            <text:p>0.9746086</text:p>
          </table:table-cell>
          <table:table-cell office:value-type="float" office:value="-0.3134226" calcext:value-type="float">
            <text:p>-0.3134226</text:p>
          </table:table-cell>
          <table:table-cell office:value-type="float" office:value="-0.01577225" calcext:value-type="float">
            <text:p>-0.01577225</text:p>
          </table:table-cell>
          <table:table-cell office:value-type="float" office:value="0.001559608" calcext:value-type="float">
            <text:p>0.001559608</text:p>
          </table:table-cell>
          <table:table-cell office:value-type="float" office:value="14.50012" calcext:value-type="float">
            <text:p>14.50012</text:p>
          </table:table-cell>
          <table:table-cell office:value-type="float" office:value="0.02447348" calcext:value-type="float">
            <text:p>0.02447348</text:p>
          </table:table-cell>
          <table:table-cell office:value-type="float" office:value="0.04882852" calcext:value-type="float">
            <text:p>0.04882852</text:p>
          </table:table-cell>
          <table:table-cell office:value-type="float" office:value="0.04477439" calcext:value-type="float">
            <text:p>0.04477439</text:p>
          </table:table-cell>
          <table:table-cell office:value-type="float" office:value="0.02687652" calcext:value-type="float">
            <text:p>0.02687652</text:p>
          </table:table-cell>
          <table:table-cell office:value-type="float" office:value="0.0264229" calcext:value-type="float">
            <text:p>0.0264229</text:p>
          </table:table-cell>
          <table:table-cell office:value-type="float" office:value="0.01447118" calcext:value-type="float">
            <text:p>0.01447118</text:p>
          </table:table-cell>
          <table:table-cell office:value-type="float" office:value="0.01291107" calcext:value-type="float">
            <text:p>0.01291107</text:p>
          </table:table-cell>
          <table:table-cell office:value-type="float" office:value="0.02540084" calcext:value-type="float">
            <text:p>0.02540084</text:p>
          </table:table-cell>
          <table:table-cell office:value-type="float" office:value="0.0215537" calcext:value-type="float">
            <text:p>0.0215537</text:p>
          </table:table-cell>
          <table:table-cell office:value-type="float" office:value="0.01946092" calcext:value-type="float">
            <text:p>0.01946092</text:p>
          </table:table-cell>
          <table:table-cell office:value-type="float" office:value="0.01967641" calcext:value-type="float">
            <text:p>0.01967641</text:p>
          </table:table-cell>
          <table:table-cell office:value-type="float" office:value="0.02228718" calcext:value-type="float">
            <text:p>0.02228718</text:p>
          </table:table-cell>
          <table:table-cell office:value-type="float" office:value="0.005153655" calcext:value-type="float">
            <text:p>0.005153655</text:p>
          </table:table-cell>
          <table:table-cell office:value-type="float" office:value="0.003441934" calcext:value-type="float">
            <text:p>0.003441934</text:p>
          </table:table-cell>
          <table:table-cell office:value-type="float" office:value="0" calcext:value-type="float">
            <text:p>0</text:p>
          </table:table-cell>
          <table:table-cell office:value-type="float" office:value="29.33147" calcext:value-type="float">
            <text:p>29.33147</text:p>
          </table:table-cell>
          <table:table-cell office:value-type="float" office:value="16.87848" calcext:value-type="float">
            <text:p>16.87848</text:p>
          </table:table-cell>
          <table:table-cell office:value-type="float" office:value="15.4349" calcext:value-type="float">
            <text:p>15.4349</text:p>
          </table:table-cell>
          <table:table-cell office:value-type="float" office:value="15.14715" calcext:value-type="float">
            <text:p>15.14715</text:p>
          </table:table-cell>
          <table:table-cell office:value-type="float" office:value="13.90712" calcext:value-type="float">
            <text:p>13.90712</text:p>
          </table:table-cell>
          <table:table-cell office:value-type="float" office:value="7.796345" calcext:value-type="float">
            <text:p>7.796345</text:p>
          </table:table-cell>
          <table:table-cell office:value-type="float" office:value="2.874537" calcext:value-type="float">
            <text:p>2.874537</text:p>
          </table:table-cell>
          <table:table-cell office:value-type="float" office:value="2.336089" calcext:value-type="float">
            <text:p>2.336089</text:p>
          </table:table-cell>
          <table:table-cell office:value-type="float" office:value="1.438221" calcext:value-type="float">
            <text:p>1.438221</text:p>
          </table:table-cell>
          <table:table-cell office:value-type="float" office:value="0.6870245" calcext:value-type="float">
            <text:p>0.6870245</text:p>
          </table:table-cell>
          <table:table-cell office:value-type="float" office:value="0.3216165" calcext:value-type="float">
            <text:p>0.3216165</text:p>
          </table:table-cell>
          <table:table-cell office:value-type="float" office:value="0.3125251" calcext:value-type="float">
            <text:p>0.3125251</text:p>
          </table:table-cell>
          <table:table-cell office:value-type="float" office:value="0.3239038" calcext:value-type="float">
            <text:p>0.3239038</text:p>
          </table:table-cell>
          <table:table-cell office:value-type="float" office:value="0.3473599" calcext:value-type="float">
            <text:p>0.3473599</text:p>
          </table:table-cell>
          <table:table-cell office:value-type="float" office:value="0" calcext:value-type="float">
            <text:p>0</text:p>
          </table:table-cell>
          <table:table-cell office:value-type="float" office:value="25.95273" calcext:value-type="float">
            <text:p>25.95273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89967" calcext:value-type="float">
            <text:p>25.89967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7" calcext:value-type="float">
            <text:p>16122007</text:p>
          </table:table-cell>
          <table:table-cell office:value-type="float" office:value="33.73444" calcext:value-type="float">
            <text:p>33.73444</text:p>
          </table:table-cell>
          <table:table-cell office:value-type="float" office:value="1097.395" calcext:value-type="float">
            <text:p>1097.395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831727" calcext:value-type="float">
            <text:p>0.09831727</text:p>
          </table:table-cell>
          <table:table-cell office:value-type="float" office:value="7.683533" calcext:value-type="float">
            <text:p>7.683533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481" calcext:value-type="float">
            <text:p>0.004171481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6086" calcext:value-type="float">
            <text:p>0.9746086</text:p>
          </table:table-cell>
          <table:table-cell office:value-type="float" office:value="-0.3134227" calcext:value-type="float">
            <text:p>-0.3134227</text:p>
          </table:table-cell>
          <table:table-cell office:value-type="float" office:value="-0.01575346" calcext:value-type="float">
            <text:p>-0.01575346</text:p>
          </table:table-cell>
          <table:table-cell office:value-type="float" office:value="0.001564582" calcext:value-type="float">
            <text:p>0.001564582</text:p>
          </table:table-cell>
          <table:table-cell office:value-type="float" office:value="14.51378" calcext:value-type="float">
            <text:p>14.51378</text:p>
          </table:table-cell>
          <table:table-cell office:value-type="float" office:value="0.02299935" calcext:value-type="float">
            <text:p>0.02299935</text:p>
          </table:table-cell>
          <table:table-cell office:value-type="float" office:value="0.04878467" calcext:value-type="float">
            <text:p>0.04878467</text:p>
          </table:table-cell>
          <table:table-cell office:value-type="float" office:value="0.04453994" calcext:value-type="float">
            <text:p>0.04453994</text:p>
          </table:table-cell>
          <table:table-cell office:value-type="float" office:value="0.02660517" calcext:value-type="float">
            <text:p>0.02660517</text:p>
          </table:table-cell>
          <table:table-cell office:value-type="float" office:value="0.02619528" calcext:value-type="float">
            <text:p>0.02619528</text:p>
          </table:table-cell>
          <table:table-cell office:value-type="float" office:value="0.01433796" calcext:value-type="float">
            <text:p>0.01433796</text:p>
          </table:table-cell>
          <table:table-cell office:value-type="float" office:value="0.01295105" calcext:value-type="float">
            <text:p>0.01295105</text:p>
          </table:table-cell>
          <table:table-cell office:value-type="float" office:value="0.02541537" calcext:value-type="float">
            <text:p>0.02541537</text:p>
          </table:table-cell>
          <table:table-cell office:value-type="float" office:value="0.02158417" calcext:value-type="float">
            <text:p>0.02158417</text:p>
          </table:table-cell>
          <table:table-cell office:value-type="float" office:value="0.01949438" calcext:value-type="float">
            <text:p>0.01949438</text:p>
          </table:table-cell>
          <table:table-cell office:value-type="float" office:value="0.01970802" calcext:value-type="float">
            <text:p>0.01970802</text:p>
          </table:table-cell>
          <table:table-cell office:value-type="float" office:value="0.02230281" calcext:value-type="float">
            <text:p>0.02230281</text:p>
          </table:table-cell>
          <table:table-cell office:value-type="float" office:value="0.005153619" calcext:value-type="float">
            <text:p>0.005153619</text:p>
          </table:table-cell>
          <table:table-cell office:value-type="float" office:value="0.003441074" calcext:value-type="float">
            <text:p>0.003441074</text:p>
          </table:table-cell>
          <table:table-cell office:value-type="float" office:value="0" calcext:value-type="float">
            <text:p>0</text:p>
          </table:table-cell>
          <table:table-cell office:value-type="float" office:value="26.67184" calcext:value-type="float">
            <text:p>26.67184</text:p>
          </table:table-cell>
          <table:table-cell office:value-type="float" office:value="16.97496" calcext:value-type="float">
            <text:p>16.97496</text:p>
          </table:table-cell>
          <table:table-cell office:value-type="float" office:value="15.46978" calcext:value-type="float">
            <text:p>15.46978</text:p>
          </table:table-cell>
          <table:table-cell office:value-type="float" office:value="14.99562" calcext:value-type="float">
            <text:p>14.99562</text:p>
          </table:table-cell>
          <table:table-cell office:value-type="float" office:value="13.71037" calcext:value-type="float">
            <text:p>13.71037</text:p>
          </table:table-cell>
          <table:table-cell office:value-type="float" office:value="7.689398" calcext:value-type="float">
            <text:p>7.689398</text:p>
          </table:table-cell>
          <table:table-cell office:value-type="float" office:value="2.87293" calcext:value-type="float">
            <text:p>2.87293</text:p>
          </table:table-cell>
          <table:table-cell office:value-type="float" office:value="2.333816" calcext:value-type="float">
            <text:p>2.333816</text:p>
          </table:table-cell>
          <table:table-cell office:value-type="float" office:value="1.439754" calcext:value-type="float">
            <text:p>1.439754</text:p>
          </table:table-cell>
          <table:table-cell office:value-type="float" office:value="0.6915404" calcext:value-type="float">
            <text:p>0.6915404</text:p>
          </table:table-cell>
          <table:table-cell office:value-type="float" office:value="0.3244851" calcext:value-type="float">
            <text:p>0.3244851</text:p>
          </table:table-cell>
          <table:table-cell office:value-type="float" office:value="0.3138937" calcext:value-type="float">
            <text:p>0.3138937</text:p>
          </table:table-cell>
          <table:table-cell office:value-type="float" office:value="0.3240851" calcext:value-type="float">
            <text:p>0.3240851</text:p>
          </table:table-cell>
          <table:table-cell office:value-type="float" office:value="0.3473647" calcext:value-type="float">
            <text:p>0.3473647</text:p>
          </table:table-cell>
          <table:table-cell office:value-type="float" office:value="0" calcext:value-type="float">
            <text:p>0</text:p>
          </table:table-cell>
          <table:table-cell office:value-type="float" office:value="26.12643" calcext:value-type="float">
            <text:p>26.12643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90475" calcext:value-type="float">
            <text:p>25.90475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7" calcext:value-type="float">
            <text:p>17122007</text:p>
          </table:table-cell>
          <table:table-cell office:value-type="float" office:value="33.73081" calcext:value-type="float">
            <text:p>33.73081</text:p>
          </table:table-cell>
          <table:table-cell office:value-type="float" office:value="1097.385" calcext:value-type="float">
            <text:p>1097.385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88657" calcext:value-type="float">
            <text:p>0.0988657</text:p>
          </table:table-cell>
          <table:table-cell office:value-type="float" office:value="7.68968" calcext:value-type="float">
            <text:p>7.68968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547" calcext:value-type="float">
            <text:p>0.004171547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6361" calcext:value-type="float">
            <text:p>0.9746361</text:p>
          </table:table-cell>
          <table:table-cell office:value-type="float" office:value="-0.3134238" calcext:value-type="float">
            <text:p>-0.3134238</text:p>
          </table:table-cell>
          <table:table-cell office:value-type="float" office:value="-0.01573269" calcext:value-type="float">
            <text:p>-0.01573269</text:p>
          </table:table-cell>
          <table:table-cell office:value-type="float" office:value="0.001566822" calcext:value-type="float">
            <text:p>0.001566822</text:p>
          </table:table-cell>
          <table:table-cell office:value-type="float" office:value="14.51896" calcext:value-type="float">
            <text:p>14.51896</text:p>
          </table:table-cell>
          <table:table-cell office:value-type="float" office:value="0.02856909" calcext:value-type="float">
            <text:p>0.02856909</text:p>
          </table:table-cell>
          <table:table-cell office:value-type="float" office:value="0.05067205" calcext:value-type="float">
            <text:p>0.05067205</text:p>
          </table:table-cell>
          <table:table-cell office:value-type="float" office:value="0.0458488" calcext:value-type="float">
            <text:p>0.0458488</text:p>
          </table:table-cell>
          <table:table-cell office:value-type="float" office:value="0.0270327" calcext:value-type="float">
            <text:p>0.0270327</text:p>
          </table:table-cell>
          <table:table-cell office:value-type="float" office:value="0.02660284" calcext:value-type="float">
            <text:p>0.02660284</text:p>
          </table:table-cell>
          <table:table-cell office:value-type="float" office:value="0.01440269" calcext:value-type="float">
            <text:p>0.01440269</text:p>
          </table:table-cell>
          <table:table-cell office:value-type="float" office:value="0.01295733" calcext:value-type="float">
            <text:p>0.01295733</text:p>
          </table:table-cell>
          <table:table-cell office:value-type="float" office:value="0.02543748" calcext:value-type="float">
            <text:p>0.02543748</text:p>
          </table:table-cell>
          <table:table-cell office:value-type="float" office:value="0.02161008" calcext:value-type="float">
            <text:p>0.02161008</text:p>
          </table:table-cell>
          <table:table-cell office:value-type="float" office:value="0.01952598" calcext:value-type="float">
            <text:p>0.01952598</text:p>
          </table:table-cell>
          <table:table-cell office:value-type="float" office:value="0.01973942" calcext:value-type="float">
            <text:p>0.01973942</text:p>
          </table:table-cell>
          <table:table-cell office:value-type="float" office:value="0.02231827" calcext:value-type="float">
            <text:p>0.02231827</text:p>
          </table:table-cell>
          <table:table-cell office:value-type="float" office:value="0.005153849" calcext:value-type="float">
            <text:p>0.005153849</text:p>
          </table:table-cell>
          <table:table-cell office:value-type="float" office:value="0.003440223" calcext:value-type="float">
            <text:p>0.003440223</text:p>
          </table:table-cell>
          <table:table-cell office:value-type="float" office:value="0" calcext:value-type="float">
            <text:p>0</text:p>
          </table:table-cell>
          <table:table-cell office:value-type="float" office:value="32.02095" calcext:value-type="float">
            <text:p>32.02095</text:p>
          </table:table-cell>
          <table:table-cell office:value-type="float" office:value="16.92248" calcext:value-type="float">
            <text:p>16.92248</text:p>
          </table:table-cell>
          <table:table-cell office:value-type="float" office:value="15.26563" calcext:value-type="float">
            <text:p>15.26563</text:p>
          </table:table-cell>
          <table:table-cell office:value-type="float" office:value="14.79863" calcext:value-type="float">
            <text:p>14.79863</text:p>
          </table:table-cell>
          <table:table-cell office:value-type="float" office:value="13.52729" calcext:value-type="float">
            <text:p>13.52729</text:p>
          </table:table-cell>
          <table:table-cell office:value-type="float" office:value="7.589189" calcext:value-type="float">
            <text:p>7.589189</text:p>
          </table:table-cell>
          <table:table-cell office:value-type="float" office:value="2.822655" calcext:value-type="float">
            <text:p>2.822655</text:p>
          </table:table-cell>
          <table:table-cell office:value-type="float" office:value="2.338753" calcext:value-type="float">
            <text:p>2.338753</text:p>
          </table:table-cell>
          <table:table-cell office:value-type="float" office:value="1.441154" calcext:value-type="float">
            <text:p>1.441154</text:p>
          </table:table-cell>
          <table:table-cell office:value-type="float" office:value="0.6956519" calcext:value-type="float">
            <text:p>0.6956519</text:p>
          </table:table-cell>
          <table:table-cell office:value-type="float" office:value="0.327287" calcext:value-type="float">
            <text:p>0.327287</text:p>
          </table:table-cell>
          <table:table-cell office:value-type="float" office:value="0.3152488" calcext:value-type="float">
            <text:p>0.3152488</text:p>
          </table:table-cell>
          <table:table-cell office:value-type="float" office:value="0.3242812" calcext:value-type="float">
            <text:p>0.3242812</text:p>
          </table:table-cell>
          <table:table-cell office:value-type="float" office:value="0.3473696" calcext:value-type="float">
            <text:p>0.3473696</text:p>
          </table:table-cell>
          <table:table-cell office:value-type="float" office:value="0" calcext:value-type="float">
            <text:p>0</text:p>
          </table:table-cell>
          <table:table-cell office:value-type="float" office:value="26.32849" calcext:value-type="float">
            <text:p>26.3284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9108" calcext:value-type="float">
            <text:p>25.9108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7" calcext:value-type="float">
            <text:p>18122007</text:p>
          </table:table-cell>
          <table:table-cell office:value-type="float" office:value="33.72674" calcext:value-type="float">
            <text:p>33.72674</text:p>
          </table:table-cell>
          <table:table-cell office:value-type="float" office:value="1097.375" calcext:value-type="float">
            <text:p>1097.375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930779" calcext:value-type="float">
            <text:p>0.09930779</text:p>
          </table:table-cell>
          <table:table-cell office:value-type="float" office:value="7.696337" calcext:value-type="float">
            <text:p>7.696337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55" calcext:value-type="float">
            <text:p>0.00417155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6371" calcext:value-type="float">
            <text:p>0.9746371</text:p>
          </table:table-cell>
          <table:table-cell office:value-type="float" office:value="-0.3134231" calcext:value-type="float">
            <text:p>-0.3134231</text:p>
          </table:table-cell>
          <table:table-cell office:value-type="float" office:value="-0.01571303" calcext:value-type="float">
            <text:p>-0.01571303</text:p>
          </table:table-cell>
          <table:table-cell office:value-type="float" office:value="0.001568796" calcext:value-type="float">
            <text:p>0.001568796</text:p>
          </table:table-cell>
          <table:table-cell office:value-type="float" office:value="14.52201" calcext:value-type="float">
            <text:p>14.52201</text:p>
          </table:table-cell>
          <table:table-cell office:value-type="float" office:value="0.03279654" calcext:value-type="float">
            <text:p>0.03279654</text:p>
          </table:table-cell>
          <table:table-cell office:value-type="float" office:value="0.05281464" calcext:value-type="float">
            <text:p>0.05281464</text:p>
          </table:table-cell>
          <table:table-cell office:value-type="float" office:value="0.0471773" calcext:value-type="float">
            <text:p>0.0471773</text:p>
          </table:table-cell>
          <table:table-cell office:value-type="float" office:value="0.0274197" calcext:value-type="float">
            <text:p>0.0274197</text:p>
          </table:table-cell>
          <table:table-cell office:value-type="float" office:value="0.02697221" calcext:value-type="float">
            <text:p>0.02697221</text:p>
          </table:table-cell>
          <table:table-cell office:value-type="float" office:value="0.014468" calcext:value-type="float">
            <text:p>0.014468</text:p>
          </table:table-cell>
          <table:table-cell office:value-type="float" office:value="0.01304946" calcext:value-type="float">
            <text:p>0.01304946</text:p>
          </table:table-cell>
          <table:table-cell office:value-type="float" office:value="0.02545905" calcext:value-type="float">
            <text:p>0.02545905</text:p>
          </table:table-cell>
          <table:table-cell office:value-type="float" office:value="0.02163488" calcext:value-type="float">
            <text:p>0.02163488</text:p>
          </table:table-cell>
          <table:table-cell office:value-type="float" office:value="0.01955488" calcext:value-type="float">
            <text:p>0.01955488</text:p>
          </table:table-cell>
          <table:table-cell office:value-type="float" office:value="0.01976964" calcext:value-type="float">
            <text:p>0.01976964</text:p>
          </table:table-cell>
          <table:table-cell office:value-type="float" office:value="0.02233331" calcext:value-type="float">
            <text:p>0.02233331</text:p>
          </table:table-cell>
          <table:table-cell office:value-type="float" office:value="0.005155144" calcext:value-type="float">
            <text:p>0.005155144</text:p>
          </table:table-cell>
          <table:table-cell office:value-type="float" office:value="0.003439377" calcext:value-type="float">
            <text:p>0.003439377</text:p>
          </table:table-cell>
          <table:table-cell office:value-type="float" office:value="0" calcext:value-type="float">
            <text:p>0</text:p>
          </table:table-cell>
          <table:table-cell office:value-type="float" office:value="34.23117" calcext:value-type="float">
            <text:p>34.23117</text:p>
          </table:table-cell>
          <table:table-cell office:value-type="float" office:value="18.1085" calcext:value-type="float">
            <text:p>18.1085</text:p>
          </table:table-cell>
          <table:table-cell office:value-type="float" office:value="15.2769" calcext:value-type="float">
            <text:p>15.2769</text:p>
          </table:table-cell>
          <table:table-cell office:value-type="float" office:value="14.60998" calcext:value-type="float">
            <text:p>14.60998</text:p>
          </table:table-cell>
          <table:table-cell office:value-type="float" office:value="13.32551" calcext:value-type="float">
            <text:p>13.32551</text:p>
          </table:table-cell>
          <table:table-cell office:value-type="float" office:value="7.486434" calcext:value-type="float">
            <text:p>7.486434</text:p>
          </table:table-cell>
          <table:table-cell office:value-type="float" office:value="2.817068" calcext:value-type="float">
            <text:p>2.817068</text:p>
          </table:table-cell>
          <table:table-cell office:value-type="float" office:value="2.338256" calcext:value-type="float">
            <text:p>2.338256</text:p>
          </table:table-cell>
          <table:table-cell office:value-type="float" office:value="1.442774" calcext:value-type="float">
            <text:p>1.442774</text:p>
          </table:table-cell>
          <table:table-cell office:value-type="float" office:value="0.6990963" calcext:value-type="float">
            <text:p>0.6990963</text:p>
          </table:table-cell>
          <table:table-cell office:value-type="float" office:value="0.3299325" calcext:value-type="float">
            <text:p>0.3299325</text:p>
          </table:table-cell>
          <table:table-cell office:value-type="float" office:value="0.3165864" calcext:value-type="float">
            <text:p>0.3165864</text:p>
          </table:table-cell>
          <table:table-cell office:value-type="float" office:value="0.324545" calcext:value-type="float">
            <text:p>0.324545</text:p>
          </table:table-cell>
          <table:table-cell office:value-type="float" office:value="0.3473744" calcext:value-type="float">
            <text:p>0.3473744</text:p>
          </table:table-cell>
          <table:table-cell office:value-type="float" office:value="0" calcext:value-type="float">
            <text:p>0</text:p>
          </table:table-cell>
          <table:table-cell office:value-type="float" office:value="26.44275" calcext:value-type="float">
            <text:p>26.44275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91712" calcext:value-type="float">
            <text:p>25.91712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7" calcext:value-type="float">
            <text:p>19122007</text:p>
          </table:table-cell>
          <table:table-cell office:value-type="float" office:value="33.72301" calcext:value-type="float">
            <text:p>33.72301</text:p>
          </table:table-cell>
          <table:table-cell office:value-type="float" office:value="1097.366" calcext:value-type="float">
            <text:p>1097.366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09975636" calcext:value-type="float">
            <text:p>0.09975636</text:p>
          </table:table-cell>
          <table:table-cell office:value-type="float" office:value="7.702444" calcext:value-type="float">
            <text:p>7.702444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61" calcext:value-type="float">
            <text:p>0.00417161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6616" calcext:value-type="float">
            <text:p>0.9746616</text:p>
          </table:table-cell>
          <table:table-cell office:value-type="float" office:value="-0.3134226" calcext:value-type="float">
            <text:p>-0.3134226</text:p>
          </table:table-cell>
          <table:table-cell office:value-type="float" office:value="-0.01569267" calcext:value-type="float">
            <text:p>-0.01569267</text:p>
          </table:table-cell>
          <table:table-cell office:value-type="float" office:value="0.001570781" calcext:value-type="float">
            <text:p>0.001570781</text:p>
          </table:table-cell>
          <table:table-cell office:value-type="float" office:value="14.52459" calcext:value-type="float">
            <text:p>14.52459</text:p>
          </table:table-cell>
          <table:table-cell office:value-type="float" office:value="0.03516354" calcext:value-type="float">
            <text:p>0.03516354</text:p>
          </table:table-cell>
          <table:table-cell office:value-type="float" office:value="0.05394762" calcext:value-type="float">
            <text:p>0.05394762</text:p>
          </table:table-cell>
          <table:table-cell office:value-type="float" office:value="0.04831846" calcext:value-type="float">
            <text:p>0.04831846</text:p>
          </table:table-cell>
          <table:table-cell office:value-type="float" office:value="0.02789187" calcext:value-type="float">
            <text:p>0.02789187</text:p>
          </table:table-cell>
          <table:table-cell office:value-type="float" office:value="0.02743555" calcext:value-type="float">
            <text:p>0.02743555</text:p>
          </table:table-cell>
          <table:table-cell office:value-type="float" office:value="0.01460624" calcext:value-type="float">
            <text:p>0.01460624</text:p>
          </table:table-cell>
          <table:table-cell office:value-type="float" office:value="0.01309628" calcext:value-type="float">
            <text:p>0.01309628</text:p>
          </table:table-cell>
          <table:table-cell office:value-type="float" office:value="0.02549835" calcext:value-type="float">
            <text:p>0.02549835</text:p>
          </table:table-cell>
          <table:table-cell office:value-type="float" office:value="0.02165964" calcext:value-type="float">
            <text:p>0.02165964</text:p>
          </table:table-cell>
          <table:table-cell office:value-type="float" office:value="0.0195825" calcext:value-type="float">
            <text:p>0.0195825</text:p>
          </table:table-cell>
          <table:table-cell office:value-type="float" office:value="0.01979925" calcext:value-type="float">
            <text:p>0.01979925</text:p>
          </table:table-cell>
          <table:table-cell office:value-type="float" office:value="0.02234805" calcext:value-type="float">
            <text:p>0.02234805</text:p>
          </table:table-cell>
          <table:table-cell office:value-type="float" office:value="0.005156904" calcext:value-type="float">
            <text:p>0.005156904</text:p>
          </table:table-cell>
          <table:table-cell office:value-type="float" office:value="0.003438544" calcext:value-type="float">
            <text:p>0.003438544</text:p>
          </table:table-cell>
          <table:table-cell office:value-type="float" office:value="0" calcext:value-type="float">
            <text:p>0</text:p>
          </table:table-cell>
          <table:table-cell office:value-type="float" office:value="31.1841" calcext:value-type="float">
            <text:p>31.1841</text:p>
          </table:table-cell>
          <table:table-cell office:value-type="float" office:value="17.76635" calcext:value-type="float">
            <text:p>17.76635</text:p>
          </table:table-cell>
          <table:table-cell office:value-type="float" office:value="15.15773" calcext:value-type="float">
            <text:p>15.15773</text:p>
          </table:table-cell>
          <table:table-cell office:value-type="float" office:value="14.48521" calcext:value-type="float">
            <text:p>14.48521</text:p>
          </table:table-cell>
          <table:table-cell office:value-type="float" office:value="13.18584" calcext:value-type="float">
            <text:p>13.18584</text:p>
          </table:table-cell>
          <table:table-cell office:value-type="float" office:value="7.396809" calcext:value-type="float">
            <text:p>7.396809</text:p>
          </table:table-cell>
          <table:table-cell office:value-type="float" office:value="2.771291" calcext:value-type="float">
            <text:p>2.771291</text:p>
          </table:table-cell>
          <table:table-cell office:value-type="float" office:value="2.343459" calcext:value-type="float">
            <text:p>2.343459</text:p>
          </table:table-cell>
          <table:table-cell office:value-type="float" office:value="1.444378" calcext:value-type="float">
            <text:p>1.444378</text:p>
          </table:table-cell>
          <table:table-cell office:value-type="float" office:value="0.7023915" calcext:value-type="float">
            <text:p>0.7023915</text:p>
          </table:table-cell>
          <table:table-cell office:value-type="float" office:value="0.3324905" calcext:value-type="float">
            <text:p>0.3324905</text:p>
          </table:table-cell>
          <table:table-cell office:value-type="float" office:value="0.3179044" calcext:value-type="float">
            <text:p>0.3179044</text:p>
          </table:table-cell>
          <table:table-cell office:value-type="float" office:value="0.3248375" calcext:value-type="float">
            <text:p>0.3248375</text:p>
          </table:table-cell>
          <table:table-cell office:value-type="float" office:value="0.3473794" calcext:value-type="float">
            <text:p>0.3473794</text:p>
          </table:table-cell>
          <table:table-cell office:value-type="float" office:value="0" calcext:value-type="float">
            <text:p>0</text:p>
          </table:table-cell>
          <table:table-cell office:value-type="float" office:value="26.60408" calcext:value-type="float">
            <text:p>26.60408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92269" calcext:value-type="float">
            <text:p>25.92269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7" calcext:value-type="float">
            <text:p>20122007</text:p>
          </table:table-cell>
          <table:table-cell office:value-type="float" office:value="33.72001" calcext:value-type="float">
            <text:p>33.72001</text:p>
          </table:table-cell>
          <table:table-cell office:value-type="float" office:value="1097.356" calcext:value-type="float">
            <text:p>1097.356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1002043" calcext:value-type="float">
            <text:p>0.1002043</text:p>
          </table:table-cell>
          <table:table-cell office:value-type="float" office:value="7.70767" calcext:value-type="float">
            <text:p>7.70767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675" calcext:value-type="float">
            <text:p>0.004171675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6873" calcext:value-type="float">
            <text:p>0.9746873</text:p>
          </table:table-cell>
          <table:table-cell office:value-type="float" office:value="-0.3134226" calcext:value-type="float">
            <text:p>-0.3134226</text:p>
          </table:table-cell>
          <table:table-cell office:value-type="float" office:value="-0.01567096" calcext:value-type="float">
            <text:p>-0.01567096</text:p>
          </table:table-cell>
          <table:table-cell office:value-type="float" office:value="0.001573215" calcext:value-type="float">
            <text:p>0.001573215</text:p>
          </table:table-cell>
          <table:table-cell office:value-type="float" office:value="14.5284" calcext:value-type="float">
            <text:p>14.5284</text:p>
          </table:table-cell>
          <table:table-cell office:value-type="float" office:value="0.03691693" calcext:value-type="float">
            <text:p>0.03691693</text:p>
          </table:table-cell>
          <table:table-cell office:value-type="float" office:value="0.05463911" calcext:value-type="float">
            <text:p>0.05463911</text:p>
          </table:table-cell>
          <table:table-cell office:value-type="float" office:value="0.04889975" calcext:value-type="float">
            <text:p>0.04889975</text:p>
          </table:table-cell>
          <table:table-cell office:value-type="float" office:value="0.02828517" calcext:value-type="float">
            <text:p>0.02828517</text:p>
          </table:table-cell>
          <table:table-cell office:value-type="float" office:value="0.02784536" calcext:value-type="float">
            <text:p>0.02784536</text:p>
          </table:table-cell>
          <table:table-cell office:value-type="float" office:value="0.01474718" calcext:value-type="float">
            <text:p>0.01474718</text:p>
          </table:table-cell>
          <table:table-cell office:value-type="float" office:value="0.01315723" calcext:value-type="float">
            <text:p>0.01315723</text:p>
          </table:table-cell>
          <table:table-cell office:value-type="float" office:value="0.02554394" calcext:value-type="float">
            <text:p>0.02554394</text:p>
          </table:table-cell>
          <table:table-cell office:value-type="float" office:value="0.02168615" calcext:value-type="float">
            <text:p>0.02168615</text:p>
          </table:table-cell>
          <table:table-cell office:value-type="float" office:value="0.01960915" calcext:value-type="float">
            <text:p>0.01960915</text:p>
          </table:table-cell>
          <table:table-cell office:value-type="float" office:value="0.01982853" calcext:value-type="float">
            <text:p>0.01982853</text:p>
          </table:table-cell>
          <table:table-cell office:value-type="float" office:value="0.02236261" calcext:value-type="float">
            <text:p>0.02236261</text:p>
          </table:table-cell>
          <table:table-cell office:value-type="float" office:value="0.005158772" calcext:value-type="float">
            <text:p>0.005158772</text:p>
          </table:table-cell>
          <table:table-cell office:value-type="float" office:value="0.00343772" calcext:value-type="float">
            <text:p>0.00343772</text:p>
          </table:table-cell>
          <table:table-cell office:value-type="float" office:value="0" calcext:value-type="float">
            <text:p>0</text:p>
          </table:table-cell>
          <table:table-cell office:value-type="float" office:value="33.48011" calcext:value-type="float">
            <text:p>33.48011</text:p>
          </table:table-cell>
          <table:table-cell office:value-type="float" office:value="17.70819" calcext:value-type="float">
            <text:p>17.70819</text:p>
          </table:table-cell>
          <table:table-cell office:value-type="float" office:value="15.0308" calcext:value-type="float">
            <text:p>15.0308</text:p>
          </table:table-cell>
          <table:table-cell office:value-type="float" office:value="14.32024" calcext:value-type="float">
            <text:p>14.32024</text:p>
          </table:table-cell>
          <table:table-cell office:value-type="float" office:value="13.01984" calcext:value-type="float">
            <text:p>13.01984</text:p>
          </table:table-cell>
          <table:table-cell office:value-type="float" office:value="7.294751" calcext:value-type="float">
            <text:p>7.294751</text:p>
          </table:table-cell>
          <table:table-cell office:value-type="float" office:value="2.722814" calcext:value-type="float">
            <text:p>2.722814</text:p>
          </table:table-cell>
          <table:table-cell office:value-type="float" office:value="2.348176" calcext:value-type="float">
            <text:p>2.348176</text:p>
          </table:table-cell>
          <table:table-cell office:value-type="float" office:value="1.446405" calcext:value-type="float">
            <text:p>1.446405</text:p>
          </table:table-cell>
          <table:table-cell office:value-type="float" office:value="0.7055632" calcext:value-type="float">
            <text:p>0.7055632</text:p>
          </table:table-cell>
          <table:table-cell office:value-type="float" office:value="0.3349926" calcext:value-type="float">
            <text:p>0.3349926</text:p>
          </table:table-cell>
          <table:table-cell office:value-type="float" office:value="0.3192042" calcext:value-type="float">
            <text:p>0.3192042</text:p>
          </table:table-cell>
          <table:table-cell office:value-type="float" office:value="0.3251363" calcext:value-type="float">
            <text:p>0.3251363</text:p>
          </table:table-cell>
          <table:table-cell office:value-type="float" office:value="0.3473846" calcext:value-type="float">
            <text:p>0.3473846</text:p>
          </table:table-cell>
          <table:table-cell office:value-type="float" office:value="0" calcext:value-type="float">
            <text:p>0</text:p>
          </table:table-cell>
          <table:table-cell office:value-type="float" office:value="26.80939" calcext:value-type="float">
            <text:p>26.8093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92731" calcext:value-type="float">
            <text:p>25.92731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7" calcext:value-type="float">
            <text:p>21122007</text:p>
          </table:table-cell>
          <table:table-cell office:value-type="float" office:value="33.71667" calcext:value-type="float">
            <text:p>33.71667</text:p>
          </table:table-cell>
          <table:table-cell office:value-type="float" office:value="1097.348" calcext:value-type="float">
            <text:p>1097.348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100521" calcext:value-type="float">
            <text:p>0.100521</text:p>
          </table:table-cell>
          <table:table-cell office:value-type="float" office:value="7.71324" calcext:value-type="float">
            <text:p>7.71324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694" calcext:value-type="float">
            <text:p>0.004171694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6947" calcext:value-type="float">
            <text:p>0.9746947</text:p>
          </table:table-cell>
          <table:table-cell office:value-type="float" office:value="-0.3134233" calcext:value-type="float">
            <text:p>-0.3134233</text:p>
          </table:table-cell>
          <table:table-cell office:value-type="float" office:value="-0.01564998" calcext:value-type="float">
            <text:p>-0.01564998</text:p>
          </table:table-cell>
          <table:table-cell office:value-type="float" office:value="0.001575643" calcext:value-type="float">
            <text:p>0.001575643</text:p>
          </table:table-cell>
          <table:table-cell office:value-type="float" office:value="14.53166" calcext:value-type="float">
            <text:p>14.53166</text:p>
          </table:table-cell>
          <table:table-cell office:value-type="float" office:value="0.03888344" calcext:value-type="float">
            <text:p>0.03888344</text:p>
          </table:table-cell>
          <table:table-cell office:value-type="float" office:value="0.05556157" calcext:value-type="float">
            <text:p>0.05556157</text:p>
          </table:table-cell>
          <table:table-cell office:value-type="float" office:value="0.04940338" calcext:value-type="float">
            <text:p>0.04940338</text:p>
          </table:table-cell>
          <table:table-cell office:value-type="float" office:value="0.02856918" calcext:value-type="float">
            <text:p>0.02856918</text:p>
          </table:table-cell>
          <table:table-cell office:value-type="float" office:value="0.02815388" calcext:value-type="float">
            <text:p>0.02815388</text:p>
          </table:table-cell>
          <table:table-cell office:value-type="float" office:value="0.01482808" calcext:value-type="float">
            <text:p>0.01482808</text:p>
          </table:table-cell>
          <table:table-cell office:value-type="float" office:value="0.01325573" calcext:value-type="float">
            <text:p>0.01325573</text:p>
          </table:table-cell>
          <table:table-cell office:value-type="float" office:value="0.0255816" calcext:value-type="float">
            <text:p>0.0255816</text:p>
          </table:table-cell>
          <table:table-cell office:value-type="float" office:value="0.02171329" calcext:value-type="float">
            <text:p>0.02171329</text:p>
          </table:table-cell>
          <table:table-cell office:value-type="float" office:value="0.01963513" calcext:value-type="float">
            <text:p>0.01963513</text:p>
          </table:table-cell>
          <table:table-cell office:value-type="float" office:value="0.01985755" calcext:value-type="float">
            <text:p>0.01985755</text:p>
          </table:table-cell>
          <table:table-cell office:value-type="float" office:value="0.02237701" calcext:value-type="float">
            <text:p>0.02237701</text:p>
          </table:table-cell>
          <table:table-cell office:value-type="float" office:value="0.005160728" calcext:value-type="float">
            <text:p>0.005160728</text:p>
          </table:table-cell>
          <table:table-cell office:value-type="float" office:value="0.003436895" calcext:value-type="float">
            <text:p>0.003436895</text:p>
          </table:table-cell>
          <table:table-cell office:value-type="float" office:value="0" calcext:value-type="float">
            <text:p>0</text:p>
          </table:table-cell>
          <table:table-cell office:value-type="float" office:value="40.74773" calcext:value-type="float">
            <text:p>40.74773</text:p>
          </table:table-cell>
          <table:table-cell office:value-type="float" office:value="18.93079" calcext:value-type="float">
            <text:p>18.93079</text:p>
          </table:table-cell>
          <table:table-cell office:value-type="float" office:value="14.96146" calcext:value-type="float">
            <text:p>14.96146</text:p>
          </table:table-cell>
          <table:table-cell office:value-type="float" office:value="14.16492" calcext:value-type="float">
            <text:p>14.16492</text:p>
          </table:table-cell>
          <table:table-cell office:value-type="float" office:value="12.86008" calcext:value-type="float">
            <text:p>12.86008</text:p>
          </table:table-cell>
          <table:table-cell office:value-type="float" office:value="7.187356" calcext:value-type="float">
            <text:p>7.187356</text:p>
          </table:table-cell>
          <table:table-cell office:value-type="float" office:value="2.709613" calcext:value-type="float">
            <text:p>2.709613</text:p>
          </table:table-cell>
          <table:table-cell office:value-type="float" office:value="2.34734" calcext:value-type="float">
            <text:p>2.34734</text:p>
          </table:table-cell>
          <table:table-cell office:value-type="float" office:value="1.448288" calcext:value-type="float">
            <text:p>1.448288</text:p>
          </table:table-cell>
          <table:table-cell office:value-type="float" office:value="0.7086282" calcext:value-type="float">
            <text:p>0.7086282</text:p>
          </table:table-cell>
          <table:table-cell office:value-type="float" office:value="0.3374403" calcext:value-type="float">
            <text:p>0.3374403</text:p>
          </table:table-cell>
          <table:table-cell office:value-type="float" office:value="0.3204869" calcext:value-type="float">
            <text:p>0.3204869</text:p>
          </table:table-cell>
          <table:table-cell office:value-type="float" office:value="0.3254397" calcext:value-type="float">
            <text:p>0.3254397</text:p>
          </table:table-cell>
          <table:table-cell office:value-type="float" office:value="0.3473895" calcext:value-type="float">
            <text:p>0.3473895</text:p>
          </table:table-cell>
          <table:table-cell office:value-type="float" office:value="0" calcext:value-type="float">
            <text:p>0</text:p>
          </table:table-cell>
          <table:table-cell office:value-type="float" office:value="26.91449" calcext:value-type="float">
            <text:p>26.9144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93204" calcext:value-type="float">
            <text:p>25.93204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7" calcext:value-type="float">
            <text:p>22122007</text:p>
          </table:table-cell>
          <table:table-cell office:value-type="float" office:value="33.71257" calcext:value-type="float">
            <text:p>33.71257</text:p>
          </table:table-cell>
          <table:table-cell office:value-type="float" office:value="1097.34" calcext:value-type="float">
            <text:p>1097.34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1007929" calcext:value-type="float">
            <text:p>0.1007929</text:p>
          </table:table-cell>
          <table:table-cell office:value-type="float" office:value="7.719897" calcext:value-type="float">
            <text:p>7.719897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694" calcext:value-type="float">
            <text:p>0.004171694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6947" calcext:value-type="float">
            <text:p>0.9746947</text:p>
          </table:table-cell>
          <table:table-cell office:value-type="float" office:value="-0.3134223" calcext:value-type="float">
            <text:p>-0.3134223</text:p>
          </table:table-cell>
          <table:table-cell office:value-type="float" office:value="-0.01563036" calcext:value-type="float">
            <text:p>-0.01563036</text:p>
          </table:table-cell>
          <table:table-cell office:value-type="float" office:value="0.001577448" calcext:value-type="float">
            <text:p>0.001577448</text:p>
          </table:table-cell>
          <table:table-cell office:value-type="float" office:value="14.53359" calcext:value-type="float">
            <text:p>14.53359</text:p>
          </table:table-cell>
          <table:table-cell office:value-type="float" office:value="0.03837418" calcext:value-type="float">
            <text:p>0.03837418</text:p>
          </table:table-cell>
          <table:table-cell office:value-type="float" office:value="0.05646258" calcext:value-type="float">
            <text:p>0.05646258</text:p>
          </table:table-cell>
          <table:table-cell office:value-type="float" office:value="0.05011817" calcext:value-type="float">
            <text:p>0.05011817</text:p>
          </table:table-cell>
          <table:table-cell office:value-type="float" office:value="0.02868822" calcext:value-type="float">
            <text:p>0.02868822</text:p>
          </table:table-cell>
          <table:table-cell office:value-type="float" office:value="0.02825779" calcext:value-type="float">
            <text:p>0.02825779</text:p>
          </table:table-cell>
          <table:table-cell office:value-type="float" office:value="0.01484299" calcext:value-type="float">
            <text:p>0.01484299</text:p>
          </table:table-cell>
          <table:table-cell office:value-type="float" office:value="0.01333893" calcext:value-type="float">
            <text:p>0.01333893</text:p>
          </table:table-cell>
          <table:table-cell office:value-type="float" office:value="0.02561421" calcext:value-type="float">
            <text:p>0.02561421</text:p>
          </table:table-cell>
          <table:table-cell office:value-type="float" office:value="0.02173927" calcext:value-type="float">
            <text:p>0.02173927</text:p>
          </table:table-cell>
          <table:table-cell office:value-type="float" office:value="0.0196605" calcext:value-type="float">
            <text:p>0.0196605</text:p>
          </table:table-cell>
          <table:table-cell office:value-type="float" office:value="0.01988631" calcext:value-type="float">
            <text:p>0.01988631</text:p>
          </table:table-cell>
          <table:table-cell office:value-type="float" office:value="0.02239125" calcext:value-type="float">
            <text:p>0.02239125</text:p>
          </table:table-cell>
          <table:table-cell office:value-type="float" office:value="0.005162754" calcext:value-type="float">
            <text:p>0.005162754</text:p>
          </table:table-cell>
          <table:table-cell office:value-type="float" office:value="0.00343609" calcext:value-type="float">
            <text:p>0.00343609</text:p>
          </table:table-cell>
          <table:table-cell office:value-type="float" office:value="0" calcext:value-type="float">
            <text:p>0</text:p>
          </table:table-cell>
          <table:table-cell office:value-type="float" office:value="32.79071" calcext:value-type="float">
            <text:p>32.79071</text:p>
          </table:table-cell>
          <table:table-cell office:value-type="float" office:value="19.313" calcext:value-type="float">
            <text:p>19.313</text:p>
          </table:table-cell>
          <table:table-cell office:value-type="float" office:value="15.1608" calcext:value-type="float">
            <text:p>15.1608</text:p>
          </table:table-cell>
          <table:table-cell office:value-type="float" office:value="14.09195" calcext:value-type="float">
            <text:p>14.09195</text:p>
          </table:table-cell>
          <table:table-cell office:value-type="float" office:value="12.70996" calcext:value-type="float">
            <text:p>12.70996</text:p>
          </table:table-cell>
          <table:table-cell office:value-type="float" office:value="7.10195" calcext:value-type="float">
            <text:p>7.10195</text:p>
          </table:table-cell>
          <table:table-cell office:value-type="float" office:value="2.709973" calcext:value-type="float">
            <text:p>2.709973</text:p>
          </table:table-cell>
          <table:table-cell office:value-type="float" office:value="2.345787" calcext:value-type="float">
            <text:p>2.345787</text:p>
          </table:table-cell>
          <table:table-cell office:value-type="float" office:value="1.44954" calcext:value-type="float">
            <text:p>1.44954</text:p>
          </table:table-cell>
          <table:table-cell office:value-type="float" office:value="0.7115675" calcext:value-type="float">
            <text:p>0.7115675</text:p>
          </table:table-cell>
          <table:table-cell office:value-type="float" office:value="0.3398346" calcext:value-type="float">
            <text:p>0.3398346</text:p>
          </table:table-cell>
          <table:table-cell office:value-type="float" office:value="0.3217527" calcext:value-type="float">
            <text:p>0.3217527</text:p>
          </table:table-cell>
          <table:table-cell office:value-type="float" office:value="0.3257469" calcext:value-type="float">
            <text:p>0.3257469</text:p>
          </table:table-cell>
          <table:table-cell office:value-type="float" office:value="0.3473943" calcext:value-type="float">
            <text:p>0.3473943</text:p>
          </table:table-cell>
          <table:table-cell office:value-type="float" office:value="0" calcext:value-type="float">
            <text:p>0</text:p>
          </table:table-cell>
          <table:table-cell office:value-type="float" office:value="27.01756" calcext:value-type="float">
            <text:p>27.01756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93741" calcext:value-type="float">
            <text:p>25.93741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7" calcext:value-type="float">
            <text:p>23122007</text:p>
          </table:table-cell>
          <table:table-cell office:value-type="float" office:value="33.70827" calcext:value-type="float">
            <text:p>33.70827</text:p>
          </table:table-cell>
          <table:table-cell office:value-type="float" office:value="1097.332" calcext:value-type="float">
            <text:p>1097.332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1014916" calcext:value-type="float">
            <text:p>0.1014916</text:p>
          </table:table-cell>
          <table:table-cell office:value-type="float" office:value="7.726222" calcext:value-type="float">
            <text:p>7.726222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784" calcext:value-type="float">
            <text:p>0.004171784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7319" calcext:value-type="float">
            <text:p>0.9747319</text:p>
          </table:table-cell>
          <table:table-cell office:value-type="float" office:value="-0.3134213" calcext:value-type="float">
            <text:p>-0.3134213</text:p>
          </table:table-cell>
          <table:table-cell office:value-type="float" office:value="-0.01560674" calcext:value-type="float">
            <text:p>-0.01560674</text:p>
          </table:table-cell>
          <table:table-cell office:value-type="float" office:value="0.001577634" calcext:value-type="float">
            <text:p>0.001577634</text:p>
          </table:table-cell>
          <table:table-cell office:value-type="float" office:value="14.5313" calcext:value-type="float">
            <text:p>14.5313</text:p>
          </table:table-cell>
          <table:table-cell office:value-type="float" office:value="0.04511913" calcext:value-type="float">
            <text:p>0.04511913</text:p>
          </table:table-cell>
          <table:table-cell office:value-type="float" office:value="0.05973043" calcext:value-type="float">
            <text:p>0.05973043</text:p>
          </table:table-cell>
          <table:table-cell office:value-type="float" office:value="0.05246083" calcext:value-type="float">
            <text:p>0.05246083</text:p>
          </table:table-cell>
          <table:table-cell office:value-type="float" office:value="0.02947501" calcext:value-type="float">
            <text:p>0.02947501</text:p>
          </table:table-cell>
          <table:table-cell office:value-type="float" office:value="0.02889379" calcext:value-type="float">
            <text:p>0.02889379</text:p>
          </table:table-cell>
          <table:table-cell office:value-type="float" office:value="0.01503969" calcext:value-type="float">
            <text:p>0.01503969</text:p>
          </table:table-cell>
          <table:table-cell office:value-type="float" office:value="0.0133836" calcext:value-type="float">
            <text:p>0.0133836</text:p>
          </table:table-cell>
          <table:table-cell office:value-type="float" office:value="0.02566515" calcext:value-type="float">
            <text:p>0.02566515</text:p>
          </table:table-cell>
          <table:table-cell office:value-type="float" office:value="0.02176498" calcext:value-type="float">
            <text:p>0.02176498</text:p>
          </table:table-cell>
          <table:table-cell office:value-type="float" office:value="0.01968516" calcext:value-type="float">
            <text:p>0.01968516</text:p>
          </table:table-cell>
          <table:table-cell office:value-type="float" office:value="0.01991485" calcext:value-type="float">
            <text:p>0.01991485</text:p>
          </table:table-cell>
          <table:table-cell office:value-type="float" office:value="0.02240536" calcext:value-type="float">
            <text:p>0.02240536</text:p>
          </table:table-cell>
          <table:table-cell office:value-type="float" office:value="0.005164809" calcext:value-type="float">
            <text:p>0.005164809</text:p>
          </table:table-cell>
          <table:table-cell office:value-type="float" office:value="0.003435301" calcext:value-type="float">
            <text:p>0.003435301</text:p>
          </table:table-cell>
          <table:table-cell office:value-type="float" office:value="0" calcext:value-type="float">
            <text:p>0</text:p>
          </table:table-cell>
          <table:table-cell office:value-type="float" office:value="24.77804" calcext:value-type="float">
            <text:p>24.77804</text:p>
          </table:table-cell>
          <table:table-cell office:value-type="float" office:value="18.92241" calcext:value-type="float">
            <text:p>18.92241</text:p>
          </table:table-cell>
          <table:table-cell office:value-type="float" office:value="14.99909" calcext:value-type="float">
            <text:p>14.99909</text:p>
          </table:table-cell>
          <table:table-cell office:value-type="float" office:value="13.96509" calcext:value-type="float">
            <text:p>13.96509</text:p>
          </table:table-cell>
          <table:table-cell office:value-type="float" office:value="12.59669" calcext:value-type="float">
            <text:p>12.59669</text:p>
          </table:table-cell>
          <table:table-cell office:value-type="float" office:value="7.031176" calcext:value-type="float">
            <text:p>7.031176</text:p>
          </table:table-cell>
          <table:table-cell office:value-type="float" office:value="2.660997" calcext:value-type="float">
            <text:p>2.660997</text:p>
          </table:table-cell>
          <table:table-cell office:value-type="float" office:value="2.352048" calcext:value-type="float">
            <text:p>2.352048</text:p>
          </table:table-cell>
          <table:table-cell office:value-type="float" office:value="1.450924" calcext:value-type="float">
            <text:p>1.450924</text:p>
          </table:table-cell>
          <table:table-cell office:value-type="float" office:value="0.7143692" calcext:value-type="float">
            <text:p>0.7143692</text:p>
          </table:table-cell>
          <table:table-cell office:value-type="float" office:value="0.3421746" calcext:value-type="float">
            <text:p>0.3421746</text:p>
          </table:table-cell>
          <table:table-cell office:value-type="float" office:value="0.3230017" calcext:value-type="float">
            <text:p>0.3230017</text:p>
          </table:table-cell>
          <table:table-cell office:value-type="float" office:value="0.3260535" calcext:value-type="float">
            <text:p>0.3260535</text:p>
          </table:table-cell>
          <table:table-cell office:value-type="float" office:value="0.3474" calcext:value-type="float">
            <text:p>0.3474</text:p>
          </table:table-cell>
          <table:table-cell office:value-type="float" office:value="0" calcext:value-type="float">
            <text:p>0</text:p>
          </table:table-cell>
          <table:table-cell office:value-type="float" office:value="27.20099" calcext:value-type="float">
            <text:p>27.2009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94306" calcext:value-type="float">
            <text:p>25.94306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7" calcext:value-type="float">
            <text:p>24122007</text:p>
          </table:table-cell>
          <table:table-cell office:value-type="float" office:value="33.70421" calcext:value-type="float">
            <text:p>33.70421</text:p>
          </table:table-cell>
          <table:table-cell office:value-type="float" office:value="1097.325" calcext:value-type="float">
            <text:p>1097.325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1023102" calcext:value-type="float">
            <text:p>0.1023102</text:p>
          </table:table-cell>
          <table:table-cell office:value-type="float" office:value="7.732203" calcext:value-type="float">
            <text:p>7.732203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837" calcext:value-type="float">
            <text:p>0.004171837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7532" calcext:value-type="float">
            <text:p>0.9747532</text:p>
          </table:table-cell>
          <table:table-cell office:value-type="float" office:value="-0.3134195" calcext:value-type="float">
            <text:p>-0.3134195</text:p>
          </table:table-cell>
          <table:table-cell office:value-type="float" office:value="-0.01557997" calcext:value-type="float">
            <text:p>-0.01557997</text:p>
          </table:table-cell>
          <table:table-cell office:value-type="float" office:value="0.001577689" calcext:value-type="float">
            <text:p>0.001577689</text:p>
          </table:table-cell>
          <table:table-cell office:value-type="float" office:value="14.52738" calcext:value-type="float">
            <text:p>14.52738</text:p>
          </table:table-cell>
          <table:table-cell office:value-type="float" office:value="0.05270913" calcext:value-type="float">
            <text:p>0.05270913</text:p>
          </table:table-cell>
          <table:table-cell office:value-type="float" office:value="0.06448258" calcext:value-type="float">
            <text:p>0.06448258</text:p>
          </table:table-cell>
          <table:table-cell office:value-type="float" office:value="0.0558408" calcext:value-type="float">
            <text:p>0.0558408</text:p>
          </table:table-cell>
          <table:table-cell office:value-type="float" office:value="0.03055968" calcext:value-type="float">
            <text:p>0.03055968</text:p>
          </table:table-cell>
          <table:table-cell office:value-type="float" office:value="0.02985341" calcext:value-type="float">
            <text:p>0.02985341</text:p>
          </table:table-cell>
          <table:table-cell office:value-type="float" office:value="0.01528727" calcext:value-type="float">
            <text:p>0.01528727</text:p>
          </table:table-cell>
          <table:table-cell office:value-type="float" office:value="0.0135037" calcext:value-type="float">
            <text:p>0.0135037</text:p>
          </table:table-cell>
          <table:table-cell office:value-type="float" office:value="0.02572009" calcext:value-type="float">
            <text:p>0.02572009</text:p>
          </table:table-cell>
          <table:table-cell office:value-type="float" office:value="0.02179292" calcext:value-type="float">
            <text:p>0.02179292</text:p>
          </table:table-cell>
          <table:table-cell office:value-type="float" office:value="0.01970934" calcext:value-type="float">
            <text:p>0.01970934</text:p>
          </table:table-cell>
          <table:table-cell office:value-type="float" office:value="0.01994313" calcext:value-type="float">
            <text:p>0.01994313</text:p>
          </table:table-cell>
          <table:table-cell office:value-type="float" office:value="0.02241939" calcext:value-type="float">
            <text:p>0.02241939</text:p>
          </table:table-cell>
          <table:table-cell office:value-type="float" office:value="0.005166735" calcext:value-type="float">
            <text:p>0.005166735</text:p>
          </table:table-cell>
          <table:table-cell office:value-type="float" office:value="0.003434271" calcext:value-type="float">
            <text:p>0.003434271</text:p>
          </table:table-cell>
          <table:table-cell office:value-type="float" office:value="0" calcext:value-type="float">
            <text:p>0</text:p>
          </table:table-cell>
          <table:table-cell office:value-type="float" office:value="21.65875" calcext:value-type="float">
            <text:p>21.65875</text:p>
          </table:table-cell>
          <table:table-cell office:value-type="float" office:value="19.03134" calcext:value-type="float">
            <text:p>19.03134</text:p>
          </table:table-cell>
          <table:table-cell office:value-type="float" office:value="14.92584" calcext:value-type="float">
            <text:p>14.92584</text:p>
          </table:table-cell>
          <table:table-cell office:value-type="float" office:value="13.85427" calcext:value-type="float">
            <text:p>13.85427</text:p>
          </table:table-cell>
          <table:table-cell office:value-type="float" office:value="12.46419" calcext:value-type="float">
            <text:p>12.46419</text:p>
          </table:table-cell>
          <table:table-cell office:value-type="float" office:value="6.944375" calcext:value-type="float">
            <text:p>6.944375</text:p>
          </table:table-cell>
          <table:table-cell office:value-type="float" office:value="2.640125" calcext:value-type="float">
            <text:p>2.640125</text:p>
          </table:table-cell>
          <table:table-cell office:value-type="float" office:value="2.352983" calcext:value-type="float">
            <text:p>2.352983</text:p>
          </table:table-cell>
          <table:table-cell office:value-type="float" office:value="1.452559" calcext:value-type="float">
            <text:p>1.452559</text:p>
          </table:table-cell>
          <table:table-cell office:value-type="float" office:value="0.7170683" calcext:value-type="float">
            <text:p>0.7170683</text:p>
          </table:table-cell>
          <table:table-cell office:value-type="float" office:value="0.3444612" calcext:value-type="float">
            <text:p>0.3444612</text:p>
          </table:table-cell>
          <table:table-cell office:value-type="float" office:value="0.3242333" calcext:value-type="float">
            <text:p>0.3242333</text:p>
          </table:table-cell>
          <table:table-cell office:value-type="float" office:value="0.3263164" calcext:value-type="float">
            <text:p>0.3263164</text:p>
          </table:table-cell>
          <table:table-cell office:value-type="float" office:value="0.3474083" calcext:value-type="float">
            <text:p>0.3474083</text:p>
          </table:table-cell>
          <table:table-cell office:value-type="float" office:value="0" calcext:value-type="float">
            <text:p>0</text:p>
          </table:table-cell>
          <table:table-cell office:value-type="float" office:value="27.34939" calcext:value-type="float">
            <text:p>27.34939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94818" calcext:value-type="float">
            <text:p>25.94818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7" calcext:value-type="float">
            <text:p>25122007</text:p>
          </table:table-cell>
          <table:table-cell office:value-type="float" office:value="33.70021" calcext:value-type="float">
            <text:p>33.70021</text:p>
          </table:table-cell>
          <table:table-cell office:value-type="float" office:value="1097.318" calcext:value-type="float">
            <text:p>1097.318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103066" calcext:value-type="float">
            <text:p>0.103066</text:p>
          </table:table-cell>
          <table:table-cell office:value-type="float" office:value="7.738154" calcext:value-type="float">
            <text:p>7.738154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841" calcext:value-type="float">
            <text:p>0.004171841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7552" calcext:value-type="float">
            <text:p>0.9747552</text:p>
          </table:table-cell>
          <table:table-cell office:value-type="float" office:value="-0.3134207" calcext:value-type="float">
            <text:p>-0.3134207</text:p>
          </table:table-cell>
          <table:table-cell office:value-type="float" office:value="-0.015552" calcext:value-type="float">
            <text:p>-0.015552</text:p>
          </table:table-cell>
          <table:table-cell office:value-type="float" office:value="0.001577722" calcext:value-type="float">
            <text:p>0.001577722</text:p>
          </table:table-cell>
          <table:table-cell office:value-type="float" office:value="14.52245" calcext:value-type="float">
            <text:p>14.52245</text:p>
          </table:table-cell>
          <table:table-cell office:value-type="float" office:value="0.06036725" calcext:value-type="float">
            <text:p>0.06036725</text:p>
          </table:table-cell>
          <table:table-cell office:value-type="float" office:value="0.06832916" calcext:value-type="float">
            <text:p>0.06832916</text:p>
          </table:table-cell>
          <table:table-cell office:value-type="float" office:value="0.05896876" calcext:value-type="float">
            <text:p>0.05896876</text:p>
          </table:table-cell>
          <table:table-cell office:value-type="float" office:value="0.03168708" calcext:value-type="float">
            <text:p>0.03168708</text:p>
          </table:table-cell>
          <table:table-cell office:value-type="float" office:value="0.0311326" calcext:value-type="float">
            <text:p>0.0311326</text:p>
          </table:table-cell>
          <table:table-cell office:value-type="float" office:value="0.0155957" calcext:value-type="float">
            <text:p>0.0155957</text:p>
          </table:table-cell>
          <table:table-cell office:value-type="float" office:value="0.01367738" calcext:value-type="float">
            <text:p>0.01367738</text:p>
          </table:table-cell>
          <table:table-cell office:value-type="float" office:value="0.02578555" calcext:value-type="float">
            <text:p>0.02578555</text:p>
          </table:table-cell>
          <table:table-cell office:value-type="float" office:value="0.02182367" calcext:value-type="float">
            <text:p>0.02182367</text:p>
          </table:table-cell>
          <table:table-cell office:value-type="float" office:value="0.01973338" calcext:value-type="float">
            <text:p>0.01973338</text:p>
          </table:table-cell>
          <table:table-cell office:value-type="float" office:value="0.01997123" calcext:value-type="float">
            <text:p>0.01997123</text:p>
          </table:table-cell>
          <table:table-cell office:value-type="float" office:value="0.02243314" calcext:value-type="float">
            <text:p>0.02243314</text:p>
          </table:table-cell>
          <table:table-cell office:value-type="float" office:value="0.005168479" calcext:value-type="float">
            <text:p>0.005168479</text:p>
          </table:table-cell>
          <table:table-cell office:value-type="float" office:value="0.003432602" calcext:value-type="float">
            <text:p>0.003432602</text:p>
          </table:table-cell>
          <table:table-cell office:value-type="float" office:value="0" calcext:value-type="float">
            <text:p>0</text:p>
          </table:table-cell>
          <table:table-cell office:value-type="float" office:value="21.90746" calcext:value-type="float">
            <text:p>21.90746</text:p>
          </table:table-cell>
          <table:table-cell office:value-type="float" office:value="19.14023" calcext:value-type="float">
            <text:p>19.14023</text:p>
          </table:table-cell>
          <table:table-cell office:value-type="float" office:value="14.87239" calcext:value-type="float">
            <text:p>14.87239</text:p>
          </table:table-cell>
          <table:table-cell office:value-type="float" office:value="13.70771" calcext:value-type="float">
            <text:p>13.70771</text:p>
          </table:table-cell>
          <table:table-cell office:value-type="float" office:value="12.31496" calcext:value-type="float">
            <text:p>12.31496</text:p>
          </table:table-cell>
          <table:table-cell office:value-type="float" office:value="6.854996" calcext:value-type="float">
            <text:p>6.854996</text:p>
          </table:table-cell>
          <table:table-cell office:value-type="float" office:value="2.637343" calcext:value-type="float">
            <text:p>2.637343</text:p>
          </table:table-cell>
          <table:table-cell office:value-type="float" office:value="2.351477" calcext:value-type="float">
            <text:p>2.351477</text:p>
          </table:table-cell>
          <table:table-cell office:value-type="float" office:value="1.453685" calcext:value-type="float">
            <text:p>1.453685</text:p>
          </table:table-cell>
          <table:table-cell office:value-type="float" office:value="0.7196587" calcext:value-type="float">
            <text:p>0.7196587</text:p>
          </table:table-cell>
          <table:table-cell office:value-type="float" office:value="0.346694" calcext:value-type="float">
            <text:p>0.346694</text:p>
          </table:table-cell>
          <table:table-cell office:value-type="float" office:value="0.3254384" calcext:value-type="float">
            <text:p>0.3254384</text:p>
          </table:table-cell>
          <table:table-cell office:value-type="float" office:value="0.3264811" calcext:value-type="float">
            <text:p>0.3264811</text:p>
          </table:table-cell>
          <table:table-cell office:value-type="float" office:value="0.3474238" calcext:value-type="float">
            <text:p>0.3474238</text:p>
          </table:table-cell>
          <table:table-cell office:value-type="float" office:value="0" calcext:value-type="float">
            <text:p>0</text:p>
          </table:table-cell>
          <table:table-cell office:value-type="float" office:value="27.46125" calcext:value-type="float">
            <text:p>27.46125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95282" calcext:value-type="float">
            <text:p>25.95282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7" calcext:value-type="float">
            <text:p>26122007</text:p>
          </table:table-cell>
          <table:table-cell office:value-type="float" office:value="33.69614" calcext:value-type="float">
            <text:p>33.69614</text:p>
          </table:table-cell>
          <table:table-cell office:value-type="float" office:value="1097.313" calcext:value-type="float">
            <text:p>1097.313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1038528" calcext:value-type="float">
            <text:p>0.1038528</text:p>
          </table:table-cell>
          <table:table-cell office:value-type="float" office:value="7.744008" calcext:value-type="float">
            <text:p>7.744008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844" calcext:value-type="float">
            <text:p>0.004171844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7564" calcext:value-type="float">
            <text:p>0.9747564</text:p>
          </table:table-cell>
          <table:table-cell office:value-type="float" office:value="-0.3134205" calcext:value-type="float">
            <text:p>-0.3134205</text:p>
          </table:table-cell>
          <table:table-cell office:value-type="float" office:value="-0.01552332" calcext:value-type="float">
            <text:p>-0.01552332</text:p>
          </table:table-cell>
          <table:table-cell office:value-type="float" office:value="0.001577774" calcext:value-type="float">
            <text:p>0.001577774</text:p>
          </table:table-cell>
          <table:table-cell office:value-type="float" office:value="14.51687" calcext:value-type="float">
            <text:p>14.51687</text:p>
          </table:table-cell>
          <table:table-cell office:value-type="float" office:value="0.06888562" calcext:value-type="float">
            <text:p>0.06888562</text:p>
          </table:table-cell>
          <table:table-cell office:value-type="float" office:value="0.07246403" calcext:value-type="float">
            <text:p>0.07246403</text:p>
          </table:table-cell>
          <table:table-cell office:value-type="float" office:value="0.06203139" calcext:value-type="float">
            <text:p>0.06203139</text:p>
          </table:table-cell>
          <table:table-cell office:value-type="float" office:value="0.03274979" calcext:value-type="float">
            <text:p>0.03274979</text:p>
          </table:table-cell>
          <table:table-cell office:value-type="float" office:value="0.0324273" calcext:value-type="float">
            <text:p>0.0324273</text:p>
          </table:table-cell>
          <table:table-cell office:value-type="float" office:value="0.01591539" calcext:value-type="float">
            <text:p>0.01591539</text:p>
          </table:table-cell>
          <table:table-cell office:value-type="float" office:value="0.01385006" calcext:value-type="float">
            <text:p>0.01385006</text:p>
          </table:table-cell>
          <table:table-cell office:value-type="float" office:value="0.02586205" calcext:value-type="float">
            <text:p>0.02586205</text:p>
          </table:table-cell>
          <table:table-cell office:value-type="float" office:value="0.02185772" calcext:value-type="float">
            <text:p>0.02185772</text:p>
          </table:table-cell>
          <table:table-cell office:value-type="float" office:value="0.01975764" calcext:value-type="float">
            <text:p>0.01975764</text:p>
          </table:table-cell>
          <table:table-cell office:value-type="float" office:value="0.01999917" calcext:value-type="float">
            <text:p>0.01999917</text:p>
          </table:table-cell>
          <table:table-cell office:value-type="float" office:value="0.02244669" calcext:value-type="float">
            <text:p>0.02244669</text:p>
          </table:table-cell>
          <table:table-cell office:value-type="float" office:value="0.005170585" calcext:value-type="float">
            <text:p>0.005170585</text:p>
          </table:table-cell>
          <table:table-cell office:value-type="float" office:value="0.003431416" calcext:value-type="float">
            <text:p>0.003431416</text:p>
          </table:table-cell>
          <table:table-cell office:value-type="float" office:value="0" calcext:value-type="float">
            <text:p>0</text:p>
          </table:table-cell>
          <table:table-cell office:value-type="float" office:value="26.20132" calcext:value-type="float">
            <text:p>26.20132</text:p>
          </table:table-cell>
          <table:table-cell office:value-type="float" office:value="18.79615" calcext:value-type="float">
            <text:p>18.79615</text:p>
          </table:table-cell>
          <table:table-cell office:value-type="float" office:value="15.09099" calcext:value-type="float">
            <text:p>15.09099</text:p>
          </table:table-cell>
          <table:table-cell office:value-type="float" office:value="13.64987" calcext:value-type="float">
            <text:p>13.64987</text:p>
          </table:table-cell>
          <table:table-cell office:value-type="float" office:value="12.21635" calcext:value-type="float">
            <text:p>12.21635</text:p>
          </table:table-cell>
          <table:table-cell office:value-type="float" office:value="6.781769" calcext:value-type="float">
            <text:p>6.781769</text:p>
          </table:table-cell>
          <table:table-cell office:value-type="float" office:value="2.636321" calcext:value-type="float">
            <text:p>2.636321</text:p>
          </table:table-cell>
          <table:table-cell office:value-type="float" office:value="2.350292" calcext:value-type="float">
            <text:p>2.350292</text:p>
          </table:table-cell>
          <table:table-cell office:value-type="float" office:value="1.454148" calcext:value-type="float">
            <text:p>1.454148</text:p>
          </table:table-cell>
          <table:table-cell office:value-type="float" office:value="0.7221082" calcext:value-type="float">
            <text:p>0.7221082</text:p>
          </table:table-cell>
          <table:table-cell office:value-type="float" office:value="0.3488712" calcext:value-type="float">
            <text:p>0.3488712</text:p>
          </table:table-cell>
          <table:table-cell office:value-type="float" office:value="0.3266199" calcext:value-type="float">
            <text:p>0.3266199</text:p>
          </table:table-cell>
          <table:table-cell office:value-type="float" office:value="0.3267265" calcext:value-type="float">
            <text:p>0.3267265</text:p>
          </table:table-cell>
          <table:table-cell office:value-type="float" office:value="0.3474374" calcext:value-type="float">
            <text:p>0.3474374</text:p>
          </table:table-cell>
          <table:table-cell office:value-type="float" office:value="0" calcext:value-type="float">
            <text:p>0</text:p>
          </table:table-cell>
          <table:table-cell office:value-type="float" office:value="27.58113" calcext:value-type="float">
            <text:p>27.58113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95762" calcext:value-type="float">
            <text:p>25.95762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7" calcext:value-type="float">
            <text:p>27122007</text:p>
          </table:table-cell>
          <table:table-cell office:value-type="float" office:value="33.69195" calcext:value-type="float">
            <text:p>33.69195</text:p>
          </table:table-cell>
          <table:table-cell office:value-type="float" office:value="1097.308" calcext:value-type="float">
            <text:p>1097.308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1045227" calcext:value-type="float">
            <text:p>0.1045227</text:p>
          </table:table-cell>
          <table:table-cell office:value-type="float" office:value="7.749975" calcext:value-type="float">
            <text:p>7.749975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846" calcext:value-type="float">
            <text:p>0.004171846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7575" calcext:value-type="float">
            <text:p>0.9747575</text:p>
          </table:table-cell>
          <table:table-cell office:value-type="float" office:value="-0.3134192" calcext:value-type="float">
            <text:p>-0.3134192</text:p>
          </table:table-cell>
          <table:table-cell office:value-type="float" office:value="-0.01549463" calcext:value-type="float">
            <text:p>-0.01549463</text:p>
          </table:table-cell>
          <table:table-cell office:value-type="float" office:value="0.001577813" calcext:value-type="float">
            <text:p>0.001577813</text:p>
          </table:table-cell>
          <table:table-cell office:value-type="float" office:value="14.5109" calcext:value-type="float">
            <text:p>14.5109</text:p>
          </table:table-cell>
          <table:table-cell office:value-type="float" office:value="0.07607757" calcext:value-type="float">
            <text:p>0.07607757</text:p>
          </table:table-cell>
          <table:table-cell office:value-type="float" office:value="0.07606632" calcext:value-type="float">
            <text:p>0.07606632</text:p>
          </table:table-cell>
          <table:table-cell office:value-type="float" office:value="0.06437065" calcext:value-type="float">
            <text:p>0.06437065</text:p>
          </table:table-cell>
          <table:table-cell office:value-type="float" office:value="0.03362632" calcext:value-type="float">
            <text:p>0.03362632</text:p>
          </table:table-cell>
          <table:table-cell office:value-type="float" office:value="0.03354211" calcext:value-type="float">
            <text:p>0.03354211</text:p>
          </table:table-cell>
          <table:table-cell office:value-type="float" office:value="0.01620055" calcext:value-type="float">
            <text:p>0.01620055</text:p>
          </table:table-cell>
          <table:table-cell office:value-type="float" office:value="0.01401738" calcext:value-type="float">
            <text:p>0.01401738</text:p>
          </table:table-cell>
          <table:table-cell office:value-type="float" office:value="0.02594497" calcext:value-type="float">
            <text:p>0.02594497</text:p>
          </table:table-cell>
          <table:table-cell office:value-type="float" office:value="0.02189509" calcext:value-type="float">
            <text:p>0.02189509</text:p>
          </table:table-cell>
          <table:table-cell office:value-type="float" office:value="0.01978237" calcext:value-type="float">
            <text:p>0.01978237</text:p>
          </table:table-cell>
          <table:table-cell office:value-type="float" office:value="0.0200271" calcext:value-type="float">
            <text:p>0.0200271</text:p>
          </table:table-cell>
          <table:table-cell office:value-type="float" office:value="0.02246029" calcext:value-type="float">
            <text:p>0.02246029</text:p>
          </table:table-cell>
          <table:table-cell office:value-type="float" office:value="0.005172867" calcext:value-type="float">
            <text:p>0.005172867</text:p>
          </table:table-cell>
          <table:table-cell office:value-type="float" office:value="0.003430606" calcext:value-type="float">
            <text:p>0.003430606</text:p>
          </table:table-cell>
          <table:table-cell office:value-type="float" office:value="0" calcext:value-type="float">
            <text:p>0</text:p>
          </table:table-cell>
          <table:table-cell office:value-type="float" office:value="28.45249" calcext:value-type="float">
            <text:p>28.45249</text:p>
          </table:table-cell>
          <table:table-cell office:value-type="float" office:value="18.48371" calcext:value-type="float">
            <text:p>18.48371</text:p>
          </table:table-cell>
          <table:table-cell office:value-type="float" office:value="15.24816" calcext:value-type="float">
            <text:p>15.24816</text:p>
          </table:table-cell>
          <table:table-cell office:value-type="float" office:value="13.61613" calcext:value-type="float">
            <text:p>13.61613</text:p>
          </table:table-cell>
          <table:table-cell office:value-type="float" office:value="12.13244" calcext:value-type="float">
            <text:p>12.13244</text:p>
          </table:table-cell>
          <table:table-cell office:value-type="float" office:value="6.726146" calcext:value-type="float">
            <text:p>6.726146</text:p>
          </table:table-cell>
          <table:table-cell office:value-type="float" office:value="2.640501" calcext:value-type="float">
            <text:p>2.640501</text:p>
          </table:table-cell>
          <table:table-cell office:value-type="float" office:value="2.349612" calcext:value-type="float">
            <text:p>2.349612</text:p>
          </table:table-cell>
          <table:table-cell office:value-type="float" office:value="1.454255" calcext:value-type="float">
            <text:p>1.454255</text:p>
          </table:table-cell>
          <table:table-cell office:value-type="float" office:value="0.7243955" calcext:value-type="float">
            <text:p>0.7243955</text:p>
          </table:table-cell>
          <table:table-cell office:value-type="float" office:value="0.3509897" calcext:value-type="float">
            <text:p>0.3509897</text:p>
          </table:table-cell>
          <table:table-cell office:value-type="float" office:value="0.3277899" calcext:value-type="float">
            <text:p>0.3277899</text:p>
          </table:table-cell>
          <table:table-cell office:value-type="float" office:value="0.3270349" calcext:value-type="float">
            <text:p>0.3270349</text:p>
          </table:table-cell>
          <table:table-cell office:value-type="float" office:value="0.3474443" calcext:value-type="float">
            <text:p>0.3474443</text:p>
          </table:table-cell>
          <table:table-cell office:value-type="float" office:value="0" calcext:value-type="float">
            <text:p>0</text:p>
          </table:table-cell>
          <table:table-cell office:value-type="float" office:value="27.67703" calcext:value-type="float">
            <text:p>27.67703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96228" calcext:value-type="float">
            <text:p>25.96228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7" calcext:value-type="float">
            <text:p>28122007</text:p>
          </table:table-cell>
          <table:table-cell office:value-type="float" office:value="33.68808" calcext:value-type="float">
            <text:p>33.68808</text:p>
          </table:table-cell>
          <table:table-cell office:value-type="float" office:value="1097.304" calcext:value-type="float">
            <text:p>1097.304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1052242" calcext:value-type="float">
            <text:p>0.1052242</text:p>
          </table:table-cell>
          <table:table-cell office:value-type="float" office:value="7.75559" calcext:value-type="float">
            <text:p>7.75559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852" calcext:value-type="float">
            <text:p>0.004171852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7601" calcext:value-type="float">
            <text:p>0.9747601</text:p>
          </table:table-cell>
          <table:table-cell office:value-type="float" office:value="-0.3134198" calcext:value-type="float">
            <text:p>-0.3134198</text:p>
          </table:table-cell>
          <table:table-cell office:value-type="float" office:value="-0.01546515" calcext:value-type="float">
            <text:p>-0.01546515</text:p>
          </table:table-cell>
          <table:table-cell office:value-type="float" office:value="0.00157782" calcext:value-type="float">
            <text:p>0.00157782</text:p>
          </table:table-cell>
          <table:table-cell office:value-type="float" office:value="14.50501" calcext:value-type="float">
            <text:p>14.50501</text:p>
          </table:table-cell>
          <table:table-cell office:value-type="float" office:value="0.0819362" calcext:value-type="float">
            <text:p>0.0819362</text:p>
          </table:table-cell>
          <table:table-cell office:value-type="float" office:value="0.08127736" calcext:value-type="float">
            <text:p>0.08127736</text:p>
          </table:table-cell>
          <table:table-cell office:value-type="float" office:value="0.06682079" calcext:value-type="float">
            <text:p>0.06682079</text:p>
          </table:table-cell>
          <table:table-cell office:value-type="float" office:value="0.03448599" calcext:value-type="float">
            <text:p>0.03448599</text:p>
          </table:table-cell>
          <table:table-cell office:value-type="float" office:value="0.0346913" calcext:value-type="float">
            <text:p>0.0346913</text:p>
          </table:table-cell>
          <table:table-cell office:value-type="float" office:value="0.01649387" calcext:value-type="float">
            <text:p>0.01649387</text:p>
          </table:table-cell>
          <table:table-cell office:value-type="float" office:value="0.01418171" calcext:value-type="float">
            <text:p>0.01418171</text:p>
          </table:table-cell>
          <table:table-cell office:value-type="float" office:value="0.02603155" calcext:value-type="float">
            <text:p>0.02603155</text:p>
          </table:table-cell>
          <table:table-cell office:value-type="float" office:value="0.02193562" calcext:value-type="float">
            <text:p>0.02193562</text:p>
          </table:table-cell>
          <table:table-cell office:value-type="float" office:value="0.01980729" calcext:value-type="float">
            <text:p>0.01980729</text:p>
          </table:table-cell>
          <table:table-cell office:value-type="float" office:value="0.02005501" calcext:value-type="float">
            <text:p>0.02005501</text:p>
          </table:table-cell>
          <table:table-cell office:value-type="float" office:value="0.02247385" calcext:value-type="float">
            <text:p>0.02247385</text:p>
          </table:table-cell>
          <table:table-cell office:value-type="float" office:value="0.005174838" calcext:value-type="float">
            <text:p>0.005174838</text:p>
          </table:table-cell>
          <table:table-cell office:value-type="float" office:value="0.003429072" calcext:value-type="float">
            <text:p>0.003429072</text:p>
          </table:table-cell>
          <table:table-cell office:value-type="float" office:value="0" calcext:value-type="float">
            <text:p>0</text:p>
          </table:table-cell>
          <table:table-cell office:value-type="float" office:value="26.33743" calcext:value-type="float">
            <text:p>26.33743</text:p>
          </table:table-cell>
          <table:table-cell office:value-type="float" office:value="18.22954" calcext:value-type="float">
            <text:p>18.22954</text:p>
          </table:table-cell>
          <table:table-cell office:value-type="float" office:value="15.50276" calcext:value-type="float">
            <text:p>15.50276</text:p>
          </table:table-cell>
          <table:table-cell office:value-type="float" office:value="13.52654" calcext:value-type="float">
            <text:p>13.52654</text:p>
          </table:table-cell>
          <table:table-cell office:value-type="float" office:value="12.05289" calcext:value-type="float">
            <text:p>12.05289</text:p>
          </table:table-cell>
          <table:table-cell office:value-type="float" office:value="6.675525" calcext:value-type="float">
            <text:p>6.675525</text:p>
          </table:table-cell>
          <table:table-cell office:value-type="float" office:value="2.644255" calcext:value-type="float">
            <text:p>2.644255</text:p>
          </table:table-cell>
          <table:table-cell office:value-type="float" office:value="2.349134" calcext:value-type="float">
            <text:p>2.349134</text:p>
          </table:table-cell>
          <table:table-cell office:value-type="float" office:value="1.454458" calcext:value-type="float">
            <text:p>1.454458</text:p>
          </table:table-cell>
          <table:table-cell office:value-type="float" office:value="0.7263678" calcext:value-type="float">
            <text:p>0.7263678</text:p>
          </table:table-cell>
          <table:table-cell office:value-type="float" office:value="0.3530438" calcext:value-type="float">
            <text:p>0.3530438</text:p>
          </table:table-cell>
          <table:table-cell office:value-type="float" office:value="0.3289393" calcext:value-type="float">
            <text:p>0.3289393</text:p>
          </table:table-cell>
          <table:table-cell office:value-type="float" office:value="0.3272291" calcext:value-type="float">
            <text:p>0.3272291</text:p>
          </table:table-cell>
          <table:table-cell office:value-type="float" office:value="0.347457" calcext:value-type="float">
            <text:p>0.347457</text:p>
          </table:table-cell>
          <table:table-cell office:value-type="float" office:value="0" calcext:value-type="float">
            <text:p>0</text:p>
          </table:table-cell>
          <table:table-cell office:value-type="float" office:value="27.74852" calcext:value-type="float">
            <text:p>27.74852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96666" calcext:value-type="float">
            <text:p>25.96666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7" calcext:value-type="float">
            <text:p>29122007</text:p>
          </table:table-cell>
          <table:table-cell office:value-type="float" office:value="33.68439" calcext:value-type="float">
            <text:p>33.68439</text:p>
          </table:table-cell>
          <table:table-cell office:value-type="float" office:value="1097.3" calcext:value-type="float">
            <text:p>1097.3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105956" calcext:value-type="float">
            <text:p>0.105956</text:p>
          </table:table-cell>
          <table:table-cell office:value-type="float" office:value="7.760925" calcext:value-type="float">
            <text:p>7.760925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855" calcext:value-type="float">
            <text:p>0.004171855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-0.3134207" calcext:value-type="float">
            <text:p>-0.3134207</text:p>
          </table:table-cell>
          <table:table-cell office:value-type="float" office:value="-0.01543431" calcext:value-type="float">
            <text:p>-0.01543431</text:p>
          </table:table-cell>
          <table:table-cell office:value-type="float" office:value="0.001577845" calcext:value-type="float">
            <text:p>0.001577845</text:p>
          </table:table-cell>
          <table:table-cell office:value-type="float" office:value="14.49922" calcext:value-type="float">
            <text:p>14.49922</text:p>
          </table:table-cell>
          <table:table-cell office:value-type="float" office:value="0.09014908" calcext:value-type="float">
            <text:p>0.09014908</text:p>
          </table:table-cell>
          <table:table-cell office:value-type="float" office:value="0.08728103" calcext:value-type="float">
            <text:p>0.08728103</text:p>
          </table:table-cell>
          <table:table-cell office:value-type="float" office:value="0.06866153" calcext:value-type="float">
            <text:p>0.06866153</text:p>
          </table:table-cell>
          <table:table-cell office:value-type="float" office:value="0.03517171" calcext:value-type="float">
            <text:p>0.03517171</text:p>
          </table:table-cell>
          <table:table-cell office:value-type="float" office:value="0.03572856" calcext:value-type="float">
            <text:p>0.03572856</text:p>
          </table:table-cell>
          <table:table-cell office:value-type="float" office:value="0.01678063" calcext:value-type="float">
            <text:p>0.01678063</text:p>
          </table:table-cell>
          <table:table-cell office:value-type="float" office:value="0.01434286" calcext:value-type="float">
            <text:p>0.01434286</text:p>
          </table:table-cell>
          <table:table-cell office:value-type="float" office:value="0.0261225" calcext:value-type="float">
            <text:p>0.0261225</text:p>
          </table:table-cell>
          <table:table-cell office:value-type="float" office:value="0.02197864" calcext:value-type="float">
            <text:p>0.02197864</text:p>
          </table:table-cell>
          <table:table-cell office:value-type="float" office:value="0.01983258" calcext:value-type="float">
            <text:p>0.01983258</text:p>
          </table:table-cell>
          <table:table-cell office:value-type="float" office:value="0.02008297" calcext:value-type="float">
            <text:p>0.02008297</text:p>
          </table:table-cell>
          <table:table-cell office:value-type="float" office:value="0.02248722" calcext:value-type="float">
            <text:p>0.02248722</text:p>
          </table:table-cell>
          <table:table-cell office:value-type="float" office:value="0.005176844" calcext:value-type="float">
            <text:p>0.005176844</text:p>
          </table:table-cell>
          <table:table-cell office:value-type="float" office:value="0.003427532" calcext:value-type="float">
            <text:p>0.003427532</text:p>
          </table:table-cell>
          <table:table-cell office:value-type="float" office:value="0" calcext:value-type="float">
            <text:p>0</text:p>
          </table:table-cell>
          <table:table-cell office:value-type="float" office:value="30.33359" calcext:value-type="float">
            <text:p>30.33359</text:p>
          </table:table-cell>
          <table:table-cell office:value-type="float" office:value="18.05466" calcext:value-type="float">
            <text:p>18.05466</text:p>
          </table:table-cell>
          <table:table-cell office:value-type="float" office:value="16.06208" calcext:value-type="float">
            <text:p>16.06208</text:p>
          </table:table-cell>
          <table:table-cell office:value-type="float" office:value="13.22802" calcext:value-type="float">
            <text:p>13.22802</text:p>
          </table:table-cell>
          <table:table-cell office:value-type="float" office:value="11.86822" calcext:value-type="float">
            <text:p>11.86822</text:p>
          </table:table-cell>
          <table:table-cell office:value-type="float" office:value="6.612753" calcext:value-type="float">
            <text:p>6.612753</text:p>
          </table:table-cell>
          <table:table-cell office:value-type="float" office:value="2.646981" calcext:value-type="float">
            <text:p>2.646981</text:p>
          </table:table-cell>
          <table:table-cell office:value-type="float" office:value="2.348621" calcext:value-type="float">
            <text:p>2.348621</text:p>
          </table:table-cell>
          <table:table-cell office:value-type="float" office:value="1.454702" calcext:value-type="float">
            <text:p>1.454702</text:p>
          </table:table-cell>
          <table:table-cell office:value-type="float" office:value="0.7281255" calcext:value-type="float">
            <text:p>0.7281255</text:p>
          </table:table-cell>
          <table:table-cell office:value-type="float" office:value="0.3550195" calcext:value-type="float">
            <text:p>0.3550195</text:p>
          </table:table-cell>
          <table:table-cell office:value-type="float" office:value="0.3300643" calcext:value-type="float">
            <text:p>0.3300643</text:p>
          </table:table-cell>
          <table:table-cell office:value-type="float" office:value="0.3274194" calcext:value-type="float">
            <text:p>0.3274194</text:p>
          </table:table-cell>
          <table:table-cell office:value-type="float" office:value="0.347472" calcext:value-type="float">
            <text:p>0.347472</text:p>
          </table:table-cell>
          <table:table-cell office:value-type="float" office:value="0" calcext:value-type="float">
            <text:p>0</text:p>
          </table:table-cell>
          <table:table-cell office:value-type="float" office:value="27.83303" calcext:value-type="float">
            <text:p>27.83303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97087" calcext:value-type="float">
            <text:p>25.97087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7" calcext:value-type="float">
            <text:p>30122007</text:p>
          </table:table-cell>
          <table:table-cell office:value-type="float" office:value="33.68067" calcext:value-type="float">
            <text:p>33.68067</text:p>
          </table:table-cell>
          <table:table-cell office:value-type="float" office:value="1097.297" calcext:value-type="float">
            <text:p>1097.297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1065931" calcext:value-type="float">
            <text:p>0.1065931</text:p>
          </table:table-cell>
          <table:table-cell office:value-type="float" office:value="7.766356" calcext:value-type="float">
            <text:p>7.766356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855" calcext:value-type="float">
            <text:p>0.004171855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-0.3134207" calcext:value-type="float">
            <text:p>-0.3134207</text:p>
          </table:table-cell>
          <table:table-cell office:value-type="float" office:value="-0.01540305" calcext:value-type="float">
            <text:p>-0.01540305</text:p>
          </table:table-cell>
          <table:table-cell office:value-type="float" office:value="0.001577847" calcext:value-type="float">
            <text:p>0.001577847</text:p>
          </table:table-cell>
          <table:table-cell office:value-type="float" office:value="14.49306" calcext:value-type="float">
            <text:p>14.49306</text:p>
          </table:table-cell>
          <table:table-cell office:value-type="float" office:value="0.09747928" calcext:value-type="float">
            <text:p>0.09747928</text:p>
          </table:table-cell>
          <table:table-cell office:value-type="float" office:value="0.09301431" calcext:value-type="float">
            <text:p>0.09301431</text:p>
          </table:table-cell>
          <table:table-cell office:value-type="float" office:value="0.06991393" calcext:value-type="float">
            <text:p>0.06991393</text:p>
          </table:table-cell>
          <table:table-cell office:value-type="float" office:value="0.03590413" calcext:value-type="float">
            <text:p>0.03590413</text:p>
          </table:table-cell>
          <table:table-cell office:value-type="float" office:value="0.03665748" calcext:value-type="float">
            <text:p>0.03665748</text:p>
          </table:table-cell>
          <table:table-cell office:value-type="float" office:value="0.01704142" calcext:value-type="float">
            <text:p>0.01704142</text:p>
          </table:table-cell>
          <table:table-cell office:value-type="float" office:value="0.01448947" calcext:value-type="float">
            <text:p>0.01448947</text:p>
          </table:table-cell>
          <table:table-cell office:value-type="float" office:value="0.02621551" calcext:value-type="float">
            <text:p>0.02621551</text:p>
          </table:table-cell>
          <table:table-cell office:value-type="float" office:value="0.02202337" calcext:value-type="float">
            <text:p>0.02202337</text:p>
          </table:table-cell>
          <table:table-cell office:value-type="float" office:value="0.01985853" calcext:value-type="float">
            <text:p>0.01985853</text:p>
          </table:table-cell>
          <table:table-cell office:value-type="float" office:value="0.02011095" calcext:value-type="float">
            <text:p>0.02011095</text:p>
          </table:table-cell>
          <table:table-cell office:value-type="float" office:value="0.02250036" calcext:value-type="float">
            <text:p>0.02250036</text:p>
          </table:table-cell>
          <table:table-cell office:value-type="float" office:value="0.005179047" calcext:value-type="float">
            <text:p>0.005179047</text:p>
          </table:table-cell>
          <table:table-cell office:value-type="float" office:value="0.003425771" calcext:value-type="float">
            <text:p>0.003425771</text:p>
          </table:table-cell>
          <table:table-cell office:value-type="float" office:value="0" calcext:value-type="float">
            <text:p>0</text:p>
          </table:table-cell>
          <table:table-cell office:value-type="float" office:value="31.37821" calcext:value-type="float">
            <text:p>31.37821</text:p>
          </table:table-cell>
          <table:table-cell office:value-type="float" office:value="17.95716" calcext:value-type="float">
            <text:p>17.95716</text:p>
          </table:table-cell>
          <table:table-cell office:value-type="float" office:value="16.50553" calcext:value-type="float">
            <text:p>16.50553</text:p>
          </table:table-cell>
          <table:table-cell office:value-type="float" office:value="13.06686" calcext:value-type="float">
            <text:p>13.06686</text:p>
          </table:table-cell>
          <table:table-cell office:value-type="float" office:value="11.66941" calcext:value-type="float">
            <text:p>11.66941</text:p>
          </table:table-cell>
          <table:table-cell office:value-type="float" office:value="6.536094" calcext:value-type="float">
            <text:p>6.536094</text:p>
          </table:table-cell>
          <table:table-cell office:value-type="float" office:value="2.647365" calcext:value-type="float">
            <text:p>2.647365</text:p>
          </table:table-cell>
          <table:table-cell office:value-type="float" office:value="2.347811" calcext:value-type="float">
            <text:p>2.347811</text:p>
          </table:table-cell>
          <table:table-cell office:value-type="float" office:value="1.454832" calcext:value-type="float">
            <text:p>1.454832</text:p>
          </table:table-cell>
          <table:table-cell office:value-type="float" office:value="0.7297967" calcext:value-type="float">
            <text:p>0.7297967</text:p>
          </table:table-cell>
          <table:table-cell office:value-type="float" office:value="0.3569194" calcext:value-type="float">
            <text:p>0.3569194</text:p>
          </table:table-cell>
          <table:table-cell office:value-type="float" office:value="0.3311523" calcext:value-type="float">
            <text:p>0.3311523</text:p>
          </table:table-cell>
          <table:table-cell office:value-type="float" office:value="0.3275972" calcext:value-type="float">
            <text:p>0.3275972</text:p>
          </table:table-cell>
          <table:table-cell office:value-type="float" office:value="0.3474864" calcext:value-type="float">
            <text:p>0.3474864</text:p>
          </table:table-cell>
          <table:table-cell office:value-type="float" office:value="0" calcext:value-type="float">
            <text:p>0</text:p>
          </table:table-cell>
          <table:table-cell office:value-type="float" office:value="27.88387" calcext:value-type="float">
            <text:p>27.88387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97535" calcext:value-type="float">
            <text:p>25.97535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7" calcext:value-type="float">
            <text:p>31122007</text:p>
          </table:table-cell>
          <table:table-cell office:value-type="float" office:value="33.67694" calcext:value-type="float">
            <text:p>33.67694</text:p>
          </table:table-cell>
          <table:table-cell office:value-type="float" office:value="1097.295" calcext:value-type="float">
            <text:p>1097.295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21229" calcext:value-type="float">
            <text:p>-17.21229</text:p>
          </table:table-cell>
          <table:table-cell office:value-type="float" office:value="0.1072847" calcext:value-type="float">
            <text:p>0.1072847</text:p>
          </table:table-cell>
          <table:table-cell office:value-type="float" office:value="7.771668" calcext:value-type="float">
            <text:p>7.771668</text:p>
          </table:table-cell>
          <table:table-cell office:value-type="float" office:value="0.09570953" calcext:value-type="float">
            <text:p>0.09570953</text:p>
          </table:table-cell>
          <table:table-cell office:value-type="float" office:value="0.004171855" calcext:value-type="float">
            <text:p>0.004171855</text:p>
          </table:table-cell>
          <table:table-cell office:value-type="float" office:value="0.08270697" calcext:value-type="float">
            <text:p>0.08270697</text:p>
          </table:table-cell>
          <table:table-cell office:value-type="float" office:value="0.9747624" calcext:value-type="float">
            <text:p>0.9747624</text:p>
          </table:table-cell>
          <table:table-cell office:value-type="float" office:value="-0.3134213" calcext:value-type="float">
            <text:p>-0.3134213</text:p>
          </table:table-cell>
          <table:table-cell office:value-type="float" office:value="-0.01537136" calcext:value-type="float">
            <text:p>-0.01537136</text:p>
          </table:table-cell>
          <table:table-cell office:value-type="float" office:value="0.001577878" calcext:value-type="float">
            <text:p>0.001577878</text:p>
          </table:table-cell>
          <table:table-cell office:value-type="float" office:value="14.48661" calcext:value-type="float">
            <text:p>14.48661</text:p>
          </table:table-cell>
          <table:table-cell office:value-type="float" office:value="0.1058833" calcext:value-type="float">
            <text:p>0.1058833</text:p>
          </table:table-cell>
          <table:table-cell office:value-type="float" office:value="0.0980953" calcext:value-type="float">
            <text:p>0.0980953</text:p>
          </table:table-cell>
          <table:table-cell office:value-type="float" office:value="0.07133459" calcext:value-type="float">
            <text:p>0.07133459</text:p>
          </table:table-cell>
          <table:table-cell office:value-type="float" office:value="0.03678868" calcext:value-type="float">
            <text:p>0.03678868</text:p>
          </table:table-cell>
          <table:table-cell office:value-type="float" office:value="0.03764727" calcext:value-type="float">
            <text:p>0.03764727</text:p>
          </table:table-cell>
          <table:table-cell office:value-type="float" office:value="0.01729649" calcext:value-type="float">
            <text:p>0.01729649</text:p>
          </table:table-cell>
          <table:table-cell office:value-type="float" office:value="0.01463385" calcext:value-type="float">
            <text:p>0.01463385</text:p>
          </table:table-cell>
          <table:table-cell office:value-type="float" office:value="0.02631011" calcext:value-type="float">
            <text:p>0.02631011</text:p>
          </table:table-cell>
          <table:table-cell office:value-type="float" office:value="0.02206928" calcext:value-type="float">
            <text:p>0.02206928</text:p>
          </table:table-cell>
          <table:table-cell office:value-type="float" office:value="0.01988505" calcext:value-type="float">
            <text:p>0.01988505</text:p>
          </table:table-cell>
          <table:table-cell office:value-type="float" office:value="0.02013896" calcext:value-type="float">
            <text:p>0.02013896</text:p>
          </table:table-cell>
          <table:table-cell office:value-type="float" office:value="0.02251332" calcext:value-type="float">
            <text:p>0.02251332</text:p>
          </table:table-cell>
          <table:table-cell office:value-type="float" office:value="0.005181416" calcext:value-type="float">
            <text:p>0.005181416</text:p>
          </table:table-cell>
          <table:table-cell office:value-type="float" office:value="0.003424094" calcext:value-type="float">
            <text:p>0.003424094</text:p>
          </table:table-cell>
          <table:table-cell office:value-type="float" office:value="0" calcext:value-type="float">
            <text:p>0</text:p>
          </table:table-cell>
          <table:table-cell office:value-type="float" office:value="35.39281" calcext:value-type="float">
            <text:p>35.39281</text:p>
          </table:table-cell>
          <table:table-cell office:value-type="float" office:value="17.9269" calcext:value-type="float">
            <text:p>17.9269</text:p>
          </table:table-cell>
          <table:table-cell office:value-type="float" office:value="16.59377" calcext:value-type="float">
            <text:p>16.59377</text:p>
          </table:table-cell>
          <table:table-cell office:value-type="float" office:value="13.15037" calcext:value-type="float">
            <text:p>13.15037</text:p>
          </table:table-cell>
          <table:table-cell office:value-type="float" office:value="11.57117" calcext:value-type="float">
            <text:p>11.57117</text:p>
          </table:table-cell>
          <table:table-cell office:value-type="float" office:value="6.4691" calcext:value-type="float">
            <text:p>6.4691</text:p>
          </table:table-cell>
          <table:table-cell office:value-type="float" office:value="2.649024" calcext:value-type="float">
            <text:p>2.649024</text:p>
          </table:table-cell>
          <table:table-cell office:value-type="float" office:value="2.346868" calcext:value-type="float">
            <text:p>2.346868</text:p>
          </table:table-cell>
          <table:table-cell office:value-type="float" office:value="1.454851" calcext:value-type="float">
            <text:p>1.454851</text:p>
          </table:table-cell>
          <table:table-cell office:value-type="float" office:value="0.7313734" calcext:value-type="float">
            <text:p>0.7313734</text:p>
          </table:table-cell>
          <table:table-cell office:value-type="float" office:value="0.3587452" calcext:value-type="float">
            <text:p>0.3587452</text:p>
          </table:table-cell>
          <table:table-cell office:value-type="float" office:value="0.3322079" calcext:value-type="float">
            <text:p>0.3322079</text:p>
          </table:table-cell>
          <table:table-cell office:value-type="float" office:value="0.3277899" calcext:value-type="float">
            <text:p>0.3277899</text:p>
          </table:table-cell>
          <table:table-cell office:value-type="float" office:value="0.3475026" calcext:value-type="float">
            <text:p>0.3475026</text:p>
          </table:table-cell>
          <table:table-cell office:value-type="float" office:value="0" calcext:value-type="float">
            <text:p>0</text:p>
          </table:table-cell>
          <table:table-cell office:value-type="float" office:value="27.97677" calcext:value-type="float">
            <text:p>27.97677</text:p>
          </table:table-cell>
          <table:table-cell office:value-type="float" office:value="0" calcext:value-type="float">
            <text:p>0</text:p>
          </table:table-cell>
          <table:table-cell office:value-type="float" office:value="17.3953" calcext:value-type="float">
            <text:p>17.3953</text:p>
          </table:table-cell>
          <table:table-cell office:value-type="float" office:value="25.97952" calcext:value-type="float">
            <text:p>25.97952</text:p>
          </table:table-cell>
          <table:table-cell office:value-type="float" office:value="0" calcext:value-type="float">
            <text:p>0</text:p>
          </table:table-cell>
          <table:table-cell office:value-type="float" office:value="-0.9908216" calcext:value-type="float">
            <text:p>-0.9908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41:29.068374500</dc:date>
    <meta:editing-duration>PT7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